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73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1.6043in"/>
    </style:style>
    <style:style style:name="co6" style:family="table-column">
      <style:table-column-properties fo:break-before="auto" style:column-width="1.6827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0634in"/>
    </style:style>
    <style:style style:name="co9" style:family="table-column">
      <style:table-column-properties fo:break-before="auto" style:column-width="1.1417in"/>
    </style:style>
    <style:style style:name="co10" style:family="table-column">
      <style:table-column-properties fo:break-before="auto" style:column-width="1.2811in"/>
    </style:style>
    <style:style style:name="co11" style:family="table-column">
      <style:table-column-properties fo:break-before="auto" style:column-width="1.9528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2.1709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8047in"/>
    </style:style>
    <style:style style:name="co17" style:family="table-column">
      <style:table-column-properties fo:break-before="auto" style:column-width="1.5339in"/>
    </style:style>
    <style:style style:name="co18" style:family="table-column">
      <style:table-column-properties fo:break-before="auto" style:column-width="1.6126in"/>
    </style:style>
    <style:style style:name="co19" style:family="table-column">
      <style:table-column-properties fo:break-before="auto" style:column-width="1.752in"/>
    </style:style>
    <style:style style:name="co20" style:family="table-column">
      <style:table-column-properties fo:break-before="auto" style:column-width="2.2492in"/>
    </style:style>
    <style:style style:name="co21" style:family="table-column">
      <style:table-column-properties fo:break-before="auto" style:column-width="2.328in"/>
    </style:style>
    <style:style style:name="co22" style:family="table-column">
      <style:table-column-properties fo:break-before="auto" style:column-width="2.4673in"/>
    </style:style>
    <style:style style:name="co23" style:family="table-column">
      <style:table-column-properties fo:break-before="auto" style:column-width="2.1098in"/>
    </style:style>
    <style:style style:name="co24" style:family="table-column">
      <style:table-column-properties fo:break-before="auto" style:column-width="2.0047in"/>
    </style:style>
    <style:style style:name="co25" style:family="table-column">
      <style:table-column-properties fo:break-before="auto" style:column-width="2.0835in"/>
    </style:style>
    <style:style style:name="co26" style:family="table-column">
      <style:table-column-properties fo:break-before="auto" style:column-width="2.2228in"/>
    </style:style>
    <style:style style:name="co27" style:family="table-column">
      <style:table-column-properties fo:break-before="auto" style:column-width="1.0457in"/>
    </style:style>
    <style:style style:name="co28" style:family="table-column">
      <style:table-column-properties fo:break-before="auto" style:column-width="1.1244in"/>
    </style:style>
    <style:style style:name="co29" style:family="table-column">
      <style:table-column-properties fo:break-before="auto" style:column-width="1.2638in"/>
    </style:style>
    <style:style style:name="co30" style:family="table-column">
      <style:table-column-properties fo:break-before="auto" style:column-width="0.9154in"/>
    </style:style>
    <style:style style:name="co31" style:family="table-column">
      <style:table-column-properties fo:break-before="auto" style:column-width="0.9937in"/>
    </style:style>
    <style:style style:name="co32" style:family="table-column">
      <style:table-column-properties fo:break-before="auto" style:column-width="1.1335in"/>
    </style:style>
    <style:style style:name="co33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1.7717in"/>
    </style:style>
    <style:style style:name="co35" style:family="table-column">
      <style:table-column-properties fo:break-before="auto" style:column-width="1.2465in"/>
    </style:style>
    <style:style style:name="co36" style:family="table-column">
      <style:table-column-properties fo:break-before="auto" style:column-width="1.7543in"/>
    </style:style>
    <style:style style:name="co37" style:family="table-column">
      <style:table-column-properties fo:break-before="auto" style:column-width="1.7035in"/>
    </style:style>
    <style:style style:name="co38" style:family="table-column">
      <style:table-column-properties fo:break-before="auto" style:column-width="2.398in"/>
    </style:style>
    <style:style style:name="co39" style:family="table-column">
      <style:table-column-properties fo:break-before="auto" style:column-width="2.1862in"/>
    </style:style>
    <style:style style:name="co40" style:family="table-column">
      <style:table-column-properties fo:break-before="auto" style:column-width="2.1602in"/>
    </style:style>
    <style:style style:name="co41" style:family="table-column">
      <style:table-column-properties fo:break-before="auto" style:column-width="1.2291in"/>
    </style:style>
    <style:style style:name="co42" style:family="table-column">
      <style:table-column-properties fo:break-before="auto" style:column-width="1.102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number-columns-repeated="9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number-columns-repeated="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9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Shell 1959 1</text:p>
          </table:table-cell>
          <table:table-cell office:value-type="string">
            <text:p>Shell 1959 2</text:p>
          </table:table-cell>
          <table:table-cell office:value-type="string">
            <text:p>Shell 1959 3</text:p>
          </table:table-cell>
          <table:table-cell office:value-type="string">
            <text:p>Shell 1959 4</text:p>
          </table:table-cell>
          <table:table-cell office:value-type="string">
            <text:p>Shell 1959 5</text:p>
          </table:table-cell>
          <table:table-cell office:value-type="string">
            <text:p>Shell 1959 6</text:p>
          </table:table-cell>
          <table:table-cell office:value-type="string">
            <text:p>Shell 1959 7</text:p>
          </table:table-cell>
          <table:table-cell office:value-type="string">
            <text:p>Shell 1959 8</text:p>
          </table:table-cell>
          <table:table-cell office:value-type="string">
            <text:p>Shell 1959 9</text:p>
          </table:table-cell>
          <table:table-cell office:value-type="string">
            <text:p>Shell 1959 10</text:p>
          </table:table-cell>
          <table:table-cell office:value-type="string">
            <text:p>Shell 1959 AVG</text:p>
          </table:table-cell>
          <table:table-cell office:value-type="string">
            <text:p>Frank &amp; Lazarus 1960 1</text:p>
          </table:table-cell>
          <table:table-cell office:value-type="string">
            <text:p>Frank &amp; Lazarus 1960 2</text:p>
          </table:table-cell>
          <table:table-cell office:value-type="string">
            <text:p>Frank &amp; Lazarus 1960 3</text:p>
          </table:table-cell>
          <table:table-cell office:value-type="string">
            <text:p>Frank &amp; Lazarus 1960 4</text:p>
          </table:table-cell>
          <table:table-cell office:value-type="string">
            <text:p>Frank &amp; Lazarus 1960 5</text:p>
          </table:table-cell>
          <table:table-cell office:value-type="string">
            <text:p>Frank &amp; Lazarus 1960 6</text:p>
          </table:table-cell>
          <table:table-cell office:value-type="string">
            <text:p>Frank &amp; Lazarus 1960 7</text:p>
          </table:table-cell>
          <table:table-cell office:value-type="string">
            <text:p>Frank &amp; Lazarus 1960 8</text:p>
          </table:table-cell>
          <table:table-cell office:value-type="string">
            <text:p>Frank &amp; Lazarus 1960 9</text:p>
          </table:table-cell>
          <table:table-cell office:value-type="string">
            <text:p>Frank &amp; Lazarus 1960 10</text:p>
          </table:table-cell>
          <table:table-cell office:value-type="string">
            <text:p>Frank &amp; Lazarus 1960 AVG</text:p>
          </table:table-cell>
          <table:table-cell office:value-type="string">
            <text:p>Hibbard 1963 1</text:p>
          </table:table-cell>
          <table:table-cell office:value-type="string">
            <text:p>Hibbard 1963 2</text:p>
          </table:table-cell>
          <table:table-cell office:value-type="string">
            <text:p>Hibbard 1963 3</text:p>
          </table:table-cell>
          <table:table-cell office:value-type="string">
            <text:p>Hibbard 1963 4</text:p>
          </table:table-cell>
          <table:table-cell office:value-type="string">
            <text:p>Hibbard 1963 5</text:p>
          </table:table-cell>
          <table:table-cell office:value-type="string">
            <text:p>Hibbard 1963 6</text:p>
          </table:table-cell>
          <table:table-cell office:value-type="string">
            <text:p>Hibbard 1963 7</text:p>
          </table:table-cell>
          <table:table-cell office:value-type="string">
            <text:p>Hibbard 1963 8</text:p>
          </table:table-cell>
          <table:table-cell office:value-type="string">
            <text:p>Hibbard 1963 9</text:p>
          </table:table-cell>
          <table:table-cell office:value-type="string">
            <text:p>Hibbard 1963 10</text:p>
          </table:table-cell>
          <table:table-cell office:value-type="string">
            <text:p>Hibbard 1963 AVG</text:p>
          </table:table-cell>
          <table:table-cell office:value-type="string">
            <text:p>Papernov &amp; Stasevich 1965 1</text:p>
          </table:table-cell>
          <table:table-cell office:value-type="string">
            <text:p>Papernov &amp; Stasevich 1965 2</text:p>
          </table:table-cell>
          <table:table-cell office:value-type="string">
            <text:p>Papernov &amp; Stasevich 1965 3</text:p>
          </table:table-cell>
          <table:table-cell office:value-type="string">
            <text:p>Papernov &amp; Stasevich 1965 4</text:p>
          </table:table-cell>
          <table:table-cell office:value-type="string">
            <text:p>Papernov &amp; Stasevich 1965 5</text:p>
          </table:table-cell>
          <table:table-cell office:value-type="string">
            <text:p>Papernov &amp; Stasevich 1965 6</text:p>
          </table:table-cell>
          <table:table-cell office:value-type="string">
            <text:p>Papernov &amp; Stasevich 1965 7</text:p>
          </table:table-cell>
          <table:table-cell office:value-type="string">
            <text:p>Papernov &amp; Stasevich 1965 8</text:p>
          </table:table-cell>
          <table:table-cell office:value-type="string">
            <text:p>Papernov &amp; Stasevich 1965 9</text:p>
          </table:table-cell>
          <table:table-cell office:value-type="string">
            <text:p>Papernov &amp; Stasevich 1965 10</text:p>
          </table:table-cell>
          <table:table-cell office:value-type="string">
            <text:p>Papernov &amp; Stasevich 1965 AVG</text:p>
          </table:table-cell>
          <table:table-cell office:value-type="string">
            <text:p>Pratt 1971 (3-smooth) 1</text:p>
          </table:table-cell>
          <table:table-cell office:value-type="string">
            <text:p>Pratt 1971 (3-smooth) 2</text:p>
          </table:table-cell>
          <table:table-cell office:value-type="string">
            <text:p>Pratt 1971 (3-smooth) 3</text:p>
          </table:table-cell>
          <table:table-cell office:value-type="string">
            <text:p>Pratt 1971 (3-smooth) 4</text:p>
          </table:table-cell>
          <table:table-cell office:value-type="string">
            <text:p>Pratt 1971 (3-smooth) 5</text:p>
          </table:table-cell>
          <table:table-cell office:value-type="string">
            <text:p>Pratt 1971 (3-smooth) 6</text:p>
          </table:table-cell>
          <table:table-cell office:value-type="string">
            <text:p>Pratt 1971 (3-smooth) 7</text:p>
          </table:table-cell>
          <table:table-cell office:value-type="string">
            <text:p>Pratt 1971 (3-smooth) 8</text:p>
          </table:table-cell>
          <table:table-cell office:value-type="string">
            <text:p>Pratt 1971 (3-smooth) 9</text:p>
          </table:table-cell>
          <table:table-cell office:value-type="string">
            <text:p>Pratt 1971 (3-smooth) 10</text:p>
          </table:table-cell>
          <table:table-cell office:value-type="string">
            <text:p>Pratt 1971 (3-smooth) AVG</text:p>
          </table:table-cell>
          <table:table-cell office:value-type="string">
            <text:p>Pratt 1971 (3^k - 1)/2 1</text:p>
          </table:table-cell>
          <table:table-cell office:value-type="string">
            <text:p>Pratt 1971 (3^k - 1)/2 2</text:p>
          </table:table-cell>
          <table:table-cell office:value-type="string">
            <text:p>Pratt 1971 (3^k - 1)/2 3</text:p>
          </table:table-cell>
          <table:table-cell office:value-type="string">
            <text:p>Pratt 1971 (3^k - 1)/2 4</text:p>
          </table:table-cell>
          <table:table-cell office:value-type="string">
            <text:p>Pratt 1971 (3^k - 1)/2 5</text:p>
          </table:table-cell>
          <table:table-cell office:value-type="string">
            <text:p>Pratt 1971 (3^k - 1)/2 6</text:p>
          </table:table-cell>
          <table:table-cell office:value-type="string">
            <text:p>Pratt 1971 (3^k - 1)/2 7</text:p>
          </table:table-cell>
          <table:table-cell office:value-type="string">
            <text:p>Pratt 1971 (3^k - 1)/2 8</text:p>
          </table:table-cell>
          <table:table-cell office:value-type="string">
            <text:p>Pratt 1971 (3^k - 1)/2 9</text:p>
          </table:table-cell>
          <table:table-cell office:value-type="string">
            <text:p>Pratt 1971 (3^k - 1)/2 10</text:p>
          </table:table-cell>
          <table:table-cell office:value-type="string">
            <text:p>Pratt 1971 (3^k - 1)/2 AVG</text:p>
          </table:table-cell>
          <table:table-cell office:value-type="string">
            <text:p>Sedgewick 1986 (single formula) 1</text:p>
          </table:table-cell>
          <table:table-cell office:value-type="string">
            <text:p>Sedgewick 1986 (single formula) 2</text:p>
          </table:table-cell>
          <table:table-cell office:value-type="string">
            <text:p>Sedgewick 1986 (single formula) 3</text:p>
          </table:table-cell>
          <table:table-cell office:value-type="string">
            <text:p>Sedgewick 1986 (single formula) 4</text:p>
          </table:table-cell>
          <table:table-cell office:value-type="string">
            <text:p>Sedgewick 1986 (single formula) 5</text:p>
          </table:table-cell>
          <table:table-cell office:value-type="string">
            <text:p>Sedgewick 1986 (single formula) 6</text:p>
          </table:table-cell>
          <table:table-cell office:value-type="string">
            <text:p>Sedgewick 1986 (single formula) 7</text:p>
          </table:table-cell>
          <table:table-cell office:value-type="string">
            <text:p>Sedgewick 1986 (single formula) 8</text:p>
          </table:table-cell>
          <table:table-cell office:value-type="string">
            <text:p>Sedgewick 1986 (single formula) 9</text:p>
          </table:table-cell>
          <table:table-cell office:value-type="string">
            <text:p>Sedgewick 1986 (single formula) 10</text:p>
          </table:table-cell>
          <table:table-cell office:value-type="string">
            <text:p>Sedgewick 1986 (single formula) AVG</text:p>
          </table:table-cell>
          <table:table-cell office:value-type="string">
            <text:p>Sedgewick 1986 (odd/evens) 1</text:p>
          </table:table-cell>
          <table:table-cell office:value-type="string">
            <text:p>Sedgewick 1986 (odd/evens) 2</text:p>
          </table:table-cell>
          <table:table-cell office:value-type="string">
            <text:p>Sedgewick 1986 (odd/evens) 3</text:p>
          </table:table-cell>
          <table:table-cell office:value-type="string">
            <text:p>Sedgewick 1986 (odd/evens) 4</text:p>
          </table:table-cell>
          <table:table-cell office:value-type="string">
            <text:p>Sedgewick 1986 (odd/evens) 5</text:p>
          </table:table-cell>
          <table:table-cell office:value-type="string">
            <text:p>Sedgewick 1986 (odd/evens) 6</text:p>
          </table:table-cell>
          <table:table-cell office:value-type="string">
            <text:p>Sedgewick 1986 (odd/evens) 7</text:p>
          </table:table-cell>
          <table:table-cell office:value-type="string">
            <text:p>Sedgewick 1986 (odd/evens) 8</text:p>
          </table:table-cell>
          <table:table-cell office:value-type="string">
            <text:p>Sedgewick 1986 (odd/evens) 9</text:p>
          </table:table-cell>
          <table:table-cell office:value-type="string">
            <text:p>Sedgewick 1986 (odd/evens) 10</text:p>
          </table:table-cell>
          <table:table-cell office:value-type="string">
            <text:p>Sedgewick 1986 (odd/evens) AVG</text:p>
          </table:table-cell>
          <table:table-cell office:value-type="string">
            <text:p>Gonnet &amp; Baeza-Yates 1991 1</text:p>
          </table:table-cell>
          <table:table-cell office:value-type="string">
            <text:p>Gonnet &amp; Baeza-Yates 1991 2</text:p>
          </table:table-cell>
          <table:table-cell office:value-type="string">
            <text:p>Gonnet &amp; Baeza-Yates 1991 3</text:p>
          </table:table-cell>
          <table:table-cell office:value-type="string">
            <text:p>Gonnet &amp; Baeza-Yates 1991 4</text:p>
          </table:table-cell>
          <table:table-cell office:value-type="string">
            <text:p>Gonnet &amp; Baeza-Yates 1991 5</text:p>
          </table:table-cell>
          <table:table-cell office:value-type="string">
            <text:p>Gonnet &amp; Baeza-Yates 1991 6</text:p>
          </table:table-cell>
          <table:table-cell office:value-type="string">
            <text:p>Gonnet &amp; Baeza-Yates 1991 7</text:p>
          </table:table-cell>
          <table:table-cell office:value-type="string">
            <text:p>Gonnet &amp; Baeza-Yates 1991 8</text:p>
          </table:table-cell>
          <table:table-cell office:value-type="string">
            <text:p>Gonnet &amp; Baeza-Yates 1991 9</text:p>
          </table:table-cell>
          <table:table-cell office:value-type="string">
            <text:p>Gonnet &amp; Baeza-Yates 1991 10</text:p>
          </table:table-cell>
          <table:table-cell office:value-type="string">
            <text:p>Gonnet &amp; Baeza-Yates 1991 AVG</text:p>
          </table:table-cell>
          <table:table-cell office:value-type="string">
            <text:p>Tokuda 1992 1</text:p>
          </table:table-cell>
          <table:table-cell office:value-type="string">
            <text:p>Tokuda 1992 2</text:p>
          </table:table-cell>
          <table:table-cell office:value-type="string">
            <text:p>Tokuda 1992 3</text:p>
          </table:table-cell>
          <table:table-cell office:value-type="string">
            <text:p>Tokuda 1992 4</text:p>
          </table:table-cell>
          <table:table-cell office:value-type="string">
            <text:p>Tokuda 1992 5</text:p>
          </table:table-cell>
          <table:table-cell office:value-type="string">
            <text:p>Tokuda 1992 6</text:p>
          </table:table-cell>
          <table:table-cell office:value-type="string">
            <text:p>Tokuda 1992 7</text:p>
          </table:table-cell>
          <table:table-cell office:value-type="string">
            <text:p>Tokuda 1992 8</text:p>
          </table:table-cell>
          <table:table-cell office:value-type="string">
            <text:p>Tokuda 1992 9</text:p>
          </table:table-cell>
          <table:table-cell office:value-type="string">
            <text:p>Tokuda 1992 10</text:p>
          </table:table-cell>
          <table:table-cell office:value-type="string">
            <text:p>Tokuda 1992 AVG</text:p>
          </table:table-cell>
          <table:table-cell office:value-type="string">
            <text:p>Ciura 2001 1</text:p>
          </table:table-cell>
          <table:table-cell office:value-type="string">
            <text:p>Ciura 2001 2</text:p>
          </table:table-cell>
          <table:table-cell office:value-type="string">
            <text:p>Ciura 2001 3</text:p>
          </table:table-cell>
          <table:table-cell office:value-type="string">
            <text:p>Ciura 2001 4</text:p>
          </table:table-cell>
          <table:table-cell office:value-type="string">
            <text:p>Ciura 2001 5</text:p>
          </table:table-cell>
          <table:table-cell office:value-type="string">
            <text:p>Ciura 2001 6</text:p>
          </table:table-cell>
          <table:table-cell office:value-type="string">
            <text:p>Ciura 2001 7</text:p>
          </table:table-cell>
          <table:table-cell office:value-type="string">
            <text:p>Ciura 2001 8</text:p>
          </table:table-cell>
          <table:table-cell office:value-type="string">
            <text:p>Ciura 2001 9</text:p>
          </table:table-cell>
          <table:table-cell office:value-type="string">
            <text:p>Ciura 2001 10</text:p>
          </table:table-cell>
          <table:table-cell office:value-type="string">
            <text:p>Ciura 2001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73.7">
            <text:p>73.7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2"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0.1">
            <text:p>70.1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2.7">
            <text:p>62.7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table:number-columns-repeated="2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66.9">
            <text:p>66.9</text:p>
          </table:table-cell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25">
            <text:p>225</text:p>
          </table:table-cell>
          <table:table-cell office:value-type="float" office:value="173">
            <text:p>173</text:p>
          </table:table-cell>
          <table:table-cell office:value-type="float" office:value="166">
            <text:p>166</text:p>
          </table:table-cell>
          <table:table-cell office:value-type="float" office:value="162">
            <text:p>162</text:p>
          </table:table-cell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  <table:table-cell office:value-type="float" office:value="153">
            <text:p>153</text:p>
          </table:table-cell>
          <table:table-cell office:value-type="float" office:value="183.9">
            <text:p>183.9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72.5">
            <text:p>72.5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44.7">
            <text:p>44.7</text:p>
          </table:table-cell>
          <table:table-cell office:value-type="float" office:value="66">
            <text:p>66</text:p>
          </table:table-cell>
          <table:table-cell office:value-type="float" office:value="74">
            <text:p>74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47.7">
            <text:p>47.7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5.6">
            <text:p>55.6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58">
            <text:p>58</text:p>
          </table:table-cell>
          <table:table-cell table:number-columns-repeated="2"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63.2">
            <text:p>63.2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table:number-columns-repeated="6"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2">
            <text:p>162</text:p>
          </table:table-cell>
          <table:table-cell office:value-type="float" office:value="137">
            <text:p>137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202">
            <text:p>202</text:p>
          </table:table-cell>
          <table:table-cell office:value-type="float" office:value="155">
            <text:p>155</text:p>
          </table:table-cell>
          <table:table-cell office:value-type="float" office:value="140.9">
            <text:p>140.9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147">
            <text:p>147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193">
            <text:p>193</text:p>
          </table:table-cell>
          <table:table-cell office:value-type="float" office:value="164">
            <text:p>164</text:p>
          </table:table-cell>
          <table:table-cell office:value-type="float" office:value="143">
            <text:p>143</text:p>
          </table:table-cell>
          <table:table-cell office:value-type="float" office:value="118">
            <text:p>118</text:p>
          </table:table-cell>
          <table:table-cell office:value-type="float" office:value="142">
            <text:p>142</text:p>
          </table:table-cell>
          <table:table-cell office:value-type="float" office:value="121">
            <text:p>121</text:p>
          </table:table-cell>
          <table:table-cell office:value-type="float" office:value="133">
            <text:p>133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90">
            <text:p>190</text:p>
          </table:table-cell>
          <table:table-cell office:value-type="float" office:value="147">
            <text:p>147</text:p>
          </table:table-cell>
          <table:table-cell office:value-type="float" office:value="133.3">
            <text:p>133.3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office:value-type="float" office:value="215">
            <text:p>215</text:p>
          </table:table-cell>
          <table:table-cell office:value-type="float" office:value="161">
            <text:p>161</text:p>
          </table:table-cell>
          <table:table-cell office:value-type="float" office:value="144.6">
            <text:p>144.6</text:p>
          </table:table-cell>
          <table:table-cell office:value-type="float" office:value="632">
            <text:p>632</text:p>
          </table:table-cell>
          <table:table-cell office:value-type="float" office:value="571">
            <text:p>571</text:p>
          </table:table-cell>
          <table:table-cell office:value-type="float" office:value="461">
            <text:p>461</text:p>
          </table:table-cell>
          <table:table-cell office:value-type="float" office:value="450">
            <text:p>450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office:value-type="float" office:value="443">
            <text:p>443</text:p>
          </table:table-cell>
          <table:table-cell office:value-type="float" office:value="1023">
            <text:p>1023</text:p>
          </table:table-cell>
          <table:table-cell office:value-type="float" office:value="726">
            <text:p>726</text:p>
          </table:table-cell>
          <table:table-cell office:value-type="float" office:value="545">
            <text:p>545</text:p>
          </table:table-cell>
          <table:table-cell office:value-type="float" office:value="574.1">
            <text:p>574.1</text:p>
          </table:table-cell>
          <table:table-cell office:value-type="float" office:value="246">
            <text:p>246</text:p>
          </table:table-cell>
          <table:table-cell office:value-type="float" office:value="281">
            <text:p>281</text:p>
          </table:table-cell>
          <table:table-cell office:value-type="float" office:value="228">
            <text:p>228</text:p>
          </table:table-cell>
          <table:table-cell office:value-type="float" office:value="221">
            <text:p>221</text:p>
          </table:table-cell>
          <table:table-cell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08">
            <text:p>208</text:p>
          </table:table-cell>
          <table:table-cell office:value-type="float" office:value="363">
            <text:p>363</text:p>
          </table:table-cell>
          <table:table-cell office:value-type="float" office:value="392">
            <text:p>392</text:p>
          </table:table-cell>
          <table:table-cell office:value-type="float" office:value="263">
            <text:p>263</text:p>
          </table:table-cell>
          <table:table-cell office:value-type="float" office:value="262.8">
            <text:p>262.8</text:p>
          </table:table-cell>
          <table:table-cell table:number-columns-repeated="2"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182">
            <text:p>182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103.5">
            <text:p>103.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54">
            <text:p>154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04.9">
            <text:p>104.9</text:p>
          </table:table-cell>
          <table:table-cell office:value-type="float" office:value="111">
            <text:p>111</text:p>
          </table:table-cell>
          <table:table-cell office:value-type="float" office:value="160">
            <text:p>160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7.2">
            <text:p>127.2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75">
            <text:p>175</text:p>
          </table:table-cell>
          <table:table-cell office:value-type="float" office:value="133">
            <text:p>133</text:p>
          </table:table-cell>
          <table:table-cell office:value-type="float" office:value="140">
            <text:p>140</text:p>
          </table:table-cell>
          <table:table-cell office:value-type="float" office:value="123.4">
            <text:p>123.4</text:p>
          </table:table-cell>
          <table:table-cell office:value-type="float" office:value="109">
            <text:p>109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73">
            <text:p>173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office:value-type="float" office:value="117.8">
            <text:p>117.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7">
            <text:p>257</text:p>
          </table:table-cell>
          <table:table-cell office:value-type="float" office:value="232">
            <text:p>232</text:p>
          </table:table-cell>
          <table:table-cell office:value-type="float" office:value="211">
            <text:p>211</text:p>
          </table:table-cell>
          <table:table-cell office:value-type="float" office:value="207">
            <text:p>207</text:p>
          </table:table-cell>
          <table:table-cell office:value-type="float" office:value="219">
            <text:p>219</text:p>
          </table:table-cell>
          <table:table-cell office:value-type="float" office:value="315">
            <text:p>315</text:p>
          </table:table-cell>
          <table:table-cell office:value-type="float" office:value="259">
            <text:p>259</text:p>
          </table:table-cell>
          <table:table-cell office:value-type="float" office:value="255">
            <text:p>255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40.5">
            <text:p>240.5</text:p>
          </table:table-cell>
          <table:table-cell office:value-type="float" office:value="219">
            <text:p>21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397">
            <text:p>397</text:p>
          </table:table-cell>
          <table:table-cell office:value-type="float" office:value="261">
            <text:p>261</text:p>
          </table:table-cell>
          <table:table-cell office:value-type="float" office:value="256">
            <text:p>256</text:p>
          </table:table-cell>
          <table:table-cell office:value-type="float" office:value="226">
            <text:p>226</text:p>
          </table:table-cell>
          <table:table-cell office:value-type="float" office:value="224">
            <text:p>224</text:p>
          </table:table-cell>
          <table:table-cell office:value-type="float" office:value="241.1">
            <text:p>241.1</text:p>
          </table:table-cell>
          <table:table-cell office:value-type="float" office:value="205">
            <text:p>205</text:p>
          </table:table-cell>
          <table:table-cell office:value-type="float" office:value="210">
            <text:p>210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 office:value-type="float" office:value="225">
            <text:p>225</text:p>
          </table:table-cell>
          <table:table-cell office:value-type="float" office:value="239">
            <text:p>239</text:p>
          </table:table-cell>
          <table:table-cell office:value-type="float" office:value="237">
            <text:p>237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25">
            <text:p>225</text:p>
          </table:table-cell>
          <table:table-cell office:value-type="float" office:value="222">
            <text:p>222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7">
            <text:p>217</text:p>
          </table:table-cell>
          <table:table-cell office:value-type="float" office:value="285">
            <text:p>285</text:p>
          </table:table-cell>
          <table:table-cell office:value-type="float" office:value="301">
            <text:p>301</text:p>
          </table:table-cell>
          <table:table-cell office:value-type="float" office:value="276">
            <text:p>276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40.4">
            <text:p>240.4</text:p>
          </table:table-cell>
          <table:table-cell office:value-type="float" office:value="1066">
            <text:p>1066</text:p>
          </table:table-cell>
          <table:table-cell office:value-type="float" office:value="847">
            <text:p>847</text:p>
          </table:table-cell>
          <table:table-cell office:value-type="float" office:value="828">
            <text:p>828</text:p>
          </table:table-cell>
          <table:table-cell office:value-type="float" office:value="858">
            <text:p>858</text:p>
          </table:table-cell>
          <table:table-cell office:value-type="float" office:value="900">
            <text:p>900</text:p>
          </table:table-cell>
          <table:table-cell office:value-type="float" office:value="1181">
            <text:p>1181</text:p>
          </table:table-cell>
          <table:table-cell office:value-type="float" office:value="1080">
            <text:p>1080</text:p>
          </table:table-cell>
          <table:table-cell office:value-type="float" office:value="1061">
            <text:p>1061</text:p>
          </table:table-cell>
          <table:table-cell office:value-type="float" office:value="952">
            <text:p>952</text:p>
          </table:table-cell>
          <table:table-cell office:value-type="float" office:value="890">
            <text:p>890</text:p>
          </table:table-cell>
          <table:table-cell office:value-type="float" office:value="966.3">
            <text:p>966.3</text:p>
          </table:table-cell>
          <table:table-cell office:value-type="float" office:value="492">
            <text:p>492</text:p>
          </table:table-cell>
          <table:table-cell office:value-type="float" office:value="435">
            <text:p>435</text:p>
          </table:table-cell>
          <table:table-cell office:value-type="float" office:value="428">
            <text:p>428</text:p>
          </table:table-cell>
          <table:table-cell office:value-type="float" office:value="451">
            <text:p>451</text:p>
          </table:table-cell>
          <table:table-cell office:value-type="float" office:value="464">
            <text:p>464</text:p>
          </table:table-cell>
          <table:table-cell office:value-type="float" office:value="763">
            <text:p>763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530">
            <text:p>530</text:p>
          </table:table-cell>
          <table:table-cell office:value-type="float" office:value="448">
            <text:p>448</text:p>
          </table:table-cell>
          <table:table-cell office:value-type="float" office:value="515.2">
            <text:p>515.2</text:p>
          </table:table-cell>
          <table:table-cell office:value-type="float" office:value="161">
            <text:p>161</text:p>
          </table:table-cell>
          <table:table-cell office:value-type="float" office:value="153">
            <text:p>153</text:p>
          </table:table-cell>
          <table:table-cell office:value-type="float" office:value="136">
            <text:p>136</text:p>
          </table:table-cell>
          <table:table-cell office:value-type="float" office:value="145">
            <text:p>145</text:p>
          </table:table-cell>
          <table:table-cell office:value-type="float" office:value="140">
            <text:p>140</text:p>
          </table:table-cell>
          <table:table-cell office:value-type="float" office:value="229">
            <text:p>229</text:p>
          </table:table-cell>
          <table:table-cell office:value-type="float" office:value="166">
            <text:p>166</text:p>
          </table:table-cell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office:value-type="float" office:value="154">
            <text:p>154</text:p>
          </table:table-cell>
          <table:table-cell office:value-type="float" office:value="160.1">
            <text:p>160.1</text:p>
          </table:table-cell>
          <table:table-cell office:value-type="float" office:value="178">
            <text:p>178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office:value-type="float" office:value="259">
            <text:p>259</text:p>
          </table:table-cell>
          <table:table-cell office:value-type="float" office:value="197">
            <text:p>197</text:p>
          </table:table-cell>
          <table:table-cell office:value-type="float" office:value="174">
            <text:p>174</text:p>
          </table:table-cell>
          <table:table-cell office:value-type="float" office:value="188">
            <text:p>188</text:p>
          </table:table-cell>
          <table:table-cell office:value-type="float" office:value="174">
            <text:p>174</text:p>
          </table:table-cell>
          <table:table-cell office:value-type="float" office:value="179.4">
            <text:p>179.4</text:p>
          </table:table-cell>
          <table:table-cell office:value-type="float" office:value="211">
            <text:p>211</text:p>
          </table:table-cell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304">
            <text:p>304</text:p>
          </table:table-cell>
          <table:table-cell office:value-type="float" office:value="234">
            <text:p>234</text:p>
          </table:table-cell>
          <table:table-cell office:value-type="float" office:value="207">
            <text:p>207</text:p>
          </table:table-cell>
          <table:table-cell office:value-type="float" office:value="220">
            <text:p>220</text:p>
          </table:table-cell>
          <table:table-cell office:value-type="float" office:value="208">
            <text:p>208</text:p>
          </table:table-cell>
          <table:table-cell office:value-type="float" office:value="214.1">
            <text:p>214.1</text:p>
          </table:table-cell>
          <table:table-cell office:value-type="float" office:value="185">
            <text:p>185</text:p>
          </table:table-cell>
          <table:table-cell office:value-type="float" office:value="177">
            <text:p>177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89">
            <text:p>189</text:p>
          </table:table-cell>
          <table:table-cell office:value-type="float" office:value="296">
            <text:p>296</text:p>
          </table:table-cell>
          <table:table-cell office:value-type="float" office:value="218">
            <text:p>218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 office:value-type="float" office:value="195">
            <text:p>195</text:p>
          </table:table-cell>
          <table:table-cell office:value-type="float" office:value="201.8">
            <text:p>201.8</text:p>
          </table:table-cell>
          <table:table-cell office:value-type="float" office:value="179">
            <text:p>179</text:p>
          </table:table-cell>
          <table:table-cell table:number-columns-repeated="2" office:value-type="float" office:value="165">
            <text:p>165</text:p>
          </table:table-cell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office:value-type="float" office:value="253">
            <text:p>253</text:p>
          </table:table-cell>
          <table:table-cell office:value-type="float" office:value="207">
            <text:p>207</text:p>
          </table:table-cell>
          <table:table-cell office:value-type="float" office:value="189">
            <text:p>189</text:p>
          </table:table-cell>
          <table:table-cell table:number-columns-repeated="2" office:value-type="float" office:value="183">
            <text:p>183</text:p>
          </table:table-cell>
          <table:table-cell office:value-type="float" office:value="187.4">
            <text:p>187.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63">
            <text:p>363</text:p>
          </table:table-cell>
          <table:table-cell office:value-type="float" office:value="309">
            <text:p>309</text:p>
          </table:table-cell>
          <table:table-cell office:value-type="float" office:value="288">
            <text:p>288</text:p>
          </table:table-cell>
          <table:table-cell office:value-type="float" office:value="484">
            <text:p>484</text:p>
          </table:table-cell>
          <table:table-cell office:value-type="float" office:value="296">
            <text:p>296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office:value-type="float" office:value="488">
            <text:p>488</text:p>
          </table:table-cell>
          <table:table-cell office:value-type="float" office:value="309">
            <text:p>309</text:p>
          </table:table-cell>
          <table:table-cell office:value-type="float" office:value="376">
            <text:p>376</text:p>
          </table:table-cell>
          <table:table-cell office:value-type="float" office:value="352.1">
            <text:p>352.1</text:p>
          </table:table-cell>
          <table:table-cell office:value-type="float" office:value="308">
            <text:p>308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office:value-type="float" office:value="332">
            <text:p>332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277">
            <text:p>277</text:p>
          </table:table-cell>
          <table:table-cell office:value-type="float" office:value="476">
            <text:p>476</text:p>
          </table:table-cell>
          <table:table-cell office:value-type="float" office:value="302">
            <text:p>302</text:p>
          </table:table-cell>
          <table:table-cell office:value-type="float" office:value="369">
            <text:p>369</text:p>
          </table:table-cell>
          <table:table-cell office:value-type="float" office:value="321.5">
            <text:p>321.5</text:p>
          </table:table-cell>
          <table:table-cell office:value-type="float" office:value="301">
            <text:p>301</text:p>
          </table:table-cell>
          <table:table-cell office:value-type="float" office:value="277">
            <text:p>277</text:p>
          </table:table-cell>
          <table:table-cell office:value-type="float" office:value="274">
            <text:p>274</text:p>
          </table:table-cell>
          <table:table-cell office:value-type="float" office:value="326">
            <text:p>326</text:p>
          </table:table-cell>
          <table:table-cell office:value-type="float" office:value="271">
            <text:p>271</text:p>
          </table:table-cell>
          <table:table-cell office:value-type="float" office:value="266">
            <text:p>266</text:p>
          </table:table-cell>
          <table:table-cell office:value-type="float" office:value="274">
            <text:p>274</text:p>
          </table:table-cell>
          <table:table-cell office:value-type="float" office:value="444">
            <text:p>444</text:p>
          </table:table-cell>
          <table:table-cell office:value-type="float" office:value="309">
            <text:p>309</text:p>
          </table:table-cell>
          <table:table-cell office:value-type="float" office:value="398">
            <text:p>398</text:p>
          </table:table-cell>
          <table:table-cell office:value-type="float" office:value="314">
            <text:p>314</text:p>
          </table:table-cell>
          <table:table-cell office:value-type="float" office:value="323">
            <text:p>323</text:p>
          </table:table-cell>
          <table:table-cell office:value-type="float" office:value="301">
            <text:p>301</text:p>
          </table:table-cell>
          <table:table-cell office:value-type="float" office:value="303">
            <text:p>303</text:p>
          </table:table-cell>
          <table:table-cell office:value-type="float" office:value="333">
            <text:p>333</text:p>
          </table:table-cell>
          <table:table-cell office:value-type="float" office:value="302">
            <text:p>302</text:p>
          </table:table-cell>
          <table:table-cell office:value-type="float" office:value="298">
            <text:p>298</text:p>
          </table:table-cell>
          <table:table-cell office:value-type="float" office:value="314">
            <text:p>314</text:p>
          </table:table-cell>
          <table:table-cell office:value-type="float" office:value="470">
            <text:p>470</text:p>
          </table:table-cell>
          <table:table-cell office:value-type="float" office:value="322">
            <text:p>322</text:p>
          </table:table-cell>
          <table:table-cell office:value-type="float" office:value="424">
            <text:p>424</text:p>
          </table:table-cell>
          <table:table-cell office:value-type="float" office:value="339">
            <text:p>339</text:p>
          </table:table-cell>
          <table:table-cell office:value-type="float" office:value="1471">
            <text:p>1471</text:p>
          </table:table-cell>
          <table:table-cell office:value-type="float" office:value="1410">
            <text:p>1410</text:p>
          </table:table-cell>
          <table:table-cell office:value-type="float" office:value="1341">
            <text:p>1341</text:p>
          </table:table-cell>
          <table:table-cell office:value-type="float" office:value="1641">
            <text:p>1641</text:p>
          </table:table-cell>
          <table:table-cell office:value-type="float" office:value="1374">
            <text:p>1374</text:p>
          </table:table-cell>
          <table:table-cell office:value-type="float" office:value="1326">
            <text:p>1326</text:p>
          </table:table-cell>
          <table:table-cell office:value-type="float" office:value="1377">
            <text:p>1377</text:p>
          </table:table-cell>
          <table:table-cell office:value-type="float" office:value="1672">
            <text:p>1672</text:p>
          </table:table-cell>
          <table:table-cell office:value-type="float" office:value="1462">
            <text:p>1462</text:p>
          </table:table-cell>
          <table:table-cell office:value-type="float" office:value="1810">
            <text:p>1810</text:p>
          </table:table-cell>
          <table:table-cell office:value-type="float" office:value="1488.4">
            <text:p>1488.4</text:p>
          </table:table-cell>
          <table:table-cell office:value-type="float" office:value="963">
            <text:p>963</text:p>
          </table:table-cell>
          <table:table-cell office:value-type="float" office:value="842">
            <text:p>842</text:p>
          </table:table-cell>
          <table:table-cell office:value-type="float" office:value="773">
            <text:p>773</text:p>
          </table:table-cell>
          <table:table-cell office:value-type="float" office:value="786">
            <text:p>786</text:p>
          </table:table-cell>
          <table:table-cell office:value-type="float" office:value="775">
            <text:p>775</text:p>
          </table:table-cell>
          <table:table-cell office:value-type="float" office:value="734">
            <text:p>734</text:p>
          </table:table-cell>
          <table:table-cell office:value-type="float" office:value="757">
            <text:p>757</text:p>
          </table:table-cell>
          <table:table-cell office:value-type="float" office:value="836">
            <text:p>836</text:p>
          </table:table-cell>
          <table:table-cell office:value-type="float" office:value="842">
            <text:p>842</text:p>
          </table:table-cell>
          <table:table-cell office:value-type="float" office:value="955">
            <text:p>955</text:p>
          </table:table-cell>
          <table:table-cell office:value-type="float" office:value="826.3">
            <text:p>826.3</text:p>
          </table:table-cell>
          <table:table-cell office:value-type="float" office:value="227">
            <text:p>227</text:p>
          </table:table-cell>
          <table:table-cell office:value-type="float" office:value="231">
            <text:p>231</text:p>
          </table:table-cell>
          <table:table-cell office:value-type="float" office:value="206">
            <text:p>206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11">
            <text:p>211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11.8">
            <text:p>211.8</text:p>
          </table:table-cell>
          <table:table-cell office:value-type="float" office:value="259">
            <text:p>259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office:value-type="float" office:value="224">
            <text:p>224</text:p>
          </table:table-cell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office:value-type="float" office:value="218">
            <text:p>218</text:p>
          </table:table-cell>
          <table:table-cell office:value-type="float" office:value="271">
            <text:p>271</text:p>
          </table:table-cell>
          <table:table-cell office:value-type="float" office:value="238">
            <text:p>238</text:p>
          </table:table-cell>
          <table:table-cell office:value-type="float" office:value="251">
            <text:p>251</text:p>
          </table:table-cell>
          <table:table-cell office:value-type="float" office:value="236.1">
            <text:p>236.1</text:p>
          </table:table-cell>
          <table:table-cell office:value-type="float" office:value="287">
            <text:p>287</text:p>
          </table:table-cell>
          <table:table-cell office:value-type="float" office:value="264">
            <text:p>264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262">
            <text:p>262</text:p>
          </table:table-cell>
          <table:table-cell office:value-type="float" office:value="251">
            <text:p>251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74">
            <text:p>274</text:p>
          </table:table-cell>
          <table:table-cell office:value-type="float" office:value="265.6">
            <text:p>265.6</text:p>
          </table:table-cell>
          <table:table-cell office:value-type="float" office:value="273">
            <text:p>273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office:value-type="float" office:value="260">
            <text:p>260</text:p>
          </table:table-cell>
          <table:table-cell table:number-columns-repeated="2"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  <table:table-cell office:value-type="float" office:value="353">
            <text:p>353</text:p>
          </table:table-cell>
          <table:table-cell office:value-type="float" office:value="262">
            <text:p>262</text:p>
          </table:table-cell>
          <table:table-cell office:value-type="float" office:value="269.4">
            <text:p>269.4</text:p>
          </table:table-cell>
          <table:table-cell office:value-type="float" office:value="257">
            <text:p>257</text:p>
          </table:table-cell>
          <table:table-cell office:value-type="float" office:value="241">
            <text:p>241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39">
            <text:p>239</text:p>
          </table:table-cell>
          <table:table-cell office:value-type="float" office:value="236">
            <text:p>236</text:p>
          </table:table-cell>
          <table:table-cell office:value-type="float" office:value="285">
            <text:p>285</text:p>
          </table:table-cell>
          <table:table-cell office:value-type="float" office:value="261">
            <text:p>261</text:p>
          </table:table-cell>
          <table:table-cell office:value-type="float" office:value="300">
            <text:p>300</text:p>
          </table:table-cell>
          <table:table-cell office:value-type="float" office:value="258">
            <text:p>258</text:p>
          </table:table-cell>
          <table:table-cell office:value-type="float" office:value="256.5">
            <text:p>256.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02">
            <text:p>402</text:p>
          </table:table-cell>
          <table:table-cell office:value-type="float" office:value="350">
            <text:p>350</text:p>
          </table:table-cell>
          <table:table-cell office:value-type="float" office:value="380">
            <text:p>380</text:p>
          </table:table-cell>
          <table:table-cell office:value-type="float" office:value="353">
            <text:p>353</text:p>
          </table:table-cell>
          <table:table-cell office:value-type="float" office:value="436">
            <text:p>436</text:p>
          </table:table-cell>
          <table:table-cell office:value-type="float" office:value="392">
            <text:p>392</text:p>
          </table:table-cell>
          <table:table-cell office:value-type="float" office:value="355">
            <text:p>355</text:p>
          </table:table-cell>
          <table:table-cell office:value-type="float" office:value="444">
            <text:p>444</text:p>
          </table:table-cell>
          <table:table-cell office:value-type="float" office:value="580">
            <text:p>580</text:p>
          </table:table-cell>
          <table:table-cell office:value-type="float" office:value="443">
            <text:p>443</text:p>
          </table:table-cell>
          <table:table-cell office:value-type="float" office:value="413.5">
            <text:p>413.5</text:p>
          </table:table-cell>
          <table:table-cell office:value-type="float" office:value="381">
            <text:p>381</text:p>
          </table:table-cell>
          <table:table-cell office:value-type="float" office:value="347">
            <text:p>347</text:p>
          </table:table-cell>
          <table:table-cell office:value-type="float" office:value="353">
            <text:p>353</text:p>
          </table:table-cell>
          <table:table-cell office:value-type="float" office:value="352">
            <text:p>352</text:p>
          </table:table-cell>
          <table:table-cell office:value-type="float" office:value="440">
            <text:p>440</text:p>
          </table:table-cell>
          <table:table-cell office:value-type="float" office:value="402">
            <text:p>402</text:p>
          </table:table-cell>
          <table:table-cell office:value-type="float" office:value="353">
            <text:p>353</text:p>
          </table:table-cell>
          <table:table-cell office:value-type="float" office:value="401">
            <text:p>401</text:p>
          </table:table-cell>
          <table:table-cell office:value-type="float" office:value="574">
            <text:p>574</text:p>
          </table:table-cell>
          <table:table-cell office:value-type="float" office:value="445">
            <text:p>445</text:p>
          </table:table-cell>
          <table:table-cell office:value-type="float" office:value="404.8">
            <text:p>404.8</text:p>
          </table:table-cell>
          <table:table-cell office:value-type="float" office:value="365">
            <text:p>365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 office:value-type="float" office:value="349">
            <text:p>349</text:p>
          </table:table-cell>
          <table:table-cell office:value-type="float" office:value="432">
            <text:p>432</text:p>
          </table:table-cell>
          <table:table-cell office:value-type="float" office:value="400">
            <text:p>400</text:p>
          </table:table-cell>
          <table:table-cell office:value-type="float" office:value="369">
            <text:p>369</text:p>
          </table:table-cell>
          <table:table-cell office:value-type="float" office:value="429">
            <text:p>429</text:p>
          </table:table-cell>
          <table:table-cell office:value-type="float" office:value="574">
            <text:p>574</text:p>
          </table:table-cell>
          <table:table-cell office:value-type="float" office:value="439">
            <text:p>439</text:p>
          </table:table-cell>
          <table:table-cell office:value-type="float" office:value="406.9">
            <text:p>406.9</text:p>
          </table:table-cell>
          <table:table-cell office:value-type="float" office:value="643">
            <text:p>643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 office:value-type="float" office:value="391">
            <text:p>391</text:p>
          </table:table-cell>
          <table:table-cell office:value-type="float" office:value="472">
            <text:p>472</text:p>
          </table:table-cell>
          <table:table-cell office:value-type="float" office:value="538">
            <text:p>538</text:p>
          </table:table-cell>
          <table:table-cell office:value-type="float" office:value="387">
            <text:p>387</text:p>
          </table:table-cell>
          <table:table-cell office:value-type="float" office:value="442">
            <text:p>442</text:p>
          </table:table-cell>
          <table:table-cell office:value-type="float" office:value="626">
            <text:p>626</text:p>
          </table:table-cell>
          <table:table-cell office:value-type="float" office:value="437">
            <text:p>437</text:p>
          </table:table-cell>
          <table:table-cell office:value-type="float" office:value="470.6">
            <text:p>470.6</text:p>
          </table:table-cell>
          <table:table-cell office:value-type="float" office:value="1965">
            <text:p>1965</text:p>
          </table:table-cell>
          <table:table-cell office:value-type="float" office:value="1959">
            <text:p>1959</text:p>
          </table:table-cell>
          <table:table-cell office:value-type="float" office:value="1933">
            <text:p>1933</text:p>
          </table:table-cell>
          <table:table-cell office:value-type="float" office:value="2923">
            <text:p>2923</text:p>
          </table:table-cell>
          <table:table-cell office:value-type="float" office:value="2420">
            <text:p>2420</text:p>
          </table:table-cell>
          <table:table-cell office:value-type="float" office:value="2099">
            <text:p>2099</text:p>
          </table:table-cell>
          <table:table-cell office:value-type="float" office:value="2256">
            <text:p>2256</text:p>
          </table:table-cell>
          <table:table-cell office:value-type="float" office:value="2159">
            <text:p>2159</text:p>
          </table:table-cell>
          <table:table-cell office:value-type="float" office:value="2614">
            <text:p>2614</text:p>
          </table:table-cell>
          <table:table-cell office:value-type="float" office:value="2170">
            <text:p>2170</text:p>
          </table:table-cell>
          <table:table-cell office:value-type="float" office:value="2249.8">
            <text:p>2249.8</text:p>
          </table:table-cell>
          <table:table-cell office:value-type="float" office:value="1153">
            <text:p>1153</text:p>
          </table:table-cell>
          <table:table-cell office:value-type="float" office:value="1158">
            <text:p>1158</text:p>
          </table:table-cell>
          <table:table-cell office:value-type="float" office:value="1135">
            <text:p>1135</text:p>
          </table:table-cell>
          <table:table-cell office:value-type="float" office:value="1888">
            <text:p>1888</text:p>
          </table:table-cell>
          <table:table-cell office:value-type="float" office:value="1298">
            <text:p>1298</text:p>
          </table:table-cell>
          <table:table-cell office:value-type="float" office:value="1224">
            <text:p>1224</text:p>
          </table:table-cell>
          <table:table-cell office:value-type="float" office:value="1768">
            <text:p>1768</text:p>
          </table:table-cell>
          <table:table-cell office:value-type="float" office:value="1219">
            <text:p>1219</text:p>
          </table:table-cell>
          <table:table-cell office:value-type="float" office:value="1414">
            <text:p>1414</text:p>
          </table:table-cell>
          <table:table-cell office:value-type="float" office:value="1361">
            <text:p>1361</text:p>
          </table:table-cell>
          <table:table-cell office:value-type="float" office:value="1361.8">
            <text:p>1361.8</text:p>
          </table:table-cell>
          <table:table-cell office:value-type="float" office:value="272">
            <text:p>27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316">
            <text:p>316</text:p>
          </table:table-cell>
          <table:table-cell office:value-type="float" office:value="283">
            <text:p>283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57">
            <text:p>257</text:p>
          </table:table-cell>
          <table:table-cell office:value-type="float" office:value="326">
            <text:p>326</text:p>
          </table:table-cell>
          <table:table-cell office:value-type="float" office:value="277">
            <text:p>277</text:p>
          </table:table-cell>
          <table:table-cell office:value-type="float" office:value="277.1">
            <text:p>277.1</text:p>
          </table:table-cell>
          <table:table-cell office:value-type="float" office:value="279">
            <text:p>279</text:p>
          </table:table-cell>
          <table:table-cell office:value-type="float" office:value="413">
            <text:p>413</text:p>
          </table:table-cell>
          <table:table-cell office:value-type="float" office:value="293">
            <text:p>293</text:p>
          </table:table-cell>
          <table:table-cell office:value-type="float" office:value="366">
            <text:p>366</text:p>
          </table:table-cell>
          <table:table-cell office:value-type="float" office:value="316">
            <text:p>316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354">
            <text:p>354</text:p>
          </table:table-cell>
          <table:table-cell office:value-type="float" office:value="309">
            <text:p>309</text:p>
          </table:table-cell>
          <table:table-cell office:value-type="float" office:value="320.1">
            <text:p>320.1</text:p>
          </table:table-cell>
          <table:table-cell office:value-type="float" office:value="318">
            <text:p>318</text:p>
          </table:table-cell>
          <table:table-cell office:value-type="float" office:value="559">
            <text:p>559</text:p>
          </table:table-cell>
          <table:table-cell office:value-type="float" office:value="318">
            <text:p>318</text:p>
          </table:table-cell>
          <table:table-cell office:value-type="float" office:value="393">
            <text:p>393</text:p>
          </table:table-cell>
          <table:table-cell office:value-type="float" office:value="348">
            <text:p>348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26">
            <text:p>326</text:p>
          </table:table-cell>
          <table:table-cell office:value-type="float" office:value="422">
            <text:p>422</text:p>
          </table:table-cell>
          <table:table-cell office:value-type="float" office:value="323">
            <text:p>323</text:p>
          </table:table-cell>
          <table:table-cell office:value-type="float" office:value="366.3">
            <text:p>366.3</text:p>
          </table:table-cell>
          <table:table-cell office:value-type="float" office:value="316">
            <text:p>316</text:p>
          </table:table-cell>
          <table:table-cell office:value-type="float" office:value="539">
            <text:p>539</text:p>
          </table:table-cell>
          <table:table-cell office:value-type="float" office:value="330">
            <text:p>330</text:p>
          </table:table-cell>
          <table:table-cell office:value-type="float" office:value="393">
            <text:p>393</text:p>
          </table:table-cell>
          <table:table-cell office:value-type="float" office:value="349">
            <text:p>349</text:p>
          </table:table-cell>
          <table:table-cell office:value-type="float" office:value="319">
            <text:p>319</text:p>
          </table:table-cell>
          <table:table-cell office:value-type="float" office:value="340">
            <text:p>340</text:p>
          </table:table-cell>
          <table:table-cell office:value-type="float" office:value="623">
            <text:p>623</text:p>
          </table:table-cell>
          <table:table-cell office:value-type="float" office:value="399">
            <text:p>399</text:p>
          </table:table-cell>
          <table:table-cell office:value-type="float" office:value="337">
            <text:p>337</text:p>
          </table:table-cell>
          <table:table-cell office:value-type="float" office:value="394.5">
            <text:p>394.5</text:p>
          </table:table-cell>
          <table:table-cell office:value-type="float" office:value="310">
            <text:p>310</text:p>
          </table:table-cell>
          <table:table-cell office:value-type="float" office:value="531">
            <text:p>531</text:p>
          </table:table-cell>
          <table:table-cell office:value-type="float" office:value="306">
            <text:p>306</text:p>
          </table:table-cell>
          <table:table-cell office:value-type="float" office:value="379">
            <text:p>379</text:p>
          </table:table-cell>
          <table:table-cell office:value-type="float" office:value="370">
            <text:p>370</text:p>
          </table:table-cell>
          <table:table-cell office:value-type="float" office:value="312">
            <text:p>312</text:p>
          </table:table-cell>
          <table:table-cell office:value-type="float" office:value="508">
            <text:p>508</text:p>
          </table:table-cell>
          <table:table-cell office:value-type="float" office:value="507">
            <text:p>507</text:p>
          </table:table-cell>
          <table:table-cell office:value-type="float" office:value="386">
            <text:p>386</text:p>
          </table:table-cell>
          <table:table-cell office:value-type="float" office:value="310">
            <text:p>310</text:p>
          </table:table-cell>
          <table:table-cell office:value-type="float" office:value="391.9">
            <text:p>391.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45">
            <text:p>545</text:p>
          </table:table-cell>
          <table:table-cell office:value-type="float" office:value="505">
            <text:p>505</text:p>
          </table:table-cell>
          <table:table-cell office:value-type="float" office:value="482">
            <text:p>482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599">
            <text:p>599</text:p>
          </table:table-cell>
          <table:table-cell office:value-type="float" office:value="509">
            <text:p>509</text:p>
          </table:table-cell>
          <table:table-cell office:value-type="float" office:value="481">
            <text:p>481</text:p>
          </table:table-cell>
          <table:table-cell office:value-type="float" office:value="851">
            <text:p>851</text:p>
          </table:table-cell>
          <table:table-cell office:value-type="float" office:value="595">
            <text:p>595</text:p>
          </table:table-cell>
          <table:table-cell office:value-type="float" office:value="553">
            <text:p>553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 office:value-type="float" office:value="475">
            <text:p>475</text:p>
          </table:table-cell>
          <table:table-cell office:value-type="float" office:value="493">
            <text:p>493</text:p>
          </table:table-cell>
          <table:table-cell office:value-type="float" office:value="468">
            <text:p>468</text:p>
          </table:table-cell>
          <table:table-cell office:value-type="float" office:value="659">
            <text:p>659</text:p>
          </table:table-cell>
          <table:table-cell office:value-type="float" office:value="480">
            <text:p>480</text:p>
          </table:table-cell>
          <table:table-cell office:value-type="float" office:value="474">
            <text:p>474</text:p>
          </table:table-cell>
          <table:table-cell office:value-type="float" office:value="765">
            <text:p>765</text:p>
          </table:table-cell>
          <table:table-cell office:value-type="float" office:value="591">
            <text:p>591</text:p>
          </table:table-cell>
          <table:table-cell office:value-type="float" office:value="535.9">
            <text:p>535.9</text:p>
          </table:table-cell>
          <table:table-cell office:value-type="float" office:value="454">
            <text:p>454</text:p>
          </table:table-cell>
          <table:table-cell office:value-type="float" office:value="449">
            <text:p>449</text:p>
          </table:table-cell>
          <table:table-cell office:value-type="float" office:value="461">
            <text:p>461</text:p>
          </table:table-cell>
          <table:table-cell office:value-type="float" office:value="439">
            <text:p>439</text:p>
          </table:table-cell>
          <table:table-cell office:value-type="float" office:value="435">
            <text:p>435</text:p>
          </table:table-cell>
          <table:table-cell office:value-type="float" office:value="601">
            <text:p>601</text:p>
          </table:table-cell>
          <table:table-cell office:value-type="float" office:value="431">
            <text:p>431</text:p>
          </table:table-cell>
          <table:table-cell office:value-type="float" office:value="442">
            <text:p>442</text:p>
          </table:table-cell>
          <table:table-cell office:value-type="float" office:value="719">
            <text:p>719</text:p>
          </table:table-cell>
          <table:table-cell office:value-type="float" office:value="544">
            <text:p>544</text:p>
          </table:table-cell>
          <table:table-cell office:value-type="float" office:value="497.5">
            <text:p>497.5</text:p>
          </table:table-cell>
          <table:table-cell office:value-type="float" office:value="486">
            <text:p>486</text:p>
          </table:table-cell>
          <table:table-cell office:value-type="float" office:value="475">
            <text:p>475</text:p>
          </table:table-cell>
          <table:table-cell office:value-type="float" office:value="494">
            <text:p>494</text:p>
          </table:table-cell>
          <table:table-cell office:value-type="float" office:value="502">
            <text:p>502</text:p>
          </table:table-cell>
          <table:table-cell office:value-type="float" office:value="496">
            <text:p>496</text:p>
          </table:table-cell>
          <table:table-cell office:value-type="float" office:value="652">
            <text:p>652</text:p>
          </table:table-cell>
          <table:table-cell office:value-type="float" office:value="482">
            <text:p>482</text:p>
          </table:table-cell>
          <table:table-cell office:value-type="float" office:value="485">
            <text:p>485</text:p>
          </table:table-cell>
          <table:table-cell office:value-type="float" office:value="780">
            <text:p>780</text:p>
          </table:table-cell>
          <table:table-cell office:value-type="float" office:value="577">
            <text:p>577</text:p>
          </table:table-cell>
          <table:table-cell office:value-type="float" office:value="542.9">
            <text:p>542.9</text:p>
          </table:table-cell>
          <table:table-cell office:value-type="float" office:value="2673">
            <text:p>2673</text:p>
          </table:table-cell>
          <table:table-cell office:value-type="float" office:value="2647">
            <text:p>2647</text:p>
          </table:table-cell>
          <table:table-cell office:value-type="float" office:value="2654">
            <text:p>2654</text:p>
          </table:table-cell>
          <table:table-cell office:value-type="float" office:value="2736">
            <text:p>2736</text:p>
          </table:table-cell>
          <table:table-cell office:value-type="float" office:value="3050">
            <text:p>3050</text:p>
          </table:table-cell>
          <table:table-cell office:value-type="float" office:value="3294">
            <text:p>3294</text:p>
          </table:table-cell>
          <table:table-cell office:value-type="float" office:value="2631">
            <text:p>2631</text:p>
          </table:table-cell>
          <table:table-cell office:value-type="float" office:value="2730">
            <text:p>2730</text:p>
          </table:table-cell>
          <table:table-cell office:value-type="float" office:value="3444">
            <text:p>3444</text:p>
          </table:table-cell>
          <table:table-cell office:value-type="float" office:value="2928">
            <text:p>2928</text:p>
          </table:table-cell>
          <table:table-cell office:value-type="float" office:value="2878.7">
            <text:p>2878.7</text:p>
          </table:table-cell>
          <table:table-cell office:value-type="float" office:value="1641">
            <text:p>1641</text:p>
          </table:table-cell>
          <table:table-cell office:value-type="float" office:value="1612">
            <text:p>1612</text:p>
          </table:table-cell>
          <table:table-cell office:value-type="float" office:value="1621">
            <text:p>1621</text:p>
          </table:table-cell>
          <table:table-cell office:value-type="float" office:value="1683">
            <text:p>1683</text:p>
          </table:table-cell>
          <table:table-cell office:value-type="float" office:value="2392">
            <text:p>2392</text:p>
          </table:table-cell>
          <table:table-cell office:value-type="float" office:value="1778">
            <text:p>1778</text:p>
          </table:table-cell>
          <table:table-cell office:value-type="float" office:value="1599">
            <text:p>1599</text:p>
          </table:table-cell>
          <table:table-cell office:value-type="float" office:value="1683">
            <text:p>1683</text:p>
          </table:table-cell>
          <table:table-cell office:value-type="float" office:value="1897">
            <text:p>1897</text:p>
          </table:table-cell>
          <table:table-cell office:value-type="float" office:value="1726">
            <text:p>1726</text:p>
          </table:table-cell>
          <table:table-cell office:value-type="float" office:value="1763.2">
            <text:p>1763.2</text:p>
          </table:table-cell>
          <table:table-cell office:value-type="float" office:value="323">
            <text:p>323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  <table:table-cell office:value-type="float" office:value="334">
            <text:p>334</text:p>
          </table:table-cell>
          <table:table-cell office:value-type="float" office:value="390">
            <text:p>390</text:p>
          </table:table-cell>
          <table:table-cell office:value-type="float" office:value="347">
            <text:p>347</text:p>
          </table:table-cell>
          <table:table-cell office:value-type="float" office:value="378">
            <text:p>378</text:p>
          </table:table-cell>
          <table:table-cell office:value-type="float" office:value="318">
            <text:p>318</text:p>
          </table:table-cell>
          <table:table-cell office:value-type="float" office:value="418">
            <text:p>418</text:p>
          </table:table-cell>
          <table:table-cell office:value-type="float" office:value="316">
            <text:p>316</text:p>
          </table:table-cell>
          <table:table-cell office:value-type="float" office:value="345.9">
            <text:p>345.9</text:p>
          </table:table-cell>
          <table:table-cell office:value-type="float" office:value="354">
            <text:p>354</text:p>
          </table:table-cell>
          <table:table-cell office:value-type="float" office:value="366">
            <text:p>366</text:p>
          </table:table-cell>
          <table:table-cell office:value-type="float" office:value="360">
            <text:p>360</text:p>
          </table:table-cell>
          <table:table-cell office:value-type="float" office:value="359">
            <text:p>359</text:p>
          </table:table-cell>
          <table:table-cell office:value-type="float" office:value="451">
            <text:p>451</text:p>
          </table:table-cell>
          <table:table-cell office:value-type="float" office:value="387">
            <text:p>387</text:p>
          </table:table-cell>
          <table:table-cell office:value-type="float" office:value="363">
            <text:p>363</text:p>
          </table:table-cell>
          <table:table-cell office:value-type="float" office:value="358">
            <text:p>358</text:p>
          </table:table-cell>
          <table:table-cell office:value-type="float" office:value="446">
            <text:p>446</text:p>
          </table:table-cell>
          <table:table-cell office:value-type="float" office:value="363">
            <text:p>363</text:p>
          </table:table-cell>
          <table:table-cell office:value-type="float" office:value="380.7">
            <text:p>380.7</text:p>
          </table:table-cell>
          <table:table-cell office:value-type="float" office:value="428">
            <text:p>428</text:p>
          </table:table-cell>
          <table:table-cell office:value-type="float" office:value="430">
            <text:p>430</text:p>
          </table:table-cell>
          <table:table-cell office:value-type="float" office:value="432">
            <text:p>432</text:p>
          </table:table-cell>
          <table:table-cell office:value-type="float" office:value="431">
            <text:p>431</text:p>
          </table:table-cell>
          <table:table-cell office:value-type="float" office:value="535">
            <text:p>535</text:p>
          </table:table-cell>
          <table:table-cell office:value-type="float" office:value="460">
            <text:p>460</text:p>
          </table:table-cell>
          <table:table-cell office:value-type="float" office:value="437">
            <text:p>437</text:p>
          </table:table-cell>
          <table:table-cell office:value-type="float" office:value="428">
            <text:p>428</text:p>
          </table:table-cell>
          <table:table-cell office:value-type="float" office:value="536">
            <text:p>536</text:p>
          </table:table-cell>
          <table:table-cell office:value-type="float" office:value="442">
            <text:p>442</text:p>
          </table:table-cell>
          <table:table-cell office:value-type="float" office:value="455.9">
            <text:p>455.9</text:p>
          </table:table-cell>
          <table:table-cell office:value-type="float" office:value="392">
            <text:p>392</text:p>
          </table:table-cell>
          <table:table-cell office:value-type="float" office:value="398">
            <text:p>398</text:p>
          </table:table-cell>
          <table:table-cell office:value-type="float" office:value="402">
            <text:p>402</text:p>
          </table:table-cell>
          <table:table-cell office:value-type="float" office:value="395">
            <text:p>395</text:p>
          </table:table-cell>
          <table:table-cell office:value-type="float" office:value="518">
            <text:p>518</text:p>
          </table:table-cell>
          <table:table-cell office:value-type="float" office:value="427">
            <text:p>427</text:p>
          </table:table-cell>
          <table:table-cell office:value-type="float" office:value="395">
            <text:p>395</text:p>
          </table:table-cell>
          <table:table-cell office:value-type="float" office:value="394">
            <text:p>394</text:p>
          </table:table-cell>
          <table:table-cell office:value-type="float" office:value="503">
            <text:p>503</text:p>
          </table:table-cell>
          <table:table-cell office:value-type="float" office:value="400">
            <text:p>400</text:p>
          </table:table-cell>
          <table:table-cell office:value-type="float" office:value="422.4">
            <text:p>422.4</text:p>
          </table:table-cell>
          <table:table-cell office:value-type="float" office:value="382">
            <text:p>382</text:p>
          </table:table-cell>
          <table:table-cell office:value-type="float" office:value="387">
            <text:p>387</text:p>
          </table:table-cell>
          <table:table-cell office:value-type="float" office:value="379">
            <text:p>379</text:p>
          </table:table-cell>
          <table:table-cell office:value-type="float" office:value="380">
            <text:p>380</text:p>
          </table:table-cell>
          <table:table-cell office:value-type="float" office:value="493">
            <text:p>493</text:p>
          </table:table-cell>
          <table:table-cell office:value-type="float" office:value="414">
            <text:p>414</text:p>
          </table:table-cell>
          <table:table-cell office:value-type="float" office:value="408">
            <text:p>408</text:p>
          </table:table-cell>
          <table:table-cell office:value-type="float" office:value="392">
            <text:p>392</text:p>
          </table:table-cell>
          <table:table-cell office:value-type="float" office:value="473">
            <text:p>473</text:p>
          </table:table-cell>
          <table:table-cell office:value-type="float" office:value="387">
            <text:p>387</text:p>
          </table:table-cell>
          <table:table-cell office:value-type="float" office:value="409.5">
            <text:p>409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618">
            <text:p>618</text:p>
          </table:table-cell>
          <table:table-cell office:value-type="float" office:value="579">
            <text:p>579</text:p>
          </table:table-cell>
          <table:table-cell office:value-type="float" office:value="574">
            <text:p>574</text:p>
          </table:table-cell>
          <table:table-cell table:number-columns-repeated="3" office:value-type="float" office:value="570">
            <text:p>570</text:p>
          </table:table-cell>
          <table:table-cell office:value-type="float" office:value="757">
            <text:p>757</text:p>
          </table:table-cell>
          <table:table-cell office:value-type="float" office:value="624">
            <text:p>624</text:p>
          </table:table-cell>
          <table:table-cell office:value-type="float" office:value="586">
            <text:p>586</text:p>
          </table:table-cell>
          <table:table-cell office:value-type="float" office:value="570">
            <text:p>570</text:p>
          </table:table-cell>
          <table:table-cell office:value-type="float" office:value="601.8">
            <text:p>601.8</text:p>
          </table:table-cell>
          <table:table-cell office:value-type="float" office:value="587">
            <text:p>587</text:p>
          </table:table-cell>
          <table:table-cell office:value-type="float" office:value="564">
            <text:p>564</text:p>
          </table:table-cell>
          <table:table-cell table:number-columns-repeated="2" office:value-type="float" office:value="550">
            <text:p>550</text:p>
          </table:table-cell>
          <table:table-cell office:value-type="float" office:value="560">
            <text:p>560</text:p>
          </table:table-cell>
          <table:table-cell office:value-type="float" office:value="558">
            <text:p>558</text:p>
          </table:table-cell>
          <table:table-cell office:value-type="float" office:value="596">
            <text:p>596</text:p>
          </table:table-cell>
          <table:table-cell office:value-type="float" office:value="609">
            <text:p>609</text:p>
          </table:table-cell>
          <table:table-cell office:value-type="float" office:value="564">
            <text:p>564</text:p>
          </table:table-cell>
          <table:table-cell office:value-type="float" office:value="545">
            <text:p>545</text:p>
          </table:table-cell>
          <table:table-cell office:value-type="float" office:value="568.3">
            <text:p>568.3</text:p>
          </table:table-cell>
          <table:table-cell office:value-type="float" office:value="589">
            <text:p>589</text:p>
          </table:table-cell>
          <table:table-cell office:value-type="float" office:value="532">
            <text:p>532</text:p>
          </table:table-cell>
          <table:table-cell office:value-type="float" office:value="586">
            <text:p>586</text:p>
          </table:table-cell>
          <table:table-cell office:value-type="float" office:value="525">
            <text:p>525</text:p>
          </table:table-cell>
          <table:table-cell office:value-type="float" office:value="521">
            <text:p>521</text:p>
          </table:table-cell>
          <table:table-cell office:value-type="float" office:value="569">
            <text:p>569</text:p>
          </table:table-cell>
          <table:table-cell office:value-type="float" office:value="557">
            <text:p>557</text:p>
          </table:table-cell>
          <table:table-cell office:value-type="float" office:value="540">
            <text:p>540</text:p>
          </table:table-cell>
          <table:table-cell office:value-type="float" office:value="534">
            <text:p>534</text:p>
          </table:table-cell>
          <table:table-cell office:value-type="float" office:value="533">
            <text:p>533</text:p>
          </table:table-cell>
          <table:table-cell office:value-type="float" office:value="548.6">
            <text:p>548.6</text:p>
          </table:table-cell>
          <table:table-cell table:number-columns-repeated="2" office:value-type="float" office:value="577">
            <text:p>577</text:p>
          </table:table-cell>
          <table:table-cell office:value-type="float" office:value="587">
            <text:p>587</text:p>
          </table:table-cell>
          <table:table-cell office:value-type="float" office:value="574">
            <text:p>574</text:p>
          </table:table-cell>
          <table:table-cell office:value-type="float" office:value="582">
            <text:p>582</text:p>
          </table:table-cell>
          <table:table-cell office:value-type="float" office:value="578">
            <text:p>578</text:p>
          </table:table-cell>
          <table:table-cell office:value-type="float" office:value="690">
            <text:p>690</text:p>
          </table:table-cell>
          <table:table-cell office:value-type="float" office:value="574">
            <text:p>574</text:p>
          </table:table-cell>
          <table:table-cell office:value-type="float" office:value="579">
            <text:p>579</text:p>
          </table:table-cell>
          <table:table-cell office:value-type="float" office:value="595">
            <text:p>595</text:p>
          </table:table-cell>
          <table:table-cell office:value-type="float" office:value="591.3">
            <text:p>591.3</text:p>
          </table:table-cell>
          <table:table-cell office:value-type="float" office:value="3473">
            <text:p>3473</text:p>
          </table:table-cell>
          <table:table-cell office:value-type="float" office:value="3471">
            <text:p>3471</text:p>
          </table:table-cell>
          <table:table-cell office:value-type="float" office:value="3504">
            <text:p>3504</text:p>
          </table:table-cell>
          <table:table-cell office:value-type="float" office:value="3809">
            <text:p>3809</text:p>
          </table:table-cell>
          <table:table-cell office:value-type="float" office:value="3450">
            <text:p>3450</text:p>
          </table:table-cell>
          <table:table-cell office:value-type="float" office:value="3451">
            <text:p>3451</text:p>
          </table:table-cell>
          <table:table-cell office:value-type="float" office:value="4161">
            <text:p>4161</text:p>
          </table:table-cell>
          <table:table-cell office:value-type="float" office:value="3491">
            <text:p>3491</text:p>
          </table:table-cell>
          <table:table-cell office:value-type="float" office:value="3551">
            <text:p>3551</text:p>
          </table:table-cell>
          <table:table-cell office:value-type="float" office:value="3427">
            <text:p>3427</text:p>
          </table:table-cell>
          <table:table-cell office:value-type="float" office:value="3578.8">
            <text:p>3578.8</text:p>
          </table:table-cell>
          <table:table-cell office:value-type="float" office:value="2201">
            <text:p>2201</text:p>
          </table:table-cell>
          <table:table-cell office:value-type="float" office:value="2231">
            <text:p>2231</text:p>
          </table:table-cell>
          <table:table-cell office:value-type="float" office:value="2162">
            <text:p>2162</text:p>
          </table:table-cell>
          <table:table-cell office:value-type="float" office:value="2438">
            <text:p>2438</text:p>
          </table:table-cell>
          <table:table-cell office:value-type="float" office:value="2213">
            <text:p>2213</text:p>
          </table:table-cell>
          <table:table-cell office:value-type="float" office:value="2154">
            <text:p>2154</text:p>
          </table:table-cell>
          <table:table-cell office:value-type="float" office:value="2922">
            <text:p>2922</text:p>
          </table:table-cell>
          <table:table-cell office:value-type="float" office:value="2210">
            <text:p>2210</text:p>
          </table:table-cell>
          <table:table-cell office:value-type="float" office:value="2238">
            <text:p>2238</text:p>
          </table:table-cell>
          <table:table-cell office:value-type="float" office:value="2195">
            <text:p>2195</text:p>
          </table:table-cell>
          <table:table-cell office:value-type="float" office:value="2296.4">
            <text:p>2296.4</text:p>
          </table:table-cell>
          <table:table-cell office:value-type="float" office:value="389">
            <text:p>389</text:p>
          </table:table-cell>
          <table:table-cell office:value-type="float" office:value="397">
            <text:p>397</text:p>
          </table:table-cell>
          <table:table-cell office:value-type="float" office:value="398">
            <text:p>398</text:p>
          </table:table-cell>
          <table:table-cell office:value-type="float" office:value="394">
            <text:p>394</text:p>
          </table:table-cell>
          <table:table-cell office:value-type="float" office:value="382">
            <text:p>382</text:p>
          </table:table-cell>
          <table:table-cell office:value-type="float" office:value="387">
            <text:p>387</text:p>
          </table:table-cell>
          <table:table-cell office:value-type="float" office:value="431">
            <text:p>431</text:p>
          </table:table-cell>
          <table:table-cell office:value-type="float" office:value="385">
            <text:p>385</text:p>
          </table:table-cell>
          <table:table-cell table:number-columns-repeated="2" office:value-type="float" office:value="376">
            <text:p>376</text:p>
          </table:table-cell>
          <table:table-cell office:value-type="float" office:value="391.5">
            <text:p>391.5</text:p>
          </table:table-cell>
          <table:table-cell office:value-type="float" office:value="433">
            <text:p>433</text:p>
          </table:table-cell>
          <table:table-cell office:value-type="float" office:value="495">
            <text:p>495</text:p>
          </table:table-cell>
          <table:table-cell office:value-type="float" office:value="433">
            <text:p>433</text:p>
          </table:table-cell>
          <table:table-cell office:value-type="float" office:value="428">
            <text:p>428</text:p>
          </table:table-cell>
          <table:table-cell office:value-type="float" office:value="424">
            <text:p>424</text:p>
          </table:table-cell>
          <table:table-cell office:value-type="float" office:value="441">
            <text:p>441</text:p>
          </table:table-cell>
          <table:table-cell office:value-type="float" office:value="512">
            <text:p>512</text:p>
          </table:table-cell>
          <table:table-cell office:value-type="float" office:value="431">
            <text:p>431</text:p>
          </table:table-cell>
          <table:table-cell office:value-type="float" office:value="435">
            <text:p>435</text:p>
          </table:table-cell>
          <table:table-cell office:value-type="float" office:value="432">
            <text:p>432</text:p>
          </table:table-cell>
          <table:table-cell office:value-type="float" office:value="446.4">
            <text:p>446.4</text:p>
          </table:table-cell>
          <table:table-cell office:value-type="float" office:value="506">
            <text:p>506</text:p>
          </table:table-cell>
          <table:table-cell office:value-type="float" office:value="653">
            <text:p>653</text:p>
          </table:table-cell>
          <table:table-cell office:value-type="float" office:value="512">
            <text:p>512</text:p>
          </table:table-cell>
          <table:table-cell office:value-type="float" office:value="517">
            <text:p>517</text:p>
          </table:table-cell>
          <table:table-cell office:value-type="float" office:value="514">
            <text:p>514</text:p>
          </table:table-cell>
          <table:table-cell office:value-type="float" office:value="507">
            <text:p>507</text:p>
          </table:table-cell>
          <table:table-cell office:value-type="float" office:value="558">
            <text:p>558</text:p>
          </table:table-cell>
          <table:table-cell office:value-type="float" office:value="508">
            <text:p>50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28.5">
            <text:p>528.5</text:p>
          </table:table-cell>
          <table:table-cell office:value-type="float" office:value="479">
            <text:p>479</text:p>
          </table:table-cell>
          <table:table-cell office:value-type="float" office:value="500">
            <text:p>500</text:p>
          </table:table-cell>
          <table:table-cell office:value-type="float" office:value="473">
            <text:p>473</text:p>
          </table:table-cell>
          <table:table-cell table:number-columns-repeated="2" office:value-type="float" office:value="474">
            <text:p>474</text:p>
          </table:table-cell>
          <table:table-cell office:value-type="float" office:value="672">
            <text:p>672</text:p>
          </table:table-cell>
          <table:table-cell office:value-type="float" office:value="523">
            <text:p>523</text:p>
          </table:table-cell>
          <table:table-cell office:value-type="float" office:value="480">
            <text:p>480</text:p>
          </table:table-cell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office:value-type="float" office:value="503.4">
            <text:p>503.4</text:p>
          </table:table-cell>
          <table:table-cell office:value-type="float" office:value="454">
            <text:p>454</text:p>
          </table:table-cell>
          <table:table-cell office:value-type="float" office:value="456">
            <text:p>456</text:p>
          </table:table-cell>
          <table:table-cell office:value-type="float" office:value="455">
            <text:p>455</text:p>
          </table:table-cell>
          <table:table-cell office:value-type="float" office:value="454">
            <text:p>454</text:p>
          </table:table-cell>
          <table:table-cell office:value-type="float" office:value="458">
            <text:p>458</text:p>
          </table:table-cell>
          <table:table-cell office:value-type="float" office:value="755">
            <text:p>755</text:p>
          </table:table-cell>
          <table:table-cell office:value-type="float" office:value="496">
            <text:p>496</text:p>
          </table:table-cell>
          <table:table-cell office:value-type="float" office:value="457">
            <text:p>457</text:p>
          </table:table-cell>
          <table:table-cell office:value-type="float" office:value="455">
            <text:p>455</text:p>
          </table:table-cell>
          <table:table-cell office:value-type="float" office:value="461">
            <text:p>461</text:p>
          </table:table-cell>
          <table:table-cell office:value-type="float" office:value="490.1">
            <text:p>490.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18">
            <text:p>1018</text:p>
          </table:table-cell>
          <table:table-cell office:value-type="float" office:value="832">
            <text:p>832</text:p>
          </table:table-cell>
          <table:table-cell office:value-type="float" office:value="664">
            <text:p>664</text:p>
          </table:table-cell>
          <table:table-cell office:value-type="float" office:value="1099">
            <text:p>1099</text:p>
          </table:table-cell>
          <table:table-cell office:value-type="float" office:value="682">
            <text:p>682</text:p>
          </table:table-cell>
          <table:table-cell office:value-type="float" office:value="1079">
            <text:p>1079</text:p>
          </table:table-cell>
          <table:table-cell office:value-type="float" office:value="732">
            <text:p>732</text:p>
          </table:table-cell>
          <table:table-cell office:value-type="float" office:value="714">
            <text:p>714</text:p>
          </table:table-cell>
          <table:table-cell office:value-type="float" office:value="657">
            <text:p>657</text:p>
          </table:table-cell>
          <table:table-cell office:value-type="float" office:value="661">
            <text:p>661</text:p>
          </table:table-cell>
          <table:table-cell office:value-type="float" office:value="813.8">
            <text:p>813.8</text:p>
          </table:table-cell>
          <table:table-cell office:value-type="float" office:value="1038">
            <text:p>1038</text:p>
          </table:table-cell>
          <table:table-cell office:value-type="float" office:value="799">
            <text:p>799</text:p>
          </table:table-cell>
          <table:table-cell office:value-type="float" office:value="633">
            <text:p>633</text:p>
          </table:table-cell>
          <table:table-cell office:value-type="float" office:value="854">
            <text:p>854</text:p>
          </table:table-cell>
          <table:table-cell office:value-type="float" office:value="640">
            <text:p>640</text:p>
          </table:table-cell>
          <table:table-cell office:value-type="float" office:value="1030">
            <text:p>1030</text:p>
          </table:table-cell>
          <table:table-cell office:value-type="float" office:value="708">
            <text:p>708</text:p>
          </table:table-cell>
          <table:table-cell office:value-type="float" office:value="711">
            <text:p>711</text:p>
          </table:table-cell>
          <table:table-cell office:value-type="float" office:value="638">
            <text:p>638</text:p>
          </table:table-cell>
          <table:table-cell office:value-type="float" office:value="643">
            <text:p>643</text:p>
          </table:table-cell>
          <table:table-cell office:value-type="float" office:value="769.4">
            <text:p>769.4</text:p>
          </table:table-cell>
          <table:table-cell office:value-type="float" office:value="1000">
            <text:p>1000</text:p>
          </table:table-cell>
          <table:table-cell office:value-type="float" office:value="778">
            <text:p>778</text:p>
          </table:table-cell>
          <table:table-cell office:value-type="float" office:value="700">
            <text:p>700</text:p>
          </table:table-cell>
          <table:table-cell office:value-type="float" office:value="856">
            <text:p>856</text:p>
          </table:table-cell>
          <table:table-cell office:value-type="float" office:value="693">
            <text:p>693</text:p>
          </table:table-cell>
          <table:table-cell office:value-type="float" office:value="990">
            <text:p>990</text:p>
          </table:table-cell>
          <table:table-cell office:value-type="float" office:value="681">
            <text:p>681</text:p>
          </table:table-cell>
          <table:table-cell office:value-type="float" office:value="634">
            <text:p>634</text:p>
          </table:table-cell>
          <table:table-cell office:value-type="float" office:value="612">
            <text:p>612</text:p>
          </table:table-cell>
          <table:table-cell office:value-type="float" office:value="622">
            <text:p>622</text:p>
          </table:table-cell>
          <table:table-cell office:value-type="float" office:value="756.6">
            <text:p>756.6</text:p>
          </table:table-cell>
          <table:table-cell office:value-type="float" office:value="1099">
            <text:p>1099</text:p>
          </table:table-cell>
          <table:table-cell office:value-type="float" office:value="1095">
            <text:p>1095</text:p>
          </table:table-cell>
          <table:table-cell office:value-type="float" office:value="723">
            <text:p>723</text:p>
          </table:table-cell>
          <table:table-cell office:value-type="float" office:value="919">
            <text:p>919</text:p>
          </table:table-cell>
          <table:table-cell office:value-type="float" office:value="694">
            <text:p>694</text:p>
          </table:table-cell>
          <table:table-cell office:value-type="float" office:value="861">
            <text:p>861</text:p>
          </table:table-cell>
          <table:table-cell office:value-type="float" office:value="986">
            <text:p>986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office:value-type="float" office:value="671">
            <text:p>671</text:p>
          </table:table-cell>
          <table:table-cell office:value-type="float" office:value="842.6">
            <text:p>842.6</text:p>
          </table:table-cell>
          <table:table-cell office:value-type="float" office:value="5375">
            <text:p>5375</text:p>
          </table:table-cell>
          <table:table-cell office:value-type="float" office:value="5467">
            <text:p>5467</text:p>
          </table:table-cell>
          <table:table-cell office:value-type="float" office:value="4980">
            <text:p>4980</text:p>
          </table:table-cell>
          <table:table-cell office:value-type="float" office:value="5257">
            <text:p>5257</text:p>
          </table:table-cell>
          <table:table-cell office:value-type="float" office:value="4367">
            <text:p>4367</text:p>
          </table:table-cell>
          <table:table-cell office:value-type="float" office:value="5473">
            <text:p>5473</text:p>
          </table:table-cell>
          <table:table-cell office:value-type="float" office:value="6225">
            <text:p>6225</text:p>
          </table:table-cell>
          <table:table-cell office:value-type="float" office:value="4284">
            <text:p>4284</text:p>
          </table:table-cell>
          <table:table-cell office:value-type="float" office:value="4298">
            <text:p>4298</text:p>
          </table:table-cell>
          <table:table-cell office:value-type="float" office:value="4392">
            <text:p>4392</text:p>
          </table:table-cell>
          <table:table-cell office:value-type="float" office:value="5011.8">
            <text:p>5011.8</text:p>
          </table:table-cell>
          <table:table-cell office:value-type="float" office:value="4564">
            <text:p>4564</text:p>
          </table:table-cell>
          <table:table-cell office:value-type="float" office:value="3147">
            <text:p>3147</text:p>
          </table:table-cell>
          <table:table-cell office:value-type="float" office:value="2811">
            <text:p>2811</text:p>
          </table:table-cell>
          <table:table-cell office:value-type="float" office:value="3011">
            <text:p>3011</text:p>
          </table:table-cell>
          <table:table-cell office:value-type="float" office:value="2842">
            <text:p>2842</text:p>
          </table:table-cell>
          <table:table-cell office:value-type="float" office:value="3571">
            <text:p>3571</text:p>
          </table:table-cell>
          <table:table-cell office:value-type="float" office:value="3462">
            <text:p>3462</text:p>
          </table:table-cell>
          <table:table-cell office:value-type="float" office:value="2783">
            <text:p>2783</text:p>
          </table:table-cell>
          <table:table-cell office:value-type="float" office:value="2785">
            <text:p>2785</text:p>
          </table:table-cell>
          <table:table-cell office:value-type="float" office:value="2860">
            <text:p>2860</text:p>
          </table:table-cell>
          <table:table-cell office:value-type="float" office:value="3183.6">
            <text:p>3183.6</text:p>
          </table:table-cell>
          <table:table-cell office:value-type="float" office:value="708">
            <text:p>708</text:p>
          </table:table-cell>
          <table:table-cell office:value-type="float" office:value="493">
            <text:p>493</text:p>
          </table:table-cell>
          <table:table-cell office:value-type="float" office:value="456">
            <text:p>456</text:p>
          </table:table-cell>
          <table:table-cell office:value-type="float" office:value="501">
            <text:p>501</text:p>
          </table:table-cell>
          <table:table-cell office:value-type="float" office:value="444">
            <text:p>444</text:p>
          </table:table-cell>
          <table:table-cell office:value-type="float" office:value="552">
            <text:p>552</text:p>
          </table:table-cell>
          <table:table-cell office:value-type="float" office:value="544">
            <text:p>544</text:p>
          </table:table-cell>
          <table:table-cell office:value-type="float" office:value="463">
            <text:p>463</text:p>
          </table:table-cell>
          <table:table-cell office:value-type="float" office:value="459">
            <text:p>459</text:p>
          </table:table-cell>
          <table:table-cell office:value-type="float" office:value="446">
            <text:p>446</text:p>
          </table:table-cell>
          <table:table-cell office:value-type="float" office:value="506.6">
            <text:p>506.6</text:p>
          </table:table-cell>
          <table:table-cell office:value-type="float" office:value="616">
            <text:p>616</text:p>
          </table:table-cell>
          <table:table-cell office:value-type="float" office:value="549">
            <text:p>549</text:p>
          </table:table-cell>
          <table:table-cell office:value-type="float" office:value="723">
            <text:p>723</text:p>
          </table:table-cell>
          <table:table-cell office:value-type="float" office:value="510">
            <text:p>510</text:p>
          </table:table-cell>
          <table:table-cell office:value-type="float" office:value="514">
            <text:p>514</text:p>
          </table:table-cell>
          <table:table-cell office:value-type="float" office:value="624">
            <text:p>624</text:p>
          </table:table-cell>
          <table:table-cell office:value-type="float" office:value="547">
            <text:p>547</text:p>
          </table:table-cell>
          <table:table-cell office:value-type="float" office:value="498">
            <text:p>498</text:p>
          </table:table-cell>
          <table:table-cell office:value-type="float" office:value="505">
            <text:p>505</text:p>
          </table:table-cell>
          <table:table-cell office:value-type="float" office:value="521">
            <text:p>521</text:p>
          </table:table-cell>
          <table:table-cell office:value-type="float" office:value="560.7">
            <text:p>560.7</text:p>
          </table:table-cell>
          <table:table-cell office:value-type="float" office:value="732">
            <text:p>732</text:p>
          </table:table-cell>
          <table:table-cell office:value-type="float" office:value="632">
            <text:p>632</text:p>
          </table:table-cell>
          <table:table-cell office:value-type="float" office:value="950">
            <text:p>950</text:p>
          </table:table-cell>
          <table:table-cell office:value-type="float" office:value="596">
            <text:p>596</text:p>
          </table:table-cell>
          <table:table-cell office:value-type="float" office:value="584">
            <text:p>584</text:p>
          </table:table-cell>
          <table:table-cell office:value-type="float" office:value="733">
            <text:p>733</text:p>
          </table:table-cell>
          <table:table-cell office:value-type="float" office:value="639">
            <text:p>639</text:p>
          </table:table-cell>
          <table:table-cell office:value-type="float" office:value="582">
            <text:p>582</text:p>
          </table:table-cell>
          <table:table-cell office:value-type="float" office:value="593">
            <text:p>593</text:p>
          </table:table-cell>
          <table:table-cell office:value-type="float" office:value="585">
            <text:p>585</text:p>
          </table:table-cell>
          <table:table-cell office:value-type="float" office:value="662.6">
            <text:p>662.6</text:p>
          </table:table-cell>
          <table:table-cell office:value-type="float" office:value="683">
            <text:p>683</text:p>
          </table:table-cell>
          <table:table-cell office:value-type="float" office:value="565">
            <text:p>565</text:p>
          </table:table-cell>
          <table:table-cell office:value-type="float" office:value="905">
            <text:p>905</text:p>
          </table:table-cell>
          <table:table-cell office:value-type="float" office:value="562">
            <text:p>562</text:p>
          </table:table-cell>
          <table:table-cell office:value-type="float" office:value="748">
            <text:p>748</text:p>
          </table:table-cell>
          <table:table-cell office:value-type="float" office:value="669">
            <text:p>669</text:p>
          </table:table-cell>
          <table:table-cell office:value-type="float" office:value="614">
            <text:p>614</text:p>
          </table:table-cell>
          <table:table-cell office:value-type="float" office:value="574">
            <text:p>574</text:p>
          </table:table-cell>
          <table:table-cell office:value-type="float" office:value="557">
            <text:p>557</text:p>
          </table:table-cell>
          <table:table-cell office:value-type="float" office:value="552">
            <text:p>552</text:p>
          </table:table-cell>
          <table:table-cell office:value-type="float" office:value="642.9">
            <text:p>642.9</text:p>
          </table:table-cell>
          <table:table-cell office:value-type="float" office:value="677">
            <text:p>677</text:p>
          </table:table-cell>
          <table:table-cell office:value-type="float" office:value="536">
            <text:p>536</text:p>
          </table:table-cell>
          <table:table-cell office:value-type="float" office:value="903">
            <text:p>903</text:p>
          </table:table-cell>
          <table:table-cell office:value-type="float" office:value="538">
            <text:p>538</text:p>
          </table:table-cell>
          <table:table-cell office:value-type="float" office:value="876">
            <text:p>876</text:p>
          </table:table-cell>
          <table:table-cell office:value-type="float" office:value="588">
            <text:p>588</text:p>
          </table:table-cell>
          <table:table-cell office:value-type="float" office:value="582">
            <text:p>582</text:p>
          </table:table-cell>
          <table:table-cell office:value-type="float" office:value="537">
            <text:p>537</text:p>
          </table:table-cell>
          <table:table-cell office:value-type="float" office:value="550">
            <text:p>550</text:p>
          </table:table-cell>
          <table:table-cell office:value-type="float" office:value="538">
            <text:p>538</text:p>
          </table:table-cell>
          <table:table-cell office:value-type="float" office:value="632.5">
            <text:p>632.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112">
            <text:p>1112</text:p>
          </table:table-cell>
          <table:table-cell office:value-type="float" office:value="765">
            <text:p>765</text:p>
          </table:table-cell>
          <table:table-cell office:value-type="float" office:value="761">
            <text:p>761</text:p>
          </table:table-cell>
          <table:table-cell office:value-type="float" office:value="831">
            <text:p>831</text:p>
          </table:table-cell>
          <table:table-cell office:value-type="float" office:value="772">
            <text:p>772</text:p>
          </table:table-cell>
          <table:table-cell office:value-type="float" office:value="933">
            <text:p>933</text:p>
          </table:table-cell>
          <table:table-cell office:value-type="float" office:value="771">
            <text:p>771</text:p>
          </table:table-cell>
          <table:table-cell office:value-type="float" office:value="770">
            <text:p>770</text:p>
          </table:table-cell>
          <table:table-cell office:value-type="float" office:value="769">
            <text:p>769</text:p>
          </table:table-cell>
          <table:table-cell office:value-type="float" office:value="750">
            <text:p>750</text:p>
          </table:table-cell>
          <table:table-cell office:value-type="float" office:value="823.4">
            <text:p>823.4</text:p>
          </table:table-cell>
          <table:table-cell office:value-type="float" office:value="1165">
            <text:p>1165</text:p>
          </table:table-cell>
          <table:table-cell office:value-type="float" office:value="736">
            <text:p>736</text:p>
          </table:table-cell>
          <table:table-cell office:value-type="float" office:value="721">
            <text:p>721</text:p>
          </table:table-cell>
          <table:table-cell office:value-type="float" office:value="788">
            <text:p>788</text:p>
          </table:table-cell>
          <table:table-cell office:value-type="float" office:value="723">
            <text:p>723</text:p>
          </table:table-cell>
          <table:table-cell office:value-type="float" office:value="889">
            <text:p>889</text:p>
          </table:table-cell>
          <table:table-cell office:value-type="float" office:value="723">
            <text:p>723</text:p>
          </table:table-cell>
          <table:table-cell office:value-type="float" office:value="720">
            <text:p>720</text:p>
          </table:table-cell>
          <table:table-cell office:value-type="float" office:value="1029">
            <text:p>1029</text:p>
          </table:table-cell>
          <table:table-cell office:value-type="float" office:value="724">
            <text:p>724</text:p>
          </table:table-cell>
          <table:table-cell office:value-type="float" office:value="821.8">
            <text:p>821.8</text:p>
          </table:table-cell>
          <table:table-cell office:value-type="float" office:value="806">
            <text:p>806</text:p>
          </table:table-cell>
          <table:table-cell office:value-type="float" office:value="708">
            <text:p>708</text:p>
          </table:table-cell>
          <table:table-cell office:value-type="float" office:value="703">
            <text:p>703</text:p>
          </table:table-cell>
          <table:table-cell office:value-type="float" office:value="765">
            <text:p>765</text:p>
          </table:table-cell>
          <table:table-cell office:value-type="float" office:value="729">
            <text:p>729</text:p>
          </table:table-cell>
          <table:table-cell office:value-type="float" office:value="880">
            <text:p>880</text:p>
          </table:table-cell>
          <table:table-cell office:value-type="float" office:value="719">
            <text:p>719</text:p>
          </table:table-cell>
          <table:table-cell office:value-type="float" office:value="698">
            <text:p>698</text:p>
          </table:table-cell>
          <table:table-cell office:value-type="float" office:value="1146">
            <text:p>1146</text:p>
          </table:table-cell>
          <table:table-cell office:value-type="float" office:value="720">
            <text:p>720</text:p>
          </table:table-cell>
          <table:table-cell office:value-type="float" office:value="787.4">
            <text:p>787.4</text:p>
          </table:table-cell>
          <table:table-cell office:value-type="float" office:value="794">
            <text:p>794</text:p>
          </table:table-cell>
          <table:table-cell office:value-type="float" office:value="779">
            <text:p>779</text:p>
          </table:table-cell>
          <table:table-cell office:value-type="float" office:value="766">
            <text:p>766</text:p>
          </table:table-cell>
          <table:table-cell office:value-type="float" office:value="792">
            <text:p>792</text:p>
          </table:table-cell>
          <table:table-cell office:value-type="float" office:value="765">
            <text:p>765</text:p>
          </table:table-cell>
          <table:table-cell office:value-type="float" office:value="899">
            <text:p>899</text:p>
          </table:table-cell>
          <table:table-cell office:value-type="float" office:value="771">
            <text:p>771</text:p>
          </table:table-cell>
          <table:table-cell office:value-type="float" office:value="769">
            <text:p>769</text:p>
          </table:table-cell>
          <table:table-cell office:value-type="float" office:value="1271">
            <text:p>1271</text:p>
          </table:table-cell>
          <table:table-cell office:value-type="float" office:value="764">
            <text:p>764</text:p>
          </table:table-cell>
          <table:table-cell office:value-type="float" office:value="837">
            <text:p>837</text:p>
          </table:table-cell>
          <table:table-cell office:value-type="float" office:value="5259">
            <text:p>5259</text:p>
          </table:table-cell>
          <table:table-cell office:value-type="float" office:value="5200">
            <text:p>5200</text:p>
          </table:table-cell>
          <table:table-cell office:value-type="float" office:value="6352">
            <text:p>6352</text:p>
          </table:table-cell>
          <table:table-cell office:value-type="float" office:value="5958">
            <text:p>5958</text:p>
          </table:table-cell>
          <table:table-cell office:value-type="float" office:value="7076">
            <text:p>7076</text:p>
          </table:table-cell>
          <table:table-cell office:value-type="float" office:value="5553">
            <text:p>5553</text:p>
          </table:table-cell>
          <table:table-cell office:value-type="float" office:value="5237">
            <text:p>5237</text:p>
          </table:table-cell>
          <table:table-cell office:value-type="float" office:value="5270">
            <text:p>5270</text:p>
          </table:table-cell>
          <table:table-cell office:value-type="float" office:value="6851">
            <text:p>6851</text:p>
          </table:table-cell>
          <table:table-cell office:value-type="float" office:value="5273">
            <text:p>5273</text:p>
          </table:table-cell>
          <table:table-cell office:value-type="float" office:value="5802.9">
            <text:p>5802.9</text:p>
          </table:table-cell>
          <table:table-cell office:value-type="float" office:value="3478">
            <text:p>3478</text:p>
          </table:table-cell>
          <table:table-cell office:value-type="float" office:value="3431">
            <text:p>3431</text:p>
          </table:table-cell>
          <table:table-cell office:value-type="float" office:value="4265">
            <text:p>4265</text:p>
          </table:table-cell>
          <table:table-cell office:value-type="float" office:value="3582">
            <text:p>3582</text:p>
          </table:table-cell>
          <table:table-cell office:value-type="float" office:value="4394">
            <text:p>4394</text:p>
          </table:table-cell>
          <table:table-cell office:value-type="float" office:value="3479">
            <text:p>3479</text:p>
          </table:table-cell>
          <table:table-cell office:value-type="float" office:value="3487">
            <text:p>3487</text:p>
          </table:table-cell>
          <table:table-cell office:value-type="float" office:value="3478">
            <text:p>3478</text:p>
          </table:table-cell>
          <table:table-cell office:value-type="float" office:value="3967">
            <text:p>3967</text:p>
          </table:table-cell>
          <table:table-cell office:value-type="float" office:value="3507">
            <text:p>3507</text:p>
          </table:table-cell>
          <table:table-cell office:value-type="float" office:value="3706.8">
            <text:p>3706.8</text:p>
          </table:table-cell>
          <table:table-cell office:value-type="float" office:value="497">
            <text:p>497</text:p>
          </table:table-cell>
          <table:table-cell office:value-type="float" office:value="502">
            <text:p>502</text:p>
          </table:table-cell>
          <table:table-cell office:value-type="float" office:value="638">
            <text:p>638</text:p>
          </table:table-cell>
          <table:table-cell office:value-type="float" office:value="520">
            <text:p>520</text:p>
          </table:table-cell>
          <table:table-cell office:value-type="float" office:value="687">
            <text:p>687</text:p>
          </table:table-cell>
          <table:table-cell office:value-type="float" office:value="525">
            <text:p>525</text:p>
          </table:table-cell>
          <table:table-cell office:value-type="float" office:value="510">
            <text:p>510</text:p>
          </table:table-cell>
          <table:table-cell office:value-type="float" office:value="506">
            <text:p>506</text:p>
          </table:table-cell>
          <table:table-cell office:value-type="float" office:value="565">
            <text:p>565</text:p>
          </table:table-cell>
          <table:table-cell office:value-type="float" office:value="503">
            <text:p>503</text:p>
          </table:table-cell>
          <table:table-cell office:value-type="float" office:value="545.3">
            <text:p>545.3</text:p>
          </table:table-cell>
          <table:table-cell office:value-type="float" office:value="576">
            <text:p>576</text:p>
          </table:table-cell>
          <table:table-cell office:value-type="float" office:value="587">
            <text:p>587</text:p>
          </table:table-cell>
          <table:table-cell office:value-type="float" office:value="722">
            <text:p>722</text:p>
          </table:table-cell>
          <table:table-cell office:value-type="float" office:value="580">
            <text:p>580</text:p>
          </table:table-cell>
          <table:table-cell office:value-type="float" office:value="727">
            <text:p>727</text:p>
          </table:table-cell>
          <table:table-cell office:value-type="float" office:value="575">
            <text:p>575</text:p>
          </table:table-cell>
          <table:table-cell office:value-type="float" office:value="599">
            <text:p>599</text:p>
          </table:table-cell>
          <table:table-cell office:value-type="float" office:value="580">
            <text:p>580</text:p>
          </table:table-cell>
          <table:table-cell office:value-type="float" office:value="612">
            <text:p>612</text:p>
          </table:table-cell>
          <table:table-cell office:value-type="float" office:value="575">
            <text:p>575</text:p>
          </table:table-cell>
          <table:table-cell office:value-type="float" office:value="613.3">
            <text:p>613.3</text:p>
          </table:table-cell>
          <table:table-cell office:value-type="float" office:value="648">
            <text:p>648</text:p>
          </table:table-cell>
          <table:table-cell office:value-type="float" office:value="647">
            <text:p>647</text:p>
          </table:table-cell>
          <table:table-cell office:value-type="float" office:value="830">
            <text:p>830</text:p>
          </table:table-cell>
          <table:table-cell office:value-type="float" office:value="672">
            <text:p>672</text:p>
          </table:table-cell>
          <table:table-cell office:value-type="float" office:value="804">
            <text:p>804</text:p>
          </table:table-cell>
          <table:table-cell office:value-type="float" office:value="657">
            <text:p>657</text:p>
          </table:table-cell>
          <table:table-cell office:value-type="float" office:value="668">
            <text:p>668</text:p>
          </table:table-cell>
          <table:table-cell office:value-type="float" office:value="652">
            <text:p>652</text:p>
          </table:table-cell>
          <table:table-cell office:value-type="float" office:value="659">
            <text:p>659</text:p>
          </table:table-cell>
          <table:table-cell office:value-type="float" office:value="662">
            <text:p>662</text:p>
          </table:table-cell>
          <table:table-cell office:value-type="float" office:value="689.9">
            <text:p>689.9</text:p>
          </table:table-cell>
          <table:table-cell office:value-type="float" office:value="626">
            <text:p>626</text:p>
          </table:table-cell>
          <table:table-cell office:value-type="float" office:value="649">
            <text:p>649</text:p>
          </table:table-cell>
          <table:table-cell office:value-type="float" office:value="697">
            <text:p>697</text:p>
          </table:table-cell>
          <table:table-cell office:value-type="float" office:value="642">
            <text:p>642</text:p>
          </table:table-cell>
          <table:table-cell office:value-type="float" office:value="791">
            <text:p>791</text:p>
          </table:table-cell>
          <table:table-cell table:number-columns-repeated="2" office:value-type="float" office:value="636">
            <text:p>636</text:p>
          </table:table-cell>
          <table:table-cell office:value-type="float" office:value="641">
            <text:p>641</text:p>
          </table:table-cell>
          <table:table-cell office:value-type="float" office:value="639">
            <text:p>639</text:p>
          </table:table-cell>
          <table:table-cell office:value-type="float" office:value="638">
            <text:p>638</text:p>
          </table:table-cell>
          <table:table-cell office:value-type="float" office:value="659.5">
            <text:p>659.5</text:p>
          </table:table-cell>
          <table:table-cell office:value-type="float" office:value="607">
            <text:p>607</text:p>
          </table:table-cell>
          <table:table-cell office:value-type="float" office:value="606">
            <text:p>606</text:p>
          </table:table-cell>
          <table:table-cell office:value-type="float" office:value="667">
            <text:p>667</text:p>
          </table:table-cell>
          <table:table-cell office:value-type="float" office:value="610">
            <text:p>610</text:p>
          </table:table-cell>
          <table:table-cell office:value-type="float" office:value="774">
            <text:p>774</text:p>
          </table:table-cell>
          <table:table-cell office:value-type="float" office:value="614">
            <text:p>614</text:p>
          </table:table-cell>
          <table:table-cell office:value-type="float" office:value="616">
            <text:p>616</text:p>
          </table:table-cell>
          <table:table-cell office:value-type="float" office:value="608">
            <text:p>608</text:p>
          </table:table-cell>
          <table:table-cell office:value-type="float" office:value="613">
            <text:p>613</text:p>
          </table:table-cell>
          <table:table-cell office:value-type="float" office:value="618">
            <text:p>618</text:p>
          </table:table-cell>
          <table:table-cell office:value-type="float" office:value="633.3">
            <text:p>633.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64">
            <text:p>864</text:p>
          </table:table-cell>
          <table:table-cell office:value-type="float" office:value="807">
            <text:p>807</text:p>
          </table:table-cell>
          <table:table-cell office:value-type="float" office:value="872">
            <text:p>872</text:p>
          </table:table-cell>
          <table:table-cell office:value-type="float" office:value="826">
            <text:p>826</text:p>
          </table:table-cell>
          <table:table-cell office:value-type="float" office:value="804">
            <text:p>804</text:p>
          </table:table-cell>
          <table:table-cell office:value-type="float" office:value="872">
            <text:p>872</text:p>
          </table:table-cell>
          <table:table-cell office:value-type="float" office:value="894">
            <text:p>894</text:p>
          </table:table-cell>
          <table:table-cell office:value-type="float" office:value="993">
            <text:p>993</text:p>
          </table:table-cell>
          <table:table-cell office:value-type="float" office:value="810">
            <text:p>810</text:p>
          </table:table-cell>
          <table:table-cell office:value-type="float" office:value="807">
            <text:p>807</text:p>
          </table:table-cell>
          <table:table-cell office:value-type="float" office:value="854.9">
            <text:p>854.9</text:p>
          </table:table-cell>
          <table:table-cell office:value-type="float" office:value="817">
            <text:p>817</text:p>
          </table:table-cell>
          <table:table-cell office:value-type="float" office:value="808">
            <text:p>808</text:p>
          </table:table-cell>
          <table:table-cell office:value-type="float" office:value="894">
            <text:p>894</text:p>
          </table:table-cell>
          <table:table-cell office:value-type="float" office:value="840">
            <text:p>840</text:p>
          </table:table-cell>
          <table:table-cell office:value-type="float" office:value="807">
            <text:p>807</text:p>
          </table:table-cell>
          <table:table-cell office:value-type="float" office:value="1226">
            <text:p>1226</text:p>
          </table:table-cell>
          <table:table-cell office:value-type="float" office:value="870">
            <text:p>870</text:p>
          </table:table-cell>
          <table:table-cell office:value-type="float" office:value="978">
            <text:p>978</text:p>
          </table:table-cell>
          <table:table-cell office:value-type="float" office:value="794">
            <text:p>794</text:p>
          </table:table-cell>
          <table:table-cell office:value-type="float" office:value="810">
            <text:p>810</text:p>
          </table:table-cell>
          <table:table-cell office:value-type="float" office:value="884.4">
            <text:p>884.4</text:p>
          </table:table-cell>
          <table:table-cell office:value-type="float" office:value="792">
            <text:p>792</text:p>
          </table:table-cell>
          <table:table-cell office:value-type="float" office:value="1326">
            <text:p>1326</text:p>
          </table:table-cell>
          <table:table-cell office:value-type="float" office:value="955">
            <text:p>955</text:p>
          </table:table-cell>
          <table:table-cell office:value-type="float" office:value="804">
            <text:p>804</text:p>
          </table:table-cell>
          <table:table-cell office:value-type="float" office:value="787">
            <text:p>787</text:p>
          </table:table-cell>
          <table:table-cell office:value-type="float" office:value="1325">
            <text:p>1325</text:p>
          </table:table-cell>
          <table:table-cell office:value-type="float" office:value="859">
            <text:p>859</text:p>
          </table:table-cell>
          <table:table-cell office:value-type="float" office:value="995">
            <text:p>995</text:p>
          </table:table-cell>
          <table:table-cell office:value-type="float" office:value="813">
            <text:p>813</text:p>
          </table:table-cell>
          <table:table-cell office:value-type="float" office:value="801">
            <text:p>801</text:p>
          </table:table-cell>
          <table:table-cell office:value-type="float" office:value="945.7">
            <text:p>945.7</text:p>
          </table:table-cell>
          <table:table-cell office:value-type="float" office:value="866">
            <text:p>866</text:p>
          </table:table-cell>
          <table:table-cell office:value-type="float" office:value="1405">
            <text:p>1405</text:p>
          </table:table-cell>
          <table:table-cell office:value-type="float" office:value="1009">
            <text:p>1009</text:p>
          </table:table-cell>
          <table:table-cell office:value-type="float" office:value="864">
            <text:p>864</text:p>
          </table:table-cell>
          <table:table-cell office:value-type="float" office:value="875">
            <text:p>875</text:p>
          </table:table-cell>
          <table:table-cell office:value-type="float" office:value="1423">
            <text:p>1423</text:p>
          </table:table-cell>
          <table:table-cell office:value-type="float" office:value="869">
            <text:p>869</text:p>
          </table:table-cell>
          <table:table-cell office:value-type="float" office:value="1067">
            <text:p>1067</text:p>
          </table:table-cell>
          <table:table-cell office:value-type="float" office:value="868">
            <text:p>868</text:p>
          </table:table-cell>
          <table:table-cell office:value-type="float" office:value="876">
            <text:p>876</text:p>
          </table:table-cell>
          <table:table-cell office:value-type="float" office:value="1012.2">
            <text:p>1012.2</text:p>
          </table:table-cell>
          <table:table-cell office:value-type="float" office:value="6338">
            <text:p>6338</text:p>
          </table:table-cell>
          <table:table-cell office:value-type="float" office:value="8762">
            <text:p>8762</text:p>
          </table:table-cell>
          <table:table-cell office:value-type="float" office:value="6465">
            <text:p>6465</text:p>
          </table:table-cell>
          <table:table-cell office:value-type="float" office:value="6167">
            <text:p>6167</text:p>
          </table:table-cell>
          <table:table-cell office:value-type="float" office:value="6264">
            <text:p>6264</text:p>
          </table:table-cell>
          <table:table-cell office:value-type="float" office:value="8526">
            <text:p>8526</text:p>
          </table:table-cell>
          <table:table-cell office:value-type="float" office:value="6457">
            <text:p>6457</text:p>
          </table:table-cell>
          <table:table-cell office:value-type="float" office:value="6770">
            <text:p>6770</text:p>
          </table:table-cell>
          <table:table-cell office:value-type="float" office:value="6390">
            <text:p>6390</text:p>
          </table:table-cell>
          <table:table-cell office:value-type="float" office:value="6424">
            <text:p>6424</text:p>
          </table:table-cell>
          <table:table-cell office:value-type="float" office:value="6856.3">
            <text:p>6856.3</text:p>
          </table:table-cell>
          <table:table-cell office:value-type="float" office:value="4293">
            <text:p>4293</text:p>
          </table:table-cell>
          <table:table-cell office:value-type="float" office:value="6313">
            <text:p>6313</text:p>
          </table:table-cell>
          <table:table-cell office:value-type="float" office:value="4095">
            <text:p>4095</text:p>
          </table:table-cell>
          <table:table-cell office:value-type="float" office:value="4140">
            <text:p>4140</text:p>
          </table:table-cell>
          <table:table-cell office:value-type="float" office:value="4190">
            <text:p>4190</text:p>
          </table:table-cell>
          <table:table-cell office:value-type="float" office:value="5630">
            <text:p>5630</text:p>
          </table:table-cell>
          <table:table-cell office:value-type="float" office:value="4724">
            <text:p>4724</text:p>
          </table:table-cell>
          <table:table-cell office:value-type="float" office:value="4259">
            <text:p>4259</text:p>
          </table:table-cell>
          <table:table-cell office:value-type="float" office:value="4362">
            <text:p>4362</text:p>
          </table:table-cell>
          <table:table-cell office:value-type="float" office:value="5958">
            <text:p>5958</text:p>
          </table:table-cell>
          <table:table-cell office:value-type="float" office:value="4796.4">
            <text:p>4796.4</text:p>
          </table:table-cell>
          <table:table-cell office:value-type="float" office:value="564">
            <text:p>564</text:p>
          </table:table-cell>
          <table:table-cell office:value-type="float" office:value="789">
            <text:p>789</text:p>
          </table:table-cell>
          <table:table-cell office:value-type="float" office:value="568">
            <text:p>568</text:p>
          </table:table-cell>
          <table:table-cell office:value-type="float" office:value="570">
            <text:p>570</text:p>
          </table:table-cell>
          <table:table-cell office:value-type="float" office:value="569">
            <text:p>569</text:p>
          </table:table-cell>
          <table:table-cell office:value-type="float" office:value="712">
            <text:p>712</text:p>
          </table:table-cell>
          <table:table-cell office:value-type="float" office:value="939">
            <text:p>939</text:p>
          </table:table-cell>
          <table:table-cell office:value-type="float" office:value="567">
            <text:p>567</text:p>
          </table:table-cell>
          <table:table-cell office:value-type="float" office:value="550">
            <text:p>550</text:p>
          </table:table-cell>
          <table:table-cell office:value-type="float" office:value="773">
            <text:p>773</text:p>
          </table:table-cell>
          <table:table-cell office:value-type="float" office:value="660.1">
            <text:p>660.1</text:p>
          </table:table-cell>
          <table:table-cell office:value-type="float" office:value="661">
            <text:p>661</text:p>
          </table:table-cell>
          <table:table-cell office:value-type="float" office:value="820">
            <text:p>820</text:p>
          </table:table-cell>
          <table:table-cell office:value-type="float" office:value="658">
            <text:p>658</text:p>
          </table:table-cell>
          <table:table-cell office:value-type="float" office:value="681">
            <text:p>681</text:p>
          </table:table-cell>
          <table:table-cell office:value-type="float" office:value="660">
            <text:p>660</text:p>
          </table:table-cell>
          <table:table-cell office:value-type="float" office:value="804">
            <text:p>804</text:p>
          </table:table-cell>
          <table:table-cell office:value-type="float" office:value="1080">
            <text:p>1080</text:p>
          </table:table-cell>
          <table:table-cell office:value-type="float" office:value="646">
            <text:p>646</text:p>
          </table:table-cell>
          <table:table-cell office:value-type="float" office:value="653">
            <text:p>653</text:p>
          </table:table-cell>
          <table:table-cell office:value-type="float" office:value="814">
            <text:p>814</text:p>
          </table:table-cell>
          <table:table-cell office:value-type="float" office:value="747.7">
            <text:p>747.7</text:p>
          </table:table-cell>
          <table:table-cell office:value-type="float" office:value="726">
            <text:p>726</text:p>
          </table:table-cell>
          <table:table-cell office:value-type="float" office:value="951">
            <text:p>951</text:p>
          </table:table-cell>
          <table:table-cell office:value-type="float" office:value="739">
            <text:p>739</text:p>
          </table:table-cell>
          <table:table-cell office:value-type="float" office:value="711">
            <text:p>711</text:p>
          </table:table-cell>
          <table:table-cell office:value-type="float" office:value="722">
            <text:p>722</text:p>
          </table:table-cell>
          <table:table-cell office:value-type="float" office:value="915">
            <text:p>915</text:p>
          </table:table-cell>
          <table:table-cell office:value-type="float" office:value="1177">
            <text:p>1177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office:value-type="float" office:value="906">
            <text:p>906</text:p>
          </table:table-cell>
          <table:table-cell office:value-type="float" office:value="831.3">
            <text:p>831.3</text:p>
          </table:table-cell>
          <table:table-cell office:value-type="float" office:value="719">
            <text:p>719</text:p>
          </table:table-cell>
          <table:table-cell office:value-type="float" office:value="887">
            <text:p>887</text:p>
          </table:table-cell>
          <table:table-cell office:value-type="float" office:value="715">
            <text:p>715</text:p>
          </table:table-cell>
          <table:table-cell office:value-type="float" office:value="704">
            <text:p>704</text:p>
          </table:table-cell>
          <table:table-cell office:value-type="float" office:value="720">
            <text:p>720</text:p>
          </table:table-cell>
          <table:table-cell office:value-type="float" office:value="787">
            <text:p>787</text:p>
          </table:table-cell>
          <table:table-cell office:value-type="float" office:value="950">
            <text:p>950</text:p>
          </table:table-cell>
          <table:table-cell table:number-columns-repeated="2" office:value-type="float" office:value="714">
            <text:p>714</text:p>
          </table:table-cell>
          <table:table-cell office:value-type="float" office:value="891">
            <text:p>891</text:p>
          </table:table-cell>
          <table:table-cell office:value-type="float" office:value="780.1">
            <text:p>780.1</text:p>
          </table:table-cell>
          <table:table-cell office:value-type="float" office:value="694">
            <text:p>694</text:p>
          </table:table-cell>
          <table:table-cell office:value-type="float" office:value="844">
            <text:p>844</text:p>
          </table:table-cell>
          <table:table-cell office:value-type="float" office:value="722">
            <text:p>722</text:p>
          </table:table-cell>
          <table:table-cell office:value-type="float" office:value="695">
            <text:p>695</text:p>
          </table:table-cell>
          <table:table-cell office:value-type="float" office:value="700">
            <text:p>700</text:p>
          </table:table-cell>
          <table:table-cell office:value-type="float" office:value="749">
            <text:p>749</text:p>
          </table:table-cell>
          <table:table-cell office:value-type="float" office:value="876">
            <text:p>876</text:p>
          </table:table-cell>
          <table:table-cell office:value-type="float" office:value="692">
            <text:p>692</text:p>
          </table:table-cell>
          <table:table-cell office:value-type="float" office:value="695">
            <text:p>695</text:p>
          </table:table-cell>
          <table:table-cell office:value-type="float" office:value="856">
            <text:p>856</text:p>
          </table:table-cell>
          <table:table-cell office:value-type="float" office:value="752.3">
            <text:p>752.3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586">
            <text:p>1586</text:p>
          </table:table-cell>
          <table:table-cell office:value-type="float" office:value="992">
            <text:p>992</text:p>
          </table:table-cell>
          <table:table-cell office:value-type="float" office:value="1081">
            <text:p>1081</text:p>
          </table:table-cell>
          <table:table-cell office:value-type="float" office:value="984">
            <text:p>984</text:p>
          </table:table-cell>
          <table:table-cell office:value-type="float" office:value="998">
            <text:p>998</text:p>
          </table:table-cell>
          <table:table-cell office:value-type="float" office:value="1062">
            <text:p>1062</text:p>
          </table:table-cell>
          <table:table-cell office:value-type="float" office:value="973">
            <text:p>973</text:p>
          </table:table-cell>
          <table:table-cell office:value-type="float" office:value="988">
            <text:p>988</text:p>
          </table:table-cell>
          <table:table-cell office:value-type="float" office:value="977">
            <text:p>977</text:p>
          </table:table-cell>
          <table:table-cell office:value-type="float" office:value="1213">
            <text:p>1213</text:p>
          </table:table-cell>
          <table:table-cell office:value-type="float" office:value="1085.4">
            <text:p>1085.4</text:p>
          </table:table-cell>
          <table:table-cell office:value-type="float" office:value="1568">
            <text:p>1568</text:p>
          </table:table-cell>
          <table:table-cell office:value-type="float" office:value="992">
            <text:p>992</text:p>
          </table:table-cell>
          <table:table-cell office:value-type="float" office:value="1042">
            <text:p>1042</text:p>
          </table:table-cell>
          <table:table-cell office:value-type="float" office:value="959">
            <text:p>959</text:p>
          </table:table-cell>
          <table:table-cell office:value-type="float" office:value="979">
            <text:p>979</text:p>
          </table:table-cell>
          <table:table-cell office:value-type="float" office:value="1043">
            <text:p>1043</text:p>
          </table:table-cell>
          <table:table-cell office:value-type="float" office:value="983">
            <text:p>983</text:p>
          </table:table-cell>
          <table:table-cell office:value-type="float" office:value="957">
            <text:p>957</text:p>
          </table:table-cell>
          <table:table-cell office:value-type="float" office:value="959">
            <text:p>959</text:p>
          </table:table-cell>
          <table:table-cell office:value-type="float" office:value="1182">
            <text:p>1182</text:p>
          </table:table-cell>
          <table:table-cell office:value-type="float" office:value="1066.4">
            <text:p>1066.4</text:p>
          </table:table-cell>
          <table:table-cell office:value-type="float" office:value="1395">
            <text:p>1395</text:p>
          </table:table-cell>
          <table:table-cell office:value-type="float" office:value="894">
            <text:p>894</text:p>
          </table:table-cell>
          <table:table-cell office:value-type="float" office:value="965">
            <text:p>965</text:p>
          </table:table-cell>
          <table:table-cell office:value-type="float" office:value="891">
            <text:p>891</text:p>
          </table:table-cell>
          <table:table-cell office:value-type="float" office:value="888">
            <text:p>888</text:p>
          </table:table-cell>
          <table:table-cell office:value-type="float" office:value="984">
            <text:p>984</text:p>
          </table:table-cell>
          <table:table-cell office:value-type="float" office:value="916">
            <text:p>916</text:p>
          </table:table-cell>
          <table:table-cell office:value-type="float" office:value="901">
            <text:p>901</text:p>
          </table:table-cell>
          <table:table-cell office:value-type="float" office:value="905">
            <text:p>905</text:p>
          </table:table-cell>
          <table:table-cell office:value-type="float" office:value="981">
            <text:p>981</text:p>
          </table:table-cell>
          <table:table-cell office:value-type="float" office:value="972">
            <text:p>972</text:p>
          </table:table-cell>
          <table:table-cell office:value-type="float" office:value="1215">
            <text:p>1215</text:p>
          </table:table-cell>
          <table:table-cell office:value-type="float" office:value="958">
            <text:p>958</text:p>
          </table:table-cell>
          <table:table-cell office:value-type="float" office:value="985">
            <text:p>985</text:p>
          </table:table-cell>
          <table:table-cell office:value-type="float" office:value="969">
            <text:p>969</text:p>
          </table:table-cell>
          <table:table-cell office:value-type="float" office:value="965">
            <text:p>965</text:p>
          </table:table-cell>
          <table:table-cell office:value-type="float" office:value="1042">
            <text:p>1042</text:p>
          </table:table-cell>
          <table:table-cell office:value-type="float" office:value="988">
            <text:p>988</text:p>
          </table:table-cell>
          <table:table-cell office:value-type="float" office:value="1740">
            <text:p>1740</text:p>
          </table:table-cell>
          <table:table-cell office:value-type="float" office:value="985">
            <text:p>985</text:p>
          </table:table-cell>
          <table:table-cell office:value-type="float" office:value="1075">
            <text:p>1075</text:p>
          </table:table-cell>
          <table:table-cell office:value-type="float" office:value="1092.2">
            <text:p>1092.2</text:p>
          </table:table-cell>
          <table:table-cell office:value-type="float" office:value="8723">
            <text:p>8723</text:p>
          </table:table-cell>
          <table:table-cell office:value-type="float" office:value="7620">
            <text:p>7620</text:p>
          </table:table-cell>
          <table:table-cell office:value-type="float" office:value="7759">
            <text:p>7759</text:p>
          </table:table-cell>
          <table:table-cell office:value-type="float" office:value="7373">
            <text:p>7373</text:p>
          </table:table-cell>
          <table:table-cell office:value-type="float" office:value="10029">
            <text:p>10029</text:p>
          </table:table-cell>
          <table:table-cell office:value-type="float" office:value="7498">
            <text:p>7498</text:p>
          </table:table-cell>
          <table:table-cell office:value-type="float" office:value="7516">
            <text:p>7516</text:p>
          </table:table-cell>
          <table:table-cell office:value-type="float" office:value="9787">
            <text:p>9787</text:p>
          </table:table-cell>
          <table:table-cell office:value-type="float" office:value="7375">
            <text:p>7375</text:p>
          </table:table-cell>
          <table:table-cell office:value-type="float" office:value="7607">
            <text:p>7607</text:p>
          </table:table-cell>
          <table:table-cell office:value-type="float" office:value="8128.7">
            <text:p>8128.7</text:p>
          </table:table-cell>
          <table:table-cell office:value-type="float" office:value="5198">
            <text:p>5198</text:p>
          </table:table-cell>
          <table:table-cell office:value-type="float" office:value="6800">
            <text:p>6800</text:p>
          </table:table-cell>
          <table:table-cell office:value-type="float" office:value="5177">
            <text:p>5177</text:p>
          </table:table-cell>
          <table:table-cell office:value-type="float" office:value="5106">
            <text:p>5106</text:p>
          </table:table-cell>
          <table:table-cell office:value-type="float" office:value="7563">
            <text:p>7563</text:p>
          </table:table-cell>
          <table:table-cell office:value-type="float" office:value="5438">
            <text:p>5438</text:p>
          </table:table-cell>
          <table:table-cell office:value-type="float" office:value="5300">
            <text:p>5300</text:p>
          </table:table-cell>
          <table:table-cell office:value-type="float" office:value="5551">
            <text:p>5551</text:p>
          </table:table-cell>
          <table:table-cell office:value-type="float" office:value="6624">
            <text:p>6624</text:p>
          </table:table-cell>
          <table:table-cell office:value-type="float" office:value="5208">
            <text:p>5208</text:p>
          </table:table-cell>
          <table:table-cell office:value-type="float" office:value="5796.5">
            <text:p>5796.5</text:p>
          </table:table-cell>
          <table:table-cell office:value-type="float" office:value="633">
            <text:p>633</text:p>
          </table:table-cell>
          <table:table-cell office:value-type="float" office:value="802">
            <text:p>802</text:p>
          </table:table-cell>
          <table:table-cell office:value-type="float" office:value="633">
            <text:p>633</text:p>
          </table:table-cell>
          <table:table-cell office:value-type="float" office:value="627">
            <text:p>627</text:p>
          </table:table-cell>
          <table:table-cell office:value-type="float" office:value="795">
            <text:p>795</text:p>
          </table:table-cell>
          <table:table-cell office:value-type="float" office:value="1080">
            <text:p>1080</text:p>
          </table:table-cell>
          <table:table-cell office:value-type="float" office:value="628">
            <text:p>628</text:p>
          </table:table-cell>
          <table:table-cell office:value-type="float" office:value="645">
            <text:p>645</text:p>
          </table:table-cell>
          <table:table-cell office:value-type="float" office:value="942">
            <text:p>942</text:p>
          </table:table-cell>
          <table:table-cell office:value-type="float" office:value="629">
            <text:p>629</text:p>
          </table:table-cell>
          <table:table-cell office:value-type="float" office:value="741.4">
            <text:p>741.4</text:p>
          </table:table-cell>
          <table:table-cell office:value-type="float" office:value="738">
            <text:p>738</text:p>
          </table:table-cell>
          <table:table-cell office:value-type="float" office:value="908">
            <text:p>908</text:p>
          </table:table-cell>
          <table:table-cell office:value-type="float" office:value="740">
            <text:p>740</text:p>
          </table:table-cell>
          <table:table-cell office:value-type="float" office:value="741">
            <text:p>741</text:p>
          </table:table-cell>
          <table:table-cell office:value-type="float" office:value="905">
            <text:p>905</text:p>
          </table:table-cell>
          <table:table-cell office:value-type="float" office:value="1136">
            <text:p>1136</text:p>
          </table:table-cell>
          <table:table-cell office:value-type="float" office:value="769">
            <text:p>769</text:p>
          </table:table-cell>
          <table:table-cell office:value-type="float" office:value="733">
            <text:p>733</text:p>
          </table:table-cell>
          <table:table-cell office:value-type="float" office:value="911">
            <text:p>911</text:p>
          </table:table-cell>
          <table:table-cell office:value-type="float" office:value="750">
            <text:p>750</text:p>
          </table:table-cell>
          <table:table-cell office:value-type="float" office:value="833.1">
            <text:p>833.1</text:p>
          </table:table-cell>
          <table:table-cell office:value-type="float" office:value="812">
            <text:p>812</text:p>
          </table:table-cell>
          <table:table-cell office:value-type="float" office:value="989">
            <text:p>989</text:p>
          </table:table-cell>
          <table:table-cell office:value-type="float" office:value="797">
            <text:p>797</text:p>
          </table:table-cell>
          <table:table-cell office:value-type="float" office:value="806">
            <text:p>806</text:p>
          </table:table-cell>
          <table:table-cell office:value-type="float" office:value="1005">
            <text:p>1005</text:p>
          </table:table-cell>
          <table:table-cell office:value-type="float" office:value="819">
            <text:p>819</text:p>
          </table:table-cell>
          <table:table-cell office:value-type="float" office:value="818">
            <text:p>818</text:p>
          </table:table-cell>
          <table:table-cell office:value-type="float" office:value="813">
            <text:p>813</text:p>
          </table:table-cell>
          <table:table-cell office:value-type="float" office:value="984">
            <text:p>984</text:p>
          </table:table-cell>
          <table:table-cell office:value-type="float" office:value="823">
            <text:p>823</text:p>
          </table:table-cell>
          <table:table-cell office:value-type="float" office:value="866.6">
            <text:p>866.6</text:p>
          </table:table-cell>
          <table:table-cell office:value-type="float" office:value="794">
            <text:p>794</text:p>
          </table:table-cell>
          <table:table-cell office:value-type="float" office:value="976">
            <text:p>976</text:p>
          </table:table-cell>
          <table:table-cell office:value-type="float" office:value="806">
            <text:p>806</text:p>
          </table:table-cell>
          <table:table-cell office:value-type="float" office:value="792">
            <text:p>792</text:p>
          </table:table-cell>
          <table:table-cell office:value-type="float" office:value="980">
            <text:p>980</text:p>
          </table:table-cell>
          <table:table-cell office:value-type="float" office:value="792">
            <text:p>792</text:p>
          </table:table-cell>
          <table:table-cell office:value-type="float" office:value="794">
            <text:p>794</text:p>
          </table:table-cell>
          <table:table-cell office:value-type="float" office:value="801">
            <text:p>801</text:p>
          </table:table-cell>
          <table:table-cell office:value-type="float" office:value="989">
            <text:p>989</text:p>
          </table:table-cell>
          <table:table-cell office:value-type="float" office:value="792">
            <text:p>792</text:p>
          </table:table-cell>
          <table:table-cell office:value-type="float" office:value="851.6">
            <text:p>851.6</text:p>
          </table:table-cell>
          <table:table-cell office:value-type="float" office:value="768">
            <text:p>768</text:p>
          </table:table-cell>
          <table:table-cell office:value-type="float" office:value="841">
            <text:p>841</text:p>
          </table:table-cell>
          <table:table-cell office:value-type="float" office:value="837">
            <text:p>837</text:p>
          </table:table-cell>
          <table:table-cell office:value-type="float" office:value="772">
            <text:p>772</text:p>
          </table:table-cell>
          <table:table-cell office:value-type="float" office:value="965">
            <text:p>965</text:p>
          </table:table-cell>
          <table:table-cell office:value-type="float" office:value="776">
            <text:p>776</text:p>
          </table:table-cell>
          <table:table-cell office:value-type="float" office:value="777">
            <text:p>777</text:p>
          </table:table-cell>
          <table:table-cell office:value-type="float" office:value="792">
            <text:p>792</text:p>
          </table:table-cell>
          <table:table-cell office:value-type="float" office:value="959">
            <text:p>959</text:p>
          </table:table-cell>
          <table:table-cell office:value-type="float" office:value="771">
            <text:p>771</text:p>
          </table:table-cell>
          <table:table-cell office:value-type="float" office:value="825.8">
            <text:p>825.8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118">
            <text:p>1118</text:p>
          </table:table-cell>
          <table:table-cell office:value-type="float" office:value="1152">
            <text:p>1152</text:p>
          </table:table-cell>
          <table:table-cell office:value-type="float" office:value="1321">
            <text:p>1321</text:p>
          </table:table-cell>
          <table:table-cell office:value-type="float" office:value="1062">
            <text:p>1062</text:p>
          </table:table-cell>
          <table:table-cell office:value-type="float" office:value="1060">
            <text:p>1060</text:p>
          </table:table-cell>
          <table:table-cell office:value-type="float" office:value="1090">
            <text:p>1090</text:p>
          </table:table-cell>
          <table:table-cell office:value-type="float" office:value="1089">
            <text:p>1089</text:p>
          </table:table-cell>
          <table:table-cell office:value-type="float" office:value="1335">
            <text:p>1335</text:p>
          </table:table-cell>
          <table:table-cell office:value-type="float" office:value="1116">
            <text:p>1116</text:p>
          </table:table-cell>
          <table:table-cell office:value-type="float" office:value="1078">
            <text:p>1078</text:p>
          </table:table-cell>
          <table:table-cell office:value-type="float" office:value="1142.1">
            <text:p>1142.1</text:p>
          </table:table-cell>
          <table:table-cell office:value-type="float" office:value="1054">
            <text:p>1054</text:p>
          </table:table-cell>
          <table:table-cell office:value-type="float" office:value="1168">
            <text:p>1168</text:p>
          </table:table-cell>
          <table:table-cell office:value-type="float" office:value="1300">
            <text:p>1300</text:p>
          </table:table-cell>
          <table:table-cell office:value-type="float" office:value="1056">
            <text:p>1056</text:p>
          </table:table-cell>
          <table:table-cell office:value-type="float" office:value="1044">
            <text:p>1044</text:p>
          </table:table-cell>
          <table:table-cell office:value-type="float" office:value="1078">
            <text:p>1078</text:p>
          </table:table-cell>
          <table:table-cell office:value-type="float" office:value="1076">
            <text:p>1076</text:p>
          </table:table-cell>
          <table:table-cell office:value-type="float" office:value="1314">
            <text:p>1314</text:p>
          </table:table-cell>
          <table:table-cell office:value-type="float" office:value="1048">
            <text:p>1048</text:p>
          </table:table-cell>
          <table:table-cell office:value-type="float" office:value="1077">
            <text:p>1077</text:p>
          </table:table-cell>
          <table:table-cell office:value-type="float" office:value="1121.5">
            <text:p>1121.5</text:p>
          </table:table-cell>
          <table:table-cell office:value-type="float" office:value="995">
            <text:p>995</text:p>
          </table:table-cell>
          <table:table-cell office:value-type="float" office:value="1071">
            <text:p>1071</text:p>
          </table:table-cell>
          <table:table-cell office:value-type="float" office:value="1223">
            <text:p>1223</text:p>
          </table:table-cell>
          <table:table-cell office:value-type="float" office:value="1030">
            <text:p>1030</text:p>
          </table:table-cell>
          <table:table-cell office:value-type="float" office:value="1009">
            <text:p>1009</text:p>
          </table:table-cell>
          <table:table-cell office:value-type="float" office:value="1013">
            <text:p>1013</text:p>
          </table:table-cell>
          <table:table-cell office:value-type="float" office:value="1007">
            <text:p>1007</text:p>
          </table:table-cell>
          <table:table-cell office:value-type="float" office:value="1226">
            <text:p>1226</text:p>
          </table:table-cell>
          <table:table-cell office:value-type="float" office:value="987">
            <text:p>987</text:p>
          </table:table-cell>
          <table:table-cell office:value-type="float" office:value="996">
            <text:p>996</text:p>
          </table:table-cell>
          <table:table-cell office:value-type="float" office:value="1055.7">
            <text:p>1055.7</text:p>
          </table:table-cell>
          <table:table-cell office:value-type="float" office:value="1069">
            <text:p>1069</text:p>
          </table:table-cell>
          <table:table-cell office:value-type="float" office:value="1090">
            <text:p>1090</text:p>
          </table:table-cell>
          <table:table-cell office:value-type="float" office:value="1181">
            <text:p>1181</text:p>
          </table:table-cell>
          <table:table-cell office:value-type="float" office:value="1090">
            <text:p>1090</text:p>
          </table:table-cell>
          <table:table-cell office:value-type="float" office:value="1104">
            <text:p>1104</text:p>
          </table:table-cell>
          <table:table-cell office:value-type="float" office:value="1080">
            <text:p>1080</text:p>
          </table:table-cell>
          <table:table-cell office:value-type="float" office:value="1076">
            <text:p>1076</text:p>
          </table:table-cell>
          <table:table-cell office:value-type="float" office:value="1331">
            <text:p>1331</text:p>
          </table:table-cell>
          <table:table-cell office:value-type="float" office:value="1078">
            <text:p>1078</text:p>
          </table:table-cell>
          <table:table-cell office:value-type="float" office:value="1067">
            <text:p>1067</text:p>
          </table:table-cell>
          <table:table-cell office:value-type="float" office:value="1116.6">
            <text:p>1116.6</text:p>
          </table:table-cell>
          <table:table-cell office:value-type="float" office:value="11037">
            <text:p>11037</text:p>
          </table:table-cell>
          <table:table-cell office:value-type="float" office:value="9036">
            <text:p>9036</text:p>
          </table:table-cell>
          <table:table-cell office:value-type="float" office:value="9137">
            <text:p>9137</text:p>
          </table:table-cell>
          <table:table-cell office:value-type="float" office:value="8676">
            <text:p>8676</text:p>
          </table:table-cell>
          <table:table-cell office:value-type="float" office:value="8918">
            <text:p>8918</text:p>
          </table:table-cell>
          <table:table-cell office:value-type="float" office:value="8703">
            <text:p>8703</text:p>
          </table:table-cell>
          <table:table-cell office:value-type="float" office:value="8622">
            <text:p>8622</text:p>
          </table:table-cell>
          <table:table-cell office:value-type="float" office:value="9249">
            <text:p>9249</text:p>
          </table:table-cell>
          <table:table-cell office:value-type="float" office:value="11309">
            <text:p>11309</text:p>
          </table:table-cell>
          <table:table-cell office:value-type="float" office:value="8757">
            <text:p>8757</text:p>
          </table:table-cell>
          <table:table-cell office:value-type="float" office:value="9344.4">
            <text:p>9344.4</text:p>
          </table:table-cell>
          <table:table-cell office:value-type="float" office:value="8748">
            <text:p>8748</text:p>
          </table:table-cell>
          <table:table-cell office:value-type="float" office:value="8306">
            <text:p>8306</text:p>
          </table:table-cell>
          <table:table-cell office:value-type="float" office:value="6405">
            <text:p>6405</text:p>
          </table:table-cell>
          <table:table-cell office:value-type="float" office:value="6120">
            <text:p>6120</text:p>
          </table:table-cell>
          <table:table-cell office:value-type="float" office:value="6348">
            <text:p>6348</text:p>
          </table:table-cell>
          <table:table-cell office:value-type="float" office:value="6129">
            <text:p>6129</text:p>
          </table:table-cell>
          <table:table-cell office:value-type="float" office:value="6070">
            <text:p>6070</text:p>
          </table:table-cell>
          <table:table-cell office:value-type="float" office:value="6442">
            <text:p>6442</text:p>
          </table:table-cell>
          <table:table-cell office:value-type="float" office:value="7056">
            <text:p>7056</text:p>
          </table:table-cell>
          <table:table-cell office:value-type="float" office:value="6246">
            <text:p>6246</text:p>
          </table:table-cell>
          <table:table-cell office:value-type="float" office:value="6787">
            <text:p>6787</text:p>
          </table:table-cell>
          <table:table-cell office:value-type="float" office:value="848">
            <text:p>848</text:p>
          </table:table-cell>
          <table:table-cell office:value-type="float" office:value="953">
            <text:p>953</text:p>
          </table:table-cell>
          <table:table-cell table:number-columns-repeated="3" office:value-type="float" office:value="726">
            <text:p>726</text:p>
          </table:table-cell>
          <table:table-cell office:value-type="float" office:value="727">
            <text:p>727</text:p>
          </table:table-cell>
          <table:table-cell office:value-type="float" office:value="716">
            <text:p>716</text:p>
          </table:table-cell>
          <table:table-cell office:value-type="float" office:value="710">
            <text:p>710</text:p>
          </table:table-cell>
          <table:table-cell office:value-type="float" office:value="702">
            <text:p>702</text:p>
          </table:table-cell>
          <table:table-cell office:value-type="float" office:value="720">
            <text:p>720</text:p>
          </table:table-cell>
          <table:table-cell office:value-type="float" office:value="755.4">
            <text:p>755.4</text:p>
          </table:table-cell>
          <table:table-cell office:value-type="float" office:value="1007">
            <text:p>1007</text:p>
          </table:table-cell>
          <table:table-cell office:value-type="float" office:value="1097">
            <text:p>1097</text:p>
          </table:table-cell>
          <table:table-cell office:value-type="float" office:value="815">
            <text:p>815</text:p>
          </table:table-cell>
          <table:table-cell office:value-type="float" office:value="847">
            <text:p>847</text:p>
          </table:table-cell>
          <table:table-cell office:value-type="float" office:value="816">
            <text:p>816</text:p>
          </table:table-cell>
          <table:table-cell office:value-type="float" office:value="823">
            <text:p>823</text:p>
          </table:table-cell>
          <table:table-cell office:value-type="float" office:value="819">
            <text:p>819</text:p>
          </table:table-cell>
          <table:table-cell office:value-type="float" office:value="831">
            <text:p>831</text:p>
          </table:table-cell>
          <table:table-cell office:value-type="float" office:value="838">
            <text:p>838</text:p>
          </table:table-cell>
          <table:table-cell office:value-type="float" office:value="817">
            <text:p>817</text:p>
          </table:table-cell>
          <table:table-cell office:value-type="float" office:value="871">
            <text:p>871</text:p>
          </table:table-cell>
          <table:table-cell office:value-type="float" office:value="1117">
            <text:p>1117</text:p>
          </table:table-cell>
          <table:table-cell office:value-type="float" office:value="1143">
            <text:p>1143</text:p>
          </table:table-cell>
          <table:table-cell office:value-type="float" office:value="919">
            <text:p>919</text:p>
          </table:table-cell>
          <table:table-cell office:value-type="float" office:value="904">
            <text:p>904</text:p>
          </table:table-cell>
          <table:table-cell office:value-type="float" office:value="896">
            <text:p>896</text:p>
          </table:table-cell>
          <table:table-cell office:value-type="float" office:value="900">
            <text:p>900</text:p>
          </table:table-cell>
          <table:table-cell office:value-type="float" office:value="1572">
            <text:p>1572</text:p>
          </table:table-cell>
          <table:table-cell office:value-type="float" office:value="888">
            <text:p>888</text:p>
          </table:table-cell>
          <table:table-cell office:value-type="float" office:value="921">
            <text:p>921</text:p>
          </table:table-cell>
          <table:table-cell office:value-type="float" office:value="888">
            <text:p>888</text:p>
          </table:table-cell>
          <table:table-cell office:value-type="float" office:value="1014.8">
            <text:p>1014.8</text:p>
          </table:table-cell>
          <table:table-cell office:value-type="float" office:value="1107">
            <text:p>1107</text:p>
          </table:table-cell>
          <table:table-cell office:value-type="float" office:value="1104">
            <text:p>1104</text:p>
          </table:table-cell>
          <table:table-cell office:value-type="float" office:value="888">
            <text:p>888</text:p>
          </table:table-cell>
          <table:table-cell office:value-type="float" office:value="892">
            <text:p>892</text:p>
          </table:table-cell>
          <table:table-cell office:value-type="float" office:value="897">
            <text:p>897</text:p>
          </table:table-cell>
          <table:table-cell office:value-type="float" office:value="893">
            <text:p>893</text:p>
          </table:table-cell>
          <table:table-cell office:value-type="float" office:value="1443">
            <text:p>1443</text:p>
          </table:table-cell>
          <table:table-cell office:value-type="float" office:value="882">
            <text:p>882</text:p>
          </table:table-cell>
          <table:table-cell office:value-type="float" office:value="880">
            <text:p>880</text:p>
          </table:table-cell>
          <table:table-cell office:value-type="float" office:value="873">
            <text:p>873</text:p>
          </table:table-cell>
          <table:table-cell office:value-type="float" office:value="985.9">
            <text:p>985.9</text:p>
          </table:table-cell>
          <table:table-cell office:value-type="float" office:value="995">
            <text:p>995</text:p>
          </table:table-cell>
          <table:table-cell office:value-type="float" office:value="1056">
            <text:p>1056</text:p>
          </table:table-cell>
          <table:table-cell office:value-type="float" office:value="866">
            <text:p>866</text:p>
          </table:table-cell>
          <table:table-cell office:value-type="float" office:value="855">
            <text:p>855</text:p>
          </table:table-cell>
          <table:table-cell office:value-type="float" office:value="863">
            <text:p>863</text:p>
          </table:table-cell>
          <table:table-cell office:value-type="float" office:value="861">
            <text:p>861</text:p>
          </table:table-cell>
          <table:table-cell office:value-type="float" office:value="1402">
            <text:p>1402</text:p>
          </table:table-cell>
          <table:table-cell office:value-type="float" office:value="856">
            <text:p>856</text:p>
          </table:table-cell>
          <table:table-cell office:value-type="float" office:value="857">
            <text:p>857</text:p>
          </table:table-cell>
          <table:table-cell office:value-type="float" office:value="845">
            <text:p>845</text:p>
          </table:table-cell>
          <table:table-cell office:value-type="float" office:value="945.6">
            <text:p>945.6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256">
            <text:p>1256</text:p>
          </table:table-cell>
          <table:table-cell office:value-type="float" office:value="1219">
            <text:p>1219</text:p>
          </table:table-cell>
          <table:table-cell office:value-type="float" office:value="1796">
            <text:p>1796</text:p>
          </table:table-cell>
          <table:table-cell office:value-type="float" office:value="1215">
            <text:p>1215</text:p>
          </table:table-cell>
          <table:table-cell office:value-type="float" office:value="1179">
            <text:p>1179</text:p>
          </table:table-cell>
          <table:table-cell office:value-type="float" office:value="1185">
            <text:p>1185</text:p>
          </table:table-cell>
          <table:table-cell office:value-type="float" office:value="1196">
            <text:p>1196</text:p>
          </table:table-cell>
          <table:table-cell office:value-type="float" office:value="1198">
            <text:p>1198</text:p>
          </table:table-cell>
          <table:table-cell office:value-type="float" office:value="1470">
            <text:p>1470</text:p>
          </table:table-cell>
          <table:table-cell office:value-type="float" office:value="1182">
            <text:p>1182</text:p>
          </table:table-cell>
          <table:table-cell office:value-type="float" office:value="1289.6">
            <text:p>1289.6</text:p>
          </table:table-cell>
          <table:table-cell office:value-type="float" office:value="1162">
            <text:p>1162</text:p>
          </table:table-cell>
          <table:table-cell office:value-type="float" office:value="1143">
            <text:p>1143</text:p>
          </table:table-cell>
          <table:table-cell office:value-type="float" office:value="1189">
            <text:p>1189</text:p>
          </table:table-cell>
          <table:table-cell office:value-type="float" office:value="1134">
            <text:p>1134</text:p>
          </table:table-cell>
          <table:table-cell office:value-type="float" office:value="1141">
            <text:p>1141</text:p>
          </table:table-cell>
          <table:table-cell office:value-type="float" office:value="1139">
            <text:p>1139</text:p>
          </table:table-cell>
          <table:table-cell office:value-type="float" office:value="1144">
            <text:p>1144</text:p>
          </table:table-cell>
          <table:table-cell office:value-type="float" office:value="1198">
            <text:p>1198</text:p>
          </table:table-cell>
          <table:table-cell office:value-type="float" office:value="1413">
            <text:p>1413</text:p>
          </table:table-cell>
          <table:table-cell office:value-type="float" office:value="1161">
            <text:p>1161</text:p>
          </table:table-cell>
          <table:table-cell office:value-type="float" office:value="1182.4">
            <text:p>1182.4</text:p>
          </table:table-cell>
          <table:table-cell office:value-type="float" office:value="1095">
            <text:p>1095</text:p>
          </table:table-cell>
          <table:table-cell office:value-type="float" office:value="1172">
            <text:p>1172</text:p>
          </table:table-cell>
          <table:table-cell office:value-type="float" office:value="1122">
            <text:p>1122</text:p>
          </table:table-cell>
          <table:table-cell office:value-type="float" office:value="1123">
            <text:p>1123</text:p>
          </table:table-cell>
          <table:table-cell office:value-type="float" office:value="1092">
            <text:p>1092</text:p>
          </table:table-cell>
          <table:table-cell office:value-type="float" office:value="1113">
            <text:p>1113</text:p>
          </table:table-cell>
          <table:table-cell office:value-type="float" office:value="1112">
            <text:p>1112</text:p>
          </table:table-cell>
          <table:table-cell office:value-type="float" office:value="1076">
            <text:p>1076</text:p>
          </table:table-cell>
          <table:table-cell office:value-type="float" office:value="1329">
            <text:p>1329</text:p>
          </table:table-cell>
          <table:table-cell office:value-type="float" office:value="1109">
            <text:p>1109</text:p>
          </table:table-cell>
          <table:table-cell office:value-type="float" office:value="1134.3">
            <text:p>1134.3</text:p>
          </table:table-cell>
          <table:table-cell office:value-type="float" office:value="1199">
            <text:p>1199</text:p>
          </table:table-cell>
          <table:table-cell office:value-type="float" office:value="1258">
            <text:p>1258</text:p>
          </table:table-cell>
          <table:table-cell office:value-type="float" office:value="1194">
            <text:p>1194</text:p>
          </table:table-cell>
          <table:table-cell office:value-type="float" office:value="1184">
            <text:p>1184</text:p>
          </table:table-cell>
          <table:table-cell office:value-type="float" office:value="1198">
            <text:p>1198</text:p>
          </table:table-cell>
          <table:table-cell office:value-type="float" office:value="2070">
            <text:p>2070</text:p>
          </table:table-cell>
          <table:table-cell office:value-type="float" office:value="1180">
            <text:p>1180</text:p>
          </table:table-cell>
          <table:table-cell office:value-type="float" office:value="1175">
            <text:p>1175</text:p>
          </table:table-cell>
          <table:table-cell office:value-type="float" office:value="1428">
            <text:p>1428</text:p>
          </table:table-cell>
          <table:table-cell office:value-type="float" office:value="1210">
            <text:p>1210</text:p>
          </table:table-cell>
          <table:table-cell office:value-type="float" office:value="1309.6">
            <text:p>1309.6</text:p>
          </table:table-cell>
          <table:table-cell office:value-type="float" office:value="9977">
            <text:p>9977</text:p>
          </table:table-cell>
          <table:table-cell office:value-type="float" office:value="12956">
            <text:p>12956</text:p>
          </table:table-cell>
          <table:table-cell office:value-type="float" office:value="12326">
            <text:p>12326</text:p>
          </table:table-cell>
          <table:table-cell office:value-type="float" office:value="10170">
            <text:p>10170</text:p>
          </table:table-cell>
          <table:table-cell office:value-type="float" office:value="12429">
            <text:p>12429</text:p>
          </table:table-cell>
          <table:table-cell office:value-type="float" office:value="12634">
            <text:p>12634</text:p>
          </table:table-cell>
          <table:table-cell office:value-type="float" office:value="10036">
            <text:p>10036</text:p>
          </table:table-cell>
          <table:table-cell office:value-type="float" office:value="9936">
            <text:p>9936</text:p>
          </table:table-cell>
          <table:table-cell office:value-type="float" office:value="10433">
            <text:p>10433</text:p>
          </table:table-cell>
          <table:table-cell office:value-type="float" office:value="9729">
            <text:p>9729</text:p>
          </table:table-cell>
          <table:table-cell office:value-type="float" office:value="11062.6">
            <text:p>11062.6</text:p>
          </table:table-cell>
          <table:table-cell office:value-type="float" office:value="7173">
            <text:p>7173</text:p>
          </table:table-cell>
          <table:table-cell office:value-type="float" office:value="7361">
            <text:p>7361</text:p>
          </table:table-cell>
          <table:table-cell office:value-type="float" office:value="8122">
            <text:p>8122</text:p>
          </table:table-cell>
          <table:table-cell office:value-type="float" office:value="7160">
            <text:p>7160</text:p>
          </table:table-cell>
          <table:table-cell office:value-type="float" office:value="7946">
            <text:p>7946</text:p>
          </table:table-cell>
          <table:table-cell office:value-type="float" office:value="7336">
            <text:p>7336</text:p>
          </table:table-cell>
          <table:table-cell office:value-type="float" office:value="7181">
            <text:p>7181</text:p>
          </table:table-cell>
          <table:table-cell office:value-type="float" office:value="7096">
            <text:p>7096</text:p>
          </table:table-cell>
          <table:table-cell office:value-type="float" office:value="7316">
            <text:p>7316</text:p>
          </table:table-cell>
          <table:table-cell office:value-type="float" office:value="6993">
            <text:p>6993</text:p>
          </table:table-cell>
          <table:table-cell office:value-type="float" office:value="7368.4">
            <text:p>7368.4</text:p>
          </table:table-cell>
          <table:table-cell office:value-type="float" office:value="760">
            <text:p>760</text:p>
          </table:table-cell>
          <table:table-cell office:value-type="float" office:value="779">
            <text:p>779</text:p>
          </table:table-cell>
          <table:table-cell office:value-type="float" office:value="764">
            <text:p>764</text:p>
          </table:table-cell>
          <table:table-cell office:value-type="float" office:value="765">
            <text:p>765</text:p>
          </table:table-cell>
          <table:table-cell office:value-type="float" office:value="777">
            <text:p>777</text:p>
          </table:table-cell>
          <table:table-cell office:value-type="float" office:value="798">
            <text:p>798</text:p>
          </table:table-cell>
          <table:table-cell office:value-type="float" office:value="784">
            <text:p>784</text:p>
          </table:table-cell>
          <table:table-cell office:value-type="float" office:value="783">
            <text:p>783</text:p>
          </table:table-cell>
          <table:table-cell office:value-type="float" office:value="772">
            <text:p>772</text:p>
          </table:table-cell>
          <table:table-cell office:value-type="float" office:value="768">
            <text:p>768</text:p>
          </table:table-cell>
          <table:table-cell office:value-type="float" office:value="775">
            <text:p>775</text:p>
          </table:table-cell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894">
            <text:p>894</text:p>
          </table:table-cell>
          <table:table-cell office:value-type="float" office:value="908">
            <text:p>908</text:p>
          </table:table-cell>
          <table:table-cell office:value-type="float" office:value="923">
            <text:p>923</text:p>
          </table:table-cell>
          <table:table-cell office:value-type="float" office:value="907">
            <text:p>907</text:p>
          </table:table-cell>
          <table:table-cell office:value-type="float" office:value="895">
            <text:p>895</text:p>
          </table:table-cell>
          <table:table-cell office:value-type="float" office:value="1311">
            <text:p>1311</text:p>
          </table:table-cell>
          <table:table-cell office:value-type="float" office:value="904">
            <text:p>904</text:p>
          </table:table-cell>
          <table:table-cell office:value-type="float" office:value="884">
            <text:p>884</text:p>
          </table:table-cell>
          <table:table-cell office:value-type="float" office:value="944.8">
            <text:p>944.8</text:p>
          </table:table-cell>
          <table:table-cell office:value-type="float" office:value="1054">
            <text:p>1054</text:p>
          </table:table-cell>
          <table:table-cell office:value-type="float" office:value="1039">
            <text:p>1039</text:p>
          </table:table-cell>
          <table:table-cell office:value-type="float" office:value="1050">
            <text:p>1050</text:p>
          </table:table-cell>
          <table:table-cell office:value-type="float" office:value="1033">
            <text:p>1033</text:p>
          </table:table-cell>
          <table:table-cell office:value-type="float" office:value="1074">
            <text:p>1074</text:p>
          </table:table-cell>
          <table:table-cell office:value-type="float" office:value="1042">
            <text:p>1042</text:p>
          </table:table-cell>
          <table:table-cell office:value-type="float" office:value="1051">
            <text:p>1051</text:p>
          </table:table-cell>
          <table:table-cell office:value-type="float" office:value="1713">
            <text:p>1713</text:p>
          </table:table-cell>
          <table:table-cell office:value-type="float" office:value="1028">
            <text:p>1028</text:p>
          </table:table-cell>
          <table:table-cell office:value-type="float" office:value="1036">
            <text:p>1036</text:p>
          </table:table-cell>
          <table:table-cell office:value-type="float" office:value="1112">
            <text:p>1112</text:p>
          </table:table-cell>
          <table:table-cell office:value-type="float" office:value="978">
            <text:p>978</text:p>
          </table:table-cell>
          <table:table-cell office:value-type="float" office:value="967">
            <text:p>967</text:p>
          </table:table-cell>
          <table:table-cell office:value-type="float" office:value="953">
            <text:p>953</text:p>
          </table:table-cell>
          <table:table-cell office:value-type="float" office:value="978">
            <text:p>978</text:p>
          </table:table-cell>
          <table:table-cell office:value-type="float" office:value="964">
            <text:p>964</text:p>
          </table:table-cell>
          <table:table-cell office:value-type="float" office:value="972">
            <text:p>972</text:p>
          </table:table-cell>
          <table:table-cell office:value-type="float" office:value="969">
            <text:p>969</text:p>
          </table:table-cell>
          <table:table-cell office:value-type="float" office:value="1560">
            <text:p>1560</text:p>
          </table:table-cell>
          <table:table-cell office:value-type="float" office:value="955">
            <text:p>955</text:p>
          </table:table-cell>
          <table:table-cell office:value-type="float" office:value="953">
            <text:p>953</text:p>
          </table:table-cell>
          <table:table-cell office:value-type="float" office:value="1024.9">
            <text:p>1024.9</text:p>
          </table:table-cell>
          <table:table-cell office:value-type="float" office:value="932">
            <text:p>932</text:p>
          </table:table-cell>
          <table:table-cell office:value-type="float" office:value="949">
            <text:p>949</text:p>
          </table:table-cell>
          <table:table-cell office:value-type="float" office:value="977">
            <text:p>977</text:p>
          </table:table-cell>
          <table:table-cell office:value-type="float" office:value="945">
            <text:p>945</text:p>
          </table:table-cell>
          <table:table-cell office:value-type="float" office:value="941">
            <text:p>941</text:p>
          </table:table-cell>
          <table:table-cell office:value-type="float" office:value="956">
            <text:p>956</text:p>
          </table:table-cell>
          <table:table-cell office:value-type="float" office:value="940">
            <text:p>940</text:p>
          </table:table-cell>
          <table:table-cell office:value-type="float" office:value="1165">
            <text:p>1165</text:p>
          </table:table-cell>
          <table:table-cell office:value-type="float" office:value="952">
            <text:p>952</text:p>
          </table:table-cell>
          <table:table-cell office:value-type="float" office:value="932">
            <text:p>932</text:p>
          </table:table-cell>
          <table:table-cell office:value-type="float" office:value="968.9">
            <text:p>968.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283">
            <text:p>1283</text:p>
          </table:table-cell>
          <table:table-cell office:value-type="float" office:value="1248">
            <text:p>1248</text:p>
          </table:table-cell>
          <table:table-cell office:value-type="float" office:value="1567">
            <text:p>1567</text:p>
          </table:table-cell>
          <table:table-cell office:value-type="float" office:value="1261">
            <text:p>1261</text:p>
          </table:table-cell>
          <table:table-cell office:value-type="float" office:value="1265">
            <text:p>1265</text:p>
          </table:table-cell>
          <table:table-cell office:value-type="float" office:value="1241">
            <text:p>1241</text:p>
          </table:table-cell>
          <table:table-cell office:value-type="float" office:value="1249">
            <text:p>1249</text:p>
          </table:table-cell>
          <table:table-cell office:value-type="float" office:value="1248">
            <text:p>1248</text:p>
          </table:table-cell>
          <table:table-cell office:value-type="float" office:value="1238">
            <text:p>1238</text:p>
          </table:table-cell>
          <table:table-cell office:value-type="float" office:value="1532">
            <text:p>1532</text:p>
          </table:table-cell>
          <table:table-cell office:value-type="float" office:value="1313.2">
            <text:p>1313.2</text:p>
          </table:table-cell>
          <table:table-cell office:value-type="float" office:value="1238">
            <text:p>1238</text:p>
          </table:table-cell>
          <table:table-cell office:value-type="float" office:value="1239">
            <text:p>1239</text:p>
          </table:table-cell>
          <table:table-cell office:value-type="float" office:value="2086">
            <text:p>2086</text:p>
          </table:table-cell>
          <table:table-cell office:value-type="float" office:value="1218">
            <text:p>1218</text:p>
          </table:table-cell>
          <table:table-cell office:value-type="float" office:value="1256">
            <text:p>1256</text:p>
          </table:table-cell>
          <table:table-cell office:value-type="float" office:value="1243">
            <text:p>1243</text:p>
          </table:table-cell>
          <table:table-cell office:value-type="float" office:value="1215">
            <text:p>1215</text:p>
          </table:table-cell>
          <table:table-cell office:value-type="float" office:value="1224">
            <text:p>1224</text:p>
          </table:table-cell>
          <table:table-cell office:value-type="float" office:value="1229">
            <text:p>1229</text:p>
          </table:table-cell>
          <table:table-cell office:value-type="float" office:value="1535">
            <text:p>1535</text:p>
          </table:table-cell>
          <table:table-cell office:value-type="float" office:value="1348.3">
            <text:p>1348.3</text:p>
          </table:table-cell>
          <table:table-cell office:value-type="float" office:value="1159">
            <text:p>1159</text:p>
          </table:table-cell>
          <table:table-cell office:value-type="float" office:value="1176">
            <text:p>1176</text:p>
          </table:table-cell>
          <table:table-cell office:value-type="float" office:value="1940">
            <text:p>1940</text:p>
          </table:table-cell>
          <table:table-cell table:number-columns-repeated="2" office:value-type="float" office:value="1192">
            <text:p>1192</text:p>
          </table:table-cell>
          <table:table-cell office:value-type="float" office:value="1159">
            <text:p>1159</text:p>
          </table:table-cell>
          <table:table-cell office:value-type="float" office:value="1178">
            <text:p>1178</text:p>
          </table:table-cell>
          <table:table-cell office:value-type="float" office:value="1203">
            <text:p>1203</text:p>
          </table:table-cell>
          <table:table-cell office:value-type="float" office:value="1173">
            <text:p>1173</text:p>
          </table:table-cell>
          <table:table-cell office:value-type="float" office:value="1451">
            <text:p>1451</text:p>
          </table:table-cell>
          <table:table-cell office:value-type="float" office:value="1282.3">
            <text:p>1282.3</text:p>
          </table:table-cell>
          <table:table-cell office:value-type="float" office:value="1277">
            <text:p>1277</text:p>
          </table:table-cell>
          <table:table-cell office:value-type="float" office:value="1274">
            <text:p>1274</text:p>
          </table:table-cell>
          <table:table-cell office:value-type="float" office:value="1697">
            <text:p>1697</text:p>
          </table:table-cell>
          <table:table-cell office:value-type="float" office:value="1374">
            <text:p>1374</text:p>
          </table:table-cell>
          <table:table-cell office:value-type="float" office:value="1293">
            <text:p>1293</text:p>
          </table:table-cell>
          <table:table-cell office:value-type="float" office:value="1264">
            <text:p>1264</text:p>
          </table:table-cell>
          <table:table-cell office:value-type="float" office:value="1296">
            <text:p>1296</text:p>
          </table:table-cell>
          <table:table-cell office:value-type="float" office:value="1279">
            <text:p>1279</text:p>
          </table:table-cell>
          <table:table-cell office:value-type="float" office:value="1273">
            <text:p>1273</text:p>
          </table:table-cell>
          <table:table-cell office:value-type="float" office:value="1490">
            <text:p>1490</text:p>
          </table:table-cell>
          <table:table-cell office:value-type="float" office:value="1351.7">
            <text:p>1351.7</text:p>
          </table:table-cell>
          <table:table-cell office:value-type="float" office:value="11240">
            <text:p>11240</text:p>
          </table:table-cell>
          <table:table-cell office:value-type="float" office:value="14515">
            <text:p>14515</text:p>
          </table:table-cell>
          <table:table-cell office:value-type="float" office:value="12877">
            <text:p>12877</text:p>
          </table:table-cell>
          <table:table-cell office:value-type="float" office:value="11283">
            <text:p>11283</text:p>
          </table:table-cell>
          <table:table-cell office:value-type="float" office:value="14129">
            <text:p>14129</text:p>
          </table:table-cell>
          <table:table-cell office:value-type="float" office:value="13679">
            <text:p>13679</text:p>
          </table:table-cell>
          <table:table-cell office:value-type="float" office:value="11422">
            <text:p>11422</text:p>
          </table:table-cell>
          <table:table-cell office:value-type="float" office:value="11577">
            <text:p>11577</text:p>
          </table:table-cell>
          <table:table-cell office:value-type="float" office:value="11120">
            <text:p>11120</text:p>
          </table:table-cell>
          <table:table-cell office:value-type="float" office:value="11707">
            <text:p>11707</text:p>
          </table:table-cell>
          <table:table-cell office:value-type="float" office:value="12354.9">
            <text:p>12354.9</text:p>
          </table:table-cell>
          <table:table-cell office:value-type="float" office:value="8152">
            <text:p>8152</text:p>
          </table:table-cell>
          <table:table-cell office:value-type="float" office:value="9058">
            <text:p>9058</text:p>
          </table:table-cell>
          <table:table-cell office:value-type="float" office:value="11029">
            <text:p>11029</text:p>
          </table:table-cell>
          <table:table-cell office:value-type="float" office:value="8235">
            <text:p>8235</text:p>
          </table:table-cell>
          <table:table-cell office:value-type="float" office:value="10508">
            <text:p>10508</text:p>
          </table:table-cell>
          <table:table-cell office:value-type="float" office:value="10336">
            <text:p>10336</text:p>
          </table:table-cell>
          <table:table-cell office:value-type="float" office:value="8254">
            <text:p>8254</text:p>
          </table:table-cell>
          <table:table-cell office:value-type="float" office:value="8464">
            <text:p>8464</text:p>
          </table:table-cell>
          <table:table-cell office:value-type="float" office:value="10516">
            <text:p>10516</text:p>
          </table:table-cell>
          <table:table-cell office:value-type="float" office:value="8328">
            <text:p>8328</text:p>
          </table:table-cell>
          <table:table-cell office:value-type="float" office:value="9288">
            <text:p>9288</text:p>
          </table:table-cell>
          <table:table-cell office:value-type="float" office:value="822">
            <text:p>822</text:p>
          </table:table-cell>
          <table:table-cell office:value-type="float" office:value="1359">
            <text:p>1359</text:p>
          </table:table-cell>
          <table:table-cell office:value-type="float" office:value="1029">
            <text:p>1029</text:p>
          </table:table-cell>
          <table:table-cell office:value-type="float" office:value="828">
            <text:p>828</text:p>
          </table:table-cell>
          <table:table-cell table:number-columns-repeated="2" office:value-type="float" office:value="913">
            <text:p>913</text:p>
          </table:table-cell>
          <table:table-cell office:value-type="float" office:value="866">
            <text:p>866</text:p>
          </table:table-cell>
          <table:table-cell office:value-type="float" office:value="877">
            <text:p>877</text:p>
          </table:table-cell>
          <table:table-cell office:value-type="float" office:value="1041">
            <text:p>1041</text:p>
          </table:table-cell>
          <table:table-cell office:value-type="float" office:value="847">
            <text:p>847</text:p>
          </table:table-cell>
          <table:table-cell office:value-type="float" office:value="949.5">
            <text:p>949.5</text:p>
          </table:table-cell>
          <table:table-cell office:value-type="float" office:value="972">
            <text:p>972</text:p>
          </table:table-cell>
          <table:table-cell office:value-type="float" office:value="1614">
            <text:p>1614</text:p>
          </table:table-cell>
          <table:table-cell office:value-type="float" office:value="1178">
            <text:p>1178</text:p>
          </table:table-cell>
          <table:table-cell office:value-type="float" office:value="982">
            <text:p>982</text:p>
          </table:table-cell>
          <table:table-cell table:number-columns-repeated="2" office:value-type="float" office:value="1072">
            <text:p>1072</text:p>
          </table:table-cell>
          <table:table-cell office:value-type="float" office:value="974">
            <text:p>974</text:p>
          </table:table-cell>
          <table:table-cell office:value-type="float" office:value="989">
            <text:p>989</text:p>
          </table:table-cell>
          <table:table-cell office:value-type="float" office:value="1422">
            <text:p>1422</text:p>
          </table:table-cell>
          <table:table-cell office:value-type="float" office:value="987">
            <text:p>987</text:p>
          </table:table-cell>
          <table:table-cell office:value-type="float" office:value="1126.2">
            <text:p>1126.2</text:p>
          </table:table-cell>
          <table:table-cell office:value-type="float" office:value="1146">
            <text:p>1146</text:p>
          </table:table-cell>
          <table:table-cell office:value-type="float" office:value="1425">
            <text:p>1425</text:p>
          </table:table-cell>
          <table:table-cell office:value-type="float" office:value="1252">
            <text:p>1252</text:p>
          </table:table-cell>
          <table:table-cell office:value-type="float" office:value="1131">
            <text:p>1131</text:p>
          </table:table-cell>
          <table:table-cell office:value-type="float" office:value="1177">
            <text:p>1177</text:p>
          </table:table-cell>
          <table:table-cell office:value-type="float" office:value="1261">
            <text:p>1261</text:p>
          </table:table-cell>
          <table:table-cell office:value-type="float" office:value="1137">
            <text:p>1137</text:p>
          </table:table-cell>
          <table:table-cell office:value-type="float" office:value="1123">
            <text:p>1123</text:p>
          </table:table-cell>
          <table:table-cell office:value-type="float" office:value="1837">
            <text:p>1837</text:p>
          </table:table-cell>
          <table:table-cell office:value-type="float" office:value="1162">
            <text:p>1162</text:p>
          </table:table-cell>
          <table:table-cell office:value-type="float" office:value="1265.1">
            <text:p>1265.1</text:p>
          </table:table-cell>
          <table:table-cell office:value-type="float" office:value="1065">
            <text:p>1065</text:p>
          </table:table-cell>
          <table:table-cell office:value-type="float" office:value="1311">
            <text:p>1311</text:p>
          </table:table-cell>
          <table:table-cell office:value-type="float" office:value="1145">
            <text:p>1145</text:p>
          </table:table-cell>
          <table:table-cell office:value-type="float" office:value="1036">
            <text:p>1036</text:p>
          </table:table-cell>
          <table:table-cell office:value-type="float" office:value="1047">
            <text:p>1047</text:p>
          </table:table-cell>
          <table:table-cell office:value-type="float" office:value="1084">
            <text:p>1084</text:p>
          </table:table-cell>
          <table:table-cell office:value-type="float" office:value="1064">
            <text:p>1064</text:p>
          </table:table-cell>
          <table:table-cell office:value-type="float" office:value="1041">
            <text:p>1041</text:p>
          </table:table-cell>
          <table:table-cell office:value-type="float" office:value="1721">
            <text:p>1721</text:p>
          </table:table-cell>
          <table:table-cell office:value-type="float" office:value="1725">
            <text:p>1725</text:p>
          </table:table-cell>
          <table:table-cell office:value-type="float" office:value="1223.9">
            <text:p>1223.9</text:p>
          </table:table-cell>
          <table:table-cell office:value-type="float" office:value="1017">
            <text:p>1017</text:p>
          </table:table-cell>
          <table:table-cell office:value-type="float" office:value="1277">
            <text:p>1277</text:p>
          </table:table-cell>
          <table:table-cell office:value-type="float" office:value="1113">
            <text:p>1113</text:p>
          </table:table-cell>
          <table:table-cell office:value-type="float" office:value="999">
            <text:p>999</text:p>
          </table:table-cell>
          <table:table-cell office:value-type="float" office:value="1014">
            <text:p>1014</text:p>
          </table:table-cell>
          <table:table-cell office:value-type="float" office:value="1006">
            <text:p>1006</text:p>
          </table:table-cell>
          <table:table-cell office:value-type="float" office:value="1049">
            <text:p>1049</text:p>
          </table:table-cell>
          <table:table-cell office:value-type="float" office:value="1022">
            <text:p>1022</text:p>
          </table:table-cell>
          <table:table-cell office:value-type="float" office:value="1283">
            <text:p>1283</text:p>
          </table:table-cell>
          <table:table-cell office:value-type="float" office:value="1681">
            <text:p>1681</text:p>
          </table:table-cell>
          <table:table-cell office:value-type="float" office:value="1146.1">
            <text:p>1146.1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407">
            <text:p>1407</text:p>
          </table:table-cell>
          <table:table-cell office:value-type="float" office:value="1640">
            <text:p>1640</text:p>
          </table:table-cell>
          <table:table-cell office:value-type="float" office:value="1460">
            <text:p>1460</text:p>
          </table:table-cell>
          <table:table-cell office:value-type="float" office:value="1337">
            <text:p>1337</text:p>
          </table:table-cell>
          <table:table-cell office:value-type="float" office:value="1344">
            <text:p>1344</text:p>
          </table:table-cell>
          <table:table-cell office:value-type="float" office:value="1343">
            <text:p>1343</text:p>
          </table:table-cell>
          <table:table-cell office:value-type="float" office:value="2188">
            <text:p>2188</text:p>
          </table:table-cell>
          <table:table-cell office:value-type="float" office:value="2191">
            <text:p>2191</text:p>
          </table:table-cell>
          <table:table-cell office:value-type="float" office:value="1387">
            <text:p>1387</text:p>
          </table:table-cell>
          <table:table-cell office:value-type="float" office:value="1567">
            <text:p>1567</text:p>
          </table:table-cell>
          <table:table-cell office:value-type="float" office:value="1586.4">
            <text:p>1586.4</text:p>
          </table:table-cell>
          <table:table-cell office:value-type="float" office:value="1322">
            <text:p>1322</text:p>
          </table:table-cell>
          <table:table-cell office:value-type="float" office:value="1663">
            <text:p>1663</text:p>
          </table:table-cell>
          <table:table-cell office:value-type="float" office:value="1445">
            <text:p>1445</text:p>
          </table:table-cell>
          <table:table-cell office:value-type="float" office:value="1328">
            <text:p>1328</text:p>
          </table:table-cell>
          <table:table-cell office:value-type="float" office:value="1361">
            <text:p>1361</text:p>
          </table:table-cell>
          <table:table-cell office:value-type="float" office:value="1321">
            <text:p>1321</text:p>
          </table:table-cell>
          <table:table-cell office:value-type="float" office:value="1853">
            <text:p>1853</text:p>
          </table:table-cell>
          <table:table-cell office:value-type="float" office:value="2012">
            <text:p>2012</text:p>
          </table:table-cell>
          <table:table-cell office:value-type="float" office:value="1333">
            <text:p>1333</text:p>
          </table:table-cell>
          <table:table-cell office:value-type="float" office:value="1610">
            <text:p>1610</text:p>
          </table:table-cell>
          <table:table-cell office:value-type="float" office:value="1524.8">
            <text:p>1524.8</text:p>
          </table:table-cell>
          <table:table-cell office:value-type="float" office:value="1285">
            <text:p>1285</text:p>
          </table:table-cell>
          <table:table-cell office:value-type="float" office:value="1572">
            <text:p>1572</text:p>
          </table:table-cell>
          <table:table-cell office:value-type="float" office:value="1336">
            <text:p>1336</text:p>
          </table:table-cell>
          <table:table-cell office:value-type="float" office:value="1307">
            <text:p>1307</text:p>
          </table:table-cell>
          <table:table-cell office:value-type="float" office:value="1273">
            <text:p>1273</text:p>
          </table:table-cell>
          <table:table-cell office:value-type="float" office:value="1280">
            <text:p>1280</text:p>
          </table:table-cell>
          <table:table-cell office:value-type="float" office:value="1594">
            <text:p>1594</text:p>
          </table:table-cell>
          <table:table-cell office:value-type="float" office:value="1608">
            <text:p>1608</text:p>
          </table:table-cell>
          <table:table-cell office:value-type="float" office:value="1283">
            <text:p>1283</text:p>
          </table:table-cell>
          <table:table-cell office:value-type="float" office:value="1385">
            <text:p>1385</text:p>
          </table:table-cell>
          <table:table-cell office:value-type="float" office:value="1392.3">
            <text:p>1392.3</text:p>
          </table:table-cell>
          <table:table-cell office:value-type="float" office:value="1390">
            <text:p>1390</text:p>
          </table:table-cell>
          <table:table-cell office:value-type="float" office:value="1698">
            <text:p>1698</text:p>
          </table:table-cell>
          <table:table-cell office:value-type="float" office:value="1390">
            <text:p>1390</text:p>
          </table:table-cell>
          <table:table-cell office:value-type="float" office:value="1407">
            <text:p>1407</text:p>
          </table:table-cell>
          <table:table-cell office:value-type="float" office:value="2010">
            <text:p>2010</text:p>
          </table:table-cell>
          <table:table-cell office:value-type="float" office:value="1402">
            <text:p>1402</text:p>
          </table:table-cell>
          <table:table-cell office:value-type="float" office:value="1715">
            <text:p>1715</text:p>
          </table:table-cell>
          <table:table-cell office:value-type="float" office:value="2084">
            <text:p>2084</text:p>
          </table:table-cell>
          <table:table-cell office:value-type="float" office:value="1399">
            <text:p>1399</text:p>
          </table:table-cell>
          <table:table-cell office:value-type="float" office:value="1391">
            <text:p>1391</text:p>
          </table:table-cell>
          <table:table-cell office:value-type="float" office:value="1588.6">
            <text:p>1588.6</text:p>
          </table:table-cell>
          <table:table-cell office:value-type="float" office:value="16711">
            <text:p>16711</text:p>
          </table:table-cell>
          <table:table-cell office:value-type="float" office:value="14378">
            <text:p>14378</text:p>
          </table:table-cell>
          <table:table-cell office:value-type="float" office:value="12778">
            <text:p>12778</text:p>
          </table:table-cell>
          <table:table-cell office:value-type="float" office:value="17001">
            <text:p>17001</text:p>
          </table:table-cell>
          <table:table-cell office:value-type="float" office:value="15452">
            <text:p>15452</text:p>
          </table:table-cell>
          <table:table-cell office:value-type="float" office:value="12804">
            <text:p>12804</text:p>
          </table:table-cell>
          <table:table-cell office:value-type="float" office:value="13638">
            <text:p>13638</text:p>
          </table:table-cell>
          <table:table-cell office:value-type="float" office:value="15643">
            <text:p>15643</text:p>
          </table:table-cell>
          <table:table-cell office:value-type="float" office:value="12962">
            <text:p>12962</text:p>
          </table:table-cell>
          <table:table-cell office:value-type="float" office:value="12859">
            <text:p>12859</text:p>
          </table:table-cell>
          <table:table-cell office:value-type="float" office:value="14422.6">
            <text:p>14422.6</text:p>
          </table:table-cell>
          <table:table-cell office:value-type="float" office:value="10057">
            <text:p>10057</text:p>
          </table:table-cell>
          <table:table-cell office:value-type="float" office:value="11402">
            <text:p>11402</text:p>
          </table:table-cell>
          <table:table-cell office:value-type="float" office:value="9357">
            <text:p>9357</text:p>
          </table:table-cell>
          <table:table-cell office:value-type="float" office:value="9778">
            <text:p>9778</text:p>
          </table:table-cell>
          <table:table-cell office:value-type="float" office:value="9327">
            <text:p>9327</text:p>
          </table:table-cell>
          <table:table-cell office:value-type="float" office:value="9429">
            <text:p>9429</text:p>
          </table:table-cell>
          <table:table-cell office:value-type="float" office:value="9481">
            <text:p>9481</text:p>
          </table:table-cell>
          <table:table-cell office:value-type="float" office:value="9483">
            <text:p>9483</text:p>
          </table:table-cell>
          <table:table-cell office:value-type="float" office:value="11451">
            <text:p>11451</text:p>
          </table:table-cell>
          <table:table-cell office:value-type="float" office:value="9949">
            <text:p>9949</text:p>
          </table:table-cell>
          <table:table-cell office:value-type="float" office:value="9971.4">
            <text:p>9971.4</text:p>
          </table:table-cell>
          <table:table-cell office:value-type="float" office:value="923">
            <text:p>923</text:p>
          </table:table-cell>
          <table:table-cell office:value-type="float" office:value="1140">
            <text:p>1140</text:p>
          </table:table-cell>
          <table:table-cell office:value-type="float" office:value="899">
            <text:p>899</text:p>
          </table:table-cell>
          <table:table-cell office:value-type="float" office:value="928">
            <text:p>928</text:p>
          </table:table-cell>
          <table:table-cell office:value-type="float" office:value="907">
            <text:p>907</text:p>
          </table:table-cell>
          <table:table-cell office:value-type="float" office:value="966">
            <text:p>966</text:p>
          </table:table-cell>
          <table:table-cell office:value-type="float" office:value="906">
            <text:p>906</text:p>
          </table:table-cell>
          <table:table-cell office:value-type="float" office:value="900">
            <text:p>900</text:p>
          </table:table-cell>
          <table:table-cell office:value-type="float" office:value="1162">
            <text:p>1162</text:p>
          </table:table-cell>
          <table:table-cell office:value-type="float" office:value="1054">
            <text:p>1054</text:p>
          </table:table-cell>
          <table:table-cell office:value-type="float" office:value="978.5">
            <text:p>978.5</text:p>
          </table:table-cell>
          <table:table-cell office:value-type="float" office:value="1061">
            <text:p>1061</text:p>
          </table:table-cell>
          <table:table-cell office:value-type="float" office:value="1320">
            <text:p>1320</text:p>
          </table:table-cell>
          <table:table-cell office:value-type="float" office:value="1066">
            <text:p>1066</text:p>
          </table:table-cell>
          <table:table-cell office:value-type="float" office:value="1088">
            <text:p>1088</text:p>
          </table:table-cell>
          <table:table-cell office:value-type="float" office:value="1055">
            <text:p>1055</text:p>
          </table:table-cell>
          <table:table-cell office:value-type="float" office:value="1044">
            <text:p>1044</text:p>
          </table:table-cell>
          <table:table-cell office:value-type="float" office:value="1057">
            <text:p>1057</text:p>
          </table:table-cell>
          <table:table-cell office:value-type="float" office:value="1055">
            <text:p>1055</text:p>
          </table:table-cell>
          <table:table-cell office:value-type="float" office:value="1343">
            <text:p>1343</text:p>
          </table:table-cell>
          <table:table-cell office:value-type="float" office:value="1218">
            <text:p>1218</text:p>
          </table:table-cell>
          <table:table-cell office:value-type="float" office:value="1130.7">
            <text:p>1130.7</text:p>
          </table:table-cell>
          <table:table-cell office:value-type="float" office:value="1362">
            <text:p>1362</text:p>
          </table:table-cell>
          <table:table-cell office:value-type="float" office:value="1503">
            <text:p>1503</text:p>
          </table:table-cell>
          <table:table-cell office:value-type="float" office:value="1228">
            <text:p>1228</text:p>
          </table:table-cell>
          <table:table-cell office:value-type="float" office:value="1216">
            <text:p>1216</text:p>
          </table:table-cell>
          <table:table-cell office:value-type="float" office:value="1237">
            <text:p>1237</text:p>
          </table:table-cell>
          <table:table-cell office:value-type="float" office:value="1220">
            <text:p>1220</text:p>
          </table:table-cell>
          <table:table-cell office:value-type="float" office:value="1254">
            <text:p>1254</text:p>
          </table:table-cell>
          <table:table-cell office:value-type="float" office:value="1218">
            <text:p>1218</text:p>
          </table:table-cell>
          <table:table-cell office:value-type="float" office:value="1502">
            <text:p>1502</text:p>
          </table:table-cell>
          <table:table-cell office:value-type="float" office:value="1496">
            <text:p>1496</text:p>
          </table:table-cell>
          <table:table-cell office:value-type="float" office:value="1323.6">
            <text:p>1323.6</text:p>
          </table:table-cell>
          <table:table-cell office:value-type="float" office:value="1754">
            <text:p>1754</text:p>
          </table:table-cell>
          <table:table-cell office:value-type="float" office:value="1423">
            <text:p>1423</text:p>
          </table:table-cell>
          <table:table-cell office:value-type="float" office:value="1134">
            <text:p>1134</text:p>
          </table:table-cell>
          <table:table-cell office:value-type="float" office:value="1149">
            <text:p>1149</text:p>
          </table:table-cell>
          <table:table-cell office:value-type="float" office:value="1163">
            <text:p>1163</text:p>
          </table:table-cell>
          <table:table-cell office:value-type="float" office:value="1141">
            <text:p>1141</text:p>
          </table:table-cell>
          <table:table-cell office:value-type="float" office:value="1157">
            <text:p>1157</text:p>
          </table:table-cell>
          <table:table-cell office:value-type="float" office:value="1149">
            <text:p>1149</text:p>
          </table:table-cell>
          <table:table-cell office:value-type="float" office:value="1430">
            <text:p>1430</text:p>
          </table:table-cell>
          <table:table-cell office:value-type="float" office:value="1403">
            <text:p>1403</text:p>
          </table:table-cell>
          <table:table-cell office:value-type="float" office:value="1290.3">
            <text:p>1290.3</text:p>
          </table:table-cell>
          <table:table-cell office:value-type="float" office:value="1712">
            <text:p>1712</text:p>
          </table:table-cell>
          <table:table-cell office:value-type="float" office:value="1280">
            <text:p>1280</text:p>
          </table:table-cell>
          <table:table-cell office:value-type="float" office:value="1096">
            <text:p>1096</text:p>
          </table:table-cell>
          <table:table-cell table:number-columns-repeated="2" office:value-type="float" office:value="1115">
            <text:p>1115</text:p>
          </table:table-cell>
          <table:table-cell office:value-type="float" office:value="1645">
            <text:p>1645</text:p>
          </table:table-cell>
          <table:table-cell office:value-type="float" office:value="1396">
            <text:p>1396</text:p>
          </table:table-cell>
          <table:table-cell office:value-type="float" office:value="1105">
            <text:p>1105</text:p>
          </table:table-cell>
          <table:table-cell office:value-type="float" office:value="1239">
            <text:p>1239</text:p>
          </table:table-cell>
          <table:table-cell office:value-type="float" office:value="1184">
            <text:p>1184</text:p>
          </table:table-cell>
          <table:table-cell office:value-type="float" office:value="1288.7">
            <text:p>1288.7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701">
            <text:p>1701</text:p>
          </table:table-cell>
          <table:table-cell office:value-type="float" office:value="1497">
            <text:p>1497</text:p>
          </table:table-cell>
          <table:table-cell office:value-type="float" office:value="1514">
            <text:p>1514</text:p>
          </table:table-cell>
          <table:table-cell office:value-type="float" office:value="1503">
            <text:p>1503</text:p>
          </table:table-cell>
          <table:table-cell office:value-type="float" office:value="2437">
            <text:p>2437</text:p>
          </table:table-cell>
          <table:table-cell office:value-type="float" office:value="1594">
            <text:p>1594</text:p>
          </table:table-cell>
          <table:table-cell office:value-type="float" office:value="1508">
            <text:p>1508</text:p>
          </table:table-cell>
          <table:table-cell office:value-type="float" office:value="1859">
            <text:p>1859</text:p>
          </table:table-cell>
          <table:table-cell office:value-type="float" office:value="1488">
            <text:p>1488</text:p>
          </table:table-cell>
          <table:table-cell office:value-type="float" office:value="1682">
            <text:p>1682</text:p>
          </table:table-cell>
          <table:table-cell office:value-type="float" office:value="1678.3">
            <text:p>1678.3</text:p>
          </table:table-cell>
          <table:table-cell office:value-type="float" office:value="1438">
            <text:p>1438</text:p>
          </table:table-cell>
          <table:table-cell office:value-type="float" office:value="1432">
            <text:p>1432</text:p>
          </table:table-cell>
          <table:table-cell office:value-type="float" office:value="1425">
            <text:p>1425</text:p>
          </table:table-cell>
          <table:table-cell office:value-type="float" office:value="1442">
            <text:p>1442</text:p>
          </table:table-cell>
          <table:table-cell office:value-type="float" office:value="2008">
            <text:p>2008</text:p>
          </table:table-cell>
          <table:table-cell office:value-type="float" office:value="1538">
            <text:p>1538</text:p>
          </table:table-cell>
          <table:table-cell office:value-type="float" office:value="1421">
            <text:p>1421</text:p>
          </table:table-cell>
          <table:table-cell office:value-type="float" office:value="1547">
            <text:p>1547</text:p>
          </table:table-cell>
          <table:table-cell office:value-type="float" office:value="1403">
            <text:p>1403</text:p>
          </table:table-cell>
          <table:table-cell office:value-type="float" office:value="1567">
            <text:p>1567</text:p>
          </table:table-cell>
          <table:table-cell office:value-type="float" office:value="1522.1">
            <text:p>1522.1</text:p>
          </table:table-cell>
          <table:table-cell office:value-type="float" office:value="1411">
            <text:p>1411</text:p>
          </table:table-cell>
          <table:table-cell office:value-type="float" office:value="1399">
            <text:p>1399</text:p>
          </table:table-cell>
          <table:table-cell office:value-type="float" office:value="1382">
            <text:p>1382</text:p>
          </table:table-cell>
          <table:table-cell office:value-type="float" office:value="1391">
            <text:p>1391</text:p>
          </table:table-cell>
          <table:table-cell office:value-type="float" office:value="1761">
            <text:p>1761</text:p>
          </table:table-cell>
          <table:table-cell office:value-type="float" office:value="1425">
            <text:p>1425</text:p>
          </table:table-cell>
          <table:table-cell office:value-type="float" office:value="1396">
            <text:p>1396</text:p>
          </table:table-cell>
          <table:table-cell office:value-type="float" office:value="1508">
            <text:p>1508</text:p>
          </table:table-cell>
          <table:table-cell office:value-type="float" office:value="1377">
            <text:p>1377</text:p>
          </table:table-cell>
          <table:table-cell office:value-type="float" office:value="1528">
            <text:p>1528</text:p>
          </table:table-cell>
          <table:table-cell office:value-type="float" office:value="1457.8">
            <text:p>1457.8</text:p>
          </table:table-cell>
          <table:table-cell office:value-type="float" office:value="1512">
            <text:p>1512</text:p>
          </table:table-cell>
          <table:table-cell office:value-type="float" office:value="1505">
            <text:p>1505</text:p>
          </table:table-cell>
          <table:table-cell office:value-type="float" office:value="1476">
            <text:p>1476</text:p>
          </table:table-cell>
          <table:table-cell office:value-type="float" office:value="1502">
            <text:p>1502</text:p>
          </table:table-cell>
          <table:table-cell office:value-type="float" office:value="1879">
            <text:p>1879</text:p>
          </table:table-cell>
          <table:table-cell office:value-type="float" office:value="1491">
            <text:p>1491</text:p>
          </table:table-cell>
          <table:table-cell office:value-type="float" office:value="1512">
            <text:p>1512</text:p>
          </table:table-cell>
          <table:table-cell office:value-type="float" office:value="1604">
            <text:p>1604</text:p>
          </table:table-cell>
          <table:table-cell office:value-type="float" office:value="1534">
            <text:p>1534</text:p>
          </table:table-cell>
          <table:table-cell office:value-type="float" office:value="1671">
            <text:p>1671</text:p>
          </table:table-cell>
          <table:table-cell office:value-type="float" office:value="1568.6">
            <text:p>1568.6</text:p>
          </table:table-cell>
          <table:table-cell office:value-type="float" office:value="15349">
            <text:p>15349</text:p>
          </table:table-cell>
          <table:table-cell office:value-type="float" office:value="18220">
            <text:p>18220</text:p>
          </table:table-cell>
          <table:table-cell office:value-type="float" office:value="14426">
            <text:p>14426</text:p>
          </table:table-cell>
          <table:table-cell office:value-type="float" office:value="14529">
            <text:p>14529</text:p>
          </table:table-cell>
          <table:table-cell office:value-type="float" office:value="15269">
            <text:p>15269</text:p>
          </table:table-cell>
          <table:table-cell office:value-type="float" office:value="14211">
            <text:p>14211</text:p>
          </table:table-cell>
          <table:table-cell office:value-type="float" office:value="14405">
            <text:p>14405</text:p>
          </table:table-cell>
          <table:table-cell office:value-type="float" office:value="16220">
            <text:p>16220</text:p>
          </table:table-cell>
          <table:table-cell office:value-type="float" office:value="14406">
            <text:p>14406</text:p>
          </table:table-cell>
          <table:table-cell office:value-type="float" office:value="14471">
            <text:p>14471</text:p>
          </table:table-cell>
          <table:table-cell office:value-type="float" office:value="15150.6">
            <text:p>15150.6</text:p>
          </table:table-cell>
          <table:table-cell office:value-type="float" office:value="12548">
            <text:p>12548</text:p>
          </table:table-cell>
          <table:table-cell office:value-type="float" office:value="10778">
            <text:p>10778</text:p>
          </table:table-cell>
          <table:table-cell office:value-type="float" office:value="10670">
            <text:p>10670</text:p>
          </table:table-cell>
          <table:table-cell office:value-type="float" office:value="10851">
            <text:p>10851</text:p>
          </table:table-cell>
          <table:table-cell office:value-type="float" office:value="10808">
            <text:p>10808</text:p>
          </table:table-cell>
          <table:table-cell office:value-type="float" office:value="10482">
            <text:p>10482</text:p>
          </table:table-cell>
          <table:table-cell office:value-type="float" office:value="13939">
            <text:p>13939</text:p>
          </table:table-cell>
          <table:table-cell office:value-type="float" office:value="12215">
            <text:p>12215</text:p>
          </table:table-cell>
          <table:table-cell office:value-type="float" office:value="13572">
            <text:p>13572</text:p>
          </table:table-cell>
          <table:table-cell office:value-type="float" office:value="13768">
            <text:p>13768</text:p>
          </table:table-cell>
          <table:table-cell office:value-type="float" office:value="11963.1">
            <text:p>11963.1</text:p>
          </table:table-cell>
          <table:table-cell office:value-type="float" office:value="1225">
            <text:p>1225</text:p>
          </table:table-cell>
          <table:table-cell office:value-type="float" office:value="1001">
            <text:p>1001</text:p>
          </table:table-cell>
          <table:table-cell office:value-type="float" office:value="987">
            <text:p>987</text:p>
          </table:table-cell>
          <table:table-cell office:value-type="float" office:value="979">
            <text:p>979</text:p>
          </table:table-cell>
          <table:table-cell office:value-type="float" office:value="977">
            <text:p>977</text:p>
          </table:table-cell>
          <table:table-cell office:value-type="float" office:value="975">
            <text:p>975</text:p>
          </table:table-cell>
          <table:table-cell office:value-type="float" office:value="1601">
            <text:p>1601</text:p>
          </table:table-cell>
          <table:table-cell office:value-type="float" office:value="991">
            <text:p>991</text:p>
          </table:table-cell>
          <table:table-cell office:value-type="float" office:value="1232">
            <text:p>1232</text:p>
          </table:table-cell>
          <table:table-cell office:value-type="float" office:value="1074">
            <text:p>1074</text:p>
          </table:table-cell>
          <table:table-cell office:value-type="float" office:value="1104.2">
            <text:p>1104.2</text:p>
          </table:table-cell>
          <table:table-cell office:value-type="float" office:value="1446">
            <text:p>1446</text:p>
          </table:table-cell>
          <table:table-cell office:value-type="float" office:value="1165">
            <text:p>1165</text:p>
          </table:table-cell>
          <table:table-cell office:value-type="float" office:value="1152">
            <text:p>1152</text:p>
          </table:table-cell>
          <table:table-cell office:value-type="float" office:value="1167">
            <text:p>1167</text:p>
          </table:table-cell>
          <table:table-cell office:value-type="float" office:value="1183">
            <text:p>1183</text:p>
          </table:table-cell>
          <table:table-cell office:value-type="float" office:value="1133">
            <text:p>1133</text:p>
          </table:table-cell>
          <table:table-cell office:value-type="float" office:value="1833">
            <text:p>1833</text:p>
          </table:table-cell>
          <table:table-cell office:value-type="float" office:value="1151">
            <text:p>1151</text:p>
          </table:table-cell>
          <table:table-cell office:value-type="float" office:value="1417">
            <text:p>1417</text:p>
          </table:table-cell>
          <table:table-cell office:value-type="float" office:value="1256">
            <text:p>1256</text:p>
          </table:table-cell>
          <table:table-cell office:value-type="float" office:value="1290.3">
            <text:p>1290.3</text:p>
          </table:table-cell>
          <table:table-cell office:value-type="float" office:value="1427">
            <text:p>1427</text:p>
          </table:table-cell>
          <table:table-cell office:value-type="float" office:value="1326">
            <text:p>1326</text:p>
          </table:table-cell>
          <table:table-cell office:value-type="float" office:value="1302">
            <text:p>1302</text:p>
          </table:table-cell>
          <table:table-cell office:value-type="float" office:value="1303">
            <text:p>1303</text:p>
          </table:table-cell>
          <table:table-cell office:value-type="float" office:value="1324">
            <text:p>1324</text:p>
          </table:table-cell>
          <table:table-cell office:value-type="float" office:value="1326">
            <text:p>1326</text:p>
          </table:table-cell>
          <table:table-cell office:value-type="float" office:value="1601">
            <text:p>1601</text:p>
          </table:table-cell>
          <table:table-cell office:value-type="float" office:value="1291">
            <text:p>1291</text:p>
          </table:table-cell>
          <table:table-cell office:value-type="float" office:value="1612">
            <text:p>1612</text:p>
          </table:table-cell>
          <table:table-cell office:value-type="float" office:value="1371">
            <text:p>1371</text:p>
          </table:table-cell>
          <table:table-cell office:value-type="float" office:value="1388.3">
            <text:p>1388.3</text:p>
          </table:table-cell>
          <table:table-cell office:value-type="float" office:value="1237">
            <text:p>1237</text:p>
          </table:table-cell>
          <table:table-cell office:value-type="float" office:value="1241">
            <text:p>1241</text:p>
          </table:table-cell>
          <table:table-cell office:value-type="float" office:value="1231">
            <text:p>1231</text:p>
          </table:table-cell>
          <table:table-cell office:value-type="float" office:value="1240">
            <text:p>1240</text:p>
          </table:table-cell>
          <table:table-cell office:value-type="float" office:value="1249">
            <text:p>1249</text:p>
          </table:table-cell>
          <table:table-cell office:value-type="float" office:value="1234">
            <text:p>1234</text:p>
          </table:table-cell>
          <table:table-cell office:value-type="float" office:value="1532">
            <text:p>1532</text:p>
          </table:table-cell>
          <table:table-cell office:value-type="float" office:value="1250">
            <text:p>1250</text:p>
          </table:table-cell>
          <table:table-cell office:value-type="float" office:value="1510">
            <text:p>1510</text:p>
          </table:table-cell>
          <table:table-cell office:value-type="float" office:value="1237">
            <text:p>1237</text:p>
          </table:table-cell>
          <table:table-cell office:value-type="float" office:value="1296.1">
            <text:p>1296.1</text:p>
          </table:table-cell>
          <table:table-cell office:value-type="float" office:value="1183">
            <text:p>1183</text:p>
          </table:table-cell>
          <table:table-cell office:value-type="float" office:value="1184">
            <text:p>1184</text:p>
          </table:table-cell>
          <table:table-cell office:value-type="float" office:value="1173">
            <text:p>1173</text:p>
          </table:table-cell>
          <table:table-cell office:value-type="float" office:value="1538">
            <text:p>1538</text:p>
          </table:table-cell>
          <table:table-cell office:value-type="float" office:value="1335">
            <text:p>1335</text:p>
          </table:table-cell>
          <table:table-cell office:value-type="float" office:value="1191">
            <text:p>1191</text:p>
          </table:table-cell>
          <table:table-cell office:value-type="float" office:value="1443">
            <text:p>1443</text:p>
          </table:table-cell>
          <table:table-cell office:value-type="float" office:value="1177">
            <text:p>1177</text:p>
          </table:table-cell>
          <table:table-cell office:value-type="float" office:value="1412">
            <text:p>1412</text:p>
          </table:table-cell>
          <table:table-cell office:value-type="float" office:value="1178">
            <text:p>1178</text:p>
          </table:table-cell>
          <table:table-cell office:value-type="float" office:value="1281.4">
            <text:p>1281.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599">
            <text:p>1599</text:p>
          </table:table-cell>
          <table:table-cell office:value-type="float" office:value="2210">
            <text:p>2210</text:p>
          </table:table-cell>
          <table:table-cell office:value-type="float" office:value="1513">
            <text:p>1513</text:p>
          </table:table-cell>
          <table:table-cell office:value-type="float" office:value="1527">
            <text:p>1527</text:p>
          </table:table-cell>
          <table:table-cell office:value-type="float" office:value="1525">
            <text:p>1525</text:p>
          </table:table-cell>
          <table:table-cell office:value-type="float" office:value="1533">
            <text:p>1533</text:p>
          </table:table-cell>
          <table:table-cell office:value-type="float" office:value="2366">
            <text:p>2366</text:p>
          </table:table-cell>
          <table:table-cell office:value-type="float" office:value="2006">
            <text:p>2006</text:p>
          </table:table-cell>
          <table:table-cell office:value-type="float" office:value="1683">
            <text:p>1683</text:p>
          </table:table-cell>
          <table:table-cell office:value-type="float" office:value="1529">
            <text:p>1529</text:p>
          </table:table-cell>
          <table:table-cell office:value-type="float" office:value="1749.1">
            <text:p>1749.1</text:p>
          </table:table-cell>
          <table:table-cell office:value-type="float" office:value="1535">
            <text:p>1535</text:p>
          </table:table-cell>
          <table:table-cell office:value-type="float" office:value="2482">
            <text:p>2482</text:p>
          </table:table-cell>
          <table:table-cell office:value-type="float" office:value="1557">
            <text:p>1557</text:p>
          </table:table-cell>
          <table:table-cell office:value-type="float" office:value="1566">
            <text:p>1566</text:p>
          </table:table-cell>
          <table:table-cell office:value-type="float" office:value="1550">
            <text:p>1550</text:p>
          </table:table-cell>
          <table:table-cell office:value-type="float" office:value="1517">
            <text:p>1517</text:p>
          </table:table-cell>
          <table:table-cell office:value-type="float" office:value="1924">
            <text:p>1924</text:p>
          </table:table-cell>
          <table:table-cell office:value-type="float" office:value="1891">
            <text:p>1891</text:p>
          </table:table-cell>
          <table:table-cell office:value-type="float" office:value="1621">
            <text:p>1621</text:p>
          </table:table-cell>
          <table:table-cell office:value-type="float" office:value="1540">
            <text:p>1540</text:p>
          </table:table-cell>
          <table:table-cell office:value-type="float" office:value="1718.3">
            <text:p>1718.3</text:p>
          </table:table-cell>
          <table:table-cell office:value-type="float" office:value="1512">
            <text:p>1512</text:p>
          </table:table-cell>
          <table:table-cell office:value-type="float" office:value="2302">
            <text:p>2302</text:p>
          </table:table-cell>
          <table:table-cell office:value-type="float" office:value="1474">
            <text:p>1474</text:p>
          </table:table-cell>
          <table:table-cell office:value-type="float" office:value="1481">
            <text:p>1481</text:p>
          </table:table-cell>
          <table:table-cell office:value-type="float" office:value="1533">
            <text:p>1533</text:p>
          </table:table-cell>
          <table:table-cell office:value-type="float" office:value="1508">
            <text:p>1508</text:p>
          </table:table-cell>
          <table:table-cell office:value-type="float" office:value="1841">
            <text:p>1841</text:p>
          </table:table-cell>
          <table:table-cell office:value-type="float" office:value="1833">
            <text:p>1833</text:p>
          </table:table-cell>
          <table:table-cell office:value-type="float" office:value="1518">
            <text:p>1518</text:p>
          </table:table-cell>
          <table:table-cell office:value-type="float" office:value="1509">
            <text:p>1509</text:p>
          </table:table-cell>
          <table:table-cell office:value-type="float" office:value="1651.1">
            <text:p>1651.1</text:p>
          </table:table-cell>
          <table:table-cell office:value-type="float" office:value="1645">
            <text:p>1645</text:p>
          </table:table-cell>
          <table:table-cell office:value-type="float" office:value="1986">
            <text:p>1986</text:p>
          </table:table-cell>
          <table:table-cell office:value-type="float" office:value="1606">
            <text:p>1606</text:p>
          </table:table-cell>
          <table:table-cell office:value-type="float" office:value="1612">
            <text:p>1612</text:p>
          </table:table-cell>
          <table:table-cell office:value-type="float" office:value="1617">
            <text:p>1617</text:p>
          </table:table-cell>
          <table:table-cell office:value-type="float" office:value="1594">
            <text:p>1594</text:p>
          </table:table-cell>
          <table:table-cell office:value-type="float" office:value="1982">
            <text:p>1982</text:p>
          </table:table-cell>
          <table:table-cell office:value-type="float" office:value="1892">
            <text:p>1892</text:p>
          </table:table-cell>
          <table:table-cell office:value-type="float" office:value="1596">
            <text:p>1596</text:p>
          </table:table-cell>
          <table:table-cell office:value-type="float" office:value="1580">
            <text:p>1580</text:p>
          </table:table-cell>
          <table:table-cell office:value-type="float" office:value="1711">
            <text:p>1711</text:p>
          </table:table-cell>
          <table:table-cell office:value-type="float" office:value="16196">
            <text:p>16196</text:p>
          </table:table-cell>
          <table:table-cell office:value-type="float" office:value="17641">
            <text:p>17641</text:p>
          </table:table-cell>
          <table:table-cell office:value-type="float" office:value="21423">
            <text:p>21423</text:p>
          </table:table-cell>
          <table:table-cell office:value-type="float" office:value="16019">
            <text:p>16019</text:p>
          </table:table-cell>
          <table:table-cell office:value-type="float" office:value="16648">
            <text:p>16648</text:p>
          </table:table-cell>
          <table:table-cell office:value-type="float" office:value="16107">
            <text:p>16107</text:p>
          </table:table-cell>
          <table:table-cell office:value-type="float" office:value="18679">
            <text:p>18679</text:p>
          </table:table-cell>
          <table:table-cell office:value-type="float" office:value="16545">
            <text:p>16545</text:p>
          </table:table-cell>
          <table:table-cell office:value-type="float" office:value="16808">
            <text:p>16808</text:p>
          </table:table-cell>
          <table:table-cell office:value-type="float" office:value="16185">
            <text:p>16185</text:p>
          </table:table-cell>
          <table:table-cell office:value-type="float" office:value="17225.1">
            <text:p>17225.1</text:p>
          </table:table-cell>
          <table:table-cell office:value-type="float" office:value="12383">
            <text:p>12383</text:p>
          </table:table-cell>
          <table:table-cell office:value-type="float" office:value="12097">
            <text:p>12097</text:p>
          </table:table-cell>
          <table:table-cell office:value-type="float" office:value="12633">
            <text:p>12633</text:p>
          </table:table-cell>
          <table:table-cell office:value-type="float" office:value="12016">
            <text:p>12016</text:p>
          </table:table-cell>
          <table:table-cell office:value-type="float" office:value="17146">
            <text:p>17146</text:p>
          </table:table-cell>
          <table:table-cell office:value-type="float" office:value="12144">
            <text:p>12144</text:p>
          </table:table-cell>
          <table:table-cell office:value-type="float" office:value="13179">
            <text:p>13179</text:p>
          </table:table-cell>
          <table:table-cell office:value-type="float" office:value="12330">
            <text:p>12330</text:p>
          </table:table-cell>
          <table:table-cell office:value-type="float" office:value="12437">
            <text:p>12437</text:p>
          </table:table-cell>
          <table:table-cell office:value-type="float" office:value="14552">
            <text:p>14552</text:p>
          </table:table-cell>
          <table:table-cell office:value-type="float" office:value="13091.7">
            <text:p>13091.7</text:p>
          </table:table-cell>
          <table:table-cell office:value-type="float" office:value="1480">
            <text:p>1480</text:p>
          </table:table-cell>
          <table:table-cell office:value-type="float" office:value="1046">
            <text:p>1046</text:p>
          </table:table-cell>
          <table:table-cell office:value-type="float" office:value="1027">
            <text:p>1027</text:p>
          </table:table-cell>
          <table:table-cell office:value-type="float" office:value="1034">
            <text:p>1034</text:p>
          </table:table-cell>
          <table:table-cell office:value-type="float" office:value="1290">
            <text:p>1290</text:p>
          </table:table-cell>
          <table:table-cell office:value-type="float" office:value="1055">
            <text:p>1055</text:p>
          </table:table-cell>
          <table:table-cell office:value-type="float" office:value="1040">
            <text:p>1040</text:p>
          </table:table-cell>
          <table:table-cell office:value-type="float" office:value="1104">
            <text:p>1104</text:p>
          </table:table-cell>
          <table:table-cell office:value-type="float" office:value="1340">
            <text:p>1340</text:p>
          </table:table-cell>
          <table:table-cell office:value-type="float" office:value="1335">
            <text:p>1335</text:p>
          </table:table-cell>
          <table:table-cell office:value-type="float" office:value="1175.1">
            <text:p>1175.1</text:p>
          </table:table-cell>
          <table:table-cell office:value-type="float" office:value="1363">
            <text:p>1363</text:p>
          </table:table-cell>
          <table:table-cell office:value-type="float" office:value="1215">
            <text:p>1215</text:p>
          </table:table-cell>
          <table:table-cell office:value-type="float" office:value="1253">
            <text:p>1253</text:p>
          </table:table-cell>
          <table:table-cell office:value-type="float" office:value="1234">
            <text:p>1234</text:p>
          </table:table-cell>
          <table:table-cell office:value-type="float" office:value="1524">
            <text:p>1524</text:p>
          </table:table-cell>
          <table:table-cell office:value-type="float" office:value="1230">
            <text:p>1230</text:p>
          </table:table-cell>
          <table:table-cell office:value-type="float" office:value="1219">
            <text:p>1219</text:p>
          </table:table-cell>
          <table:table-cell office:value-type="float" office:value="1302">
            <text:p>1302</text:p>
          </table:table-cell>
          <table:table-cell office:value-type="float" office:value="1266">
            <text:p>1266</text:p>
          </table:table-cell>
          <table:table-cell office:value-type="float" office:value="1357">
            <text:p>1357</text:p>
          </table:table-cell>
          <table:table-cell office:value-type="float" office:value="1296.3">
            <text:p>1296.3</text:p>
          </table:table-cell>
          <table:table-cell office:value-type="float" office:value="2158">
            <text:p>2158</text:p>
          </table:table-cell>
          <table:table-cell office:value-type="float" office:value="1437">
            <text:p>1437</text:p>
          </table:table-cell>
          <table:table-cell office:value-type="float" office:value="1423">
            <text:p>1423</text:p>
          </table:table-cell>
          <table:table-cell office:value-type="float" office:value="1415">
            <text:p>1415</text:p>
          </table:table-cell>
          <table:table-cell office:value-type="float" office:value="1525">
            <text:p>1525</text:p>
          </table:table-cell>
          <table:table-cell office:value-type="float" office:value="1413">
            <text:p>1413</text:p>
          </table:table-cell>
          <table:table-cell office:value-type="float" office:value="1417">
            <text:p>1417</text:p>
          </table:table-cell>
          <table:table-cell office:value-type="float" office:value="1509">
            <text:p>1509</text:p>
          </table:table-cell>
          <table:table-cell office:value-type="float" office:value="1409">
            <text:p>1409</text:p>
          </table:table-cell>
          <table:table-cell office:value-type="float" office:value="1564">
            <text:p>1564</text:p>
          </table:table-cell>
          <table:table-cell office:value-type="float" office:value="1527">
            <text:p>1527</text:p>
          </table:table-cell>
          <table:table-cell office:value-type="float" office:value="1636">
            <text:p>1636</text:p>
          </table:table-cell>
          <table:table-cell office:value-type="float" office:value="1307">
            <text:p>1307</text:p>
          </table:table-cell>
          <table:table-cell office:value-type="float" office:value="1313">
            <text:p>1313</text:p>
          </table:table-cell>
          <table:table-cell office:value-type="float" office:value="1482">
            <text:p>1482</text:p>
          </table:table-cell>
          <table:table-cell office:value-type="float" office:value="1428">
            <text:p>1428</text:p>
          </table:table-cell>
          <table:table-cell office:value-type="float" office:value="1530">
            <text:p>1530</text:p>
          </table:table-cell>
          <table:table-cell office:value-type="float" office:value="2048">
            <text:p>2048</text:p>
          </table:table-cell>
          <table:table-cell office:value-type="float" office:value="1403">
            <text:p>1403</text:p>
          </table:table-cell>
          <table:table-cell office:value-type="float" office:value="1328">
            <text:p>1328</text:p>
          </table:table-cell>
          <table:table-cell office:value-type="float" office:value="1418">
            <text:p>1418</text:p>
          </table:table-cell>
          <table:table-cell office:value-type="float" office:value="1489.3">
            <text:p>1489.3</text:p>
          </table:table-cell>
          <table:table-cell office:value-type="float" office:value="1575">
            <text:p>1575</text:p>
          </table:table-cell>
          <table:table-cell office:value-type="float" office:value="1276">
            <text:p>1276</text:p>
          </table:table-cell>
          <table:table-cell office:value-type="float" office:value="1269">
            <text:p>1269</text:p>
          </table:table-cell>
          <table:table-cell office:value-type="float" office:value="1268">
            <text:p>1268</text:p>
          </table:table-cell>
          <table:table-cell office:value-type="float" office:value="1353">
            <text:p>1353</text:p>
          </table:table-cell>
          <table:table-cell office:value-type="float" office:value="2075">
            <text:p>2075</text:p>
          </table:table-cell>
          <table:table-cell office:value-type="float" office:value="2061">
            <text:p>2061</text:p>
          </table:table-cell>
          <table:table-cell office:value-type="float" office:value="1352">
            <text:p>1352</text:p>
          </table:table-cell>
          <table:table-cell office:value-type="float" office:value="1256">
            <text:p>1256</text:p>
          </table:table-cell>
          <table:table-cell office:value-type="float" office:value="1287">
            <text:p>1287</text:p>
          </table:table-cell>
          <table:table-cell office:value-type="float" office:value="1477.2">
            <text:p>1477.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754">
            <text:p>1754</text:p>
          </table:table-cell>
          <table:table-cell office:value-type="float" office:value="1738">
            <text:p>1738</text:p>
          </table:table-cell>
          <table:table-cell office:value-type="float" office:value="1726">
            <text:p>1726</text:p>
          </table:table-cell>
          <table:table-cell office:value-type="float" office:value="1738">
            <text:p>1738</text:p>
          </table:table-cell>
          <table:table-cell office:value-type="float" office:value="1764">
            <text:p>1764</text:p>
          </table:table-cell>
          <table:table-cell office:value-type="float" office:value="1681">
            <text:p>1681</text:p>
          </table:table-cell>
          <table:table-cell office:value-type="float" office:value="1692">
            <text:p>1692</text:p>
          </table:table-cell>
          <table:table-cell office:value-type="float" office:value="1709">
            <text:p>1709</text:p>
          </table:table-cell>
          <table:table-cell office:value-type="float" office:value="1712">
            <text:p>1712</text:p>
          </table:table-cell>
          <table:table-cell office:value-type="float" office:value="1741">
            <text:p>1741</text:p>
          </table:table-cell>
          <table:table-cell office:value-type="float" office:value="1725.5">
            <text:p>1725.5</text:p>
          </table:table-cell>
          <table:table-cell office:value-type="float" office:value="1609">
            <text:p>1609</text:p>
          </table:table-cell>
          <table:table-cell office:value-type="float" office:value="1617">
            <text:p>1617</text:p>
          </table:table-cell>
          <table:table-cell office:value-type="float" office:value="1610">
            <text:p>1610</text:p>
          </table:table-cell>
          <table:table-cell office:value-type="float" office:value="1602">
            <text:p>1602</text:p>
          </table:table-cell>
          <table:table-cell office:value-type="float" office:value="1652">
            <text:p>1652</text:p>
          </table:table-cell>
          <table:table-cell office:value-type="float" office:value="2163">
            <text:p>2163</text:p>
          </table:table-cell>
          <table:table-cell office:value-type="float" office:value="1603">
            <text:p>1603</text:p>
          </table:table-cell>
          <table:table-cell office:value-type="float" office:value="1617">
            <text:p>1617</text:p>
          </table:table-cell>
          <table:table-cell office:value-type="float" office:value="1590">
            <text:p>1590</text:p>
          </table:table-cell>
          <table:table-cell office:value-type="float" office:value="1636">
            <text:p>1636</text:p>
          </table:table-cell>
          <table:table-cell office:value-type="float" office:value="1669.9">
            <text:p>1669.9</text:p>
          </table:table-cell>
          <table:table-cell office:value-type="float" office:value="1606">
            <text:p>1606</text:p>
          </table:table-cell>
          <table:table-cell office:value-type="float" office:value="1671">
            <text:p>1671</text:p>
          </table:table-cell>
          <table:table-cell office:value-type="float" office:value="1585">
            <text:p>1585</text:p>
          </table:table-cell>
          <table:table-cell office:value-type="float" office:value="1629">
            <text:p>1629</text:p>
          </table:table-cell>
          <table:table-cell office:value-type="float" office:value="1592">
            <text:p>1592</text:p>
          </table:table-cell>
          <table:table-cell office:value-type="float" office:value="1802">
            <text:p>1802</text:p>
          </table:table-cell>
          <table:table-cell office:value-type="float" office:value="1594">
            <text:p>1594</text:p>
          </table:table-cell>
          <table:table-cell office:value-type="float" office:value="1575">
            <text:p>1575</text:p>
          </table:table-cell>
          <table:table-cell office:value-type="float" office:value="1609">
            <text:p>1609</text:p>
          </table:table-cell>
          <table:table-cell office:value-type="float" office:value="1569">
            <text:p>1569</text:p>
          </table:table-cell>
          <table:table-cell office:value-type="float" office:value="1623.2">
            <text:p>1623.2</text:p>
          </table:table-cell>
          <table:table-cell office:value-type="float" office:value="1726">
            <text:p>1726</text:p>
          </table:table-cell>
          <table:table-cell office:value-type="float" office:value="1747">
            <text:p>1747</text:p>
          </table:table-cell>
          <table:table-cell office:value-type="float" office:value="1695">
            <text:p>1695</text:p>
          </table:table-cell>
          <table:table-cell office:value-type="float" office:value="1698">
            <text:p>1698</text:p>
          </table:table-cell>
          <table:table-cell office:value-type="float" office:value="1702">
            <text:p>1702</text:p>
          </table:table-cell>
          <table:table-cell office:value-type="float" office:value="1847">
            <text:p>1847</text:p>
          </table:table-cell>
          <table:table-cell office:value-type="float" office:value="1714">
            <text:p>1714</text:p>
          </table:table-cell>
          <table:table-cell office:value-type="float" office:value="1707">
            <text:p>1707</text:p>
          </table:table-cell>
          <table:table-cell office:value-type="float" office:value="1966">
            <text:p>1966</text:p>
          </table:table-cell>
          <table:table-cell office:value-type="float" office:value="1677">
            <text:p>1677</text:p>
          </table:table-cell>
          <table:table-cell office:value-type="float" office:value="1747.9">
            <text:p>1747.9</text:p>
          </table:table-cell>
          <table:table-cell office:value-type="float" office:value="20973">
            <text:p>20973</text:p>
          </table:table-cell>
          <table:table-cell office:value-type="float" office:value="22948">
            <text:p>22948</text:p>
          </table:table-cell>
          <table:table-cell office:value-type="float" office:value="17730">
            <text:p>17730</text:p>
          </table:table-cell>
          <table:table-cell office:value-type="float" office:value="21020">
            <text:p>21020</text:p>
          </table:table-cell>
          <table:table-cell office:value-type="float" office:value="18241">
            <text:p>18241</text:p>
          </table:table-cell>
          <table:table-cell office:value-type="float" office:value="22285">
            <text:p>22285</text:p>
          </table:table-cell>
          <table:table-cell office:value-type="float" office:value="18465">
            <text:p>18465</text:p>
          </table:table-cell>
          <table:table-cell office:value-type="float" office:value="20799">
            <text:p>20799</text:p>
          </table:table-cell>
          <table:table-cell office:value-type="float" office:value="20830">
            <text:p>20830</text:p>
          </table:table-cell>
          <table:table-cell office:value-type="float" office:value="18180">
            <text:p>18180</text:p>
          </table:table-cell>
          <table:table-cell office:value-type="float" office:value="20147.1">
            <text:p>20147.1</text:p>
          </table:table-cell>
          <table:table-cell office:value-type="float" office:value="15202">
            <text:p>15202</text:p>
          </table:table-cell>
          <table:table-cell office:value-type="float" office:value="13514">
            <text:p>13514</text:p>
          </table:table-cell>
          <table:table-cell office:value-type="float" office:value="13692">
            <text:p>13692</text:p>
          </table:table-cell>
          <table:table-cell office:value-type="float" office:value="15744">
            <text:p>15744</text:p>
          </table:table-cell>
          <table:table-cell office:value-type="float" office:value="18689">
            <text:p>18689</text:p>
          </table:table-cell>
          <table:table-cell office:value-type="float" office:value="13756">
            <text:p>13756</text:p>
          </table:table-cell>
          <table:table-cell office:value-type="float" office:value="17724">
            <text:p>17724</text:p>
          </table:table-cell>
          <table:table-cell office:value-type="float" office:value="13611">
            <text:p>13611</text:p>
          </table:table-cell>
          <table:table-cell office:value-type="float" office:value="13632">
            <text:p>13632</text:p>
          </table:table-cell>
          <table:table-cell office:value-type="float" office:value="13910">
            <text:p>13910</text:p>
          </table:table-cell>
          <table:table-cell office:value-type="float" office:value="14947.4">
            <text:p>14947.4</text:p>
          </table:table-cell>
          <table:table-cell office:value-type="float" office:value="1123">
            <text:p>1123</text:p>
          </table:table-cell>
          <table:table-cell office:value-type="float" office:value="1120">
            <text:p>1120</text:p>
          </table:table-cell>
          <table:table-cell office:value-type="float" office:value="1121">
            <text:p>1121</text:p>
          </table:table-cell>
          <table:table-cell office:value-type="float" office:value="1340">
            <text:p>1340</text:p>
          </table:table-cell>
          <table:table-cell office:value-type="float" office:value="1353">
            <text:p>1353</text:p>
          </table:table-cell>
          <table:table-cell office:value-type="float" office:value="1123">
            <text:p>1123</text:p>
          </table:table-cell>
          <table:table-cell office:value-type="float" office:value="1195">
            <text:p>1195</text:p>
          </table:table-cell>
          <table:table-cell office:value-type="float" office:value="1115">
            <text:p>1115</text:p>
          </table:table-cell>
          <table:table-cell office:value-type="float" office:value="1138">
            <text:p>1138</text:p>
          </table:table-cell>
          <table:table-cell office:value-type="float" office:value="1549">
            <text:p>1549</text:p>
          </table:table-cell>
          <table:table-cell office:value-type="float" office:value="1217.7">
            <text:p>1217.7</text:p>
          </table:table-cell>
          <table:table-cell office:value-type="float" office:value="1309">
            <text:p>1309</text:p>
          </table:table-cell>
          <table:table-cell office:value-type="float" office:value="1318">
            <text:p>1318</text:p>
          </table:table-cell>
          <table:table-cell office:value-type="float" office:value="1320">
            <text:p>1320</text:p>
          </table:table-cell>
          <table:table-cell office:value-type="float" office:value="1322">
            <text:p>1322</text:p>
          </table:table-cell>
          <table:table-cell office:value-type="float" office:value="1420">
            <text:p>1420</text:p>
          </table:table-cell>
          <table:table-cell office:value-type="float" office:value="1322">
            <text:p>1322</text:p>
          </table:table-cell>
          <table:table-cell office:value-type="float" office:value="1317">
            <text:p>1317</text:p>
          </table:table-cell>
          <table:table-cell office:value-type="float" office:value="1310">
            <text:p>1310</text:p>
          </table:table-cell>
          <table:table-cell office:value-type="float" office:value="1336">
            <text:p>1336</text:p>
          </table:table-cell>
          <table:table-cell office:value-type="float" office:value="1418">
            <text:p>1418</text:p>
          </table:table-cell>
          <table:table-cell office:value-type="float" office:value="1339.2">
            <text:p>1339.2</text:p>
          </table:table-cell>
          <table:table-cell office:value-type="float" office:value="1505">
            <text:p>1505</text:p>
          </table:table-cell>
          <table:table-cell office:value-type="float" office:value="1476">
            <text:p>1476</text:p>
          </table:table-cell>
          <table:table-cell office:value-type="float" office:value="1466">
            <text:p>1466</text:p>
          </table:table-cell>
          <table:table-cell office:value-type="float" office:value="1485">
            <text:p>1485</text:p>
          </table:table-cell>
          <table:table-cell office:value-type="float" office:value="1619">
            <text:p>1619</text:p>
          </table:table-cell>
          <table:table-cell office:value-type="float" office:value="1478">
            <text:p>1478</text:p>
          </table:table-cell>
          <table:table-cell office:value-type="float" office:value="1502">
            <text:p>1502</text:p>
          </table:table-cell>
          <table:table-cell office:value-type="float" office:value="1504">
            <text:p>1504</text:p>
          </table:table-cell>
          <table:table-cell office:value-type="float" office:value="1460">
            <text:p>1460</text:p>
          </table:table-cell>
          <table:table-cell office:value-type="float" office:value="1469">
            <text:p>1469</text:p>
          </table:table-cell>
          <table:table-cell office:value-type="float" office:value="1496.4">
            <text:p>1496.4</text:p>
          </table:table-cell>
          <table:table-cell office:value-type="float" office:value="1437">
            <text:p>1437</text:p>
          </table:table-cell>
          <table:table-cell office:value-type="float" office:value="1452">
            <text:p>1452</text:p>
          </table:table-cell>
          <table:table-cell office:value-type="float" office:value="1417">
            <text:p>1417</text:p>
          </table:table-cell>
          <table:table-cell office:value-type="float" office:value="1406">
            <text:p>1406</text:p>
          </table:table-cell>
          <table:table-cell office:value-type="float" office:value="1463">
            <text:p>1463</text:p>
          </table:table-cell>
          <table:table-cell office:value-type="float" office:value="1398">
            <text:p>1398</text:p>
          </table:table-cell>
          <table:table-cell office:value-type="float" office:value="1413">
            <text:p>1413</text:p>
          </table:table-cell>
          <table:table-cell office:value-type="float" office:value="1405">
            <text:p>1405</text:p>
          </table:table-cell>
          <table:table-cell office:value-type="float" office:value="1403">
            <text:p>1403</text:p>
          </table:table-cell>
          <table:table-cell office:value-type="float" office:value="1411">
            <text:p>1411</text:p>
          </table:table-cell>
          <table:table-cell office:value-type="float" office:value="1420.5">
            <text:p>1420.5</text:p>
          </table:table-cell>
          <table:table-cell office:value-type="float" office:value="1361">
            <text:p>1361</text:p>
          </table:table-cell>
          <table:table-cell office:value-type="float" office:value="1365">
            <text:p>1365</text:p>
          </table:table-cell>
          <table:table-cell office:value-type="float" office:value="1339">
            <text:p>1339</text:p>
          </table:table-cell>
          <table:table-cell office:value-type="float" office:value="1398">
            <text:p>1398</text:p>
          </table:table-cell>
          <table:table-cell office:value-type="float" office:value="1360">
            <text:p>1360</text:p>
          </table:table-cell>
          <table:table-cell office:value-type="float" office:value="1347">
            <text:p>1347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office:value-type="float" office:value="1337">
            <text:p>1337</text:p>
          </table:table-cell>
          <table:table-cell office:value-type="float" office:value="1334">
            <text:p>1334</text:p>
          </table:table-cell>
          <table:table-cell office:value-type="float" office:value="1349.6">
            <text:p>1349.6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2955">
            <text:p>2955</text:p>
          </table:table-cell>
          <table:table-cell office:value-type="float" office:value="1725">
            <text:p>1725</text:p>
          </table:table-cell>
          <table:table-cell office:value-type="float" office:value="1715">
            <text:p>1715</text:p>
          </table:table-cell>
          <table:table-cell office:value-type="float" office:value="1692">
            <text:p>1692</text:p>
          </table:table-cell>
          <table:table-cell office:value-type="float" office:value="2151">
            <text:p>2151</text:p>
          </table:table-cell>
          <table:table-cell office:value-type="float" office:value="1978">
            <text:p>1978</text:p>
          </table:table-cell>
          <table:table-cell office:value-type="float" office:value="1713">
            <text:p>1713</text:p>
          </table:table-cell>
          <table:table-cell office:value-type="float" office:value="1698">
            <text:p>1698</text:p>
          </table:table-cell>
          <table:table-cell office:value-type="float" office:value="1696">
            <text:p>1696</text:p>
          </table:table-cell>
          <table:table-cell office:value-type="float" office:value="1709">
            <text:p>1709</text:p>
          </table:table-cell>
          <table:table-cell office:value-type="float" office:value="1903.2">
            <text:p>1903.2</text:p>
          </table:table-cell>
          <table:table-cell office:value-type="float" office:value="2475">
            <text:p>2475</text:p>
          </table:table-cell>
          <table:table-cell office:value-type="float" office:value="1695">
            <text:p>1695</text:p>
          </table:table-cell>
          <table:table-cell office:value-type="float" office:value="1762">
            <text:p>1762</text:p>
          </table:table-cell>
          <table:table-cell office:value-type="float" office:value="1699">
            <text:p>1699</text:p>
          </table:table-cell>
          <table:table-cell office:value-type="float" office:value="2108">
            <text:p>2108</text:p>
          </table:table-cell>
          <table:table-cell office:value-type="float" office:value="2018">
            <text:p>2018</text:p>
          </table:table-cell>
          <table:table-cell office:value-type="float" office:value="2162">
            <text:p>2162</text:p>
          </table:table-cell>
          <table:table-cell office:value-type="float" office:value="1717">
            <text:p>1717</text:p>
          </table:table-cell>
          <table:table-cell office:value-type="float" office:value="1715">
            <text:p>1715</text:p>
          </table:table-cell>
          <table:table-cell office:value-type="float" office:value="1671">
            <text:p>1671</text:p>
          </table:table-cell>
          <table:table-cell office:value-type="float" office:value="1902.2">
            <text:p>1902.2</text:p>
          </table:table-cell>
          <table:table-cell office:value-type="float" office:value="2101">
            <text:p>2101</text:p>
          </table:table-cell>
          <table:table-cell office:value-type="float" office:value="2872">
            <text:p>2872</text:p>
          </table:table-cell>
          <table:table-cell office:value-type="float" office:value="1700">
            <text:p>1700</text:p>
          </table:table-cell>
          <table:table-cell office:value-type="float" office:value="1661">
            <text:p>1661</text:p>
          </table:table-cell>
          <table:table-cell office:value-type="float" office:value="2100">
            <text:p>2100</text:p>
          </table:table-cell>
          <table:table-cell office:value-type="float" office:value="2606">
            <text:p>2606</text:p>
          </table:table-cell>
          <table:table-cell office:value-type="float" office:value="1776">
            <text:p>1776</text:p>
          </table:table-cell>
          <table:table-cell office:value-type="float" office:value="1687">
            <text:p>1687</text:p>
          </table:table-cell>
          <table:table-cell table:number-columns-repeated="2" office:value-type="float" office:value="1696">
            <text:p>1696</text:p>
          </table:table-cell>
          <table:table-cell office:value-type="float" office:value="1989.5">
            <text:p>1989.5</text:p>
          </table:table-cell>
          <table:table-cell office:value-type="float" office:value="2286">
            <text:p>2286</text:p>
          </table:table-cell>
          <table:table-cell office:value-type="float" office:value="2750">
            <text:p>2750</text:p>
          </table:table-cell>
          <table:table-cell office:value-type="float" office:value="1811">
            <text:p>1811</text:p>
          </table:table-cell>
          <table:table-cell office:value-type="float" office:value="2029">
            <text:p>2029</text:p>
          </table:table-cell>
          <table:table-cell office:value-type="float" office:value="1948">
            <text:p>1948</text:p>
          </table:table-cell>
          <table:table-cell office:value-type="float" office:value="1936">
            <text:p>1936</text:p>
          </table:table-cell>
          <table:table-cell office:value-type="float" office:value="1866">
            <text:p>1866</text:p>
          </table:table-cell>
          <table:table-cell office:value-type="float" office:value="1792">
            <text:p>1792</text:p>
          </table:table-cell>
          <table:table-cell office:value-type="float" office:value="1878">
            <text:p>1878</text:p>
          </table:table-cell>
          <table:table-cell office:value-type="float" office:value="1836">
            <text:p>1836</text:p>
          </table:table-cell>
          <table:table-cell office:value-type="float" office:value="2013.2">
            <text:p>2013.2</text:p>
          </table:table-cell>
          <table:table-cell office:value-type="float" office:value="19706">
            <text:p>19706</text:p>
          </table:table-cell>
          <table:table-cell office:value-type="float" office:value="21689">
            <text:p>21689</text:p>
          </table:table-cell>
          <table:table-cell office:value-type="float" office:value="19544">
            <text:p>19544</text:p>
          </table:table-cell>
          <table:table-cell office:value-type="float" office:value="19253">
            <text:p>19253</text:p>
          </table:table-cell>
          <table:table-cell office:value-type="float" office:value="19460">
            <text:p>19460</text:p>
          </table:table-cell>
          <table:table-cell office:value-type="float" office:value="22928">
            <text:p>22928</text:p>
          </table:table-cell>
          <table:table-cell office:value-type="float" office:value="22712">
            <text:p>22712</text:p>
          </table:table-cell>
          <table:table-cell office:value-type="float" office:value="19307">
            <text:p>19307</text:p>
          </table:table-cell>
          <table:table-cell office:value-type="float" office:value="22756">
            <text:p>22756</text:p>
          </table:table-cell>
          <table:table-cell office:value-type="float" office:value="19580">
            <text:p>19580</text:p>
          </table:table-cell>
          <table:table-cell office:value-type="float" office:value="20693.5">
            <text:p>20693.5</text:p>
          </table:table-cell>
          <table:table-cell office:value-type="float" office:value="17286">
            <text:p>17286</text:p>
          </table:table-cell>
          <table:table-cell office:value-type="float" office:value="18155">
            <text:p>18155</text:p>
          </table:table-cell>
          <table:table-cell office:value-type="float" office:value="20410">
            <text:p>20410</text:p>
          </table:table-cell>
          <table:table-cell office:value-type="float" office:value="14694">
            <text:p>14694</text:p>
          </table:table-cell>
          <table:table-cell office:value-type="float" office:value="17225">
            <text:p>17225</text:p>
          </table:table-cell>
          <table:table-cell office:value-type="float" office:value="15095">
            <text:p>15095</text:p>
          </table:table-cell>
          <table:table-cell office:value-type="float" office:value="15235">
            <text:p>15235</text:p>
          </table:table-cell>
          <table:table-cell office:value-type="float" office:value="14689">
            <text:p>14689</text:p>
          </table:table-cell>
          <table:table-cell office:value-type="float" office:value="15501">
            <text:p>15501</text:p>
          </table:table-cell>
          <table:table-cell office:value-type="float" office:value="14953">
            <text:p>14953</text:p>
          </table:table-cell>
          <table:table-cell office:value-type="float" office:value="16324.3">
            <text:p>16324.3</text:p>
          </table:table-cell>
          <table:table-cell office:value-type="float" office:value="1325">
            <text:p>1325</text:p>
          </table:table-cell>
          <table:table-cell office:value-type="float" office:value="1259">
            <text:p>1259</text:p>
          </table:table-cell>
          <table:table-cell office:value-type="float" office:value="1464">
            <text:p>1464</text:p>
          </table:table-cell>
          <table:table-cell office:value-type="float" office:value="1172">
            <text:p>1172</text:p>
          </table:table-cell>
          <table:table-cell office:value-type="float" office:value="1962">
            <text:p>1962</text:p>
          </table:table-cell>
          <table:table-cell office:value-type="float" office:value="1178">
            <text:p>1178</text:p>
          </table:table-cell>
          <table:table-cell office:value-type="float" office:value="1179">
            <text:p>1179</text:p>
          </table:table-cell>
          <table:table-cell office:value-type="float" office:value="1195">
            <text:p>1195</text:p>
          </table:table-cell>
          <table:table-cell office:value-type="float" office:value="1179">
            <text:p>1179</text:p>
          </table:table-cell>
          <table:table-cell office:value-type="float" office:value="1181">
            <text:p>1181</text:p>
          </table:table-cell>
          <table:table-cell office:value-type="float" office:value="1309.4">
            <text:p>1309.4</text:p>
          </table:table-cell>
          <table:table-cell office:value-type="float" office:value="1555">
            <text:p>1555</text:p>
          </table:table-cell>
          <table:table-cell office:value-type="float" office:value="1396">
            <text:p>1396</text:p>
          </table:table-cell>
          <table:table-cell office:value-type="float" office:value="1518">
            <text:p>1518</text:p>
          </table:table-cell>
          <table:table-cell office:value-type="float" office:value="1367">
            <text:p>1367</text:p>
          </table:table-cell>
          <table:table-cell office:value-type="float" office:value="1679">
            <text:p>1679</text:p>
          </table:table-cell>
          <table:table-cell office:value-type="float" office:value="1394">
            <text:p>1394</text:p>
          </table:table-cell>
          <table:table-cell office:value-type="float" office:value="1379">
            <text:p>1379</text:p>
          </table:table-cell>
          <table:table-cell office:value-type="float" office:value="1391">
            <text:p>1391</text:p>
          </table:table-cell>
          <table:table-cell office:value-type="float" office:value="1374">
            <text:p>1374</text:p>
          </table:table-cell>
          <table:table-cell office:value-type="float" office:value="1366">
            <text:p>1366</text:p>
          </table:table-cell>
          <table:table-cell office:value-type="float" office:value="1441.9">
            <text:p>1441.9</text:p>
          </table:table-cell>
          <table:table-cell office:value-type="float" office:value="2028">
            <text:p>2028</text:p>
          </table:table-cell>
          <table:table-cell office:value-type="float" office:value="1557">
            <text:p>1557</text:p>
          </table:table-cell>
          <table:table-cell office:value-type="float" office:value="1662">
            <text:p>1662</text:p>
          </table:table-cell>
          <table:table-cell office:value-type="float" office:value="1713">
            <text:p>1713</text:p>
          </table:table-cell>
          <table:table-cell office:value-type="float" office:value="1903">
            <text:p>1903</text:p>
          </table:table-cell>
          <table:table-cell office:value-type="float" office:value="1543">
            <text:p>1543</text:p>
          </table:table-cell>
          <table:table-cell office:value-type="float" office:value="1524">
            <text:p>1524</text:p>
          </table:table-cell>
          <table:table-cell office:value-type="float" office:value="1547">
            <text:p>1547</text:p>
          </table:table-cell>
          <table:table-cell office:value-type="float" office:value="1546">
            <text:p>1546</text:p>
          </table:table-cell>
          <table:table-cell office:value-type="float" office:value="1552">
            <text:p>1552</text:p>
          </table:table-cell>
          <table:table-cell office:value-type="float" office:value="1657.5">
            <text:p>1657.5</text:p>
          </table:table-cell>
          <table:table-cell office:value-type="float" office:value="1507">
            <text:p>1507</text:p>
          </table:table-cell>
          <table:table-cell office:value-type="float" office:value="1475">
            <text:p>1475</text:p>
          </table:table-cell>
          <table:table-cell office:value-type="float" office:value="1578">
            <text:p>1578</text:p>
          </table:table-cell>
          <table:table-cell office:value-type="float" office:value="1708">
            <text:p>1708</text:p>
          </table:table-cell>
          <table:table-cell office:value-type="float" office:value="1721">
            <text:p>1721</text:p>
          </table:table-cell>
          <table:table-cell office:value-type="float" office:value="1480">
            <text:p>1480</text:p>
          </table:table-cell>
          <table:table-cell office:value-type="float" office:value="1555">
            <text:p>1555</text:p>
          </table:table-cell>
          <table:table-cell office:value-type="float" office:value="1498">
            <text:p>1498</text:p>
          </table:table-cell>
          <table:table-cell office:value-type="float" office:value="1487">
            <text:p>1487</text:p>
          </table:table-cell>
          <table:table-cell office:value-type="float" office:value="1489">
            <text:p>1489</text:p>
          </table:table-cell>
          <table:table-cell office:value-type="float" office:value="1549.8">
            <text:p>1549.8</text:p>
          </table:table-cell>
          <table:table-cell office:value-type="float" office:value="1414">
            <text:p>1414</text:p>
          </table:table-cell>
          <table:table-cell office:value-type="float" office:value="1419">
            <text:p>1419</text:p>
          </table:table-cell>
          <table:table-cell office:value-type="float" office:value="1442">
            <text:p>1442</text:p>
          </table:table-cell>
          <table:table-cell office:value-type="float" office:value="1995">
            <text:p>1995</text:p>
          </table:table-cell>
          <table:table-cell office:value-type="float" office:value="1682">
            <text:p>1682</text:p>
          </table:table-cell>
          <table:table-cell office:value-type="float" office:value="1422">
            <text:p>1422</text:p>
          </table:table-cell>
          <table:table-cell office:value-type="float" office:value="1418">
            <text:p>1418</text:p>
          </table:table-cell>
          <table:table-cell office:value-type="float" office:value="1406">
            <text:p>1406</text:p>
          </table:table-cell>
          <table:table-cell office:value-type="float" office:value="1426">
            <text:p>1426</text:p>
          </table:table-cell>
          <table:table-cell office:value-type="float" office:value="1412">
            <text:p>1412</text:p>
          </table:table-cell>
          <table:table-cell office:value-type="float" office:value="1503.6">
            <text:p>1503.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940">
            <text:p>1940</text:p>
          </table:table-cell>
          <table:table-cell office:value-type="float" office:value="2522">
            <text:p>2522</text:p>
          </table:table-cell>
          <table:table-cell office:value-type="float" office:value="1822">
            <text:p>1822</text:p>
          </table:table-cell>
          <table:table-cell office:value-type="float" office:value="1817">
            <text:p>1817</text:p>
          </table:table-cell>
          <table:table-cell office:value-type="float" office:value="1798">
            <text:p>1798</text:p>
          </table:table-cell>
          <table:table-cell office:value-type="float" office:value="1783">
            <text:p>1783</text:p>
          </table:table-cell>
          <table:table-cell office:value-type="float" office:value="1866">
            <text:p>1866</text:p>
          </table:table-cell>
          <table:table-cell office:value-type="float" office:value="1814">
            <text:p>1814</text:p>
          </table:table-cell>
          <table:table-cell office:value-type="float" office:value="1818">
            <text:p>1818</text:p>
          </table:table-cell>
          <table:table-cell office:value-type="float" office:value="1815">
            <text:p>1815</text:p>
          </table:table-cell>
          <table:table-cell office:value-type="float" office:value="1899.5">
            <text:p>1899.5</text:p>
          </table:table-cell>
          <table:table-cell office:value-type="float" office:value="1794">
            <text:p>1794</text:p>
          </table:table-cell>
          <table:table-cell office:value-type="float" office:value="2234">
            <text:p>2234</text:p>
          </table:table-cell>
          <table:table-cell office:value-type="float" office:value="1802">
            <text:p>1802</text:p>
          </table:table-cell>
          <table:table-cell office:value-type="float" office:value="1946">
            <text:p>1946</text:p>
          </table:table-cell>
          <table:table-cell office:value-type="float" office:value="1771">
            <text:p>1771</text:p>
          </table:table-cell>
          <table:table-cell office:value-type="float" office:value="1749">
            <text:p>1749</text:p>
          </table:table-cell>
          <table:table-cell office:value-type="float" office:value="1768">
            <text:p>1768</text:p>
          </table:table-cell>
          <table:table-cell office:value-type="float" office:value="1765">
            <text:p>1765</text:p>
          </table:table-cell>
          <table:table-cell office:value-type="float" office:value="1835">
            <text:p>1835</text:p>
          </table:table-cell>
          <table:table-cell office:value-type="float" office:value="1769">
            <text:p>1769</text:p>
          </table:table-cell>
          <table:table-cell office:value-type="float" office:value="1843.3">
            <text:p>1843.3</text:p>
          </table:table-cell>
          <table:table-cell office:value-type="float" office:value="1767">
            <text:p>1767</text:p>
          </table:table-cell>
          <table:table-cell office:value-type="float" office:value="2211">
            <text:p>2211</text:p>
          </table:table-cell>
          <table:table-cell office:value-type="float" office:value="1792">
            <text:p>1792</text:p>
          </table:table-cell>
          <table:table-cell office:value-type="float" office:value="1816">
            <text:p>1816</text:p>
          </table:table-cell>
          <table:table-cell office:value-type="float" office:value="1805">
            <text:p>1805</text:p>
          </table:table-cell>
          <table:table-cell office:value-type="float" office:value="1802">
            <text:p>1802</text:p>
          </table:table-cell>
          <table:table-cell table:number-columns-repeated="2" office:value-type="float" office:value="1776">
            <text:p>1776</text:p>
          </table:table-cell>
          <table:table-cell office:value-type="float" office:value="1806">
            <text:p>1806</text:p>
          </table:table-cell>
          <table:table-cell office:value-type="float" office:value="1796">
            <text:p>1796</text:p>
          </table:table-cell>
          <table:table-cell office:value-type="float" office:value="1834.7">
            <text:p>1834.7</text:p>
          </table:table-cell>
          <table:table-cell office:value-type="float" office:value="1932">
            <text:p>1932</text:p>
          </table:table-cell>
          <table:table-cell office:value-type="float" office:value="2199">
            <text:p>2199</text:p>
          </table:table-cell>
          <table:table-cell office:value-type="float" office:value="1911">
            <text:p>1911</text:p>
          </table:table-cell>
          <table:table-cell office:value-type="float" office:value="1918">
            <text:p>1918</text:p>
          </table:table-cell>
          <table:table-cell office:value-type="float" office:value="1948">
            <text:p>1948</text:p>
          </table:table-cell>
          <table:table-cell office:value-type="float" office:value="1921">
            <text:p>1921</text:p>
          </table:table-cell>
          <table:table-cell office:value-type="float" office:value="1955">
            <text:p>1955</text:p>
          </table:table-cell>
          <table:table-cell office:value-type="float" office:value="1914">
            <text:p>1914</text:p>
          </table:table-cell>
          <table:table-cell office:value-type="float" office:value="1958">
            <text:p>1958</text:p>
          </table:table-cell>
          <table:table-cell office:value-type="float" office:value="1979">
            <text:p>1979</text:p>
          </table:table-cell>
          <table:table-cell office:value-type="float" office:value="1963.5">
            <text:p>1963.5</text:p>
          </table:table-cell>
          <table:table-cell office:value-type="float" office:value="26209">
            <text:p>26209</text:p>
          </table:table-cell>
          <table:table-cell office:value-type="float" office:value="21737">
            <text:p>21737</text:p>
          </table:table-cell>
          <table:table-cell office:value-type="float" office:value="21336">
            <text:p>21336</text:p>
          </table:table-cell>
          <table:table-cell office:value-type="float" office:value="21507">
            <text:p>21507</text:p>
          </table:table-cell>
          <table:table-cell office:value-type="float" office:value="22912">
            <text:p>22912</text:p>
          </table:table-cell>
          <table:table-cell office:value-type="float" office:value="21515">
            <text:p>21515</text:p>
          </table:table-cell>
          <table:table-cell office:value-type="float" office:value="27362">
            <text:p>27362</text:p>
          </table:table-cell>
          <table:table-cell office:value-type="float" office:value="21469">
            <text:p>21469</text:p>
          </table:table-cell>
          <table:table-cell office:value-type="float" office:value="21479">
            <text:p>21479</text:p>
          </table:table-cell>
          <table:table-cell office:value-type="float" office:value="22948">
            <text:p>22948</text:p>
          </table:table-cell>
          <table:table-cell office:value-type="float" office:value="22847.4">
            <text:p>22847.4</text:p>
          </table:table-cell>
          <table:table-cell office:value-type="float" office:value="20006">
            <text:p>20006</text:p>
          </table:table-cell>
          <table:table-cell office:value-type="float" office:value="16544">
            <text:p>16544</text:p>
          </table:table-cell>
          <table:table-cell office:value-type="float" office:value="18223">
            <text:p>18223</text:p>
          </table:table-cell>
          <table:table-cell office:value-type="float" office:value="19641">
            <text:p>19641</text:p>
          </table:table-cell>
          <table:table-cell office:value-type="float" office:value="20295">
            <text:p>20295</text:p>
          </table:table-cell>
          <table:table-cell office:value-type="float" office:value="19931">
            <text:p>19931</text:p>
          </table:table-cell>
          <table:table-cell office:value-type="float" office:value="16575">
            <text:p>16575</text:p>
          </table:table-cell>
          <table:table-cell office:value-type="float" office:value="16494">
            <text:p>16494</text:p>
          </table:table-cell>
          <table:table-cell office:value-type="float" office:value="22384">
            <text:p>22384</text:p>
          </table:table-cell>
          <table:table-cell office:value-type="float" office:value="16252">
            <text:p>16252</text:p>
          </table:table-cell>
          <table:table-cell office:value-type="float" office:value="18634.5">
            <text:p>18634.5</text:p>
          </table:table-cell>
          <table:table-cell office:value-type="float" office:value="2207">
            <text:p>2207</text:p>
          </table:table-cell>
          <table:table-cell office:value-type="float" office:value="1300">
            <text:p>1300</text:p>
          </table:table-cell>
          <table:table-cell office:value-type="float" office:value="1443">
            <text:p>1443</text:p>
          </table:table-cell>
          <table:table-cell office:value-type="float" office:value="1540">
            <text:p>1540</text:p>
          </table:table-cell>
          <table:table-cell office:value-type="float" office:value="1219">
            <text:p>1219</text:p>
          </table:table-cell>
          <table:table-cell office:value-type="float" office:value="1267">
            <text:p>1267</text:p>
          </table:table-cell>
          <table:table-cell office:value-type="float" office:value="1258">
            <text:p>1258</text:p>
          </table:table-cell>
          <table:table-cell office:value-type="float" office:value="1261">
            <text:p>1261</text:p>
          </table:table-cell>
          <table:table-cell office:value-type="float" office:value="1382">
            <text:p>1382</text:p>
          </table:table-cell>
          <table:table-cell office:value-type="float" office:value="1260">
            <text:p>1260</text:p>
          </table:table-cell>
          <table:table-cell office:value-type="float" office:value="1413.7">
            <text:p>1413.7</text:p>
          </table:table-cell>
          <table:table-cell office:value-type="float" office:value="1941">
            <text:p>1941</text:p>
          </table:table-cell>
          <table:table-cell office:value-type="float" office:value="1753">
            <text:p>1753</text:p>
          </table:table-cell>
          <table:table-cell office:value-type="float" office:value="1575">
            <text:p>1575</text:p>
          </table:table-cell>
          <table:table-cell office:value-type="float" office:value="1826">
            <text:p>1826</text:p>
          </table:table-cell>
          <table:table-cell office:value-type="float" office:value="1459">
            <text:p>1459</text:p>
          </table:table-cell>
          <table:table-cell office:value-type="float" office:value="1490">
            <text:p>1490</text:p>
          </table:table-cell>
          <table:table-cell office:value-type="float" office:value="1509">
            <text:p>1509</text:p>
          </table:table-cell>
          <table:table-cell office:value-type="float" office:value="1470">
            <text:p>1470</text:p>
          </table:table-cell>
          <table:table-cell office:value-type="float" office:value="1592">
            <text:p>1592</text:p>
          </table:table-cell>
          <table:table-cell office:value-type="float" office:value="1482">
            <text:p>1482</text:p>
          </table:table-cell>
          <table:table-cell office:value-type="float" office:value="1609.7">
            <text:p>1609.7</text:p>
          </table:table-cell>
          <table:table-cell office:value-type="float" office:value="2087">
            <text:p>2087</text:p>
          </table:table-cell>
          <table:table-cell office:value-type="float" office:value="1677">
            <text:p>1677</text:p>
          </table:table-cell>
          <table:table-cell office:value-type="float" office:value="1815">
            <text:p>1815</text:p>
          </table:table-cell>
          <table:table-cell office:value-type="float" office:value="1786">
            <text:p>1786</text:p>
          </table:table-cell>
          <table:table-cell office:value-type="float" office:value="1654">
            <text:p>1654</text:p>
          </table:table-cell>
          <table:table-cell office:value-type="float" office:value="1631">
            <text:p>1631</text:p>
          </table:table-cell>
          <table:table-cell office:value-type="float" office:value="1617">
            <text:p>1617</text:p>
          </table:table-cell>
          <table:table-cell office:value-type="float" office:value="1640">
            <text:p>1640</text:p>
          </table:table-cell>
          <table:table-cell office:value-type="float" office:value="1756">
            <text:p>1756</text:p>
          </table:table-cell>
          <table:table-cell office:value-type="float" office:value="1628">
            <text:p>1628</text:p>
          </table:table-cell>
          <table:table-cell office:value-type="float" office:value="1729.1">
            <text:p>1729.1</text:p>
          </table:table-cell>
          <table:table-cell office:value-type="float" office:value="2239">
            <text:p>2239</text:p>
          </table:table-cell>
          <table:table-cell office:value-type="float" office:value="1605">
            <text:p>1605</text:p>
          </table:table-cell>
          <table:table-cell office:value-type="float" office:value="1596">
            <text:p>1596</text:p>
          </table:table-cell>
          <table:table-cell office:value-type="float" office:value="1779">
            <text:p>1779</text:p>
          </table:table-cell>
          <table:table-cell office:value-type="float" office:value="1595">
            <text:p>1595</text:p>
          </table:table-cell>
          <table:table-cell office:value-type="float" office:value="1611">
            <text:p>1611</text:p>
          </table:table-cell>
          <table:table-cell office:value-type="float" office:value="1601">
            <text:p>1601</text:p>
          </table:table-cell>
          <table:table-cell office:value-type="float" office:value="1575">
            <text:p>1575</text:p>
          </table:table-cell>
          <table:table-cell office:value-type="float" office:value="1587">
            <text:p>1587</text:p>
          </table:table-cell>
          <table:table-cell office:value-type="float" office:value="1798">
            <text:p>1798</text:p>
          </table:table-cell>
          <table:table-cell office:value-type="float" office:value="1698.6">
            <text:p>1698.6</text:p>
          </table:table-cell>
          <table:table-cell office:value-type="float" office:value="2447">
            <text:p>2447</text:p>
          </table:table-cell>
          <table:table-cell office:value-type="float" office:value="1535">
            <text:p>1535</text:p>
          </table:table-cell>
          <table:table-cell office:value-type="float" office:value="1526">
            <text:p>1526</text:p>
          </table:table-cell>
          <table:table-cell office:value-type="float" office:value="1553">
            <text:p>1553</text:p>
          </table:table-cell>
          <table:table-cell office:value-type="float" office:value="1505">
            <text:p>1505</text:p>
          </table:table-cell>
          <table:table-cell office:value-type="float" office:value="1511">
            <text:p>1511</text:p>
          </table:table-cell>
          <table:table-cell office:value-type="float" office:value="1504">
            <text:p>1504</text:p>
          </table:table-cell>
          <table:table-cell office:value-type="float" office:value="1507">
            <text:p>1507</text:p>
          </table:table-cell>
          <table:table-cell office:value-type="float" office:value="1525">
            <text:p>1525</text:p>
          </table:table-cell>
          <table:table-cell office:value-type="float" office:value="2476">
            <text:p>2476</text:p>
          </table:table-cell>
          <table:table-cell office:value-type="float" office:value="1708.9">
            <text:p>1708.9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3555">
            <text:p>3555</text:p>
          </table:table-cell>
          <table:table-cell office:value-type="float" office:value="2105">
            <text:p>2105</text:p>
          </table:table-cell>
          <table:table-cell office:value-type="float" office:value="3544">
            <text:p>3544</text:p>
          </table:table-cell>
          <table:table-cell office:value-type="float" office:value="2091">
            <text:p>2091</text:p>
          </table:table-cell>
          <table:table-cell office:value-type="float" office:value="3371">
            <text:p>3371</text:p>
          </table:table-cell>
          <table:table-cell office:value-type="float" office:value="2084">
            <text:p>2084</text:p>
          </table:table-cell>
          <table:table-cell office:value-type="float" office:value="2159">
            <text:p>2159</text:p>
          </table:table-cell>
          <table:table-cell office:value-type="float" office:value="2076">
            <text:p>2076</text:p>
          </table:table-cell>
          <table:table-cell office:value-type="float" office:value="2047">
            <text:p>2047</text:p>
          </table:table-cell>
          <table:table-cell office:value-type="float" office:value="2096">
            <text:p>2096</text:p>
          </table:table-cell>
          <table:table-cell office:value-type="float" office:value="2512.8">
            <text:p>2512.8</text:p>
          </table:table-cell>
          <table:table-cell office:value-type="float" office:value="2669">
            <text:p>2669</text:p>
          </table:table-cell>
          <table:table-cell office:value-type="float" office:value="2052">
            <text:p>2052</text:p>
          </table:table-cell>
          <table:table-cell office:value-type="float" office:value="2581">
            <text:p>2581</text:p>
          </table:table-cell>
          <table:table-cell office:value-type="float" office:value="2067">
            <text:p>2067</text:p>
          </table:table-cell>
          <table:table-cell office:value-type="float" office:value="2546">
            <text:p>2546</text:p>
          </table:table-cell>
          <table:table-cell office:value-type="float" office:value="2022">
            <text:p>2022</text:p>
          </table:table-cell>
          <table:table-cell office:value-type="float" office:value="2054">
            <text:p>2054</text:p>
          </table:table-cell>
          <table:table-cell office:value-type="float" office:value="2020">
            <text:p>2020</text:p>
          </table:table-cell>
          <table:table-cell office:value-type="float" office:value="2183">
            <text:p>2183</text:p>
          </table:table-cell>
          <table:table-cell office:value-type="float" office:value="2031">
            <text:p>2031</text:p>
          </table:table-cell>
          <table:table-cell office:value-type="float" office:value="2222.5">
            <text:p>2222.5</text:p>
          </table:table-cell>
          <table:table-cell office:value-type="float" office:value="2935">
            <text:p>2935</text:p>
          </table:table-cell>
          <table:table-cell office:value-type="float" office:value="1916">
            <text:p>1916</text:p>
          </table:table-cell>
          <table:table-cell office:value-type="float" office:value="2361">
            <text:p>2361</text:p>
          </table:table-cell>
          <table:table-cell office:value-type="float" office:value="1954">
            <text:p>1954</text:p>
          </table:table-cell>
          <table:table-cell office:value-type="float" office:value="2311">
            <text:p>2311</text:p>
          </table:table-cell>
          <table:table-cell office:value-type="float" office:value="1861">
            <text:p>1861</text:p>
          </table:table-cell>
          <table:table-cell office:value-type="float" office:value="1995">
            <text:p>1995</text:p>
          </table:table-cell>
          <table:table-cell office:value-type="float" office:value="1875">
            <text:p>1875</text:p>
          </table:table-cell>
          <table:table-cell office:value-type="float" office:value="1906">
            <text:p>1906</text:p>
          </table:table-cell>
          <table:table-cell office:value-type="float" office:value="1888">
            <text:p>1888</text:p>
          </table:table-cell>
          <table:table-cell office:value-type="float" office:value="2100.2">
            <text:p>2100.2</text:p>
          </table:table-cell>
          <table:table-cell office:value-type="float" office:value="3024">
            <text:p>3024</text:p>
          </table:table-cell>
          <table:table-cell office:value-type="float" office:value="2056">
            <text:p>2056</text:p>
          </table:table-cell>
          <table:table-cell office:value-type="float" office:value="3302">
            <text:p>3302</text:p>
          </table:table-cell>
          <table:table-cell office:value-type="float" office:value="2035">
            <text:p>2035</text:p>
          </table:table-cell>
          <table:table-cell office:value-type="float" office:value="2404">
            <text:p>2404</text:p>
          </table:table-cell>
          <table:table-cell office:value-type="float" office:value="2047">
            <text:p>2047</text:p>
          </table:table-cell>
          <table:table-cell office:value-type="float" office:value="2045">
            <text:p>2045</text:p>
          </table:table-cell>
          <table:table-cell office:value-type="float" office:value="2002">
            <text:p>2002</text:p>
          </table:table-cell>
          <table:table-cell office:value-type="float" office:value="2066">
            <text:p>2066</text:p>
          </table:table-cell>
          <table:table-cell office:value-type="float" office:value="2053">
            <text:p>2053</text:p>
          </table:table-cell>
          <table:table-cell office:value-type="float" office:value="2303.4">
            <text:p>2303.4</text:p>
          </table:table-cell>
          <table:table-cell office:value-type="float" office:value="24892">
            <text:p>24892</text:p>
          </table:table-cell>
          <table:table-cell office:value-type="float" office:value="27021">
            <text:p>27021</text:p>
          </table:table-cell>
          <table:table-cell office:value-type="float" office:value="25595">
            <text:p>25595</text:p>
          </table:table-cell>
          <table:table-cell office:value-type="float" office:value="23145">
            <text:p>23145</text:p>
          </table:table-cell>
          <table:table-cell office:value-type="float" office:value="23647">
            <text:p>23647</text:p>
          </table:table-cell>
          <table:table-cell office:value-type="float" office:value="23511">
            <text:p>23511</text:p>
          </table:table-cell>
          <table:table-cell office:value-type="float" office:value="23448">
            <text:p>23448</text:p>
          </table:table-cell>
          <table:table-cell office:value-type="float" office:value="26416">
            <text:p>26416</text:p>
          </table:table-cell>
          <table:table-cell office:value-type="float" office:value="23401">
            <text:p>23401</text:p>
          </table:table-cell>
          <table:table-cell office:value-type="float" office:value="22933">
            <text:p>22933</text:p>
          </table:table-cell>
          <table:table-cell office:value-type="float" office:value="24400.9">
            <text:p>24400.9</text:p>
          </table:table-cell>
          <table:table-cell office:value-type="float" office:value="21500">
            <text:p>21500</text:p>
          </table:table-cell>
          <table:table-cell office:value-type="float" office:value="18595">
            <text:p>18595</text:p>
          </table:table-cell>
          <table:table-cell office:value-type="float" office:value="21189">
            <text:p>21189</text:p>
          </table:table-cell>
          <table:table-cell office:value-type="float" office:value="17896">
            <text:p>17896</text:p>
          </table:table-cell>
          <table:table-cell office:value-type="float" office:value="18178">
            <text:p>18178</text:p>
          </table:table-cell>
          <table:table-cell office:value-type="float" office:value="22965">
            <text:p>22965</text:p>
          </table:table-cell>
          <table:table-cell office:value-type="float" office:value="18240">
            <text:p>18240</text:p>
          </table:table-cell>
          <table:table-cell office:value-type="float" office:value="17905">
            <text:p>17905</text:p>
          </table:table-cell>
          <table:table-cell office:value-type="float" office:value="20281">
            <text:p>20281</text:p>
          </table:table-cell>
          <table:table-cell office:value-type="float" office:value="17811">
            <text:p>17811</text:p>
          </table:table-cell>
          <table:table-cell office:value-type="float" office:value="19456">
            <text:p>19456</text:p>
          </table:table-cell>
          <table:table-cell office:value-type="float" office:value="1463">
            <text:p>1463</text:p>
          </table:table-cell>
          <table:table-cell office:value-type="float" office:value="1328">
            <text:p>1328</text:p>
          </table:table-cell>
          <table:table-cell office:value-type="float" office:value="1330">
            <text:p>1330</text:p>
          </table:table-cell>
          <table:table-cell office:value-type="float" office:value="1317">
            <text:p>1317</text:p>
          </table:table-cell>
          <table:table-cell office:value-type="float" office:value="1329">
            <text:p>1329</text:p>
          </table:table-cell>
          <table:table-cell office:value-type="float" office:value="1689">
            <text:p>1689</text:p>
          </table:table-cell>
          <table:table-cell office:value-type="float" office:value="1332">
            <text:p>1332</text:p>
          </table:table-cell>
          <table:table-cell office:value-type="float" office:value="1306">
            <text:p>1306</text:p>
          </table:table-cell>
          <table:table-cell office:value-type="float" office:value="1612">
            <text:p>1612</text:p>
          </table:table-cell>
          <table:table-cell office:value-type="float" office:value="1343">
            <text:p>1343</text:p>
          </table:table-cell>
          <table:table-cell office:value-type="float" office:value="1404.9">
            <text:p>1404.9</text:p>
          </table:table-cell>
          <table:table-cell office:value-type="float" office:value="1631">
            <text:p>1631</text:p>
          </table:table-cell>
          <table:table-cell office:value-type="float" office:value="1550">
            <text:p>1550</text:p>
          </table:table-cell>
          <table:table-cell office:value-type="float" office:value="1555">
            <text:p>1555</text:p>
          </table:table-cell>
          <table:table-cell office:value-type="float" office:value="1575">
            <text:p>1575</text:p>
          </table:table-cell>
          <table:table-cell office:value-type="float" office:value="1556">
            <text:p>1556</text:p>
          </table:table-cell>
          <table:table-cell office:value-type="float" office:value="1933">
            <text:p>1933</text:p>
          </table:table-cell>
          <table:table-cell office:value-type="float" office:value="1550">
            <text:p>1550</text:p>
          </table:table-cell>
          <table:table-cell office:value-type="float" office:value="1541">
            <text:p>1541</text:p>
          </table:table-cell>
          <table:table-cell office:value-type="float" office:value="1877">
            <text:p>1877</text:p>
          </table:table-cell>
          <table:table-cell office:value-type="float" office:value="1560">
            <text:p>1560</text:p>
          </table:table-cell>
          <table:table-cell office:value-type="float" office:value="1632.8">
            <text:p>1632.8</text:p>
          </table:table-cell>
          <table:table-cell office:value-type="float" office:value="1744">
            <text:p>1744</text:p>
          </table:table-cell>
          <table:table-cell office:value-type="float" office:value="1705">
            <text:p>1705</text:p>
          </table:table-cell>
          <table:table-cell office:value-type="float" office:value="1714">
            <text:p>1714</text:p>
          </table:table-cell>
          <table:table-cell office:value-type="float" office:value="1776">
            <text:p>1776</text:p>
          </table:table-cell>
          <table:table-cell office:value-type="float" office:value="1722">
            <text:p>1722</text:p>
          </table:table-cell>
          <table:table-cell office:value-type="float" office:value="2134">
            <text:p>2134</text:p>
          </table:table-cell>
          <table:table-cell office:value-type="float" office:value="1783">
            <text:p>1783</text:p>
          </table:table-cell>
          <table:table-cell office:value-type="float" office:value="1739">
            <text:p>1739</text:p>
          </table:table-cell>
          <table:table-cell office:value-type="float" office:value="1775">
            <text:p>1775</text:p>
          </table:table-cell>
          <table:table-cell office:value-type="float" office:value="1701">
            <text:p>1701</text:p>
          </table:table-cell>
          <table:table-cell office:value-type="float" office:value="1779.3">
            <text:p>1779.3</text:p>
          </table:table-cell>
          <table:table-cell office:value-type="float" office:value="1677">
            <text:p>1677</text:p>
          </table:table-cell>
          <table:table-cell office:value-type="float" office:value="1685">
            <text:p>1685</text:p>
          </table:table-cell>
          <table:table-cell office:value-type="float" office:value="1676">
            <text:p>1676</text:p>
          </table:table-cell>
          <table:table-cell office:value-type="float" office:value="1686">
            <text:p>1686</text:p>
          </table:table-cell>
          <table:table-cell office:value-type="float" office:value="1729">
            <text:p>1729</text:p>
          </table:table-cell>
          <table:table-cell office:value-type="float" office:value="1831">
            <text:p>1831</text:p>
          </table:table-cell>
          <table:table-cell office:value-type="float" office:value="1662">
            <text:p>1662</text:p>
          </table:table-cell>
          <table:table-cell office:value-type="float" office:value="1677">
            <text:p>1677</text:p>
          </table:table-cell>
          <table:table-cell office:value-type="float" office:value="1707">
            <text:p>1707</text:p>
          </table:table-cell>
          <table:table-cell office:value-type="float" office:value="1659">
            <text:p>1659</text:p>
          </table:table-cell>
          <table:table-cell office:value-type="float" office:value="1698.9">
            <text:p>1698.9</text:p>
          </table:table-cell>
          <table:table-cell office:value-type="float" office:value="1644">
            <text:p>1644</text:p>
          </table:table-cell>
          <table:table-cell office:value-type="float" office:value="2043">
            <text:p>2043</text:p>
          </table:table-cell>
          <table:table-cell office:value-type="float" office:value="1595">
            <text:p>1595</text:p>
          </table:table-cell>
          <table:table-cell office:value-type="float" office:value="1843">
            <text:p>1843</text:p>
          </table:table-cell>
          <table:table-cell office:value-type="float" office:value="1580">
            <text:p>1580</text:p>
          </table:table-cell>
          <table:table-cell office:value-type="float" office:value="1735">
            <text:p>1735</text:p>
          </table:table-cell>
          <table:table-cell office:value-type="float" office:value="1592">
            <text:p>1592</text:p>
          </table:table-cell>
          <table:table-cell office:value-type="float" office:value="1583">
            <text:p>1583</text:p>
          </table:table-cell>
          <table:table-cell office:value-type="float" office:value="1627">
            <text:p>1627</text:p>
          </table:table-cell>
          <table:table-cell office:value-type="float" office:value="1630">
            <text:p>1630</text:p>
          </table:table-cell>
          <table:table-cell office:value-type="float" office:value="1687.2">
            <text:p>1687.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421">
            <text:p>3421</text:p>
          </table:table-cell>
          <table:table-cell office:value-type="float" office:value="2194">
            <text:p>2194</text:p>
          </table:table-cell>
          <table:table-cell office:value-type="float" office:value="2176">
            <text:p>2176</text:p>
          </table:table-cell>
          <table:table-cell office:value-type="float" office:value="2383">
            <text:p>2383</text:p>
          </table:table-cell>
          <table:table-cell office:value-type="float" office:value="2191">
            <text:p>2191</text:p>
          </table:table-cell>
          <table:table-cell office:value-type="float" office:value="2169">
            <text:p>2169</text:p>
          </table:table-cell>
          <table:table-cell office:value-type="float" office:value="2178">
            <text:p>2178</text:p>
          </table:table-cell>
          <table:table-cell office:value-type="float" office:value="2183">
            <text:p>2183</text:p>
          </table:table-cell>
          <table:table-cell office:value-type="float" office:value="2180">
            <text:p>2180</text:p>
          </table:table-cell>
          <table:table-cell office:value-type="float" office:value="2185">
            <text:p>2185</text:p>
          </table:table-cell>
          <table:table-cell office:value-type="float" office:value="2326">
            <text:p>2326</text:p>
          </table:table-cell>
          <table:table-cell office:value-type="float" office:value="2717">
            <text:p>2717</text:p>
          </table:table-cell>
          <table:table-cell office:value-type="float" office:value="2116">
            <text:p>2116</text:p>
          </table:table-cell>
          <table:table-cell office:value-type="float" office:value="2128">
            <text:p>2128</text:p>
          </table:table-cell>
          <table:table-cell office:value-type="float" office:value="2279">
            <text:p>2279</text:p>
          </table:table-cell>
          <table:table-cell office:value-type="float" office:value="2140">
            <text:p>2140</text:p>
          </table:table-cell>
          <table:table-cell office:value-type="float" office:value="2150">
            <text:p>2150</text:p>
          </table:table-cell>
          <table:table-cell office:value-type="float" office:value="2127">
            <text:p>2127</text:p>
          </table:table-cell>
          <table:table-cell office:value-type="float" office:value="2104">
            <text:p>2104</text:p>
          </table:table-cell>
          <table:table-cell office:value-type="float" office:value="2122">
            <text:p>2122</text:p>
          </table:table-cell>
          <table:table-cell office:value-type="float" office:value="2119">
            <text:p>2119</text:p>
          </table:table-cell>
          <table:table-cell office:value-type="float" office:value="2200.2">
            <text:p>2200.2</text:p>
          </table:table-cell>
          <table:table-cell office:value-type="float" office:value="2472">
            <text:p>2472</text:p>
          </table:table-cell>
          <table:table-cell office:value-type="float" office:value="2029">
            <text:p>2029</text:p>
          </table:table-cell>
          <table:table-cell office:value-type="float" office:value="2002">
            <text:p>2002</text:p>
          </table:table-cell>
          <table:table-cell office:value-type="float" office:value="1945">
            <text:p>1945</text:p>
          </table:table-cell>
          <table:table-cell office:value-type="float" office:value="2007">
            <text:p>2007</text:p>
          </table:table-cell>
          <table:table-cell office:value-type="float" office:value="2010">
            <text:p>2010</text:p>
          </table:table-cell>
          <table:table-cell office:value-type="float" office:value="2043">
            <text:p>2043</text:p>
          </table:table-cell>
          <table:table-cell office:value-type="float" office:value="1987">
            <text:p>1987</text:p>
          </table:table-cell>
          <table:table-cell office:value-type="float" office:value="3167">
            <text:p>3167</text:p>
          </table:table-cell>
          <table:table-cell office:value-type="float" office:value="2003">
            <text:p>2003</text:p>
          </table:table-cell>
          <table:table-cell office:value-type="float" office:value="2166.5">
            <text:p>2166.5</text:p>
          </table:table-cell>
          <table:table-cell office:value-type="float" office:value="2525">
            <text:p>2525</text:p>
          </table:table-cell>
          <table:table-cell office:value-type="float" office:value="2259">
            <text:p>2259</text:p>
          </table:table-cell>
          <table:table-cell office:value-type="float" office:value="2763">
            <text:p>2763</text:p>
          </table:table-cell>
          <table:table-cell office:value-type="float" office:value="2145">
            <text:p>2145</text:p>
          </table:table-cell>
          <table:table-cell office:value-type="float" office:value="2224">
            <text:p>2224</text:p>
          </table:table-cell>
          <table:table-cell office:value-type="float" office:value="2163">
            <text:p>2163</text:p>
          </table:table-cell>
          <table:table-cell office:value-type="float" office:value="2191">
            <text:p>2191</text:p>
          </table:table-cell>
          <table:table-cell office:value-type="float" office:value="2188">
            <text:p>2188</text:p>
          </table:table-cell>
          <table:table-cell office:value-type="float" office:value="3016">
            <text:p>3016</text:p>
          </table:table-cell>
          <table:table-cell office:value-type="float" office:value="2165">
            <text:p>2165</text:p>
          </table:table-cell>
          <table:table-cell office:value-type="float" office:value="2363.9">
            <text:p>2363.9</text:p>
          </table:table-cell>
          <table:table-cell office:value-type="float" office:value="26558">
            <text:p>26558</text:p>
          </table:table-cell>
          <table:table-cell office:value-type="float" office:value="29847">
            <text:p>29847</text:p>
          </table:table-cell>
          <table:table-cell office:value-type="float" office:value="29390">
            <text:p>29390</text:p>
          </table:table-cell>
          <table:table-cell office:value-type="float" office:value="25538">
            <text:p>25538</text:p>
          </table:table-cell>
          <table:table-cell office:value-type="float" office:value="28347">
            <text:p>28347</text:p>
          </table:table-cell>
          <table:table-cell office:value-type="float" office:value="29732">
            <text:p>29732</text:p>
          </table:table-cell>
          <table:table-cell office:value-type="float" office:value="31972">
            <text:p>31972</text:p>
          </table:table-cell>
          <table:table-cell office:value-type="float" office:value="31495">
            <text:p>31495</text:p>
          </table:table-cell>
          <table:table-cell office:value-type="float" office:value="26842">
            <text:p>26842</text:p>
          </table:table-cell>
          <table:table-cell office:value-type="float" office:value="25551">
            <text:p>25551</text:p>
          </table:table-cell>
          <table:table-cell office:value-type="float" office:value="28527.2">
            <text:p>28527.2</text:p>
          </table:table-cell>
          <table:table-cell office:value-type="float" office:value="22434">
            <text:p>22434</text:p>
          </table:table-cell>
          <table:table-cell office:value-type="float" office:value="19900">
            <text:p>19900</text:p>
          </table:table-cell>
          <table:table-cell office:value-type="float" office:value="22629">
            <text:p>22629</text:p>
          </table:table-cell>
          <table:table-cell office:value-type="float" office:value="20063">
            <text:p>20063</text:p>
          </table:table-cell>
          <table:table-cell office:value-type="float" office:value="19492">
            <text:p>19492</text:p>
          </table:table-cell>
          <table:table-cell office:value-type="float" office:value="19889">
            <text:p>19889</text:p>
          </table:table-cell>
          <table:table-cell office:value-type="float" office:value="23594">
            <text:p>23594</text:p>
          </table:table-cell>
          <table:table-cell office:value-type="float" office:value="19873">
            <text:p>19873</text:p>
          </table:table-cell>
          <table:table-cell office:value-type="float" office:value="25778">
            <text:p>25778</text:p>
          </table:table-cell>
          <table:table-cell office:value-type="float" office:value="20069">
            <text:p>20069</text:p>
          </table:table-cell>
          <table:table-cell office:value-type="float" office:value="21372.1">
            <text:p>21372.1</text:p>
          </table:table-cell>
          <table:table-cell office:value-type="float" office:value="1453">
            <text:p>1453</text:p>
          </table:table-cell>
          <table:table-cell office:value-type="float" office:value="1440">
            <text:p>1440</text:p>
          </table:table-cell>
          <table:table-cell office:value-type="float" office:value="2318">
            <text:p>2318</text:p>
          </table:table-cell>
          <table:table-cell office:value-type="float" office:value="1411">
            <text:p>1411</text:p>
          </table:table-cell>
          <table:table-cell office:value-type="float" office:value="1385">
            <text:p>1385</text:p>
          </table:table-cell>
          <table:table-cell office:value-type="float" office:value="1409">
            <text:p>1409</text:p>
          </table:table-cell>
          <table:table-cell office:value-type="float" office:value="1425">
            <text:p>1425</text:p>
          </table:table-cell>
          <table:table-cell office:value-type="float" office:value="1402">
            <text:p>1402</text:p>
          </table:table-cell>
          <table:table-cell office:value-type="float" office:value="1539">
            <text:p>1539</text:p>
          </table:table-cell>
          <table:table-cell office:value-type="float" office:value="1386">
            <text:p>1386</text:p>
          </table:table-cell>
          <table:table-cell office:value-type="float" office:value="1516.8">
            <text:p>1516.8</text:p>
          </table:table-cell>
          <table:table-cell office:value-type="float" office:value="1651">
            <text:p>1651</text:p>
          </table:table-cell>
          <table:table-cell office:value-type="float" office:value="1633">
            <text:p>1633</text:p>
          </table:table-cell>
          <table:table-cell office:value-type="float" office:value="2580">
            <text:p>2580</text:p>
          </table:table-cell>
          <table:table-cell office:value-type="float" office:value="1660">
            <text:p>1660</text:p>
          </table:table-cell>
          <table:table-cell office:value-type="float" office:value="1652">
            <text:p>1652</text:p>
          </table:table-cell>
          <table:table-cell office:value-type="float" office:value="1637">
            <text:p>1637</text:p>
          </table:table-cell>
          <table:table-cell office:value-type="float" office:value="1634">
            <text:p>1634</text:p>
          </table:table-cell>
          <table:table-cell office:value-type="float" office:value="1645">
            <text:p>1645</text:p>
          </table:table-cell>
          <table:table-cell office:value-type="float" office:value="1776">
            <text:p>1776</text:p>
          </table:table-cell>
          <table:table-cell office:value-type="float" office:value="1633">
            <text:p>1633</text:p>
          </table:table-cell>
          <table:table-cell office:value-type="float" office:value="1750.1">
            <text:p>1750.1</text:p>
          </table:table-cell>
          <table:table-cell office:value-type="float" office:value="1811">
            <text:p>1811</text:p>
          </table:table-cell>
          <table:table-cell office:value-type="float" office:value="1777">
            <text:p>1777</text:p>
          </table:table-cell>
          <table:table-cell office:value-type="float" office:value="2212">
            <text:p>2212</text:p>
          </table:table-cell>
          <table:table-cell office:value-type="float" office:value="1796">
            <text:p>1796</text:p>
          </table:table-cell>
          <table:table-cell office:value-type="float" office:value="1778">
            <text:p>1778</text:p>
          </table:table-cell>
          <table:table-cell office:value-type="float" office:value="1760">
            <text:p>1760</text:p>
          </table:table-cell>
          <table:table-cell office:value-type="float" office:value="1792">
            <text:p>1792</text:p>
          </table:table-cell>
          <table:table-cell office:value-type="float" office:value="1779">
            <text:p>1779</text:p>
          </table:table-cell>
          <table:table-cell office:value-type="float" office:value="1797">
            <text:p>1797</text:p>
          </table:table-cell>
          <table:table-cell office:value-type="float" office:value="1791">
            <text:p>1791</text:p>
          </table:table-cell>
          <table:table-cell office:value-type="float" office:value="1829.3">
            <text:p>1829.3</text:p>
          </table:table-cell>
          <table:table-cell office:value-type="float" office:value="1798">
            <text:p>1798</text:p>
          </table:table-cell>
          <table:table-cell office:value-type="float" office:value="1777">
            <text:p>1777</text:p>
          </table:table-cell>
          <table:table-cell office:value-type="float" office:value="2199">
            <text:p>2199</text:p>
          </table:table-cell>
          <table:table-cell office:value-type="float" office:value="1757">
            <text:p>1757</text:p>
          </table:table-cell>
          <table:table-cell office:value-type="float" office:value="1746">
            <text:p>1746</text:p>
          </table:table-cell>
          <table:table-cell office:value-type="float" office:value="1761">
            <text:p>1761</text:p>
          </table:table-cell>
          <table:table-cell office:value-type="float" office:value="1762">
            <text:p>1762</text:p>
          </table:table-cell>
          <table:table-cell office:value-type="float" office:value="1788">
            <text:p>1788</text:p>
          </table:table-cell>
          <table:table-cell office:value-type="float" office:value="1770">
            <text:p>1770</text:p>
          </table:table-cell>
          <table:table-cell office:value-type="float" office:value="1755">
            <text:p>1755</text:p>
          </table:table-cell>
          <table:table-cell office:value-type="float" office:value="1811.3">
            <text:p>1811.3</text:p>
          </table:table-cell>
          <table:table-cell office:value-type="float" office:value="1704">
            <text:p>1704</text:p>
          </table:table-cell>
          <table:table-cell office:value-type="float" office:value="1731">
            <text:p>1731</text:p>
          </table:table-cell>
          <table:table-cell office:value-type="float" office:value="2025">
            <text:p>2025</text:p>
          </table:table-cell>
          <table:table-cell office:value-type="float" office:value="1670">
            <text:p>1670</text:p>
          </table:table-cell>
          <table:table-cell office:value-type="float" office:value="1723">
            <text:p>1723</text:p>
          </table:table-cell>
          <table:table-cell office:value-type="float" office:value="1663">
            <text:p>1663</text:p>
          </table:table-cell>
          <table:table-cell office:value-type="float" office:value="1658">
            <text:p>1658</text:p>
          </table:table-cell>
          <table:table-cell office:value-type="float" office:value="1671">
            <text:p>1671</text:p>
          </table:table-cell>
          <table:table-cell office:value-type="float" office:value="1662">
            <text:p>1662</text:p>
          </table:table-cell>
          <table:table-cell office:value-type="float" office:value="1645">
            <text:p>1645</text:p>
          </table:table-cell>
          <table:table-cell office:value-type="float" office:value="1715.2">
            <text:p>1715.2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3589">
            <text:p>3589</text:p>
          </table:table-cell>
          <table:table-cell office:value-type="float" office:value="2296">
            <text:p>2296</text:p>
          </table:table-cell>
          <table:table-cell office:value-type="float" office:value="2389">
            <text:p>2389</text:p>
          </table:table-cell>
          <table:table-cell office:value-type="float" office:value="2294">
            <text:p>2294</text:p>
          </table:table-cell>
          <table:table-cell office:value-type="float" office:value="2253">
            <text:p>2253</text:p>
          </table:table-cell>
          <table:table-cell office:value-type="float" office:value="2233">
            <text:p>2233</text:p>
          </table:table-cell>
          <table:table-cell office:value-type="float" office:value="2287">
            <text:p>2287</text:p>
          </table:table-cell>
          <table:table-cell office:value-type="float" office:value="2348">
            <text:p>2348</text:p>
          </table:table-cell>
          <table:table-cell office:value-type="float" office:value="2231">
            <text:p>2231</text:p>
          </table:table-cell>
          <table:table-cell office:value-type="float" office:value="2287">
            <text:p>2287</text:p>
          </table:table-cell>
          <table:table-cell office:value-type="float" office:value="2420.7">
            <text:p>2420.7</text:p>
          </table:table-cell>
          <table:table-cell office:value-type="float" office:value="2956">
            <text:p>2956</text:p>
          </table:table-cell>
          <table:table-cell office:value-type="float" office:value="2218">
            <text:p>2218</text:p>
          </table:table-cell>
          <table:table-cell office:value-type="float" office:value="2252">
            <text:p>2252</text:p>
          </table:table-cell>
          <table:table-cell office:value-type="float" office:value="2266">
            <text:p>2266</text:p>
          </table:table-cell>
          <table:table-cell office:value-type="float" office:value="2715">
            <text:p>2715</text:p>
          </table:table-cell>
          <table:table-cell office:value-type="float" office:value="2272">
            <text:p>2272</text:p>
          </table:table-cell>
          <table:table-cell office:value-type="float" office:value="2222">
            <text:p>2222</text:p>
          </table:table-cell>
          <table:table-cell office:value-type="float" office:value="2293">
            <text:p>2293</text:p>
          </table:table-cell>
          <table:table-cell office:value-type="float" office:value="3363">
            <text:p>3363</text:p>
          </table:table-cell>
          <table:table-cell office:value-type="float" office:value="2278">
            <text:p>2278</text:p>
          </table:table-cell>
          <table:table-cell office:value-type="float" office:value="2483.5">
            <text:p>2483.5</text:p>
          </table:table-cell>
          <table:table-cell office:value-type="float" office:value="3342">
            <text:p>3342</text:p>
          </table:table-cell>
          <table:table-cell office:value-type="float" office:value="2131">
            <text:p>2131</text:p>
          </table:table-cell>
          <table:table-cell office:value-type="float" office:value="2095">
            <text:p>2095</text:p>
          </table:table-cell>
          <table:table-cell office:value-type="float" office:value="2107">
            <text:p>2107</text:p>
          </table:table-cell>
          <table:table-cell office:value-type="float" office:value="2422">
            <text:p>2422</text:p>
          </table:table-cell>
          <table:table-cell office:value-type="float" office:value="2498">
            <text:p>2498</text:p>
          </table:table-cell>
          <table:table-cell office:value-type="float" office:value="2128">
            <text:p>2128</text:p>
          </table:table-cell>
          <table:table-cell office:value-type="float" office:value="2186">
            <text:p>2186</text:p>
          </table:table-cell>
          <table:table-cell office:value-type="float" office:value="2077">
            <text:p>2077</text:p>
          </table:table-cell>
          <table:table-cell office:value-type="float" office:value="2113">
            <text:p>2113</text:p>
          </table:table-cell>
          <table:table-cell office:value-type="float" office:value="2309.9">
            <text:p>2309.9</text:p>
          </table:table-cell>
          <table:table-cell office:value-type="float" office:value="3207">
            <text:p>3207</text:p>
          </table:table-cell>
          <table:table-cell office:value-type="float" office:value="2274">
            <text:p>2274</text:p>
          </table:table-cell>
          <table:table-cell office:value-type="float" office:value="2232">
            <text:p>2232</text:p>
          </table:table-cell>
          <table:table-cell office:value-type="float" office:value="2272">
            <text:p>2272</text:p>
          </table:table-cell>
          <table:table-cell office:value-type="float" office:value="2590">
            <text:p>2590</text:p>
          </table:table-cell>
          <table:table-cell office:value-type="float" office:value="3149">
            <text:p>3149</text:p>
          </table:table-cell>
          <table:table-cell office:value-type="float" office:value="2220">
            <text:p>2220</text:p>
          </table:table-cell>
          <table:table-cell office:value-type="float" office:value="2318">
            <text:p>2318</text:p>
          </table:table-cell>
          <table:table-cell office:value-type="float" office:value="2301">
            <text:p>2301</text:p>
          </table:table-cell>
          <table:table-cell office:value-type="float" office:value="2268">
            <text:p>2268</text:p>
          </table:table-cell>
          <table:table-cell office:value-type="float" office:value="2483.1">
            <text:p>2483.1</text:p>
          </table:table-cell>
          <table:table-cell office:value-type="float" office:value="29634">
            <text:p>29634</text:p>
          </table:table-cell>
          <table:table-cell office:value-type="float" office:value="30074">
            <text:p>30074</text:p>
          </table:table-cell>
          <table:table-cell office:value-type="float" office:value="30967">
            <text:p>30967</text:p>
          </table:table-cell>
          <table:table-cell office:value-type="float" office:value="28518">
            <text:p>28518</text:p>
          </table:table-cell>
          <table:table-cell office:value-type="float" office:value="31406">
            <text:p>31406</text:p>
          </table:table-cell>
          <table:table-cell office:value-type="float" office:value="27838">
            <text:p>27838</text:p>
          </table:table-cell>
          <table:table-cell office:value-type="float" office:value="27201">
            <text:p>27201</text:p>
          </table:table-cell>
          <table:table-cell office:value-type="float" office:value="28728">
            <text:p>28728</text:p>
          </table:table-cell>
          <table:table-cell office:value-type="float" office:value="29617">
            <text:p>29617</text:p>
          </table:table-cell>
          <table:table-cell office:value-type="float" office:value="30956">
            <text:p>30956</text:p>
          </table:table-cell>
          <table:table-cell office:value-type="float" office:value="29493.9">
            <text:p>29493.9</text:p>
          </table:table-cell>
          <table:table-cell office:value-type="float" office:value="24608">
            <text:p>24608</text:p>
          </table:table-cell>
          <table:table-cell office:value-type="float" office:value="23742">
            <text:p>23742</text:p>
          </table:table-cell>
          <table:table-cell office:value-type="float" office:value="22104">
            <text:p>22104</text:p>
          </table:table-cell>
          <table:table-cell office:value-type="float" office:value="25457">
            <text:p>25457</text:p>
          </table:table-cell>
          <table:table-cell office:value-type="float" office:value="24915">
            <text:p>24915</text:p>
          </table:table-cell>
          <table:table-cell office:value-type="float" office:value="21898">
            <text:p>21898</text:p>
          </table:table-cell>
          <table:table-cell office:value-type="float" office:value="27427">
            <text:p>27427</text:p>
          </table:table-cell>
          <table:table-cell office:value-type="float" office:value="26226">
            <text:p>26226</text:p>
          </table:table-cell>
          <table:table-cell office:value-type="float" office:value="27252">
            <text:p>27252</text:p>
          </table:table-cell>
          <table:table-cell office:value-type="float" office:value="23605">
            <text:p>23605</text:p>
          </table:table-cell>
          <table:table-cell office:value-type="float" office:value="24723.4">
            <text:p>24723.4</text:p>
          </table:table-cell>
          <table:table-cell office:value-type="float" office:value="1585">
            <text:p>1585</text:p>
          </table:table-cell>
          <table:table-cell office:value-type="float" office:value="1488">
            <text:p>1488</text:p>
          </table:table-cell>
          <table:table-cell table:number-columns-repeated="2" office:value-type="float" office:value="1494">
            <text:p>1494</text:p>
          </table:table-cell>
          <table:table-cell office:value-type="float" office:value="1841">
            <text:p>1841</text:p>
          </table:table-cell>
          <table:table-cell office:value-type="float" office:value="1484">
            <text:p>1484</text:p>
          </table:table-cell>
          <table:table-cell office:value-type="float" office:value="1500">
            <text:p>1500</text:p>
          </table:table-cell>
          <table:table-cell office:value-type="float" office:value="1479">
            <text:p>1479</text:p>
          </table:table-cell>
          <table:table-cell office:value-type="float" office:value="1594">
            <text:p>1594</text:p>
          </table:table-cell>
          <table:table-cell office:value-type="float" office:value="1817">
            <text:p>1817</text:p>
          </table:table-cell>
          <table:table-cell office:value-type="float" office:value="1577.6">
            <text:p>1577.6</text:p>
          </table:table-cell>
          <table:table-cell office:value-type="float" office:value="1820">
            <text:p>1820</text:p>
          </table:table-cell>
          <table:table-cell office:value-type="float" office:value="1739">
            <text:p>1739</text:p>
          </table:table-cell>
          <table:table-cell office:value-type="float" office:value="1742">
            <text:p>1742</text:p>
          </table:table-cell>
          <table:table-cell office:value-type="float" office:value="1746">
            <text:p>1746</text:p>
          </table:table-cell>
          <table:table-cell office:value-type="float" office:value="2141">
            <text:p>2141</text:p>
          </table:table-cell>
          <table:table-cell office:value-type="float" office:value="1718">
            <text:p>1718</text:p>
          </table:table-cell>
          <table:table-cell office:value-type="float" office:value="1701">
            <text:p>1701</text:p>
          </table:table-cell>
          <table:table-cell office:value-type="float" office:value="1739">
            <text:p>1739</text:p>
          </table:table-cell>
          <table:table-cell office:value-type="float" office:value="1737">
            <text:p>1737</text:p>
          </table:table-cell>
          <table:table-cell office:value-type="float" office:value="2134">
            <text:p>2134</text:p>
          </table:table-cell>
          <table:table-cell office:value-type="float" office:value="1821.7">
            <text:p>1821.7</text:p>
          </table:table-cell>
          <table:table-cell office:value-type="float" office:value="1904">
            <text:p>1904</text:p>
          </table:table-cell>
          <table:table-cell office:value-type="float" office:value="1876">
            <text:p>1876</text:p>
          </table:table-cell>
          <table:table-cell office:value-type="float" office:value="1870">
            <text:p>1870</text:p>
          </table:table-cell>
          <table:table-cell office:value-type="float" office:value="1841">
            <text:p>1841</text:p>
          </table:table-cell>
          <table:table-cell office:value-type="float" office:value="2143">
            <text:p>2143</text:p>
          </table:table-cell>
          <table:table-cell office:value-type="float" office:value="1842">
            <text:p>1842</text:p>
          </table:table-cell>
          <table:table-cell office:value-type="float" office:value="1899">
            <text:p>1899</text:p>
          </table:table-cell>
          <table:table-cell office:value-type="float" office:value="1903">
            <text:p>1903</text:p>
          </table:table-cell>
          <table:table-cell office:value-type="float" office:value="1914">
            <text:p>1914</text:p>
          </table:table-cell>
          <table:table-cell office:value-type="float" office:value="2812">
            <text:p>2812</text:p>
          </table:table-cell>
          <table:table-cell office:value-type="float" office:value="2000.4">
            <text:p>2000.4</text:p>
          </table:table-cell>
          <table:table-cell office:value-type="float" office:value="1836">
            <text:p>1836</text:p>
          </table:table-cell>
          <table:table-cell office:value-type="float" office:value="1848">
            <text:p>1848</text:p>
          </table:table-cell>
          <table:table-cell office:value-type="float" office:value="1827">
            <text:p>1827</text:p>
          </table:table-cell>
          <table:table-cell office:value-type="float" office:value="1878">
            <text:p>1878</text:p>
          </table:table-cell>
          <table:table-cell office:value-type="float" office:value="2033">
            <text:p>2033</text:p>
          </table:table-cell>
          <table:table-cell office:value-type="float" office:value="1862">
            <text:p>1862</text:p>
          </table:table-cell>
          <table:table-cell office:value-type="float" office:value="1869">
            <text:p>1869</text:p>
          </table:table-cell>
          <table:table-cell office:value-type="float" office:value="1838">
            <text:p>1838</text:p>
          </table:table-cell>
          <table:table-cell office:value-type="float" office:value="1877">
            <text:p>1877</text:p>
          </table:table-cell>
          <table:table-cell office:value-type="float" office:value="2901">
            <text:p>2901</text:p>
          </table:table-cell>
          <table:table-cell office:value-type="float" office:value="1976.9">
            <text:p>1976.9</text:p>
          </table:table-cell>
          <table:table-cell office:value-type="float" office:value="1773">
            <text:p>1773</text:p>
          </table:table-cell>
          <table:table-cell office:value-type="float" office:value="2247">
            <text:p>2247</text:p>
          </table:table-cell>
          <table:table-cell office:value-type="float" office:value="1765">
            <text:p>1765</text:p>
          </table:table-cell>
          <table:table-cell office:value-type="float" office:value="1739">
            <text:p>1739</text:p>
          </table:table-cell>
          <table:table-cell office:value-type="float" office:value="1817">
            <text:p>1817</text:p>
          </table:table-cell>
          <table:table-cell office:value-type="float" office:value="1758">
            <text:p>1758</text:p>
          </table:table-cell>
          <table:table-cell office:value-type="float" office:value="1774">
            <text:p>1774</text:p>
          </table:table-cell>
          <table:table-cell office:value-type="float" office:value="1763">
            <text:p>1763</text:p>
          </table:table-cell>
          <table:table-cell office:value-type="float" office:value="1747">
            <text:p>1747</text:p>
          </table:table-cell>
          <table:table-cell office:value-type="float" office:value="2161">
            <text:p>2161</text:p>
          </table:table-cell>
          <table:table-cell office:value-type="float" office:value="1854.4">
            <text:p>1854.4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2990">
            <text:p>2990</text:p>
          </table:table-cell>
          <table:table-cell office:value-type="float" office:value="2442">
            <text:p>2442</text:p>
          </table:table-cell>
          <table:table-cell office:value-type="float" office:value="2439">
            <text:p>2439</text:p>
          </table:table-cell>
          <table:table-cell office:value-type="float" office:value="2434">
            <text:p>2434</text:p>
          </table:table-cell>
          <table:table-cell office:value-type="float" office:value="2420">
            <text:p>2420</text:p>
          </table:table-cell>
          <table:table-cell office:value-type="float" office:value="2368">
            <text:p>2368</text:p>
          </table:table-cell>
          <table:table-cell office:value-type="float" office:value="2932">
            <text:p>2932</text:p>
          </table:table-cell>
          <table:table-cell office:value-type="float" office:value="3795">
            <text:p>3795</text:p>
          </table:table-cell>
          <table:table-cell office:value-type="float" office:value="3720">
            <text:p>3720</text:p>
          </table:table-cell>
          <table:table-cell office:value-type="float" office:value="2933">
            <text:p>2933</text:p>
          </table:table-cell>
          <table:table-cell office:value-type="float" office:value="2847.3">
            <text:p>2847.3</text:p>
          </table:table-cell>
          <table:table-cell office:value-type="float" office:value="2636">
            <text:p>2636</text:p>
          </table:table-cell>
          <table:table-cell office:value-type="float" office:value="2850">
            <text:p>2850</text:p>
          </table:table-cell>
          <table:table-cell office:value-type="float" office:value="2373">
            <text:p>2373</text:p>
          </table:table-cell>
          <table:table-cell office:value-type="float" office:value="2323">
            <text:p>2323</text:p>
          </table:table-cell>
          <table:table-cell office:value-type="float" office:value="2395">
            <text:p>2395</text:p>
          </table:table-cell>
          <table:table-cell office:value-type="float" office:value="2343">
            <text:p>2343</text:p>
          </table:table-cell>
          <table:table-cell office:value-type="float" office:value="2595">
            <text:p>2595</text:p>
          </table:table-cell>
          <table:table-cell office:value-type="float" office:value="2908">
            <text:p>2908</text:p>
          </table:table-cell>
          <table:table-cell office:value-type="float" office:value="2906">
            <text:p>2906</text:p>
          </table:table-cell>
          <table:table-cell office:value-type="float" office:value="3816">
            <text:p>3816</text:p>
          </table:table-cell>
          <table:table-cell office:value-type="float" office:value="2714.5">
            <text:p>2714.5</text:p>
          </table:table-cell>
          <table:table-cell office:value-type="float" office:value="2401">
            <text:p>2401</text:p>
          </table:table-cell>
          <table:table-cell office:value-type="float" office:value="3450">
            <text:p>3450</text:p>
          </table:table-cell>
          <table:table-cell office:value-type="float" office:value="2179">
            <text:p>2179</text:p>
          </table:table-cell>
          <table:table-cell office:value-type="float" office:value="2246">
            <text:p>2246</text:p>
          </table:table-cell>
          <table:table-cell office:value-type="float" office:value="2241">
            <text:p>2241</text:p>
          </table:table-cell>
          <table:table-cell office:value-type="float" office:value="2153">
            <text:p>2153</text:p>
          </table:table-cell>
          <table:table-cell office:value-type="float" office:value="2371">
            <text:p>2371</text:p>
          </table:table-cell>
          <table:table-cell office:value-type="float" office:value="2787">
            <text:p>2787</text:p>
          </table:table-cell>
          <table:table-cell office:value-type="float" office:value="2764">
            <text:p>2764</text:p>
          </table:table-cell>
          <table:table-cell office:value-type="float" office:value="2847">
            <text:p>2847</text:p>
          </table:table-cell>
          <table:table-cell office:value-type="float" office:value="2543.9">
            <text:p>2543.9</text:p>
          </table:table-cell>
          <table:table-cell office:value-type="float" office:value="2343">
            <text:p>2343</text:p>
          </table:table-cell>
          <table:table-cell office:value-type="float" office:value="2940">
            <text:p>2940</text:p>
          </table:table-cell>
          <table:table-cell office:value-type="float" office:value="2390">
            <text:p>2390</text:p>
          </table:table-cell>
          <table:table-cell office:value-type="float" office:value="2368">
            <text:p>2368</text:p>
          </table:table-cell>
          <table:table-cell office:value-type="float" office:value="2421">
            <text:p>2421</text:p>
          </table:table-cell>
          <table:table-cell office:value-type="float" office:value="2385">
            <text:p>2385</text:p>
          </table:table-cell>
          <table:table-cell office:value-type="float" office:value="2354">
            <text:p>2354</text:p>
          </table:table-cell>
          <table:table-cell office:value-type="float" office:value="2844">
            <text:p>2844</text:p>
          </table:table-cell>
          <table:table-cell office:value-type="float" office:value="2623">
            <text:p>2623</text:p>
          </table:table-cell>
          <table:table-cell office:value-type="float" office:value="2927">
            <text:p>2927</text:p>
          </table:table-cell>
          <table:table-cell office:value-type="float" office:value="2559.5">
            <text:p>2559.5</text:p>
          </table:table-cell>
          <table:table-cell office:value-type="float" office:value="32070">
            <text:p>32070</text:p>
          </table:table-cell>
          <table:table-cell office:value-type="float" office:value="33926">
            <text:p>33926</text:p>
          </table:table-cell>
          <table:table-cell office:value-type="float" office:value="32595">
            <text:p>32595</text:p>
          </table:table-cell>
          <table:table-cell office:value-type="float" office:value="33800">
            <text:p>33800</text:p>
          </table:table-cell>
          <table:table-cell office:value-type="float" office:value="29977">
            <text:p>29977</text:p>
          </table:table-cell>
          <table:table-cell office:value-type="float" office:value="29336">
            <text:p>29336</text:p>
          </table:table-cell>
          <table:table-cell office:value-type="float" office:value="33286">
            <text:p>33286</text:p>
          </table:table-cell>
          <table:table-cell office:value-type="float" office:value="31398">
            <text:p>31398</text:p>
          </table:table-cell>
          <table:table-cell office:value-type="float" office:value="30102">
            <text:p>30102</text:p>
          </table:table-cell>
          <table:table-cell office:value-type="float" office:value="30463">
            <text:p>30463</text:p>
          </table:table-cell>
          <table:table-cell office:value-type="float" office:value="31695.3">
            <text:p>31695.3</text:p>
          </table:table-cell>
          <table:table-cell office:value-type="float" office:value="28214">
            <text:p>28214</text:p>
          </table:table-cell>
          <table:table-cell office:value-type="float" office:value="25554">
            <text:p>25554</text:p>
          </table:table-cell>
          <table:table-cell office:value-type="float" office:value="22979">
            <text:p>22979</text:p>
          </table:table-cell>
          <table:table-cell office:value-type="float" office:value="23154">
            <text:p>23154</text:p>
          </table:table-cell>
          <table:table-cell office:value-type="float" office:value="23807">
            <text:p>23807</text:p>
          </table:table-cell>
          <table:table-cell office:value-type="float" office:value="23180">
            <text:p>23180</text:p>
          </table:table-cell>
          <table:table-cell office:value-type="float" office:value="25560">
            <text:p>25560</text:p>
          </table:table-cell>
          <table:table-cell office:value-type="float" office:value="29559">
            <text:p>29559</text:p>
          </table:table-cell>
          <table:table-cell office:value-type="float" office:value="23721">
            <text:p>23721</text:p>
          </table:table-cell>
          <table:table-cell office:value-type="float" office:value="23609">
            <text:p>23609</text:p>
          </table:table-cell>
          <table:table-cell office:value-type="float" office:value="24933.7">
            <text:p>24933.7</text:p>
          </table:table-cell>
          <table:table-cell office:value-type="float" office:value="1540">
            <text:p>1540</text:p>
          </table:table-cell>
          <table:table-cell office:value-type="float" office:value="1890">
            <text:p>1890</text:p>
          </table:table-cell>
          <table:table-cell office:value-type="float" office:value="1534">
            <text:p>1534</text:p>
          </table:table-cell>
          <table:table-cell office:value-type="float" office:value="1661">
            <text:p>1661</text:p>
          </table:table-cell>
          <table:table-cell office:value-type="float" office:value="1552">
            <text:p>1552</text:p>
          </table:table-cell>
          <table:table-cell office:value-type="float" office:value="1524">
            <text:p>1524</text:p>
          </table:table-cell>
          <table:table-cell office:value-type="float" office:value="1528">
            <text:p>1528</text:p>
          </table:table-cell>
          <table:table-cell office:value-type="float" office:value="1731">
            <text:p>1731</text:p>
          </table:table-cell>
          <table:table-cell office:value-type="float" office:value="1567">
            <text:p>1567</text:p>
          </table:table-cell>
          <table:table-cell office:value-type="float" office:value="1543">
            <text:p>1543</text:p>
          </table:table-cell>
          <table:table-cell office:value-type="float" office:value="1607">
            <text:p>1607</text:p>
          </table:table-cell>
          <table:table-cell office:value-type="float" office:value="1810">
            <text:p>1810</text:p>
          </table:table-cell>
          <table:table-cell office:value-type="float" office:value="2256">
            <text:p>2256</text:p>
          </table:table-cell>
          <table:table-cell office:value-type="float" office:value="1809">
            <text:p>1809</text:p>
          </table:table-cell>
          <table:table-cell office:value-type="float" office:value="1823">
            <text:p>1823</text:p>
          </table:table-cell>
          <table:table-cell office:value-type="float" office:value="1797">
            <text:p>1797</text:p>
          </table:table-cell>
          <table:table-cell office:value-type="float" office:value="1794">
            <text:p>1794</text:p>
          </table:table-cell>
          <table:table-cell office:value-type="float" office:value="1797">
            <text:p>1797</text:p>
          </table:table-cell>
          <table:table-cell office:value-type="float" office:value="1960">
            <text:p>1960</text:p>
          </table:table-cell>
          <table:table-cell office:value-type="float" office:value="1789">
            <text:p>1789</text:p>
          </table:table-cell>
          <table:table-cell office:value-type="float" office:value="1819">
            <text:p>1819</text:p>
          </table:table-cell>
          <table:table-cell office:value-type="float" office:value="1865.4">
            <text:p>1865.4</text:p>
          </table:table-cell>
          <table:table-cell office:value-type="float" office:value="1960">
            <text:p>1960</text:p>
          </table:table-cell>
          <table:table-cell office:value-type="float" office:value="2376">
            <text:p>2376</text:p>
          </table:table-cell>
          <table:table-cell office:value-type="float" office:value="1965">
            <text:p>1965</text:p>
          </table:table-cell>
          <table:table-cell office:value-type="float" office:value="1945">
            <text:p>1945</text:p>
          </table:table-cell>
          <table:table-cell office:value-type="float" office:value="1979">
            <text:p>1979</text:p>
          </table:table-cell>
          <table:table-cell office:value-type="float" office:value="2456">
            <text:p>2456</text:p>
          </table:table-cell>
          <table:table-cell office:value-type="float" office:value="1963">
            <text:p>1963</text:p>
          </table:table-cell>
          <table:table-cell office:value-type="float" office:value="2169">
            <text:p>2169</text:p>
          </table:table-cell>
          <table:table-cell office:value-type="float" office:value="2457">
            <text:p>2457</text:p>
          </table:table-cell>
          <table:table-cell office:value-type="float" office:value="1923">
            <text:p>1923</text:p>
          </table:table-cell>
          <table:table-cell office:value-type="float" office:value="2119.3">
            <text:p>2119.3</text:p>
          </table:table-cell>
          <table:table-cell office:value-type="float" office:value="1952">
            <text:p>1952</text:p>
          </table:table-cell>
          <table:table-cell office:value-type="float" office:value="2107">
            <text:p>2107</text:p>
          </table:table-cell>
          <table:table-cell office:value-type="float" office:value="1919">
            <text:p>1919</text:p>
          </table:table-cell>
          <table:table-cell office:value-type="float" office:value="1959">
            <text:p>1959</text:p>
          </table:table-cell>
          <table:table-cell office:value-type="float" office:value="1928">
            <text:p>1928</text:p>
          </table:table-cell>
          <table:table-cell office:value-type="float" office:value="2935">
            <text:p>2935</text:p>
          </table:table-cell>
          <table:table-cell office:value-type="float" office:value="1955">
            <text:p>1955</text:p>
          </table:table-cell>
          <table:table-cell office:value-type="float" office:value="2135">
            <text:p>2135</text:p>
          </table:table-cell>
          <table:table-cell office:value-type="float" office:value="3152">
            <text:p>3152</text:p>
          </table:table-cell>
          <table:table-cell office:value-type="float" office:value="1998">
            <text:p>1998</text:p>
          </table:table-cell>
          <table:table-cell office:value-type="float" office:value="2204">
            <text:p>2204</text:p>
          </table:table-cell>
          <table:table-cell office:value-type="float" office:value="1820">
            <text:p>1820</text:p>
          </table:table-cell>
          <table:table-cell office:value-type="float" office:value="1956">
            <text:p>1956</text:p>
          </table:table-cell>
          <table:table-cell office:value-type="float" office:value="1832">
            <text:p>1832</text:p>
          </table:table-cell>
          <table:table-cell office:value-type="float" office:value="1821">
            <text:p>1821</text:p>
          </table:table-cell>
          <table:table-cell office:value-type="float" office:value="1814">
            <text:p>1814</text:p>
          </table:table-cell>
          <table:table-cell office:value-type="float" office:value="2268">
            <text:p>2268</text:p>
          </table:table-cell>
          <table:table-cell office:value-type="float" office:value="1847">
            <text:p>1847</text:p>
          </table:table-cell>
          <table:table-cell office:value-type="float" office:value="2030">
            <text:p>2030</text:p>
          </table:table-cell>
          <table:table-cell office:value-type="float" office:value="2409">
            <text:p>2409</text:p>
          </table:table-cell>
          <table:table-cell office:value-type="float" office:value="1839">
            <text:p>1839</text:p>
          </table:table-cell>
          <table:table-cell office:value-type="float" office:value="1963.6">
            <text:p>1963.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3906">
            <text:p>3906</text:p>
          </table:table-cell>
          <table:table-cell office:value-type="float" office:value="2538">
            <text:p>2538</text:p>
          </table:table-cell>
          <table:table-cell office:value-type="float" office:value="2454">
            <text:p>2454</text:p>
          </table:table-cell>
          <table:table-cell office:value-type="float" office:value="2443">
            <text:p>2443</text:p>
          </table:table-cell>
          <table:table-cell office:value-type="float" office:value="2639">
            <text:p>2639</text:p>
          </table:table-cell>
          <table:table-cell office:value-type="float" office:value="2486">
            <text:p>2486</text:p>
          </table:table-cell>
          <table:table-cell office:value-type="float" office:value="2961">
            <text:p>2961</text:p>
          </table:table-cell>
          <table:table-cell office:value-type="float" office:value="2463">
            <text:p>2463</text:p>
          </table:table-cell>
          <table:table-cell office:value-type="float" office:value="2464">
            <text:p>2464</text:p>
          </table:table-cell>
          <table:table-cell office:value-type="float" office:value="2846">
            <text:p>2846</text:p>
          </table:table-cell>
          <table:table-cell office:value-type="float" office:value="2720">
            <text:p>2720</text:p>
          </table:table-cell>
          <table:table-cell office:value-type="float" office:value="3050">
            <text:p>3050</text:p>
          </table:table-cell>
          <table:table-cell office:value-type="float" office:value="2455">
            <text:p>2455</text:p>
          </table:table-cell>
          <table:table-cell office:value-type="float" office:value="2468">
            <text:p>2468</text:p>
          </table:table-cell>
          <table:table-cell office:value-type="float" office:value="2471">
            <text:p>2471</text:p>
          </table:table-cell>
          <table:table-cell office:value-type="float" office:value="2503">
            <text:p>2503</text:p>
          </table:table-cell>
          <table:table-cell office:value-type="float" office:value="2465">
            <text:p>2465</text:p>
          </table:table-cell>
          <table:table-cell office:value-type="float" office:value="2647">
            <text:p>2647</text:p>
          </table:table-cell>
          <table:table-cell office:value-type="float" office:value="2445">
            <text:p>2445</text:p>
          </table:table-cell>
          <table:table-cell office:value-type="float" office:value="2418">
            <text:p>2418</text:p>
          </table:table-cell>
          <table:table-cell office:value-type="float" office:value="2467">
            <text:p>2467</text:p>
          </table:table-cell>
          <table:table-cell office:value-type="float" office:value="2538.9">
            <text:p>2538.9</text:p>
          </table:table-cell>
          <table:table-cell office:value-type="float" office:value="2844">
            <text:p>2844</text:p>
          </table:table-cell>
          <table:table-cell office:value-type="float" office:value="2306">
            <text:p>2306</text:p>
          </table:table-cell>
          <table:table-cell office:value-type="float" office:value="2330">
            <text:p>2330</text:p>
          </table:table-cell>
          <table:table-cell office:value-type="float" office:value="2331">
            <text:p>2331</text:p>
          </table:table-cell>
          <table:table-cell office:value-type="float" office:value="2298">
            <text:p>2298</text:p>
          </table:table-cell>
          <table:table-cell office:value-type="float" office:value="2323">
            <text:p>2323</text:p>
          </table:table-cell>
          <table:table-cell office:value-type="float" office:value="2379">
            <text:p>2379</text:p>
          </table:table-cell>
          <table:table-cell office:value-type="float" office:value="3286">
            <text:p>3286</text:p>
          </table:table-cell>
          <table:table-cell office:value-type="float" office:value="2366">
            <text:p>2366</text:p>
          </table:table-cell>
          <table:table-cell office:value-type="float" office:value="2331">
            <text:p>2331</text:p>
          </table:table-cell>
          <table:table-cell office:value-type="float" office:value="2479.4">
            <text:p>2479.4</text:p>
          </table:table-cell>
          <table:table-cell office:value-type="float" office:value="4153">
            <text:p>4153</text:p>
          </table:table-cell>
          <table:table-cell office:value-type="float" office:value="2539">
            <text:p>2539</text:p>
          </table:table-cell>
          <table:table-cell office:value-type="float" office:value="3583">
            <text:p>3583</text:p>
          </table:table-cell>
          <table:table-cell office:value-type="float" office:value="2501">
            <text:p>2501</text:p>
          </table:table-cell>
          <table:table-cell office:value-type="float" office:value="2475">
            <text:p>2475</text:p>
          </table:table-cell>
          <table:table-cell office:value-type="float" office:value="2464">
            <text:p>2464</text:p>
          </table:table-cell>
          <table:table-cell office:value-type="float" office:value="2489">
            <text:p>2489</text:p>
          </table:table-cell>
          <table:table-cell office:value-type="float" office:value="3553">
            <text:p>3553</text:p>
          </table:table-cell>
          <table:table-cell office:value-type="float" office:value="2504">
            <text:p>2504</text:p>
          </table:table-cell>
          <table:table-cell office:value-type="float" office:value="2556">
            <text:p>2556</text:p>
          </table:table-cell>
          <table:table-cell office:value-type="float" office:value="2881.7">
            <text:p>2881.7</text:p>
          </table:table-cell>
          <table:table-cell office:value-type="float" office:value="34882">
            <text:p>34882</text:p>
          </table:table-cell>
          <table:table-cell office:value-type="float" office:value="37850">
            <text:p>37850</text:p>
          </table:table-cell>
          <table:table-cell office:value-type="float" office:value="34537">
            <text:p>34537</text:p>
          </table:table-cell>
          <table:table-cell office:value-type="float" office:value="33938">
            <text:p>33938</text:p>
          </table:table-cell>
          <table:table-cell office:value-type="float" office:value="34991">
            <text:p>34991</text:p>
          </table:table-cell>
          <table:table-cell office:value-type="float" office:value="35438">
            <text:p>35438</text:p>
          </table:table-cell>
          <table:table-cell office:value-type="float" office:value="31777">
            <text:p>31777</text:p>
          </table:table-cell>
          <table:table-cell office:value-type="float" office:value="34582">
            <text:p>34582</text:p>
          </table:table-cell>
          <table:table-cell office:value-type="float" office:value="35719">
            <text:p>35719</text:p>
          </table:table-cell>
          <table:table-cell office:value-type="float" office:value="31839">
            <text:p>31839</text:p>
          </table:table-cell>
          <table:table-cell office:value-type="float" office:value="34555.3">
            <text:p>34555.3</text:p>
          </table:table-cell>
          <table:table-cell office:value-type="float" office:value="27502">
            <text:p>27502</text:p>
          </table:table-cell>
          <table:table-cell office:value-type="float" office:value="27530">
            <text:p>27530</text:p>
          </table:table-cell>
          <table:table-cell office:value-type="float" office:value="25749">
            <text:p>25749</text:p>
          </table:table-cell>
          <table:table-cell office:value-type="float" office:value="30305">
            <text:p>30305</text:p>
          </table:table-cell>
          <table:table-cell office:value-type="float" office:value="25108">
            <text:p>25108</text:p>
          </table:table-cell>
          <table:table-cell office:value-type="float" office:value="25913">
            <text:p>25913</text:p>
          </table:table-cell>
          <table:table-cell office:value-type="float" office:value="25212">
            <text:p>25212</text:p>
          </table:table-cell>
          <table:table-cell office:value-type="float" office:value="28909">
            <text:p>28909</text:p>
          </table:table-cell>
          <table:table-cell office:value-type="float" office:value="25032">
            <text:p>25032</text:p>
          </table:table-cell>
          <table:table-cell office:value-type="float" office:value="27516">
            <text:p>27516</text:p>
          </table:table-cell>
          <table:table-cell office:value-type="float" office:value="26877.6">
            <text:p>26877.6</text:p>
          </table:table-cell>
          <table:table-cell office:value-type="float" office:value="2296">
            <text:p>2296</text:p>
          </table:table-cell>
          <table:table-cell office:value-type="float" office:value="1623">
            <text:p>1623</text:p>
          </table:table-cell>
          <table:table-cell office:value-type="float" office:value="1599">
            <text:p>1599</text:p>
          </table:table-cell>
          <table:table-cell office:value-type="float" office:value="2569">
            <text:p>2569</text:p>
          </table:table-cell>
          <table:table-cell office:value-type="float" office:value="1605">
            <text:p>1605</text:p>
          </table:table-cell>
          <table:table-cell office:value-type="float" office:value="1606">
            <text:p>1606</text:p>
          </table:table-cell>
          <table:table-cell office:value-type="float" office:value="1622">
            <text:p>1622</text:p>
          </table:table-cell>
          <table:table-cell office:value-type="float" office:value="1587">
            <text:p>1587</text:p>
          </table:table-cell>
          <table:table-cell office:value-type="float" office:value="1598">
            <text:p>1598</text:p>
          </table:table-cell>
          <table:table-cell office:value-type="float" office:value="1580">
            <text:p>1580</text:p>
          </table:table-cell>
          <table:table-cell office:value-type="float" office:value="1768.5">
            <text:p>1768.5</text:p>
          </table:table-cell>
          <table:table-cell office:value-type="float" office:value="2368">
            <text:p>2368</text:p>
          </table:table-cell>
          <table:table-cell table:number-columns-repeated="2" office:value-type="float" office:value="1896">
            <text:p>1896</text:p>
          </table:table-cell>
          <table:table-cell office:value-type="float" office:value="2529">
            <text:p>2529</text:p>
          </table:table-cell>
          <table:table-cell office:value-type="float" office:value="1919">
            <text:p>1919</text:p>
          </table:table-cell>
          <table:table-cell office:value-type="float" office:value="1906">
            <text:p>1906</text:p>
          </table:table-cell>
          <table:table-cell office:value-type="float" office:value="1893">
            <text:p>1893</text:p>
          </table:table-cell>
          <table:table-cell office:value-type="float" office:value="1955">
            <text:p>1955</text:p>
          </table:table-cell>
          <table:table-cell office:value-type="float" office:value="1908">
            <text:p>1908</text:p>
          </table:table-cell>
          <table:table-cell office:value-type="float" office:value="1944">
            <text:p>1944</text:p>
          </table:table-cell>
          <table:table-cell office:value-type="float" office:value="2021.4">
            <text:p>2021.4</text:p>
          </table:table-cell>
          <table:table-cell office:value-type="float" office:value="2521">
            <text:p>2521</text:p>
          </table:table-cell>
          <table:table-cell office:value-type="float" office:value="2039">
            <text:p>2039</text:p>
          </table:table-cell>
          <table:table-cell office:value-type="float" office:value="2063">
            <text:p>2063</text:p>
          </table:table-cell>
          <table:table-cell office:value-type="float" office:value="2524">
            <text:p>2524</text:p>
          </table:table-cell>
          <table:table-cell office:value-type="float" office:value="2020">
            <text:p>2020</text:p>
          </table:table-cell>
          <table:table-cell office:value-type="float" office:value="3211">
            <text:p>3211</text:p>
          </table:table-cell>
          <table:table-cell office:value-type="float" office:value="2045">
            <text:p>2045</text:p>
          </table:table-cell>
          <table:table-cell office:value-type="float" office:value="2025">
            <text:p>2025</text:p>
          </table:table-cell>
          <table:table-cell office:value-type="float" office:value="2030">
            <text:p>2030</text:p>
          </table:table-cell>
          <table:table-cell office:value-type="float" office:value="2061">
            <text:p>2061</text:p>
          </table:table-cell>
          <table:table-cell office:value-type="float" office:value="2253.9">
            <text:p>2253.9</text:p>
          </table:table-cell>
          <table:table-cell office:value-type="float" office:value="2284">
            <text:p>2284</text:p>
          </table:table-cell>
          <table:table-cell office:value-type="float" office:value="2047">
            <text:p>2047</text:p>
          </table:table-cell>
          <table:table-cell office:value-type="float" office:value="2035">
            <text:p>2035</text:p>
          </table:table-cell>
          <table:table-cell office:value-type="float" office:value="2443">
            <text:p>2443</text:p>
          </table:table-cell>
          <table:table-cell office:value-type="float" office:value="2028">
            <text:p>2028</text:p>
          </table:table-cell>
          <table:table-cell office:value-type="float" office:value="2723">
            <text:p>2723</text:p>
          </table:table-cell>
          <table:table-cell office:value-type="float" office:value="2013">
            <text:p>2013</text:p>
          </table:table-cell>
          <table:table-cell office:value-type="float" office:value="2011">
            <text:p>2011</text:p>
          </table:table-cell>
          <table:table-cell office:value-type="float" office:value="2002">
            <text:p>2002</text:p>
          </table:table-cell>
          <table:table-cell office:value-type="float" office:value="2012">
            <text:p>2012</text:p>
          </table:table-cell>
          <table:table-cell office:value-type="float" office:value="2159.8">
            <text:p>2159.8</text:p>
          </table:table-cell>
          <table:table-cell office:value-type="float" office:value="2061">
            <text:p>2061</text:p>
          </table:table-cell>
          <table:table-cell office:value-type="float" office:value="1922">
            <text:p>1922</text:p>
          </table:table-cell>
          <table:table-cell office:value-type="float" office:value="1897">
            <text:p>1897</text:p>
          </table:table-cell>
          <table:table-cell office:value-type="float" office:value="2070">
            <text:p>2070</text:p>
          </table:table-cell>
          <table:table-cell office:value-type="float" office:value="1896">
            <text:p>1896</text:p>
          </table:table-cell>
          <table:table-cell office:value-type="float" office:value="2363">
            <text:p>2363</text:p>
          </table:table-cell>
          <table:table-cell office:value-type="float" office:value="1920">
            <text:p>1920</text:p>
          </table:table-cell>
          <table:table-cell office:value-type="float" office:value="1911">
            <text:p>1911</text:p>
          </table:table-cell>
          <table:table-cell office:value-type="float" office:value="1899">
            <text:p>1899</text:p>
          </table:table-cell>
          <table:table-cell office:value-type="float" office:value="1895">
            <text:p>1895</text:p>
          </table:table-cell>
          <table:table-cell office:value-type="float" office:value="1983.4">
            <text:p>1983.4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710">
            <text:p>2710</text:p>
          </table:table-cell>
          <table:table-cell office:value-type="float" office:value="2591">
            <text:p>2591</text:p>
          </table:table-cell>
          <table:table-cell office:value-type="float" office:value="2720">
            <text:p>2720</text:p>
          </table:table-cell>
          <table:table-cell office:value-type="float" office:value="4253">
            <text:p>4253</text:p>
          </table:table-cell>
          <table:table-cell office:value-type="float" office:value="2603">
            <text:p>2603</text:p>
          </table:table-cell>
          <table:table-cell office:value-type="float" office:value="3552">
            <text:p>3552</text:p>
          </table:table-cell>
          <table:table-cell office:value-type="float" office:value="3681">
            <text:p>3681</text:p>
          </table:table-cell>
          <table:table-cell office:value-type="float" office:value="2674">
            <text:p>2674</text:p>
          </table:table-cell>
          <table:table-cell office:value-type="float" office:value="4323">
            <text:p>4323</text:p>
          </table:table-cell>
          <table:table-cell office:value-type="float" office:value="2611">
            <text:p>2611</text:p>
          </table:table-cell>
          <table:table-cell office:value-type="float" office:value="3171.8">
            <text:p>3171.8</text:p>
          </table:table-cell>
          <table:table-cell office:value-type="float" office:value="4243">
            <text:p>4243</text:p>
          </table:table-cell>
          <table:table-cell office:value-type="float" office:value="2510">
            <text:p>2510</text:p>
          </table:table-cell>
          <table:table-cell office:value-type="float" office:value="2534">
            <text:p>2534</text:p>
          </table:table-cell>
          <table:table-cell office:value-type="float" office:value="3262">
            <text:p>3262</text:p>
          </table:table-cell>
          <table:table-cell office:value-type="float" office:value="2523">
            <text:p>2523</text:p>
          </table:table-cell>
          <table:table-cell office:value-type="float" office:value="3220">
            <text:p>3220</text:p>
          </table:table-cell>
          <table:table-cell office:value-type="float" office:value="3568">
            <text:p>3568</text:p>
          </table:table-cell>
          <table:table-cell office:value-type="float" office:value="2566">
            <text:p>2566</text:p>
          </table:table-cell>
          <table:table-cell office:value-type="float" office:value="3232">
            <text:p>3232</text:p>
          </table:table-cell>
          <table:table-cell office:value-type="float" office:value="2546">
            <text:p>2546</text:p>
          </table:table-cell>
          <table:table-cell office:value-type="float" office:value="3020.4">
            <text:p>3020.4</text:p>
          </table:table-cell>
          <table:table-cell office:value-type="float" office:value="2971">
            <text:p>2971</text:p>
          </table:table-cell>
          <table:table-cell office:value-type="float" office:value="2387">
            <text:p>2387</text:p>
          </table:table-cell>
          <table:table-cell office:value-type="float" office:value="2405">
            <text:p>2405</text:p>
          </table:table-cell>
          <table:table-cell office:value-type="float" office:value="2994">
            <text:p>2994</text:p>
          </table:table-cell>
          <table:table-cell office:value-type="float" office:value="4057">
            <text:p>4057</text:p>
          </table:table-cell>
          <table:table-cell office:value-type="float" office:value="2807">
            <text:p>2807</text:p>
          </table:table-cell>
          <table:table-cell office:value-type="float" office:value="3013">
            <text:p>3013</text:p>
          </table:table-cell>
          <table:table-cell office:value-type="float" office:value="2433">
            <text:p>2433</text:p>
          </table:table-cell>
          <table:table-cell office:value-type="float" office:value="2992">
            <text:p>2992</text:p>
          </table:table-cell>
          <table:table-cell office:value-type="float" office:value="2455">
            <text:p>2455</text:p>
          </table:table-cell>
          <table:table-cell office:value-type="float" office:value="2851.4">
            <text:p>2851.4</text:p>
          </table:table-cell>
          <table:table-cell office:value-type="float" office:value="3390">
            <text:p>3390</text:p>
          </table:table-cell>
          <table:table-cell office:value-type="float" office:value="2618">
            <text:p>2618</text:p>
          </table:table-cell>
          <table:table-cell office:value-type="float" office:value="2626">
            <text:p>2626</text:p>
          </table:table-cell>
          <table:table-cell office:value-type="float" office:value="2929">
            <text:p>2929</text:p>
          </table:table-cell>
          <table:table-cell office:value-type="float" office:value="3432">
            <text:p>3432</text:p>
          </table:table-cell>
          <table:table-cell office:value-type="float" office:value="3072">
            <text:p>3072</text:p>
          </table:table-cell>
          <table:table-cell office:value-type="float" office:value="3047">
            <text:p>3047</text:p>
          </table:table-cell>
          <table:table-cell office:value-type="float" office:value="2653">
            <text:p>2653</text:p>
          </table:table-cell>
          <table:table-cell office:value-type="float" office:value="2929">
            <text:p>2929</text:p>
          </table:table-cell>
          <table:table-cell office:value-type="float" office:value="2579">
            <text:p>2579</text:p>
          </table:table-cell>
          <table:table-cell office:value-type="float" office:value="2927.5">
            <text:p>2927.5</text:p>
          </table:table-cell>
          <table:table-cell office:value-type="float" office:value="37445">
            <text:p>37445</text:p>
          </table:table-cell>
          <table:table-cell office:value-type="float" office:value="40214">
            <text:p>40214</text:p>
          </table:table-cell>
          <table:table-cell office:value-type="float" office:value="40649">
            <text:p>40649</text:p>
          </table:table-cell>
          <table:table-cell office:value-type="float" office:value="39974">
            <text:p>39974</text:p>
          </table:table-cell>
          <table:table-cell office:value-type="float" office:value="36249">
            <text:p>36249</text:p>
          </table:table-cell>
          <table:table-cell office:value-type="float" office:value="34780">
            <text:p>34780</text:p>
          </table:table-cell>
          <table:table-cell office:value-type="float" office:value="35111">
            <text:p>35111</text:p>
          </table:table-cell>
          <table:table-cell office:value-type="float" office:value="35533">
            <text:p>35533</text:p>
          </table:table-cell>
          <table:table-cell office:value-type="float" office:value="37387">
            <text:p>37387</text:p>
          </table:table-cell>
          <table:table-cell office:value-type="float" office:value="34466">
            <text:p>34466</text:p>
          </table:table-cell>
          <table:table-cell office:value-type="float" office:value="37180.8">
            <text:p>37180.8</text:p>
          </table:table-cell>
          <table:table-cell office:value-type="float" office:value="27803">
            <text:p>27803</text:p>
          </table:table-cell>
          <table:table-cell office:value-type="float" office:value="27670">
            <text:p>27670</text:p>
          </table:table-cell>
          <table:table-cell office:value-type="float" office:value="27503">
            <text:p>27503</text:p>
          </table:table-cell>
          <table:table-cell office:value-type="float" office:value="28286">
            <text:p>28286</text:p>
          </table:table-cell>
          <table:table-cell office:value-type="float" office:value="27356">
            <text:p>27356</text:p>
          </table:table-cell>
          <table:table-cell office:value-type="float" office:value="27769">
            <text:p>27769</text:p>
          </table:table-cell>
          <table:table-cell office:value-type="float" office:value="27950">
            <text:p>27950</text:p>
          </table:table-cell>
          <table:table-cell office:value-type="float" office:value="27157">
            <text:p>27157</text:p>
          </table:table-cell>
          <table:table-cell office:value-type="float" office:value="27949">
            <text:p>27949</text:p>
          </table:table-cell>
          <table:table-cell office:value-type="float" office:value="30680">
            <text:p>30680</text:p>
          </table:table-cell>
          <table:table-cell office:value-type="float" office:value="28012.3">
            <text:p>28012.3</text:p>
          </table:table-cell>
          <table:table-cell office:value-type="float" office:value="1679">
            <text:p>1679</text:p>
          </table:table-cell>
          <table:table-cell office:value-type="float" office:value="2732">
            <text:p>2732</text:p>
          </table:table-cell>
          <table:table-cell office:value-type="float" office:value="1684">
            <text:p>1684</text:p>
          </table:table-cell>
          <table:table-cell office:value-type="float" office:value="1660">
            <text:p>1660</text:p>
          </table:table-cell>
          <table:table-cell office:value-type="float" office:value="1697">
            <text:p>1697</text:p>
          </table:table-cell>
          <table:table-cell office:value-type="float" office:value="1680">
            <text:p>1680</text:p>
          </table:table-cell>
          <table:table-cell office:value-type="float" office:value="1658">
            <text:p>1658</text:p>
          </table:table-cell>
          <table:table-cell office:value-type="float" office:value="1688">
            <text:p>1688</text:p>
          </table:table-cell>
          <table:table-cell office:value-type="float" office:value="1682">
            <text:p>1682</text:p>
          </table:table-cell>
          <table:table-cell office:value-type="float" office:value="1696">
            <text:p>1696</text:p>
          </table:table-cell>
          <table:table-cell office:value-type="float" office:value="1785.6">
            <text:p>1785.6</text:p>
          </table:table-cell>
          <table:table-cell office:value-type="float" office:value="1994">
            <text:p>1994</text:p>
          </table:table-cell>
          <table:table-cell office:value-type="float" office:value="2518">
            <text:p>2518</text:p>
          </table:table-cell>
          <table:table-cell office:value-type="float" office:value="2360">
            <text:p>2360</text:p>
          </table:table-cell>
          <table:table-cell office:value-type="float" office:value="2049">
            <text:p>2049</text:p>
          </table:table-cell>
          <table:table-cell office:value-type="float" office:value="2018">
            <text:p>2018</text:p>
          </table:table-cell>
          <table:table-cell office:value-type="float" office:value="2033">
            <text:p>2033</text:p>
          </table:table-cell>
          <table:table-cell office:value-type="float" office:value="2035">
            <text:p>2035</text:p>
          </table:table-cell>
          <table:table-cell office:value-type="float" office:value="2369">
            <text:p>2369</text:p>
          </table:table-cell>
          <table:table-cell office:value-type="float" office:value="1991">
            <text:p>1991</text:p>
          </table:table-cell>
          <table:table-cell office:value-type="float" office:value="2016">
            <text:p>2016</text:p>
          </table:table-cell>
          <table:table-cell office:value-type="float" office:value="2138.3">
            <text:p>2138.3</text:p>
          </table:table-cell>
          <table:table-cell office:value-type="float" office:value="2224">
            <text:p>2224</text:p>
          </table:table-cell>
          <table:table-cell office:value-type="float" office:value="2699">
            <text:p>2699</text:p>
          </table:table-cell>
          <table:table-cell office:value-type="float" office:value="3378">
            <text:p>3378</text:p>
          </table:table-cell>
          <table:table-cell office:value-type="float" office:value="2156">
            <text:p>2156</text:p>
          </table:table-cell>
          <table:table-cell office:value-type="float" office:value="2158">
            <text:p>2158</text:p>
          </table:table-cell>
          <table:table-cell office:value-type="float" office:value="2165">
            <text:p>2165</text:p>
          </table:table-cell>
          <table:table-cell office:value-type="float" office:value="2184">
            <text:p>2184</text:p>
          </table:table-cell>
          <table:table-cell office:value-type="float" office:value="3373">
            <text:p>3373</text:p>
          </table:table-cell>
          <table:table-cell office:value-type="float" office:value="2169">
            <text:p>2169</text:p>
          </table:table-cell>
          <table:table-cell office:value-type="float" office:value="2300">
            <text:p>2300</text:p>
          </table:table-cell>
          <table:table-cell office:value-type="float" office:value="2480.6">
            <text:p>2480.6</text:p>
          </table:table-cell>
          <table:table-cell office:value-type="float" office:value="2103">
            <text:p>2103</text:p>
          </table:table-cell>
          <table:table-cell office:value-type="float" office:value="2479">
            <text:p>2479</text:p>
          </table:table-cell>
          <table:table-cell office:value-type="float" office:value="2656">
            <text:p>2656</text:p>
          </table:table-cell>
          <table:table-cell office:value-type="float" office:value="2096">
            <text:p>2096</text:p>
          </table:table-cell>
          <table:table-cell office:value-type="float" office:value="2114">
            <text:p>2114</text:p>
          </table:table-cell>
          <table:table-cell office:value-type="float" office:value="2094">
            <text:p>2094</text:p>
          </table:table-cell>
          <table:table-cell office:value-type="float" office:value="2103">
            <text:p>2103</text:p>
          </table:table-cell>
          <table:table-cell office:value-type="float" office:value="2629">
            <text:p>2629</text:p>
          </table:table-cell>
          <table:table-cell office:value-type="float" office:value="2115">
            <text:p>2115</text:p>
          </table:table-cell>
          <table:table-cell office:value-type="float" office:value="2121">
            <text:p>2121</text:p>
          </table:table-cell>
          <table:table-cell office:value-type="float" office:value="2251">
            <text:p>2251</text:p>
          </table:table-cell>
          <table:table-cell office:value-type="float" office:value="1975">
            <text:p>1975</text:p>
          </table:table-cell>
          <table:table-cell office:value-type="float" office:value="2159">
            <text:p>2159</text:p>
          </table:table-cell>
          <table:table-cell office:value-type="float" office:value="2469">
            <text:p>2469</text:p>
          </table:table-cell>
          <table:table-cell office:value-type="float" office:value="2004">
            <text:p>2004</text:p>
          </table:table-cell>
          <table:table-cell office:value-type="float" office:value="3124">
            <text:p>3124</text:p>
          </table:table-cell>
          <table:table-cell office:value-type="float" office:value="1978">
            <text:p>1978</text:p>
          </table:table-cell>
          <table:table-cell office:value-type="float" office:value="2018">
            <text:p>2018</text:p>
          </table:table-cell>
          <table:table-cell office:value-type="float" office:value="2454">
            <text:p>2454</text:p>
          </table:table-cell>
          <table:table-cell office:value-type="float" office:value="1996">
            <text:p>1996</text:p>
          </table:table-cell>
          <table:table-cell office:value-type="float" office:value="1986">
            <text:p>1986</text:p>
          </table:table-cell>
          <table:table-cell office:value-type="float" office:value="2216.3">
            <text:p>2216.3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4428">
            <text:p>4428</text:p>
          </table:table-cell>
          <table:table-cell office:value-type="float" office:value="2904">
            <text:p>2904</text:p>
          </table:table-cell>
          <table:table-cell office:value-type="float" office:value="3039">
            <text:p>3039</text:p>
          </table:table-cell>
          <table:table-cell office:value-type="float" office:value="2708">
            <text:p>2708</text:p>
          </table:table-cell>
          <table:table-cell office:value-type="float" office:value="2713">
            <text:p>2713</text:p>
          </table:table-cell>
          <table:table-cell office:value-type="float" office:value="2729">
            <text:p>2729</text:p>
          </table:table-cell>
          <table:table-cell office:value-type="float" office:value="2703">
            <text:p>2703</text:p>
          </table:table-cell>
          <table:table-cell office:value-type="float" office:value="2735">
            <text:p>2735</text:p>
          </table:table-cell>
          <table:table-cell office:value-type="float" office:value="3667">
            <text:p>3667</text:p>
          </table:table-cell>
          <table:table-cell office:value-type="float" office:value="2770">
            <text:p>2770</text:p>
          </table:table-cell>
          <table:table-cell office:value-type="float" office:value="3039.6">
            <text:p>3039.6</text:p>
          </table:table-cell>
          <table:table-cell office:value-type="float" office:value="3259">
            <text:p>3259</text:p>
          </table:table-cell>
          <table:table-cell office:value-type="float" office:value="2638">
            <text:p>2638</text:p>
          </table:table-cell>
          <table:table-cell office:value-type="float" office:value="2832">
            <text:p>2832</text:p>
          </table:table-cell>
          <table:table-cell office:value-type="float" office:value="2617">
            <text:p>2617</text:p>
          </table:table-cell>
          <table:table-cell office:value-type="float" office:value="2621">
            <text:p>2621</text:p>
          </table:table-cell>
          <table:table-cell office:value-type="float" office:value="2646">
            <text:p>2646</text:p>
          </table:table-cell>
          <table:table-cell office:value-type="float" office:value="2650">
            <text:p>2650</text:p>
          </table:table-cell>
          <table:table-cell office:value-type="float" office:value="2669">
            <text:p>2669</text:p>
          </table:table-cell>
          <table:table-cell office:value-type="float" office:value="3309">
            <text:p>3309</text:p>
          </table:table-cell>
          <table:table-cell office:value-type="float" office:value="2640">
            <text:p>2640</text:p>
          </table:table-cell>
          <table:table-cell office:value-type="float" office:value="2788.1">
            <text:p>2788.1</text:p>
          </table:table-cell>
          <table:table-cell office:value-type="float" office:value="3154">
            <text:p>3154</text:p>
          </table:table-cell>
          <table:table-cell office:value-type="float" office:value="2575">
            <text:p>2575</text:p>
          </table:table-cell>
          <table:table-cell office:value-type="float" office:value="2569">
            <text:p>2569</text:p>
          </table:table-cell>
          <table:table-cell office:value-type="float" office:value="3505">
            <text:p>3505</text:p>
          </table:table-cell>
          <table:table-cell office:value-type="float" office:value="2600">
            <text:p>2600</text:p>
          </table:table-cell>
          <table:table-cell office:value-type="float" office:value="2564">
            <text:p>2564</text:p>
          </table:table-cell>
          <table:table-cell office:value-type="float" office:value="2579">
            <text:p>2579</text:p>
          </table:table-cell>
          <table:table-cell office:value-type="float" office:value="2577">
            <text:p>2577</text:p>
          </table:table-cell>
          <table:table-cell office:value-type="float" office:value="4207">
            <text:p>4207</text:p>
          </table:table-cell>
          <table:table-cell office:value-type="float" office:value="2532">
            <text:p>2532</text:p>
          </table:table-cell>
          <table:table-cell office:value-type="float" office:value="2886.2">
            <text:p>2886.2</text:p>
          </table:table-cell>
          <table:table-cell office:value-type="float" office:value="2952">
            <text:p>2952</text:p>
          </table:table-cell>
          <table:table-cell office:value-type="float" office:value="2725">
            <text:p>2725</text:p>
          </table:table-cell>
          <table:table-cell office:value-type="float" office:value="2731">
            <text:p>2731</text:p>
          </table:table-cell>
          <table:table-cell office:value-type="float" office:value="3729">
            <text:p>3729</text:p>
          </table:table-cell>
          <table:table-cell office:value-type="float" office:value="3224">
            <text:p>3224</text:p>
          </table:table-cell>
          <table:table-cell office:value-type="float" office:value="2681">
            <text:p>2681</text:p>
          </table:table-cell>
          <table:table-cell office:value-type="float" office:value="2741">
            <text:p>2741</text:p>
          </table:table-cell>
          <table:table-cell office:value-type="float" office:value="2724">
            <text:p>2724</text:p>
          </table:table-cell>
          <table:table-cell office:value-type="float" office:value="3475">
            <text:p>3475</text:p>
          </table:table-cell>
          <table:table-cell office:value-type="float" office:value="2711">
            <text:p>2711</text:p>
          </table:table-cell>
          <table:table-cell office:value-type="float" office:value="2969.3">
            <text:p>2969.3</text:p>
          </table:table-cell>
          <table:table-cell office:value-type="float" office:value="44098">
            <text:p>44098</text:p>
          </table:table-cell>
          <table:table-cell office:value-type="float" office:value="40286">
            <text:p>40286</text:p>
          </table:table-cell>
          <table:table-cell office:value-type="float" office:value="37289">
            <text:p>37289</text:p>
          </table:table-cell>
          <table:table-cell office:value-type="float" office:value="40332">
            <text:p>40332</text:p>
          </table:table-cell>
          <table:table-cell office:value-type="float" office:value="38054">
            <text:p>38054</text:p>
          </table:table-cell>
          <table:table-cell office:value-type="float" office:value="43434">
            <text:p>43434</text:p>
          </table:table-cell>
          <table:table-cell office:value-type="float" office:value="41047">
            <text:p>41047</text:p>
          </table:table-cell>
          <table:table-cell office:value-type="float" office:value="41067">
            <text:p>41067</text:p>
          </table:table-cell>
          <table:table-cell office:value-type="float" office:value="37331">
            <text:p>37331</text:p>
          </table:table-cell>
          <table:table-cell office:value-type="float" office:value="40530">
            <text:p>40530</text:p>
          </table:table-cell>
          <table:table-cell office:value-type="float" office:value="40346.8">
            <text:p>40346.8</text:p>
          </table:table-cell>
          <table:table-cell office:value-type="float" office:value="31646">
            <text:p>31646</text:p>
          </table:table-cell>
          <table:table-cell office:value-type="float" office:value="29682">
            <text:p>29682</text:p>
          </table:table-cell>
          <table:table-cell office:value-type="float" office:value="29924">
            <text:p>29924</text:p>
          </table:table-cell>
          <table:table-cell office:value-type="float" office:value="36815">
            <text:p>36815</text:p>
          </table:table-cell>
          <table:table-cell office:value-type="float" office:value="29667">
            <text:p>29667</text:p>
          </table:table-cell>
          <table:table-cell office:value-type="float" office:value="36309">
            <text:p>36309</text:p>
          </table:table-cell>
          <table:table-cell office:value-type="float" office:value="33457">
            <text:p>33457</text:p>
          </table:table-cell>
          <table:table-cell office:value-type="float" office:value="29720">
            <text:p>29720</text:p>
          </table:table-cell>
          <table:table-cell office:value-type="float" office:value="34004">
            <text:p>34004</text:p>
          </table:table-cell>
          <table:table-cell office:value-type="float" office:value="31739">
            <text:p>31739</text:p>
          </table:table-cell>
          <table:table-cell office:value-type="float" office:value="32296.3">
            <text:p>32296.3</text:p>
          </table:table-cell>
          <table:table-cell office:value-type="float" office:value="2134">
            <text:p>2134</text:p>
          </table:table-cell>
          <table:table-cell office:value-type="float" office:value="2942">
            <text:p>2942</text:p>
          </table:table-cell>
          <table:table-cell office:value-type="float" office:value="1723">
            <text:p>1723</text:p>
          </table:table-cell>
          <table:table-cell office:value-type="float" office:value="1739">
            <text:p>1739</text:p>
          </table:table-cell>
          <table:table-cell office:value-type="float" office:value="1745">
            <text:p>1745</text:p>
          </table:table-cell>
          <table:table-cell office:value-type="float" office:value="1758">
            <text:p>1758</text:p>
          </table:table-cell>
          <table:table-cell office:value-type="float" office:value="1744">
            <text:p>1744</text:p>
          </table:table-cell>
          <table:table-cell office:value-type="float" office:value="1956">
            <text:p>1956</text:p>
          </table:table-cell>
          <table:table-cell office:value-type="float" office:value="1934">
            <text:p>1934</text:p>
          </table:table-cell>
          <table:table-cell office:value-type="float" office:value="2202">
            <text:p>2202</text:p>
          </table:table-cell>
          <table:table-cell office:value-type="float" office:value="1987.7">
            <text:p>1987.7</text:p>
          </table:table-cell>
          <table:table-cell office:value-type="float" office:value="2597">
            <text:p>2597</text:p>
          </table:table-cell>
          <table:table-cell office:value-type="float" office:value="2891">
            <text:p>2891</text:p>
          </table:table-cell>
          <table:table-cell office:value-type="float" office:value="2123">
            <text:p>2123</text:p>
          </table:table-cell>
          <table:table-cell office:value-type="float" office:value="2066">
            <text:p>2066</text:p>
          </table:table-cell>
          <table:table-cell office:value-type="float" office:value="2051">
            <text:p>2051</text:p>
          </table:table-cell>
          <table:table-cell office:value-type="float" office:value="2159">
            <text:p>2159</text:p>
          </table:table-cell>
          <table:table-cell office:value-type="float" office:value="2088">
            <text:p>2088</text:p>
          </table:table-cell>
          <table:table-cell office:value-type="float" office:value="3361">
            <text:p>3361</text:p>
          </table:table-cell>
          <table:table-cell office:value-type="float" office:value="2267">
            <text:p>2267</text:p>
          </table:table-cell>
          <table:table-cell office:value-type="float" office:value="2593">
            <text:p>2593</text:p>
          </table:table-cell>
          <table:table-cell office:value-type="float" office:value="2419.6">
            <text:p>2419.6</text:p>
          </table:table-cell>
          <table:table-cell office:value-type="float" office:value="2778">
            <text:p>2778</text:p>
          </table:table-cell>
          <table:table-cell office:value-type="float" office:value="2747">
            <text:p>2747</text:p>
          </table:table-cell>
          <table:table-cell office:value-type="float" office:value="2230">
            <text:p>2230</text:p>
          </table:table-cell>
          <table:table-cell office:value-type="float" office:value="2183">
            <text:p>2183</text:p>
          </table:table-cell>
          <table:table-cell office:value-type="float" office:value="2239">
            <text:p>2239</text:p>
          </table:table-cell>
          <table:table-cell office:value-type="float" office:value="2317">
            <text:p>2317</text:p>
          </table:table-cell>
          <table:table-cell office:value-type="float" office:value="2204">
            <text:p>2204</text:p>
          </table:table-cell>
          <table:table-cell office:value-type="float" office:value="2716">
            <text:p>2716</text:p>
          </table:table-cell>
          <table:table-cell office:value-type="float" office:value="2202">
            <text:p>2202</text:p>
          </table:table-cell>
          <table:table-cell office:value-type="float" office:value="2545">
            <text:p>2545</text:p>
          </table:table-cell>
          <table:table-cell office:value-type="float" office:value="2416.1">
            <text:p>2416.1</text:p>
          </table:table-cell>
          <table:table-cell office:value-type="float" office:value="2747">
            <text:p>2747</text:p>
          </table:table-cell>
          <table:table-cell office:value-type="float" office:value="2770">
            <text:p>2770</text:p>
          </table:table-cell>
          <table:table-cell office:value-type="float" office:value="2190">
            <text:p>2190</text:p>
          </table:table-cell>
          <table:table-cell office:value-type="float" office:value="2281">
            <text:p>2281</text:p>
          </table:table-cell>
          <table:table-cell office:value-type="float" office:value="2215">
            <text:p>2215</text:p>
          </table:table-cell>
          <table:table-cell office:value-type="float" office:value="2218">
            <text:p>2218</text:p>
          </table:table-cell>
          <table:table-cell office:value-type="float" office:value="2232">
            <text:p>2232</text:p>
          </table:table-cell>
          <table:table-cell office:value-type="float" office:value="2748">
            <text:p>2748</text:p>
          </table:table-cell>
          <table:table-cell office:value-type="float" office:value="2197">
            <text:p>2197</text:p>
          </table:table-cell>
          <table:table-cell office:value-type="float" office:value="2393">
            <text:p>2393</text:p>
          </table:table-cell>
          <table:table-cell office:value-type="float" office:value="2399.1">
            <text:p>2399.1</text:p>
          </table:table-cell>
          <table:table-cell office:value-type="float" office:value="2335">
            <text:p>2335</text:p>
          </table:table-cell>
          <table:table-cell office:value-type="float" office:value="2569">
            <text:p>2569</text:p>
          </table:table-cell>
          <table:table-cell office:value-type="float" office:value="2066">
            <text:p>2066</text:p>
          </table:table-cell>
          <table:table-cell office:value-type="float" office:value="2185">
            <text:p>2185</text:p>
          </table:table-cell>
          <table:table-cell office:value-type="float" office:value="2074">
            <text:p>2074</text:p>
          </table:table-cell>
          <table:table-cell office:value-type="float" office:value="2079">
            <text:p>2079</text:p>
          </table:table-cell>
          <table:table-cell office:value-type="float" office:value="2080">
            <text:p>2080</text:p>
          </table:table-cell>
          <table:table-cell office:value-type="float" office:value="3356">
            <text:p>3356</text:p>
          </table:table-cell>
          <table:table-cell table:number-columns-repeated="2" office:value-type="float" office:value="2094">
            <text:p>2094</text:p>
          </table:table-cell>
          <table:table-cell office:value-type="float" office:value="2293.2">
            <text:p>2293.2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2850">
            <text:p>2850</text:p>
          </table:table-cell>
          <table:table-cell office:value-type="float" office:value="2821">
            <text:p>2821</text:p>
          </table:table-cell>
          <table:table-cell office:value-type="float" office:value="2777">
            <text:p>2777</text:p>
          </table:table-cell>
          <table:table-cell office:value-type="float" office:value="2741">
            <text:p>2741</text:p>
          </table:table-cell>
          <table:table-cell office:value-type="float" office:value="3491">
            <text:p>3491</text:p>
          </table:table-cell>
          <table:table-cell office:value-type="float" office:value="2793">
            <text:p>2793</text:p>
          </table:table-cell>
          <table:table-cell office:value-type="float" office:value="3080">
            <text:p>3080</text:p>
          </table:table-cell>
          <table:table-cell office:value-type="float" office:value="2842">
            <text:p>2842</text:p>
          </table:table-cell>
          <table:table-cell office:value-type="float" office:value="3363">
            <text:p>3363</text:p>
          </table:table-cell>
          <table:table-cell office:value-type="float" office:value="2791">
            <text:p>2791</text:p>
          </table:table-cell>
          <table:table-cell office:value-type="float" office:value="2954.9">
            <text:p>2954.9</text:p>
          </table:table-cell>
          <table:table-cell office:value-type="float" office:value="2762">
            <text:p>2762</text:p>
          </table:table-cell>
          <table:table-cell office:value-type="float" office:value="2792">
            <text:p>2792</text:p>
          </table:table-cell>
          <table:table-cell office:value-type="float" office:value="2855">
            <text:p>2855</text:p>
          </table:table-cell>
          <table:table-cell office:value-type="float" office:value="2689">
            <text:p>2689</text:p>
          </table:table-cell>
          <table:table-cell office:value-type="float" office:value="4207">
            <text:p>4207</text:p>
          </table:table-cell>
          <table:table-cell office:value-type="float" office:value="2759">
            <text:p>2759</text:p>
          </table:table-cell>
          <table:table-cell office:value-type="float" office:value="2877">
            <text:p>2877</text:p>
          </table:table-cell>
          <table:table-cell office:value-type="float" office:value="2755">
            <text:p>2755</text:p>
          </table:table-cell>
          <table:table-cell office:value-type="float" office:value="2959">
            <text:p>2959</text:p>
          </table:table-cell>
          <table:table-cell office:value-type="float" office:value="2750">
            <text:p>2750</text:p>
          </table:table-cell>
          <table:table-cell office:value-type="float" office:value="2940.5">
            <text:p>2940.5</text:p>
          </table:table-cell>
          <table:table-cell office:value-type="float" office:value="2671">
            <text:p>2671</text:p>
          </table:table-cell>
          <table:table-cell office:value-type="float" office:value="2656">
            <text:p>2656</text:p>
          </table:table-cell>
          <table:table-cell office:value-type="float" office:value="2655">
            <text:p>2655</text:p>
          </table:table-cell>
          <table:table-cell office:value-type="float" office:value="2707">
            <text:p>2707</text:p>
          </table:table-cell>
          <table:table-cell office:value-type="float" office:value="3618">
            <text:p>3618</text:p>
          </table:table-cell>
          <table:table-cell office:value-type="float" office:value="2655">
            <text:p>2655</text:p>
          </table:table-cell>
          <table:table-cell office:value-type="float" office:value="2648">
            <text:p>2648</text:p>
          </table:table-cell>
          <table:table-cell office:value-type="float" office:value="2674">
            <text:p>2674</text:p>
          </table:table-cell>
          <table:table-cell office:value-type="float" office:value="2713">
            <text:p>2713</text:p>
          </table:table-cell>
          <table:table-cell office:value-type="float" office:value="2685">
            <text:p>2685</text:p>
          </table:table-cell>
          <table:table-cell office:value-type="float" office:value="2768.2">
            <text:p>2768.2</text:p>
          </table:table-cell>
          <table:table-cell office:value-type="float" office:value="2898">
            <text:p>2898</text:p>
          </table:table-cell>
          <table:table-cell office:value-type="float" office:value="3123">
            <text:p>3123</text:p>
          </table:table-cell>
          <table:table-cell office:value-type="float" office:value="2828">
            <text:p>2828</text:p>
          </table:table-cell>
          <table:table-cell office:value-type="float" office:value="2852">
            <text:p>2852</text:p>
          </table:table-cell>
          <table:table-cell office:value-type="float" office:value="3500">
            <text:p>3500</text:p>
          </table:table-cell>
          <table:table-cell office:value-type="float" office:value="2824">
            <text:p>2824</text:p>
          </table:table-cell>
          <table:table-cell office:value-type="float" office:value="2816">
            <text:p>2816</text:p>
          </table:table-cell>
          <table:table-cell office:value-type="float" office:value="2842">
            <text:p>2842</text:p>
          </table:table-cell>
          <table:table-cell office:value-type="float" office:value="3154">
            <text:p>3154</text:p>
          </table:table-cell>
          <table:table-cell office:value-type="float" office:value="2818">
            <text:p>2818</text:p>
          </table:table-cell>
          <table:table-cell office:value-type="float" office:value="2965.5">
            <text:p>2965.5</text:p>
          </table:table-cell>
          <table:table-cell office:value-type="float" office:value="42201">
            <text:p>42201</text:p>
          </table:table-cell>
          <table:table-cell office:value-type="float" office:value="41529">
            <text:p>41529</text:p>
          </table:table-cell>
          <table:table-cell office:value-type="float" office:value="43545">
            <text:p>43545</text:p>
          </table:table-cell>
          <table:table-cell office:value-type="float" office:value="41724">
            <text:p>41724</text:p>
          </table:table-cell>
          <table:table-cell office:value-type="float" office:value="43059">
            <text:p>43059</text:p>
          </table:table-cell>
          <table:table-cell office:value-type="float" office:value="42337">
            <text:p>42337</text:p>
          </table:table-cell>
          <table:table-cell office:value-type="float" office:value="42685">
            <text:p>42685</text:p>
          </table:table-cell>
          <table:table-cell office:value-type="float" office:value="41549">
            <text:p>41549</text:p>
          </table:table-cell>
          <table:table-cell office:value-type="float" office:value="42327">
            <text:p>42327</text:p>
          </table:table-cell>
          <table:table-cell office:value-type="float" office:value="43540">
            <text:p>43540</text:p>
          </table:table-cell>
          <table:table-cell office:value-type="float" office:value="42449.6">
            <text:p>42449.6</text:p>
          </table:table-cell>
          <table:table-cell office:value-type="float" office:value="36318">
            <text:p>36318</text:p>
          </table:table-cell>
          <table:table-cell office:value-type="float" office:value="35702">
            <text:p>35702</text:p>
          </table:table-cell>
          <table:table-cell office:value-type="float" office:value="31930">
            <text:p>31930</text:p>
          </table:table-cell>
          <table:table-cell office:value-type="float" office:value="32029">
            <text:p>32029</text:p>
          </table:table-cell>
          <table:table-cell office:value-type="float" office:value="31791">
            <text:p>31791</text:p>
          </table:table-cell>
          <table:table-cell office:value-type="float" office:value="34655">
            <text:p>34655</text:p>
          </table:table-cell>
          <table:table-cell office:value-type="float" office:value="33093">
            <text:p>33093</text:p>
          </table:table-cell>
          <table:table-cell office:value-type="float" office:value="33774">
            <text:p>33774</text:p>
          </table:table-cell>
          <table:table-cell office:value-type="float" office:value="36791">
            <text:p>36791</text:p>
          </table:table-cell>
          <table:table-cell office:value-type="float" office:value="33800">
            <text:p>33800</text:p>
          </table:table-cell>
          <table:table-cell office:value-type="float" office:value="33988.3">
            <text:p>33988.3</text:p>
          </table:table-cell>
          <table:table-cell office:value-type="float" office:value="2859">
            <text:p>2859</text:p>
          </table:table-cell>
          <table:table-cell office:value-type="float" office:value="2427">
            <text:p>2427</text:p>
          </table:table-cell>
          <table:table-cell office:value-type="float" office:value="1810">
            <text:p>1810</text:p>
          </table:table-cell>
          <table:table-cell office:value-type="float" office:value="1792">
            <text:p>1792</text:p>
          </table:table-cell>
          <table:table-cell office:value-type="float" office:value="1817">
            <text:p>1817</text:p>
          </table:table-cell>
          <table:table-cell office:value-type="float" office:value="2220">
            <text:p>2220</text:p>
          </table:table-cell>
          <table:table-cell office:value-type="float" office:value="1877">
            <text:p>1877</text:p>
          </table:table-cell>
          <table:table-cell office:value-type="float" office:value="2600">
            <text:p>2600</text:p>
          </table:table-cell>
          <table:table-cell office:value-type="float" office:value="2657">
            <text:p>2657</text:p>
          </table:table-cell>
          <table:table-cell office:value-type="float" office:value="2260">
            <text:p>2260</text:p>
          </table:table-cell>
          <table:table-cell office:value-type="float" office:value="2231.9">
            <text:p>2231.9</text:p>
          </table:table-cell>
          <table:table-cell office:value-type="float" office:value="2677">
            <text:p>2677</text:p>
          </table:table-cell>
          <table:table-cell office:value-type="float" office:value="2660">
            <text:p>2660</text:p>
          </table:table-cell>
          <table:table-cell office:value-type="float" office:value="2148">
            <text:p>2148</text:p>
          </table:table-cell>
          <table:table-cell office:value-type="float" office:value="2150">
            <text:p>2150</text:p>
          </table:table-cell>
          <table:table-cell office:value-type="float" office:value="2147">
            <text:p>2147</text:p>
          </table:table-cell>
          <table:table-cell office:value-type="float" office:value="2993">
            <text:p>2993</text:p>
          </table:table-cell>
          <table:table-cell office:value-type="float" office:value="2183">
            <text:p>2183</text:p>
          </table:table-cell>
          <table:table-cell office:value-type="float" office:value="2692">
            <text:p>2692</text:p>
          </table:table-cell>
          <table:table-cell office:value-type="float" office:value="2674">
            <text:p>2674</text:p>
          </table:table-cell>
          <table:table-cell office:value-type="float" office:value="3463">
            <text:p>3463</text:p>
          </table:table-cell>
          <table:table-cell office:value-type="float" office:value="2578.7">
            <text:p>2578.7</text:p>
          </table:table-cell>
          <table:table-cell office:value-type="float" office:value="2902">
            <text:p>2902</text:p>
          </table:table-cell>
          <table:table-cell office:value-type="float" office:value="2797">
            <text:p>2797</text:p>
          </table:table-cell>
          <table:table-cell office:value-type="float" office:value="2311">
            <text:p>2311</text:p>
          </table:table-cell>
          <table:table-cell office:value-type="float" office:value="2316">
            <text:p>2316</text:p>
          </table:table-cell>
          <table:table-cell office:value-type="float" office:value="2287">
            <text:p>2287</text:p>
          </table:table-cell>
          <table:table-cell office:value-type="float" office:value="3662">
            <text:p>3662</text:p>
          </table:table-cell>
          <table:table-cell office:value-type="float" office:value="2331">
            <text:p>2331</text:p>
          </table:table-cell>
          <table:table-cell office:value-type="float" office:value="3236">
            <text:p>3236</text:p>
          </table:table-cell>
          <table:table-cell office:value-type="float" office:value="2879">
            <text:p>2879</text:p>
          </table:table-cell>
          <table:table-cell office:value-type="float" office:value="2890">
            <text:p>2890</text:p>
          </table:table-cell>
          <table:table-cell office:value-type="float" office:value="2761.1">
            <text:p>2761.1</text:p>
          </table:table-cell>
          <table:table-cell office:value-type="float" office:value="2571">
            <text:p>2571</text:p>
          </table:table-cell>
          <table:table-cell office:value-type="float" office:value="2501">
            <text:p>2501</text:p>
          </table:table-cell>
          <table:table-cell office:value-type="float" office:value="2288">
            <text:p>2288</text:p>
          </table:table-cell>
          <table:table-cell office:value-type="float" office:value="3168">
            <text:p>3168</text:p>
          </table:table-cell>
          <table:table-cell office:value-type="float" office:value="2286">
            <text:p>2286</text:p>
          </table:table-cell>
          <table:table-cell office:value-type="float" office:value="2838">
            <text:p>2838</text:p>
          </table:table-cell>
          <table:table-cell office:value-type="float" office:value="2307">
            <text:p>2307</text:p>
          </table:table-cell>
          <table:table-cell office:value-type="float" office:value="3561">
            <text:p>3561</text:p>
          </table:table-cell>
          <table:table-cell office:value-type="float" office:value="2530">
            <text:p>2530</text:p>
          </table:table-cell>
          <table:table-cell office:value-type="float" office:value="2854">
            <text:p>2854</text:p>
          </table:table-cell>
          <table:table-cell office:value-type="float" office:value="2690.4">
            <text:p>2690.4</text:p>
          </table:table-cell>
          <table:table-cell office:value-type="float" office:value="2327">
            <text:p>2327</text:p>
          </table:table-cell>
          <table:table-cell office:value-type="float" office:value="2237">
            <text:p>2237</text:p>
          </table:table-cell>
          <table:table-cell office:value-type="float" office:value="2168">
            <text:p>2168</text:p>
          </table:table-cell>
          <table:table-cell office:value-type="float" office:value="3252">
            <text:p>3252</text:p>
          </table:table-cell>
          <table:table-cell office:value-type="float" office:value="2147">
            <text:p>2147</text:p>
          </table:table-cell>
          <table:table-cell office:value-type="float" office:value="2660">
            <text:p>2660</text:p>
          </table:table-cell>
          <table:table-cell office:value-type="float" office:value="2159">
            <text:p>2159</text:p>
          </table:table-cell>
          <table:table-cell office:value-type="float" office:value="2683">
            <text:p>2683</text:p>
          </table:table-cell>
          <table:table-cell office:value-type="float" office:value="2277">
            <text:p>2277</text:p>
          </table:table-cell>
          <table:table-cell office:value-type="float" office:value="2431">
            <text:p>2431</text:p>
          </table:table-cell>
          <table:table-cell office:value-type="float" office:value="2434.1">
            <text:p>2434.1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3144">
            <text:p>3144</text:p>
          </table:table-cell>
          <table:table-cell office:value-type="float" office:value="3629">
            <text:p>3629</text:p>
          </table:table-cell>
          <table:table-cell office:value-type="float" office:value="4262">
            <text:p>4262</text:p>
          </table:table-cell>
          <table:table-cell office:value-type="float" office:value="3521">
            <text:p>3521</text:p>
          </table:table-cell>
          <table:table-cell office:value-type="float" office:value="2840">
            <text:p>2840</text:p>
          </table:table-cell>
          <table:table-cell office:value-type="float" office:value="4195">
            <text:p>4195</text:p>
          </table:table-cell>
          <table:table-cell office:value-type="float" office:value="3823">
            <text:p>3823</text:p>
          </table:table-cell>
          <table:table-cell office:value-type="float" office:value="2900">
            <text:p>2900</text:p>
          </table:table-cell>
          <table:table-cell office:value-type="float" office:value="2871">
            <text:p>2871</text:p>
          </table:table-cell>
          <table:table-cell office:value-type="float" office:value="3028">
            <text:p>3028</text:p>
          </table:table-cell>
          <table:table-cell office:value-type="float" office:value="3421.3">
            <text:p>3421.3</text:p>
          </table:table-cell>
          <table:table-cell office:value-type="float" office:value="3145">
            <text:p>3145</text:p>
          </table:table-cell>
          <table:table-cell office:value-type="float" office:value="3603">
            <text:p>3603</text:p>
          </table:table-cell>
          <table:table-cell office:value-type="float" office:value="3610">
            <text:p>3610</text:p>
          </table:table-cell>
          <table:table-cell office:value-type="float" office:value="4123">
            <text:p>4123</text:p>
          </table:table-cell>
          <table:table-cell office:value-type="float" office:value="2923">
            <text:p>2923</text:p>
          </table:table-cell>
          <table:table-cell office:value-type="float" office:value="3570">
            <text:p>3570</text:p>
          </table:table-cell>
          <table:table-cell office:value-type="float" office:value="3476">
            <text:p>3476</text:p>
          </table:table-cell>
          <table:table-cell office:value-type="float" office:value="2854">
            <text:p>2854</text:p>
          </table:table-cell>
          <table:table-cell office:value-type="float" office:value="2936">
            <text:p>2936</text:p>
          </table:table-cell>
          <table:table-cell office:value-type="float" office:value="2876">
            <text:p>2876</text:p>
          </table:table-cell>
          <table:table-cell office:value-type="float" office:value="3311.6">
            <text:p>3311.6</text:p>
          </table:table-cell>
          <table:table-cell office:value-type="float" office:value="2778">
            <text:p>2778</text:p>
          </table:table-cell>
          <table:table-cell office:value-type="float" office:value="4181">
            <text:p>4181</text:p>
          </table:table-cell>
          <table:table-cell office:value-type="float" office:value="3115">
            <text:p>3115</text:p>
          </table:table-cell>
          <table:table-cell office:value-type="float" office:value="4508">
            <text:p>4508</text:p>
          </table:table-cell>
          <table:table-cell office:value-type="float" office:value="2744">
            <text:p>2744</text:p>
          </table:table-cell>
          <table:table-cell office:value-type="float" office:value="3237">
            <text:p>3237</text:p>
          </table:table-cell>
          <table:table-cell office:value-type="float" office:value="2979">
            <text:p>2979</text:p>
          </table:table-cell>
          <table:table-cell office:value-type="float" office:value="2731">
            <text:p>2731</text:p>
          </table:table-cell>
          <table:table-cell office:value-type="float" office:value="3743">
            <text:p>3743</text:p>
          </table:table-cell>
          <table:table-cell office:value-type="float" office:value="2805">
            <text:p>2805</text:p>
          </table:table-cell>
          <table:table-cell office:value-type="float" office:value="3282.1">
            <text:p>3282.1</text:p>
          </table:table-cell>
          <table:table-cell office:value-type="float" office:value="2965">
            <text:p>2965</text:p>
          </table:table-cell>
          <table:table-cell office:value-type="float" office:value="4073">
            <text:p>4073</text:p>
          </table:table-cell>
          <table:table-cell office:value-type="float" office:value="3139">
            <text:p>3139</text:p>
          </table:table-cell>
          <table:table-cell office:value-type="float" office:value="4363">
            <text:p>4363</text:p>
          </table:table-cell>
          <table:table-cell office:value-type="float" office:value="2940">
            <text:p>2940</text:p>
          </table:table-cell>
          <table:table-cell office:value-type="float" office:value="3152">
            <text:p>3152</text:p>
          </table:table-cell>
          <table:table-cell office:value-type="float" office:value="3036">
            <text:p>3036</text:p>
          </table:table-cell>
          <table:table-cell office:value-type="float" office:value="2914">
            <text:p>2914</text:p>
          </table:table-cell>
          <table:table-cell office:value-type="float" office:value="3921">
            <text:p>3921</text:p>
          </table:table-cell>
          <table:table-cell office:value-type="float" office:value="2947">
            <text:p>2947</text:p>
          </table:table-cell>
          <table:table-cell office:value-type="float" office:value="3345">
            <text:p>3345</text:p>
          </table:table-cell>
          <table:table-cell office:value-type="float" office:value="50049">
            <text:p>50049</text:p>
          </table:table-cell>
          <table:table-cell office:value-type="float" office:value="46639">
            <text:p>46639</text:p>
          </table:table-cell>
          <table:table-cell office:value-type="float" office:value="43089">
            <text:p>43089</text:p>
          </table:table-cell>
          <table:table-cell office:value-type="float" office:value="44754">
            <text:p>44754</text:p>
          </table:table-cell>
          <table:table-cell office:value-type="float" office:value="46967">
            <text:p>46967</text:p>
          </table:table-cell>
          <table:table-cell office:value-type="float" office:value="46279">
            <text:p>46279</text:p>
          </table:table-cell>
          <table:table-cell office:value-type="float" office:value="42076">
            <text:p>42076</text:p>
          </table:table-cell>
          <table:table-cell office:value-type="float" office:value="44774">
            <text:p>44774</text:p>
          </table:table-cell>
          <table:table-cell office:value-type="float" office:value="43487">
            <text:p>43487</text:p>
          </table:table-cell>
          <table:table-cell office:value-type="float" office:value="44449">
            <text:p>44449</text:p>
          </table:table-cell>
          <table:table-cell office:value-type="float" office:value="45256.3">
            <text:p>45256.3</text:p>
          </table:table-cell>
          <table:table-cell office:value-type="float" office:value="36690">
            <text:p>36690</text:p>
          </table:table-cell>
          <table:table-cell office:value-type="float" office:value="38027">
            <text:p>38027</text:p>
          </table:table-cell>
          <table:table-cell office:value-type="float" office:value="37998">
            <text:p>37998</text:p>
          </table:table-cell>
          <table:table-cell office:value-type="float" office:value="33943">
            <text:p>33943</text:p>
          </table:table-cell>
          <table:table-cell office:value-type="float" office:value="34781">
            <text:p>34781</text:p>
          </table:table-cell>
          <table:table-cell office:value-type="float" office:value="33919">
            <text:p>33919</text:p>
          </table:table-cell>
          <table:table-cell office:value-type="float" office:value="34122">
            <text:p>34122</text:p>
          </table:table-cell>
          <table:table-cell office:value-type="float" office:value="34581">
            <text:p>34581</text:p>
          </table:table-cell>
          <table:table-cell office:value-type="float" office:value="35161">
            <text:p>35161</text:p>
          </table:table-cell>
          <table:table-cell office:value-type="float" office:value="36622">
            <text:p>36622</text:p>
          </table:table-cell>
          <table:table-cell office:value-type="float" office:value="35584.4">
            <text:p>35584.4</text:p>
          </table:table-cell>
          <table:table-cell office:value-type="float" office:value="1869">
            <text:p>1869</text:p>
          </table:table-cell>
          <table:table-cell office:value-type="float" office:value="2024">
            <text:p>2024</text:p>
          </table:table-cell>
          <table:table-cell office:value-type="float" office:value="1916">
            <text:p>1916</text:p>
          </table:table-cell>
          <table:table-cell office:value-type="float" office:value="1938">
            <text:p>1938</text:p>
          </table:table-cell>
          <table:table-cell office:value-type="float" office:value="1923">
            <text:p>1923</text:p>
          </table:table-cell>
          <table:table-cell office:value-type="float" office:value="1946">
            <text:p>1946</text:p>
          </table:table-cell>
          <table:table-cell office:value-type="float" office:value="1938">
            <text:p>1938</text:p>
          </table:table-cell>
          <table:table-cell office:value-type="float" office:value="1882">
            <text:p>1882</text:p>
          </table:table-cell>
          <table:table-cell office:value-type="float" office:value="3257">
            <text:p>3257</text:p>
          </table:table-cell>
          <table:table-cell office:value-type="float" office:value="3071">
            <text:p>3071</text:p>
          </table:table-cell>
          <table:table-cell office:value-type="float" office:value="2176.4">
            <text:p>2176.4</text:p>
          </table:table-cell>
          <table:table-cell office:value-type="float" office:value="3591">
            <text:p>3591</text:p>
          </table:table-cell>
          <table:table-cell office:value-type="float" office:value="2268">
            <text:p>2268</text:p>
          </table:table-cell>
          <table:table-cell office:value-type="float" office:value="2227">
            <text:p>2227</text:p>
          </table:table-cell>
          <table:table-cell office:value-type="float" office:value="2290">
            <text:p>2290</text:p>
          </table:table-cell>
          <table:table-cell office:value-type="float" office:value="2250">
            <text:p>2250</text:p>
          </table:table-cell>
          <table:table-cell office:value-type="float" office:value="2235">
            <text:p>2235</text:p>
          </table:table-cell>
          <table:table-cell office:value-type="float" office:value="2267">
            <text:p>2267</text:p>
          </table:table-cell>
          <table:table-cell office:value-type="float" office:value="2285">
            <text:p>2285</text:p>
          </table:table-cell>
          <table:table-cell office:value-type="float" office:value="3546">
            <text:p>3546</text:p>
          </table:table-cell>
          <table:table-cell office:value-type="float" office:value="2865">
            <text:p>2865</text:p>
          </table:table-cell>
          <table:table-cell office:value-type="float" office:value="2582.4">
            <text:p>2582.4</text:p>
          </table:table-cell>
          <table:table-cell office:value-type="float" office:value="2899">
            <text:p>2899</text:p>
          </table:table-cell>
          <table:table-cell office:value-type="float" office:value="2614">
            <text:p>2614</text:p>
          </table:table-cell>
          <table:table-cell office:value-type="float" office:value="2583">
            <text:p>2583</text:p>
          </table:table-cell>
          <table:table-cell office:value-type="float" office:value="2575">
            <text:p>2575</text:p>
          </table:table-cell>
          <table:table-cell office:value-type="float" office:value="2583">
            <text:p>2583</text:p>
          </table:table-cell>
          <table:table-cell office:value-type="float" office:value="3799">
            <text:p>3799</text:p>
          </table:table-cell>
          <table:table-cell office:value-type="float" office:value="2583">
            <text:p>2583</text:p>
          </table:table-cell>
          <table:table-cell office:value-type="float" office:value="2598">
            <text:p>2598</text:p>
          </table:table-cell>
          <table:table-cell office:value-type="float" office:value="3233">
            <text:p>3233</text:p>
          </table:table-cell>
          <table:table-cell office:value-type="float" office:value="3193">
            <text:p>3193</text:p>
          </table:table-cell>
          <table:table-cell office:value-type="float" office:value="2866">
            <text:p>2866</text:p>
          </table:table-cell>
          <table:table-cell office:value-type="float" office:value="2451">
            <text:p>2451</text:p>
          </table:table-cell>
          <table:table-cell office:value-type="float" office:value="2412">
            <text:p>2412</text:p>
          </table:table-cell>
          <table:table-cell office:value-type="float" office:value="3110">
            <text:p>3110</text:p>
          </table:table-cell>
          <table:table-cell office:value-type="float" office:value="2462">
            <text:p>2462</text:p>
          </table:table-cell>
          <table:table-cell office:value-type="float" office:value="2410">
            <text:p>2410</text:p>
          </table:table-cell>
          <table:table-cell office:value-type="float" office:value="3275">
            <text:p>3275</text:p>
          </table:table-cell>
          <table:table-cell office:value-type="float" office:value="2375">
            <text:p>2375</text:p>
          </table:table-cell>
          <table:table-cell office:value-type="float" office:value="2396">
            <text:p>2396</text:p>
          </table:table-cell>
          <table:table-cell office:value-type="float" office:value="2967">
            <text:p>2967</text:p>
          </table:table-cell>
          <table:table-cell office:value-type="float" office:value="2689">
            <text:p>2689</text:p>
          </table:table-cell>
          <table:table-cell office:value-type="float" office:value="2654.7">
            <text:p>2654.7</text:p>
          </table:table-cell>
          <table:table-cell office:value-type="float" office:value="2506">
            <text:p>2506</text:p>
          </table:table-cell>
          <table:table-cell office:value-type="float" office:value="3380">
            <text:p>3380</text:p>
          </table:table-cell>
          <table:table-cell office:value-type="float" office:value="2427">
            <text:p>2427</text:p>
          </table:table-cell>
          <table:table-cell office:value-type="float" office:value="2937">
            <text:p>2937</text:p>
          </table:table-cell>
          <table:table-cell office:value-type="float" office:value="2733">
            <text:p>2733</text:p>
          </table:table-cell>
          <table:table-cell office:value-type="float" office:value="2744">
            <text:p>2744</text:p>
          </table:table-cell>
          <table:table-cell office:value-type="float" office:value="2289">
            <text:p>2289</text:p>
          </table:table-cell>
          <table:table-cell office:value-type="float" office:value="2270">
            <text:p>2270</text:p>
          </table:table-cell>
          <table:table-cell office:value-type="float" office:value="2455">
            <text:p>2455</text:p>
          </table:table-cell>
          <table:table-cell office:value-type="float" office:value="2650">
            <text:p>2650</text:p>
          </table:table-cell>
          <table:table-cell office:value-type="float" office:value="2639.1">
            <text:p>2639.1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203">
            <text:p>3203</text:p>
          </table:table-cell>
          <table:table-cell office:value-type="float" office:value="3703">
            <text:p>3703</text:p>
          </table:table-cell>
          <table:table-cell office:value-type="float" office:value="3127">
            <text:p>3127</text:p>
          </table:table-cell>
          <table:table-cell office:value-type="float" office:value="2995">
            <text:p>2995</text:p>
          </table:table-cell>
          <table:table-cell office:value-type="float" office:value="2958">
            <text:p>2958</text:p>
          </table:table-cell>
          <table:table-cell office:value-type="float" office:value="2978">
            <text:p>2978</text:p>
          </table:table-cell>
          <table:table-cell office:value-type="float" office:value="4324">
            <text:p>4324</text:p>
          </table:table-cell>
          <table:table-cell office:value-type="float" office:value="3267">
            <text:p>3267</text:p>
          </table:table-cell>
          <table:table-cell office:value-type="float" office:value="2978">
            <text:p>2978</text:p>
          </table:table-cell>
          <table:table-cell office:value-type="float" office:value="3049">
            <text:p>3049</text:p>
          </table:table-cell>
          <table:table-cell office:value-type="float" office:value="3258.2">
            <text:p>3258.2</text:p>
          </table:table-cell>
          <table:table-cell office:value-type="float" office:value="3035">
            <text:p>3035</text:p>
          </table:table-cell>
          <table:table-cell office:value-type="float" office:value="3541">
            <text:p>3541</text:p>
          </table:table-cell>
          <table:table-cell office:value-type="float" office:value="2997">
            <text:p>2997</text:p>
          </table:table-cell>
          <table:table-cell office:value-type="float" office:value="2986">
            <text:p>2986</text:p>
          </table:table-cell>
          <table:table-cell office:value-type="float" office:value="3148">
            <text:p>3148</text:p>
          </table:table-cell>
          <table:table-cell office:value-type="float" office:value="2946">
            <text:p>2946</text:p>
          </table:table-cell>
          <table:table-cell office:value-type="float" office:value="3607">
            <text:p>3607</text:p>
          </table:table-cell>
          <table:table-cell office:value-type="float" office:value="4575">
            <text:p>4575</text:p>
          </table:table-cell>
          <table:table-cell office:value-type="float" office:value="2960">
            <text:p>2960</text:p>
          </table:table-cell>
          <table:table-cell office:value-type="float" office:value="2936">
            <text:p>2936</text:p>
          </table:table-cell>
          <table:table-cell office:value-type="float" office:value="3273.1">
            <text:p>3273.1</text:p>
          </table:table-cell>
          <table:table-cell office:value-type="float" office:value="2851">
            <text:p>2851</text:p>
          </table:table-cell>
          <table:table-cell office:value-type="float" office:value="3150">
            <text:p>3150</text:p>
          </table:table-cell>
          <table:table-cell office:value-type="float" office:value="2886">
            <text:p>2886</text:p>
          </table:table-cell>
          <table:table-cell office:value-type="float" office:value="2838">
            <text:p>2838</text:p>
          </table:table-cell>
          <table:table-cell office:value-type="float" office:value="4342">
            <text:p>4342</text:p>
          </table:table-cell>
          <table:table-cell office:value-type="float" office:value="4478">
            <text:p>4478</text:p>
          </table:table-cell>
          <table:table-cell office:value-type="float" office:value="3250">
            <text:p>3250</text:p>
          </table:table-cell>
          <table:table-cell office:value-type="float" office:value="3646">
            <text:p>3646</text:p>
          </table:table-cell>
          <table:table-cell office:value-type="float" office:value="3629">
            <text:p>3629</text:p>
          </table:table-cell>
          <table:table-cell office:value-type="float" office:value="2803">
            <text:p>2803</text:p>
          </table:table-cell>
          <table:table-cell office:value-type="float" office:value="3387.3">
            <text:p>3387.3</text:p>
          </table:table-cell>
          <table:table-cell office:value-type="float" office:value="4609">
            <text:p>4609</text:p>
          </table:table-cell>
          <table:table-cell office:value-type="float" office:value="3136">
            <text:p>3136</text:p>
          </table:table-cell>
          <table:table-cell office:value-type="float" office:value="3046">
            <text:p>3046</text:p>
          </table:table-cell>
          <table:table-cell office:value-type="float" office:value="3060">
            <text:p>3060</text:p>
          </table:table-cell>
          <table:table-cell office:value-type="float" office:value="3847">
            <text:p>3847</text:p>
          </table:table-cell>
          <table:table-cell office:value-type="float" office:value="3833">
            <text:p>3833</text:p>
          </table:table-cell>
          <table:table-cell office:value-type="float" office:value="3616">
            <text:p>3616</text:p>
          </table:table-cell>
          <table:table-cell office:value-type="float" office:value="3748">
            <text:p>3748</text:p>
          </table:table-cell>
          <table:table-cell office:value-type="float" office:value="3908">
            <text:p>3908</text:p>
          </table:table-cell>
          <table:table-cell office:value-type="float" office:value="3826">
            <text:p>3826</text:p>
          </table:table-cell>
          <table:table-cell office:value-type="float" office:value="3662.9">
            <text:p>3662.9</text:p>
          </table:table-cell>
          <table:table-cell office:value-type="float" office:value="54153">
            <text:p>54153</text:p>
          </table:table-cell>
          <table:table-cell office:value-type="float" office:value="46562">
            <text:p>46562</text:p>
          </table:table-cell>
          <table:table-cell office:value-type="float" office:value="49326">
            <text:p>49326</text:p>
          </table:table-cell>
          <table:table-cell office:value-type="float" office:value="49400">
            <text:p>49400</text:p>
          </table:table-cell>
          <table:table-cell office:value-type="float" office:value="44846">
            <text:p>44846</text:p>
          </table:table-cell>
          <table:table-cell office:value-type="float" office:value="51192">
            <text:p>51192</text:p>
          </table:table-cell>
          <table:table-cell office:value-type="float" office:value="45782">
            <text:p>45782</text:p>
          </table:table-cell>
          <table:table-cell office:value-type="float" office:value="45080">
            <text:p>45080</text:p>
          </table:table-cell>
          <table:table-cell office:value-type="float" office:value="49631">
            <text:p>49631</text:p>
          </table:table-cell>
          <table:table-cell office:value-type="float" office:value="48072">
            <text:p>48072</text:p>
          </table:table-cell>
          <table:table-cell office:value-type="float" office:value="48404.4">
            <text:p>48404.4</text:p>
          </table:table-cell>
          <table:table-cell office:value-type="float" office:value="43648">
            <text:p>43648</text:p>
          </table:table-cell>
          <table:table-cell office:value-type="float" office:value="40122">
            <text:p>40122</text:p>
          </table:table-cell>
          <table:table-cell office:value-type="float" office:value="36551">
            <text:p>36551</text:p>
          </table:table-cell>
          <table:table-cell office:value-type="float" office:value="37404">
            <text:p>37404</text:p>
          </table:table-cell>
          <table:table-cell office:value-type="float" office:value="35656">
            <text:p>35656</text:p>
          </table:table-cell>
          <table:table-cell office:value-type="float" office:value="37211">
            <text:p>37211</text:p>
          </table:table-cell>
          <table:table-cell office:value-type="float" office:value="38686">
            <text:p>38686</text:p>
          </table:table-cell>
          <table:table-cell office:value-type="float" office:value="36460">
            <text:p>36460</text:p>
          </table:table-cell>
          <table:table-cell office:value-type="float" office:value="37208">
            <text:p>37208</text:p>
          </table:table-cell>
          <table:table-cell office:value-type="float" office:value="42329">
            <text:p>42329</text:p>
          </table:table-cell>
          <table:table-cell office:value-type="float" office:value="38527.5">
            <text:p>38527.5</text:p>
          </table:table-cell>
          <table:table-cell office:value-type="float" office:value="2774">
            <text:p>2774</text:p>
          </table:table-cell>
          <table:table-cell office:value-type="float" office:value="3164">
            <text:p>3164</text:p>
          </table:table-cell>
          <table:table-cell office:value-type="float" office:value="1972">
            <text:p>1972</text:p>
          </table:table-cell>
          <table:table-cell office:value-type="float" office:value="1968">
            <text:p>1968</text:p>
          </table:table-cell>
          <table:table-cell office:value-type="float" office:value="1963">
            <text:p>1963</text:p>
          </table:table-cell>
          <table:table-cell office:value-type="float" office:value="1948">
            <text:p>1948</text:p>
          </table:table-cell>
          <table:table-cell office:value-type="float" office:value="3338">
            <text:p>3338</text:p>
          </table:table-cell>
          <table:table-cell office:value-type="float" office:value="1928">
            <text:p>1928</text:p>
          </table:table-cell>
          <table:table-cell office:value-type="float" office:value="1935">
            <text:p>1935</text:p>
          </table:table-cell>
          <table:table-cell office:value-type="float" office:value="1945">
            <text:p>1945</text:p>
          </table:table-cell>
          <table:table-cell office:value-type="float" office:value="2293.5">
            <text:p>2293.5</text:p>
          </table:table-cell>
          <table:table-cell office:value-type="float" office:value="2528">
            <text:p>2528</text:p>
          </table:table-cell>
          <table:table-cell office:value-type="float" office:value="2953">
            <text:p>2953</text:p>
          </table:table-cell>
          <table:table-cell office:value-type="float" office:value="2441">
            <text:p>2441</text:p>
          </table:table-cell>
          <table:table-cell office:value-type="float" office:value="2356">
            <text:p>2356</text:p>
          </table:table-cell>
          <table:table-cell office:value-type="float" office:value="2344">
            <text:p>2344</text:p>
          </table:table-cell>
          <table:table-cell office:value-type="float" office:value="2341">
            <text:p>2341</text:p>
          </table:table-cell>
          <table:table-cell office:value-type="float" office:value="2955">
            <text:p>2955</text:p>
          </table:table-cell>
          <table:table-cell office:value-type="float" office:value="2351">
            <text:p>2351</text:p>
          </table:table-cell>
          <table:table-cell office:value-type="float" office:value="2343">
            <text:p>2343</text:p>
          </table:table-cell>
          <table:table-cell office:value-type="float" office:value="2336">
            <text:p>2336</text:p>
          </table:table-cell>
          <table:table-cell office:value-type="float" office:value="2494.8">
            <text:p>2494.8</text:p>
          </table:table-cell>
          <table:table-cell office:value-type="float" office:value="2689">
            <text:p>2689</text:p>
          </table:table-cell>
          <table:table-cell office:value-type="float" office:value="3326">
            <text:p>3326</text:p>
          </table:table-cell>
          <table:table-cell office:value-type="float" office:value="2710">
            <text:p>2710</text:p>
          </table:table-cell>
          <table:table-cell office:value-type="float" office:value="2679">
            <text:p>2679</text:p>
          </table:table-cell>
          <table:table-cell office:value-type="float" office:value="2676">
            <text:p>2676</text:p>
          </table:table-cell>
          <table:table-cell office:value-type="float" office:value="2660">
            <text:p>2660</text:p>
          </table:table-cell>
          <table:table-cell office:value-type="float" office:value="3324">
            <text:p>3324</text:p>
          </table:table-cell>
          <table:table-cell office:value-type="float" office:value="2742">
            <text:p>2742</text:p>
          </table:table-cell>
          <table:table-cell office:value-type="float" office:value="2668">
            <text:p>2668</text:p>
          </table:table-cell>
          <table:table-cell office:value-type="float" office:value="2666">
            <text:p>2666</text:p>
          </table:table-cell>
          <table:table-cell office:value-type="float" office:value="2814">
            <text:p>2814</text:p>
          </table:table-cell>
          <table:table-cell office:value-type="float" office:value="2623">
            <text:p>2623</text:p>
          </table:table-cell>
          <table:table-cell office:value-type="float" office:value="2782">
            <text:p>2782</text:p>
          </table:table-cell>
          <table:table-cell office:value-type="float" office:value="2505">
            <text:p>2505</text:p>
          </table:table-cell>
          <table:table-cell office:value-type="float" office:value="2485">
            <text:p>2485</text:p>
          </table:table-cell>
          <table:table-cell office:value-type="float" office:value="2481">
            <text:p>2481</text:p>
          </table:table-cell>
          <table:table-cell office:value-type="float" office:value="2508">
            <text:p>2508</text:p>
          </table:table-cell>
          <table:table-cell office:value-type="float" office:value="3447">
            <text:p>3447</text:p>
          </table:table-cell>
          <table:table-cell office:value-type="float" office:value="2461">
            <text:p>2461</text:p>
          </table:table-cell>
          <table:table-cell office:value-type="float" office:value="2465">
            <text:p>2465</text:p>
          </table:table-cell>
          <table:table-cell office:value-type="float" office:value="2477">
            <text:p>2477</text:p>
          </table:table-cell>
          <table:table-cell office:value-type="float" office:value="2623.4">
            <text:p>2623.4</text:p>
          </table:table-cell>
          <table:table-cell office:value-type="float" office:value="3846">
            <text:p>3846</text:p>
          </table:table-cell>
          <table:table-cell office:value-type="float" office:value="2564">
            <text:p>2564</text:p>
          </table:table-cell>
          <table:table-cell office:value-type="float" office:value="2311">
            <text:p>2311</text:p>
          </table:table-cell>
          <table:table-cell table:number-columns-repeated="2" office:value-type="float" office:value="2315">
            <text:p>2315</text:p>
          </table:table-cell>
          <table:table-cell office:value-type="float" office:value="3021">
            <text:p>3021</text:p>
          </table:table-cell>
          <table:table-cell office:value-type="float" office:value="2876">
            <text:p>2876</text:p>
          </table:table-cell>
          <table:table-cell office:value-type="float" office:value="2321">
            <text:p>2321</text:p>
          </table:table-cell>
          <table:table-cell office:value-type="float" office:value="2336">
            <text:p>2336</text:p>
          </table:table-cell>
          <table:table-cell office:value-type="float" office:value="2319">
            <text:p>2319</text:p>
          </table:table-cell>
          <table:table-cell office:value-type="float" office:value="2622.4">
            <text:p>2622.4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4958">
            <text:p>4958</text:p>
          </table:table-cell>
          <table:table-cell office:value-type="float" office:value="3477">
            <text:p>3477</text:p>
          </table:table-cell>
          <table:table-cell office:value-type="float" office:value="3947">
            <text:p>3947</text:p>
          </table:table-cell>
          <table:table-cell office:value-type="float" office:value="4135">
            <text:p>4135</text:p>
          </table:table-cell>
          <table:table-cell office:value-type="float" office:value="3636">
            <text:p>3636</text:p>
          </table:table-cell>
          <table:table-cell office:value-type="float" office:value="3545">
            <text:p>3545</text:p>
          </table:table-cell>
          <table:table-cell office:value-type="float" office:value="3238">
            <text:p>3238</text:p>
          </table:table-cell>
          <table:table-cell office:value-type="float" office:value="4244">
            <text:p>4244</text:p>
          </table:table-cell>
          <table:table-cell office:value-type="float" office:value="3614">
            <text:p>3614</text:p>
          </table:table-cell>
          <table:table-cell office:value-type="float" office:value="4687">
            <text:p>4687</text:p>
          </table:table-cell>
          <table:table-cell office:value-type="float" office:value="3948.1">
            <text:p>3948.1</text:p>
          </table:table-cell>
          <table:table-cell office:value-type="float" office:value="3671">
            <text:p>3671</text:p>
          </table:table-cell>
          <table:table-cell office:value-type="float" office:value="3017">
            <text:p>3017</text:p>
          </table:table-cell>
          <table:table-cell office:value-type="float" office:value="3574">
            <text:p>3574</text:p>
          </table:table-cell>
          <table:table-cell office:value-type="float" office:value="3556">
            <text:p>3556</text:p>
          </table:table-cell>
          <table:table-cell office:value-type="float" office:value="3118">
            <text:p>3118</text:p>
          </table:table-cell>
          <table:table-cell office:value-type="float" office:value="3070">
            <text:p>3070</text:p>
          </table:table-cell>
          <table:table-cell office:value-type="float" office:value="3012">
            <text:p>3012</text:p>
          </table:table-cell>
          <table:table-cell office:value-type="float" office:value="3689">
            <text:p>3689</text:p>
          </table:table-cell>
          <table:table-cell office:value-type="float" office:value="3091">
            <text:p>3091</text:p>
          </table:table-cell>
          <table:table-cell office:value-type="float" office:value="3716">
            <text:p>3716</text:p>
          </table:table-cell>
          <table:table-cell office:value-type="float" office:value="3351.4">
            <text:p>3351.4</text:p>
          </table:table-cell>
          <table:table-cell office:value-type="float" office:value="4465">
            <text:p>4465</text:p>
          </table:table-cell>
          <table:table-cell office:value-type="float" office:value="3011">
            <text:p>3011</text:p>
          </table:table-cell>
          <table:table-cell office:value-type="float" office:value="3168">
            <text:p>3168</text:p>
          </table:table-cell>
          <table:table-cell office:value-type="float" office:value="3178">
            <text:p>3178</text:p>
          </table:table-cell>
          <table:table-cell office:value-type="float" office:value="2926">
            <text:p>2926</text:p>
          </table:table-cell>
          <table:table-cell office:value-type="float" office:value="2970">
            <text:p>2970</text:p>
          </table:table-cell>
          <table:table-cell office:value-type="float" office:value="2935">
            <text:p>2935</text:p>
          </table:table-cell>
          <table:table-cell office:value-type="float" office:value="3217">
            <text:p>3217</text:p>
          </table:table-cell>
          <table:table-cell office:value-type="float" office:value="2980">
            <text:p>2980</text:p>
          </table:table-cell>
          <table:table-cell office:value-type="float" office:value="3764">
            <text:p>3764</text:p>
          </table:table-cell>
          <table:table-cell office:value-type="float" office:value="3261.4">
            <text:p>3261.4</text:p>
          </table:table-cell>
          <table:table-cell office:value-type="float" office:value="4206">
            <text:p>4206</text:p>
          </table:table-cell>
          <table:table-cell office:value-type="float" office:value="3231">
            <text:p>3231</text:p>
          </table:table-cell>
          <table:table-cell office:value-type="float" office:value="3169">
            <text:p>3169</text:p>
          </table:table-cell>
          <table:table-cell office:value-type="float" office:value="4447">
            <text:p>4447</text:p>
          </table:table-cell>
          <table:table-cell office:value-type="float" office:value="3122">
            <text:p>3122</text:p>
          </table:table-cell>
          <table:table-cell office:value-type="float" office:value="3139">
            <text:p>3139</text:p>
          </table:table-cell>
          <table:table-cell office:value-type="float" office:value="3174">
            <text:p>3174</text:p>
          </table:table-cell>
          <table:table-cell office:value-type="float" office:value="3548">
            <text:p>3548</text:p>
          </table:table-cell>
          <table:table-cell office:value-type="float" office:value="3151">
            <text:p>3151</text:p>
          </table:table-cell>
          <table:table-cell office:value-type="float" office:value="3928">
            <text:p>3928</text:p>
          </table:table-cell>
          <table:table-cell office:value-type="float" office:value="3511.5">
            <text:p>3511.5</text:p>
          </table:table-cell>
          <table:table-cell office:value-type="float" office:value="50307">
            <text:p>50307</text:p>
          </table:table-cell>
          <table:table-cell office:value-type="float" office:value="52662">
            <text:p>52662</text:p>
          </table:table-cell>
          <table:table-cell office:value-type="float" office:value="53471">
            <text:p>53471</text:p>
          </table:table-cell>
          <table:table-cell office:value-type="float" office:value="56253">
            <text:p>56253</text:p>
          </table:table-cell>
          <table:table-cell office:value-type="float" office:value="49045">
            <text:p>49045</text:p>
          </table:table-cell>
          <table:table-cell office:value-type="float" office:value="50739">
            <text:p>50739</text:p>
          </table:table-cell>
          <table:table-cell office:value-type="float" office:value="48582">
            <text:p>48582</text:p>
          </table:table-cell>
          <table:table-cell office:value-type="float" office:value="49150">
            <text:p>49150</text:p>
          </table:table-cell>
          <table:table-cell office:value-type="float" office:value="48114">
            <text:p>48114</text:p>
          </table:table-cell>
          <table:table-cell office:value-type="float" office:value="54196">
            <text:p>54196</text:p>
          </table:table-cell>
          <table:table-cell office:value-type="float" office:value="51251.9">
            <text:p>51251.9</text:p>
          </table:table-cell>
          <table:table-cell office:value-type="float" office:value="38833">
            <text:p>38833</text:p>
          </table:table-cell>
          <table:table-cell office:value-type="float" office:value="39493">
            <text:p>39493</text:p>
          </table:table-cell>
          <table:table-cell office:value-type="float" office:value="40925">
            <text:p>40925</text:p>
          </table:table-cell>
          <table:table-cell office:value-type="float" office:value="42814">
            <text:p>42814</text:p>
          </table:table-cell>
          <table:table-cell office:value-type="float" office:value="40213">
            <text:p>40213</text:p>
          </table:table-cell>
          <table:table-cell office:value-type="float" office:value="42154">
            <text:p>42154</text:p>
          </table:table-cell>
          <table:table-cell office:value-type="float" office:value="39426">
            <text:p>39426</text:p>
          </table:table-cell>
          <table:table-cell office:value-type="float" office:value="42740">
            <text:p>42740</text:p>
          </table:table-cell>
          <table:table-cell office:value-type="float" office:value="42782">
            <text:p>42782</text:p>
          </table:table-cell>
          <table:table-cell office:value-type="float" office:value="39176">
            <text:p>39176</text:p>
          </table:table-cell>
          <table:table-cell office:value-type="float" office:value="40855.6">
            <text:p>40855.6</text:p>
          </table:table-cell>
          <table:table-cell office:value-type="float" office:value="1982">
            <text:p>1982</text:p>
          </table:table-cell>
          <table:table-cell office:value-type="float" office:value="2004">
            <text:p>2004</text:p>
          </table:table-cell>
          <table:table-cell office:value-type="float" office:value="3330">
            <text:p>3330</text:p>
          </table:table-cell>
          <table:table-cell office:value-type="float" office:value="2031">
            <text:p>2031</text:p>
          </table:table-cell>
          <table:table-cell office:value-type="float" office:value="2220">
            <text:p>2220</text:p>
          </table:table-cell>
          <table:table-cell office:value-type="float" office:value="1994">
            <text:p>1994</text:p>
          </table:table-cell>
          <table:table-cell office:value-type="float" office:value="2456">
            <text:p>2456</text:p>
          </table:table-cell>
          <table:table-cell office:value-type="float" office:value="1993">
            <text:p>1993</text:p>
          </table:table-cell>
          <table:table-cell office:value-type="float" office:value="2014">
            <text:p>2014</text:p>
          </table:table-cell>
          <table:table-cell office:value-type="float" office:value="2057">
            <text:p>2057</text:p>
          </table:table-cell>
          <table:table-cell office:value-type="float" office:value="2208.1">
            <text:p>2208.1</text:p>
          </table:table-cell>
          <table:table-cell office:value-type="float" office:value="2846">
            <text:p>2846</text:p>
          </table:table-cell>
          <table:table-cell office:value-type="float" office:value="2440">
            <text:p>2440</text:p>
          </table:table-cell>
          <table:table-cell office:value-type="float" office:value="4006">
            <text:p>4006</text:p>
          </table:table-cell>
          <table:table-cell office:value-type="float" office:value="2424">
            <text:p>2424</text:p>
          </table:table-cell>
          <table:table-cell office:value-type="float" office:value="3206">
            <text:p>3206</text:p>
          </table:table-cell>
          <table:table-cell office:value-type="float" office:value="2506">
            <text:p>2506</text:p>
          </table:table-cell>
          <table:table-cell office:value-type="float" office:value="3180">
            <text:p>3180</text:p>
          </table:table-cell>
          <table:table-cell office:value-type="float" office:value="2868">
            <text:p>2868</text:p>
          </table:table-cell>
          <table:table-cell office:value-type="float" office:value="2431">
            <text:p>2431</text:p>
          </table:table-cell>
          <table:table-cell office:value-type="float" office:value="2426">
            <text:p>2426</text:p>
          </table:table-cell>
          <table:table-cell office:value-type="float" office:value="2833.3">
            <text:p>2833.3</text:p>
          </table:table-cell>
          <table:table-cell office:value-type="float" office:value="4267">
            <text:p>4267</text:p>
          </table:table-cell>
          <table:table-cell office:value-type="float" office:value="2801">
            <text:p>2801</text:p>
          </table:table-cell>
          <table:table-cell office:value-type="float" office:value="3962">
            <text:p>3962</text:p>
          </table:table-cell>
          <table:table-cell office:value-type="float" office:value="3913">
            <text:p>3913</text:p>
          </table:table-cell>
          <table:table-cell office:value-type="float" office:value="3820">
            <text:p>3820</text:p>
          </table:table-cell>
          <table:table-cell office:value-type="float" office:value="2752">
            <text:p>2752</text:p>
          </table:table-cell>
          <table:table-cell office:value-type="float" office:value="2788">
            <text:p>2788</text:p>
          </table:table-cell>
          <table:table-cell office:value-type="float" office:value="4441">
            <text:p>4441</text:p>
          </table:table-cell>
          <table:table-cell office:value-type="float" office:value="2750">
            <text:p>2750</text:p>
          </table:table-cell>
          <table:table-cell office:value-type="float" office:value="2746">
            <text:p>2746</text:p>
          </table:table-cell>
          <table:table-cell office:value-type="float" office:value="3424">
            <text:p>3424</text:p>
          </table:table-cell>
          <table:table-cell office:value-type="float" office:value="3182">
            <text:p>3182</text:p>
          </table:table-cell>
          <table:table-cell office:value-type="float" office:value="2784">
            <text:p>2784</text:p>
          </table:table-cell>
          <table:table-cell office:value-type="float" office:value="4272">
            <text:p>4272</text:p>
          </table:table-cell>
          <table:table-cell office:value-type="float" office:value="3624">
            <text:p>3624</text:p>
          </table:table-cell>
          <table:table-cell office:value-type="float" office:value="3144">
            <text:p>3144</text:p>
          </table:table-cell>
          <table:table-cell office:value-type="float" office:value="2570">
            <text:p>2570</text:p>
          </table:table-cell>
          <table:table-cell office:value-type="float" office:value="2582">
            <text:p>2582</text:p>
          </table:table-cell>
          <table:table-cell office:value-type="float" office:value="4483">
            <text:p>4483</text:p>
          </table:table-cell>
          <table:table-cell office:value-type="float" office:value="2595">
            <text:p>2595</text:p>
          </table:table-cell>
          <table:table-cell office:value-type="float" office:value="2576">
            <text:p>2576</text:p>
          </table:table-cell>
          <table:table-cell office:value-type="float" office:value="3181.2">
            <text:p>3181.2</text:p>
          </table:table-cell>
          <table:table-cell office:value-type="float" office:value="2896">
            <text:p>2896</text:p>
          </table:table-cell>
          <table:table-cell office:value-type="float" office:value="3912">
            <text:p>3912</text:p>
          </table:table-cell>
          <table:table-cell office:value-type="float" office:value="3336">
            <text:p>3336</text:p>
          </table:table-cell>
          <table:table-cell office:value-type="float" office:value="2959">
            <text:p>2959</text:p>
          </table:table-cell>
          <table:table-cell office:value-type="float" office:value="2783">
            <text:p>2783</text:p>
          </table:table-cell>
          <table:table-cell office:value-type="float" office:value="2408">
            <text:p>2408</text:p>
          </table:table-cell>
          <table:table-cell office:value-type="float" office:value="3680">
            <text:p>3680</text:p>
          </table:table-cell>
          <table:table-cell office:value-type="float" office:value="3003">
            <text:p>3003</text:p>
          </table:table-cell>
          <table:table-cell office:value-type="float" office:value="2866">
            <text:p>2866</text:p>
          </table:table-cell>
          <table:table-cell office:value-type="float" office:value="2395">
            <text:p>2395</text:p>
          </table:table-cell>
          <table:table-cell office:value-type="float" office:value="3023.8">
            <text:p>3023.8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5146">
            <text:p>5146</text:p>
          </table:table-cell>
          <table:table-cell office:value-type="float" office:value="4427">
            <text:p>4427</text:p>
          </table:table-cell>
          <table:table-cell office:value-type="float" office:value="4110">
            <text:p>4110</text:p>
          </table:table-cell>
          <table:table-cell office:value-type="float" office:value="3403">
            <text:p>3403</text:p>
          </table:table-cell>
          <table:table-cell office:value-type="float" office:value="3388">
            <text:p>3388</text:p>
          </table:table-cell>
          <table:table-cell office:value-type="float" office:value="4172">
            <text:p>4172</text:p>
          </table:table-cell>
          <table:table-cell office:value-type="float" office:value="4808">
            <text:p>4808</text:p>
          </table:table-cell>
          <table:table-cell office:value-type="float" office:value="4851">
            <text:p>4851</text:p>
          </table:table-cell>
          <table:table-cell office:value-type="float" office:value="3413">
            <text:p>3413</text:p>
          </table:table-cell>
          <table:table-cell office:value-type="float" office:value="3665">
            <text:p>3665</text:p>
          </table:table-cell>
          <table:table-cell office:value-type="float" office:value="4138.3">
            <text:p>4138.3</text:p>
          </table:table-cell>
          <table:table-cell office:value-type="float" office:value="3890">
            <text:p>3890</text:p>
          </table:table-cell>
          <table:table-cell office:value-type="float" office:value="3813">
            <text:p>3813</text:p>
          </table:table-cell>
          <table:table-cell office:value-type="float" office:value="3668">
            <text:p>3668</text:p>
          </table:table-cell>
          <table:table-cell office:value-type="float" office:value="3157">
            <text:p>3157</text:p>
          </table:table-cell>
          <table:table-cell office:value-type="float" office:value="3707">
            <text:p>3707</text:p>
          </table:table-cell>
          <table:table-cell office:value-type="float" office:value="3542">
            <text:p>3542</text:p>
          </table:table-cell>
          <table:table-cell office:value-type="float" office:value="3885">
            <text:p>3885</text:p>
          </table:table-cell>
          <table:table-cell office:value-type="float" office:value="4201">
            <text:p>4201</text:p>
          </table:table-cell>
          <table:table-cell office:value-type="float" office:value="3187">
            <text:p>3187</text:p>
          </table:table-cell>
          <table:table-cell office:value-type="float" office:value="3537">
            <text:p>3537</text:p>
          </table:table-cell>
          <table:table-cell office:value-type="float" office:value="3658.7">
            <text:p>3658.7</text:p>
          </table:table-cell>
          <table:table-cell office:value-type="float" office:value="4777">
            <text:p>4777</text:p>
          </table:table-cell>
          <table:table-cell office:value-type="float" office:value="3299">
            <text:p>3299</text:p>
          </table:table-cell>
          <table:table-cell office:value-type="float" office:value="3281">
            <text:p>3281</text:p>
          </table:table-cell>
          <table:table-cell office:value-type="float" office:value="3070">
            <text:p>3070</text:p>
          </table:table-cell>
          <table:table-cell office:value-type="float" office:value="4358">
            <text:p>4358</text:p>
          </table:table-cell>
          <table:table-cell office:value-type="float" office:value="3210">
            <text:p>3210</text:p>
          </table:table-cell>
          <table:table-cell office:value-type="float" office:value="3395">
            <text:p>3395</text:p>
          </table:table-cell>
          <table:table-cell office:value-type="float" office:value="4047">
            <text:p>4047</text:p>
          </table:table-cell>
          <table:table-cell office:value-type="float" office:value="3264">
            <text:p>3264</text:p>
          </table:table-cell>
          <table:table-cell office:value-type="float" office:value="4737">
            <text:p>4737</text:p>
          </table:table-cell>
          <table:table-cell office:value-type="float" office:value="3743.8">
            <text:p>3743.8</text:p>
          </table:table-cell>
          <table:table-cell office:value-type="float" office:value="4599">
            <text:p>4599</text:p>
          </table:table-cell>
          <table:table-cell office:value-type="float" office:value="3386">
            <text:p>3386</text:p>
          </table:table-cell>
          <table:table-cell office:value-type="float" office:value="3434">
            <text:p>3434</text:p>
          </table:table-cell>
          <table:table-cell office:value-type="float" office:value="3262">
            <text:p>3262</text:p>
          </table:table-cell>
          <table:table-cell office:value-type="float" office:value="4148">
            <text:p>4148</text:p>
          </table:table-cell>
          <table:table-cell office:value-type="float" office:value="3563">
            <text:p>3563</text:p>
          </table:table-cell>
          <table:table-cell office:value-type="float" office:value="3361">
            <text:p>3361</text:p>
          </table:table-cell>
          <table:table-cell office:value-type="float" office:value="3787">
            <text:p>3787</text:p>
          </table:table-cell>
          <table:table-cell office:value-type="float" office:value="3482">
            <text:p>3482</text:p>
          </table:table-cell>
          <table:table-cell office:value-type="float" office:value="4953">
            <text:p>4953</text:p>
          </table:table-cell>
          <table:table-cell office:value-type="float" office:value="3797.5">
            <text:p>3797.5</text:p>
          </table:table-cell>
          <table:table-cell office:value-type="float" office:value="53373">
            <text:p>53373</text:p>
          </table:table-cell>
          <table:table-cell office:value-type="float" office:value="52901">
            <text:p>52901</text:p>
          </table:table-cell>
          <table:table-cell office:value-type="float" office:value="56341">
            <text:p>56341</text:p>
          </table:table-cell>
          <table:table-cell office:value-type="float" office:value="50986">
            <text:p>50986</text:p>
          </table:table-cell>
          <table:table-cell office:value-type="float" office:value="53970">
            <text:p>53970</text:p>
          </table:table-cell>
          <table:table-cell office:value-type="float" office:value="57391">
            <text:p>57391</text:p>
          </table:table-cell>
          <table:table-cell office:value-type="float" office:value="56729">
            <text:p>56729</text:p>
          </table:table-cell>
          <table:table-cell office:value-type="float" office:value="55612">
            <text:p>55612</text:p>
          </table:table-cell>
          <table:table-cell office:value-type="float" office:value="61212">
            <text:p>61212</text:p>
          </table:table-cell>
          <table:table-cell office:value-type="float" office:value="59180">
            <text:p>59180</text:p>
          </table:table-cell>
          <table:table-cell office:value-type="float" office:value="55769.5">
            <text:p>55769.5</text:p>
          </table:table-cell>
          <table:table-cell office:value-type="float" office:value="47324">
            <text:p>47324</text:p>
          </table:table-cell>
          <table:table-cell office:value-type="float" office:value="40527">
            <text:p>40527</text:p>
          </table:table-cell>
          <table:table-cell office:value-type="float" office:value="44471">
            <text:p>44471</text:p>
          </table:table-cell>
          <table:table-cell office:value-type="float" office:value="45347">
            <text:p>45347</text:p>
          </table:table-cell>
          <table:table-cell office:value-type="float" office:value="46114">
            <text:p>46114</text:p>
          </table:table-cell>
          <table:table-cell office:value-type="float" office:value="41486">
            <text:p>41486</text:p>
          </table:table-cell>
          <table:table-cell office:value-type="float" office:value="43865">
            <text:p>43865</text:p>
          </table:table-cell>
          <table:table-cell office:value-type="float" office:value="41530">
            <text:p>41530</text:p>
          </table:table-cell>
          <table:table-cell office:value-type="float" office:value="43060">
            <text:p>43060</text:p>
          </table:table-cell>
          <table:table-cell office:value-type="float" office:value="42182">
            <text:p>42182</text:p>
          </table:table-cell>
          <table:table-cell office:value-type="float" office:value="43590.6">
            <text:p>43590.6</text:p>
          </table:table-cell>
          <table:table-cell office:value-type="float" office:value="2111">
            <text:p>2111</text:p>
          </table:table-cell>
          <table:table-cell office:value-type="float" office:value="2103">
            <text:p>2103</text:p>
          </table:table-cell>
          <table:table-cell office:value-type="float" office:value="2093">
            <text:p>2093</text:p>
          </table:table-cell>
          <table:table-cell office:value-type="float" office:value="2094">
            <text:p>2094</text:p>
          </table:table-cell>
          <table:table-cell office:value-type="float" office:value="3099">
            <text:p>3099</text:p>
          </table:table-cell>
          <table:table-cell office:value-type="float" office:value="2070">
            <text:p>2070</text:p>
          </table:table-cell>
          <table:table-cell office:value-type="float" office:value="2081">
            <text:p>2081</text:p>
          </table:table-cell>
          <table:table-cell office:value-type="float" office:value="2074">
            <text:p>2074</text:p>
          </table:table-cell>
          <table:table-cell office:value-type="float" office:value="2067">
            <text:p>2067</text:p>
          </table:table-cell>
          <table:table-cell office:value-type="float" office:value="2103">
            <text:p>2103</text:p>
          </table:table-cell>
          <table:table-cell office:value-type="float" office:value="2189.5">
            <text:p>2189.5</text:p>
          </table:table-cell>
          <table:table-cell office:value-type="float" office:value="2524">
            <text:p>2524</text:p>
          </table:table-cell>
          <table:table-cell office:value-type="float" office:value="2502">
            <text:p>2502</text:p>
          </table:table-cell>
          <table:table-cell office:value-type="float" office:value="2523">
            <text:p>2523</text:p>
          </table:table-cell>
          <table:table-cell office:value-type="float" office:value="2493">
            <text:p>2493</text:p>
          </table:table-cell>
          <table:table-cell office:value-type="float" office:value="2978">
            <text:p>2978</text:p>
          </table:table-cell>
          <table:table-cell office:value-type="float" office:value="2535">
            <text:p>2535</text:p>
          </table:table-cell>
          <table:table-cell office:value-type="float" office:value="2595">
            <text:p>2595</text:p>
          </table:table-cell>
          <table:table-cell office:value-type="float" office:value="2518">
            <text:p>2518</text:p>
          </table:table-cell>
          <table:table-cell office:value-type="float" office:value="2512">
            <text:p>2512</text:p>
          </table:table-cell>
          <table:table-cell office:value-type="float" office:value="2691">
            <text:p>2691</text:p>
          </table:table-cell>
          <table:table-cell office:value-type="float" office:value="2587.1">
            <text:p>2587.1</text:p>
          </table:table-cell>
          <table:table-cell office:value-type="float" office:value="2851">
            <text:p>2851</text:p>
          </table:table-cell>
          <table:table-cell office:value-type="float" office:value="2860">
            <text:p>2860</text:p>
          </table:table-cell>
          <table:table-cell office:value-type="float" office:value="2901">
            <text:p>2901</text:p>
          </table:table-cell>
          <table:table-cell office:value-type="float" office:value="2876">
            <text:p>2876</text:p>
          </table:table-cell>
          <table:table-cell office:value-type="float" office:value="2868">
            <text:p>2868</text:p>
          </table:table-cell>
          <table:table-cell office:value-type="float" office:value="4657">
            <text:p>4657</text:p>
          </table:table-cell>
          <table:table-cell office:value-type="float" office:value="2875">
            <text:p>2875</text:p>
          </table:table-cell>
          <table:table-cell office:value-type="float" office:value="2859">
            <text:p>2859</text:p>
          </table:table-cell>
          <table:table-cell office:value-type="float" office:value="3265">
            <text:p>3265</text:p>
          </table:table-cell>
          <table:table-cell office:value-type="float" office:value="2870">
            <text:p>2870</text:p>
          </table:table-cell>
          <table:table-cell office:value-type="float" office:value="3088.2">
            <text:p>3088.2</text:p>
          </table:table-cell>
          <table:table-cell office:value-type="float" office:value="2674">
            <text:p>2674</text:p>
          </table:table-cell>
          <table:table-cell office:value-type="float" office:value="2869">
            <text:p>2869</text:p>
          </table:table-cell>
          <table:table-cell office:value-type="float" office:value="2667">
            <text:p>2667</text:p>
          </table:table-cell>
          <table:table-cell office:value-type="float" office:value="2686">
            <text:p>2686</text:p>
          </table:table-cell>
          <table:table-cell office:value-type="float" office:value="3614">
            <text:p>3614</text:p>
          </table:table-cell>
          <table:table-cell office:value-type="float" office:value="3336">
            <text:p>3336</text:p>
          </table:table-cell>
          <table:table-cell office:value-type="float" office:value="2687">
            <text:p>2687</text:p>
          </table:table-cell>
          <table:table-cell office:value-type="float" office:value="2659">
            <text:p>2659</text:p>
          </table:table-cell>
          <table:table-cell office:value-type="float" office:value="2701">
            <text:p>2701</text:p>
          </table:table-cell>
          <table:table-cell office:value-type="float" office:value="2693">
            <text:p>2693</text:p>
          </table:table-cell>
          <table:table-cell office:value-type="float" office:value="2858.6">
            <text:p>2858.6</text:p>
          </table:table-cell>
          <table:table-cell office:value-type="float" office:value="3871">
            <text:p>3871</text:p>
          </table:table-cell>
          <table:table-cell office:value-type="float" office:value="3933">
            <text:p>3933</text:p>
          </table:table-cell>
          <table:table-cell office:value-type="float" office:value="2476">
            <text:p>2476</text:p>
          </table:table-cell>
          <table:table-cell office:value-type="float" office:value="2474">
            <text:p>2474</text:p>
          </table:table-cell>
          <table:table-cell office:value-type="float" office:value="3584">
            <text:p>3584</text:p>
          </table:table-cell>
          <table:table-cell office:value-type="float" office:value="3478">
            <text:p>3478</text:p>
          </table:table-cell>
          <table:table-cell office:value-type="float" office:value="3016">
            <text:p>3016</text:p>
          </table:table-cell>
          <table:table-cell office:value-type="float" office:value="2478">
            <text:p>2478</text:p>
          </table:table-cell>
          <table:table-cell office:value-type="float" office:value="2490">
            <text:p>2490</text:p>
          </table:table-cell>
          <table:table-cell office:value-type="float" office:value="2469">
            <text:p>2469</text:p>
          </table:table-cell>
          <table:table-cell office:value-type="float" office:value="3026.9">
            <text:p>3026.9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5368">
            <text:p>5368</text:p>
          </table:table-cell>
          <table:table-cell office:value-type="float" office:value="4170">
            <text:p>4170</text:p>
          </table:table-cell>
          <table:table-cell office:value-type="float" office:value="3321">
            <text:p>3321</text:p>
          </table:table-cell>
          <table:table-cell office:value-type="float" office:value="3718">
            <text:p>3718</text:p>
          </table:table-cell>
          <table:table-cell office:value-type="float" office:value="3483">
            <text:p>3483</text:p>
          </table:table-cell>
          <table:table-cell office:value-type="float" office:value="3272">
            <text:p>3272</text:p>
          </table:table-cell>
          <table:table-cell office:value-type="float" office:value="3250">
            <text:p>3250</text:p>
          </table:table-cell>
          <table:table-cell office:value-type="float" office:value="3292">
            <text:p>3292</text:p>
          </table:table-cell>
          <table:table-cell office:value-type="float" office:value="3430">
            <text:p>3430</text:p>
          </table:table-cell>
          <table:table-cell office:value-type="float" office:value="4065">
            <text:p>4065</text:p>
          </table:table-cell>
          <table:table-cell office:value-type="float" office:value="3736.9">
            <text:p>3736.9</text:p>
          </table:table-cell>
          <table:table-cell office:value-type="float" office:value="4061">
            <text:p>4061</text:p>
          </table:table-cell>
          <table:table-cell office:value-type="float" office:value="4032">
            <text:p>4032</text:p>
          </table:table-cell>
          <table:table-cell office:value-type="float" office:value="4873">
            <text:p>4873</text:p>
          </table:table-cell>
          <table:table-cell office:value-type="float" office:value="4177">
            <text:p>4177</text:p>
          </table:table-cell>
          <table:table-cell office:value-type="float" office:value="3673">
            <text:p>3673</text:p>
          </table:table-cell>
          <table:table-cell office:value-type="float" office:value="3227">
            <text:p>3227</text:p>
          </table:table-cell>
          <table:table-cell office:value-type="float" office:value="3242">
            <text:p>3242</text:p>
          </table:table-cell>
          <table:table-cell office:value-type="float" office:value="3216">
            <text:p>3216</text:p>
          </table:table-cell>
          <table:table-cell office:value-type="float" office:value="3251">
            <text:p>3251</text:p>
          </table:table-cell>
          <table:table-cell office:value-type="float" office:value="3521">
            <text:p>3521</text:p>
          </table:table-cell>
          <table:table-cell office:value-type="float" office:value="3727.3">
            <text:p>3727.3</text:p>
          </table:table-cell>
          <table:table-cell office:value-type="float" office:value="3784">
            <text:p>3784</text:p>
          </table:table-cell>
          <table:table-cell office:value-type="float" office:value="3689">
            <text:p>3689</text:p>
          </table:table-cell>
          <table:table-cell office:value-type="float" office:value="3917">
            <text:p>3917</text:p>
          </table:table-cell>
          <table:table-cell office:value-type="float" office:value="3487">
            <text:p>3487</text:p>
          </table:table-cell>
          <table:table-cell office:value-type="float" office:value="4240">
            <text:p>4240</text:p>
          </table:table-cell>
          <table:table-cell office:value-type="float" office:value="3144">
            <text:p>3144</text:p>
          </table:table-cell>
          <table:table-cell office:value-type="float" office:value="3164">
            <text:p>3164</text:p>
          </table:table-cell>
          <table:table-cell office:value-type="float" office:value="3214">
            <text:p>3214</text:p>
          </table:table-cell>
          <table:table-cell office:value-type="float" office:value="3170">
            <text:p>3170</text:p>
          </table:table-cell>
          <table:table-cell office:value-type="float" office:value="3244">
            <text:p>3244</text:p>
          </table:table-cell>
          <table:table-cell office:value-type="float" office:value="3505.3">
            <text:p>3505.3</text:p>
          </table:table-cell>
          <table:table-cell office:value-type="float" office:value="3661">
            <text:p>3661</text:p>
          </table:table-cell>
          <table:table-cell office:value-type="float" office:value="3630">
            <text:p>3630</text:p>
          </table:table-cell>
          <table:table-cell office:value-type="float" office:value="3929">
            <text:p>3929</text:p>
          </table:table-cell>
          <table:table-cell office:value-type="float" office:value="3639">
            <text:p>3639</text:p>
          </table:table-cell>
          <table:table-cell office:value-type="float" office:value="3826">
            <text:p>3826</text:p>
          </table:table-cell>
          <table:table-cell office:value-type="float" office:value="3416">
            <text:p>3416</text:p>
          </table:table-cell>
          <table:table-cell office:value-type="float" office:value="5386">
            <text:p>5386</text:p>
          </table:table-cell>
          <table:table-cell office:value-type="float" office:value="4591">
            <text:p>4591</text:p>
          </table:table-cell>
          <table:table-cell office:value-type="float" office:value="3446">
            <text:p>3446</text:p>
          </table:table-cell>
          <table:table-cell office:value-type="float" office:value="3411">
            <text:p>3411</text:p>
          </table:table-cell>
          <table:table-cell office:value-type="float" office:value="3893.5">
            <text:p>3893.5</text:p>
          </table:table-cell>
          <table:table-cell office:value-type="float" office:value="63725">
            <text:p>63725</text:p>
          </table:table-cell>
          <table:table-cell office:value-type="float" office:value="56974">
            <text:p>56974</text:p>
          </table:table-cell>
          <table:table-cell office:value-type="float" office:value="54653">
            <text:p>54653</text:p>
          </table:table-cell>
          <table:table-cell office:value-type="float" office:value="56168">
            <text:p>56168</text:p>
          </table:table-cell>
          <table:table-cell office:value-type="float" office:value="62972">
            <text:p>62972</text:p>
          </table:table-cell>
          <table:table-cell office:value-type="float" office:value="63407">
            <text:p>63407</text:p>
          </table:table-cell>
          <table:table-cell office:value-type="float" office:value="60172">
            <text:p>60172</text:p>
          </table:table-cell>
          <table:table-cell office:value-type="float" office:value="59846">
            <text:p>59846</text:p>
          </table:table-cell>
          <table:table-cell office:value-type="float" office:value="56331">
            <text:p>56331</text:p>
          </table:table-cell>
          <table:table-cell office:value-type="float" office:value="60847">
            <text:p>60847</text:p>
          </table:table-cell>
          <table:table-cell office:value-type="float" office:value="59509.5">
            <text:p>59509.5</text:p>
          </table:table-cell>
          <table:table-cell office:value-type="float" office:value="44241">
            <text:p>44241</text:p>
          </table:table-cell>
          <table:table-cell office:value-type="float" office:value="44354">
            <text:p>44354</text:p>
          </table:table-cell>
          <table:table-cell office:value-type="float" office:value="50514">
            <text:p>50514</text:p>
          </table:table-cell>
          <table:table-cell office:value-type="float" office:value="45572">
            <text:p>45572</text:p>
          </table:table-cell>
          <table:table-cell office:value-type="float" office:value="50331">
            <text:p>50331</text:p>
          </table:table-cell>
          <table:table-cell office:value-type="float" office:value="51371">
            <text:p>51371</text:p>
          </table:table-cell>
          <table:table-cell office:value-type="float" office:value="51285">
            <text:p>51285</text:p>
          </table:table-cell>
          <table:table-cell office:value-type="float" office:value="45186">
            <text:p>45186</text:p>
          </table:table-cell>
          <table:table-cell office:value-type="float" office:value="44339">
            <text:p>44339</text:p>
          </table:table-cell>
          <table:table-cell office:value-type="float" office:value="44882">
            <text:p>44882</text:p>
          </table:table-cell>
          <table:table-cell office:value-type="float" office:value="47207.5">
            <text:p>47207.5</text:p>
          </table:table-cell>
          <table:table-cell office:value-type="float" office:value="2174">
            <text:p>2174</text:p>
          </table:table-cell>
          <table:table-cell office:value-type="float" office:value="2184">
            <text:p>2184</text:p>
          </table:table-cell>
          <table:table-cell office:value-type="float" office:value="2388">
            <text:p>2388</text:p>
          </table:table-cell>
          <table:table-cell office:value-type="float" office:value="2178">
            <text:p>2178</text:p>
          </table:table-cell>
          <table:table-cell office:value-type="float" office:value="3380">
            <text:p>3380</text:p>
          </table:table-cell>
          <table:table-cell office:value-type="float" office:value="2156">
            <text:p>2156</text:p>
          </table:table-cell>
          <table:table-cell office:value-type="float" office:value="2185">
            <text:p>2185</text:p>
          </table:table-cell>
          <table:table-cell office:value-type="float" office:value="3371">
            <text:p>3371</text:p>
          </table:table-cell>
          <table:table-cell office:value-type="float" office:value="2439">
            <text:p>2439</text:p>
          </table:table-cell>
          <table:table-cell office:value-type="float" office:value="2162">
            <text:p>2162</text:p>
          </table:table-cell>
          <table:table-cell office:value-type="float" office:value="2461.7">
            <text:p>2461.7</text:p>
          </table:table-cell>
          <table:table-cell office:value-type="float" office:value="4000">
            <text:p>4000</text:p>
          </table:table-cell>
          <table:table-cell office:value-type="float" office:value="2685">
            <text:p>2685</text:p>
          </table:table-cell>
          <table:table-cell office:value-type="float" office:value="2771">
            <text:p>2771</text:p>
          </table:table-cell>
          <table:table-cell office:value-type="float" office:value="2642">
            <text:p>2642</text:p>
          </table:table-cell>
          <table:table-cell office:value-type="float" office:value="3245">
            <text:p>3245</text:p>
          </table:table-cell>
          <table:table-cell office:value-type="float" office:value="2608">
            <text:p>2608</text:p>
          </table:table-cell>
          <table:table-cell office:value-type="float" office:value="3498">
            <text:p>3498</text:p>
          </table:table-cell>
          <table:table-cell office:value-type="float" office:value="3222">
            <text:p>3222</text:p>
          </table:table-cell>
          <table:table-cell office:value-type="float" office:value="4189">
            <text:p>4189</text:p>
          </table:table-cell>
          <table:table-cell office:value-type="float" office:value="2592">
            <text:p>2592</text:p>
          </table:table-cell>
          <table:table-cell office:value-type="float" office:value="3145.2">
            <text:p>3145.2</text:p>
          </table:table-cell>
          <table:table-cell office:value-type="float" office:value="3869">
            <text:p>3869</text:p>
          </table:table-cell>
          <table:table-cell office:value-type="float" office:value="2968">
            <text:p>2968</text:p>
          </table:table-cell>
          <table:table-cell office:value-type="float" office:value="3127">
            <text:p>3127</text:p>
          </table:table-cell>
          <table:table-cell office:value-type="float" office:value="2982">
            <text:p>2982</text:p>
          </table:table-cell>
          <table:table-cell office:value-type="float" office:value="3542">
            <text:p>3542</text:p>
          </table:table-cell>
          <table:table-cell office:value-type="float" office:value="2979">
            <text:p>2979</text:p>
          </table:table-cell>
          <table:table-cell office:value-type="float" office:value="3125">
            <text:p>3125</text:p>
          </table:table-cell>
          <table:table-cell office:value-type="float" office:value="3766">
            <text:p>3766</text:p>
          </table:table-cell>
          <table:table-cell office:value-type="float" office:value="3892">
            <text:p>3892</text:p>
          </table:table-cell>
          <table:table-cell office:value-type="float" office:value="3464">
            <text:p>3464</text:p>
          </table:table-cell>
          <table:table-cell office:value-type="float" office:value="3371.4">
            <text:p>3371.4</text:p>
          </table:table-cell>
          <table:table-cell office:value-type="float" office:value="3772">
            <text:p>3772</text:p>
          </table:table-cell>
          <table:table-cell office:value-type="float" office:value="2758">
            <text:p>2758</text:p>
          </table:table-cell>
          <table:table-cell office:value-type="float" office:value="2800">
            <text:p>2800</text:p>
          </table:table-cell>
          <table:table-cell office:value-type="float" office:value="2780">
            <text:p>2780</text:p>
          </table:table-cell>
          <table:table-cell office:value-type="float" office:value="3078">
            <text:p>3078</text:p>
          </table:table-cell>
          <table:table-cell office:value-type="float" office:value="2806">
            <text:p>2806</text:p>
          </table:table-cell>
          <table:table-cell office:value-type="float" office:value="2816">
            <text:p>2816</text:p>
          </table:table-cell>
          <table:table-cell office:value-type="float" office:value="4666">
            <text:p>4666</text:p>
          </table:table-cell>
          <table:table-cell office:value-type="float" office:value="4293">
            <text:p>4293</text:p>
          </table:table-cell>
          <table:table-cell office:value-type="float" office:value="3134">
            <text:p>3134</text:p>
          </table:table-cell>
          <table:table-cell office:value-type="float" office:value="3290.3">
            <text:p>3290.3</text:p>
          </table:table-cell>
          <table:table-cell office:value-type="float" office:value="3968">
            <text:p>3968</text:p>
          </table:table-cell>
          <table:table-cell office:value-type="float" office:value="2593">
            <text:p>2593</text:p>
          </table:table-cell>
          <table:table-cell office:value-type="float" office:value="2710">
            <text:p>2710</text:p>
          </table:table-cell>
          <table:table-cell office:value-type="float" office:value="2834">
            <text:p>2834</text:p>
          </table:table-cell>
          <table:table-cell office:value-type="float" office:value="2637">
            <text:p>2637</text:p>
          </table:table-cell>
          <table:table-cell office:value-type="float" office:value="2575">
            <text:p>2575</text:p>
          </table:table-cell>
          <table:table-cell office:value-type="float" office:value="2588">
            <text:p>2588</text:p>
          </table:table-cell>
          <table:table-cell office:value-type="float" office:value="3248">
            <text:p>3248</text:p>
          </table:table-cell>
          <table:table-cell office:value-type="float" office:value="3462">
            <text:p>3462</text:p>
          </table:table-cell>
          <table:table-cell office:value-type="float" office:value="2612">
            <text:p>2612</text:p>
          </table:table-cell>
          <table:table-cell office:value-type="float" office:value="2922.7">
            <text:p>2922.7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5671">
            <text:p>5671</text:p>
          </table:table-cell>
          <table:table-cell office:value-type="float" office:value="3452">
            <text:p>3452</text:p>
          </table:table-cell>
          <table:table-cell office:value-type="float" office:value="3661">
            <text:p>3661</text:p>
          </table:table-cell>
          <table:table-cell office:value-type="float" office:value="3385">
            <text:p>3385</text:p>
          </table:table-cell>
          <table:table-cell office:value-type="float" office:value="3813">
            <text:p>3813</text:p>
          </table:table-cell>
          <table:table-cell office:value-type="float" office:value="3551">
            <text:p>3551</text:p>
          </table:table-cell>
          <table:table-cell office:value-type="float" office:value="3372">
            <text:p>3372</text:p>
          </table:table-cell>
          <table:table-cell office:value-type="float" office:value="3363">
            <text:p>3363</text:p>
          </table:table-cell>
          <table:table-cell office:value-type="float" office:value="3337">
            <text:p>3337</text:p>
          </table:table-cell>
          <table:table-cell office:value-type="float" office:value="3451">
            <text:p>3451</text:p>
          </table:table-cell>
          <table:table-cell office:value-type="float" office:value="3705.6">
            <text:p>3705.6</text:p>
          </table:table-cell>
          <table:table-cell office:value-type="float" office:value="5012">
            <text:p>5012</text:p>
          </table:table-cell>
          <table:table-cell office:value-type="float" office:value="4013">
            <text:p>4013</text:p>
          </table:table-cell>
          <table:table-cell office:value-type="float" office:value="3451">
            <text:p>3451</text:p>
          </table:table-cell>
          <table:table-cell office:value-type="float" office:value="3338">
            <text:p>3338</text:p>
          </table:table-cell>
          <table:table-cell office:value-type="float" office:value="3512">
            <text:p>3512</text:p>
          </table:table-cell>
          <table:table-cell office:value-type="float" office:value="3374">
            <text:p>3374</text:p>
          </table:table-cell>
          <table:table-cell office:value-type="float" office:value="3700">
            <text:p>3700</text:p>
          </table:table-cell>
          <table:table-cell office:value-type="float" office:value="3358">
            <text:p>3358</text:p>
          </table:table-cell>
          <table:table-cell office:value-type="float" office:value="3344">
            <text:p>3344</text:p>
          </table:table-cell>
          <table:table-cell office:value-type="float" office:value="3538">
            <text:p>3538</text:p>
          </table:table-cell>
          <table:table-cell office:value-type="float" office:value="3664">
            <text:p>3664</text:p>
          </table:table-cell>
          <table:table-cell office:value-type="float" office:value="5231">
            <text:p>5231</text:p>
          </table:table-cell>
          <table:table-cell office:value-type="float" office:value="4780">
            <text:p>4780</text:p>
          </table:table-cell>
          <table:table-cell office:value-type="float" office:value="3268">
            <text:p>3268</text:p>
          </table:table-cell>
          <table:table-cell office:value-type="float" office:value="3341">
            <text:p>3341</text:p>
          </table:table-cell>
          <table:table-cell office:value-type="float" office:value="3295">
            <text:p>3295</text:p>
          </table:table-cell>
          <table:table-cell office:value-type="float" office:value="3253">
            <text:p>3253</text:p>
          </table:table-cell>
          <table:table-cell office:value-type="float" office:value="3451">
            <text:p>3451</text:p>
          </table:table-cell>
          <table:table-cell office:value-type="float" office:value="3273">
            <text:p>3273</text:p>
          </table:table-cell>
          <table:table-cell office:value-type="float" office:value="3337">
            <text:p>3337</text:p>
          </table:table-cell>
          <table:table-cell office:value-type="float" office:value="3265">
            <text:p>3265</text:p>
          </table:table-cell>
          <table:table-cell office:value-type="float" office:value="3649.4">
            <text:p>3649.4</text:p>
          </table:table-cell>
          <table:table-cell office:value-type="float" office:value="3849">
            <text:p>3849</text:p>
          </table:table-cell>
          <table:table-cell office:value-type="float" office:value="4359">
            <text:p>4359</text:p>
          </table:table-cell>
          <table:table-cell office:value-type="float" office:value="3570">
            <text:p>3570</text:p>
          </table:table-cell>
          <table:table-cell office:value-type="float" office:value="3615">
            <text:p>3615</text:p>
          </table:table-cell>
          <table:table-cell office:value-type="float" office:value="3488">
            <text:p>3488</text:p>
          </table:table-cell>
          <table:table-cell office:value-type="float" office:value="3599">
            <text:p>3599</text:p>
          </table:table-cell>
          <table:table-cell office:value-type="float" office:value="3536">
            <text:p>3536</text:p>
          </table:table-cell>
          <table:table-cell office:value-type="float" office:value="3513">
            <text:p>3513</text:p>
          </table:table-cell>
          <table:table-cell office:value-type="float" office:value="3697">
            <text:p>3697</text:p>
          </table:table-cell>
          <table:table-cell office:value-type="float" office:value="3473">
            <text:p>3473</text:p>
          </table:table-cell>
          <table:table-cell office:value-type="float" office:value="3669.9">
            <text:p>3669.9</text:p>
          </table:table-cell>
          <table:table-cell office:value-type="float" office:value="65783">
            <text:p>65783</text:p>
          </table:table-cell>
          <table:table-cell office:value-type="float" office:value="63641">
            <text:p>63641</text:p>
          </table:table-cell>
          <table:table-cell office:value-type="float" office:value="60965">
            <text:p>60965</text:p>
          </table:table-cell>
          <table:table-cell office:value-type="float" office:value="58334">
            <text:p>58334</text:p>
          </table:table-cell>
          <table:table-cell office:value-type="float" office:value="57089">
            <text:p>57089</text:p>
          </table:table-cell>
          <table:table-cell office:value-type="float" office:value="61550">
            <text:p>61550</text:p>
          </table:table-cell>
          <table:table-cell office:value-type="float" office:value="60361">
            <text:p>60361</text:p>
          </table:table-cell>
          <table:table-cell office:value-type="float" office:value="63947">
            <text:p>63947</text:p>
          </table:table-cell>
          <table:table-cell office:value-type="float" office:value="62282">
            <text:p>62282</text:p>
          </table:table-cell>
          <table:table-cell office:value-type="float" office:value="60383">
            <text:p>60383</text:p>
          </table:table-cell>
          <table:table-cell office:value-type="float" office:value="61433.5">
            <text:p>61433.5</text:p>
          </table:table-cell>
          <table:table-cell office:value-type="float" office:value="56563">
            <text:p>56563</text:p>
          </table:table-cell>
          <table:table-cell office:value-type="float" office:value="48651">
            <text:p>48651</text:p>
          </table:table-cell>
          <table:table-cell office:value-type="float" office:value="51117">
            <text:p>51117</text:p>
          </table:table-cell>
          <table:table-cell office:value-type="float" office:value="49003">
            <text:p>49003</text:p>
          </table:table-cell>
          <table:table-cell office:value-type="float" office:value="53702">
            <text:p>53702</text:p>
          </table:table-cell>
          <table:table-cell office:value-type="float" office:value="50277">
            <text:p>50277</text:p>
          </table:table-cell>
          <table:table-cell office:value-type="float" office:value="53135">
            <text:p>53135</text:p>
          </table:table-cell>
          <table:table-cell office:value-type="float" office:value="52407">
            <text:p>52407</text:p>
          </table:table-cell>
          <table:table-cell office:value-type="float" office:value="50327">
            <text:p>50327</text:p>
          </table:table-cell>
          <table:table-cell office:value-type="float" office:value="46368">
            <text:p>46368</text:p>
          </table:table-cell>
          <table:table-cell office:value-type="float" office:value="51155">
            <text:p>51155</text:p>
          </table:table-cell>
          <table:table-cell office:value-type="float" office:value="2775">
            <text:p>2775</text:p>
          </table:table-cell>
          <table:table-cell office:value-type="float" office:value="3291">
            <text:p>3291</text:p>
          </table:table-cell>
          <table:table-cell office:value-type="float" office:value="2238">
            <text:p>2238</text:p>
          </table:table-cell>
          <table:table-cell office:value-type="float" office:value="2243">
            <text:p>2243</text:p>
          </table:table-cell>
          <table:table-cell office:value-type="float" office:value="3139">
            <text:p>3139</text:p>
          </table:table-cell>
          <table:table-cell office:value-type="float" office:value="2194">
            <text:p>2194</text:p>
          </table:table-cell>
          <table:table-cell office:value-type="float" office:value="2265">
            <text:p>2265</text:p>
          </table:table-cell>
          <table:table-cell office:value-type="float" office:value="2254">
            <text:p>2254</text:p>
          </table:table-cell>
          <table:table-cell office:value-type="float" office:value="2237">
            <text:p>2237</text:p>
          </table:table-cell>
          <table:table-cell office:value-type="float" office:value="2240">
            <text:p>2240</text:p>
          </table:table-cell>
          <table:table-cell office:value-type="float" office:value="2487.6">
            <text:p>2487.6</text:p>
          </table:table-cell>
          <table:table-cell office:value-type="float" office:value="3161">
            <text:p>3161</text:p>
          </table:table-cell>
          <table:table-cell office:value-type="float" office:value="4030">
            <text:p>4030</text:p>
          </table:table-cell>
          <table:table-cell office:value-type="float" office:value="2752">
            <text:p>2752</text:p>
          </table:table-cell>
          <table:table-cell office:value-type="float" office:value="2725">
            <text:p>2725</text:p>
          </table:table-cell>
          <table:table-cell office:value-type="float" office:value="4127">
            <text:p>4127</text:p>
          </table:table-cell>
          <table:table-cell office:value-type="float" office:value="2720">
            <text:p>2720</text:p>
          </table:table-cell>
          <table:table-cell office:value-type="float" office:value="2978">
            <text:p>2978</text:p>
          </table:table-cell>
          <table:table-cell office:value-type="float" office:value="2669">
            <text:p>2669</text:p>
          </table:table-cell>
          <table:table-cell office:value-type="float" office:value="2698">
            <text:p>2698</text:p>
          </table:table-cell>
          <table:table-cell office:value-type="float" office:value="2690">
            <text:p>2690</text:p>
          </table:table-cell>
          <table:table-cell office:value-type="float" office:value="3055">
            <text:p>3055</text:p>
          </table:table-cell>
          <table:table-cell office:value-type="float" office:value="3259">
            <text:p>3259</text:p>
          </table:table-cell>
          <table:table-cell office:value-type="float" office:value="4090">
            <text:p>4090</text:p>
          </table:table-cell>
          <table:table-cell office:value-type="float" office:value="3057">
            <text:p>3057</text:p>
          </table:table-cell>
          <table:table-cell office:value-type="float" office:value="3978">
            <text:p>3978</text:p>
          </table:table-cell>
          <table:table-cell office:value-type="float" office:value="3772">
            <text:p>3772</text:p>
          </table:table-cell>
          <table:table-cell office:value-type="float" office:value="3061">
            <text:p>3061</text:p>
          </table:table-cell>
          <table:table-cell office:value-type="float" office:value="3100">
            <text:p>3100</text:p>
          </table:table-cell>
          <table:table-cell office:value-type="float" office:value="3039">
            <text:p>3039</text:p>
          </table:table-cell>
          <table:table-cell office:value-type="float" office:value="3042">
            <text:p>3042</text:p>
          </table:table-cell>
          <table:table-cell office:value-type="float" office:value="3006">
            <text:p>3006</text:p>
          </table:table-cell>
          <table:table-cell office:value-type="float" office:value="3340.4">
            <text:p>3340.4</text:p>
          </table:table-cell>
          <table:table-cell office:value-type="float" office:value="3259">
            <text:p>3259</text:p>
          </table:table-cell>
          <table:table-cell office:value-type="float" office:value="3538">
            <text:p>3538</text:p>
          </table:table-cell>
          <table:table-cell office:value-type="float" office:value="2875">
            <text:p>2875</text:p>
          </table:table-cell>
          <table:table-cell office:value-type="float" office:value="3980">
            <text:p>3980</text:p>
          </table:table-cell>
          <table:table-cell office:value-type="float" office:value="3421">
            <text:p>3421</text:p>
          </table:table-cell>
          <table:table-cell office:value-type="float" office:value="2990">
            <text:p>2990</text:p>
          </table:table-cell>
          <table:table-cell office:value-type="float" office:value="2883">
            <text:p>2883</text:p>
          </table:table-cell>
          <table:table-cell office:value-type="float" office:value="2984">
            <text:p>2984</text:p>
          </table:table-cell>
          <table:table-cell office:value-type="float" office:value="2896">
            <text:p>2896</text:p>
          </table:table-cell>
          <table:table-cell office:value-type="float" office:value="2928">
            <text:p>2928</text:p>
          </table:table-cell>
          <table:table-cell office:value-type="float" office:value="3175.4">
            <text:p>3175.4</text:p>
          </table:table-cell>
          <table:table-cell office:value-type="float" office:value="2993">
            <text:p>2993</text:p>
          </table:table-cell>
          <table:table-cell office:value-type="float" office:value="2916">
            <text:p>2916</text:p>
          </table:table-cell>
          <table:table-cell office:value-type="float" office:value="2749">
            <text:p>2749</text:p>
          </table:table-cell>
          <table:table-cell office:value-type="float" office:value="3262">
            <text:p>3262</text:p>
          </table:table-cell>
          <table:table-cell office:value-type="float" office:value="2891">
            <text:p>2891</text:p>
          </table:table-cell>
          <table:table-cell office:value-type="float" office:value="2670">
            <text:p>2670</text:p>
          </table:table-cell>
          <table:table-cell office:value-type="float" office:value="2657">
            <text:p>2657</text:p>
          </table:table-cell>
          <table:table-cell office:value-type="float" office:value="2632">
            <text:p>2632</text:p>
          </table:table-cell>
          <table:table-cell office:value-type="float" office:value="2637">
            <text:p>2637</text:p>
          </table:table-cell>
          <table:table-cell office:value-type="float" office:value="2651">
            <text:p>2651</text:p>
          </table:table-cell>
          <table:table-cell office:value-type="float" office:value="2805.8">
            <text:p>2805.8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479">
            <text:p>3479</text:p>
          </table:table-cell>
          <table:table-cell office:value-type="float" office:value="5111">
            <text:p>5111</text:p>
          </table:table-cell>
          <table:table-cell office:value-type="float" office:value="3531">
            <text:p>3531</text:p>
          </table:table-cell>
          <table:table-cell office:value-type="float" office:value="4588">
            <text:p>4588</text:p>
          </table:table-cell>
          <table:table-cell office:value-type="float" office:value="3791">
            <text:p>3791</text:p>
          </table:table-cell>
          <table:table-cell office:value-type="float" office:value="4340">
            <text:p>4340</text:p>
          </table:table-cell>
          <table:table-cell office:value-type="float" office:value="3538">
            <text:p>3538</text:p>
          </table:table-cell>
          <table:table-cell office:value-type="float" office:value="4541">
            <text:p>4541</text:p>
          </table:table-cell>
          <table:table-cell office:value-type="float" office:value="3444">
            <text:p>3444</text:p>
          </table:table-cell>
          <table:table-cell office:value-type="float" office:value="3473">
            <text:p>3473</text:p>
          </table:table-cell>
          <table:table-cell office:value-type="float" office:value="3983.6">
            <text:p>3983.6</text:p>
          </table:table-cell>
          <table:table-cell office:value-type="float" office:value="5126">
            <text:p>5126</text:p>
          </table:table-cell>
          <table:table-cell office:value-type="float" office:value="4240">
            <text:p>4240</text:p>
          </table:table-cell>
          <table:table-cell office:value-type="float" office:value="3495">
            <text:p>3495</text:p>
          </table:table-cell>
          <table:table-cell office:value-type="float" office:value="3476">
            <text:p>3476</text:p>
          </table:table-cell>
          <table:table-cell office:value-type="float" office:value="3676">
            <text:p>3676</text:p>
          </table:table-cell>
          <table:table-cell office:value-type="float" office:value="4075">
            <text:p>4075</text:p>
          </table:table-cell>
          <table:table-cell office:value-type="float" office:value="3497">
            <text:p>3497</text:p>
          </table:table-cell>
          <table:table-cell office:value-type="float" office:value="4276">
            <text:p>4276</text:p>
          </table:table-cell>
          <table:table-cell office:value-type="float" office:value="3400">
            <text:p>3400</text:p>
          </table:table-cell>
          <table:table-cell office:value-type="float" office:value="3841">
            <text:p>3841</text:p>
          </table:table-cell>
          <table:table-cell office:value-type="float" office:value="3910.2">
            <text:p>3910.2</text:p>
          </table:table-cell>
          <table:table-cell office:value-type="float" office:value="4382">
            <text:p>4382</text:p>
          </table:table-cell>
          <table:table-cell office:value-type="float" office:value="3782">
            <text:p>3782</text:p>
          </table:table-cell>
          <table:table-cell office:value-type="float" office:value="4140">
            <text:p>4140</text:p>
          </table:table-cell>
          <table:table-cell office:value-type="float" office:value="4254">
            <text:p>4254</text:p>
          </table:table-cell>
          <table:table-cell office:value-type="float" office:value="3454">
            <text:p>3454</text:p>
          </table:table-cell>
          <table:table-cell office:value-type="float" office:value="5107">
            <text:p>5107</text:p>
          </table:table-cell>
          <table:table-cell office:value-type="float" office:value="3634">
            <text:p>3634</text:p>
          </table:table-cell>
          <table:table-cell office:value-type="float" office:value="4693">
            <text:p>4693</text:p>
          </table:table-cell>
          <table:table-cell office:value-type="float" office:value="3351">
            <text:p>3351</text:p>
          </table:table-cell>
          <table:table-cell office:value-type="float" office:value="3553">
            <text:p>3553</text:p>
          </table:table-cell>
          <table:table-cell office:value-type="float" office:value="4035">
            <text:p>4035</text:p>
          </table:table-cell>
          <table:table-cell office:value-type="float" office:value="4557">
            <text:p>4557</text:p>
          </table:table-cell>
          <table:table-cell office:value-type="float" office:value="3689">
            <text:p>3689</text:p>
          </table:table-cell>
          <table:table-cell office:value-type="float" office:value="5064">
            <text:p>5064</text:p>
          </table:table-cell>
          <table:table-cell office:value-type="float" office:value="5055">
            <text:p>5055</text:p>
          </table:table-cell>
          <table:table-cell office:value-type="float" office:value="3641">
            <text:p>3641</text:p>
          </table:table-cell>
          <table:table-cell office:value-type="float" office:value="4688">
            <text:p>4688</text:p>
          </table:table-cell>
          <table:table-cell office:value-type="float" office:value="3638">
            <text:p>3638</text:p>
          </table:table-cell>
          <table:table-cell office:value-type="float" office:value="4437">
            <text:p>4437</text:p>
          </table:table-cell>
          <table:table-cell office:value-type="float" office:value="3704">
            <text:p>3704</text:p>
          </table:table-cell>
          <table:table-cell office:value-type="float" office:value="4946">
            <text:p>4946</text:p>
          </table:table-cell>
          <table:table-cell office:value-type="float" office:value="4341.9">
            <text:p>4341.9</text:p>
          </table:table-cell>
          <table:table-cell office:value-type="float" office:value="66336">
            <text:p>66336</text:p>
          </table:table-cell>
          <table:table-cell office:value-type="float" office:value="59799">
            <text:p>59799</text:p>
          </table:table-cell>
          <table:table-cell office:value-type="float" office:value="62677">
            <text:p>62677</text:p>
          </table:table-cell>
          <table:table-cell office:value-type="float" office:value="65348">
            <text:p>65348</text:p>
          </table:table-cell>
          <table:table-cell office:value-type="float" office:value="73611">
            <text:p>73611</text:p>
          </table:table-cell>
          <table:table-cell office:value-type="float" office:value="64575">
            <text:p>64575</text:p>
          </table:table-cell>
          <table:table-cell office:value-type="float" office:value="58940">
            <text:p>58940</text:p>
          </table:table-cell>
          <table:table-cell office:value-type="float" office:value="64382">
            <text:p>64382</text:p>
          </table:table-cell>
          <table:table-cell office:value-type="float" office:value="65402">
            <text:p>65402</text:p>
          </table:table-cell>
          <table:table-cell office:value-type="float" office:value="62151">
            <text:p>62151</text:p>
          </table:table-cell>
          <table:table-cell office:value-type="float" office:value="64322.1">
            <text:p>64322.1</text:p>
          </table:table-cell>
          <table:table-cell office:value-type="float" office:value="55206">
            <text:p>55206</text:p>
          </table:table-cell>
          <table:table-cell office:value-type="float" office:value="53240">
            <text:p>53240</text:p>
          </table:table-cell>
          <table:table-cell office:value-type="float" office:value="53779">
            <text:p>53779</text:p>
          </table:table-cell>
          <table:table-cell office:value-type="float" office:value="50550">
            <text:p>50550</text:p>
          </table:table-cell>
          <table:table-cell office:value-type="float" office:value="51763">
            <text:p>51763</text:p>
          </table:table-cell>
          <table:table-cell office:value-type="float" office:value="55558">
            <text:p>55558</text:p>
          </table:table-cell>
          <table:table-cell office:value-type="float" office:value="49071">
            <text:p>49071</text:p>
          </table:table-cell>
          <table:table-cell office:value-type="float" office:value="52728">
            <text:p>52728</text:p>
          </table:table-cell>
          <table:table-cell office:value-type="float" office:value="55375">
            <text:p>55375</text:p>
          </table:table-cell>
          <table:table-cell office:value-type="float" office:value="48903">
            <text:p>48903</text:p>
          </table:table-cell>
          <table:table-cell office:value-type="float" office:value="52617.3">
            <text:p>52617.3</text:p>
          </table:table-cell>
          <table:table-cell office:value-type="float" office:value="2300">
            <text:p>2300</text:p>
          </table:table-cell>
          <table:table-cell office:value-type="float" office:value="2298">
            <text:p>2298</text:p>
          </table:table-cell>
          <table:table-cell office:value-type="float" office:value="2289">
            <text:p>2289</text:p>
          </table:table-cell>
          <table:table-cell office:value-type="float" office:value="2343">
            <text:p>2343</text:p>
          </table:table-cell>
          <table:table-cell office:value-type="float" office:value="2320">
            <text:p>2320</text:p>
          </table:table-cell>
          <table:table-cell office:value-type="float" office:value="2286">
            <text:p>2286</text:p>
          </table:table-cell>
          <table:table-cell office:value-type="float" office:value="2267">
            <text:p>2267</text:p>
          </table:table-cell>
          <table:table-cell office:value-type="float" office:value="2304">
            <text:p>2304</text:p>
          </table:table-cell>
          <table:table-cell office:value-type="float" office:value="2867">
            <text:p>2867</text:p>
          </table:table-cell>
          <table:table-cell office:value-type="float" office:value="2271">
            <text:p>2271</text:p>
          </table:table-cell>
          <table:table-cell office:value-type="float" office:value="2354.5">
            <text:p>2354.5</text:p>
          </table:table-cell>
          <table:table-cell office:value-type="float" office:value="3005">
            <text:p>3005</text:p>
          </table:table-cell>
          <table:table-cell office:value-type="float" office:value="2777">
            <text:p>2777</text:p>
          </table:table-cell>
          <table:table-cell office:value-type="float" office:value="2863">
            <text:p>2863</text:p>
          </table:table-cell>
          <table:table-cell office:value-type="float" office:value="2852">
            <text:p>2852</text:p>
          </table:table-cell>
          <table:table-cell office:value-type="float" office:value="2803">
            <text:p>2803</text:p>
          </table:table-cell>
          <table:table-cell office:value-type="float" office:value="4108">
            <text:p>4108</text:p>
          </table:table-cell>
          <table:table-cell office:value-type="float" office:value="2821">
            <text:p>2821</text:p>
          </table:table-cell>
          <table:table-cell office:value-type="float" office:value="2787">
            <text:p>2787</text:p>
          </table:table-cell>
          <table:table-cell office:value-type="float" office:value="3074">
            <text:p>3074</text:p>
          </table:table-cell>
          <table:table-cell office:value-type="float" office:value="2779">
            <text:p>2779</text:p>
          </table:table-cell>
          <table:table-cell office:value-type="float" office:value="2986.9">
            <text:p>2986.9</text:p>
          </table:table-cell>
          <table:table-cell office:value-type="float" office:value="3164">
            <text:p>3164</text:p>
          </table:table-cell>
          <table:table-cell office:value-type="float" office:value="3160">
            <text:p>3160</text:p>
          </table:table-cell>
          <table:table-cell office:value-type="float" office:value="3151">
            <text:p>3151</text:p>
          </table:table-cell>
          <table:table-cell office:value-type="float" office:value="3124">
            <text:p>3124</text:p>
          </table:table-cell>
          <table:table-cell office:value-type="float" office:value="3123">
            <text:p>3123</text:p>
          </table:table-cell>
          <table:table-cell office:value-type="float" office:value="4127">
            <text:p>4127</text:p>
          </table:table-cell>
          <table:table-cell office:value-type="float" office:value="3094">
            <text:p>3094</text:p>
          </table:table-cell>
          <table:table-cell office:value-type="float" office:value="3559">
            <text:p>3559</text:p>
          </table:table-cell>
          <table:table-cell office:value-type="float" office:value="3302">
            <text:p>3302</text:p>
          </table:table-cell>
          <table:table-cell office:value-type="float" office:value="3143">
            <text:p>3143</text:p>
          </table:table-cell>
          <table:table-cell office:value-type="float" office:value="3294.7">
            <text:p>3294.7</text:p>
          </table:table-cell>
          <table:table-cell office:value-type="float" office:value="2973">
            <text:p>2973</text:p>
          </table:table-cell>
          <table:table-cell office:value-type="float" office:value="3080">
            <text:p>3080</text:p>
          </table:table-cell>
          <table:table-cell office:value-type="float" office:value="2973">
            <text:p>2973</text:p>
          </table:table-cell>
          <table:table-cell office:value-type="float" office:value="2945">
            <text:p>2945</text:p>
          </table:table-cell>
          <table:table-cell office:value-type="float" office:value="3018">
            <text:p>3018</text:p>
          </table:table-cell>
          <table:table-cell office:value-type="float" office:value="3666">
            <text:p>3666</text:p>
          </table:table-cell>
          <table:table-cell office:value-type="float" office:value="3030">
            <text:p>3030</text:p>
          </table:table-cell>
          <table:table-cell office:value-type="float" office:value="2974">
            <text:p>2974</text:p>
          </table:table-cell>
          <table:table-cell office:value-type="float" office:value="3009">
            <text:p>3009</text:p>
          </table:table-cell>
          <table:table-cell office:value-type="float" office:value="2948">
            <text:p>2948</text:p>
          </table:table-cell>
          <table:table-cell office:value-type="float" office:value="3061.6">
            <text:p>3061.6</text:p>
          </table:table-cell>
          <table:table-cell office:value-type="float" office:value="3125">
            <text:p>3125</text:p>
          </table:table-cell>
          <table:table-cell table:number-columns-repeated="2" office:value-type="float" office:value="2773">
            <text:p>2773</text:p>
          </table:table-cell>
          <table:table-cell office:value-type="float" office:value="2713">
            <text:p>2713</text:p>
          </table:table-cell>
          <table:table-cell office:value-type="float" office:value="2778">
            <text:p>2778</text:p>
          </table:table-cell>
          <table:table-cell office:value-type="float" office:value="2983">
            <text:p>2983</text:p>
          </table:table-cell>
          <table:table-cell office:value-type="float" office:value="4435">
            <text:p>4435</text:p>
          </table:table-cell>
          <table:table-cell office:value-type="float" office:value="2747">
            <text:p>2747</text:p>
          </table:table-cell>
          <table:table-cell office:value-type="float" office:value="2732">
            <text:p>2732</text:p>
          </table:table-cell>
          <table:table-cell office:value-type="float" office:value="3070">
            <text:p>3070</text:p>
          </table:table-cell>
          <table:table-cell office:value-type="float" office:value="3012.9">
            <text:p>3012.9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944">
            <text:p>3944</text:p>
          </table:table-cell>
          <table:table-cell office:value-type="float" office:value="4509">
            <text:p>4509</text:p>
          </table:table-cell>
          <table:table-cell office:value-type="float" office:value="3929">
            <text:p>3929</text:p>
          </table:table-cell>
          <table:table-cell office:value-type="float" office:value="3827">
            <text:p>3827</text:p>
          </table:table-cell>
          <table:table-cell office:value-type="float" office:value="3762">
            <text:p>3762</text:p>
          </table:table-cell>
          <table:table-cell office:value-type="float" office:value="4104">
            <text:p>4104</text:p>
          </table:table-cell>
          <table:table-cell office:value-type="float" office:value="3953">
            <text:p>3953</text:p>
          </table:table-cell>
          <table:table-cell office:value-type="float" office:value="4665">
            <text:p>4665</text:p>
          </table:table-cell>
          <table:table-cell office:value-type="float" office:value="5413">
            <text:p>5413</text:p>
          </table:table-cell>
          <table:table-cell office:value-type="float" office:value="3754">
            <text:p>3754</text:p>
          </table:table-cell>
          <table:table-cell office:value-type="float" office:value="4186">
            <text:p>4186</text:p>
          </table:table-cell>
          <table:table-cell office:value-type="float" office:value="3538">
            <text:p>3538</text:p>
          </table:table-cell>
          <table:table-cell office:value-type="float" office:value="3578">
            <text:p>3578</text:p>
          </table:table-cell>
          <table:table-cell office:value-type="float" office:value="4426">
            <text:p>4426</text:p>
          </table:table-cell>
          <table:table-cell office:value-type="float" office:value="3565">
            <text:p>3565</text:p>
          </table:table-cell>
          <table:table-cell office:value-type="float" office:value="3570">
            <text:p>3570</text:p>
          </table:table-cell>
          <table:table-cell office:value-type="float" office:value="3556">
            <text:p>3556</text:p>
          </table:table-cell>
          <table:table-cell office:value-type="float" office:value="3560">
            <text:p>3560</text:p>
          </table:table-cell>
          <table:table-cell office:value-type="float" office:value="3776">
            <text:p>3776</text:p>
          </table:table-cell>
          <table:table-cell office:value-type="float" office:value="4499">
            <text:p>4499</text:p>
          </table:table-cell>
          <table:table-cell office:value-type="float" office:value="3489">
            <text:p>3489</text:p>
          </table:table-cell>
          <table:table-cell office:value-type="float" office:value="3755.7">
            <text:p>3755.7</text:p>
          </table:table-cell>
          <table:table-cell office:value-type="float" office:value="5105">
            <text:p>5105</text:p>
          </table:table-cell>
          <table:table-cell office:value-type="float" office:value="4536">
            <text:p>4536</text:p>
          </table:table-cell>
          <table:table-cell office:value-type="float" office:value="4906">
            <text:p>4906</text:p>
          </table:table-cell>
          <table:table-cell office:value-type="float" office:value="3499">
            <text:p>3499</text:p>
          </table:table-cell>
          <table:table-cell office:value-type="float" office:value="3502">
            <text:p>3502</text:p>
          </table:table-cell>
          <table:table-cell office:value-type="float" office:value="3463">
            <text:p>3463</text:p>
          </table:table-cell>
          <table:table-cell office:value-type="float" office:value="3479">
            <text:p>3479</text:p>
          </table:table-cell>
          <table:table-cell office:value-type="float" office:value="3534">
            <text:p>3534</text:p>
          </table:table-cell>
          <table:table-cell office:value-type="float" office:value="4113">
            <text:p>4113</text:p>
          </table:table-cell>
          <table:table-cell office:value-type="float" office:value="3515">
            <text:p>3515</text:p>
          </table:table-cell>
          <table:table-cell office:value-type="float" office:value="3965.2">
            <text:p>3965.2</text:p>
          </table:table-cell>
          <table:table-cell office:value-type="float" office:value="4820">
            <text:p>4820</text:p>
          </table:table-cell>
          <table:table-cell office:value-type="float" office:value="5141">
            <text:p>5141</text:p>
          </table:table-cell>
          <table:table-cell office:value-type="float" office:value="4520">
            <text:p>4520</text:p>
          </table:table-cell>
          <table:table-cell office:value-type="float" office:value="5888">
            <text:p>5888</text:p>
          </table:table-cell>
          <table:table-cell office:value-type="float" office:value="5591">
            <text:p>5591</text:p>
          </table:table-cell>
          <table:table-cell office:value-type="float" office:value="3831">
            <text:p>3831</text:p>
          </table:table-cell>
          <table:table-cell office:value-type="float" office:value="4493">
            <text:p>4493</text:p>
          </table:table-cell>
          <table:table-cell office:value-type="float" office:value="3875">
            <text:p>3875</text:p>
          </table:table-cell>
          <table:table-cell office:value-type="float" office:value="3941">
            <text:p>3941</text:p>
          </table:table-cell>
          <table:table-cell office:value-type="float" office:value="3811">
            <text:p>3811</text:p>
          </table:table-cell>
          <table:table-cell office:value-type="float" office:value="4591.1">
            <text:p>4591.1</text:p>
          </table:table-cell>
          <table:table-cell office:value-type="float" office:value="68967">
            <text:p>68967</text:p>
          </table:table-cell>
          <table:table-cell office:value-type="float" office:value="70380">
            <text:p>70380</text:p>
          </table:table-cell>
          <table:table-cell office:value-type="float" office:value="71740">
            <text:p>71740</text:p>
          </table:table-cell>
          <table:table-cell office:value-type="float" office:value="71981">
            <text:p>71981</text:p>
          </table:table-cell>
          <table:table-cell office:value-type="float" office:value="67940">
            <text:p>67940</text:p>
          </table:table-cell>
          <table:table-cell office:value-type="float" office:value="65919">
            <text:p>65919</text:p>
          </table:table-cell>
          <table:table-cell office:value-type="float" office:value="67387">
            <text:p>67387</text:p>
          </table:table-cell>
          <table:table-cell office:value-type="float" office:value="65441">
            <text:p>65441</text:p>
          </table:table-cell>
          <table:table-cell office:value-type="float" office:value="62891">
            <text:p>62891</text:p>
          </table:table-cell>
          <table:table-cell office:value-type="float" office:value="68432">
            <text:p>68432</text:p>
          </table:table-cell>
          <table:table-cell office:value-type="float" office:value="68107.8">
            <text:p>68107.8</text:p>
          </table:table-cell>
          <table:table-cell office:value-type="float" office:value="54810">
            <text:p>54810</text:p>
          </table:table-cell>
          <table:table-cell office:value-type="float" office:value="58819">
            <text:p>58819</text:p>
          </table:table-cell>
          <table:table-cell office:value-type="float" office:value="55723">
            <text:p>55723</text:p>
          </table:table-cell>
          <table:table-cell office:value-type="float" office:value="53362">
            <text:p>53362</text:p>
          </table:table-cell>
          <table:table-cell office:value-type="float" office:value="52468">
            <text:p>52468</text:p>
          </table:table-cell>
          <table:table-cell office:value-type="float" office:value="55340">
            <text:p>55340</text:p>
          </table:table-cell>
          <table:table-cell office:value-type="float" office:value="55890">
            <text:p>55890</text:p>
          </table:table-cell>
          <table:table-cell office:value-type="float" office:value="55182">
            <text:p>55182</text:p>
          </table:table-cell>
          <table:table-cell office:value-type="float" office:value="58732">
            <text:p>58732</text:p>
          </table:table-cell>
          <table:table-cell office:value-type="float" office:value="52487">
            <text:p>52487</text:p>
          </table:table-cell>
          <table:table-cell office:value-type="float" office:value="55281.3">
            <text:p>55281.3</text:p>
          </table:table-cell>
          <table:table-cell office:value-type="float" office:value="2390">
            <text:p>2390</text:p>
          </table:table-cell>
          <table:table-cell office:value-type="float" office:value="2923">
            <text:p>2923</text:p>
          </table:table-cell>
          <table:table-cell office:value-type="float" office:value="2337">
            <text:p>2337</text:p>
          </table:table-cell>
          <table:table-cell office:value-type="float" office:value="2375">
            <text:p>2375</text:p>
          </table:table-cell>
          <table:table-cell office:value-type="float" office:value="2395">
            <text:p>2395</text:p>
          </table:table-cell>
          <table:table-cell office:value-type="float" office:value="2366">
            <text:p>2366</text:p>
          </table:table-cell>
          <table:table-cell office:value-type="float" office:value="3412">
            <text:p>3412</text:p>
          </table:table-cell>
          <table:table-cell office:value-type="float" office:value="2399">
            <text:p>2399</text:p>
          </table:table-cell>
          <table:table-cell office:value-type="float" office:value="3848">
            <text:p>3848</text:p>
          </table:table-cell>
          <table:table-cell office:value-type="float" office:value="2373">
            <text:p>2373</text:p>
          </table:table-cell>
          <table:table-cell office:value-type="float" office:value="2681.8">
            <text:p>2681.8</text:p>
          </table:table-cell>
          <table:table-cell office:value-type="float" office:value="2902">
            <text:p>2902</text:p>
          </table:table-cell>
          <table:table-cell office:value-type="float" office:value="3166">
            <text:p>3166</text:p>
          </table:table-cell>
          <table:table-cell office:value-type="float" office:value="2870">
            <text:p>2870</text:p>
          </table:table-cell>
          <table:table-cell office:value-type="float" office:value="2847">
            <text:p>2847</text:p>
          </table:table-cell>
          <table:table-cell office:value-type="float" office:value="3135">
            <text:p>3135</text:p>
          </table:table-cell>
          <table:table-cell office:value-type="float" office:value="2894">
            <text:p>2894</text:p>
          </table:table-cell>
          <table:table-cell office:value-type="float" office:value="4265">
            <text:p>4265</text:p>
          </table:table-cell>
          <table:table-cell office:value-type="float" office:value="2905">
            <text:p>2905</text:p>
          </table:table-cell>
          <table:table-cell office:value-type="float" office:value="3687">
            <text:p>3687</text:p>
          </table:table-cell>
          <table:table-cell office:value-type="float" office:value="4657">
            <text:p>4657</text:p>
          </table:table-cell>
          <table:table-cell office:value-type="float" office:value="3332.8">
            <text:p>3332.8</text:p>
          </table:table-cell>
          <table:table-cell office:value-type="float" office:value="3380">
            <text:p>3380</text:p>
          </table:table-cell>
          <table:table-cell office:value-type="float" office:value="3250">
            <text:p>3250</text:p>
          </table:table-cell>
          <table:table-cell office:value-type="float" office:value="3206">
            <text:p>3206</text:p>
          </table:table-cell>
          <table:table-cell office:value-type="float" office:value="3254">
            <text:p>3254</text:p>
          </table:table-cell>
          <table:table-cell office:value-type="float" office:value="4914">
            <text:p>4914</text:p>
          </table:table-cell>
          <table:table-cell office:value-type="float" office:value="3209">
            <text:p>3209</text:p>
          </table:table-cell>
          <table:table-cell office:value-type="float" office:value="4466">
            <text:p>4466</text:p>
          </table:table-cell>
          <table:table-cell office:value-type="float" office:value="3933">
            <text:p>3933</text:p>
          </table:table-cell>
          <table:table-cell office:value-type="float" office:value="3899">
            <text:p>3899</text:p>
          </table:table-cell>
          <table:table-cell office:value-type="float" office:value="4237">
            <text:p>4237</text:p>
          </table:table-cell>
          <table:table-cell office:value-type="float" office:value="3774.8">
            <text:p>3774.8</text:p>
          </table:table-cell>
          <table:table-cell office:value-type="float" office:value="3050">
            <text:p>3050</text:p>
          </table:table-cell>
          <table:table-cell office:value-type="float" office:value="3113">
            <text:p>3113</text:p>
          </table:table-cell>
          <table:table-cell office:value-type="float" office:value="3099">
            <text:p>3099</text:p>
          </table:table-cell>
          <table:table-cell office:value-type="float" office:value="3068">
            <text:p>3068</text:p>
          </table:table-cell>
          <table:table-cell office:value-type="float" office:value="4197">
            <text:p>4197</text:p>
          </table:table-cell>
          <table:table-cell office:value-type="float" office:value="3482">
            <text:p>3482</text:p>
          </table:table-cell>
          <table:table-cell office:value-type="float" office:value="3953">
            <text:p>3953</text:p>
          </table:table-cell>
          <table:table-cell office:value-type="float" office:value="3174">
            <text:p>3174</text:p>
          </table:table-cell>
          <table:table-cell office:value-type="float" office:value="3371">
            <text:p>3371</text:p>
          </table:table-cell>
          <table:table-cell office:value-type="float" office:value="3810">
            <text:p>3810</text:p>
          </table:table-cell>
          <table:table-cell office:value-type="float" office:value="3431.7">
            <text:p>3431.7</text:p>
          </table:table-cell>
          <table:table-cell office:value-type="float" office:value="3171">
            <text:p>3171</text:p>
          </table:table-cell>
          <table:table-cell office:value-type="float" office:value="2929">
            <text:p>2929</text:p>
          </table:table-cell>
          <table:table-cell office:value-type="float" office:value="2872">
            <text:p>2872</text:p>
          </table:table-cell>
          <table:table-cell office:value-type="float" office:value="2828">
            <text:p>2828</text:p>
          </table:table-cell>
          <table:table-cell office:value-type="float" office:value="3511">
            <text:p>3511</text:p>
          </table:table-cell>
          <table:table-cell office:value-type="float" office:value="2933">
            <text:p>2933</text:p>
          </table:table-cell>
          <table:table-cell office:value-type="float" office:value="3181">
            <text:p>3181</text:p>
          </table:table-cell>
          <table:table-cell office:value-type="float" office:value="2818">
            <text:p>2818</text:p>
          </table:table-cell>
          <table:table-cell office:value-type="float" office:value="2869">
            <text:p>2869</text:p>
          </table:table-cell>
          <table:table-cell office:value-type="float" office:value="3489">
            <text:p>3489</text:p>
          </table:table-cell>
          <table:table-cell office:value-type="float" office:value="3060.1">
            <text:p>3060.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4022">
            <text:p>4022</text:p>
          </table:table-cell>
          <table:table-cell office:value-type="float" office:value="3706">
            <text:p>3706</text:p>
          </table:table-cell>
          <table:table-cell office:value-type="float" office:value="3743">
            <text:p>3743</text:p>
          </table:table-cell>
          <table:table-cell office:value-type="float" office:value="3686">
            <text:p>3686</text:p>
          </table:table-cell>
          <table:table-cell office:value-type="float" office:value="3700">
            <text:p>3700</text:p>
          </table:table-cell>
          <table:table-cell office:value-type="float" office:value="4294">
            <text:p>4294</text:p>
          </table:table-cell>
          <table:table-cell office:value-type="float" office:value="3830">
            <text:p>3830</text:p>
          </table:table-cell>
          <table:table-cell office:value-type="float" office:value="3794">
            <text:p>3794</text:p>
          </table:table-cell>
          <table:table-cell office:value-type="float" office:value="3752">
            <text:p>3752</text:p>
          </table:table-cell>
          <table:table-cell office:value-type="float" office:value="4636">
            <text:p>4636</text:p>
          </table:table-cell>
          <table:table-cell office:value-type="float" office:value="3916.3">
            <text:p>3916.3</text:p>
          </table:table-cell>
          <table:table-cell office:value-type="float" office:value="3649">
            <text:p>3649</text:p>
          </table:table-cell>
          <table:table-cell office:value-type="float" office:value="3611">
            <text:p>3611</text:p>
          </table:table-cell>
          <table:table-cell office:value-type="float" office:value="3647">
            <text:p>3647</text:p>
          </table:table-cell>
          <table:table-cell office:value-type="float" office:value="3639">
            <text:p>3639</text:p>
          </table:table-cell>
          <table:table-cell office:value-type="float" office:value="4674">
            <text:p>4674</text:p>
          </table:table-cell>
          <table:table-cell office:value-type="float" office:value="3807">
            <text:p>3807</text:p>
          </table:table-cell>
          <table:table-cell office:value-type="float" office:value="4460">
            <text:p>4460</text:p>
          </table:table-cell>
          <table:table-cell office:value-type="float" office:value="3625">
            <text:p>3625</text:p>
          </table:table-cell>
          <table:table-cell office:value-type="float" office:value="3612">
            <text:p>3612</text:p>
          </table:table-cell>
          <table:table-cell office:value-type="float" office:value="5106">
            <text:p>5106</text:p>
          </table:table-cell>
          <table:table-cell office:value-type="float" office:value="3983">
            <text:p>3983</text:p>
          </table:table-cell>
          <table:table-cell office:value-type="float" office:value="3575">
            <text:p>3575</text:p>
          </table:table-cell>
          <table:table-cell table:number-columns-repeated="2" office:value-type="float" office:value="3622">
            <text:p>3622</text:p>
          </table:table-cell>
          <table:table-cell office:value-type="float" office:value="3608">
            <text:p>3608</text:p>
          </table:table-cell>
          <table:table-cell office:value-type="float" office:value="3914">
            <text:p>3914</text:p>
          </table:table-cell>
          <table:table-cell office:value-type="float" office:value="3604">
            <text:p>3604</text:p>
          </table:table-cell>
          <table:table-cell office:value-type="float" office:value="4206">
            <text:p>4206</text:p>
          </table:table-cell>
          <table:table-cell office:value-type="float" office:value="3582">
            <text:p>3582</text:p>
          </table:table-cell>
          <table:table-cell office:value-type="float" office:value="3584">
            <text:p>3584</text:p>
          </table:table-cell>
          <table:table-cell office:value-type="float" office:value="4413">
            <text:p>4413</text:p>
          </table:table-cell>
          <table:table-cell office:value-type="float" office:value="3773">
            <text:p>3773</text:p>
          </table:table-cell>
          <table:table-cell office:value-type="float" office:value="3873">
            <text:p>3873</text:p>
          </table:table-cell>
          <table:table-cell office:value-type="float" office:value="5036">
            <text:p>5036</text:p>
          </table:table-cell>
          <table:table-cell office:value-type="float" office:value="3823">
            <text:p>3823</text:p>
          </table:table-cell>
          <table:table-cell office:value-type="float" office:value="3853">
            <text:p>3853</text:p>
          </table:table-cell>
          <table:table-cell office:value-type="float" office:value="4176">
            <text:p>4176</text:p>
          </table:table-cell>
          <table:table-cell office:value-type="float" office:value="3816">
            <text:p>3816</text:p>
          </table:table-cell>
          <table:table-cell office:value-type="float" office:value="3930">
            <text:p>3930</text:p>
          </table:table-cell>
          <table:table-cell office:value-type="float" office:value="3853">
            <text:p>3853</text:p>
          </table:table-cell>
          <table:table-cell office:value-type="float" office:value="5732">
            <text:p>5732</text:p>
          </table:table-cell>
          <table:table-cell office:value-type="float" office:value="4382">
            <text:p>4382</text:p>
          </table:table-cell>
          <table:table-cell office:value-type="float" office:value="4247.4">
            <text:p>4247.4</text:p>
          </table:table-cell>
          <table:table-cell office:value-type="float" office:value="72861">
            <text:p>72861</text:p>
          </table:table-cell>
          <table:table-cell office:value-type="float" office:value="73896">
            <text:p>73896</text:p>
          </table:table-cell>
          <table:table-cell office:value-type="float" office:value="74984">
            <text:p>74984</text:p>
          </table:table-cell>
          <table:table-cell office:value-type="float" office:value="69961">
            <text:p>69961</text:p>
          </table:table-cell>
          <table:table-cell office:value-type="float" office:value="68094">
            <text:p>68094</text:p>
          </table:table-cell>
          <table:table-cell office:value-type="float" office:value="71721">
            <text:p>71721</text:p>
          </table:table-cell>
          <table:table-cell office:value-type="float" office:value="73206">
            <text:p>73206</text:p>
          </table:table-cell>
          <table:table-cell office:value-type="float" office:value="73621">
            <text:p>73621</text:p>
          </table:table-cell>
          <table:table-cell office:value-type="float" office:value="71905">
            <text:p>71905</text:p>
          </table:table-cell>
          <table:table-cell office:value-type="float" office:value="70069">
            <text:p>70069</text:p>
          </table:table-cell>
          <table:table-cell office:value-type="float" office:value="72031.8">
            <text:p>72031.8</text:p>
          </table:table-cell>
          <table:table-cell office:value-type="float" office:value="68067">
            <text:p>68067</text:p>
          </table:table-cell>
          <table:table-cell office:value-type="float" office:value="58271">
            <text:p>58271</text:p>
          </table:table-cell>
          <table:table-cell office:value-type="float" office:value="58468">
            <text:p>58468</text:p>
          </table:table-cell>
          <table:table-cell office:value-type="float" office:value="64593">
            <text:p>64593</text:p>
          </table:table-cell>
          <table:table-cell office:value-type="float" office:value="59434">
            <text:p>59434</text:p>
          </table:table-cell>
          <table:table-cell office:value-type="float" office:value="56181">
            <text:p>56181</text:p>
          </table:table-cell>
          <table:table-cell office:value-type="float" office:value="63697">
            <text:p>63697</text:p>
          </table:table-cell>
          <table:table-cell office:value-type="float" office:value="55668">
            <text:p>55668</text:p>
          </table:table-cell>
          <table:table-cell office:value-type="float" office:value="60718">
            <text:p>60718</text:p>
          </table:table-cell>
          <table:table-cell office:value-type="float" office:value="60573">
            <text:p>60573</text:p>
          </table:table-cell>
          <table:table-cell office:value-type="float" office:value="60567">
            <text:p>60567</text:p>
          </table:table-cell>
          <table:table-cell office:value-type="float" office:value="2496">
            <text:p>2496</text:p>
          </table:table-cell>
          <table:table-cell office:value-type="float" office:value="2405">
            <text:p>2405</text:p>
          </table:table-cell>
          <table:table-cell office:value-type="float" office:value="2445">
            <text:p>2445</text:p>
          </table:table-cell>
          <table:table-cell office:value-type="float" office:value="2444">
            <text:p>2444</text:p>
          </table:table-cell>
          <table:table-cell office:value-type="float" office:value="2589">
            <text:p>2589</text:p>
          </table:table-cell>
          <table:table-cell office:value-type="float" office:value="2414">
            <text:p>2414</text:p>
          </table:table-cell>
          <table:table-cell office:value-type="float" office:value="2439">
            <text:p>2439</text:p>
          </table:table-cell>
          <table:table-cell office:value-type="float" office:value="2434">
            <text:p>2434</text:p>
          </table:table-cell>
          <table:table-cell office:value-type="float" office:value="3068">
            <text:p>3068</text:p>
          </table:table-cell>
          <table:table-cell office:value-type="float" office:value="2425">
            <text:p>2425</text:p>
          </table:table-cell>
          <table:table-cell office:value-type="float" office:value="2515.9">
            <text:p>2515.9</text:p>
          </table:table-cell>
          <table:table-cell office:value-type="float" office:value="2976">
            <text:p>2976</text:p>
          </table:table-cell>
          <table:table-cell office:value-type="float" office:value="3117">
            <text:p>3117</text:p>
          </table:table-cell>
          <table:table-cell office:value-type="float" office:value="2996">
            <text:p>2996</text:p>
          </table:table-cell>
          <table:table-cell office:value-type="float" office:value="2979">
            <text:p>2979</text:p>
          </table:table-cell>
          <table:table-cell office:value-type="float" office:value="2938">
            <text:p>2938</text:p>
          </table:table-cell>
          <table:table-cell office:value-type="float" office:value="2996">
            <text:p>2996</text:p>
          </table:table-cell>
          <table:table-cell office:value-type="float" office:value="3371">
            <text:p>3371</text:p>
          </table:table-cell>
          <table:table-cell office:value-type="float" office:value="2965">
            <text:p>2965</text:p>
          </table:table-cell>
          <table:table-cell office:value-type="float" office:value="3639">
            <text:p>3639</text:p>
          </table:table-cell>
          <table:table-cell office:value-type="float" office:value="3520">
            <text:p>3520</text:p>
          </table:table-cell>
          <table:table-cell office:value-type="float" office:value="3149.7">
            <text:p>3149.7</text:p>
          </table:table-cell>
          <table:table-cell office:value-type="float" office:value="3330">
            <text:p>3330</text:p>
          </table:table-cell>
          <table:table-cell office:value-type="float" office:value="4402">
            <text:p>4402</text:p>
          </table:table-cell>
          <table:table-cell office:value-type="float" office:value="3297">
            <text:p>3297</text:p>
          </table:table-cell>
          <table:table-cell office:value-type="float" office:value="3310">
            <text:p>3310</text:p>
          </table:table-cell>
          <table:table-cell office:value-type="float" office:value="3305">
            <text:p>3305</text:p>
          </table:table-cell>
          <table:table-cell office:value-type="float" office:value="3336">
            <text:p>3336</text:p>
          </table:table-cell>
          <table:table-cell office:value-type="float" office:value="4978">
            <text:p>4978</text:p>
          </table:table-cell>
          <table:table-cell office:value-type="float" office:value="3318">
            <text:p>3318</text:p>
          </table:table-cell>
          <table:table-cell office:value-type="float" office:value="3990">
            <text:p>3990</text:p>
          </table:table-cell>
          <table:table-cell office:value-type="float" office:value="4835">
            <text:p>4835</text:p>
          </table:table-cell>
          <table:table-cell office:value-type="float" office:value="3810.1">
            <text:p>3810.1</text:p>
          </table:table-cell>
          <table:table-cell office:value-type="float" office:value="3498">
            <text:p>3498</text:p>
          </table:table-cell>
          <table:table-cell office:value-type="float" office:value="3151">
            <text:p>3151</text:p>
          </table:table-cell>
          <table:table-cell office:value-type="float" office:value="3149">
            <text:p>3149</text:p>
          </table:table-cell>
          <table:table-cell office:value-type="float" office:value="3159">
            <text:p>3159</text:p>
          </table:table-cell>
          <table:table-cell office:value-type="float" office:value="3135">
            <text:p>3135</text:p>
          </table:table-cell>
          <table:table-cell office:value-type="float" office:value="3312">
            <text:p>3312</text:p>
          </table:table-cell>
          <table:table-cell office:value-type="float" office:value="3922">
            <text:p>3922</text:p>
          </table:table-cell>
          <table:table-cell office:value-type="float" office:value="3153">
            <text:p>3153</text:p>
          </table:table-cell>
          <table:table-cell office:value-type="float" office:value="3843">
            <text:p>3843</text:p>
          </table:table-cell>
          <table:table-cell office:value-type="float" office:value="3901">
            <text:p>3901</text:p>
          </table:table-cell>
          <table:table-cell office:value-type="float" office:value="3422.3">
            <text:p>3422.3</text:p>
          </table:table-cell>
          <table:table-cell office:value-type="float" office:value="3301">
            <text:p>3301</text:p>
          </table:table-cell>
          <table:table-cell office:value-type="float" office:value="2895">
            <text:p>2895</text:p>
          </table:table-cell>
          <table:table-cell office:value-type="float" office:value="2912">
            <text:p>2912</text:p>
          </table:table-cell>
          <table:table-cell office:value-type="float" office:value="2903">
            <text:p>2903</text:p>
          </table:table-cell>
          <table:table-cell office:value-type="float" office:value="2917">
            <text:p>2917</text:p>
          </table:table-cell>
          <table:table-cell office:value-type="float" office:value="3259">
            <text:p>3259</text:p>
          </table:table-cell>
          <table:table-cell office:value-type="float" office:value="3304">
            <text:p>3304</text:p>
          </table:table-cell>
          <table:table-cell office:value-type="float" office:value="2906">
            <text:p>2906</text:p>
          </table:table-cell>
          <table:table-cell office:value-type="float" office:value="2892">
            <text:p>2892</text:p>
          </table:table-cell>
          <table:table-cell office:value-type="float" office:value="4691">
            <text:p>4691</text:p>
          </table:table-cell>
          <table:table-cell office:value-type="float" office:value="3198">
            <text:p>3198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4802">
            <text:p>4802</text:p>
          </table:table-cell>
          <table:table-cell office:value-type="float" office:value="3800">
            <text:p>3800</text:p>
          </table:table-cell>
          <table:table-cell office:value-type="float" office:value="3803">
            <text:p>3803</text:p>
          </table:table-cell>
          <table:table-cell office:value-type="float" office:value="4023">
            <text:p>4023</text:p>
          </table:table-cell>
          <table:table-cell office:value-type="float" office:value="3730">
            <text:p>3730</text:p>
          </table:table-cell>
          <table:table-cell office:value-type="float" office:value="3789">
            <text:p>3789</text:p>
          </table:table-cell>
          <table:table-cell office:value-type="float" office:value="5491">
            <text:p>5491</text:p>
          </table:table-cell>
          <table:table-cell office:value-type="float" office:value="3777">
            <text:p>3777</text:p>
          </table:table-cell>
          <table:table-cell office:value-type="float" office:value="3780">
            <text:p>3780</text:p>
          </table:table-cell>
          <table:table-cell office:value-type="float" office:value="5786">
            <text:p>5786</text:p>
          </table:table-cell>
          <table:table-cell office:value-type="float" office:value="4278.1">
            <text:p>4278.1</text:p>
          </table:table-cell>
          <table:table-cell office:value-type="float" office:value="5855">
            <text:p>5855</text:p>
          </table:table-cell>
          <table:table-cell office:value-type="float" office:value="5616">
            <text:p>5616</text:p>
          </table:table-cell>
          <table:table-cell office:value-type="float" office:value="3752">
            <text:p>3752</text:p>
          </table:table-cell>
          <table:table-cell office:value-type="float" office:value="5614">
            <text:p>5614</text:p>
          </table:table-cell>
          <table:table-cell office:value-type="float" office:value="3767">
            <text:p>3767</text:p>
          </table:table-cell>
          <table:table-cell office:value-type="float" office:value="3862">
            <text:p>3862</text:p>
          </table:table-cell>
          <table:table-cell office:value-type="float" office:value="4765">
            <text:p>4765</text:p>
          </table:table-cell>
          <table:table-cell office:value-type="float" office:value="5188">
            <text:p>5188</text:p>
          </table:table-cell>
          <table:table-cell office:value-type="float" office:value="3797">
            <text:p>3797</text:p>
          </table:table-cell>
          <table:table-cell office:value-type="float" office:value="5146">
            <text:p>5146</text:p>
          </table:table-cell>
          <table:table-cell office:value-type="float" office:value="4736.2">
            <text:p>4736.2</text:p>
          </table:table-cell>
          <table:table-cell office:value-type="float" office:value="4537">
            <text:p>4537</text:p>
          </table:table-cell>
          <table:table-cell office:value-type="float" office:value="4867">
            <text:p>4867</text:p>
          </table:table-cell>
          <table:table-cell office:value-type="float" office:value="3721">
            <text:p>3721</text:p>
          </table:table-cell>
          <table:table-cell office:value-type="float" office:value="4581">
            <text:p>4581</text:p>
          </table:table-cell>
          <table:table-cell office:value-type="float" office:value="3667">
            <text:p>3667</text:p>
          </table:table-cell>
          <table:table-cell office:value-type="float" office:value="3737">
            <text:p>3737</text:p>
          </table:table-cell>
          <table:table-cell office:value-type="float" office:value="4206">
            <text:p>4206</text:p>
          </table:table-cell>
          <table:table-cell office:value-type="float" office:value="4084">
            <text:p>4084</text:p>
          </table:table-cell>
          <table:table-cell office:value-type="float" office:value="3706">
            <text:p>3706</text:p>
          </table:table-cell>
          <table:table-cell office:value-type="float" office:value="3680">
            <text:p>3680</text:p>
          </table:table-cell>
          <table:table-cell office:value-type="float" office:value="4078.6">
            <text:p>4078.6</text:p>
          </table:table-cell>
          <table:table-cell office:value-type="float" office:value="4436">
            <text:p>4436</text:p>
          </table:table-cell>
          <table:table-cell office:value-type="float" office:value="4950">
            <text:p>4950</text:p>
          </table:table-cell>
          <table:table-cell office:value-type="float" office:value="3998">
            <text:p>3998</text:p>
          </table:table-cell>
          <table:table-cell office:value-type="float" office:value="5370">
            <text:p>5370</text:p>
          </table:table-cell>
          <table:table-cell office:value-type="float" office:value="3968">
            <text:p>3968</text:p>
          </table:table-cell>
          <table:table-cell office:value-type="float" office:value="3943">
            <text:p>3943</text:p>
          </table:table-cell>
          <table:table-cell office:value-type="float" office:value="4407">
            <text:p>4407</text:p>
          </table:table-cell>
          <table:table-cell office:value-type="float" office:value="4036">
            <text:p>4036</text:p>
          </table:table-cell>
          <table:table-cell office:value-type="float" office:value="3958">
            <text:p>3958</text:p>
          </table:table-cell>
          <table:table-cell office:value-type="float" office:value="4041">
            <text:p>4041</text:p>
          </table:table-cell>
          <table:table-cell office:value-type="float" office:value="4310.7">
            <text:p>4310.7</text:p>
          </table:table-cell>
          <table:table-cell office:value-type="float" office:value="74330">
            <text:p>74330</text:p>
          </table:table-cell>
          <table:table-cell office:value-type="float" office:value="73870">
            <text:p>73870</text:p>
          </table:table-cell>
          <table:table-cell office:value-type="float" office:value="72017">
            <text:p>72017</text:p>
          </table:table-cell>
          <table:table-cell office:value-type="float" office:value="77863">
            <text:p>77863</text:p>
          </table:table-cell>
          <table:table-cell office:value-type="float" office:value="73229">
            <text:p>73229</text:p>
          </table:table-cell>
          <table:table-cell office:value-type="float" office:value="72711">
            <text:p>72711</text:p>
          </table:table-cell>
          <table:table-cell office:value-type="float" office:value="72610">
            <text:p>72610</text:p>
          </table:table-cell>
          <table:table-cell office:value-type="float" office:value="74819">
            <text:p>74819</text:p>
          </table:table-cell>
          <table:table-cell office:value-type="float" office:value="73290">
            <text:p>73290</text:p>
          </table:table-cell>
          <table:table-cell office:value-type="float" office:value="69348">
            <text:p>69348</text:p>
          </table:table-cell>
          <table:table-cell office:value-type="float" office:value="73408.7">
            <text:p>73408.7</text:p>
          </table:table-cell>
          <table:table-cell office:value-type="float" office:value="66599">
            <text:p>66599</text:p>
          </table:table-cell>
          <table:table-cell office:value-type="float" office:value="59369">
            <text:p>59369</text:p>
          </table:table-cell>
          <table:table-cell office:value-type="float" office:value="59002">
            <text:p>59002</text:p>
          </table:table-cell>
          <table:table-cell office:value-type="float" office:value="62972">
            <text:p>62972</text:p>
          </table:table-cell>
          <table:table-cell office:value-type="float" office:value="61508">
            <text:p>61508</text:p>
          </table:table-cell>
          <table:table-cell office:value-type="float" office:value="65278">
            <text:p>65278</text:p>
          </table:table-cell>
          <table:table-cell office:value-type="float" office:value="58355">
            <text:p>58355</text:p>
          </table:table-cell>
          <table:table-cell office:value-type="float" office:value="64499">
            <text:p>64499</text:p>
          </table:table-cell>
          <table:table-cell office:value-type="float" office:value="66584">
            <text:p>66584</text:p>
          </table:table-cell>
          <table:table-cell office:value-type="float" office:value="64312">
            <text:p>64312</text:p>
          </table:table-cell>
          <table:table-cell office:value-type="float" office:value="62847.8">
            <text:p>62847.8</text:p>
          </table:table-cell>
          <table:table-cell office:value-type="float" office:value="2874">
            <text:p>2874</text:p>
          </table:table-cell>
          <table:table-cell office:value-type="float" office:value="2528">
            <text:p>2528</text:p>
          </table:table-cell>
          <table:table-cell office:value-type="float" office:value="3832">
            <text:p>3832</text:p>
          </table:table-cell>
          <table:table-cell office:value-type="float" office:value="2509">
            <text:p>2509</text:p>
          </table:table-cell>
          <table:table-cell office:value-type="float" office:value="2513">
            <text:p>2513</text:p>
          </table:table-cell>
          <table:table-cell office:value-type="float" office:value="2509">
            <text:p>2509</text:p>
          </table:table-cell>
          <table:table-cell office:value-type="float" office:value="2470">
            <text:p>2470</text:p>
          </table:table-cell>
          <table:table-cell office:value-type="float" office:value="2501">
            <text:p>2501</text:p>
          </table:table-cell>
          <table:table-cell office:value-type="float" office:value="2980">
            <text:p>2980</text:p>
          </table:table-cell>
          <table:table-cell office:value-type="float" office:value="2705">
            <text:p>2705</text:p>
          </table:table-cell>
          <table:table-cell office:value-type="float" office:value="2742.1">
            <text:p>2742.1</text:p>
          </table:table-cell>
          <table:table-cell office:value-type="float" office:value="3221">
            <text:p>3221</text:p>
          </table:table-cell>
          <table:table-cell office:value-type="float" office:value="3067">
            <text:p>3067</text:p>
          </table:table-cell>
          <table:table-cell office:value-type="float" office:value="3787">
            <text:p>3787</text:p>
          </table:table-cell>
          <table:table-cell office:value-type="float" office:value="3086">
            <text:p>3086</text:p>
          </table:table-cell>
          <table:table-cell office:value-type="float" office:value="3059">
            <text:p>3059</text:p>
          </table:table-cell>
          <table:table-cell office:value-type="float" office:value="3280">
            <text:p>3280</text:p>
          </table:table-cell>
          <table:table-cell office:value-type="float" office:value="3045">
            <text:p>3045</text:p>
          </table:table-cell>
          <table:table-cell office:value-type="float" office:value="3266">
            <text:p>3266</text:p>
          </table:table-cell>
          <table:table-cell office:value-type="float" office:value="3290">
            <text:p>3290</text:p>
          </table:table-cell>
          <table:table-cell office:value-type="float" office:value="3051">
            <text:p>3051</text:p>
          </table:table-cell>
          <table:table-cell office:value-type="float" office:value="3215.2">
            <text:p>3215.2</text:p>
          </table:table-cell>
          <table:table-cell office:value-type="float" office:value="3429">
            <text:p>3429</text:p>
          </table:table-cell>
          <table:table-cell office:value-type="float" office:value="3513">
            <text:p>3513</text:p>
          </table:table-cell>
          <table:table-cell office:value-type="float" office:value="3983">
            <text:p>3983</text:p>
          </table:table-cell>
          <table:table-cell office:value-type="float" office:value="3503">
            <text:p>3503</text:p>
          </table:table-cell>
          <table:table-cell office:value-type="float" office:value="3437">
            <text:p>3437</text:p>
          </table:table-cell>
          <table:table-cell office:value-type="float" office:value="3418">
            <text:p>3418</text:p>
          </table:table-cell>
          <table:table-cell office:value-type="float" office:value="4146">
            <text:p>4146</text:p>
          </table:table-cell>
          <table:table-cell office:value-type="float" office:value="5591">
            <text:p>5591</text:p>
          </table:table-cell>
          <table:table-cell office:value-type="float" office:value="3403">
            <text:p>3403</text:p>
          </table:table-cell>
          <table:table-cell office:value-type="float" office:value="3713">
            <text:p>3713</text:p>
          </table:table-cell>
          <table:table-cell office:value-type="float" office:value="3813.6">
            <text:p>3813.6</text:p>
          </table:table-cell>
          <table:table-cell office:value-type="float" office:value="3625">
            <text:p>3625</text:p>
          </table:table-cell>
          <table:table-cell office:value-type="float" office:value="3351">
            <text:p>3351</text:p>
          </table:table-cell>
          <table:table-cell office:value-type="float" office:value="3765">
            <text:p>3765</text:p>
          </table:table-cell>
          <table:table-cell office:value-type="float" office:value="3245">
            <text:p>3245</text:p>
          </table:table-cell>
          <table:table-cell office:value-type="float" office:value="3294">
            <text:p>3294</text:p>
          </table:table-cell>
          <table:table-cell office:value-type="float" office:value="3261">
            <text:p>3261</text:p>
          </table:table-cell>
          <table:table-cell office:value-type="float" office:value="3444">
            <text:p>3444</text:p>
          </table:table-cell>
          <table:table-cell office:value-type="float" office:value="3500">
            <text:p>3500</text:p>
          </table:table-cell>
          <table:table-cell office:value-type="float" office:value="3287">
            <text:p>3287</text:p>
          </table:table-cell>
          <table:table-cell office:value-type="float" office:value="3233">
            <text:p>3233</text:p>
          </table:table-cell>
          <table:table-cell office:value-type="float" office:value="3400.5">
            <text:p>3400.5</text:p>
          </table:table-cell>
          <table:table-cell office:value-type="float" office:value="3013">
            <text:p>3013</text:p>
          </table:table-cell>
          <table:table-cell office:value-type="float" office:value="2975">
            <text:p>2975</text:p>
          </table:table-cell>
          <table:table-cell office:value-type="float" office:value="3067">
            <text:p>3067</text:p>
          </table:table-cell>
          <table:table-cell office:value-type="float" office:value="2977">
            <text:p>2977</text:p>
          </table:table-cell>
          <table:table-cell office:value-type="float" office:value="2983">
            <text:p>2983</text:p>
          </table:table-cell>
          <table:table-cell office:value-type="float" office:value="3811">
            <text:p>3811</text:p>
          </table:table-cell>
          <table:table-cell office:value-type="float" office:value="3021">
            <text:p>3021</text:p>
          </table:table-cell>
          <table:table-cell office:value-type="float" office:value="3026">
            <text:p>3026</text:p>
          </table:table-cell>
          <table:table-cell office:value-type="float" office:value="2967">
            <text:p>2967</text:p>
          </table:table-cell>
          <table:table-cell office:value-type="float" office:value="2999">
            <text:p>2999</text:p>
          </table:table-cell>
          <table:table-cell office:value-type="float" office:value="3083.9">
            <text:p>3083.9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990">
            <text:p>3990</text:p>
          </table:table-cell>
          <table:table-cell office:value-type="float" office:value="4554">
            <text:p>4554</text:p>
          </table:table-cell>
          <table:table-cell office:value-type="float" office:value="4186">
            <text:p>4186</text:p>
          </table:table-cell>
          <table:table-cell office:value-type="float" office:value="3886">
            <text:p>3886</text:p>
          </table:table-cell>
          <table:table-cell office:value-type="float" office:value="3890">
            <text:p>3890</text:p>
          </table:table-cell>
          <table:table-cell office:value-type="float" office:value="5123">
            <text:p>5123</text:p>
          </table:table-cell>
          <table:table-cell office:value-type="float" office:value="4879">
            <text:p>4879</text:p>
          </table:table-cell>
          <table:table-cell office:value-type="float" office:value="3987">
            <text:p>3987</text:p>
          </table:table-cell>
          <table:table-cell office:value-type="float" office:value="3974">
            <text:p>3974</text:p>
          </table:table-cell>
          <table:table-cell office:value-type="float" office:value="5641">
            <text:p>5641</text:p>
          </table:table-cell>
          <table:table-cell office:value-type="float" office:value="4411">
            <text:p>4411</text:p>
          </table:table-cell>
          <table:table-cell office:value-type="float" office:value="5299">
            <text:p>5299</text:p>
          </table:table-cell>
          <table:table-cell office:value-type="float" office:value="4401">
            <text:p>4401</text:p>
          </table:table-cell>
          <table:table-cell office:value-type="float" office:value="3861">
            <text:p>3861</text:p>
          </table:table-cell>
          <table:table-cell office:value-type="float" office:value="3858">
            <text:p>3858</text:p>
          </table:table-cell>
          <table:table-cell office:value-type="float" office:value="3889">
            <text:p>3889</text:p>
          </table:table-cell>
          <table:table-cell office:value-type="float" office:value="5083">
            <text:p>5083</text:p>
          </table:table-cell>
          <table:table-cell office:value-type="float" office:value="6346">
            <text:p>6346</text:p>
          </table:table-cell>
          <table:table-cell office:value-type="float" office:value="4800">
            <text:p>4800</text:p>
          </table:table-cell>
          <table:table-cell office:value-type="float" office:value="3874">
            <text:p>3874</text:p>
          </table:table-cell>
          <table:table-cell office:value-type="float" office:value="5377">
            <text:p>5377</text:p>
          </table:table-cell>
          <table:table-cell office:value-type="float" office:value="4678.8">
            <text:p>4678.8</text:p>
          </table:table-cell>
          <table:table-cell office:value-type="float" office:value="3841">
            <text:p>3841</text:p>
          </table:table-cell>
          <table:table-cell office:value-type="float" office:value="5851">
            <text:p>5851</text:p>
          </table:table-cell>
          <table:table-cell office:value-type="float" office:value="3796">
            <text:p>3796</text:p>
          </table:table-cell>
          <table:table-cell office:value-type="float" office:value="3840">
            <text:p>3840</text:p>
          </table:table-cell>
          <table:table-cell office:value-type="float" office:value="3794">
            <text:p>3794</text:p>
          </table:table-cell>
          <table:table-cell office:value-type="float" office:value="4493">
            <text:p>4493</text:p>
          </table:table-cell>
          <table:table-cell office:value-type="float" office:value="3894">
            <text:p>3894</text:p>
          </table:table-cell>
          <table:table-cell office:value-type="float" office:value="5196">
            <text:p>5196</text:p>
          </table:table-cell>
          <table:table-cell office:value-type="float" office:value="3835">
            <text:p>3835</text:p>
          </table:table-cell>
          <table:table-cell office:value-type="float" office:value="4577">
            <text:p>4577</text:p>
          </table:table-cell>
          <table:table-cell office:value-type="float" office:value="4311.7">
            <text:p>4311.7</text:p>
          </table:table-cell>
          <table:table-cell office:value-type="float" office:value="4116">
            <text:p>4116</text:p>
          </table:table-cell>
          <table:table-cell office:value-type="float" office:value="4220">
            <text:p>4220</text:p>
          </table:table-cell>
          <table:table-cell office:value-type="float" office:value="6076">
            <text:p>6076</text:p>
          </table:table-cell>
          <table:table-cell office:value-type="float" office:value="4071">
            <text:p>4071</text:p>
          </table:table-cell>
          <table:table-cell office:value-type="float" office:value="6628">
            <text:p>6628</text:p>
          </table:table-cell>
          <table:table-cell office:value-type="float" office:value="4328">
            <text:p>4328</text:p>
          </table:table-cell>
          <table:table-cell office:value-type="float" office:value="4189">
            <text:p>4189</text:p>
          </table:table-cell>
          <table:table-cell office:value-type="float" office:value="7483">
            <text:p>7483</text:p>
          </table:table-cell>
          <table:table-cell office:value-type="float" office:value="4074">
            <text:p>4074</text:p>
          </table:table-cell>
          <table:table-cell office:value-type="float" office:value="4321">
            <text:p>4321</text:p>
          </table:table-cell>
          <table:table-cell office:value-type="float" office:value="4950.6">
            <text:p>4950.6</text:p>
          </table:table-cell>
          <table:table-cell office:value-type="float" office:value="76233">
            <text:p>76233</text:p>
          </table:table-cell>
          <table:table-cell office:value-type="float" office:value="83698">
            <text:p>83698</text:p>
          </table:table-cell>
          <table:table-cell office:value-type="float" office:value="71567">
            <text:p>71567</text:p>
          </table:table-cell>
          <table:table-cell office:value-type="float" office:value="79695">
            <text:p>79695</text:p>
          </table:table-cell>
          <table:table-cell office:value-type="float" office:value="75393">
            <text:p>75393</text:p>
          </table:table-cell>
          <table:table-cell office:value-type="float" office:value="81013">
            <text:p>81013</text:p>
          </table:table-cell>
          <table:table-cell office:value-type="float" office:value="73598">
            <text:p>73598</text:p>
          </table:table-cell>
          <table:table-cell office:value-type="float" office:value="71934">
            <text:p>71934</text:p>
          </table:table-cell>
          <table:table-cell office:value-type="float" office:value="80667">
            <text:p>80667</text:p>
          </table:table-cell>
          <table:table-cell office:value-type="float" office:value="74905">
            <text:p>74905</text:p>
          </table:table-cell>
          <table:table-cell office:value-type="float" office:value="76870.3">
            <text:p>76870.3</text:p>
          </table:table-cell>
          <table:table-cell office:value-type="float" office:value="62904">
            <text:p>62904</text:p>
          </table:table-cell>
          <table:table-cell office:value-type="float" office:value="62181">
            <text:p>62181</text:p>
          </table:table-cell>
          <table:table-cell office:value-type="float" office:value="61676">
            <text:p>61676</text:p>
          </table:table-cell>
          <table:table-cell office:value-type="float" office:value="64930">
            <text:p>64930</text:p>
          </table:table-cell>
          <table:table-cell office:value-type="float" office:value="72156">
            <text:p>72156</text:p>
          </table:table-cell>
          <table:table-cell office:value-type="float" office:value="67551">
            <text:p>67551</text:p>
          </table:table-cell>
          <table:table-cell office:value-type="float" office:value="67272">
            <text:p>67272</text:p>
          </table:table-cell>
          <table:table-cell office:value-type="float" office:value="63415">
            <text:p>63415</text:p>
          </table:table-cell>
          <table:table-cell office:value-type="float" office:value="65978">
            <text:p>65978</text:p>
          </table:table-cell>
          <table:table-cell office:value-type="float" office:value="62244">
            <text:p>62244</text:p>
          </table:table-cell>
          <table:table-cell office:value-type="float" office:value="65030.7">
            <text:p>65030.7</text:p>
          </table:table-cell>
          <table:table-cell office:value-type="float" office:value="3443">
            <text:p>3443</text:p>
          </table:table-cell>
          <table:table-cell office:value-type="float" office:value="2599">
            <text:p>2599</text:p>
          </table:table-cell>
          <table:table-cell office:value-type="float" office:value="2880">
            <text:p>2880</text:p>
          </table:table-cell>
          <table:table-cell office:value-type="float" office:value="2748">
            <text:p>2748</text:p>
          </table:table-cell>
          <table:table-cell office:value-type="float" office:value="3586">
            <text:p>3586</text:p>
          </table:table-cell>
          <table:table-cell office:value-type="float" office:value="2841">
            <text:p>2841</text:p>
          </table:table-cell>
          <table:table-cell office:value-type="float" office:value="3741">
            <text:p>3741</text:p>
          </table:table-cell>
          <table:table-cell office:value-type="float" office:value="2604">
            <text:p>2604</text:p>
          </table:table-cell>
          <table:table-cell office:value-type="float" office:value="2523">
            <text:p>2523</text:p>
          </table:table-cell>
          <table:table-cell office:value-type="float" office:value="2726">
            <text:p>2726</text:p>
          </table:table-cell>
          <table:table-cell office:value-type="float" office:value="2969.1">
            <text:p>2969.1</text:p>
          </table:table-cell>
          <table:table-cell office:value-type="float" office:value="3931">
            <text:p>3931</text:p>
          </table:table-cell>
          <table:table-cell office:value-type="float" office:value="5557">
            <text:p>5557</text:p>
          </table:table-cell>
          <table:table-cell office:value-type="float" office:value="4984">
            <text:p>4984</text:p>
          </table:table-cell>
          <table:table-cell office:value-type="float" office:value="3171">
            <text:p>3171</text:p>
          </table:table-cell>
          <table:table-cell office:value-type="float" office:value="3881">
            <text:p>3881</text:p>
          </table:table-cell>
          <table:table-cell office:value-type="float" office:value="3269">
            <text:p>3269</text:p>
          </table:table-cell>
          <table:table-cell office:value-type="float" office:value="4288">
            <text:p>4288</text:p>
          </table:table-cell>
          <table:table-cell office:value-type="float" office:value="4839">
            <text:p>4839</text:p>
          </table:table-cell>
          <table:table-cell office:value-type="float" office:value="3116">
            <text:p>3116</text:p>
          </table:table-cell>
          <table:table-cell office:value-type="float" office:value="3101">
            <text:p>3101</text:p>
          </table:table-cell>
          <table:table-cell office:value-type="float" office:value="4013.7">
            <text:p>4013.7</text:p>
          </table:table-cell>
          <table:table-cell office:value-type="float" office:value="3990">
            <text:p>3990</text:p>
          </table:table-cell>
          <table:table-cell office:value-type="float" office:value="4433">
            <text:p>4433</text:p>
          </table:table-cell>
          <table:table-cell office:value-type="float" office:value="3538">
            <text:p>3538</text:p>
          </table:table-cell>
          <table:table-cell office:value-type="float" office:value="3496">
            <text:p>3496</text:p>
          </table:table-cell>
          <table:table-cell office:value-type="float" office:value="3919">
            <text:p>3919</text:p>
          </table:table-cell>
          <table:table-cell office:value-type="float" office:value="3501">
            <text:p>3501</text:p>
          </table:table-cell>
          <table:table-cell office:value-type="float" office:value="5104">
            <text:p>5104</text:p>
          </table:table-cell>
          <table:table-cell office:value-type="float" office:value="4321">
            <text:p>4321</text:p>
          </table:table-cell>
          <table:table-cell office:value-type="float" office:value="3510">
            <text:p>3510</text:p>
          </table:table-cell>
          <table:table-cell office:value-type="float" office:value="3498">
            <text:p>3498</text:p>
          </table:table-cell>
          <table:table-cell office:value-type="float" office:value="3931">
            <text:p>3931</text:p>
          </table:table-cell>
          <table:table-cell office:value-type="float" office:value="3428">
            <text:p>3428</text:p>
          </table:table-cell>
          <table:table-cell office:value-type="float" office:value="4206">
            <text:p>4206</text:p>
          </table:table-cell>
          <table:table-cell office:value-type="float" office:value="3363">
            <text:p>3363</text:p>
          </table:table-cell>
          <table:table-cell office:value-type="float" office:value="3319">
            <text:p>3319</text:p>
          </table:table-cell>
          <table:table-cell office:value-type="float" office:value="4940">
            <text:p>4940</text:p>
          </table:table-cell>
          <table:table-cell office:value-type="float" office:value="4472">
            <text:p>4472</text:p>
          </table:table-cell>
          <table:table-cell office:value-type="float" office:value="4119">
            <text:p>4119</text:p>
          </table:table-cell>
          <table:table-cell office:value-type="float" office:value="6188">
            <text:p>6188</text:p>
          </table:table-cell>
          <table:table-cell office:value-type="float" office:value="3367">
            <text:p>3367</text:p>
          </table:table-cell>
          <table:table-cell office:value-type="float" office:value="3368">
            <text:p>3368</text:p>
          </table:table-cell>
          <table:table-cell office:value-type="float" office:value="4077">
            <text:p>4077</text:p>
          </table:table-cell>
          <table:table-cell office:value-type="float" office:value="3935">
            <text:p>3935</text:p>
          </table:table-cell>
          <table:table-cell office:value-type="float" office:value="3840">
            <text:p>3840</text:p>
          </table:table-cell>
          <table:table-cell office:value-type="float" office:value="3071">
            <text:p>3071</text:p>
          </table:table-cell>
          <table:table-cell office:value-type="float" office:value="3076">
            <text:p>3076</text:p>
          </table:table-cell>
          <table:table-cell office:value-type="float" office:value="3077">
            <text:p>3077</text:p>
          </table:table-cell>
          <table:table-cell office:value-type="float" office:value="4211">
            <text:p>4211</text:p>
          </table:table-cell>
          <table:table-cell office:value-type="float" office:value="3396">
            <text:p>3396</text:p>
          </table:table-cell>
          <table:table-cell office:value-type="float" office:value="3470">
            <text:p>3470</text:p>
          </table:table-cell>
          <table:table-cell office:value-type="float" office:value="3058">
            <text:p>3058</text:p>
          </table:table-cell>
          <table:table-cell office:value-type="float" office:value="3078">
            <text:p>3078</text:p>
          </table:table-cell>
          <table:table-cell office:value-type="float" office:value="3421.2">
            <text:p>3421.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134">
            <text:p>4134</text:p>
          </table:table-cell>
          <table:table-cell office:value-type="float" office:value="4041">
            <text:p>4041</text:p>
          </table:table-cell>
          <table:table-cell office:value-type="float" office:value="5079">
            <text:p>5079</text:p>
          </table:table-cell>
          <table:table-cell office:value-type="float" office:value="6328">
            <text:p>6328</text:p>
          </table:table-cell>
          <table:table-cell office:value-type="float" office:value="3986">
            <text:p>3986</text:p>
          </table:table-cell>
          <table:table-cell office:value-type="float" office:value="6093">
            <text:p>6093</text:p>
          </table:table-cell>
          <table:table-cell office:value-type="float" office:value="3977">
            <text:p>3977</text:p>
          </table:table-cell>
          <table:table-cell office:value-type="float" office:value="4014">
            <text:p>4014</text:p>
          </table:table-cell>
          <table:table-cell office:value-type="float" office:value="4036">
            <text:p>4036</text:p>
          </table:table-cell>
          <table:table-cell office:value-type="float" office:value="6566">
            <text:p>6566</text:p>
          </table:table-cell>
          <table:table-cell office:value-type="float" office:value="4825.4">
            <text:p>4825.4</text:p>
          </table:table-cell>
          <table:table-cell office:value-type="float" office:value="3948">
            <text:p>3948</text:p>
          </table:table-cell>
          <table:table-cell office:value-type="float" office:value="3955">
            <text:p>3955</text:p>
          </table:table-cell>
          <table:table-cell office:value-type="float" office:value="4919">
            <text:p>4919</text:p>
          </table:table-cell>
          <table:table-cell office:value-type="float" office:value="3954">
            <text:p>3954</text:p>
          </table:table-cell>
          <table:table-cell office:value-type="float" office:value="3919">
            <text:p>3919</text:p>
          </table:table-cell>
          <table:table-cell office:value-type="float" office:value="4003">
            <text:p>4003</text:p>
          </table:table-cell>
          <table:table-cell office:value-type="float" office:value="3931">
            <text:p>3931</text:p>
          </table:table-cell>
          <table:table-cell office:value-type="float" office:value="4873">
            <text:p>4873</text:p>
          </table:table-cell>
          <table:table-cell office:value-type="float" office:value="3963">
            <text:p>3963</text:p>
          </table:table-cell>
          <table:table-cell office:value-type="float" office:value="3970">
            <text:p>3970</text:p>
          </table:table-cell>
          <table:table-cell office:value-type="float" office:value="4143.5">
            <text:p>4143.5</text:p>
          </table:table-cell>
          <table:table-cell office:value-type="float" office:value="6606">
            <text:p>6606</text:p>
          </table:table-cell>
          <table:table-cell office:value-type="float" office:value="3938">
            <text:p>3938</text:p>
          </table:table-cell>
          <table:table-cell office:value-type="float" office:value="4708">
            <text:p>4708</text:p>
          </table:table-cell>
          <table:table-cell office:value-type="float" office:value="4231">
            <text:p>4231</text:p>
          </table:table-cell>
          <table:table-cell office:value-type="float" office:value="3934">
            <text:p>3934</text:p>
          </table:table-cell>
          <table:table-cell office:value-type="float" office:value="3979">
            <text:p>3979</text:p>
          </table:table-cell>
          <table:table-cell office:value-type="float" office:value="3868">
            <text:p>3868</text:p>
          </table:table-cell>
          <table:table-cell office:value-type="float" office:value="3871">
            <text:p>3871</text:p>
          </table:table-cell>
          <table:table-cell office:value-type="float" office:value="3896">
            <text:p>3896</text:p>
          </table:table-cell>
          <table:table-cell office:value-type="float" office:value="3892">
            <text:p>3892</text:p>
          </table:table-cell>
          <table:table-cell office:value-type="float" office:value="4292.3">
            <text:p>4292.3</text:p>
          </table:table-cell>
          <table:table-cell office:value-type="float" office:value="4373">
            <text:p>4373</text:p>
          </table:table-cell>
          <table:table-cell office:value-type="float" office:value="4150">
            <text:p>4150</text:p>
          </table:table-cell>
          <table:table-cell office:value-type="float" office:value="4503">
            <text:p>4503</text:p>
          </table:table-cell>
          <table:table-cell office:value-type="float" office:value="4218">
            <text:p>4218</text:p>
          </table:table-cell>
          <table:table-cell office:value-type="float" office:value="4168">
            <text:p>4168</text:p>
          </table:table-cell>
          <table:table-cell office:value-type="float" office:value="4279">
            <text:p>4279</text:p>
          </table:table-cell>
          <table:table-cell office:value-type="float" office:value="4156">
            <text:p>4156</text:p>
          </table:table-cell>
          <table:table-cell office:value-type="float" office:value="4137">
            <text:p>4137</text:p>
          </table:table-cell>
          <table:table-cell office:value-type="float" office:value="4194">
            <text:p>4194</text:p>
          </table:table-cell>
          <table:table-cell office:value-type="float" office:value="4799">
            <text:p>4799</text:p>
          </table:table-cell>
          <table:table-cell office:value-type="float" office:value="4297.7">
            <text:p>4297.7</text:p>
          </table:table-cell>
          <table:table-cell office:value-type="float" office:value="86035">
            <text:p>86035</text:p>
          </table:table-cell>
          <table:table-cell office:value-type="float" office:value="81589">
            <text:p>81589</text:p>
          </table:table-cell>
          <table:table-cell office:value-type="float" office:value="87899">
            <text:p>87899</text:p>
          </table:table-cell>
          <table:table-cell office:value-type="float" office:value="86708">
            <text:p>86708</text:p>
          </table:table-cell>
          <table:table-cell office:value-type="float" office:value="87034">
            <text:p>87034</text:p>
          </table:table-cell>
          <table:table-cell office:value-type="float" office:value="84517">
            <text:p>84517</text:p>
          </table:table-cell>
          <table:table-cell office:value-type="float" office:value="81580">
            <text:p>81580</text:p>
          </table:table-cell>
          <table:table-cell office:value-type="float" office:value="82974">
            <text:p>82974</text:p>
          </table:table-cell>
          <table:table-cell office:value-type="float" office:value="86494">
            <text:p>86494</text:p>
          </table:table-cell>
          <table:table-cell office:value-type="float" office:value="83189">
            <text:p>83189</text:p>
          </table:table-cell>
          <table:table-cell office:value-type="float" office:value="84801.9">
            <text:p>84801.9</text:p>
          </table:table-cell>
          <table:table-cell office:value-type="float" office:value="71195">
            <text:p>71195</text:p>
          </table:table-cell>
          <table:table-cell office:value-type="float" office:value="71556">
            <text:p>71556</text:p>
          </table:table-cell>
          <table:table-cell office:value-type="float" office:value="71013">
            <text:p>71013</text:p>
          </table:table-cell>
          <table:table-cell office:value-type="float" office:value="65744">
            <text:p>65744</text:p>
          </table:table-cell>
          <table:table-cell office:value-type="float" office:value="67471">
            <text:p>67471</text:p>
          </table:table-cell>
          <table:table-cell office:value-type="float" office:value="69649">
            <text:p>69649</text:p>
          </table:table-cell>
          <table:table-cell office:value-type="float" office:value="71790">
            <text:p>71790</text:p>
          </table:table-cell>
          <table:table-cell office:value-type="float" office:value="71173">
            <text:p>71173</text:p>
          </table:table-cell>
          <table:table-cell office:value-type="float" office:value="76060">
            <text:p>76060</text:p>
          </table:table-cell>
          <table:table-cell office:value-type="float" office:value="73348">
            <text:p>73348</text:p>
          </table:table-cell>
          <table:table-cell office:value-type="float" office:value="70899.9">
            <text:p>70899.9</text:p>
          </table:table-cell>
          <table:table-cell office:value-type="float" office:value="2628">
            <text:p>2628</text:p>
          </table:table-cell>
          <table:table-cell office:value-type="float" office:value="2662">
            <text:p>2662</text:p>
          </table:table-cell>
          <table:table-cell office:value-type="float" office:value="2635">
            <text:p>2635</text:p>
          </table:table-cell>
          <table:table-cell office:value-type="float" office:value="2642">
            <text:p>2642</text:p>
          </table:table-cell>
          <table:table-cell office:value-type="float" office:value="3304">
            <text:p>3304</text:p>
          </table:table-cell>
          <table:table-cell office:value-type="float" office:value="3083">
            <text:p>3083</text:p>
          </table:table-cell>
          <table:table-cell office:value-type="float" office:value="3230">
            <text:p>3230</text:p>
          </table:table-cell>
          <table:table-cell office:value-type="float" office:value="2683">
            <text:p>2683</text:p>
          </table:table-cell>
          <table:table-cell office:value-type="float" office:value="2771">
            <text:p>2771</text:p>
          </table:table-cell>
          <table:table-cell office:value-type="float" office:value="2818">
            <text:p>2818</text:p>
          </table:table-cell>
          <table:table-cell office:value-type="float" office:value="2845.6">
            <text:p>2845.6</text:p>
          </table:table-cell>
          <table:table-cell office:value-type="float" office:value="6280">
            <text:p>6280</text:p>
          </table:table-cell>
          <table:table-cell office:value-type="float" office:value="3224">
            <text:p>3224</text:p>
          </table:table-cell>
          <table:table-cell office:value-type="float" office:value="3286">
            <text:p>3286</text:p>
          </table:table-cell>
          <table:table-cell office:value-type="float" office:value="3221">
            <text:p>3221</text:p>
          </table:table-cell>
          <table:table-cell office:value-type="float" office:value="4082">
            <text:p>4082</text:p>
          </table:table-cell>
          <table:table-cell office:value-type="float" office:value="3302">
            <text:p>3302</text:p>
          </table:table-cell>
          <table:table-cell office:value-type="float" office:value="3727">
            <text:p>3727</text:p>
          </table:table-cell>
          <table:table-cell office:value-type="float" office:value="3226">
            <text:p>3226</text:p>
          </table:table-cell>
          <table:table-cell office:value-type="float" office:value="3913">
            <text:p>3913</text:p>
          </table:table-cell>
          <table:table-cell office:value-type="float" office:value="3250">
            <text:p>3250</text:p>
          </table:table-cell>
          <table:table-cell office:value-type="float" office:value="3751.1">
            <text:p>3751.1</text:p>
          </table:table-cell>
          <table:table-cell office:value-type="float" office:value="4501">
            <text:p>4501</text:p>
          </table:table-cell>
          <table:table-cell office:value-type="float" office:value="3576">
            <text:p>3576</text:p>
          </table:table-cell>
          <table:table-cell office:value-type="float" office:value="3586">
            <text:p>3586</text:p>
          </table:table-cell>
          <table:table-cell office:value-type="float" office:value="3567">
            <text:p>3567</text:p>
          </table:table-cell>
          <table:table-cell office:value-type="float" office:value="4235">
            <text:p>4235</text:p>
          </table:table-cell>
          <table:table-cell office:value-type="float" office:value="3582">
            <text:p>3582</text:p>
          </table:table-cell>
          <table:table-cell office:value-type="float" office:value="3715">
            <text:p>3715</text:p>
          </table:table-cell>
          <table:table-cell office:value-type="float" office:value="3581">
            <text:p>3581</text:p>
          </table:table-cell>
          <table:table-cell office:value-type="float" office:value="3908">
            <text:p>3908</text:p>
          </table:table-cell>
          <table:table-cell office:value-type="float" office:value="3610">
            <text:p>3610</text:p>
          </table:table-cell>
          <table:table-cell office:value-type="float" office:value="3786.1">
            <text:p>3786.1</text:p>
          </table:table-cell>
          <table:table-cell office:value-type="float" office:value="3839">
            <text:p>3839</text:p>
          </table:table-cell>
          <table:table-cell office:value-type="float" office:value="3442">
            <text:p>3442</text:p>
          </table:table-cell>
          <table:table-cell office:value-type="float" office:value="3409">
            <text:p>3409</text:p>
          </table:table-cell>
          <table:table-cell office:value-type="float" office:value="3478">
            <text:p>3478</text:p>
          </table:table-cell>
          <table:table-cell office:value-type="float" office:value="3634">
            <text:p>3634</text:p>
          </table:table-cell>
          <table:table-cell office:value-type="float" office:value="3433">
            <text:p>3433</text:p>
          </table:table-cell>
          <table:table-cell office:value-type="float" office:value="3903">
            <text:p>3903</text:p>
          </table:table-cell>
          <table:table-cell office:value-type="float" office:value="3476">
            <text:p>3476</text:p>
          </table:table-cell>
          <table:table-cell office:value-type="float" office:value="3627">
            <text:p>3627</text:p>
          </table:table-cell>
          <table:table-cell office:value-type="float" office:value="3436">
            <text:p>3436</text:p>
          </table:table-cell>
          <table:table-cell office:value-type="float" office:value="3567.7">
            <text:p>3567.7</text:p>
          </table:table-cell>
          <table:table-cell office:value-type="float" office:value="3234">
            <text:p>3234</text:p>
          </table:table-cell>
          <table:table-cell office:value-type="float" office:value="4918">
            <text:p>4918</text:p>
          </table:table-cell>
          <table:table-cell office:value-type="float" office:value="3144">
            <text:p>3144</text:p>
          </table:table-cell>
          <table:table-cell office:value-type="float" office:value="3139">
            <text:p>3139</text:p>
          </table:table-cell>
          <table:table-cell office:value-type="float" office:value="3129">
            <text:p>3129</text:p>
          </table:table-cell>
          <table:table-cell office:value-type="float" office:value="3118">
            <text:p>3118</text:p>
          </table:table-cell>
          <table:table-cell office:value-type="float" office:value="3176">
            <text:p>3176</text:p>
          </table:table-cell>
          <table:table-cell office:value-type="float" office:value="3130">
            <text:p>3130</text:p>
          </table:table-cell>
          <table:table-cell office:value-type="float" office:value="3776">
            <text:p>3776</text:p>
          </table:table-cell>
          <table:table-cell office:value-type="float" office:value="3166">
            <text:p>3166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5090">
            <text:p>5090</text:p>
          </table:table-cell>
          <table:table-cell office:value-type="float" office:value="6115">
            <text:p>6115</text:p>
          </table:table-cell>
          <table:table-cell office:value-type="float" office:value="5601">
            <text:p>5601</text:p>
          </table:table-cell>
          <table:table-cell office:value-type="float" office:value="5013">
            <text:p>5013</text:p>
          </table:table-cell>
          <table:table-cell office:value-type="float" office:value="7396">
            <text:p>7396</text:p>
          </table:table-cell>
          <table:table-cell office:value-type="float" office:value="5463">
            <text:p>5463</text:p>
          </table:table-cell>
          <table:table-cell office:value-type="float" office:value="7898">
            <text:p>7898</text:p>
          </table:table-cell>
          <table:table-cell office:value-type="float" office:value="6217">
            <text:p>6217</text:p>
          </table:table-cell>
          <table:table-cell office:value-type="float" office:value="5583">
            <text:p>5583</text:p>
          </table:table-cell>
          <table:table-cell office:value-type="float" office:value="5608">
            <text:p>5608</text:p>
          </table:table-cell>
          <table:table-cell office:value-type="float" office:value="5998.4">
            <text:p>5998.4</text:p>
          </table:table-cell>
          <table:table-cell office:value-type="float" office:value="4364">
            <text:p>4364</text:p>
          </table:table-cell>
          <table:table-cell office:value-type="float" office:value="4504">
            <text:p>4504</text:p>
          </table:table-cell>
          <table:table-cell office:value-type="float" office:value="4390">
            <text:p>4390</text:p>
          </table:table-cell>
          <table:table-cell office:value-type="float" office:value="4347">
            <text:p>4347</text:p>
          </table:table-cell>
          <table:table-cell office:value-type="float" office:value="5202">
            <text:p>5202</text:p>
          </table:table-cell>
          <table:table-cell office:value-type="float" office:value="4311">
            <text:p>4311</text:p>
          </table:table-cell>
          <table:table-cell office:value-type="float" office:value="5399">
            <text:p>5399</text:p>
          </table:table-cell>
          <table:table-cell office:value-type="float" office:value="6587">
            <text:p>6587</text:p>
          </table:table-cell>
          <table:table-cell office:value-type="float" office:value="4360">
            <text:p>4360</text:p>
          </table:table-cell>
          <table:table-cell office:value-type="float" office:value="4336">
            <text:p>4336</text:p>
          </table:table-cell>
          <table:table-cell office:value-type="float" office:value="4780">
            <text:p>4780</text:p>
          </table:table-cell>
          <table:table-cell office:value-type="float" office:value="4091">
            <text:p>4091</text:p>
          </table:table-cell>
          <table:table-cell office:value-type="float" office:value="5776">
            <text:p>5776</text:p>
          </table:table-cell>
          <table:table-cell office:value-type="float" office:value="5906">
            <text:p>5906</text:p>
          </table:table-cell>
          <table:table-cell office:value-type="float" office:value="4053">
            <text:p>4053</text:p>
          </table:table-cell>
          <table:table-cell office:value-type="float" office:value="4271">
            <text:p>4271</text:p>
          </table:table-cell>
          <table:table-cell office:value-type="float" office:value="4209">
            <text:p>4209</text:p>
          </table:table-cell>
          <table:table-cell office:value-type="float" office:value="4803">
            <text:p>4803</text:p>
          </table:table-cell>
          <table:table-cell office:value-type="float" office:value="4089">
            <text:p>4089</text:p>
          </table:table-cell>
          <table:table-cell office:value-type="float" office:value="6188">
            <text:p>6188</text:p>
          </table:table-cell>
          <table:table-cell office:value-type="float" office:value="4049">
            <text:p>4049</text:p>
          </table:table-cell>
          <table:table-cell office:value-type="float" office:value="4743.5">
            <text:p>4743.5</text:p>
          </table:table-cell>
          <table:table-cell office:value-type="float" office:value="4383">
            <text:p>4383</text:p>
          </table:table-cell>
          <table:table-cell office:value-type="float" office:value="4415">
            <text:p>4415</text:p>
          </table:table-cell>
          <table:table-cell office:value-type="float" office:value="4413">
            <text:p>4413</text:p>
          </table:table-cell>
          <table:table-cell office:value-type="float" office:value="4275">
            <text:p>4275</text:p>
          </table:table-cell>
          <table:table-cell office:value-type="float" office:value="6267">
            <text:p>6267</text:p>
          </table:table-cell>
          <table:table-cell office:value-type="float" office:value="4316">
            <text:p>4316</text:p>
          </table:table-cell>
          <table:table-cell office:value-type="float" office:value="6223">
            <text:p>6223</text:p>
          </table:table-cell>
          <table:table-cell office:value-type="float" office:value="4320">
            <text:p>4320</text:p>
          </table:table-cell>
          <table:table-cell office:value-type="float" office:value="4383">
            <text:p>4383</text:p>
          </table:table-cell>
          <table:table-cell office:value-type="float" office:value="6641">
            <text:p>6641</text:p>
          </table:table-cell>
          <table:table-cell office:value-type="float" office:value="4963.6">
            <text:p>4963.6</text:p>
          </table:table-cell>
          <table:table-cell office:value-type="float" office:value="93547">
            <text:p>93547</text:p>
          </table:table-cell>
          <table:table-cell office:value-type="float" office:value="91877">
            <text:p>91877</text:p>
          </table:table-cell>
          <table:table-cell office:value-type="float" office:value="86656">
            <text:p>86656</text:p>
          </table:table-cell>
          <table:table-cell office:value-type="float" office:value="88519">
            <text:p>88519</text:p>
          </table:table-cell>
          <table:table-cell office:value-type="float" office:value="83726">
            <text:p>83726</text:p>
          </table:table-cell>
          <table:table-cell office:value-type="float" office:value="89327">
            <text:p>89327</text:p>
          </table:table-cell>
          <table:table-cell office:value-type="float" office:value="86801">
            <text:p>86801</text:p>
          </table:table-cell>
          <table:table-cell office:value-type="float" office:value="85189">
            <text:p>85189</text:p>
          </table:table-cell>
          <table:table-cell office:value-type="float" office:value="88860">
            <text:p>88860</text:p>
          </table:table-cell>
          <table:table-cell office:value-type="float" office:value="88320">
            <text:p>88320</text:p>
          </table:table-cell>
          <table:table-cell office:value-type="float" office:value="88282.2">
            <text:p>88282.2</text:p>
          </table:table-cell>
          <table:table-cell office:value-type="float" office:value="71180">
            <text:p>71180</text:p>
          </table:table-cell>
          <table:table-cell office:value-type="float" office:value="72320">
            <text:p>72320</text:p>
          </table:table-cell>
          <table:table-cell office:value-type="float" office:value="74398">
            <text:p>74398</text:p>
          </table:table-cell>
          <table:table-cell office:value-type="float" office:value="71783">
            <text:p>71783</text:p>
          </table:table-cell>
          <table:table-cell office:value-type="float" office:value="71092">
            <text:p>71092</text:p>
          </table:table-cell>
          <table:table-cell office:value-type="float" office:value="73033">
            <text:p>73033</text:p>
          </table:table-cell>
          <table:table-cell office:value-type="float" office:value="72760">
            <text:p>72760</text:p>
          </table:table-cell>
          <table:table-cell office:value-type="float" office:value="74879">
            <text:p>74879</text:p>
          </table:table-cell>
          <table:table-cell office:value-type="float" office:value="67880">
            <text:p>67880</text:p>
          </table:table-cell>
          <table:table-cell office:value-type="float" office:value="71010">
            <text:p>71010</text:p>
          </table:table-cell>
          <table:table-cell office:value-type="float" office:value="72033.5">
            <text:p>72033.5</text:p>
          </table:table-cell>
          <table:table-cell office:value-type="float" office:value="2759">
            <text:p>2759</text:p>
          </table:table-cell>
          <table:table-cell office:value-type="float" office:value="2704">
            <text:p>2704</text:p>
          </table:table-cell>
          <table:table-cell office:value-type="float" office:value="2711">
            <text:p>2711</text:p>
          </table:table-cell>
          <table:table-cell office:value-type="float" office:value="2696">
            <text:p>2696</text:p>
          </table:table-cell>
          <table:table-cell office:value-type="float" office:value="2763">
            <text:p>2763</text:p>
          </table:table-cell>
          <table:table-cell office:value-type="float" office:value="2714">
            <text:p>2714</text:p>
          </table:table-cell>
          <table:table-cell office:value-type="float" office:value="2671">
            <text:p>2671</text:p>
          </table:table-cell>
          <table:table-cell office:value-type="float" office:value="2756">
            <text:p>2756</text:p>
          </table:table-cell>
          <table:table-cell office:value-type="float" office:value="4560">
            <text:p>4560</text:p>
          </table:table-cell>
          <table:table-cell office:value-type="float" office:value="2712">
            <text:p>2712</text:p>
          </table:table-cell>
          <table:table-cell office:value-type="float" office:value="2904.6">
            <text:p>2904.6</text:p>
          </table:table-cell>
          <table:table-cell office:value-type="float" office:value="3362">
            <text:p>3362</text:p>
          </table:table-cell>
          <table:table-cell office:value-type="float" office:value="4219">
            <text:p>4219</text:p>
          </table:table-cell>
          <table:table-cell office:value-type="float" office:value="3369">
            <text:p>3369</text:p>
          </table:table-cell>
          <table:table-cell office:value-type="float" office:value="3316">
            <text:p>3316</text:p>
          </table:table-cell>
          <table:table-cell office:value-type="float" office:value="3317">
            <text:p>3317</text:p>
          </table:table-cell>
          <table:table-cell office:value-type="float" office:value="3333">
            <text:p>3333</text:p>
          </table:table-cell>
          <table:table-cell office:value-type="float" office:value="3352">
            <text:p>3352</text:p>
          </table:table-cell>
          <table:table-cell office:value-type="float" office:value="3321">
            <text:p>3321</text:p>
          </table:table-cell>
          <table:table-cell office:value-type="float" office:value="3394">
            <text:p>3394</text:p>
          </table:table-cell>
          <table:table-cell office:value-type="float" office:value="3363">
            <text:p>3363</text:p>
          </table:table-cell>
          <table:table-cell office:value-type="float" office:value="3434.6">
            <text:p>3434.6</text:p>
          </table:table-cell>
          <table:table-cell office:value-type="float" office:value="4617">
            <text:p>4617</text:p>
          </table:table-cell>
          <table:table-cell office:value-type="float" office:value="5089">
            <text:p>5089</text:p>
          </table:table-cell>
          <table:table-cell office:value-type="float" office:value="5326">
            <text:p>5326</text:p>
          </table:table-cell>
          <table:table-cell office:value-type="float" office:value="3632">
            <text:p>3632</text:p>
          </table:table-cell>
          <table:table-cell office:value-type="float" office:value="6248">
            <text:p>6248</text:p>
          </table:table-cell>
          <table:table-cell office:value-type="float" office:value="3674">
            <text:p>3674</text:p>
          </table:table-cell>
          <table:table-cell office:value-type="float" office:value="3689">
            <text:p>3689</text:p>
          </table:table-cell>
          <table:table-cell office:value-type="float" office:value="4354">
            <text:p>4354</text:p>
          </table:table-cell>
          <table:table-cell office:value-type="float" office:value="4708">
            <text:p>4708</text:p>
          </table:table-cell>
          <table:table-cell office:value-type="float" office:value="3655">
            <text:p>3655</text:p>
          </table:table-cell>
          <table:table-cell office:value-type="float" office:value="4499.2">
            <text:p>4499.2</text:p>
          </table:table-cell>
          <table:table-cell office:value-type="float" office:value="4888">
            <text:p>4888</text:p>
          </table:table-cell>
          <table:table-cell office:value-type="float" office:value="4429">
            <text:p>4429</text:p>
          </table:table-cell>
          <table:table-cell office:value-type="float" office:value="3575">
            <text:p>3575</text:p>
          </table:table-cell>
          <table:table-cell office:value-type="float" office:value="5244">
            <text:p>5244</text:p>
          </table:table-cell>
          <table:table-cell office:value-type="float" office:value="4443">
            <text:p>4443</text:p>
          </table:table-cell>
          <table:table-cell office:value-type="float" office:value="3580">
            <text:p>3580</text:p>
          </table:table-cell>
          <table:table-cell office:value-type="float" office:value="3549">
            <text:p>3549</text:p>
          </table:table-cell>
          <table:table-cell office:value-type="float" office:value="5017">
            <text:p>5017</text:p>
          </table:table-cell>
          <table:table-cell office:value-type="float" office:value="4838">
            <text:p>4838</text:p>
          </table:table-cell>
          <table:table-cell office:value-type="float" office:value="5848">
            <text:p>5848</text:p>
          </table:table-cell>
          <table:table-cell office:value-type="float" office:value="4541.1">
            <text:p>4541.1</text:p>
          </table:table-cell>
          <table:table-cell office:value-type="float" office:value="4071">
            <text:p>4071</text:p>
          </table:table-cell>
          <table:table-cell office:value-type="float" office:value="3990">
            <text:p>3990</text:p>
          </table:table-cell>
          <table:table-cell office:value-type="float" office:value="3212">
            <text:p>3212</text:p>
          </table:table-cell>
          <table:table-cell office:value-type="float" office:value="3232">
            <text:p>3232</text:p>
          </table:table-cell>
          <table:table-cell office:value-type="float" office:value="3617">
            <text:p>3617</text:p>
          </table:table-cell>
          <table:table-cell office:value-type="float" office:value="3293">
            <text:p>3293</text:p>
          </table:table-cell>
          <table:table-cell office:value-type="float" office:value="4943">
            <text:p>4943</text:p>
          </table:table-cell>
          <table:table-cell office:value-type="float" office:value="4035">
            <text:p>4035</text:p>
          </table:table-cell>
          <table:table-cell office:value-type="float" office:value="3935">
            <text:p>3935</text:p>
          </table:table-cell>
          <table:table-cell office:value-type="float" office:value="3299">
            <text:p>3299</text:p>
          </table:table-cell>
          <table:table-cell office:value-type="float" office:value="3762.7">
            <text:p>3762.7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office:value-type="float" office:value="7802">
            <text:p>7802</text:p>
          </table:table-cell>
          <table:table-cell office:value-type="float" office:value="4988">
            <text:p>4988</text:p>
          </table:table-cell>
          <table:table-cell office:value-type="float" office:value="6388">
            <text:p>6388</text:p>
          </table:table-cell>
          <table:table-cell office:value-type="float" office:value="6673">
            <text:p>6673</text:p>
          </table:table-cell>
          <table:table-cell office:value-type="float" office:value="6053">
            <text:p>6053</text:p>
          </table:table-cell>
          <table:table-cell office:value-type="float" office:value="5843">
            <text:p>5843</text:p>
          </table:table-cell>
          <table:table-cell office:value-type="float" office:value="5512">
            <text:p>5512</text:p>
          </table:table-cell>
          <table:table-cell office:value-type="float" office:value="5765">
            <text:p>5765</text:p>
          </table:table-cell>
          <table:table-cell office:value-type="float" office:value="4641">
            <text:p>4641</text:p>
          </table:table-cell>
          <table:table-cell office:value-type="float" office:value="5826.5">
            <text:p>5826.5</text:p>
          </table:table-cell>
          <table:table-cell office:value-type="float" office:value="4450">
            <text:p>4450</text:p>
          </table:table-cell>
          <table:table-cell office:value-type="float" office:value="5294">
            <text:p>5294</text:p>
          </table:table-cell>
          <table:table-cell office:value-type="float" office:value="6538">
            <text:p>6538</text:p>
          </table:table-cell>
          <table:table-cell office:value-type="float" office:value="4414">
            <text:p>4414</text:p>
          </table:table-cell>
          <table:table-cell office:value-type="float" office:value="4787">
            <text:p>4787</text:p>
          </table:table-cell>
          <table:table-cell office:value-type="float" office:value="6750">
            <text:p>6750</text:p>
          </table:table-cell>
          <table:table-cell office:value-type="float" office:value="5516">
            <text:p>5516</text:p>
          </table:table-cell>
          <table:table-cell office:value-type="float" office:value="5038">
            <text:p>5038</text:p>
          </table:table-cell>
          <table:table-cell office:value-type="float" office:value="5305">
            <text:p>5305</text:p>
          </table:table-cell>
          <table:table-cell office:value-type="float" office:value="4441">
            <text:p>4441</text:p>
          </table:table-cell>
          <table:table-cell office:value-type="float" office:value="5253.3">
            <text:p>5253.3</text:p>
          </table:table-cell>
          <table:table-cell office:value-type="float" office:value="4294">
            <text:p>4294</text:p>
          </table:table-cell>
          <table:table-cell office:value-type="float" office:value="4318">
            <text:p>4318</text:p>
          </table:table-cell>
          <table:table-cell office:value-type="float" office:value="4155">
            <text:p>4155</text:p>
          </table:table-cell>
          <table:table-cell office:value-type="float" office:value="4160">
            <text:p>4160</text:p>
          </table:table-cell>
          <table:table-cell office:value-type="float" office:value="4171">
            <text:p>4171</text:p>
          </table:table-cell>
          <table:table-cell office:value-type="float" office:value="4561">
            <text:p>4561</text:p>
          </table:table-cell>
          <table:table-cell office:value-type="float" office:value="6269">
            <text:p>6269</text:p>
          </table:table-cell>
          <table:table-cell office:value-type="float" office:value="6618">
            <text:p>6618</text:p>
          </table:table-cell>
          <table:table-cell office:value-type="float" office:value="4306">
            <text:p>4306</text:p>
          </table:table-cell>
          <table:table-cell office:value-type="float" office:value="4140">
            <text:p>4140</text:p>
          </table:table-cell>
          <table:table-cell office:value-type="float" office:value="4699.2">
            <text:p>4699.2</text:p>
          </table:table-cell>
          <table:table-cell office:value-type="float" office:value="4481">
            <text:p>4481</text:p>
          </table:table-cell>
          <table:table-cell office:value-type="float" office:value="4428">
            <text:p>4428</text:p>
          </table:table-cell>
          <table:table-cell office:value-type="float" office:value="4423">
            <text:p>4423</text:p>
          </table:table-cell>
          <table:table-cell office:value-type="float" office:value="4420">
            <text:p>4420</text:p>
          </table:table-cell>
          <table:table-cell office:value-type="float" office:value="4468">
            <text:p>4468</text:p>
          </table:table-cell>
          <table:table-cell office:value-type="float" office:value="4527">
            <text:p>4527</text:p>
          </table:table-cell>
          <table:table-cell office:value-type="float" office:value="4773">
            <text:p>4773</text:p>
          </table:table-cell>
          <table:table-cell office:value-type="float" office:value="5274">
            <text:p>5274</text:p>
          </table:table-cell>
          <table:table-cell office:value-type="float" office:value="6665">
            <text:p>6665</text:p>
          </table:table-cell>
          <table:table-cell office:value-type="float" office:value="6451">
            <text:p>6451</text:p>
          </table:table-cell>
          <table:table-cell office:value-type="float" office:value="4991">
            <text:p>4991</text:p>
          </table:table-cell>
          <table:table-cell office:value-type="float" office:value="92406">
            <text:p>92406</text:p>
          </table:table-cell>
          <table:table-cell office:value-type="float" office:value="91909">
            <text:p>91909</text:p>
          </table:table-cell>
          <table:table-cell office:value-type="float" office:value="95493">
            <text:p>95493</text:p>
          </table:table-cell>
          <table:table-cell office:value-type="float" office:value="94999">
            <text:p>94999</text:p>
          </table:table-cell>
          <table:table-cell office:value-type="float" office:value="89245">
            <text:p>89245</text:p>
          </table:table-cell>
          <table:table-cell office:value-type="float" office:value="96333">
            <text:p>96333</text:p>
          </table:table-cell>
          <table:table-cell office:value-type="float" office:value="96701">
            <text:p>96701</text:p>
          </table:table-cell>
          <table:table-cell office:value-type="float" office:value="102748">
            <text:p>102748</text:p>
          </table:table-cell>
          <table:table-cell office:value-type="float" office:value="96582">
            <text:p>96582</text:p>
          </table:table-cell>
          <table:table-cell office:value-type="float" office:value="90250">
            <text:p>90250</text:p>
          </table:table-cell>
          <table:table-cell office:value-type="float" office:value="94666.6">
            <text:p>94666.6</text:p>
          </table:table-cell>
          <table:table-cell office:value-type="float" office:value="77632">
            <text:p>77632</text:p>
          </table:table-cell>
          <table:table-cell office:value-type="float" office:value="73236">
            <text:p>73236</text:p>
          </table:table-cell>
          <table:table-cell office:value-type="float" office:value="83819">
            <text:p>83819</text:p>
          </table:table-cell>
          <table:table-cell office:value-type="float" office:value="84192">
            <text:p>84192</text:p>
          </table:table-cell>
          <table:table-cell office:value-type="float" office:value="84763">
            <text:p>84763</text:p>
          </table:table-cell>
          <table:table-cell office:value-type="float" office:value="78217">
            <text:p>78217</text:p>
          </table:table-cell>
          <table:table-cell office:value-type="float" office:value="85652">
            <text:p>85652</text:p>
          </table:table-cell>
          <table:table-cell office:value-type="float" office:value="80397">
            <text:p>80397</text:p>
          </table:table-cell>
          <table:table-cell office:value-type="float" office:value="79110">
            <text:p>79110</text:p>
          </table:table-cell>
          <table:table-cell office:value-type="float" office:value="71891">
            <text:p>71891</text:p>
          </table:table-cell>
          <table:table-cell office:value-type="float" office:value="79890.9">
            <text:p>79890.9</text:p>
          </table:table-cell>
          <table:table-cell office:value-type="float" office:value="2809">
            <text:p>2809</text:p>
          </table:table-cell>
          <table:table-cell office:value-type="float" office:value="2793">
            <text:p>2793</text:p>
          </table:table-cell>
          <table:table-cell office:value-type="float" office:value="4442">
            <text:p>4442</text:p>
          </table:table-cell>
          <table:table-cell office:value-type="float" office:value="3804">
            <text:p>3804</text:p>
          </table:table-cell>
          <table:table-cell office:value-type="float" office:value="3483">
            <text:p>3483</text:p>
          </table:table-cell>
          <table:table-cell office:value-type="float" office:value="4638">
            <text:p>4638</text:p>
          </table:table-cell>
          <table:table-cell office:value-type="float" office:value="3144">
            <text:p>3144</text:p>
          </table:table-cell>
          <table:table-cell office:value-type="float" office:value="2801">
            <text:p>2801</text:p>
          </table:table-cell>
          <table:table-cell office:value-type="float" office:value="4712">
            <text:p>4712</text:p>
          </table:table-cell>
          <table:table-cell office:value-type="float" office:value="2803">
            <text:p>2803</text:p>
          </table:table-cell>
          <table:table-cell office:value-type="float" office:value="3542.9">
            <text:p>3542.9</text:p>
          </table:table-cell>
          <table:table-cell office:value-type="float" office:value="3404">
            <text:p>3404</text:p>
          </table:table-cell>
          <table:table-cell office:value-type="float" office:value="3426">
            <text:p>3426</text:p>
          </table:table-cell>
          <table:table-cell office:value-type="float" office:value="4257">
            <text:p>4257</text:p>
          </table:table-cell>
          <table:table-cell office:value-type="float" office:value="4251">
            <text:p>4251</text:p>
          </table:table-cell>
          <table:table-cell office:value-type="float" office:value="4161">
            <text:p>4161</text:p>
          </table:table-cell>
          <table:table-cell office:value-type="float" office:value="3840">
            <text:p>3840</text:p>
          </table:table-cell>
          <table:table-cell office:value-type="float" office:value="3477">
            <text:p>3477</text:p>
          </table:table-cell>
          <table:table-cell office:value-type="float" office:value="5506">
            <text:p>5506</text:p>
          </table:table-cell>
          <table:table-cell office:value-type="float" office:value="3434">
            <text:p>3434</text:p>
          </table:table-cell>
          <table:table-cell office:value-type="float" office:value="4275">
            <text:p>4275</text:p>
          </table:table-cell>
          <table:table-cell office:value-type="float" office:value="4003.1">
            <text:p>4003.1</text:p>
          </table:table-cell>
          <table:table-cell office:value-type="float" office:value="3766">
            <text:p>3766</text:p>
          </table:table-cell>
          <table:table-cell office:value-type="float" office:value="5023">
            <text:p>5023</text:p>
          </table:table-cell>
          <table:table-cell office:value-type="float" office:value="4258">
            <text:p>4258</text:p>
          </table:table-cell>
          <table:table-cell office:value-type="float" office:value="4342">
            <text:p>4342</text:p>
          </table:table-cell>
          <table:table-cell office:value-type="float" office:value="4149">
            <text:p>4149</text:p>
          </table:table-cell>
          <table:table-cell office:value-type="float" office:value="3780">
            <text:p>3780</text:p>
          </table:table-cell>
          <table:table-cell office:value-type="float" office:value="4263">
            <text:p>4263</text:p>
          </table:table-cell>
          <table:table-cell office:value-type="float" office:value="3814">
            <text:p>3814</text:p>
          </table:table-cell>
          <table:table-cell office:value-type="float" office:value="3790">
            <text:p>3790</text:p>
          </table:table-cell>
          <table:table-cell office:value-type="float" office:value="7465">
            <text:p>7465</text:p>
          </table:table-cell>
          <table:table-cell office:value-type="float" office:value="4465">
            <text:p>4465</text:p>
          </table:table-cell>
          <table:table-cell office:value-type="float" office:value="4284">
            <text:p>4284</text:p>
          </table:table-cell>
          <table:table-cell office:value-type="float" office:value="4877">
            <text:p>4877</text:p>
          </table:table-cell>
          <table:table-cell office:value-type="float" office:value="3743">
            <text:p>3743</text:p>
          </table:table-cell>
          <table:table-cell office:value-type="float" office:value="3778">
            <text:p>3778</text:p>
          </table:table-cell>
          <table:table-cell office:value-type="float" office:value="4870">
            <text:p>4870</text:p>
          </table:table-cell>
          <table:table-cell office:value-type="float" office:value="4700">
            <text:p>4700</text:p>
          </table:table-cell>
          <table:table-cell office:value-type="float" office:value="4033">
            <text:p>4033</text:p>
          </table:table-cell>
          <table:table-cell office:value-type="float" office:value="5452">
            <text:p>5452</text:p>
          </table:table-cell>
          <table:table-cell office:value-type="float" office:value="3640">
            <text:p>3640</text:p>
          </table:table-cell>
          <table:table-cell office:value-type="float" office:value="4504">
            <text:p>4504</text:p>
          </table:table-cell>
          <table:table-cell office:value-type="float" office:value="4388.1">
            <text:p>4388.1</text:p>
          </table:table-cell>
          <table:table-cell office:value-type="float" office:value="4754">
            <text:p>4754</text:p>
          </table:table-cell>
          <table:table-cell office:value-type="float" office:value="4144">
            <text:p>4144</text:p>
          </table:table-cell>
          <table:table-cell office:value-type="float" office:value="3305">
            <text:p>3305</text:p>
          </table:table-cell>
          <table:table-cell office:value-type="float" office:value="3329">
            <text:p>3329</text:p>
          </table:table-cell>
          <table:table-cell office:value-type="float" office:value="4434">
            <text:p>4434</text:p>
          </table:table-cell>
          <table:table-cell office:value-type="float" office:value="4878">
            <text:p>4878</text:p>
          </table:table-cell>
          <table:table-cell office:value-type="float" office:value="3755">
            <text:p>3755</text:p>
          </table:table-cell>
          <table:table-cell office:value-type="float" office:value="4122">
            <text:p>4122</text:p>
          </table:table-cell>
          <table:table-cell office:value-type="float" office:value="3374">
            <text:p>3374</text:p>
          </table:table-cell>
          <table:table-cell office:value-type="float" office:value="3636">
            <text:p>3636</text:p>
          </table:table-cell>
          <table:table-cell office:value-type="float" office:value="3973.1">
            <text:p>3973.1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4758">
            <text:p>4758</text:p>
          </table:table-cell>
          <table:table-cell office:value-type="float" office:value="4593">
            <text:p>4593</text:p>
          </table:table-cell>
          <table:table-cell office:value-type="float" office:value="4750">
            <text:p>4750</text:p>
          </table:table-cell>
          <table:table-cell office:value-type="float" office:value="5204">
            <text:p>5204</text:p>
          </table:table-cell>
          <table:table-cell office:value-type="float" office:value="5174">
            <text:p>5174</text:p>
          </table:table-cell>
          <table:table-cell office:value-type="float" office:value="4803">
            <text:p>4803</text:p>
          </table:table-cell>
          <table:table-cell office:value-type="float" office:value="6705">
            <text:p>6705</text:p>
          </table:table-cell>
          <table:table-cell office:value-type="float" office:value="4639">
            <text:p>4639</text:p>
          </table:table-cell>
          <table:table-cell office:value-type="float" office:value="4632">
            <text:p>4632</text:p>
          </table:table-cell>
          <table:table-cell office:value-type="float" office:value="5045">
            <text:p>5045</text:p>
          </table:table-cell>
          <table:table-cell office:value-type="float" office:value="5030.3">
            <text:p>5030.3</text:p>
          </table:table-cell>
          <table:table-cell office:value-type="float" office:value="4683">
            <text:p>4683</text:p>
          </table:table-cell>
          <table:table-cell office:value-type="float" office:value="4517">
            <text:p>4517</text:p>
          </table:table-cell>
          <table:table-cell office:value-type="float" office:value="5567">
            <text:p>5567</text:p>
          </table:table-cell>
          <table:table-cell office:value-type="float" office:value="6524">
            <text:p>6524</text:p>
          </table:table-cell>
          <table:table-cell office:value-type="float" office:value="6305">
            <text:p>6305</text:p>
          </table:table-cell>
          <table:table-cell office:value-type="float" office:value="4491">
            <text:p>4491</text:p>
          </table:table-cell>
          <table:table-cell office:value-type="float" office:value="4724">
            <text:p>4724</text:p>
          </table:table-cell>
          <table:table-cell office:value-type="float" office:value="6376">
            <text:p>6376</text:p>
          </table:table-cell>
          <table:table-cell office:value-type="float" office:value="6293">
            <text:p>6293</text:p>
          </table:table-cell>
          <table:table-cell office:value-type="float" office:value="4727">
            <text:p>4727</text:p>
          </table:table-cell>
          <table:table-cell office:value-type="float" office:value="5420.7">
            <text:p>5420.7</text:p>
          </table:table-cell>
          <table:table-cell office:value-type="float" office:value="5229">
            <text:p>5229</text:p>
          </table:table-cell>
          <table:table-cell office:value-type="float" office:value="4231">
            <text:p>4231</text:p>
          </table:table-cell>
          <table:table-cell office:value-type="float" office:value="4966">
            <text:p>4966</text:p>
          </table:table-cell>
          <table:table-cell office:value-type="float" office:value="4610">
            <text:p>4610</text:p>
          </table:table-cell>
          <table:table-cell office:value-type="float" office:value="4249">
            <text:p>4249</text:p>
          </table:table-cell>
          <table:table-cell office:value-type="float" office:value="4269">
            <text:p>4269</text:p>
          </table:table-cell>
          <table:table-cell office:value-type="float" office:value="4413">
            <text:p>4413</text:p>
          </table:table-cell>
          <table:table-cell office:value-type="float" office:value="5388">
            <text:p>5388</text:p>
          </table:table-cell>
          <table:table-cell office:value-type="float" office:value="4353">
            <text:p>4353</text:p>
          </table:table-cell>
          <table:table-cell office:value-type="float" office:value="5608">
            <text:p>5608</text:p>
          </table:table-cell>
          <table:table-cell office:value-type="float" office:value="4731.6">
            <text:p>4731.6</text:p>
          </table:table-cell>
          <table:table-cell office:value-type="float" office:value="6088">
            <text:p>6088</text:p>
          </table:table-cell>
          <table:table-cell office:value-type="float" office:value="4534">
            <text:p>4534</text:p>
          </table:table-cell>
          <table:table-cell office:value-type="float" office:value="5754">
            <text:p>5754</text:p>
          </table:table-cell>
          <table:table-cell office:value-type="float" office:value="4805">
            <text:p>4805</text:p>
          </table:table-cell>
          <table:table-cell office:value-type="float" office:value="6593">
            <text:p>6593</text:p>
          </table:table-cell>
          <table:table-cell office:value-type="float" office:value="6039">
            <text:p>6039</text:p>
          </table:table-cell>
          <table:table-cell office:value-type="float" office:value="4631">
            <text:p>4631</text:p>
          </table:table-cell>
          <table:table-cell office:value-type="float" office:value="5015">
            <text:p>5015</text:p>
          </table:table-cell>
          <table:table-cell office:value-type="float" office:value="7471">
            <text:p>7471</text:p>
          </table:table-cell>
          <table:table-cell office:value-type="float" office:value="7942">
            <text:p>7942</text:p>
          </table:table-cell>
          <table:table-cell office:value-type="float" office:value="5887.2">
            <text:p>5887.2</text:p>
          </table:table-cell>
          <table:table-cell office:value-type="float" office:value="99556">
            <text:p>99556</text:p>
          </table:table-cell>
          <table:table-cell office:value-type="float" office:value="101798">
            <text:p>101798</text:p>
          </table:table-cell>
          <table:table-cell office:value-type="float" office:value="101337">
            <text:p>101337</text:p>
          </table:table-cell>
          <table:table-cell office:value-type="float" office:value="99896">
            <text:p>99896</text:p>
          </table:table-cell>
          <table:table-cell office:value-type="float" office:value="100957">
            <text:p>100957</text:p>
          </table:table-cell>
          <table:table-cell office:value-type="float" office:value="100950">
            <text:p>100950</text:p>
          </table:table-cell>
          <table:table-cell office:value-type="float" office:value="93855">
            <text:p>93855</text:p>
          </table:table-cell>
          <table:table-cell office:value-type="float" office:value="105115">
            <text:p>105115</text:p>
          </table:table-cell>
          <table:table-cell office:value-type="float" office:value="103850">
            <text:p>103850</text:p>
          </table:table-cell>
          <table:table-cell office:value-type="float" office:value="104380">
            <text:p>104380</text:p>
          </table:table-cell>
          <table:table-cell office:value-type="float" office:value="101169.4">
            <text:p>101169.4</text:p>
          </table:table-cell>
          <table:table-cell office:value-type="float" office:value="78698">
            <text:p>78698</text:p>
          </table:table-cell>
          <table:table-cell office:value-type="float" office:value="83367">
            <text:p>83367</text:p>
          </table:table-cell>
          <table:table-cell office:value-type="float" office:value="86886">
            <text:p>86886</text:p>
          </table:table-cell>
          <table:table-cell office:value-type="float" office:value="87994">
            <text:p>87994</text:p>
          </table:table-cell>
          <table:table-cell office:value-type="float" office:value="89842">
            <text:p>89842</text:p>
          </table:table-cell>
          <table:table-cell office:value-type="float" office:value="81847">
            <text:p>81847</text:p>
          </table:table-cell>
          <table:table-cell office:value-type="float" office:value="79720">
            <text:p>79720</text:p>
          </table:table-cell>
          <table:table-cell office:value-type="float" office:value="90237">
            <text:p>90237</text:p>
          </table:table-cell>
          <table:table-cell office:value-type="float" office:value="87000">
            <text:p>87000</text:p>
          </table:table-cell>
          <table:table-cell office:value-type="float" office:value="83735">
            <text:p>83735</text:p>
          </table:table-cell>
          <table:table-cell office:value-type="float" office:value="84932.6">
            <text:p>84932.6</text:p>
          </table:table-cell>
          <table:table-cell office:value-type="float" office:value="3601">
            <text:p>3601</text:p>
          </table:table-cell>
          <table:table-cell office:value-type="float" office:value="2806">
            <text:p>2806</text:p>
          </table:table-cell>
          <table:table-cell office:value-type="float" office:value="3002">
            <text:p>3002</text:p>
          </table:table-cell>
          <table:table-cell office:value-type="float" office:value="3600">
            <text:p>3600</text:p>
          </table:table-cell>
          <table:table-cell office:value-type="float" office:value="2870">
            <text:p>2870</text:p>
          </table:table-cell>
          <table:table-cell office:value-type="float" office:value="3431">
            <text:p>3431</text:p>
          </table:table-cell>
          <table:table-cell office:value-type="float" office:value="3585">
            <text:p>3585</text:p>
          </table:table-cell>
          <table:table-cell office:value-type="float" office:value="4684">
            <text:p>4684</text:p>
          </table:table-cell>
          <table:table-cell office:value-type="float" office:value="3415">
            <text:p>3415</text:p>
          </table:table-cell>
          <table:table-cell office:value-type="float" office:value="3342">
            <text:p>3342</text:p>
          </table:table-cell>
          <table:table-cell office:value-type="float" office:value="3433.6">
            <text:p>3433.6</text:p>
          </table:table-cell>
          <table:table-cell office:value-type="float" office:value="4184">
            <text:p>4184</text:p>
          </table:table-cell>
          <table:table-cell office:value-type="float" office:value="3609">
            <text:p>3609</text:p>
          </table:table-cell>
          <table:table-cell office:value-type="float" office:value="3799">
            <text:p>3799</text:p>
          </table:table-cell>
          <table:table-cell office:value-type="float" office:value="4934">
            <text:p>4934</text:p>
          </table:table-cell>
          <table:table-cell office:value-type="float" office:value="3504">
            <text:p>3504</text:p>
          </table:table-cell>
          <table:table-cell office:value-type="float" office:value="4128">
            <text:p>4128</text:p>
          </table:table-cell>
          <table:table-cell office:value-type="float" office:value="3976">
            <text:p>3976</text:p>
          </table:table-cell>
          <table:table-cell office:value-type="float" office:value="4395">
            <text:p>4395</text:p>
          </table:table-cell>
          <table:table-cell office:value-type="float" office:value="4401">
            <text:p>4401</text:p>
          </table:table-cell>
          <table:table-cell office:value-type="float" office:value="4371">
            <text:p>4371</text:p>
          </table:table-cell>
          <table:table-cell office:value-type="float" office:value="4130.1">
            <text:p>4130.1</text:p>
          </table:table-cell>
          <table:table-cell office:value-type="float" office:value="5368">
            <text:p>5368</text:p>
          </table:table-cell>
          <table:table-cell office:value-type="float" office:value="5747">
            <text:p>5747</text:p>
          </table:table-cell>
          <table:table-cell office:value-type="float" office:value="4481">
            <text:p>4481</text:p>
          </table:table-cell>
          <table:table-cell office:value-type="float" office:value="5491">
            <text:p>5491</text:p>
          </table:table-cell>
          <table:table-cell office:value-type="float" office:value="6417">
            <text:p>6417</text:p>
          </table:table-cell>
          <table:table-cell office:value-type="float" office:value="4663">
            <text:p>4663</text:p>
          </table:table-cell>
          <table:table-cell office:value-type="float" office:value="3954">
            <text:p>3954</text:p>
          </table:table-cell>
          <table:table-cell office:value-type="float" office:value="4779">
            <text:p>4779</text:p>
          </table:table-cell>
          <table:table-cell office:value-type="float" office:value="4934">
            <text:p>4934</text:p>
          </table:table-cell>
          <table:table-cell office:value-type="float" office:value="5818">
            <text:p>5818</text:p>
          </table:table-cell>
          <table:table-cell office:value-type="float" office:value="5165.2">
            <text:p>5165.2</text:p>
          </table:table-cell>
          <table:table-cell office:value-type="float" office:value="4408">
            <text:p>4408</text:p>
          </table:table-cell>
          <table:table-cell office:value-type="float" office:value="6012">
            <text:p>6012</text:p>
          </table:table-cell>
          <table:table-cell office:value-type="float" office:value="4325">
            <text:p>4325</text:p>
          </table:table-cell>
          <table:table-cell office:value-type="float" office:value="4506">
            <text:p>4506</text:p>
          </table:table-cell>
          <table:table-cell office:value-type="float" office:value="4825">
            <text:p>4825</text:p>
          </table:table-cell>
          <table:table-cell office:value-type="float" office:value="4316">
            <text:p>4316</text:p>
          </table:table-cell>
          <table:table-cell office:value-type="float" office:value="3709">
            <text:p>3709</text:p>
          </table:table-cell>
          <table:table-cell office:value-type="float" office:value="4261">
            <text:p>4261</text:p>
          </table:table-cell>
          <table:table-cell office:value-type="float" office:value="4401">
            <text:p>4401</text:p>
          </table:table-cell>
          <table:table-cell office:value-type="float" office:value="4747">
            <text:p>4747</text:p>
          </table:table-cell>
          <table:table-cell office:value-type="float" office:value="4551">
            <text:p>4551</text:p>
          </table:table-cell>
          <table:table-cell office:value-type="float" office:value="3409">
            <text:p>3409</text:p>
          </table:table-cell>
          <table:table-cell office:value-type="float" office:value="3590">
            <text:p>3590</text:p>
          </table:table-cell>
          <table:table-cell office:value-type="float" office:value="3644">
            <text:p>3644</text:p>
          </table:table-cell>
          <table:table-cell office:value-type="float" office:value="3562">
            <text:p>3562</text:p>
          </table:table-cell>
          <table:table-cell office:value-type="float" office:value="4014">
            <text:p>4014</text:p>
          </table:table-cell>
          <table:table-cell office:value-type="float" office:value="3386">
            <text:p>3386</text:p>
          </table:table-cell>
          <table:table-cell office:value-type="float" office:value="5409">
            <text:p>5409</text:p>
          </table:table-cell>
          <table:table-cell office:value-type="float" office:value="3567">
            <text:p>3567</text:p>
          </table:table-cell>
          <table:table-cell office:value-type="float" office:value="4144">
            <text:p>4144</text:p>
          </table:table-cell>
          <table:table-cell office:value-type="float" office:value="4140">
            <text:p>4140</text:p>
          </table:table-cell>
          <table:table-cell office:value-type="float" office:value="3886.5">
            <text:p>3886.5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960">
            <text:p>4960</text:p>
          </table:table-cell>
          <table:table-cell office:value-type="float" office:value="4906">
            <text:p>4906</text:p>
          </table:table-cell>
          <table:table-cell office:value-type="float" office:value="6774">
            <text:p>6774</text:p>
          </table:table-cell>
          <table:table-cell office:value-type="float" office:value="6756">
            <text:p>6756</text:p>
          </table:table-cell>
          <table:table-cell office:value-type="float" office:value="6452">
            <text:p>6452</text:p>
          </table:table-cell>
          <table:table-cell office:value-type="float" office:value="5225">
            <text:p>5225</text:p>
          </table:table-cell>
          <table:table-cell office:value-type="float" office:value="4848">
            <text:p>4848</text:p>
          </table:table-cell>
          <table:table-cell office:value-type="float" office:value="5980">
            <text:p>5980</text:p>
          </table:table-cell>
          <table:table-cell office:value-type="float" office:value="6080">
            <text:p>6080</text:p>
          </table:table-cell>
          <table:table-cell office:value-type="float" office:value="4816">
            <text:p>4816</text:p>
          </table:table-cell>
          <table:table-cell office:value-type="float" office:value="5679.7">
            <text:p>5679.7</text:p>
          </table:table-cell>
          <table:table-cell office:value-type="float" office:value="6864">
            <text:p>6864</text:p>
          </table:table-cell>
          <table:table-cell office:value-type="float" office:value="5486">
            <text:p>5486</text:p>
          </table:table-cell>
          <table:table-cell office:value-type="float" office:value="4982">
            <text:p>4982</text:p>
          </table:table-cell>
          <table:table-cell office:value-type="float" office:value="5218">
            <text:p>5218</text:p>
          </table:table-cell>
          <table:table-cell office:value-type="float" office:value="4845">
            <text:p>4845</text:p>
          </table:table-cell>
          <table:table-cell office:value-type="float" office:value="6918">
            <text:p>6918</text:p>
          </table:table-cell>
          <table:table-cell office:value-type="float" office:value="6689">
            <text:p>6689</text:p>
          </table:table-cell>
          <table:table-cell office:value-type="float" office:value="8499">
            <text:p>8499</text:p>
          </table:table-cell>
          <table:table-cell office:value-type="float" office:value="6312">
            <text:p>6312</text:p>
          </table:table-cell>
          <table:table-cell office:value-type="float" office:value="4764">
            <text:p>4764</text:p>
          </table:table-cell>
          <table:table-cell office:value-type="float" office:value="6057.7">
            <text:p>6057.7</text:p>
          </table:table-cell>
          <table:table-cell office:value-type="float" office:value="4886">
            <text:p>4886</text:p>
          </table:table-cell>
          <table:table-cell office:value-type="float" office:value="5954">
            <text:p>5954</text:p>
          </table:table-cell>
          <table:table-cell office:value-type="float" office:value="4746">
            <text:p>4746</text:p>
          </table:table-cell>
          <table:table-cell office:value-type="float" office:value="4378">
            <text:p>4378</text:p>
          </table:table-cell>
          <table:table-cell office:value-type="float" office:value="5162">
            <text:p>5162</text:p>
          </table:table-cell>
          <table:table-cell office:value-type="float" office:value="4865">
            <text:p>4865</text:p>
          </table:table-cell>
          <table:table-cell office:value-type="float" office:value="4401">
            <text:p>4401</text:p>
          </table:table-cell>
          <table:table-cell office:value-type="float" office:value="4669">
            <text:p>4669</text:p>
          </table:table-cell>
          <table:table-cell office:value-type="float" office:value="7298">
            <text:p>7298</text:p>
          </table:table-cell>
          <table:table-cell office:value-type="float" office:value="4428">
            <text:p>4428</text:p>
          </table:table-cell>
          <table:table-cell office:value-type="float" office:value="5078.7">
            <text:p>5078.7</text:p>
          </table:table-cell>
          <table:table-cell office:value-type="float" office:value="4868">
            <text:p>4868</text:p>
          </table:table-cell>
          <table:table-cell office:value-type="float" office:value="5925">
            <text:p>5925</text:p>
          </table:table-cell>
          <table:table-cell office:value-type="float" office:value="5159">
            <text:p>5159</text:p>
          </table:table-cell>
          <table:table-cell office:value-type="float" office:value="5813">
            <text:p>5813</text:p>
          </table:table-cell>
          <table:table-cell office:value-type="float" office:value="4774">
            <text:p>4774</text:p>
          </table:table-cell>
          <table:table-cell office:value-type="float" office:value="5777">
            <text:p>5777</text:p>
          </table:table-cell>
          <table:table-cell office:value-type="float" office:value="4718">
            <text:p>4718</text:p>
          </table:table-cell>
          <table:table-cell office:value-type="float" office:value="4843">
            <text:p>4843</text:p>
          </table:table-cell>
          <table:table-cell office:value-type="float" office:value="4757">
            <text:p>4757</text:p>
          </table:table-cell>
          <table:table-cell office:value-type="float" office:value="4721">
            <text:p>4721</text:p>
          </table:table-cell>
          <table:table-cell office:value-type="float" office:value="5135.5">
            <text:p>5135.5</text:p>
          </table:table-cell>
          <table:table-cell office:value-type="float" office:value="102603">
            <text:p>102603</text:p>
          </table:table-cell>
          <table:table-cell office:value-type="float" office:value="109173">
            <text:p>109173</text:p>
          </table:table-cell>
          <table:table-cell office:value-type="float" office:value="99588">
            <text:p>99588</text:p>
          </table:table-cell>
          <table:table-cell office:value-type="float" office:value="108575">
            <text:p>108575</text:p>
          </table:table-cell>
          <table:table-cell office:value-type="float" office:value="105799">
            <text:p>105799</text:p>
          </table:table-cell>
          <table:table-cell office:value-type="float" office:value="111416">
            <text:p>111416</text:p>
          </table:table-cell>
          <table:table-cell office:value-type="float" office:value="98176">
            <text:p>98176</text:p>
          </table:table-cell>
          <table:table-cell office:value-type="float" office:value="103293">
            <text:p>103293</text:p>
          </table:table-cell>
          <table:table-cell office:value-type="float" office:value="108531">
            <text:p>108531</text:p>
          </table:table-cell>
          <table:table-cell office:value-type="float" office:value="97723">
            <text:p>97723</text:p>
          </table:table-cell>
          <table:table-cell office:value-type="float" office:value="104487.7">
            <text:p>104487.7</text:p>
          </table:table-cell>
          <table:table-cell office:value-type="float" office:value="87456">
            <text:p>87456</text:p>
          </table:table-cell>
          <table:table-cell office:value-type="float" office:value="88750">
            <text:p>88750</text:p>
          </table:table-cell>
          <table:table-cell office:value-type="float" office:value="83971">
            <text:p>83971</text:p>
          </table:table-cell>
          <table:table-cell office:value-type="float" office:value="90051">
            <text:p>90051</text:p>
          </table:table-cell>
          <table:table-cell office:value-type="float" office:value="94580">
            <text:p>94580</text:p>
          </table:table-cell>
          <table:table-cell office:value-type="float" office:value="87347">
            <text:p>87347</text:p>
          </table:table-cell>
          <table:table-cell office:value-type="float" office:value="88036">
            <text:p>88036</text:p>
          </table:table-cell>
          <table:table-cell office:value-type="float" office:value="94383">
            <text:p>94383</text:p>
          </table:table-cell>
          <table:table-cell office:value-type="float" office:value="85603">
            <text:p>85603</text:p>
          </table:table-cell>
          <table:table-cell office:value-type="float" office:value="89014">
            <text:p>89014</text:p>
          </table:table-cell>
          <table:table-cell office:value-type="float" office:value="88919.1">
            <text:p>88919.1</text:p>
          </table:table-cell>
          <table:table-cell office:value-type="float" office:value="4712">
            <text:p>4712</text:p>
          </table:table-cell>
          <table:table-cell office:value-type="float" office:value="3537">
            <text:p>3537</text:p>
          </table:table-cell>
          <table:table-cell office:value-type="float" office:value="2927">
            <text:p>2927</text:p>
          </table:table-cell>
          <table:table-cell office:value-type="float" office:value="2912">
            <text:p>2912</text:p>
          </table:table-cell>
          <table:table-cell office:value-type="float" office:value="2974">
            <text:p>2974</text:p>
          </table:table-cell>
          <table:table-cell office:value-type="float" office:value="4221">
            <text:p>4221</text:p>
          </table:table-cell>
          <table:table-cell office:value-type="float" office:value="3290">
            <text:p>3290</text:p>
          </table:table-cell>
          <table:table-cell office:value-type="float" office:value="2914">
            <text:p>2914</text:p>
          </table:table-cell>
          <table:table-cell office:value-type="float" office:value="4071">
            <text:p>4071</text:p>
          </table:table-cell>
          <table:table-cell office:value-type="float" office:value="4191">
            <text:p>4191</text:p>
          </table:table-cell>
          <table:table-cell office:value-type="float" office:value="3574.9">
            <text:p>3574.9</text:p>
          </table:table-cell>
          <table:table-cell office:value-type="float" office:value="4503">
            <text:p>4503</text:p>
          </table:table-cell>
          <table:table-cell office:value-type="float" office:value="3649">
            <text:p>3649</text:p>
          </table:table-cell>
          <table:table-cell office:value-type="float" office:value="4213">
            <text:p>4213</text:p>
          </table:table-cell>
          <table:table-cell office:value-type="float" office:value="3623">
            <text:p>3623</text:p>
          </table:table-cell>
          <table:table-cell office:value-type="float" office:value="4006">
            <text:p>4006</text:p>
          </table:table-cell>
          <table:table-cell office:value-type="float" office:value="4578">
            <text:p>4578</text:p>
          </table:table-cell>
          <table:table-cell office:value-type="float" office:value="3811">
            <text:p>3811</text:p>
          </table:table-cell>
          <table:table-cell office:value-type="float" office:value="3612">
            <text:p>3612</text:p>
          </table:table-cell>
          <table:table-cell office:value-type="float" office:value="4960">
            <text:p>4960</text:p>
          </table:table-cell>
          <table:table-cell office:value-type="float" office:value="4731">
            <text:p>4731</text:p>
          </table:table-cell>
          <table:table-cell office:value-type="float" office:value="4168.6">
            <text:p>4168.6</text:p>
          </table:table-cell>
          <table:table-cell office:value-type="float" office:value="4957">
            <text:p>4957</text:p>
          </table:table-cell>
          <table:table-cell office:value-type="float" office:value="4654">
            <text:p>4654</text:p>
          </table:table-cell>
          <table:table-cell office:value-type="float" office:value="3987">
            <text:p>3987</text:p>
          </table:table-cell>
          <table:table-cell office:value-type="float" office:value="4007">
            <text:p>4007</text:p>
          </table:table-cell>
          <table:table-cell office:value-type="float" office:value="4019">
            <text:p>4019</text:p>
          </table:table-cell>
          <table:table-cell office:value-type="float" office:value="4823">
            <text:p>4823</text:p>
          </table:table-cell>
          <table:table-cell office:value-type="float" office:value="5257">
            <text:p>5257</text:p>
          </table:table-cell>
          <table:table-cell office:value-type="float" office:value="3959">
            <text:p>3959</text:p>
          </table:table-cell>
          <table:table-cell office:value-type="float" office:value="6352">
            <text:p>6352</text:p>
          </table:table-cell>
          <table:table-cell office:value-type="float" office:value="7569">
            <text:p>7569</text:p>
          </table:table-cell>
          <table:table-cell office:value-type="float" office:value="4958.4">
            <text:p>4958.4</text:p>
          </table:table-cell>
          <table:table-cell office:value-type="float" office:value="4356">
            <text:p>4356</text:p>
          </table:table-cell>
          <table:table-cell office:value-type="float" office:value="3842">
            <text:p>3842</text:p>
          </table:table-cell>
          <table:table-cell office:value-type="float" office:value="4288">
            <text:p>4288</text:p>
          </table:table-cell>
          <table:table-cell office:value-type="float" office:value="3855">
            <text:p>3855</text:p>
          </table:table-cell>
          <table:table-cell office:value-type="float" office:value="4374">
            <text:p>4374</text:p>
          </table:table-cell>
          <table:table-cell office:value-type="float" office:value="4090">
            <text:p>4090</text:p>
          </table:table-cell>
          <table:table-cell office:value-type="float" office:value="5427">
            <text:p>5427</text:p>
          </table:table-cell>
          <table:table-cell office:value-type="float" office:value="5877">
            <text:p>5877</text:p>
          </table:table-cell>
          <table:table-cell office:value-type="float" office:value="4208">
            <text:p>4208</text:p>
          </table:table-cell>
          <table:table-cell office:value-type="float" office:value="4802">
            <text:p>4802</text:p>
          </table:table-cell>
          <table:table-cell office:value-type="float" office:value="4511.9">
            <text:p>4511.9</text:p>
          </table:table-cell>
          <table:table-cell office:value-type="float" office:value="5212">
            <text:p>5212</text:p>
          </table:table-cell>
          <table:table-cell office:value-type="float" office:value="4184">
            <text:p>4184</text:p>
          </table:table-cell>
          <table:table-cell office:value-type="float" office:value="3558">
            <text:p>3558</text:p>
          </table:table-cell>
          <table:table-cell office:value-type="float" office:value="3503">
            <text:p>3503</text:p>
          </table:table-cell>
          <table:table-cell office:value-type="float" office:value="3514">
            <text:p>3514</text:p>
          </table:table-cell>
          <table:table-cell office:value-type="float" office:value="3528">
            <text:p>3528</text:p>
          </table:table-cell>
          <table:table-cell office:value-type="float" office:value="5190">
            <text:p>5190</text:p>
          </table:table-cell>
          <table:table-cell office:value-type="float" office:value="4306">
            <text:p>4306</text:p>
          </table:table-cell>
          <table:table-cell office:value-type="float" office:value="3516">
            <text:p>3516</text:p>
          </table:table-cell>
          <table:table-cell office:value-type="float" office:value="3905">
            <text:p>3905</text:p>
          </table:table-cell>
          <table:table-cell office:value-type="float" office:value="4041.6">
            <text:p>4041.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112">
            <text:p>5112</text:p>
          </table:table-cell>
          <table:table-cell office:value-type="float" office:value="4841">
            <text:p>4841</text:p>
          </table:table-cell>
          <table:table-cell office:value-type="float" office:value="4890">
            <text:p>4890</text:p>
          </table:table-cell>
          <table:table-cell office:value-type="float" office:value="5514">
            <text:p>5514</text:p>
          </table:table-cell>
          <table:table-cell office:value-type="float" office:value="5175">
            <text:p>5175</text:p>
          </table:table-cell>
          <table:table-cell office:value-type="float" office:value="4858">
            <text:p>4858</text:p>
          </table:table-cell>
          <table:table-cell office:value-type="float" office:value="5174">
            <text:p>5174</text:p>
          </table:table-cell>
          <table:table-cell office:value-type="float" office:value="4827">
            <text:p>4827</text:p>
          </table:table-cell>
          <table:table-cell office:value-type="float" office:value="4805">
            <text:p>4805</text:p>
          </table:table-cell>
          <table:table-cell office:value-type="float" office:value="4888">
            <text:p>4888</text:p>
          </table:table-cell>
          <table:table-cell office:value-type="float" office:value="5008.4">
            <text:p>5008.4</text:p>
          </table:table-cell>
          <table:table-cell office:value-type="float" office:value="4742">
            <text:p>4742</text:p>
          </table:table-cell>
          <table:table-cell office:value-type="float" office:value="4746">
            <text:p>4746</text:p>
          </table:table-cell>
          <table:table-cell office:value-type="float" office:value="5080">
            <text:p>5080</text:p>
          </table:table-cell>
          <table:table-cell office:value-type="float" office:value="4843">
            <text:p>4843</text:p>
          </table:table-cell>
          <table:table-cell office:value-type="float" office:value="6466">
            <text:p>6466</text:p>
          </table:table-cell>
          <table:table-cell office:value-type="float" office:value="4799">
            <text:p>4799</text:p>
          </table:table-cell>
          <table:table-cell office:value-type="float" office:value="4923">
            <text:p>4923</text:p>
          </table:table-cell>
          <table:table-cell office:value-type="float" office:value="5641">
            <text:p>5641</text:p>
          </table:table-cell>
          <table:table-cell office:value-type="float" office:value="4734">
            <text:p>4734</text:p>
          </table:table-cell>
          <table:table-cell office:value-type="float" office:value="5794">
            <text:p>5794</text:p>
          </table:table-cell>
          <table:table-cell office:value-type="float" office:value="5176.8">
            <text:p>5176.8</text:p>
          </table:table-cell>
          <table:table-cell office:value-type="float" office:value="6727">
            <text:p>6727</text:p>
          </table:table-cell>
          <table:table-cell office:value-type="float" office:value="6363">
            <text:p>6363</text:p>
          </table:table-cell>
          <table:table-cell office:value-type="float" office:value="6496">
            <text:p>6496</text:p>
          </table:table-cell>
          <table:table-cell office:value-type="float" office:value="6327">
            <text:p>6327</text:p>
          </table:table-cell>
          <table:table-cell office:value-type="float" office:value="4647">
            <text:p>4647</text:p>
          </table:table-cell>
          <table:table-cell office:value-type="float" office:value="6930">
            <text:p>6930</text:p>
          </table:table-cell>
          <table:table-cell office:value-type="float" office:value="6531">
            <text:p>6531</text:p>
          </table:table-cell>
          <table:table-cell office:value-type="float" office:value="7324">
            <text:p>7324</text:p>
          </table:table-cell>
          <table:table-cell office:value-type="float" office:value="6782">
            <text:p>6782</text:p>
          </table:table-cell>
          <table:table-cell office:value-type="float" office:value="5305">
            <text:p>5305</text:p>
          </table:table-cell>
          <table:table-cell office:value-type="float" office:value="6343.2">
            <text:p>6343.2</text:p>
          </table:table-cell>
          <table:table-cell office:value-type="float" office:value="7888">
            <text:p>7888</text:p>
          </table:table-cell>
          <table:table-cell office:value-type="float" office:value="5045">
            <text:p>5045</text:p>
          </table:table-cell>
          <table:table-cell office:value-type="float" office:value="7831">
            <text:p>7831</text:p>
          </table:table-cell>
          <table:table-cell office:value-type="float" office:value="5190">
            <text:p>5190</text:p>
          </table:table-cell>
          <table:table-cell office:value-type="float" office:value="4864">
            <text:p>4864</text:p>
          </table:table-cell>
          <table:table-cell office:value-type="float" office:value="4958">
            <text:p>4958</text:p>
          </table:table-cell>
          <table:table-cell office:value-type="float" office:value="4814">
            <text:p>4814</text:p>
          </table:table-cell>
          <table:table-cell office:value-type="float" office:value="5663">
            <text:p>5663</text:p>
          </table:table-cell>
          <table:table-cell office:value-type="float" office:value="4864">
            <text:p>4864</text:p>
          </table:table-cell>
          <table:table-cell office:value-type="float" office:value="4848">
            <text:p>4848</text:p>
          </table:table-cell>
          <table:table-cell office:value-type="float" office:value="5596.5">
            <text:p>5596.5</text:p>
          </table:table-cell>
          <table:table-cell office:value-type="float" office:value="98273">
            <text:p>98273</text:p>
          </table:table-cell>
          <table:table-cell office:value-type="float" office:value="107064">
            <text:p>107064</text:p>
          </table:table-cell>
          <table:table-cell office:value-type="float" office:value="101751">
            <text:p>101751</text:p>
          </table:table-cell>
          <table:table-cell office:value-type="float" office:value="105152">
            <text:p>105152</text:p>
          </table:table-cell>
          <table:table-cell office:value-type="float" office:value="100490">
            <text:p>100490</text:p>
          </table:table-cell>
          <table:table-cell office:value-type="float" office:value="102505">
            <text:p>102505</text:p>
          </table:table-cell>
          <table:table-cell office:value-type="float" office:value="102781">
            <text:p>102781</text:p>
          </table:table-cell>
          <table:table-cell office:value-type="float" office:value="101866">
            <text:p>101866</text:p>
          </table:table-cell>
          <table:table-cell office:value-type="float" office:value="100039">
            <text:p>100039</text:p>
          </table:table-cell>
          <table:table-cell office:value-type="float" office:value="100155">
            <text:p>100155</text:p>
          </table:table-cell>
          <table:table-cell office:value-type="float" office:value="102007.6">
            <text:p>102007.6</text:p>
          </table:table-cell>
          <table:table-cell office:value-type="float" office:value="96391">
            <text:p>96391</text:p>
          </table:table-cell>
          <table:table-cell office:value-type="float" office:value="92292">
            <text:p>92292</text:p>
          </table:table-cell>
          <table:table-cell office:value-type="float" office:value="85732">
            <text:p>85732</text:p>
          </table:table-cell>
          <table:table-cell office:value-type="float" office:value="83595">
            <text:p>83595</text:p>
          </table:table-cell>
          <table:table-cell office:value-type="float" office:value="82918">
            <text:p>82918</text:p>
          </table:table-cell>
          <table:table-cell office:value-type="float" office:value="87342">
            <text:p>87342</text:p>
          </table:table-cell>
          <table:table-cell office:value-type="float" office:value="88436">
            <text:p>88436</text:p>
          </table:table-cell>
          <table:table-cell office:value-type="float" office:value="84171">
            <text:p>84171</text:p>
          </table:table-cell>
          <table:table-cell office:value-type="float" office:value="81570">
            <text:p>81570</text:p>
          </table:table-cell>
          <table:table-cell office:value-type="float" office:value="90897">
            <text:p>90897</text:p>
          </table:table-cell>
          <table:table-cell office:value-type="float" office:value="87334.4">
            <text:p>87334.4</text:p>
          </table:table-cell>
          <table:table-cell office:value-type="float" office:value="3332">
            <text:p>3332</text:p>
          </table:table-cell>
          <table:table-cell office:value-type="float" office:value="3057">
            <text:p>3057</text:p>
          </table:table-cell>
          <table:table-cell table:number-columns-repeated="2" office:value-type="float" office:value="3024">
            <text:p>3024</text:p>
          </table:table-cell>
          <table:table-cell office:value-type="float" office:value="3008">
            <text:p>3008</text:p>
          </table:table-cell>
          <table:table-cell office:value-type="float" office:value="3099">
            <text:p>3099</text:p>
          </table:table-cell>
          <table:table-cell office:value-type="float" office:value="3410">
            <text:p>3410</text:p>
          </table:table-cell>
          <table:table-cell office:value-type="float" office:value="4773">
            <text:p>4773</text:p>
          </table:table-cell>
          <table:table-cell office:value-type="float" office:value="3033">
            <text:p>3033</text:p>
          </table:table-cell>
          <table:table-cell office:value-type="float" office:value="2977">
            <text:p>2977</text:p>
          </table:table-cell>
          <table:table-cell office:value-type="float" office:value="3273.7">
            <text:p>3273.7</text:p>
          </table:table-cell>
          <table:table-cell office:value-type="float" office:value="5862">
            <text:p>5862</text:p>
          </table:table-cell>
          <table:table-cell office:value-type="float" office:value="5679">
            <text:p>5679</text:p>
          </table:table-cell>
          <table:table-cell office:value-type="float" office:value="5872">
            <text:p>5872</text:p>
          </table:table-cell>
          <table:table-cell office:value-type="float" office:value="3772">
            <text:p>3772</text:p>
          </table:table-cell>
          <table:table-cell office:value-type="float" office:value="3732">
            <text:p>3732</text:p>
          </table:table-cell>
          <table:table-cell office:value-type="float" office:value="3707">
            <text:p>3707</text:p>
          </table:table-cell>
          <table:table-cell office:value-type="float" office:value="3781">
            <text:p>3781</text:p>
          </table:table-cell>
          <table:table-cell office:value-type="float" office:value="3742">
            <text:p>3742</text:p>
          </table:table-cell>
          <table:table-cell office:value-type="float" office:value="3714">
            <text:p>3714</text:p>
          </table:table-cell>
          <table:table-cell office:value-type="float" office:value="3824">
            <text:p>3824</text:p>
          </table:table-cell>
          <table:table-cell office:value-type="float" office:value="4368.5">
            <text:p>4368.5</text:p>
          </table:table-cell>
          <table:table-cell office:value-type="float" office:value="4664">
            <text:p>4664</text:p>
          </table:table-cell>
          <table:table-cell office:value-type="float" office:value="4034">
            <text:p>4034</text:p>
          </table:table-cell>
          <table:table-cell office:value-type="float" office:value="4056">
            <text:p>4056</text:p>
          </table:table-cell>
          <table:table-cell office:value-type="float" office:value="4597">
            <text:p>4597</text:p>
          </table:table-cell>
          <table:table-cell office:value-type="float" office:value="4091">
            <text:p>4091</text:p>
          </table:table-cell>
          <table:table-cell office:value-type="float" office:value="5976">
            <text:p>5976</text:p>
          </table:table-cell>
          <table:table-cell office:value-type="float" office:value="4028">
            <text:p>4028</text:p>
          </table:table-cell>
          <table:table-cell office:value-type="float" office:value="4042">
            <text:p>4042</text:p>
          </table:table-cell>
          <table:table-cell office:value-type="float" office:value="4014">
            <text:p>4014</text:p>
          </table:table-cell>
          <table:table-cell office:value-type="float" office:value="4045">
            <text:p>4045</text:p>
          </table:table-cell>
          <table:table-cell office:value-type="float" office:value="4354.7">
            <text:p>4354.7</text:p>
          </table:table-cell>
          <table:table-cell office:value-type="float" office:value="4193">
            <text:p>4193</text:p>
          </table:table-cell>
          <table:table-cell office:value-type="float" office:value="3974">
            <text:p>3974</text:p>
          </table:table-cell>
          <table:table-cell office:value-type="float" office:value="5712">
            <text:p>5712</text:p>
          </table:table-cell>
          <table:table-cell office:value-type="float" office:value="5742">
            <text:p>5742</text:p>
          </table:table-cell>
          <table:table-cell office:value-type="float" office:value="3995">
            <text:p>3995</text:p>
          </table:table-cell>
          <table:table-cell office:value-type="float" office:value="4953">
            <text:p>4953</text:p>
          </table:table-cell>
          <table:table-cell office:value-type="float" office:value="3909">
            <text:p>3909</text:p>
          </table:table-cell>
          <table:table-cell office:value-type="float" office:value="3920">
            <text:p>3920</text:p>
          </table:table-cell>
          <table:table-cell office:value-type="float" office:value="3903">
            <text:p>3903</text:p>
          </table:table-cell>
          <table:table-cell office:value-type="float" office:value="3948">
            <text:p>3948</text:p>
          </table:table-cell>
          <table:table-cell office:value-type="float" office:value="4424.9">
            <text:p>4424.9</text:p>
          </table:table-cell>
          <table:table-cell office:value-type="float" office:value="3586">
            <text:p>3586</text:p>
          </table:table-cell>
          <table:table-cell office:value-type="float" office:value="3579">
            <text:p>3579</text:p>
          </table:table-cell>
          <table:table-cell office:value-type="float" office:value="4381">
            <text:p>4381</text:p>
          </table:table-cell>
          <table:table-cell office:value-type="float" office:value="4460">
            <text:p>4460</text:p>
          </table:table-cell>
          <table:table-cell office:value-type="float" office:value="3590">
            <text:p>3590</text:p>
          </table:table-cell>
          <table:table-cell office:value-type="float" office:value="4252">
            <text:p>4252</text:p>
          </table:table-cell>
          <table:table-cell office:value-type="float" office:value="3596">
            <text:p>3596</text:p>
          </table:table-cell>
          <table:table-cell office:value-type="float" office:value="3550">
            <text:p>3550</text:p>
          </table:table-cell>
          <table:table-cell office:value-type="float" office:value="3555">
            <text:p>3555</text:p>
          </table:table-cell>
          <table:table-cell office:value-type="float" office:value="3604">
            <text:p>3604</text:p>
          </table:table-cell>
          <table:table-cell office:value-type="float" office:value="3815.3">
            <text:p>3815.3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7124">
            <text:p>7124</text:p>
          </table:table-cell>
          <table:table-cell office:value-type="float" office:value="4971">
            <text:p>4971</text:p>
          </table:table-cell>
          <table:table-cell office:value-type="float" office:value="4977">
            <text:p>4977</text:p>
          </table:table-cell>
          <table:table-cell office:value-type="float" office:value="6641">
            <text:p>6641</text:p>
          </table:table-cell>
          <table:table-cell office:value-type="float" office:value="7255">
            <text:p>7255</text:p>
          </table:table-cell>
          <table:table-cell office:value-type="float" office:value="6116">
            <text:p>6116</text:p>
          </table:table-cell>
          <table:table-cell office:value-type="float" office:value="5169">
            <text:p>5169</text:p>
          </table:table-cell>
          <table:table-cell office:value-type="float" office:value="7922">
            <text:p>7922</text:p>
          </table:table-cell>
          <table:table-cell office:value-type="float" office:value="6884">
            <text:p>6884</text:p>
          </table:table-cell>
          <table:table-cell office:value-type="float" office:value="4926">
            <text:p>4926</text:p>
          </table:table-cell>
          <table:table-cell office:value-type="float" office:value="6198.5">
            <text:p>6198.5</text:p>
          </table:table-cell>
          <table:table-cell office:value-type="float" office:value="6221">
            <text:p>6221</text:p>
          </table:table-cell>
          <table:table-cell office:value-type="float" office:value="6569">
            <text:p>6569</text:p>
          </table:table-cell>
          <table:table-cell office:value-type="float" office:value="4975">
            <text:p>4975</text:p>
          </table:table-cell>
          <table:table-cell office:value-type="float" office:value="4848">
            <text:p>4848</text:p>
          </table:table-cell>
          <table:table-cell office:value-type="float" office:value="5160">
            <text:p>5160</text:p>
          </table:table-cell>
          <table:table-cell office:value-type="float" office:value="5761">
            <text:p>5761</text:p>
          </table:table-cell>
          <table:table-cell office:value-type="float" office:value="4943">
            <text:p>4943</text:p>
          </table:table-cell>
          <table:table-cell office:value-type="float" office:value="4976">
            <text:p>4976</text:p>
          </table:table-cell>
          <table:table-cell office:value-type="float" office:value="5696">
            <text:p>5696</text:p>
          </table:table-cell>
          <table:table-cell office:value-type="float" office:value="4835">
            <text:p>4835</text:p>
          </table:table-cell>
          <table:table-cell office:value-type="float" office:value="5398.4">
            <text:p>5398.4</text:p>
          </table:table-cell>
          <table:table-cell office:value-type="float" office:value="6984">
            <text:p>6984</text:p>
          </table:table-cell>
          <table:table-cell office:value-type="float" office:value="4990">
            <text:p>4990</text:p>
          </table:table-cell>
          <table:table-cell office:value-type="float" office:value="6662">
            <text:p>6662</text:p>
          </table:table-cell>
          <table:table-cell office:value-type="float" office:value="4600">
            <text:p>4600</text:p>
          </table:table-cell>
          <table:table-cell office:value-type="float" office:value="4597">
            <text:p>4597</text:p>
          </table:table-cell>
          <table:table-cell office:value-type="float" office:value="4767">
            <text:p>4767</text:p>
          </table:table-cell>
          <table:table-cell office:value-type="float" office:value="4623">
            <text:p>4623</text:p>
          </table:table-cell>
          <table:table-cell office:value-type="float" office:value="4597">
            <text:p>4597</text:p>
          </table:table-cell>
          <table:table-cell office:value-type="float" office:value="4781">
            <text:p>4781</text:p>
          </table:table-cell>
          <table:table-cell office:value-type="float" office:value="4576">
            <text:p>4576</text:p>
          </table:table-cell>
          <table:table-cell office:value-type="float" office:value="5117.7">
            <text:p>5117.7</text:p>
          </table:table-cell>
          <table:table-cell office:value-type="float" office:value="4963">
            <text:p>4963</text:p>
          </table:table-cell>
          <table:table-cell office:value-type="float" office:value="6153">
            <text:p>6153</text:p>
          </table:table-cell>
          <table:table-cell office:value-type="float" office:value="4904">
            <text:p>4904</text:p>
          </table:table-cell>
          <table:table-cell office:value-type="float" office:value="4963">
            <text:p>4963</text:p>
          </table:table-cell>
          <table:table-cell office:value-type="float" office:value="4900">
            <text:p>4900</text:p>
          </table:table-cell>
          <table:table-cell office:value-type="float" office:value="5037">
            <text:p>5037</text:p>
          </table:table-cell>
          <table:table-cell office:value-type="float" office:value="4954">
            <text:p>4954</text:p>
          </table:table-cell>
          <table:table-cell office:value-type="float" office:value="4881">
            <text:p>4881</text:p>
          </table:table-cell>
          <table:table-cell office:value-type="float" office:value="4941">
            <text:p>4941</text:p>
          </table:table-cell>
          <table:table-cell office:value-type="float" office:value="7249">
            <text:p>7249</text:p>
          </table:table-cell>
          <table:table-cell office:value-type="float" office:value="5294.5">
            <text:p>5294.5</text:p>
          </table:table-cell>
          <table:table-cell office:value-type="float" office:value="105710">
            <text:p>105710</text:p>
          </table:table-cell>
          <table:table-cell office:value-type="float" office:value="110760">
            <text:p>110760</text:p>
          </table:table-cell>
          <table:table-cell office:value-type="float" office:value="109436">
            <text:p>109436</text:p>
          </table:table-cell>
          <table:table-cell office:value-type="float" office:value="103950">
            <text:p>103950</text:p>
          </table:table-cell>
          <table:table-cell office:value-type="float" office:value="110378">
            <text:p>110378</text:p>
          </table:table-cell>
          <table:table-cell office:value-type="float" office:value="111214">
            <text:p>111214</text:p>
          </table:table-cell>
          <table:table-cell office:value-type="float" office:value="106625">
            <text:p>106625</text:p>
          </table:table-cell>
          <table:table-cell office:value-type="float" office:value="102483">
            <text:p>102483</text:p>
          </table:table-cell>
          <table:table-cell office:value-type="float" office:value="108924">
            <text:p>108924</text:p>
          </table:table-cell>
          <table:table-cell office:value-type="float" office:value="113496">
            <text:p>113496</text:p>
          </table:table-cell>
          <table:table-cell office:value-type="float" office:value="108297.6">
            <text:p>108297.6</text:p>
          </table:table-cell>
          <table:table-cell office:value-type="float" office:value="93155">
            <text:p>93155</text:p>
          </table:table-cell>
          <table:table-cell office:value-type="float" office:value="95079">
            <text:p>95079</text:p>
          </table:table-cell>
          <table:table-cell office:value-type="float" office:value="84403">
            <text:p>84403</text:p>
          </table:table-cell>
          <table:table-cell office:value-type="float" office:value="86383">
            <text:p>86383</text:p>
          </table:table-cell>
          <table:table-cell office:value-type="float" office:value="91611">
            <text:p>91611</text:p>
          </table:table-cell>
          <table:table-cell office:value-type="float" office:value="93375">
            <text:p>93375</text:p>
          </table:table-cell>
          <table:table-cell office:value-type="float" office:value="86174">
            <text:p>86174</text:p>
          </table:table-cell>
          <table:table-cell office:value-type="float" office:value="89522">
            <text:p>89522</text:p>
          </table:table-cell>
          <table:table-cell office:value-type="float" office:value="91264">
            <text:p>91264</text:p>
          </table:table-cell>
          <table:table-cell office:value-type="float" office:value="92916">
            <text:p>92916</text:p>
          </table:table-cell>
          <table:table-cell office:value-type="float" office:value="90388.2">
            <text:p>90388.2</text:p>
          </table:table-cell>
          <table:table-cell office:value-type="float" office:value="3224">
            <text:p>3224</text:p>
          </table:table-cell>
          <table:table-cell office:value-type="float" office:value="4344">
            <text:p>4344</text:p>
          </table:table-cell>
          <table:table-cell office:value-type="float" office:value="3048">
            <text:p>3048</text:p>
          </table:table-cell>
          <table:table-cell office:value-type="float" office:value="3789">
            <text:p>3789</text:p>
          </table:table-cell>
          <table:table-cell office:value-type="float" office:value="3118">
            <text:p>3118</text:p>
          </table:table-cell>
          <table:table-cell office:value-type="float" office:value="3454">
            <text:p>3454</text:p>
          </table:table-cell>
          <table:table-cell office:value-type="float" office:value="3041">
            <text:p>3041</text:p>
          </table:table-cell>
          <table:table-cell office:value-type="float" office:value="4243">
            <text:p>4243</text:p>
          </table:table-cell>
          <table:table-cell office:value-type="float" office:value="6289">
            <text:p>6289</text:p>
          </table:table-cell>
          <table:table-cell office:value-type="float" office:value="3143">
            <text:p>3143</text:p>
          </table:table-cell>
          <table:table-cell office:value-type="float" office:value="3769.3">
            <text:p>3769.3</text:p>
          </table:table-cell>
          <table:table-cell office:value-type="float" office:value="3781">
            <text:p>3781</text:p>
          </table:table-cell>
          <table:table-cell office:value-type="float" office:value="4669">
            <text:p>4669</text:p>
          </table:table-cell>
          <table:table-cell office:value-type="float" office:value="4521">
            <text:p>4521</text:p>
          </table:table-cell>
          <table:table-cell office:value-type="float" office:value="5828">
            <text:p>5828</text:p>
          </table:table-cell>
          <table:table-cell office:value-type="float" office:value="3817">
            <text:p>3817</text:p>
          </table:table-cell>
          <table:table-cell office:value-type="float" office:value="5561">
            <text:p>5561</text:p>
          </table:table-cell>
          <table:table-cell office:value-type="float" office:value="3795">
            <text:p>3795</text:p>
          </table:table-cell>
          <table:table-cell office:value-type="float" office:value="5116">
            <text:p>5116</text:p>
          </table:table-cell>
          <table:table-cell office:value-type="float" office:value="4756">
            <text:p>4756</text:p>
          </table:table-cell>
          <table:table-cell office:value-type="float" office:value="5635">
            <text:p>5635</text:p>
          </table:table-cell>
          <table:table-cell office:value-type="float" office:value="4747.9">
            <text:p>4747.9</text:p>
          </table:table-cell>
          <table:table-cell office:value-type="float" office:value="4166">
            <text:p>4166</text:p>
          </table:table-cell>
          <table:table-cell office:value-type="float" office:value="4424">
            <text:p>4424</text:p>
          </table:table-cell>
          <table:table-cell office:value-type="float" office:value="5522">
            <text:p>5522</text:p>
          </table:table-cell>
          <table:table-cell office:value-type="float" office:value="5185">
            <text:p>5185</text:p>
          </table:table-cell>
          <table:table-cell office:value-type="float" office:value="4099">
            <text:p>4099</text:p>
          </table:table-cell>
          <table:table-cell office:value-type="float" office:value="7086">
            <text:p>7086</text:p>
          </table:table-cell>
          <table:table-cell office:value-type="float" office:value="4114">
            <text:p>4114</text:p>
          </table:table-cell>
          <table:table-cell office:value-type="float" office:value="6423">
            <text:p>6423</text:p>
          </table:table-cell>
          <table:table-cell office:value-type="float" office:value="4607">
            <text:p>4607</text:p>
          </table:table-cell>
          <table:table-cell office:value-type="float" office:value="4193">
            <text:p>4193</text:p>
          </table:table-cell>
          <table:table-cell office:value-type="float" office:value="4981.9">
            <text:p>4981.9</text:p>
          </table:table-cell>
          <table:table-cell office:value-type="float" office:value="4031">
            <text:p>4031</text:p>
          </table:table-cell>
          <table:table-cell office:value-type="float" office:value="4009">
            <text:p>4009</text:p>
          </table:table-cell>
          <table:table-cell office:value-type="float" office:value="4764">
            <text:p>4764</text:p>
          </table:table-cell>
          <table:table-cell office:value-type="float" office:value="4962">
            <text:p>4962</text:p>
          </table:table-cell>
          <table:table-cell office:value-type="float" office:value="5636">
            <text:p>5636</text:p>
          </table:table-cell>
          <table:table-cell office:value-type="float" office:value="5352">
            <text:p>5352</text:p>
          </table:table-cell>
          <table:table-cell office:value-type="float" office:value="4013">
            <text:p>4013</text:p>
          </table:table-cell>
          <table:table-cell office:value-type="float" office:value="4176">
            <text:p>4176</text:p>
          </table:table-cell>
          <table:table-cell office:value-type="float" office:value="4076">
            <text:p>4076</text:p>
          </table:table-cell>
          <table:table-cell office:value-type="float" office:value="3990">
            <text:p>3990</text:p>
          </table:table-cell>
          <table:table-cell office:value-type="float" office:value="4500.9">
            <text:p>4500.9</text:p>
          </table:table-cell>
          <table:table-cell office:value-type="float" office:value="3620">
            <text:p>3620</text:p>
          </table:table-cell>
          <table:table-cell office:value-type="float" office:value="3695">
            <text:p>3695</text:p>
          </table:table-cell>
          <table:table-cell office:value-type="float" office:value="3842">
            <text:p>3842</text:p>
          </table:table-cell>
          <table:table-cell office:value-type="float" office:value="4100">
            <text:p>4100</text:p>
          </table:table-cell>
          <table:table-cell office:value-type="float" office:value="4858">
            <text:p>4858</text:p>
          </table:table-cell>
          <table:table-cell office:value-type="float" office:value="4314">
            <text:p>4314</text:p>
          </table:table-cell>
          <table:table-cell office:value-type="float" office:value="3612">
            <text:p>3612</text:p>
          </table:table-cell>
          <table:table-cell office:value-type="float" office:value="4188">
            <text:p>4188</text:p>
          </table:table-cell>
          <table:table-cell office:value-type="float" office:value="3679">
            <text:p>3679</text:p>
          </table:table-cell>
          <table:table-cell office:value-type="float" office:value="3667">
            <text:p>3667</text:p>
          </table:table-cell>
          <table:table-cell office:value-type="float" office:value="3957.5">
            <text:p>3957.5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6776">
            <text:p>6776</text:p>
          </table:table-cell>
          <table:table-cell office:value-type="float" office:value="5060">
            <text:p>5060</text:p>
          </table:table-cell>
          <table:table-cell office:value-type="float" office:value="6980">
            <text:p>6980</text:p>
          </table:table-cell>
          <table:table-cell office:value-type="float" office:value="5024">
            <text:p>5024</text:p>
          </table:table-cell>
          <table:table-cell office:value-type="float" office:value="6991">
            <text:p>6991</text:p>
          </table:table-cell>
          <table:table-cell office:value-type="float" office:value="5054">
            <text:p>5054</text:p>
          </table:table-cell>
          <table:table-cell office:value-type="float" office:value="5058">
            <text:p>5058</text:p>
          </table:table-cell>
          <table:table-cell office:value-type="float" office:value="6156">
            <text:p>6156</text:p>
          </table:table-cell>
          <table:table-cell office:value-type="float" office:value="5081">
            <text:p>5081</text:p>
          </table:table-cell>
          <table:table-cell office:value-type="float" office:value="5076">
            <text:p>5076</text:p>
          </table:table-cell>
          <table:table-cell office:value-type="float" office:value="5725.6">
            <text:p>5725.6</text:p>
          </table:table-cell>
          <table:table-cell office:value-type="float" office:value="5065">
            <text:p>5065</text:p>
          </table:table-cell>
          <table:table-cell office:value-type="float" office:value="6778">
            <text:p>6778</text:p>
          </table:table-cell>
          <table:table-cell office:value-type="float" office:value="5100">
            <text:p>5100</text:p>
          </table:table-cell>
          <table:table-cell office:value-type="float" office:value="4973">
            <text:p>4973</text:p>
          </table:table-cell>
          <table:table-cell office:value-type="float" office:value="6327">
            <text:p>6327</text:p>
          </table:table-cell>
          <table:table-cell office:value-type="float" office:value="4912">
            <text:p>4912</text:p>
          </table:table-cell>
          <table:table-cell office:value-type="float" office:value="4983">
            <text:p>4983</text:p>
          </table:table-cell>
          <table:table-cell office:value-type="float" office:value="5288">
            <text:p>5288</text:p>
          </table:table-cell>
          <table:table-cell office:value-type="float" office:value="5156">
            <text:p>5156</text:p>
          </table:table-cell>
          <table:table-cell office:value-type="float" office:value="7775">
            <text:p>7775</text:p>
          </table:table-cell>
          <table:table-cell office:value-type="float" office:value="5635.7">
            <text:p>5635.7</text:p>
          </table:table-cell>
          <table:table-cell office:value-type="float" office:value="6836">
            <text:p>6836</text:p>
          </table:table-cell>
          <table:table-cell office:value-type="float" office:value="5072">
            <text:p>5072</text:p>
          </table:table-cell>
          <table:table-cell office:value-type="float" office:value="4733">
            <text:p>4733</text:p>
          </table:table-cell>
          <table:table-cell office:value-type="float" office:value="4752">
            <text:p>4752</text:p>
          </table:table-cell>
          <table:table-cell office:value-type="float" office:value="5093">
            <text:p>5093</text:p>
          </table:table-cell>
          <table:table-cell office:value-type="float" office:value="4660">
            <text:p>4660</text:p>
          </table:table-cell>
          <table:table-cell office:value-type="float" office:value="4751">
            <text:p>4751</text:p>
          </table:table-cell>
          <table:table-cell office:value-type="float" office:value="4754">
            <text:p>4754</text:p>
          </table:table-cell>
          <table:table-cell office:value-type="float" office:value="7233">
            <text:p>7233</text:p>
          </table:table-cell>
          <table:table-cell office:value-type="float" office:value="4675">
            <text:p>4675</text:p>
          </table:table-cell>
          <table:table-cell office:value-type="float" office:value="5255.9">
            <text:p>5255.9</text:p>
          </table:table-cell>
          <table:table-cell office:value-type="float" office:value="5167">
            <text:p>5167</text:p>
          </table:table-cell>
          <table:table-cell office:value-type="float" office:value="5013">
            <text:p>5013</text:p>
          </table:table-cell>
          <table:table-cell office:value-type="float" office:value="6357">
            <text:p>6357</text:p>
          </table:table-cell>
          <table:table-cell office:value-type="float" office:value="5066">
            <text:p>5066</text:p>
          </table:table-cell>
          <table:table-cell office:value-type="float" office:value="5127">
            <text:p>5127</text:p>
          </table:table-cell>
          <table:table-cell office:value-type="float" office:value="4988">
            <text:p>4988</text:p>
          </table:table-cell>
          <table:table-cell office:value-type="float" office:value="5028">
            <text:p>5028</text:p>
          </table:table-cell>
          <table:table-cell office:value-type="float" office:value="6808">
            <text:p>6808</text:p>
          </table:table-cell>
          <table:table-cell office:value-type="float" office:value="7363">
            <text:p>7363</text:p>
          </table:table-cell>
          <table:table-cell office:value-type="float" office:value="5087">
            <text:p>5087</text:p>
          </table:table-cell>
          <table:table-cell office:value-type="float" office:value="5600.4">
            <text:p>5600.4</text:p>
          </table:table-cell>
          <table:table-cell office:value-type="float" office:value="110731">
            <text:p>110731</text:p>
          </table:table-cell>
          <table:table-cell office:value-type="float" office:value="111831">
            <text:p>111831</text:p>
          </table:table-cell>
          <table:table-cell office:value-type="float" office:value="109718">
            <text:p>109718</text:p>
          </table:table-cell>
          <table:table-cell office:value-type="float" office:value="117111">
            <text:p>117111</text:p>
          </table:table-cell>
          <table:table-cell office:value-type="float" office:value="113826">
            <text:p>113826</text:p>
          </table:table-cell>
          <table:table-cell office:value-type="float" office:value="116840">
            <text:p>116840</text:p>
          </table:table-cell>
          <table:table-cell office:value-type="float" office:value="111848">
            <text:p>111848</text:p>
          </table:table-cell>
          <table:table-cell office:value-type="float" office:value="114303">
            <text:p>114303</text:p>
          </table:table-cell>
          <table:table-cell office:value-type="float" office:value="109261">
            <text:p>109261</text:p>
          </table:table-cell>
          <table:table-cell office:value-type="float" office:value="112982">
            <text:p>112982</text:p>
          </table:table-cell>
          <table:table-cell office:value-type="float" office:value="112845.1">
            <text:p>112845.1</text:p>
          </table:table-cell>
          <table:table-cell office:value-type="float" office:value="96866">
            <text:p>96866</text:p>
          </table:table-cell>
          <table:table-cell office:value-type="float" office:value="92094">
            <text:p>92094</text:p>
          </table:table-cell>
          <table:table-cell office:value-type="float" office:value="87938">
            <text:p>87938</text:p>
          </table:table-cell>
          <table:table-cell office:value-type="float" office:value="93699">
            <text:p>93699</text:p>
          </table:table-cell>
          <table:table-cell office:value-type="float" office:value="97193">
            <text:p>97193</text:p>
          </table:table-cell>
          <table:table-cell office:value-type="float" office:value="91965">
            <text:p>91965</text:p>
          </table:table-cell>
          <table:table-cell office:value-type="float" office:value="90178">
            <text:p>90178</text:p>
          </table:table-cell>
          <table:table-cell office:value-type="float" office:value="97729">
            <text:p>97729</text:p>
          </table:table-cell>
          <table:table-cell office:value-type="float" office:value="91292">
            <text:p>91292</text:p>
          </table:table-cell>
          <table:table-cell office:value-type="float" office:value="89073">
            <text:p>89073</text:p>
          </table:table-cell>
          <table:table-cell office:value-type="float" office:value="92802.7">
            <text:p>92802.7</text:p>
          </table:table-cell>
          <table:table-cell office:value-type="float" office:value="5045">
            <text:p>5045</text:p>
          </table:table-cell>
          <table:table-cell office:value-type="float" office:value="4950">
            <text:p>4950</text:p>
          </table:table-cell>
          <table:table-cell office:value-type="float" office:value="4616">
            <text:p>4616</text:p>
          </table:table-cell>
          <table:table-cell office:value-type="float" office:value="3794">
            <text:p>3794</text:p>
          </table:table-cell>
          <table:table-cell office:value-type="float" office:value="3149">
            <text:p>3149</text:p>
          </table:table-cell>
          <table:table-cell office:value-type="float" office:value="3931">
            <text:p>3931</text:p>
          </table:table-cell>
          <table:table-cell office:value-type="float" office:value="3114">
            <text:p>3114</text:p>
          </table:table-cell>
          <table:table-cell office:value-type="float" office:value="4297">
            <text:p>4297</text:p>
          </table:table-cell>
          <table:table-cell office:value-type="float" office:value="3146">
            <text:p>3146</text:p>
          </table:table-cell>
          <table:table-cell office:value-type="float" office:value="3141">
            <text:p>3141</text:p>
          </table:table-cell>
          <table:table-cell office:value-type="float" office:value="3918.3">
            <text:p>3918.3</text:p>
          </table:table-cell>
          <table:table-cell office:value-type="float" office:value="4836">
            <text:p>4836</text:p>
          </table:table-cell>
          <table:table-cell office:value-type="float" office:value="4872">
            <text:p>4872</text:p>
          </table:table-cell>
          <table:table-cell office:value-type="float" office:value="4993">
            <text:p>4993</text:p>
          </table:table-cell>
          <table:table-cell office:value-type="float" office:value="5555">
            <text:p>5555</text:p>
          </table:table-cell>
          <table:table-cell office:value-type="float" office:value="6422">
            <text:p>6422</text:p>
          </table:table-cell>
          <table:table-cell office:value-type="float" office:value="4884">
            <text:p>4884</text:p>
          </table:table-cell>
          <table:table-cell office:value-type="float" office:value="3917">
            <text:p>3917</text:p>
          </table:table-cell>
          <table:table-cell office:value-type="float" office:value="4412">
            <text:p>4412</text:p>
          </table:table-cell>
          <table:table-cell office:value-type="float" office:value="3923">
            <text:p>3923</text:p>
          </table:table-cell>
          <table:table-cell office:value-type="float" office:value="3884">
            <text:p>3884</text:p>
          </table:table-cell>
          <table:table-cell office:value-type="float" office:value="4769.8">
            <text:p>4769.8</text:p>
          </table:table-cell>
          <table:table-cell office:value-type="float" office:value="4803">
            <text:p>4803</text:p>
          </table:table-cell>
          <table:table-cell office:value-type="float" office:value="5476">
            <text:p>5476</text:p>
          </table:table-cell>
          <table:table-cell office:value-type="float" office:value="8046">
            <text:p>8046</text:p>
          </table:table-cell>
          <table:table-cell office:value-type="float" office:value="5377">
            <text:p>5377</text:p>
          </table:table-cell>
          <table:table-cell office:value-type="float" office:value="5601">
            <text:p>5601</text:p>
          </table:table-cell>
          <table:table-cell office:value-type="float" office:value="5032">
            <text:p>5032</text:p>
          </table:table-cell>
          <table:table-cell office:value-type="float" office:value="6741">
            <text:p>6741</text:p>
          </table:table-cell>
          <table:table-cell office:value-type="float" office:value="4479">
            <text:p>4479</text:p>
          </table:table-cell>
          <table:table-cell office:value-type="float" office:value="4315">
            <text:p>4315</text:p>
          </table:table-cell>
          <table:table-cell office:value-type="float" office:value="6373">
            <text:p>6373</text:p>
          </table:table-cell>
          <table:table-cell office:value-type="float" office:value="5624.3">
            <text:p>5624.3</text:p>
          </table:table-cell>
          <table:table-cell office:value-type="float" office:value="4564">
            <text:p>4564</text:p>
          </table:table-cell>
          <table:table-cell office:value-type="float" office:value="4582">
            <text:p>4582</text:p>
          </table:table-cell>
          <table:table-cell office:value-type="float" office:value="5311">
            <text:p>5311</text:p>
          </table:table-cell>
          <table:table-cell office:value-type="float" office:value="6567">
            <text:p>6567</text:p>
          </table:table-cell>
          <table:table-cell office:value-type="float" office:value="4642">
            <text:p>4642</text:p>
          </table:table-cell>
          <table:table-cell office:value-type="float" office:value="6319">
            <text:p>6319</text:p>
          </table:table-cell>
          <table:table-cell office:value-type="float" office:value="4141">
            <text:p>4141</text:p>
          </table:table-cell>
          <table:table-cell office:value-type="float" office:value="4144">
            <text:p>4144</text:p>
          </table:table-cell>
          <table:table-cell office:value-type="float" office:value="4142">
            <text:p>4142</text:p>
          </table:table-cell>
          <table:table-cell office:value-type="float" office:value="5154">
            <text:p>5154</text:p>
          </table:table-cell>
          <table:table-cell office:value-type="float" office:value="4956.6">
            <text:p>4956.6</text:p>
          </table:table-cell>
          <table:table-cell office:value-type="float" office:value="3721">
            <text:p>3721</text:p>
          </table:table-cell>
          <table:table-cell office:value-type="float" office:value="3718">
            <text:p>3718</text:p>
          </table:table-cell>
          <table:table-cell office:value-type="float" office:value="4046">
            <text:p>4046</text:p>
          </table:table-cell>
          <table:table-cell office:value-type="float" office:value="3761">
            <text:p>3761</text:p>
          </table:table-cell>
          <table:table-cell office:value-type="float" office:value="3783">
            <text:p>3783</text:p>
          </table:table-cell>
          <table:table-cell office:value-type="float" office:value="3722">
            <text:p>3722</text:p>
          </table:table-cell>
          <table:table-cell office:value-type="float" office:value="5708">
            <text:p>5708</text:p>
          </table:table-cell>
          <table:table-cell office:value-type="float" office:value="3755">
            <text:p>3755</text:p>
          </table:table-cell>
          <table:table-cell office:value-type="float" office:value="3768">
            <text:p>3768</text:p>
          </table:table-cell>
          <table:table-cell office:value-type="float" office:value="4616">
            <text:p>4616</text:p>
          </table:table-cell>
          <table:table-cell office:value-type="float" office:value="4059.8">
            <text:p>4059.8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8707">
            <text:p>8707</text:p>
          </table:table-cell>
          <table:table-cell office:value-type="float" office:value="5325">
            <text:p>5325</text:p>
          </table:table-cell>
          <table:table-cell office:value-type="float" office:value="5291">
            <text:p>5291</text:p>
          </table:table-cell>
          <table:table-cell office:value-type="float" office:value="6004">
            <text:p>6004</text:p>
          </table:table-cell>
          <table:table-cell office:value-type="float" office:value="7092">
            <text:p>7092</text:p>
          </table:table-cell>
          <table:table-cell office:value-type="float" office:value="7412">
            <text:p>7412</text:p>
          </table:table-cell>
          <table:table-cell office:value-type="float" office:value="5336">
            <text:p>5336</text:p>
          </table:table-cell>
          <table:table-cell office:value-type="float" office:value="6859">
            <text:p>6859</text:p>
          </table:table-cell>
          <table:table-cell office:value-type="float" office:value="7573">
            <text:p>7573</text:p>
          </table:table-cell>
          <table:table-cell office:value-type="float" office:value="5477">
            <text:p>5477</text:p>
          </table:table-cell>
          <table:table-cell office:value-type="float" office:value="6507.6">
            <text:p>6507.6</text:p>
          </table:table-cell>
          <table:table-cell office:value-type="float" office:value="5388">
            <text:p>5388</text:p>
          </table:table-cell>
          <table:table-cell office:value-type="float" office:value="7235">
            <text:p>7235</text:p>
          </table:table-cell>
          <table:table-cell office:value-type="float" office:value="5027">
            <text:p>5027</text:p>
          </table:table-cell>
          <table:table-cell office:value-type="float" office:value="7113">
            <text:p>7113</text:p>
          </table:table-cell>
          <table:table-cell office:value-type="float" office:value="9265">
            <text:p>9265</text:p>
          </table:table-cell>
          <table:table-cell office:value-type="float" office:value="7362">
            <text:p>7362</text:p>
          </table:table-cell>
          <table:table-cell office:value-type="float" office:value="5116">
            <text:p>5116</text:p>
          </table:table-cell>
          <table:table-cell office:value-type="float" office:value="7112">
            <text:p>7112</text:p>
          </table:table-cell>
          <table:table-cell office:value-type="float" office:value="6236">
            <text:p>6236</text:p>
          </table:table-cell>
          <table:table-cell office:value-type="float" office:value="5075">
            <text:p>5075</text:p>
          </table:table-cell>
          <table:table-cell office:value-type="float" office:value="6492.9">
            <text:p>6492.9</text:p>
          </table:table-cell>
          <table:table-cell office:value-type="float" office:value="4868">
            <text:p>4868</text:p>
          </table:table-cell>
          <table:table-cell office:value-type="float" office:value="5805">
            <text:p>5805</text:p>
          </table:table-cell>
          <table:table-cell office:value-type="float" office:value="7068">
            <text:p>7068</text:p>
          </table:table-cell>
          <table:table-cell office:value-type="float" office:value="6324">
            <text:p>6324</text:p>
          </table:table-cell>
          <table:table-cell office:value-type="float" office:value="5939">
            <text:p>5939</text:p>
          </table:table-cell>
          <table:table-cell office:value-type="float" office:value="6184">
            <text:p>6184</text:p>
          </table:table-cell>
          <table:table-cell office:value-type="float" office:value="4875">
            <text:p>4875</text:p>
          </table:table-cell>
          <table:table-cell office:value-type="float" office:value="5563">
            <text:p>5563</text:p>
          </table:table-cell>
          <table:table-cell office:value-type="float" office:value="7254">
            <text:p>7254</text:p>
          </table:table-cell>
          <table:table-cell office:value-type="float" office:value="7580">
            <text:p>7580</text:p>
          </table:table-cell>
          <table:table-cell office:value-type="float" office:value="6146">
            <text:p>6146</text:p>
          </table:table-cell>
          <table:table-cell office:value-type="float" office:value="5194">
            <text:p>5194</text:p>
          </table:table-cell>
          <table:table-cell office:value-type="float" office:value="5380">
            <text:p>5380</text:p>
          </table:table-cell>
          <table:table-cell office:value-type="float" office:value="6180">
            <text:p>6180</text:p>
          </table:table-cell>
          <table:table-cell office:value-type="float" office:value="8198">
            <text:p>8198</text:p>
          </table:table-cell>
          <table:table-cell office:value-type="float" office:value="5507">
            <text:p>5507</text:p>
          </table:table-cell>
          <table:table-cell office:value-type="float" office:value="5714">
            <text:p>5714</text:p>
          </table:table-cell>
          <table:table-cell office:value-type="float" office:value="5192">
            <text:p>5192</text:p>
          </table:table-cell>
          <table:table-cell office:value-type="float" office:value="5300">
            <text:p>5300</text:p>
          </table:table-cell>
          <table:table-cell office:value-type="float" office:value="6736">
            <text:p>6736</text:p>
          </table:table-cell>
          <table:table-cell office:value-type="float" office:value="6457">
            <text:p>6457</text:p>
          </table:table-cell>
          <table:table-cell office:value-type="float" office:value="5985.8">
            <text:p>5985.8</text:p>
          </table:table-cell>
          <table:table-cell office:value-type="float" office:value="113929">
            <text:p>113929</text:p>
          </table:table-cell>
          <table:table-cell office:value-type="float" office:value="116573">
            <text:p>116573</text:p>
          </table:table-cell>
          <table:table-cell office:value-type="float" office:value="111992">
            <text:p>111992</text:p>
          </table:table-cell>
          <table:table-cell office:value-type="float" office:value="121364">
            <text:p>121364</text:p>
          </table:table-cell>
          <table:table-cell office:value-type="float" office:value="122313">
            <text:p>122313</text:p>
          </table:table-cell>
          <table:table-cell office:value-type="float" office:value="118303">
            <text:p>118303</text:p>
          </table:table-cell>
          <table:table-cell office:value-type="float" office:value="119628">
            <text:p>119628</text:p>
          </table:table-cell>
          <table:table-cell office:value-type="float" office:value="109456">
            <text:p>109456</text:p>
          </table:table-cell>
          <table:table-cell office:value-type="float" office:value="114453">
            <text:p>114453</text:p>
          </table:table-cell>
          <table:table-cell office:value-type="float" office:value="114735">
            <text:p>114735</text:p>
          </table:table-cell>
          <table:table-cell office:value-type="float" office:value="116274.6">
            <text:p>116274.6</text:p>
          </table:table-cell>
          <table:table-cell office:value-type="float" office:value="96838">
            <text:p>96838</text:p>
          </table:table-cell>
          <table:table-cell office:value-type="float" office:value="100663">
            <text:p>100663</text:p>
          </table:table-cell>
          <table:table-cell office:value-type="float" office:value="97351">
            <text:p>97351</text:p>
          </table:table-cell>
          <table:table-cell office:value-type="float" office:value="107807">
            <text:p>107807</text:p>
          </table:table-cell>
          <table:table-cell office:value-type="float" office:value="103145">
            <text:p>103145</text:p>
          </table:table-cell>
          <table:table-cell office:value-type="float" office:value="97444">
            <text:p>97444</text:p>
          </table:table-cell>
          <table:table-cell office:value-type="float" office:value="105545">
            <text:p>105545</text:p>
          </table:table-cell>
          <table:table-cell office:value-type="float" office:value="96780">
            <text:p>96780</text:p>
          </table:table-cell>
          <table:table-cell office:value-type="float" office:value="103712">
            <text:p>103712</text:p>
          </table:table-cell>
          <table:table-cell office:value-type="float" office:value="102043">
            <text:p>102043</text:p>
          </table:table-cell>
          <table:table-cell office:value-type="float" office:value="101132.8">
            <text:p>101132.8</text:p>
          </table:table-cell>
          <table:table-cell office:value-type="float" office:value="3207">
            <text:p>3207</text:p>
          </table:table-cell>
          <table:table-cell office:value-type="float" office:value="3627">
            <text:p>3627</text:p>
          </table:table-cell>
          <table:table-cell office:value-type="float" office:value="3250">
            <text:p>3250</text:p>
          </table:table-cell>
          <table:table-cell office:value-type="float" office:value="4016">
            <text:p>4016</text:p>
          </table:table-cell>
          <table:table-cell office:value-type="float" office:value="3256">
            <text:p>3256</text:p>
          </table:table-cell>
          <table:table-cell office:value-type="float" office:value="4767">
            <text:p>4767</text:p>
          </table:table-cell>
          <table:table-cell office:value-type="float" office:value="3381">
            <text:p>3381</text:p>
          </table:table-cell>
          <table:table-cell office:value-type="float" office:value="3928">
            <text:p>3928</text:p>
          </table:table-cell>
          <table:table-cell office:value-type="float" office:value="3716">
            <text:p>3716</text:p>
          </table:table-cell>
          <table:table-cell office:value-type="float" office:value="3197">
            <text:p>3197</text:p>
          </table:table-cell>
          <table:table-cell office:value-type="float" office:value="3634.5">
            <text:p>3634.5</text:p>
          </table:table-cell>
          <table:table-cell office:value-type="float" office:value="4041">
            <text:p>4041</text:p>
          </table:table-cell>
          <table:table-cell office:value-type="float" office:value="4135">
            <text:p>4135</text:p>
          </table:table-cell>
          <table:table-cell office:value-type="float" office:value="6867">
            <text:p>6867</text:p>
          </table:table-cell>
          <table:table-cell office:value-type="float" office:value="4798">
            <text:p>4798</text:p>
          </table:table-cell>
          <table:table-cell office:value-type="float" office:value="4010">
            <text:p>4010</text:p>
          </table:table-cell>
          <table:table-cell office:value-type="float" office:value="4953">
            <text:p>4953</text:p>
          </table:table-cell>
          <table:table-cell office:value-type="float" office:value="3951">
            <text:p>3951</text:p>
          </table:table-cell>
          <table:table-cell office:value-type="float" office:value="5620">
            <text:p>5620</text:p>
          </table:table-cell>
          <table:table-cell office:value-type="float" office:value="4837">
            <text:p>4837</text:p>
          </table:table-cell>
          <table:table-cell office:value-type="float" office:value="3997">
            <text:p>3997</text:p>
          </table:table-cell>
          <table:table-cell office:value-type="float" office:value="4720.9">
            <text:p>4720.9</text:p>
          </table:table-cell>
          <table:table-cell office:value-type="float" office:value="4301">
            <text:p>4301</text:p>
          </table:table-cell>
          <table:table-cell office:value-type="float" office:value="4329">
            <text:p>4329</text:p>
          </table:table-cell>
          <table:table-cell office:value-type="float" office:value="5597">
            <text:p>5597</text:p>
          </table:table-cell>
          <table:table-cell office:value-type="float" office:value="4520">
            <text:p>4520</text:p>
          </table:table-cell>
          <table:table-cell office:value-type="float" office:value="5341">
            <text:p>5341</text:p>
          </table:table-cell>
          <table:table-cell office:value-type="float" office:value="4622">
            <text:p>4622</text:p>
          </table:table-cell>
          <table:table-cell office:value-type="float" office:value="4311">
            <text:p>4311</text:p>
          </table:table-cell>
          <table:table-cell office:value-type="float" office:value="6306">
            <text:p>6306</text:p>
          </table:table-cell>
          <table:table-cell office:value-type="float" office:value="4924">
            <text:p>4924</text:p>
          </table:table-cell>
          <table:table-cell office:value-type="float" office:value="5214">
            <text:p>5214</text:p>
          </table:table-cell>
          <table:table-cell office:value-type="float" office:value="4946.5">
            <text:p>4946.5</text:p>
          </table:table-cell>
          <table:table-cell office:value-type="float" office:value="4250">
            <text:p>4250</text:p>
          </table:table-cell>
          <table:table-cell office:value-type="float" office:value="5923">
            <text:p>5923</text:p>
          </table:table-cell>
          <table:table-cell office:value-type="float" office:value="5342">
            <text:p>5342</text:p>
          </table:table-cell>
          <table:table-cell office:value-type="float" office:value="4244">
            <text:p>4244</text:p>
          </table:table-cell>
          <table:table-cell office:value-type="float" office:value="4615">
            <text:p>4615</text:p>
          </table:table-cell>
          <table:table-cell office:value-type="float" office:value="4188">
            <text:p>4188</text:p>
          </table:table-cell>
          <table:table-cell office:value-type="float" office:value="4223">
            <text:p>4223</text:p>
          </table:table-cell>
          <table:table-cell office:value-type="float" office:value="5390">
            <text:p>5390</text:p>
          </table:table-cell>
          <table:table-cell office:value-type="float" office:value="4224">
            <text:p>4224</text:p>
          </table:table-cell>
          <table:table-cell office:value-type="float" office:value="4220">
            <text:p>4220</text:p>
          </table:table-cell>
          <table:table-cell office:value-type="float" office:value="4661.9">
            <text:p>4661.9</text:p>
          </table:table-cell>
          <table:table-cell office:value-type="float" office:value="6134">
            <text:p>6134</text:p>
          </table:table-cell>
          <table:table-cell office:value-type="float" office:value="4215">
            <text:p>4215</text:p>
          </table:table-cell>
          <table:table-cell office:value-type="float" office:value="6962">
            <text:p>6962</text:p>
          </table:table-cell>
          <table:table-cell office:value-type="float" office:value="4611">
            <text:p>4611</text:p>
          </table:table-cell>
          <table:table-cell office:value-type="float" office:value="3864">
            <text:p>3864</text:p>
          </table:table-cell>
          <table:table-cell office:value-type="float" office:value="3906">
            <text:p>3906</text:p>
          </table:table-cell>
          <table:table-cell office:value-type="float" office:value="5565">
            <text:p>5565</text:p>
          </table:table-cell>
          <table:table-cell office:value-type="float" office:value="4360">
            <text:p>4360</text:p>
          </table:table-cell>
          <table:table-cell office:value-type="float" office:value="4393">
            <text:p>4393</text:p>
          </table:table-cell>
          <table:table-cell office:value-type="float" office:value="3827">
            <text:p>3827</text:p>
          </table:table-cell>
          <table:table-cell office:value-type="float" office:value="4783.7">
            <text:p>4783.7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5324">
            <text:p>5324</text:p>
          </table:table-cell>
          <table:table-cell office:value-type="float" office:value="5836">
            <text:p>5836</text:p>
          </table:table-cell>
          <table:table-cell office:value-type="float" office:value="5319">
            <text:p>5319</text:p>
          </table:table-cell>
          <table:table-cell office:value-type="float" office:value="6743">
            <text:p>6743</text:p>
          </table:table-cell>
          <table:table-cell office:value-type="float" office:value="6751">
            <text:p>6751</text:p>
          </table:table-cell>
          <table:table-cell office:value-type="float" office:value="5320">
            <text:p>5320</text:p>
          </table:table-cell>
          <table:table-cell office:value-type="float" office:value="6616">
            <text:p>6616</text:p>
          </table:table-cell>
          <table:table-cell office:value-type="float" office:value="7908">
            <text:p>7908</text:p>
          </table:table-cell>
          <table:table-cell office:value-type="float" office:value="7283">
            <text:p>7283</text:p>
          </table:table-cell>
          <table:table-cell office:value-type="float" office:value="6803">
            <text:p>6803</text:p>
          </table:table-cell>
          <table:table-cell office:value-type="float" office:value="6390.3">
            <text:p>6390.3</text:p>
          </table:table-cell>
          <table:table-cell office:value-type="float" office:value="5211">
            <text:p>5211</text:p>
          </table:table-cell>
          <table:table-cell office:value-type="float" office:value="5199">
            <text:p>5199</text:p>
          </table:table-cell>
          <table:table-cell office:value-type="float" office:value="6949">
            <text:p>6949</text:p>
          </table:table-cell>
          <table:table-cell office:value-type="float" office:value="5405">
            <text:p>5405</text:p>
          </table:table-cell>
          <table:table-cell office:value-type="float" office:value="5271">
            <text:p>5271</text:p>
          </table:table-cell>
          <table:table-cell office:value-type="float" office:value="5252">
            <text:p>5252</text:p>
          </table:table-cell>
          <table:table-cell office:value-type="float" office:value="5561">
            <text:p>5561</text:p>
          </table:table-cell>
          <table:table-cell office:value-type="float" office:value="6135">
            <text:p>6135</text:p>
          </table:table-cell>
          <table:table-cell office:value-type="float" office:value="6020">
            <text:p>6020</text:p>
          </table:table-cell>
          <table:table-cell office:value-type="float" office:value="5218">
            <text:p>5218</text:p>
          </table:table-cell>
          <table:table-cell office:value-type="float" office:value="5622.1">
            <text:p>5622.1</text:p>
          </table:table-cell>
          <table:table-cell office:value-type="float" office:value="4996">
            <text:p>4996</text:p>
          </table:table-cell>
          <table:table-cell office:value-type="float" office:value="4907">
            <text:p>4907</text:p>
          </table:table-cell>
          <table:table-cell office:value-type="float" office:value="6302">
            <text:p>6302</text:p>
          </table:table-cell>
          <table:table-cell office:value-type="float" office:value="6653">
            <text:p>6653</text:p>
          </table:table-cell>
          <table:table-cell office:value-type="float" office:value="4902">
            <text:p>4902</text:p>
          </table:table-cell>
          <table:table-cell office:value-type="float" office:value="5107">
            <text:p>5107</text:p>
          </table:table-cell>
          <table:table-cell office:value-type="float" office:value="5000">
            <text:p>5000</text:p>
          </table:table-cell>
          <table:table-cell office:value-type="float" office:value="4997">
            <text:p>4997</text:p>
          </table:table-cell>
          <table:table-cell office:value-type="float" office:value="6737">
            <text:p>6737</text:p>
          </table:table-cell>
          <table:table-cell office:value-type="float" office:value="6589">
            <text:p>6589</text:p>
          </table:table-cell>
          <table:table-cell office:value-type="float" office:value="5619">
            <text:p>5619</text:p>
          </table:table-cell>
          <table:table-cell office:value-type="float" office:value="5407">
            <text:p>5407</text:p>
          </table:table-cell>
          <table:table-cell office:value-type="float" office:value="5283">
            <text:p>5283</text:p>
          </table:table-cell>
          <table:table-cell office:value-type="float" office:value="7466">
            <text:p>7466</text:p>
          </table:table-cell>
          <table:table-cell office:value-type="float" office:value="5292">
            <text:p>5292</text:p>
          </table:table-cell>
          <table:table-cell table:number-columns-repeated="2" office:value-type="float" office:value="5344">
            <text:p>5344</text:p>
          </table:table-cell>
          <table:table-cell office:value-type="float" office:value="5910">
            <text:p>5910</text:p>
          </table:table-cell>
          <table:table-cell office:value-type="float" office:value="5279">
            <text:p>5279</text:p>
          </table:table-cell>
          <table:table-cell office:value-type="float" office:value="6100">
            <text:p>6100</text:p>
          </table:table-cell>
          <table:table-cell office:value-type="float" office:value="6576">
            <text:p>6576</text:p>
          </table:table-cell>
          <table:table-cell office:value-type="float" office:value="5800.1">
            <text:p>5800.1</text:p>
          </table:table-cell>
          <table:table-cell office:value-type="float" office:value="123023">
            <text:p>123023</text:p>
          </table:table-cell>
          <table:table-cell office:value-type="float" office:value="125486">
            <text:p>125486</text:p>
          </table:table-cell>
          <table:table-cell office:value-type="float" office:value="121028">
            <text:p>121028</text:p>
          </table:table-cell>
          <table:table-cell office:value-type="float" office:value="119025">
            <text:p>119025</text:p>
          </table:table-cell>
          <table:table-cell office:value-type="float" office:value="125887">
            <text:p>125887</text:p>
          </table:table-cell>
          <table:table-cell office:value-type="float" office:value="114750">
            <text:p>114750</text:p>
          </table:table-cell>
          <table:table-cell office:value-type="float" office:value="120283">
            <text:p>120283</text:p>
          </table:table-cell>
          <table:table-cell office:value-type="float" office:value="114880">
            <text:p>114880</text:p>
          </table:table-cell>
          <table:table-cell office:value-type="float" office:value="122078">
            <text:p>122078</text:p>
          </table:table-cell>
          <table:table-cell office:value-type="float" office:value="123461">
            <text:p>123461</text:p>
          </table:table-cell>
          <table:table-cell office:value-type="float" office:value="120990.1">
            <text:p>120990.1</text:p>
          </table:table-cell>
          <table:table-cell office:value-type="float" office:value="101301">
            <text:p>101301</text:p>
          </table:table-cell>
          <table:table-cell office:value-type="float" office:value="103551">
            <text:p>103551</text:p>
          </table:table-cell>
          <table:table-cell office:value-type="float" office:value="107156">
            <text:p>107156</text:p>
          </table:table-cell>
          <table:table-cell office:value-type="float" office:value="104911">
            <text:p>104911</text:p>
          </table:table-cell>
          <table:table-cell office:value-type="float" office:value="103959">
            <text:p>103959</text:p>
          </table:table-cell>
          <table:table-cell office:value-type="float" office:value="100708">
            <text:p>100708</text:p>
          </table:table-cell>
          <table:table-cell office:value-type="float" office:value="107014">
            <text:p>107014</text:p>
          </table:table-cell>
          <table:table-cell office:value-type="float" office:value="99464">
            <text:p>99464</text:p>
          </table:table-cell>
          <table:table-cell office:value-type="float" office:value="101700">
            <text:p>101700</text:p>
          </table:table-cell>
          <table:table-cell office:value-type="float" office:value="105877">
            <text:p>105877</text:p>
          </table:table-cell>
          <table:table-cell office:value-type="float" office:value="103564.1">
            <text:p>103564.1</text:p>
          </table:table-cell>
          <table:table-cell office:value-type="float" office:value="3275">
            <text:p>3275</text:p>
          </table:table-cell>
          <table:table-cell office:value-type="float" office:value="3345">
            <text:p>3345</text:p>
          </table:table-cell>
          <table:table-cell office:value-type="float" office:value="4934">
            <text:p>4934</text:p>
          </table:table-cell>
          <table:table-cell office:value-type="float" office:value="4134">
            <text:p>4134</text:p>
          </table:table-cell>
          <table:table-cell office:value-type="float" office:value="3302">
            <text:p>3302</text:p>
          </table:table-cell>
          <table:table-cell office:value-type="float" office:value="3375">
            <text:p>3375</text:p>
          </table:table-cell>
          <table:table-cell office:value-type="float" office:value="4120">
            <text:p>4120</text:p>
          </table:table-cell>
          <table:table-cell office:value-type="float" office:value="3345">
            <text:p>3345</text:p>
          </table:table-cell>
          <table:table-cell office:value-type="float" office:value="3298">
            <text:p>3298</text:p>
          </table:table-cell>
          <table:table-cell office:value-type="float" office:value="3305">
            <text:p>3305</text:p>
          </table:table-cell>
          <table:table-cell office:value-type="float" office:value="3643.3">
            <text:p>3643.3</text:p>
          </table:table-cell>
          <table:table-cell office:value-type="float" office:value="4097">
            <text:p>4097</text:p>
          </table:table-cell>
          <table:table-cell office:value-type="float" office:value="4124">
            <text:p>4124</text:p>
          </table:table-cell>
          <table:table-cell office:value-type="float" office:value="4109">
            <text:p>4109</text:p>
          </table:table-cell>
          <table:table-cell office:value-type="float" office:value="4852">
            <text:p>4852</text:p>
          </table:table-cell>
          <table:table-cell office:value-type="float" office:value="6079">
            <text:p>6079</text:p>
          </table:table-cell>
          <table:table-cell office:value-type="float" office:value="4113">
            <text:p>4113</text:p>
          </table:table-cell>
          <table:table-cell office:value-type="float" office:value="4541">
            <text:p>4541</text:p>
          </table:table-cell>
          <table:table-cell office:value-type="float" office:value="4546">
            <text:p>4546</text:p>
          </table:table-cell>
          <table:table-cell office:value-type="float" office:value="4096">
            <text:p>4096</text:p>
          </table:table-cell>
          <table:table-cell office:value-type="float" office:value="4069">
            <text:p>4069</text:p>
          </table:table-cell>
          <table:table-cell office:value-type="float" office:value="4462.6">
            <text:p>4462.6</text:p>
          </table:table-cell>
          <table:table-cell office:value-type="float" office:value="6112">
            <text:p>6112</text:p>
          </table:table-cell>
          <table:table-cell office:value-type="float" office:value="4424">
            <text:p>4424</text:p>
          </table:table-cell>
          <table:table-cell office:value-type="float" office:value="6276">
            <text:p>6276</text:p>
          </table:table-cell>
          <table:table-cell office:value-type="float" office:value="4622">
            <text:p>4622</text:p>
          </table:table-cell>
          <table:table-cell office:value-type="float" office:value="5448">
            <text:p>5448</text:p>
          </table:table-cell>
          <table:table-cell office:value-type="float" office:value="5768">
            <text:p>5768</text:p>
          </table:table-cell>
          <table:table-cell office:value-type="float" office:value="4495">
            <text:p>4495</text:p>
          </table:table-cell>
          <table:table-cell office:value-type="float" office:value="6198">
            <text:p>6198</text:p>
          </table:table-cell>
          <table:table-cell office:value-type="float" office:value="4413">
            <text:p>4413</text:p>
          </table:table-cell>
          <table:table-cell office:value-type="float" office:value="5920">
            <text:p>5920</text:p>
          </table:table-cell>
          <table:table-cell office:value-type="float" office:value="5367.6">
            <text:p>5367.6</text:p>
          </table:table-cell>
          <table:table-cell office:value-type="float" office:value="5455">
            <text:p>5455</text:p>
          </table:table-cell>
          <table:table-cell office:value-type="float" office:value="6408">
            <text:p>6408</text:p>
          </table:table-cell>
          <table:table-cell office:value-type="float" office:value="5417">
            <text:p>5417</text:p>
          </table:table-cell>
          <table:table-cell office:value-type="float" office:value="4300">
            <text:p>4300</text:p>
          </table:table-cell>
          <table:table-cell office:value-type="float" office:value="4762">
            <text:p>4762</text:p>
          </table:table-cell>
          <table:table-cell office:value-type="float" office:value="5836">
            <text:p>5836</text:p>
          </table:table-cell>
          <table:table-cell office:value-type="float" office:value="4318">
            <text:p>4318</text:p>
          </table:table-cell>
          <table:table-cell office:value-type="float" office:value="6330">
            <text:p>6330</text:p>
          </table:table-cell>
          <table:table-cell office:value-type="float" office:value="4302">
            <text:p>4302</text:p>
          </table:table-cell>
          <table:table-cell office:value-type="float" office:value="4468">
            <text:p>4468</text:p>
          </table:table-cell>
          <table:table-cell office:value-type="float" office:value="5159.6">
            <text:p>5159.6</text:p>
          </table:table-cell>
          <table:table-cell office:value-type="float" office:value="4829">
            <text:p>4829</text:p>
          </table:table-cell>
          <table:table-cell office:value-type="float" office:value="4043">
            <text:p>4043</text:p>
          </table:table-cell>
          <table:table-cell office:value-type="float" office:value="4319">
            <text:p>4319</text:p>
          </table:table-cell>
          <table:table-cell office:value-type="float" office:value="3859">
            <text:p>3859</text:p>
          </table:table-cell>
          <table:table-cell office:value-type="float" office:value="3903">
            <text:p>3903</text:p>
          </table:table-cell>
          <table:table-cell office:value-type="float" office:value="5789">
            <text:p>5789</text:p>
          </table:table-cell>
          <table:table-cell office:value-type="float" office:value="5694">
            <text:p>5694</text:p>
          </table:table-cell>
          <table:table-cell office:value-type="float" office:value="4928">
            <text:p>4928</text:p>
          </table:table-cell>
          <table:table-cell office:value-type="float" office:value="3915">
            <text:p>3915</text:p>
          </table:table-cell>
          <table:table-cell office:value-type="float" office:value="4203">
            <text:p>4203</text:p>
          </table:table-cell>
          <table:table-cell office:value-type="float" office:value="4548.2">
            <text:p>4548.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5657">
            <text:p>5657</text:p>
          </table:table-cell>
          <table:table-cell office:value-type="float" office:value="5586">
            <text:p>5586</text:p>
          </table:table-cell>
          <table:table-cell office:value-type="float" office:value="7673">
            <text:p>7673</text:p>
          </table:table-cell>
          <table:table-cell office:value-type="float" office:value="7919">
            <text:p>7919</text:p>
          </table:table-cell>
          <table:table-cell office:value-type="float" office:value="8597">
            <text:p>8597</text:p>
          </table:table-cell>
          <table:table-cell office:value-type="float" office:value="7214">
            <text:p>7214</text:p>
          </table:table-cell>
          <table:table-cell office:value-type="float" office:value="5419">
            <text:p>5419</text:p>
          </table:table-cell>
          <table:table-cell office:value-type="float" office:value="5586">
            <text:p>5586</text:p>
          </table:table-cell>
          <table:table-cell office:value-type="float" office:value="5474">
            <text:p>5474</text:p>
          </table:table-cell>
          <table:table-cell office:value-type="float" office:value="9086">
            <text:p>9086</text:p>
          </table:table-cell>
          <table:table-cell office:value-type="float" office:value="6821.1">
            <text:p>6821.1</text:p>
          </table:table-cell>
          <table:table-cell office:value-type="float" office:value="6470">
            <text:p>6470</text:p>
          </table:table-cell>
          <table:table-cell office:value-type="float" office:value="7404">
            <text:p>7404</text:p>
          </table:table-cell>
          <table:table-cell office:value-type="float" office:value="9250">
            <text:p>9250</text:p>
          </table:table-cell>
          <table:table-cell office:value-type="float" office:value="6584">
            <text:p>6584</text:p>
          </table:table-cell>
          <table:table-cell office:value-type="float" office:value="5440">
            <text:p>5440</text:p>
          </table:table-cell>
          <table:table-cell office:value-type="float" office:value="5285">
            <text:p>5285</text:p>
          </table:table-cell>
          <table:table-cell office:value-type="float" office:value="7717">
            <text:p>7717</text:p>
          </table:table-cell>
          <table:table-cell office:value-type="float" office:value="7243">
            <text:p>7243</text:p>
          </table:table-cell>
          <table:table-cell office:value-type="float" office:value="5460">
            <text:p>5460</text:p>
          </table:table-cell>
          <table:table-cell office:value-type="float" office:value="6819">
            <text:p>6819</text:p>
          </table:table-cell>
          <table:table-cell office:value-type="float" office:value="6767.2">
            <text:p>6767.2</text:p>
          </table:table-cell>
          <table:table-cell office:value-type="float" office:value="6643">
            <text:p>6643</text:p>
          </table:table-cell>
          <table:table-cell office:value-type="float" office:value="5160">
            <text:p>5160</text:p>
          </table:table-cell>
          <table:table-cell office:value-type="float" office:value="5641">
            <text:p>5641</text:p>
          </table:table-cell>
          <table:table-cell office:value-type="float" office:value="7293">
            <text:p>7293</text:p>
          </table:table-cell>
          <table:table-cell office:value-type="float" office:value="5009">
            <text:p>5009</text:p>
          </table:table-cell>
          <table:table-cell office:value-type="float" office:value="7266">
            <text:p>7266</text:p>
          </table:table-cell>
          <table:table-cell office:value-type="float" office:value="6148">
            <text:p>6148</text:p>
          </table:table-cell>
          <table:table-cell office:value-type="float" office:value="5468">
            <text:p>5468</text:p>
          </table:table-cell>
          <table:table-cell office:value-type="float" office:value="5093">
            <text:p>5093</text:p>
          </table:table-cell>
          <table:table-cell office:value-type="float" office:value="5217">
            <text:p>5217</text:p>
          </table:table-cell>
          <table:table-cell office:value-type="float" office:value="5893.8">
            <text:p>5893.8</text:p>
          </table:table-cell>
          <table:table-cell office:value-type="float" office:value="7929">
            <text:p>7929</text:p>
          </table:table-cell>
          <table:table-cell office:value-type="float" office:value="5412">
            <text:p>5412</text:p>
          </table:table-cell>
          <table:table-cell office:value-type="float" office:value="5472">
            <text:p>5472</text:p>
          </table:table-cell>
          <table:table-cell office:value-type="float" office:value="5437">
            <text:p>5437</text:p>
          </table:table-cell>
          <table:table-cell office:value-type="float" office:value="5460">
            <text:p>5460</text:p>
          </table:table-cell>
          <table:table-cell office:value-type="float" office:value="6564">
            <text:p>6564</text:p>
          </table:table-cell>
          <table:table-cell office:value-type="float" office:value="5934">
            <text:p>5934</text:p>
          </table:table-cell>
          <table:table-cell office:value-type="float" office:value="7169">
            <text:p>7169</text:p>
          </table:table-cell>
          <table:table-cell office:value-type="float" office:value="7880">
            <text:p>7880</text:p>
          </table:table-cell>
          <table:table-cell office:value-type="float" office:value="5469">
            <text:p>5469</text:p>
          </table:table-cell>
          <table:table-cell office:value-type="float" office:value="6272.6">
            <text:p>6272.6</text:p>
          </table:table-cell>
          <table:table-cell office:value-type="float" office:value="118388">
            <text:p>118388</text:p>
          </table:table-cell>
          <table:table-cell office:value-type="float" office:value="126803">
            <text:p>126803</text:p>
          </table:table-cell>
          <table:table-cell office:value-type="float" office:value="122602">
            <text:p>122602</text:p>
          </table:table-cell>
          <table:table-cell office:value-type="float" office:value="123620">
            <text:p>123620</text:p>
          </table:table-cell>
          <table:table-cell office:value-type="float" office:value="125369">
            <text:p>125369</text:p>
          </table:table-cell>
          <table:table-cell office:value-type="float" office:value="133882">
            <text:p>133882</text:p>
          </table:table-cell>
          <table:table-cell office:value-type="float" office:value="137711">
            <text:p>137711</text:p>
          </table:table-cell>
          <table:table-cell office:value-type="float" office:value="138423">
            <text:p>138423</text:p>
          </table:table-cell>
          <table:table-cell office:value-type="float" office:value="130446">
            <text:p>130446</text:p>
          </table:table-cell>
          <table:table-cell office:value-type="float" office:value="131492">
            <text:p>131492</text:p>
          </table:table-cell>
          <table:table-cell office:value-type="float" office:value="128873.6">
            <text:p>128873.6</text:p>
          </table:table-cell>
          <table:table-cell office:value-type="float" office:value="102249">
            <text:p>102249</text:p>
          </table:table-cell>
          <table:table-cell office:value-type="float" office:value="102911">
            <text:p>102911</text:p>
          </table:table-cell>
          <table:table-cell office:value-type="float" office:value="110298">
            <text:p>110298</text:p>
          </table:table-cell>
          <table:table-cell office:value-type="float" office:value="103182">
            <text:p>103182</text:p>
          </table:table-cell>
          <table:table-cell office:value-type="float" office:value="111336">
            <text:p>111336</text:p>
          </table:table-cell>
          <table:table-cell office:value-type="float" office:value="114222">
            <text:p>114222</text:p>
          </table:table-cell>
          <table:table-cell office:value-type="float" office:value="112679">
            <text:p>112679</text:p>
          </table:table-cell>
          <table:table-cell office:value-type="float" office:value="113398">
            <text:p>113398</text:p>
          </table:table-cell>
          <table:table-cell office:value-type="float" office:value="111109">
            <text:p>111109</text:p>
          </table:table-cell>
          <table:table-cell office:value-type="float" office:value="115560">
            <text:p>115560</text:p>
          </table:table-cell>
          <table:table-cell office:value-type="float" office:value="109694.4">
            <text:p>109694.4</text:p>
          </table:table-cell>
          <table:table-cell office:value-type="float" office:value="4342">
            <text:p>4342</text:p>
          </table:table-cell>
          <table:table-cell office:value-type="float" office:value="3379">
            <text:p>3379</text:p>
          </table:table-cell>
          <table:table-cell office:value-type="float" office:value="4481">
            <text:p>4481</text:p>
          </table:table-cell>
          <table:table-cell office:value-type="float" office:value="3357">
            <text:p>3357</text:p>
          </table:table-cell>
          <table:table-cell office:value-type="float" office:value="3382">
            <text:p>3382</text:p>
          </table:table-cell>
          <table:table-cell office:value-type="float" office:value="5062">
            <text:p>5062</text:p>
          </table:table-cell>
          <table:table-cell office:value-type="float" office:value="3469">
            <text:p>3469</text:p>
          </table:table-cell>
          <table:table-cell office:value-type="float" office:value="3495">
            <text:p>3495</text:p>
          </table:table-cell>
          <table:table-cell office:value-type="float" office:value="5080">
            <text:p>5080</text:p>
          </table:table-cell>
          <table:table-cell office:value-type="float" office:value="3500">
            <text:p>3500</text:p>
          </table:table-cell>
          <table:table-cell office:value-type="float" office:value="3954.7">
            <text:p>3954.7</text:p>
          </table:table-cell>
          <table:table-cell office:value-type="float" office:value="5960">
            <text:p>5960</text:p>
          </table:table-cell>
          <table:table-cell office:value-type="float" office:value="4219">
            <text:p>4219</text:p>
          </table:table-cell>
          <table:table-cell office:value-type="float" office:value="4939">
            <text:p>4939</text:p>
          </table:table-cell>
          <table:table-cell office:value-type="float" office:value="4199">
            <text:p>4199</text:p>
          </table:table-cell>
          <table:table-cell office:value-type="float" office:value="5999">
            <text:p>5999</text:p>
          </table:table-cell>
          <table:table-cell office:value-type="float" office:value="5186">
            <text:p>5186</text:p>
          </table:table-cell>
          <table:table-cell office:value-type="float" office:value="4288">
            <text:p>4288</text:p>
          </table:table-cell>
          <table:table-cell office:value-type="float" office:value="4199">
            <text:p>4199</text:p>
          </table:table-cell>
          <table:table-cell office:value-type="float" office:value="4370">
            <text:p>4370</text:p>
          </table:table-cell>
          <table:table-cell office:value-type="float" office:value="4173">
            <text:p>4173</text:p>
          </table:table-cell>
          <table:table-cell office:value-type="float" office:value="4753.2">
            <text:p>4753.2</text:p>
          </table:table-cell>
          <table:table-cell office:value-type="float" office:value="5964">
            <text:p>5964</text:p>
          </table:table-cell>
          <table:table-cell office:value-type="float" office:value="4518">
            <text:p>4518</text:p>
          </table:table-cell>
          <table:table-cell office:value-type="float" office:value="4492">
            <text:p>4492</text:p>
          </table:table-cell>
          <table:table-cell office:value-type="float" office:value="4511">
            <text:p>4511</text:p>
          </table:table-cell>
          <table:table-cell office:value-type="float" office:value="5574">
            <text:p>5574</text:p>
          </table:table-cell>
          <table:table-cell office:value-type="float" office:value="4798">
            <text:p>4798</text:p>
          </table:table-cell>
          <table:table-cell office:value-type="float" office:value="5876">
            <text:p>5876</text:p>
          </table:table-cell>
          <table:table-cell office:value-type="float" office:value="5059">
            <text:p>5059</text:p>
          </table:table-cell>
          <table:table-cell office:value-type="float" office:value="4545">
            <text:p>4545</text:p>
          </table:table-cell>
          <table:table-cell office:value-type="float" office:value="4492">
            <text:p>4492</text:p>
          </table:table-cell>
          <table:table-cell office:value-type="float" office:value="4982.9">
            <text:p>4982.9</text:p>
          </table:table-cell>
          <table:table-cell office:value-type="float" office:value="5503">
            <text:p>5503</text:p>
          </table:table-cell>
          <table:table-cell office:value-type="float" office:value="4473">
            <text:p>4473</text:p>
          </table:table-cell>
          <table:table-cell office:value-type="float" office:value="4671">
            <text:p>4671</text:p>
          </table:table-cell>
          <table:table-cell office:value-type="float" office:value="4407">
            <text:p>4407</text:p>
          </table:table-cell>
          <table:table-cell office:value-type="float" office:value="4824">
            <text:p>4824</text:p>
          </table:table-cell>
          <table:table-cell office:value-type="float" office:value="4464">
            <text:p>4464</text:p>
          </table:table-cell>
          <table:table-cell office:value-type="float" office:value="5730">
            <text:p>5730</text:p>
          </table:table-cell>
          <table:table-cell office:value-type="float" office:value="7009">
            <text:p>7009</text:p>
          </table:table-cell>
          <table:table-cell office:value-type="float" office:value="5358">
            <text:p>5358</text:p>
          </table:table-cell>
          <table:table-cell office:value-type="float" office:value="6940">
            <text:p>6940</text:p>
          </table:table-cell>
          <table:table-cell office:value-type="float" office:value="5337.9">
            <text:p>5337.9</text:p>
          </table:table-cell>
          <table:table-cell office:value-type="float" office:value="4701">
            <text:p>4701</text:p>
          </table:table-cell>
          <table:table-cell office:value-type="float" office:value="6058">
            <text:p>6058</text:p>
          </table:table-cell>
          <table:table-cell office:value-type="float" office:value="5814">
            <text:p>5814</text:p>
          </table:table-cell>
          <table:table-cell office:value-type="float" office:value="4039">
            <text:p>4039</text:p>
          </table:table-cell>
          <table:table-cell office:value-type="float" office:value="4092">
            <text:p>4092</text:p>
          </table:table-cell>
          <table:table-cell office:value-type="float" office:value="3962">
            <text:p>3962</text:p>
          </table:table-cell>
          <table:table-cell office:value-type="float" office:value="4594">
            <text:p>4594</text:p>
          </table:table-cell>
          <table:table-cell office:value-type="float" office:value="4070">
            <text:p>4070</text:p>
          </table:table-cell>
          <table:table-cell office:value-type="float" office:value="3972">
            <text:p>3972</text:p>
          </table:table-cell>
          <table:table-cell office:value-type="float" office:value="5064">
            <text:p>5064</text:p>
          </table:table-cell>
          <table:table-cell office:value-type="float" office:value="4636.6">
            <text:p>4636.6</text:p>
          </table:table-cell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5522">
            <text:p>5522</text:p>
          </table:table-cell>
          <table:table-cell office:value-type="float" office:value="7240">
            <text:p>7240</text:p>
          </table:table-cell>
          <table:table-cell office:value-type="float" office:value="5473">
            <text:p>5473</text:p>
          </table:table-cell>
          <table:table-cell office:value-type="float" office:value="7400">
            <text:p>7400</text:p>
          </table:table-cell>
          <table:table-cell office:value-type="float" office:value="9440">
            <text:p>9440</text:p>
          </table:table-cell>
          <table:table-cell office:value-type="float" office:value="6142">
            <text:p>6142</text:p>
          </table:table-cell>
          <table:table-cell office:value-type="float" office:value="5662">
            <text:p>5662</text:p>
          </table:table-cell>
          <table:table-cell office:value-type="float" office:value="6433">
            <text:p>6433</text:p>
          </table:table-cell>
          <table:table-cell office:value-type="float" office:value="6335">
            <text:p>6335</text:p>
          </table:table-cell>
          <table:table-cell office:value-type="float" office:value="7621">
            <text:p>7621</text:p>
          </table:table-cell>
          <table:table-cell office:value-type="float" office:value="6726.8">
            <text:p>6726.8</text:p>
          </table:table-cell>
          <table:table-cell office:value-type="float" office:value="5866">
            <text:p>5866</text:p>
          </table:table-cell>
          <table:table-cell office:value-type="float" office:value="8285">
            <text:p>8285</text:p>
          </table:table-cell>
          <table:table-cell office:value-type="float" office:value="5914">
            <text:p>5914</text:p>
          </table:table-cell>
          <table:table-cell office:value-type="float" office:value="6997">
            <text:p>6997</text:p>
          </table:table-cell>
          <table:table-cell office:value-type="float" office:value="5927">
            <text:p>5927</text:p>
          </table:table-cell>
          <table:table-cell office:value-type="float" office:value="8807">
            <text:p>8807</text:p>
          </table:table-cell>
          <table:table-cell office:value-type="float" office:value="7155">
            <text:p>7155</text:p>
          </table:table-cell>
          <table:table-cell office:value-type="float" office:value="6138">
            <text:p>6138</text:p>
          </table:table-cell>
          <table:table-cell office:value-type="float" office:value="7188">
            <text:p>7188</text:p>
          </table:table-cell>
          <table:table-cell office:value-type="float" office:value="7745">
            <text:p>7745</text:p>
          </table:table-cell>
          <table:table-cell office:value-type="float" office:value="7002.2">
            <text:p>7002.2</text:p>
          </table:table-cell>
          <table:table-cell office:value-type="float" office:value="7319">
            <text:p>7319</text:p>
          </table:table-cell>
          <table:table-cell office:value-type="float" office:value="5427">
            <text:p>5427</text:p>
          </table:table-cell>
          <table:table-cell office:value-type="float" office:value="8344">
            <text:p>8344</text:p>
          </table:table-cell>
          <table:table-cell office:value-type="float" office:value="5489">
            <text:p>5489</text:p>
          </table:table-cell>
          <table:table-cell office:value-type="float" office:value="5201">
            <text:p>5201</text:p>
          </table:table-cell>
          <table:table-cell office:value-type="float" office:value="7941">
            <text:p>7941</text:p>
          </table:table-cell>
          <table:table-cell office:value-type="float" office:value="5283">
            <text:p>5283</text:p>
          </table:table-cell>
          <table:table-cell office:value-type="float" office:value="5228">
            <text:p>5228</text:p>
          </table:table-cell>
          <table:table-cell office:value-type="float" office:value="7743">
            <text:p>7743</text:p>
          </table:table-cell>
          <table:table-cell office:value-type="float" office:value="6332">
            <text:p>6332</text:p>
          </table:table-cell>
          <table:table-cell office:value-type="float" office:value="6430.7">
            <text:p>6430.7</text:p>
          </table:table-cell>
          <table:table-cell office:value-type="float" office:value="7952">
            <text:p>7952</text:p>
          </table:table-cell>
          <table:table-cell office:value-type="float" office:value="6832">
            <text:p>6832</text:p>
          </table:table-cell>
          <table:table-cell office:value-type="float" office:value="5679">
            <text:p>5679</text:p>
          </table:table-cell>
          <table:table-cell office:value-type="float" office:value="6004">
            <text:p>6004</text:p>
          </table:table-cell>
          <table:table-cell office:value-type="float" office:value="5955">
            <text:p>5955</text:p>
          </table:table-cell>
          <table:table-cell office:value-type="float" office:value="6361">
            <text:p>6361</text:p>
          </table:table-cell>
          <table:table-cell office:value-type="float" office:value="7611">
            <text:p>7611</text:p>
          </table:table-cell>
          <table:table-cell office:value-type="float" office:value="5955">
            <text:p>5955</text:p>
          </table:table-cell>
          <table:table-cell office:value-type="float" office:value="7740">
            <text:p>7740</text:p>
          </table:table-cell>
          <table:table-cell office:value-type="float" office:value="6490">
            <text:p>6490</text:p>
          </table:table-cell>
          <table:table-cell office:value-type="float" office:value="6657.9">
            <text:p>6657.9</text:p>
          </table:table-cell>
          <table:table-cell office:value-type="float" office:value="139301">
            <text:p>139301</text:p>
          </table:table-cell>
          <table:table-cell office:value-type="float" office:value="138060">
            <text:p>138060</text:p>
          </table:table-cell>
          <table:table-cell office:value-type="float" office:value="137048">
            <text:p>137048</text:p>
          </table:table-cell>
          <table:table-cell office:value-type="float" office:value="137303">
            <text:p>137303</text:p>
          </table:table-cell>
          <table:table-cell office:value-type="float" office:value="140098">
            <text:p>140098</text:p>
          </table:table-cell>
          <table:table-cell office:value-type="float" office:value="132995">
            <text:p>132995</text:p>
          </table:table-cell>
          <table:table-cell office:value-type="float" office:value="131803">
            <text:p>131803</text:p>
          </table:table-cell>
          <table:table-cell office:value-type="float" office:value="135284">
            <text:p>135284</text:p>
          </table:table-cell>
          <table:table-cell office:value-type="float" office:value="129334">
            <text:p>129334</text:p>
          </table:table-cell>
          <table:table-cell office:value-type="float" office:value="135335">
            <text:p>135335</text:p>
          </table:table-cell>
          <table:table-cell office:value-type="float" office:value="135656.1">
            <text:p>135656.1</text:p>
          </table:table-cell>
          <table:table-cell office:value-type="float" office:value="120791">
            <text:p>120791</text:p>
          </table:table-cell>
          <table:table-cell office:value-type="float" office:value="116372">
            <text:p>116372</text:p>
          </table:table-cell>
          <table:table-cell office:value-type="float" office:value="115697">
            <text:p>115697</text:p>
          </table:table-cell>
          <table:table-cell office:value-type="float" office:value="119818">
            <text:p>119818</text:p>
          </table:table-cell>
          <table:table-cell office:value-type="float" office:value="122429">
            <text:p>122429</text:p>
          </table:table-cell>
          <table:table-cell office:value-type="float" office:value="122612">
            <text:p>122612</text:p>
          </table:table-cell>
          <table:table-cell office:value-type="float" office:value="123459">
            <text:p>123459</text:p>
          </table:table-cell>
          <table:table-cell office:value-type="float" office:value="114553">
            <text:p>114553</text:p>
          </table:table-cell>
          <table:table-cell office:value-type="float" office:value="120554">
            <text:p>120554</text:p>
          </table:table-cell>
          <table:table-cell office:value-type="float" office:value="118467">
            <text:p>118467</text:p>
          </table:table-cell>
          <table:table-cell office:value-type="float" office:value="119475.2">
            <text:p>119475.2</text:p>
          </table:table-cell>
          <table:table-cell office:value-type="float" office:value="3703">
            <text:p>3703</text:p>
          </table:table-cell>
          <table:table-cell office:value-type="float" office:value="3470">
            <text:p>3470</text:p>
          </table:table-cell>
          <table:table-cell office:value-type="float" office:value="3417">
            <text:p>3417</text:p>
          </table:table-cell>
          <table:table-cell office:value-type="float" office:value="3846">
            <text:p>3846</text:p>
          </table:table-cell>
          <table:table-cell office:value-type="float" office:value="3656">
            <text:p>3656</text:p>
          </table:table-cell>
          <table:table-cell office:value-type="float" office:value="3907">
            <text:p>3907</text:p>
          </table:table-cell>
          <table:table-cell office:value-type="float" office:value="3428">
            <text:p>3428</text:p>
          </table:table-cell>
          <table:table-cell office:value-type="float" office:value="3487">
            <text:p>3487</text:p>
          </table:table-cell>
          <table:table-cell office:value-type="float" office:value="3620">
            <text:p>3620</text:p>
          </table:table-cell>
          <table:table-cell office:value-type="float" office:value="4159">
            <text:p>4159</text:p>
          </table:table-cell>
          <table:table-cell office:value-type="float" office:value="3669.3">
            <text:p>3669.3</text:p>
          </table:table-cell>
          <table:table-cell office:value-type="float" office:value="4339">
            <text:p>4339</text:p>
          </table:table-cell>
          <table:table-cell office:value-type="float" office:value="6372">
            <text:p>6372</text:p>
          </table:table-cell>
          <table:table-cell office:value-type="float" office:value="4572">
            <text:p>4572</text:p>
          </table:table-cell>
          <table:table-cell office:value-type="float" office:value="4779">
            <text:p>4779</text:p>
          </table:table-cell>
          <table:table-cell office:value-type="float" office:value="4868">
            <text:p>4868</text:p>
          </table:table-cell>
          <table:table-cell office:value-type="float" office:value="4307">
            <text:p>4307</text:p>
          </table:table-cell>
          <table:table-cell office:value-type="float" office:value="4274">
            <text:p>4274</text:p>
          </table:table-cell>
          <table:table-cell office:value-type="float" office:value="4287">
            <text:p>4287</text:p>
          </table:table-cell>
          <table:table-cell office:value-type="float" office:value="5012">
            <text:p>5012</text:p>
          </table:table-cell>
          <table:table-cell office:value-type="float" office:value="6360">
            <text:p>6360</text:p>
          </table:table-cell>
          <table:table-cell office:value-type="float" office:value="4917">
            <text:p>4917</text:p>
          </table:table-cell>
          <table:table-cell office:value-type="float" office:value="4706">
            <text:p>4706</text:p>
          </table:table-cell>
          <table:table-cell office:value-type="float" office:value="4856">
            <text:p>4856</text:p>
          </table:table-cell>
          <table:table-cell office:value-type="float" office:value="4819">
            <text:p>4819</text:p>
          </table:table-cell>
          <table:table-cell office:value-type="float" office:value="4622">
            <text:p>4622</text:p>
          </table:table-cell>
          <table:table-cell office:value-type="float" office:value="5806">
            <text:p>5806</text:p>
          </table:table-cell>
          <table:table-cell office:value-type="float" office:value="4542">
            <text:p>4542</text:p>
          </table:table-cell>
          <table:table-cell office:value-type="float" office:value="4997">
            <text:p>4997</text:p>
          </table:table-cell>
          <table:table-cell office:value-type="float" office:value="4580">
            <text:p>4580</text:p>
          </table:table-cell>
          <table:table-cell office:value-type="float" office:value="6905">
            <text:p>6905</text:p>
          </table:table-cell>
          <table:table-cell office:value-type="float" office:value="6893">
            <text:p>6893</text:p>
          </table:table-cell>
          <table:table-cell office:value-type="float" office:value="5272.6">
            <text:p>5272.6</text:p>
          </table:table-cell>
          <table:table-cell office:value-type="float" office:value="4537">
            <text:p>4537</text:p>
          </table:table-cell>
          <table:table-cell office:value-type="float" office:value="4554">
            <text:p>4554</text:p>
          </table:table-cell>
          <table:table-cell office:value-type="float" office:value="7094">
            <text:p>7094</text:p>
          </table:table-cell>
          <table:table-cell office:value-type="float" office:value="4615">
            <text:p>4615</text:p>
          </table:table-cell>
          <table:table-cell office:value-type="float" office:value="4580">
            <text:p>4580</text:p>
          </table:table-cell>
          <table:table-cell office:value-type="float" office:value="4477">
            <text:p>4477</text:p>
          </table:table-cell>
          <table:table-cell office:value-type="float" office:value="7044">
            <text:p>7044</text:p>
          </table:table-cell>
          <table:table-cell office:value-type="float" office:value="4845">
            <text:p>4845</text:p>
          </table:table-cell>
          <table:table-cell office:value-type="float" office:value="4806">
            <text:p>4806</text:p>
          </table:table-cell>
          <table:table-cell office:value-type="float" office:value="6167">
            <text:p>6167</text:p>
          </table:table-cell>
          <table:table-cell office:value-type="float" office:value="5271.9">
            <text:p>5271.9</text:p>
          </table:table-cell>
          <table:table-cell office:value-type="float" office:value="4097">
            <text:p>4097</text:p>
          </table:table-cell>
          <table:table-cell office:value-type="float" office:value="4044">
            <text:p>4044</text:p>
          </table:table-cell>
          <table:table-cell office:value-type="float" office:value="4070">
            <text:p>4070</text:p>
          </table:table-cell>
          <table:table-cell office:value-type="float" office:value="5605">
            <text:p>5605</text:p>
          </table:table-cell>
          <table:table-cell office:value-type="float" office:value="4296">
            <text:p>4296</text:p>
          </table:table-cell>
          <table:table-cell office:value-type="float" office:value="4145">
            <text:p>4145</text:p>
          </table:table-cell>
          <table:table-cell office:value-type="float" office:value="5930">
            <text:p>5930</text:p>
          </table:table-cell>
          <table:table-cell office:value-type="float" office:value="4583">
            <text:p>4583</text:p>
          </table:table-cell>
          <table:table-cell office:value-type="float" office:value="5060">
            <text:p>5060</text:p>
          </table:table-cell>
          <table:table-cell office:value-type="float" office:value="4286">
            <text:p>4286</text:p>
          </table:table-cell>
          <table:table-cell office:value-type="float" office:value="4611.6">
            <text:p>4611.6</text:p>
          </table:table-cell>
        </table:table-row>
        <table:table-row table:style-name="ro1">
          <table:table-cell office:value-type="float" office:value="5200">
            <text:p>5200</text:p>
          </table:table-cell>
          <table:table-cell office:value-type="float" office:value="9638">
            <text:p>9638</text:p>
          </table:table-cell>
          <table:table-cell office:value-type="float" office:value="6209">
            <text:p>6209</text:p>
          </table:table-cell>
          <table:table-cell office:value-type="float" office:value="6585">
            <text:p>6585</text:p>
          </table:table-cell>
          <table:table-cell office:value-type="float" office:value="9291">
            <text:p>9291</text:p>
          </table:table-cell>
          <table:table-cell office:value-type="float" office:value="8676">
            <text:p>8676</text:p>
          </table:table-cell>
          <table:table-cell office:value-type="float" office:value="6729">
            <text:p>6729</text:p>
          </table:table-cell>
          <table:table-cell office:value-type="float" office:value="9625">
            <text:p>9625</text:p>
          </table:table-cell>
          <table:table-cell office:value-type="float" office:value="6499">
            <text:p>6499</text:p>
          </table:table-cell>
          <table:table-cell office:value-type="float" office:value="8572">
            <text:p>8572</text:p>
          </table:table-cell>
          <table:table-cell office:value-type="float" office:value="6228">
            <text:p>6228</text:p>
          </table:table-cell>
          <table:table-cell office:value-type="float" office:value="7805.2">
            <text:p>7805.2</text:p>
          </table:table-cell>
          <table:table-cell office:value-type="float" office:value="5565">
            <text:p>5565</text:p>
          </table:table-cell>
          <table:table-cell office:value-type="float" office:value="8662">
            <text:p>8662</text:p>
          </table:table-cell>
          <table:table-cell office:value-type="float" office:value="7316">
            <text:p>7316</text:p>
          </table:table-cell>
          <table:table-cell office:value-type="float" office:value="5558">
            <text:p>5558</text:p>
          </table:table-cell>
          <table:table-cell office:value-type="float" office:value="5874">
            <text:p>5874</text:p>
          </table:table-cell>
          <table:table-cell office:value-type="float" office:value="6341">
            <text:p>6341</text:p>
          </table:table-cell>
          <table:table-cell office:value-type="float" office:value="6818">
            <text:p>6818</text:p>
          </table:table-cell>
          <table:table-cell office:value-type="float" office:value="5512">
            <text:p>5512</text:p>
          </table:table-cell>
          <table:table-cell office:value-type="float" office:value="5790">
            <text:p>5790</text:p>
          </table:table-cell>
          <table:table-cell office:value-type="float" office:value="5478">
            <text:p>5478</text:p>
          </table:table-cell>
          <table:table-cell office:value-type="float" office:value="6291.4">
            <text:p>6291.4</text:p>
          </table:table-cell>
          <table:table-cell office:value-type="float" office:value="5351">
            <text:p>5351</text:p>
          </table:table-cell>
          <table:table-cell office:value-type="float" office:value="6135">
            <text:p>6135</text:p>
          </table:table-cell>
          <table:table-cell office:value-type="float" office:value="5548">
            <text:p>5548</text:p>
          </table:table-cell>
          <table:table-cell office:value-type="float" office:value="5371">
            <text:p>5371</text:p>
          </table:table-cell>
          <table:table-cell office:value-type="float" office:value="5349">
            <text:p>5349</text:p>
          </table:table-cell>
          <table:table-cell office:value-type="float" office:value="6140">
            <text:p>6140</text:p>
          </table:table-cell>
          <table:table-cell office:value-type="float" office:value="6928">
            <text:p>6928</text:p>
          </table:table-cell>
          <table:table-cell office:value-type="float" office:value="6786">
            <text:p>6786</text:p>
          </table:table-cell>
          <table:table-cell office:value-type="float" office:value="5349">
            <text:p>5349</text:p>
          </table:table-cell>
          <table:table-cell office:value-type="float" office:value="7591">
            <text:p>7591</text:p>
          </table:table-cell>
          <table:table-cell office:value-type="float" office:value="6054.8">
            <text:p>6054.8</text:p>
          </table:table-cell>
          <table:table-cell office:value-type="float" office:value="5664">
            <text:p>5664</text:p>
          </table:table-cell>
          <table:table-cell office:value-type="float" office:value="6659">
            <text:p>6659</text:p>
          </table:table-cell>
          <table:table-cell office:value-type="float" office:value="10011">
            <text:p>10011</text:p>
          </table:table-cell>
          <table:table-cell office:value-type="float" office:value="5671">
            <text:p>5671</text:p>
          </table:table-cell>
          <table:table-cell office:value-type="float" office:value="9035">
            <text:p>9035</text:p>
          </table:table-cell>
          <table:table-cell office:value-type="float" office:value="5832">
            <text:p>5832</text:p>
          </table:table-cell>
          <table:table-cell office:value-type="float" office:value="6638">
            <text:p>6638</text:p>
          </table:table-cell>
          <table:table-cell office:value-type="float" office:value="6633">
            <text:p>6633</text:p>
          </table:table-cell>
          <table:table-cell office:value-type="float" office:value="5656">
            <text:p>5656</text:p>
          </table:table-cell>
          <table:table-cell office:value-type="float" office:value="6867">
            <text:p>6867</text:p>
          </table:table-cell>
          <table:table-cell office:value-type="float" office:value="6866.6">
            <text:p>6866.6</text:p>
          </table:table-cell>
          <table:table-cell office:value-type="float" office:value="144998">
            <text:p>144998</text:p>
          </table:table-cell>
          <table:table-cell office:value-type="float" office:value="135776">
            <text:p>135776</text:p>
          </table:table-cell>
          <table:table-cell office:value-type="float" office:value="140637">
            <text:p>140637</text:p>
          </table:table-cell>
          <table:table-cell office:value-type="float" office:value="147016">
            <text:p>147016</text:p>
          </table:table-cell>
          <table:table-cell office:value-type="float" office:value="136650">
            <text:p>136650</text:p>
          </table:table-cell>
          <table:table-cell office:value-type="float" office:value="139102">
            <text:p>139102</text:p>
          </table:table-cell>
          <table:table-cell office:value-type="float" office:value="141234">
            <text:p>141234</text:p>
          </table:table-cell>
          <table:table-cell office:value-type="float" office:value="137787">
            <text:p>137787</text:p>
          </table:table-cell>
          <table:table-cell office:value-type="float" office:value="140961">
            <text:p>140961</text:p>
          </table:table-cell>
          <table:table-cell office:value-type="float" office:value="139270">
            <text:p>139270</text:p>
          </table:table-cell>
          <table:table-cell office:value-type="float" office:value="140343.1">
            <text:p>140343.1</text:p>
          </table:table-cell>
          <table:table-cell office:value-type="float" office:value="127056">
            <text:p>127056</text:p>
          </table:table-cell>
          <table:table-cell office:value-type="float" office:value="123941">
            <text:p>123941</text:p>
          </table:table-cell>
          <table:table-cell office:value-type="float" office:value="124148">
            <text:p>124148</text:p>
          </table:table-cell>
          <table:table-cell office:value-type="float" office:value="124219">
            <text:p>124219</text:p>
          </table:table-cell>
          <table:table-cell office:value-type="float" office:value="124217">
            <text:p>124217</text:p>
          </table:table-cell>
          <table:table-cell office:value-type="float" office:value="120604">
            <text:p>120604</text:p>
          </table:table-cell>
          <table:table-cell office:value-type="float" office:value="126716">
            <text:p>126716</text:p>
          </table:table-cell>
          <table:table-cell office:value-type="float" office:value="114810">
            <text:p>114810</text:p>
          </table:table-cell>
          <table:table-cell office:value-type="float" office:value="116725">
            <text:p>116725</text:p>
          </table:table-cell>
          <table:table-cell office:value-type="float" office:value="130159">
            <text:p>130159</text:p>
          </table:table-cell>
          <table:table-cell office:value-type="float" office:value="123259.5">
            <text:p>123259.5</text:p>
          </table:table-cell>
          <table:table-cell office:value-type="float" office:value="3546">
            <text:p>3546</text:p>
          </table:table-cell>
          <table:table-cell office:value-type="float" office:value="3579">
            <text:p>3579</text:p>
          </table:table-cell>
          <table:table-cell office:value-type="float" office:value="3554">
            <text:p>3554</text:p>
          </table:table-cell>
          <table:table-cell office:value-type="float" office:value="3976">
            <text:p>3976</text:p>
          </table:table-cell>
          <table:table-cell office:value-type="float" office:value="4481">
            <text:p>4481</text:p>
          </table:table-cell>
          <table:table-cell office:value-type="float" office:value="3570">
            <text:p>3570</text:p>
          </table:table-cell>
          <table:table-cell office:value-type="float" office:value="3567">
            <text:p>3567</text:p>
          </table:table-cell>
          <table:table-cell office:value-type="float" office:value="3617">
            <text:p>3617</text:p>
          </table:table-cell>
          <table:table-cell office:value-type="float" office:value="4233">
            <text:p>4233</text:p>
          </table:table-cell>
          <table:table-cell office:value-type="float" office:value="4451">
            <text:p>4451</text:p>
          </table:table-cell>
          <table:table-cell office:value-type="float" office:value="3857.4">
            <text:p>3857.4</text:p>
          </table:table-cell>
          <table:table-cell office:value-type="float" office:value="6599">
            <text:p>6599</text:p>
          </table:table-cell>
          <table:table-cell office:value-type="float" office:value="4430">
            <text:p>4430</text:p>
          </table:table-cell>
          <table:table-cell office:value-type="float" office:value="4677">
            <text:p>4677</text:p>
          </table:table-cell>
          <table:table-cell office:value-type="float" office:value="4575">
            <text:p>4575</text:p>
          </table:table-cell>
          <table:table-cell office:value-type="float" office:value="5063">
            <text:p>5063</text:p>
          </table:table-cell>
          <table:table-cell office:value-type="float" office:value="4395">
            <text:p>4395</text:p>
          </table:table-cell>
          <table:table-cell office:value-type="float" office:value="4400">
            <text:p>4400</text:p>
          </table:table-cell>
          <table:table-cell office:value-type="float" office:value="6629">
            <text:p>6629</text:p>
          </table:table-cell>
          <table:table-cell office:value-type="float" office:value="5423">
            <text:p>5423</text:p>
          </table:table-cell>
          <table:table-cell office:value-type="float" office:value="5207">
            <text:p>5207</text:p>
          </table:table-cell>
          <table:table-cell office:value-type="float" office:value="5139.8">
            <text:p>5139.8</text:p>
          </table:table-cell>
          <table:table-cell office:value-type="float" office:value="6339">
            <text:p>6339</text:p>
          </table:table-cell>
          <table:table-cell office:value-type="float" office:value="4665">
            <text:p>4665</text:p>
          </table:table-cell>
          <table:table-cell office:value-type="float" office:value="5010">
            <text:p>5010</text:p>
          </table:table-cell>
          <table:table-cell office:value-type="float" office:value="4747">
            <text:p>4747</text:p>
          </table:table-cell>
          <table:table-cell office:value-type="float" office:value="4768">
            <text:p>4768</text:p>
          </table:table-cell>
          <table:table-cell office:value-type="float" office:value="6925">
            <text:p>6925</text:p>
          </table:table-cell>
          <table:table-cell office:value-type="float" office:value="4643">
            <text:p>4643</text:p>
          </table:table-cell>
          <table:table-cell office:value-type="float" office:value="5013">
            <text:p>5013</text:p>
          </table:table-cell>
          <table:table-cell office:value-type="float" office:value="5304">
            <text:p>5304</text:p>
          </table:table-cell>
          <table:table-cell office:value-type="float" office:value="5951">
            <text:p>5951</text:p>
          </table:table-cell>
          <table:table-cell office:value-type="float" office:value="5336.5">
            <text:p>5336.5</text:p>
          </table:table-cell>
          <table:table-cell office:value-type="float" office:value="6403">
            <text:p>6403</text:p>
          </table:table-cell>
          <table:table-cell office:value-type="float" office:value="4920">
            <text:p>4920</text:p>
          </table:table-cell>
          <table:table-cell office:value-type="float" office:value="5651">
            <text:p>5651</text:p>
          </table:table-cell>
          <table:table-cell office:value-type="float" office:value="4923">
            <text:p>4923</text:p>
          </table:table-cell>
          <table:table-cell office:value-type="float" office:value="7104">
            <text:p>7104</text:p>
          </table:table-cell>
          <table:table-cell office:value-type="float" office:value="6202">
            <text:p>6202</text:p>
          </table:table-cell>
          <table:table-cell office:value-type="float" office:value="6342">
            <text:p>6342</text:p>
          </table:table-cell>
          <table:table-cell office:value-type="float" office:value="5453">
            <text:p>5453</text:p>
          </table:table-cell>
          <table:table-cell office:value-type="float" office:value="4965">
            <text:p>4965</text:p>
          </table:table-cell>
          <table:table-cell office:value-type="float" office:value="5595">
            <text:p>5595</text:p>
          </table:table-cell>
          <table:table-cell office:value-type="float" office:value="5755.8">
            <text:p>5755.8</text:p>
          </table:table-cell>
          <table:table-cell office:value-type="float" office:value="4891">
            <text:p>4891</text:p>
          </table:table-cell>
          <table:table-cell office:value-type="float" office:value="4631">
            <text:p>4631</text:p>
          </table:table-cell>
          <table:table-cell office:value-type="float" office:value="4545">
            <text:p>4545</text:p>
          </table:table-cell>
          <table:table-cell office:value-type="float" office:value="4245">
            <text:p>4245</text:p>
          </table:table-cell>
          <table:table-cell office:value-type="float" office:value="4157">
            <text:p>4157</text:p>
          </table:table-cell>
          <table:table-cell office:value-type="float" office:value="6390">
            <text:p>6390</text:p>
          </table:table-cell>
          <table:table-cell office:value-type="float" office:value="4175">
            <text:p>4175</text:p>
          </table:table-cell>
          <table:table-cell office:value-type="float" office:value="4792">
            <text:p>4792</text:p>
          </table:table-cell>
          <table:table-cell office:value-type="float" office:value="4290">
            <text:p>4290</text:p>
          </table:table-cell>
          <table:table-cell office:value-type="float" office:value="6009">
            <text:p>6009</text:p>
          </table:table-cell>
          <table:table-cell office:value-type="float" office:value="4812.5">
            <text:p>4812.5</text:p>
          </table:table-cell>
        </table:table-row>
        <table:table-row table:style-name="ro1">
          <table:table-cell office:value-type="float" office:value="5300">
            <text:p>5300</text:p>
          </table:table-cell>
          <table:table-cell office:value-type="float" office:value="8395">
            <text:p>8395</text:p>
          </table:table-cell>
          <table:table-cell office:value-type="float" office:value="7678">
            <text:p>7678</text:p>
          </table:table-cell>
          <table:table-cell office:value-type="float" office:value="5665">
            <text:p>5665</text:p>
          </table:table-cell>
          <table:table-cell office:value-type="float" office:value="5739">
            <text:p>5739</text:p>
          </table:table-cell>
          <table:table-cell office:value-type="float" office:value="5806">
            <text:p>5806</text:p>
          </table:table-cell>
          <table:table-cell office:value-type="float" office:value="5711">
            <text:p>5711</text:p>
          </table:table-cell>
          <table:table-cell office:value-type="float" office:value="5761">
            <text:p>5761</text:p>
          </table:table-cell>
          <table:table-cell office:value-type="float" office:value="7794">
            <text:p>7794</text:p>
          </table:table-cell>
          <table:table-cell office:value-type="float" office:value="5766">
            <text:p>5766</text:p>
          </table:table-cell>
          <table:table-cell office:value-type="float" office:value="6749">
            <text:p>6749</text:p>
          </table:table-cell>
          <table:table-cell office:value-type="float" office:value="6506.4">
            <text:p>6506.4</text:p>
          </table:table-cell>
          <table:table-cell office:value-type="float" office:value="6091">
            <text:p>6091</text:p>
          </table:table-cell>
          <table:table-cell office:value-type="float" office:value="5713">
            <text:p>5713</text:p>
          </table:table-cell>
          <table:table-cell office:value-type="float" office:value="5647">
            <text:p>5647</text:p>
          </table:table-cell>
          <table:table-cell office:value-type="float" office:value="6307">
            <text:p>6307</text:p>
          </table:table-cell>
          <table:table-cell office:value-type="float" office:value="5798">
            <text:p>5798</text:p>
          </table:table-cell>
          <table:table-cell office:value-type="float" office:value="5740">
            <text:p>5740</text:p>
          </table:table-cell>
          <table:table-cell office:value-type="float" office:value="5706">
            <text:p>5706</text:p>
          </table:table-cell>
          <table:table-cell office:value-type="float" office:value="6357">
            <text:p>6357</text:p>
          </table:table-cell>
          <table:table-cell office:value-type="float" office:value="5641">
            <text:p>5641</text:p>
          </table:table-cell>
          <table:table-cell office:value-type="float" office:value="6437">
            <text:p>6437</text:p>
          </table:table-cell>
          <table:table-cell office:value-type="float" office:value="5943.7">
            <text:p>5943.7</text:p>
          </table:table-cell>
          <table:table-cell office:value-type="float" office:value="5716">
            <text:p>5716</text:p>
          </table:table-cell>
          <table:table-cell office:value-type="float" office:value="5439">
            <text:p>5439</text:p>
          </table:table-cell>
          <table:table-cell office:value-type="float" office:value="7554">
            <text:p>7554</text:p>
          </table:table-cell>
          <table:table-cell office:value-type="float" office:value="5520">
            <text:p>5520</text:p>
          </table:table-cell>
          <table:table-cell office:value-type="float" office:value="6934">
            <text:p>6934</text:p>
          </table:table-cell>
          <table:table-cell office:value-type="float" office:value="5424">
            <text:p>5424</text:p>
          </table:table-cell>
          <table:table-cell office:value-type="float" office:value="5376">
            <text:p>5376</text:p>
          </table:table-cell>
          <table:table-cell office:value-type="float" office:value="5504">
            <text:p>5504</text:p>
          </table:table-cell>
          <table:table-cell office:value-type="float" office:value="7230">
            <text:p>7230</text:p>
          </table:table-cell>
          <table:table-cell office:value-type="float" office:value="6334">
            <text:p>6334</text:p>
          </table:table-cell>
          <table:table-cell office:value-type="float" office:value="6103.1">
            <text:p>6103.1</text:p>
          </table:table-cell>
          <table:table-cell office:value-type="float" office:value="6145">
            <text:p>6145</text:p>
          </table:table-cell>
          <table:table-cell office:value-type="float" office:value="5855">
            <text:p>5855</text:p>
          </table:table-cell>
          <table:table-cell office:value-type="float" office:value="7748">
            <text:p>7748</text:p>
          </table:table-cell>
          <table:table-cell office:value-type="float" office:value="7311">
            <text:p>7311</text:p>
          </table:table-cell>
          <table:table-cell office:value-type="float" office:value="7197">
            <text:p>7197</text:p>
          </table:table-cell>
          <table:table-cell office:value-type="float" office:value="7728">
            <text:p>7728</text:p>
          </table:table-cell>
          <table:table-cell office:value-type="float" office:value="5858">
            <text:p>5858</text:p>
          </table:table-cell>
          <table:table-cell office:value-type="float" office:value="5841">
            <text:p>5841</text:p>
          </table:table-cell>
          <table:table-cell office:value-type="float" office:value="5911">
            <text:p>5911</text:p>
          </table:table-cell>
          <table:table-cell office:value-type="float" office:value="7720">
            <text:p>7720</text:p>
          </table:table-cell>
          <table:table-cell office:value-type="float" office:value="6731.4">
            <text:p>6731.4</text:p>
          </table:table-cell>
          <table:table-cell office:value-type="float" office:value="144216">
            <text:p>144216</text:p>
          </table:table-cell>
          <table:table-cell office:value-type="float" office:value="138914">
            <text:p>138914</text:p>
          </table:table-cell>
          <table:table-cell office:value-type="float" office:value="141583">
            <text:p>141583</text:p>
          </table:table-cell>
          <table:table-cell office:value-type="float" office:value="142730">
            <text:p>142730</text:p>
          </table:table-cell>
          <table:table-cell office:value-type="float" office:value="131250">
            <text:p>131250</text:p>
          </table:table-cell>
          <table:table-cell office:value-type="float" office:value="151392">
            <text:p>151392</text:p>
          </table:table-cell>
          <table:table-cell office:value-type="float" office:value="140202">
            <text:p>140202</text:p>
          </table:table-cell>
          <table:table-cell office:value-type="float" office:value="132322">
            <text:p>132322</text:p>
          </table:table-cell>
          <table:table-cell office:value-type="float" office:value="131860">
            <text:p>131860</text:p>
          </table:table-cell>
          <table:table-cell office:value-type="float" office:value="135997">
            <text:p>135997</text:p>
          </table:table-cell>
          <table:table-cell office:value-type="float" office:value="139046.6">
            <text:p>139046.6</text:p>
          </table:table-cell>
          <table:table-cell office:value-type="float" office:value="123315">
            <text:p>123315</text:p>
          </table:table-cell>
          <table:table-cell office:value-type="float" office:value="120807">
            <text:p>120807</text:p>
          </table:table-cell>
          <table:table-cell office:value-type="float" office:value="127731">
            <text:p>127731</text:p>
          </table:table-cell>
          <table:table-cell office:value-type="float" office:value="125994">
            <text:p>125994</text:p>
          </table:table-cell>
          <table:table-cell office:value-type="float" office:value="116613">
            <text:p>116613</text:p>
          </table:table-cell>
          <table:table-cell office:value-type="float" office:value="127432">
            <text:p>127432</text:p>
          </table:table-cell>
          <table:table-cell office:value-type="float" office:value="119252">
            <text:p>119252</text:p>
          </table:table-cell>
          <table:table-cell office:value-type="float" office:value="123588">
            <text:p>123588</text:p>
          </table:table-cell>
          <table:table-cell office:value-type="float" office:value="122257">
            <text:p>122257</text:p>
          </table:table-cell>
          <table:table-cell office:value-type="float" office:value="115106">
            <text:p>115106</text:p>
          </table:table-cell>
          <table:table-cell office:value-type="float" office:value="122209.5">
            <text:p>122209.5</text:p>
          </table:table-cell>
          <table:table-cell office:value-type="float" office:value="3616">
            <text:p>3616</text:p>
          </table:table-cell>
          <table:table-cell office:value-type="float" office:value="5105">
            <text:p>5105</text:p>
          </table:table-cell>
          <table:table-cell office:value-type="float" office:value="3590">
            <text:p>3590</text:p>
          </table:table-cell>
          <table:table-cell office:value-type="float" office:value="3591">
            <text:p>3591</text:p>
          </table:table-cell>
          <table:table-cell office:value-type="float" office:value="3634">
            <text:p>3634</text:p>
          </table:table-cell>
          <table:table-cell office:value-type="float" office:value="4855">
            <text:p>4855</text:p>
          </table:table-cell>
          <table:table-cell office:value-type="float" office:value="3625">
            <text:p>3625</text:p>
          </table:table-cell>
          <table:table-cell office:value-type="float" office:value="3632">
            <text:p>3632</text:p>
          </table:table-cell>
          <table:table-cell office:value-type="float" office:value="3596">
            <text:p>3596</text:p>
          </table:table-cell>
          <table:table-cell office:value-type="float" office:value="3663">
            <text:p>3663</text:p>
          </table:table-cell>
          <table:table-cell office:value-type="float" office:value="3890.7">
            <text:p>3890.7</text:p>
          </table:table-cell>
          <table:table-cell office:value-type="float" office:value="4475">
            <text:p>4475</text:p>
          </table:table-cell>
          <table:table-cell office:value-type="float" office:value="5339">
            <text:p>5339</text:p>
          </table:table-cell>
          <table:table-cell office:value-type="float" office:value="4524">
            <text:p>4524</text:p>
          </table:table-cell>
          <table:table-cell office:value-type="float" office:value="6670">
            <text:p>6670</text:p>
          </table:table-cell>
          <table:table-cell office:value-type="float" office:value="4468">
            <text:p>4468</text:p>
          </table:table-cell>
          <table:table-cell office:value-type="float" office:value="4774">
            <text:p>4774</text:p>
          </table:table-cell>
          <table:table-cell office:value-type="float" office:value="5255">
            <text:p>5255</text:p>
          </table:table-cell>
          <table:table-cell office:value-type="float" office:value="6199">
            <text:p>6199</text:p>
          </table:table-cell>
          <table:table-cell office:value-type="float" office:value="4527">
            <text:p>4527</text:p>
          </table:table-cell>
          <table:table-cell office:value-type="float" office:value="4525">
            <text:p>4525</text:p>
          </table:table-cell>
          <table:table-cell office:value-type="float" office:value="5075.6">
            <text:p>5075.6</text:p>
          </table:table-cell>
          <table:table-cell office:value-type="float" office:value="6209">
            <text:p>6209</text:p>
          </table:table-cell>
          <table:table-cell office:value-type="float" office:value="6504">
            <text:p>6504</text:p>
          </table:table-cell>
          <table:table-cell office:value-type="float" office:value="4752">
            <text:p>4752</text:p>
          </table:table-cell>
          <table:table-cell office:value-type="float" office:value="4750">
            <text:p>4750</text:p>
          </table:table-cell>
          <table:table-cell table:number-columns-repeated="2" office:value-type="float" office:value="4896">
            <text:p>4896</text:p>
          </table:table-cell>
          <table:table-cell office:value-type="float" office:value="6391">
            <text:p>6391</text:p>
          </table:table-cell>
          <table:table-cell office:value-type="float" office:value="6172">
            <text:p>6172</text:p>
          </table:table-cell>
          <table:table-cell office:value-type="float" office:value="4735">
            <text:p>4735</text:p>
          </table:table-cell>
          <table:table-cell office:value-type="float" office:value="6983">
            <text:p>6983</text:p>
          </table:table-cell>
          <table:table-cell office:value-type="float" office:value="5628.8">
            <text:p>5628.8</text:p>
          </table:table-cell>
          <table:table-cell office:value-type="float" office:value="5054">
            <text:p>5054</text:p>
          </table:table-cell>
          <table:table-cell office:value-type="float" office:value="5452">
            <text:p>5452</text:p>
          </table:table-cell>
          <table:table-cell office:value-type="float" office:value="4714">
            <text:p>4714</text:p>
          </table:table-cell>
          <table:table-cell office:value-type="float" office:value="4697">
            <text:p>4697</text:p>
          </table:table-cell>
          <table:table-cell office:value-type="float" office:value="6717">
            <text:p>6717</text:p>
          </table:table-cell>
          <table:table-cell office:value-type="float" office:value="4696">
            <text:p>4696</text:p>
          </table:table-cell>
          <table:table-cell office:value-type="float" office:value="7832">
            <text:p>7832</text:p>
          </table:table-cell>
          <table:table-cell office:value-type="float" office:value="5307">
            <text:p>5307</text:p>
          </table:table-cell>
          <table:table-cell office:value-type="float" office:value="4713">
            <text:p>4713</text:p>
          </table:table-cell>
          <table:table-cell office:value-type="float" office:value="4729">
            <text:p>4729</text:p>
          </table:table-cell>
          <table:table-cell office:value-type="float" office:value="5391.1">
            <text:p>5391.1</text:p>
          </table:table-cell>
          <table:table-cell office:value-type="float" office:value="4251">
            <text:p>4251</text:p>
          </table:table-cell>
          <table:table-cell office:value-type="float" office:value="4339">
            <text:p>4339</text:p>
          </table:table-cell>
          <table:table-cell office:value-type="float" office:value="4247">
            <text:p>4247</text:p>
          </table:table-cell>
          <table:table-cell office:value-type="float" office:value="4223">
            <text:p>4223</text:p>
          </table:table-cell>
          <table:table-cell office:value-type="float" office:value="4279">
            <text:p>4279</text:p>
          </table:table-cell>
          <table:table-cell office:value-type="float" office:value="5685">
            <text:p>5685</text:p>
          </table:table-cell>
          <table:table-cell office:value-type="float" office:value="5199">
            <text:p>5199</text:p>
          </table:table-cell>
          <table:table-cell office:value-type="float" office:value="4272">
            <text:p>4272</text:p>
          </table:table-cell>
          <table:table-cell office:value-type="float" office:value="7208">
            <text:p>7208</text:p>
          </table:table-cell>
          <table:table-cell office:value-type="float" office:value="4253">
            <text:p>4253</text:p>
          </table:table-cell>
          <table:table-cell office:value-type="float" office:value="4795.6">
            <text:p>4795.6</text:p>
          </table:table-cell>
        </table:table-row>
        <table:table-row table:style-name="ro1">
          <table:table-cell office:value-type="float" office:value="5400">
            <text:p>5400</text:p>
          </table:table-cell>
          <table:table-cell office:value-type="float" office:value="5954">
            <text:p>5954</text:p>
          </table:table-cell>
          <table:table-cell office:value-type="float" office:value="5898">
            <text:p>5898</text:p>
          </table:table-cell>
          <table:table-cell office:value-type="float" office:value="5853">
            <text:p>5853</text:p>
          </table:table-cell>
          <table:table-cell office:value-type="float" office:value="6859">
            <text:p>6859</text:p>
          </table:table-cell>
          <table:table-cell office:value-type="float" office:value="7446">
            <text:p>7446</text:p>
          </table:table-cell>
          <table:table-cell office:value-type="float" office:value="6883">
            <text:p>6883</text:p>
          </table:table-cell>
          <table:table-cell office:value-type="float" office:value="7452">
            <text:p>7452</text:p>
          </table:table-cell>
          <table:table-cell office:value-type="float" office:value="7963">
            <text:p>7963</text:p>
          </table:table-cell>
          <table:table-cell office:value-type="float" office:value="6091">
            <text:p>6091</text:p>
          </table:table-cell>
          <table:table-cell office:value-type="float" office:value="5922">
            <text:p>5922</text:p>
          </table:table-cell>
          <table:table-cell office:value-type="float" office:value="6632.1">
            <text:p>6632.1</text:p>
          </table:table-cell>
          <table:table-cell office:value-type="float" office:value="7047">
            <text:p>7047</text:p>
          </table:table-cell>
          <table:table-cell office:value-type="float" office:value="7361">
            <text:p>7361</text:p>
          </table:table-cell>
          <table:table-cell office:value-type="float" office:value="5745">
            <text:p>5745</text:p>
          </table:table-cell>
          <table:table-cell office:value-type="float" office:value="7920">
            <text:p>7920</text:p>
          </table:table-cell>
          <table:table-cell office:value-type="float" office:value="7724">
            <text:p>7724</text:p>
          </table:table-cell>
          <table:table-cell office:value-type="float" office:value="5843">
            <text:p>5843</text:p>
          </table:table-cell>
          <table:table-cell office:value-type="float" office:value="6332">
            <text:p>6332</text:p>
          </table:table-cell>
          <table:table-cell office:value-type="float" office:value="5870">
            <text:p>5870</text:p>
          </table:table-cell>
          <table:table-cell office:value-type="float" office:value="7367">
            <text:p>7367</text:p>
          </table:table-cell>
          <table:table-cell office:value-type="float" office:value="5755">
            <text:p>5755</text:p>
          </table:table-cell>
          <table:table-cell office:value-type="float" office:value="6696.4">
            <text:p>6696.4</text:p>
          </table:table-cell>
          <table:table-cell office:value-type="float" office:value="7378">
            <text:p>7378</text:p>
          </table:table-cell>
          <table:table-cell office:value-type="float" office:value="6886">
            <text:p>6886</text:p>
          </table:table-cell>
          <table:table-cell office:value-type="float" office:value="5651">
            <text:p>5651</text:p>
          </table:table-cell>
          <table:table-cell office:value-type="float" office:value="5610">
            <text:p>5610</text:p>
          </table:table-cell>
          <table:table-cell office:value-type="float" office:value="6586">
            <text:p>6586</text:p>
          </table:table-cell>
          <table:table-cell office:value-type="float" office:value="6900">
            <text:p>6900</text:p>
          </table:table-cell>
          <table:table-cell office:value-type="float" office:value="7596">
            <text:p>7596</text:p>
          </table:table-cell>
          <table:table-cell office:value-type="float" office:value="5535">
            <text:p>5535</text:p>
          </table:table-cell>
          <table:table-cell office:value-type="float" office:value="5689">
            <text:p>5689</text:p>
          </table:table-cell>
          <table:table-cell office:value-type="float" office:value="5552">
            <text:p>5552</text:p>
          </table:table-cell>
          <table:table-cell office:value-type="float" office:value="6338.3">
            <text:p>6338.3</text:p>
          </table:table-cell>
          <table:table-cell office:value-type="float" office:value="10875">
            <text:p>10875</text:p>
          </table:table-cell>
          <table:table-cell office:value-type="float" office:value="5950">
            <text:p>5950</text:p>
          </table:table-cell>
          <table:table-cell office:value-type="float" office:value="5896">
            <text:p>5896</text:p>
          </table:table-cell>
          <table:table-cell office:value-type="float" office:value="5981">
            <text:p>5981</text:p>
          </table:table-cell>
          <table:table-cell office:value-type="float" office:value="6860">
            <text:p>6860</text:p>
          </table:table-cell>
          <table:table-cell office:value-type="float" office:value="7872">
            <text:p>7872</text:p>
          </table:table-cell>
          <table:table-cell office:value-type="float" office:value="6021">
            <text:p>6021</text:p>
          </table:table-cell>
          <table:table-cell office:value-type="float" office:value="5887">
            <text:p>5887</text:p>
          </table:table-cell>
          <table:table-cell office:value-type="float" office:value="5971">
            <text:p>5971</text:p>
          </table:table-cell>
          <table:table-cell office:value-type="float" office:value="5975">
            <text:p>5975</text:p>
          </table:table-cell>
          <table:table-cell office:value-type="float" office:value="6728.8">
            <text:p>6728.8</text:p>
          </table:table-cell>
          <table:table-cell office:value-type="float" office:value="148940">
            <text:p>148940</text:p>
          </table:table-cell>
          <table:table-cell office:value-type="float" office:value="152381">
            <text:p>152381</text:p>
          </table:table-cell>
          <table:table-cell office:value-type="float" office:value="150854">
            <text:p>150854</text:p>
          </table:table-cell>
          <table:table-cell office:value-type="float" office:value="147304">
            <text:p>147304</text:p>
          </table:table-cell>
          <table:table-cell office:value-type="float" office:value="141562">
            <text:p>141562</text:p>
          </table:table-cell>
          <table:table-cell office:value-type="float" office:value="140936">
            <text:p>140936</text:p>
          </table:table-cell>
          <table:table-cell office:value-type="float" office:value="152429">
            <text:p>152429</text:p>
          </table:table-cell>
          <table:table-cell office:value-type="float" office:value="144445">
            <text:p>144445</text:p>
          </table:table-cell>
          <table:table-cell office:value-type="float" office:value="151797">
            <text:p>151797</text:p>
          </table:table-cell>
          <table:table-cell office:value-type="float" office:value="140746">
            <text:p>140746</text:p>
          </table:table-cell>
          <table:table-cell office:value-type="float" office:value="147139.4">
            <text:p>147139.4</text:p>
          </table:table-cell>
          <table:table-cell office:value-type="float" office:value="130087">
            <text:p>130087</text:p>
          </table:table-cell>
          <table:table-cell office:value-type="float" office:value="124467">
            <text:p>124467</text:p>
          </table:table-cell>
          <table:table-cell office:value-type="float" office:value="119993">
            <text:p>119993</text:p>
          </table:table-cell>
          <table:table-cell office:value-type="float" office:value="122618">
            <text:p>122618</text:p>
          </table:table-cell>
          <table:table-cell office:value-type="float" office:value="132139">
            <text:p>132139</text:p>
          </table:table-cell>
          <table:table-cell office:value-type="float" office:value="123380">
            <text:p>123380</text:p>
          </table:table-cell>
          <table:table-cell office:value-type="float" office:value="136629">
            <text:p>136629</text:p>
          </table:table-cell>
          <table:table-cell office:value-type="float" office:value="119287">
            <text:p>119287</text:p>
          </table:table-cell>
          <table:table-cell office:value-type="float" office:value="130334">
            <text:p>130334</text:p>
          </table:table-cell>
          <table:table-cell office:value-type="float" office:value="121742">
            <text:p>121742</text:p>
          </table:table-cell>
          <table:table-cell office:value-type="float" office:value="126067.6">
            <text:p>126067.6</text:p>
          </table:table-cell>
          <table:table-cell office:value-type="float" office:value="5173">
            <text:p>5173</text:p>
          </table:table-cell>
          <table:table-cell office:value-type="float" office:value="3657">
            <text:p>3657</text:p>
          </table:table-cell>
          <table:table-cell office:value-type="float" office:value="3720">
            <text:p>3720</text:p>
          </table:table-cell>
          <table:table-cell office:value-type="float" office:value="3697">
            <text:p>3697</text:p>
          </table:table-cell>
          <table:table-cell office:value-type="float" office:value="3690">
            <text:p>3690</text:p>
          </table:table-cell>
          <table:table-cell office:value-type="float" office:value="3670">
            <text:p>3670</text:p>
          </table:table-cell>
          <table:table-cell office:value-type="float" office:value="5088">
            <text:p>5088</text:p>
          </table:table-cell>
          <table:table-cell office:value-type="float" office:value="3634">
            <text:p>3634</text:p>
          </table:table-cell>
          <table:table-cell office:value-type="float" office:value="4748">
            <text:p>4748</text:p>
          </table:table-cell>
          <table:table-cell office:value-type="float" office:value="6619">
            <text:p>6619</text:p>
          </table:table-cell>
          <table:table-cell office:value-type="float" office:value="4369.6">
            <text:p>4369.6</text:p>
          </table:table-cell>
          <table:table-cell office:value-type="float" office:value="7736">
            <text:p>7736</text:p>
          </table:table-cell>
          <table:table-cell office:value-type="float" office:value="6632">
            <text:p>6632</text:p>
          </table:table-cell>
          <table:table-cell office:value-type="float" office:value="4641">
            <text:p>4641</text:p>
          </table:table-cell>
          <table:table-cell office:value-type="float" office:value="4619">
            <text:p>4619</text:p>
          </table:table-cell>
          <table:table-cell office:value-type="float" office:value="4558">
            <text:p>4558</text:p>
          </table:table-cell>
          <table:table-cell office:value-type="float" office:value="4621">
            <text:p>4621</text:p>
          </table:table-cell>
          <table:table-cell office:value-type="float" office:value="5430">
            <text:p>5430</text:p>
          </table:table-cell>
          <table:table-cell office:value-type="float" office:value="6120">
            <text:p>6120</text:p>
          </table:table-cell>
          <table:table-cell office:value-type="float" office:value="5281">
            <text:p>5281</text:p>
          </table:table-cell>
          <table:table-cell office:value-type="float" office:value="5507">
            <text:p>5507</text:p>
          </table:table-cell>
          <table:table-cell office:value-type="float" office:value="5514.5">
            <text:p>5514.5</text:p>
          </table:table-cell>
          <table:table-cell office:value-type="float" office:value="6104">
            <text:p>6104</text:p>
          </table:table-cell>
          <table:table-cell office:value-type="float" office:value="6115">
            <text:p>6115</text:p>
          </table:table-cell>
          <table:table-cell office:value-type="float" office:value="4823">
            <text:p>4823</text:p>
          </table:table-cell>
          <table:table-cell office:value-type="float" office:value="4884">
            <text:p>4884</text:p>
          </table:table-cell>
          <table:table-cell office:value-type="float" office:value="6719">
            <text:p>6719</text:p>
          </table:table-cell>
          <table:table-cell office:value-type="float" office:value="6418">
            <text:p>6418</text:p>
          </table:table-cell>
          <table:table-cell office:value-type="float" office:value="5037">
            <text:p>5037</text:p>
          </table:table-cell>
          <table:table-cell office:value-type="float" office:value="5250">
            <text:p>5250</text:p>
          </table:table-cell>
          <table:table-cell office:value-type="float" office:value="4976">
            <text:p>4976</text:p>
          </table:table-cell>
          <table:table-cell office:value-type="float" office:value="4912">
            <text:p>4912</text:p>
          </table:table-cell>
          <table:table-cell office:value-type="float" office:value="5523.8">
            <text:p>5523.8</text:p>
          </table:table-cell>
          <table:table-cell office:value-type="float" office:value="5021">
            <text:p>5021</text:p>
          </table:table-cell>
          <table:table-cell office:value-type="float" office:value="5229">
            <text:p>5229</text:p>
          </table:table-cell>
          <table:table-cell office:value-type="float" office:value="5387">
            <text:p>5387</text:p>
          </table:table-cell>
          <table:table-cell office:value-type="float" office:value="4829">
            <text:p>4829</text:p>
          </table:table-cell>
          <table:table-cell office:value-type="float" office:value="6145">
            <text:p>6145</text:p>
          </table:table-cell>
          <table:table-cell office:value-type="float" office:value="4885">
            <text:p>4885</text:p>
          </table:table-cell>
          <table:table-cell office:value-type="float" office:value="4829">
            <text:p>4829</text:p>
          </table:table-cell>
          <table:table-cell office:value-type="float" office:value="6744">
            <text:p>6744</text:p>
          </table:table-cell>
          <table:table-cell office:value-type="float" office:value="7454">
            <text:p>7454</text:p>
          </table:table-cell>
          <table:table-cell office:value-type="float" office:value="4815">
            <text:p>4815</text:p>
          </table:table-cell>
          <table:table-cell office:value-type="float" office:value="5533.8">
            <text:p>5533.8</text:p>
          </table:table-cell>
          <table:table-cell office:value-type="float" office:value="4354">
            <text:p>4354</text:p>
          </table:table-cell>
          <table:table-cell office:value-type="float" office:value="6198">
            <text:p>6198</text:p>
          </table:table-cell>
          <table:table-cell office:value-type="float" office:value="6122">
            <text:p>6122</text:p>
          </table:table-cell>
          <table:table-cell office:value-type="float" office:value="4319">
            <text:p>4319</text:p>
          </table:table-cell>
          <table:table-cell office:value-type="float" office:value="4609">
            <text:p>4609</text:p>
          </table:table-cell>
          <table:table-cell office:value-type="float" office:value="6237">
            <text:p>6237</text:p>
          </table:table-cell>
          <table:table-cell office:value-type="float" office:value="4292">
            <text:p>4292</text:p>
          </table:table-cell>
          <table:table-cell office:value-type="float" office:value="5085">
            <text:p>5085</text:p>
          </table:table-cell>
          <table:table-cell office:value-type="float" office:value="4410">
            <text:p>4410</text:p>
          </table:table-cell>
          <table:table-cell office:value-type="float" office:value="4338">
            <text:p>4338</text:p>
          </table:table-cell>
          <table:table-cell office:value-type="float" office:value="4996.4">
            <text:p>4996.4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5973">
            <text:p>5973</text:p>
          </table:table-cell>
          <table:table-cell office:value-type="float" office:value="8131">
            <text:p>8131</text:p>
          </table:table-cell>
          <table:table-cell office:value-type="float" office:value="7387">
            <text:p>7387</text:p>
          </table:table-cell>
          <table:table-cell office:value-type="float" office:value="5958">
            <text:p>5958</text:p>
          </table:table-cell>
          <table:table-cell office:value-type="float" office:value="6976">
            <text:p>6976</text:p>
          </table:table-cell>
          <table:table-cell office:value-type="float" office:value="5880">
            <text:p>5880</text:p>
          </table:table-cell>
          <table:table-cell office:value-type="float" office:value="5950">
            <text:p>5950</text:p>
          </table:table-cell>
          <table:table-cell office:value-type="float" office:value="7472">
            <text:p>7472</text:p>
          </table:table-cell>
          <table:table-cell office:value-type="float" office:value="7082">
            <text:p>7082</text:p>
          </table:table-cell>
          <table:table-cell office:value-type="float" office:value="5953">
            <text:p>5953</text:p>
          </table:table-cell>
          <table:table-cell office:value-type="float" office:value="6676.2">
            <text:p>6676.2</text:p>
          </table:table-cell>
          <table:table-cell office:value-type="float" office:value="7621">
            <text:p>7621</text:p>
          </table:table-cell>
          <table:table-cell office:value-type="float" office:value="5994">
            <text:p>5994</text:p>
          </table:table-cell>
          <table:table-cell office:value-type="float" office:value="6810">
            <text:p>6810</text:p>
          </table:table-cell>
          <table:table-cell office:value-type="float" office:value="8012">
            <text:p>8012</text:p>
          </table:table-cell>
          <table:table-cell office:value-type="float" office:value="6037">
            <text:p>6037</text:p>
          </table:table-cell>
          <table:table-cell office:value-type="float" office:value="5838">
            <text:p>5838</text:p>
          </table:table-cell>
          <table:table-cell office:value-type="float" office:value="7918">
            <text:p>7918</text:p>
          </table:table-cell>
          <table:table-cell office:value-type="float" office:value="6496">
            <text:p>6496</text:p>
          </table:table-cell>
          <table:table-cell office:value-type="float" office:value="7631">
            <text:p>7631</text:p>
          </table:table-cell>
          <table:table-cell office:value-type="float" office:value="5926">
            <text:p>5926</text:p>
          </table:table-cell>
          <table:table-cell office:value-type="float" office:value="6828.3">
            <text:p>6828.3</text:p>
          </table:table-cell>
          <table:table-cell office:value-type="float" office:value="7640">
            <text:p>7640</text:p>
          </table:table-cell>
          <table:table-cell office:value-type="float" office:value="5657">
            <text:p>5657</text:p>
          </table:table-cell>
          <table:table-cell office:value-type="float" office:value="6000">
            <text:p>6000</text:p>
          </table:table-cell>
          <table:table-cell office:value-type="float" office:value="5811">
            <text:p>5811</text:p>
          </table:table-cell>
          <table:table-cell office:value-type="float" office:value="5607">
            <text:p>5607</text:p>
          </table:table-cell>
          <table:table-cell office:value-type="float" office:value="5647">
            <text:p>5647</text:p>
          </table:table-cell>
          <table:table-cell office:value-type="float" office:value="6761">
            <text:p>6761</text:p>
          </table:table-cell>
          <table:table-cell office:value-type="float" office:value="5868">
            <text:p>5868</text:p>
          </table:table-cell>
          <table:table-cell office:value-type="float" office:value="7403">
            <text:p>7403</text:p>
          </table:table-cell>
          <table:table-cell office:value-type="float" office:value="5642">
            <text:p>5642</text:p>
          </table:table-cell>
          <table:table-cell office:value-type="float" office:value="6203.6">
            <text:p>6203.6</text:p>
          </table:table-cell>
          <table:table-cell office:value-type="float" office:value="9949">
            <text:p>9949</text:p>
          </table:table-cell>
          <table:table-cell office:value-type="float" office:value="6057">
            <text:p>6057</text:p>
          </table:table-cell>
          <table:table-cell office:value-type="float" office:value="7374">
            <text:p>7374</text:p>
          </table:table-cell>
          <table:table-cell office:value-type="float" office:value="6101">
            <text:p>6101</text:p>
          </table:table-cell>
          <table:table-cell office:value-type="float" office:value="6030">
            <text:p>6030</text:p>
          </table:table-cell>
          <table:table-cell office:value-type="float" office:value="5991">
            <text:p>5991</text:p>
          </table:table-cell>
          <table:table-cell office:value-type="float" office:value="6159">
            <text:p>6159</text:p>
          </table:table-cell>
          <table:table-cell office:value-type="float" office:value="6142">
            <text:p>6142</text:p>
          </table:table-cell>
          <table:table-cell office:value-type="float" office:value="6500">
            <text:p>6500</text:p>
          </table:table-cell>
          <table:table-cell office:value-type="float" office:value="6127">
            <text:p>6127</text:p>
          </table:table-cell>
          <table:table-cell office:value-type="float" office:value="6643">
            <text:p>6643</text:p>
          </table:table-cell>
          <table:table-cell office:value-type="float" office:value="148811">
            <text:p>148811</text:p>
          </table:table-cell>
          <table:table-cell office:value-type="float" office:value="152762">
            <text:p>152762</text:p>
          </table:table-cell>
          <table:table-cell office:value-type="float" office:value="143994">
            <text:p>143994</text:p>
          </table:table-cell>
          <table:table-cell office:value-type="float" office:value="154050">
            <text:p>154050</text:p>
          </table:table-cell>
          <table:table-cell office:value-type="float" office:value="147627">
            <text:p>147627</text:p>
          </table:table-cell>
          <table:table-cell office:value-type="float" office:value="146566">
            <text:p>146566</text:p>
          </table:table-cell>
          <table:table-cell office:value-type="float" office:value="150017">
            <text:p>150017</text:p>
          </table:table-cell>
          <table:table-cell office:value-type="float" office:value="147867">
            <text:p>147867</text:p>
          </table:table-cell>
          <table:table-cell office:value-type="float" office:value="145851">
            <text:p>145851</text:p>
          </table:table-cell>
          <table:table-cell office:value-type="float" office:value="149814">
            <text:p>149814</text:p>
          </table:table-cell>
          <table:table-cell office:value-type="float" office:value="148735.9">
            <text:p>148735.9</text:p>
          </table:table-cell>
          <table:table-cell office:value-type="float" office:value="134296">
            <text:p>134296</text:p>
          </table:table-cell>
          <table:table-cell office:value-type="float" office:value="130819">
            <text:p>130819</text:p>
          </table:table-cell>
          <table:table-cell office:value-type="float" office:value="119543">
            <text:p>119543</text:p>
          </table:table-cell>
          <table:table-cell office:value-type="float" office:value="131864">
            <text:p>131864</text:p>
          </table:table-cell>
          <table:table-cell office:value-type="float" office:value="129405">
            <text:p>129405</text:p>
          </table:table-cell>
          <table:table-cell office:value-type="float" office:value="130901">
            <text:p>130901</text:p>
          </table:table-cell>
          <table:table-cell office:value-type="float" office:value="125873">
            <text:p>125873</text:p>
          </table:table-cell>
          <table:table-cell office:value-type="float" office:value="132534">
            <text:p>132534</text:p>
          </table:table-cell>
          <table:table-cell office:value-type="float" office:value="133733">
            <text:p>133733</text:p>
          </table:table-cell>
          <table:table-cell office:value-type="float" office:value="130514">
            <text:p>130514</text:p>
          </table:table-cell>
          <table:table-cell office:value-type="float" office:value="129948.2">
            <text:p>129948.2</text:p>
          </table:table-cell>
          <table:table-cell office:value-type="float" office:value="3874">
            <text:p>3874</text:p>
          </table:table-cell>
          <table:table-cell office:value-type="float" office:value="3822">
            <text:p>3822</text:p>
          </table:table-cell>
          <table:table-cell office:value-type="float" office:value="5952">
            <text:p>5952</text:p>
          </table:table-cell>
          <table:table-cell office:value-type="float" office:value="3777">
            <text:p>3777</text:p>
          </table:table-cell>
          <table:table-cell office:value-type="float" office:value="3768">
            <text:p>3768</text:p>
          </table:table-cell>
          <table:table-cell office:value-type="float" office:value="3802">
            <text:p>3802</text:p>
          </table:table-cell>
          <table:table-cell office:value-type="float" office:value="3768">
            <text:p>3768</text:p>
          </table:table-cell>
          <table:table-cell office:value-type="float" office:value="3841">
            <text:p>3841</text:p>
          </table:table-cell>
          <table:table-cell office:value-type="float" office:value="4297">
            <text:p>4297</text:p>
          </table:table-cell>
          <table:table-cell office:value-type="float" office:value="3743">
            <text:p>3743</text:p>
          </table:table-cell>
          <table:table-cell office:value-type="float" office:value="4064.4">
            <text:p>4064.4</text:p>
          </table:table-cell>
          <table:table-cell office:value-type="float" office:value="4766">
            <text:p>4766</text:p>
          </table:table-cell>
          <table:table-cell office:value-type="float" office:value="6259">
            <text:p>6259</text:p>
          </table:table-cell>
          <table:table-cell office:value-type="float" office:value="4681">
            <text:p>4681</text:p>
          </table:table-cell>
          <table:table-cell office:value-type="float" office:value="4666">
            <text:p>4666</text:p>
          </table:table-cell>
          <table:table-cell office:value-type="float" office:value="4804">
            <text:p>4804</text:p>
          </table:table-cell>
          <table:table-cell office:value-type="float" office:value="4700">
            <text:p>4700</text:p>
          </table:table-cell>
          <table:table-cell office:value-type="float" office:value="4689">
            <text:p>4689</text:p>
          </table:table-cell>
          <table:table-cell office:value-type="float" office:value="4966">
            <text:p>4966</text:p>
          </table:table-cell>
          <table:table-cell office:value-type="float" office:value="4789">
            <text:p>4789</text:p>
          </table:table-cell>
          <table:table-cell office:value-type="float" office:value="4705">
            <text:p>4705</text:p>
          </table:table-cell>
          <table:table-cell office:value-type="float" office:value="4902.5">
            <text:p>4902.5</text:p>
          </table:table-cell>
          <table:table-cell office:value-type="float" office:value="4998">
            <text:p>4998</text:p>
          </table:table-cell>
          <table:table-cell office:value-type="float" office:value="8385">
            <text:p>8385</text:p>
          </table:table-cell>
          <table:table-cell office:value-type="float" office:value="6740">
            <text:p>6740</text:p>
          </table:table-cell>
          <table:table-cell office:value-type="float" office:value="5179">
            <text:p>5179</text:p>
          </table:table-cell>
          <table:table-cell office:value-type="float" office:value="4990">
            <text:p>4990</text:p>
          </table:table-cell>
          <table:table-cell office:value-type="float" office:value="4909">
            <text:p>4909</text:p>
          </table:table-cell>
          <table:table-cell office:value-type="float" office:value="5075">
            <text:p>5075</text:p>
          </table:table-cell>
          <table:table-cell office:value-type="float" office:value="5181">
            <text:p>5181</text:p>
          </table:table-cell>
          <table:table-cell office:value-type="float" office:value="5062">
            <text:p>5062</text:p>
          </table:table-cell>
          <table:table-cell office:value-type="float" office:value="5072">
            <text:p>5072</text:p>
          </table:table-cell>
          <table:table-cell office:value-type="float" office:value="5559.1">
            <text:p>5559.1</text:p>
          </table:table-cell>
          <table:table-cell office:value-type="float" office:value="4919">
            <text:p>4919</text:p>
          </table:table-cell>
          <table:table-cell office:value-type="float" office:value="5709">
            <text:p>5709</text:p>
          </table:table-cell>
          <table:table-cell office:value-type="float" office:value="6070">
            <text:p>6070</text:p>
          </table:table-cell>
          <table:table-cell office:value-type="float" office:value="4899">
            <text:p>4899</text:p>
          </table:table-cell>
          <table:table-cell office:value-type="float" office:value="4926">
            <text:p>4926</text:p>
          </table:table-cell>
          <table:table-cell office:value-type="float" office:value="4898">
            <text:p>4898</text:p>
          </table:table-cell>
          <table:table-cell office:value-type="float" office:value="5400">
            <text:p>5400</text:p>
          </table:table-cell>
          <table:table-cell office:value-type="float" office:value="5987">
            <text:p>5987</text:p>
          </table:table-cell>
          <table:table-cell office:value-type="float" office:value="4902">
            <text:p>4902</text:p>
          </table:table-cell>
          <table:table-cell office:value-type="float" office:value="4905">
            <text:p>4905</text:p>
          </table:table-cell>
          <table:table-cell office:value-type="float" office:value="5261.5">
            <text:p>5261.5</text:p>
          </table:table-cell>
          <table:table-cell office:value-type="float" office:value="4422">
            <text:p>4422</text:p>
          </table:table-cell>
          <table:table-cell office:value-type="float" office:value="6243">
            <text:p>6243</text:p>
          </table:table-cell>
          <table:table-cell office:value-type="float" office:value="4781">
            <text:p>4781</text:p>
          </table:table-cell>
          <table:table-cell office:value-type="float" office:value="6526">
            <text:p>6526</text:p>
          </table:table-cell>
          <table:table-cell office:value-type="float" office:value="4449">
            <text:p>4449</text:p>
          </table:table-cell>
          <table:table-cell office:value-type="float" office:value="4402">
            <text:p>4402</text:p>
          </table:table-cell>
          <table:table-cell office:value-type="float" office:value="6241">
            <text:p>6241</text:p>
          </table:table-cell>
          <table:table-cell office:value-type="float" office:value="4528">
            <text:p>4528</text:p>
          </table:table-cell>
          <table:table-cell office:value-type="float" office:value="4404">
            <text:p>4404</text:p>
          </table:table-cell>
          <table:table-cell office:value-type="float" office:value="4449">
            <text:p>4449</text:p>
          </table:table-cell>
          <table:table-cell office:value-type="float" office:value="5044.5">
            <text:p>5044.5</text:p>
          </table:table-cell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6160">
            <text:p>6160</text:p>
          </table:table-cell>
          <table:table-cell office:value-type="float" office:value="6116">
            <text:p>6116</text:p>
          </table:table-cell>
          <table:table-cell office:value-type="float" office:value="7394">
            <text:p>7394</text:p>
          </table:table-cell>
          <table:table-cell office:value-type="float" office:value="6333">
            <text:p>6333</text:p>
          </table:table-cell>
          <table:table-cell office:value-type="float" office:value="8150">
            <text:p>8150</text:p>
          </table:table-cell>
          <table:table-cell office:value-type="float" office:value="6130">
            <text:p>6130</text:p>
          </table:table-cell>
          <table:table-cell office:value-type="float" office:value="7468">
            <text:p>7468</text:p>
          </table:table-cell>
          <table:table-cell office:value-type="float" office:value="6965">
            <text:p>6965</text:p>
          </table:table-cell>
          <table:table-cell office:value-type="float" office:value="7904">
            <text:p>7904</text:p>
          </table:table-cell>
          <table:table-cell office:value-type="float" office:value="8529">
            <text:p>8529</text:p>
          </table:table-cell>
          <table:table-cell office:value-type="float" office:value="7114.9">
            <text:p>7114.9</text:p>
          </table:table-cell>
          <table:table-cell office:value-type="float" office:value="6158">
            <text:p>6158</text:p>
          </table:table-cell>
          <table:table-cell office:value-type="float" office:value="6016">
            <text:p>6016</text:p>
          </table:table-cell>
          <table:table-cell office:value-type="float" office:value="6270">
            <text:p>6270</text:p>
          </table:table-cell>
          <table:table-cell office:value-type="float" office:value="6781">
            <text:p>6781</text:p>
          </table:table-cell>
          <table:table-cell office:value-type="float" office:value="8493">
            <text:p>8493</text:p>
          </table:table-cell>
          <table:table-cell office:value-type="float" office:value="8047">
            <text:p>8047</text:p>
          </table:table-cell>
          <table:table-cell office:value-type="float" office:value="6931">
            <text:p>6931</text:p>
          </table:table-cell>
          <table:table-cell office:value-type="float" office:value="7899">
            <text:p>7899</text:p>
          </table:table-cell>
          <table:table-cell office:value-type="float" office:value="6378">
            <text:p>6378</text:p>
          </table:table-cell>
          <table:table-cell office:value-type="float" office:value="7512">
            <text:p>7512</text:p>
          </table:table-cell>
          <table:table-cell office:value-type="float" office:value="7048.5">
            <text:p>7048.5</text:p>
          </table:table-cell>
          <table:table-cell office:value-type="float" office:value="5786">
            <text:p>5786</text:p>
          </table:table-cell>
          <table:table-cell office:value-type="float" office:value="5787">
            <text:p>5787</text:p>
          </table:table-cell>
          <table:table-cell office:value-type="float" office:value="5749">
            <text:p>5749</text:p>
          </table:table-cell>
          <table:table-cell office:value-type="float" office:value="7818">
            <text:p>7818</text:p>
          </table:table-cell>
          <table:table-cell office:value-type="float" office:value="6627">
            <text:p>6627</text:p>
          </table:table-cell>
          <table:table-cell office:value-type="float" office:value="6675">
            <text:p>6675</text:p>
          </table:table-cell>
          <table:table-cell office:value-type="float" office:value="5883">
            <text:p>5883</text:p>
          </table:table-cell>
          <table:table-cell office:value-type="float" office:value="6233">
            <text:p>6233</text:p>
          </table:table-cell>
          <table:table-cell office:value-type="float" office:value="5869">
            <text:p>5869</text:p>
          </table:table-cell>
          <table:table-cell office:value-type="float" office:value="8126">
            <text:p>8126</text:p>
          </table:table-cell>
          <table:table-cell office:value-type="float" office:value="6455.3">
            <text:p>6455.3</text:p>
          </table:table-cell>
          <table:table-cell office:value-type="float" office:value="6232">
            <text:p>6232</text:p>
          </table:table-cell>
          <table:table-cell office:value-type="float" office:value="6316">
            <text:p>6316</text:p>
          </table:table-cell>
          <table:table-cell office:value-type="float" office:value="8741">
            <text:p>8741</text:p>
          </table:table-cell>
          <table:table-cell office:value-type="float" office:value="6811">
            <text:p>6811</text:p>
          </table:table-cell>
          <table:table-cell office:value-type="float" office:value="6254">
            <text:p>6254</text:p>
          </table:table-cell>
          <table:table-cell office:value-type="float" office:value="6297">
            <text:p>6297</text:p>
          </table:table-cell>
          <table:table-cell office:value-type="float" office:value="6239">
            <text:p>6239</text:p>
          </table:table-cell>
          <table:table-cell office:value-type="float" office:value="6156">
            <text:p>6156</text:p>
          </table:table-cell>
          <table:table-cell office:value-type="float" office:value="9863">
            <text:p>9863</text:p>
          </table:table-cell>
          <table:table-cell office:value-type="float" office:value="6189">
            <text:p>6189</text:p>
          </table:table-cell>
          <table:table-cell office:value-type="float" office:value="6909.8">
            <text:p>6909.8</text:p>
          </table:table-cell>
          <table:table-cell office:value-type="float" office:value="160825">
            <text:p>160825</text:p>
          </table:table-cell>
          <table:table-cell office:value-type="float" office:value="147302">
            <text:p>147302</text:p>
          </table:table-cell>
          <table:table-cell office:value-type="float" office:value="153823">
            <text:p>153823</text:p>
          </table:table-cell>
          <table:table-cell office:value-type="float" office:value="153337">
            <text:p>153337</text:p>
          </table:table-cell>
          <table:table-cell office:value-type="float" office:value="153544">
            <text:p>153544</text:p>
          </table:table-cell>
          <table:table-cell office:value-type="float" office:value="152259">
            <text:p>152259</text:p>
          </table:table-cell>
          <table:table-cell office:value-type="float" office:value="167526">
            <text:p>167526</text:p>
          </table:table-cell>
          <table:table-cell office:value-type="float" office:value="150442">
            <text:p>150442</text:p>
          </table:table-cell>
          <table:table-cell office:value-type="float" office:value="157119">
            <text:p>157119</text:p>
          </table:table-cell>
          <table:table-cell office:value-type="float" office:value="165734">
            <text:p>165734</text:p>
          </table:table-cell>
          <table:table-cell office:value-type="float" office:value="156191.1">
            <text:p>156191.1</text:p>
          </table:table-cell>
          <table:table-cell office:value-type="float" office:value="137177">
            <text:p>137177</text:p>
          </table:table-cell>
          <table:table-cell office:value-type="float" office:value="142523">
            <text:p>142523</text:p>
          </table:table-cell>
          <table:table-cell office:value-type="float" office:value="133232">
            <text:p>133232</text:p>
          </table:table-cell>
          <table:table-cell office:value-type="float" office:value="140447">
            <text:p>140447</text:p>
          </table:table-cell>
          <table:table-cell office:value-type="float" office:value="140223">
            <text:p>140223</text:p>
          </table:table-cell>
          <table:table-cell office:value-type="float" office:value="127964">
            <text:p>127964</text:p>
          </table:table-cell>
          <table:table-cell office:value-type="float" office:value="136559">
            <text:p>136559</text:p>
          </table:table-cell>
          <table:table-cell office:value-type="float" office:value="127459">
            <text:p>127459</text:p>
          </table:table-cell>
          <table:table-cell office:value-type="float" office:value="137084">
            <text:p>137084</text:p>
          </table:table-cell>
          <table:table-cell office:value-type="float" office:value="126683">
            <text:p>126683</text:p>
          </table:table-cell>
          <table:table-cell office:value-type="float" office:value="134935.1">
            <text:p>134935.1</text:p>
          </table:table-cell>
          <table:table-cell office:value-type="float" office:value="3851">
            <text:p>3851</text:p>
          </table:table-cell>
          <table:table-cell office:value-type="float" office:value="4184">
            <text:p>4184</text:p>
          </table:table-cell>
          <table:table-cell office:value-type="float" office:value="3851">
            <text:p>3851</text:p>
          </table:table-cell>
          <table:table-cell office:value-type="float" office:value="3864">
            <text:p>3864</text:p>
          </table:table-cell>
          <table:table-cell office:value-type="float" office:value="3850">
            <text:p>3850</text:p>
          </table:table-cell>
          <table:table-cell office:value-type="float" office:value="4510">
            <text:p>4510</text:p>
          </table:table-cell>
          <table:table-cell office:value-type="float" office:value="3952">
            <text:p>3952</text:p>
          </table:table-cell>
          <table:table-cell office:value-type="float" office:value="3907">
            <text:p>3907</text:p>
          </table:table-cell>
          <table:table-cell office:value-type="float" office:value="4318">
            <text:p>4318</text:p>
          </table:table-cell>
          <table:table-cell office:value-type="float" office:value="3856">
            <text:p>3856</text:p>
          </table:table-cell>
          <table:table-cell office:value-type="float" office:value="4014.3">
            <text:p>4014.3</text:p>
          </table:table-cell>
          <table:table-cell office:value-type="float" office:value="4828">
            <text:p>4828</text:p>
          </table:table-cell>
          <table:table-cell office:value-type="float" office:value="4812">
            <text:p>4812</text:p>
          </table:table-cell>
          <table:table-cell office:value-type="float" office:value="6259">
            <text:p>6259</text:p>
          </table:table-cell>
          <table:table-cell office:value-type="float" office:value="4808">
            <text:p>4808</text:p>
          </table:table-cell>
          <table:table-cell office:value-type="float" office:value="4756">
            <text:p>4756</text:p>
          </table:table-cell>
          <table:table-cell office:value-type="float" office:value="5198">
            <text:p>5198</text:p>
          </table:table-cell>
          <table:table-cell office:value-type="float" office:value="6408">
            <text:p>6408</text:p>
          </table:table-cell>
          <table:table-cell office:value-type="float" office:value="4845">
            <text:p>4845</text:p>
          </table:table-cell>
          <table:table-cell office:value-type="float" office:value="4788">
            <text:p>4788</text:p>
          </table:table-cell>
          <table:table-cell office:value-type="float" office:value="4817">
            <text:p>4817</text:p>
          </table:table-cell>
          <table:table-cell office:value-type="float" office:value="5151.9">
            <text:p>5151.9</text:p>
          </table:table-cell>
          <table:table-cell office:value-type="float" office:value="5101">
            <text:p>5101</text:p>
          </table:table-cell>
          <table:table-cell office:value-type="float" office:value="5269">
            <text:p>5269</text:p>
          </table:table-cell>
          <table:table-cell office:value-type="float" office:value="6621">
            <text:p>6621</text:p>
          </table:table-cell>
          <table:table-cell office:value-type="float" office:value="5105">
            <text:p>5105</text:p>
          </table:table-cell>
          <table:table-cell office:value-type="float" office:value="5201">
            <text:p>5201</text:p>
          </table:table-cell>
          <table:table-cell office:value-type="float" office:value="5140">
            <text:p>5140</text:p>
          </table:table-cell>
          <table:table-cell office:value-type="float" office:value="6351">
            <text:p>6351</text:p>
          </table:table-cell>
          <table:table-cell office:value-type="float" office:value="5098">
            <text:p>5098</text:p>
          </table:table-cell>
          <table:table-cell office:value-type="float" office:value="5062">
            <text:p>5062</text:p>
          </table:table-cell>
          <table:table-cell office:value-type="float" office:value="6851">
            <text:p>6851</text:p>
          </table:table-cell>
          <table:table-cell office:value-type="float" office:value="5579.9">
            <text:p>5579.9</text:p>
          </table:table-cell>
          <table:table-cell office:value-type="float" office:value="5084">
            <text:p>5084</text:p>
          </table:table-cell>
          <table:table-cell office:value-type="float" office:value="5058">
            <text:p>5058</text:p>
          </table:table-cell>
          <table:table-cell office:value-type="float" office:value="7225">
            <text:p>7225</text:p>
          </table:table-cell>
          <table:table-cell office:value-type="float" office:value="5065">
            <text:p>5065</text:p>
          </table:table-cell>
          <table:table-cell office:value-type="float" office:value="5051">
            <text:p>5051</text:p>
          </table:table-cell>
          <table:table-cell office:value-type="float" office:value="5069">
            <text:p>5069</text:p>
          </table:table-cell>
          <table:table-cell office:value-type="float" office:value="5467">
            <text:p>5467</text:p>
          </table:table-cell>
          <table:table-cell office:value-type="float" office:value="4995">
            <text:p>4995</text:p>
          </table:table-cell>
          <table:table-cell office:value-type="float" office:value="4970">
            <text:p>4970</text:p>
          </table:table-cell>
          <table:table-cell office:value-type="float" office:value="6222">
            <text:p>6222</text:p>
          </table:table-cell>
          <table:table-cell office:value-type="float" office:value="5420.6">
            <text:p>5420.6</text:p>
          </table:table-cell>
          <table:table-cell office:value-type="float" office:value="4491">
            <text:p>4491</text:p>
          </table:table-cell>
          <table:table-cell office:value-type="float" office:value="6043">
            <text:p>6043</text:p>
          </table:table-cell>
          <table:table-cell office:value-type="float" office:value="5273">
            <text:p>5273</text:p>
          </table:table-cell>
          <table:table-cell office:value-type="float" office:value="5078">
            <text:p>5078</text:p>
          </table:table-cell>
          <table:table-cell office:value-type="float" office:value="4529">
            <text:p>4529</text:p>
          </table:table-cell>
          <table:table-cell office:value-type="float" office:value="6444">
            <text:p>6444</text:p>
          </table:table-cell>
          <table:table-cell office:value-type="float" office:value="4550">
            <text:p>4550</text:p>
          </table:table-cell>
          <table:table-cell office:value-type="float" office:value="6118">
            <text:p>6118</text:p>
          </table:table-cell>
          <table:table-cell office:value-type="float" office:value="6381">
            <text:p>6381</text:p>
          </table:table-cell>
          <table:table-cell office:value-type="float" office:value="6392">
            <text:p>6392</text:p>
          </table:table-cell>
          <table:table-cell office:value-type="float" office:value="5529.9">
            <text:p>5529.9</text:p>
          </table:table-cell>
        </table:table-row>
        <table:table-row table:style-name="ro1">
          <table:table-cell office:value-type="float" office:value="5700">
            <text:p>5700</text:p>
          </table:table-cell>
          <table:table-cell office:value-type="float" office:value="6501">
            <text:p>6501</text:p>
          </table:table-cell>
          <table:table-cell office:value-type="float" office:value="6326">
            <text:p>6326</text:p>
          </table:table-cell>
          <table:table-cell office:value-type="float" office:value="6265">
            <text:p>6265</text:p>
          </table:table-cell>
          <table:table-cell office:value-type="float" office:value="6859">
            <text:p>6859</text:p>
          </table:table-cell>
          <table:table-cell office:value-type="float" office:value="7768">
            <text:p>7768</text:p>
          </table:table-cell>
          <table:table-cell office:value-type="float" office:value="6198">
            <text:p>6198</text:p>
          </table:table-cell>
          <table:table-cell office:value-type="float" office:value="9685">
            <text:p>9685</text:p>
          </table:table-cell>
          <table:table-cell office:value-type="float" office:value="6274">
            <text:p>6274</text:p>
          </table:table-cell>
          <table:table-cell office:value-type="float" office:value="9083">
            <text:p>9083</text:p>
          </table:table-cell>
          <table:table-cell office:value-type="float" office:value="7786">
            <text:p>7786</text:p>
          </table:table-cell>
          <table:table-cell office:value-type="float" office:value="7274.5">
            <text:p>7274.5</text:p>
          </table:table-cell>
          <table:table-cell office:value-type="float" office:value="6122">
            <text:p>6122</text:p>
          </table:table-cell>
          <table:table-cell office:value-type="float" office:value="8353">
            <text:p>8353</text:p>
          </table:table-cell>
          <table:table-cell office:value-type="float" office:value="6097">
            <text:p>6097</text:p>
          </table:table-cell>
          <table:table-cell office:value-type="float" office:value="9079">
            <text:p>9079</text:p>
          </table:table-cell>
          <table:table-cell office:value-type="float" office:value="7282">
            <text:p>7282</text:p>
          </table:table-cell>
          <table:table-cell office:value-type="float" office:value="6481">
            <text:p>6481</text:p>
          </table:table-cell>
          <table:table-cell office:value-type="float" office:value="6289">
            <text:p>6289</text:p>
          </table:table-cell>
          <table:table-cell office:value-type="float" office:value="6114">
            <text:p>6114</text:p>
          </table:table-cell>
          <table:table-cell office:value-type="float" office:value="7075">
            <text:p>7075</text:p>
          </table:table-cell>
          <table:table-cell office:value-type="float" office:value="7250">
            <text:p>7250</text:p>
          </table:table-cell>
          <table:table-cell office:value-type="float" office:value="7014.2">
            <text:p>7014.2</text:p>
          </table:table-cell>
          <table:table-cell office:value-type="float" office:value="5897">
            <text:p>5897</text:p>
          </table:table-cell>
          <table:table-cell office:value-type="float" office:value="5904">
            <text:p>5904</text:p>
          </table:table-cell>
          <table:table-cell office:value-type="float" office:value="8235">
            <text:p>8235</text:p>
          </table:table-cell>
          <table:table-cell office:value-type="float" office:value="6245">
            <text:p>6245</text:p>
          </table:table-cell>
          <table:table-cell office:value-type="float" office:value="5949">
            <text:p>5949</text:p>
          </table:table-cell>
          <table:table-cell office:value-type="float" office:value="7286">
            <text:p>7286</text:p>
          </table:table-cell>
          <table:table-cell office:value-type="float" office:value="5920">
            <text:p>5920</text:p>
          </table:table-cell>
          <table:table-cell office:value-type="float" office:value="5985">
            <text:p>5985</text:p>
          </table:table-cell>
          <table:table-cell office:value-type="float" office:value="6074">
            <text:p>6074</text:p>
          </table:table-cell>
          <table:table-cell office:value-type="float" office:value="6470">
            <text:p>6470</text:p>
          </table:table-cell>
          <table:table-cell office:value-type="float" office:value="6396.5">
            <text:p>6396.5</text:p>
          </table:table-cell>
          <table:table-cell office:value-type="float" office:value="6355">
            <text:p>6355</text:p>
          </table:table-cell>
          <table:table-cell office:value-type="float" office:value="6255">
            <text:p>6255</text:p>
          </table:table-cell>
          <table:table-cell office:value-type="float" office:value="8596">
            <text:p>8596</text:p>
          </table:table-cell>
          <table:table-cell office:value-type="float" office:value="6358">
            <text:p>6358</text:p>
          </table:table-cell>
          <table:table-cell office:value-type="float" office:value="6626">
            <text:p>6626</text:p>
          </table:table-cell>
          <table:table-cell office:value-type="float" office:value="9011">
            <text:p>9011</text:p>
          </table:table-cell>
          <table:table-cell office:value-type="float" office:value="6366">
            <text:p>6366</text:p>
          </table:table-cell>
          <table:table-cell office:value-type="float" office:value="6322">
            <text:p>6322</text:p>
          </table:table-cell>
          <table:table-cell office:value-type="float" office:value="6321">
            <text:p>6321</text:p>
          </table:table-cell>
          <table:table-cell office:value-type="float" office:value="8396">
            <text:p>8396</text:p>
          </table:table-cell>
          <table:table-cell office:value-type="float" office:value="7060.6">
            <text:p>7060.6</text:p>
          </table:table-cell>
          <table:table-cell office:value-type="float" office:value="166966">
            <text:p>166966</text:p>
          </table:table-cell>
          <table:table-cell office:value-type="float" office:value="165715">
            <text:p>165715</text:p>
          </table:table-cell>
          <table:table-cell office:value-type="float" office:value="160249">
            <text:p>160249</text:p>
          </table:table-cell>
          <table:table-cell office:value-type="float" office:value="152941">
            <text:p>152941</text:p>
          </table:table-cell>
          <table:table-cell office:value-type="float" office:value="158927">
            <text:p>158927</text:p>
          </table:table-cell>
          <table:table-cell office:value-type="float" office:value="159159">
            <text:p>159159</text:p>
          </table:table-cell>
          <table:table-cell office:value-type="float" office:value="160969">
            <text:p>160969</text:p>
          </table:table-cell>
          <table:table-cell office:value-type="float" office:value="153884">
            <text:p>153884</text:p>
          </table:table-cell>
          <table:table-cell office:value-type="float" office:value="162301">
            <text:p>162301</text:p>
          </table:table-cell>
          <table:table-cell office:value-type="float" office:value="164657">
            <text:p>164657</text:p>
          </table:table-cell>
          <table:table-cell office:value-type="float" office:value="160576.8">
            <text:p>160576.8</text:p>
          </table:table-cell>
          <table:table-cell office:value-type="float" office:value="135473">
            <text:p>135473</text:p>
          </table:table-cell>
          <table:table-cell office:value-type="float" office:value="132768">
            <text:p>132768</text:p>
          </table:table-cell>
          <table:table-cell office:value-type="float" office:value="133402">
            <text:p>133402</text:p>
          </table:table-cell>
          <table:table-cell office:value-type="float" office:value="132503">
            <text:p>132503</text:p>
          </table:table-cell>
          <table:table-cell office:value-type="float" office:value="138503">
            <text:p>138503</text:p>
          </table:table-cell>
          <table:table-cell office:value-type="float" office:value="138626">
            <text:p>138626</text:p>
          </table:table-cell>
          <table:table-cell office:value-type="float" office:value="138513">
            <text:p>138513</text:p>
          </table:table-cell>
          <table:table-cell office:value-type="float" office:value="149398">
            <text:p>149398</text:p>
          </table:table-cell>
          <table:table-cell office:value-type="float" office:value="140465">
            <text:p>140465</text:p>
          </table:table-cell>
          <table:table-cell office:value-type="float" office:value="136177">
            <text:p>136177</text:p>
          </table:table-cell>
          <table:table-cell office:value-type="float" office:value="137582.8">
            <text:p>137582.8</text:p>
          </table:table-cell>
          <table:table-cell office:value-type="float" office:value="5734">
            <text:p>5734</text:p>
          </table:table-cell>
          <table:table-cell office:value-type="float" office:value="3929">
            <text:p>3929</text:p>
          </table:table-cell>
          <table:table-cell office:value-type="float" office:value="5294">
            <text:p>5294</text:p>
          </table:table-cell>
          <table:table-cell office:value-type="float" office:value="3969">
            <text:p>3969</text:p>
          </table:table-cell>
          <table:table-cell office:value-type="float" office:value="3925">
            <text:p>3925</text:p>
          </table:table-cell>
          <table:table-cell office:value-type="float" office:value="3905">
            <text:p>3905</text:p>
          </table:table-cell>
          <table:table-cell office:value-type="float" office:value="3966">
            <text:p>3966</text:p>
          </table:table-cell>
          <table:table-cell office:value-type="float" office:value="4811">
            <text:p>4811</text:p>
          </table:table-cell>
          <table:table-cell office:value-type="float" office:value="7717">
            <text:p>7717</text:p>
          </table:table-cell>
          <table:table-cell office:value-type="float" office:value="3927">
            <text:p>3927</text:p>
          </table:table-cell>
          <table:table-cell office:value-type="float" office:value="4717.7">
            <text:p>4717.7</text:p>
          </table:table-cell>
          <table:table-cell office:value-type="float" office:value="6433">
            <text:p>6433</text:p>
          </table:table-cell>
          <table:table-cell office:value-type="float" office:value="6430">
            <text:p>6430</text:p>
          </table:table-cell>
          <table:table-cell office:value-type="float" office:value="6127">
            <text:p>6127</text:p>
          </table:table-cell>
          <table:table-cell office:value-type="float" office:value="4906">
            <text:p>4906</text:p>
          </table:table-cell>
          <table:table-cell office:value-type="float" office:value="5581">
            <text:p>5581</text:p>
          </table:table-cell>
          <table:table-cell office:value-type="float" office:value="4868">
            <text:p>4868</text:p>
          </table:table-cell>
          <table:table-cell office:value-type="float" office:value="4820">
            <text:p>4820</text:p>
          </table:table-cell>
          <table:table-cell office:value-type="float" office:value="7171">
            <text:p>7171</text:p>
          </table:table-cell>
          <table:table-cell office:value-type="float" office:value="5328">
            <text:p>5328</text:p>
          </table:table-cell>
          <table:table-cell office:value-type="float" office:value="4903">
            <text:p>4903</text:p>
          </table:table-cell>
          <table:table-cell office:value-type="float" office:value="5656.7">
            <text:p>5656.7</text:p>
          </table:table-cell>
          <table:table-cell office:value-type="float" office:value="5896">
            <text:p>5896</text:p>
          </table:table-cell>
          <table:table-cell office:value-type="float" office:value="6553">
            <text:p>6553</text:p>
          </table:table-cell>
          <table:table-cell office:value-type="float" office:value="5786">
            <text:p>5786</text:p>
          </table:table-cell>
          <table:table-cell office:value-type="float" office:value="5175">
            <text:p>5175</text:p>
          </table:table-cell>
          <table:table-cell office:value-type="float" office:value="8642">
            <text:p>8642</text:p>
          </table:table-cell>
          <table:table-cell office:value-type="float" office:value="5138">
            <text:p>5138</text:p>
          </table:table-cell>
          <table:table-cell office:value-type="float" office:value="5146">
            <text:p>5146</text:p>
          </table:table-cell>
          <table:table-cell office:value-type="float" office:value="6136">
            <text:p>6136</text:p>
          </table:table-cell>
          <table:table-cell office:value-type="float" office:value="5235">
            <text:p>5235</text:p>
          </table:table-cell>
          <table:table-cell office:value-type="float" office:value="7682">
            <text:p>7682</text:p>
          </table:table-cell>
          <table:table-cell office:value-type="float" office:value="6138.9">
            <text:p>6138.9</text:p>
          </table:table-cell>
          <table:table-cell office:value-type="float" office:value="5128">
            <text:p>5128</text:p>
          </table:table-cell>
          <table:table-cell office:value-type="float" office:value="5616">
            <text:p>5616</text:p>
          </table:table-cell>
          <table:table-cell office:value-type="float" office:value="5106">
            <text:p>5106</text:p>
          </table:table-cell>
          <table:table-cell office:value-type="float" office:value="5166">
            <text:p>5166</text:p>
          </table:table-cell>
          <table:table-cell office:value-type="float" office:value="5271">
            <text:p>5271</text:p>
          </table:table-cell>
          <table:table-cell office:value-type="float" office:value="5898">
            <text:p>5898</text:p>
          </table:table-cell>
          <table:table-cell office:value-type="float" office:value="5137">
            <text:p>5137</text:p>
          </table:table-cell>
          <table:table-cell office:value-type="float" office:value="5329">
            <text:p>5329</text:p>
          </table:table-cell>
          <table:table-cell office:value-type="float" office:value="5163">
            <text:p>5163</text:p>
          </table:table-cell>
          <table:table-cell office:value-type="float" office:value="6238">
            <text:p>6238</text:p>
          </table:table-cell>
          <table:table-cell office:value-type="float" office:value="5405.2">
            <text:p>5405.2</text:p>
          </table:table-cell>
          <table:table-cell office:value-type="float" office:value="4598">
            <text:p>4598</text:p>
          </table:table-cell>
          <table:table-cell office:value-type="float" office:value="4707">
            <text:p>4707</text:p>
          </table:table-cell>
          <table:table-cell office:value-type="float" office:value="4549">
            <text:p>4549</text:p>
          </table:table-cell>
          <table:table-cell office:value-type="float" office:value="6685">
            <text:p>6685</text:p>
          </table:table-cell>
          <table:table-cell office:value-type="float" office:value="4567">
            <text:p>4567</text:p>
          </table:table-cell>
          <table:table-cell office:value-type="float" office:value="6267">
            <text:p>6267</text:p>
          </table:table-cell>
          <table:table-cell office:value-type="float" office:value="6683">
            <text:p>6683</text:p>
          </table:table-cell>
          <table:table-cell office:value-type="float" office:value="4573">
            <text:p>4573</text:p>
          </table:table-cell>
          <table:table-cell office:value-type="float" office:value="6353">
            <text:p>6353</text:p>
          </table:table-cell>
          <table:table-cell office:value-type="float" office:value="4873">
            <text:p>4873</text:p>
          </table:table-cell>
          <table:table-cell office:value-type="float" office:value="5385.5">
            <text:p>5385.5</text:p>
          </table:table-cell>
        </table:table-row>
        <table:table-row table:style-name="ro1">
          <table:table-cell office:value-type="float" office:value="5800">
            <text:p>5800</text:p>
          </table:table-cell>
          <table:table-cell office:value-type="float" office:value="8678">
            <text:p>8678</text:p>
          </table:table-cell>
          <table:table-cell office:value-type="float" office:value="8711">
            <text:p>8711</text:p>
          </table:table-cell>
          <table:table-cell office:value-type="float" office:value="8887">
            <text:p>8887</text:p>
          </table:table-cell>
          <table:table-cell office:value-type="float" office:value="6289">
            <text:p>6289</text:p>
          </table:table-cell>
          <table:table-cell office:value-type="float" office:value="6971">
            <text:p>6971</text:p>
          </table:table-cell>
          <table:table-cell office:value-type="float" office:value="6254">
            <text:p>6254</text:p>
          </table:table-cell>
          <table:table-cell office:value-type="float" office:value="6337">
            <text:p>6337</text:p>
          </table:table-cell>
          <table:table-cell office:value-type="float" office:value="8027">
            <text:p>8027</text:p>
          </table:table-cell>
          <table:table-cell office:value-type="float" office:value="6317">
            <text:p>6317</text:p>
          </table:table-cell>
          <table:table-cell office:value-type="float" office:value="6383">
            <text:p>6383</text:p>
          </table:table-cell>
          <table:table-cell office:value-type="float" office:value="7285.4">
            <text:p>7285.4</text:p>
          </table:table-cell>
          <table:table-cell office:value-type="float" office:value="7847">
            <text:p>7847</text:p>
          </table:table-cell>
          <table:table-cell office:value-type="float" office:value="7361">
            <text:p>7361</text:p>
          </table:table-cell>
          <table:table-cell office:value-type="float" office:value="6300">
            <text:p>6300</text:p>
          </table:table-cell>
          <table:table-cell office:value-type="float" office:value="8510">
            <text:p>8510</text:p>
          </table:table-cell>
          <table:table-cell office:value-type="float" office:value="6315">
            <text:p>6315</text:p>
          </table:table-cell>
          <table:table-cell office:value-type="float" office:value="6318">
            <text:p>6318</text:p>
          </table:table-cell>
          <table:table-cell office:value-type="float" office:value="6313">
            <text:p>6313</text:p>
          </table:table-cell>
          <table:table-cell office:value-type="float" office:value="8616">
            <text:p>8616</text:p>
          </table:table-cell>
          <table:table-cell office:value-type="float" office:value="6906">
            <text:p>6906</text:p>
          </table:table-cell>
          <table:table-cell office:value-type="float" office:value="7055">
            <text:p>7055</text:p>
          </table:table-cell>
          <table:table-cell office:value-type="float" office:value="7154.1">
            <text:p>7154.1</text:p>
          </table:table-cell>
          <table:table-cell office:value-type="float" office:value="8374">
            <text:p>8374</text:p>
          </table:table-cell>
          <table:table-cell office:value-type="float" office:value="6047">
            <text:p>6047</text:p>
          </table:table-cell>
          <table:table-cell office:value-type="float" office:value="6070">
            <text:p>6070</text:p>
          </table:table-cell>
          <table:table-cell office:value-type="float" office:value="6055">
            <text:p>6055</text:p>
          </table:table-cell>
          <table:table-cell office:value-type="float" office:value="7918">
            <text:p>7918</text:p>
          </table:table-cell>
          <table:table-cell office:value-type="float" office:value="5930">
            <text:p>5930</text:p>
          </table:table-cell>
          <table:table-cell office:value-type="float" office:value="6073">
            <text:p>6073</text:p>
          </table:table-cell>
          <table:table-cell office:value-type="float" office:value="8237">
            <text:p>8237</text:p>
          </table:table-cell>
          <table:table-cell office:value-type="float" office:value="7274">
            <text:p>7274</text:p>
          </table:table-cell>
          <table:table-cell office:value-type="float" office:value="7917">
            <text:p>7917</text:p>
          </table:table-cell>
          <table:table-cell office:value-type="float" office:value="6989.5">
            <text:p>6989.5</text:p>
          </table:table-cell>
          <table:table-cell office:value-type="float" office:value="6570">
            <text:p>6570</text:p>
          </table:table-cell>
          <table:table-cell office:value-type="float" office:value="8322">
            <text:p>8322</text:p>
          </table:table-cell>
          <table:table-cell office:value-type="float" office:value="6424">
            <text:p>6424</text:p>
          </table:table-cell>
          <table:table-cell office:value-type="float" office:value="8791">
            <text:p>8791</text:p>
          </table:table-cell>
          <table:table-cell office:value-type="float" office:value="6430">
            <text:p>6430</text:p>
          </table:table-cell>
          <table:table-cell office:value-type="float" office:value="8309">
            <text:p>8309</text:p>
          </table:table-cell>
          <table:table-cell office:value-type="float" office:value="8553">
            <text:p>8553</text:p>
          </table:table-cell>
          <table:table-cell office:value-type="float" office:value="7241">
            <text:p>7241</text:p>
          </table:table-cell>
          <table:table-cell office:value-type="float" office:value="8595">
            <text:p>8595</text:p>
          </table:table-cell>
          <table:table-cell office:value-type="float" office:value="8548">
            <text:p>8548</text:p>
          </table:table-cell>
          <table:table-cell office:value-type="float" office:value="7778.3">
            <text:p>7778.3</text:p>
          </table:table-cell>
          <table:table-cell office:value-type="float" office:value="171488">
            <text:p>171488</text:p>
          </table:table-cell>
          <table:table-cell office:value-type="float" office:value="157691">
            <text:p>157691</text:p>
          </table:table-cell>
          <table:table-cell office:value-type="float" office:value="164873">
            <text:p>164873</text:p>
          </table:table-cell>
          <table:table-cell office:value-type="float" office:value="167223">
            <text:p>167223</text:p>
          </table:table-cell>
          <table:table-cell office:value-type="float" office:value="169395">
            <text:p>169395</text:p>
          </table:table-cell>
          <table:table-cell office:value-type="float" office:value="171524">
            <text:p>171524</text:p>
          </table:table-cell>
          <table:table-cell office:value-type="float" office:value="166268">
            <text:p>166268</text:p>
          </table:table-cell>
          <table:table-cell office:value-type="float" office:value="161870">
            <text:p>161870</text:p>
          </table:table-cell>
          <table:table-cell office:value-type="float" office:value="159540">
            <text:p>159540</text:p>
          </table:table-cell>
          <table:table-cell office:value-type="float" office:value="154426">
            <text:p>154426</text:p>
          </table:table-cell>
          <table:table-cell office:value-type="float" office:value="164429.8">
            <text:p>164429.8</text:p>
          </table:table-cell>
          <table:table-cell office:value-type="float" office:value="152199">
            <text:p>152199</text:p>
          </table:table-cell>
          <table:table-cell office:value-type="float" office:value="140270">
            <text:p>140270</text:p>
          </table:table-cell>
          <table:table-cell office:value-type="float" office:value="147944">
            <text:p>147944</text:p>
          </table:table-cell>
          <table:table-cell office:value-type="float" office:value="146971">
            <text:p>146971</text:p>
          </table:table-cell>
          <table:table-cell office:value-type="float" office:value="138008">
            <text:p>138008</text:p>
          </table:table-cell>
          <table:table-cell office:value-type="float" office:value="142445">
            <text:p>142445</text:p>
          </table:table-cell>
          <table:table-cell office:value-type="float" office:value="144479">
            <text:p>144479</text:p>
          </table:table-cell>
          <table:table-cell office:value-type="float" office:value="144450">
            <text:p>144450</text:p>
          </table:table-cell>
          <table:table-cell office:value-type="float" office:value="142451">
            <text:p>142451</text:p>
          </table:table-cell>
          <table:table-cell office:value-type="float" office:value="139798">
            <text:p>139798</text:p>
          </table:table-cell>
          <table:table-cell office:value-type="float" office:value="143901.5">
            <text:p>143901.5</text:p>
          </table:table-cell>
          <table:table-cell office:value-type="float" office:value="3961">
            <text:p>3961</text:p>
          </table:table-cell>
          <table:table-cell office:value-type="float" office:value="3977">
            <text:p>3977</text:p>
          </table:table-cell>
          <table:table-cell office:value-type="float" office:value="4030">
            <text:p>4030</text:p>
          </table:table-cell>
          <table:table-cell office:value-type="float" office:value="3984">
            <text:p>3984</text:p>
          </table:table-cell>
          <table:table-cell office:value-type="float" office:value="3970">
            <text:p>3970</text:p>
          </table:table-cell>
          <table:table-cell office:value-type="float" office:value="4014">
            <text:p>4014</text:p>
          </table:table-cell>
          <table:table-cell office:value-type="float" office:value="3977">
            <text:p>3977</text:p>
          </table:table-cell>
          <table:table-cell office:value-type="float" office:value="4307">
            <text:p>4307</text:p>
          </table:table-cell>
          <table:table-cell office:value-type="float" office:value="4045">
            <text:p>4045</text:p>
          </table:table-cell>
          <table:table-cell office:value-type="float" office:value="5782">
            <text:p>5782</text:p>
          </table:table-cell>
          <table:table-cell office:value-type="float" office:value="4204.7">
            <text:p>4204.7</text:p>
          </table:table-cell>
          <table:table-cell office:value-type="float" office:value="4979">
            <text:p>4979</text:p>
          </table:table-cell>
          <table:table-cell office:value-type="float" office:value="4960">
            <text:p>4960</text:p>
          </table:table-cell>
          <table:table-cell office:value-type="float" office:value="6818">
            <text:p>6818</text:p>
          </table:table-cell>
          <table:table-cell office:value-type="float" office:value="5005">
            <text:p>5005</text:p>
          </table:table-cell>
          <table:table-cell office:value-type="float" office:value="4955">
            <text:p>4955</text:p>
          </table:table-cell>
          <table:table-cell office:value-type="float" office:value="5399">
            <text:p>5399</text:p>
          </table:table-cell>
          <table:table-cell office:value-type="float" office:value="4973">
            <text:p>4973</text:p>
          </table:table-cell>
          <table:table-cell office:value-type="float" office:value="4942">
            <text:p>4942</text:p>
          </table:table-cell>
          <table:table-cell office:value-type="float" office:value="4966">
            <text:p>4966</text:p>
          </table:table-cell>
          <table:table-cell office:value-type="float" office:value="5934">
            <text:p>5934</text:p>
          </table:table-cell>
          <table:table-cell office:value-type="float" office:value="5293.1">
            <text:p>5293.1</text:p>
          </table:table-cell>
          <table:table-cell office:value-type="float" office:value="5265">
            <text:p>5265</text:p>
          </table:table-cell>
          <table:table-cell office:value-type="float" office:value="5246">
            <text:p>5246</text:p>
          </table:table-cell>
          <table:table-cell office:value-type="float" office:value="5313">
            <text:p>5313</text:p>
          </table:table-cell>
          <table:table-cell office:value-type="float" office:value="8162">
            <text:p>8162</text:p>
          </table:table-cell>
          <table:table-cell office:value-type="float" office:value="7146">
            <text:p>7146</text:p>
          </table:table-cell>
          <table:table-cell office:value-type="float" office:value="5975">
            <text:p>5975</text:p>
          </table:table-cell>
          <table:table-cell office:value-type="float" office:value="5213">
            <text:p>5213</text:p>
          </table:table-cell>
          <table:table-cell office:value-type="float" office:value="6929">
            <text:p>6929</text:p>
          </table:table-cell>
          <table:table-cell office:value-type="float" office:value="5263">
            <text:p>5263</text:p>
          </table:table-cell>
          <table:table-cell office:value-type="float" office:value="5427">
            <text:p>5427</text:p>
          </table:table-cell>
          <table:table-cell office:value-type="float" office:value="5993.9">
            <text:p>5993.9</text:p>
          </table:table-cell>
          <table:table-cell office:value-type="float" office:value="7079">
            <text:p>7079</text:p>
          </table:table-cell>
          <table:table-cell office:value-type="float" office:value="5193">
            <text:p>5193</text:p>
          </table:table-cell>
          <table:table-cell office:value-type="float" office:value="5161">
            <text:p>5161</text:p>
          </table:table-cell>
          <table:table-cell office:value-type="float" office:value="7329">
            <text:p>7329</text:p>
          </table:table-cell>
          <table:table-cell office:value-type="float" office:value="8474">
            <text:p>8474</text:p>
          </table:table-cell>
          <table:table-cell office:value-type="float" office:value="7590">
            <text:p>7590</text:p>
          </table:table-cell>
          <table:table-cell office:value-type="float" office:value="5170">
            <text:p>5170</text:p>
          </table:table-cell>
          <table:table-cell office:value-type="float" office:value="5256">
            <text:p>5256</text:p>
          </table:table-cell>
          <table:table-cell office:value-type="float" office:value="6936">
            <text:p>6936</text:p>
          </table:table-cell>
          <table:table-cell office:value-type="float" office:value="5236">
            <text:p>5236</text:p>
          </table:table-cell>
          <table:table-cell office:value-type="float" office:value="6342.4">
            <text:p>6342.4</text:p>
          </table:table-cell>
          <table:table-cell office:value-type="float" office:value="4755">
            <text:p>4755</text:p>
          </table:table-cell>
          <table:table-cell office:value-type="float" office:value="4660">
            <text:p>4660</text:p>
          </table:table-cell>
          <table:table-cell office:value-type="float" office:value="4689">
            <text:p>4689</text:p>
          </table:table-cell>
          <table:table-cell office:value-type="float" office:value="6039">
            <text:p>6039</text:p>
          </table:table-cell>
          <table:table-cell office:value-type="float" office:value="5045">
            <text:p>5045</text:p>
          </table:table-cell>
          <table:table-cell office:value-type="float" office:value="4684">
            <text:p>4684</text:p>
          </table:table-cell>
          <table:table-cell office:value-type="float" office:value="4645">
            <text:p>4645</text:p>
          </table:table-cell>
          <table:table-cell office:value-type="float" office:value="4651">
            <text:p>4651</text:p>
          </table:table-cell>
          <table:table-cell office:value-type="float" office:value="4893">
            <text:p>4893</text:p>
          </table:table-cell>
          <table:table-cell office:value-type="float" office:value="6525">
            <text:p>6525</text:p>
          </table:table-cell>
          <table:table-cell office:value-type="float" office:value="5058.6">
            <text:p>5058.6</text:p>
          </table:table-cell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7055">
            <text:p>7055</text:p>
          </table:table-cell>
          <table:table-cell office:value-type="float" office:value="8095">
            <text:p>8095</text:p>
          </table:table-cell>
          <table:table-cell office:value-type="float" office:value="9769">
            <text:p>9769</text:p>
          </table:table-cell>
          <table:table-cell office:value-type="float" office:value="6552">
            <text:p>6552</text:p>
          </table:table-cell>
          <table:table-cell office:value-type="float" office:value="6668">
            <text:p>6668</text:p>
          </table:table-cell>
          <table:table-cell office:value-type="float" office:value="8780">
            <text:p>8780</text:p>
          </table:table-cell>
          <table:table-cell office:value-type="float" office:value="8655">
            <text:p>8655</text:p>
          </table:table-cell>
          <table:table-cell office:value-type="float" office:value="6516">
            <text:p>6516</text:p>
          </table:table-cell>
          <table:table-cell office:value-type="float" office:value="6486">
            <text:p>6486</text:p>
          </table:table-cell>
          <table:table-cell office:value-type="float" office:value="10190">
            <text:p>10190</text:p>
          </table:table-cell>
          <table:table-cell office:value-type="float" office:value="7876.6">
            <text:p>7876.6</text:p>
          </table:table-cell>
          <table:table-cell office:value-type="float" office:value="8525">
            <text:p>8525</text:p>
          </table:table-cell>
          <table:table-cell office:value-type="float" office:value="6566">
            <text:p>6566</text:p>
          </table:table-cell>
          <table:table-cell office:value-type="float" office:value="8545">
            <text:p>8545</text:p>
          </table:table-cell>
          <table:table-cell office:value-type="float" office:value="6291">
            <text:p>6291</text:p>
          </table:table-cell>
          <table:table-cell office:value-type="float" office:value="8344">
            <text:p>8344</text:p>
          </table:table-cell>
          <table:table-cell office:value-type="float" office:value="9743">
            <text:p>9743</text:p>
          </table:table-cell>
          <table:table-cell office:value-type="float" office:value="9373">
            <text:p>9373</text:p>
          </table:table-cell>
          <table:table-cell office:value-type="float" office:value="6324">
            <text:p>6324</text:p>
          </table:table-cell>
          <table:table-cell office:value-type="float" office:value="6369">
            <text:p>6369</text:p>
          </table:table-cell>
          <table:table-cell office:value-type="float" office:value="6844">
            <text:p>6844</text:p>
          </table:table-cell>
          <table:table-cell office:value-type="float" office:value="7692.4">
            <text:p>7692.4</text:p>
          </table:table-cell>
          <table:table-cell office:value-type="float" office:value="7137">
            <text:p>7137</text:p>
          </table:table-cell>
          <table:table-cell office:value-type="float" office:value="6172">
            <text:p>6172</text:p>
          </table:table-cell>
          <table:table-cell office:value-type="float" office:value="7160">
            <text:p>7160</text:p>
          </table:table-cell>
          <table:table-cell office:value-type="float" office:value="7961">
            <text:p>7961</text:p>
          </table:table-cell>
          <table:table-cell office:value-type="float" office:value="6098">
            <text:p>6098</text:p>
          </table:table-cell>
          <table:table-cell office:value-type="float" office:value="7000">
            <text:p>7000</text:p>
          </table:table-cell>
          <table:table-cell office:value-type="float" office:value="6503">
            <text:p>6503</text:p>
          </table:table-cell>
          <table:table-cell office:value-type="float" office:value="7781">
            <text:p>7781</text:p>
          </table:table-cell>
          <table:table-cell office:value-type="float" office:value="6104">
            <text:p>6104</text:p>
          </table:table-cell>
          <table:table-cell office:value-type="float" office:value="6140">
            <text:p>6140</text:p>
          </table:table-cell>
          <table:table-cell office:value-type="float" office:value="6805.6">
            <text:p>6805.6</text:p>
          </table:table-cell>
          <table:table-cell office:value-type="float" office:value="6581">
            <text:p>6581</text:p>
          </table:table-cell>
          <table:table-cell office:value-type="float" office:value="8532">
            <text:p>8532</text:p>
          </table:table-cell>
          <table:table-cell office:value-type="float" office:value="6579">
            <text:p>6579</text:p>
          </table:table-cell>
          <table:table-cell office:value-type="float" office:value="7018">
            <text:p>7018</text:p>
          </table:table-cell>
          <table:table-cell office:value-type="float" office:value="7698">
            <text:p>7698</text:p>
          </table:table-cell>
          <table:table-cell office:value-type="float" office:value="9105">
            <text:p>9105</text:p>
          </table:table-cell>
          <table:table-cell office:value-type="float" office:value="6565">
            <text:p>6565</text:p>
          </table:table-cell>
          <table:table-cell office:value-type="float" office:value="8396">
            <text:p>8396</text:p>
          </table:table-cell>
          <table:table-cell office:value-type="float" office:value="8526">
            <text:p>8526</text:p>
          </table:table-cell>
          <table:table-cell office:value-type="float" office:value="6912">
            <text:p>6912</text:p>
          </table:table-cell>
          <table:table-cell office:value-type="float" office:value="7591.2">
            <text:p>7591.2</text:p>
          </table:table-cell>
          <table:table-cell office:value-type="float" office:value="172411">
            <text:p>172411</text:p>
          </table:table-cell>
          <table:table-cell office:value-type="float" office:value="171570">
            <text:p>171570</text:p>
          </table:table-cell>
          <table:table-cell office:value-type="float" office:value="163129">
            <text:p>163129</text:p>
          </table:table-cell>
          <table:table-cell office:value-type="float" office:value="180265">
            <text:p>180265</text:p>
          </table:table-cell>
          <table:table-cell office:value-type="float" office:value="178071">
            <text:p>178071</text:p>
          </table:table-cell>
          <table:table-cell office:value-type="float" office:value="174103">
            <text:p>174103</text:p>
          </table:table-cell>
          <table:table-cell office:value-type="float" office:value="181468">
            <text:p>181468</text:p>
          </table:table-cell>
          <table:table-cell office:value-type="float" office:value="174822">
            <text:p>174822</text:p>
          </table:table-cell>
          <table:table-cell office:value-type="float" office:value="176283">
            <text:p>176283</text:p>
          </table:table-cell>
          <table:table-cell office:value-type="float" office:value="174181">
            <text:p>174181</text:p>
          </table:table-cell>
          <table:table-cell office:value-type="float" office:value="174630.3">
            <text:p>174630.3</text:p>
          </table:table-cell>
          <table:table-cell office:value-type="float" office:value="143634">
            <text:p>143634</text:p>
          </table:table-cell>
          <table:table-cell office:value-type="float" office:value="152493">
            <text:p>152493</text:p>
          </table:table-cell>
          <table:table-cell office:value-type="float" office:value="154498">
            <text:p>154498</text:p>
          </table:table-cell>
          <table:table-cell office:value-type="float" office:value="146452">
            <text:p>146452</text:p>
          </table:table-cell>
          <table:table-cell office:value-type="float" office:value="152778">
            <text:p>152778</text:p>
          </table:table-cell>
          <table:table-cell office:value-type="float" office:value="156255">
            <text:p>156255</text:p>
          </table:table-cell>
          <table:table-cell office:value-type="float" office:value="158957">
            <text:p>158957</text:p>
          </table:table-cell>
          <table:table-cell office:value-type="float" office:value="150597">
            <text:p>150597</text:p>
          </table:table-cell>
          <table:table-cell office:value-type="float" office:value="146143">
            <text:p>146143</text:p>
          </table:table-cell>
          <table:table-cell office:value-type="float" office:value="148509">
            <text:p>148509</text:p>
          </table:table-cell>
          <table:table-cell office:value-type="float" office:value="151031.6">
            <text:p>151031.6</text:p>
          </table:table-cell>
          <table:table-cell office:value-type="float" office:value="4095">
            <text:p>4095</text:p>
          </table:table-cell>
          <table:table-cell office:value-type="float" office:value="4034">
            <text:p>4034</text:p>
          </table:table-cell>
          <table:table-cell office:value-type="float" office:value="4881">
            <text:p>4881</text:p>
          </table:table-cell>
          <table:table-cell office:value-type="float" office:value="4067">
            <text:p>4067</text:p>
          </table:table-cell>
          <table:table-cell office:value-type="float" office:value="5883">
            <text:p>5883</text:p>
          </table:table-cell>
          <table:table-cell office:value-type="float" office:value="4879">
            <text:p>4879</text:p>
          </table:table-cell>
          <table:table-cell office:value-type="float" office:value="5065">
            <text:p>5065</text:p>
          </table:table-cell>
          <table:table-cell office:value-type="float" office:value="4206">
            <text:p>4206</text:p>
          </table:table-cell>
          <table:table-cell office:value-type="float" office:value="4151">
            <text:p>4151</text:p>
          </table:table-cell>
          <table:table-cell office:value-type="float" office:value="5745">
            <text:p>5745</text:p>
          </table:table-cell>
          <table:table-cell office:value-type="float" office:value="4700.6">
            <text:p>4700.6</text:p>
          </table:table-cell>
          <table:table-cell office:value-type="float" office:value="5837">
            <text:p>5837</text:p>
          </table:table-cell>
          <table:table-cell office:value-type="float" office:value="5081">
            <text:p>5081</text:p>
          </table:table-cell>
          <table:table-cell office:value-type="float" office:value="7014">
            <text:p>7014</text:p>
          </table:table-cell>
          <table:table-cell office:value-type="float" office:value="6987">
            <text:p>6987</text:p>
          </table:table-cell>
          <table:table-cell office:value-type="float" office:value="6234">
            <text:p>6234</text:p>
          </table:table-cell>
          <table:table-cell office:value-type="float" office:value="6985">
            <text:p>6985</text:p>
          </table:table-cell>
          <table:table-cell office:value-type="float" office:value="8073">
            <text:p>8073</text:p>
          </table:table-cell>
          <table:table-cell office:value-type="float" office:value="5057">
            <text:p>5057</text:p>
          </table:table-cell>
          <table:table-cell office:value-type="float" office:value="5098">
            <text:p>5098</text:p>
          </table:table-cell>
          <table:table-cell office:value-type="float" office:value="8367">
            <text:p>8367</text:p>
          </table:table-cell>
          <table:table-cell office:value-type="float" office:value="6473.3">
            <text:p>6473.3</text:p>
          </table:table-cell>
          <table:table-cell office:value-type="float" office:value="9398">
            <text:p>9398</text:p>
          </table:table-cell>
          <table:table-cell office:value-type="float" office:value="5307">
            <text:p>5307</text:p>
          </table:table-cell>
          <table:table-cell office:value-type="float" office:value="5336">
            <text:p>5336</text:p>
          </table:table-cell>
          <table:table-cell office:value-type="float" office:value="6148">
            <text:p>6148</text:p>
          </table:table-cell>
          <table:table-cell office:value-type="float" office:value="7277">
            <text:p>7277</text:p>
          </table:table-cell>
          <table:table-cell office:value-type="float" office:value="5372">
            <text:p>5372</text:p>
          </table:table-cell>
          <table:table-cell office:value-type="float" office:value="6296">
            <text:p>6296</text:p>
          </table:table-cell>
          <table:table-cell office:value-type="float" office:value="9701">
            <text:p>9701</text:p>
          </table:table-cell>
          <table:table-cell office:value-type="float" office:value="5367">
            <text:p>5367</text:p>
          </table:table-cell>
          <table:table-cell office:value-type="float" office:value="5766">
            <text:p>5766</text:p>
          </table:table-cell>
          <table:table-cell office:value-type="float" office:value="6596.8">
            <text:p>6596.8</text:p>
          </table:table-cell>
          <table:table-cell office:value-type="float" office:value="5635">
            <text:p>5635</text:p>
          </table:table-cell>
          <table:table-cell office:value-type="float" office:value="5274">
            <text:p>5274</text:p>
          </table:table-cell>
          <table:table-cell office:value-type="float" office:value="5336">
            <text:p>5336</text:p>
          </table:table-cell>
          <table:table-cell office:value-type="float" office:value="6120">
            <text:p>6120</text:p>
          </table:table-cell>
          <table:table-cell office:value-type="float" office:value="7505">
            <text:p>7505</text:p>
          </table:table-cell>
          <table:table-cell office:value-type="float" office:value="5295">
            <text:p>5295</text:p>
          </table:table-cell>
          <table:table-cell office:value-type="float" office:value="5402">
            <text:p>5402</text:p>
          </table:table-cell>
          <table:table-cell office:value-type="float" office:value="6408">
            <text:p>6408</text:p>
          </table:table-cell>
          <table:table-cell office:value-type="float" office:value="5265">
            <text:p>5265</text:p>
          </table:table-cell>
          <table:table-cell office:value-type="float" office:value="5291">
            <text:p>5291</text:p>
          </table:table-cell>
          <table:table-cell office:value-type="float" office:value="5753.1">
            <text:p>5753.1</text:p>
          </table:table-cell>
          <table:table-cell office:value-type="float" office:value="6217">
            <text:p>6217</text:p>
          </table:table-cell>
          <table:table-cell office:value-type="float" office:value="4734">
            <text:p>4734</text:p>
          </table:table-cell>
          <table:table-cell office:value-type="float" office:value="4754">
            <text:p>4754</text:p>
          </table:table-cell>
          <table:table-cell office:value-type="float" office:value="6065">
            <text:p>6065</text:p>
          </table:table-cell>
          <table:table-cell office:value-type="float" office:value="5888">
            <text:p>5888</text:p>
          </table:table-cell>
          <table:table-cell office:value-type="float" office:value="5270">
            <text:p>5270</text:p>
          </table:table-cell>
          <table:table-cell office:value-type="float" office:value="4774">
            <text:p>4774</text:p>
          </table:table-cell>
          <table:table-cell office:value-type="float" office:value="4947">
            <text:p>4947</text:p>
          </table:table-cell>
          <table:table-cell office:value-type="float" office:value="4723">
            <text:p>4723</text:p>
          </table:table-cell>
          <table:table-cell office:value-type="float" office:value="4763">
            <text:p>4763</text:p>
          </table:table-cell>
          <table:table-cell office:value-type="float" office:value="5213.5">
            <text:p>5213.5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576">
            <text:p>6576</text:p>
          </table:table-cell>
          <table:table-cell office:value-type="float" office:value="6449">
            <text:p>6449</text:p>
          </table:table-cell>
          <table:table-cell office:value-type="float" office:value="8509">
            <text:p>8509</text:p>
          </table:table-cell>
          <table:table-cell office:value-type="float" office:value="8306">
            <text:p>8306</text:p>
          </table:table-cell>
          <table:table-cell office:value-type="float" office:value="7063">
            <text:p>7063</text:p>
          </table:table-cell>
          <table:table-cell office:value-type="float" office:value="8370">
            <text:p>8370</text:p>
          </table:table-cell>
          <table:table-cell office:value-type="float" office:value="8590">
            <text:p>8590</text:p>
          </table:table-cell>
          <table:table-cell office:value-type="float" office:value="6991">
            <text:p>6991</text:p>
          </table:table-cell>
          <table:table-cell office:value-type="float" office:value="6478">
            <text:p>6478</text:p>
          </table:table-cell>
          <table:table-cell office:value-type="float" office:value="6599">
            <text:p>6599</text:p>
          </table:table-cell>
          <table:table-cell office:value-type="float" office:value="7393.1">
            <text:p>7393.1</text:p>
          </table:table-cell>
          <table:table-cell office:value-type="float" office:value="6397">
            <text:p>6397</text:p>
          </table:table-cell>
          <table:table-cell office:value-type="float" office:value="6403">
            <text:p>6403</text:p>
          </table:table-cell>
          <table:table-cell office:value-type="float" office:value="7611">
            <text:p>7611</text:p>
          </table:table-cell>
          <table:table-cell office:value-type="float" office:value="8360">
            <text:p>8360</text:p>
          </table:table-cell>
          <table:table-cell office:value-type="float" office:value="8331">
            <text:p>8331</text:p>
          </table:table-cell>
          <table:table-cell office:value-type="float" office:value="6435">
            <text:p>6435</text:p>
          </table:table-cell>
          <table:table-cell office:value-type="float" office:value="6626">
            <text:p>6626</text:p>
          </table:table-cell>
          <table:table-cell office:value-type="float" office:value="6383">
            <text:p>6383</text:p>
          </table:table-cell>
          <table:table-cell office:value-type="float" office:value="6453">
            <text:p>6453</text:p>
          </table:table-cell>
          <table:table-cell office:value-type="float" office:value="6468">
            <text:p>6468</text:p>
          </table:table-cell>
          <table:table-cell office:value-type="float" office:value="6946.7">
            <text:p>6946.7</text:p>
          </table:table-cell>
          <table:table-cell office:value-type="float" office:value="11188">
            <text:p>11188</text:p>
          </table:table-cell>
          <table:table-cell office:value-type="float" office:value="9006">
            <text:p>9006</text:p>
          </table:table-cell>
          <table:table-cell office:value-type="float" office:value="6325">
            <text:p>6325</text:p>
          </table:table-cell>
          <table:table-cell office:value-type="float" office:value="7452">
            <text:p>7452</text:p>
          </table:table-cell>
          <table:table-cell office:value-type="float" office:value="6205">
            <text:p>6205</text:p>
          </table:table-cell>
          <table:table-cell office:value-type="float" office:value="6268">
            <text:p>6268</text:p>
          </table:table-cell>
          <table:table-cell office:value-type="float" office:value="8583">
            <text:p>8583</text:p>
          </table:table-cell>
          <table:table-cell office:value-type="float" office:value="6181">
            <text:p>6181</text:p>
          </table:table-cell>
          <table:table-cell office:value-type="float" office:value="6250">
            <text:p>6250</text:p>
          </table:table-cell>
          <table:table-cell office:value-type="float" office:value="6294">
            <text:p>6294</text:p>
          </table:table-cell>
          <table:table-cell office:value-type="float" office:value="7375.2">
            <text:p>7375.2</text:p>
          </table:table-cell>
          <table:table-cell office:value-type="float" office:value="9179">
            <text:p>9179</text:p>
          </table:table-cell>
          <table:table-cell office:value-type="float" office:value="7888">
            <text:p>7888</text:p>
          </table:table-cell>
          <table:table-cell office:value-type="float" office:value="6625">
            <text:p>6625</text:p>
          </table:table-cell>
          <table:table-cell office:value-type="float" office:value="6874">
            <text:p>6874</text:p>
          </table:table-cell>
          <table:table-cell office:value-type="float" office:value="6658">
            <text:p>6658</text:p>
          </table:table-cell>
          <table:table-cell office:value-type="float" office:value="6681">
            <text:p>6681</text:p>
          </table:table-cell>
          <table:table-cell office:value-type="float" office:value="7631">
            <text:p>7631</text:p>
          </table:table-cell>
          <table:table-cell office:value-type="float" office:value="8324">
            <text:p>8324</text:p>
          </table:table-cell>
          <table:table-cell office:value-type="float" office:value="8326">
            <text:p>8326</text:p>
          </table:table-cell>
          <table:table-cell office:value-type="float" office:value="9671">
            <text:p>9671</text:p>
          </table:table-cell>
          <table:table-cell office:value-type="float" office:value="7785.7">
            <text:p>7785.7</text:p>
          </table:table-cell>
          <table:table-cell office:value-type="float" office:value="184032">
            <text:p>184032</text:p>
          </table:table-cell>
          <table:table-cell office:value-type="float" office:value="186589">
            <text:p>186589</text:p>
          </table:table-cell>
          <table:table-cell office:value-type="float" office:value="180736">
            <text:p>180736</text:p>
          </table:table-cell>
          <table:table-cell office:value-type="float" office:value="173138">
            <text:p>173138</text:p>
          </table:table-cell>
          <table:table-cell office:value-type="float" office:value="177979">
            <text:p>177979</text:p>
          </table:table-cell>
          <table:table-cell office:value-type="float" office:value="175241">
            <text:p>175241</text:p>
          </table:table-cell>
          <table:table-cell office:value-type="float" office:value="173522">
            <text:p>173522</text:p>
          </table:table-cell>
          <table:table-cell office:value-type="float" office:value="179668">
            <text:p>179668</text:p>
          </table:table-cell>
          <table:table-cell office:value-type="float" office:value="178347">
            <text:p>178347</text:p>
          </table:table-cell>
          <table:table-cell office:value-type="float" office:value="179663">
            <text:p>179663</text:p>
          </table:table-cell>
          <table:table-cell office:value-type="float" office:value="178891.5">
            <text:p>178891.5</text:p>
          </table:table-cell>
          <table:table-cell office:value-type="float" office:value="153261">
            <text:p>153261</text:p>
          </table:table-cell>
          <table:table-cell office:value-type="float" office:value="159895">
            <text:p>159895</text:p>
          </table:table-cell>
          <table:table-cell office:value-type="float" office:value="156332">
            <text:p>156332</text:p>
          </table:table-cell>
          <table:table-cell office:value-type="float" office:value="162794">
            <text:p>162794</text:p>
          </table:table-cell>
          <table:table-cell office:value-type="float" office:value="153695">
            <text:p>153695</text:p>
          </table:table-cell>
          <table:table-cell office:value-type="float" office:value="151750">
            <text:p>151750</text:p>
          </table:table-cell>
          <table:table-cell office:value-type="float" office:value="149953">
            <text:p>149953</text:p>
          </table:table-cell>
          <table:table-cell office:value-type="float" office:value="160744">
            <text:p>160744</text:p>
          </table:table-cell>
          <table:table-cell office:value-type="float" office:value="161405">
            <text:p>161405</text:p>
          </table:table-cell>
          <table:table-cell office:value-type="float" office:value="151972">
            <text:p>151972</text:p>
          </table:table-cell>
          <table:table-cell office:value-type="float" office:value="156180.1">
            <text:p>156180.1</text:p>
          </table:table-cell>
          <table:table-cell office:value-type="float" office:value="6110">
            <text:p>6110</text:p>
          </table:table-cell>
          <table:table-cell office:value-type="float" office:value="4149">
            <text:p>4149</text:p>
          </table:table-cell>
          <table:table-cell office:value-type="float" office:value="4242">
            <text:p>4242</text:p>
          </table:table-cell>
          <table:table-cell office:value-type="float" office:value="4179">
            <text:p>4179</text:p>
          </table:table-cell>
          <table:table-cell office:value-type="float" office:value="4124">
            <text:p>4124</text:p>
          </table:table-cell>
          <table:table-cell office:value-type="float" office:value="4236">
            <text:p>4236</text:p>
          </table:table-cell>
          <table:table-cell office:value-type="float" office:value="4123">
            <text:p>4123</text:p>
          </table:table-cell>
          <table:table-cell office:value-type="float" office:value="4195">
            <text:p>4195</text:p>
          </table:table-cell>
          <table:table-cell office:value-type="float" office:value="4153">
            <text:p>4153</text:p>
          </table:table-cell>
          <table:table-cell office:value-type="float" office:value="4169">
            <text:p>4169</text:p>
          </table:table-cell>
          <table:table-cell office:value-type="float" office:value="4368">
            <text:p>4368</text:p>
          </table:table-cell>
          <table:table-cell office:value-type="float" office:value="7168">
            <text:p>7168</text:p>
          </table:table-cell>
          <table:table-cell office:value-type="float" office:value="7152">
            <text:p>7152</text:p>
          </table:table-cell>
          <table:table-cell office:value-type="float" office:value="6686">
            <text:p>6686</text:p>
          </table:table-cell>
          <table:table-cell office:value-type="float" office:value="5179">
            <text:p>5179</text:p>
          </table:table-cell>
          <table:table-cell office:value-type="float" office:value="8531">
            <text:p>8531</text:p>
          </table:table-cell>
          <table:table-cell office:value-type="float" office:value="6663">
            <text:p>6663</text:p>
          </table:table-cell>
          <table:table-cell office:value-type="float" office:value="5218">
            <text:p>5218</text:p>
          </table:table-cell>
          <table:table-cell office:value-type="float" office:value="5185">
            <text:p>5185</text:p>
          </table:table-cell>
          <table:table-cell office:value-type="float" office:value="5171">
            <text:p>5171</text:p>
          </table:table-cell>
          <table:table-cell office:value-type="float" office:value="5161">
            <text:p>5161</text:p>
          </table:table-cell>
          <table:table-cell office:value-type="float" office:value="6211.4">
            <text:p>6211.4</text:p>
          </table:table-cell>
          <table:table-cell office:value-type="float" office:value="8424">
            <text:p>8424</text:p>
          </table:table-cell>
          <table:table-cell office:value-type="float" office:value="6457">
            <text:p>6457</text:p>
          </table:table-cell>
          <table:table-cell office:value-type="float" office:value="6766">
            <text:p>6766</text:p>
          </table:table-cell>
          <table:table-cell office:value-type="float" office:value="7500">
            <text:p>7500</text:p>
          </table:table-cell>
          <table:table-cell office:value-type="float" office:value="7844">
            <text:p>7844</text:p>
          </table:table-cell>
          <table:table-cell office:value-type="float" office:value="7327">
            <text:p>7327</text:p>
          </table:table-cell>
          <table:table-cell office:value-type="float" office:value="5363">
            <text:p>5363</text:p>
          </table:table-cell>
          <table:table-cell office:value-type="float" office:value="5349">
            <text:p>5349</text:p>
          </table:table-cell>
          <table:table-cell office:value-type="float" office:value="5396">
            <text:p>5396</text:p>
          </table:table-cell>
          <table:table-cell office:value-type="float" office:value="5339">
            <text:p>5339</text:p>
          </table:table-cell>
          <table:table-cell office:value-type="float" office:value="6576.5">
            <text:p>6576.5</text:p>
          </table:table-cell>
          <table:table-cell office:value-type="float" office:value="5430">
            <text:p>5430</text:p>
          </table:table-cell>
          <table:table-cell office:value-type="float" office:value="7054">
            <text:p>7054</text:p>
          </table:table-cell>
          <table:table-cell office:value-type="float" office:value="5747">
            <text:p>5747</text:p>
          </table:table-cell>
          <table:table-cell office:value-type="float" office:value="7693">
            <text:p>7693</text:p>
          </table:table-cell>
          <table:table-cell office:value-type="float" office:value="6471">
            <text:p>6471</text:p>
          </table:table-cell>
          <table:table-cell office:value-type="float" office:value="7631">
            <text:p>7631</text:p>
          </table:table-cell>
          <table:table-cell office:value-type="float" office:value="7964">
            <text:p>7964</text:p>
          </table:table-cell>
          <table:table-cell office:value-type="float" office:value="7124">
            <text:p>7124</text:p>
          </table:table-cell>
          <table:table-cell office:value-type="float" office:value="7529">
            <text:p>7529</text:p>
          </table:table-cell>
          <table:table-cell office:value-type="float" office:value="8003">
            <text:p>8003</text:p>
          </table:table-cell>
          <table:table-cell office:value-type="float" office:value="7064.6">
            <text:p>7064.6</text:p>
          </table:table-cell>
          <table:table-cell office:value-type="float" office:value="4837">
            <text:p>4837</text:p>
          </table:table-cell>
          <table:table-cell office:value-type="float" office:value="5029">
            <text:p>5029</text:p>
          </table:table-cell>
          <table:table-cell office:value-type="float" office:value="4846">
            <text:p>4846</text:p>
          </table:table-cell>
          <table:table-cell office:value-type="float" office:value="6072">
            <text:p>6072</text:p>
          </table:table-cell>
          <table:table-cell office:value-type="float" office:value="5028">
            <text:p>5028</text:p>
          </table:table-cell>
          <table:table-cell office:value-type="float" office:value="6016">
            <text:p>6016</text:p>
          </table:table-cell>
          <table:table-cell office:value-type="float" office:value="6332">
            <text:p>6332</text:p>
          </table:table-cell>
          <table:table-cell office:value-type="float" office:value="5258">
            <text:p>5258</text:p>
          </table:table-cell>
          <table:table-cell office:value-type="float" office:value="4847">
            <text:p>4847</text:p>
          </table:table-cell>
          <table:table-cell office:value-type="float" office:value="7076">
            <text:p>7076</text:p>
          </table:table-cell>
          <table:table-cell office:value-type="float" office:value="5534.1">
            <text:p>5534.1</text:p>
          </table:table-cell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9905">
            <text:p>9905</text:p>
          </table:table-cell>
          <table:table-cell office:value-type="float" office:value="8301">
            <text:p>8301</text:p>
          </table:table-cell>
          <table:table-cell office:value-type="float" office:value="7332">
            <text:p>7332</text:p>
          </table:table-cell>
          <table:table-cell office:value-type="float" office:value="8318">
            <text:p>8318</text:p>
          </table:table-cell>
          <table:table-cell office:value-type="float" office:value="6539">
            <text:p>6539</text:p>
          </table:table-cell>
          <table:table-cell office:value-type="float" office:value="6531">
            <text:p>6531</text:p>
          </table:table-cell>
          <table:table-cell office:value-type="float" office:value="6539">
            <text:p>6539</text:p>
          </table:table-cell>
          <table:table-cell office:value-type="float" office:value="9105">
            <text:p>9105</text:p>
          </table:table-cell>
          <table:table-cell office:value-type="float" office:value="7210">
            <text:p>7210</text:p>
          </table:table-cell>
          <table:table-cell office:value-type="float" office:value="7033">
            <text:p>7033</text:p>
          </table:table-cell>
          <table:table-cell office:value-type="float" office:value="7681.3">
            <text:p>7681.3</text:p>
          </table:table-cell>
          <table:table-cell office:value-type="float" office:value="6723">
            <text:p>6723</text:p>
          </table:table-cell>
          <table:table-cell office:value-type="float" office:value="8632">
            <text:p>8632</text:p>
          </table:table-cell>
          <table:table-cell office:value-type="float" office:value="6546">
            <text:p>6546</text:p>
          </table:table-cell>
          <table:table-cell office:value-type="float" office:value="6578">
            <text:p>6578</text:p>
          </table:table-cell>
          <table:table-cell office:value-type="float" office:value="8323">
            <text:p>8323</text:p>
          </table:table-cell>
          <table:table-cell office:value-type="float" office:value="6457">
            <text:p>6457</text:p>
          </table:table-cell>
          <table:table-cell office:value-type="float" office:value="6615">
            <text:p>6615</text:p>
          </table:table-cell>
          <table:table-cell office:value-type="float" office:value="7265">
            <text:p>7265</text:p>
          </table:table-cell>
          <table:table-cell office:value-type="float" office:value="6585">
            <text:p>6585</text:p>
          </table:table-cell>
          <table:table-cell office:value-type="float" office:value="6558">
            <text:p>6558</text:p>
          </table:table-cell>
          <table:table-cell office:value-type="float" office:value="7028.2">
            <text:p>7028.2</text:p>
          </table:table-cell>
          <table:table-cell office:value-type="float" office:value="6342">
            <text:p>6342</text:p>
          </table:table-cell>
          <table:table-cell office:value-type="float" office:value="6474">
            <text:p>6474</text:p>
          </table:table-cell>
          <table:table-cell office:value-type="float" office:value="6443">
            <text:p>6443</text:p>
          </table:table-cell>
          <table:table-cell office:value-type="float" office:value="6374">
            <text:p>6374</text:p>
          </table:table-cell>
          <table:table-cell office:value-type="float" office:value="6385">
            <text:p>6385</text:p>
          </table:table-cell>
          <table:table-cell office:value-type="float" office:value="6353">
            <text:p>6353</text:p>
          </table:table-cell>
          <table:table-cell office:value-type="float" office:value="6371">
            <text:p>6371</text:p>
          </table:table-cell>
          <table:table-cell office:value-type="float" office:value="8580">
            <text:p>8580</text:p>
          </table:table-cell>
          <table:table-cell office:value-type="float" office:value="6355">
            <text:p>6355</text:p>
          </table:table-cell>
          <table:table-cell office:value-type="float" office:value="6360">
            <text:p>6360</text:p>
          </table:table-cell>
          <table:table-cell office:value-type="float" office:value="6603.7">
            <text:p>6603.7</text:p>
          </table:table-cell>
          <table:table-cell office:value-type="float" office:value="6823">
            <text:p>6823</text:p>
          </table:table-cell>
          <table:table-cell office:value-type="float" office:value="6928">
            <text:p>6928</text:p>
          </table:table-cell>
          <table:table-cell office:value-type="float" office:value="9070">
            <text:p>9070</text:p>
          </table:table-cell>
          <table:table-cell office:value-type="float" office:value="6743">
            <text:p>6743</text:p>
          </table:table-cell>
          <table:table-cell office:value-type="float" office:value="6849">
            <text:p>6849</text:p>
          </table:table-cell>
          <table:table-cell office:value-type="float" office:value="6709">
            <text:p>6709</text:p>
          </table:table-cell>
          <table:table-cell office:value-type="float" office:value="8656">
            <text:p>8656</text:p>
          </table:table-cell>
          <table:table-cell office:value-type="float" office:value="7285">
            <text:p>7285</text:p>
          </table:table-cell>
          <table:table-cell office:value-type="float" office:value="10138">
            <text:p>10138</text:p>
          </table:table-cell>
          <table:table-cell office:value-type="float" office:value="6807">
            <text:p>6807</text:p>
          </table:table-cell>
          <table:table-cell office:value-type="float" office:value="7600.8">
            <text:p>7600.8</text:p>
          </table:table-cell>
          <table:table-cell office:value-type="float" office:value="181623">
            <text:p>181623</text:p>
          </table:table-cell>
          <table:table-cell office:value-type="float" office:value="179460">
            <text:p>179460</text:p>
          </table:table-cell>
          <table:table-cell office:value-type="float" office:value="182628">
            <text:p>182628</text:p>
          </table:table-cell>
          <table:table-cell office:value-type="float" office:value="176396">
            <text:p>176396</text:p>
          </table:table-cell>
          <table:table-cell office:value-type="float" office:value="186721">
            <text:p>186721</text:p>
          </table:table-cell>
          <table:table-cell office:value-type="float" office:value="175854">
            <text:p>175854</text:p>
          </table:table-cell>
          <table:table-cell office:value-type="float" office:value="185961">
            <text:p>185961</text:p>
          </table:table-cell>
          <table:table-cell office:value-type="float" office:value="176643">
            <text:p>176643</text:p>
          </table:table-cell>
          <table:table-cell office:value-type="float" office:value="180132">
            <text:p>180132</text:p>
          </table:table-cell>
          <table:table-cell office:value-type="float" office:value="179889">
            <text:p>179889</text:p>
          </table:table-cell>
          <table:table-cell office:value-type="float" office:value="180530.7">
            <text:p>180530.7</text:p>
          </table:table-cell>
          <table:table-cell office:value-type="float" office:value="160276">
            <text:p>160276</text:p>
          </table:table-cell>
          <table:table-cell office:value-type="float" office:value="161625">
            <text:p>161625</text:p>
          </table:table-cell>
          <table:table-cell office:value-type="float" office:value="164596">
            <text:p>164596</text:p>
          </table:table-cell>
          <table:table-cell office:value-type="float" office:value="154407">
            <text:p>154407</text:p>
          </table:table-cell>
          <table:table-cell office:value-type="float" office:value="163128">
            <text:p>163128</text:p>
          </table:table-cell>
          <table:table-cell office:value-type="float" office:value="163062">
            <text:p>163062</text:p>
          </table:table-cell>
          <table:table-cell office:value-type="float" office:value="155922">
            <text:p>155922</text:p>
          </table:table-cell>
          <table:table-cell office:value-type="float" office:value="164240">
            <text:p>164240</text:p>
          </table:table-cell>
          <table:table-cell office:value-type="float" office:value="160394">
            <text:p>160394</text:p>
          </table:table-cell>
          <table:table-cell office:value-type="float" office:value="153969">
            <text:p>153969</text:p>
          </table:table-cell>
          <table:table-cell office:value-type="float" office:value="160161.9">
            <text:p>160161.9</text:p>
          </table:table-cell>
          <table:table-cell office:value-type="float" office:value="4302">
            <text:p>4302</text:p>
          </table:table-cell>
          <table:table-cell office:value-type="float" office:value="4246">
            <text:p>4246</text:p>
          </table:table-cell>
          <table:table-cell office:value-type="float" office:value="4248">
            <text:p>4248</text:p>
          </table:table-cell>
          <table:table-cell office:value-type="float" office:value="4233">
            <text:p>4233</text:p>
          </table:table-cell>
          <table:table-cell office:value-type="float" office:value="4193">
            <text:p>4193</text:p>
          </table:table-cell>
          <table:table-cell office:value-type="float" office:value="4397">
            <text:p>4397</text:p>
          </table:table-cell>
          <table:table-cell office:value-type="float" office:value="4211">
            <text:p>4211</text:p>
          </table:table-cell>
          <table:table-cell office:value-type="float" office:value="4305">
            <text:p>4305</text:p>
          </table:table-cell>
          <table:table-cell office:value-type="float" office:value="4167">
            <text:p>4167</text:p>
          </table:table-cell>
          <table:table-cell office:value-type="float" office:value="6178">
            <text:p>6178</text:p>
          </table:table-cell>
          <table:table-cell office:value-type="float" office:value="4448">
            <text:p>4448</text:p>
          </table:table-cell>
          <table:table-cell office:value-type="float" office:value="7342">
            <text:p>7342</text:p>
          </table:table-cell>
          <table:table-cell office:value-type="float" office:value="5275">
            <text:p>5275</text:p>
          </table:table-cell>
          <table:table-cell office:value-type="float" office:value="5270">
            <text:p>5270</text:p>
          </table:table-cell>
          <table:table-cell office:value-type="float" office:value="5248">
            <text:p>5248</text:p>
          </table:table-cell>
          <table:table-cell office:value-type="float" office:value="7230">
            <text:p>7230</text:p>
          </table:table-cell>
          <table:table-cell office:value-type="float" office:value="5267">
            <text:p>5267</text:p>
          </table:table-cell>
          <table:table-cell office:value-type="float" office:value="5277">
            <text:p>5277</text:p>
          </table:table-cell>
          <table:table-cell office:value-type="float" office:value="5285">
            <text:p>5285</text:p>
          </table:table-cell>
          <table:table-cell office:value-type="float" office:value="5226">
            <text:p>5226</text:p>
          </table:table-cell>
          <table:table-cell office:value-type="float" office:value="6430">
            <text:p>6430</text:p>
          </table:table-cell>
          <table:table-cell office:value-type="float" office:value="5785">
            <text:p>5785</text:p>
          </table:table-cell>
          <table:table-cell office:value-type="float" office:value="5544">
            <text:p>5544</text:p>
          </table:table-cell>
          <table:table-cell office:value-type="float" office:value="7911">
            <text:p>7911</text:p>
          </table:table-cell>
          <table:table-cell office:value-type="float" office:value="5712">
            <text:p>5712</text:p>
          </table:table-cell>
          <table:table-cell office:value-type="float" office:value="5497">
            <text:p>5497</text:p>
          </table:table-cell>
          <table:table-cell office:value-type="float" office:value="6565">
            <text:p>6565</text:p>
          </table:table-cell>
          <table:table-cell office:value-type="float" office:value="5469">
            <text:p>5469</text:p>
          </table:table-cell>
          <table:table-cell office:value-type="float" office:value="5525">
            <text:p>5525</text:p>
          </table:table-cell>
          <table:table-cell office:value-type="float" office:value="7661">
            <text:p>7661</text:p>
          </table:table-cell>
          <table:table-cell office:value-type="float" office:value="6520">
            <text:p>6520</text:p>
          </table:table-cell>
          <table:table-cell office:value-type="float" office:value="7956">
            <text:p>7956</text:p>
          </table:table-cell>
          <table:table-cell office:value-type="float" office:value="6436">
            <text:p>6436</text:p>
          </table:table-cell>
          <table:table-cell office:value-type="float" office:value="5558">
            <text:p>5558</text:p>
          </table:table-cell>
          <table:table-cell office:value-type="float" office:value="6387">
            <text:p>6387</text:p>
          </table:table-cell>
          <table:table-cell office:value-type="float" office:value="6479">
            <text:p>6479</text:p>
          </table:table-cell>
          <table:table-cell office:value-type="float" office:value="5502">
            <text:p>5502</text:p>
          </table:table-cell>
          <table:table-cell office:value-type="float" office:value="5700">
            <text:p>5700</text:p>
          </table:table-cell>
          <table:table-cell office:value-type="float" office:value="7830">
            <text:p>7830</text:p>
          </table:table-cell>
          <table:table-cell office:value-type="float" office:value="5549">
            <text:p>5549</text:p>
          </table:table-cell>
          <table:table-cell office:value-type="float" office:value="6581">
            <text:p>6581</text:p>
          </table:table-cell>
          <table:table-cell office:value-type="float" office:value="7221">
            <text:p>7221</text:p>
          </table:table-cell>
          <table:table-cell office:value-type="float" office:value="7920">
            <text:p>7920</text:p>
          </table:table-cell>
          <table:table-cell office:value-type="float" office:value="6472.7">
            <text:p>6472.7</text:p>
          </table:table-cell>
          <table:table-cell office:value-type="float" office:value="6055">
            <text:p>6055</text:p>
          </table:table-cell>
          <table:table-cell office:value-type="float" office:value="6635">
            <text:p>6635</text:p>
          </table:table-cell>
          <table:table-cell office:value-type="float" office:value="5614">
            <text:p>5614</text:p>
          </table:table-cell>
          <table:table-cell office:value-type="float" office:value="4877">
            <text:p>4877</text:p>
          </table:table-cell>
          <table:table-cell office:value-type="float" office:value="4925">
            <text:p>4925</text:p>
          </table:table-cell>
          <table:table-cell office:value-type="float" office:value="5384">
            <text:p>5384</text:p>
          </table:table-cell>
          <table:table-cell office:value-type="float" office:value="7080">
            <text:p>7080</text:p>
          </table:table-cell>
          <table:table-cell office:value-type="float" office:value="6486">
            <text:p>6486</text:p>
          </table:table-cell>
          <table:table-cell office:value-type="float" office:value="8952">
            <text:p>8952</text:p>
          </table:table-cell>
          <table:table-cell office:value-type="float" office:value="5982">
            <text:p>5982</text:p>
          </table:table-cell>
          <table:table-cell office:value-type="float" office:value="6199">
            <text:p>6199</text:p>
          </table:table-cell>
        </table:table-row>
        <table:table-row table:style-name="ro1">
          <table:table-cell office:value-type="float" office:value="6200">
            <text:p>6200</text:p>
          </table:table-cell>
          <table:table-cell office:value-type="float" office:value="7325">
            <text:p>7325</text:p>
          </table:table-cell>
          <table:table-cell office:value-type="float" office:value="6991">
            <text:p>6991</text:p>
          </table:table-cell>
          <table:table-cell office:value-type="float" office:value="6954">
            <text:p>6954</text:p>
          </table:table-cell>
          <table:table-cell office:value-type="float" office:value="8073">
            <text:p>8073</text:p>
          </table:table-cell>
          <table:table-cell office:value-type="float" office:value="8792">
            <text:p>8792</text:p>
          </table:table-cell>
          <table:table-cell office:value-type="float" office:value="6971">
            <text:p>6971</text:p>
          </table:table-cell>
          <table:table-cell office:value-type="float" office:value="6975">
            <text:p>6975</text:p>
          </table:table-cell>
          <table:table-cell office:value-type="float" office:value="9213">
            <text:p>9213</text:p>
          </table:table-cell>
          <table:table-cell office:value-type="float" office:value="10635">
            <text:p>10635</text:p>
          </table:table-cell>
          <table:table-cell office:value-type="float" office:value="9286">
            <text:p>9286</text:p>
          </table:table-cell>
          <table:table-cell office:value-type="float" office:value="8121.5">
            <text:p>8121.5</text:p>
          </table:table-cell>
          <table:table-cell office:value-type="float" office:value="6566">
            <text:p>6566</text:p>
          </table:table-cell>
          <table:table-cell office:value-type="float" office:value="6576">
            <text:p>6576</text:p>
          </table:table-cell>
          <table:table-cell office:value-type="float" office:value="6628">
            <text:p>6628</text:p>
          </table:table-cell>
          <table:table-cell office:value-type="float" office:value="9167">
            <text:p>9167</text:p>
          </table:table-cell>
          <table:table-cell office:value-type="float" office:value="6609">
            <text:p>6609</text:p>
          </table:table-cell>
          <table:table-cell office:value-type="float" office:value="8258">
            <text:p>8258</text:p>
          </table:table-cell>
          <table:table-cell office:value-type="float" office:value="6635">
            <text:p>6635</text:p>
          </table:table-cell>
          <table:table-cell office:value-type="float" office:value="6600">
            <text:p>6600</text:p>
          </table:table-cell>
          <table:table-cell office:value-type="float" office:value="7697">
            <text:p>7697</text:p>
          </table:table-cell>
          <table:table-cell office:value-type="float" office:value="7869">
            <text:p>7869</text:p>
          </table:table-cell>
          <table:table-cell office:value-type="float" office:value="7260.5">
            <text:p>7260.5</text:p>
          </table:table-cell>
          <table:table-cell office:value-type="float" office:value="8347">
            <text:p>8347</text:p>
          </table:table-cell>
          <table:table-cell office:value-type="float" office:value="6492">
            <text:p>6492</text:p>
          </table:table-cell>
          <table:table-cell office:value-type="float" office:value="6424">
            <text:p>6424</text:p>
          </table:table-cell>
          <table:table-cell office:value-type="float" office:value="7186">
            <text:p>7186</text:p>
          </table:table-cell>
          <table:table-cell office:value-type="float" office:value="6430">
            <text:p>6430</text:p>
          </table:table-cell>
          <table:table-cell office:value-type="float" office:value="6477">
            <text:p>6477</text:p>
          </table:table-cell>
          <table:table-cell office:value-type="float" office:value="6509">
            <text:p>6509</text:p>
          </table:table-cell>
          <table:table-cell office:value-type="float" office:value="6484">
            <text:p>6484</text:p>
          </table:table-cell>
          <table:table-cell office:value-type="float" office:value="6461">
            <text:p>6461</text:p>
          </table:table-cell>
          <table:table-cell office:value-type="float" office:value="6763">
            <text:p>6763</text:p>
          </table:table-cell>
          <table:table-cell office:value-type="float" office:value="6757.3">
            <text:p>6757.3</text:p>
          </table:table-cell>
          <table:table-cell office:value-type="float" office:value="6886">
            <text:p>6886</text:p>
          </table:table-cell>
          <table:table-cell office:value-type="float" office:value="6912">
            <text:p>6912</text:p>
          </table:table-cell>
          <table:table-cell office:value-type="float" office:value="8883">
            <text:p>8883</text:p>
          </table:table-cell>
          <table:table-cell office:value-type="float" office:value="6921">
            <text:p>6921</text:p>
          </table:table-cell>
          <table:table-cell office:value-type="float" office:value="7246">
            <text:p>7246</text:p>
          </table:table-cell>
          <table:table-cell office:value-type="float" office:value="6899">
            <text:p>6899</text:p>
          </table:table-cell>
          <table:table-cell office:value-type="float" office:value="7016">
            <text:p>7016</text:p>
          </table:table-cell>
          <table:table-cell office:value-type="float" office:value="6919">
            <text:p>6919</text:p>
          </table:table-cell>
          <table:table-cell office:value-type="float" office:value="6844">
            <text:p>6844</text:p>
          </table:table-cell>
          <table:table-cell office:value-type="float" office:value="6954">
            <text:p>6954</text:p>
          </table:table-cell>
          <table:table-cell office:value-type="float" office:value="7148">
            <text:p>7148</text:p>
          </table:table-cell>
          <table:table-cell office:value-type="float" office:value="193437">
            <text:p>193437</text:p>
          </table:table-cell>
          <table:table-cell office:value-type="float" office:value="192672">
            <text:p>192672</text:p>
          </table:table-cell>
          <table:table-cell office:value-type="float" office:value="182379">
            <text:p>182379</text:p>
          </table:table-cell>
          <table:table-cell office:value-type="float" office:value="180409">
            <text:p>180409</text:p>
          </table:table-cell>
          <table:table-cell office:value-type="float" office:value="191307">
            <text:p>191307</text:p>
          </table:table-cell>
          <table:table-cell office:value-type="float" office:value="177760">
            <text:p>177760</text:p>
          </table:table-cell>
          <table:table-cell office:value-type="float" office:value="186664">
            <text:p>186664</text:p>
          </table:table-cell>
          <table:table-cell office:value-type="float" office:value="187796">
            <text:p>187796</text:p>
          </table:table-cell>
          <table:table-cell office:value-type="float" office:value="184713">
            <text:p>184713</text:p>
          </table:table-cell>
          <table:table-cell office:value-type="float" office:value="187204">
            <text:p>187204</text:p>
          </table:table-cell>
          <table:table-cell office:value-type="float" office:value="186434.1">
            <text:p>186434.1</text:p>
          </table:table-cell>
          <table:table-cell office:value-type="float" office:value="165175">
            <text:p>165175</text:p>
          </table:table-cell>
          <table:table-cell office:value-type="float" office:value="170981">
            <text:p>170981</text:p>
          </table:table-cell>
          <table:table-cell office:value-type="float" office:value="160166">
            <text:p>160166</text:p>
          </table:table-cell>
          <table:table-cell office:value-type="float" office:value="162461">
            <text:p>162461</text:p>
          </table:table-cell>
          <table:table-cell office:value-type="float" office:value="169681">
            <text:p>169681</text:p>
          </table:table-cell>
          <table:table-cell office:value-type="float" office:value="160173">
            <text:p>160173</text:p>
          </table:table-cell>
          <table:table-cell office:value-type="float" office:value="173392">
            <text:p>173392</text:p>
          </table:table-cell>
          <table:table-cell office:value-type="float" office:value="165486">
            <text:p>165486</text:p>
          </table:table-cell>
          <table:table-cell office:value-type="float" office:value="160908">
            <text:p>160908</text:p>
          </table:table-cell>
          <table:table-cell office:value-type="float" office:value="164524">
            <text:p>164524</text:p>
          </table:table-cell>
          <table:table-cell office:value-type="float" office:value="165294.7">
            <text:p>165294.7</text:p>
          </table:table-cell>
          <table:table-cell office:value-type="float" office:value="4411">
            <text:p>4411</text:p>
          </table:table-cell>
          <table:table-cell office:value-type="float" office:value="5315">
            <text:p>5315</text:p>
          </table:table-cell>
          <table:table-cell office:value-type="float" office:value="4233">
            <text:p>4233</text:p>
          </table:table-cell>
          <table:table-cell office:value-type="float" office:value="4372">
            <text:p>4372</text:p>
          </table:table-cell>
          <table:table-cell office:value-type="float" office:value="4429">
            <text:p>4429</text:p>
          </table:table-cell>
          <table:table-cell office:value-type="float" office:value="4376">
            <text:p>4376</text:p>
          </table:table-cell>
          <table:table-cell office:value-type="float" office:value="4295">
            <text:p>4295</text:p>
          </table:table-cell>
          <table:table-cell office:value-type="float" office:value="4344">
            <text:p>4344</text:p>
          </table:table-cell>
          <table:table-cell office:value-type="float" office:value="6524">
            <text:p>6524</text:p>
          </table:table-cell>
          <table:table-cell office:value-type="float" office:value="4309">
            <text:p>4309</text:p>
          </table:table-cell>
          <table:table-cell office:value-type="float" office:value="4660.8">
            <text:p>4660.8</text:p>
          </table:table-cell>
          <table:table-cell office:value-type="float" office:value="5384">
            <text:p>5384</text:p>
          </table:table-cell>
          <table:table-cell office:value-type="float" office:value="5764">
            <text:p>5764</text:p>
          </table:table-cell>
          <table:table-cell office:value-type="float" office:value="5331">
            <text:p>5331</text:p>
          </table:table-cell>
          <table:table-cell office:value-type="float" office:value="5386">
            <text:p>5386</text:p>
          </table:table-cell>
          <table:table-cell office:value-type="float" office:value="5479">
            <text:p>5479</text:p>
          </table:table-cell>
          <table:table-cell office:value-type="float" office:value="6545">
            <text:p>6545</text:p>
          </table:table-cell>
          <table:table-cell office:value-type="float" office:value="5294">
            <text:p>5294</text:p>
          </table:table-cell>
          <table:table-cell office:value-type="float" office:value="5325">
            <text:p>5325</text:p>
          </table:table-cell>
          <table:table-cell office:value-type="float" office:value="6814">
            <text:p>6814</text:p>
          </table:table-cell>
          <table:table-cell office:value-type="float" office:value="5361">
            <text:p>5361</text:p>
          </table:table-cell>
          <table:table-cell office:value-type="float" office:value="5668.3">
            <text:p>5668.3</text:p>
          </table:table-cell>
          <table:table-cell office:value-type="float" office:value="5686">
            <text:p>5686</text:p>
          </table:table-cell>
          <table:table-cell office:value-type="float" office:value="5741">
            <text:p>5741</text:p>
          </table:table-cell>
          <table:table-cell office:value-type="float" office:value="5674">
            <text:p>5674</text:p>
          </table:table-cell>
          <table:table-cell office:value-type="float" office:value="5645">
            <text:p>5645</text:p>
          </table:table-cell>
          <table:table-cell office:value-type="float" office:value="5751">
            <text:p>5751</text:p>
          </table:table-cell>
          <table:table-cell office:value-type="float" office:value="8064">
            <text:p>8064</text:p>
          </table:table-cell>
          <table:table-cell office:value-type="float" office:value="5692">
            <text:p>5692</text:p>
          </table:table-cell>
          <table:table-cell office:value-type="float" office:value="5713">
            <text:p>5713</text:p>
          </table:table-cell>
          <table:table-cell office:value-type="float" office:value="6125">
            <text:p>6125</text:p>
          </table:table-cell>
          <table:table-cell office:value-type="float" office:value="5775">
            <text:p>5775</text:p>
          </table:table-cell>
          <table:table-cell office:value-type="float" office:value="5986.6">
            <text:p>5986.6</text:p>
          </table:table-cell>
          <table:table-cell office:value-type="float" office:value="5599">
            <text:p>5599</text:p>
          </table:table-cell>
          <table:table-cell office:value-type="float" office:value="7420">
            <text:p>7420</text:p>
          </table:table-cell>
          <table:table-cell office:value-type="float" office:value="6703">
            <text:p>6703</text:p>
          </table:table-cell>
          <table:table-cell office:value-type="float" office:value="5579">
            <text:p>5579</text:p>
          </table:table-cell>
          <table:table-cell office:value-type="float" office:value="5562">
            <text:p>5562</text:p>
          </table:table-cell>
          <table:table-cell office:value-type="float" office:value="8112">
            <text:p>8112</text:p>
          </table:table-cell>
          <table:table-cell office:value-type="float" office:value="5582">
            <text:p>5582</text:p>
          </table:table-cell>
          <table:table-cell office:value-type="float" office:value="5611">
            <text:p>5611</text:p>
          </table:table-cell>
          <table:table-cell office:value-type="float" office:value="5568">
            <text:p>5568</text:p>
          </table:table-cell>
          <table:table-cell office:value-type="float" office:value="5614">
            <text:p>5614</text:p>
          </table:table-cell>
          <table:table-cell office:value-type="float" office:value="6135">
            <text:p>6135</text:p>
          </table:table-cell>
          <table:table-cell office:value-type="float" office:value="7456">
            <text:p>7456</text:p>
          </table:table-cell>
          <table:table-cell office:value-type="float" office:value="5127">
            <text:p>5127</text:p>
          </table:table-cell>
          <table:table-cell office:value-type="float" office:value="8285">
            <text:p>8285</text:p>
          </table:table-cell>
          <table:table-cell office:value-type="float" office:value="4991">
            <text:p>4991</text:p>
          </table:table-cell>
          <table:table-cell office:value-type="float" office:value="4999">
            <text:p>4999</text:p>
          </table:table-cell>
          <table:table-cell office:value-type="float" office:value="5803">
            <text:p>5803</text:p>
          </table:table-cell>
          <table:table-cell office:value-type="float" office:value="4988">
            <text:p>4988</text:p>
          </table:table-cell>
          <table:table-cell office:value-type="float" office:value="4965">
            <text:p>4965</text:p>
          </table:table-cell>
          <table:table-cell office:value-type="float" office:value="5005">
            <text:p>5005</text:p>
          </table:table-cell>
          <table:table-cell office:value-type="float" office:value="4966">
            <text:p>4966</text:p>
          </table:table-cell>
          <table:table-cell office:value-type="float" office:value="5658.5">
            <text:p>5658.5</text:p>
          </table:table-cell>
        </table:table-row>
        <table:table-row table:style-name="ro1">
          <table:table-cell office:value-type="float" office:value="6300">
            <text:p>6300</text:p>
          </table:table-cell>
          <table:table-cell office:value-type="float" office:value="11956">
            <text:p>11956</text:p>
          </table:table-cell>
          <table:table-cell office:value-type="float" office:value="9848">
            <text:p>9848</text:p>
          </table:table-cell>
          <table:table-cell office:value-type="float" office:value="7942">
            <text:p>7942</text:p>
          </table:table-cell>
          <table:table-cell office:value-type="float" office:value="8544">
            <text:p>8544</text:p>
          </table:table-cell>
          <table:table-cell office:value-type="float" office:value="7355">
            <text:p>7355</text:p>
          </table:table-cell>
          <table:table-cell office:value-type="float" office:value="6805">
            <text:p>6805</text:p>
          </table:table-cell>
          <table:table-cell office:value-type="float" office:value="8202">
            <text:p>8202</text:p>
          </table:table-cell>
          <table:table-cell office:value-type="float" office:value="8816">
            <text:p>8816</text:p>
          </table:table-cell>
          <table:table-cell office:value-type="float" office:value="9453">
            <text:p>9453</text:p>
          </table:table-cell>
          <table:table-cell office:value-type="float" office:value="9191">
            <text:p>9191</text:p>
          </table:table-cell>
          <table:table-cell office:value-type="float" office:value="8811.2">
            <text:p>8811.2</text:p>
          </table:table-cell>
          <table:table-cell office:value-type="float" office:value="6718">
            <text:p>6718</text:p>
          </table:table-cell>
          <table:table-cell office:value-type="float" office:value="6858">
            <text:p>6858</text:p>
          </table:table-cell>
          <table:table-cell office:value-type="float" office:value="8537">
            <text:p>8537</text:p>
          </table:table-cell>
          <table:table-cell office:value-type="float" office:value="7524">
            <text:p>7524</text:p>
          </table:table-cell>
          <table:table-cell office:value-type="float" office:value="8541">
            <text:p>8541</text:p>
          </table:table-cell>
          <table:table-cell office:value-type="float" office:value="8392">
            <text:p>8392</text:p>
          </table:table-cell>
          <table:table-cell office:value-type="float" office:value="6866">
            <text:p>6866</text:p>
          </table:table-cell>
          <table:table-cell office:value-type="float" office:value="8297">
            <text:p>8297</text:p>
          </table:table-cell>
          <table:table-cell office:value-type="float" office:value="8117">
            <text:p>8117</text:p>
          </table:table-cell>
          <table:table-cell office:value-type="float" office:value="7092">
            <text:p>7092</text:p>
          </table:table-cell>
          <table:table-cell office:value-type="float" office:value="7694.2">
            <text:p>7694.2</text:p>
          </table:table-cell>
          <table:table-cell office:value-type="float" office:value="6562">
            <text:p>6562</text:p>
          </table:table-cell>
          <table:table-cell office:value-type="float" office:value="6679">
            <text:p>6679</text:p>
          </table:table-cell>
          <table:table-cell office:value-type="float" office:value="6849">
            <text:p>6849</text:p>
          </table:table-cell>
          <table:table-cell office:value-type="float" office:value="6588">
            <text:p>6588</text:p>
          </table:table-cell>
          <table:table-cell office:value-type="float" office:value="10027">
            <text:p>10027</text:p>
          </table:table-cell>
          <table:table-cell office:value-type="float" office:value="8425">
            <text:p>8425</text:p>
          </table:table-cell>
          <table:table-cell office:value-type="float" office:value="7373">
            <text:p>7373</text:p>
          </table:table-cell>
          <table:table-cell office:value-type="float" office:value="8123">
            <text:p>8123</text:p>
          </table:table-cell>
          <table:table-cell office:value-type="float" office:value="6866">
            <text:p>6866</text:p>
          </table:table-cell>
          <table:table-cell office:value-type="float" office:value="6616">
            <text:p>6616</text:p>
          </table:table-cell>
          <table:table-cell office:value-type="float" office:value="7410.8">
            <text:p>7410.8</text:p>
          </table:table-cell>
          <table:table-cell office:value-type="float" office:value="7026">
            <text:p>7026</text:p>
          </table:table-cell>
          <table:table-cell office:value-type="float" office:value="7030">
            <text:p>7030</text:p>
          </table:table-cell>
          <table:table-cell office:value-type="float" office:value="7102">
            <text:p>7102</text:p>
          </table:table-cell>
          <table:table-cell office:value-type="float" office:value="7098">
            <text:p>7098</text:p>
          </table:table-cell>
          <table:table-cell office:value-type="float" office:value="7323">
            <text:p>7323</text:p>
          </table:table-cell>
          <table:table-cell office:value-type="float" office:value="8462">
            <text:p>8462</text:p>
          </table:table-cell>
          <table:table-cell office:value-type="float" office:value="11661">
            <text:p>11661</text:p>
          </table:table-cell>
          <table:table-cell office:value-type="float" office:value="7218">
            <text:p>7218</text:p>
          </table:table-cell>
          <table:table-cell office:value-type="float" office:value="7006">
            <text:p>7006</text:p>
          </table:table-cell>
          <table:table-cell office:value-type="float" office:value="9486">
            <text:p>9486</text:p>
          </table:table-cell>
          <table:table-cell office:value-type="float" office:value="7941.2">
            <text:p>7941.2</text:p>
          </table:table-cell>
          <table:table-cell office:value-type="float" office:value="199839">
            <text:p>199839</text:p>
          </table:table-cell>
          <table:table-cell office:value-type="float" office:value="199214">
            <text:p>199214</text:p>
          </table:table-cell>
          <table:table-cell office:value-type="float" office:value="193078">
            <text:p>193078</text:p>
          </table:table-cell>
          <table:table-cell office:value-type="float" office:value="200611">
            <text:p>200611</text:p>
          </table:table-cell>
          <table:table-cell office:value-type="float" office:value="190590">
            <text:p>190590</text:p>
          </table:table-cell>
          <table:table-cell office:value-type="float" office:value="196981">
            <text:p>196981</text:p>
          </table:table-cell>
          <table:table-cell office:value-type="float" office:value="194824">
            <text:p>194824</text:p>
          </table:table-cell>
          <table:table-cell office:value-type="float" office:value="187986">
            <text:p>187986</text:p>
          </table:table-cell>
          <table:table-cell office:value-type="float" office:value="195142">
            <text:p>195142</text:p>
          </table:table-cell>
          <table:table-cell office:value-type="float" office:value="193397">
            <text:p>193397</text:p>
          </table:table-cell>
          <table:table-cell office:value-type="float" office:value="195166.2">
            <text:p>195166.2</text:p>
          </table:table-cell>
          <table:table-cell office:value-type="float" office:value="172052">
            <text:p>172052</text:p>
          </table:table-cell>
          <table:table-cell office:value-type="float" office:value="173506">
            <text:p>173506</text:p>
          </table:table-cell>
          <table:table-cell office:value-type="float" office:value="172178">
            <text:p>172178</text:p>
          </table:table-cell>
          <table:table-cell office:value-type="float" office:value="177323">
            <text:p>177323</text:p>
          </table:table-cell>
          <table:table-cell office:value-type="float" office:value="171233">
            <text:p>171233</text:p>
          </table:table-cell>
          <table:table-cell office:value-type="float" office:value="171186">
            <text:p>171186</text:p>
          </table:table-cell>
          <table:table-cell office:value-type="float" office:value="173077">
            <text:p>173077</text:p>
          </table:table-cell>
          <table:table-cell office:value-type="float" office:value="157699">
            <text:p>157699</text:p>
          </table:table-cell>
          <table:table-cell office:value-type="float" office:value="168937">
            <text:p>168937</text:p>
          </table:table-cell>
          <table:table-cell office:value-type="float" office:value="164679">
            <text:p>164679</text:p>
          </table:table-cell>
          <table:table-cell office:value-type="float" office:value="170187">
            <text:p>170187</text:p>
          </table:table-cell>
          <table:table-cell office:value-type="float" office:value="6361">
            <text:p>6361</text:p>
          </table:table-cell>
          <table:table-cell office:value-type="float" office:value="5245">
            <text:p>5245</text:p>
          </table:table-cell>
          <table:table-cell office:value-type="float" office:value="4473">
            <text:p>4473</text:p>
          </table:table-cell>
          <table:table-cell office:value-type="float" office:value="6187">
            <text:p>6187</text:p>
          </table:table-cell>
          <table:table-cell office:value-type="float" office:value="4400">
            <text:p>4400</text:p>
          </table:table-cell>
          <table:table-cell office:value-type="float" office:value="4486">
            <text:p>4486</text:p>
          </table:table-cell>
          <table:table-cell office:value-type="float" office:value="4505">
            <text:p>4505</text:p>
          </table:table-cell>
          <table:table-cell office:value-type="float" office:value="4350">
            <text:p>4350</text:p>
          </table:table-cell>
          <table:table-cell office:value-type="float" office:value="4408">
            <text:p>4408</text:p>
          </table:table-cell>
          <table:table-cell office:value-type="float" office:value="5490">
            <text:p>5490</text:p>
          </table:table-cell>
          <table:table-cell office:value-type="float" office:value="4990.5">
            <text:p>4990.5</text:p>
          </table:table-cell>
          <table:table-cell office:value-type="float" office:value="5716">
            <text:p>5716</text:p>
          </table:table-cell>
          <table:table-cell office:value-type="float" office:value="7228">
            <text:p>7228</text:p>
          </table:table-cell>
          <table:table-cell office:value-type="float" office:value="5422">
            <text:p>5422</text:p>
          </table:table-cell>
          <table:table-cell office:value-type="float" office:value="6635">
            <text:p>6635</text:p>
          </table:table-cell>
          <table:table-cell office:value-type="float" office:value="6496">
            <text:p>6496</text:p>
          </table:table-cell>
          <table:table-cell office:value-type="float" office:value="5437">
            <text:p>5437</text:p>
          </table:table-cell>
          <table:table-cell office:value-type="float" office:value="7224">
            <text:p>7224</text:p>
          </table:table-cell>
          <table:table-cell office:value-type="float" office:value="5478">
            <text:p>5478</text:p>
          </table:table-cell>
          <table:table-cell office:value-type="float" office:value="5449">
            <text:p>5449</text:p>
          </table:table-cell>
          <table:table-cell office:value-type="float" office:value="5920">
            <text:p>5920</text:p>
          </table:table-cell>
          <table:table-cell office:value-type="float" office:value="6100.5">
            <text:p>6100.5</text:p>
          </table:table-cell>
          <table:table-cell office:value-type="float" office:value="6124">
            <text:p>6124</text:p>
          </table:table-cell>
          <table:table-cell office:value-type="float" office:value="6719">
            <text:p>6719</text:p>
          </table:table-cell>
          <table:table-cell office:value-type="float" office:value="6141">
            <text:p>6141</text:p>
          </table:table-cell>
          <table:table-cell office:value-type="float" office:value="8810">
            <text:p>8810</text:p>
          </table:table-cell>
          <table:table-cell office:value-type="float" office:value="8652">
            <text:p>8652</text:p>
          </table:table-cell>
          <table:table-cell office:value-type="float" office:value="6137">
            <text:p>6137</text:p>
          </table:table-cell>
          <table:table-cell office:value-type="float" office:value="7444">
            <text:p>7444</text:p>
          </table:table-cell>
          <table:table-cell office:value-type="float" office:value="6153">
            <text:p>6153</text:p>
          </table:table-cell>
          <table:table-cell office:value-type="float" office:value="6132">
            <text:p>6132</text:p>
          </table:table-cell>
          <table:table-cell office:value-type="float" office:value="6196">
            <text:p>6196</text:p>
          </table:table-cell>
          <table:table-cell office:value-type="float" office:value="6850.8">
            <text:p>6850.8</text:p>
          </table:table-cell>
          <table:table-cell office:value-type="float" office:value="5691">
            <text:p>5691</text:p>
          </table:table-cell>
          <table:table-cell office:value-type="float" office:value="5692">
            <text:p>5692</text:p>
          </table:table-cell>
          <table:table-cell office:value-type="float" office:value="5701">
            <text:p>5701</text:p>
          </table:table-cell>
          <table:table-cell office:value-type="float" office:value="7898">
            <text:p>7898</text:p>
          </table:table-cell>
          <table:table-cell office:value-type="float" office:value="6258">
            <text:p>6258</text:p>
          </table:table-cell>
          <table:table-cell office:value-type="float" office:value="5733">
            <text:p>5733</text:p>
          </table:table-cell>
          <table:table-cell office:value-type="float" office:value="6233">
            <text:p>6233</text:p>
          </table:table-cell>
          <table:table-cell office:value-type="float" office:value="5701">
            <text:p>5701</text:p>
          </table:table-cell>
          <table:table-cell office:value-type="float" office:value="5690">
            <text:p>5690</text:p>
          </table:table-cell>
          <table:table-cell office:value-type="float" office:value="8153">
            <text:p>8153</text:p>
          </table:table-cell>
          <table:table-cell office:value-type="float" office:value="6275">
            <text:p>6275</text:p>
          </table:table-cell>
          <table:table-cell office:value-type="float" office:value="7124">
            <text:p>7124</text:p>
          </table:table-cell>
          <table:table-cell office:value-type="float" office:value="6915">
            <text:p>6915</text:p>
          </table:table-cell>
          <table:table-cell office:value-type="float" office:value="5483">
            <text:p>5483</text:p>
          </table:table-cell>
          <table:table-cell office:value-type="float" office:value="6070">
            <text:p>6070</text:p>
          </table:table-cell>
          <table:table-cell office:value-type="float" office:value="5119">
            <text:p>5119</text:p>
          </table:table-cell>
          <table:table-cell office:value-type="float" office:value="7843">
            <text:p>7843</text:p>
          </table:table-cell>
          <table:table-cell office:value-type="float" office:value="5062">
            <text:p>5062</text:p>
          </table:table-cell>
          <table:table-cell office:value-type="float" office:value="5108">
            <text:p>5108</text:p>
          </table:table-cell>
          <table:table-cell office:value-type="float" office:value="8388">
            <text:p>8388</text:p>
          </table:table-cell>
          <table:table-cell office:value-type="float" office:value="5217">
            <text:p>5217</text:p>
          </table:table-cell>
          <table:table-cell office:value-type="float" office:value="6232.9">
            <text:p>6232.9</text:p>
          </table:table-cell>
        </table:table-row>
        <table:table-row table:style-name="ro1">
          <table:table-cell office:value-type="float" office:value="6400">
            <text:p>6400</text:p>
          </table:table-cell>
          <table:table-cell office:value-type="float" office:value="10498">
            <text:p>10498</text:p>
          </table:table-cell>
          <table:table-cell office:value-type="float" office:value="7737">
            <text:p>7737</text:p>
          </table:table-cell>
          <table:table-cell office:value-type="float" office:value="7643">
            <text:p>7643</text:p>
          </table:table-cell>
          <table:table-cell office:value-type="float" office:value="7691">
            <text:p>7691</text:p>
          </table:table-cell>
          <table:table-cell office:value-type="float" office:value="10264">
            <text:p>10264</text:p>
          </table:table-cell>
          <table:table-cell office:value-type="float" office:value="8973">
            <text:p>8973</text:p>
          </table:table-cell>
          <table:table-cell office:value-type="float" office:value="9736">
            <text:p>9736</text:p>
          </table:table-cell>
          <table:table-cell office:value-type="float" office:value="9172">
            <text:p>9172</text:p>
          </table:table-cell>
          <table:table-cell office:value-type="float" office:value="9368">
            <text:p>9368</text:p>
          </table:table-cell>
          <table:table-cell office:value-type="float" office:value="8538">
            <text:p>8538</text:p>
          </table:table-cell>
          <table:table-cell office:value-type="float" office:value="8962">
            <text:p>8962</text:p>
          </table:table-cell>
          <table:table-cell office:value-type="float" office:value="8155">
            <text:p>8155</text:p>
          </table:table-cell>
          <table:table-cell office:value-type="float" office:value="6835">
            <text:p>6835</text:p>
          </table:table-cell>
          <table:table-cell office:value-type="float" office:value="6778">
            <text:p>6778</text:p>
          </table:table-cell>
          <table:table-cell office:value-type="float" office:value="6819">
            <text:p>6819</text:p>
          </table:table-cell>
          <table:table-cell office:value-type="float" office:value="7466">
            <text:p>7466</text:p>
          </table:table-cell>
          <table:table-cell office:value-type="float" office:value="7034">
            <text:p>7034</text:p>
          </table:table-cell>
          <table:table-cell office:value-type="float" office:value="8464">
            <text:p>8464</text:p>
          </table:table-cell>
          <table:table-cell office:value-type="float" office:value="8914">
            <text:p>8914</text:p>
          </table:table-cell>
          <table:table-cell office:value-type="float" office:value="8177">
            <text:p>8177</text:p>
          </table:table-cell>
          <table:table-cell office:value-type="float" office:value="6909">
            <text:p>6909</text:p>
          </table:table-cell>
          <table:table-cell office:value-type="float" office:value="7555.1">
            <text:p>7555.1</text:p>
          </table:table-cell>
          <table:table-cell office:value-type="float" office:value="6906">
            <text:p>6906</text:p>
          </table:table-cell>
          <table:table-cell office:value-type="float" office:value="6719">
            <text:p>6719</text:p>
          </table:table-cell>
          <table:table-cell office:value-type="float" office:value="6622">
            <text:p>6622</text:p>
          </table:table-cell>
          <table:table-cell office:value-type="float" office:value="6697">
            <text:p>6697</text:p>
          </table:table-cell>
          <table:table-cell office:value-type="float" office:value="6764">
            <text:p>6764</text:p>
          </table:table-cell>
          <table:table-cell office:value-type="float" office:value="6906">
            <text:p>6906</text:p>
          </table:table-cell>
          <table:table-cell office:value-type="float" office:value="7011">
            <text:p>7011</text:p>
          </table:table-cell>
          <table:table-cell office:value-type="float" office:value="8338">
            <text:p>8338</text:p>
          </table:table-cell>
          <table:table-cell office:value-type="float" office:value="8548">
            <text:p>8548</text:p>
          </table:table-cell>
          <table:table-cell office:value-type="float" office:value="9224">
            <text:p>9224</text:p>
          </table:table-cell>
          <table:table-cell office:value-type="float" office:value="7373.5">
            <text:p>7373.5</text:p>
          </table:table-cell>
          <table:table-cell office:value-type="float" office:value="9553">
            <text:p>9553</text:p>
          </table:table-cell>
          <table:table-cell office:value-type="float" office:value="9128">
            <text:p>9128</text:p>
          </table:table-cell>
          <table:table-cell office:value-type="float" office:value="8612">
            <text:p>8612</text:p>
          </table:table-cell>
          <table:table-cell office:value-type="float" office:value="9528">
            <text:p>9528</text:p>
          </table:table-cell>
          <table:table-cell office:value-type="float" office:value="9116">
            <text:p>9116</text:p>
          </table:table-cell>
          <table:table-cell office:value-type="float" office:value="7811">
            <text:p>7811</text:p>
          </table:table-cell>
          <table:table-cell office:value-type="float" office:value="7274">
            <text:p>7274</text:p>
          </table:table-cell>
          <table:table-cell office:value-type="float" office:value="7547">
            <text:p>7547</text:p>
          </table:table-cell>
          <table:table-cell office:value-type="float" office:value="7186">
            <text:p>7186</text:p>
          </table:table-cell>
          <table:table-cell office:value-type="float" office:value="10715">
            <text:p>10715</text:p>
          </table:table-cell>
          <table:table-cell office:value-type="float" office:value="8647">
            <text:p>8647</text:p>
          </table:table-cell>
          <table:table-cell office:value-type="float" office:value="208023">
            <text:p>208023</text:p>
          </table:table-cell>
          <table:table-cell office:value-type="float" office:value="195980">
            <text:p>195980</text:p>
          </table:table-cell>
          <table:table-cell office:value-type="float" office:value="200369">
            <text:p>200369</text:p>
          </table:table-cell>
          <table:table-cell office:value-type="float" office:value="205458">
            <text:p>205458</text:p>
          </table:table-cell>
          <table:table-cell office:value-type="float" office:value="196384">
            <text:p>196384</text:p>
          </table:table-cell>
          <table:table-cell office:value-type="float" office:value="207336">
            <text:p>207336</text:p>
          </table:table-cell>
          <table:table-cell office:value-type="float" office:value="200116">
            <text:p>200116</text:p>
          </table:table-cell>
          <table:table-cell office:value-type="float" office:value="200961">
            <text:p>200961</text:p>
          </table:table-cell>
          <table:table-cell office:value-type="float" office:value="206847">
            <text:p>206847</text:p>
          </table:table-cell>
          <table:table-cell office:value-type="float" office:value="193587">
            <text:p>193587</text:p>
          </table:table-cell>
          <table:table-cell office:value-type="float" office:value="201506.1">
            <text:p>201506.1</text:p>
          </table:table-cell>
          <table:table-cell office:value-type="float" office:value="172188">
            <text:p>172188</text:p>
          </table:table-cell>
          <table:table-cell office:value-type="float" office:value="175635">
            <text:p>175635</text:p>
          </table:table-cell>
          <table:table-cell office:value-type="float" office:value="175686">
            <text:p>175686</text:p>
          </table:table-cell>
          <table:table-cell office:value-type="float" office:value="182674">
            <text:p>182674</text:p>
          </table:table-cell>
          <table:table-cell office:value-type="float" office:value="183390">
            <text:p>183390</text:p>
          </table:table-cell>
          <table:table-cell office:value-type="float" office:value="171255">
            <text:p>171255</text:p>
          </table:table-cell>
          <table:table-cell office:value-type="float" office:value="171631">
            <text:p>171631</text:p>
          </table:table-cell>
          <table:table-cell office:value-type="float" office:value="173851">
            <text:p>173851</text:p>
          </table:table-cell>
          <table:table-cell office:value-type="float" office:value="170831">
            <text:p>170831</text:p>
          </table:table-cell>
          <table:table-cell office:value-type="float" office:value="175154">
            <text:p>175154</text:p>
          </table:table-cell>
          <table:table-cell office:value-type="float" office:value="175229.5">
            <text:p>175229.5</text:p>
          </table:table-cell>
          <table:table-cell office:value-type="float" office:value="5729">
            <text:p>5729</text:p>
          </table:table-cell>
          <table:table-cell office:value-type="float" office:value="4397">
            <text:p>4397</text:p>
          </table:table-cell>
          <table:table-cell office:value-type="float" office:value="4491">
            <text:p>4491</text:p>
          </table:table-cell>
          <table:table-cell office:value-type="float" office:value="6175">
            <text:p>6175</text:p>
          </table:table-cell>
          <table:table-cell office:value-type="float" office:value="5469">
            <text:p>5469</text:p>
          </table:table-cell>
          <table:table-cell office:value-type="float" office:value="4869">
            <text:p>4869</text:p>
          </table:table-cell>
          <table:table-cell office:value-type="float" office:value="4759">
            <text:p>4759</text:p>
          </table:table-cell>
          <table:table-cell office:value-type="float" office:value="4461">
            <text:p>4461</text:p>
          </table:table-cell>
          <table:table-cell office:value-type="float" office:value="4499">
            <text:p>4499</text:p>
          </table:table-cell>
          <table:table-cell office:value-type="float" office:value="4434">
            <text:p>4434</text:p>
          </table:table-cell>
          <table:table-cell office:value-type="float" office:value="4928.3">
            <text:p>4928.3</text:p>
          </table:table-cell>
          <table:table-cell office:value-type="float" office:value="8018">
            <text:p>8018</text:p>
          </table:table-cell>
          <table:table-cell office:value-type="float" office:value="5589">
            <text:p>5589</text:p>
          </table:table-cell>
          <table:table-cell office:value-type="float" office:value="5556">
            <text:p>5556</text:p>
          </table:table-cell>
          <table:table-cell office:value-type="float" office:value="6472">
            <text:p>6472</text:p>
          </table:table-cell>
          <table:table-cell office:value-type="float" office:value="5830">
            <text:p>5830</text:p>
          </table:table-cell>
          <table:table-cell office:value-type="float" office:value="7735">
            <text:p>7735</text:p>
          </table:table-cell>
          <table:table-cell office:value-type="float" office:value="5559">
            <text:p>5559</text:p>
          </table:table-cell>
          <table:table-cell office:value-type="float" office:value="5601">
            <text:p>5601</text:p>
          </table:table-cell>
          <table:table-cell office:value-type="float" office:value="5529">
            <text:p>5529</text:p>
          </table:table-cell>
          <table:table-cell office:value-type="float" office:value="5558">
            <text:p>5558</text:p>
          </table:table-cell>
          <table:table-cell office:value-type="float" office:value="6144.7">
            <text:p>6144.7</text:p>
          </table:table-cell>
          <table:table-cell office:value-type="float" office:value="7194">
            <text:p>7194</text:p>
          </table:table-cell>
          <table:table-cell table:number-columns-repeated="2" office:value-type="float" office:value="6220">
            <text:p>6220</text:p>
          </table:table-cell>
          <table:table-cell office:value-type="float" office:value="6325">
            <text:p>6325</text:p>
          </table:table-cell>
          <table:table-cell office:value-type="float" office:value="6313">
            <text:p>6313</text:p>
          </table:table-cell>
          <table:table-cell office:value-type="float" office:value="6253">
            <text:p>6253</text:p>
          </table:table-cell>
          <table:table-cell office:value-type="float" office:value="7451">
            <text:p>7451</text:p>
          </table:table-cell>
          <table:table-cell office:value-type="float" office:value="6331">
            <text:p>6331</text:p>
          </table:table-cell>
          <table:table-cell office:value-type="float" office:value="8672">
            <text:p>8672</text:p>
          </table:table-cell>
          <table:table-cell office:value-type="float" office:value="8489">
            <text:p>8489</text:p>
          </table:table-cell>
          <table:table-cell office:value-type="float" office:value="6946.8">
            <text:p>6946.8</text:p>
          </table:table-cell>
          <table:table-cell office:value-type="float" office:value="7357">
            <text:p>7357</text:p>
          </table:table-cell>
          <table:table-cell office:value-type="float" office:value="5772">
            <text:p>5772</text:p>
          </table:table-cell>
          <table:table-cell office:value-type="float" office:value="5789">
            <text:p>5789</text:p>
          </table:table-cell>
          <table:table-cell office:value-type="float" office:value="7691">
            <text:p>7691</text:p>
          </table:table-cell>
          <table:table-cell office:value-type="float" office:value="5834">
            <text:p>5834</text:p>
          </table:table-cell>
          <table:table-cell office:value-type="float" office:value="5835">
            <text:p>5835</text:p>
          </table:table-cell>
          <table:table-cell office:value-type="float" office:value="7486">
            <text:p>7486</text:p>
          </table:table-cell>
          <table:table-cell office:value-type="float" office:value="5821">
            <text:p>5821</text:p>
          </table:table-cell>
          <table:table-cell office:value-type="float" office:value="5881">
            <text:p>5881</text:p>
          </table:table-cell>
          <table:table-cell office:value-type="float" office:value="5868">
            <text:p>5868</text:p>
          </table:table-cell>
          <table:table-cell office:value-type="float" office:value="6333.4">
            <text:p>6333.4</text:p>
          </table:table-cell>
          <table:table-cell office:value-type="float" office:value="5378">
            <text:p>5378</text:p>
          </table:table-cell>
          <table:table-cell office:value-type="float" office:value="7880">
            <text:p>7880</text:p>
          </table:table-cell>
          <table:table-cell office:value-type="float" office:value="7123">
            <text:p>7123</text:p>
          </table:table-cell>
          <table:table-cell office:value-type="float" office:value="5185">
            <text:p>5185</text:p>
          </table:table-cell>
          <table:table-cell office:value-type="float" office:value="7922">
            <text:p>7922</text:p>
          </table:table-cell>
          <table:table-cell office:value-type="float" office:value="5201">
            <text:p>5201</text:p>
          </table:table-cell>
          <table:table-cell office:value-type="float" office:value="5602">
            <text:p>5602</text:p>
          </table:table-cell>
          <table:table-cell office:value-type="float" office:value="6622">
            <text:p>6622</text:p>
          </table:table-cell>
          <table:table-cell office:value-type="float" office:value="7506">
            <text:p>7506</text:p>
          </table:table-cell>
          <table:table-cell office:value-type="float" office:value="5163">
            <text:p>5163</text:p>
          </table:table-cell>
          <table:table-cell office:value-type="float" office:value="6358.2">
            <text:p>6358.2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7360">
            <text:p>7360</text:p>
          </table:table-cell>
          <table:table-cell office:value-type="float" office:value="8385">
            <text:p>8385</text:p>
          </table:table-cell>
          <table:table-cell office:value-type="float" office:value="9467">
            <text:p>9467</text:p>
          </table:table-cell>
          <table:table-cell office:value-type="float" office:value="7889">
            <text:p>7889</text:p>
          </table:table-cell>
          <table:table-cell office:value-type="float" office:value="11797">
            <text:p>11797</text:p>
          </table:table-cell>
          <table:table-cell office:value-type="float" office:value="7130">
            <text:p>7130</text:p>
          </table:table-cell>
          <table:table-cell office:value-type="float" office:value="7120">
            <text:p>7120</text:p>
          </table:table-cell>
          <table:table-cell office:value-type="float" office:value="8732">
            <text:p>8732</text:p>
          </table:table-cell>
          <table:table-cell office:value-type="float" office:value="10089">
            <text:p>10089</text:p>
          </table:table-cell>
          <table:table-cell office:value-type="float" office:value="7066">
            <text:p>7066</text:p>
          </table:table-cell>
          <table:table-cell office:value-type="float" office:value="8503.5">
            <text:p>8503.5</text:p>
          </table:table-cell>
          <table:table-cell office:value-type="float" office:value="9651">
            <text:p>9651</text:p>
          </table:table-cell>
          <table:table-cell office:value-type="float" office:value="7138">
            <text:p>7138</text:p>
          </table:table-cell>
          <table:table-cell office:value-type="float" office:value="9797">
            <text:p>9797</text:p>
          </table:table-cell>
          <table:table-cell office:value-type="float" office:value="11079">
            <text:p>11079</text:p>
          </table:table-cell>
          <table:table-cell office:value-type="float" office:value="7557">
            <text:p>7557</text:p>
          </table:table-cell>
          <table:table-cell office:value-type="float" office:value="7092">
            <text:p>7092</text:p>
          </table:table-cell>
          <table:table-cell office:value-type="float" office:value="6948">
            <text:p>6948</text:p>
          </table:table-cell>
          <table:table-cell office:value-type="float" office:value="7578">
            <text:p>7578</text:p>
          </table:table-cell>
          <table:table-cell office:value-type="float" office:value="8223">
            <text:p>8223</text:p>
          </table:table-cell>
          <table:table-cell office:value-type="float" office:value="7089">
            <text:p>7089</text:p>
          </table:table-cell>
          <table:table-cell office:value-type="float" office:value="8215.2">
            <text:p>8215.2</text:p>
          </table:table-cell>
          <table:table-cell office:value-type="float" office:value="9910">
            <text:p>9910</text:p>
          </table:table-cell>
          <table:table-cell office:value-type="float" office:value="8425">
            <text:p>8425</text:p>
          </table:table-cell>
          <table:table-cell office:value-type="float" office:value="9706">
            <text:p>9706</text:p>
          </table:table-cell>
          <table:table-cell office:value-type="float" office:value="7558">
            <text:p>7558</text:p>
          </table:table-cell>
          <table:table-cell office:value-type="float" office:value="6962">
            <text:p>6962</text:p>
          </table:table-cell>
          <table:table-cell office:value-type="float" office:value="6843">
            <text:p>6843</text:p>
          </table:table-cell>
          <table:table-cell office:value-type="float" office:value="6873">
            <text:p>6873</text:p>
          </table:table-cell>
          <table:table-cell office:value-type="float" office:value="6760">
            <text:p>6760</text:p>
          </table:table-cell>
          <table:table-cell office:value-type="float" office:value="6782">
            <text:p>6782</text:p>
          </table:table-cell>
          <table:table-cell office:value-type="float" office:value="6770">
            <text:p>6770</text:p>
          </table:table-cell>
          <table:table-cell office:value-type="float" office:value="7658.9">
            <text:p>7658.9</text:p>
          </table:table-cell>
          <table:table-cell office:value-type="float" office:value="7315">
            <text:p>7315</text:p>
          </table:table-cell>
          <table:table-cell office:value-type="float" office:value="9535">
            <text:p>9535</text:p>
          </table:table-cell>
          <table:table-cell office:value-type="float" office:value="9598">
            <text:p>9598</text:p>
          </table:table-cell>
          <table:table-cell office:value-type="float" office:value="7467">
            <text:p>7467</text:p>
          </table:table-cell>
          <table:table-cell office:value-type="float" office:value="7320">
            <text:p>7320</text:p>
          </table:table-cell>
          <table:table-cell office:value-type="float" office:value="7344">
            <text:p>7344</text:p>
          </table:table-cell>
          <table:table-cell office:value-type="float" office:value="10130">
            <text:p>10130</text:p>
          </table:table-cell>
          <table:table-cell office:value-type="float" office:value="12326">
            <text:p>12326</text:p>
          </table:table-cell>
          <table:table-cell office:value-type="float" office:value="7219">
            <text:p>7219</text:p>
          </table:table-cell>
          <table:table-cell office:value-type="float" office:value="10825">
            <text:p>10825</text:p>
          </table:table-cell>
          <table:table-cell office:value-type="float" office:value="8907.9">
            <text:p>8907.9</text:p>
          </table:table-cell>
          <table:table-cell office:value-type="float" office:value="202269">
            <text:p>202269</text:p>
          </table:table-cell>
          <table:table-cell office:value-type="float" office:value="205003">
            <text:p>205003</text:p>
          </table:table-cell>
          <table:table-cell office:value-type="float" office:value="220160">
            <text:p>220160</text:p>
          </table:table-cell>
          <table:table-cell office:value-type="float" office:value="217689">
            <text:p>217689</text:p>
          </table:table-cell>
          <table:table-cell office:value-type="float" office:value="213037">
            <text:p>213037</text:p>
          </table:table-cell>
          <table:table-cell office:value-type="float" office:value="228073">
            <text:p>228073</text:p>
          </table:table-cell>
          <table:table-cell office:value-type="float" office:value="206417">
            <text:p>206417</text:p>
          </table:table-cell>
          <table:table-cell office:value-type="float" office:value="202687">
            <text:p>202687</text:p>
          </table:table-cell>
          <table:table-cell office:value-type="float" office:value="202610">
            <text:p>202610</text:p>
          </table:table-cell>
          <table:table-cell office:value-type="float" office:value="191991">
            <text:p>191991</text:p>
          </table:table-cell>
          <table:table-cell office:value-type="float" office:value="208993.6">
            <text:p>208993.6</text:p>
          </table:table-cell>
          <table:table-cell office:value-type="float" office:value="175287">
            <text:p>175287</text:p>
          </table:table-cell>
          <table:table-cell office:value-type="float" office:value="169505">
            <text:p>169505</text:p>
          </table:table-cell>
          <table:table-cell office:value-type="float" office:value="179806">
            <text:p>179806</text:p>
          </table:table-cell>
          <table:table-cell office:value-type="float" office:value="191059">
            <text:p>191059</text:p>
          </table:table-cell>
          <table:table-cell office:value-type="float" office:value="176580">
            <text:p>176580</text:p>
          </table:table-cell>
          <table:table-cell office:value-type="float" office:value="206961">
            <text:p>206961</text:p>
          </table:table-cell>
          <table:table-cell office:value-type="float" office:value="172118">
            <text:p>172118</text:p>
          </table:table-cell>
          <table:table-cell office:value-type="float" office:value="177734">
            <text:p>177734</text:p>
          </table:table-cell>
          <table:table-cell office:value-type="float" office:value="181557">
            <text:p>181557</text:p>
          </table:table-cell>
          <table:table-cell office:value-type="float" office:value="178236">
            <text:p>178236</text:p>
          </table:table-cell>
          <table:table-cell office:value-type="float" office:value="180884.3">
            <text:p>180884.3</text:p>
          </table:table-cell>
          <table:table-cell office:value-type="float" office:value="4557">
            <text:p>4557</text:p>
          </table:table-cell>
          <table:table-cell office:value-type="float" office:value="4473">
            <text:p>4473</text:p>
          </table:table-cell>
          <table:table-cell office:value-type="float" office:value="4660">
            <text:p>4660</text:p>
          </table:table-cell>
          <table:table-cell office:value-type="float" office:value="6213">
            <text:p>6213</text:p>
          </table:table-cell>
          <table:table-cell office:value-type="float" office:value="6263">
            <text:p>6263</text:p>
          </table:table-cell>
          <table:table-cell office:value-type="float" office:value="4614">
            <text:p>4614</text:p>
          </table:table-cell>
          <table:table-cell office:value-type="float" office:value="5848">
            <text:p>5848</text:p>
          </table:table-cell>
          <table:table-cell office:value-type="float" office:value="6765">
            <text:p>6765</text:p>
          </table:table-cell>
          <table:table-cell office:value-type="float" office:value="5282">
            <text:p>5282</text:p>
          </table:table-cell>
          <table:table-cell office:value-type="float" office:value="4531">
            <text:p>4531</text:p>
          </table:table-cell>
          <table:table-cell office:value-type="float" office:value="5320.6">
            <text:p>5320.6</text:p>
          </table:table-cell>
          <table:table-cell office:value-type="float" office:value="7776">
            <text:p>7776</text:p>
          </table:table-cell>
          <table:table-cell office:value-type="float" office:value="5658">
            <text:p>5658</text:p>
          </table:table-cell>
          <table:table-cell office:value-type="float" office:value="7395">
            <text:p>7395</text:p>
          </table:table-cell>
          <table:table-cell office:value-type="float" office:value="7604">
            <text:p>7604</text:p>
          </table:table-cell>
          <table:table-cell office:value-type="float" office:value="5899">
            <text:p>5899</text:p>
          </table:table-cell>
          <table:table-cell office:value-type="float" office:value="6670">
            <text:p>6670</text:p>
          </table:table-cell>
          <table:table-cell office:value-type="float" office:value="6447">
            <text:p>6447</text:p>
          </table:table-cell>
          <table:table-cell office:value-type="float" office:value="7234">
            <text:p>7234</text:p>
          </table:table-cell>
          <table:table-cell office:value-type="float" office:value="5779">
            <text:p>5779</text:p>
          </table:table-cell>
          <table:table-cell office:value-type="float" office:value="5670">
            <text:p>5670</text:p>
          </table:table-cell>
          <table:table-cell office:value-type="float" office:value="6613.2">
            <text:p>6613.2</text:p>
          </table:table-cell>
          <table:table-cell office:value-type="float" office:value="8814">
            <text:p>8814</text:p>
          </table:table-cell>
          <table:table-cell office:value-type="float" office:value="8679">
            <text:p>8679</text:p>
          </table:table-cell>
          <table:table-cell office:value-type="float" office:value="6382">
            <text:p>6382</text:p>
          </table:table-cell>
          <table:table-cell office:value-type="float" office:value="7305">
            <text:p>7305</text:p>
          </table:table-cell>
          <table:table-cell office:value-type="float" office:value="8367">
            <text:p>8367</text:p>
          </table:table-cell>
          <table:table-cell office:value-type="float" office:value="9201">
            <text:p>9201</text:p>
          </table:table-cell>
          <table:table-cell office:value-type="float" office:value="6475">
            <text:p>6475</text:p>
          </table:table-cell>
          <table:table-cell office:value-type="float" office:value="7853">
            <text:p>7853</text:p>
          </table:table-cell>
          <table:table-cell office:value-type="float" office:value="6259">
            <text:p>6259</text:p>
          </table:table-cell>
          <table:table-cell office:value-type="float" office:value="6292">
            <text:p>6292</text:p>
          </table:table-cell>
          <table:table-cell office:value-type="float" office:value="7562.7">
            <text:p>7562.7</text:p>
          </table:table-cell>
          <table:table-cell office:value-type="float" office:value="6230">
            <text:p>6230</text:p>
          </table:table-cell>
          <table:table-cell office:value-type="float" office:value="5886">
            <text:p>5886</text:p>
          </table:table-cell>
          <table:table-cell office:value-type="float" office:value="5899">
            <text:p>5899</text:p>
          </table:table-cell>
          <table:table-cell office:value-type="float" office:value="6015">
            <text:p>6015</text:p>
          </table:table-cell>
          <table:table-cell office:value-type="float" office:value="7671">
            <text:p>7671</text:p>
          </table:table-cell>
          <table:table-cell office:value-type="float" office:value="7939">
            <text:p>7939</text:p>
          </table:table-cell>
          <table:table-cell office:value-type="float" office:value="5948">
            <text:p>5948</text:p>
          </table:table-cell>
          <table:table-cell office:value-type="float" office:value="6135">
            <text:p>6135</text:p>
          </table:table-cell>
          <table:table-cell office:value-type="float" office:value="5966">
            <text:p>5966</text:p>
          </table:table-cell>
          <table:table-cell office:value-type="float" office:value="5897">
            <text:p>5897</text:p>
          </table:table-cell>
          <table:table-cell office:value-type="float" office:value="6358.6">
            <text:p>6358.6</text:p>
          </table:table-cell>
          <table:table-cell office:value-type="float" office:value="7167">
            <text:p>7167</text:p>
          </table:table-cell>
          <table:table-cell office:value-type="float" office:value="5216">
            <text:p>5216</text:p>
          </table:table-cell>
          <table:table-cell office:value-type="float" office:value="5281">
            <text:p>5281</text:p>
          </table:table-cell>
          <table:table-cell office:value-type="float" office:value="5321">
            <text:p>5321</text:p>
          </table:table-cell>
          <table:table-cell office:value-type="float" office:value="7434">
            <text:p>7434</text:p>
          </table:table-cell>
          <table:table-cell office:value-type="float" office:value="5418">
            <text:p>5418</text:p>
          </table:table-cell>
          <table:table-cell office:value-type="float" office:value="5218">
            <text:p>5218</text:p>
          </table:table-cell>
          <table:table-cell office:value-type="float" office:value="5225">
            <text:p>5225</text:p>
          </table:table-cell>
          <table:table-cell office:value-type="float" office:value="6604">
            <text:p>6604</text:p>
          </table:table-cell>
          <table:table-cell office:value-type="float" office:value="7224">
            <text:p>7224</text:p>
          </table:table-cell>
          <table:table-cell office:value-type="float" office:value="6010.8">
            <text:p>6010.8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8527">
            <text:p>8527</text:p>
          </table:table-cell>
          <table:table-cell office:value-type="float" office:value="7194">
            <text:p>7194</text:p>
          </table:table-cell>
          <table:table-cell office:value-type="float" office:value="7269">
            <text:p>7269</text:p>
          </table:table-cell>
          <table:table-cell office:value-type="float" office:value="7452">
            <text:p>7452</text:p>
          </table:table-cell>
          <table:table-cell office:value-type="float" office:value="7151">
            <text:p>7151</text:p>
          </table:table-cell>
          <table:table-cell office:value-type="float" office:value="7127">
            <text:p>7127</text:p>
          </table:table-cell>
          <table:table-cell office:value-type="float" office:value="7427">
            <text:p>7427</text:p>
          </table:table-cell>
          <table:table-cell office:value-type="float" office:value="8637">
            <text:p>8637</text:p>
          </table:table-cell>
          <table:table-cell office:value-type="float" office:value="7429">
            <text:p>7429</text:p>
          </table:table-cell>
          <table:table-cell office:value-type="float" office:value="7135">
            <text:p>7135</text:p>
          </table:table-cell>
          <table:table-cell office:value-type="float" office:value="7534.8">
            <text:p>7534.8</text:p>
          </table:table-cell>
          <table:table-cell office:value-type="float" office:value="8856">
            <text:p>8856</text:p>
          </table:table-cell>
          <table:table-cell office:value-type="float" office:value="8519">
            <text:p>8519</text:p>
          </table:table-cell>
          <table:table-cell office:value-type="float" office:value="9064">
            <text:p>9064</text:p>
          </table:table-cell>
          <table:table-cell office:value-type="float" office:value="8782">
            <text:p>8782</text:p>
          </table:table-cell>
          <table:table-cell office:value-type="float" office:value="9745">
            <text:p>9745</text:p>
          </table:table-cell>
          <table:table-cell office:value-type="float" office:value="7082">
            <text:p>7082</text:p>
          </table:table-cell>
          <table:table-cell office:value-type="float" office:value="7107">
            <text:p>7107</text:p>
          </table:table-cell>
          <table:table-cell office:value-type="float" office:value="7228">
            <text:p>7228</text:p>
          </table:table-cell>
          <table:table-cell office:value-type="float" office:value="7049">
            <text:p>7049</text:p>
          </table:table-cell>
          <table:table-cell office:value-type="float" office:value="8995">
            <text:p>8995</text:p>
          </table:table-cell>
          <table:table-cell office:value-type="float" office:value="8242.7">
            <text:p>8242.7</text:p>
          </table:table-cell>
          <table:table-cell office:value-type="float" office:value="7087">
            <text:p>7087</text:p>
          </table:table-cell>
          <table:table-cell office:value-type="float" office:value="7077">
            <text:p>7077</text:p>
          </table:table-cell>
          <table:table-cell office:value-type="float" office:value="6875">
            <text:p>6875</text:p>
          </table:table-cell>
          <table:table-cell office:value-type="float" office:value="9654">
            <text:p>9654</text:p>
          </table:table-cell>
          <table:table-cell office:value-type="float" office:value="11758">
            <text:p>11758</text:p>
          </table:table-cell>
          <table:table-cell office:value-type="float" office:value="6985">
            <text:p>6985</text:p>
          </table:table-cell>
          <table:table-cell office:value-type="float" office:value="6910">
            <text:p>6910</text:p>
          </table:table-cell>
          <table:table-cell office:value-type="float" office:value="6859">
            <text:p>6859</text:p>
          </table:table-cell>
          <table:table-cell office:value-type="float" office:value="8679">
            <text:p>8679</text:p>
          </table:table-cell>
          <table:table-cell office:value-type="float" office:value="9291">
            <text:p>9291</text:p>
          </table:table-cell>
          <table:table-cell office:value-type="float" office:value="8117.5">
            <text:p>8117.5</text:p>
          </table:table-cell>
          <table:table-cell office:value-type="float" office:value="10134">
            <text:p>10134</text:p>
          </table:table-cell>
          <table:table-cell office:value-type="float" office:value="7441">
            <text:p>7441</text:p>
          </table:table-cell>
          <table:table-cell office:value-type="float" office:value="7398">
            <text:p>7398</text:p>
          </table:table-cell>
          <table:table-cell office:value-type="float" office:value="8026">
            <text:p>8026</text:p>
          </table:table-cell>
          <table:table-cell office:value-type="float" office:value="7727">
            <text:p>7727</text:p>
          </table:table-cell>
          <table:table-cell office:value-type="float" office:value="9337">
            <text:p>9337</text:p>
          </table:table-cell>
          <table:table-cell office:value-type="float" office:value="9627">
            <text:p>9627</text:p>
          </table:table-cell>
          <table:table-cell office:value-type="float" office:value="7330">
            <text:p>7330</text:p>
          </table:table-cell>
          <table:table-cell office:value-type="float" office:value="8126">
            <text:p>8126</text:p>
          </table:table-cell>
          <table:table-cell office:value-type="float" office:value="8262">
            <text:p>8262</text:p>
          </table:table-cell>
          <table:table-cell office:value-type="float" office:value="8340.8">
            <text:p>8340.8</text:p>
          </table:table-cell>
          <table:table-cell office:value-type="float" office:value="205430">
            <text:p>205430</text:p>
          </table:table-cell>
          <table:table-cell office:value-type="float" office:value="204965">
            <text:p>204965</text:p>
          </table:table-cell>
          <table:table-cell office:value-type="float" office:value="201949">
            <text:p>201949</text:p>
          </table:table-cell>
          <table:table-cell office:value-type="float" office:value="209553">
            <text:p>209553</text:p>
          </table:table-cell>
          <table:table-cell office:value-type="float" office:value="211577">
            <text:p>211577</text:p>
          </table:table-cell>
          <table:table-cell office:value-type="float" office:value="220391">
            <text:p>220391</text:p>
          </table:table-cell>
          <table:table-cell office:value-type="float" office:value="211452">
            <text:p>211452</text:p>
          </table:table-cell>
          <table:table-cell office:value-type="float" office:value="223348">
            <text:p>223348</text:p>
          </table:table-cell>
          <table:table-cell office:value-type="float" office:value="204311">
            <text:p>204311</text:p>
          </table:table-cell>
          <table:table-cell office:value-type="float" office:value="209526">
            <text:p>209526</text:p>
          </table:table-cell>
          <table:table-cell office:value-type="float" office:value="210250.2">
            <text:p>210250.2</text:p>
          </table:table-cell>
          <table:table-cell office:value-type="float" office:value="186205">
            <text:p>186205</text:p>
          </table:table-cell>
          <table:table-cell office:value-type="float" office:value="190996">
            <text:p>190996</text:p>
          </table:table-cell>
          <table:table-cell office:value-type="float" office:value="185771">
            <text:p>185771</text:p>
          </table:table-cell>
          <table:table-cell office:value-type="float" office:value="185100">
            <text:p>185100</text:p>
          </table:table-cell>
          <table:table-cell office:value-type="float" office:value="185873">
            <text:p>185873</text:p>
          </table:table-cell>
          <table:table-cell office:value-type="float" office:value="189215">
            <text:p>189215</text:p>
          </table:table-cell>
          <table:table-cell office:value-type="float" office:value="188362">
            <text:p>188362</text:p>
          </table:table-cell>
          <table:table-cell office:value-type="float" office:value="177981">
            <text:p>177981</text:p>
          </table:table-cell>
          <table:table-cell office:value-type="float" office:value="182763">
            <text:p>182763</text:p>
          </table:table-cell>
          <table:table-cell office:value-type="float" office:value="180124">
            <text:p>180124</text:p>
          </table:table-cell>
          <table:table-cell office:value-type="float" office:value="185239">
            <text:p>185239</text:p>
          </table:table-cell>
          <table:table-cell office:value-type="float" office:value="4735">
            <text:p>4735</text:p>
          </table:table-cell>
          <table:table-cell office:value-type="float" office:value="5554">
            <text:p>5554</text:p>
          </table:table-cell>
          <table:table-cell office:value-type="float" office:value="4634">
            <text:p>4634</text:p>
          </table:table-cell>
          <table:table-cell office:value-type="float" office:value="4605">
            <text:p>4605</text:p>
          </table:table-cell>
          <table:table-cell office:value-type="float" office:value="6218">
            <text:p>6218</text:p>
          </table:table-cell>
          <table:table-cell office:value-type="float" office:value="4595">
            <text:p>4595</text:p>
          </table:table-cell>
          <table:table-cell office:value-type="float" office:value="5237">
            <text:p>5237</text:p>
          </table:table-cell>
          <table:table-cell office:value-type="float" office:value="4690">
            <text:p>4690</text:p>
          </table:table-cell>
          <table:table-cell office:value-type="float" office:value="5124">
            <text:p>5124</text:p>
          </table:table-cell>
          <table:table-cell office:value-type="float" office:value="4621">
            <text:p>4621</text:p>
          </table:table-cell>
          <table:table-cell office:value-type="float" office:value="5001.3">
            <text:p>5001.3</text:p>
          </table:table-cell>
          <table:table-cell office:value-type="float" office:value="5744">
            <text:p>5744</text:p>
          </table:table-cell>
          <table:table-cell office:value-type="float" office:value="7873">
            <text:p>7873</text:p>
          </table:table-cell>
          <table:table-cell office:value-type="float" office:value="5736">
            <text:p>5736</text:p>
          </table:table-cell>
          <table:table-cell office:value-type="float" office:value="5777">
            <text:p>5777</text:p>
          </table:table-cell>
          <table:table-cell office:value-type="float" office:value="7170">
            <text:p>7170</text:p>
          </table:table-cell>
          <table:table-cell office:value-type="float" office:value="5739">
            <text:p>5739</text:p>
          </table:table-cell>
          <table:table-cell office:value-type="float" office:value="5794">
            <text:p>5794</text:p>
          </table:table-cell>
          <table:table-cell office:value-type="float" office:value="5726">
            <text:p>5726</text:p>
          </table:table-cell>
          <table:table-cell office:value-type="float" office:value="5717">
            <text:p>5717</text:p>
          </table:table-cell>
          <table:table-cell office:value-type="float" office:value="7841">
            <text:p>7841</text:p>
          </table:table-cell>
          <table:table-cell office:value-type="float" office:value="6311.7">
            <text:p>6311.7</text:p>
          </table:table-cell>
          <table:table-cell office:value-type="float" office:value="8965">
            <text:p>8965</text:p>
          </table:table-cell>
          <table:table-cell office:value-type="float" office:value="6448">
            <text:p>6448</text:p>
          </table:table-cell>
          <table:table-cell office:value-type="float" office:value="9458">
            <text:p>9458</text:p>
          </table:table-cell>
          <table:table-cell office:value-type="float" office:value="6433">
            <text:p>6433</text:p>
          </table:table-cell>
          <table:table-cell office:value-type="float" office:value="6754">
            <text:p>6754</text:p>
          </table:table-cell>
          <table:table-cell office:value-type="float" office:value="6403">
            <text:p>6403</text:p>
          </table:table-cell>
          <table:table-cell office:value-type="float" office:value="6516">
            <text:p>6516</text:p>
          </table:table-cell>
          <table:table-cell office:value-type="float" office:value="6397">
            <text:p>6397</text:p>
          </table:table-cell>
          <table:table-cell office:value-type="float" office:value="8985">
            <text:p>8985</text:p>
          </table:table-cell>
          <table:table-cell office:value-type="float" office:value="8253">
            <text:p>8253</text:p>
          </table:table-cell>
          <table:table-cell office:value-type="float" office:value="7461.2">
            <text:p>7461.2</text:p>
          </table:table-cell>
          <table:table-cell office:value-type="float" office:value="6001">
            <text:p>6001</text:p>
          </table:table-cell>
          <table:table-cell office:value-type="float" office:value="6036">
            <text:p>6036</text:p>
          </table:table-cell>
          <table:table-cell office:value-type="float" office:value="8642">
            <text:p>8642</text:p>
          </table:table-cell>
          <table:table-cell office:value-type="float" office:value="8015">
            <text:p>8015</text:p>
          </table:table-cell>
          <table:table-cell office:value-type="float" office:value="6588">
            <text:p>6588</text:p>
          </table:table-cell>
          <table:table-cell office:value-type="float" office:value="8700">
            <text:p>8700</text:p>
          </table:table-cell>
          <table:table-cell office:value-type="float" office:value="6016">
            <text:p>6016</text:p>
          </table:table-cell>
          <table:table-cell office:value-type="float" office:value="8150">
            <text:p>8150</text:p>
          </table:table-cell>
          <table:table-cell office:value-type="float" office:value="7152">
            <text:p>7152</text:p>
          </table:table-cell>
          <table:table-cell office:value-type="float" office:value="7281">
            <text:p>7281</text:p>
          </table:table-cell>
          <table:table-cell office:value-type="float" office:value="7258.1">
            <text:p>7258.1</text:p>
          </table:table-cell>
          <table:table-cell office:value-type="float" office:value="5314">
            <text:p>5314</text:p>
          </table:table-cell>
          <table:table-cell office:value-type="float" office:value="5336">
            <text:p>5336</text:p>
          </table:table-cell>
          <table:table-cell office:value-type="float" office:value="6472">
            <text:p>6472</text:p>
          </table:table-cell>
          <table:table-cell office:value-type="float" office:value="5332">
            <text:p>5332</text:p>
          </table:table-cell>
          <table:table-cell office:value-type="float" office:value="7418">
            <text:p>7418</text:p>
          </table:table-cell>
          <table:table-cell office:value-type="float" office:value="6578">
            <text:p>6578</text:p>
          </table:table-cell>
          <table:table-cell office:value-type="float" office:value="6943">
            <text:p>6943</text:p>
          </table:table-cell>
          <table:table-cell office:value-type="float" office:value="6244">
            <text:p>6244</text:p>
          </table:table-cell>
          <table:table-cell office:value-type="float" office:value="5521">
            <text:p>5521</text:p>
          </table:table-cell>
          <table:table-cell office:value-type="float" office:value="5571">
            <text:p>5571</text:p>
          </table:table-cell>
          <table:table-cell office:value-type="float" office:value="6072.9">
            <text:p>6072.9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7423">
            <text:p>7423</text:p>
          </table:table-cell>
          <table:table-cell office:value-type="float" office:value="11384">
            <text:p>11384</text:p>
          </table:table-cell>
          <table:table-cell office:value-type="float" office:value="8064">
            <text:p>8064</text:p>
          </table:table-cell>
          <table:table-cell office:value-type="float" office:value="10217">
            <text:p>10217</text:p>
          </table:table-cell>
          <table:table-cell office:value-type="float" office:value="9164">
            <text:p>9164</text:p>
          </table:table-cell>
          <table:table-cell office:value-type="float" office:value="7511">
            <text:p>7511</text:p>
          </table:table-cell>
          <table:table-cell office:value-type="float" office:value="8731">
            <text:p>8731</text:p>
          </table:table-cell>
          <table:table-cell office:value-type="float" office:value="7442">
            <text:p>7442</text:p>
          </table:table-cell>
          <table:table-cell office:value-type="float" office:value="8942">
            <text:p>8942</text:p>
          </table:table-cell>
          <table:table-cell office:value-type="float" office:value="7329">
            <text:p>7329</text:p>
          </table:table-cell>
          <table:table-cell office:value-type="float" office:value="8620.7">
            <text:p>8620.7</text:p>
          </table:table-cell>
          <table:table-cell office:value-type="float" office:value="9712">
            <text:p>9712</text:p>
          </table:table-cell>
          <table:table-cell office:value-type="float" office:value="7405">
            <text:p>7405</text:p>
          </table:table-cell>
          <table:table-cell office:value-type="float" office:value="7172">
            <text:p>7172</text:p>
          </table:table-cell>
          <table:table-cell office:value-type="float" office:value="8920">
            <text:p>8920</text:p>
          </table:table-cell>
          <table:table-cell office:value-type="float" office:value="7413">
            <text:p>7413</text:p>
          </table:table-cell>
          <table:table-cell office:value-type="float" office:value="7125">
            <text:p>7125</text:p>
          </table:table-cell>
          <table:table-cell office:value-type="float" office:value="7179">
            <text:p>7179</text:p>
          </table:table-cell>
          <table:table-cell office:value-type="float" office:value="7209">
            <text:p>7209</text:p>
          </table:table-cell>
          <table:table-cell office:value-type="float" office:value="7534">
            <text:p>7534</text:p>
          </table:table-cell>
          <table:table-cell office:value-type="float" office:value="7154">
            <text:p>7154</text:p>
          </table:table-cell>
          <table:table-cell office:value-type="float" office:value="7682.3">
            <text:p>7682.3</text:p>
          </table:table-cell>
          <table:table-cell office:value-type="float" office:value="7034">
            <text:p>7034</text:p>
          </table:table-cell>
          <table:table-cell office:value-type="float" office:value="8436">
            <text:p>8436</text:p>
          </table:table-cell>
          <table:table-cell office:value-type="float" office:value="7019">
            <text:p>7019</text:p>
          </table:table-cell>
          <table:table-cell office:value-type="float" office:value="9248">
            <text:p>9248</text:p>
          </table:table-cell>
          <table:table-cell office:value-type="float" office:value="7053">
            <text:p>7053</text:p>
          </table:table-cell>
          <table:table-cell office:value-type="float" office:value="8877">
            <text:p>8877</text:p>
          </table:table-cell>
          <table:table-cell office:value-type="float" office:value="7015">
            <text:p>7015</text:p>
          </table:table-cell>
          <table:table-cell office:value-type="float" office:value="7134">
            <text:p>7134</text:p>
          </table:table-cell>
          <table:table-cell office:value-type="float" office:value="7056">
            <text:p>7056</text:p>
          </table:table-cell>
          <table:table-cell office:value-type="float" office:value="7656">
            <text:p>7656</text:p>
          </table:table-cell>
          <table:table-cell office:value-type="float" office:value="7652.8">
            <text:p>7652.8</text:p>
          </table:table-cell>
          <table:table-cell office:value-type="float" office:value="7532">
            <text:p>7532</text:p>
          </table:table-cell>
          <table:table-cell office:value-type="float" office:value="9626">
            <text:p>9626</text:p>
          </table:table-cell>
          <table:table-cell office:value-type="float" office:value="7498">
            <text:p>7498</text:p>
          </table:table-cell>
          <table:table-cell office:value-type="float" office:value="7967">
            <text:p>7967</text:p>
          </table:table-cell>
          <table:table-cell office:value-type="float" office:value="11215">
            <text:p>11215</text:p>
          </table:table-cell>
          <table:table-cell office:value-type="float" office:value="8893">
            <text:p>8893</text:p>
          </table:table-cell>
          <table:table-cell office:value-type="float" office:value="10197">
            <text:p>10197</text:p>
          </table:table-cell>
          <table:table-cell office:value-type="float" office:value="9336">
            <text:p>9336</text:p>
          </table:table-cell>
          <table:table-cell office:value-type="float" office:value="8564">
            <text:p>8564</text:p>
          </table:table-cell>
          <table:table-cell office:value-type="float" office:value="9658">
            <text:p>9658</text:p>
          </table:table-cell>
          <table:table-cell office:value-type="float" office:value="9048.6">
            <text:p>9048.6</text:p>
          </table:table-cell>
          <table:table-cell office:value-type="float" office:value="217153">
            <text:p>217153</text:p>
          </table:table-cell>
          <table:table-cell office:value-type="float" office:value="223480">
            <text:p>223480</text:p>
          </table:table-cell>
          <table:table-cell office:value-type="float" office:value="210228">
            <text:p>210228</text:p>
          </table:table-cell>
          <table:table-cell office:value-type="float" office:value="220633">
            <text:p>220633</text:p>
          </table:table-cell>
          <table:table-cell office:value-type="float" office:value="216106">
            <text:p>216106</text:p>
          </table:table-cell>
          <table:table-cell office:value-type="float" office:value="215482">
            <text:p>215482</text:p>
          </table:table-cell>
          <table:table-cell office:value-type="float" office:value="219618">
            <text:p>219618</text:p>
          </table:table-cell>
          <table:table-cell office:value-type="float" office:value="206139">
            <text:p>206139</text:p>
          </table:table-cell>
          <table:table-cell office:value-type="float" office:value="213293">
            <text:p>213293</text:p>
          </table:table-cell>
          <table:table-cell office:value-type="float" office:value="210192">
            <text:p>210192</text:p>
          </table:table-cell>
          <table:table-cell office:value-type="float" office:value="215232.4">
            <text:p>215232.4</text:p>
          </table:table-cell>
          <table:table-cell office:value-type="float" office:value="197714">
            <text:p>197714</text:p>
          </table:table-cell>
          <table:table-cell office:value-type="float" office:value="193215">
            <text:p>193215</text:p>
          </table:table-cell>
          <table:table-cell office:value-type="float" office:value="197359">
            <text:p>197359</text:p>
          </table:table-cell>
          <table:table-cell office:value-type="float" office:value="192933">
            <text:p>192933</text:p>
          </table:table-cell>
          <table:table-cell office:value-type="float" office:value="188814">
            <text:p>188814</text:p>
          </table:table-cell>
          <table:table-cell office:value-type="float" office:value="187156">
            <text:p>187156</text:p>
          </table:table-cell>
          <table:table-cell office:value-type="float" office:value="181320">
            <text:p>181320</text:p>
          </table:table-cell>
          <table:table-cell office:value-type="float" office:value="200524">
            <text:p>200524</text:p>
          </table:table-cell>
          <table:table-cell office:value-type="float" office:value="181185">
            <text:p>181185</text:p>
          </table:table-cell>
          <table:table-cell office:value-type="float" office:value="196254">
            <text:p>196254</text:p>
          </table:table-cell>
          <table:table-cell office:value-type="float" office:value="191647.4">
            <text:p>191647.4</text:p>
          </table:table-cell>
          <table:table-cell office:value-type="float" office:value="6702">
            <text:p>6702</text:p>
          </table:table-cell>
          <table:table-cell office:value-type="float" office:value="5909">
            <text:p>5909</text:p>
          </table:table-cell>
          <table:table-cell office:value-type="float" office:value="4651">
            <text:p>4651</text:p>
          </table:table-cell>
          <table:table-cell office:value-type="float" office:value="4674">
            <text:p>4674</text:p>
          </table:table-cell>
          <table:table-cell office:value-type="float" office:value="6287">
            <text:p>6287</text:p>
          </table:table-cell>
          <table:table-cell office:value-type="float" office:value="5562">
            <text:p>5562</text:p>
          </table:table-cell>
          <table:table-cell office:value-type="float" office:value="4808">
            <text:p>4808</text:p>
          </table:table-cell>
          <table:table-cell office:value-type="float" office:value="5765">
            <text:p>5765</text:p>
          </table:table-cell>
          <table:table-cell office:value-type="float" office:value="4817">
            <text:p>4817</text:p>
          </table:table-cell>
          <table:table-cell office:value-type="float" office:value="4634">
            <text:p>4634</text:p>
          </table:table-cell>
          <table:table-cell office:value-type="float" office:value="5380.9">
            <text:p>5380.9</text:p>
          </table:table-cell>
          <table:table-cell office:value-type="float" office:value="8401">
            <text:p>8401</text:p>
          </table:table-cell>
          <table:table-cell office:value-type="float" office:value="6348">
            <text:p>6348</text:p>
          </table:table-cell>
          <table:table-cell office:value-type="float" office:value="5824">
            <text:p>5824</text:p>
          </table:table-cell>
          <table:table-cell office:value-type="float" office:value="5818">
            <text:p>5818</text:p>
          </table:table-cell>
          <table:table-cell office:value-type="float" office:value="6626">
            <text:p>6626</text:p>
          </table:table-cell>
          <table:table-cell office:value-type="float" office:value="6049">
            <text:p>6049</text:p>
          </table:table-cell>
          <table:table-cell office:value-type="float" office:value="7949">
            <text:p>7949</text:p>
          </table:table-cell>
          <table:table-cell office:value-type="float" office:value="6388">
            <text:p>6388</text:p>
          </table:table-cell>
          <table:table-cell office:value-type="float" office:value="5845">
            <text:p>5845</text:p>
          </table:table-cell>
          <table:table-cell office:value-type="float" office:value="5855">
            <text:p>5855</text:p>
          </table:table-cell>
          <table:table-cell office:value-type="float" office:value="6510.3">
            <text:p>6510.3</text:p>
          </table:table-cell>
          <table:table-cell office:value-type="float" office:value="6618">
            <text:p>6618</text:p>
          </table:table-cell>
          <table:table-cell office:value-type="float" office:value="6536">
            <text:p>6536</text:p>
          </table:table-cell>
          <table:table-cell office:value-type="float" office:value="6506">
            <text:p>6506</text:p>
          </table:table-cell>
          <table:table-cell office:value-type="float" office:value="6504">
            <text:p>6504</text:p>
          </table:table-cell>
          <table:table-cell office:value-type="float" office:value="6488">
            <text:p>6488</text:p>
          </table:table-cell>
          <table:table-cell office:value-type="float" office:value="6607">
            <text:p>6607</text:p>
          </table:table-cell>
          <table:table-cell office:value-type="float" office:value="7634">
            <text:p>7634</text:p>
          </table:table-cell>
          <table:table-cell office:value-type="float" office:value="6637">
            <text:p>6637</text:p>
          </table:table-cell>
          <table:table-cell office:value-type="float" office:value="6515">
            <text:p>6515</text:p>
          </table:table-cell>
          <table:table-cell office:value-type="float" office:value="6523">
            <text:p>6523</text:p>
          </table:table-cell>
          <table:table-cell office:value-type="float" office:value="6656.8">
            <text:p>6656.8</text:p>
          </table:table-cell>
          <table:table-cell office:value-type="float" office:value="6117">
            <text:p>6117</text:p>
          </table:table-cell>
          <table:table-cell office:value-type="float" office:value="6188">
            <text:p>6188</text:p>
          </table:table-cell>
          <table:table-cell office:value-type="float" office:value="8684">
            <text:p>8684</text:p>
          </table:table-cell>
          <table:table-cell office:value-type="float" office:value="8681">
            <text:p>8681</text:p>
          </table:table-cell>
          <table:table-cell office:value-type="float" office:value="6099">
            <text:p>6099</text:p>
          </table:table-cell>
          <table:table-cell office:value-type="float" office:value="6072">
            <text:p>6072</text:p>
          </table:table-cell>
          <table:table-cell office:value-type="float" office:value="6236">
            <text:p>6236</text:p>
          </table:table-cell>
          <table:table-cell office:value-type="float" office:value="6100">
            <text:p>6100</text:p>
          </table:table-cell>
          <table:table-cell office:value-type="float" office:value="8240">
            <text:p>8240</text:p>
          </table:table-cell>
          <table:table-cell office:value-type="float" office:value="6066">
            <text:p>6066</text:p>
          </table:table-cell>
          <table:table-cell office:value-type="float" office:value="6848.3">
            <text:p>6848.3</text:p>
          </table:table-cell>
          <table:table-cell office:value-type="float" office:value="7449">
            <text:p>7449</text:p>
          </table:table-cell>
          <table:table-cell office:value-type="float" office:value="7335">
            <text:p>7335</text:p>
          </table:table-cell>
          <table:table-cell office:value-type="float" office:value="6574">
            <text:p>6574</text:p>
          </table:table-cell>
          <table:table-cell office:value-type="float" office:value="7595">
            <text:p>7595</text:p>
          </table:table-cell>
          <table:table-cell office:value-type="float" office:value="7657">
            <text:p>7657</text:p>
          </table:table-cell>
          <table:table-cell office:value-type="float" office:value="8217">
            <text:p>8217</text:p>
          </table:table-cell>
          <table:table-cell office:value-type="float" office:value="7716">
            <text:p>7716</text:p>
          </table:table-cell>
          <table:table-cell office:value-type="float" office:value="5411">
            <text:p>5411</text:p>
          </table:table-cell>
          <table:table-cell office:value-type="float" office:value="5367">
            <text:p>5367</text:p>
          </table:table-cell>
          <table:table-cell office:value-type="float" office:value="5387">
            <text:p>5387</text:p>
          </table:table-cell>
          <table:table-cell office:value-type="float" office:value="6870.8">
            <text:p>6870.8</text:p>
          </table:table-cell>
        </table:table-row>
        <table:table-row table:style-name="ro1">
          <table:table-cell office:value-type="float" office:value="6800">
            <text:p>6800</text:p>
          </table:table-cell>
          <table:table-cell office:value-type="float" office:value="11431">
            <text:p>11431</text:p>
          </table:table-cell>
          <table:table-cell office:value-type="float" office:value="7453">
            <text:p>7453</text:p>
          </table:table-cell>
          <table:table-cell office:value-type="float" office:value="7569">
            <text:p>7569</text:p>
          </table:table-cell>
          <table:table-cell office:value-type="float" office:value="7457">
            <text:p>7457</text:p>
          </table:table-cell>
          <table:table-cell office:value-type="float" office:value="7416">
            <text:p>7416</text:p>
          </table:table-cell>
          <table:table-cell office:value-type="float" office:value="10109">
            <text:p>10109</text:p>
          </table:table-cell>
          <table:table-cell office:value-type="float" office:value="8409">
            <text:p>8409</text:p>
          </table:table-cell>
          <table:table-cell office:value-type="float" office:value="7592">
            <text:p>7592</text:p>
          </table:table-cell>
          <table:table-cell office:value-type="float" office:value="9210">
            <text:p>9210</text:p>
          </table:table-cell>
          <table:table-cell office:value-type="float" office:value="9248">
            <text:p>9248</text:p>
          </table:table-cell>
          <table:table-cell office:value-type="float" office:value="8589.4">
            <text:p>8589.4</text:p>
          </table:table-cell>
          <table:table-cell office:value-type="float" office:value="7949">
            <text:p>7949</text:p>
          </table:table-cell>
          <table:table-cell office:value-type="float" office:value="9555">
            <text:p>9555</text:p>
          </table:table-cell>
          <table:table-cell office:value-type="float" office:value="10671">
            <text:p>10671</text:p>
          </table:table-cell>
          <table:table-cell office:value-type="float" office:value="9461">
            <text:p>9461</text:p>
          </table:table-cell>
          <table:table-cell office:value-type="float" office:value="7421">
            <text:p>7421</text:p>
          </table:table-cell>
          <table:table-cell office:value-type="float" office:value="10858">
            <text:p>10858</text:p>
          </table:table-cell>
          <table:table-cell office:value-type="float" office:value="10267">
            <text:p>10267</text:p>
          </table:table-cell>
          <table:table-cell office:value-type="float" office:value="9961">
            <text:p>9961</text:p>
          </table:table-cell>
          <table:table-cell office:value-type="float" office:value="9624">
            <text:p>9624</text:p>
          </table:table-cell>
          <table:table-cell office:value-type="float" office:value="9501">
            <text:p>9501</text:p>
          </table:table-cell>
          <table:table-cell office:value-type="float" office:value="9526.8">
            <text:p>9526.8</text:p>
          </table:table-cell>
          <table:table-cell office:value-type="float" office:value="7159">
            <text:p>7159</text:p>
          </table:table-cell>
          <table:table-cell office:value-type="float" office:value="8145">
            <text:p>8145</text:p>
          </table:table-cell>
          <table:table-cell office:value-type="float" office:value="8576">
            <text:p>8576</text:p>
          </table:table-cell>
          <table:table-cell office:value-type="float" office:value="8489">
            <text:p>8489</text:p>
          </table:table-cell>
          <table:table-cell office:value-type="float" office:value="9129">
            <text:p>9129</text:p>
          </table:table-cell>
          <table:table-cell office:value-type="float" office:value="7246">
            <text:p>7246</text:p>
          </table:table-cell>
          <table:table-cell office:value-type="float" office:value="7559">
            <text:p>7559</text:p>
          </table:table-cell>
          <table:table-cell office:value-type="float" office:value="8873">
            <text:p>8873</text:p>
          </table:table-cell>
          <table:table-cell office:value-type="float" office:value="9149">
            <text:p>9149</text:p>
          </table:table-cell>
          <table:table-cell office:value-type="float" office:value="8207">
            <text:p>8207</text:p>
          </table:table-cell>
          <table:table-cell office:value-type="float" office:value="8253.2">
            <text:p>8253.2</text:p>
          </table:table-cell>
          <table:table-cell office:value-type="float" office:value="7604">
            <text:p>7604</text:p>
          </table:table-cell>
          <table:table-cell office:value-type="float" office:value="8385">
            <text:p>8385</text:p>
          </table:table-cell>
          <table:table-cell office:value-type="float" office:value="8130">
            <text:p>8130</text:p>
          </table:table-cell>
          <table:table-cell office:value-type="float" office:value="9515">
            <text:p>9515</text:p>
          </table:table-cell>
          <table:table-cell office:value-type="float" office:value="7744">
            <text:p>7744</text:p>
          </table:table-cell>
          <table:table-cell office:value-type="float" office:value="7694">
            <text:p>7694</text:p>
          </table:table-cell>
          <table:table-cell office:value-type="float" office:value="7587">
            <text:p>7587</text:p>
          </table:table-cell>
          <table:table-cell office:value-type="float" office:value="7936">
            <text:p>7936</text:p>
          </table:table-cell>
          <table:table-cell office:value-type="float" office:value="8971">
            <text:p>8971</text:p>
          </table:table-cell>
          <table:table-cell office:value-type="float" office:value="7609">
            <text:p>7609</text:p>
          </table:table-cell>
          <table:table-cell office:value-type="float" office:value="8117.5">
            <text:p>8117.5</text:p>
          </table:table-cell>
          <table:table-cell office:value-type="float" office:value="222426">
            <text:p>222426</text:p>
          </table:table-cell>
          <table:table-cell office:value-type="float" office:value="225961">
            <text:p>225961</text:p>
          </table:table-cell>
          <table:table-cell office:value-type="float" office:value="224333">
            <text:p>224333</text:p>
          </table:table-cell>
          <table:table-cell office:value-type="float" office:value="230531">
            <text:p>230531</text:p>
          </table:table-cell>
          <table:table-cell office:value-type="float" office:value="228540">
            <text:p>228540</text:p>
          </table:table-cell>
          <table:table-cell office:value-type="float" office:value="228490">
            <text:p>228490</text:p>
          </table:table-cell>
          <table:table-cell office:value-type="float" office:value="231119">
            <text:p>231119</text:p>
          </table:table-cell>
          <table:table-cell office:value-type="float" office:value="220099">
            <text:p>220099</text:p>
          </table:table-cell>
          <table:table-cell office:value-type="float" office:value="231973">
            <text:p>231973</text:p>
          </table:table-cell>
          <table:table-cell office:value-type="float" office:value="229030">
            <text:p>229030</text:p>
          </table:table-cell>
          <table:table-cell office:value-type="float" office:value="227250.2">
            <text:p>227250.2</text:p>
          </table:table-cell>
          <table:table-cell office:value-type="float" office:value="196290">
            <text:p>196290</text:p>
          </table:table-cell>
          <table:table-cell office:value-type="float" office:value="196826">
            <text:p>196826</text:p>
          </table:table-cell>
          <table:table-cell office:value-type="float" office:value="199718">
            <text:p>199718</text:p>
          </table:table-cell>
          <table:table-cell office:value-type="float" office:value="189336">
            <text:p>189336</text:p>
          </table:table-cell>
          <table:table-cell office:value-type="float" office:value="204600">
            <text:p>204600</text:p>
          </table:table-cell>
          <table:table-cell office:value-type="float" office:value="203015">
            <text:p>203015</text:p>
          </table:table-cell>
          <table:table-cell office:value-type="float" office:value="204863">
            <text:p>204863</text:p>
          </table:table-cell>
          <table:table-cell office:value-type="float" office:value="191998">
            <text:p>191998</text:p>
          </table:table-cell>
          <table:table-cell office:value-type="float" office:value="207845">
            <text:p>207845</text:p>
          </table:table-cell>
          <table:table-cell office:value-type="float" office:value="196014">
            <text:p>196014</text:p>
          </table:table-cell>
          <table:table-cell office:value-type="float" office:value="199050.5">
            <text:p>199050.5</text:p>
          </table:table-cell>
          <table:table-cell office:value-type="float" office:value="7374">
            <text:p>7374</text:p>
          </table:table-cell>
          <table:table-cell office:value-type="float" office:value="6738">
            <text:p>6738</text:p>
          </table:table-cell>
          <table:table-cell office:value-type="float" office:value="6883">
            <text:p>6883</text:p>
          </table:table-cell>
          <table:table-cell office:value-type="float" office:value="4717">
            <text:p>4717</text:p>
          </table:table-cell>
          <table:table-cell office:value-type="float" office:value="4768">
            <text:p>4768</text:p>
          </table:table-cell>
          <table:table-cell office:value-type="float" office:value="5412">
            <text:p>5412</text:p>
          </table:table-cell>
          <table:table-cell office:value-type="float" office:value="4799">
            <text:p>4799</text:p>
          </table:table-cell>
          <table:table-cell office:value-type="float" office:value="4719">
            <text:p>4719</text:p>
          </table:table-cell>
          <table:table-cell office:value-type="float" office:value="4826">
            <text:p>4826</text:p>
          </table:table-cell>
          <table:table-cell office:value-type="float" office:value="4795">
            <text:p>4795</text:p>
          </table:table-cell>
          <table:table-cell office:value-type="float" office:value="5503.1">
            <text:p>5503.1</text:p>
          </table:table-cell>
          <table:table-cell office:value-type="float" office:value="8278">
            <text:p>8278</text:p>
          </table:table-cell>
          <table:table-cell office:value-type="float" office:value="7421">
            <text:p>7421</text:p>
          </table:table-cell>
          <table:table-cell office:value-type="float" office:value="8379">
            <text:p>8379</text:p>
          </table:table-cell>
          <table:table-cell office:value-type="float" office:value="5905">
            <text:p>5905</text:p>
          </table:table-cell>
          <table:table-cell office:value-type="float" office:value="7736">
            <text:p>7736</text:p>
          </table:table-cell>
          <table:table-cell office:value-type="float" office:value="7778">
            <text:p>7778</text:p>
          </table:table-cell>
          <table:table-cell office:value-type="float" office:value="6869">
            <text:p>6869</text:p>
          </table:table-cell>
          <table:table-cell office:value-type="float" office:value="9673">
            <text:p>9673</text:p>
          </table:table-cell>
          <table:table-cell office:value-type="float" office:value="7975">
            <text:p>7975</text:p>
          </table:table-cell>
          <table:table-cell office:value-type="float" office:value="5978">
            <text:p>5978</text:p>
          </table:table-cell>
          <table:table-cell office:value-type="float" office:value="7599.2">
            <text:p>7599.2</text:p>
          </table:table-cell>
          <table:table-cell office:value-type="float" office:value="7648">
            <text:p>7648</text:p>
          </table:table-cell>
          <table:table-cell office:value-type="float" office:value="9212">
            <text:p>9212</text:p>
          </table:table-cell>
          <table:table-cell office:value-type="float" office:value="8515">
            <text:p>8515</text:p>
          </table:table-cell>
          <table:table-cell office:value-type="float" office:value="6639">
            <text:p>6639</text:p>
          </table:table-cell>
          <table:table-cell office:value-type="float" office:value="8324">
            <text:p>8324</text:p>
          </table:table-cell>
          <table:table-cell office:value-type="float" office:value="6604">
            <text:p>6604</text:p>
          </table:table-cell>
          <table:table-cell office:value-type="float" office:value="8820">
            <text:p>8820</text:p>
          </table:table-cell>
          <table:table-cell office:value-type="float" office:value="7493">
            <text:p>7493</text:p>
          </table:table-cell>
          <table:table-cell office:value-type="float" office:value="7577">
            <text:p>7577</text:p>
          </table:table-cell>
          <table:table-cell office:value-type="float" office:value="6627">
            <text:p>6627</text:p>
          </table:table-cell>
          <table:table-cell office:value-type="float" office:value="7745.9">
            <text:p>7745.9</text:p>
          </table:table-cell>
          <table:table-cell office:value-type="float" office:value="6318">
            <text:p>6318</text:p>
          </table:table-cell>
          <table:table-cell office:value-type="float" office:value="6171">
            <text:p>6171</text:p>
          </table:table-cell>
          <table:table-cell office:value-type="float" office:value="7567">
            <text:p>7567</text:p>
          </table:table-cell>
          <table:table-cell office:value-type="float" office:value="9171">
            <text:p>9171</text:p>
          </table:table-cell>
          <table:table-cell office:value-type="float" office:value="7789">
            <text:p>7789</text:p>
          </table:table-cell>
          <table:table-cell office:value-type="float" office:value="7685">
            <text:p>7685</text:p>
          </table:table-cell>
          <table:table-cell office:value-type="float" office:value="7262">
            <text:p>7262</text:p>
          </table:table-cell>
          <table:table-cell office:value-type="float" office:value="6250">
            <text:p>6250</text:p>
          </table:table-cell>
          <table:table-cell office:value-type="float" office:value="6248">
            <text:p>6248</text:p>
          </table:table-cell>
          <table:table-cell office:value-type="float" office:value="7994">
            <text:p>7994</text:p>
          </table:table-cell>
          <table:table-cell office:value-type="float" office:value="7245.5">
            <text:p>7245.5</text:p>
          </table:table-cell>
          <table:table-cell office:value-type="float" office:value="5593">
            <text:p>5593</text:p>
          </table:table-cell>
          <table:table-cell office:value-type="float" office:value="5483">
            <text:p>5483</text:p>
          </table:table-cell>
          <table:table-cell office:value-type="float" office:value="5734">
            <text:p>5734</text:p>
          </table:table-cell>
          <table:table-cell office:value-type="float" office:value="5531">
            <text:p>5531</text:p>
          </table:table-cell>
          <table:table-cell office:value-type="float" office:value="6595">
            <text:p>6595</text:p>
          </table:table-cell>
          <table:table-cell office:value-type="float" office:value="7920">
            <text:p>7920</text:p>
          </table:table-cell>
          <table:table-cell office:value-type="float" office:value="6911">
            <text:p>6911</text:p>
          </table:table-cell>
          <table:table-cell office:value-type="float" office:value="7853">
            <text:p>7853</text:p>
          </table:table-cell>
          <table:table-cell office:value-type="float" office:value="5522">
            <text:p>5522</text:p>
          </table:table-cell>
          <table:table-cell office:value-type="float" office:value="5908">
            <text:p>5908</text:p>
          </table:table-cell>
          <table:table-cell office:value-type="float" office:value="6305">
            <text:p>6305</text:p>
          </table:table-cell>
        </table:table-row>
        <table:table-row table:style-name="ro1">
          <table:table-cell office:value-type="float" office:value="6900">
            <text:p>6900</text:p>
          </table:table-cell>
          <table:table-cell office:value-type="float" office:value="8844">
            <text:p>8844</text:p>
          </table:table-cell>
          <table:table-cell office:value-type="float" office:value="10125">
            <text:p>10125</text:p>
          </table:table-cell>
          <table:table-cell office:value-type="float" office:value="10174">
            <text:p>10174</text:p>
          </table:table-cell>
          <table:table-cell office:value-type="float" office:value="8999">
            <text:p>8999</text:p>
          </table:table-cell>
          <table:table-cell office:value-type="float" office:value="10697">
            <text:p>10697</text:p>
          </table:table-cell>
          <table:table-cell office:value-type="float" office:value="9255">
            <text:p>9255</text:p>
          </table:table-cell>
          <table:table-cell office:value-type="float" office:value="8523">
            <text:p>8523</text:p>
          </table:table-cell>
          <table:table-cell office:value-type="float" office:value="8514">
            <text:p>8514</text:p>
          </table:table-cell>
          <table:table-cell office:value-type="float" office:value="7805">
            <text:p>7805</text:p>
          </table:table-cell>
          <table:table-cell office:value-type="float" office:value="7467">
            <text:p>7467</text:p>
          </table:table-cell>
          <table:table-cell office:value-type="float" office:value="9040.3">
            <text:p>9040.3</text:p>
          </table:table-cell>
          <table:table-cell office:value-type="float" office:value="8551">
            <text:p>8551</text:p>
          </table:table-cell>
          <table:table-cell office:value-type="float" office:value="10252">
            <text:p>10252</text:p>
          </table:table-cell>
          <table:table-cell office:value-type="float" office:value="8800">
            <text:p>8800</text:p>
          </table:table-cell>
          <table:table-cell office:value-type="float" office:value="8705">
            <text:p>8705</text:p>
          </table:table-cell>
          <table:table-cell office:value-type="float" office:value="7481">
            <text:p>7481</text:p>
          </table:table-cell>
          <table:table-cell office:value-type="float" office:value="7499">
            <text:p>7499</text:p>
          </table:table-cell>
          <table:table-cell office:value-type="float" office:value="7433">
            <text:p>7433</text:p>
          </table:table-cell>
          <table:table-cell office:value-type="float" office:value="8882">
            <text:p>8882</text:p>
          </table:table-cell>
          <table:table-cell office:value-type="float" office:value="10289">
            <text:p>10289</text:p>
          </table:table-cell>
          <table:table-cell office:value-type="float" office:value="11450">
            <text:p>11450</text:p>
          </table:table-cell>
          <table:table-cell office:value-type="float" office:value="8934.2">
            <text:p>8934.2</text:p>
          </table:table-cell>
          <table:table-cell office:value-type="float" office:value="11210">
            <text:p>11210</text:p>
          </table:table-cell>
          <table:table-cell office:value-type="float" office:value="7529">
            <text:p>7529</text:p>
          </table:table-cell>
          <table:table-cell office:value-type="float" office:value="9389">
            <text:p>9389</text:p>
          </table:table-cell>
          <table:table-cell office:value-type="float" office:value="7735">
            <text:p>7735</text:p>
          </table:table-cell>
          <table:table-cell office:value-type="float" office:value="8825">
            <text:p>8825</text:p>
          </table:table-cell>
          <table:table-cell office:value-type="float" office:value="7346">
            <text:p>7346</text:p>
          </table:table-cell>
          <table:table-cell office:value-type="float" office:value="7296">
            <text:p>7296</text:p>
          </table:table-cell>
          <table:table-cell office:value-type="float" office:value="8613">
            <text:p>8613</text:p>
          </table:table-cell>
          <table:table-cell office:value-type="float" office:value="8031">
            <text:p>8031</text:p>
          </table:table-cell>
          <table:table-cell office:value-type="float" office:value="9942">
            <text:p>9942</text:p>
          </table:table-cell>
          <table:table-cell office:value-type="float" office:value="8591.6">
            <text:p>8591.6</text:p>
          </table:table-cell>
          <table:table-cell office:value-type="float" office:value="8554">
            <text:p>8554</text:p>
          </table:table-cell>
          <table:table-cell office:value-type="float" office:value="7793">
            <text:p>7793</text:p>
          </table:table-cell>
          <table:table-cell office:value-type="float" office:value="8172">
            <text:p>8172</text:p>
          </table:table-cell>
          <table:table-cell office:value-type="float" office:value="7810">
            <text:p>7810</text:p>
          </table:table-cell>
          <table:table-cell office:value-type="float" office:value="8004">
            <text:p>8004</text:p>
          </table:table-cell>
          <table:table-cell office:value-type="float" office:value="9348">
            <text:p>9348</text:p>
          </table:table-cell>
          <table:table-cell office:value-type="float" office:value="11831">
            <text:p>11831</text:p>
          </table:table-cell>
          <table:table-cell office:value-type="float" office:value="9900">
            <text:p>9900</text:p>
          </table:table-cell>
          <table:table-cell office:value-type="float" office:value="9172">
            <text:p>9172</text:p>
          </table:table-cell>
          <table:table-cell office:value-type="float" office:value="8880">
            <text:p>8880</text:p>
          </table:table-cell>
          <table:table-cell office:value-type="float" office:value="8946.4">
            <text:p>8946.4</text:p>
          </table:table-cell>
          <table:table-cell office:value-type="float" office:value="232581">
            <text:p>232581</text:p>
          </table:table-cell>
          <table:table-cell office:value-type="float" office:value="228289">
            <text:p>228289</text:p>
          </table:table-cell>
          <table:table-cell office:value-type="float" office:value="232019">
            <text:p>232019</text:p>
          </table:table-cell>
          <table:table-cell office:value-type="float" office:value="220232">
            <text:p>220232</text:p>
          </table:table-cell>
          <table:table-cell office:value-type="float" office:value="231931">
            <text:p>231931</text:p>
          </table:table-cell>
          <table:table-cell office:value-type="float" office:value="227232">
            <text:p>227232</text:p>
          </table:table-cell>
          <table:table-cell office:value-type="float" office:value="230243">
            <text:p>230243</text:p>
          </table:table-cell>
          <table:table-cell office:value-type="float" office:value="228489">
            <text:p>228489</text:p>
          </table:table-cell>
          <table:table-cell office:value-type="float" office:value="231980">
            <text:p>231980</text:p>
          </table:table-cell>
          <table:table-cell office:value-type="float" office:value="231811">
            <text:p>231811</text:p>
          </table:table-cell>
          <table:table-cell office:value-type="float" office:value="229480.7">
            <text:p>229480.7</text:p>
          </table:table-cell>
          <table:table-cell office:value-type="float" office:value="206424">
            <text:p>206424</text:p>
          </table:table-cell>
          <table:table-cell office:value-type="float" office:value="205607">
            <text:p>205607</text:p>
          </table:table-cell>
          <table:table-cell office:value-type="float" office:value="202452">
            <text:p>202452</text:p>
          </table:table-cell>
          <table:table-cell office:value-type="float" office:value="200478">
            <text:p>200478</text:p>
          </table:table-cell>
          <table:table-cell office:value-type="float" office:value="202068">
            <text:p>202068</text:p>
          </table:table-cell>
          <table:table-cell office:value-type="float" office:value="202402">
            <text:p>202402</text:p>
          </table:table-cell>
          <table:table-cell office:value-type="float" office:value="205454">
            <text:p>205454</text:p>
          </table:table-cell>
          <table:table-cell office:value-type="float" office:value="210083">
            <text:p>210083</text:p>
          </table:table-cell>
          <table:table-cell office:value-type="float" office:value="205374">
            <text:p>205374</text:p>
          </table:table-cell>
          <table:table-cell office:value-type="float" office:value="207917">
            <text:p>207917</text:p>
          </table:table-cell>
          <table:table-cell office:value-type="float" office:value="204825.9">
            <text:p>204825.9</text:p>
          </table:table-cell>
          <table:table-cell office:value-type="float" office:value="4848">
            <text:p>4848</text:p>
          </table:table-cell>
          <table:table-cell office:value-type="float" office:value="4849">
            <text:p>4849</text:p>
          </table:table-cell>
          <table:table-cell office:value-type="float" office:value="4899">
            <text:p>4899</text:p>
          </table:table-cell>
          <table:table-cell office:value-type="float" office:value="4855">
            <text:p>4855</text:p>
          </table:table-cell>
          <table:table-cell office:value-type="float" office:value="4823">
            <text:p>4823</text:p>
          </table:table-cell>
          <table:table-cell office:value-type="float" office:value="4835">
            <text:p>4835</text:p>
          </table:table-cell>
          <table:table-cell office:value-type="float" office:value="4914">
            <text:p>4914</text:p>
          </table:table-cell>
          <table:table-cell office:value-type="float" office:value="4840">
            <text:p>4840</text:p>
          </table:table-cell>
          <table:table-cell office:value-type="float" office:value="9142">
            <text:p>9142</text:p>
          </table:table-cell>
          <table:table-cell office:value-type="float" office:value="5565">
            <text:p>5565</text:p>
          </table:table-cell>
          <table:table-cell office:value-type="float" office:value="5357">
            <text:p>5357</text:p>
          </table:table-cell>
          <table:table-cell office:value-type="float" office:value="8069">
            <text:p>8069</text:p>
          </table:table-cell>
          <table:table-cell office:value-type="float" office:value="6016">
            <text:p>6016</text:p>
          </table:table-cell>
          <table:table-cell office:value-type="float" office:value="6395">
            <text:p>6395</text:p>
          </table:table-cell>
          <table:table-cell office:value-type="float" office:value="6068">
            <text:p>6068</text:p>
          </table:table-cell>
          <table:table-cell office:value-type="float" office:value="7653">
            <text:p>7653</text:p>
          </table:table-cell>
          <table:table-cell office:value-type="float" office:value="6026">
            <text:p>6026</text:p>
          </table:table-cell>
          <table:table-cell office:value-type="float" office:value="6020">
            <text:p>6020</text:p>
          </table:table-cell>
          <table:table-cell office:value-type="float" office:value="6025">
            <text:p>6025</text:p>
          </table:table-cell>
          <table:table-cell office:value-type="float" office:value="7229">
            <text:p>7229</text:p>
          </table:table-cell>
          <table:table-cell office:value-type="float" office:value="6134">
            <text:p>6134</text:p>
          </table:table-cell>
          <table:table-cell office:value-type="float" office:value="6563.5">
            <text:p>6563.5</text:p>
          </table:table-cell>
          <table:table-cell office:value-type="float" office:value="6710">
            <text:p>6710</text:p>
          </table:table-cell>
          <table:table-cell office:value-type="float" office:value="9126">
            <text:p>9126</text:p>
          </table:table-cell>
          <table:table-cell office:value-type="float" office:value="9790">
            <text:p>9790</text:p>
          </table:table-cell>
          <table:table-cell office:value-type="float" office:value="6682">
            <text:p>6682</text:p>
          </table:table-cell>
          <table:table-cell office:value-type="float" office:value="7259">
            <text:p>7259</text:p>
          </table:table-cell>
          <table:table-cell office:value-type="float" office:value="6685">
            <text:p>6685</text:p>
          </table:table-cell>
          <table:table-cell office:value-type="float" office:value="6733">
            <text:p>6733</text:p>
          </table:table-cell>
          <table:table-cell office:value-type="float" office:value="6760">
            <text:p>6760</text:p>
          </table:table-cell>
          <table:table-cell office:value-type="float" office:value="6851">
            <text:p>6851</text:p>
          </table:table-cell>
          <table:table-cell office:value-type="float" office:value="8555">
            <text:p>8555</text:p>
          </table:table-cell>
          <table:table-cell office:value-type="float" office:value="7515.1">
            <text:p>7515.1</text:p>
          </table:table-cell>
          <table:table-cell office:value-type="float" office:value="7064">
            <text:p>7064</text:p>
          </table:table-cell>
          <table:table-cell office:value-type="float" office:value="8754">
            <text:p>8754</text:p>
          </table:table-cell>
          <table:table-cell office:value-type="float" office:value="8940">
            <text:p>8940</text:p>
          </table:table-cell>
          <table:table-cell office:value-type="float" office:value="6854">
            <text:p>6854</text:p>
          </table:table-cell>
          <table:table-cell office:value-type="float" office:value="8631">
            <text:p>8631</text:p>
          </table:table-cell>
          <table:table-cell office:value-type="float" office:value="6480">
            <text:p>6480</text:p>
          </table:table-cell>
          <table:table-cell office:value-type="float" office:value="6321">
            <text:p>6321</text:p>
          </table:table-cell>
          <table:table-cell office:value-type="float" office:value="6304">
            <text:p>6304</text:p>
          </table:table-cell>
          <table:table-cell office:value-type="float" office:value="6345">
            <text:p>6345</text:p>
          </table:table-cell>
          <table:table-cell office:value-type="float" office:value="6389">
            <text:p>6389</text:p>
          </table:table-cell>
          <table:table-cell office:value-type="float" office:value="7208.2">
            <text:p>7208.2</text:p>
          </table:table-cell>
          <table:table-cell office:value-type="float" office:value="5640">
            <text:p>5640</text:p>
          </table:table-cell>
          <table:table-cell office:value-type="float" office:value="5793">
            <text:p>5793</text:p>
          </table:table-cell>
          <table:table-cell office:value-type="float" office:value="7109">
            <text:p>7109</text:p>
          </table:table-cell>
          <table:table-cell office:value-type="float" office:value="7641">
            <text:p>7641</text:p>
          </table:table-cell>
          <table:table-cell office:value-type="float" office:value="6576">
            <text:p>6576</text:p>
          </table:table-cell>
          <table:table-cell office:value-type="float" office:value="7620">
            <text:p>7620</text:p>
          </table:table-cell>
          <table:table-cell office:value-type="float" office:value="7878">
            <text:p>7878</text:p>
          </table:table-cell>
          <table:table-cell office:value-type="float" office:value="8177">
            <text:p>8177</text:p>
          </table:table-cell>
          <table:table-cell office:value-type="float" office:value="5611">
            <text:p>5611</text:p>
          </table:table-cell>
          <table:table-cell office:value-type="float" office:value="5674">
            <text:p>5674</text:p>
          </table:table-cell>
          <table:table-cell office:value-type="float" office:value="6771.9">
            <text:p>6771.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7664">
            <text:p>7664</text:p>
          </table:table-cell>
          <table:table-cell office:value-type="float" office:value="9485">
            <text:p>9485</text:p>
          </table:table-cell>
          <table:table-cell office:value-type="float" office:value="9064">
            <text:p>9064</text:p>
          </table:table-cell>
          <table:table-cell office:value-type="float" office:value="7538">
            <text:p>7538</text:p>
          </table:table-cell>
          <table:table-cell office:value-type="float" office:value="10389">
            <text:p>10389</text:p>
          </table:table-cell>
          <table:table-cell office:value-type="float" office:value="7723">
            <text:p>7723</text:p>
          </table:table-cell>
          <table:table-cell office:value-type="float" office:value="8465">
            <text:p>8465</text:p>
          </table:table-cell>
          <table:table-cell office:value-type="float" office:value="11271">
            <text:p>11271</text:p>
          </table:table-cell>
          <table:table-cell office:value-type="float" office:value="7751">
            <text:p>7751</text:p>
          </table:table-cell>
          <table:table-cell office:value-type="float" office:value="9915">
            <text:p>9915</text:p>
          </table:table-cell>
          <table:table-cell office:value-type="float" office:value="8926.5">
            <text:p>8926.5</text:p>
          </table:table-cell>
          <table:table-cell office:value-type="float" office:value="10560">
            <text:p>10560</text:p>
          </table:table-cell>
          <table:table-cell office:value-type="float" office:value="10478">
            <text:p>10478</text:p>
          </table:table-cell>
          <table:table-cell office:value-type="float" office:value="8099">
            <text:p>8099</text:p>
          </table:table-cell>
          <table:table-cell office:value-type="float" office:value="7616">
            <text:p>7616</text:p>
          </table:table-cell>
          <table:table-cell office:value-type="float" office:value="10495">
            <text:p>10495</text:p>
          </table:table-cell>
          <table:table-cell office:value-type="float" office:value="7620">
            <text:p>7620</text:p>
          </table:table-cell>
          <table:table-cell office:value-type="float" office:value="9460">
            <text:p>9460</text:p>
          </table:table-cell>
          <table:table-cell office:value-type="float" office:value="8182">
            <text:p>8182</text:p>
          </table:table-cell>
          <table:table-cell office:value-type="float" office:value="7787">
            <text:p>7787</text:p>
          </table:table-cell>
          <table:table-cell office:value-type="float" office:value="9915">
            <text:p>9915</text:p>
          </table:table-cell>
          <table:table-cell office:value-type="float" office:value="9021.2">
            <text:p>9021.2</text:p>
          </table:table-cell>
          <table:table-cell office:value-type="float" office:value="7766">
            <text:p>7766</text:p>
          </table:table-cell>
          <table:table-cell office:value-type="float" office:value="9213">
            <text:p>9213</text:p>
          </table:table-cell>
          <table:table-cell office:value-type="float" office:value="7714">
            <text:p>7714</text:p>
          </table:table-cell>
          <table:table-cell office:value-type="float" office:value="9646">
            <text:p>9646</text:p>
          </table:table-cell>
          <table:table-cell office:value-type="float" office:value="8681">
            <text:p>8681</text:p>
          </table:table-cell>
          <table:table-cell office:value-type="float" office:value="7432">
            <text:p>7432</text:p>
          </table:table-cell>
          <table:table-cell office:value-type="float" office:value="8867">
            <text:p>8867</text:p>
          </table:table-cell>
          <table:table-cell office:value-type="float" office:value="7511">
            <text:p>7511</text:p>
          </table:table-cell>
          <table:table-cell office:value-type="float" office:value="7395">
            <text:p>7395</text:p>
          </table:table-cell>
          <table:table-cell office:value-type="float" office:value="9245">
            <text:p>9245</text:p>
          </table:table-cell>
          <table:table-cell office:value-type="float" office:value="8347">
            <text:p>8347</text:p>
          </table:table-cell>
          <table:table-cell office:value-type="float" office:value="7812">
            <text:p>7812</text:p>
          </table:table-cell>
          <table:table-cell office:value-type="float" office:value="11224">
            <text:p>11224</text:p>
          </table:table-cell>
          <table:table-cell office:value-type="float" office:value="10090">
            <text:p>10090</text:p>
          </table:table-cell>
          <table:table-cell office:value-type="float" office:value="7917">
            <text:p>7917</text:p>
          </table:table-cell>
          <table:table-cell office:value-type="float" office:value="7969">
            <text:p>7969</text:p>
          </table:table-cell>
          <table:table-cell office:value-type="float" office:value="10593">
            <text:p>10593</text:p>
          </table:table-cell>
          <table:table-cell office:value-type="float" office:value="10075">
            <text:p>10075</text:p>
          </table:table-cell>
          <table:table-cell office:value-type="float" office:value="8316">
            <text:p>8316</text:p>
          </table:table-cell>
          <table:table-cell office:value-type="float" office:value="9521">
            <text:p>9521</text:p>
          </table:table-cell>
          <table:table-cell office:value-type="float" office:value="8316">
            <text:p>8316</text:p>
          </table:table-cell>
          <table:table-cell office:value-type="float" office:value="9183.3">
            <text:p>9183.3</text:p>
          </table:table-cell>
          <table:table-cell office:value-type="float" office:value="237760">
            <text:p>237760</text:p>
          </table:table-cell>
          <table:table-cell office:value-type="float" office:value="235930">
            <text:p>235930</text:p>
          </table:table-cell>
          <table:table-cell office:value-type="float" office:value="230961">
            <text:p>230961</text:p>
          </table:table-cell>
          <table:table-cell office:value-type="float" office:value="237894">
            <text:p>237894</text:p>
          </table:table-cell>
          <table:table-cell office:value-type="float" office:value="227762">
            <text:p>227762</text:p>
          </table:table-cell>
          <table:table-cell office:value-type="float" office:value="233285">
            <text:p>233285</text:p>
          </table:table-cell>
          <table:table-cell office:value-type="float" office:value="241999">
            <text:p>241999</text:p>
          </table:table-cell>
          <table:table-cell office:value-type="float" office:value="238528">
            <text:p>238528</text:p>
          </table:table-cell>
          <table:table-cell office:value-type="float" office:value="239113">
            <text:p>239113</text:p>
          </table:table-cell>
          <table:table-cell office:value-type="float" office:value="228788">
            <text:p>228788</text:p>
          </table:table-cell>
          <table:table-cell office:value-type="float" office:value="235202">
            <text:p>235202</text:p>
          </table:table-cell>
          <table:table-cell office:value-type="float" office:value="211896">
            <text:p>211896</text:p>
          </table:table-cell>
          <table:table-cell office:value-type="float" office:value="210944">
            <text:p>210944</text:p>
          </table:table-cell>
          <table:table-cell office:value-type="float" office:value="201115">
            <text:p>201115</text:p>
          </table:table-cell>
          <table:table-cell office:value-type="float" office:value="205638">
            <text:p>205638</text:p>
          </table:table-cell>
          <table:table-cell office:value-type="float" office:value="214422">
            <text:p>214422</text:p>
          </table:table-cell>
          <table:table-cell office:value-type="float" office:value="205241">
            <text:p>205241</text:p>
          </table:table-cell>
          <table:table-cell office:value-type="float" office:value="196781">
            <text:p>196781</text:p>
          </table:table-cell>
          <table:table-cell office:value-type="float" office:value="195980">
            <text:p>195980</text:p>
          </table:table-cell>
          <table:table-cell office:value-type="float" office:value="218935">
            <text:p>218935</text:p>
          </table:table-cell>
          <table:table-cell office:value-type="float" office:value="213860">
            <text:p>213860</text:p>
          </table:table-cell>
          <table:table-cell office:value-type="float" office:value="207481.2">
            <text:p>207481.2</text:p>
          </table:table-cell>
          <table:table-cell office:value-type="float" office:value="6428">
            <text:p>6428</text:p>
          </table:table-cell>
          <table:table-cell office:value-type="float" office:value="5261">
            <text:p>5261</text:p>
          </table:table-cell>
          <table:table-cell office:value-type="float" office:value="6096">
            <text:p>6096</text:p>
          </table:table-cell>
          <table:table-cell office:value-type="float" office:value="5541">
            <text:p>5541</text:p>
          </table:table-cell>
          <table:table-cell office:value-type="float" office:value="4836">
            <text:p>4836</text:p>
          </table:table-cell>
          <table:table-cell office:value-type="float" office:value="5680">
            <text:p>5680</text:p>
          </table:table-cell>
          <table:table-cell office:value-type="float" office:value="6035">
            <text:p>6035</text:p>
          </table:table-cell>
          <table:table-cell office:value-type="float" office:value="4935">
            <text:p>4935</text:p>
          </table:table-cell>
          <table:table-cell office:value-type="float" office:value="6205">
            <text:p>6205</text:p>
          </table:table-cell>
          <table:table-cell office:value-type="float" office:value="4932">
            <text:p>4932</text:p>
          </table:table-cell>
          <table:table-cell office:value-type="float" office:value="5594.9">
            <text:p>5594.9</text:p>
          </table:table-cell>
          <table:table-cell office:value-type="float" office:value="7211">
            <text:p>7211</text:p>
          </table:table-cell>
          <table:table-cell office:value-type="float" office:value="6122">
            <text:p>6122</text:p>
          </table:table-cell>
          <table:table-cell office:value-type="float" office:value="6479">
            <text:p>6479</text:p>
          </table:table-cell>
          <table:table-cell office:value-type="float" office:value="8618">
            <text:p>8618</text:p>
          </table:table-cell>
          <table:table-cell office:value-type="float" office:value="8024">
            <text:p>8024</text:p>
          </table:table-cell>
          <table:table-cell office:value-type="float" office:value="8086">
            <text:p>8086</text:p>
          </table:table-cell>
          <table:table-cell office:value-type="float" office:value="7485">
            <text:p>7485</text:p>
          </table:table-cell>
          <table:table-cell office:value-type="float" office:value="6115">
            <text:p>6115</text:p>
          </table:table-cell>
          <table:table-cell office:value-type="float" office:value="7462">
            <text:p>7462</text:p>
          </table:table-cell>
          <table:table-cell office:value-type="float" office:value="8286">
            <text:p>8286</text:p>
          </table:table-cell>
          <table:table-cell office:value-type="float" office:value="7388.8">
            <text:p>7388.8</text:p>
          </table:table-cell>
          <table:table-cell office:value-type="float" office:value="6943">
            <text:p>6943</text:p>
          </table:table-cell>
          <table:table-cell office:value-type="float" office:value="6827">
            <text:p>6827</text:p>
          </table:table-cell>
          <table:table-cell office:value-type="float" office:value="6769">
            <text:p>6769</text:p>
          </table:table-cell>
          <table:table-cell office:value-type="float" office:value="8811">
            <text:p>8811</text:p>
          </table:table-cell>
          <table:table-cell office:value-type="float" office:value="8121">
            <text:p>8121</text:p>
          </table:table-cell>
          <table:table-cell office:value-type="float" office:value="9910">
            <text:p>9910</text:p>
          </table:table-cell>
          <table:table-cell office:value-type="float" office:value="7024">
            <text:p>7024</text:p>
          </table:table-cell>
          <table:table-cell office:value-type="float" office:value="6820">
            <text:p>6820</text:p>
          </table:table-cell>
          <table:table-cell office:value-type="float" office:value="7071">
            <text:p>7071</text:p>
          </table:table-cell>
          <table:table-cell office:value-type="float" office:value="9818">
            <text:p>9818</text:p>
          </table:table-cell>
          <table:table-cell office:value-type="float" office:value="7811.4">
            <text:p>7811.4</text:p>
          </table:table-cell>
          <table:table-cell office:value-type="float" office:value="6413">
            <text:p>6413</text:p>
          </table:table-cell>
          <table:table-cell office:value-type="float" office:value="8509">
            <text:p>8509</text:p>
          </table:table-cell>
          <table:table-cell office:value-type="float" office:value="8268">
            <text:p>8268</text:p>
          </table:table-cell>
          <table:table-cell office:value-type="float" office:value="7613">
            <text:p>7613</text:p>
          </table:table-cell>
          <table:table-cell office:value-type="float" office:value="6544">
            <text:p>6544</text:p>
          </table:table-cell>
          <table:table-cell office:value-type="float" office:value="6587">
            <text:p>6587</text:p>
          </table:table-cell>
          <table:table-cell office:value-type="float" office:value="6440">
            <text:p>6440</text:p>
          </table:table-cell>
          <table:table-cell office:value-type="float" office:value="6456">
            <text:p>6456</text:p>
          </table:table-cell>
          <table:table-cell office:value-type="float" office:value="6425">
            <text:p>6425</text:p>
          </table:table-cell>
          <table:table-cell office:value-type="float" office:value="6680">
            <text:p>6680</text:p>
          </table:table-cell>
          <table:table-cell office:value-type="float" office:value="6993.5">
            <text:p>6993.5</text:p>
          </table:table-cell>
          <table:table-cell office:value-type="float" office:value="8224">
            <text:p>8224</text:p>
          </table:table-cell>
          <table:table-cell office:value-type="float" office:value="6424">
            <text:p>6424</text:p>
          </table:table-cell>
          <table:table-cell office:value-type="float" office:value="5651">
            <text:p>5651</text:p>
          </table:table-cell>
          <table:table-cell office:value-type="float" office:value="5959">
            <text:p>5959</text:p>
          </table:table-cell>
          <table:table-cell office:value-type="float" office:value="7511">
            <text:p>7511</text:p>
          </table:table-cell>
          <table:table-cell office:value-type="float" office:value="8201">
            <text:p>8201</text:p>
          </table:table-cell>
          <table:table-cell office:value-type="float" office:value="5646">
            <text:p>5646</text:p>
          </table:table-cell>
          <table:table-cell office:value-type="float" office:value="8309">
            <text:p>8309</text:p>
          </table:table-cell>
          <table:table-cell office:value-type="float" office:value="5699">
            <text:p>5699</text:p>
          </table:table-cell>
          <table:table-cell office:value-type="float" office:value="8098">
            <text:p>8098</text:p>
          </table:table-cell>
          <table:table-cell office:value-type="float" office:value="6972.2">
            <text:p>6972.2</text:p>
          </table:table-cell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9206">
            <text:p>9206</text:p>
          </table:table-cell>
          <table:table-cell office:value-type="float" office:value="7795">
            <text:p>7795</text:p>
          </table:table-cell>
          <table:table-cell office:value-type="float" office:value="7648">
            <text:p>7648</text:p>
          </table:table-cell>
          <table:table-cell office:value-type="float" office:value="8370">
            <text:p>8370</text:p>
          </table:table-cell>
          <table:table-cell office:value-type="float" office:value="9997">
            <text:p>9997</text:p>
          </table:table-cell>
          <table:table-cell office:value-type="float" office:value="9921">
            <text:p>9921</text:p>
          </table:table-cell>
          <table:table-cell office:value-type="float" office:value="10574">
            <text:p>10574</text:p>
          </table:table-cell>
          <table:table-cell office:value-type="float" office:value="9910">
            <text:p>9910</text:p>
          </table:table-cell>
          <table:table-cell office:value-type="float" office:value="7810">
            <text:p>7810</text:p>
          </table:table-cell>
          <table:table-cell office:value-type="float" office:value="7755">
            <text:p>7755</text:p>
          </table:table-cell>
          <table:table-cell office:value-type="float" office:value="8898.6">
            <text:p>8898.6</text:p>
          </table:table-cell>
          <table:table-cell office:value-type="float" office:value="10452">
            <text:p>10452</text:p>
          </table:table-cell>
          <table:table-cell office:value-type="float" office:value="10378">
            <text:p>10378</text:p>
          </table:table-cell>
          <table:table-cell office:value-type="float" office:value="10339">
            <text:p>10339</text:p>
          </table:table-cell>
          <table:table-cell office:value-type="float" office:value="10031">
            <text:p>10031</text:p>
          </table:table-cell>
          <table:table-cell office:value-type="float" office:value="8477">
            <text:p>8477</text:p>
          </table:table-cell>
          <table:table-cell office:value-type="float" office:value="9902">
            <text:p>9902</text:p>
          </table:table-cell>
          <table:table-cell office:value-type="float" office:value="7676">
            <text:p>7676</text:p>
          </table:table-cell>
          <table:table-cell office:value-type="float" office:value="8721">
            <text:p>8721</text:p>
          </table:table-cell>
          <table:table-cell office:value-type="float" office:value="9261">
            <text:p>9261</text:p>
          </table:table-cell>
          <table:table-cell office:value-type="float" office:value="7697">
            <text:p>7697</text:p>
          </table:table-cell>
          <table:table-cell office:value-type="float" office:value="9293.4">
            <text:p>9293.4</text:p>
          </table:table-cell>
          <table:table-cell office:value-type="float" office:value="10124">
            <text:p>10124</text:p>
          </table:table-cell>
          <table:table-cell office:value-type="float" office:value="7528">
            <text:p>7528</text:p>
          </table:table-cell>
          <table:table-cell office:value-type="float" office:value="7553">
            <text:p>7553</text:p>
          </table:table-cell>
          <table:table-cell office:value-type="float" office:value="7744">
            <text:p>7744</text:p>
          </table:table-cell>
          <table:table-cell office:value-type="float" office:value="9391">
            <text:p>9391</text:p>
          </table:table-cell>
          <table:table-cell office:value-type="float" office:value="7605">
            <text:p>7605</text:p>
          </table:table-cell>
          <table:table-cell office:value-type="float" office:value="7562">
            <text:p>7562</text:p>
          </table:table-cell>
          <table:table-cell office:value-type="float" office:value="9180">
            <text:p>9180</text:p>
          </table:table-cell>
          <table:table-cell office:value-type="float" office:value="7859">
            <text:p>7859</text:p>
          </table:table-cell>
          <table:table-cell office:value-type="float" office:value="7461">
            <text:p>7461</text:p>
          </table:table-cell>
          <table:table-cell office:value-type="float" office:value="8200.7">
            <text:p>8200.7</text:p>
          </table:table-cell>
          <table:table-cell office:value-type="float" office:value="10001">
            <text:p>10001</text:p>
          </table:table-cell>
          <table:table-cell office:value-type="float" office:value="8012">
            <text:p>8012</text:p>
          </table:table-cell>
          <table:table-cell office:value-type="float" office:value="8142">
            <text:p>8142</text:p>
          </table:table-cell>
          <table:table-cell office:value-type="float" office:value="10202">
            <text:p>10202</text:p>
          </table:table-cell>
          <table:table-cell office:value-type="float" office:value="8005">
            <text:p>8005</text:p>
          </table:table-cell>
          <table:table-cell office:value-type="float" office:value="7976">
            <text:p>7976</text:p>
          </table:table-cell>
          <table:table-cell office:value-type="float" office:value="8048">
            <text:p>8048</text:p>
          </table:table-cell>
          <table:table-cell office:value-type="float" office:value="8138">
            <text:p>8138</text:p>
          </table:table-cell>
          <table:table-cell office:value-type="float" office:value="10714">
            <text:p>10714</text:p>
          </table:table-cell>
          <table:table-cell office:value-type="float" office:value="10538">
            <text:p>10538</text:p>
          </table:table-cell>
          <table:table-cell office:value-type="float" office:value="8977.6">
            <text:p>8977.6</text:p>
          </table:table-cell>
          <table:table-cell office:value-type="float" office:value="244949">
            <text:p>244949</text:p>
          </table:table-cell>
          <table:table-cell office:value-type="float" office:value="240284">
            <text:p>240284</text:p>
          </table:table-cell>
          <table:table-cell office:value-type="float" office:value="244375">
            <text:p>244375</text:p>
          </table:table-cell>
          <table:table-cell office:value-type="float" office:value="234741">
            <text:p>234741</text:p>
          </table:table-cell>
          <table:table-cell office:value-type="float" office:value="255131">
            <text:p>255131</text:p>
          </table:table-cell>
          <table:table-cell office:value-type="float" office:value="243444">
            <text:p>243444</text:p>
          </table:table-cell>
          <table:table-cell office:value-type="float" office:value="237168">
            <text:p>237168</text:p>
          </table:table-cell>
          <table:table-cell office:value-type="float" office:value="248207">
            <text:p>248207</text:p>
          </table:table-cell>
          <table:table-cell office:value-type="float" office:value="245114">
            <text:p>245114</text:p>
          </table:table-cell>
          <table:table-cell office:value-type="float" office:value="249359">
            <text:p>249359</text:p>
          </table:table-cell>
          <table:table-cell office:value-type="float" office:value="244277.2">
            <text:p>244277.2</text:p>
          </table:table-cell>
          <table:table-cell office:value-type="float" office:value="208854">
            <text:p>208854</text:p>
          </table:table-cell>
          <table:table-cell office:value-type="float" office:value="224176">
            <text:p>224176</text:p>
          </table:table-cell>
          <table:table-cell office:value-type="float" office:value="210993">
            <text:p>210993</text:p>
          </table:table-cell>
          <table:table-cell office:value-type="float" office:value="230906">
            <text:p>230906</text:p>
          </table:table-cell>
          <table:table-cell office:value-type="float" office:value="224396">
            <text:p>224396</text:p>
          </table:table-cell>
          <table:table-cell office:value-type="float" office:value="216009">
            <text:p>216009</text:p>
          </table:table-cell>
          <table:table-cell office:value-type="float" office:value="217146">
            <text:p>217146</text:p>
          </table:table-cell>
          <table:table-cell office:value-type="float" office:value="206082">
            <text:p>206082</text:p>
          </table:table-cell>
          <table:table-cell office:value-type="float" office:value="207703">
            <text:p>207703</text:p>
          </table:table-cell>
          <table:table-cell office:value-type="float" office:value="207735">
            <text:p>207735</text:p>
          </table:table-cell>
          <table:table-cell office:value-type="float" office:value="215400">
            <text:p>215400</text:p>
          </table:table-cell>
          <table:table-cell office:value-type="float" office:value="7802">
            <text:p>7802</text:p>
          </table:table-cell>
          <table:table-cell office:value-type="float" office:value="7140">
            <text:p>7140</text:p>
          </table:table-cell>
          <table:table-cell office:value-type="float" office:value="5080">
            <text:p>5080</text:p>
          </table:table-cell>
          <table:table-cell office:value-type="float" office:value="4961">
            <text:p>4961</text:p>
          </table:table-cell>
          <table:table-cell office:value-type="float" office:value="5004">
            <text:p>5004</text:p>
          </table:table-cell>
          <table:table-cell office:value-type="float" office:value="8199">
            <text:p>8199</text:p>
          </table:table-cell>
          <table:table-cell office:value-type="float" office:value="5011">
            <text:p>5011</text:p>
          </table:table-cell>
          <table:table-cell office:value-type="float" office:value="5021">
            <text:p>5021</text:p>
          </table:table-cell>
          <table:table-cell office:value-type="float" office:value="5873">
            <text:p>5873</text:p>
          </table:table-cell>
          <table:table-cell office:value-type="float" office:value="5060">
            <text:p>5060</text:p>
          </table:table-cell>
          <table:table-cell office:value-type="float" office:value="5915.1">
            <text:p>5915.1</text:p>
          </table:table-cell>
          <table:table-cell office:value-type="float" office:value="6713">
            <text:p>6713</text:p>
          </table:table-cell>
          <table:table-cell office:value-type="float" office:value="6711">
            <text:p>6711</text:p>
          </table:table-cell>
          <table:table-cell office:value-type="float" office:value="8083">
            <text:p>8083</text:p>
          </table:table-cell>
          <table:table-cell office:value-type="float" office:value="6223">
            <text:p>6223</text:p>
          </table:table-cell>
          <table:table-cell office:value-type="float" office:value="8961">
            <text:p>8961</text:p>
          </table:table-cell>
          <table:table-cell office:value-type="float" office:value="7785">
            <text:p>7785</text:p>
          </table:table-cell>
          <table:table-cell office:value-type="float" office:value="6210">
            <text:p>6210</text:p>
          </table:table-cell>
          <table:table-cell office:value-type="float" office:value="9752">
            <text:p>9752</text:p>
          </table:table-cell>
          <table:table-cell office:value-type="float" office:value="6351">
            <text:p>6351</text:p>
          </table:table-cell>
          <table:table-cell office:value-type="float" office:value="6788">
            <text:p>6788</text:p>
          </table:table-cell>
          <table:table-cell office:value-type="float" office:value="7357.7">
            <text:p>7357.7</text:p>
          </table:table-cell>
          <table:table-cell office:value-type="float" office:value="6960">
            <text:p>6960</text:p>
          </table:table-cell>
          <table:table-cell office:value-type="float" office:value="8883">
            <text:p>8883</text:p>
          </table:table-cell>
          <table:table-cell office:value-type="float" office:value="8346">
            <text:p>8346</text:p>
          </table:table-cell>
          <table:table-cell office:value-type="float" office:value="9372">
            <text:p>9372</text:p>
          </table:table-cell>
          <table:table-cell office:value-type="float" office:value="8153">
            <text:p>8153</text:p>
          </table:table-cell>
          <table:table-cell office:value-type="float" office:value="7700">
            <text:p>7700</text:p>
          </table:table-cell>
          <table:table-cell office:value-type="float" office:value="6928">
            <text:p>6928</text:p>
          </table:table-cell>
          <table:table-cell office:value-type="float" office:value="8681">
            <text:p>8681</text:p>
          </table:table-cell>
          <table:table-cell office:value-type="float" office:value="6928">
            <text:p>6928</text:p>
          </table:table-cell>
          <table:table-cell office:value-type="float" office:value="11335">
            <text:p>11335</text:p>
          </table:table-cell>
          <table:table-cell office:value-type="float" office:value="8328.6">
            <text:p>8328.6</text:p>
          </table:table-cell>
          <table:table-cell office:value-type="float" office:value="6559">
            <text:p>6559</text:p>
          </table:table-cell>
          <table:table-cell office:value-type="float" office:value="7863">
            <text:p>7863</text:p>
          </table:table-cell>
          <table:table-cell office:value-type="float" office:value="6624">
            <text:p>6624</text:p>
          </table:table-cell>
          <table:table-cell office:value-type="float" office:value="6554">
            <text:p>6554</text:p>
          </table:table-cell>
          <table:table-cell office:value-type="float" office:value="8464">
            <text:p>8464</text:p>
          </table:table-cell>
          <table:table-cell office:value-type="float" office:value="6478">
            <text:p>6478</text:p>
          </table:table-cell>
          <table:table-cell office:value-type="float" office:value="6525">
            <text:p>6525</text:p>
          </table:table-cell>
          <table:table-cell office:value-type="float" office:value="8568">
            <text:p>8568</text:p>
          </table:table-cell>
          <table:table-cell office:value-type="float" office:value="6547">
            <text:p>6547</text:p>
          </table:table-cell>
          <table:table-cell office:value-type="float" office:value="7648">
            <text:p>7648</text:p>
          </table:table-cell>
          <table:table-cell office:value-type="float" office:value="7183">
            <text:p>7183</text:p>
          </table:table-cell>
          <table:table-cell office:value-type="float" office:value="5838">
            <text:p>5838</text:p>
          </table:table-cell>
          <table:table-cell office:value-type="float" office:value="5929">
            <text:p>5929</text:p>
          </table:table-cell>
          <table:table-cell office:value-type="float" office:value="7918">
            <text:p>7918</text:p>
          </table:table-cell>
          <table:table-cell office:value-type="float" office:value="5791">
            <text:p>5791</text:p>
          </table:table-cell>
          <table:table-cell office:value-type="float" office:value="6093">
            <text:p>6093</text:p>
          </table:table-cell>
          <table:table-cell office:value-type="float" office:value="5712">
            <text:p>5712</text:p>
          </table:table-cell>
          <table:table-cell office:value-type="float" office:value="7622">
            <text:p>7622</text:p>
          </table:table-cell>
          <table:table-cell office:value-type="float" office:value="6874">
            <text:p>6874</text:p>
          </table:table-cell>
          <table:table-cell office:value-type="float" office:value="7753">
            <text:p>7753</text:p>
          </table:table-cell>
          <table:table-cell office:value-type="float" office:value="8139">
            <text:p>8139</text:p>
          </table:table-cell>
          <table:table-cell office:value-type="float" office:value="6766.9">
            <text:p>6766.9</text:p>
          </table:table-cell>
        </table:table-row>
        <table:table-row table:style-name="ro1">
          <table:table-cell office:value-type="float" office:value="7200">
            <text:p>7200</text:p>
          </table:table-cell>
          <table:table-cell office:value-type="float" office:value="9855">
            <text:p>9855</text:p>
          </table:table-cell>
          <table:table-cell office:value-type="float" office:value="12894">
            <text:p>12894</text:p>
          </table:table-cell>
          <table:table-cell office:value-type="float" office:value="10294">
            <text:p>10294</text:p>
          </table:table-cell>
          <table:table-cell office:value-type="float" office:value="8369">
            <text:p>8369</text:p>
          </table:table-cell>
          <table:table-cell office:value-type="float" office:value="9252">
            <text:p>9252</text:p>
          </table:table-cell>
          <table:table-cell office:value-type="float" office:value="9584">
            <text:p>9584</text:p>
          </table:table-cell>
          <table:table-cell office:value-type="float" office:value="13302">
            <text:p>13302</text:p>
          </table:table-cell>
          <table:table-cell office:value-type="float" office:value="8234">
            <text:p>8234</text:p>
          </table:table-cell>
          <table:table-cell office:value-type="float" office:value="10921">
            <text:p>10921</text:p>
          </table:table-cell>
          <table:table-cell office:value-type="float" office:value="11067">
            <text:p>11067</text:p>
          </table:table-cell>
          <table:table-cell office:value-type="float" office:value="10377.2">
            <text:p>10377.2</text:p>
          </table:table-cell>
          <table:table-cell office:value-type="float" office:value="7869">
            <text:p>7869</text:p>
          </table:table-cell>
          <table:table-cell office:value-type="float" office:value="9756">
            <text:p>9756</text:p>
          </table:table-cell>
          <table:table-cell office:value-type="float" office:value="8921">
            <text:p>8921</text:p>
          </table:table-cell>
          <table:table-cell office:value-type="float" office:value="10841">
            <text:p>10841</text:p>
          </table:table-cell>
          <table:table-cell office:value-type="float" office:value="9737">
            <text:p>9737</text:p>
          </table:table-cell>
          <table:table-cell office:value-type="float" office:value="8811">
            <text:p>8811</text:p>
          </table:table-cell>
          <table:table-cell office:value-type="float" office:value="8028">
            <text:p>8028</text:p>
          </table:table-cell>
          <table:table-cell office:value-type="float" office:value="11245">
            <text:p>11245</text:p>
          </table:table-cell>
          <table:table-cell office:value-type="float" office:value="9170">
            <text:p>9170</text:p>
          </table:table-cell>
          <table:table-cell office:value-type="float" office:value="8059">
            <text:p>8059</text:p>
          </table:table-cell>
          <table:table-cell office:value-type="float" office:value="9243.7">
            <text:p>9243.7</text:p>
          </table:table-cell>
          <table:table-cell office:value-type="float" office:value="9636">
            <text:p>9636</text:p>
          </table:table-cell>
          <table:table-cell office:value-type="float" office:value="7931">
            <text:p>7931</text:p>
          </table:table-cell>
          <table:table-cell office:value-type="float" office:value="9436">
            <text:p>9436</text:p>
          </table:table-cell>
          <table:table-cell office:value-type="float" office:value="10734">
            <text:p>10734</text:p>
          </table:table-cell>
          <table:table-cell office:value-type="float" office:value="7788">
            <text:p>7788</text:p>
          </table:table-cell>
          <table:table-cell office:value-type="float" office:value="9619">
            <text:p>9619</text:p>
          </table:table-cell>
          <table:table-cell office:value-type="float" office:value="9589">
            <text:p>9589</text:p>
          </table:table-cell>
          <table:table-cell office:value-type="float" office:value="8352">
            <text:p>8352</text:p>
          </table:table-cell>
          <table:table-cell office:value-type="float" office:value="7575">
            <text:p>7575</text:p>
          </table:table-cell>
          <table:table-cell office:value-type="float" office:value="7582">
            <text:p>7582</text:p>
          </table:table-cell>
          <table:table-cell office:value-type="float" office:value="8824.2">
            <text:p>8824.2</text:p>
          </table:table-cell>
          <table:table-cell office:value-type="float" office:value="8562">
            <text:p>8562</text:p>
          </table:table-cell>
          <table:table-cell office:value-type="float" office:value="8193">
            <text:p>8193</text:p>
          </table:table-cell>
          <table:table-cell office:value-type="float" office:value="8107">
            <text:p>8107</text:p>
          </table:table-cell>
          <table:table-cell office:value-type="float" office:value="9928">
            <text:p>9928</text:p>
          </table:table-cell>
          <table:table-cell office:value-type="float" office:value="10641">
            <text:p>10641</text:p>
          </table:table-cell>
          <table:table-cell office:value-type="float" office:value="8801">
            <text:p>8801</text:p>
          </table:table-cell>
          <table:table-cell office:value-type="float" office:value="11121">
            <text:p>11121</text:p>
          </table:table-cell>
          <table:table-cell office:value-type="float" office:value="8167">
            <text:p>8167</text:p>
          </table:table-cell>
          <table:table-cell office:value-type="float" office:value="8130">
            <text:p>8130</text:p>
          </table:table-cell>
          <table:table-cell office:value-type="float" office:value="8117">
            <text:p>8117</text:p>
          </table:table-cell>
          <table:table-cell office:value-type="float" office:value="8976.7">
            <text:p>8976.7</text:p>
          </table:table-cell>
          <table:table-cell office:value-type="float" office:value="251049">
            <text:p>251049</text:p>
          </table:table-cell>
          <table:table-cell office:value-type="float" office:value="238634">
            <text:p>238634</text:p>
          </table:table-cell>
          <table:table-cell office:value-type="float" office:value="244610">
            <text:p>244610</text:p>
          </table:table-cell>
          <table:table-cell office:value-type="float" office:value="251918">
            <text:p>251918</text:p>
          </table:table-cell>
          <table:table-cell office:value-type="float" office:value="240359">
            <text:p>240359</text:p>
          </table:table-cell>
          <table:table-cell office:value-type="float" office:value="239076">
            <text:p>239076</text:p>
          </table:table-cell>
          <table:table-cell office:value-type="float" office:value="248874">
            <text:p>248874</text:p>
          </table:table-cell>
          <table:table-cell office:value-type="float" office:value="244865">
            <text:p>244865</text:p>
          </table:table-cell>
          <table:table-cell office:value-type="float" office:value="249447">
            <text:p>249447</text:p>
          </table:table-cell>
          <table:table-cell office:value-type="float" office:value="240342">
            <text:p>240342</text:p>
          </table:table-cell>
          <table:table-cell office:value-type="float" office:value="244917.4">
            <text:p>244917.4</text:p>
          </table:table-cell>
          <table:table-cell office:value-type="float" office:value="216923">
            <text:p>216923</text:p>
          </table:table-cell>
          <table:table-cell office:value-type="float" office:value="230199">
            <text:p>230199</text:p>
          </table:table-cell>
          <table:table-cell office:value-type="float" office:value="220737">
            <text:p>220737</text:p>
          </table:table-cell>
          <table:table-cell office:value-type="float" office:value="223131">
            <text:p>223131</text:p>
          </table:table-cell>
          <table:table-cell office:value-type="float" office:value="232884">
            <text:p>232884</text:p>
          </table:table-cell>
          <table:table-cell office:value-type="float" office:value="221268">
            <text:p>221268</text:p>
          </table:table-cell>
          <table:table-cell office:value-type="float" office:value="227071">
            <text:p>227071</text:p>
          </table:table-cell>
          <table:table-cell office:value-type="float" office:value="224602">
            <text:p>224602</text:p>
          </table:table-cell>
          <table:table-cell office:value-type="float" office:value="211956">
            <text:p>211956</text:p>
          </table:table-cell>
          <table:table-cell office:value-type="float" office:value="215132">
            <text:p>215132</text:p>
          </table:table-cell>
          <table:table-cell office:value-type="float" office:value="222390.3">
            <text:p>222390.3</text:p>
          </table:table-cell>
          <table:table-cell office:value-type="float" office:value="7401">
            <text:p>7401</text:p>
          </table:table-cell>
          <table:table-cell office:value-type="float" office:value="5084">
            <text:p>5084</text:p>
          </table:table-cell>
          <table:table-cell office:value-type="float" office:value="7401">
            <text:p>7401</text:p>
          </table:table-cell>
          <table:table-cell office:value-type="float" office:value="8771">
            <text:p>8771</text:p>
          </table:table-cell>
          <table:table-cell office:value-type="float" office:value="5844">
            <text:p>5844</text:p>
          </table:table-cell>
          <table:table-cell office:value-type="float" office:value="8121">
            <text:p>8121</text:p>
          </table:table-cell>
          <table:table-cell office:value-type="float" office:value="5048">
            <text:p>5048</text:p>
          </table:table-cell>
          <table:table-cell office:value-type="float" office:value="5032">
            <text:p>5032</text:p>
          </table:table-cell>
          <table:table-cell office:value-type="float" office:value="5065">
            <text:p>5065</text:p>
          </table:table-cell>
          <table:table-cell office:value-type="float" office:value="6105">
            <text:p>6105</text:p>
          </table:table-cell>
          <table:table-cell office:value-type="float" office:value="6387.2">
            <text:p>6387.2</text:p>
          </table:table-cell>
          <table:table-cell office:value-type="float" office:value="8807">
            <text:p>8807</text:p>
          </table:table-cell>
          <table:table-cell office:value-type="float" office:value="6329">
            <text:p>6329</text:p>
          </table:table-cell>
          <table:table-cell office:value-type="float" office:value="7630">
            <text:p>7630</text:p>
          </table:table-cell>
          <table:table-cell office:value-type="float" office:value="7667">
            <text:p>7667</text:p>
          </table:table-cell>
          <table:table-cell office:value-type="float" office:value="7202">
            <text:p>7202</text:p>
          </table:table-cell>
          <table:table-cell office:value-type="float" office:value="7545">
            <text:p>7545</text:p>
          </table:table-cell>
          <table:table-cell office:value-type="float" office:value="6389">
            <text:p>6389</text:p>
          </table:table-cell>
          <table:table-cell office:value-type="float" office:value="6342">
            <text:p>6342</text:p>
          </table:table-cell>
          <table:table-cell office:value-type="float" office:value="6309">
            <text:p>6309</text:p>
          </table:table-cell>
          <table:table-cell office:value-type="float" office:value="6584">
            <text:p>6584</text:p>
          </table:table-cell>
          <table:table-cell office:value-type="float" office:value="7080.4">
            <text:p>7080.4</text:p>
          </table:table-cell>
          <table:table-cell office:value-type="float" office:value="8496">
            <text:p>8496</text:p>
          </table:table-cell>
          <table:table-cell office:value-type="float" office:value="8066">
            <text:p>8066</text:p>
          </table:table-cell>
          <table:table-cell office:value-type="float" office:value="7291">
            <text:p>7291</text:p>
          </table:table-cell>
          <table:table-cell office:value-type="float" office:value="7206">
            <text:p>7206</text:p>
          </table:table-cell>
          <table:table-cell office:value-type="float" office:value="9298">
            <text:p>9298</text:p>
          </table:table-cell>
          <table:table-cell office:value-type="float" office:value="7210">
            <text:p>7210</text:p>
          </table:table-cell>
          <table:table-cell office:value-type="float" office:value="8927">
            <text:p>8927</text:p>
          </table:table-cell>
          <table:table-cell office:value-type="float" office:value="9551">
            <text:p>9551</text:p>
          </table:table-cell>
          <table:table-cell office:value-type="float" office:value="7060">
            <text:p>7060</text:p>
          </table:table-cell>
          <table:table-cell office:value-type="float" office:value="9354">
            <text:p>9354</text:p>
          </table:table-cell>
          <table:table-cell office:value-type="float" office:value="8245.9">
            <text:p>8245.9</text:p>
          </table:table-cell>
          <table:table-cell office:value-type="float" office:value="7398">
            <text:p>7398</text:p>
          </table:table-cell>
          <table:table-cell office:value-type="float" office:value="8797">
            <text:p>8797</text:p>
          </table:table-cell>
          <table:table-cell office:value-type="float" office:value="6637">
            <text:p>6637</text:p>
          </table:table-cell>
          <table:table-cell office:value-type="float" office:value="6580">
            <text:p>6580</text:p>
          </table:table-cell>
          <table:table-cell office:value-type="float" office:value="6965">
            <text:p>6965</text:p>
          </table:table-cell>
          <table:table-cell office:value-type="float" office:value="6660">
            <text:p>6660</text:p>
          </table:table-cell>
          <table:table-cell office:value-type="float" office:value="9066">
            <text:p>9066</text:p>
          </table:table-cell>
          <table:table-cell office:value-type="float" office:value="6630">
            <text:p>6630</text:p>
          </table:table-cell>
          <table:table-cell office:value-type="float" office:value="6669">
            <text:p>6669</text:p>
          </table:table-cell>
          <table:table-cell office:value-type="float" office:value="7107">
            <text:p>7107</text:p>
          </table:table-cell>
          <table:table-cell office:value-type="float" office:value="7250.9">
            <text:p>7250.9</text:p>
          </table:table-cell>
          <table:table-cell office:value-type="float" office:value="7907">
            <text:p>7907</text:p>
          </table:table-cell>
          <table:table-cell office:value-type="float" office:value="8437">
            <text:p>8437</text:p>
          </table:table-cell>
          <table:table-cell office:value-type="float" office:value="5873">
            <text:p>5873</text:p>
          </table:table-cell>
          <table:table-cell office:value-type="float" office:value="7359">
            <text:p>7359</text:p>
          </table:table-cell>
          <table:table-cell office:value-type="float" office:value="8240">
            <text:p>8240</text:p>
          </table:table-cell>
          <table:table-cell office:value-type="float" office:value="5895">
            <text:p>5895</text:p>
          </table:table-cell>
          <table:table-cell office:value-type="float" office:value="6348">
            <text:p>6348</text:p>
          </table:table-cell>
          <table:table-cell office:value-type="float" office:value="5893">
            <text:p>5893</text:p>
          </table:table-cell>
          <table:table-cell office:value-type="float" office:value="5843">
            <text:p>5843</text:p>
          </table:table-cell>
          <table:table-cell office:value-type="float" office:value="8181">
            <text:p>8181</text:p>
          </table:table-cell>
          <table:table-cell office:value-type="float" office:value="6997.6">
            <text:p>6997.6</text:p>
          </table:table-cell>
        </table:table-row>
        <table:table-row table:style-name="ro1">
          <table:table-cell office:value-type="float" office:value="7300">
            <text:p>7300</text:p>
          </table:table-cell>
          <table:table-cell office:value-type="float" office:value="11043">
            <text:p>11043</text:p>
          </table:table-cell>
          <table:table-cell office:value-type="float" office:value="8550">
            <text:p>8550</text:p>
          </table:table-cell>
          <table:table-cell office:value-type="float" office:value="11042">
            <text:p>11042</text:p>
          </table:table-cell>
          <table:table-cell office:value-type="float" office:value="8097">
            <text:p>8097</text:p>
          </table:table-cell>
          <table:table-cell office:value-type="float" office:value="10242">
            <text:p>10242</text:p>
          </table:table-cell>
          <table:table-cell office:value-type="float" office:value="9937">
            <text:p>9937</text:p>
          </table:table-cell>
          <table:table-cell office:value-type="float" office:value="10800">
            <text:p>10800</text:p>
          </table:table-cell>
          <table:table-cell office:value-type="float" office:value="8112">
            <text:p>8112</text:p>
          </table:table-cell>
          <table:table-cell office:value-type="float" office:value="8433">
            <text:p>8433</text:p>
          </table:table-cell>
          <table:table-cell office:value-type="float" office:value="8143">
            <text:p>8143</text:p>
          </table:table-cell>
          <table:table-cell office:value-type="float" office:value="9439.9">
            <text:p>9439.9</text:p>
          </table:table-cell>
          <table:table-cell office:value-type="float" office:value="8110">
            <text:p>8110</text:p>
          </table:table-cell>
          <table:table-cell office:value-type="float" office:value="9344">
            <text:p>9344</text:p>
          </table:table-cell>
          <table:table-cell office:value-type="float" office:value="8074">
            <text:p>8074</text:p>
          </table:table-cell>
          <table:table-cell office:value-type="float" office:value="7817">
            <text:p>7817</text:p>
          </table:table-cell>
          <table:table-cell office:value-type="float" office:value="9494">
            <text:p>9494</text:p>
          </table:table-cell>
          <table:table-cell office:value-type="float" office:value="9200">
            <text:p>9200</text:p>
          </table:table-cell>
          <table:table-cell office:value-type="float" office:value="8552">
            <text:p>8552</text:p>
          </table:table-cell>
          <table:table-cell office:value-type="float" office:value="7746">
            <text:p>7746</text:p>
          </table:table-cell>
          <table:table-cell office:value-type="float" office:value="10325">
            <text:p>10325</text:p>
          </table:table-cell>
          <table:table-cell office:value-type="float" office:value="7795">
            <text:p>7795</text:p>
          </table:table-cell>
          <table:table-cell office:value-type="float" office:value="8645.7">
            <text:p>8645.7</text:p>
          </table:table-cell>
          <table:table-cell office:value-type="float" office:value="9581">
            <text:p>9581</text:p>
          </table:table-cell>
          <table:table-cell office:value-type="float" office:value="7724">
            <text:p>7724</text:p>
          </table:table-cell>
          <table:table-cell office:value-type="float" office:value="7757">
            <text:p>7757</text:p>
          </table:table-cell>
          <table:table-cell office:value-type="float" office:value="9419">
            <text:p>9419</text:p>
          </table:table-cell>
          <table:table-cell office:value-type="float" office:value="9290">
            <text:p>9290</text:p>
          </table:table-cell>
          <table:table-cell office:value-type="float" office:value="9898">
            <text:p>9898</text:p>
          </table:table-cell>
          <table:table-cell office:value-type="float" office:value="8523">
            <text:p>8523</text:p>
          </table:table-cell>
          <table:table-cell office:value-type="float" office:value="7797">
            <text:p>7797</text:p>
          </table:table-cell>
          <table:table-cell office:value-type="float" office:value="7677">
            <text:p>7677</text:p>
          </table:table-cell>
          <table:table-cell office:value-type="float" office:value="10715">
            <text:p>10715</text:p>
          </table:table-cell>
          <table:table-cell office:value-type="float" office:value="8838.1">
            <text:p>8838.1</text:p>
          </table:table-cell>
          <table:table-cell office:value-type="float" office:value="9877">
            <text:p>9877</text:p>
          </table:table-cell>
          <table:table-cell office:value-type="float" office:value="8269">
            <text:p>8269</text:p>
          </table:table-cell>
          <table:table-cell office:value-type="float" office:value="10141">
            <text:p>10141</text:p>
          </table:table-cell>
          <table:table-cell office:value-type="float" office:value="10592">
            <text:p>10592</text:p>
          </table:table-cell>
          <table:table-cell office:value-type="float" office:value="8857">
            <text:p>8857</text:p>
          </table:table-cell>
          <table:table-cell office:value-type="float" office:value="8558">
            <text:p>8558</text:p>
          </table:table-cell>
          <table:table-cell office:value-type="float" office:value="12378">
            <text:p>12378</text:p>
          </table:table-cell>
          <table:table-cell office:value-type="float" office:value="9829">
            <text:p>9829</text:p>
          </table:table-cell>
          <table:table-cell office:value-type="float" office:value="8776">
            <text:p>8776</text:p>
          </table:table-cell>
          <table:table-cell office:value-type="float" office:value="11321">
            <text:p>11321</text:p>
          </table:table-cell>
          <table:table-cell office:value-type="float" office:value="9859.8">
            <text:p>9859.8</text:p>
          </table:table-cell>
          <table:table-cell office:value-type="float" office:value="263009">
            <text:p>263009</text:p>
          </table:table-cell>
          <table:table-cell office:value-type="float" office:value="247139">
            <text:p>247139</text:p>
          </table:table-cell>
          <table:table-cell office:value-type="float" office:value="246324">
            <text:p>246324</text:p>
          </table:table-cell>
          <table:table-cell office:value-type="float" office:value="257336">
            <text:p>257336</text:p>
          </table:table-cell>
          <table:table-cell office:value-type="float" office:value="261768">
            <text:p>261768</text:p>
          </table:table-cell>
          <table:table-cell office:value-type="float" office:value="247350">
            <text:p>247350</text:p>
          </table:table-cell>
          <table:table-cell office:value-type="float" office:value="273031">
            <text:p>273031</text:p>
          </table:table-cell>
          <table:table-cell office:value-type="float" office:value="266472">
            <text:p>266472</text:p>
          </table:table-cell>
          <table:table-cell office:value-type="float" office:value="249398">
            <text:p>249398</text:p>
          </table:table-cell>
          <table:table-cell office:value-type="float" office:value="248299">
            <text:p>248299</text:p>
          </table:table-cell>
          <table:table-cell office:value-type="float" office:value="256012.6">
            <text:p>256012.6</text:p>
          </table:table-cell>
          <table:table-cell office:value-type="float" office:value="220821">
            <text:p>220821</text:p>
          </table:table-cell>
          <table:table-cell office:value-type="float" office:value="221238">
            <text:p>221238</text:p>
          </table:table-cell>
          <table:table-cell office:value-type="float" office:value="225837">
            <text:p>225837</text:p>
          </table:table-cell>
          <table:table-cell office:value-type="float" office:value="233726">
            <text:p>233726</text:p>
          </table:table-cell>
          <table:table-cell office:value-type="float" office:value="222656">
            <text:p>222656</text:p>
          </table:table-cell>
          <table:table-cell office:value-type="float" office:value="258929">
            <text:p>258929</text:p>
          </table:table-cell>
          <table:table-cell office:value-type="float" office:value="228939">
            <text:p>228939</text:p>
          </table:table-cell>
          <table:table-cell office:value-type="float" office:value="230644">
            <text:p>230644</text:p>
          </table:table-cell>
          <table:table-cell office:value-type="float" office:value="223909">
            <text:p>223909</text:p>
          </table:table-cell>
          <table:table-cell office:value-type="float" office:value="223064">
            <text:p>223064</text:p>
          </table:table-cell>
          <table:table-cell office:value-type="float" office:value="228976.3">
            <text:p>228976.3</text:p>
          </table:table-cell>
          <table:table-cell office:value-type="float" office:value="5132">
            <text:p>5132</text:p>
          </table:table-cell>
          <table:table-cell office:value-type="float" office:value="5294">
            <text:p>5294</text:p>
          </table:table-cell>
          <table:table-cell office:value-type="float" office:value="5189">
            <text:p>5189</text:p>
          </table:table-cell>
          <table:table-cell office:value-type="float" office:value="5448">
            <text:p>5448</text:p>
          </table:table-cell>
          <table:table-cell office:value-type="float" office:value="5119">
            <text:p>5119</text:p>
          </table:table-cell>
          <table:table-cell office:value-type="float" office:value="5516">
            <text:p>5516</text:p>
          </table:table-cell>
          <table:table-cell office:value-type="float" office:value="5209">
            <text:p>5209</text:p>
          </table:table-cell>
          <table:table-cell office:value-type="float" office:value="5114">
            <text:p>5114</text:p>
          </table:table-cell>
          <table:table-cell office:value-type="float" office:value="7322">
            <text:p>7322</text:p>
          </table:table-cell>
          <table:table-cell office:value-type="float" office:value="7038">
            <text:p>7038</text:p>
          </table:table-cell>
          <table:table-cell office:value-type="float" office:value="5638.1">
            <text:p>5638.1</text:p>
          </table:table-cell>
          <table:table-cell office:value-type="float" office:value="6425">
            <text:p>6425</text:p>
          </table:table-cell>
          <table:table-cell office:value-type="float" office:value="6407">
            <text:p>6407</text:p>
          </table:table-cell>
          <table:table-cell office:value-type="float" office:value="6474">
            <text:p>6474</text:p>
          </table:table-cell>
          <table:table-cell office:value-type="float" office:value="8340">
            <text:p>8340</text:p>
          </table:table-cell>
          <table:table-cell office:value-type="float" office:value="6443">
            <text:p>6443</text:p>
          </table:table-cell>
          <table:table-cell office:value-type="float" office:value="9479">
            <text:p>9479</text:p>
          </table:table-cell>
          <table:table-cell office:value-type="float" office:value="8932">
            <text:p>8932</text:p>
          </table:table-cell>
          <table:table-cell office:value-type="float" office:value="6383">
            <text:p>6383</text:p>
          </table:table-cell>
          <table:table-cell office:value-type="float" office:value="6426">
            <text:p>6426</text:p>
          </table:table-cell>
          <table:table-cell office:value-type="float" office:value="7899">
            <text:p>7899</text:p>
          </table:table-cell>
          <table:table-cell office:value-type="float" office:value="7320.8">
            <text:p>7320.8</text:p>
          </table:table-cell>
          <table:table-cell office:value-type="float" office:value="10473">
            <text:p>10473</text:p>
          </table:table-cell>
          <table:table-cell office:value-type="float" office:value="7142">
            <text:p>7142</text:p>
          </table:table-cell>
          <table:table-cell office:value-type="float" office:value="7074">
            <text:p>7074</text:p>
          </table:table-cell>
          <table:table-cell office:value-type="float" office:value="7209">
            <text:p>7209</text:p>
          </table:table-cell>
          <table:table-cell office:value-type="float" office:value="7119">
            <text:p>7119</text:p>
          </table:table-cell>
          <table:table-cell office:value-type="float" office:value="10193">
            <text:p>10193</text:p>
          </table:table-cell>
          <table:table-cell office:value-type="float" office:value="8020">
            <text:p>8020</text:p>
          </table:table-cell>
          <table:table-cell office:value-type="float" office:value="11258">
            <text:p>11258</text:p>
          </table:table-cell>
          <table:table-cell office:value-type="float" office:value="7141">
            <text:p>7141</text:p>
          </table:table-cell>
          <table:table-cell office:value-type="float" office:value="8728">
            <text:p>8728</text:p>
          </table:table-cell>
          <table:table-cell office:value-type="float" office:value="8435.7">
            <text:p>8435.7</text:p>
          </table:table-cell>
          <table:table-cell office:value-type="float" office:value="9421">
            <text:p>9421</text:p>
          </table:table-cell>
          <table:table-cell office:value-type="float" office:value="6726">
            <text:p>6726</text:p>
          </table:table-cell>
          <table:table-cell office:value-type="float" office:value="10446">
            <text:p>10446</text:p>
          </table:table-cell>
          <table:table-cell office:value-type="float" office:value="6759">
            <text:p>6759</text:p>
          </table:table-cell>
          <table:table-cell office:value-type="float" office:value="6747">
            <text:p>6747</text:p>
          </table:table-cell>
          <table:table-cell office:value-type="float" office:value="10748">
            <text:p>10748</text:p>
          </table:table-cell>
          <table:table-cell office:value-type="float" office:value="6754">
            <text:p>6754</text:p>
          </table:table-cell>
          <table:table-cell office:value-type="float" office:value="7247">
            <text:p>7247</text:p>
          </table:table-cell>
          <table:table-cell office:value-type="float" office:value="6757">
            <text:p>6757</text:p>
          </table:table-cell>
          <table:table-cell office:value-type="float" office:value="6895">
            <text:p>6895</text:p>
          </table:table-cell>
          <table:table-cell office:value-type="float" office:value="7850">
            <text:p>7850</text:p>
          </table:table-cell>
          <table:table-cell office:value-type="float" office:value="7107">
            <text:p>7107</text:p>
          </table:table-cell>
          <table:table-cell office:value-type="float" office:value="7299">
            <text:p>7299</text:p>
          </table:table-cell>
          <table:table-cell office:value-type="float" office:value="6446">
            <text:p>6446</text:p>
          </table:table-cell>
          <table:table-cell office:value-type="float" office:value="5924">
            <text:p>5924</text:p>
          </table:table-cell>
          <table:table-cell office:value-type="float" office:value="7897">
            <text:p>7897</text:p>
          </table:table-cell>
          <table:table-cell office:value-type="float" office:value="6722">
            <text:p>6722</text:p>
          </table:table-cell>
          <table:table-cell office:value-type="float" office:value="5977">
            <text:p>5977</text:p>
          </table:table-cell>
          <table:table-cell office:value-type="float" office:value="5913">
            <text:p>5913</text:p>
          </table:table-cell>
          <table:table-cell office:value-type="float" office:value="7969">
            <text:p>7969</text:p>
          </table:table-cell>
          <table:table-cell office:value-type="float" office:value="5945">
            <text:p>5945</text:p>
          </table:table-cell>
          <table:table-cell office:value-type="float" office:value="6719.9">
            <text:p>6719.9</text:p>
          </table:table-cell>
        </table:table-row>
        <table:table-row table:style-name="ro1">
          <table:table-cell office:value-type="float" office:value="7400">
            <text:p>7400</text:p>
          </table:table-cell>
          <table:table-cell office:value-type="float" office:value="11725">
            <text:p>11725</text:p>
          </table:table-cell>
          <table:table-cell office:value-type="float" office:value="8171">
            <text:p>8171</text:p>
          </table:table-cell>
          <table:table-cell office:value-type="float" office:value="10151">
            <text:p>10151</text:p>
          </table:table-cell>
          <table:table-cell office:value-type="float" office:value="8173">
            <text:p>8173</text:p>
          </table:table-cell>
          <table:table-cell office:value-type="float" office:value="10280">
            <text:p>10280</text:p>
          </table:table-cell>
          <table:table-cell office:value-type="float" office:value="10348">
            <text:p>10348</text:p>
          </table:table-cell>
          <table:table-cell office:value-type="float" office:value="9092">
            <text:p>9092</text:p>
          </table:table-cell>
          <table:table-cell office:value-type="float" office:value="8033">
            <text:p>8033</text:p>
          </table:table-cell>
          <table:table-cell office:value-type="float" office:value="9024">
            <text:p>9024</text:p>
          </table:table-cell>
          <table:table-cell office:value-type="float" office:value="9954">
            <text:p>9954</text:p>
          </table:table-cell>
          <table:table-cell office:value-type="float" office:value="9495.1">
            <text:p>9495.1</text:p>
          </table:table-cell>
          <table:table-cell office:value-type="float" office:value="7962">
            <text:p>7962</text:p>
          </table:table-cell>
          <table:table-cell office:value-type="float" office:value="8232">
            <text:p>8232</text:p>
          </table:table-cell>
          <table:table-cell office:value-type="float" office:value="7999">
            <text:p>7999</text:p>
          </table:table-cell>
          <table:table-cell office:value-type="float" office:value="10114">
            <text:p>10114</text:p>
          </table:table-cell>
          <table:table-cell office:value-type="float" office:value="10964">
            <text:p>10964</text:p>
          </table:table-cell>
          <table:table-cell office:value-type="float" office:value="7963">
            <text:p>7963</text:p>
          </table:table-cell>
          <table:table-cell office:value-type="float" office:value="8731">
            <text:p>8731</text:p>
          </table:table-cell>
          <table:table-cell office:value-type="float" office:value="10713">
            <text:p>10713</text:p>
          </table:table-cell>
          <table:table-cell office:value-type="float" office:value="10307">
            <text:p>10307</text:p>
          </table:table-cell>
          <table:table-cell office:value-type="float" office:value="9899">
            <text:p>9899</text:p>
          </table:table-cell>
          <table:table-cell office:value-type="float" office:value="9288.4">
            <text:p>9288.4</text:p>
          </table:table-cell>
          <table:table-cell office:value-type="float" office:value="10916">
            <text:p>10916</text:p>
          </table:table-cell>
          <table:table-cell office:value-type="float" office:value="12071">
            <text:p>12071</text:p>
          </table:table-cell>
          <table:table-cell office:value-type="float" office:value="7853">
            <text:p>7853</text:p>
          </table:table-cell>
          <table:table-cell office:value-type="float" office:value="10472">
            <text:p>10472</text:p>
          </table:table-cell>
          <table:table-cell office:value-type="float" office:value="8078">
            <text:p>8078</text:p>
          </table:table-cell>
          <table:table-cell office:value-type="float" office:value="7797">
            <text:p>7797</text:p>
          </table:table-cell>
          <table:table-cell office:value-type="float" office:value="10532">
            <text:p>10532</text:p>
          </table:table-cell>
          <table:table-cell office:value-type="float" office:value="9063">
            <text:p>9063</text:p>
          </table:table-cell>
          <table:table-cell office:value-type="float" office:value="8765">
            <text:p>8765</text:p>
          </table:table-cell>
          <table:table-cell office:value-type="float" office:value="8194">
            <text:p>8194</text:p>
          </table:table-cell>
          <table:table-cell office:value-type="float" office:value="9374.1">
            <text:p>9374.1</text:p>
          </table:table-cell>
          <table:table-cell office:value-type="float" office:value="12594">
            <text:p>12594</text:p>
          </table:table-cell>
          <table:table-cell office:value-type="float" office:value="8640">
            <text:p>8640</text:p>
          </table:table-cell>
          <table:table-cell office:value-type="float" office:value="11464">
            <text:p>11464</text:p>
          </table:table-cell>
          <table:table-cell office:value-type="float" office:value="9258">
            <text:p>9258</text:p>
          </table:table-cell>
          <table:table-cell office:value-type="float" office:value="8440">
            <text:p>8440</text:p>
          </table:table-cell>
          <table:table-cell office:value-type="float" office:value="8462">
            <text:p>8462</text:p>
          </table:table-cell>
          <table:table-cell office:value-type="float" office:value="9006">
            <text:p>9006</text:p>
          </table:table-cell>
          <table:table-cell office:value-type="float" office:value="8631">
            <text:p>8631</text:p>
          </table:table-cell>
          <table:table-cell office:value-type="float" office:value="9285">
            <text:p>9285</text:p>
          </table:table-cell>
          <table:table-cell office:value-type="float" office:value="8658">
            <text:p>8658</text:p>
          </table:table-cell>
          <table:table-cell office:value-type="float" office:value="9443.8">
            <text:p>9443.8</text:p>
          </table:table-cell>
          <table:table-cell office:value-type="float" office:value="266871">
            <text:p>266871</text:p>
          </table:table-cell>
          <table:table-cell office:value-type="float" office:value="265074">
            <text:p>265074</text:p>
          </table:table-cell>
          <table:table-cell office:value-type="float" office:value="276699">
            <text:p>276699</text:p>
          </table:table-cell>
          <table:table-cell office:value-type="float" office:value="247825">
            <text:p>247825</text:p>
          </table:table-cell>
          <table:table-cell office:value-type="float" office:value="264189">
            <text:p>264189</text:p>
          </table:table-cell>
          <table:table-cell office:value-type="float" office:value="257971">
            <text:p>257971</text:p>
          </table:table-cell>
          <table:table-cell office:value-type="float" office:value="266620">
            <text:p>266620</text:p>
          </table:table-cell>
          <table:table-cell office:value-type="float" office:value="260709">
            <text:p>260709</text:p>
          </table:table-cell>
          <table:table-cell office:value-type="float" office:value="265919">
            <text:p>265919</text:p>
          </table:table-cell>
          <table:table-cell office:value-type="float" office:value="259219">
            <text:p>259219</text:p>
          </table:table-cell>
          <table:table-cell office:value-type="float" office:value="263109.6">
            <text:p>263109.6</text:p>
          </table:table-cell>
          <table:table-cell office:value-type="float" office:value="230500">
            <text:p>230500</text:p>
          </table:table-cell>
          <table:table-cell office:value-type="float" office:value="234029">
            <text:p>234029</text:p>
          </table:table-cell>
          <table:table-cell office:value-type="float" office:value="240802">
            <text:p>240802</text:p>
          </table:table-cell>
          <table:table-cell office:value-type="float" office:value="234851">
            <text:p>234851</text:p>
          </table:table-cell>
          <table:table-cell office:value-type="float" office:value="228864">
            <text:p>228864</text:p>
          </table:table-cell>
          <table:table-cell office:value-type="float" office:value="227734">
            <text:p>227734</text:p>
          </table:table-cell>
          <table:table-cell office:value-type="float" office:value="236793">
            <text:p>236793</text:p>
          </table:table-cell>
          <table:table-cell office:value-type="float" office:value="228447">
            <text:p>228447</text:p>
          </table:table-cell>
          <table:table-cell office:value-type="float" office:value="237627">
            <text:p>237627</text:p>
          </table:table-cell>
          <table:table-cell office:value-type="float" office:value="234999">
            <text:p>234999</text:p>
          </table:table-cell>
          <table:table-cell office:value-type="float" office:value="233464.6">
            <text:p>233464.6</text:p>
          </table:table-cell>
          <table:table-cell office:value-type="float" office:value="7382">
            <text:p>7382</text:p>
          </table:table-cell>
          <table:table-cell office:value-type="float" office:value="6723">
            <text:p>6723</text:p>
          </table:table-cell>
          <table:table-cell office:value-type="float" office:value="5232">
            <text:p>5232</text:p>
          </table:table-cell>
          <table:table-cell office:value-type="float" office:value="7104">
            <text:p>7104</text:p>
          </table:table-cell>
          <table:table-cell office:value-type="float" office:value="6963">
            <text:p>6963</text:p>
          </table:table-cell>
          <table:table-cell office:value-type="float" office:value="5182">
            <text:p>5182</text:p>
          </table:table-cell>
          <table:table-cell office:value-type="float" office:value="5754">
            <text:p>5754</text:p>
          </table:table-cell>
          <table:table-cell office:value-type="float" office:value="9705">
            <text:p>9705</text:p>
          </table:table-cell>
          <table:table-cell office:value-type="float" office:value="7627">
            <text:p>7627</text:p>
          </table:table-cell>
          <table:table-cell office:value-type="float" office:value="5289">
            <text:p>5289</text:p>
          </table:table-cell>
          <table:table-cell office:value-type="float" office:value="6696.1">
            <text:p>6696.1</text:p>
          </table:table-cell>
          <table:table-cell office:value-type="float" office:value="7467">
            <text:p>7467</text:p>
          </table:table-cell>
          <table:table-cell office:value-type="float" office:value="7131">
            <text:p>7131</text:p>
          </table:table-cell>
          <table:table-cell office:value-type="float" office:value="6536">
            <text:p>6536</text:p>
          </table:table-cell>
          <table:table-cell office:value-type="float" office:value="6500">
            <text:p>6500</text:p>
          </table:table-cell>
          <table:table-cell office:value-type="float" office:value="7204">
            <text:p>7204</text:p>
          </table:table-cell>
          <table:table-cell office:value-type="float" office:value="9940">
            <text:p>9940</text:p>
          </table:table-cell>
          <table:table-cell office:value-type="float" office:value="6508">
            <text:p>6508</text:p>
          </table:table-cell>
          <table:table-cell office:value-type="float" office:value="7934">
            <text:p>7934</text:p>
          </table:table-cell>
          <table:table-cell office:value-type="float" office:value="6681">
            <text:p>6681</text:p>
          </table:table-cell>
          <table:table-cell office:value-type="float" office:value="8455">
            <text:p>8455</text:p>
          </table:table-cell>
          <table:table-cell office:value-type="float" office:value="7435.6">
            <text:p>7435.6</text:p>
          </table:table-cell>
          <table:table-cell office:value-type="float" office:value="9555">
            <text:p>9555</text:p>
          </table:table-cell>
          <table:table-cell office:value-type="float" office:value="9758">
            <text:p>9758</text:p>
          </table:table-cell>
          <table:table-cell office:value-type="float" office:value="9108">
            <text:p>9108</text:p>
          </table:table-cell>
          <table:table-cell office:value-type="float" office:value="7263">
            <text:p>7263</text:p>
          </table:table-cell>
          <table:table-cell office:value-type="float" office:value="7270">
            <text:p>7270</text:p>
          </table:table-cell>
          <table:table-cell office:value-type="float" office:value="10188">
            <text:p>10188</text:p>
          </table:table-cell>
          <table:table-cell office:value-type="float" office:value="7236">
            <text:p>7236</text:p>
          </table:table-cell>
          <table:table-cell office:value-type="float" office:value="7655">
            <text:p>7655</text:p>
          </table:table-cell>
          <table:table-cell office:value-type="float" office:value="7257">
            <text:p>7257</text:p>
          </table:table-cell>
          <table:table-cell office:value-type="float" office:value="8645">
            <text:p>8645</text:p>
          </table:table-cell>
          <table:table-cell office:value-type="float" office:value="8393.5">
            <text:p>8393.5</text:p>
          </table:table-cell>
          <table:table-cell office:value-type="float" office:value="9137">
            <text:p>9137</text:p>
          </table:table-cell>
          <table:table-cell office:value-type="float" office:value="8195">
            <text:p>8195</text:p>
          </table:table-cell>
          <table:table-cell office:value-type="float" office:value="6924">
            <text:p>6924</text:p>
          </table:table-cell>
          <table:table-cell office:value-type="float" office:value="6815">
            <text:p>6815</text:p>
          </table:table-cell>
          <table:table-cell office:value-type="float" office:value="6851">
            <text:p>6851</text:p>
          </table:table-cell>
          <table:table-cell office:value-type="float" office:value="8044">
            <text:p>8044</text:p>
          </table:table-cell>
          <table:table-cell office:value-type="float" office:value="6833">
            <text:p>6833</text:p>
          </table:table-cell>
          <table:table-cell office:value-type="float" office:value="8308">
            <text:p>8308</text:p>
          </table:table-cell>
          <table:table-cell office:value-type="float" office:value="6885">
            <text:p>6885</text:p>
          </table:table-cell>
          <table:table-cell office:value-type="float" office:value="9028">
            <text:p>9028</text:p>
          </table:table-cell>
          <table:table-cell office:value-type="float" office:value="7702">
            <text:p>7702</text:p>
          </table:table-cell>
          <table:table-cell office:value-type="float" office:value="6048">
            <text:p>6048</text:p>
          </table:table-cell>
          <table:table-cell office:value-type="float" office:value="6186">
            <text:p>6186</text:p>
          </table:table-cell>
          <table:table-cell office:value-type="float" office:value="6033">
            <text:p>6033</text:p>
          </table:table-cell>
          <table:table-cell office:value-type="float" office:value="6012">
            <text:p>6012</text:p>
          </table:table-cell>
          <table:table-cell office:value-type="float" office:value="6049">
            <text:p>6049</text:p>
          </table:table-cell>
          <table:table-cell office:value-type="float" office:value="6189">
            <text:p>6189</text:p>
          </table:table-cell>
          <table:table-cell office:value-type="float" office:value="6033">
            <text:p>6033</text:p>
          </table:table-cell>
          <table:table-cell office:value-type="float" office:value="8932">
            <text:p>8932</text:p>
          </table:table-cell>
          <table:table-cell office:value-type="float" office:value="8779">
            <text:p>8779</text:p>
          </table:table-cell>
          <table:table-cell office:value-type="float" office:value="6099">
            <text:p>6099</text:p>
          </table:table-cell>
          <table:table-cell office:value-type="float" office:value="6636">
            <text:p>6636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11110">
            <text:p>11110</text:p>
          </table:table-cell>
          <table:table-cell office:value-type="float" office:value="11113">
            <text:p>11113</text:p>
          </table:table-cell>
          <table:table-cell office:value-type="float" office:value="8073">
            <text:p>8073</text:p>
          </table:table-cell>
          <table:table-cell office:value-type="float" office:value="8245">
            <text:p>8245</text:p>
          </table:table-cell>
          <table:table-cell office:value-type="float" office:value="8193">
            <text:p>8193</text:p>
          </table:table-cell>
          <table:table-cell office:value-type="float" office:value="10243">
            <text:p>10243</text:p>
          </table:table-cell>
          <table:table-cell office:value-type="float" office:value="10752">
            <text:p>10752</text:p>
          </table:table-cell>
          <table:table-cell office:value-type="float" office:value="11650">
            <text:p>11650</text:p>
          </table:table-cell>
          <table:table-cell office:value-type="float" office:value="8405">
            <text:p>8405</text:p>
          </table:table-cell>
          <table:table-cell office:value-type="float" office:value="10299">
            <text:p>10299</text:p>
          </table:table-cell>
          <table:table-cell office:value-type="float" office:value="9808.3">
            <text:p>9808.3</text:p>
          </table:table-cell>
          <table:table-cell office:value-type="float" office:value="8457">
            <text:p>8457</text:p>
          </table:table-cell>
          <table:table-cell office:value-type="float" office:value="8550">
            <text:p>8550</text:p>
          </table:table-cell>
          <table:table-cell office:value-type="float" office:value="12183">
            <text:p>12183</text:p>
          </table:table-cell>
          <table:table-cell office:value-type="float" office:value="8123">
            <text:p>8123</text:p>
          </table:table-cell>
          <table:table-cell office:value-type="float" office:value="8298">
            <text:p>8298</text:p>
          </table:table-cell>
          <table:table-cell office:value-type="float" office:value="10556">
            <text:p>10556</text:p>
          </table:table-cell>
          <table:table-cell office:value-type="float" office:value="10861">
            <text:p>10861</text:p>
          </table:table-cell>
          <table:table-cell office:value-type="float" office:value="10808">
            <text:p>10808</text:p>
          </table:table-cell>
          <table:table-cell office:value-type="float" office:value="10624">
            <text:p>10624</text:p>
          </table:table-cell>
          <table:table-cell office:value-type="float" office:value="10397">
            <text:p>10397</text:p>
          </table:table-cell>
          <table:table-cell office:value-type="float" office:value="9885.7">
            <text:p>9885.7</text:p>
          </table:table-cell>
          <table:table-cell office:value-type="float" office:value="8005">
            <text:p>8005</text:p>
          </table:table-cell>
          <table:table-cell office:value-type="float" office:value="9417">
            <text:p>9417</text:p>
          </table:table-cell>
          <table:table-cell office:value-type="float" office:value="9501">
            <text:p>9501</text:p>
          </table:table-cell>
          <table:table-cell office:value-type="float" office:value="10591">
            <text:p>10591</text:p>
          </table:table-cell>
          <table:table-cell office:value-type="float" office:value="10012">
            <text:p>10012</text:p>
          </table:table-cell>
          <table:table-cell office:value-type="float" office:value="8777">
            <text:p>8777</text:p>
          </table:table-cell>
          <table:table-cell office:value-type="float" office:value="10355">
            <text:p>10355</text:p>
          </table:table-cell>
          <table:table-cell office:value-type="float" office:value="9866">
            <text:p>9866</text:p>
          </table:table-cell>
          <table:table-cell office:value-type="float" office:value="10631">
            <text:p>10631</text:p>
          </table:table-cell>
          <table:table-cell office:value-type="float" office:value="9304">
            <text:p>9304</text:p>
          </table:table-cell>
          <table:table-cell office:value-type="float" office:value="9645.9">
            <text:p>9645.9</text:p>
          </table:table-cell>
          <table:table-cell office:value-type="float" office:value="11416">
            <text:p>11416</text:p>
          </table:table-cell>
          <table:table-cell office:value-type="float" office:value="8512">
            <text:p>8512</text:p>
          </table:table-cell>
          <table:table-cell office:value-type="float" office:value="8692">
            <text:p>8692</text:p>
          </table:table-cell>
          <table:table-cell office:value-type="float" office:value="11597">
            <text:p>11597</text:p>
          </table:table-cell>
          <table:table-cell office:value-type="float" office:value="8455">
            <text:p>8455</text:p>
          </table:table-cell>
          <table:table-cell office:value-type="float" office:value="10639">
            <text:p>10639</text:p>
          </table:table-cell>
          <table:table-cell office:value-type="float" office:value="9658">
            <text:p>9658</text:p>
          </table:table-cell>
          <table:table-cell office:value-type="float" office:value="8473">
            <text:p>8473</text:p>
          </table:table-cell>
          <table:table-cell office:value-type="float" office:value="9637">
            <text:p>9637</text:p>
          </table:table-cell>
          <table:table-cell office:value-type="float" office:value="8886">
            <text:p>8886</text:p>
          </table:table-cell>
          <table:table-cell office:value-type="float" office:value="9596.5">
            <text:p>9596.5</text:p>
          </table:table-cell>
          <table:table-cell office:value-type="float" office:value="272283">
            <text:p>272283</text:p>
          </table:table-cell>
          <table:table-cell office:value-type="float" office:value="276337">
            <text:p>276337</text:p>
          </table:table-cell>
          <table:table-cell office:value-type="float" office:value="273825">
            <text:p>273825</text:p>
          </table:table-cell>
          <table:table-cell office:value-type="float" office:value="277434">
            <text:p>277434</text:p>
          </table:table-cell>
          <table:table-cell office:value-type="float" office:value="270473">
            <text:p>270473</text:p>
          </table:table-cell>
          <table:table-cell office:value-type="float" office:value="263715">
            <text:p>263715</text:p>
          </table:table-cell>
          <table:table-cell office:value-type="float" office:value="274427">
            <text:p>274427</text:p>
          </table:table-cell>
          <table:table-cell office:value-type="float" office:value="278404">
            <text:p>278404</text:p>
          </table:table-cell>
          <table:table-cell office:value-type="float" office:value="262084">
            <text:p>262084</text:p>
          </table:table-cell>
          <table:table-cell office:value-type="float" office:value="264862">
            <text:p>264862</text:p>
          </table:table-cell>
          <table:table-cell office:value-type="float" office:value="271384.4">
            <text:p>271384.4</text:p>
          </table:table-cell>
          <table:table-cell office:value-type="float" office:value="238155">
            <text:p>238155</text:p>
          </table:table-cell>
          <table:table-cell office:value-type="float" office:value="240186">
            <text:p>240186</text:p>
          </table:table-cell>
          <table:table-cell office:value-type="float" office:value="251344">
            <text:p>251344</text:p>
          </table:table-cell>
          <table:table-cell office:value-type="float" office:value="229371">
            <text:p>229371</text:p>
          </table:table-cell>
          <table:table-cell office:value-type="float" office:value="230773">
            <text:p>230773</text:p>
          </table:table-cell>
          <table:table-cell office:value-type="float" office:value="242019">
            <text:p>242019</text:p>
          </table:table-cell>
          <table:table-cell office:value-type="float" office:value="246057">
            <text:p>246057</text:p>
          </table:table-cell>
          <table:table-cell office:value-type="float" office:value="250104">
            <text:p>250104</text:p>
          </table:table-cell>
          <table:table-cell office:value-type="float" office:value="228597">
            <text:p>228597</text:p>
          </table:table-cell>
          <table:table-cell office:value-type="float" office:value="236408">
            <text:p>236408</text:p>
          </table:table-cell>
          <table:table-cell office:value-type="float" office:value="239301.4">
            <text:p>239301.4</text:p>
          </table:table-cell>
          <table:table-cell office:value-type="float" office:value="5310">
            <text:p>5310</text:p>
          </table:table-cell>
          <table:table-cell office:value-type="float" office:value="5294">
            <text:p>5294</text:p>
          </table:table-cell>
          <table:table-cell office:value-type="float" office:value="5344">
            <text:p>5344</text:p>
          </table:table-cell>
          <table:table-cell office:value-type="float" office:value="5288">
            <text:p>5288</text:p>
          </table:table-cell>
          <table:table-cell office:value-type="float" office:value="7335">
            <text:p>7335</text:p>
          </table:table-cell>
          <table:table-cell office:value-type="float" office:value="6117">
            <text:p>6117</text:p>
          </table:table-cell>
          <table:table-cell office:value-type="float" office:value="5342">
            <text:p>5342</text:p>
          </table:table-cell>
          <table:table-cell office:value-type="float" office:value="5950">
            <text:p>5950</text:p>
          </table:table-cell>
          <table:table-cell office:value-type="float" office:value="5325">
            <text:p>5325</text:p>
          </table:table-cell>
          <table:table-cell office:value-type="float" office:value="6277">
            <text:p>6277</text:p>
          </table:table-cell>
          <table:table-cell office:value-type="float" office:value="5758.2">
            <text:p>5758.2</text:p>
          </table:table-cell>
          <table:table-cell office:value-type="float" office:value="6731">
            <text:p>6731</text:p>
          </table:table-cell>
          <table:table-cell office:value-type="float" office:value="6636">
            <text:p>6636</text:p>
          </table:table-cell>
          <table:table-cell office:value-type="float" office:value="6555">
            <text:p>6555</text:p>
          </table:table-cell>
          <table:table-cell office:value-type="float" office:value="6614">
            <text:p>6614</text:p>
          </table:table-cell>
          <table:table-cell office:value-type="float" office:value="8744">
            <text:p>8744</text:p>
          </table:table-cell>
          <table:table-cell office:value-type="float" office:value="8809">
            <text:p>8809</text:p>
          </table:table-cell>
          <table:table-cell office:value-type="float" office:value="6650">
            <text:p>6650</text:p>
          </table:table-cell>
          <table:table-cell office:value-type="float" office:value="6975">
            <text:p>6975</text:p>
          </table:table-cell>
          <table:table-cell office:value-type="float" office:value="8784">
            <text:p>8784</text:p>
          </table:table-cell>
          <table:table-cell office:value-type="float" office:value="7809">
            <text:p>7809</text:p>
          </table:table-cell>
          <table:table-cell office:value-type="float" office:value="7430.7">
            <text:p>7430.7</text:p>
          </table:table-cell>
          <table:table-cell office:value-type="float" office:value="8214">
            <text:p>8214</text:p>
          </table:table-cell>
          <table:table-cell office:value-type="float" office:value="8540">
            <text:p>8540</text:p>
          </table:table-cell>
          <table:table-cell office:value-type="float" office:value="7287">
            <text:p>7287</text:p>
          </table:table-cell>
          <table:table-cell office:value-type="float" office:value="7370">
            <text:p>7370</text:p>
          </table:table-cell>
          <table:table-cell office:value-type="float" office:value="8475">
            <text:p>8475</text:p>
          </table:table-cell>
          <table:table-cell office:value-type="float" office:value="9808">
            <text:p>9808</text:p>
          </table:table-cell>
          <table:table-cell office:value-type="float" office:value="7311">
            <text:p>7311</text:p>
          </table:table-cell>
          <table:table-cell office:value-type="float" office:value="7310">
            <text:p>7310</text:p>
          </table:table-cell>
          <table:table-cell office:value-type="float" office:value="8030">
            <text:p>8030</text:p>
          </table:table-cell>
          <table:table-cell office:value-type="float" office:value="7403">
            <text:p>7403</text:p>
          </table:table-cell>
          <table:table-cell office:value-type="float" office:value="7974.8">
            <text:p>7974.8</text:p>
          </table:table-cell>
          <table:table-cell office:value-type="float" office:value="8874">
            <text:p>8874</text:p>
          </table:table-cell>
          <table:table-cell office:value-type="float" office:value="9262">
            <text:p>9262</text:p>
          </table:table-cell>
          <table:table-cell office:value-type="float" office:value="6948">
            <text:p>6948</text:p>
          </table:table-cell>
          <table:table-cell office:value-type="float" office:value="9025">
            <text:p>9025</text:p>
          </table:table-cell>
          <table:table-cell office:value-type="float" office:value="7083">
            <text:p>7083</text:p>
          </table:table-cell>
          <table:table-cell office:value-type="float" office:value="7047">
            <text:p>7047</text:p>
          </table:table-cell>
          <table:table-cell office:value-type="float" office:value="8941">
            <text:p>8941</text:p>
          </table:table-cell>
          <table:table-cell office:value-type="float" office:value="8931">
            <text:p>8931</text:p>
          </table:table-cell>
          <table:table-cell office:value-type="float" office:value="9232">
            <text:p>9232</text:p>
          </table:table-cell>
          <table:table-cell office:value-type="float" office:value="9237">
            <text:p>9237</text:p>
          </table:table-cell>
          <table:table-cell office:value-type="float" office:value="8458">
            <text:p>8458</text:p>
          </table:table-cell>
          <table:table-cell office:value-type="float" office:value="8760">
            <text:p>8760</text:p>
          </table:table-cell>
          <table:table-cell office:value-type="float" office:value="7103">
            <text:p>7103</text:p>
          </table:table-cell>
          <table:table-cell office:value-type="float" office:value="6127">
            <text:p>6127</text:p>
          </table:table-cell>
          <table:table-cell office:value-type="float" office:value="6095">
            <text:p>6095</text:p>
          </table:table-cell>
          <table:table-cell office:value-type="float" office:value="6212">
            <text:p>6212</text:p>
          </table:table-cell>
          <table:table-cell office:value-type="float" office:value="6138">
            <text:p>6138</text:p>
          </table:table-cell>
          <table:table-cell office:value-type="float" office:value="6106">
            <text:p>6106</text:p>
          </table:table-cell>
          <table:table-cell office:value-type="float" office:value="6521">
            <text:p>6521</text:p>
          </table:table-cell>
          <table:table-cell office:value-type="float" office:value="6402">
            <text:p>6402</text:p>
          </table:table-cell>
          <table:table-cell office:value-type="float" office:value="6193">
            <text:p>6193</text:p>
          </table:table-cell>
          <table:table-cell office:value-type="float" office:value="6565.7">
            <text:p>6565.7</text:p>
          </table:table-cell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12002">
            <text:p>12002</text:p>
          </table:table-cell>
          <table:table-cell office:value-type="float" office:value="8204">
            <text:p>8204</text:p>
          </table:table-cell>
          <table:table-cell office:value-type="float" office:value="10244">
            <text:p>10244</text:p>
          </table:table-cell>
          <table:table-cell office:value-type="float" office:value="8656">
            <text:p>8656</text:p>
          </table:table-cell>
          <table:table-cell office:value-type="float" office:value="9841">
            <text:p>9841</text:p>
          </table:table-cell>
          <table:table-cell office:value-type="float" office:value="12825">
            <text:p>12825</text:p>
          </table:table-cell>
          <table:table-cell office:value-type="float" office:value="10583">
            <text:p>10583</text:p>
          </table:table-cell>
          <table:table-cell office:value-type="float" office:value="9555">
            <text:p>9555</text:p>
          </table:table-cell>
          <table:table-cell office:value-type="float" office:value="10567">
            <text:p>10567</text:p>
          </table:table-cell>
          <table:table-cell office:value-type="float" office:value="11768">
            <text:p>11768</text:p>
          </table:table-cell>
          <table:table-cell office:value-type="float" office:value="10424.5">
            <text:p>10424.5</text:p>
          </table:table-cell>
          <table:table-cell office:value-type="float" office:value="10394">
            <text:p>10394</text:p>
          </table:table-cell>
          <table:table-cell office:value-type="float" office:value="11191">
            <text:p>11191</text:p>
          </table:table-cell>
          <table:table-cell office:value-type="float" office:value="8346">
            <text:p>8346</text:p>
          </table:table-cell>
          <table:table-cell office:value-type="float" office:value="9040">
            <text:p>9040</text:p>
          </table:table-cell>
          <table:table-cell office:value-type="float" office:value="8752">
            <text:p>8752</text:p>
          </table:table-cell>
          <table:table-cell office:value-type="float" office:value="8384">
            <text:p>8384</text:p>
          </table:table-cell>
          <table:table-cell office:value-type="float" office:value="9590">
            <text:p>9590</text:p>
          </table:table-cell>
          <table:table-cell office:value-type="float" office:value="12442">
            <text:p>12442</text:p>
          </table:table-cell>
          <table:table-cell office:value-type="float" office:value="9133">
            <text:p>9133</text:p>
          </table:table-cell>
          <table:table-cell office:value-type="float" office:value="10644">
            <text:p>10644</text:p>
          </table:table-cell>
          <table:table-cell office:value-type="float" office:value="9791.6">
            <text:p>9791.6</text:p>
          </table:table-cell>
          <table:table-cell office:value-type="float" office:value="10059">
            <text:p>10059</text:p>
          </table:table-cell>
          <table:table-cell office:value-type="float" office:value="8484">
            <text:p>8484</text:p>
          </table:table-cell>
          <table:table-cell office:value-type="float" office:value="8162">
            <text:p>8162</text:p>
          </table:table-cell>
          <table:table-cell office:value-type="float" office:value="8628">
            <text:p>8628</text:p>
          </table:table-cell>
          <table:table-cell office:value-type="float" office:value="10421">
            <text:p>10421</text:p>
          </table:table-cell>
          <table:table-cell office:value-type="float" office:value="8024">
            <text:p>8024</text:p>
          </table:table-cell>
          <table:table-cell office:value-type="float" office:value="8209">
            <text:p>8209</text:p>
          </table:table-cell>
          <table:table-cell office:value-type="float" office:value="8093">
            <text:p>8093</text:p>
          </table:table-cell>
          <table:table-cell office:value-type="float" office:value="10395">
            <text:p>10395</text:p>
          </table:table-cell>
          <table:table-cell office:value-type="float" office:value="11173">
            <text:p>11173</text:p>
          </table:table-cell>
          <table:table-cell office:value-type="float" office:value="9164.8">
            <text:p>9164.8</text:p>
          </table:table-cell>
          <table:table-cell office:value-type="float" office:value="10223">
            <text:p>10223</text:p>
          </table:table-cell>
          <table:table-cell office:value-type="float" office:value="10491">
            <text:p>10491</text:p>
          </table:table-cell>
          <table:table-cell office:value-type="float" office:value="8771">
            <text:p>8771</text:p>
          </table:table-cell>
          <table:table-cell office:value-type="float" office:value="12037">
            <text:p>12037</text:p>
          </table:table-cell>
          <table:table-cell office:value-type="float" office:value="9145">
            <text:p>9145</text:p>
          </table:table-cell>
          <table:table-cell office:value-type="float" office:value="10328">
            <text:p>10328</text:p>
          </table:table-cell>
          <table:table-cell office:value-type="float" office:value="10623">
            <text:p>10623</text:p>
          </table:table-cell>
          <table:table-cell office:value-type="float" office:value="8621">
            <text:p>8621</text:p>
          </table:table-cell>
          <table:table-cell office:value-type="float" office:value="9232">
            <text:p>9232</text:p>
          </table:table-cell>
          <table:table-cell office:value-type="float" office:value="8873">
            <text:p>8873</text:p>
          </table:table-cell>
          <table:table-cell office:value-type="float" office:value="9834.4">
            <text:p>9834.4</text:p>
          </table:table-cell>
          <table:table-cell office:value-type="float" office:value="266661">
            <text:p>266661</text:p>
          </table:table-cell>
          <table:table-cell office:value-type="float" office:value="267469">
            <text:p>267469</text:p>
          </table:table-cell>
          <table:table-cell office:value-type="float" office:value="278844">
            <text:p>278844</text:p>
          </table:table-cell>
          <table:table-cell office:value-type="float" office:value="305373">
            <text:p>305373</text:p>
          </table:table-cell>
          <table:table-cell office:value-type="float" office:value="302997">
            <text:p>302997</text:p>
          </table:table-cell>
          <table:table-cell office:value-type="float" office:value="270971">
            <text:p>270971</text:p>
          </table:table-cell>
          <table:table-cell office:value-type="float" office:value="275392">
            <text:p>275392</text:p>
          </table:table-cell>
          <table:table-cell office:value-type="float" office:value="301944">
            <text:p>301944</text:p>
          </table:table-cell>
          <table:table-cell office:value-type="float" office:value="298932">
            <text:p>298932</text:p>
          </table:table-cell>
          <table:table-cell office:value-type="float" office:value="295470">
            <text:p>295470</text:p>
          </table:table-cell>
          <table:table-cell office:value-type="float" office:value="286405.3">
            <text:p>286405.3</text:p>
          </table:table-cell>
          <table:table-cell office:value-type="float" office:value="238586">
            <text:p>238586</text:p>
          </table:table-cell>
          <table:table-cell office:value-type="float" office:value="245879">
            <text:p>245879</text:p>
          </table:table-cell>
          <table:table-cell office:value-type="float" office:value="254812">
            <text:p>254812</text:p>
          </table:table-cell>
          <table:table-cell office:value-type="float" office:value="268679">
            <text:p>268679</text:p>
          </table:table-cell>
          <table:table-cell office:value-type="float" office:value="251438">
            <text:p>251438</text:p>
          </table:table-cell>
          <table:table-cell office:value-type="float" office:value="250067">
            <text:p>250067</text:p>
          </table:table-cell>
          <table:table-cell office:value-type="float" office:value="252266">
            <text:p>252266</text:p>
          </table:table-cell>
          <table:table-cell office:value-type="float" office:value="266910">
            <text:p>266910</text:p>
          </table:table-cell>
          <table:table-cell office:value-type="float" office:value="266206">
            <text:p>266206</text:p>
          </table:table-cell>
          <table:table-cell office:value-type="float" office:value="257278">
            <text:p>257278</text:p>
          </table:table-cell>
          <table:table-cell office:value-type="float" office:value="255212.1">
            <text:p>255212.1</text:p>
          </table:table-cell>
          <table:table-cell office:value-type="float" office:value="7540">
            <text:p>7540</text:p>
          </table:table-cell>
          <table:table-cell office:value-type="float" office:value="5393">
            <text:p>5393</text:p>
          </table:table-cell>
          <table:table-cell office:value-type="float" office:value="5618">
            <text:p>5618</text:p>
          </table:table-cell>
          <table:table-cell office:value-type="float" office:value="6253">
            <text:p>6253</text:p>
          </table:table-cell>
          <table:table-cell office:value-type="float" office:value="7730">
            <text:p>7730</text:p>
          </table:table-cell>
          <table:table-cell office:value-type="float" office:value="7174">
            <text:p>7174</text:p>
          </table:table-cell>
          <table:table-cell office:value-type="float" office:value="6752">
            <text:p>6752</text:p>
          </table:table-cell>
          <table:table-cell office:value-type="float" office:value="5448">
            <text:p>5448</text:p>
          </table:table-cell>
          <table:table-cell office:value-type="float" office:value="5486">
            <text:p>5486</text:p>
          </table:table-cell>
          <table:table-cell office:value-type="float" office:value="9130">
            <text:p>9130</text:p>
          </table:table-cell>
          <table:table-cell office:value-type="float" office:value="6652.4">
            <text:p>6652.4</text:p>
          </table:table-cell>
          <table:table-cell office:value-type="float" office:value="6722">
            <text:p>6722</text:p>
          </table:table-cell>
          <table:table-cell office:value-type="float" office:value="8841">
            <text:p>8841</text:p>
          </table:table-cell>
          <table:table-cell office:value-type="float" office:value="9175">
            <text:p>9175</text:p>
          </table:table-cell>
          <table:table-cell office:value-type="float" office:value="7108">
            <text:p>7108</text:p>
          </table:table-cell>
          <table:table-cell office:value-type="float" office:value="7231">
            <text:p>7231</text:p>
          </table:table-cell>
          <table:table-cell office:value-type="float" office:value="6807">
            <text:p>6807</text:p>
          </table:table-cell>
          <table:table-cell office:value-type="float" office:value="9428">
            <text:p>9428</text:p>
          </table:table-cell>
          <table:table-cell office:value-type="float" office:value="7421">
            <text:p>7421</text:p>
          </table:table-cell>
          <table:table-cell office:value-type="float" office:value="7767">
            <text:p>7767</text:p>
          </table:table-cell>
          <table:table-cell office:value-type="float" office:value="7424">
            <text:p>7424</text:p>
          </table:table-cell>
          <table:table-cell office:value-type="float" office:value="7792.4">
            <text:p>7792.4</text:p>
          </table:table-cell>
          <table:table-cell office:value-type="float" office:value="7427">
            <text:p>7427</text:p>
          </table:table-cell>
          <table:table-cell office:value-type="float" office:value="7454">
            <text:p>7454</text:p>
          </table:table-cell>
          <table:table-cell office:value-type="float" office:value="8036">
            <text:p>8036</text:p>
          </table:table-cell>
          <table:table-cell office:value-type="float" office:value="7882">
            <text:p>7882</text:p>
          </table:table-cell>
          <table:table-cell office:value-type="float" office:value="10616">
            <text:p>10616</text:p>
          </table:table-cell>
          <table:table-cell office:value-type="float" office:value="7456">
            <text:p>7456</text:p>
          </table:table-cell>
          <table:table-cell office:value-type="float" office:value="7753">
            <text:p>7753</text:p>
          </table:table-cell>
          <table:table-cell office:value-type="float" office:value="9999">
            <text:p>9999</text:p>
          </table:table-cell>
          <table:table-cell office:value-type="float" office:value="9713">
            <text:p>9713</text:p>
          </table:table-cell>
          <table:table-cell office:value-type="float" office:value="7425">
            <text:p>7425</text:p>
          </table:table-cell>
          <table:table-cell office:value-type="float" office:value="8376.1">
            <text:p>8376.1</text:p>
          </table:table-cell>
          <table:table-cell office:value-type="float" office:value="9542">
            <text:p>9542</text:p>
          </table:table-cell>
          <table:table-cell office:value-type="float" office:value="7112">
            <text:p>7112</text:p>
          </table:table-cell>
          <table:table-cell office:value-type="float" office:value="9935">
            <text:p>9935</text:p>
          </table:table-cell>
          <table:table-cell office:value-type="float" office:value="8901">
            <text:p>8901</text:p>
          </table:table-cell>
          <table:table-cell office:value-type="float" office:value="9366">
            <text:p>9366</text:p>
          </table:table-cell>
          <table:table-cell office:value-type="float" office:value="7067">
            <text:p>7067</text:p>
          </table:table-cell>
          <table:table-cell office:value-type="float" office:value="7167">
            <text:p>7167</text:p>
          </table:table-cell>
          <table:table-cell office:value-type="float" office:value="10473">
            <text:p>10473</text:p>
          </table:table-cell>
          <table:table-cell office:value-type="float" office:value="9244">
            <text:p>9244</text:p>
          </table:table-cell>
          <table:table-cell office:value-type="float" office:value="7084">
            <text:p>7084</text:p>
          </table:table-cell>
          <table:table-cell office:value-type="float" office:value="8589.1">
            <text:p>8589.1</text:p>
          </table:table-cell>
          <table:table-cell office:value-type="float" office:value="6345">
            <text:p>6345</text:p>
          </table:table-cell>
          <table:table-cell office:value-type="float" office:value="6209">
            <text:p>6209</text:p>
          </table:table-cell>
          <table:table-cell office:value-type="float" office:value="8189">
            <text:p>8189</text:p>
          </table:table-cell>
          <table:table-cell office:value-type="float" office:value="8638">
            <text:p>8638</text:p>
          </table:table-cell>
          <table:table-cell office:value-type="float" office:value="6914">
            <text:p>6914</text:p>
          </table:table-cell>
          <table:table-cell office:value-type="float" office:value="8125">
            <text:p>8125</text:p>
          </table:table-cell>
          <table:table-cell office:value-type="float" office:value="6240">
            <text:p>6240</text:p>
          </table:table-cell>
          <table:table-cell office:value-type="float" office:value="8799">
            <text:p>8799</text:p>
          </table:table-cell>
          <table:table-cell office:value-type="float" office:value="6545">
            <text:p>6545</text:p>
          </table:table-cell>
          <table:table-cell office:value-type="float" office:value="8254">
            <text:p>8254</text:p>
          </table:table-cell>
          <table:table-cell office:value-type="float" office:value="7425.8">
            <text:p>7425.8</text:p>
          </table:table-cell>
        </table:table-row>
        <table:table-row table:style-name="ro1">
          <table:table-cell office:value-type="float" office:value="7700">
            <text:p>7700</text:p>
          </table:table-cell>
          <table:table-cell office:value-type="float" office:value="10437">
            <text:p>10437</text:p>
          </table:table-cell>
          <table:table-cell office:value-type="float" office:value="11149">
            <text:p>11149</text:p>
          </table:table-cell>
          <table:table-cell office:value-type="float" office:value="8794">
            <text:p>8794</text:p>
          </table:table-cell>
          <table:table-cell office:value-type="float" office:value="10263">
            <text:p>10263</text:p>
          </table:table-cell>
          <table:table-cell office:value-type="float" office:value="10695">
            <text:p>10695</text:p>
          </table:table-cell>
          <table:table-cell office:value-type="float" office:value="10724">
            <text:p>10724</text:p>
          </table:table-cell>
          <table:table-cell office:value-type="float" office:value="12188">
            <text:p>12188</text:p>
          </table:table-cell>
          <table:table-cell office:value-type="float" office:value="13446">
            <text:p>13446</text:p>
          </table:table-cell>
          <table:table-cell office:value-type="float" office:value="10670">
            <text:p>10670</text:p>
          </table:table-cell>
          <table:table-cell office:value-type="float" office:value="8559">
            <text:p>8559</text:p>
          </table:table-cell>
          <table:table-cell office:value-type="float" office:value="10692.5">
            <text:p>10692.5</text:p>
          </table:table-cell>
          <table:table-cell office:value-type="float" office:value="9726">
            <text:p>9726</text:p>
          </table:table-cell>
          <table:table-cell office:value-type="float" office:value="8748">
            <text:p>8748</text:p>
          </table:table-cell>
          <table:table-cell office:value-type="float" office:value="9831">
            <text:p>9831</text:p>
          </table:table-cell>
          <table:table-cell office:value-type="float" office:value="10458">
            <text:p>10458</text:p>
          </table:table-cell>
          <table:table-cell office:value-type="float" office:value="9900">
            <text:p>9900</text:p>
          </table:table-cell>
          <table:table-cell office:value-type="float" office:value="8323">
            <text:p>8323</text:p>
          </table:table-cell>
          <table:table-cell office:value-type="float" office:value="12202">
            <text:p>12202</text:p>
          </table:table-cell>
          <table:table-cell office:value-type="float" office:value="8543">
            <text:p>8543</text:p>
          </table:table-cell>
          <table:table-cell office:value-type="float" office:value="8445">
            <text:p>8445</text:p>
          </table:table-cell>
          <table:table-cell office:value-type="float" office:value="10466">
            <text:p>10466</text:p>
          </table:table-cell>
          <table:table-cell office:value-type="float" office:value="9664.2">
            <text:p>9664.2</text:p>
          </table:table-cell>
          <table:table-cell office:value-type="float" office:value="8379">
            <text:p>8379</text:p>
          </table:table-cell>
          <table:table-cell office:value-type="float" office:value="8244">
            <text:p>8244</text:p>
          </table:table-cell>
          <table:table-cell office:value-type="float" office:value="13738">
            <text:p>13738</text:p>
          </table:table-cell>
          <table:table-cell office:value-type="float" office:value="9311">
            <text:p>9311</text:p>
          </table:table-cell>
          <table:table-cell office:value-type="float" office:value="8430">
            <text:p>8430</text:p>
          </table:table-cell>
          <table:table-cell office:value-type="float" office:value="8177">
            <text:p>8177</text:p>
          </table:table-cell>
          <table:table-cell office:value-type="float" office:value="9999">
            <text:p>9999</text:p>
          </table:table-cell>
          <table:table-cell office:value-type="float" office:value="8169">
            <text:p>8169</text:p>
          </table:table-cell>
          <table:table-cell office:value-type="float" office:value="8213">
            <text:p>8213</text:p>
          </table:table-cell>
          <table:table-cell office:value-type="float" office:value="8226">
            <text:p>8226</text:p>
          </table:table-cell>
          <table:table-cell office:value-type="float" office:value="9088.6">
            <text:p>9088.6</text:p>
          </table:table-cell>
          <table:table-cell office:value-type="float" office:value="11366">
            <text:p>11366</text:p>
          </table:table-cell>
          <table:table-cell office:value-type="float" office:value="8814">
            <text:p>8814</text:p>
          </table:table-cell>
          <table:table-cell office:value-type="float" office:value="9270">
            <text:p>9270</text:p>
          </table:table-cell>
          <table:table-cell office:value-type="float" office:value="10356">
            <text:p>10356</text:p>
          </table:table-cell>
          <table:table-cell office:value-type="float" office:value="13869">
            <text:p>13869</text:p>
          </table:table-cell>
          <table:table-cell office:value-type="float" office:value="10928">
            <text:p>10928</text:p>
          </table:table-cell>
          <table:table-cell office:value-type="float" office:value="11929">
            <text:p>11929</text:p>
          </table:table-cell>
          <table:table-cell office:value-type="float" office:value="8670">
            <text:p>8670</text:p>
          </table:table-cell>
          <table:table-cell office:value-type="float" office:value="10803">
            <text:p>10803</text:p>
          </table:table-cell>
          <table:table-cell office:value-type="float" office:value="8767">
            <text:p>8767</text:p>
          </table:table-cell>
          <table:table-cell office:value-type="float" office:value="10477.2">
            <text:p>10477.2</text:p>
          </table:table-cell>
          <table:table-cell office:value-type="float" office:value="283685">
            <text:p>283685</text:p>
          </table:table-cell>
          <table:table-cell office:value-type="float" office:value="300294">
            <text:p>300294</text:p>
          </table:table-cell>
          <table:table-cell office:value-type="float" office:value="281547">
            <text:p>281547</text:p>
          </table:table-cell>
          <table:table-cell office:value-type="float" office:value="290284">
            <text:p>290284</text:p>
          </table:table-cell>
          <table:table-cell office:value-type="float" office:value="276223">
            <text:p>276223</text:p>
          </table:table-cell>
          <table:table-cell office:value-type="float" office:value="274830">
            <text:p>274830</text:p>
          </table:table-cell>
          <table:table-cell office:value-type="float" office:value="287149">
            <text:p>287149</text:p>
          </table:table-cell>
          <table:table-cell office:value-type="float" office:value="281011">
            <text:p>281011</text:p>
          </table:table-cell>
          <table:table-cell office:value-type="float" office:value="283203">
            <text:p>283203</text:p>
          </table:table-cell>
          <table:table-cell office:value-type="float" office:value="283476">
            <text:p>283476</text:p>
          </table:table-cell>
          <table:table-cell office:value-type="float" office:value="284170.2">
            <text:p>284170.2</text:p>
          </table:table-cell>
          <table:table-cell office:value-type="float" office:value="247759">
            <text:p>247759</text:p>
          </table:table-cell>
          <table:table-cell office:value-type="float" office:value="259460">
            <text:p>259460</text:p>
          </table:table-cell>
          <table:table-cell office:value-type="float" office:value="255161">
            <text:p>255161</text:p>
          </table:table-cell>
          <table:table-cell office:value-type="float" office:value="253081">
            <text:p>253081</text:p>
          </table:table-cell>
          <table:table-cell office:value-type="float" office:value="247414">
            <text:p>247414</text:p>
          </table:table-cell>
          <table:table-cell office:value-type="float" office:value="252374">
            <text:p>252374</text:p>
          </table:table-cell>
          <table:table-cell office:value-type="float" office:value="255824">
            <text:p>255824</text:p>
          </table:table-cell>
          <table:table-cell office:value-type="float" office:value="253889">
            <text:p>253889</text:p>
          </table:table-cell>
          <table:table-cell office:value-type="float" office:value="242025">
            <text:p>242025</text:p>
          </table:table-cell>
          <table:table-cell office:value-type="float" office:value="250204">
            <text:p>250204</text:p>
          </table:table-cell>
          <table:table-cell office:value-type="float" office:value="251719.1">
            <text:p>251719.1</text:p>
          </table:table-cell>
          <table:table-cell office:value-type="float" office:value="5520">
            <text:p>5520</text:p>
          </table:table-cell>
          <table:table-cell office:value-type="float" office:value="6278">
            <text:p>6278</text:p>
          </table:table-cell>
          <table:table-cell office:value-type="float" office:value="6708">
            <text:p>6708</text:p>
          </table:table-cell>
          <table:table-cell office:value-type="float" office:value="5427">
            <text:p>5427</text:p>
          </table:table-cell>
          <table:table-cell office:value-type="float" office:value="7519">
            <text:p>7519</text:p>
          </table:table-cell>
          <table:table-cell office:value-type="float" office:value="7257">
            <text:p>7257</text:p>
          </table:table-cell>
          <table:table-cell office:value-type="float" office:value="7459">
            <text:p>7459</text:p>
          </table:table-cell>
          <table:table-cell office:value-type="float" office:value="5514">
            <text:p>5514</text:p>
          </table:table-cell>
          <table:table-cell office:value-type="float" office:value="5460">
            <text:p>5460</text:p>
          </table:table-cell>
          <table:table-cell office:value-type="float" office:value="5414">
            <text:p>5414</text:p>
          </table:table-cell>
          <table:table-cell office:value-type="float" office:value="6255.6">
            <text:p>6255.6</text:p>
          </table:table-cell>
          <table:table-cell office:value-type="float" office:value="6786">
            <text:p>6786</text:p>
          </table:table-cell>
          <table:table-cell office:value-type="float" office:value="6900">
            <text:p>6900</text:p>
          </table:table-cell>
          <table:table-cell office:value-type="float" office:value="8981">
            <text:p>8981</text:p>
          </table:table-cell>
          <table:table-cell office:value-type="float" office:value="8322">
            <text:p>8322</text:p>
          </table:table-cell>
          <table:table-cell office:value-type="float" office:value="6870">
            <text:p>6870</text:p>
          </table:table-cell>
          <table:table-cell office:value-type="float" office:value="8776">
            <text:p>8776</text:p>
          </table:table-cell>
          <table:table-cell office:value-type="float" office:value="8796">
            <text:p>8796</text:p>
          </table:table-cell>
          <table:table-cell office:value-type="float" office:value="8196">
            <text:p>8196</text:p>
          </table:table-cell>
          <table:table-cell office:value-type="float" office:value="6801">
            <text:p>6801</text:p>
          </table:table-cell>
          <table:table-cell office:value-type="float" office:value="9454">
            <text:p>9454</text:p>
          </table:table-cell>
          <table:table-cell office:value-type="float" office:value="7988.2">
            <text:p>7988.2</text:p>
          </table:table-cell>
          <table:table-cell office:value-type="float" office:value="11378">
            <text:p>11378</text:p>
          </table:table-cell>
          <table:table-cell office:value-type="float" office:value="7552">
            <text:p>7552</text:p>
          </table:table-cell>
          <table:table-cell office:value-type="float" office:value="7539">
            <text:p>7539</text:p>
          </table:table-cell>
          <table:table-cell office:value-type="float" office:value="9902">
            <text:p>9902</text:p>
          </table:table-cell>
          <table:table-cell office:value-type="float" office:value="10360">
            <text:p>10360</text:p>
          </table:table-cell>
          <table:table-cell office:value-type="float" office:value="7998">
            <text:p>7998</text:p>
          </table:table-cell>
          <table:table-cell office:value-type="float" office:value="7542">
            <text:p>7542</text:p>
          </table:table-cell>
          <table:table-cell office:value-type="float" office:value="10623">
            <text:p>10623</text:p>
          </table:table-cell>
          <table:table-cell office:value-type="float" office:value="7519">
            <text:p>7519</text:p>
          </table:table-cell>
          <table:table-cell office:value-type="float" office:value="10454">
            <text:p>10454</text:p>
          </table:table-cell>
          <table:table-cell office:value-type="float" office:value="9086.7">
            <text:p>9086.7</text:p>
          </table:table-cell>
          <table:table-cell office:value-type="float" office:value="7506">
            <text:p>7506</text:p>
          </table:table-cell>
          <table:table-cell office:value-type="float" office:value="10557">
            <text:p>10557</text:p>
          </table:table-cell>
          <table:table-cell office:value-type="float" office:value="7127">
            <text:p>7127</text:p>
          </table:table-cell>
          <table:table-cell office:value-type="float" office:value="10053">
            <text:p>10053</text:p>
          </table:table-cell>
          <table:table-cell office:value-type="float" office:value="7687">
            <text:p>7687</text:p>
          </table:table-cell>
          <table:table-cell office:value-type="float" office:value="7123">
            <text:p>7123</text:p>
          </table:table-cell>
          <table:table-cell office:value-type="float" office:value="7137">
            <text:p>7137</text:p>
          </table:table-cell>
          <table:table-cell office:value-type="float" office:value="11094">
            <text:p>11094</text:p>
          </table:table-cell>
          <table:table-cell office:value-type="float" office:value="9508">
            <text:p>9508</text:p>
          </table:table-cell>
          <table:table-cell office:value-type="float" office:value="9299">
            <text:p>9299</text:p>
          </table:table-cell>
          <table:table-cell office:value-type="float" office:value="8709.1">
            <text:p>8709.1</text:p>
          </table:table-cell>
          <table:table-cell office:value-type="float" office:value="6364">
            <text:p>6364</text:p>
          </table:table-cell>
          <table:table-cell office:value-type="float" office:value="7375">
            <text:p>7375</text:p>
          </table:table-cell>
          <table:table-cell office:value-type="float" office:value="6281">
            <text:p>6281</text:p>
          </table:table-cell>
          <table:table-cell office:value-type="float" office:value="8784">
            <text:p>8784</text:p>
          </table:table-cell>
          <table:table-cell office:value-type="float" office:value="6369">
            <text:p>6369</text:p>
          </table:table-cell>
          <table:table-cell office:value-type="float" office:value="6299">
            <text:p>6299</text:p>
          </table:table-cell>
          <table:table-cell office:value-type="float" office:value="7283">
            <text:p>7283</text:p>
          </table:table-cell>
          <table:table-cell office:value-type="float" office:value="7823">
            <text:p>7823</text:p>
          </table:table-cell>
          <table:table-cell office:value-type="float" office:value="6351">
            <text:p>6351</text:p>
          </table:table-cell>
          <table:table-cell office:value-type="float" office:value="6656">
            <text:p>6656</text:p>
          </table:table-cell>
          <table:table-cell office:value-type="float" office:value="6958.5">
            <text:p>6958.5</text:p>
          </table:table-cell>
        </table:table-row>
        <table:table-row table:style-name="ro1">
          <table:table-cell office:value-type="float" office:value="7800">
            <text:p>7800</text:p>
          </table:table-cell>
          <table:table-cell office:value-type="float" office:value="8560">
            <text:p>8560</text:p>
          </table:table-cell>
          <table:table-cell office:value-type="float" office:value="8671">
            <text:p>8671</text:p>
          </table:table-cell>
          <table:table-cell office:value-type="float" office:value="10770">
            <text:p>10770</text:p>
          </table:table-cell>
          <table:table-cell office:value-type="float" office:value="8535">
            <text:p>8535</text:p>
          </table:table-cell>
          <table:table-cell office:value-type="float" office:value="8424">
            <text:p>8424</text:p>
          </table:table-cell>
          <table:table-cell office:value-type="float" office:value="8585">
            <text:p>8585</text:p>
          </table:table-cell>
          <table:table-cell office:value-type="float" office:value="13037">
            <text:p>13037</text:p>
          </table:table-cell>
          <table:table-cell office:value-type="float" office:value="8538">
            <text:p>8538</text:p>
          </table:table-cell>
          <table:table-cell office:value-type="float" office:value="8710">
            <text:p>8710</text:p>
          </table:table-cell>
          <table:table-cell office:value-type="float" office:value="8569">
            <text:p>8569</text:p>
          </table:table-cell>
          <table:table-cell office:value-type="float" office:value="9239.9">
            <text:p>9239.9</text:p>
          </table:table-cell>
          <table:table-cell office:value-type="float" office:value="8331">
            <text:p>8331</text:p>
          </table:table-cell>
          <table:table-cell office:value-type="float" office:value="8384">
            <text:p>8384</text:p>
          </table:table-cell>
          <table:table-cell office:value-type="float" office:value="8501">
            <text:p>8501</text:p>
          </table:table-cell>
          <table:table-cell office:value-type="float" office:value="11991">
            <text:p>11991</text:p>
          </table:table-cell>
          <table:table-cell office:value-type="float" office:value="8333">
            <text:p>8333</text:p>
          </table:table-cell>
          <table:table-cell office:value-type="float" office:value="8448">
            <text:p>8448</text:p>
          </table:table-cell>
          <table:table-cell office:value-type="float" office:value="8642">
            <text:p>8642</text:p>
          </table:table-cell>
          <table:table-cell office:value-type="float" office:value="10862">
            <text:p>10862</text:p>
          </table:table-cell>
          <table:table-cell office:value-type="float" office:value="8451">
            <text:p>8451</text:p>
          </table:table-cell>
          <table:table-cell office:value-type="float" office:value="8830">
            <text:p>8830</text:p>
          </table:table-cell>
          <table:table-cell office:value-type="float" office:value="9077.3">
            <text:p>9077.3</text:p>
          </table:table-cell>
          <table:table-cell office:value-type="float" office:value="12180">
            <text:p>12180</text:p>
          </table:table-cell>
          <table:table-cell office:value-type="float" office:value="11154">
            <text:p>11154</text:p>
          </table:table-cell>
          <table:table-cell office:value-type="float" office:value="8359">
            <text:p>8359</text:p>
          </table:table-cell>
          <table:table-cell office:value-type="float" office:value="9923">
            <text:p>9923</text:p>
          </table:table-cell>
          <table:table-cell office:value-type="float" office:value="9942">
            <text:p>9942</text:p>
          </table:table-cell>
          <table:table-cell office:value-type="float" office:value="9466">
            <text:p>9466</text:p>
          </table:table-cell>
          <table:table-cell office:value-type="float" office:value="8408">
            <text:p>8408</text:p>
          </table:table-cell>
          <table:table-cell office:value-type="float" office:value="11207">
            <text:p>11207</text:p>
          </table:table-cell>
          <table:table-cell office:value-type="float" office:value="9541">
            <text:p>9541</text:p>
          </table:table-cell>
          <table:table-cell office:value-type="float" office:value="11089">
            <text:p>11089</text:p>
          </table:table-cell>
          <table:table-cell office:value-type="float" office:value="10126.9">
            <text:p>10126.9</text:p>
          </table:table-cell>
          <table:table-cell office:value-type="float" office:value="12899">
            <text:p>12899</text:p>
          </table:table-cell>
          <table:table-cell office:value-type="float" office:value="11045">
            <text:p>11045</text:p>
          </table:table-cell>
          <table:table-cell office:value-type="float" office:value="8862">
            <text:p>8862</text:p>
          </table:table-cell>
          <table:table-cell office:value-type="float" office:value="8979">
            <text:p>8979</text:p>
          </table:table-cell>
          <table:table-cell office:value-type="float" office:value="10935">
            <text:p>10935</text:p>
          </table:table-cell>
          <table:table-cell office:value-type="float" office:value="9890">
            <text:p>9890</text:p>
          </table:table-cell>
          <table:table-cell office:value-type="float" office:value="11285">
            <text:p>11285</text:p>
          </table:table-cell>
          <table:table-cell office:value-type="float" office:value="9267">
            <text:p>9267</text:p>
          </table:table-cell>
          <table:table-cell office:value-type="float" office:value="8881">
            <text:p>8881</text:p>
          </table:table-cell>
          <table:table-cell office:value-type="float" office:value="11976">
            <text:p>11976</text:p>
          </table:table-cell>
          <table:table-cell office:value-type="float" office:value="10401.9">
            <text:p>10401.9</text:p>
          </table:table-cell>
          <table:table-cell office:value-type="float" office:value="294379">
            <text:p>294379</text:p>
          </table:table-cell>
          <table:table-cell office:value-type="float" office:value="292526">
            <text:p>292526</text:p>
          </table:table-cell>
          <table:table-cell office:value-type="float" office:value="296692">
            <text:p>296692</text:p>
          </table:table-cell>
          <table:table-cell office:value-type="float" office:value="291986">
            <text:p>291986</text:p>
          </table:table-cell>
          <table:table-cell office:value-type="float" office:value="299896">
            <text:p>299896</text:p>
          </table:table-cell>
          <table:table-cell office:value-type="float" office:value="286207">
            <text:p>286207</text:p>
          </table:table-cell>
          <table:table-cell office:value-type="float" office:value="293472">
            <text:p>293472</text:p>
          </table:table-cell>
          <table:table-cell office:value-type="float" office:value="286626">
            <text:p>286626</text:p>
          </table:table-cell>
          <table:table-cell office:value-type="float" office:value="283236">
            <text:p>283236</text:p>
          </table:table-cell>
          <table:table-cell office:value-type="float" office:value="295411">
            <text:p>295411</text:p>
          </table:table-cell>
          <table:table-cell office:value-type="float" office:value="292043.1">
            <text:p>292043.1</text:p>
          </table:table-cell>
          <table:table-cell office:value-type="float" office:value="271130">
            <text:p>271130</text:p>
          </table:table-cell>
          <table:table-cell office:value-type="float" office:value="249483">
            <text:p>249483</text:p>
          </table:table-cell>
          <table:table-cell office:value-type="float" office:value="248205">
            <text:p>248205</text:p>
          </table:table-cell>
          <table:table-cell office:value-type="float" office:value="251902">
            <text:p>251902</text:p>
          </table:table-cell>
          <table:table-cell office:value-type="float" office:value="263289">
            <text:p>263289</text:p>
          </table:table-cell>
          <table:table-cell office:value-type="float" office:value="258653">
            <text:p>258653</text:p>
          </table:table-cell>
          <table:table-cell office:value-type="float" office:value="254865">
            <text:p>254865</text:p>
          </table:table-cell>
          <table:table-cell office:value-type="float" office:value="256352">
            <text:p>256352</text:p>
          </table:table-cell>
          <table:table-cell office:value-type="float" office:value="255166">
            <text:p>255166</text:p>
          </table:table-cell>
          <table:table-cell office:value-type="float" office:value="266760">
            <text:p>266760</text:p>
          </table:table-cell>
          <table:table-cell office:value-type="float" office:value="257580.5">
            <text:p>257580.5</text:p>
          </table:table-cell>
          <table:table-cell office:value-type="float" office:value="6313">
            <text:p>6313</text:p>
          </table:table-cell>
          <table:table-cell office:value-type="float" office:value="5569">
            <text:p>5569</text:p>
          </table:table-cell>
          <table:table-cell office:value-type="float" office:value="6265">
            <text:p>6265</text:p>
          </table:table-cell>
          <table:table-cell office:value-type="float" office:value="6966">
            <text:p>6966</text:p>
          </table:table-cell>
          <table:table-cell office:value-type="float" office:value="5511">
            <text:p>5511</text:p>
          </table:table-cell>
          <table:table-cell office:value-type="float" office:value="5587">
            <text:p>5587</text:p>
          </table:table-cell>
          <table:table-cell office:value-type="float" office:value="5552">
            <text:p>5552</text:p>
          </table:table-cell>
          <table:table-cell office:value-type="float" office:value="7782">
            <text:p>7782</text:p>
          </table:table-cell>
          <table:table-cell office:value-type="float" office:value="5502">
            <text:p>5502</text:p>
          </table:table-cell>
          <table:table-cell office:value-type="float" office:value="7265">
            <text:p>7265</text:p>
          </table:table-cell>
          <table:table-cell office:value-type="float" office:value="6231.2">
            <text:p>6231.2</text:p>
          </table:table-cell>
          <table:table-cell office:value-type="float" office:value="7638">
            <text:p>7638</text:p>
          </table:table-cell>
          <table:table-cell office:value-type="float" office:value="10637">
            <text:p>10637</text:p>
          </table:table-cell>
          <table:table-cell office:value-type="float" office:value="9674">
            <text:p>9674</text:p>
          </table:table-cell>
          <table:table-cell office:value-type="float" office:value="7986">
            <text:p>7986</text:p>
          </table:table-cell>
          <table:table-cell office:value-type="float" office:value="6904">
            <text:p>6904</text:p>
          </table:table-cell>
          <table:table-cell office:value-type="float" office:value="9738">
            <text:p>9738</text:p>
          </table:table-cell>
          <table:table-cell office:value-type="float" office:value="11083">
            <text:p>11083</text:p>
          </table:table-cell>
          <table:table-cell office:value-type="float" office:value="9385">
            <text:p>9385</text:p>
          </table:table-cell>
          <table:table-cell office:value-type="float" office:value="8613">
            <text:p>8613</text:p>
          </table:table-cell>
          <table:table-cell office:value-type="float" office:value="9291">
            <text:p>9291</text:p>
          </table:table-cell>
          <table:table-cell office:value-type="float" office:value="9094.9">
            <text:p>9094.9</text:p>
          </table:table-cell>
          <table:table-cell office:value-type="float" office:value="8584">
            <text:p>8584</text:p>
          </table:table-cell>
          <table:table-cell office:value-type="float" office:value="10556">
            <text:p>10556</text:p>
          </table:table-cell>
          <table:table-cell office:value-type="float" office:value="11905">
            <text:p>11905</text:p>
          </table:table-cell>
          <table:table-cell office:value-type="float" office:value="7623">
            <text:p>7623</text:p>
          </table:table-cell>
          <table:table-cell office:value-type="float" office:value="7668">
            <text:p>7668</text:p>
          </table:table-cell>
          <table:table-cell office:value-type="float" office:value="7667">
            <text:p>7667</text:p>
          </table:table-cell>
          <table:table-cell office:value-type="float" office:value="9033">
            <text:p>9033</text:p>
          </table:table-cell>
          <table:table-cell office:value-type="float" office:value="8074">
            <text:p>8074</text:p>
          </table:table-cell>
          <table:table-cell office:value-type="float" office:value="9378">
            <text:p>9378</text:p>
          </table:table-cell>
          <table:table-cell office:value-type="float" office:value="9070">
            <text:p>9070</text:p>
          </table:table-cell>
          <table:table-cell office:value-type="float" office:value="8955.8">
            <text:p>8955.8</text:p>
          </table:table-cell>
          <table:table-cell office:value-type="float" office:value="7291">
            <text:p>7291</text:p>
          </table:table-cell>
          <table:table-cell office:value-type="float" office:value="8203">
            <text:p>8203</text:p>
          </table:table-cell>
          <table:table-cell office:value-type="float" office:value="7534">
            <text:p>7534</text:p>
          </table:table-cell>
          <table:table-cell office:value-type="float" office:value="9925">
            <text:p>9925</text:p>
          </table:table-cell>
          <table:table-cell office:value-type="float" office:value="10339">
            <text:p>10339</text:p>
          </table:table-cell>
          <table:table-cell office:value-type="float" office:value="7261">
            <text:p>7261</text:p>
          </table:table-cell>
          <table:table-cell office:value-type="float" office:value="7280">
            <text:p>7280</text:p>
          </table:table-cell>
          <table:table-cell office:value-type="float" office:value="8002">
            <text:p>8002</text:p>
          </table:table-cell>
          <table:table-cell office:value-type="float" office:value="9685">
            <text:p>9685</text:p>
          </table:table-cell>
          <table:table-cell office:value-type="float" office:value="9815">
            <text:p>9815</text:p>
          </table:table-cell>
          <table:table-cell office:value-type="float" office:value="8533.5">
            <text:p>8533.5</text:p>
          </table:table-cell>
          <table:table-cell office:value-type="float" office:value="8673">
            <text:p>8673</text:p>
          </table:table-cell>
          <table:table-cell office:value-type="float" office:value="6387">
            <text:p>6387</text:p>
          </table:table-cell>
          <table:table-cell office:value-type="float" office:value="6324">
            <text:p>6324</text:p>
          </table:table-cell>
          <table:table-cell office:value-type="float" office:value="8708">
            <text:p>8708</text:p>
          </table:table-cell>
          <table:table-cell office:value-type="float" office:value="6427">
            <text:p>6427</text:p>
          </table:table-cell>
          <table:table-cell office:value-type="float" office:value="8719">
            <text:p>8719</text:p>
          </table:table-cell>
          <table:table-cell office:value-type="float" office:value="6423">
            <text:p>6423</text:p>
          </table:table-cell>
          <table:table-cell office:value-type="float" office:value="6391">
            <text:p>6391</text:p>
          </table:table-cell>
          <table:table-cell office:value-type="float" office:value="7046">
            <text:p>7046</text:p>
          </table:table-cell>
          <table:table-cell office:value-type="float" office:value="7402">
            <text:p>7402</text:p>
          </table:table-cell>
          <table:table-cell office:value-type="float" office:value="7250">
            <text:p>7250</text:p>
          </table:table-cell>
        </table:table-row>
        <table:table-row table:style-name="ro1">
          <table:table-cell office:value-type="float" office:value="7900">
            <text:p>7900</text:p>
          </table:table-cell>
          <table:table-cell office:value-type="float" office:value="8548">
            <text:p>8548</text:p>
          </table:table-cell>
          <table:table-cell office:value-type="float" office:value="10573">
            <text:p>10573</text:p>
          </table:table-cell>
          <table:table-cell office:value-type="float" office:value="10921">
            <text:p>10921</text:p>
          </table:table-cell>
          <table:table-cell office:value-type="float" office:value="8656">
            <text:p>8656</text:p>
          </table:table-cell>
          <table:table-cell office:value-type="float" office:value="10648">
            <text:p>10648</text:p>
          </table:table-cell>
          <table:table-cell office:value-type="float" office:value="9873">
            <text:p>9873</text:p>
          </table:table-cell>
          <table:table-cell office:value-type="float" office:value="10666">
            <text:p>10666</text:p>
          </table:table-cell>
          <table:table-cell office:value-type="float" office:value="8586">
            <text:p>8586</text:p>
          </table:table-cell>
          <table:table-cell office:value-type="float" office:value="8599">
            <text:p>8599</text:p>
          </table:table-cell>
          <table:table-cell office:value-type="float" office:value="10079">
            <text:p>10079</text:p>
          </table:table-cell>
          <table:table-cell office:value-type="float" office:value="9714.9">
            <text:p>9714.9</text:p>
          </table:table-cell>
          <table:table-cell office:value-type="float" office:value="9958">
            <text:p>9958</text:p>
          </table:table-cell>
          <table:table-cell office:value-type="float" office:value="8570">
            <text:p>8570</text:p>
          </table:table-cell>
          <table:table-cell office:value-type="float" office:value="11192">
            <text:p>11192</text:p>
          </table:table-cell>
          <table:table-cell office:value-type="float" office:value="11490">
            <text:p>11490</text:p>
          </table:table-cell>
          <table:table-cell office:value-type="float" office:value="10128">
            <text:p>10128</text:p>
          </table:table-cell>
          <table:table-cell office:value-type="float" office:value="8493">
            <text:p>8493</text:p>
          </table:table-cell>
          <table:table-cell office:value-type="float" office:value="11467">
            <text:p>11467</text:p>
          </table:table-cell>
          <table:table-cell office:value-type="float" office:value="11319">
            <text:p>11319</text:p>
          </table:table-cell>
          <table:table-cell office:value-type="float" office:value="10723">
            <text:p>10723</text:p>
          </table:table-cell>
          <table:table-cell office:value-type="float" office:value="8915">
            <text:p>8915</text:p>
          </table:table-cell>
          <table:table-cell office:value-type="float" office:value="10225.5">
            <text:p>10225.5</text:p>
          </table:table-cell>
          <table:table-cell office:value-type="float" office:value="8447">
            <text:p>8447</text:p>
          </table:table-cell>
          <table:table-cell office:value-type="float" office:value="10752">
            <text:p>10752</text:p>
          </table:table-cell>
          <table:table-cell office:value-type="float" office:value="9131">
            <text:p>9131</text:p>
          </table:table-cell>
          <table:table-cell office:value-type="float" office:value="8488">
            <text:p>8488</text:p>
          </table:table-cell>
          <table:table-cell office:value-type="float" office:value="8679">
            <text:p>8679</text:p>
          </table:table-cell>
          <table:table-cell office:value-type="float" office:value="11004">
            <text:p>11004</text:p>
          </table:table-cell>
          <table:table-cell office:value-type="float" office:value="11111">
            <text:p>11111</text:p>
          </table:table-cell>
          <table:table-cell office:value-type="float" office:value="8511">
            <text:p>8511</text:p>
          </table:table-cell>
          <table:table-cell office:value-type="float" office:value="11699">
            <text:p>11699</text:p>
          </table:table-cell>
          <table:table-cell office:value-type="float" office:value="9647">
            <text:p>9647</text:p>
          </table:table-cell>
          <table:table-cell office:value-type="float" office:value="9746.9">
            <text:p>9746.9</text:p>
          </table:table-cell>
          <table:table-cell office:value-type="float" office:value="9728">
            <text:p>9728</text:p>
          </table:table-cell>
          <table:table-cell office:value-type="float" office:value="8967">
            <text:p>8967</text:p>
          </table:table-cell>
          <table:table-cell office:value-type="float" office:value="10636">
            <text:p>10636</text:p>
          </table:table-cell>
          <table:table-cell office:value-type="float" office:value="10632">
            <text:p>10632</text:p>
          </table:table-cell>
          <table:table-cell office:value-type="float" office:value="11137">
            <text:p>11137</text:p>
          </table:table-cell>
          <table:table-cell office:value-type="float" office:value="12239">
            <text:p>12239</text:p>
          </table:table-cell>
          <table:table-cell office:value-type="float" office:value="9631">
            <text:p>9631</text:p>
          </table:table-cell>
          <table:table-cell office:value-type="float" office:value="8989">
            <text:p>8989</text:p>
          </table:table-cell>
          <table:table-cell office:value-type="float" office:value="9068">
            <text:p>9068</text:p>
          </table:table-cell>
          <table:table-cell office:value-type="float" office:value="9056">
            <text:p>9056</text:p>
          </table:table-cell>
          <table:table-cell office:value-type="float" office:value="10008.3">
            <text:p>10008.3</text:p>
          </table:table-cell>
          <table:table-cell office:value-type="float" office:value="307285">
            <text:p>307285</text:p>
          </table:table-cell>
          <table:table-cell office:value-type="float" office:value="299684">
            <text:p>299684</text:p>
          </table:table-cell>
          <table:table-cell office:value-type="float" office:value="288098">
            <text:p>288098</text:p>
          </table:table-cell>
          <table:table-cell office:value-type="float" office:value="297232">
            <text:p>297232</text:p>
          </table:table-cell>
          <table:table-cell office:value-type="float" office:value="291581">
            <text:p>291581</text:p>
          </table:table-cell>
          <table:table-cell office:value-type="float" office:value="290232">
            <text:p>290232</text:p>
          </table:table-cell>
          <table:table-cell office:value-type="float" office:value="300407">
            <text:p>300407</text:p>
          </table:table-cell>
          <table:table-cell office:value-type="float" office:value="304440">
            <text:p>304440</text:p>
          </table:table-cell>
          <table:table-cell office:value-type="float" office:value="308122">
            <text:p>308122</text:p>
          </table:table-cell>
          <table:table-cell office:value-type="float" office:value="299539">
            <text:p>299539</text:p>
          </table:table-cell>
          <table:table-cell office:value-type="float" office:value="298662">
            <text:p>298662</text:p>
          </table:table-cell>
          <table:table-cell office:value-type="float" office:value="271388">
            <text:p>271388</text:p>
          </table:table-cell>
          <table:table-cell office:value-type="float" office:value="272495">
            <text:p>272495</text:p>
          </table:table-cell>
          <table:table-cell office:value-type="float" office:value="267445">
            <text:p>267445</text:p>
          </table:table-cell>
          <table:table-cell office:value-type="float" office:value="278972">
            <text:p>278972</text:p>
          </table:table-cell>
          <table:table-cell office:value-type="float" office:value="262630">
            <text:p>262630</text:p>
          </table:table-cell>
          <table:table-cell office:value-type="float" office:value="266837">
            <text:p>266837</text:p>
          </table:table-cell>
          <table:table-cell office:value-type="float" office:value="266967">
            <text:p>266967</text:p>
          </table:table-cell>
          <table:table-cell office:value-type="float" office:value="268573">
            <text:p>268573</text:p>
          </table:table-cell>
          <table:table-cell office:value-type="float" office:value="269715">
            <text:p>269715</text:p>
          </table:table-cell>
          <table:table-cell office:value-type="float" office:value="274244">
            <text:p>274244</text:p>
          </table:table-cell>
          <table:table-cell office:value-type="float" office:value="269926.6">
            <text:p>269926.6</text:p>
          </table:table-cell>
          <table:table-cell office:value-type="float" office:value="7659">
            <text:p>7659</text:p>
          </table:table-cell>
          <table:table-cell office:value-type="float" office:value="5572">
            <text:p>5572</text:p>
          </table:table-cell>
          <table:table-cell office:value-type="float" office:value="5561">
            <text:p>5561</text:p>
          </table:table-cell>
          <table:table-cell office:value-type="float" office:value="6098">
            <text:p>6098</text:p>
          </table:table-cell>
          <table:table-cell office:value-type="float" office:value="5601">
            <text:p>5601</text:p>
          </table:table-cell>
          <table:table-cell office:value-type="float" office:value="7364">
            <text:p>7364</text:p>
          </table:table-cell>
          <table:table-cell office:value-type="float" office:value="5601">
            <text:p>5601</text:p>
          </table:table-cell>
          <table:table-cell office:value-type="float" office:value="5551">
            <text:p>5551</text:p>
          </table:table-cell>
          <table:table-cell office:value-type="float" office:value="5634">
            <text:p>5634</text:p>
          </table:table-cell>
          <table:table-cell office:value-type="float" office:value="5662">
            <text:p>5662</text:p>
          </table:table-cell>
          <table:table-cell office:value-type="float" office:value="6030.3">
            <text:p>6030.3</text:p>
          </table:table-cell>
          <table:table-cell office:value-type="float" office:value="7737">
            <text:p>7737</text:p>
          </table:table-cell>
          <table:table-cell office:value-type="float" office:value="10298">
            <text:p>10298</text:p>
          </table:table-cell>
          <table:table-cell office:value-type="float" office:value="8956">
            <text:p>8956</text:p>
          </table:table-cell>
          <table:table-cell office:value-type="float" office:value="7011">
            <text:p>7011</text:p>
          </table:table-cell>
          <table:table-cell office:value-type="float" office:value="6978">
            <text:p>6978</text:p>
          </table:table-cell>
          <table:table-cell office:value-type="float" office:value="11294">
            <text:p>11294</text:p>
          </table:table-cell>
          <table:table-cell office:value-type="float" office:value="6937">
            <text:p>6937</text:p>
          </table:table-cell>
          <table:table-cell office:value-type="float" office:value="7031">
            <text:p>7031</text:p>
          </table:table-cell>
          <table:table-cell office:value-type="float" office:value="7472">
            <text:p>7472</text:p>
          </table:table-cell>
          <table:table-cell office:value-type="float" office:value="7554">
            <text:p>7554</text:p>
          </table:table-cell>
          <table:table-cell office:value-type="float" office:value="8126.8">
            <text:p>8126.8</text:p>
          </table:table-cell>
          <table:table-cell office:value-type="float" office:value="8277">
            <text:p>8277</text:p>
          </table:table-cell>
          <table:table-cell office:value-type="float" office:value="9036">
            <text:p>9036</text:p>
          </table:table-cell>
          <table:table-cell office:value-type="float" office:value="9614">
            <text:p>9614</text:p>
          </table:table-cell>
          <table:table-cell office:value-type="float" office:value="9155">
            <text:p>9155</text:p>
          </table:table-cell>
          <table:table-cell office:value-type="float" office:value="7699">
            <text:p>7699</text:p>
          </table:table-cell>
          <table:table-cell office:value-type="float" office:value="9156">
            <text:p>9156</text:p>
          </table:table-cell>
          <table:table-cell office:value-type="float" office:value="10487">
            <text:p>10487</text:p>
          </table:table-cell>
          <table:table-cell office:value-type="float" office:value="7724">
            <text:p>7724</text:p>
          </table:table-cell>
          <table:table-cell office:value-type="float" office:value="9562">
            <text:p>9562</text:p>
          </table:table-cell>
          <table:table-cell office:value-type="float" office:value="11373">
            <text:p>11373</text:p>
          </table:table-cell>
          <table:table-cell office:value-type="float" office:value="9208.3">
            <text:p>9208.3</text:p>
          </table:table-cell>
          <table:table-cell office:value-type="float" office:value="7401">
            <text:p>7401</text:p>
          </table:table-cell>
          <table:table-cell office:value-type="float" office:value="7434">
            <text:p>7434</text:p>
          </table:table-cell>
          <table:table-cell office:value-type="float" office:value="8798">
            <text:p>8798</text:p>
          </table:table-cell>
          <table:table-cell office:value-type="float" office:value="7352">
            <text:p>7352</text:p>
          </table:table-cell>
          <table:table-cell office:value-type="float" office:value="9543">
            <text:p>9543</text:p>
          </table:table-cell>
          <table:table-cell office:value-type="float" office:value="7406">
            <text:p>7406</text:p>
          </table:table-cell>
          <table:table-cell office:value-type="float" office:value="7556">
            <text:p>7556</text:p>
          </table:table-cell>
          <table:table-cell office:value-type="float" office:value="7291">
            <text:p>7291</text:p>
          </table:table-cell>
          <table:table-cell office:value-type="float" office:value="7353">
            <text:p>7353</text:p>
          </table:table-cell>
          <table:table-cell office:value-type="float" office:value="8377">
            <text:p>8377</text:p>
          </table:table-cell>
          <table:table-cell office:value-type="float" office:value="7851.1">
            <text:p>7851.1</text:p>
          </table:table-cell>
          <table:table-cell office:value-type="float" office:value="9145">
            <text:p>9145</text:p>
          </table:table-cell>
          <table:table-cell office:value-type="float" office:value="6476">
            <text:p>6476</text:p>
          </table:table-cell>
          <table:table-cell office:value-type="float" office:value="6554">
            <text:p>6554</text:p>
          </table:table-cell>
          <table:table-cell office:value-type="float" office:value="6453">
            <text:p>6453</text:p>
          </table:table-cell>
          <table:table-cell office:value-type="float" office:value="8366">
            <text:p>8366</text:p>
          </table:table-cell>
          <table:table-cell office:value-type="float" office:value="6424">
            <text:p>6424</text:p>
          </table:table-cell>
          <table:table-cell office:value-type="float" office:value="6480">
            <text:p>6480</text:p>
          </table:table-cell>
          <table:table-cell office:value-type="float" office:value="8300">
            <text:p>8300</text:p>
          </table:table-cell>
          <table:table-cell office:value-type="float" office:value="8983">
            <text:p>8983</text:p>
          </table:table-cell>
          <table:table-cell office:value-type="float" office:value="6552">
            <text:p>6552</text:p>
          </table:table-cell>
          <table:table-cell office:value-type="float" office:value="7373.3">
            <text:p>7373.3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9145">
            <text:p>9145</text:p>
          </table:table-cell>
          <table:table-cell office:value-type="float" office:value="9308">
            <text:p>9308</text:p>
          </table:table-cell>
          <table:table-cell office:value-type="float" office:value="8885">
            <text:p>8885</text:p>
          </table:table-cell>
          <table:table-cell office:value-type="float" office:value="11283">
            <text:p>11283</text:p>
          </table:table-cell>
          <table:table-cell office:value-type="float" office:value="10425">
            <text:p>10425</text:p>
          </table:table-cell>
          <table:table-cell office:value-type="float" office:value="11218">
            <text:p>11218</text:p>
          </table:table-cell>
          <table:table-cell office:value-type="float" office:value="10464">
            <text:p>10464</text:p>
          </table:table-cell>
          <table:table-cell office:value-type="float" office:value="8906">
            <text:p>8906</text:p>
          </table:table-cell>
          <table:table-cell office:value-type="float" office:value="10757">
            <text:p>10757</text:p>
          </table:table-cell>
          <table:table-cell office:value-type="float" office:value="8991">
            <text:p>8991</text:p>
          </table:table-cell>
          <table:table-cell office:value-type="float" office:value="9938.2">
            <text:p>9938.2</text:p>
          </table:table-cell>
          <table:table-cell office:value-type="float" office:value="11602">
            <text:p>11602</text:p>
          </table:table-cell>
          <table:table-cell office:value-type="float" office:value="8597">
            <text:p>8597</text:p>
          </table:table-cell>
          <table:table-cell office:value-type="float" office:value="8655">
            <text:p>8655</text:p>
          </table:table-cell>
          <table:table-cell office:value-type="float" office:value="11215">
            <text:p>11215</text:p>
          </table:table-cell>
          <table:table-cell office:value-type="float" office:value="10605">
            <text:p>10605</text:p>
          </table:table-cell>
          <table:table-cell office:value-type="float" office:value="11258">
            <text:p>11258</text:p>
          </table:table-cell>
          <table:table-cell office:value-type="float" office:value="8694">
            <text:p>8694</text:p>
          </table:table-cell>
          <table:table-cell office:value-type="float" office:value="10585">
            <text:p>10585</text:p>
          </table:table-cell>
          <table:table-cell office:value-type="float" office:value="10837">
            <text:p>10837</text:p>
          </table:table-cell>
          <table:table-cell office:value-type="float" office:value="10501">
            <text:p>10501</text:p>
          </table:table-cell>
          <table:table-cell office:value-type="float" office:value="10254.9">
            <text:p>10254.9</text:p>
          </table:table-cell>
          <table:table-cell office:value-type="float" office:value="8597">
            <text:p>8597</text:p>
          </table:table-cell>
          <table:table-cell office:value-type="float" office:value="8706">
            <text:p>8706</text:p>
          </table:table-cell>
          <table:table-cell office:value-type="float" office:value="10480">
            <text:p>10480</text:p>
          </table:table-cell>
          <table:table-cell office:value-type="float" office:value="9156">
            <text:p>9156</text:p>
          </table:table-cell>
          <table:table-cell office:value-type="float" office:value="8809">
            <text:p>8809</text:p>
          </table:table-cell>
          <table:table-cell office:value-type="float" office:value="8707">
            <text:p>8707</text:p>
          </table:table-cell>
          <table:table-cell office:value-type="float" office:value="11678">
            <text:p>11678</text:p>
          </table:table-cell>
          <table:table-cell office:value-type="float" office:value="8590">
            <text:p>8590</text:p>
          </table:table-cell>
          <table:table-cell office:value-type="float" office:value="8614">
            <text:p>8614</text:p>
          </table:table-cell>
          <table:table-cell office:value-type="float" office:value="11282">
            <text:p>11282</text:p>
          </table:table-cell>
          <table:table-cell office:value-type="float" office:value="9461.9">
            <text:p>9461.9</text:p>
          </table:table-cell>
          <table:table-cell office:value-type="float" office:value="10275">
            <text:p>10275</text:p>
          </table:table-cell>
          <table:table-cell office:value-type="float" office:value="13223">
            <text:p>13223</text:p>
          </table:table-cell>
          <table:table-cell office:value-type="float" office:value="12076">
            <text:p>12076</text:p>
          </table:table-cell>
          <table:table-cell office:value-type="float" office:value="11532">
            <text:p>11532</text:p>
          </table:table-cell>
          <table:table-cell office:value-type="float" office:value="11792">
            <text:p>11792</text:p>
          </table:table-cell>
          <table:table-cell office:value-type="float" office:value="9128">
            <text:p>9128</text:p>
          </table:table-cell>
          <table:table-cell office:value-type="float" office:value="11444">
            <text:p>11444</text:p>
          </table:table-cell>
          <table:table-cell office:value-type="float" office:value="9130">
            <text:p>9130</text:p>
          </table:table-cell>
          <table:table-cell office:value-type="float" office:value="9217">
            <text:p>9217</text:p>
          </table:table-cell>
          <table:table-cell office:value-type="float" office:value="9784">
            <text:p>9784</text:p>
          </table:table-cell>
          <table:table-cell office:value-type="float" office:value="10760.1">
            <text:p>10760.1</text:p>
          </table:table-cell>
          <table:table-cell office:value-type="float" office:value="311422">
            <text:p>311422</text:p>
          </table:table-cell>
          <table:table-cell office:value-type="float" office:value="312295">
            <text:p>312295</text:p>
          </table:table-cell>
          <table:table-cell office:value-type="float" office:value="310685">
            <text:p>310685</text:p>
          </table:table-cell>
          <table:table-cell office:value-type="float" office:value="321187">
            <text:p>321187</text:p>
          </table:table-cell>
          <table:table-cell office:value-type="float" office:value="308688">
            <text:p>308688</text:p>
          </table:table-cell>
          <table:table-cell office:value-type="float" office:value="304828">
            <text:p>304828</text:p>
          </table:table-cell>
          <table:table-cell office:value-type="float" office:value="298984">
            <text:p>298984</text:p>
          </table:table-cell>
          <table:table-cell office:value-type="float" office:value="302985">
            <text:p>302985</text:p>
          </table:table-cell>
          <table:table-cell office:value-type="float" office:value="314800">
            <text:p>314800</text:p>
          </table:table-cell>
          <table:table-cell office:value-type="float" office:value="305939">
            <text:p>305939</text:p>
          </table:table-cell>
          <table:table-cell office:value-type="float" office:value="309181.3">
            <text:p>309181.3</text:p>
          </table:table-cell>
          <table:table-cell office:value-type="float" office:value="283050">
            <text:p>283050</text:p>
          </table:table-cell>
          <table:table-cell office:value-type="float" office:value="273064">
            <text:p>273064</text:p>
          </table:table-cell>
          <table:table-cell office:value-type="float" office:value="272187">
            <text:p>272187</text:p>
          </table:table-cell>
          <table:table-cell office:value-type="float" office:value="287797">
            <text:p>287797</text:p>
          </table:table-cell>
          <table:table-cell office:value-type="float" office:value="276848">
            <text:p>276848</text:p>
          </table:table-cell>
          <table:table-cell office:value-type="float" office:value="264161">
            <text:p>264161</text:p>
          </table:table-cell>
          <table:table-cell office:value-type="float" office:value="265113">
            <text:p>265113</text:p>
          </table:table-cell>
          <table:table-cell office:value-type="float" office:value="284439">
            <text:p>284439</text:p>
          </table:table-cell>
          <table:table-cell office:value-type="float" office:value="271298">
            <text:p>271298</text:p>
          </table:table-cell>
          <table:table-cell office:value-type="float" office:value="265205">
            <text:p>265205</text:p>
          </table:table-cell>
          <table:table-cell office:value-type="float" office:value="274316.2">
            <text:p>274316.2</text:p>
          </table:table-cell>
          <table:table-cell office:value-type="float" office:value="5724">
            <text:p>5724</text:p>
          </table:table-cell>
          <table:table-cell office:value-type="float" office:value="6322">
            <text:p>6322</text:p>
          </table:table-cell>
          <table:table-cell office:value-type="float" office:value="9754">
            <text:p>9754</text:p>
          </table:table-cell>
          <table:table-cell office:value-type="float" office:value="5798">
            <text:p>5798</text:p>
          </table:table-cell>
          <table:table-cell office:value-type="float" office:value="5700">
            <text:p>5700</text:p>
          </table:table-cell>
          <table:table-cell office:value-type="float" office:value="5661">
            <text:p>5661</text:p>
          </table:table-cell>
          <table:table-cell office:value-type="float" office:value="8104">
            <text:p>8104</text:p>
          </table:table-cell>
          <table:table-cell office:value-type="float" office:value="5739">
            <text:p>5739</text:p>
          </table:table-cell>
          <table:table-cell office:value-type="float" office:value="5677">
            <text:p>5677</text:p>
          </table:table-cell>
          <table:table-cell office:value-type="float" office:value="5646">
            <text:p>5646</text:p>
          </table:table-cell>
          <table:table-cell office:value-type="float" office:value="6412.5">
            <text:p>6412.5</text:p>
          </table:table-cell>
          <table:table-cell office:value-type="float" office:value="7108">
            <text:p>7108</text:p>
          </table:table-cell>
          <table:table-cell office:value-type="float" office:value="9462">
            <text:p>9462</text:p>
          </table:table-cell>
          <table:table-cell office:value-type="float" office:value="7282">
            <text:p>7282</text:p>
          </table:table-cell>
          <table:table-cell office:value-type="float" office:value="9189">
            <text:p>9189</text:p>
          </table:table-cell>
          <table:table-cell office:value-type="float" office:value="8884">
            <text:p>8884</text:p>
          </table:table-cell>
          <table:table-cell office:value-type="float" office:value="7078">
            <text:p>7078</text:p>
          </table:table-cell>
          <table:table-cell office:value-type="float" office:value="8039">
            <text:p>8039</text:p>
          </table:table-cell>
          <table:table-cell office:value-type="float" office:value="9294">
            <text:p>9294</text:p>
          </table:table-cell>
          <table:table-cell office:value-type="float" office:value="9312">
            <text:p>9312</text:p>
          </table:table-cell>
          <table:table-cell office:value-type="float" office:value="7114">
            <text:p>7114</text:p>
          </table:table-cell>
          <table:table-cell office:value-type="float" office:value="8276.2">
            <text:p>8276.2</text:p>
          </table:table-cell>
          <table:table-cell office:value-type="float" office:value="7865">
            <text:p>7865</text:p>
          </table:table-cell>
          <table:table-cell office:value-type="float" office:value="11026">
            <text:p>11026</text:p>
          </table:table-cell>
          <table:table-cell office:value-type="float" office:value="10748">
            <text:p>10748</text:p>
          </table:table-cell>
          <table:table-cell office:value-type="float" office:value="7780">
            <text:p>7780</text:p>
          </table:table-cell>
          <table:table-cell office:value-type="float" office:value="8685">
            <text:p>8685</text:p>
          </table:table-cell>
          <table:table-cell office:value-type="float" office:value="10443">
            <text:p>10443</text:p>
          </table:table-cell>
          <table:table-cell office:value-type="float" office:value="10140">
            <text:p>10140</text:p>
          </table:table-cell>
          <table:table-cell office:value-type="float" office:value="7816">
            <text:p>7816</text:p>
          </table:table-cell>
          <table:table-cell office:value-type="float" office:value="10484">
            <text:p>10484</text:p>
          </table:table-cell>
          <table:table-cell office:value-type="float" office:value="9719">
            <text:p>9719</text:p>
          </table:table-cell>
          <table:table-cell office:value-type="float" office:value="9470.6">
            <text:p>9470.6</text:p>
          </table:table-cell>
          <table:table-cell office:value-type="float" office:value="7473">
            <text:p>7473</text:p>
          </table:table-cell>
          <table:table-cell office:value-type="float" office:value="7522">
            <text:p>7522</text:p>
          </table:table-cell>
          <table:table-cell office:value-type="float" office:value="8095">
            <text:p>8095</text:p>
          </table:table-cell>
          <table:table-cell office:value-type="float" office:value="7472">
            <text:p>7472</text:p>
          </table:table-cell>
          <table:table-cell office:value-type="float" office:value="7412">
            <text:p>7412</text:p>
          </table:table-cell>
          <table:table-cell office:value-type="float" office:value="10433">
            <text:p>10433</text:p>
          </table:table-cell>
          <table:table-cell office:value-type="float" office:value="7504">
            <text:p>7504</text:p>
          </table:table-cell>
          <table:table-cell office:value-type="float" office:value="7426">
            <text:p>7426</text:p>
          </table:table-cell>
          <table:table-cell office:value-type="float" office:value="9415">
            <text:p>9415</text:p>
          </table:table-cell>
          <table:table-cell office:value-type="float" office:value="8051">
            <text:p>8051</text:p>
          </table:table-cell>
          <table:table-cell office:value-type="float" office:value="8080.3">
            <text:p>8080.3</text:p>
          </table:table-cell>
          <table:table-cell office:value-type="float" office:value="10601">
            <text:p>10601</text:p>
          </table:table-cell>
          <table:table-cell office:value-type="float" office:value="6575">
            <text:p>6575</text:p>
          </table:table-cell>
          <table:table-cell office:value-type="float" office:value="6541">
            <text:p>6541</text:p>
          </table:table-cell>
          <table:table-cell office:value-type="float" office:value="8333">
            <text:p>8333</text:p>
          </table:table-cell>
          <table:table-cell office:value-type="float" office:value="6506">
            <text:p>6506</text:p>
          </table:table-cell>
          <table:table-cell office:value-type="float" office:value="7944">
            <text:p>7944</text:p>
          </table:table-cell>
          <table:table-cell office:value-type="float" office:value="6522">
            <text:p>6522</text:p>
          </table:table-cell>
          <table:table-cell office:value-type="float" office:value="8983">
            <text:p>8983</text:p>
          </table:table-cell>
          <table:table-cell office:value-type="float" office:value="7752">
            <text:p>7752</text:p>
          </table:table-cell>
          <table:table-cell office:value-type="float" office:value="8918">
            <text:p>8918</text:p>
          </table:table-cell>
          <table:table-cell office:value-type="float" office:value="7867.5">
            <text:p>7867.5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10554">
            <text:p>10554</text:p>
          </table:table-cell>
          <table:table-cell office:value-type="float" office:value="8700">
            <text:p>8700</text:p>
          </table:table-cell>
          <table:table-cell office:value-type="float" office:value="10933">
            <text:p>10933</text:p>
          </table:table-cell>
          <table:table-cell office:value-type="float" office:value="9803">
            <text:p>9803</text:p>
          </table:table-cell>
          <table:table-cell office:value-type="float" office:value="9286">
            <text:p>9286</text:p>
          </table:table-cell>
          <table:table-cell office:value-type="float" office:value="12484">
            <text:p>12484</text:p>
          </table:table-cell>
          <table:table-cell office:value-type="float" office:value="10834">
            <text:p>10834</text:p>
          </table:table-cell>
          <table:table-cell office:value-type="float" office:value="12751">
            <text:p>12751</text:p>
          </table:table-cell>
          <table:table-cell office:value-type="float" office:value="11906">
            <text:p>11906</text:p>
          </table:table-cell>
          <table:table-cell office:value-type="float" office:value="11914">
            <text:p>11914</text:p>
          </table:table-cell>
          <table:table-cell office:value-type="float" office:value="10916.5">
            <text:p>10916.5</text:p>
          </table:table-cell>
          <table:table-cell office:value-type="float" office:value="11704">
            <text:p>11704</text:p>
          </table:table-cell>
          <table:table-cell office:value-type="float" office:value="8668">
            <text:p>8668</text:p>
          </table:table-cell>
          <table:table-cell office:value-type="float" office:value="8714">
            <text:p>8714</text:p>
          </table:table-cell>
          <table:table-cell office:value-type="float" office:value="8689">
            <text:p>8689</text:p>
          </table:table-cell>
          <table:table-cell office:value-type="float" office:value="10599">
            <text:p>10599</text:p>
          </table:table-cell>
          <table:table-cell office:value-type="float" office:value="8821">
            <text:p>8821</text:p>
          </table:table-cell>
          <table:table-cell office:value-type="float" office:value="9997">
            <text:p>9997</text:p>
          </table:table-cell>
          <table:table-cell office:value-type="float" office:value="11580">
            <text:p>11580</text:p>
          </table:table-cell>
          <table:table-cell office:value-type="float" office:value="11397">
            <text:p>11397</text:p>
          </table:table-cell>
          <table:table-cell office:value-type="float" office:value="8801">
            <text:p>8801</text:p>
          </table:table-cell>
          <table:table-cell office:value-type="float" office:value="9897">
            <text:p>9897</text:p>
          </table:table-cell>
          <table:table-cell office:value-type="float" office:value="8733">
            <text:p>8733</text:p>
          </table:table-cell>
          <table:table-cell office:value-type="float" office:value="8832">
            <text:p>8832</text:p>
          </table:table-cell>
          <table:table-cell office:value-type="float" office:value="8626">
            <text:p>8626</text:p>
          </table:table-cell>
          <table:table-cell office:value-type="float" office:value="10940">
            <text:p>10940</text:p>
          </table:table-cell>
          <table:table-cell office:value-type="float" office:value="11165">
            <text:p>11165</text:p>
          </table:table-cell>
          <table:table-cell office:value-type="float" office:value="8677">
            <text:p>8677</text:p>
          </table:table-cell>
          <table:table-cell office:value-type="float" office:value="11325">
            <text:p>11325</text:p>
          </table:table-cell>
          <table:table-cell office:value-type="float" office:value="9830">
            <text:p>9830</text:p>
          </table:table-cell>
          <table:table-cell office:value-type="float" office:value="8640">
            <text:p>8640</text:p>
          </table:table-cell>
          <table:table-cell office:value-type="float" office:value="9370">
            <text:p>9370</text:p>
          </table:table-cell>
          <table:table-cell office:value-type="float" office:value="9613.8">
            <text:p>9613.8</text:p>
          </table:table-cell>
          <table:table-cell office:value-type="float" office:value="11334">
            <text:p>11334</text:p>
          </table:table-cell>
          <table:table-cell office:value-type="float" office:value="12613">
            <text:p>12613</text:p>
          </table:table-cell>
          <table:table-cell office:value-type="float" office:value="13646">
            <text:p>13646</text:p>
          </table:table-cell>
          <table:table-cell office:value-type="float" office:value="9278">
            <text:p>9278</text:p>
          </table:table-cell>
          <table:table-cell office:value-type="float" office:value="11506">
            <text:p>11506</text:p>
          </table:table-cell>
          <table:table-cell office:value-type="float" office:value="10894">
            <text:p>10894</text:p>
          </table:table-cell>
          <table:table-cell office:value-type="float" office:value="12053">
            <text:p>12053</text:p>
          </table:table-cell>
          <table:table-cell office:value-type="float" office:value="11112">
            <text:p>11112</text:p>
          </table:table-cell>
          <table:table-cell office:value-type="float" office:value="9231">
            <text:p>9231</text:p>
          </table:table-cell>
          <table:table-cell office:value-type="float" office:value="11499">
            <text:p>11499</text:p>
          </table:table-cell>
          <table:table-cell office:value-type="float" office:value="11316.6">
            <text:p>11316.6</text:p>
          </table:table-cell>
          <table:table-cell office:value-type="float" office:value="324147">
            <text:p>324147</text:p>
          </table:table-cell>
          <table:table-cell office:value-type="float" office:value="320329">
            <text:p>320329</text:p>
          </table:table-cell>
          <table:table-cell office:value-type="float" office:value="316305">
            <text:p>316305</text:p>
          </table:table-cell>
          <table:table-cell office:value-type="float" office:value="320523">
            <text:p>320523</text:p>
          </table:table-cell>
          <table:table-cell office:value-type="float" office:value="317731">
            <text:p>317731</text:p>
          </table:table-cell>
          <table:table-cell office:value-type="float" office:value="314717">
            <text:p>314717</text:p>
          </table:table-cell>
          <table:table-cell office:value-type="float" office:value="311608">
            <text:p>311608</text:p>
          </table:table-cell>
          <table:table-cell office:value-type="float" office:value="321643">
            <text:p>321643</text:p>
          </table:table-cell>
          <table:table-cell office:value-type="float" office:value="313300">
            <text:p>313300</text:p>
          </table:table-cell>
          <table:table-cell office:value-type="float" office:value="308732">
            <text:p>308732</text:p>
          </table:table-cell>
          <table:table-cell office:value-type="float" office:value="316903.5">
            <text:p>316903.5</text:p>
          </table:table-cell>
          <table:table-cell office:value-type="float" office:value="284581">
            <text:p>284581</text:p>
          </table:table-cell>
          <table:table-cell office:value-type="float" office:value="270588">
            <text:p>270588</text:p>
          </table:table-cell>
          <table:table-cell office:value-type="float" office:value="274896">
            <text:p>274896</text:p>
          </table:table-cell>
          <table:table-cell office:value-type="float" office:value="295237">
            <text:p>295237</text:p>
          </table:table-cell>
          <table:table-cell office:value-type="float" office:value="287000">
            <text:p>287000</text:p>
          </table:table-cell>
          <table:table-cell office:value-type="float" office:value="282310">
            <text:p>282310</text:p>
          </table:table-cell>
          <table:table-cell office:value-type="float" office:value="280675">
            <text:p>280675</text:p>
          </table:table-cell>
          <table:table-cell office:value-type="float" office:value="288912">
            <text:p>288912</text:p>
          </table:table-cell>
          <table:table-cell office:value-type="float" office:value="263043">
            <text:p>263043</text:p>
          </table:table-cell>
          <table:table-cell office:value-type="float" office:value="275342">
            <text:p>275342</text:p>
          </table:table-cell>
          <table:table-cell office:value-type="float" office:value="280258.4">
            <text:p>280258.4</text:p>
          </table:table-cell>
          <table:table-cell office:value-type="float" office:value="5687">
            <text:p>5687</text:p>
          </table:table-cell>
          <table:table-cell office:value-type="float" office:value="5802">
            <text:p>5802</text:p>
          </table:table-cell>
          <table:table-cell office:value-type="float" office:value="7626">
            <text:p>7626</text:p>
          </table:table-cell>
          <table:table-cell office:value-type="float" office:value="6437">
            <text:p>6437</text:p>
          </table:table-cell>
          <table:table-cell office:value-type="float" office:value="5727">
            <text:p>5727</text:p>
          </table:table-cell>
          <table:table-cell office:value-type="float" office:value="7311">
            <text:p>7311</text:p>
          </table:table-cell>
          <table:table-cell office:value-type="float" office:value="6504">
            <text:p>6504</text:p>
          </table:table-cell>
          <table:table-cell office:value-type="float" office:value="6006">
            <text:p>6006</text:p>
          </table:table-cell>
          <table:table-cell office:value-type="float" office:value="7732">
            <text:p>7732</text:p>
          </table:table-cell>
          <table:table-cell office:value-type="float" office:value="5770">
            <text:p>5770</text:p>
          </table:table-cell>
          <table:table-cell office:value-type="float" office:value="6460.2">
            <text:p>6460.2</text:p>
          </table:table-cell>
          <table:table-cell office:value-type="float" office:value="7170">
            <text:p>7170</text:p>
          </table:table-cell>
          <table:table-cell office:value-type="float" office:value="9417">
            <text:p>9417</text:p>
          </table:table-cell>
          <table:table-cell office:value-type="float" office:value="8174">
            <text:p>8174</text:p>
          </table:table-cell>
          <table:table-cell office:value-type="float" office:value="9687">
            <text:p>9687</text:p>
          </table:table-cell>
          <table:table-cell office:value-type="float" office:value="10574">
            <text:p>10574</text:p>
          </table:table-cell>
          <table:table-cell office:value-type="float" office:value="9644">
            <text:p>9644</text:p>
          </table:table-cell>
          <table:table-cell office:value-type="float" office:value="9925">
            <text:p>9925</text:p>
          </table:table-cell>
          <table:table-cell office:value-type="float" office:value="9147">
            <text:p>9147</text:p>
          </table:table-cell>
          <table:table-cell office:value-type="float" office:value="7146">
            <text:p>7146</text:p>
          </table:table-cell>
          <table:table-cell office:value-type="float" office:value="7195">
            <text:p>7195</text:p>
          </table:table-cell>
          <table:table-cell office:value-type="float" office:value="8807.9">
            <text:p>8807.9</text:p>
          </table:table-cell>
          <table:table-cell office:value-type="float" office:value="7952">
            <text:p>7952</text:p>
          </table:table-cell>
          <table:table-cell office:value-type="float" office:value="7924">
            <text:p>7924</text:p>
          </table:table-cell>
          <table:table-cell office:value-type="float" office:value="10029">
            <text:p>10029</text:p>
          </table:table-cell>
          <table:table-cell office:value-type="float" office:value="10078">
            <text:p>10078</text:p>
          </table:table-cell>
          <table:table-cell office:value-type="float" office:value="9254">
            <text:p>9254</text:p>
          </table:table-cell>
          <table:table-cell office:value-type="float" office:value="7864">
            <text:p>7864</text:p>
          </table:table-cell>
          <table:table-cell office:value-type="float" office:value="7948">
            <text:p>7948</text:p>
          </table:table-cell>
          <table:table-cell office:value-type="float" office:value="11093">
            <text:p>11093</text:p>
          </table:table-cell>
          <table:table-cell office:value-type="float" office:value="7903">
            <text:p>7903</text:p>
          </table:table-cell>
          <table:table-cell office:value-type="float" office:value="9877">
            <text:p>9877</text:p>
          </table:table-cell>
          <table:table-cell office:value-type="float" office:value="8992.2">
            <text:p>8992.2</text:p>
          </table:table-cell>
          <table:table-cell office:value-type="float" office:value="9203">
            <text:p>9203</text:p>
          </table:table-cell>
          <table:table-cell office:value-type="float" office:value="7533">
            <text:p>7533</text:p>
          </table:table-cell>
          <table:table-cell office:value-type="float" office:value="7746">
            <text:p>7746</text:p>
          </table:table-cell>
          <table:table-cell office:value-type="float" office:value="7593">
            <text:p>7593</text:p>
          </table:table-cell>
          <table:table-cell office:value-type="float" office:value="7640">
            <text:p>7640</text:p>
          </table:table-cell>
          <table:table-cell office:value-type="float" office:value="7556">
            <text:p>7556</text:p>
          </table:table-cell>
          <table:table-cell office:value-type="float" office:value="7553">
            <text:p>7553</text:p>
          </table:table-cell>
          <table:table-cell office:value-type="float" office:value="7621">
            <text:p>7621</text:p>
          </table:table-cell>
          <table:table-cell office:value-type="float" office:value="7529">
            <text:p>7529</text:p>
          </table:table-cell>
          <table:table-cell office:value-type="float" office:value="7583">
            <text:p>7583</text:p>
          </table:table-cell>
          <table:table-cell office:value-type="float" office:value="7755.7">
            <text:p>7755.7</text:p>
          </table:table-cell>
          <table:table-cell office:value-type="float" office:value="6960">
            <text:p>6960</text:p>
          </table:table-cell>
          <table:table-cell office:value-type="float" office:value="6580">
            <text:p>6580</text:p>
          </table:table-cell>
          <table:table-cell office:value-type="float" office:value="8390">
            <text:p>8390</text:p>
          </table:table-cell>
          <table:table-cell office:value-type="float" office:value="6569">
            <text:p>6569</text:p>
          </table:table-cell>
          <table:table-cell office:value-type="float" office:value="8470">
            <text:p>8470</text:p>
          </table:table-cell>
          <table:table-cell office:value-type="float" office:value="6562">
            <text:p>6562</text:p>
          </table:table-cell>
          <table:table-cell office:value-type="float" office:value="6619">
            <text:p>6619</text:p>
          </table:table-cell>
          <table:table-cell office:value-type="float" office:value="6945">
            <text:p>6945</text:p>
          </table:table-cell>
          <table:table-cell office:value-type="float" office:value="6634">
            <text:p>6634</text:p>
          </table:table-cell>
          <table:table-cell office:value-type="float" office:value="6583">
            <text:p>6583</text:p>
          </table:table-cell>
          <table:table-cell office:value-type="float" office:value="7031.2">
            <text:p>7031.2</text:p>
          </table:table-cell>
        </table:table-row>
        <table:table-row table:style-name="ro1">
          <table:table-cell office:value-type="float" office:value="8200">
            <text:p>8200</text:p>
          </table:table-cell>
          <table:table-cell office:value-type="float" office:value="13755">
            <text:p>13755</text:p>
          </table:table-cell>
          <table:table-cell office:value-type="float" office:value="13667">
            <text:p>13667</text:p>
          </table:table-cell>
          <table:table-cell office:value-type="float" office:value="12869">
            <text:p>12869</text:p>
          </table:table-cell>
          <table:table-cell office:value-type="float" office:value="10941">
            <text:p>10941</text:p>
          </table:table-cell>
          <table:table-cell office:value-type="float" office:value="10559">
            <text:p>10559</text:p>
          </table:table-cell>
          <table:table-cell office:value-type="float" office:value="15602">
            <text:p>15602</text:p>
          </table:table-cell>
          <table:table-cell office:value-type="float" office:value="13464">
            <text:p>13464</text:p>
          </table:table-cell>
          <table:table-cell office:value-type="float" office:value="15277">
            <text:p>15277</text:p>
          </table:table-cell>
          <table:table-cell office:value-type="float" office:value="11235">
            <text:p>11235</text:p>
          </table:table-cell>
          <table:table-cell office:value-type="float" office:value="13177">
            <text:p>13177</text:p>
          </table:table-cell>
          <table:table-cell office:value-type="float" office:value="13054.6">
            <text:p>13054.6</text:p>
          </table:table-cell>
          <table:table-cell office:value-type="float" office:value="12649">
            <text:p>12649</text:p>
          </table:table-cell>
          <table:table-cell office:value-type="float" office:value="9431">
            <text:p>9431</text:p>
          </table:table-cell>
          <table:table-cell office:value-type="float" office:value="9385">
            <text:p>9385</text:p>
          </table:table-cell>
          <table:table-cell office:value-type="float" office:value="9467">
            <text:p>9467</text:p>
          </table:table-cell>
          <table:table-cell office:value-type="float" office:value="9504">
            <text:p>9504</text:p>
          </table:table-cell>
          <table:table-cell office:value-type="float" office:value="10794">
            <text:p>10794</text:p>
          </table:table-cell>
          <table:table-cell office:value-type="float" office:value="11704">
            <text:p>11704</text:p>
          </table:table-cell>
          <table:table-cell office:value-type="float" office:value="9376">
            <text:p>9376</text:p>
          </table:table-cell>
          <table:table-cell office:value-type="float" office:value="11684">
            <text:p>11684</text:p>
          </table:table-cell>
          <table:table-cell office:value-type="float" office:value="11819">
            <text:p>11819</text:p>
          </table:table-cell>
          <table:table-cell office:value-type="float" office:value="10581.3">
            <text:p>10581.3</text:p>
          </table:table-cell>
          <table:table-cell office:value-type="float" office:value="9283">
            <text:p>9283</text:p>
          </table:table-cell>
          <table:table-cell office:value-type="float" office:value="8850">
            <text:p>8850</text:p>
          </table:table-cell>
          <table:table-cell office:value-type="float" office:value="8905">
            <text:p>8905</text:p>
          </table:table-cell>
          <table:table-cell office:value-type="float" office:value="10266">
            <text:p>10266</text:p>
          </table:table-cell>
          <table:table-cell office:value-type="float" office:value="11868">
            <text:p>11868</text:p>
          </table:table-cell>
          <table:table-cell office:value-type="float" office:value="10207">
            <text:p>10207</text:p>
          </table:table-cell>
          <table:table-cell office:value-type="float" office:value="10012">
            <text:p>10012</text:p>
          </table:table-cell>
          <table:table-cell office:value-type="float" office:value="8726">
            <text:p>8726</text:p>
          </table:table-cell>
          <table:table-cell office:value-type="float" office:value="9128">
            <text:p>9128</text:p>
          </table:table-cell>
          <table:table-cell office:value-type="float" office:value="8826">
            <text:p>8826</text:p>
          </table:table-cell>
          <table:table-cell office:value-type="float" office:value="9607.1">
            <text:p>9607.1</text:p>
          </table:table-cell>
          <table:table-cell office:value-type="float" office:value="12249">
            <text:p>12249</text:p>
          </table:table-cell>
          <table:table-cell office:value-type="float" office:value="11434">
            <text:p>11434</text:p>
          </table:table-cell>
          <table:table-cell office:value-type="float" office:value="12823">
            <text:p>12823</text:p>
          </table:table-cell>
          <table:table-cell office:value-type="float" office:value="9430">
            <text:p>9430</text:p>
          </table:table-cell>
          <table:table-cell office:value-type="float" office:value="12495">
            <text:p>12495</text:p>
          </table:table-cell>
          <table:table-cell office:value-type="float" office:value="10748">
            <text:p>10748</text:p>
          </table:table-cell>
          <table:table-cell office:value-type="float" office:value="9319">
            <text:p>9319</text:p>
          </table:table-cell>
          <table:table-cell office:value-type="float" office:value="11049">
            <text:p>11049</text:p>
          </table:table-cell>
          <table:table-cell office:value-type="float" office:value="12124">
            <text:p>12124</text:p>
          </table:table-cell>
          <table:table-cell office:value-type="float" office:value="9471">
            <text:p>9471</text:p>
          </table:table-cell>
          <table:table-cell office:value-type="float" office:value="11114.2">
            <text:p>11114.2</text:p>
          </table:table-cell>
          <table:table-cell office:value-type="float" office:value="322099">
            <text:p>322099</text:p>
          </table:table-cell>
          <table:table-cell office:value-type="float" office:value="318403">
            <text:p>318403</text:p>
          </table:table-cell>
          <table:table-cell office:value-type="float" office:value="323261">
            <text:p>323261</text:p>
          </table:table-cell>
          <table:table-cell office:value-type="float" office:value="325865">
            <text:p>325865</text:p>
          </table:table-cell>
          <table:table-cell office:value-type="float" office:value="318254">
            <text:p>318254</text:p>
          </table:table-cell>
          <table:table-cell office:value-type="float" office:value="315058">
            <text:p>315058</text:p>
          </table:table-cell>
          <table:table-cell office:value-type="float" office:value="316106">
            <text:p>316106</text:p>
          </table:table-cell>
          <table:table-cell office:value-type="float" office:value="318538">
            <text:p>318538</text:p>
          </table:table-cell>
          <table:table-cell office:value-type="float" office:value="320793">
            <text:p>320793</text:p>
          </table:table-cell>
          <table:table-cell office:value-type="float" office:value="323394">
            <text:p>323394</text:p>
          </table:table-cell>
          <table:table-cell office:value-type="float" office:value="320177.1">
            <text:p>320177.1</text:p>
          </table:table-cell>
          <table:table-cell office:value-type="float" office:value="281791">
            <text:p>281791</text:p>
          </table:table-cell>
          <table:table-cell office:value-type="float" office:value="286268">
            <text:p>286268</text:p>
          </table:table-cell>
          <table:table-cell office:value-type="float" office:value="268583">
            <text:p>268583</text:p>
          </table:table-cell>
          <table:table-cell office:value-type="float" office:value="286899">
            <text:p>286899</text:p>
          </table:table-cell>
          <table:table-cell office:value-type="float" office:value="276151">
            <text:p>276151</text:p>
          </table:table-cell>
          <table:table-cell office:value-type="float" office:value="276799">
            <text:p>276799</text:p>
          </table:table-cell>
          <table:table-cell office:value-type="float" office:value="290100">
            <text:p>290100</text:p>
          </table:table-cell>
          <table:table-cell office:value-type="float" office:value="298939">
            <text:p>298939</text:p>
          </table:table-cell>
          <table:table-cell office:value-type="float" office:value="273896">
            <text:p>273896</text:p>
          </table:table-cell>
          <table:table-cell office:value-type="float" office:value="283600">
            <text:p>283600</text:p>
          </table:table-cell>
          <table:table-cell office:value-type="float" office:value="282302.6">
            <text:p>282302.6</text:p>
          </table:table-cell>
          <table:table-cell office:value-type="float" office:value="7190">
            <text:p>7190</text:p>
          </table:table-cell>
          <table:table-cell office:value-type="float" office:value="9425">
            <text:p>9425</text:p>
          </table:table-cell>
          <table:table-cell office:value-type="float" office:value="6985">
            <text:p>6985</text:p>
          </table:table-cell>
          <table:table-cell office:value-type="float" office:value="5898">
            <text:p>5898</text:p>
          </table:table-cell>
          <table:table-cell office:value-type="float" office:value="8602">
            <text:p>8602</text:p>
          </table:table-cell>
          <table:table-cell office:value-type="float" office:value="9185">
            <text:p>9185</text:p>
          </table:table-cell>
          <table:table-cell office:value-type="float" office:value="8165">
            <text:p>8165</text:p>
          </table:table-cell>
          <table:table-cell office:value-type="float" office:value="5807">
            <text:p>5807</text:p>
          </table:table-cell>
          <table:table-cell office:value-type="float" office:value="5856">
            <text:p>5856</text:p>
          </table:table-cell>
          <table:table-cell office:value-type="float" office:value="5831">
            <text:p>5831</text:p>
          </table:table-cell>
          <table:table-cell office:value-type="float" office:value="7294.4">
            <text:p>7294.4</text:p>
          </table:table-cell>
          <table:table-cell office:value-type="float" office:value="9043">
            <text:p>9043</text:p>
          </table:table-cell>
          <table:table-cell office:value-type="float" office:value="9022">
            <text:p>9022</text:p>
          </table:table-cell>
          <table:table-cell office:value-type="float" office:value="10181">
            <text:p>10181</text:p>
          </table:table-cell>
          <table:table-cell office:value-type="float" office:value="7274">
            <text:p>7274</text:p>
          </table:table-cell>
          <table:table-cell office:value-type="float" office:value="7246">
            <text:p>7246</text:p>
          </table:table-cell>
          <table:table-cell office:value-type="float" office:value="8125">
            <text:p>8125</text:p>
          </table:table-cell>
          <table:table-cell office:value-type="float" office:value="8315">
            <text:p>8315</text:p>
          </table:table-cell>
          <table:table-cell office:value-type="float" office:value="10043">
            <text:p>10043</text:p>
          </table:table-cell>
          <table:table-cell office:value-type="float" office:value="7994">
            <text:p>7994</text:p>
          </table:table-cell>
          <table:table-cell office:value-type="float" office:value="7292">
            <text:p>7292</text:p>
          </table:table-cell>
          <table:table-cell office:value-type="float" office:value="8453.5">
            <text:p>8453.5</text:p>
          </table:table-cell>
          <table:table-cell office:value-type="float" office:value="9884">
            <text:p>9884</text:p>
          </table:table-cell>
          <table:table-cell office:value-type="float" office:value="9358">
            <text:p>9358</text:p>
          </table:table-cell>
          <table:table-cell office:value-type="float" office:value="9948">
            <text:p>9948</text:p>
          </table:table-cell>
          <table:table-cell office:value-type="float" office:value="8003">
            <text:p>8003</text:p>
          </table:table-cell>
          <table:table-cell office:value-type="float" office:value="8008">
            <text:p>8008</text:p>
          </table:table-cell>
          <table:table-cell office:value-type="float" office:value="8028">
            <text:p>8028</text:p>
          </table:table-cell>
          <table:table-cell office:value-type="float" office:value="8024">
            <text:p>8024</text:p>
          </table:table-cell>
          <table:table-cell office:value-type="float" office:value="10154">
            <text:p>10154</text:p>
          </table:table-cell>
          <table:table-cell office:value-type="float" office:value="10092">
            <text:p>10092</text:p>
          </table:table-cell>
          <table:table-cell office:value-type="float" office:value="9531">
            <text:p>9531</text:p>
          </table:table-cell>
          <table:table-cell office:value-type="float" office:value="9103">
            <text:p>9103</text:p>
          </table:table-cell>
          <table:table-cell office:value-type="float" office:value="10470">
            <text:p>10470</text:p>
          </table:table-cell>
          <table:table-cell office:value-type="float" office:value="9456">
            <text:p>9456</text:p>
          </table:table-cell>
          <table:table-cell office:value-type="float" office:value="7794">
            <text:p>7794</text:p>
          </table:table-cell>
          <table:table-cell office:value-type="float" office:value="7625">
            <text:p>7625</text:p>
          </table:table-cell>
          <table:table-cell office:value-type="float" office:value="9470">
            <text:p>9470</text:p>
          </table:table-cell>
          <table:table-cell office:value-type="float" office:value="7669">
            <text:p>7669</text:p>
          </table:table-cell>
          <table:table-cell office:value-type="float" office:value="7648">
            <text:p>7648</text:p>
          </table:table-cell>
          <table:table-cell office:value-type="float" office:value="10154">
            <text:p>10154</text:p>
          </table:table-cell>
          <table:table-cell office:value-type="float" office:value="9172">
            <text:p>9172</text:p>
          </table:table-cell>
          <table:table-cell office:value-type="float" office:value="8249">
            <text:p>8249</text:p>
          </table:table-cell>
          <table:table-cell office:value-type="float" office:value="8770.7">
            <text:p>8770.7</text:p>
          </table:table-cell>
          <table:table-cell office:value-type="float" office:value="9955">
            <text:p>9955</text:p>
          </table:table-cell>
          <table:table-cell office:value-type="float" office:value="8267">
            <text:p>8267</text:p>
          </table:table-cell>
          <table:table-cell office:value-type="float" office:value="9077">
            <text:p>9077</text:p>
          </table:table-cell>
          <table:table-cell office:value-type="float" office:value="9312">
            <text:p>9312</text:p>
          </table:table-cell>
          <table:table-cell office:value-type="float" office:value="6773">
            <text:p>6773</text:p>
          </table:table-cell>
          <table:table-cell office:value-type="float" office:value="6645">
            <text:p>6645</text:p>
          </table:table-cell>
          <table:table-cell office:value-type="float" office:value="6753">
            <text:p>6753</text:p>
          </table:table-cell>
          <table:table-cell office:value-type="float" office:value="7553">
            <text:p>7553</text:p>
          </table:table-cell>
          <table:table-cell office:value-type="float" office:value="9240">
            <text:p>9240</text:p>
          </table:table-cell>
          <table:table-cell office:value-type="float" office:value="9033">
            <text:p>9033</text:p>
          </table:table-cell>
          <table:table-cell office:value-type="float" office:value="8260.8">
            <text:p>8260.8</text:p>
          </table:table-cell>
        </table:table-row>
        <table:table-row table:style-name="ro1">
          <table:table-cell office:value-type="float" office:value="8300">
            <text:p>8300</text:p>
          </table:table-cell>
          <table:table-cell office:value-type="float" office:value="13258">
            <text:p>13258</text:p>
          </table:table-cell>
          <table:table-cell office:value-type="float" office:value="12613">
            <text:p>12613</text:p>
          </table:table-cell>
          <table:table-cell office:value-type="float" office:value="11933">
            <text:p>11933</text:p>
          </table:table-cell>
          <table:table-cell office:value-type="float" office:value="9782">
            <text:p>9782</text:p>
          </table:table-cell>
          <table:table-cell office:value-type="float" office:value="14105">
            <text:p>14105</text:p>
          </table:table-cell>
          <table:table-cell office:value-type="float" office:value="10399">
            <text:p>10399</text:p>
          </table:table-cell>
          <table:table-cell office:value-type="float" office:value="9792">
            <text:p>9792</text:p>
          </table:table-cell>
          <table:table-cell office:value-type="float" office:value="12473">
            <text:p>12473</text:p>
          </table:table-cell>
          <table:table-cell office:value-type="float" office:value="12480">
            <text:p>12480</text:p>
          </table:table-cell>
          <table:table-cell office:value-type="float" office:value="12738">
            <text:p>12738</text:p>
          </table:table-cell>
          <table:table-cell office:value-type="float" office:value="11957.3">
            <text:p>11957.3</text:p>
          </table:table-cell>
          <table:table-cell office:value-type="float" office:value="9589">
            <text:p>9589</text:p>
          </table:table-cell>
          <table:table-cell office:value-type="float" office:value="10885">
            <text:p>10885</text:p>
          </table:table-cell>
          <table:table-cell office:value-type="float" office:value="9614">
            <text:p>9614</text:p>
          </table:table-cell>
          <table:table-cell office:value-type="float" office:value="9547">
            <text:p>9547</text:p>
          </table:table-cell>
          <table:table-cell office:value-type="float" office:value="9822">
            <text:p>9822</text:p>
          </table:table-cell>
          <table:table-cell office:value-type="float" office:value="11048">
            <text:p>11048</text:p>
          </table:table-cell>
          <table:table-cell office:value-type="float" office:value="12011">
            <text:p>12011</text:p>
          </table:table-cell>
          <table:table-cell office:value-type="float" office:value="9612">
            <text:p>9612</text:p>
          </table:table-cell>
          <table:table-cell office:value-type="float" office:value="9581">
            <text:p>9581</text:p>
          </table:table-cell>
          <table:table-cell office:value-type="float" office:value="9487">
            <text:p>9487</text:p>
          </table:table-cell>
          <table:table-cell office:value-type="float" office:value="10119.6">
            <text:p>10119.6</text:p>
          </table:table-cell>
          <table:table-cell office:value-type="float" office:value="8996">
            <text:p>8996</text:p>
          </table:table-cell>
          <table:table-cell office:value-type="float" office:value="8857">
            <text:p>8857</text:p>
          </table:table-cell>
          <table:table-cell office:value-type="float" office:value="8911">
            <text:p>8911</text:p>
          </table:table-cell>
          <table:table-cell office:value-type="float" office:value="11622">
            <text:p>11622</text:p>
          </table:table-cell>
          <table:table-cell office:value-type="float" office:value="8978">
            <text:p>8978</text:p>
          </table:table-cell>
          <table:table-cell office:value-type="float" office:value="8929">
            <text:p>8929</text:p>
          </table:table-cell>
          <table:table-cell office:value-type="float" office:value="8905">
            <text:p>8905</text:p>
          </table:table-cell>
          <table:table-cell office:value-type="float" office:value="8979">
            <text:p>8979</text:p>
          </table:table-cell>
          <table:table-cell office:value-type="float" office:value="8921">
            <text:p>8921</text:p>
          </table:table-cell>
          <table:table-cell office:value-type="float" office:value="8831">
            <text:p>8831</text:p>
          </table:table-cell>
          <table:table-cell office:value-type="float" office:value="9192.9">
            <text:p>9192.9</text:p>
          </table:table-cell>
          <table:table-cell office:value-type="float" office:value="12624">
            <text:p>12624</text:p>
          </table:table-cell>
          <table:table-cell office:value-type="float" office:value="14430">
            <text:p>14430</text:p>
          </table:table-cell>
          <table:table-cell office:value-type="float" office:value="11196">
            <text:p>11196</text:p>
          </table:table-cell>
          <table:table-cell office:value-type="float" office:value="11751">
            <text:p>11751</text:p>
          </table:table-cell>
          <table:table-cell office:value-type="float" office:value="9443">
            <text:p>9443</text:p>
          </table:table-cell>
          <table:table-cell office:value-type="float" office:value="11156">
            <text:p>11156</text:p>
          </table:table-cell>
          <table:table-cell office:value-type="float" office:value="9527">
            <text:p>9527</text:p>
          </table:table-cell>
          <table:table-cell office:value-type="float" office:value="9564">
            <text:p>9564</text:p>
          </table:table-cell>
          <table:table-cell office:value-type="float" office:value="14184">
            <text:p>14184</text:p>
          </table:table-cell>
          <table:table-cell office:value-type="float" office:value="10935">
            <text:p>10935</text:p>
          </table:table-cell>
          <table:table-cell office:value-type="float" office:value="11481">
            <text:p>11481</text:p>
          </table:table-cell>
          <table:table-cell office:value-type="float" office:value="335254">
            <text:p>335254</text:p>
          </table:table-cell>
          <table:table-cell office:value-type="float" office:value="326331">
            <text:p>326331</text:p>
          </table:table-cell>
          <table:table-cell office:value-type="float" office:value="334293">
            <text:p>334293</text:p>
          </table:table-cell>
          <table:table-cell office:value-type="float" office:value="324123">
            <text:p>324123</text:p>
          </table:table-cell>
          <table:table-cell office:value-type="float" office:value="322302">
            <text:p>322302</text:p>
          </table:table-cell>
          <table:table-cell office:value-type="float" office:value="312827">
            <text:p>312827</text:p>
          </table:table-cell>
          <table:table-cell office:value-type="float" office:value="328277">
            <text:p>328277</text:p>
          </table:table-cell>
          <table:table-cell office:value-type="float" office:value="335269">
            <text:p>335269</text:p>
          </table:table-cell>
          <table:table-cell office:value-type="float" office:value="323487">
            <text:p>323487</text:p>
          </table:table-cell>
          <table:table-cell office:value-type="float" office:value="329481">
            <text:p>329481</text:p>
          </table:table-cell>
          <table:table-cell office:value-type="float" office:value="327164.4">
            <text:p>327164.4</text:p>
          </table:table-cell>
          <table:table-cell office:value-type="float" office:value="293303">
            <text:p>293303</text:p>
          </table:table-cell>
          <table:table-cell office:value-type="float" office:value="288690">
            <text:p>288690</text:p>
          </table:table-cell>
          <table:table-cell office:value-type="float" office:value="298868">
            <text:p>298868</text:p>
          </table:table-cell>
          <table:table-cell office:value-type="float" office:value="278852">
            <text:p>278852</text:p>
          </table:table-cell>
          <table:table-cell office:value-type="float" office:value="286644">
            <text:p>286644</text:p>
          </table:table-cell>
          <table:table-cell office:value-type="float" office:value="290702">
            <text:p>290702</text:p>
          </table:table-cell>
          <table:table-cell office:value-type="float" office:value="276783">
            <text:p>276783</text:p>
          </table:table-cell>
          <table:table-cell office:value-type="float" office:value="290246">
            <text:p>290246</text:p>
          </table:table-cell>
          <table:table-cell office:value-type="float" office:value="304617">
            <text:p>304617</text:p>
          </table:table-cell>
          <table:table-cell office:value-type="float" office:value="299821">
            <text:p>299821</text:p>
          </table:table-cell>
          <table:table-cell office:value-type="float" office:value="290852.6">
            <text:p>290852.6</text:p>
          </table:table-cell>
          <table:table-cell office:value-type="float" office:value="5848">
            <text:p>5848</text:p>
          </table:table-cell>
          <table:table-cell office:value-type="float" office:value="5860">
            <text:p>5860</text:p>
          </table:table-cell>
          <table:table-cell office:value-type="float" office:value="5941">
            <text:p>5941</text:p>
          </table:table-cell>
          <table:table-cell office:value-type="float" office:value="5870">
            <text:p>5870</text:p>
          </table:table-cell>
          <table:table-cell office:value-type="float" office:value="5952">
            <text:p>5952</text:p>
          </table:table-cell>
          <table:table-cell office:value-type="float" office:value="6616">
            <text:p>6616</text:p>
          </table:table-cell>
          <table:table-cell office:value-type="float" office:value="8404">
            <text:p>8404</text:p>
          </table:table-cell>
          <table:table-cell office:value-type="float" office:value="8004">
            <text:p>8004</text:p>
          </table:table-cell>
          <table:table-cell office:value-type="float" office:value="5869">
            <text:p>5869</text:p>
          </table:table-cell>
          <table:table-cell office:value-type="float" office:value="7805">
            <text:p>7805</text:p>
          </table:table-cell>
          <table:table-cell office:value-type="float" office:value="6616.9">
            <text:p>6616.9</text:p>
          </table:table-cell>
          <table:table-cell office:value-type="float" office:value="9270">
            <text:p>9270</text:p>
          </table:table-cell>
          <table:table-cell office:value-type="float" office:value="9321">
            <text:p>9321</text:p>
          </table:table-cell>
          <table:table-cell office:value-type="float" office:value="7392">
            <text:p>7392</text:p>
          </table:table-cell>
          <table:table-cell office:value-type="float" office:value="9634">
            <text:p>9634</text:p>
          </table:table-cell>
          <table:table-cell office:value-type="float" office:value="7351">
            <text:p>7351</text:p>
          </table:table-cell>
          <table:table-cell office:value-type="float" office:value="9276">
            <text:p>9276</text:p>
          </table:table-cell>
          <table:table-cell office:value-type="float" office:value="11913">
            <text:p>11913</text:p>
          </table:table-cell>
          <table:table-cell office:value-type="float" office:value="9547">
            <text:p>9547</text:p>
          </table:table-cell>
          <table:table-cell office:value-type="float" office:value="9392">
            <text:p>9392</text:p>
          </table:table-cell>
          <table:table-cell office:value-type="float" office:value="7649">
            <text:p>7649</text:p>
          </table:table-cell>
          <table:table-cell office:value-type="float" office:value="9074.5">
            <text:p>9074.5</text:p>
          </table:table-cell>
          <table:table-cell office:value-type="float" office:value="8347">
            <text:p>8347</text:p>
          </table:table-cell>
          <table:table-cell office:value-type="float" office:value="11677">
            <text:p>11677</text:p>
          </table:table-cell>
          <table:table-cell office:value-type="float" office:value="8167">
            <text:p>8167</text:p>
          </table:table-cell>
          <table:table-cell office:value-type="float" office:value="10939">
            <text:p>10939</text:p>
          </table:table-cell>
          <table:table-cell office:value-type="float" office:value="8235">
            <text:p>8235</text:p>
          </table:table-cell>
          <table:table-cell office:value-type="float" office:value="10515">
            <text:p>10515</text:p>
          </table:table-cell>
          <table:table-cell office:value-type="float" office:value="8893">
            <text:p>8893</text:p>
          </table:table-cell>
          <table:table-cell office:value-type="float" office:value="10036">
            <text:p>10036</text:p>
          </table:table-cell>
          <table:table-cell office:value-type="float" office:value="10850">
            <text:p>10850</text:p>
          </table:table-cell>
          <table:table-cell office:value-type="float" office:value="8277">
            <text:p>8277</text:p>
          </table:table-cell>
          <table:table-cell office:value-type="float" office:value="9593.6">
            <text:p>9593.6</text:p>
          </table:table-cell>
          <table:table-cell office:value-type="float" office:value="7688">
            <text:p>7688</text:p>
          </table:table-cell>
          <table:table-cell office:value-type="float" office:value="9188">
            <text:p>9188</text:p>
          </table:table-cell>
          <table:table-cell office:value-type="float" office:value="10039">
            <text:p>10039</text:p>
          </table:table-cell>
          <table:table-cell office:value-type="float" office:value="8406">
            <text:p>8406</text:p>
          </table:table-cell>
          <table:table-cell office:value-type="float" office:value="9852">
            <text:p>9852</text:p>
          </table:table-cell>
          <table:table-cell office:value-type="float" office:value="8049">
            <text:p>8049</text:p>
          </table:table-cell>
          <table:table-cell office:value-type="float" office:value="7792">
            <text:p>7792</text:p>
          </table:table-cell>
          <table:table-cell office:value-type="float" office:value="10602">
            <text:p>10602</text:p>
          </table:table-cell>
          <table:table-cell office:value-type="float" office:value="8493">
            <text:p>8493</text:p>
          </table:table-cell>
          <table:table-cell office:value-type="float" office:value="7712">
            <text:p>7712</text:p>
          </table:table-cell>
          <table:table-cell office:value-type="float" office:value="8782.1">
            <text:p>8782.1</text:p>
          </table:table-cell>
          <table:table-cell office:value-type="float" office:value="6874">
            <text:p>6874</text:p>
          </table:table-cell>
          <table:table-cell office:value-type="float" office:value="6865">
            <text:p>6865</text:p>
          </table:table-cell>
          <table:table-cell office:value-type="float" office:value="6861">
            <text:p>6861</text:p>
          </table:table-cell>
          <table:table-cell office:value-type="float" office:value="6821">
            <text:p>6821</text:p>
          </table:table-cell>
          <table:table-cell office:value-type="float" office:value="9442">
            <text:p>9442</text:p>
          </table:table-cell>
          <table:table-cell office:value-type="float" office:value="6800">
            <text:p>6800</text:p>
          </table:table-cell>
          <table:table-cell office:value-type="float" office:value="6770">
            <text:p>6770</text:p>
          </table:table-cell>
          <table:table-cell office:value-type="float" office:value="7277">
            <text:p>7277</text:p>
          </table:table-cell>
          <table:table-cell office:value-type="float" office:value="6811">
            <text:p>6811</text:p>
          </table:table-cell>
          <table:table-cell office:value-type="float" office:value="6844">
            <text:p>6844</text:p>
          </table:table-cell>
          <table:table-cell office:value-type="float" office:value="7136.5">
            <text:p>7136.5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14553">
            <text:p>14553</text:p>
          </table:table-cell>
          <table:table-cell office:value-type="float" office:value="11651">
            <text:p>11651</text:p>
          </table:table-cell>
          <table:table-cell office:value-type="float" office:value="11780">
            <text:p>11780</text:p>
          </table:table-cell>
          <table:table-cell office:value-type="float" office:value="12859">
            <text:p>12859</text:p>
          </table:table-cell>
          <table:table-cell office:value-type="float" office:value="9821">
            <text:p>9821</text:p>
          </table:table-cell>
          <table:table-cell office:value-type="float" office:value="9846">
            <text:p>9846</text:p>
          </table:table-cell>
          <table:table-cell office:value-type="float" office:value="11810">
            <text:p>11810</text:p>
          </table:table-cell>
          <table:table-cell office:value-type="float" office:value="13605">
            <text:p>13605</text:p>
          </table:table-cell>
          <table:table-cell office:value-type="float" office:value="9835">
            <text:p>9835</text:p>
          </table:table-cell>
          <table:table-cell office:value-type="float" office:value="9788">
            <text:p>9788</text:p>
          </table:table-cell>
          <table:table-cell office:value-type="float" office:value="11554.8">
            <text:p>11554.8</text:p>
          </table:table-cell>
          <table:table-cell office:value-type="float" office:value="9630">
            <text:p>9630</text:p>
          </table:table-cell>
          <table:table-cell office:value-type="float" office:value="10763">
            <text:p>10763</text:p>
          </table:table-cell>
          <table:table-cell office:value-type="float" office:value="12872">
            <text:p>12872</text:p>
          </table:table-cell>
          <table:table-cell office:value-type="float" office:value="10004">
            <text:p>10004</text:p>
          </table:table-cell>
          <table:table-cell office:value-type="float" office:value="9648">
            <text:p>9648</text:p>
          </table:table-cell>
          <table:table-cell office:value-type="float" office:value="12869">
            <text:p>12869</text:p>
          </table:table-cell>
          <table:table-cell office:value-type="float" office:value="9638">
            <text:p>9638</text:p>
          </table:table-cell>
          <table:table-cell office:value-type="float" office:value="12887">
            <text:p>12887</text:p>
          </table:table-cell>
          <table:table-cell office:value-type="float" office:value="12845">
            <text:p>12845</text:p>
          </table:table-cell>
          <table:table-cell office:value-type="float" office:value="11663">
            <text:p>11663</text:p>
          </table:table-cell>
          <table:table-cell office:value-type="float" office:value="11281.9">
            <text:p>11281.9</text:p>
          </table:table-cell>
          <table:table-cell office:value-type="float" office:value="9089">
            <text:p>9089</text:p>
          </table:table-cell>
          <table:table-cell office:value-type="float" office:value="10623">
            <text:p>10623</text:p>
          </table:table-cell>
          <table:table-cell office:value-type="float" office:value="10005">
            <text:p>10005</text:p>
          </table:table-cell>
          <table:table-cell office:value-type="float" office:value="11266">
            <text:p>11266</text:p>
          </table:table-cell>
          <table:table-cell office:value-type="float" office:value="9045">
            <text:p>9045</text:p>
          </table:table-cell>
          <table:table-cell office:value-type="float" office:value="10052">
            <text:p>10052</text:p>
          </table:table-cell>
          <table:table-cell office:value-type="float" office:value="9066">
            <text:p>9066</text:p>
          </table:table-cell>
          <table:table-cell office:value-type="float" office:value="9293">
            <text:p>9293</text:p>
          </table:table-cell>
          <table:table-cell office:value-type="float" office:value="12055">
            <text:p>12055</text:p>
          </table:table-cell>
          <table:table-cell office:value-type="float" office:value="9224">
            <text:p>9224</text:p>
          </table:table-cell>
          <table:table-cell office:value-type="float" office:value="9971.8">
            <text:p>9971.8</text:p>
          </table:table-cell>
          <table:table-cell office:value-type="float" office:value="13020">
            <text:p>13020</text:p>
          </table:table-cell>
          <table:table-cell office:value-type="float" office:value="11557">
            <text:p>11557</text:p>
          </table:table-cell>
          <table:table-cell office:value-type="float" office:value="12107">
            <text:p>12107</text:p>
          </table:table-cell>
          <table:table-cell office:value-type="float" office:value="12140">
            <text:p>12140</text:p>
          </table:table-cell>
          <table:table-cell office:value-type="float" office:value="12215">
            <text:p>12215</text:p>
          </table:table-cell>
          <table:table-cell office:value-type="float" office:value="9678">
            <text:p>9678</text:p>
          </table:table-cell>
          <table:table-cell office:value-type="float" office:value="10978">
            <text:p>10978</text:p>
          </table:table-cell>
          <table:table-cell office:value-type="float" office:value="11701">
            <text:p>11701</text:p>
          </table:table-cell>
          <table:table-cell office:value-type="float" office:value="9897">
            <text:p>9897</text:p>
          </table:table-cell>
          <table:table-cell office:value-type="float" office:value="9686">
            <text:p>9686</text:p>
          </table:table-cell>
          <table:table-cell office:value-type="float" office:value="11297.9">
            <text:p>11297.9</text:p>
          </table:table-cell>
          <table:table-cell office:value-type="float" office:value="332632">
            <text:p>332632</text:p>
          </table:table-cell>
          <table:table-cell office:value-type="float" office:value="327261">
            <text:p>327261</text:p>
          </table:table-cell>
          <table:table-cell office:value-type="float" office:value="333116">
            <text:p>333116</text:p>
          </table:table-cell>
          <table:table-cell office:value-type="float" office:value="349055">
            <text:p>349055</text:p>
          </table:table-cell>
          <table:table-cell office:value-type="float" office:value="334452">
            <text:p>334452</text:p>
          </table:table-cell>
          <table:table-cell office:value-type="float" office:value="328361">
            <text:p>328361</text:p>
          </table:table-cell>
          <table:table-cell office:value-type="float" office:value="345878">
            <text:p>345878</text:p>
          </table:table-cell>
          <table:table-cell office:value-type="float" office:value="328594">
            <text:p>328594</text:p>
          </table:table-cell>
          <table:table-cell office:value-type="float" office:value="344823">
            <text:p>344823</text:p>
          </table:table-cell>
          <table:table-cell office:value-type="float" office:value="316023">
            <text:p>316023</text:p>
          </table:table-cell>
          <table:table-cell office:value-type="float" office:value="334019.5">
            <text:p>334019.5</text:p>
          </table:table-cell>
          <table:table-cell office:value-type="float" office:value="297712">
            <text:p>297712</text:p>
          </table:table-cell>
          <table:table-cell office:value-type="float" office:value="296451">
            <text:p>296451</text:p>
          </table:table-cell>
          <table:table-cell office:value-type="float" office:value="303648">
            <text:p>303648</text:p>
          </table:table-cell>
          <table:table-cell office:value-type="float" office:value="303964">
            <text:p>303964</text:p>
          </table:table-cell>
          <table:table-cell office:value-type="float" office:value="307796">
            <text:p>307796</text:p>
          </table:table-cell>
          <table:table-cell office:value-type="float" office:value="291675">
            <text:p>291675</text:p>
          </table:table-cell>
          <table:table-cell office:value-type="float" office:value="285451">
            <text:p>285451</text:p>
          </table:table-cell>
          <table:table-cell office:value-type="float" office:value="305610">
            <text:p>305610</text:p>
          </table:table-cell>
          <table:table-cell office:value-type="float" office:value="306919">
            <text:p>306919</text:p>
          </table:table-cell>
          <table:table-cell office:value-type="float" office:value="302273">
            <text:p>302273</text:p>
          </table:table-cell>
          <table:table-cell office:value-type="float" office:value="300149.9">
            <text:p>300149.9</text:p>
          </table:table-cell>
          <table:table-cell office:value-type="float" office:value="5973">
            <text:p>5973</text:p>
          </table:table-cell>
          <table:table-cell office:value-type="float" office:value="5941">
            <text:p>5941</text:p>
          </table:table-cell>
          <table:table-cell office:value-type="float" office:value="8283">
            <text:p>8283</text:p>
          </table:table-cell>
          <table:table-cell office:value-type="float" office:value="8534">
            <text:p>8534</text:p>
          </table:table-cell>
          <table:table-cell office:value-type="float" office:value="8561">
            <text:p>8561</text:p>
          </table:table-cell>
          <table:table-cell office:value-type="float" office:value="6000">
            <text:p>6000</text:p>
          </table:table-cell>
          <table:table-cell office:value-type="float" office:value="5971">
            <text:p>5971</text:p>
          </table:table-cell>
          <table:table-cell office:value-type="float" office:value="6043">
            <text:p>6043</text:p>
          </table:table-cell>
          <table:table-cell office:value-type="float" office:value="6023">
            <text:p>6023</text:p>
          </table:table-cell>
          <table:table-cell office:value-type="float" office:value="5970">
            <text:p>5970</text:p>
          </table:table-cell>
          <table:table-cell office:value-type="float" office:value="6729.9">
            <text:p>6729.9</text:p>
          </table:table-cell>
          <table:table-cell office:value-type="float" office:value="12461">
            <text:p>12461</text:p>
          </table:table-cell>
          <table:table-cell office:value-type="float" office:value="10977">
            <text:p>10977</text:p>
          </table:table-cell>
          <table:table-cell office:value-type="float" office:value="7469">
            <text:p>7469</text:p>
          </table:table-cell>
          <table:table-cell office:value-type="float" office:value="8745">
            <text:p>8745</text:p>
          </table:table-cell>
          <table:table-cell office:value-type="float" office:value="13203">
            <text:p>13203</text:p>
          </table:table-cell>
          <table:table-cell office:value-type="float" office:value="9420">
            <text:p>9420</text:p>
          </table:table-cell>
          <table:table-cell office:value-type="float" office:value="7555">
            <text:p>7555</text:p>
          </table:table-cell>
          <table:table-cell office:value-type="float" office:value="7507">
            <text:p>7507</text:p>
          </table:table-cell>
          <table:table-cell office:value-type="float" office:value="7605">
            <text:p>7605</text:p>
          </table:table-cell>
          <table:table-cell office:value-type="float" office:value="7453">
            <text:p>7453</text:p>
          </table:table-cell>
          <table:table-cell office:value-type="float" office:value="9239.5">
            <text:p>9239.5</text:p>
          </table:table-cell>
          <table:table-cell office:value-type="float" office:value="8407">
            <text:p>8407</text:p>
          </table:table-cell>
          <table:table-cell office:value-type="float" office:value="8741">
            <text:p>8741</text:p>
          </table:table-cell>
          <table:table-cell office:value-type="float" office:value="8138">
            <text:p>8138</text:p>
          </table:table-cell>
          <table:table-cell office:value-type="float" office:value="8194">
            <text:p>8194</text:p>
          </table:table-cell>
          <table:table-cell office:value-type="float" office:value="8497">
            <text:p>8497</text:p>
          </table:table-cell>
          <table:table-cell office:value-type="float" office:value="8284">
            <text:p>8284</text:p>
          </table:table-cell>
          <table:table-cell office:value-type="float" office:value="10021">
            <text:p>10021</text:p>
          </table:table-cell>
          <table:table-cell office:value-type="float" office:value="10510">
            <text:p>10510</text:p>
          </table:table-cell>
          <table:table-cell office:value-type="float" office:value="9270">
            <text:p>9270</text:p>
          </table:table-cell>
          <table:table-cell office:value-type="float" office:value="8143">
            <text:p>8143</text:p>
          </table:table-cell>
          <table:table-cell office:value-type="float" office:value="8820.5">
            <text:p>8820.5</text:p>
          </table:table-cell>
          <table:table-cell office:value-type="float" office:value="7851">
            <text:p>7851</text:p>
          </table:table-cell>
          <table:table-cell office:value-type="float" office:value="7817">
            <text:p>7817</text:p>
          </table:table-cell>
          <table:table-cell office:value-type="float" office:value="9386">
            <text:p>9386</text:p>
          </table:table-cell>
          <table:table-cell office:value-type="float" office:value="7856">
            <text:p>7856</text:p>
          </table:table-cell>
          <table:table-cell office:value-type="float" office:value="7913">
            <text:p>7913</text:p>
          </table:table-cell>
          <table:table-cell office:value-type="float" office:value="7844">
            <text:p>7844</text:p>
          </table:table-cell>
          <table:table-cell office:value-type="float" office:value="7945">
            <text:p>7945</text:p>
          </table:table-cell>
          <table:table-cell office:value-type="float" office:value="8003">
            <text:p>8003</text:p>
          </table:table-cell>
          <table:table-cell office:value-type="float" office:value="10820">
            <text:p>10820</text:p>
          </table:table-cell>
          <table:table-cell office:value-type="float" office:value="9413">
            <text:p>9413</text:p>
          </table:table-cell>
          <table:table-cell office:value-type="float" office:value="8484.8">
            <text:p>8484.8</text:p>
          </table:table-cell>
          <table:table-cell office:value-type="float" office:value="6865">
            <text:p>6865</text:p>
          </table:table-cell>
          <table:table-cell office:value-type="float" office:value="6862">
            <text:p>6862</text:p>
          </table:table-cell>
          <table:table-cell office:value-type="float" office:value="6881">
            <text:p>6881</text:p>
          </table:table-cell>
          <table:table-cell office:value-type="float" office:value="6957">
            <text:p>6957</text:p>
          </table:table-cell>
          <table:table-cell office:value-type="float" office:value="6895">
            <text:p>6895</text:p>
          </table:table-cell>
          <table:table-cell office:value-type="float" office:value="6864">
            <text:p>6864</text:p>
          </table:table-cell>
          <table:table-cell office:value-type="float" office:value="8947">
            <text:p>8947</text:p>
          </table:table-cell>
          <table:table-cell office:value-type="float" office:value="6911">
            <text:p>6911</text:p>
          </table:table-cell>
          <table:table-cell office:value-type="float" office:value="6885">
            <text:p>6885</text:p>
          </table:table-cell>
          <table:table-cell office:value-type="float" office:value="6978">
            <text:p>6978</text:p>
          </table:table-cell>
          <table:table-cell office:value-type="float" office:value="7104.5">
            <text:p>7104.5</text:p>
          </table:table-cell>
        </table:table-row>
        <table:table-row table:style-name="ro1">
          <table:table-cell office:value-type="float" office:value="8500">
            <text:p>8500</text:p>
          </table:table-cell>
          <table:table-cell office:value-type="float" office:value="10012">
            <text:p>10012</text:p>
          </table:table-cell>
          <table:table-cell office:value-type="float" office:value="10356">
            <text:p>10356</text:p>
          </table:table-cell>
          <table:table-cell office:value-type="float" office:value="11161">
            <text:p>11161</text:p>
          </table:table-cell>
          <table:table-cell office:value-type="float" office:value="14997">
            <text:p>14997</text:p>
          </table:table-cell>
          <table:table-cell office:value-type="float" office:value="12992">
            <text:p>12992</text:p>
          </table:table-cell>
          <table:table-cell office:value-type="float" office:value="10223">
            <text:p>10223</text:p>
          </table:table-cell>
          <table:table-cell office:value-type="float" office:value="12476">
            <text:p>12476</text:p>
          </table:table-cell>
          <table:table-cell office:value-type="float" office:value="10504">
            <text:p>10504</text:p>
          </table:table-cell>
          <table:table-cell office:value-type="float" office:value="12172">
            <text:p>12172</text:p>
          </table:table-cell>
          <table:table-cell office:value-type="float" office:value="13364">
            <text:p>13364</text:p>
          </table:table-cell>
          <table:table-cell office:value-type="float" office:value="11825.7">
            <text:p>11825.7</text:p>
          </table:table-cell>
          <table:table-cell office:value-type="float" office:value="10685">
            <text:p>10685</text:p>
          </table:table-cell>
          <table:table-cell office:value-type="float" office:value="9823">
            <text:p>9823</text:p>
          </table:table-cell>
          <table:table-cell office:value-type="float" office:value="9824">
            <text:p>9824</text:p>
          </table:table-cell>
          <table:table-cell office:value-type="float" office:value="10101">
            <text:p>10101</text:p>
          </table:table-cell>
          <table:table-cell office:value-type="float" office:value="9904">
            <text:p>9904</text:p>
          </table:table-cell>
          <table:table-cell office:value-type="float" office:value="14383">
            <text:p>14383</text:p>
          </table:table-cell>
          <table:table-cell office:value-type="float" office:value="13769">
            <text:p>13769</text:p>
          </table:table-cell>
          <table:table-cell office:value-type="float" office:value="9764">
            <text:p>9764</text:p>
          </table:table-cell>
          <table:table-cell office:value-type="float" office:value="10381">
            <text:p>10381</text:p>
          </table:table-cell>
          <table:table-cell office:value-type="float" office:value="10229">
            <text:p>10229</text:p>
          </table:table-cell>
          <table:table-cell office:value-type="float" office:value="10886.3">
            <text:p>10886.3</text:p>
          </table:table-cell>
          <table:table-cell office:value-type="float" office:value="11139">
            <text:p>11139</text:p>
          </table:table-cell>
          <table:table-cell office:value-type="float" office:value="11584">
            <text:p>11584</text:p>
          </table:table-cell>
          <table:table-cell office:value-type="float" office:value="9180">
            <text:p>9180</text:p>
          </table:table-cell>
          <table:table-cell office:value-type="float" office:value="9607">
            <text:p>9607</text:p>
          </table:table-cell>
          <table:table-cell office:value-type="float" office:value="9219">
            <text:p>9219</text:p>
          </table:table-cell>
          <table:table-cell office:value-type="float" office:value="10855">
            <text:p>10855</text:p>
          </table:table-cell>
          <table:table-cell office:value-type="float" office:value="9289">
            <text:p>9289</text:p>
          </table:table-cell>
          <table:table-cell office:value-type="float" office:value="11419">
            <text:p>11419</text:p>
          </table:table-cell>
          <table:table-cell office:value-type="float" office:value="9279">
            <text:p>9279</text:p>
          </table:table-cell>
          <table:table-cell office:value-type="float" office:value="11601">
            <text:p>11601</text:p>
          </table:table-cell>
          <table:table-cell office:value-type="float" office:value="10317.2">
            <text:p>10317.2</text:p>
          </table:table-cell>
          <table:table-cell office:value-type="float" office:value="12170">
            <text:p>12170</text:p>
          </table:table-cell>
          <table:table-cell office:value-type="float" office:value="12297">
            <text:p>12297</text:p>
          </table:table-cell>
          <table:table-cell office:value-type="float" office:value="14811">
            <text:p>14811</text:p>
          </table:table-cell>
          <table:table-cell office:value-type="float" office:value="11219">
            <text:p>11219</text:p>
          </table:table-cell>
          <table:table-cell office:value-type="float" office:value="12302">
            <text:p>12302</text:p>
          </table:table-cell>
          <table:table-cell office:value-type="float" office:value="11967">
            <text:p>11967</text:p>
          </table:table-cell>
          <table:table-cell office:value-type="float" office:value="10269">
            <text:p>10269</text:p>
          </table:table-cell>
          <table:table-cell office:value-type="float" office:value="10321">
            <text:p>10321</text:p>
          </table:table-cell>
          <table:table-cell office:value-type="float" office:value="12703">
            <text:p>12703</text:p>
          </table:table-cell>
          <table:table-cell office:value-type="float" office:value="9845">
            <text:p>9845</text:p>
          </table:table-cell>
          <table:table-cell office:value-type="float" office:value="11790.4">
            <text:p>11790.4</text:p>
          </table:table-cell>
          <table:table-cell office:value-type="float" office:value="345316">
            <text:p>345316</text:p>
          </table:table-cell>
          <table:table-cell office:value-type="float" office:value="339962">
            <text:p>339962</text:p>
          </table:table-cell>
          <table:table-cell office:value-type="float" office:value="341333">
            <text:p>341333</text:p>
          </table:table-cell>
          <table:table-cell office:value-type="float" office:value="334523">
            <text:p>334523</text:p>
          </table:table-cell>
          <table:table-cell office:value-type="float" office:value="339075">
            <text:p>339075</text:p>
          </table:table-cell>
          <table:table-cell office:value-type="float" office:value="334326">
            <text:p>334326</text:p>
          </table:table-cell>
          <table:table-cell office:value-type="float" office:value="361632">
            <text:p>361632</text:p>
          </table:table-cell>
          <table:table-cell office:value-type="float" office:value="348032">
            <text:p>348032</text:p>
          </table:table-cell>
          <table:table-cell office:value-type="float" office:value="356651">
            <text:p>356651</text:p>
          </table:table-cell>
          <table:table-cell office:value-type="float" office:value="342037">
            <text:p>342037</text:p>
          </table:table-cell>
          <table:table-cell office:value-type="float" office:value="344288.7">
            <text:p>344288.7</text:p>
          </table:table-cell>
          <table:table-cell office:value-type="float" office:value="305310">
            <text:p>305310</text:p>
          </table:table-cell>
          <table:table-cell office:value-type="float" office:value="295349">
            <text:p>295349</text:p>
          </table:table-cell>
          <table:table-cell office:value-type="float" office:value="309665">
            <text:p>309665</text:p>
          </table:table-cell>
          <table:table-cell office:value-type="float" office:value="306200">
            <text:p>306200</text:p>
          </table:table-cell>
          <table:table-cell office:value-type="float" office:value="298340">
            <text:p>298340</text:p>
          </table:table-cell>
          <table:table-cell office:value-type="float" office:value="317866">
            <text:p>317866</text:p>
          </table:table-cell>
          <table:table-cell office:value-type="float" office:value="330641">
            <text:p>330641</text:p>
          </table:table-cell>
          <table:table-cell office:value-type="float" office:value="311844">
            <text:p>311844</text:p>
          </table:table-cell>
          <table:table-cell office:value-type="float" office:value="318903">
            <text:p>318903</text:p>
          </table:table-cell>
          <table:table-cell office:value-type="float" office:value="314820">
            <text:p>314820</text:p>
          </table:table-cell>
          <table:table-cell office:value-type="float" office:value="310893.8">
            <text:p>310893.8</text:p>
          </table:table-cell>
          <table:table-cell office:value-type="float" office:value="6023">
            <text:p>6023</text:p>
          </table:table-cell>
          <table:table-cell office:value-type="float" office:value="8915">
            <text:p>8915</text:p>
          </table:table-cell>
          <table:table-cell office:value-type="float" office:value="8552">
            <text:p>8552</text:p>
          </table:table-cell>
          <table:table-cell office:value-type="float" office:value="6214">
            <text:p>6214</text:p>
          </table:table-cell>
          <table:table-cell office:value-type="float" office:value="7609">
            <text:p>7609</text:p>
          </table:table-cell>
          <table:table-cell office:value-type="float" office:value="6013">
            <text:p>6013</text:p>
          </table:table-cell>
          <table:table-cell office:value-type="float" office:value="6061">
            <text:p>6061</text:p>
          </table:table-cell>
          <table:table-cell office:value-type="float" office:value="6792">
            <text:p>6792</text:p>
          </table:table-cell>
          <table:table-cell office:value-type="float" office:value="6858">
            <text:p>6858</text:p>
          </table:table-cell>
          <table:table-cell office:value-type="float" office:value="5997">
            <text:p>5997</text:p>
          </table:table-cell>
          <table:table-cell office:value-type="float" office:value="6903.4">
            <text:p>6903.4</text:p>
          </table:table-cell>
          <table:table-cell office:value-type="float" office:value="7577">
            <text:p>7577</text:p>
          </table:table-cell>
          <table:table-cell office:value-type="float" office:value="8327">
            <text:p>8327</text:p>
          </table:table-cell>
          <table:table-cell office:value-type="float" office:value="10562">
            <text:p>10562</text:p>
          </table:table-cell>
          <table:table-cell office:value-type="float" office:value="7606">
            <text:p>7606</text:p>
          </table:table-cell>
          <table:table-cell office:value-type="float" office:value="9511">
            <text:p>9511</text:p>
          </table:table-cell>
          <table:table-cell office:value-type="float" office:value="9576">
            <text:p>9576</text:p>
          </table:table-cell>
          <table:table-cell office:value-type="float" office:value="9803">
            <text:p>9803</text:p>
          </table:table-cell>
          <table:table-cell office:value-type="float" office:value="9412">
            <text:p>9412</text:p>
          </table:table-cell>
          <table:table-cell office:value-type="float" office:value="9830">
            <text:p>9830</text:p>
          </table:table-cell>
          <table:table-cell office:value-type="float" office:value="7606">
            <text:p>7606</text:p>
          </table:table-cell>
          <table:table-cell office:value-type="float" office:value="8981">
            <text:p>8981</text:p>
          </table:table-cell>
          <table:table-cell office:value-type="float" office:value="8299">
            <text:p>8299</text:p>
          </table:table-cell>
          <table:table-cell office:value-type="float" office:value="8316">
            <text:p>8316</text:p>
          </table:table-cell>
          <table:table-cell office:value-type="float" office:value="9502">
            <text:p>9502</text:p>
          </table:table-cell>
          <table:table-cell office:value-type="float" office:value="8293">
            <text:p>8293</text:p>
          </table:table-cell>
          <table:table-cell office:value-type="float" office:value="9470">
            <text:p>9470</text:p>
          </table:table-cell>
          <table:table-cell office:value-type="float" office:value="12720">
            <text:p>12720</text:p>
          </table:table-cell>
          <table:table-cell office:value-type="float" office:value="11804">
            <text:p>11804</text:p>
          </table:table-cell>
          <table:table-cell office:value-type="float" office:value="11231">
            <text:p>11231</text:p>
          </table:table-cell>
          <table:table-cell office:value-type="float" office:value="8513">
            <text:p>8513</text:p>
          </table:table-cell>
          <table:table-cell office:value-type="float" office:value="8280">
            <text:p>8280</text:p>
          </table:table-cell>
          <table:table-cell office:value-type="float" office:value="9642.8">
            <text:p>9642.8</text:p>
          </table:table-cell>
          <table:table-cell office:value-type="float" office:value="8979">
            <text:p>8979</text:p>
          </table:table-cell>
          <table:table-cell office:value-type="float" office:value="10806">
            <text:p>10806</text:p>
          </table:table-cell>
          <table:table-cell office:value-type="float" office:value="7965">
            <text:p>7965</text:p>
          </table:table-cell>
          <table:table-cell office:value-type="float" office:value="10202">
            <text:p>10202</text:p>
          </table:table-cell>
          <table:table-cell office:value-type="float" office:value="9967">
            <text:p>9967</text:p>
          </table:table-cell>
          <table:table-cell office:value-type="float" office:value="8195">
            <text:p>8195</text:p>
          </table:table-cell>
          <table:table-cell office:value-type="float" office:value="9210">
            <text:p>9210</text:p>
          </table:table-cell>
          <table:table-cell office:value-type="float" office:value="8768">
            <text:p>8768</text:p>
          </table:table-cell>
          <table:table-cell office:value-type="float" office:value="8052">
            <text:p>8052</text:p>
          </table:table-cell>
          <table:table-cell office:value-type="float" office:value="8013">
            <text:p>8013</text:p>
          </table:table-cell>
          <table:table-cell office:value-type="float" office:value="9015.7">
            <text:p>9015.7</text:p>
          </table:table-cell>
          <table:table-cell office:value-type="float" office:value="9894">
            <text:p>9894</text:p>
          </table:table-cell>
          <table:table-cell office:value-type="float" office:value="9085">
            <text:p>9085</text:p>
          </table:table-cell>
          <table:table-cell office:value-type="float" office:value="6954">
            <text:p>6954</text:p>
          </table:table-cell>
          <table:table-cell office:value-type="float" office:value="7294">
            <text:p>7294</text:p>
          </table:table-cell>
          <table:table-cell office:value-type="float" office:value="7582">
            <text:p>7582</text:p>
          </table:table-cell>
          <table:table-cell office:value-type="float" office:value="7051">
            <text:p>7051</text:p>
          </table:table-cell>
          <table:table-cell office:value-type="float" office:value="9353">
            <text:p>9353</text:p>
          </table:table-cell>
          <table:table-cell office:value-type="float" office:value="7054">
            <text:p>7054</text:p>
          </table:table-cell>
          <table:table-cell office:value-type="float" office:value="10296">
            <text:p>10296</text:p>
          </table:table-cell>
          <table:table-cell office:value-type="float" office:value="8850">
            <text:p>8850</text:p>
          </table:table-cell>
          <table:table-cell office:value-type="float" office:value="8341.3">
            <text:p>8341.3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10493">
            <text:p>10493</text:p>
          </table:table-cell>
          <table:table-cell office:value-type="float" office:value="11901">
            <text:p>11901</text:p>
          </table:table-cell>
          <table:table-cell office:value-type="float" office:value="12652">
            <text:p>12652</text:p>
          </table:table-cell>
          <table:table-cell office:value-type="float" office:value="14959">
            <text:p>14959</text:p>
          </table:table-cell>
          <table:table-cell office:value-type="float" office:value="10096">
            <text:p>10096</text:p>
          </table:table-cell>
          <table:table-cell office:value-type="float" office:value="10516">
            <text:p>10516</text:p>
          </table:table-cell>
          <table:table-cell office:value-type="float" office:value="12074">
            <text:p>12074</text:p>
          </table:table-cell>
          <table:table-cell office:value-type="float" office:value="12948">
            <text:p>12948</text:p>
          </table:table-cell>
          <table:table-cell office:value-type="float" office:value="11589">
            <text:p>11589</text:p>
          </table:table-cell>
          <table:table-cell office:value-type="float" office:value="11884">
            <text:p>11884</text:p>
          </table:table-cell>
          <table:table-cell office:value-type="float" office:value="11911.2">
            <text:p>11911.2</text:p>
          </table:table-cell>
          <table:table-cell office:value-type="float" office:value="12679">
            <text:p>12679</text:p>
          </table:table-cell>
          <table:table-cell office:value-type="float" office:value="12992">
            <text:p>12992</text:p>
          </table:table-cell>
          <table:table-cell office:value-type="float" office:value="11899">
            <text:p>11899</text:p>
          </table:table-cell>
          <table:table-cell office:value-type="float" office:value="13081">
            <text:p>13081</text:p>
          </table:table-cell>
          <table:table-cell office:value-type="float" office:value="14786">
            <text:p>14786</text:p>
          </table:table-cell>
          <table:table-cell office:value-type="float" office:value="11589">
            <text:p>11589</text:p>
          </table:table-cell>
          <table:table-cell office:value-type="float" office:value="12989">
            <text:p>12989</text:p>
          </table:table-cell>
          <table:table-cell office:value-type="float" office:value="11748">
            <text:p>11748</text:p>
          </table:table-cell>
          <table:table-cell office:value-type="float" office:value="11027">
            <text:p>11027</text:p>
          </table:table-cell>
          <table:table-cell office:value-type="float" office:value="9894">
            <text:p>9894</text:p>
          </table:table-cell>
          <table:table-cell office:value-type="float" office:value="12268.4">
            <text:p>12268.4</text:p>
          </table:table-cell>
          <table:table-cell office:value-type="float" office:value="12150">
            <text:p>12150</text:p>
          </table:table-cell>
          <table:table-cell office:value-type="float" office:value="9395">
            <text:p>9395</text:p>
          </table:table-cell>
          <table:table-cell office:value-type="float" office:value="11585">
            <text:p>11585</text:p>
          </table:table-cell>
          <table:table-cell office:value-type="float" office:value="10491">
            <text:p>10491</text:p>
          </table:table-cell>
          <table:table-cell office:value-type="float" office:value="10739">
            <text:p>10739</text:p>
          </table:table-cell>
          <table:table-cell office:value-type="float" office:value="9322">
            <text:p>9322</text:p>
          </table:table-cell>
          <table:table-cell office:value-type="float" office:value="9468">
            <text:p>9468</text:p>
          </table:table-cell>
          <table:table-cell office:value-type="float" office:value="9332">
            <text:p>9332</text:p>
          </table:table-cell>
          <table:table-cell office:value-type="float" office:value="11807">
            <text:p>11807</text:p>
          </table:table-cell>
          <table:table-cell office:value-type="float" office:value="12942">
            <text:p>12942</text:p>
          </table:table-cell>
          <table:table-cell office:value-type="float" office:value="10723.1">
            <text:p>10723.1</text:p>
          </table:table-cell>
          <table:table-cell office:value-type="float" office:value="10247">
            <text:p>10247</text:p>
          </table:table-cell>
          <table:table-cell office:value-type="float" office:value="12875">
            <text:p>12875</text:p>
          </table:table-cell>
          <table:table-cell office:value-type="float" office:value="13284">
            <text:p>13284</text:p>
          </table:table-cell>
          <table:table-cell office:value-type="float" office:value="16100">
            <text:p>16100</text:p>
          </table:table-cell>
          <table:table-cell office:value-type="float" office:value="10139">
            <text:p>10139</text:p>
          </table:table-cell>
          <table:table-cell office:value-type="float" office:value="10503">
            <text:p>10503</text:p>
          </table:table-cell>
          <table:table-cell office:value-type="float" office:value="9975">
            <text:p>9975</text:p>
          </table:table-cell>
          <table:table-cell office:value-type="float" office:value="9906">
            <text:p>9906</text:p>
          </table:table-cell>
          <table:table-cell office:value-type="float" office:value="10711">
            <text:p>10711</text:p>
          </table:table-cell>
          <table:table-cell office:value-type="float" office:value="10000">
            <text:p>10000</text:p>
          </table:table-cell>
          <table:table-cell office:value-type="float" office:value="11374">
            <text:p>11374</text:p>
          </table:table-cell>
          <table:table-cell office:value-type="float" office:value="345578">
            <text:p>345578</text:p>
          </table:table-cell>
          <table:table-cell office:value-type="float" office:value="361803">
            <text:p>361803</text:p>
          </table:table-cell>
          <table:table-cell office:value-type="float" office:value="341856">
            <text:p>341856</text:p>
          </table:table-cell>
          <table:table-cell office:value-type="float" office:value="342734">
            <text:p>342734</text:p>
          </table:table-cell>
          <table:table-cell office:value-type="float" office:value="357255">
            <text:p>357255</text:p>
          </table:table-cell>
          <table:table-cell office:value-type="float" office:value="351990">
            <text:p>351990</text:p>
          </table:table-cell>
          <table:table-cell office:value-type="float" office:value="357039">
            <text:p>357039</text:p>
          </table:table-cell>
          <table:table-cell office:value-type="float" office:value="346667">
            <text:p>346667</text:p>
          </table:table-cell>
          <table:table-cell office:value-type="float" office:value="346572">
            <text:p>346572</text:p>
          </table:table-cell>
          <table:table-cell office:value-type="float" office:value="358680">
            <text:p>358680</text:p>
          </table:table-cell>
          <table:table-cell office:value-type="float" office:value="351017.4">
            <text:p>351017.4</text:p>
          </table:table-cell>
          <table:table-cell office:value-type="float" office:value="302468">
            <text:p>302468</text:p>
          </table:table-cell>
          <table:table-cell office:value-type="float" office:value="308693">
            <text:p>308693</text:p>
          </table:table-cell>
          <table:table-cell office:value-type="float" office:value="303292">
            <text:p>303292</text:p>
          </table:table-cell>
          <table:table-cell office:value-type="float" office:value="308915">
            <text:p>308915</text:p>
          </table:table-cell>
          <table:table-cell office:value-type="float" office:value="318318">
            <text:p>318318</text:p>
          </table:table-cell>
          <table:table-cell office:value-type="float" office:value="312910">
            <text:p>312910</text:p>
          </table:table-cell>
          <table:table-cell office:value-type="float" office:value="322582">
            <text:p>322582</text:p>
          </table:table-cell>
          <table:table-cell office:value-type="float" office:value="310908">
            <text:p>310908</text:p>
          </table:table-cell>
          <table:table-cell office:value-type="float" office:value="318270">
            <text:p>318270</text:p>
          </table:table-cell>
          <table:table-cell office:value-type="float" office:value="314747">
            <text:p>314747</text:p>
          </table:table-cell>
          <table:table-cell office:value-type="float" office:value="312110.3">
            <text:p>312110.3</text:p>
          </table:table-cell>
          <table:table-cell office:value-type="float" office:value="7730">
            <text:p>7730</text:p>
          </table:table-cell>
          <table:table-cell office:value-type="float" office:value="6632">
            <text:p>6632</text:p>
          </table:table-cell>
          <table:table-cell office:value-type="float" office:value="6862">
            <text:p>6862</text:p>
          </table:table-cell>
          <table:table-cell office:value-type="float" office:value="8773">
            <text:p>8773</text:p>
          </table:table-cell>
          <table:table-cell office:value-type="float" office:value="6104">
            <text:p>6104</text:p>
          </table:table-cell>
          <table:table-cell office:value-type="float" office:value="6032">
            <text:p>6032</text:p>
          </table:table-cell>
          <table:table-cell office:value-type="float" office:value="6176">
            <text:p>6176</text:p>
          </table:table-cell>
          <table:table-cell office:value-type="float" office:value="8667">
            <text:p>8667</text:p>
          </table:table-cell>
          <table:table-cell office:value-type="float" office:value="6465">
            <text:p>6465</text:p>
          </table:table-cell>
          <table:table-cell office:value-type="float" office:value="6093">
            <text:p>6093</text:p>
          </table:table-cell>
          <table:table-cell office:value-type="float" office:value="6953.4">
            <text:p>6953.4</text:p>
          </table:table-cell>
          <table:table-cell office:value-type="float" office:value="9485">
            <text:p>9485</text:p>
          </table:table-cell>
          <table:table-cell office:value-type="float" office:value="10248">
            <text:p>10248</text:p>
          </table:table-cell>
          <table:table-cell office:value-type="float" office:value="9953">
            <text:p>9953</text:p>
          </table:table-cell>
          <table:table-cell office:value-type="float" office:value="9215">
            <text:p>9215</text:p>
          </table:table-cell>
          <table:table-cell office:value-type="float" office:value="7633">
            <text:p>7633</text:p>
          </table:table-cell>
          <table:table-cell office:value-type="float" office:value="9938">
            <text:p>9938</text:p>
          </table:table-cell>
          <table:table-cell office:value-type="float" office:value="7647">
            <text:p>7647</text:p>
          </table:table-cell>
          <table:table-cell office:value-type="float" office:value="10890">
            <text:p>10890</text:p>
          </table:table-cell>
          <table:table-cell office:value-type="float" office:value="9458">
            <text:p>9458</text:p>
          </table:table-cell>
          <table:table-cell office:value-type="float" office:value="7648">
            <text:p>7648</text:p>
          </table:table-cell>
          <table:table-cell office:value-type="float" office:value="9211.5">
            <text:p>9211.5</text:p>
          </table:table-cell>
          <table:table-cell office:value-type="float" office:value="10011">
            <text:p>10011</text:p>
          </table:table-cell>
          <table:table-cell office:value-type="float" office:value="8764">
            <text:p>8764</text:p>
          </table:table-cell>
          <table:table-cell office:value-type="float" office:value="8785">
            <text:p>8785</text:p>
          </table:table-cell>
          <table:table-cell office:value-type="float" office:value="10225">
            <text:p>10225</text:p>
          </table:table-cell>
          <table:table-cell office:value-type="float" office:value="8437">
            <text:p>8437</text:p>
          </table:table-cell>
          <table:table-cell office:value-type="float" office:value="8391">
            <text:p>8391</text:p>
          </table:table-cell>
          <table:table-cell office:value-type="float" office:value="11104">
            <text:p>11104</text:p>
          </table:table-cell>
          <table:table-cell office:value-type="float" office:value="10298">
            <text:p>10298</text:p>
          </table:table-cell>
          <table:table-cell office:value-type="float" office:value="8426">
            <text:p>8426</text:p>
          </table:table-cell>
          <table:table-cell office:value-type="float" office:value="8388">
            <text:p>8388</text:p>
          </table:table-cell>
          <table:table-cell office:value-type="float" office:value="9282.9">
            <text:p>9282.9</text:p>
          </table:table-cell>
          <table:table-cell office:value-type="float" office:value="8129">
            <text:p>8129</text:p>
          </table:table-cell>
          <table:table-cell office:value-type="float" office:value="9273">
            <text:p>9273</text:p>
          </table:table-cell>
          <table:table-cell office:value-type="float" office:value="8062">
            <text:p>8062</text:p>
          </table:table-cell>
          <table:table-cell office:value-type="float" office:value="8081">
            <text:p>8081</text:p>
          </table:table-cell>
          <table:table-cell office:value-type="float" office:value="10969">
            <text:p>10969</text:p>
          </table:table-cell>
          <table:table-cell office:value-type="float" office:value="8074">
            <text:p>8074</text:p>
          </table:table-cell>
          <table:table-cell office:value-type="float" office:value="8451">
            <text:p>8451</text:p>
          </table:table-cell>
          <table:table-cell office:value-type="float" office:value="10338">
            <text:p>10338</text:p>
          </table:table-cell>
          <table:table-cell office:value-type="float" office:value="8093">
            <text:p>8093</text:p>
          </table:table-cell>
          <table:table-cell office:value-type="float" office:value="11919">
            <text:p>11919</text:p>
          </table:table-cell>
          <table:table-cell office:value-type="float" office:value="9138.9">
            <text:p>9138.9</text:p>
          </table:table-cell>
          <table:table-cell office:value-type="float" office:value="7132">
            <text:p>7132</text:p>
          </table:table-cell>
          <table:table-cell office:value-type="float" office:value="7672">
            <text:p>7672</text:p>
          </table:table-cell>
          <table:table-cell office:value-type="float" office:value="8782">
            <text:p>8782</text:p>
          </table:table-cell>
          <table:table-cell office:value-type="float" office:value="7103">
            <text:p>7103</text:p>
          </table:table-cell>
          <table:table-cell office:value-type="float" office:value="8771">
            <text:p>8771</text:p>
          </table:table-cell>
          <table:table-cell office:value-type="float" office:value="7066">
            <text:p>7066</text:p>
          </table:table-cell>
          <table:table-cell office:value-type="float" office:value="9830">
            <text:p>9830</text:p>
          </table:table-cell>
          <table:table-cell office:value-type="float" office:value="7708">
            <text:p>7708</text:p>
          </table:table-cell>
          <table:table-cell office:value-type="float" office:value="7017">
            <text:p>7017</text:p>
          </table:table-cell>
          <table:table-cell office:value-type="float" office:value="7569">
            <text:p>7569</text:p>
          </table:table-cell>
          <table:table-cell office:value-type="float" office:value="7865">
            <text:p>7865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0074">
            <text:p>10074</text:p>
          </table:table-cell>
          <table:table-cell office:value-type="float" office:value="12463">
            <text:p>12463</text:p>
          </table:table-cell>
          <table:table-cell office:value-type="float" office:value="9978">
            <text:p>9978</text:p>
          </table:table-cell>
          <table:table-cell office:value-type="float" office:value="10166">
            <text:p>10166</text:p>
          </table:table-cell>
          <table:table-cell office:value-type="float" office:value="11884">
            <text:p>11884</text:p>
          </table:table-cell>
          <table:table-cell office:value-type="float" office:value="10636">
            <text:p>10636</text:p>
          </table:table-cell>
          <table:table-cell office:value-type="float" office:value="10130">
            <text:p>10130</text:p>
          </table:table-cell>
          <table:table-cell office:value-type="float" office:value="10052">
            <text:p>10052</text:p>
          </table:table-cell>
          <table:table-cell office:value-type="float" office:value="14134">
            <text:p>14134</text:p>
          </table:table-cell>
          <table:table-cell office:value-type="float" office:value="13898">
            <text:p>13898</text:p>
          </table:table-cell>
          <table:table-cell office:value-type="float" office:value="11341.5">
            <text:p>11341.5</text:p>
          </table:table-cell>
          <table:table-cell office:value-type="float" office:value="11096">
            <text:p>11096</text:p>
          </table:table-cell>
          <table:table-cell office:value-type="float" office:value="12376">
            <text:p>12376</text:p>
          </table:table-cell>
          <table:table-cell office:value-type="float" office:value="12884">
            <text:p>12884</text:p>
          </table:table-cell>
          <table:table-cell office:value-type="float" office:value="12566">
            <text:p>12566</text:p>
          </table:table-cell>
          <table:table-cell office:value-type="float" office:value="12358">
            <text:p>12358</text:p>
          </table:table-cell>
          <table:table-cell office:value-type="float" office:value="12858">
            <text:p>12858</text:p>
          </table:table-cell>
          <table:table-cell office:value-type="float" office:value="10084">
            <text:p>10084</text:p>
          </table:table-cell>
          <table:table-cell office:value-type="float" office:value="14129">
            <text:p>14129</text:p>
          </table:table-cell>
          <table:table-cell office:value-type="float" office:value="12522">
            <text:p>12522</text:p>
          </table:table-cell>
          <table:table-cell office:value-type="float" office:value="9983">
            <text:p>9983</text:p>
          </table:table-cell>
          <table:table-cell office:value-type="float" office:value="12085.6">
            <text:p>12085.6</text:p>
          </table:table-cell>
          <table:table-cell office:value-type="float" office:value="10012">
            <text:p>10012</text:p>
          </table:table-cell>
          <table:table-cell office:value-type="float" office:value="12658">
            <text:p>12658</text:p>
          </table:table-cell>
          <table:table-cell office:value-type="float" office:value="11126">
            <text:p>11126</text:p>
          </table:table-cell>
          <table:table-cell office:value-type="float" office:value="10144">
            <text:p>10144</text:p>
          </table:table-cell>
          <table:table-cell office:value-type="float" office:value="12875">
            <text:p>12875</text:p>
          </table:table-cell>
          <table:table-cell office:value-type="float" office:value="11570">
            <text:p>11570</text:p>
          </table:table-cell>
          <table:table-cell office:value-type="float" office:value="12038">
            <text:p>12038</text:p>
          </table:table-cell>
          <table:table-cell office:value-type="float" office:value="11476">
            <text:p>11476</text:p>
          </table:table-cell>
          <table:table-cell office:value-type="float" office:value="9530">
            <text:p>9530</text:p>
          </table:table-cell>
          <table:table-cell office:value-type="float" office:value="9311">
            <text:p>9311</text:p>
          </table:table-cell>
          <table:table-cell office:value-type="float" office:value="11074">
            <text:p>11074</text:p>
          </table:table-cell>
          <table:table-cell office:value-type="float" office:value="11891">
            <text:p>11891</text:p>
          </table:table-cell>
          <table:table-cell office:value-type="float" office:value="10109">
            <text:p>10109</text:p>
          </table:table-cell>
          <table:table-cell office:value-type="float" office:value="10025">
            <text:p>10025</text:p>
          </table:table-cell>
          <table:table-cell office:value-type="float" office:value="12057">
            <text:p>12057</text:p>
          </table:table-cell>
          <table:table-cell office:value-type="float" office:value="15902">
            <text:p>15902</text:p>
          </table:table-cell>
          <table:table-cell office:value-type="float" office:value="10610">
            <text:p>10610</text:p>
          </table:table-cell>
          <table:table-cell office:value-type="float" office:value="10754">
            <text:p>10754</text:p>
          </table:table-cell>
          <table:table-cell office:value-type="float" office:value="11709">
            <text:p>11709</text:p>
          </table:table-cell>
          <table:table-cell office:value-type="float" office:value="12664">
            <text:p>12664</text:p>
          </table:table-cell>
          <table:table-cell office:value-type="float" office:value="14305">
            <text:p>14305</text:p>
          </table:table-cell>
          <table:table-cell office:value-type="float" office:value="12002.6">
            <text:p>12002.6</text:p>
          </table:table-cell>
          <table:table-cell office:value-type="float" office:value="367140">
            <text:p>367140</text:p>
          </table:table-cell>
          <table:table-cell office:value-type="float" office:value="350624">
            <text:p>350624</text:p>
          </table:table-cell>
          <table:table-cell office:value-type="float" office:value="342219">
            <text:p>342219</text:p>
          </table:table-cell>
          <table:table-cell office:value-type="float" office:value="358945">
            <text:p>358945</text:p>
          </table:table-cell>
          <table:table-cell office:value-type="float" office:value="344115">
            <text:p>344115</text:p>
          </table:table-cell>
          <table:table-cell office:value-type="float" office:value="351205">
            <text:p>351205</text:p>
          </table:table-cell>
          <table:table-cell office:value-type="float" office:value="347766">
            <text:p>347766</text:p>
          </table:table-cell>
          <table:table-cell office:value-type="float" office:value="354980">
            <text:p>354980</text:p>
          </table:table-cell>
          <table:table-cell office:value-type="float" office:value="348898">
            <text:p>348898</text:p>
          </table:table-cell>
          <table:table-cell office:value-type="float" office:value="361985">
            <text:p>361985</text:p>
          </table:table-cell>
          <table:table-cell office:value-type="float" office:value="352787.7">
            <text:p>352787.7</text:p>
          </table:table-cell>
          <table:table-cell office:value-type="float" office:value="315644">
            <text:p>315644</text:p>
          </table:table-cell>
          <table:table-cell office:value-type="float" office:value="319757">
            <text:p>319757</text:p>
          </table:table-cell>
          <table:table-cell office:value-type="float" office:value="309646">
            <text:p>309646</text:p>
          </table:table-cell>
          <table:table-cell office:value-type="float" office:value="309662">
            <text:p>309662</text:p>
          </table:table-cell>
          <table:table-cell office:value-type="float" office:value="303975">
            <text:p>303975</text:p>
          </table:table-cell>
          <table:table-cell office:value-type="float" office:value="332001">
            <text:p>332001</text:p>
          </table:table-cell>
          <table:table-cell office:value-type="float" office:value="315733">
            <text:p>315733</text:p>
          </table:table-cell>
          <table:table-cell office:value-type="float" office:value="322053">
            <text:p>322053</text:p>
          </table:table-cell>
          <table:table-cell office:value-type="float" office:value="297064">
            <text:p>297064</text:p>
          </table:table-cell>
          <table:table-cell office:value-type="float" office:value="331273">
            <text:p>331273</text:p>
          </table:table-cell>
          <table:table-cell office:value-type="float" office:value="315680.8">
            <text:p>315680.8</text:p>
          </table:table-cell>
          <table:table-cell office:value-type="float" office:value="6157">
            <text:p>6157</text:p>
          </table:table-cell>
          <table:table-cell office:value-type="float" office:value="7414">
            <text:p>7414</text:p>
          </table:table-cell>
          <table:table-cell office:value-type="float" office:value="6301">
            <text:p>6301</text:p>
          </table:table-cell>
          <table:table-cell office:value-type="float" office:value="6610">
            <text:p>6610</text:p>
          </table:table-cell>
          <table:table-cell office:value-type="float" office:value="6174">
            <text:p>6174</text:p>
          </table:table-cell>
          <table:table-cell office:value-type="float" office:value="6199">
            <text:p>6199</text:p>
          </table:table-cell>
          <table:table-cell office:value-type="float" office:value="6158">
            <text:p>6158</text:p>
          </table:table-cell>
          <table:table-cell office:value-type="float" office:value="8592">
            <text:p>8592</text:p>
          </table:table-cell>
          <table:table-cell office:value-type="float" office:value="6162">
            <text:p>6162</text:p>
          </table:table-cell>
          <table:table-cell office:value-type="float" office:value="6160">
            <text:p>6160</text:p>
          </table:table-cell>
          <table:table-cell office:value-type="float" office:value="6592.7">
            <text:p>6592.7</text:p>
          </table:table-cell>
          <table:table-cell office:value-type="float" office:value="7773">
            <text:p>7773</text:p>
          </table:table-cell>
          <table:table-cell office:value-type="float" office:value="9712">
            <text:p>9712</text:p>
          </table:table-cell>
          <table:table-cell office:value-type="float" office:value="10081">
            <text:p>10081</text:p>
          </table:table-cell>
          <table:table-cell office:value-type="float" office:value="7763">
            <text:p>7763</text:p>
          </table:table-cell>
          <table:table-cell office:value-type="float" office:value="7768">
            <text:p>7768</text:p>
          </table:table-cell>
          <table:table-cell office:value-type="float" office:value="7743">
            <text:p>7743</text:p>
          </table:table-cell>
          <table:table-cell office:value-type="float" office:value="10722">
            <text:p>10722</text:p>
          </table:table-cell>
          <table:table-cell office:value-type="float" office:value="7885">
            <text:p>7885</text:p>
          </table:table-cell>
          <table:table-cell office:value-type="float" office:value="9468">
            <text:p>9468</text:p>
          </table:table-cell>
          <table:table-cell office:value-type="float" office:value="9577">
            <text:p>9577</text:p>
          </table:table-cell>
          <table:table-cell office:value-type="float" office:value="8849.2">
            <text:p>8849.2</text:p>
          </table:table-cell>
          <table:table-cell office:value-type="float" office:value="8712">
            <text:p>8712</text:p>
          </table:table-cell>
          <table:table-cell office:value-type="float" office:value="8829">
            <text:p>8829</text:p>
          </table:table-cell>
          <table:table-cell office:value-type="float" office:value="10423">
            <text:p>10423</text:p>
          </table:table-cell>
          <table:table-cell office:value-type="float" office:value="10717">
            <text:p>10717</text:p>
          </table:table-cell>
          <table:table-cell office:value-type="float" office:value="11735">
            <text:p>11735</text:p>
          </table:table-cell>
          <table:table-cell office:value-type="float" office:value="11017">
            <text:p>11017</text:p>
          </table:table-cell>
          <table:table-cell office:value-type="float" office:value="8573">
            <text:p>8573</text:p>
          </table:table-cell>
          <table:table-cell office:value-type="float" office:value="8555">
            <text:p>8555</text:p>
          </table:table-cell>
          <table:table-cell office:value-type="float" office:value="10844">
            <text:p>10844</text:p>
          </table:table-cell>
          <table:table-cell office:value-type="float" office:value="8649">
            <text:p>8649</text:p>
          </table:table-cell>
          <table:table-cell office:value-type="float" office:value="9805.4">
            <text:p>9805.4</text:p>
          </table:table-cell>
          <table:table-cell office:value-type="float" office:value="13468">
            <text:p>13468</text:p>
          </table:table-cell>
          <table:table-cell office:value-type="float" office:value="10437">
            <text:p>10437</text:p>
          </table:table-cell>
          <table:table-cell office:value-type="float" office:value="9899">
            <text:p>9899</text:p>
          </table:table-cell>
          <table:table-cell office:value-type="float" office:value="8197">
            <text:p>8197</text:p>
          </table:table-cell>
          <table:table-cell office:value-type="float" office:value="9160">
            <text:p>9160</text:p>
          </table:table-cell>
          <table:table-cell office:value-type="float" office:value="9063">
            <text:p>9063</text:p>
          </table:table-cell>
          <table:table-cell office:value-type="float" office:value="10656">
            <text:p>10656</text:p>
          </table:table-cell>
          <table:table-cell office:value-type="float" office:value="8388">
            <text:p>8388</text:p>
          </table:table-cell>
          <table:table-cell office:value-type="float" office:value="9151">
            <text:p>9151</text:p>
          </table:table-cell>
          <table:table-cell office:value-type="float" office:value="8177">
            <text:p>8177</text:p>
          </table:table-cell>
          <table:table-cell office:value-type="float" office:value="9659.6">
            <text:p>9659.6</text:p>
          </table:table-cell>
          <table:table-cell office:value-type="float" office:value="7911">
            <text:p>7911</text:p>
          </table:table-cell>
          <table:table-cell office:value-type="float" office:value="7133">
            <text:p>7133</text:p>
          </table:table-cell>
          <table:table-cell office:value-type="float" office:value="7215">
            <text:p>7215</text:p>
          </table:table-cell>
          <table:table-cell office:value-type="float" office:value="7153">
            <text:p>7153</text:p>
          </table:table-cell>
          <table:table-cell office:value-type="float" office:value="7143">
            <text:p>7143</text:p>
          </table:table-cell>
          <table:table-cell office:value-type="float" office:value="8957">
            <text:p>8957</text:p>
          </table:table-cell>
          <table:table-cell office:value-type="float" office:value="8023">
            <text:p>8023</text:p>
          </table:table-cell>
          <table:table-cell office:value-type="float" office:value="7124">
            <text:p>7124</text:p>
          </table:table-cell>
          <table:table-cell office:value-type="float" office:value="8828">
            <text:p>8828</text:p>
          </table:table-cell>
          <table:table-cell office:value-type="float" office:value="9370">
            <text:p>9370</text:p>
          </table:table-cell>
          <table:table-cell office:value-type="float" office:value="7885.7">
            <text:p>7885.7</text:p>
          </table:table-cell>
        </table:table-row>
        <table:table-row table:style-name="ro1">
          <table:table-cell office:value-type="float" office:value="8800">
            <text:p>8800</text:p>
          </table:table-cell>
          <table:table-cell office:value-type="float" office:value="10588">
            <text:p>10588</text:p>
          </table:table-cell>
          <table:table-cell office:value-type="float" office:value="12633">
            <text:p>12633</text:p>
          </table:table-cell>
          <table:table-cell office:value-type="float" office:value="10384">
            <text:p>10384</text:p>
          </table:table-cell>
          <table:table-cell office:value-type="float" office:value="10412">
            <text:p>10412</text:p>
          </table:table-cell>
          <table:table-cell office:value-type="float" office:value="12512">
            <text:p>12512</text:p>
          </table:table-cell>
          <table:table-cell office:value-type="float" office:value="12579">
            <text:p>12579</text:p>
          </table:table-cell>
          <table:table-cell office:value-type="float" office:value="12964">
            <text:p>12964</text:p>
          </table:table-cell>
          <table:table-cell office:value-type="float" office:value="13467">
            <text:p>13467</text:p>
          </table:table-cell>
          <table:table-cell office:value-type="float" office:value="12399">
            <text:p>12399</text:p>
          </table:table-cell>
          <table:table-cell office:value-type="float" office:value="10569">
            <text:p>10569</text:p>
          </table:table-cell>
          <table:table-cell office:value-type="float" office:value="11850.7">
            <text:p>11850.7</text:p>
          </table:table-cell>
          <table:table-cell office:value-type="float" office:value="10307">
            <text:p>10307</text:p>
          </table:table-cell>
          <table:table-cell office:value-type="float" office:value="11243">
            <text:p>11243</text:p>
          </table:table-cell>
          <table:table-cell office:value-type="float" office:value="11761">
            <text:p>11761</text:p>
          </table:table-cell>
          <table:table-cell office:value-type="float" office:value="11931">
            <text:p>11931</text:p>
          </table:table-cell>
          <table:table-cell office:value-type="float" office:value="14151">
            <text:p>14151</text:p>
          </table:table-cell>
          <table:table-cell office:value-type="float" office:value="12337">
            <text:p>12337</text:p>
          </table:table-cell>
          <table:table-cell office:value-type="float" office:value="10368">
            <text:p>10368</text:p>
          </table:table-cell>
          <table:table-cell office:value-type="float" office:value="10072">
            <text:p>10072</text:p>
          </table:table-cell>
          <table:table-cell office:value-type="float" office:value="12927">
            <text:p>12927</text:p>
          </table:table-cell>
          <table:table-cell office:value-type="float" office:value="11766">
            <text:p>11766</text:p>
          </table:table-cell>
          <table:table-cell office:value-type="float" office:value="11686.3">
            <text:p>11686.3</text:p>
          </table:table-cell>
          <table:table-cell office:value-type="float" office:value="9680">
            <text:p>9680</text:p>
          </table:table-cell>
          <table:table-cell office:value-type="float" office:value="11381">
            <text:p>11381</text:p>
          </table:table-cell>
          <table:table-cell office:value-type="float" office:value="10121">
            <text:p>10121</text:p>
          </table:table-cell>
          <table:table-cell office:value-type="float" office:value="12315">
            <text:p>12315</text:p>
          </table:table-cell>
          <table:table-cell office:value-type="float" office:value="10685">
            <text:p>10685</text:p>
          </table:table-cell>
          <table:table-cell office:value-type="float" office:value="10556">
            <text:p>10556</text:p>
          </table:table-cell>
          <table:table-cell office:value-type="float" office:value="12368">
            <text:p>12368</text:p>
          </table:table-cell>
          <table:table-cell office:value-type="float" office:value="9845">
            <text:p>9845</text:p>
          </table:table-cell>
          <table:table-cell office:value-type="float" office:value="10229">
            <text:p>10229</text:p>
          </table:table-cell>
          <table:table-cell office:value-type="float" office:value="10038">
            <text:p>10038</text:p>
          </table:table-cell>
          <table:table-cell office:value-type="float" office:value="10721.8">
            <text:p>10721.8</text:p>
          </table:table-cell>
          <table:table-cell office:value-type="float" office:value="12614">
            <text:p>12614</text:p>
          </table:table-cell>
          <table:table-cell office:value-type="float" office:value="10219">
            <text:p>10219</text:p>
          </table:table-cell>
          <table:table-cell office:value-type="float" office:value="10221">
            <text:p>10221</text:p>
          </table:table-cell>
          <table:table-cell office:value-type="float" office:value="10494">
            <text:p>10494</text:p>
          </table:table-cell>
          <table:table-cell office:value-type="float" office:value="10158">
            <text:p>10158</text:p>
          </table:table-cell>
          <table:table-cell office:value-type="float" office:value="12789">
            <text:p>12789</text:p>
          </table:table-cell>
          <table:table-cell office:value-type="float" office:value="13136">
            <text:p>13136</text:p>
          </table:table-cell>
          <table:table-cell office:value-type="float" office:value="10191">
            <text:p>10191</text:p>
          </table:table-cell>
          <table:table-cell office:value-type="float" office:value="12759">
            <text:p>12759</text:p>
          </table:table-cell>
          <table:table-cell office:value-type="float" office:value="10289">
            <text:p>10289</text:p>
          </table:table-cell>
          <table:table-cell office:value-type="float" office:value="11287">
            <text:p>11287</text:p>
          </table:table-cell>
          <table:table-cell office:value-type="float" office:value="379969">
            <text:p>379969</text:p>
          </table:table-cell>
          <table:table-cell office:value-type="float" office:value="371931">
            <text:p>371931</text:p>
          </table:table-cell>
          <table:table-cell office:value-type="float" office:value="365012">
            <text:p>365012</text:p>
          </table:table-cell>
          <table:table-cell office:value-type="float" office:value="364870">
            <text:p>364870</text:p>
          </table:table-cell>
          <table:table-cell office:value-type="float" office:value="354727">
            <text:p>354727</text:p>
          </table:table-cell>
          <table:table-cell office:value-type="float" office:value="369327">
            <text:p>369327</text:p>
          </table:table-cell>
          <table:table-cell office:value-type="float" office:value="355467">
            <text:p>355467</text:p>
          </table:table-cell>
          <table:table-cell office:value-type="float" office:value="358491">
            <text:p>358491</text:p>
          </table:table-cell>
          <table:table-cell office:value-type="float" office:value="352047">
            <text:p>352047</text:p>
          </table:table-cell>
          <table:table-cell office:value-type="float" office:value="375937">
            <text:p>375937</text:p>
          </table:table-cell>
          <table:table-cell office:value-type="float" office:value="364777.8">
            <text:p>364777.8</text:p>
          </table:table-cell>
          <table:table-cell office:value-type="float" office:value="327244">
            <text:p>327244</text:p>
          </table:table-cell>
          <table:table-cell office:value-type="float" office:value="309554">
            <text:p>309554</text:p>
          </table:table-cell>
          <table:table-cell office:value-type="float" office:value="333288">
            <text:p>333288</text:p>
          </table:table-cell>
          <table:table-cell office:value-type="float" office:value="334281">
            <text:p>334281</text:p>
          </table:table-cell>
          <table:table-cell office:value-type="float" office:value="336462">
            <text:p>336462</text:p>
          </table:table-cell>
          <table:table-cell office:value-type="float" office:value="337909">
            <text:p>337909</text:p>
          </table:table-cell>
          <table:table-cell office:value-type="float" office:value="316743">
            <text:p>316743</text:p>
          </table:table-cell>
          <table:table-cell office:value-type="float" office:value="337040">
            <text:p>337040</text:p>
          </table:table-cell>
          <table:table-cell office:value-type="float" office:value="329887">
            <text:p>329887</text:p>
          </table:table-cell>
          <table:table-cell office:value-type="float" office:value="335624">
            <text:p>335624</text:p>
          </table:table-cell>
          <table:table-cell office:value-type="float" office:value="329803.2">
            <text:p>329803.2</text:p>
          </table:table-cell>
          <table:table-cell office:value-type="float" office:value="10222">
            <text:p>10222</text:p>
          </table:table-cell>
          <table:table-cell office:value-type="float" office:value="8747">
            <text:p>8747</text:p>
          </table:table-cell>
          <table:table-cell office:value-type="float" office:value="6278">
            <text:p>6278</text:p>
          </table:table-cell>
          <table:table-cell office:value-type="float" office:value="8900">
            <text:p>8900</text:p>
          </table:table-cell>
          <table:table-cell office:value-type="float" office:value="8903">
            <text:p>8903</text:p>
          </table:table-cell>
          <table:table-cell office:value-type="float" office:value="6331">
            <text:p>6331</text:p>
          </table:table-cell>
          <table:table-cell office:value-type="float" office:value="6303">
            <text:p>6303</text:p>
          </table:table-cell>
          <table:table-cell office:value-type="float" office:value="6339">
            <text:p>6339</text:p>
          </table:table-cell>
          <table:table-cell office:value-type="float" office:value="8601">
            <text:p>8601</text:p>
          </table:table-cell>
          <table:table-cell office:value-type="float" office:value="8325">
            <text:p>8325</text:p>
          </table:table-cell>
          <table:table-cell office:value-type="float" office:value="7894.9">
            <text:p>7894.9</text:p>
          </table:table-cell>
          <table:table-cell office:value-type="float" office:value="11013">
            <text:p>11013</text:p>
          </table:table-cell>
          <table:table-cell office:value-type="float" office:value="10212">
            <text:p>10212</text:p>
          </table:table-cell>
          <table:table-cell office:value-type="float" office:value="7862">
            <text:p>7862</text:p>
          </table:table-cell>
          <table:table-cell office:value-type="float" office:value="10827">
            <text:p>10827</text:p>
          </table:table-cell>
          <table:table-cell office:value-type="float" office:value="9661">
            <text:p>9661</text:p>
          </table:table-cell>
          <table:table-cell office:value-type="float" office:value="9756">
            <text:p>9756</text:p>
          </table:table-cell>
          <table:table-cell office:value-type="float" office:value="10185">
            <text:p>10185</text:p>
          </table:table-cell>
          <table:table-cell office:value-type="float" office:value="9798">
            <text:p>9798</text:p>
          </table:table-cell>
          <table:table-cell office:value-type="float" office:value="8039">
            <text:p>8039</text:p>
          </table:table-cell>
          <table:table-cell office:value-type="float" office:value="10912">
            <text:p>10912</text:p>
          </table:table-cell>
          <table:table-cell office:value-type="float" office:value="9826.5">
            <text:p>9826.5</text:p>
          </table:table-cell>
          <table:table-cell office:value-type="float" office:value="11322">
            <text:p>11322</text:p>
          </table:table-cell>
          <table:table-cell office:value-type="float" office:value="9563">
            <text:p>9563</text:p>
          </table:table-cell>
          <table:table-cell office:value-type="float" office:value="9581">
            <text:p>9581</text:p>
          </table:table-cell>
          <table:table-cell office:value-type="float" office:value="10562">
            <text:p>10562</text:p>
          </table:table-cell>
          <table:table-cell office:value-type="float" office:value="8656">
            <text:p>8656</text:p>
          </table:table-cell>
          <table:table-cell office:value-type="float" office:value="10162">
            <text:p>10162</text:p>
          </table:table-cell>
          <table:table-cell office:value-type="float" office:value="8552">
            <text:p>8552</text:p>
          </table:table-cell>
          <table:table-cell office:value-type="float" office:value="8563">
            <text:p>8563</text:p>
          </table:table-cell>
          <table:table-cell office:value-type="float" office:value="9642">
            <text:p>9642</text:p>
          </table:table-cell>
          <table:table-cell office:value-type="float" office:value="10691">
            <text:p>10691</text:p>
          </table:table-cell>
          <table:table-cell office:value-type="float" office:value="9729.4">
            <text:p>9729.4</text:p>
          </table:table-cell>
          <table:table-cell office:value-type="float" office:value="9382">
            <text:p>9382</text:p>
          </table:table-cell>
          <table:table-cell office:value-type="float" office:value="10214">
            <text:p>10214</text:p>
          </table:table-cell>
          <table:table-cell office:value-type="float" office:value="12543">
            <text:p>12543</text:p>
          </table:table-cell>
          <table:table-cell office:value-type="float" office:value="9596">
            <text:p>9596</text:p>
          </table:table-cell>
          <table:table-cell office:value-type="float" office:value="8275">
            <text:p>8275</text:p>
          </table:table-cell>
          <table:table-cell office:value-type="float" office:value="8855">
            <text:p>8855</text:p>
          </table:table-cell>
          <table:table-cell office:value-type="float" office:value="8280">
            <text:p>8280</text:p>
          </table:table-cell>
          <table:table-cell office:value-type="float" office:value="8298">
            <text:p>8298</text:p>
          </table:table-cell>
          <table:table-cell office:value-type="float" office:value="11928">
            <text:p>11928</text:p>
          </table:table-cell>
          <table:table-cell office:value-type="float" office:value="8604">
            <text:p>8604</text:p>
          </table:table-cell>
          <table:table-cell office:value-type="float" office:value="9597.5">
            <text:p>9597.5</text:p>
          </table:table-cell>
          <table:table-cell office:value-type="float" office:value="9018">
            <text:p>9018</text:p>
          </table:table-cell>
          <table:table-cell office:value-type="float" office:value="7266">
            <text:p>7266</text:p>
          </table:table-cell>
          <table:table-cell office:value-type="float" office:value="7272">
            <text:p>7272</text:p>
          </table:table-cell>
          <table:table-cell office:value-type="float" office:value="7328">
            <text:p>7328</text:p>
          </table:table-cell>
          <table:table-cell office:value-type="float" office:value="7278">
            <text:p>7278</text:p>
          </table:table-cell>
          <table:table-cell office:value-type="float" office:value="7220">
            <text:p>7220</text:p>
          </table:table-cell>
          <table:table-cell office:value-type="float" office:value="7266">
            <text:p>7266</text:p>
          </table:table-cell>
          <table:table-cell office:value-type="float" office:value="7237">
            <text:p>7237</text:p>
          </table:table-cell>
          <table:table-cell office:value-type="float" office:value="9810">
            <text:p>9810</text:p>
          </table:table-cell>
          <table:table-cell office:value-type="float" office:value="7302">
            <text:p>7302</text:p>
          </table:table-cell>
          <table:table-cell office:value-type="float" office:value="7699.7">
            <text:p>7699.7</text:p>
          </table:table-cell>
        </table:table-row>
        <table:table-row table:style-name="ro1">
          <table:table-cell office:value-type="float" office:value="8900">
            <text:p>8900</text:p>
          </table:table-cell>
          <table:table-cell office:value-type="float" office:value="10984">
            <text:p>10984</text:p>
          </table:table-cell>
          <table:table-cell office:value-type="float" office:value="11399">
            <text:p>11399</text:p>
          </table:table-cell>
          <table:table-cell office:value-type="float" office:value="12913">
            <text:p>12913</text:p>
          </table:table-cell>
          <table:table-cell office:value-type="float" office:value="13716">
            <text:p>13716</text:p>
          </table:table-cell>
          <table:table-cell office:value-type="float" office:value="12866">
            <text:p>12866</text:p>
          </table:table-cell>
          <table:table-cell office:value-type="float" office:value="10410">
            <text:p>10410</text:p>
          </table:table-cell>
          <table:table-cell office:value-type="float" office:value="10342">
            <text:p>10342</text:p>
          </table:table-cell>
          <table:table-cell office:value-type="float" office:value="13598">
            <text:p>13598</text:p>
          </table:table-cell>
          <table:table-cell office:value-type="float" office:value="10434">
            <text:p>10434</text:p>
          </table:table-cell>
          <table:table-cell office:value-type="float" office:value="10423">
            <text:p>10423</text:p>
          </table:table-cell>
          <table:table-cell office:value-type="float" office:value="11708.5">
            <text:p>11708.5</text:p>
          </table:table-cell>
          <table:table-cell office:value-type="float" office:value="13316">
            <text:p>13316</text:p>
          </table:table-cell>
          <table:table-cell office:value-type="float" office:value="16391">
            <text:p>16391</text:p>
          </table:table-cell>
          <table:table-cell office:value-type="float" office:value="13385">
            <text:p>13385</text:p>
          </table:table-cell>
          <table:table-cell office:value-type="float" office:value="11669">
            <text:p>11669</text:p>
          </table:table-cell>
          <table:table-cell office:value-type="float" office:value="12418">
            <text:p>12418</text:p>
          </table:table-cell>
          <table:table-cell office:value-type="float" office:value="13272">
            <text:p>13272</text:p>
          </table:table-cell>
          <table:table-cell office:value-type="float" office:value="10209">
            <text:p>10209</text:p>
          </table:table-cell>
          <table:table-cell office:value-type="float" office:value="10562">
            <text:p>10562</text:p>
          </table:table-cell>
          <table:table-cell office:value-type="float" office:value="10167">
            <text:p>10167</text:p>
          </table:table-cell>
          <table:table-cell office:value-type="float" office:value="10450">
            <text:p>10450</text:p>
          </table:table-cell>
          <table:table-cell office:value-type="float" office:value="12183.9">
            <text:p>12183.9</text:p>
          </table:table-cell>
          <table:table-cell office:value-type="float" office:value="11847">
            <text:p>11847</text:p>
          </table:table-cell>
          <table:table-cell office:value-type="float" office:value="11891">
            <text:p>11891</text:p>
          </table:table-cell>
          <table:table-cell office:value-type="float" office:value="9943">
            <text:p>9943</text:p>
          </table:table-cell>
          <table:table-cell office:value-type="float" office:value="9650">
            <text:p>9650</text:p>
          </table:table-cell>
          <table:table-cell office:value-type="float" office:value="10925">
            <text:p>10925</text:p>
          </table:table-cell>
          <table:table-cell office:value-type="float" office:value="11898">
            <text:p>11898</text:p>
          </table:table-cell>
          <table:table-cell office:value-type="float" office:value="13572">
            <text:p>13572</text:p>
          </table:table-cell>
          <table:table-cell office:value-type="float" office:value="12838">
            <text:p>12838</text:p>
          </table:table-cell>
          <table:table-cell office:value-type="float" office:value="12414">
            <text:p>12414</text:p>
          </table:table-cell>
          <table:table-cell office:value-type="float" office:value="12674">
            <text:p>12674</text:p>
          </table:table-cell>
          <table:table-cell office:value-type="float" office:value="11765.2">
            <text:p>11765.2</text:p>
          </table:table-cell>
          <table:table-cell office:value-type="float" office:value="10671">
            <text:p>10671</text:p>
          </table:table-cell>
          <table:table-cell office:value-type="float" office:value="12115">
            <text:p>12115</text:p>
          </table:table-cell>
          <table:table-cell office:value-type="float" office:value="10292">
            <text:p>10292</text:p>
          </table:table-cell>
          <table:table-cell office:value-type="float" office:value="12172">
            <text:p>12172</text:p>
          </table:table-cell>
          <table:table-cell office:value-type="float" office:value="12328">
            <text:p>12328</text:p>
          </table:table-cell>
          <table:table-cell office:value-type="float" office:value="10856">
            <text:p>10856</text:p>
          </table:table-cell>
          <table:table-cell office:value-type="float" office:value="13206">
            <text:p>13206</text:p>
          </table:table-cell>
          <table:table-cell office:value-type="float" office:value="10424">
            <text:p>10424</text:p>
          </table:table-cell>
          <table:table-cell office:value-type="float" office:value="10459">
            <text:p>10459</text:p>
          </table:table-cell>
          <table:table-cell office:value-type="float" office:value="13145">
            <text:p>13145</text:p>
          </table:table-cell>
          <table:table-cell office:value-type="float" office:value="11566.8">
            <text:p>11566.8</text:p>
          </table:table-cell>
          <table:table-cell office:value-type="float" office:value="380547">
            <text:p>380547</text:p>
          </table:table-cell>
          <table:table-cell office:value-type="float" office:value="375006">
            <text:p>375006</text:p>
          </table:table-cell>
          <table:table-cell office:value-type="float" office:value="381893">
            <text:p>381893</text:p>
          </table:table-cell>
          <table:table-cell office:value-type="float" office:value="357191">
            <text:p>357191</text:p>
          </table:table-cell>
          <table:table-cell office:value-type="float" office:value="370630">
            <text:p>370630</text:p>
          </table:table-cell>
          <table:table-cell office:value-type="float" office:value="374509">
            <text:p>374509</text:p>
          </table:table-cell>
          <table:table-cell office:value-type="float" office:value="375279">
            <text:p>375279</text:p>
          </table:table-cell>
          <table:table-cell office:value-type="float" office:value="369277">
            <text:p>369277</text:p>
          </table:table-cell>
          <table:table-cell office:value-type="float" office:value="382258">
            <text:p>382258</text:p>
          </table:table-cell>
          <table:table-cell office:value-type="float" office:value="380130">
            <text:p>380130</text:p>
          </table:table-cell>
          <table:table-cell office:value-type="float" office:value="374672">
            <text:p>374672</text:p>
          </table:table-cell>
          <table:table-cell office:value-type="float" office:value="335929">
            <text:p>335929</text:p>
          </table:table-cell>
          <table:table-cell office:value-type="float" office:value="337680">
            <text:p>337680</text:p>
          </table:table-cell>
          <table:table-cell office:value-type="float" office:value="340990">
            <text:p>340990</text:p>
          </table:table-cell>
          <table:table-cell office:value-type="float" office:value="333390">
            <text:p>333390</text:p>
          </table:table-cell>
          <table:table-cell office:value-type="float" office:value="342123">
            <text:p>342123</text:p>
          </table:table-cell>
          <table:table-cell office:value-type="float" office:value="328546">
            <text:p>328546</text:p>
          </table:table-cell>
          <table:table-cell office:value-type="float" office:value="319518">
            <text:p>319518</text:p>
          </table:table-cell>
          <table:table-cell office:value-type="float" office:value="339991">
            <text:p>339991</text:p>
          </table:table-cell>
          <table:table-cell office:value-type="float" office:value="333513">
            <text:p>333513</text:p>
          </table:table-cell>
          <table:table-cell office:value-type="float" office:value="331724">
            <text:p>331724</text:p>
          </table:table-cell>
          <table:table-cell office:value-type="float" office:value="334340.4">
            <text:p>334340.4</text:p>
          </table:table-cell>
          <table:table-cell office:value-type="float" office:value="6362">
            <text:p>6362</text:p>
          </table:table-cell>
          <table:table-cell office:value-type="float" office:value="6318">
            <text:p>6318</text:p>
          </table:table-cell>
          <table:table-cell office:value-type="float" office:value="7147">
            <text:p>7147</text:p>
          </table:table-cell>
          <table:table-cell office:value-type="float" office:value="6373">
            <text:p>6373</text:p>
          </table:table-cell>
          <table:table-cell office:value-type="float" office:value="6372">
            <text:p>6372</text:p>
          </table:table-cell>
          <table:table-cell office:value-type="float" office:value="6459">
            <text:p>6459</text:p>
          </table:table-cell>
          <table:table-cell office:value-type="float" office:value="6377">
            <text:p>6377</text:p>
          </table:table-cell>
          <table:table-cell office:value-type="float" office:value="8830">
            <text:p>8830</text:p>
          </table:table-cell>
          <table:table-cell office:value-type="float" office:value="7597">
            <text:p>7597</text:p>
          </table:table-cell>
          <table:table-cell office:value-type="float" office:value="6496">
            <text:p>6496</text:p>
          </table:table-cell>
          <table:table-cell office:value-type="float" office:value="6833.1">
            <text:p>6833.1</text:p>
          </table:table-cell>
          <table:table-cell office:value-type="float" office:value="7942">
            <text:p>7942</text:p>
          </table:table-cell>
          <table:table-cell office:value-type="float" office:value="10118">
            <text:p>10118</text:p>
          </table:table-cell>
          <table:table-cell office:value-type="float" office:value="10211">
            <text:p>10211</text:p>
          </table:table-cell>
          <table:table-cell office:value-type="float" office:value="7951">
            <text:p>7951</text:p>
          </table:table-cell>
          <table:table-cell office:value-type="float" office:value="10664">
            <text:p>10664</text:p>
          </table:table-cell>
          <table:table-cell office:value-type="float" office:value="7971">
            <text:p>7971</text:p>
          </table:table-cell>
          <table:table-cell office:value-type="float" office:value="7936">
            <text:p>7936</text:p>
          </table:table-cell>
          <table:table-cell office:value-type="float" office:value="7987">
            <text:p>7987</text:p>
          </table:table-cell>
          <table:table-cell office:value-type="float" office:value="10633">
            <text:p>10633</text:p>
          </table:table-cell>
          <table:table-cell office:value-type="float" office:value="8042">
            <text:p>8042</text:p>
          </table:table-cell>
          <table:table-cell office:value-type="float" office:value="8945.5">
            <text:p>8945.5</text:p>
          </table:table-cell>
          <table:table-cell office:value-type="float" office:value="8750">
            <text:p>8750</text:p>
          </table:table-cell>
          <table:table-cell office:value-type="float" office:value="8764">
            <text:p>8764</text:p>
          </table:table-cell>
          <table:table-cell office:value-type="float" office:value="9010">
            <text:p>9010</text:p>
          </table:table-cell>
          <table:table-cell office:value-type="float" office:value="10100">
            <text:p>10100</text:p>
          </table:table-cell>
          <table:table-cell office:value-type="float" office:value="12054">
            <text:p>12054</text:p>
          </table:table-cell>
          <table:table-cell office:value-type="float" office:value="8706">
            <text:p>8706</text:p>
          </table:table-cell>
          <table:table-cell office:value-type="float" office:value="11252">
            <text:p>11252</text:p>
          </table:table-cell>
          <table:table-cell office:value-type="float" office:value="10591">
            <text:p>10591</text:p>
          </table:table-cell>
          <table:table-cell office:value-type="float" office:value="9059">
            <text:p>9059</text:p>
          </table:table-cell>
          <table:table-cell office:value-type="float" office:value="11324">
            <text:p>11324</text:p>
          </table:table-cell>
          <table:table-cell office:value-type="float" office:value="9961">
            <text:p>9961</text:p>
          </table:table-cell>
          <table:table-cell office:value-type="float" office:value="12282">
            <text:p>12282</text:p>
          </table:table-cell>
          <table:table-cell office:value-type="float" office:value="8421">
            <text:p>8421</text:p>
          </table:table-cell>
          <table:table-cell office:value-type="float" office:value="9658">
            <text:p>9658</text:p>
          </table:table-cell>
          <table:table-cell office:value-type="float" office:value="11363">
            <text:p>11363</text:p>
          </table:table-cell>
          <table:table-cell office:value-type="float" office:value="9036">
            <text:p>9036</text:p>
          </table:table-cell>
          <table:table-cell office:value-type="float" office:value="10575">
            <text:p>10575</text:p>
          </table:table-cell>
          <table:table-cell office:value-type="float" office:value="10370">
            <text:p>10370</text:p>
          </table:table-cell>
          <table:table-cell office:value-type="float" office:value="9892">
            <text:p>9892</text:p>
          </table:table-cell>
          <table:table-cell office:value-type="float" office:value="8368">
            <text:p>8368</text:p>
          </table:table-cell>
          <table:table-cell office:value-type="float" office:value="12057">
            <text:p>12057</text:p>
          </table:table-cell>
          <table:table-cell office:value-type="float" office:value="10202.2">
            <text:p>10202.2</text:p>
          </table:table-cell>
          <table:table-cell office:value-type="float" office:value="7649">
            <text:p>7649</text:p>
          </table:table-cell>
          <table:table-cell office:value-type="float" office:value="7339">
            <text:p>7339</text:p>
          </table:table-cell>
          <table:table-cell office:value-type="float" office:value="9135">
            <text:p>9135</text:p>
          </table:table-cell>
          <table:table-cell office:value-type="float" office:value="7836">
            <text:p>7836</text:p>
          </table:table-cell>
          <table:table-cell office:value-type="float" office:value="9510">
            <text:p>9510</text:p>
          </table:table-cell>
          <table:table-cell office:value-type="float" office:value="7574">
            <text:p>7574</text:p>
          </table:table-cell>
          <table:table-cell office:value-type="float" office:value="8790">
            <text:p>8790</text:p>
          </table:table-cell>
          <table:table-cell office:value-type="float" office:value="9116">
            <text:p>9116</text:p>
          </table:table-cell>
          <table:table-cell office:value-type="float" office:value="9691">
            <text:p>9691</text:p>
          </table:table-cell>
          <table:table-cell office:value-type="float" office:value="9840">
            <text:p>9840</text:p>
          </table:table-cell>
          <table:table-cell office:value-type="float" office:value="8648">
            <text:p>8648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10881">
            <text:p>10881</text:p>
          </table:table-cell>
          <table:table-cell office:value-type="float" office:value="14567">
            <text:p>14567</text:p>
          </table:table-cell>
          <table:table-cell office:value-type="float" office:value="10857">
            <text:p>10857</text:p>
          </table:table-cell>
          <table:table-cell office:value-type="float" office:value="13896">
            <text:p>13896</text:p>
          </table:table-cell>
          <table:table-cell office:value-type="float" office:value="12302">
            <text:p>12302</text:p>
          </table:table-cell>
          <table:table-cell office:value-type="float" office:value="11714">
            <text:p>11714</text:p>
          </table:table-cell>
          <table:table-cell office:value-type="float" office:value="13201">
            <text:p>13201</text:p>
          </table:table-cell>
          <table:table-cell office:value-type="float" office:value="12324">
            <text:p>12324</text:p>
          </table:table-cell>
          <table:table-cell office:value-type="float" office:value="13712">
            <text:p>13712</text:p>
          </table:table-cell>
          <table:table-cell office:value-type="float" office:value="12456">
            <text:p>12456</text:p>
          </table:table-cell>
          <table:table-cell office:value-type="float" office:value="12591">
            <text:p>12591</text:p>
          </table:table-cell>
          <table:table-cell office:value-type="float" office:value="14150">
            <text:p>14150</text:p>
          </table:table-cell>
          <table:table-cell office:value-type="float" office:value="10452">
            <text:p>10452</text:p>
          </table:table-cell>
          <table:table-cell office:value-type="float" office:value="10346">
            <text:p>10346</text:p>
          </table:table-cell>
          <table:table-cell office:value-type="float" office:value="10588">
            <text:p>10588</text:p>
          </table:table-cell>
          <table:table-cell office:value-type="float" office:value="13963">
            <text:p>13963</text:p>
          </table:table-cell>
          <table:table-cell office:value-type="float" office:value="12036">
            <text:p>12036</text:p>
          </table:table-cell>
          <table:table-cell office:value-type="float" office:value="10457">
            <text:p>10457</text:p>
          </table:table-cell>
          <table:table-cell office:value-type="float" office:value="13933">
            <text:p>13933</text:p>
          </table:table-cell>
          <table:table-cell office:value-type="float" office:value="10562">
            <text:p>10562</text:p>
          </table:table-cell>
          <table:table-cell office:value-type="float" office:value="10396">
            <text:p>10396</text:p>
          </table:table-cell>
          <table:table-cell office:value-type="float" office:value="11688.3">
            <text:p>11688.3</text:p>
          </table:table-cell>
          <table:table-cell office:value-type="float" office:value="12246">
            <text:p>12246</text:p>
          </table:table-cell>
          <table:table-cell office:value-type="float" office:value="9772">
            <text:p>9772</text:p>
          </table:table-cell>
          <table:table-cell office:value-type="float" office:value="9795">
            <text:p>9795</text:p>
          </table:table-cell>
          <table:table-cell office:value-type="float" office:value="13011">
            <text:p>13011</text:p>
          </table:table-cell>
          <table:table-cell office:value-type="float" office:value="13063">
            <text:p>13063</text:p>
          </table:table-cell>
          <table:table-cell office:value-type="float" office:value="9802">
            <text:p>9802</text:p>
          </table:table-cell>
          <table:table-cell office:value-type="float" office:value="9813">
            <text:p>9813</text:p>
          </table:table-cell>
          <table:table-cell office:value-type="float" office:value="12142">
            <text:p>12142</text:p>
          </table:table-cell>
          <table:table-cell office:value-type="float" office:value="9794">
            <text:p>9794</text:p>
          </table:table-cell>
          <table:table-cell office:value-type="float" office:value="11867">
            <text:p>11867</text:p>
          </table:table-cell>
          <table:table-cell office:value-type="float" office:value="11130.5">
            <text:p>11130.5</text:p>
          </table:table-cell>
          <table:table-cell office:value-type="float" office:value="11493">
            <text:p>11493</text:p>
          </table:table-cell>
          <table:table-cell office:value-type="float" office:value="12877">
            <text:p>12877</text:p>
          </table:table-cell>
          <table:table-cell office:value-type="float" office:value="13023">
            <text:p>13023</text:p>
          </table:table-cell>
          <table:table-cell office:value-type="float" office:value="10657">
            <text:p>10657</text:p>
          </table:table-cell>
          <table:table-cell office:value-type="float" office:value="10495">
            <text:p>10495</text:p>
          </table:table-cell>
          <table:table-cell office:value-type="float" office:value="10416">
            <text:p>10416</text:p>
          </table:table-cell>
          <table:table-cell office:value-type="float" office:value="12386">
            <text:p>12386</text:p>
          </table:table-cell>
          <table:table-cell office:value-type="float" office:value="11588">
            <text:p>11588</text:p>
          </table:table-cell>
          <table:table-cell office:value-type="float" office:value="13790">
            <text:p>13790</text:p>
          </table:table-cell>
          <table:table-cell office:value-type="float" office:value="14078">
            <text:p>14078</text:p>
          </table:table-cell>
          <table:table-cell office:value-type="float" office:value="12080.3">
            <text:p>12080.3</text:p>
          </table:table-cell>
          <table:table-cell office:value-type="float" office:value="388220">
            <text:p>388220</text:p>
          </table:table-cell>
          <table:table-cell office:value-type="float" office:value="390781">
            <text:p>390781</text:p>
          </table:table-cell>
          <table:table-cell office:value-type="float" office:value="385539">
            <text:p>385539</text:p>
          </table:table-cell>
          <table:table-cell office:value-type="float" office:value="373586">
            <text:p>373586</text:p>
          </table:table-cell>
          <table:table-cell office:value-type="float" office:value="364574">
            <text:p>364574</text:p>
          </table:table-cell>
          <table:table-cell office:value-type="float" office:value="383725">
            <text:p>383725</text:p>
          </table:table-cell>
          <table:table-cell office:value-type="float" office:value="386214">
            <text:p>386214</text:p>
          </table:table-cell>
          <table:table-cell office:value-type="float" office:value="378618">
            <text:p>378618</text:p>
          </table:table-cell>
          <table:table-cell office:value-type="float" office:value="375858">
            <text:p>375858</text:p>
          </table:table-cell>
          <table:table-cell office:value-type="float" office:value="371177">
            <text:p>371177</text:p>
          </table:table-cell>
          <table:table-cell office:value-type="float" office:value="379829.2">
            <text:p>379829.2</text:p>
          </table:table-cell>
          <table:table-cell office:value-type="float" office:value="340061">
            <text:p>340061</text:p>
          </table:table-cell>
          <table:table-cell office:value-type="float" office:value="345352">
            <text:p>345352</text:p>
          </table:table-cell>
          <table:table-cell office:value-type="float" office:value="338547">
            <text:p>338547</text:p>
          </table:table-cell>
          <table:table-cell office:value-type="float" office:value="355355">
            <text:p>355355</text:p>
          </table:table-cell>
          <table:table-cell office:value-type="float" office:value="349249">
            <text:p>349249</text:p>
          </table:table-cell>
          <table:table-cell office:value-type="float" office:value="346246">
            <text:p>346246</text:p>
          </table:table-cell>
          <table:table-cell office:value-type="float" office:value="339943">
            <text:p>339943</text:p>
          </table:table-cell>
          <table:table-cell office:value-type="float" office:value="327040">
            <text:p>327040</text:p>
          </table:table-cell>
          <table:table-cell office:value-type="float" office:value="346514">
            <text:p>346514</text:p>
          </table:table-cell>
          <table:table-cell office:value-type="float" office:value="350321">
            <text:p>350321</text:p>
          </table:table-cell>
          <table:table-cell office:value-type="float" office:value="343862.8">
            <text:p>343862.8</text:p>
          </table:table-cell>
          <table:table-cell office:value-type="float" office:value="8580">
            <text:p>8580</text:p>
          </table:table-cell>
          <table:table-cell office:value-type="float" office:value="8560">
            <text:p>8560</text:p>
          </table:table-cell>
          <table:table-cell office:value-type="float" office:value="7988">
            <text:p>7988</text:p>
          </table:table-cell>
          <table:table-cell office:value-type="float" office:value="8957">
            <text:p>8957</text:p>
          </table:table-cell>
          <table:table-cell office:value-type="float" office:value="7742">
            <text:p>7742</text:p>
          </table:table-cell>
          <table:table-cell office:value-type="float" office:value="6659">
            <text:p>6659</text:p>
          </table:table-cell>
          <table:table-cell office:value-type="float" office:value="8440">
            <text:p>8440</text:p>
          </table:table-cell>
          <table:table-cell office:value-type="float" office:value="6394">
            <text:p>6394</text:p>
          </table:table-cell>
          <table:table-cell office:value-type="float" office:value="6411">
            <text:p>6411</text:p>
          </table:table-cell>
          <table:table-cell office:value-type="float" office:value="10327">
            <text:p>10327</text:p>
          </table:table-cell>
          <table:table-cell office:value-type="float" office:value="8005.8">
            <text:p>8005.8</text:p>
          </table:table-cell>
          <table:table-cell office:value-type="float" office:value="10751">
            <text:p>10751</text:p>
          </table:table-cell>
          <table:table-cell office:value-type="float" office:value="8056">
            <text:p>8056</text:p>
          </table:table-cell>
          <table:table-cell office:value-type="float" office:value="8772">
            <text:p>8772</text:p>
          </table:table-cell>
          <table:table-cell office:value-type="float" office:value="9767">
            <text:p>9767</text:p>
          </table:table-cell>
          <table:table-cell office:value-type="float" office:value="8240">
            <text:p>8240</text:p>
          </table:table-cell>
          <table:table-cell office:value-type="float" office:value="8122">
            <text:p>8122</text:p>
          </table:table-cell>
          <table:table-cell office:value-type="float" office:value="10763">
            <text:p>10763</text:p>
          </table:table-cell>
          <table:table-cell office:value-type="float" office:value="11039">
            <text:p>11039</text:p>
          </table:table-cell>
          <table:table-cell office:value-type="float" office:value="10817">
            <text:p>10817</text:p>
          </table:table-cell>
          <table:table-cell office:value-type="float" office:value="10971">
            <text:p>10971</text:p>
          </table:table-cell>
          <table:table-cell office:value-type="float" office:value="9729.8">
            <text:p>9729.8</text:p>
          </table:table-cell>
          <table:table-cell office:value-type="float" office:value="10841">
            <text:p>10841</text:p>
          </table:table-cell>
          <table:table-cell office:value-type="float" office:value="8777">
            <text:p>8777</text:p>
          </table:table-cell>
          <table:table-cell office:value-type="float" office:value="8799">
            <text:p>8799</text:p>
          </table:table-cell>
          <table:table-cell office:value-type="float" office:value="8875">
            <text:p>8875</text:p>
          </table:table-cell>
          <table:table-cell office:value-type="float" office:value="8786">
            <text:p>8786</text:p>
          </table:table-cell>
          <table:table-cell office:value-type="float" office:value="10210">
            <text:p>10210</text:p>
          </table:table-cell>
          <table:table-cell office:value-type="float" office:value="9506">
            <text:p>9506</text:p>
          </table:table-cell>
          <table:table-cell office:value-type="float" office:value="10164">
            <text:p>10164</text:p>
          </table:table-cell>
          <table:table-cell office:value-type="float" office:value="10358">
            <text:p>10358</text:p>
          </table:table-cell>
          <table:table-cell office:value-type="float" office:value="11611">
            <text:p>11611</text:p>
          </table:table-cell>
          <table:table-cell office:value-type="float" office:value="9792.7">
            <text:p>9792.7</text:p>
          </table:table-cell>
          <table:table-cell office:value-type="float" office:value="8436">
            <text:p>8436</text:p>
          </table:table-cell>
          <table:table-cell office:value-type="float" office:value="10493">
            <text:p>10493</text:p>
          </table:table-cell>
          <table:table-cell office:value-type="float" office:value="8556">
            <text:p>8556</text:p>
          </table:table-cell>
          <table:table-cell office:value-type="float" office:value="10783">
            <text:p>10783</text:p>
          </table:table-cell>
          <table:table-cell office:value-type="float" office:value="10150">
            <text:p>10150</text:p>
          </table:table-cell>
          <table:table-cell office:value-type="float" office:value="10005">
            <text:p>10005</text:p>
          </table:table-cell>
          <table:table-cell office:value-type="float" office:value="8535">
            <text:p>8535</text:p>
          </table:table-cell>
          <table:table-cell office:value-type="float" office:value="8499">
            <text:p>8499</text:p>
          </table:table-cell>
          <table:table-cell office:value-type="float" office:value="8669">
            <text:p>8669</text:p>
          </table:table-cell>
          <table:table-cell office:value-type="float" office:value="8659">
            <text:p>8659</text:p>
          </table:table-cell>
          <table:table-cell office:value-type="float" office:value="9278.5">
            <text:p>9278.5</text:p>
          </table:table-cell>
          <table:table-cell office:value-type="float" office:value="8427">
            <text:p>8427</text:p>
          </table:table-cell>
          <table:table-cell office:value-type="float" office:value="9831">
            <text:p>9831</text:p>
          </table:table-cell>
          <table:table-cell office:value-type="float" office:value="10599">
            <text:p>10599</text:p>
          </table:table-cell>
          <table:table-cell office:value-type="float" office:value="7380">
            <text:p>7380</text:p>
          </table:table-cell>
          <table:table-cell office:value-type="float" office:value="9893">
            <text:p>9893</text:p>
          </table:table-cell>
          <table:table-cell office:value-type="float" office:value="9367">
            <text:p>9367</text:p>
          </table:table-cell>
          <table:table-cell office:value-type="float" office:value="10239">
            <text:p>10239</text:p>
          </table:table-cell>
          <table:table-cell office:value-type="float" office:value="7426">
            <text:p>7426</text:p>
          </table:table-cell>
          <table:table-cell office:value-type="float" office:value="7366">
            <text:p>7366</text:p>
          </table:table-cell>
          <table:table-cell office:value-type="float" office:value="9303">
            <text:p>9303</text:p>
          </table:table-cell>
          <table:table-cell office:value-type="float" office:value="8983.1">
            <text:p>8983.1</text:p>
          </table:table-cell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10775">
            <text:p>10775</text:p>
          </table:table-cell>
          <table:table-cell office:value-type="float" office:value="10645">
            <text:p>10645</text:p>
          </table:table-cell>
          <table:table-cell office:value-type="float" office:value="12273">
            <text:p>12273</text:p>
          </table:table-cell>
          <table:table-cell office:value-type="float" office:value="13452">
            <text:p>13452</text:p>
          </table:table-cell>
          <table:table-cell office:value-type="float" office:value="12445">
            <text:p>12445</text:p>
          </table:table-cell>
          <table:table-cell office:value-type="float" office:value="10861">
            <text:p>10861</text:p>
          </table:table-cell>
          <table:table-cell office:value-type="float" office:value="12968">
            <text:p>12968</text:p>
          </table:table-cell>
          <table:table-cell office:value-type="float" office:value="10624">
            <text:p>10624</text:p>
          </table:table-cell>
          <table:table-cell office:value-type="float" office:value="13471">
            <text:p>13471</text:p>
          </table:table-cell>
          <table:table-cell office:value-type="float" office:value="10617">
            <text:p>10617</text:p>
          </table:table-cell>
          <table:table-cell office:value-type="float" office:value="11813.1">
            <text:p>11813.1</text:p>
          </table:table-cell>
          <table:table-cell office:value-type="float" office:value="10437">
            <text:p>10437</text:p>
          </table:table-cell>
          <table:table-cell office:value-type="float" office:value="12788">
            <text:p>12788</text:p>
          </table:table-cell>
          <table:table-cell office:value-type="float" office:value="14180">
            <text:p>14180</text:p>
          </table:table-cell>
          <table:table-cell office:value-type="float" office:value="10550">
            <text:p>10550</text:p>
          </table:table-cell>
          <table:table-cell office:value-type="float" office:value="10483">
            <text:p>10483</text:p>
          </table:table-cell>
          <table:table-cell office:value-type="float" office:value="12515">
            <text:p>12515</text:p>
          </table:table-cell>
          <table:table-cell office:value-type="float" office:value="10583">
            <text:p>10583</text:p>
          </table:table-cell>
          <table:table-cell office:value-type="float" office:value="12369">
            <text:p>12369</text:p>
          </table:table-cell>
          <table:table-cell office:value-type="float" office:value="13349">
            <text:p>13349</text:p>
          </table:table-cell>
          <table:table-cell office:value-type="float" office:value="15723">
            <text:p>15723</text:p>
          </table:table-cell>
          <table:table-cell office:value-type="float" office:value="12297.7">
            <text:p>12297.7</text:p>
          </table:table-cell>
          <table:table-cell office:value-type="float" office:value="13241">
            <text:p>13241</text:p>
          </table:table-cell>
          <table:table-cell office:value-type="float" office:value="12446">
            <text:p>12446</text:p>
          </table:table-cell>
          <table:table-cell office:value-type="float" office:value="12028">
            <text:p>12028</text:p>
          </table:table-cell>
          <table:table-cell office:value-type="float" office:value="11795">
            <text:p>11795</text:p>
          </table:table-cell>
          <table:table-cell office:value-type="float" office:value="9869">
            <text:p>9869</text:p>
          </table:table-cell>
          <table:table-cell office:value-type="float" office:value="9810">
            <text:p>9810</text:p>
          </table:table-cell>
          <table:table-cell office:value-type="float" office:value="9963">
            <text:p>9963</text:p>
          </table:table-cell>
          <table:table-cell office:value-type="float" office:value="10035">
            <text:p>10035</text:p>
          </table:table-cell>
          <table:table-cell office:value-type="float" office:value="13133">
            <text:p>13133</text:p>
          </table:table-cell>
          <table:table-cell office:value-type="float" office:value="12011">
            <text:p>12011</text:p>
          </table:table-cell>
          <table:table-cell office:value-type="float" office:value="11433.1">
            <text:p>11433.1</text:p>
          </table:table-cell>
          <table:table-cell office:value-type="float" office:value="12867">
            <text:p>12867</text:p>
          </table:table-cell>
          <table:table-cell office:value-type="float" office:value="13269">
            <text:p>13269</text:p>
          </table:table-cell>
          <table:table-cell office:value-type="float" office:value="13454">
            <text:p>13454</text:p>
          </table:table-cell>
          <table:table-cell office:value-type="float" office:value="13348">
            <text:p>13348</text:p>
          </table:table-cell>
          <table:table-cell office:value-type="float" office:value="15356">
            <text:p>15356</text:p>
          </table:table-cell>
          <table:table-cell office:value-type="float" office:value="11067">
            <text:p>11067</text:p>
          </table:table-cell>
          <table:table-cell office:value-type="float" office:value="14299">
            <text:p>14299</text:p>
          </table:table-cell>
          <table:table-cell office:value-type="float" office:value="12742">
            <text:p>12742</text:p>
          </table:table-cell>
          <table:table-cell office:value-type="float" office:value="12385">
            <text:p>12385</text:p>
          </table:table-cell>
          <table:table-cell office:value-type="float" office:value="12151">
            <text:p>12151</text:p>
          </table:table-cell>
          <table:table-cell office:value-type="float" office:value="13093.8">
            <text:p>13093.8</text:p>
          </table:table-cell>
          <table:table-cell office:value-type="float" office:value="384050">
            <text:p>384050</text:p>
          </table:table-cell>
          <table:table-cell office:value-type="float" office:value="395313">
            <text:p>395313</text:p>
          </table:table-cell>
          <table:table-cell office:value-type="float" office:value="388468">
            <text:p>388468</text:p>
          </table:table-cell>
          <table:table-cell office:value-type="float" office:value="397288">
            <text:p>397288</text:p>
          </table:table-cell>
          <table:table-cell office:value-type="float" office:value="404158">
            <text:p>404158</text:p>
          </table:table-cell>
          <table:table-cell office:value-type="float" office:value="381939">
            <text:p>381939</text:p>
          </table:table-cell>
          <table:table-cell office:value-type="float" office:value="395756">
            <text:p>395756</text:p>
          </table:table-cell>
          <table:table-cell office:value-type="float" office:value="398669">
            <text:p>398669</text:p>
          </table:table-cell>
          <table:table-cell office:value-type="float" office:value="381594">
            <text:p>381594</text:p>
          </table:table-cell>
          <table:table-cell office:value-type="float" office:value="388805">
            <text:p>388805</text:p>
          </table:table-cell>
          <table:table-cell office:value-type="float" office:value="391604">
            <text:p>391604</text:p>
          </table:table-cell>
          <table:table-cell office:value-type="float" office:value="341408">
            <text:p>341408</text:p>
          </table:table-cell>
          <table:table-cell office:value-type="float" office:value="364074">
            <text:p>364074</text:p>
          </table:table-cell>
          <table:table-cell office:value-type="float" office:value="336742">
            <text:p>336742</text:p>
          </table:table-cell>
          <table:table-cell office:value-type="float" office:value="349616">
            <text:p>349616</text:p>
          </table:table-cell>
          <table:table-cell office:value-type="float" office:value="354886">
            <text:p>354886</text:p>
          </table:table-cell>
          <table:table-cell office:value-type="float" office:value="345098">
            <text:p>345098</text:p>
          </table:table-cell>
          <table:table-cell office:value-type="float" office:value="343819">
            <text:p>343819</text:p>
          </table:table-cell>
          <table:table-cell office:value-type="float" office:value="344871">
            <text:p>344871</text:p>
          </table:table-cell>
          <table:table-cell office:value-type="float" office:value="349319">
            <text:p>349319</text:p>
          </table:table-cell>
          <table:table-cell office:value-type="float" office:value="339454">
            <text:p>339454</text:p>
          </table:table-cell>
          <table:table-cell office:value-type="float" office:value="346928.7">
            <text:p>346928.7</text:p>
          </table:table-cell>
          <table:table-cell office:value-type="float" office:value="8998">
            <text:p>8998</text:p>
          </table:table-cell>
          <table:table-cell office:value-type="float" office:value="6510">
            <text:p>6510</text:p>
          </table:table-cell>
          <table:table-cell office:value-type="float" office:value="7575">
            <text:p>7575</text:p>
          </table:table-cell>
          <table:table-cell office:value-type="float" office:value="8171">
            <text:p>8171</text:p>
          </table:table-cell>
          <table:table-cell office:value-type="float" office:value="6611">
            <text:p>6611</text:p>
          </table:table-cell>
          <table:table-cell office:value-type="float" office:value="6516">
            <text:p>6516</text:p>
          </table:table-cell>
          <table:table-cell office:value-type="float" office:value="6558">
            <text:p>6558</text:p>
          </table:table-cell>
          <table:table-cell office:value-type="float" office:value="10170">
            <text:p>10170</text:p>
          </table:table-cell>
          <table:table-cell office:value-type="float" office:value="10222">
            <text:p>10222</text:p>
          </table:table-cell>
          <table:table-cell office:value-type="float" office:value="9400">
            <text:p>9400</text:p>
          </table:table-cell>
          <table:table-cell office:value-type="float" office:value="8073.1">
            <text:p>8073.1</text:p>
          </table:table-cell>
          <table:table-cell office:value-type="float" office:value="8719">
            <text:p>8719</text:p>
          </table:table-cell>
          <table:table-cell office:value-type="float" office:value="9415">
            <text:p>9415</text:p>
          </table:table-cell>
          <table:table-cell office:value-type="float" office:value="8172">
            <text:p>8172</text:p>
          </table:table-cell>
          <table:table-cell office:value-type="float" office:value="10776">
            <text:p>10776</text:p>
          </table:table-cell>
          <table:table-cell office:value-type="float" office:value="8198">
            <text:p>8198</text:p>
          </table:table-cell>
          <table:table-cell office:value-type="float" office:value="12956">
            <text:p>12956</text:p>
          </table:table-cell>
          <table:table-cell office:value-type="float" office:value="11170">
            <text:p>11170</text:p>
          </table:table-cell>
          <table:table-cell office:value-type="float" office:value="8977">
            <text:p>8977</text:p>
          </table:table-cell>
          <table:table-cell office:value-type="float" office:value="8619">
            <text:p>8619</text:p>
          </table:table-cell>
          <table:table-cell office:value-type="float" office:value="11019">
            <text:p>11019</text:p>
          </table:table-cell>
          <table:table-cell office:value-type="float" office:value="9802.1">
            <text:p>9802.1</text:p>
          </table:table-cell>
          <table:table-cell office:value-type="float" office:value="9016">
            <text:p>9016</text:p>
          </table:table-cell>
          <table:table-cell office:value-type="float" office:value="10499">
            <text:p>10499</text:p>
          </table:table-cell>
          <table:table-cell office:value-type="float" office:value="10785">
            <text:p>10785</text:p>
          </table:table-cell>
          <table:table-cell office:value-type="float" office:value="12219">
            <text:p>12219</text:p>
          </table:table-cell>
          <table:table-cell office:value-type="float" office:value="9142">
            <text:p>9142</text:p>
          </table:table-cell>
          <table:table-cell office:value-type="float" office:value="10014">
            <text:p>10014</text:p>
          </table:table-cell>
          <table:table-cell office:value-type="float" office:value="11308">
            <text:p>11308</text:p>
          </table:table-cell>
          <table:table-cell office:value-type="float" office:value="9109">
            <text:p>9109</text:p>
          </table:table-cell>
          <table:table-cell office:value-type="float" office:value="9271">
            <text:p>9271</text:p>
          </table:table-cell>
          <table:table-cell office:value-type="float" office:value="9542">
            <text:p>9542</text:p>
          </table:table-cell>
          <table:table-cell office:value-type="float" office:value="10090.5">
            <text:p>10090.5</text:p>
          </table:table-cell>
          <table:table-cell office:value-type="float" office:value="10446">
            <text:p>10446</text:p>
          </table:table-cell>
          <table:table-cell office:value-type="float" office:value="9070">
            <text:p>9070</text:p>
          </table:table-cell>
          <table:table-cell office:value-type="float" office:value="9717">
            <text:p>9717</text:p>
          </table:table-cell>
          <table:table-cell office:value-type="float" office:value="8548">
            <text:p>8548</text:p>
          </table:table-cell>
          <table:table-cell office:value-type="float" office:value="12497">
            <text:p>12497</text:p>
          </table:table-cell>
          <table:table-cell office:value-type="float" office:value="8614">
            <text:p>8614</text:p>
          </table:table-cell>
          <table:table-cell office:value-type="float" office:value="13280">
            <text:p>13280</text:p>
          </table:table-cell>
          <table:table-cell office:value-type="float" office:value="8598">
            <text:p>8598</text:p>
          </table:table-cell>
          <table:table-cell office:value-type="float" office:value="10215">
            <text:p>10215</text:p>
          </table:table-cell>
          <table:table-cell office:value-type="float" office:value="8587">
            <text:p>8587</text:p>
          </table:table-cell>
          <table:table-cell office:value-type="float" office:value="9957.2">
            <text:p>9957.2</text:p>
          </table:table-cell>
          <table:table-cell office:value-type="float" office:value="7437">
            <text:p>7437</text:p>
          </table:table-cell>
          <table:table-cell office:value-type="float" office:value="9844">
            <text:p>9844</text:p>
          </table:table-cell>
          <table:table-cell office:value-type="float" office:value="8417">
            <text:p>8417</text:p>
          </table:table-cell>
          <table:table-cell office:value-type="float" office:value="7499">
            <text:p>7499</text:p>
          </table:table-cell>
          <table:table-cell office:value-type="float" office:value="8968">
            <text:p>8968</text:p>
          </table:table-cell>
          <table:table-cell office:value-type="float" office:value="7559">
            <text:p>7559</text:p>
          </table:table-cell>
          <table:table-cell office:value-type="float" office:value="8085">
            <text:p>8085</text:p>
          </table:table-cell>
          <table:table-cell office:value-type="float" office:value="7512">
            <text:p>7512</text:p>
          </table:table-cell>
          <table:table-cell office:value-type="float" office:value="7497">
            <text:p>7497</text:p>
          </table:table-cell>
          <table:table-cell office:value-type="float" office:value="9601">
            <text:p>9601</text:p>
          </table:table-cell>
          <table:table-cell office:value-type="float" office:value="8241.9">
            <text:p>8241.9</text:p>
          </table:table-cell>
        </table:table-row>
        <table:table-row table:style-name="ro1">
          <table:table-cell office:value-type="float" office:value="9200">
            <text:p>9200</text:p>
          </table:table-cell>
          <table:table-cell office:value-type="float" office:value="10726">
            <text:p>10726</text:p>
          </table:table-cell>
          <table:table-cell office:value-type="float" office:value="10627">
            <text:p>10627</text:p>
          </table:table-cell>
          <table:table-cell office:value-type="float" office:value="12674">
            <text:p>12674</text:p>
          </table:table-cell>
          <table:table-cell office:value-type="float" office:value="12642">
            <text:p>12642</text:p>
          </table:table-cell>
          <table:table-cell office:value-type="float" office:value="10690">
            <text:p>10690</text:p>
          </table:table-cell>
          <table:table-cell office:value-type="float" office:value="12799">
            <text:p>12799</text:p>
          </table:table-cell>
          <table:table-cell office:value-type="float" office:value="11647">
            <text:p>11647</text:p>
          </table:table-cell>
          <table:table-cell office:value-type="float" office:value="10816">
            <text:p>10816</text:p>
          </table:table-cell>
          <table:table-cell office:value-type="float" office:value="12459">
            <text:p>12459</text:p>
          </table:table-cell>
          <table:table-cell office:value-type="float" office:value="13123">
            <text:p>13123</text:p>
          </table:table-cell>
          <table:table-cell office:value-type="float" office:value="11820.3">
            <text:p>11820.3</text:p>
          </table:table-cell>
          <table:table-cell office:value-type="float" office:value="10541">
            <text:p>10541</text:p>
          </table:table-cell>
          <table:table-cell office:value-type="float" office:value="12084">
            <text:p>12084</text:p>
          </table:table-cell>
          <table:table-cell office:value-type="float" office:value="10546">
            <text:p>10546</text:p>
          </table:table-cell>
          <table:table-cell office:value-type="float" office:value="13729">
            <text:p>13729</text:p>
          </table:table-cell>
          <table:table-cell office:value-type="float" office:value="13119">
            <text:p>13119</text:p>
          </table:table-cell>
          <table:table-cell office:value-type="float" office:value="13882">
            <text:p>13882</text:p>
          </table:table-cell>
          <table:table-cell office:value-type="float" office:value="10744">
            <text:p>10744</text:p>
          </table:table-cell>
          <table:table-cell office:value-type="float" office:value="13060">
            <text:p>13060</text:p>
          </table:table-cell>
          <table:table-cell office:value-type="float" office:value="12716">
            <text:p>12716</text:p>
          </table:table-cell>
          <table:table-cell office:value-type="float" office:value="10533">
            <text:p>10533</text:p>
          </table:table-cell>
          <table:table-cell office:value-type="float" office:value="12095.4">
            <text:p>12095.4</text:p>
          </table:table-cell>
          <table:table-cell office:value-type="float" office:value="11916">
            <text:p>11916</text:p>
          </table:table-cell>
          <table:table-cell office:value-type="float" office:value="11788">
            <text:p>11788</text:p>
          </table:table-cell>
          <table:table-cell office:value-type="float" office:value="10056">
            <text:p>10056</text:p>
          </table:table-cell>
          <table:table-cell office:value-type="float" office:value="14203">
            <text:p>14203</text:p>
          </table:table-cell>
          <table:table-cell office:value-type="float" office:value="10109">
            <text:p>10109</text:p>
          </table:table-cell>
          <table:table-cell office:value-type="float" office:value="10716">
            <text:p>10716</text:p>
          </table:table-cell>
          <table:table-cell office:value-type="float" office:value="12050">
            <text:p>12050</text:p>
          </table:table-cell>
          <table:table-cell office:value-type="float" office:value="10039">
            <text:p>10039</text:p>
          </table:table-cell>
          <table:table-cell office:value-type="float" office:value="11157">
            <text:p>11157</text:p>
          </table:table-cell>
          <table:table-cell office:value-type="float" office:value="10022">
            <text:p>10022</text:p>
          </table:table-cell>
          <table:table-cell office:value-type="float" office:value="11205.6">
            <text:p>11205.6</text:p>
          </table:table-cell>
          <table:table-cell office:value-type="float" office:value="13866">
            <text:p>13866</text:p>
          </table:table-cell>
          <table:table-cell office:value-type="float" office:value="12037">
            <text:p>12037</text:p>
          </table:table-cell>
          <table:table-cell office:value-type="float" office:value="14364">
            <text:p>14364</text:p>
          </table:table-cell>
          <table:table-cell office:value-type="float" office:value="11006">
            <text:p>11006</text:p>
          </table:table-cell>
          <table:table-cell office:value-type="float" office:value="10872">
            <text:p>10872</text:p>
          </table:table-cell>
          <table:table-cell office:value-type="float" office:value="14183">
            <text:p>14183</text:p>
          </table:table-cell>
          <table:table-cell office:value-type="float" office:value="10823">
            <text:p>10823</text:p>
          </table:table-cell>
          <table:table-cell office:value-type="float" office:value="10808">
            <text:p>10808</text:p>
          </table:table-cell>
          <table:table-cell office:value-type="float" office:value="13002">
            <text:p>13002</text:p>
          </table:table-cell>
          <table:table-cell office:value-type="float" office:value="14098">
            <text:p>14098</text:p>
          </table:table-cell>
          <table:table-cell office:value-type="float" office:value="12505.9">
            <text:p>12505.9</text:p>
          </table:table-cell>
          <table:table-cell office:value-type="float" office:value="404296">
            <text:p>404296</text:p>
          </table:table-cell>
          <table:table-cell office:value-type="float" office:value="399008">
            <text:p>399008</text:p>
          </table:table-cell>
          <table:table-cell office:value-type="float" office:value="394297">
            <text:p>394297</text:p>
          </table:table-cell>
          <table:table-cell office:value-type="float" office:value="393470">
            <text:p>393470</text:p>
          </table:table-cell>
          <table:table-cell office:value-type="float" office:value="401554">
            <text:p>401554</text:p>
          </table:table-cell>
          <table:table-cell office:value-type="float" office:value="385957">
            <text:p>385957</text:p>
          </table:table-cell>
          <table:table-cell office:value-type="float" office:value="397577">
            <text:p>397577</text:p>
          </table:table-cell>
          <table:table-cell office:value-type="float" office:value="400949">
            <text:p>400949</text:p>
          </table:table-cell>
          <table:table-cell office:value-type="float" office:value="404297">
            <text:p>404297</text:p>
          </table:table-cell>
          <table:table-cell office:value-type="float" office:value="382812">
            <text:p>382812</text:p>
          </table:table-cell>
          <table:table-cell office:value-type="float" office:value="396421.7">
            <text:p>396421.7</text:p>
          </table:table-cell>
          <table:table-cell office:value-type="float" office:value="374183">
            <text:p>374183</text:p>
          </table:table-cell>
          <table:table-cell office:value-type="float" office:value="355935">
            <text:p>355935</text:p>
          </table:table-cell>
          <table:table-cell office:value-type="float" office:value="367451">
            <text:p>367451</text:p>
          </table:table-cell>
          <table:table-cell office:value-type="float" office:value="352910">
            <text:p>352910</text:p>
          </table:table-cell>
          <table:table-cell office:value-type="float" office:value="355567">
            <text:p>355567</text:p>
          </table:table-cell>
          <table:table-cell office:value-type="float" office:value="350803">
            <text:p>350803</text:p>
          </table:table-cell>
          <table:table-cell office:value-type="float" office:value="364408">
            <text:p>364408</text:p>
          </table:table-cell>
          <table:table-cell office:value-type="float" office:value="356594">
            <text:p>356594</text:p>
          </table:table-cell>
          <table:table-cell office:value-type="float" office:value="359001">
            <text:p>359001</text:p>
          </table:table-cell>
          <table:table-cell office:value-type="float" office:value="349177">
            <text:p>349177</text:p>
          </table:table-cell>
          <table:table-cell office:value-type="float" office:value="358602.9">
            <text:p>358602.9</text:p>
          </table:table-cell>
          <table:table-cell office:value-type="float" office:value="6591">
            <text:p>6591</text:p>
          </table:table-cell>
          <table:table-cell office:value-type="float" office:value="6633">
            <text:p>6633</text:p>
          </table:table-cell>
          <table:table-cell office:value-type="float" office:value="8606">
            <text:p>8606</text:p>
          </table:table-cell>
          <table:table-cell office:value-type="float" office:value="6802">
            <text:p>6802</text:p>
          </table:table-cell>
          <table:table-cell office:value-type="float" office:value="6507">
            <text:p>6507</text:p>
          </table:table-cell>
          <table:table-cell office:value-type="float" office:value="8839">
            <text:p>8839</text:p>
          </table:table-cell>
          <table:table-cell office:value-type="float" office:value="6599">
            <text:p>6599</text:p>
          </table:table-cell>
          <table:table-cell office:value-type="float" office:value="6635">
            <text:p>6635</text:p>
          </table:table-cell>
          <table:table-cell office:value-type="float" office:value="6648">
            <text:p>6648</text:p>
          </table:table-cell>
          <table:table-cell office:value-type="float" office:value="6607">
            <text:p>6607</text:p>
          </table:table-cell>
          <table:table-cell office:value-type="float" office:value="7046.7">
            <text:p>7046.7</text:p>
          </table:table-cell>
          <table:table-cell table:number-columns-repeated="2" office:value-type="float" office:value="8248">
            <text:p>8248</text:p>
          </table:table-cell>
          <table:table-cell office:value-type="float" office:value="9591">
            <text:p>9591</text:p>
          </table:table-cell>
          <table:table-cell office:value-type="float" office:value="8284">
            <text:p>8284</text:p>
          </table:table-cell>
          <table:table-cell office:value-type="float" office:value="13406">
            <text:p>13406</text:p>
          </table:table-cell>
          <table:table-cell office:value-type="float" office:value="10969">
            <text:p>10969</text:p>
          </table:table-cell>
          <table:table-cell office:value-type="float" office:value="8232">
            <text:p>8232</text:p>
          </table:table-cell>
          <table:table-cell office:value-type="float" office:value="8266">
            <text:p>8266</text:p>
          </table:table-cell>
          <table:table-cell office:value-type="float" office:value="10786">
            <text:p>10786</text:p>
          </table:table-cell>
          <table:table-cell office:value-type="float" office:value="8277">
            <text:p>8277</text:p>
          </table:table-cell>
          <table:table-cell office:value-type="float" office:value="9430.7">
            <text:p>9430.7</text:p>
          </table:table-cell>
          <table:table-cell office:value-type="float" office:value="9028">
            <text:p>9028</text:p>
          </table:table-cell>
          <table:table-cell office:value-type="float" office:value="11688">
            <text:p>11688</text:p>
          </table:table-cell>
          <table:table-cell office:value-type="float" office:value="10762">
            <text:p>10762</text:p>
          </table:table-cell>
          <table:table-cell office:value-type="float" office:value="8983">
            <text:p>8983</text:p>
          </table:table-cell>
          <table:table-cell office:value-type="float" office:value="9642">
            <text:p>9642</text:p>
          </table:table-cell>
          <table:table-cell office:value-type="float" office:value="9594">
            <text:p>9594</text:p>
          </table:table-cell>
          <table:table-cell office:value-type="float" office:value="9239">
            <text:p>9239</text:p>
          </table:table-cell>
          <table:table-cell office:value-type="float" office:value="11351">
            <text:p>11351</text:p>
          </table:table-cell>
          <table:table-cell office:value-type="float" office:value="8978">
            <text:p>8978</text:p>
          </table:table-cell>
          <table:table-cell office:value-type="float" office:value="9037">
            <text:p>9037</text:p>
          </table:table-cell>
          <table:table-cell office:value-type="float" office:value="9830.2">
            <text:p>9830.2</text:p>
          </table:table-cell>
          <table:table-cell office:value-type="float" office:value="11145">
            <text:p>11145</text:p>
          </table:table-cell>
          <table:table-cell office:value-type="float" office:value="11187">
            <text:p>11187</text:p>
          </table:table-cell>
          <table:table-cell office:value-type="float" office:value="10246">
            <text:p>10246</text:p>
          </table:table-cell>
          <table:table-cell office:value-type="float" office:value="10389">
            <text:p>10389</text:p>
          </table:table-cell>
          <table:table-cell office:value-type="float" office:value="8706">
            <text:p>8706</text:p>
          </table:table-cell>
          <table:table-cell office:value-type="float" office:value="8716">
            <text:p>8716</text:p>
          </table:table-cell>
          <table:table-cell office:value-type="float" office:value="10913">
            <text:p>10913</text:p>
          </table:table-cell>
          <table:table-cell office:value-type="float" office:value="8781">
            <text:p>8781</text:p>
          </table:table-cell>
          <table:table-cell office:value-type="float" office:value="8793">
            <text:p>8793</text:p>
          </table:table-cell>
          <table:table-cell office:value-type="float" office:value="10151">
            <text:p>10151</text:p>
          </table:table-cell>
          <table:table-cell office:value-type="float" office:value="9902.7">
            <text:p>9902.7</text:p>
          </table:table-cell>
          <table:table-cell office:value-type="float" office:value="7623">
            <text:p>7623</text:p>
          </table:table-cell>
          <table:table-cell office:value-type="float" office:value="7727">
            <text:p>7727</text:p>
          </table:table-cell>
          <table:table-cell office:value-type="float" office:value="9513">
            <text:p>9513</text:p>
          </table:table-cell>
          <table:table-cell office:value-type="float" office:value="7564">
            <text:p>7564</text:p>
          </table:table-cell>
          <table:table-cell office:value-type="float" office:value="7897">
            <text:p>7897</text:p>
          </table:table-cell>
          <table:table-cell office:value-type="float" office:value="8526">
            <text:p>8526</text:p>
          </table:table-cell>
          <table:table-cell office:value-type="float" office:value="7629">
            <text:p>7629</text:p>
          </table:table-cell>
          <table:table-cell office:value-type="float" office:value="7656">
            <text:p>7656</text:p>
          </table:table-cell>
          <table:table-cell office:value-type="float" office:value="7642">
            <text:p>7642</text:p>
          </table:table-cell>
          <table:table-cell office:value-type="float" office:value="10285">
            <text:p>10285</text:p>
          </table:table-cell>
          <table:table-cell office:value-type="float" office:value="8206.2">
            <text:p>8206.2</text:p>
          </table:table-cell>
        </table:table-row>
        <table:table-row table:style-name="ro1">
          <table:table-cell office:value-type="float" office:value="9300">
            <text:p>9300</text:p>
          </table:table-cell>
          <table:table-cell office:value-type="float" office:value="12821">
            <text:p>12821</text:p>
          </table:table-cell>
          <table:table-cell office:value-type="float" office:value="13413">
            <text:p>13413</text:p>
          </table:table-cell>
          <table:table-cell office:value-type="float" office:value="12028">
            <text:p>12028</text:p>
          </table:table-cell>
          <table:table-cell office:value-type="float" office:value="12838">
            <text:p>12838</text:p>
          </table:table-cell>
          <table:table-cell office:value-type="float" office:value="12385">
            <text:p>12385</text:p>
          </table:table-cell>
          <table:table-cell office:value-type="float" office:value="10994">
            <text:p>10994</text:p>
          </table:table-cell>
          <table:table-cell office:value-type="float" office:value="12461">
            <text:p>12461</text:p>
          </table:table-cell>
          <table:table-cell office:value-type="float" office:value="12396">
            <text:p>12396</text:p>
          </table:table-cell>
          <table:table-cell office:value-type="float" office:value="15177">
            <text:p>15177</text:p>
          </table:table-cell>
          <table:table-cell office:value-type="float" office:value="13619">
            <text:p>13619</text:p>
          </table:table-cell>
          <table:table-cell office:value-type="float" office:value="12813.2">
            <text:p>12813.2</text:p>
          </table:table-cell>
          <table:table-cell office:value-type="float" office:value="14372">
            <text:p>14372</text:p>
          </table:table-cell>
          <table:table-cell office:value-type="float" office:value="10904">
            <text:p>10904</text:p>
          </table:table-cell>
          <table:table-cell office:value-type="float" office:value="12674">
            <text:p>12674</text:p>
          </table:table-cell>
          <table:table-cell office:value-type="float" office:value="10807">
            <text:p>10807</text:p>
          </table:table-cell>
          <table:table-cell office:value-type="float" office:value="10650">
            <text:p>10650</text:p>
          </table:table-cell>
          <table:table-cell office:value-type="float" office:value="13153">
            <text:p>13153</text:p>
          </table:table-cell>
          <table:table-cell office:value-type="float" office:value="13873">
            <text:p>13873</text:p>
          </table:table-cell>
          <table:table-cell office:value-type="float" office:value="12160">
            <text:p>12160</text:p>
          </table:table-cell>
          <table:table-cell office:value-type="float" office:value="12050">
            <text:p>12050</text:p>
          </table:table-cell>
          <table:table-cell office:value-type="float" office:value="11973">
            <text:p>11973</text:p>
          </table:table-cell>
          <table:table-cell office:value-type="float" office:value="12261.6">
            <text:p>12261.6</text:p>
          </table:table-cell>
          <table:table-cell office:value-type="float" office:value="13209">
            <text:p>13209</text:p>
          </table:table-cell>
          <table:table-cell office:value-type="float" office:value="12268">
            <text:p>12268</text:p>
          </table:table-cell>
          <table:table-cell office:value-type="float" office:value="10262">
            <text:p>10262</text:p>
          </table:table-cell>
          <table:table-cell office:value-type="float" office:value="10113">
            <text:p>10113</text:p>
          </table:table-cell>
          <table:table-cell office:value-type="float" office:value="12292">
            <text:p>12292</text:p>
          </table:table-cell>
          <table:table-cell office:value-type="float" office:value="12124">
            <text:p>12124</text:p>
          </table:table-cell>
          <table:table-cell office:value-type="float" office:value="14199">
            <text:p>14199</text:p>
          </table:table-cell>
          <table:table-cell office:value-type="float" office:value="12541">
            <text:p>12541</text:p>
          </table:table-cell>
          <table:table-cell office:value-type="float" office:value="11895">
            <text:p>11895</text:p>
          </table:table-cell>
          <table:table-cell office:value-type="float" office:value="13189">
            <text:p>13189</text:p>
          </table:table-cell>
          <table:table-cell office:value-type="float" office:value="12209.2">
            <text:p>12209.2</text:p>
          </table:table-cell>
          <table:table-cell office:value-type="float" office:value="11578">
            <text:p>11578</text:p>
          </table:table-cell>
          <table:table-cell office:value-type="float" office:value="10777">
            <text:p>10777</text:p>
          </table:table-cell>
          <table:table-cell office:value-type="float" office:value="11642">
            <text:p>11642</text:p>
          </table:table-cell>
          <table:table-cell office:value-type="float" office:value="12876">
            <text:p>12876</text:p>
          </table:table-cell>
          <table:table-cell office:value-type="float" office:value="10792">
            <text:p>10792</text:p>
          </table:table-cell>
          <table:table-cell office:value-type="float" office:value="12083">
            <text:p>12083</text:p>
          </table:table-cell>
          <table:table-cell office:value-type="float" office:value="12370">
            <text:p>12370</text:p>
          </table:table-cell>
          <table:table-cell office:value-type="float" office:value="14382">
            <text:p>14382</text:p>
          </table:table-cell>
          <table:table-cell office:value-type="float" office:value="13509">
            <text:p>13509</text:p>
          </table:table-cell>
          <table:table-cell office:value-type="float" office:value="12059">
            <text:p>12059</text:p>
          </table:table-cell>
          <table:table-cell office:value-type="float" office:value="12206.8">
            <text:p>12206.8</text:p>
          </table:table-cell>
          <table:table-cell office:value-type="float" office:value="403360">
            <text:p>403360</text:p>
          </table:table-cell>
          <table:table-cell office:value-type="float" office:value="412951">
            <text:p>412951</text:p>
          </table:table-cell>
          <table:table-cell office:value-type="float" office:value="419137">
            <text:p>419137</text:p>
          </table:table-cell>
          <table:table-cell office:value-type="float" office:value="403279">
            <text:p>403279</text:p>
          </table:table-cell>
          <table:table-cell office:value-type="float" office:value="396659">
            <text:p>396659</text:p>
          </table:table-cell>
          <table:table-cell office:value-type="float" office:value="406567">
            <text:p>406567</text:p>
          </table:table-cell>
          <table:table-cell office:value-type="float" office:value="448940">
            <text:p>448940</text:p>
          </table:table-cell>
          <table:table-cell office:value-type="float" office:value="431391">
            <text:p>431391</text:p>
          </table:table-cell>
          <table:table-cell office:value-type="float" office:value="433481">
            <text:p>433481</text:p>
          </table:table-cell>
          <table:table-cell office:value-type="float" office:value="427351">
            <text:p>427351</text:p>
          </table:table-cell>
          <table:table-cell office:value-type="float" office:value="418311.6">
            <text:p>418311.6</text:p>
          </table:table-cell>
          <table:table-cell office:value-type="float" office:value="378644">
            <text:p>378644</text:p>
          </table:table-cell>
          <table:table-cell office:value-type="float" office:value="348925">
            <text:p>348925</text:p>
          </table:table-cell>
          <table:table-cell office:value-type="float" office:value="372444">
            <text:p>372444</text:p>
          </table:table-cell>
          <table:table-cell office:value-type="float" office:value="349563">
            <text:p>349563</text:p>
          </table:table-cell>
          <table:table-cell office:value-type="float" office:value="361085">
            <text:p>361085</text:p>
          </table:table-cell>
          <table:table-cell office:value-type="float" office:value="399264">
            <text:p>399264</text:p>
          </table:table-cell>
          <table:table-cell office:value-type="float" office:value="384867">
            <text:p>384867</text:p>
          </table:table-cell>
          <table:table-cell office:value-type="float" office:value="387672">
            <text:p>387672</text:p>
          </table:table-cell>
          <table:table-cell office:value-type="float" office:value="382240">
            <text:p>382240</text:p>
          </table:table-cell>
          <table:table-cell office:value-type="float" office:value="390575">
            <text:p>390575</text:p>
          </table:table-cell>
          <table:table-cell office:value-type="float" office:value="375527.9">
            <text:p>375527.9</text:p>
          </table:table-cell>
          <table:table-cell office:value-type="float" office:value="8226">
            <text:p>8226</text:p>
          </table:table-cell>
          <table:table-cell office:value-type="float" office:value="8465">
            <text:p>8465</text:p>
          </table:table-cell>
          <table:table-cell office:value-type="float" office:value="6662">
            <text:p>6662</text:p>
          </table:table-cell>
          <table:table-cell office:value-type="float" office:value="8492">
            <text:p>8492</text:p>
          </table:table-cell>
          <table:table-cell office:value-type="float" office:value="6752">
            <text:p>6752</text:p>
          </table:table-cell>
          <table:table-cell office:value-type="float" office:value="6747">
            <text:p>6747</text:p>
          </table:table-cell>
          <table:table-cell office:value-type="float" office:value="6657">
            <text:p>6657</text:p>
          </table:table-cell>
          <table:table-cell office:value-type="float" office:value="6911">
            <text:p>6911</text:p>
          </table:table-cell>
          <table:table-cell office:value-type="float" office:value="7393">
            <text:p>7393</text:p>
          </table:table-cell>
          <table:table-cell office:value-type="float" office:value="7710">
            <text:p>7710</text:p>
          </table:table-cell>
          <table:table-cell office:value-type="float" office:value="7401.5">
            <text:p>7401.5</text:p>
          </table:table-cell>
          <table:table-cell office:value-type="float" office:value="11909">
            <text:p>11909</text:p>
          </table:table-cell>
          <table:table-cell office:value-type="float" office:value="9875">
            <text:p>9875</text:p>
          </table:table-cell>
          <table:table-cell office:value-type="float" office:value="11128">
            <text:p>11128</text:p>
          </table:table-cell>
          <table:table-cell office:value-type="float" office:value="8939">
            <text:p>8939</text:p>
          </table:table-cell>
          <table:table-cell office:value-type="float" office:value="8342">
            <text:p>8342</text:p>
          </table:table-cell>
          <table:table-cell office:value-type="float" office:value="9715">
            <text:p>9715</text:p>
          </table:table-cell>
          <table:table-cell office:value-type="float" office:value="11400">
            <text:p>11400</text:p>
          </table:table-cell>
          <table:table-cell office:value-type="float" office:value="12123">
            <text:p>12123</text:p>
          </table:table-cell>
          <table:table-cell office:value-type="float" office:value="8985">
            <text:p>8985</text:p>
          </table:table-cell>
          <table:table-cell office:value-type="float" office:value="9115">
            <text:p>9115</text:p>
          </table:table-cell>
          <table:table-cell office:value-type="float" office:value="10153.1">
            <text:p>10153.1</text:p>
          </table:table-cell>
          <table:table-cell office:value-type="float" office:value="9308">
            <text:p>9308</text:p>
          </table:table-cell>
          <table:table-cell office:value-type="float" office:value="9226">
            <text:p>9226</text:p>
          </table:table-cell>
          <table:table-cell office:value-type="float" office:value="12121">
            <text:p>12121</text:p>
          </table:table-cell>
          <table:table-cell office:value-type="float" office:value="11971">
            <text:p>11971</text:p>
          </table:table-cell>
          <table:table-cell office:value-type="float" office:value="11302">
            <text:p>11302</text:p>
          </table:table-cell>
          <table:table-cell office:value-type="float" office:value="9966">
            <text:p>9966</text:p>
          </table:table-cell>
          <table:table-cell office:value-type="float" office:value="10335">
            <text:p>10335</text:p>
          </table:table-cell>
          <table:table-cell office:value-type="float" office:value="10430">
            <text:p>10430</text:p>
          </table:table-cell>
          <table:table-cell office:value-type="float" office:value="11480">
            <text:p>11480</text:p>
          </table:table-cell>
          <table:table-cell office:value-type="float" office:value="10727">
            <text:p>10727</text:p>
          </table:table-cell>
          <table:table-cell office:value-type="float" office:value="10686.6">
            <text:p>10686.6</text:p>
          </table:table-cell>
          <table:table-cell office:value-type="float" office:value="9020">
            <text:p>9020</text:p>
          </table:table-cell>
          <table:table-cell office:value-type="float" office:value="10375">
            <text:p>10375</text:p>
          </table:table-cell>
          <table:table-cell office:value-type="float" office:value="11902">
            <text:p>11902</text:p>
          </table:table-cell>
          <table:table-cell office:value-type="float" office:value="11472">
            <text:p>11472</text:p>
          </table:table-cell>
          <table:table-cell office:value-type="float" office:value="13053">
            <text:p>13053</text:p>
          </table:table-cell>
          <table:table-cell office:value-type="float" office:value="8946">
            <text:p>8946</text:p>
          </table:table-cell>
          <table:table-cell office:value-type="float" office:value="13878">
            <text:p>13878</text:p>
          </table:table-cell>
          <table:table-cell office:value-type="float" office:value="10797">
            <text:p>10797</text:p>
          </table:table-cell>
          <table:table-cell office:value-type="float" office:value="10648">
            <text:p>10648</text:p>
          </table:table-cell>
          <table:table-cell office:value-type="float" office:value="11029">
            <text:p>11029</text:p>
          </table:table-cell>
          <table:table-cell office:value-type="float" office:value="11112">
            <text:p>11112</text:p>
          </table:table-cell>
          <table:table-cell office:value-type="float" office:value="10795">
            <text:p>10795</text:p>
          </table:table-cell>
          <table:table-cell office:value-type="float" office:value="9966">
            <text:p>9966</text:p>
          </table:table-cell>
          <table:table-cell office:value-type="float" office:value="7940">
            <text:p>7940</text:p>
          </table:table-cell>
          <table:table-cell office:value-type="float" office:value="9471">
            <text:p>9471</text:p>
          </table:table-cell>
          <table:table-cell office:value-type="float" office:value="7605">
            <text:p>7605</text:p>
          </table:table-cell>
          <table:table-cell office:value-type="float" office:value="8778">
            <text:p>8778</text:p>
          </table:table-cell>
          <table:table-cell office:value-type="float" office:value="7876">
            <text:p>7876</text:p>
          </table:table-cell>
          <table:table-cell office:value-type="float" office:value="9082">
            <text:p>9082</text:p>
          </table:table-cell>
          <table:table-cell office:value-type="float" office:value="8373">
            <text:p>8373</text:p>
          </table:table-cell>
          <table:table-cell office:value-type="float" office:value="7627">
            <text:p>7627</text:p>
          </table:table-cell>
          <table:table-cell office:value-type="float" office:value="8751.3">
            <text:p>8751.3</text:p>
          </table:table-cell>
        </table:table-row>
        <table:table-row table:style-name="ro1">
          <table:table-cell office:value-type="float" office:value="9400">
            <text:p>9400</text:p>
          </table:table-cell>
          <table:table-cell office:value-type="float" office:value="12003">
            <text:p>12003</text:p>
          </table:table-cell>
          <table:table-cell office:value-type="float" office:value="14499">
            <text:p>14499</text:p>
          </table:table-cell>
          <table:table-cell office:value-type="float" office:value="15624">
            <text:p>15624</text:p>
          </table:table-cell>
          <table:table-cell office:value-type="float" office:value="15309">
            <text:p>15309</text:p>
          </table:table-cell>
          <table:table-cell office:value-type="float" office:value="11578">
            <text:p>11578</text:p>
          </table:table-cell>
          <table:table-cell office:value-type="float" office:value="11926">
            <text:p>11926</text:p>
          </table:table-cell>
          <table:table-cell office:value-type="float" office:value="16219">
            <text:p>16219</text:p>
          </table:table-cell>
          <table:table-cell office:value-type="float" office:value="11434">
            <text:p>11434</text:p>
          </table:table-cell>
          <table:table-cell office:value-type="float" office:value="13583">
            <text:p>13583</text:p>
          </table:table-cell>
          <table:table-cell office:value-type="float" office:value="12329">
            <text:p>12329</text:p>
          </table:table-cell>
          <table:table-cell office:value-type="float" office:value="13450.4">
            <text:p>13450.4</text:p>
          </table:table-cell>
          <table:table-cell office:value-type="float" office:value="14113">
            <text:p>14113</text:p>
          </table:table-cell>
          <table:table-cell office:value-type="float" office:value="11325">
            <text:p>11325</text:p>
          </table:table-cell>
          <table:table-cell office:value-type="float" office:value="12108">
            <text:p>12108</text:p>
          </table:table-cell>
          <table:table-cell office:value-type="float" office:value="12266">
            <text:p>12266</text:p>
          </table:table-cell>
          <table:table-cell office:value-type="float" office:value="13421">
            <text:p>13421</text:p>
          </table:table-cell>
          <table:table-cell office:value-type="float" office:value="10969">
            <text:p>10969</text:p>
          </table:table-cell>
          <table:table-cell office:value-type="float" office:value="11875">
            <text:p>11875</text:p>
          </table:table-cell>
          <table:table-cell office:value-type="float" office:value="12309">
            <text:p>12309</text:p>
          </table:table-cell>
          <table:table-cell office:value-type="float" office:value="11115">
            <text:p>11115</text:p>
          </table:table-cell>
          <table:table-cell office:value-type="float" office:value="10929">
            <text:p>10929</text:p>
          </table:table-cell>
          <table:table-cell office:value-type="float" office:value="12043">
            <text:p>12043</text:p>
          </table:table-cell>
          <table:table-cell office:value-type="float" office:value="12060">
            <text:p>12060</text:p>
          </table:table-cell>
          <table:table-cell office:value-type="float" office:value="10443">
            <text:p>10443</text:p>
          </table:table-cell>
          <table:table-cell office:value-type="float" office:value="14992">
            <text:p>14992</text:p>
          </table:table-cell>
          <table:table-cell office:value-type="float" office:value="10375">
            <text:p>10375</text:p>
          </table:table-cell>
          <table:table-cell office:value-type="float" office:value="12872">
            <text:p>12872</text:p>
          </table:table-cell>
          <table:table-cell office:value-type="float" office:value="10355">
            <text:p>10355</text:p>
          </table:table-cell>
          <table:table-cell office:value-type="float" office:value="13325">
            <text:p>13325</text:p>
          </table:table-cell>
          <table:table-cell office:value-type="float" office:value="12512">
            <text:p>12512</text:p>
          </table:table-cell>
          <table:table-cell office:value-type="float" office:value="13422">
            <text:p>13422</text:p>
          </table:table-cell>
          <table:table-cell office:value-type="float" office:value="10845">
            <text:p>10845</text:p>
          </table:table-cell>
          <table:table-cell office:value-type="float" office:value="12120.1">
            <text:p>12120.1</text:p>
          </table:table-cell>
          <table:table-cell office:value-type="float" office:value="11694">
            <text:p>11694</text:p>
          </table:table-cell>
          <table:table-cell office:value-type="float" office:value="15316">
            <text:p>15316</text:p>
          </table:table-cell>
          <table:table-cell office:value-type="float" office:value="13209">
            <text:p>13209</text:p>
          </table:table-cell>
          <table:table-cell office:value-type="float" office:value="13341">
            <text:p>13341</text:p>
          </table:table-cell>
          <table:table-cell office:value-type="float" office:value="13840">
            <text:p>13840</text:p>
          </table:table-cell>
          <table:table-cell office:value-type="float" office:value="11212">
            <text:p>11212</text:p>
          </table:table-cell>
          <table:table-cell office:value-type="float" office:value="14174">
            <text:p>14174</text:p>
          </table:table-cell>
          <table:table-cell office:value-type="float" office:value="13947">
            <text:p>13947</text:p>
          </table:table-cell>
          <table:table-cell office:value-type="float" office:value="11069">
            <text:p>11069</text:p>
          </table:table-cell>
          <table:table-cell office:value-type="float" office:value="12322">
            <text:p>12322</text:p>
          </table:table-cell>
          <table:table-cell office:value-type="float" office:value="13012.4">
            <text:p>13012.4</text:p>
          </table:table-cell>
          <table:table-cell office:value-type="float" office:value="462040">
            <text:p>462040</text:p>
          </table:table-cell>
          <table:table-cell office:value-type="float" office:value="433137">
            <text:p>433137</text:p>
          </table:table-cell>
          <table:table-cell office:value-type="float" office:value="435221">
            <text:p>435221</text:p>
          </table:table-cell>
          <table:table-cell office:value-type="float" office:value="443451">
            <text:p>443451</text:p>
          </table:table-cell>
          <table:table-cell office:value-type="float" office:value="433323">
            <text:p>433323</text:p>
          </table:table-cell>
          <table:table-cell office:value-type="float" office:value="427840">
            <text:p>427840</text:p>
          </table:table-cell>
          <table:table-cell office:value-type="float" office:value="435857">
            <text:p>435857</text:p>
          </table:table-cell>
          <table:table-cell office:value-type="float" office:value="444175">
            <text:p>444175</text:p>
          </table:table-cell>
          <table:table-cell office:value-type="float" office:value="428147">
            <text:p>428147</text:p>
          </table:table-cell>
          <table:table-cell office:value-type="float" office:value="439606">
            <text:p>439606</text:p>
          </table:table-cell>
          <table:table-cell office:value-type="float" office:value="438279.7">
            <text:p>438279.7</text:p>
          </table:table-cell>
          <table:table-cell office:value-type="float" office:value="397900">
            <text:p>397900</text:p>
          </table:table-cell>
          <table:table-cell office:value-type="float" office:value="396328">
            <text:p>396328</text:p>
          </table:table-cell>
          <table:table-cell office:value-type="float" office:value="393714">
            <text:p>393714</text:p>
          </table:table-cell>
          <table:table-cell office:value-type="float" office:value="397138">
            <text:p>397138</text:p>
          </table:table-cell>
          <table:table-cell office:value-type="float" office:value="384088">
            <text:p>384088</text:p>
          </table:table-cell>
          <table:table-cell office:value-type="float" office:value="384630">
            <text:p>384630</text:p>
          </table:table-cell>
          <table:table-cell office:value-type="float" office:value="385948">
            <text:p>385948</text:p>
          </table:table-cell>
          <table:table-cell office:value-type="float" office:value="380626">
            <text:p>380626</text:p>
          </table:table-cell>
          <table:table-cell office:value-type="float" office:value="381061">
            <text:p>381061</text:p>
          </table:table-cell>
          <table:table-cell office:value-type="float" office:value="398118">
            <text:p>398118</text:p>
          </table:table-cell>
          <table:table-cell office:value-type="float" office:value="389955.1">
            <text:p>389955.1</text:p>
          </table:table-cell>
          <table:table-cell office:value-type="float" office:value="7760">
            <text:p>7760</text:p>
          </table:table-cell>
          <table:table-cell office:value-type="float" office:value="7318">
            <text:p>7318</text:p>
          </table:table-cell>
          <table:table-cell office:value-type="float" office:value="8474">
            <text:p>8474</text:p>
          </table:table-cell>
          <table:table-cell office:value-type="float" office:value="8306">
            <text:p>8306</text:p>
          </table:table-cell>
          <table:table-cell office:value-type="float" office:value="7219">
            <text:p>7219</text:p>
          </table:table-cell>
          <table:table-cell office:value-type="float" office:value="7807">
            <text:p>7807</text:p>
          </table:table-cell>
          <table:table-cell office:value-type="float" office:value="7273">
            <text:p>7273</text:p>
          </table:table-cell>
          <table:table-cell office:value-type="float" office:value="10914">
            <text:p>10914</text:p>
          </table:table-cell>
          <table:table-cell office:value-type="float" office:value="9115">
            <text:p>9115</text:p>
          </table:table-cell>
          <table:table-cell office:value-type="float" office:value="10081">
            <text:p>10081</text:p>
          </table:table-cell>
          <table:table-cell office:value-type="float" office:value="8426.7">
            <text:p>8426.7</text:p>
          </table:table-cell>
          <table:table-cell office:value-type="float" office:value="10108">
            <text:p>10108</text:p>
          </table:table-cell>
          <table:table-cell office:value-type="float" office:value="9966">
            <text:p>9966</text:p>
          </table:table-cell>
          <table:table-cell office:value-type="float" office:value="9964">
            <text:p>9964</text:p>
          </table:table-cell>
          <table:table-cell office:value-type="float" office:value="10050">
            <text:p>10050</text:p>
          </table:table-cell>
          <table:table-cell office:value-type="float" office:value="9888">
            <text:p>9888</text:p>
          </table:table-cell>
          <table:table-cell office:value-type="float" office:value="8968">
            <text:p>8968</text:p>
          </table:table-cell>
          <table:table-cell office:value-type="float" office:value="8490">
            <text:p>8490</text:p>
          </table:table-cell>
          <table:table-cell office:value-type="float" office:value="12130">
            <text:p>12130</text:p>
          </table:table-cell>
          <table:table-cell office:value-type="float" office:value="9284">
            <text:p>9284</text:p>
          </table:table-cell>
          <table:table-cell office:value-type="float" office:value="9177">
            <text:p>9177</text:p>
          </table:table-cell>
          <table:table-cell office:value-type="float" office:value="9802.5">
            <text:p>9802.5</text:p>
          </table:table-cell>
          <table:table-cell office:value-type="float" office:value="10796">
            <text:p>10796</text:p>
          </table:table-cell>
          <table:table-cell office:value-type="float" office:value="11094">
            <text:p>11094</text:p>
          </table:table-cell>
          <table:table-cell office:value-type="float" office:value="11685">
            <text:p>11685</text:p>
          </table:table-cell>
          <table:table-cell office:value-type="float" office:value="9420">
            <text:p>9420</text:p>
          </table:table-cell>
          <table:table-cell office:value-type="float" office:value="9679">
            <text:p>9679</text:p>
          </table:table-cell>
          <table:table-cell office:value-type="float" office:value="9569">
            <text:p>9569</text:p>
          </table:table-cell>
          <table:table-cell office:value-type="float" office:value="13553">
            <text:p>13553</text:p>
          </table:table-cell>
          <table:table-cell office:value-type="float" office:value="10463">
            <text:p>10463</text:p>
          </table:table-cell>
          <table:table-cell office:value-type="float" office:value="11374">
            <text:p>11374</text:p>
          </table:table-cell>
          <table:table-cell office:value-type="float" office:value="9339">
            <text:p>9339</text:p>
          </table:table-cell>
          <table:table-cell office:value-type="float" office:value="10697.2">
            <text:p>10697.2</text:p>
          </table:table-cell>
          <table:table-cell office:value-type="float" office:value="9015">
            <text:p>9015</text:p>
          </table:table-cell>
          <table:table-cell office:value-type="float" office:value="9000">
            <text:p>9000</text:p>
          </table:table-cell>
          <table:table-cell office:value-type="float" office:value="9945">
            <text:p>9945</text:p>
          </table:table-cell>
          <table:table-cell office:value-type="float" office:value="10705">
            <text:p>10705</text:p>
          </table:table-cell>
          <table:table-cell office:value-type="float" office:value="10736">
            <text:p>10736</text:p>
          </table:table-cell>
          <table:table-cell office:value-type="float" office:value="11914">
            <text:p>11914</text:p>
          </table:table-cell>
          <table:table-cell office:value-type="float" office:value="9843">
            <text:p>9843</text:p>
          </table:table-cell>
          <table:table-cell office:value-type="float" office:value="9247">
            <text:p>9247</text:p>
          </table:table-cell>
          <table:table-cell office:value-type="float" office:value="10465">
            <text:p>10465</text:p>
          </table:table-cell>
          <table:table-cell office:value-type="float" office:value="12911">
            <text:p>12911</text:p>
          </table:table-cell>
          <table:table-cell office:value-type="float" office:value="10378.1">
            <text:p>10378.1</text:p>
          </table:table-cell>
          <table:table-cell office:value-type="float" office:value="11154">
            <text:p>11154</text:p>
          </table:table-cell>
          <table:table-cell office:value-type="float" office:value="7792">
            <text:p>7792</text:p>
          </table:table-cell>
          <table:table-cell office:value-type="float" office:value="9998">
            <text:p>9998</text:p>
          </table:table-cell>
          <table:table-cell office:value-type="float" office:value="9660">
            <text:p>9660</text:p>
          </table:table-cell>
          <table:table-cell office:value-type="float" office:value="10185">
            <text:p>10185</text:p>
          </table:table-cell>
          <table:table-cell office:value-type="float" office:value="7968">
            <text:p>7968</text:p>
          </table:table-cell>
          <table:table-cell office:value-type="float" office:value="7850">
            <text:p>7850</text:p>
          </table:table-cell>
          <table:table-cell office:value-type="float" office:value="10198">
            <text:p>10198</text:p>
          </table:table-cell>
          <table:table-cell office:value-type="float" office:value="11034">
            <text:p>11034</text:p>
          </table:table-cell>
          <table:table-cell office:value-type="float" office:value="8885">
            <text:p>8885</text:p>
          </table:table-cell>
          <table:table-cell office:value-type="float" office:value="9472.4">
            <text:p>9472.4</text:p>
          </table:table-cell>
        </table:table-row>
        <table:table-row table:style-name="ro1">
          <table:table-cell office:value-type="float" office:value="9500">
            <text:p>9500</text:p>
          </table:table-cell>
          <table:table-cell office:value-type="float" office:value="11311">
            <text:p>11311</text:p>
          </table:table-cell>
          <table:table-cell office:value-type="float" office:value="13505">
            <text:p>13505</text:p>
          </table:table-cell>
          <table:table-cell office:value-type="float" office:value="12198">
            <text:p>12198</text:p>
          </table:table-cell>
          <table:table-cell office:value-type="float" office:value="12601">
            <text:p>12601</text:p>
          </table:table-cell>
          <table:table-cell office:value-type="float" office:value="13219">
            <text:p>13219</text:p>
          </table:table-cell>
          <table:table-cell office:value-type="float" office:value="14766">
            <text:p>14766</text:p>
          </table:table-cell>
          <table:table-cell office:value-type="float" office:value="13311">
            <text:p>13311</text:p>
          </table:table-cell>
          <table:table-cell office:value-type="float" office:value="13045">
            <text:p>13045</text:p>
          </table:table-cell>
          <table:table-cell office:value-type="float" office:value="11694">
            <text:p>11694</text:p>
          </table:table-cell>
          <table:table-cell office:value-type="float" office:value="14488">
            <text:p>14488</text:p>
          </table:table-cell>
          <table:table-cell office:value-type="float" office:value="13013.8">
            <text:p>13013.8</text:p>
          </table:table-cell>
          <table:table-cell office:value-type="float" office:value="13284">
            <text:p>13284</text:p>
          </table:table-cell>
          <table:table-cell office:value-type="float" office:value="13977">
            <text:p>13977</text:p>
          </table:table-cell>
          <table:table-cell office:value-type="float" office:value="13699">
            <text:p>13699</text:p>
          </table:table-cell>
          <table:table-cell office:value-type="float" office:value="12783">
            <text:p>12783</text:p>
          </table:table-cell>
          <table:table-cell office:value-type="float" office:value="14562">
            <text:p>14562</text:p>
          </table:table-cell>
          <table:table-cell office:value-type="float" office:value="11474">
            <text:p>11474</text:p>
          </table:table-cell>
          <table:table-cell office:value-type="float" office:value="12950">
            <text:p>12950</text:p>
          </table:table-cell>
          <table:table-cell office:value-type="float" office:value="10865">
            <text:p>10865</text:p>
          </table:table-cell>
          <table:table-cell office:value-type="float" office:value="13308">
            <text:p>13308</text:p>
          </table:table-cell>
          <table:table-cell office:value-type="float" office:value="12856">
            <text:p>12856</text:p>
          </table:table-cell>
          <table:table-cell office:value-type="float" office:value="12975.8">
            <text:p>12975.8</text:p>
          </table:table-cell>
          <table:table-cell office:value-type="float" office:value="10574">
            <text:p>10574</text:p>
          </table:table-cell>
          <table:table-cell office:value-type="float" office:value="12731">
            <text:p>12731</text:p>
          </table:table-cell>
          <table:table-cell office:value-type="float" office:value="10989">
            <text:p>10989</text:p>
          </table:table-cell>
          <table:table-cell office:value-type="float" office:value="11281">
            <text:p>11281</text:p>
          </table:table-cell>
          <table:table-cell office:value-type="float" office:value="14350">
            <text:p>14350</text:p>
          </table:table-cell>
          <table:table-cell office:value-type="float" office:value="13585">
            <text:p>13585</text:p>
          </table:table-cell>
          <table:table-cell office:value-type="float" office:value="11584">
            <text:p>11584</text:p>
          </table:table-cell>
          <table:table-cell office:value-type="float" office:value="12270">
            <text:p>12270</text:p>
          </table:table-cell>
          <table:table-cell office:value-type="float" office:value="13172">
            <text:p>13172</text:p>
          </table:table-cell>
          <table:table-cell office:value-type="float" office:value="13650">
            <text:p>13650</text:p>
          </table:table-cell>
          <table:table-cell office:value-type="float" office:value="12418.6">
            <text:p>12418.6</text:p>
          </table:table-cell>
          <table:table-cell office:value-type="float" office:value="14044">
            <text:p>14044</text:p>
          </table:table-cell>
          <table:table-cell office:value-type="float" office:value="13930">
            <text:p>13930</text:p>
          </table:table-cell>
          <table:table-cell office:value-type="float" office:value="12290">
            <text:p>12290</text:p>
          </table:table-cell>
          <table:table-cell office:value-type="float" office:value="14299">
            <text:p>14299</text:p>
          </table:table-cell>
          <table:table-cell office:value-type="float" office:value="13114">
            <text:p>13114</text:p>
          </table:table-cell>
          <table:table-cell office:value-type="float" office:value="14546">
            <text:p>14546</text:p>
          </table:table-cell>
          <table:table-cell office:value-type="float" office:value="13180">
            <text:p>13180</text:p>
          </table:table-cell>
          <table:table-cell office:value-type="float" office:value="13671">
            <text:p>13671</text:p>
          </table:table-cell>
          <table:table-cell office:value-type="float" office:value="11686">
            <text:p>11686</text:p>
          </table:table-cell>
          <table:table-cell office:value-type="float" office:value="11183">
            <text:p>11183</text:p>
          </table:table-cell>
          <table:table-cell office:value-type="float" office:value="13194.3">
            <text:p>13194.3</text:p>
          </table:table-cell>
          <table:table-cell office:value-type="float" office:value="451892">
            <text:p>451892</text:p>
          </table:table-cell>
          <table:table-cell office:value-type="float" office:value="448667">
            <text:p>448667</text:p>
          </table:table-cell>
          <table:table-cell office:value-type="float" office:value="458065">
            <text:p>458065</text:p>
          </table:table-cell>
          <table:table-cell office:value-type="float" office:value="447194">
            <text:p>447194</text:p>
          </table:table-cell>
          <table:table-cell office:value-type="float" office:value="444739">
            <text:p>444739</text:p>
          </table:table-cell>
          <table:table-cell office:value-type="float" office:value="453988">
            <text:p>453988</text:p>
          </table:table-cell>
          <table:table-cell office:value-type="float" office:value="427868">
            <text:p>427868</text:p>
          </table:table-cell>
          <table:table-cell office:value-type="float" office:value="414267">
            <text:p>414267</text:p>
          </table:table-cell>
          <table:table-cell office:value-type="float" office:value="428061">
            <text:p>428061</text:p>
          </table:table-cell>
          <table:table-cell office:value-type="float" office:value="427204">
            <text:p>427204</text:p>
          </table:table-cell>
          <table:table-cell office:value-type="float" office:value="440194.5">
            <text:p>440194.5</text:p>
          </table:table-cell>
          <table:table-cell office:value-type="float" office:value="417787">
            <text:p>417787</text:p>
          </table:table-cell>
          <table:table-cell office:value-type="float" office:value="415917">
            <text:p>415917</text:p>
          </table:table-cell>
          <table:table-cell office:value-type="float" office:value="413015">
            <text:p>413015</text:p>
          </table:table-cell>
          <table:table-cell office:value-type="float" office:value="416186">
            <text:p>416186</text:p>
          </table:table-cell>
          <table:table-cell office:value-type="float" office:value="411587">
            <text:p>411587</text:p>
          </table:table-cell>
          <table:table-cell office:value-type="float" office:value="413067">
            <text:p>413067</text:p>
          </table:table-cell>
          <table:table-cell office:value-type="float" office:value="382482">
            <text:p>382482</text:p>
          </table:table-cell>
          <table:table-cell office:value-type="float" office:value="387240">
            <text:p>387240</text:p>
          </table:table-cell>
          <table:table-cell office:value-type="float" office:value="401765">
            <text:p>401765</text:p>
          </table:table-cell>
          <table:table-cell office:value-type="float" office:value="382424">
            <text:p>382424</text:p>
          </table:table-cell>
          <table:table-cell office:value-type="float" office:value="404147">
            <text:p>404147</text:p>
          </table:table-cell>
          <table:table-cell office:value-type="float" office:value="7914">
            <text:p>7914</text:p>
          </table:table-cell>
          <table:table-cell office:value-type="float" office:value="9752">
            <text:p>9752</text:p>
          </table:table-cell>
          <table:table-cell office:value-type="float" office:value="6938">
            <text:p>6938</text:p>
          </table:table-cell>
          <table:table-cell office:value-type="float" office:value="7366">
            <text:p>7366</text:p>
          </table:table-cell>
          <table:table-cell office:value-type="float" office:value="6891">
            <text:p>6891</text:p>
          </table:table-cell>
          <table:table-cell office:value-type="float" office:value="7763">
            <text:p>7763</text:p>
          </table:table-cell>
          <table:table-cell office:value-type="float" office:value="6838">
            <text:p>6838</text:p>
          </table:table-cell>
          <table:table-cell office:value-type="float" office:value="6860">
            <text:p>6860</text:p>
          </table:table-cell>
          <table:table-cell office:value-type="float" office:value="9110">
            <text:p>9110</text:p>
          </table:table-cell>
          <table:table-cell office:value-type="float" office:value="6833">
            <text:p>6833</text:p>
          </table:table-cell>
          <table:table-cell office:value-type="float" office:value="7626.5">
            <text:p>7626.5</text:p>
          </table:table-cell>
          <table:table-cell office:value-type="float" office:value="10669">
            <text:p>10669</text:p>
          </table:table-cell>
          <table:table-cell office:value-type="float" office:value="10246">
            <text:p>10246</text:p>
          </table:table-cell>
          <table:table-cell office:value-type="float" office:value="8724">
            <text:p>8724</text:p>
          </table:table-cell>
          <table:table-cell office:value-type="float" office:value="8686">
            <text:p>8686</text:p>
          </table:table-cell>
          <table:table-cell office:value-type="float" office:value="10050">
            <text:p>10050</text:p>
          </table:table-cell>
          <table:table-cell office:value-type="float" office:value="8617">
            <text:p>8617</text:p>
          </table:table-cell>
          <table:table-cell office:value-type="float" office:value="11322">
            <text:p>11322</text:p>
          </table:table-cell>
          <table:table-cell office:value-type="float" office:value="8546">
            <text:p>8546</text:p>
          </table:table-cell>
          <table:table-cell office:value-type="float" office:value="9066">
            <text:p>9066</text:p>
          </table:table-cell>
          <table:table-cell office:value-type="float" office:value="8581">
            <text:p>8581</text:p>
          </table:table-cell>
          <table:table-cell office:value-type="float" office:value="9450.7">
            <text:p>9450.7</text:p>
          </table:table-cell>
          <table:table-cell office:value-type="float" office:value="12039">
            <text:p>12039</text:p>
          </table:table-cell>
          <table:table-cell office:value-type="float" office:value="9762">
            <text:p>9762</text:p>
          </table:table-cell>
          <table:table-cell office:value-type="float" office:value="9403">
            <text:p>9403</text:p>
          </table:table-cell>
          <table:table-cell office:value-type="float" office:value="12672">
            <text:p>12672</text:p>
          </table:table-cell>
          <table:table-cell office:value-type="float" office:value="9917">
            <text:p>9917</text:p>
          </table:table-cell>
          <table:table-cell office:value-type="float" office:value="13882">
            <text:p>13882</text:p>
          </table:table-cell>
          <table:table-cell office:value-type="float" office:value="9350">
            <text:p>9350</text:p>
          </table:table-cell>
          <table:table-cell office:value-type="float" office:value="9347">
            <text:p>9347</text:p>
          </table:table-cell>
          <table:table-cell office:value-type="float" office:value="9568">
            <text:p>9568</text:p>
          </table:table-cell>
          <table:table-cell office:value-type="float" office:value="9319">
            <text:p>9319</text:p>
          </table:table-cell>
          <table:table-cell office:value-type="float" office:value="10525.9">
            <text:p>10525.9</text:p>
          </table:table-cell>
          <table:table-cell office:value-type="float" office:value="10710">
            <text:p>10710</text:p>
          </table:table-cell>
          <table:table-cell office:value-type="float" office:value="12080">
            <text:p>12080</text:p>
          </table:table-cell>
          <table:table-cell office:value-type="float" office:value="9057">
            <text:p>9057</text:p>
          </table:table-cell>
          <table:table-cell office:value-type="float" office:value="9478">
            <text:p>9478</text:p>
          </table:table-cell>
          <table:table-cell office:value-type="float" office:value="10888">
            <text:p>10888</text:p>
          </table:table-cell>
          <table:table-cell office:value-type="float" office:value="11777">
            <text:p>11777</text:p>
          </table:table-cell>
          <table:table-cell office:value-type="float" office:value="8999">
            <text:p>8999</text:p>
          </table:table-cell>
          <table:table-cell office:value-type="float" office:value="8996">
            <text:p>8996</text:p>
          </table:table-cell>
          <table:table-cell office:value-type="float" office:value="10740">
            <text:p>10740</text:p>
          </table:table-cell>
          <table:table-cell office:value-type="float" office:value="10690">
            <text:p>10690</text:p>
          </table:table-cell>
          <table:table-cell office:value-type="float" office:value="10341.5">
            <text:p>10341.5</text:p>
          </table:table-cell>
          <table:table-cell office:value-type="float" office:value="9859">
            <text:p>9859</text:p>
          </table:table-cell>
          <table:table-cell office:value-type="float" office:value="8953">
            <text:p>8953</text:p>
          </table:table-cell>
          <table:table-cell office:value-type="float" office:value="10321">
            <text:p>10321</text:p>
          </table:table-cell>
          <table:table-cell office:value-type="float" office:value="8544">
            <text:p>8544</text:p>
          </table:table-cell>
          <table:table-cell office:value-type="float" office:value="9549">
            <text:p>9549</text:p>
          </table:table-cell>
          <table:table-cell office:value-type="float" office:value="10243">
            <text:p>10243</text:p>
          </table:table-cell>
          <table:table-cell office:value-type="float" office:value="7811">
            <text:p>7811</text:p>
          </table:table-cell>
          <table:table-cell office:value-type="float" office:value="12194">
            <text:p>12194</text:p>
          </table:table-cell>
          <table:table-cell office:value-type="float" office:value="7845">
            <text:p>7845</text:p>
          </table:table-cell>
          <table:table-cell office:value-type="float" office:value="7905">
            <text:p>7905</text:p>
          </table:table-cell>
          <table:table-cell office:value-type="float" office:value="9322.4">
            <text:p>9322.4</text:p>
          </table:table-cell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12268">
            <text:p>12268</text:p>
          </table:table-cell>
          <table:table-cell office:value-type="float" office:value="15561">
            <text:p>15561</text:p>
          </table:table-cell>
          <table:table-cell office:value-type="float" office:value="13992">
            <text:p>13992</text:p>
          </table:table-cell>
          <table:table-cell office:value-type="float" office:value="13579">
            <text:p>13579</text:p>
          </table:table-cell>
          <table:table-cell office:value-type="float" office:value="14818">
            <text:p>14818</text:p>
          </table:table-cell>
          <table:table-cell office:value-type="float" office:value="15705">
            <text:p>15705</text:p>
          </table:table-cell>
          <table:table-cell office:value-type="float" office:value="11651">
            <text:p>11651</text:p>
          </table:table-cell>
          <table:table-cell office:value-type="float" office:value="14277">
            <text:p>14277</text:p>
          </table:table-cell>
          <table:table-cell office:value-type="float" office:value="11611">
            <text:p>11611</text:p>
          </table:table-cell>
          <table:table-cell office:value-type="float" office:value="12346">
            <text:p>12346</text:p>
          </table:table-cell>
          <table:table-cell office:value-type="float" office:value="13580.8">
            <text:p>13580.8</text:p>
          </table:table-cell>
          <table:table-cell office:value-type="float" office:value="12656">
            <text:p>12656</text:p>
          </table:table-cell>
          <table:table-cell office:value-type="float" office:value="14584">
            <text:p>14584</text:p>
          </table:table-cell>
          <table:table-cell office:value-type="float" office:value="11034">
            <text:p>11034</text:p>
          </table:table-cell>
          <table:table-cell office:value-type="float" office:value="10960">
            <text:p>10960</text:p>
          </table:table-cell>
          <table:table-cell office:value-type="float" office:value="13602">
            <text:p>13602</text:p>
          </table:table-cell>
          <table:table-cell office:value-type="float" office:value="13005">
            <text:p>13005</text:p>
          </table:table-cell>
          <table:table-cell office:value-type="float" office:value="11065">
            <text:p>11065</text:p>
          </table:table-cell>
          <table:table-cell office:value-type="float" office:value="11120">
            <text:p>11120</text:p>
          </table:table-cell>
          <table:table-cell office:value-type="float" office:value="13066">
            <text:p>13066</text:p>
          </table:table-cell>
          <table:table-cell office:value-type="float" office:value="13565">
            <text:p>13565</text:p>
          </table:table-cell>
          <table:table-cell office:value-type="float" office:value="12465.7">
            <text:p>12465.7</text:p>
          </table:table-cell>
          <table:table-cell office:value-type="float" office:value="14276">
            <text:p>14276</text:p>
          </table:table-cell>
          <table:table-cell office:value-type="float" office:value="12569">
            <text:p>12569</text:p>
          </table:table-cell>
          <table:table-cell office:value-type="float" office:value="10566">
            <text:p>10566</text:p>
          </table:table-cell>
          <table:table-cell office:value-type="float" office:value="12542">
            <text:p>12542</text:p>
          </table:table-cell>
          <table:table-cell office:value-type="float" office:value="12477">
            <text:p>12477</text:p>
          </table:table-cell>
          <table:table-cell office:value-type="float" office:value="10986">
            <text:p>10986</text:p>
          </table:table-cell>
          <table:table-cell office:value-type="float" office:value="12717">
            <text:p>12717</text:p>
          </table:table-cell>
          <table:table-cell office:value-type="float" office:value="10604">
            <text:p>10604</text:p>
          </table:table-cell>
          <table:table-cell office:value-type="float" office:value="10502">
            <text:p>10502</text:p>
          </table:table-cell>
          <table:table-cell office:value-type="float" office:value="13667">
            <text:p>13667</text:p>
          </table:table-cell>
          <table:table-cell office:value-type="float" office:value="12090.6">
            <text:p>12090.6</text:p>
          </table:table-cell>
          <table:table-cell office:value-type="float" office:value="13920">
            <text:p>13920</text:p>
          </table:table-cell>
          <table:table-cell office:value-type="float" office:value="12644">
            <text:p>12644</text:p>
          </table:table-cell>
          <table:table-cell office:value-type="float" office:value="12283">
            <text:p>12283</text:p>
          </table:table-cell>
          <table:table-cell office:value-type="float" office:value="14088">
            <text:p>14088</text:p>
          </table:table-cell>
          <table:table-cell office:value-type="float" office:value="13664">
            <text:p>13664</text:p>
          </table:table-cell>
          <table:table-cell office:value-type="float" office:value="13365">
            <text:p>13365</text:p>
          </table:table-cell>
          <table:table-cell office:value-type="float" office:value="13374">
            <text:p>13374</text:p>
          </table:table-cell>
          <table:table-cell office:value-type="float" office:value="15327">
            <text:p>15327</text:p>
          </table:table-cell>
          <table:table-cell office:value-type="float" office:value="11464">
            <text:p>11464</text:p>
          </table:table-cell>
          <table:table-cell office:value-type="float" office:value="13569">
            <text:p>13569</text:p>
          </table:table-cell>
          <table:table-cell office:value-type="float" office:value="13369.8">
            <text:p>13369.8</text:p>
          </table:table-cell>
          <table:table-cell office:value-type="float" office:value="423479">
            <text:p>423479</text:p>
          </table:table-cell>
          <table:table-cell office:value-type="float" office:value="447922">
            <text:p>447922</text:p>
          </table:table-cell>
          <table:table-cell office:value-type="float" office:value="437098">
            <text:p>437098</text:p>
          </table:table-cell>
          <table:table-cell office:value-type="float" office:value="424404">
            <text:p>424404</text:p>
          </table:table-cell>
          <table:table-cell office:value-type="float" office:value="448320">
            <text:p>448320</text:p>
          </table:table-cell>
          <table:table-cell office:value-type="float" office:value="434519">
            <text:p>434519</text:p>
          </table:table-cell>
          <table:table-cell office:value-type="float" office:value="415761">
            <text:p>415761</text:p>
          </table:table-cell>
          <table:table-cell office:value-type="float" office:value="425319">
            <text:p>425319</text:p>
          </table:table-cell>
          <table:table-cell office:value-type="float" office:value="434282">
            <text:p>434282</text:p>
          </table:table-cell>
          <table:table-cell office:value-type="float" office:value="423709">
            <text:p>423709</text:p>
          </table:table-cell>
          <table:table-cell office:value-type="float" office:value="431481.3">
            <text:p>431481.3</text:p>
          </table:table-cell>
          <table:table-cell office:value-type="float" office:value="392740">
            <text:p>392740</text:p>
          </table:table-cell>
          <table:table-cell office:value-type="float" office:value="387839">
            <text:p>387839</text:p>
          </table:table-cell>
          <table:table-cell office:value-type="float" office:value="390192">
            <text:p>390192</text:p>
          </table:table-cell>
          <table:table-cell office:value-type="float" office:value="398825">
            <text:p>398825</text:p>
          </table:table-cell>
          <table:table-cell office:value-type="float" office:value="403648">
            <text:p>403648</text:p>
          </table:table-cell>
          <table:table-cell office:value-type="float" office:value="392362">
            <text:p>392362</text:p>
          </table:table-cell>
          <table:table-cell office:value-type="float" office:value="382346">
            <text:p>382346</text:p>
          </table:table-cell>
          <table:table-cell office:value-type="float" office:value="384752">
            <text:p>384752</text:p>
          </table:table-cell>
          <table:table-cell office:value-type="float" office:value="388246">
            <text:p>388246</text:p>
          </table:table-cell>
          <table:table-cell office:value-type="float" office:value="400751">
            <text:p>400751</text:p>
          </table:table-cell>
          <table:table-cell office:value-type="float" office:value="392170.1">
            <text:p>392170.1</text:p>
          </table:table-cell>
          <table:table-cell office:value-type="float" office:value="6890">
            <text:p>6890</text:p>
          </table:table-cell>
          <table:table-cell office:value-type="float" office:value="6932">
            <text:p>6932</text:p>
          </table:table-cell>
          <table:table-cell office:value-type="float" office:value="6927">
            <text:p>6927</text:p>
          </table:table-cell>
          <table:table-cell office:value-type="float" office:value="10908">
            <text:p>10908</text:p>
          </table:table-cell>
          <table:table-cell office:value-type="float" office:value="7441">
            <text:p>7441</text:p>
          </table:table-cell>
          <table:table-cell office:value-type="float" office:value="7149">
            <text:p>7149</text:p>
          </table:table-cell>
          <table:table-cell office:value-type="float" office:value="8181">
            <text:p>8181</text:p>
          </table:table-cell>
          <table:table-cell office:value-type="float" office:value="8053">
            <text:p>8053</text:p>
          </table:table-cell>
          <table:table-cell office:value-type="float" office:value="9368">
            <text:p>9368</text:p>
          </table:table-cell>
          <table:table-cell office:value-type="float" office:value="9560">
            <text:p>9560</text:p>
          </table:table-cell>
          <table:table-cell office:value-type="float" office:value="8140.9">
            <text:p>8140.9</text:p>
          </table:table-cell>
          <table:table-cell office:value-type="float" office:value="8731">
            <text:p>8731</text:p>
          </table:table-cell>
          <table:table-cell office:value-type="float" office:value="8665">
            <text:p>8665</text:p>
          </table:table-cell>
          <table:table-cell office:value-type="float" office:value="8695">
            <text:p>8695</text:p>
          </table:table-cell>
          <table:table-cell office:value-type="float" office:value="10042">
            <text:p>10042</text:p>
          </table:table-cell>
          <table:table-cell office:value-type="float" office:value="11446">
            <text:p>11446</text:p>
          </table:table-cell>
          <table:table-cell office:value-type="float" office:value="9520">
            <text:p>9520</text:p>
          </table:table-cell>
          <table:table-cell office:value-type="float" office:value="8828">
            <text:p>8828</text:p>
          </table:table-cell>
          <table:table-cell office:value-type="float" office:value="10719">
            <text:p>10719</text:p>
          </table:table-cell>
          <table:table-cell office:value-type="float" office:value="8867">
            <text:p>8867</text:p>
          </table:table-cell>
          <table:table-cell office:value-type="float" office:value="9243">
            <text:p>9243</text:p>
          </table:table-cell>
          <table:table-cell office:value-type="float" office:value="9475.6">
            <text:p>9475.6</text:p>
          </table:table-cell>
          <table:table-cell office:value-type="float" office:value="10930">
            <text:p>10930</text:p>
          </table:table-cell>
          <table:table-cell office:value-type="float" office:value="9459">
            <text:p>9459</text:p>
          </table:table-cell>
          <table:table-cell office:value-type="float" office:value="9360">
            <text:p>9360</text:p>
          </table:table-cell>
          <table:table-cell office:value-type="float" office:value="14513">
            <text:p>14513</text:p>
          </table:table-cell>
          <table:table-cell office:value-type="float" office:value="9651">
            <text:p>9651</text:p>
          </table:table-cell>
          <table:table-cell office:value-type="float" office:value="9433">
            <text:p>9433</text:p>
          </table:table-cell>
          <table:table-cell office:value-type="float" office:value="11380">
            <text:p>11380</text:p>
          </table:table-cell>
          <table:table-cell office:value-type="float" office:value="9525">
            <text:p>9525</text:p>
          </table:table-cell>
          <table:table-cell office:value-type="float" office:value="10937">
            <text:p>10937</text:p>
          </table:table-cell>
          <table:table-cell office:value-type="float" office:value="9463">
            <text:p>9463</text:p>
          </table:table-cell>
          <table:table-cell office:value-type="float" office:value="10465.1">
            <text:p>10465.1</text:p>
          </table:table-cell>
          <table:table-cell office:value-type="float" office:value="9133">
            <text:p>9133</text:p>
          </table:table-cell>
          <table:table-cell office:value-type="float" office:value="9172">
            <text:p>9172</text:p>
          </table:table-cell>
          <table:table-cell office:value-type="float" office:value="9170">
            <text:p>9170</text:p>
          </table:table-cell>
          <table:table-cell office:value-type="float" office:value="10833">
            <text:p>10833</text:p>
          </table:table-cell>
          <table:table-cell office:value-type="float" office:value="9493">
            <text:p>9493</text:p>
          </table:table-cell>
          <table:table-cell office:value-type="float" office:value="9224">
            <text:p>9224</text:p>
          </table:table-cell>
          <table:table-cell office:value-type="float" office:value="9143">
            <text:p>9143</text:p>
          </table:table-cell>
          <table:table-cell office:value-type="float" office:value="13162">
            <text:p>13162</text:p>
          </table:table-cell>
          <table:table-cell office:value-type="float" office:value="12640">
            <text:p>12640</text:p>
          </table:table-cell>
          <table:table-cell office:value-type="float" office:value="11263">
            <text:p>11263</text:p>
          </table:table-cell>
          <table:table-cell office:value-type="float" office:value="10323.3">
            <text:p>10323.3</text:p>
          </table:table-cell>
          <table:table-cell office:value-type="float" office:value="7935">
            <text:p>7935</text:p>
          </table:table-cell>
          <table:table-cell office:value-type="float" office:value="7894">
            <text:p>7894</text:p>
          </table:table-cell>
          <table:table-cell office:value-type="float" office:value="7946">
            <text:p>7946</text:p>
          </table:table-cell>
          <table:table-cell office:value-type="float" office:value="9145">
            <text:p>9145</text:p>
          </table:table-cell>
          <table:table-cell office:value-type="float" office:value="9584">
            <text:p>9584</text:p>
          </table:table-cell>
          <table:table-cell office:value-type="float" office:value="10878">
            <text:p>10878</text:p>
          </table:table-cell>
          <table:table-cell office:value-type="float" office:value="7950">
            <text:p>7950</text:p>
          </table:table-cell>
          <table:table-cell office:value-type="float" office:value="8216">
            <text:p>8216</text:p>
          </table:table-cell>
          <table:table-cell office:value-type="float" office:value="7988">
            <text:p>7988</text:p>
          </table:table-cell>
          <table:table-cell office:value-type="float" office:value="7955">
            <text:p>7955</text:p>
          </table:table-cell>
          <table:table-cell office:value-type="float" office:value="8549.1">
            <text:p>8549.1</text:p>
          </table:table-cell>
        </table:table-row>
        <table:table-row table:style-name="ro1">
          <table:table-cell office:value-type="float" office:value="9700">
            <text:p>9700</text:p>
          </table:table-cell>
          <table:table-cell office:value-type="float" office:value="15949">
            <text:p>15949</text:p>
          </table:table-cell>
          <table:table-cell office:value-type="float" office:value="12185">
            <text:p>12185</text:p>
          </table:table-cell>
          <table:table-cell office:value-type="float" office:value="14582">
            <text:p>14582</text:p>
          </table:table-cell>
          <table:table-cell office:value-type="float" office:value="11402">
            <text:p>11402</text:p>
          </table:table-cell>
          <table:table-cell office:value-type="float" office:value="11737">
            <text:p>11737</text:p>
          </table:table-cell>
          <table:table-cell office:value-type="float" office:value="14497">
            <text:p>14497</text:p>
          </table:table-cell>
          <table:table-cell office:value-type="float" office:value="14377">
            <text:p>14377</text:p>
          </table:table-cell>
          <table:table-cell office:value-type="float" office:value="14826">
            <text:p>14826</text:p>
          </table:table-cell>
          <table:table-cell office:value-type="float" office:value="11289">
            <text:p>11289</text:p>
          </table:table-cell>
          <table:table-cell office:value-type="float" office:value="11324">
            <text:p>11324</text:p>
          </table:table-cell>
          <table:table-cell office:value-type="float" office:value="13216.8">
            <text:p>13216.8</text:p>
          </table:table-cell>
          <table:table-cell office:value-type="float" office:value="13767">
            <text:p>13767</text:p>
          </table:table-cell>
          <table:table-cell office:value-type="float" office:value="14709">
            <text:p>14709</text:p>
          </table:table-cell>
          <table:table-cell office:value-type="float" office:value="12731">
            <text:p>12731</text:p>
          </table:table-cell>
          <table:table-cell office:value-type="float" office:value="11898">
            <text:p>11898</text:p>
          </table:table-cell>
          <table:table-cell office:value-type="float" office:value="11324">
            <text:p>11324</text:p>
          </table:table-cell>
          <table:table-cell office:value-type="float" office:value="13381">
            <text:p>13381</text:p>
          </table:table-cell>
          <table:table-cell office:value-type="float" office:value="13132">
            <text:p>13132</text:p>
          </table:table-cell>
          <table:table-cell office:value-type="float" office:value="12352">
            <text:p>12352</text:p>
          </table:table-cell>
          <table:table-cell office:value-type="float" office:value="13688">
            <text:p>13688</text:p>
          </table:table-cell>
          <table:table-cell office:value-type="float" office:value="13686">
            <text:p>13686</text:p>
          </table:table-cell>
          <table:table-cell office:value-type="float" office:value="13066.8">
            <text:p>13066.8</text:p>
          </table:table-cell>
          <table:table-cell office:value-type="float" office:value="11237">
            <text:p>11237</text:p>
          </table:table-cell>
          <table:table-cell office:value-type="float" office:value="10891">
            <text:p>10891</text:p>
          </table:table-cell>
          <table:table-cell office:value-type="float" office:value="12678">
            <text:p>12678</text:p>
          </table:table-cell>
          <table:table-cell office:value-type="float" office:value="13059">
            <text:p>13059</text:p>
          </table:table-cell>
          <table:table-cell office:value-type="float" office:value="13701">
            <text:p>13701</text:p>
          </table:table-cell>
          <table:table-cell office:value-type="float" office:value="11206">
            <text:p>11206</text:p>
          </table:table-cell>
          <table:table-cell office:value-type="float" office:value="11996">
            <text:p>11996</text:p>
          </table:table-cell>
          <table:table-cell office:value-type="float" office:value="14099">
            <text:p>14099</text:p>
          </table:table-cell>
          <table:table-cell office:value-type="float" office:value="10762">
            <text:p>10762</text:p>
          </table:table-cell>
          <table:table-cell office:value-type="float" office:value="10744">
            <text:p>10744</text:p>
          </table:table-cell>
          <table:table-cell office:value-type="float" office:value="12037.3">
            <text:p>12037.3</text:p>
          </table:table-cell>
          <table:table-cell office:value-type="float" office:value="12310">
            <text:p>12310</text:p>
          </table:table-cell>
          <table:table-cell office:value-type="float" office:value="14463">
            <text:p>14463</text:p>
          </table:table-cell>
          <table:table-cell office:value-type="float" office:value="15198">
            <text:p>15198</text:p>
          </table:table-cell>
          <table:table-cell office:value-type="float" office:value="13591">
            <text:p>13591</text:p>
          </table:table-cell>
          <table:table-cell office:value-type="float" office:value="11744">
            <text:p>11744</text:p>
          </table:table-cell>
          <table:table-cell office:value-type="float" office:value="11277">
            <text:p>11277</text:p>
          </table:table-cell>
          <table:table-cell office:value-type="float" office:value="11406">
            <text:p>11406</text:p>
          </table:table-cell>
          <table:table-cell office:value-type="float" office:value="11928">
            <text:p>11928</text:p>
          </table:table-cell>
          <table:table-cell office:value-type="float" office:value="13574">
            <text:p>13574</text:p>
          </table:table-cell>
          <table:table-cell office:value-type="float" office:value="14554">
            <text:p>14554</text:p>
          </table:table-cell>
          <table:table-cell office:value-type="float" office:value="13004.5">
            <text:p>13004.5</text:p>
          </table:table-cell>
          <table:table-cell office:value-type="float" office:value="427292">
            <text:p>427292</text:p>
          </table:table-cell>
          <table:table-cell office:value-type="float" office:value="447658">
            <text:p>447658</text:p>
          </table:table-cell>
          <table:table-cell office:value-type="float" office:value="423210">
            <text:p>423210</text:p>
          </table:table-cell>
          <table:table-cell office:value-type="float" office:value="433187">
            <text:p>433187</text:p>
          </table:table-cell>
          <table:table-cell office:value-type="float" office:value="437708">
            <text:p>437708</text:p>
          </table:table-cell>
          <table:table-cell office:value-type="float" office:value="447145">
            <text:p>447145</text:p>
          </table:table-cell>
          <table:table-cell office:value-type="float" office:value="451857">
            <text:p>451857</text:p>
          </table:table-cell>
          <table:table-cell office:value-type="float" office:value="444506">
            <text:p>444506</text:p>
          </table:table-cell>
          <table:table-cell office:value-type="float" office:value="441879">
            <text:p>441879</text:p>
          </table:table-cell>
          <table:table-cell office:value-type="float" office:value="420558">
            <text:p>420558</text:p>
          </table:table-cell>
          <table:table-cell office:value-type="float" office:value="437500">
            <text:p>437500</text:p>
          </table:table-cell>
          <table:table-cell office:value-type="float" office:value="393711">
            <text:p>393711</text:p>
          </table:table-cell>
          <table:table-cell office:value-type="float" office:value="399809">
            <text:p>399809</text:p>
          </table:table-cell>
          <table:table-cell office:value-type="float" office:value="390161">
            <text:p>390161</text:p>
          </table:table-cell>
          <table:table-cell office:value-type="float" office:value="391490">
            <text:p>391490</text:p>
          </table:table-cell>
          <table:table-cell office:value-type="float" office:value="403618">
            <text:p>403618</text:p>
          </table:table-cell>
          <table:table-cell office:value-type="float" office:value="412006">
            <text:p>412006</text:p>
          </table:table-cell>
          <table:table-cell office:value-type="float" office:value="408321">
            <text:p>408321</text:p>
          </table:table-cell>
          <table:table-cell office:value-type="float" office:value="396025">
            <text:p>396025</text:p>
          </table:table-cell>
          <table:table-cell office:value-type="float" office:value="397492">
            <text:p>397492</text:p>
          </table:table-cell>
          <table:table-cell office:value-type="float" office:value="384563">
            <text:p>384563</text:p>
          </table:table-cell>
          <table:table-cell office:value-type="float" office:value="397719.6">
            <text:p>397719.6</text:p>
          </table:table-cell>
          <table:table-cell office:value-type="float" office:value="7638">
            <text:p>7638</text:p>
          </table:table-cell>
          <table:table-cell office:value-type="float" office:value="8358">
            <text:p>8358</text:p>
          </table:table-cell>
          <table:table-cell office:value-type="float" office:value="12179">
            <text:p>12179</text:p>
          </table:table-cell>
          <table:table-cell office:value-type="float" office:value="7052">
            <text:p>7052</text:p>
          </table:table-cell>
          <table:table-cell office:value-type="float" office:value="6965">
            <text:p>6965</text:p>
          </table:table-cell>
          <table:table-cell office:value-type="float" office:value="9708">
            <text:p>9708</text:p>
          </table:table-cell>
          <table:table-cell office:value-type="float" office:value="6984">
            <text:p>6984</text:p>
          </table:table-cell>
          <table:table-cell office:value-type="float" office:value="8877">
            <text:p>8877</text:p>
          </table:table-cell>
          <table:table-cell office:value-type="float" office:value="6917">
            <text:p>6917</text:p>
          </table:table-cell>
          <table:table-cell office:value-type="float" office:value="6951">
            <text:p>6951</text:p>
          </table:table-cell>
          <table:table-cell office:value-type="float" office:value="8162.9">
            <text:p>8162.9</text:p>
          </table:table-cell>
          <table:table-cell office:value-type="float" office:value="8801">
            <text:p>8801</text:p>
          </table:table-cell>
          <table:table-cell office:value-type="float" office:value="8774">
            <text:p>8774</text:p>
          </table:table-cell>
          <table:table-cell office:value-type="float" office:value="10857">
            <text:p>10857</text:p>
          </table:table-cell>
          <table:table-cell office:value-type="float" office:value="8863">
            <text:p>8863</text:p>
          </table:table-cell>
          <table:table-cell office:value-type="float" office:value="10841">
            <text:p>10841</text:p>
          </table:table-cell>
          <table:table-cell office:value-type="float" office:value="10819">
            <text:p>10819</text:p>
          </table:table-cell>
          <table:table-cell office:value-type="float" office:value="12730">
            <text:p>12730</text:p>
          </table:table-cell>
          <table:table-cell office:value-type="float" office:value="12015">
            <text:p>12015</text:p>
          </table:table-cell>
          <table:table-cell office:value-type="float" office:value="12164">
            <text:p>12164</text:p>
          </table:table-cell>
          <table:table-cell office:value-type="float" office:value="10871">
            <text:p>10871</text:p>
          </table:table-cell>
          <table:table-cell office:value-type="float" office:value="10673.5">
            <text:p>10673.5</text:p>
          </table:table-cell>
          <table:table-cell office:value-type="float" office:value="11608">
            <text:p>11608</text:p>
          </table:table-cell>
          <table:table-cell office:value-type="float" office:value="9478">
            <text:p>9478</text:p>
          </table:table-cell>
          <table:table-cell office:value-type="float" office:value="9562">
            <text:p>9562</text:p>
          </table:table-cell>
          <table:table-cell office:value-type="float" office:value="11407">
            <text:p>11407</text:p>
          </table:table-cell>
          <table:table-cell office:value-type="float" office:value="12878">
            <text:p>12878</text:p>
          </table:table-cell>
          <table:table-cell office:value-type="float" office:value="12129">
            <text:p>12129</text:p>
          </table:table-cell>
          <table:table-cell office:value-type="float" office:value="9617">
            <text:p>9617</text:p>
          </table:table-cell>
          <table:table-cell office:value-type="float" office:value="13220">
            <text:p>13220</text:p>
          </table:table-cell>
          <table:table-cell office:value-type="float" office:value="11224">
            <text:p>11224</text:p>
          </table:table-cell>
          <table:table-cell office:value-type="float" office:value="9474">
            <text:p>9474</text:p>
          </table:table-cell>
          <table:table-cell office:value-type="float" office:value="11059.7">
            <text:p>11059.7</text:p>
          </table:table-cell>
          <table:table-cell office:value-type="float" office:value="12930">
            <text:p>12930</text:p>
          </table:table-cell>
          <table:table-cell office:value-type="float" office:value="9496">
            <text:p>9496</text:p>
          </table:table-cell>
          <table:table-cell office:value-type="float" office:value="9181">
            <text:p>9181</text:p>
          </table:table-cell>
          <table:table-cell office:value-type="float" office:value="10614">
            <text:p>10614</text:p>
          </table:table-cell>
          <table:table-cell office:value-type="float" office:value="10175">
            <text:p>10175</text:p>
          </table:table-cell>
          <table:table-cell office:value-type="float" office:value="9220">
            <text:p>9220</text:p>
          </table:table-cell>
          <table:table-cell office:value-type="float" office:value="9210">
            <text:p>9210</text:p>
          </table:table-cell>
          <table:table-cell office:value-type="float" office:value="9165">
            <text:p>9165</text:p>
          </table:table-cell>
          <table:table-cell office:value-type="float" office:value="9175">
            <text:p>9175</text:p>
          </table:table-cell>
          <table:table-cell office:value-type="float" office:value="9182">
            <text:p>9182</text:p>
          </table:table-cell>
          <table:table-cell office:value-type="float" office:value="9834.8">
            <text:p>9834.8</text:p>
          </table:table-cell>
          <table:table-cell office:value-type="float" office:value="8010">
            <text:p>8010</text:p>
          </table:table-cell>
          <table:table-cell office:value-type="float" office:value="9703">
            <text:p>9703</text:p>
          </table:table-cell>
          <table:table-cell office:value-type="float" office:value="10665">
            <text:p>10665</text:p>
          </table:table-cell>
          <table:table-cell office:value-type="float" office:value="7983">
            <text:p>7983</text:p>
          </table:table-cell>
          <table:table-cell office:value-type="float" office:value="9768">
            <text:p>9768</text:p>
          </table:table-cell>
          <table:table-cell office:value-type="float" office:value="8011">
            <text:p>8011</text:p>
          </table:table-cell>
          <table:table-cell office:value-type="float" office:value="10026">
            <text:p>10026</text:p>
          </table:table-cell>
          <table:table-cell office:value-type="float" office:value="7957">
            <text:p>7957</text:p>
          </table:table-cell>
          <table:table-cell office:value-type="float" office:value="8045">
            <text:p>8045</text:p>
          </table:table-cell>
          <table:table-cell office:value-type="float" office:value="8028">
            <text:p>8028</text:p>
          </table:table-cell>
          <table:table-cell office:value-type="float" office:value="8819.6">
            <text:p>8819.6</text:p>
          </table:table-cell>
        </table:table-row>
        <table:table-row table:style-name="ro1">
          <table:table-cell office:value-type="float" office:value="9800">
            <text:p>9800</text:p>
          </table:table-cell>
          <table:table-cell office:value-type="float" office:value="16538">
            <text:p>16538</text:p>
          </table:table-cell>
          <table:table-cell office:value-type="float" office:value="12194">
            <text:p>12194</text:p>
          </table:table-cell>
          <table:table-cell office:value-type="float" office:value="11555">
            <text:p>11555</text:p>
          </table:table-cell>
          <table:table-cell office:value-type="float" office:value="11773">
            <text:p>11773</text:p>
          </table:table-cell>
          <table:table-cell office:value-type="float" office:value="11922">
            <text:p>11922</text:p>
          </table:table-cell>
          <table:table-cell office:value-type="float" office:value="11598">
            <text:p>11598</text:p>
          </table:table-cell>
          <table:table-cell office:value-type="float" office:value="11919">
            <text:p>11919</text:p>
          </table:table-cell>
          <table:table-cell office:value-type="float" office:value="13739">
            <text:p>13739</text:p>
          </table:table-cell>
          <table:table-cell office:value-type="float" office:value="12713">
            <text:p>12713</text:p>
          </table:table-cell>
          <table:table-cell office:value-type="float" office:value="14856">
            <text:p>14856</text:p>
          </table:table-cell>
          <table:table-cell office:value-type="float" office:value="12880.7">
            <text:p>12880.7</text:p>
          </table:table-cell>
          <table:table-cell office:value-type="float" office:value="11605">
            <text:p>11605</text:p>
          </table:table-cell>
          <table:table-cell office:value-type="float" office:value="14701">
            <text:p>14701</text:p>
          </table:table-cell>
          <table:table-cell office:value-type="float" office:value="13658">
            <text:p>13658</text:p>
          </table:table-cell>
          <table:table-cell office:value-type="float" office:value="11475">
            <text:p>11475</text:p>
          </table:table-cell>
          <table:table-cell office:value-type="float" office:value="13989">
            <text:p>13989</text:p>
          </table:table-cell>
          <table:table-cell office:value-type="float" office:value="13665">
            <text:p>13665</text:p>
          </table:table-cell>
          <table:table-cell office:value-type="float" office:value="13079">
            <text:p>13079</text:p>
          </table:table-cell>
          <table:table-cell office:value-type="float" office:value="11409">
            <text:p>11409</text:p>
          </table:table-cell>
          <table:table-cell office:value-type="float" office:value="13632">
            <text:p>13632</text:p>
          </table:table-cell>
          <table:table-cell office:value-type="float" office:value="11467">
            <text:p>11467</text:p>
          </table:table-cell>
          <table:table-cell office:value-type="float" office:value="12868">
            <text:p>12868</text:p>
          </table:table-cell>
          <table:table-cell office:value-type="float" office:value="13856">
            <text:p>13856</text:p>
          </table:table-cell>
          <table:table-cell office:value-type="float" office:value="12430">
            <text:p>12430</text:p>
          </table:table-cell>
          <table:table-cell office:value-type="float" office:value="10793">
            <text:p>10793</text:p>
          </table:table-cell>
          <table:table-cell office:value-type="float" office:value="10906">
            <text:p>10906</text:p>
          </table:table-cell>
          <table:table-cell office:value-type="float" office:value="11730">
            <text:p>11730</text:p>
          </table:table-cell>
          <table:table-cell office:value-type="float" office:value="13326">
            <text:p>13326</text:p>
          </table:table-cell>
          <table:table-cell office:value-type="float" office:value="10771">
            <text:p>10771</text:p>
          </table:table-cell>
          <table:table-cell office:value-type="float" office:value="10686">
            <text:p>10686</text:p>
          </table:table-cell>
          <table:table-cell office:value-type="float" office:value="11046">
            <text:p>11046</text:p>
          </table:table-cell>
          <table:table-cell office:value-type="float" office:value="10738">
            <text:p>10738</text:p>
          </table:table-cell>
          <table:table-cell office:value-type="float" office:value="11628.2">
            <text:p>11628.2</text:p>
          </table:table-cell>
          <table:table-cell office:value-type="float" office:value="15594">
            <text:p>15594</text:p>
          </table:table-cell>
          <table:table-cell office:value-type="float" office:value="13584">
            <text:p>13584</text:p>
          </table:table-cell>
          <table:table-cell office:value-type="float" office:value="11552">
            <text:p>11552</text:p>
          </table:table-cell>
          <table:table-cell office:value-type="float" office:value="14226">
            <text:p>14226</text:p>
          </table:table-cell>
          <table:table-cell office:value-type="float" office:value="13355">
            <text:p>13355</text:p>
          </table:table-cell>
          <table:table-cell office:value-type="float" office:value="13102">
            <text:p>13102</text:p>
          </table:table-cell>
          <table:table-cell office:value-type="float" office:value="11481">
            <text:p>11481</text:p>
          </table:table-cell>
          <table:table-cell office:value-type="float" office:value="15501">
            <text:p>15501</text:p>
          </table:table-cell>
          <table:table-cell office:value-type="float" office:value="11660">
            <text:p>11660</text:p>
          </table:table-cell>
          <table:table-cell office:value-type="float" office:value="13818">
            <text:p>13818</text:p>
          </table:table-cell>
          <table:table-cell office:value-type="float" office:value="13387.3">
            <text:p>13387.3</text:p>
          </table:table-cell>
          <table:table-cell office:value-type="float" office:value="438499">
            <text:p>438499</text:p>
          </table:table-cell>
          <table:table-cell office:value-type="float" office:value="433006">
            <text:p>433006</text:p>
          </table:table-cell>
          <table:table-cell office:value-type="float" office:value="451061">
            <text:p>451061</text:p>
          </table:table-cell>
          <table:table-cell office:value-type="float" office:value="437412">
            <text:p>437412</text:p>
          </table:table-cell>
          <table:table-cell office:value-type="float" office:value="452038">
            <text:p>452038</text:p>
          </table:table-cell>
          <table:table-cell office:value-type="float" office:value="452224">
            <text:p>452224</text:p>
          </table:table-cell>
          <table:table-cell office:value-type="float" office:value="432945">
            <text:p>432945</text:p>
          </table:table-cell>
          <table:table-cell office:value-type="float" office:value="455721">
            <text:p>455721</text:p>
          </table:table-cell>
          <table:table-cell office:value-type="float" office:value="440551">
            <text:p>440551</text:p>
          </table:table-cell>
          <table:table-cell office:value-type="float" office:value="438375">
            <text:p>438375</text:p>
          </table:table-cell>
          <table:table-cell office:value-type="float" office:value="443183.2">
            <text:p>443183.2</text:p>
          </table:table-cell>
          <table:table-cell office:value-type="float" office:value="396614">
            <text:p>396614</text:p>
          </table:table-cell>
          <table:table-cell office:value-type="float" office:value="406268">
            <text:p>406268</text:p>
          </table:table-cell>
          <table:table-cell office:value-type="float" office:value="409130">
            <text:p>409130</text:p>
          </table:table-cell>
          <table:table-cell office:value-type="float" office:value="399193">
            <text:p>399193</text:p>
          </table:table-cell>
          <table:table-cell office:value-type="float" office:value="398740">
            <text:p>398740</text:p>
          </table:table-cell>
          <table:table-cell office:value-type="float" office:value="400277">
            <text:p>400277</text:p>
          </table:table-cell>
          <table:table-cell office:value-type="float" office:value="407042">
            <text:p>407042</text:p>
          </table:table-cell>
          <table:table-cell office:value-type="float" office:value="394446">
            <text:p>394446</text:p>
          </table:table-cell>
          <table:table-cell office:value-type="float" office:value="409641">
            <text:p>409641</text:p>
          </table:table-cell>
          <table:table-cell office:value-type="float" office:value="416507">
            <text:p>416507</text:p>
          </table:table-cell>
          <table:table-cell office:value-type="float" office:value="403785.8">
            <text:p>403785.8</text:p>
          </table:table-cell>
          <table:table-cell office:value-type="float" office:value="7109">
            <text:p>7109</text:p>
          </table:table-cell>
          <table:table-cell office:value-type="float" office:value="7171">
            <text:p>7171</text:p>
          </table:table-cell>
          <table:table-cell office:value-type="float" office:value="7032">
            <text:p>7032</text:p>
          </table:table-cell>
          <table:table-cell office:value-type="float" office:value="7099">
            <text:p>7099</text:p>
          </table:table-cell>
          <table:table-cell office:value-type="float" office:value="9200">
            <text:p>9200</text:p>
          </table:table-cell>
          <table:table-cell office:value-type="float" office:value="7152">
            <text:p>7152</text:p>
          </table:table-cell>
          <table:table-cell office:value-type="float" office:value="7118">
            <text:p>7118</text:p>
          </table:table-cell>
          <table:table-cell office:value-type="float" office:value="6981">
            <text:p>6981</text:p>
          </table:table-cell>
          <table:table-cell office:value-type="float" office:value="7060">
            <text:p>7060</text:p>
          </table:table-cell>
          <table:table-cell office:value-type="float" office:value="8410">
            <text:p>8410</text:p>
          </table:table-cell>
          <table:table-cell office:value-type="float" office:value="7433.2">
            <text:p>7433.2</text:p>
          </table:table-cell>
          <table:table-cell office:value-type="float" office:value="8853">
            <text:p>8853</text:p>
          </table:table-cell>
          <table:table-cell office:value-type="float" office:value="8919">
            <text:p>8919</text:p>
          </table:table-cell>
          <table:table-cell office:value-type="float" office:value="11130">
            <text:p>11130</text:p>
          </table:table-cell>
          <table:table-cell office:value-type="float" office:value="8930">
            <text:p>8930</text:p>
          </table:table-cell>
          <table:table-cell office:value-type="float" office:value="11069">
            <text:p>11069</text:p>
          </table:table-cell>
          <table:table-cell office:value-type="float" office:value="10988">
            <text:p>10988</text:p>
          </table:table-cell>
          <table:table-cell office:value-type="float" office:value="8904">
            <text:p>8904</text:p>
          </table:table-cell>
          <table:table-cell office:value-type="float" office:value="11388">
            <text:p>11388</text:p>
          </table:table-cell>
          <table:table-cell office:value-type="float" office:value="11059">
            <text:p>11059</text:p>
          </table:table-cell>
          <table:table-cell office:value-type="float" office:value="11415">
            <text:p>11415</text:p>
          </table:table-cell>
          <table:table-cell office:value-type="float" office:value="10265.5">
            <text:p>10265.5</text:p>
          </table:table-cell>
          <table:table-cell office:value-type="float" office:value="11462">
            <text:p>11462</text:p>
          </table:table-cell>
          <table:table-cell office:value-type="float" office:value="9517">
            <text:p>9517</text:p>
          </table:table-cell>
          <table:table-cell office:value-type="float" office:value="9498">
            <text:p>9498</text:p>
          </table:table-cell>
          <table:table-cell office:value-type="float" office:value="9551">
            <text:p>9551</text:p>
          </table:table-cell>
          <table:table-cell office:value-type="float" office:value="11446">
            <text:p>11446</text:p>
          </table:table-cell>
          <table:table-cell office:value-type="float" office:value="9597">
            <text:p>9597</text:p>
          </table:table-cell>
          <table:table-cell office:value-type="float" office:value="12590">
            <text:p>12590</text:p>
          </table:table-cell>
          <table:table-cell office:value-type="float" office:value="9990">
            <text:p>9990</text:p>
          </table:table-cell>
          <table:table-cell office:value-type="float" office:value="13482">
            <text:p>13482</text:p>
          </table:table-cell>
          <table:table-cell office:value-type="float" office:value="9528">
            <text:p>9528</text:p>
          </table:table-cell>
          <table:table-cell office:value-type="float" office:value="10666.1">
            <text:p>10666.1</text:p>
          </table:table-cell>
          <table:table-cell office:value-type="float" office:value="11121">
            <text:p>11121</text:p>
          </table:table-cell>
          <table:table-cell office:value-type="float" office:value="12086">
            <text:p>12086</text:p>
          </table:table-cell>
          <table:table-cell office:value-type="float" office:value="12204">
            <text:p>12204</text:p>
          </table:table-cell>
          <table:table-cell office:value-type="float" office:value="9882">
            <text:p>9882</text:p>
          </table:table-cell>
          <table:table-cell office:value-type="float" office:value="10754">
            <text:p>10754</text:p>
          </table:table-cell>
          <table:table-cell office:value-type="float" office:value="11204">
            <text:p>11204</text:p>
          </table:table-cell>
          <table:table-cell office:value-type="float" office:value="11331">
            <text:p>11331</text:p>
          </table:table-cell>
          <table:table-cell office:value-type="float" office:value="11294">
            <text:p>11294</text:p>
          </table:table-cell>
          <table:table-cell office:value-type="float" office:value="10754">
            <text:p>10754</text:p>
          </table:table-cell>
          <table:table-cell office:value-type="float" office:value="9319">
            <text:p>9319</text:p>
          </table:table-cell>
          <table:table-cell office:value-type="float" office:value="10994.9">
            <text:p>10994.9</text:p>
          </table:table-cell>
          <table:table-cell office:value-type="float" office:value="10597">
            <text:p>10597</text:p>
          </table:table-cell>
          <table:table-cell office:value-type="float" office:value="8280">
            <text:p>8280</text:p>
          </table:table-cell>
          <table:table-cell office:value-type="float" office:value="11672">
            <text:p>11672</text:p>
          </table:table-cell>
          <table:table-cell office:value-type="float" office:value="10658">
            <text:p>10658</text:p>
          </table:table-cell>
          <table:table-cell office:value-type="float" office:value="9961">
            <text:p>9961</text:p>
          </table:table-cell>
          <table:table-cell office:value-type="float" office:value="11881">
            <text:p>11881</text:p>
          </table:table-cell>
          <table:table-cell office:value-type="float" office:value="8264">
            <text:p>8264</text:p>
          </table:table-cell>
          <table:table-cell office:value-type="float" office:value="10201">
            <text:p>10201</text:p>
          </table:table-cell>
          <table:table-cell office:value-type="float" office:value="10758">
            <text:p>10758</text:p>
          </table:table-cell>
          <table:table-cell office:value-type="float" office:value="9750">
            <text:p>9750</text:p>
          </table:table-cell>
          <table:table-cell office:value-type="float" office:value="10202.2">
            <text:p>10202.2</text:p>
          </table:table-cell>
        </table:table-row>
        <table:table-row table:style-name="ro1">
          <table:table-cell office:value-type="float" office:value="9900">
            <text:p>9900</text:p>
          </table:table-cell>
          <table:table-cell office:value-type="float" office:value="13253">
            <text:p>13253</text:p>
          </table:table-cell>
          <table:table-cell office:value-type="float" office:value="11568">
            <text:p>11568</text:p>
          </table:table-cell>
          <table:table-cell office:value-type="float" office:value="16473">
            <text:p>16473</text:p>
          </table:table-cell>
          <table:table-cell office:value-type="float" office:value="14524">
            <text:p>14524</text:p>
          </table:table-cell>
          <table:table-cell office:value-type="float" office:value="15230">
            <text:p>15230</text:p>
          </table:table-cell>
          <table:table-cell office:value-type="float" office:value="11581">
            <text:p>11581</text:p>
          </table:table-cell>
          <table:table-cell office:value-type="float" office:value="13924">
            <text:p>13924</text:p>
          </table:table-cell>
          <table:table-cell office:value-type="float" office:value="13295">
            <text:p>13295</text:p>
          </table:table-cell>
          <table:table-cell office:value-type="float" office:value="14474">
            <text:p>14474</text:p>
          </table:table-cell>
          <table:table-cell office:value-type="float" office:value="15500">
            <text:p>15500</text:p>
          </table:table-cell>
          <table:table-cell office:value-type="float" office:value="13982.2">
            <text:p>13982.2</text:p>
          </table:table-cell>
          <table:table-cell office:value-type="float" office:value="14978">
            <text:p>14978</text:p>
          </table:table-cell>
          <table:table-cell office:value-type="float" office:value="13171">
            <text:p>13171</text:p>
          </table:table-cell>
          <table:table-cell office:value-type="float" office:value="12474">
            <text:p>12474</text:p>
          </table:table-cell>
          <table:table-cell office:value-type="float" office:value="11875">
            <text:p>11875</text:p>
          </table:table-cell>
          <table:table-cell office:value-type="float" office:value="13059">
            <text:p>13059</text:p>
          </table:table-cell>
          <table:table-cell office:value-type="float" office:value="13734">
            <text:p>13734</text:p>
          </table:table-cell>
          <table:table-cell office:value-type="float" office:value="13883">
            <text:p>13883</text:p>
          </table:table-cell>
          <table:table-cell office:value-type="float" office:value="12923">
            <text:p>12923</text:p>
          </table:table-cell>
          <table:table-cell office:value-type="float" office:value="12665">
            <text:p>12665</text:p>
          </table:table-cell>
          <table:table-cell office:value-type="float" office:value="14351">
            <text:p>14351</text:p>
          </table:table-cell>
          <table:table-cell office:value-type="float" office:value="13311.3">
            <text:p>13311.3</text:p>
          </table:table-cell>
          <table:table-cell office:value-type="float" office:value="12856">
            <text:p>12856</text:p>
          </table:table-cell>
          <table:table-cell office:value-type="float" office:value="12963">
            <text:p>12963</text:p>
          </table:table-cell>
          <table:table-cell office:value-type="float" office:value="10969">
            <text:p>10969</text:p>
          </table:table-cell>
          <table:table-cell office:value-type="float" office:value="12921">
            <text:p>12921</text:p>
          </table:table-cell>
          <table:table-cell office:value-type="float" office:value="10984">
            <text:p>10984</text:p>
          </table:table-cell>
          <table:table-cell office:value-type="float" office:value="10839">
            <text:p>10839</text:p>
          </table:table-cell>
          <table:table-cell office:value-type="float" office:value="11908">
            <text:p>11908</text:p>
          </table:table-cell>
          <table:table-cell office:value-type="float" office:value="12228">
            <text:p>12228</text:p>
          </table:table-cell>
          <table:table-cell office:value-type="float" office:value="10841">
            <text:p>10841</text:p>
          </table:table-cell>
          <table:table-cell office:value-type="float" office:value="10912">
            <text:p>10912</text:p>
          </table:table-cell>
          <table:table-cell office:value-type="float" office:value="11742.1">
            <text:p>11742.1</text:p>
          </table:table-cell>
          <table:table-cell office:value-type="float" office:value="13889">
            <text:p>13889</text:p>
          </table:table-cell>
          <table:table-cell office:value-type="float" office:value="14465">
            <text:p>14465</text:p>
          </table:table-cell>
          <table:table-cell office:value-type="float" office:value="13618">
            <text:p>13618</text:p>
          </table:table-cell>
          <table:table-cell office:value-type="float" office:value="14390">
            <text:p>14390</text:p>
          </table:table-cell>
          <table:table-cell office:value-type="float" office:value="11636">
            <text:p>11636</text:p>
          </table:table-cell>
          <table:table-cell office:value-type="float" office:value="11568">
            <text:p>11568</text:p>
          </table:table-cell>
          <table:table-cell office:value-type="float" office:value="13574">
            <text:p>13574</text:p>
          </table:table-cell>
          <table:table-cell office:value-type="float" office:value="17981">
            <text:p>17981</text:p>
          </table:table-cell>
          <table:table-cell office:value-type="float" office:value="15754">
            <text:p>15754</text:p>
          </table:table-cell>
          <table:table-cell office:value-type="float" office:value="14758">
            <text:p>14758</text:p>
          </table:table-cell>
          <table:table-cell office:value-type="float" office:value="14163.3">
            <text:p>14163.3</text:p>
          </table:table-cell>
          <table:table-cell office:value-type="float" office:value="471805">
            <text:p>471805</text:p>
          </table:table-cell>
          <table:table-cell office:value-type="float" office:value="443306">
            <text:p>443306</text:p>
          </table:table-cell>
          <table:table-cell office:value-type="float" office:value="448144">
            <text:p>448144</text:p>
          </table:table-cell>
          <table:table-cell office:value-type="float" office:value="449376">
            <text:p>449376</text:p>
          </table:table-cell>
          <table:table-cell office:value-type="float" office:value="469732">
            <text:p>469732</text:p>
          </table:table-cell>
          <table:table-cell office:value-type="float" office:value="465128">
            <text:p>465128</text:p>
          </table:table-cell>
          <table:table-cell office:value-type="float" office:value="483398">
            <text:p>483398</text:p>
          </table:table-cell>
          <table:table-cell office:value-type="float" office:value="487769">
            <text:p>487769</text:p>
          </table:table-cell>
          <table:table-cell office:value-type="float" office:value="482183">
            <text:p>482183</text:p>
          </table:table-cell>
          <table:table-cell office:value-type="float" office:value="500341">
            <text:p>500341</text:p>
          </table:table-cell>
          <table:table-cell office:value-type="float" office:value="470118.2">
            <text:p>470118.2</text:p>
          </table:table-cell>
          <table:table-cell office:value-type="float" office:value="404353">
            <text:p>404353</text:p>
          </table:table-cell>
          <table:table-cell office:value-type="float" office:value="406349">
            <text:p>406349</text:p>
          </table:table-cell>
          <table:table-cell office:value-type="float" office:value="406253">
            <text:p>406253</text:p>
          </table:table-cell>
          <table:table-cell office:value-type="float" office:value="429069">
            <text:p>429069</text:p>
          </table:table-cell>
          <table:table-cell office:value-type="float" office:value="407516">
            <text:p>407516</text:p>
          </table:table-cell>
          <table:table-cell office:value-type="float" office:value="441208">
            <text:p>441208</text:p>
          </table:table-cell>
          <table:table-cell office:value-type="float" office:value="421562">
            <text:p>421562</text:p>
          </table:table-cell>
          <table:table-cell office:value-type="float" office:value="445000">
            <text:p>445000</text:p>
          </table:table-cell>
          <table:table-cell office:value-type="float" office:value="435630">
            <text:p>435630</text:p>
          </table:table-cell>
          <table:table-cell office:value-type="float" office:value="438312">
            <text:p>438312</text:p>
          </table:table-cell>
          <table:table-cell office:value-type="float" office:value="423525.2">
            <text:p>423525.2</text:p>
          </table:table-cell>
          <table:table-cell office:value-type="float" office:value="7192">
            <text:p>7192</text:p>
          </table:table-cell>
          <table:table-cell office:value-type="float" office:value="7164">
            <text:p>7164</text:p>
          </table:table-cell>
          <table:table-cell office:value-type="float" office:value="9255">
            <text:p>9255</text:p>
          </table:table-cell>
          <table:table-cell office:value-type="float" office:value="7158">
            <text:p>7158</text:p>
          </table:table-cell>
          <table:table-cell office:value-type="float" office:value="7166">
            <text:p>7166</text:p>
          </table:table-cell>
          <table:table-cell office:value-type="float" office:value="7150">
            <text:p>7150</text:p>
          </table:table-cell>
          <table:table-cell office:value-type="float" office:value="7106">
            <text:p>7106</text:p>
          </table:table-cell>
          <table:table-cell office:value-type="float" office:value="9025">
            <text:p>9025</text:p>
          </table:table-cell>
          <table:table-cell office:value-type="float" office:value="7183">
            <text:p>7183</text:p>
          </table:table-cell>
          <table:table-cell office:value-type="float" office:value="8234">
            <text:p>8234</text:p>
          </table:table-cell>
          <table:table-cell office:value-type="float" office:value="7663.3">
            <text:p>7663.3</text:p>
          </table:table-cell>
          <table:table-cell office:value-type="float" office:value="10898">
            <text:p>10898</text:p>
          </table:table-cell>
          <table:table-cell office:value-type="float" office:value="9050">
            <text:p>9050</text:p>
          </table:table-cell>
          <table:table-cell office:value-type="float" office:value="12580">
            <text:p>12580</text:p>
          </table:table-cell>
          <table:table-cell office:value-type="float" office:value="10566">
            <text:p>10566</text:p>
          </table:table-cell>
          <table:table-cell office:value-type="float" office:value="10503">
            <text:p>10503</text:p>
          </table:table-cell>
          <table:table-cell office:value-type="float" office:value="9021">
            <text:p>9021</text:p>
          </table:table-cell>
          <table:table-cell office:value-type="float" office:value="9004">
            <text:p>9004</text:p>
          </table:table-cell>
          <table:table-cell office:value-type="float" office:value="9151">
            <text:p>9151</text:p>
          </table:table-cell>
          <table:table-cell office:value-type="float" office:value="10433">
            <text:p>10433</text:p>
          </table:table-cell>
          <table:table-cell office:value-type="float" office:value="11337">
            <text:p>11337</text:p>
          </table:table-cell>
          <table:table-cell office:value-type="float" office:value="10254.3">
            <text:p>10254.3</text:p>
          </table:table-cell>
          <table:table-cell office:value-type="float" office:value="9894">
            <text:p>9894</text:p>
          </table:table-cell>
          <table:table-cell office:value-type="float" office:value="12421">
            <text:p>12421</text:p>
          </table:table-cell>
          <table:table-cell office:value-type="float" office:value="12838">
            <text:p>12838</text:p>
          </table:table-cell>
          <table:table-cell office:value-type="float" office:value="10448">
            <text:p>10448</text:p>
          </table:table-cell>
          <table:table-cell office:value-type="float" office:value="11363">
            <text:p>11363</text:p>
          </table:table-cell>
          <table:table-cell office:value-type="float" office:value="11237">
            <text:p>11237</text:p>
          </table:table-cell>
          <table:table-cell office:value-type="float" office:value="11238">
            <text:p>11238</text:p>
          </table:table-cell>
          <table:table-cell office:value-type="float" office:value="11945">
            <text:p>11945</text:p>
          </table:table-cell>
          <table:table-cell office:value-type="float" office:value="12091">
            <text:p>12091</text:p>
          </table:table-cell>
          <table:table-cell office:value-type="float" office:value="12492">
            <text:p>12492</text:p>
          </table:table-cell>
          <table:table-cell office:value-type="float" office:value="11596.7">
            <text:p>11596.7</text:p>
          </table:table-cell>
          <table:table-cell office:value-type="float" office:value="9470">
            <text:p>9470</text:p>
          </table:table-cell>
          <table:table-cell office:value-type="float" office:value="9500">
            <text:p>9500</text:p>
          </table:table-cell>
          <table:table-cell office:value-type="float" office:value="9637">
            <text:p>9637</text:p>
          </table:table-cell>
          <table:table-cell office:value-type="float" office:value="9547">
            <text:p>9547</text:p>
          </table:table-cell>
          <table:table-cell office:value-type="float" office:value="9444">
            <text:p>9444</text:p>
          </table:table-cell>
          <table:table-cell office:value-type="float" office:value="11668">
            <text:p>11668</text:p>
          </table:table-cell>
          <table:table-cell office:value-type="float" office:value="12568">
            <text:p>12568</text:p>
          </table:table-cell>
          <table:table-cell office:value-type="float" office:value="10419">
            <text:p>10419</text:p>
          </table:table-cell>
          <table:table-cell office:value-type="float" office:value="9767">
            <text:p>9767</text:p>
          </table:table-cell>
          <table:table-cell office:value-type="float" office:value="10246">
            <text:p>10246</text:p>
          </table:table-cell>
          <table:table-cell office:value-type="float" office:value="10226.6">
            <text:p>10226.6</text:p>
          </table:table-cell>
          <table:table-cell office:value-type="float" office:value="10680">
            <text:p>10680</text:p>
          </table:table-cell>
          <table:table-cell office:value-type="float" office:value="8937">
            <text:p>8937</text:p>
          </table:table-cell>
          <table:table-cell office:value-type="float" office:value="10269">
            <text:p>10269</text:p>
          </table:table-cell>
          <table:table-cell office:value-type="float" office:value="8208">
            <text:p>8208</text:p>
          </table:table-cell>
          <table:table-cell office:value-type="float" office:value="9936">
            <text:p>9936</text:p>
          </table:table-cell>
          <table:table-cell office:value-type="float" office:value="11181">
            <text:p>11181</text:p>
          </table:table-cell>
          <table:table-cell office:value-type="float" office:value="9550">
            <text:p>9550</text:p>
          </table:table-cell>
          <table:table-cell office:value-type="float" office:value="9887">
            <text:p>9887</text:p>
          </table:table-cell>
          <table:table-cell office:value-type="float" office:value="10181">
            <text:p>10181</text:p>
          </table:table-cell>
          <table:table-cell office:value-type="float" office:value="10208">
            <text:p>10208</text:p>
          </table:table-cell>
          <table:table-cell office:value-type="float" office:value="9903.7">
            <text:p>9903.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2190">
            <text:p>12190</text:p>
          </table:table-cell>
          <table:table-cell office:value-type="float" office:value="12074">
            <text:p>12074</text:p>
          </table:table-cell>
          <table:table-cell office:value-type="float" office:value="11798">
            <text:p>11798</text:p>
          </table:table-cell>
          <table:table-cell office:value-type="float" office:value="11882">
            <text:p>11882</text:p>
          </table:table-cell>
          <table:table-cell office:value-type="float" office:value="13895">
            <text:p>13895</text:p>
          </table:table-cell>
          <table:table-cell office:value-type="float" office:value="14037">
            <text:p>14037</text:p>
          </table:table-cell>
          <table:table-cell office:value-type="float" office:value="16206">
            <text:p>16206</text:p>
          </table:table-cell>
          <table:table-cell office:value-type="float" office:value="13134">
            <text:p>13134</text:p>
          </table:table-cell>
          <table:table-cell office:value-type="float" office:value="14200">
            <text:p>14200</text:p>
          </table:table-cell>
          <table:table-cell office:value-type="float" office:value="11946">
            <text:p>11946</text:p>
          </table:table-cell>
          <table:table-cell office:value-type="float" office:value="13136.2">
            <text:p>13136.2</text:p>
          </table:table-cell>
          <table:table-cell office:value-type="float" office:value="15086">
            <text:p>15086</text:p>
          </table:table-cell>
          <table:table-cell office:value-type="float" office:value="13314">
            <text:p>13314</text:p>
          </table:table-cell>
          <table:table-cell office:value-type="float" office:value="13507">
            <text:p>13507</text:p>
          </table:table-cell>
          <table:table-cell office:value-type="float" office:value="11543">
            <text:p>11543</text:p>
          </table:table-cell>
          <table:table-cell office:value-type="float" office:value="11612">
            <text:p>11612</text:p>
          </table:table-cell>
          <table:table-cell office:value-type="float" office:value="11653">
            <text:p>11653</text:p>
          </table:table-cell>
          <table:table-cell office:value-type="float" office:value="11856">
            <text:p>11856</text:p>
          </table:table-cell>
          <table:table-cell office:value-type="float" office:value="13977">
            <text:p>13977</text:p>
          </table:table-cell>
          <table:table-cell office:value-type="float" office:value="13384">
            <text:p>13384</text:p>
          </table:table-cell>
          <table:table-cell office:value-type="float" office:value="11633">
            <text:p>11633</text:p>
          </table:table-cell>
          <table:table-cell office:value-type="float" office:value="12756.5">
            <text:p>12756.5</text:p>
          </table:table-cell>
          <table:table-cell office:value-type="float" office:value="14586">
            <text:p>14586</text:p>
          </table:table-cell>
          <table:table-cell office:value-type="float" office:value="11120">
            <text:p>11120</text:p>
          </table:table-cell>
          <table:table-cell office:value-type="float" office:value="11592">
            <text:p>11592</text:p>
          </table:table-cell>
          <table:table-cell office:value-type="float" office:value="13062">
            <text:p>13062</text:p>
          </table:table-cell>
          <table:table-cell office:value-type="float" office:value="11135">
            <text:p>11135</text:p>
          </table:table-cell>
          <table:table-cell office:value-type="float" office:value="13775">
            <text:p>13775</text:p>
          </table:table-cell>
          <table:table-cell office:value-type="float" office:value="12417">
            <text:p>12417</text:p>
          </table:table-cell>
          <table:table-cell office:value-type="float" office:value="13281">
            <text:p>13281</text:p>
          </table:table-cell>
          <table:table-cell office:value-type="float" office:value="12417">
            <text:p>12417</text:p>
          </table:table-cell>
          <table:table-cell office:value-type="float" office:value="11305">
            <text:p>11305</text:p>
          </table:table-cell>
          <table:table-cell office:value-type="float" office:value="12469">
            <text:p>12469</text:p>
          </table:table-cell>
          <table:table-cell office:value-type="float" office:value="12794">
            <text:p>12794</text:p>
          </table:table-cell>
          <table:table-cell office:value-type="float" office:value="16937">
            <text:p>16937</text:p>
          </table:table-cell>
          <table:table-cell office:value-type="float" office:value="14149">
            <text:p>14149</text:p>
          </table:table-cell>
          <table:table-cell office:value-type="float" office:value="11907">
            <text:p>11907</text:p>
          </table:table-cell>
          <table:table-cell office:value-type="float" office:value="13760">
            <text:p>13760</text:p>
          </table:table-cell>
          <table:table-cell office:value-type="float" office:value="13102">
            <text:p>13102</text:p>
          </table:table-cell>
          <table:table-cell office:value-type="float" office:value="11736">
            <text:p>11736</text:p>
          </table:table-cell>
          <table:table-cell office:value-type="float" office:value="16139">
            <text:p>16139</text:p>
          </table:table-cell>
          <table:table-cell office:value-type="float" office:value="15944">
            <text:p>15944</text:p>
          </table:table-cell>
          <table:table-cell office:value-type="float" office:value="12408">
            <text:p>12408</text:p>
          </table:table-cell>
          <table:table-cell office:value-type="float" office:value="13887.6">
            <text:p>13887.6</text:p>
          </table:table-cell>
          <table:table-cell office:value-type="float" office:value="516255">
            <text:p>516255</text:p>
          </table:table-cell>
          <table:table-cell office:value-type="float" office:value="465897">
            <text:p>465897</text:p>
          </table:table-cell>
          <table:table-cell office:value-type="float" office:value="462662">
            <text:p>462662</text:p>
          </table:table-cell>
          <table:table-cell office:value-type="float" office:value="494760">
            <text:p>494760</text:p>
          </table:table-cell>
          <table:table-cell office:value-type="float" office:value="453469">
            <text:p>453469</text:p>
          </table:table-cell>
          <table:table-cell office:value-type="float" office:value="464495">
            <text:p>464495</text:p>
          </table:table-cell>
          <table:table-cell office:value-type="float" office:value="472221">
            <text:p>472221</text:p>
          </table:table-cell>
          <table:table-cell office:value-type="float" office:value="462143">
            <text:p>462143</text:p>
          </table:table-cell>
          <table:table-cell office:value-type="float" office:value="460836">
            <text:p>460836</text:p>
          </table:table-cell>
          <table:table-cell office:value-type="float" office:value="473190">
            <text:p>473190</text:p>
          </table:table-cell>
          <table:table-cell office:value-type="float" office:value="472592.8">
            <text:p>472592.8</text:p>
          </table:table-cell>
          <table:table-cell office:value-type="float" office:value="427333">
            <text:p>427333</text:p>
          </table:table-cell>
          <table:table-cell office:value-type="float" office:value="420527">
            <text:p>420527</text:p>
          </table:table-cell>
          <table:table-cell office:value-type="float" office:value="420104">
            <text:p>420104</text:p>
          </table:table-cell>
          <table:table-cell office:value-type="float" office:value="427411">
            <text:p>427411</text:p>
          </table:table-cell>
          <table:table-cell office:value-type="float" office:value="415490">
            <text:p>415490</text:p>
          </table:table-cell>
          <table:table-cell office:value-type="float" office:value="413319">
            <text:p>413319</text:p>
          </table:table-cell>
          <table:table-cell office:value-type="float" office:value="418365">
            <text:p>418365</text:p>
          </table:table-cell>
          <table:table-cell office:value-type="float" office:value="408340">
            <text:p>408340</text:p>
          </table:table-cell>
          <table:table-cell office:value-type="float" office:value="418985">
            <text:p>418985</text:p>
          </table:table-cell>
          <table:table-cell office:value-type="float" office:value="431860">
            <text:p>431860</text:p>
          </table:table-cell>
          <table:table-cell office:value-type="float" office:value="420173.4">
            <text:p>420173.4</text:p>
          </table:table-cell>
          <table:table-cell office:value-type="float" office:value="8482">
            <text:p>8482</text:p>
          </table:table-cell>
          <table:table-cell office:value-type="float" office:value="10665">
            <text:p>10665</text:p>
          </table:table-cell>
          <table:table-cell office:value-type="float" office:value="8781">
            <text:p>8781</text:p>
          </table:table-cell>
          <table:table-cell office:value-type="float" office:value="9680">
            <text:p>9680</text:p>
          </table:table-cell>
          <table:table-cell office:value-type="float" office:value="7273">
            <text:p>7273</text:p>
          </table:table-cell>
          <table:table-cell office:value-type="float" office:value="7196">
            <text:p>7196</text:p>
          </table:table-cell>
          <table:table-cell office:value-type="float" office:value="7290">
            <text:p>7290</text:p>
          </table:table-cell>
          <table:table-cell office:value-type="float" office:value="7238">
            <text:p>7238</text:p>
          </table:table-cell>
          <table:table-cell office:value-type="float" office:value="7687">
            <text:p>7687</text:p>
          </table:table-cell>
          <table:table-cell office:value-type="float" office:value="7593">
            <text:p>7593</text:p>
          </table:table-cell>
          <table:table-cell office:value-type="float" office:value="8188.5">
            <text:p>8188.5</text:p>
          </table:table-cell>
          <table:table-cell office:value-type="float" office:value="9147">
            <text:p>9147</text:p>
          </table:table-cell>
          <table:table-cell office:value-type="float" office:value="12983">
            <text:p>12983</text:p>
          </table:table-cell>
          <table:table-cell office:value-type="float" office:value="13024">
            <text:p>13024</text:p>
          </table:table-cell>
          <table:table-cell office:value-type="float" office:value="13390">
            <text:p>13390</text:p>
          </table:table-cell>
          <table:table-cell office:value-type="float" office:value="10773">
            <text:p>10773</text:p>
          </table:table-cell>
          <table:table-cell office:value-type="float" office:value="14341">
            <text:p>14341</text:p>
          </table:table-cell>
          <table:table-cell office:value-type="float" office:value="12408">
            <text:p>12408</text:p>
          </table:table-cell>
          <table:table-cell office:value-type="float" office:value="10544">
            <text:p>10544</text:p>
          </table:table-cell>
          <table:table-cell office:value-type="float" office:value="9154">
            <text:p>9154</text:p>
          </table:table-cell>
          <table:table-cell office:value-type="float" office:value="9172">
            <text:p>9172</text:p>
          </table:table-cell>
          <table:table-cell office:value-type="float" office:value="11493.6">
            <text:p>11493.6</text:p>
          </table:table-cell>
          <table:table-cell office:value-type="float" office:value="13281">
            <text:p>13281</text:p>
          </table:table-cell>
          <table:table-cell office:value-type="float" office:value="11526">
            <text:p>11526</text:p>
          </table:table-cell>
          <table:table-cell office:value-type="float" office:value="12443">
            <text:p>12443</text:p>
          </table:table-cell>
          <table:table-cell office:value-type="float" office:value="10085">
            <text:p>10085</text:p>
          </table:table-cell>
          <table:table-cell office:value-type="float" office:value="12154">
            <text:p>12154</text:p>
          </table:table-cell>
          <table:table-cell office:value-type="float" office:value="10059">
            <text:p>10059</text:p>
          </table:table-cell>
          <table:table-cell office:value-type="float" office:value="12682">
            <text:p>12682</text:p>
          </table:table-cell>
          <table:table-cell office:value-type="float" office:value="11942">
            <text:p>11942</text:p>
          </table:table-cell>
          <table:table-cell office:value-type="float" office:value="9838">
            <text:p>9838</text:p>
          </table:table-cell>
          <table:table-cell office:value-type="float" office:value="9756">
            <text:p>9756</text:p>
          </table:table-cell>
          <table:table-cell office:value-type="float" office:value="11376.6">
            <text:p>11376.6</text:p>
          </table:table-cell>
          <table:table-cell office:value-type="float" office:value="11498">
            <text:p>11498</text:p>
          </table:table-cell>
          <table:table-cell office:value-type="float" office:value="12714">
            <text:p>12714</text:p>
          </table:table-cell>
          <table:table-cell office:value-type="float" office:value="10908">
            <text:p>10908</text:p>
          </table:table-cell>
          <table:table-cell office:value-type="float" office:value="9537">
            <text:p>9537</text:p>
          </table:table-cell>
          <table:table-cell office:value-type="float" office:value="10653">
            <text:p>10653</text:p>
          </table:table-cell>
          <table:table-cell office:value-type="float" office:value="9603">
            <text:p>9603</text:p>
          </table:table-cell>
          <table:table-cell office:value-type="float" office:value="9713">
            <text:p>9713</text:p>
          </table:table-cell>
          <table:table-cell office:value-type="float" office:value="12649">
            <text:p>12649</text:p>
          </table:table-cell>
          <table:table-cell office:value-type="float" office:value="11731">
            <text:p>11731</text:p>
          </table:table-cell>
          <table:table-cell office:value-type="float" office:value="9690">
            <text:p>9690</text:p>
          </table:table-cell>
          <table:table-cell office:value-type="float" office:value="10869.6">
            <text:p>10869.6</text:p>
          </table:table-cell>
          <table:table-cell office:value-type="float" office:value="10185">
            <text:p>10185</text:p>
          </table:table-cell>
          <table:table-cell office:value-type="float" office:value="8451">
            <text:p>8451</text:p>
          </table:table-cell>
          <table:table-cell office:value-type="float" office:value="11272">
            <text:p>11272</text:p>
          </table:table-cell>
          <table:table-cell office:value-type="float" office:value="8301">
            <text:p>8301</text:p>
          </table:table-cell>
          <table:table-cell office:value-type="float" office:value="9801">
            <text:p>9801</text:p>
          </table:table-cell>
          <table:table-cell office:value-type="float" office:value="8319">
            <text:p>8319</text:p>
          </table:table-cell>
          <table:table-cell office:value-type="float" office:value="10391">
            <text:p>10391</text:p>
          </table:table-cell>
          <table:table-cell office:value-type="float" office:value="9519">
            <text:p>9519</text:p>
          </table:table-cell>
          <table:table-cell office:value-type="float" office:value="9619">
            <text:p>9619</text:p>
          </table:table-cell>
          <table:table-cell office:value-type="float" office:value="8438">
            <text:p>8438</text:p>
          </table:table-cell>
          <table:table-cell office:value-type="float" office:value="9429.6">
            <text:p>9429.6</text:p>
          </table:table-cell>
        </table:table-row>
      </table:table>
      <table:table table:name="Averages + Graph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formula="of:=['Raw Data + Averages'.A1]" office:value-type="string" office:string-value="Length">
            <text:p>Length</text:p>
          </table:table-cell>
          <table:table-cell table:formula="of:=['Raw Data + Averages'.L1]" office:value-type="string" office:string-value="Shell 1959 AVG">
            <text:p>Shell 1959 AVG</text:p>
          </table:table-cell>
          <table:table-cell table:formula="of:=['Raw Data + Averages'.W1]" office:value-type="string" office:string-value="Frank &amp; Lazarus 1960 AVG">
            <text:p>Frank &amp; Lazarus 1960 AVG</text:p>
          </table:table-cell>
          <table:table-cell table:formula="of:=['Raw Data + Averages'.AH1]" office:value-type="string" office:string-value="Hibbard 1963 AVG">
            <text:p>Hibbard 1963 AVG</text:p>
          </table:table-cell>
          <table:table-cell table:formula="of:=['Raw Data + Averages'.AS1]" office:value-type="string" office:string-value="Papernov &amp; Stasevich 1965 AVG">
            <text:p>Papernov &amp; Stasevich 1965 AVG</text:p>
          </table:table-cell>
          <table:table-cell table:formula="of:=['Raw Data + Averages'.BD1]" office:value-type="string" office:string-value="Pratt 1971 (3-smooth) AVG">
            <text:p>Pratt 1971 (3-smooth) AVG</text:p>
          </table:table-cell>
          <table:table-cell table:formula="of:=['Raw Data + Averages'.BO1]" office:value-type="string" office:string-value="Pratt 1971 (3^k - 1)/2 AVG">
            <text:p>Pratt 1971 (3^k - 1)/2 AVG</text:p>
          </table:table-cell>
          <table:table-cell table:formula="of:=['Raw Data + Averages'.BZ1]" office:value-type="string" office:string-value="Sedgewick 1986 (single formula) AVG">
            <text:p>Sedgewick 1986 (single formula) AVG</text:p>
          </table:table-cell>
          <table:table-cell table:formula="of:=['Raw Data + Averages'.CK1]" office:value-type="string" office:string-value="Sedgewick 1986 (odd/evens) AVG">
            <text:p>Sedgewick 1986 (odd/evens) AVG</text:p>
          </table:table-cell>
          <table:table-cell table:formula="of:=['Raw Data + Averages'.CV1]" office:value-type="string" office:string-value="Gonnet &amp; Baeza-Yates 1991 AVG">
            <text:p>Gonnet &amp; Baeza-Yates 1991 AVG</text:p>
          </table:table-cell>
          <table:table-cell table:formula="of:=['Raw Data + Averages'.DG1]" office:value-type="string" office:string-value="Tokuda 1992 AVG">
            <text:p>Tokuda 1992 AVG</text:p>
          </table:table-cell>
          <table:table-cell table:formula="of:=['Raw Data + Averages'.DR1]" office:value-type="string" office:string-value="Ciura 2001 AVG">
            <text:p>Ciura 2001 AVG</text:p>
          </table:table-cell>
        </table:table-row>
        <table:table-row table:style-name="ro1">
          <table:table-cell table:formula="of:=['Raw Data + Averages'.A2]" office:value-type="float" office:value="100">
            <text:p>100</text:p>
          </table:table-cell>
          <table:table-cell table:formula="of:=['Raw Data + Averages'.L2]" office:value-type="float" office:value="73.7">
            <text:p>73.7</text:p>
          </table:table-cell>
          <table:table-cell table:formula="of:=['Raw Data + Averages'.W2]" office:value-type="float" office:value="70.1">
            <text:p>70.1</text:p>
          </table:table-cell>
          <table:table-cell table:formula="of:=['Raw Data + Averages'.AH2]" office:value-type="float" office:value="62.7">
            <text:p>62.7</text:p>
          </table:table-cell>
          <table:table-cell table:formula="of:=['Raw Data + Averages'.AS2]" office:value-type="float" office:value="66.9">
            <text:p>66.9</text:p>
          </table:table-cell>
          <table:table-cell table:formula="of:=['Raw Data + Averages'.BD2]" office:value-type="float" office:value="183.9">
            <text:p>183.9</text:p>
          </table:table-cell>
          <table:table-cell table:formula="of:=['Raw Data + Averages'.BO2]" office:value-type="float" office:value="72.5">
            <text:p>72.5</text:p>
          </table:table-cell>
          <table:table-cell table:formula="of:=['Raw Data + Averages'.BZ2]" office:value-type="float" office:value="44.7">
            <text:p>44.7</text:p>
          </table:table-cell>
          <table:table-cell table:formula="of:=['Raw Data + Averages'.CK2]" office:value-type="float" office:value="47.7">
            <text:p>47.7</text:p>
          </table:table-cell>
          <table:table-cell table:formula="of:=['Raw Data + Averages'.CV2]" office:value-type="float" office:value="55.6">
            <text:p>55.6</text:p>
          </table:table-cell>
          <table:table-cell table:formula="of:=['Raw Data + Averages'.DG2]" office:value-type="float" office:value="63.2">
            <text:p>63.2</text:p>
          </table:table-cell>
          <table:table-cell table:formula="of:=['Raw Data + Averages'.DR2]" office:value-type="float" office:value="54.8">
            <text:p>54.8</text:p>
          </table:table-cell>
        </table:table-row>
        <table:table-row table:style-name="ro1">
          <table:table-cell table:formula="of:=['Raw Data + Averages'.A3]" office:value-type="float" office:value="200">
            <text:p>200</text:p>
          </table:table-cell>
          <table:table-cell table:formula="of:=['Raw Data + Averages'.L3]" office:value-type="float" office:value="140.9">
            <text:p>140.9</text:p>
          </table:table-cell>
          <table:table-cell table:formula="of:=['Raw Data + Averages'.W3]" office:value-type="float" office:value="143">
            <text:p>143</text:p>
          </table:table-cell>
          <table:table-cell table:formula="of:=['Raw Data + Averages'.AH3]" office:value-type="float" office:value="133.3">
            <text:p>133.3</text:p>
          </table:table-cell>
          <table:table-cell table:formula="of:=['Raw Data + Averages'.AS3]" office:value-type="float" office:value="144.6">
            <text:p>144.6</text:p>
          </table:table-cell>
          <table:table-cell table:formula="of:=['Raw Data + Averages'.BD3]" office:value-type="float" office:value="574.1">
            <text:p>574.1</text:p>
          </table:table-cell>
          <table:table-cell table:formula="of:=['Raw Data + Averages'.BO3]" office:value-type="float" office:value="262.8">
            <text:p>262.8</text:p>
          </table:table-cell>
          <table:table-cell table:formula="of:=['Raw Data + Averages'.BZ3]" office:value-type="float" office:value="103.5">
            <text:p>103.5</text:p>
          </table:table-cell>
          <table:table-cell table:formula="of:=['Raw Data + Averages'.CK3]" office:value-type="float" office:value="104.9">
            <text:p>104.9</text:p>
          </table:table-cell>
          <table:table-cell table:formula="of:=['Raw Data + Averages'.CV3]" office:value-type="float" office:value="127.2">
            <text:p>127.2</text:p>
          </table:table-cell>
          <table:table-cell table:formula="of:=['Raw Data + Averages'.DG3]" office:value-type="float" office:value="123.4">
            <text:p>123.4</text:p>
          </table:table-cell>
          <table:table-cell table:formula="of:=['Raw Data + Averages'.DR3]" office:value-type="float" office:value="117.8">
            <text:p>117.8</text:p>
          </table:table-cell>
        </table:table-row>
        <table:table-row table:style-name="ro1">
          <table:table-cell table:formula="of:=['Raw Data + Averages'.A4]" office:value-type="float" office:value="300">
            <text:p>300</text:p>
          </table:table-cell>
          <table:table-cell table:formula="of:=['Raw Data + Averages'.L4]" office:value-type="float" office:value="240.5">
            <text:p>240.5</text:p>
          </table:table-cell>
          <table:table-cell table:formula="of:=['Raw Data + Averages'.W4]" office:value-type="float" office:value="241.1">
            <text:p>241.1</text:p>
          </table:table-cell>
          <table:table-cell table:formula="of:=['Raw Data + Averages'.AH4]" office:value-type="float" office:value="211">
            <text:p>211</text:p>
          </table:table-cell>
          <table:table-cell table:formula="of:=['Raw Data + Averages'.AS4]" office:value-type="float" office:value="240.4">
            <text:p>240.4</text:p>
          </table:table-cell>
          <table:table-cell table:formula="of:=['Raw Data + Averages'.BD4]" office:value-type="float" office:value="966.3">
            <text:p>966.3</text:p>
          </table:table-cell>
          <table:table-cell table:formula="of:=['Raw Data + Averages'.BO4]" office:value-type="float" office:value="515.2">
            <text:p>515.2</text:p>
          </table:table-cell>
          <table:table-cell table:formula="of:=['Raw Data + Averages'.BZ4]" office:value-type="float" office:value="160.1">
            <text:p>160.1</text:p>
          </table:table-cell>
          <table:table-cell table:formula="of:=['Raw Data + Averages'.CK4]" office:value-type="float" office:value="179.4">
            <text:p>179.4</text:p>
          </table:table-cell>
          <table:table-cell table:formula="of:=['Raw Data + Averages'.CV4]" office:value-type="float" office:value="214.1">
            <text:p>214.1</text:p>
          </table:table-cell>
          <table:table-cell table:formula="of:=['Raw Data + Averages'.DG4]" office:value-type="float" office:value="201.8">
            <text:p>201.8</text:p>
          </table:table-cell>
          <table:table-cell table:formula="of:=['Raw Data + Averages'.DR4]" office:value-type="float" office:value="187.4">
            <text:p>187.4</text:p>
          </table:table-cell>
        </table:table-row>
        <table:table-row table:style-name="ro1">
          <table:table-cell table:formula="of:=['Raw Data + Averages'.A5]" office:value-type="float" office:value="400">
            <text:p>400</text:p>
          </table:table-cell>
          <table:table-cell table:formula="of:=['Raw Data + Averages'.L5]" office:value-type="float" office:value="352.1">
            <text:p>352.1</text:p>
          </table:table-cell>
          <table:table-cell table:formula="of:=['Raw Data + Averages'.W5]" office:value-type="float" office:value="321.5">
            <text:p>321.5</text:p>
          </table:table-cell>
          <table:table-cell table:formula="of:=['Raw Data + Averages'.AH5]" office:value-type="float" office:value="314">
            <text:p>314</text:p>
          </table:table-cell>
          <table:table-cell table:formula="of:=['Raw Data + Averages'.AS5]" office:value-type="float" office:value="339">
            <text:p>339</text:p>
          </table:table-cell>
          <table:table-cell table:formula="of:=['Raw Data + Averages'.BD5]" office:value-type="float" office:value="1488.4">
            <text:p>1488.4</text:p>
          </table:table-cell>
          <table:table-cell table:formula="of:=['Raw Data + Averages'.BO5]" office:value-type="float" office:value="826.3">
            <text:p>826.3</text:p>
          </table:table-cell>
          <table:table-cell table:formula="of:=['Raw Data + Averages'.BZ5]" office:value-type="float" office:value="211.8">
            <text:p>211.8</text:p>
          </table:table-cell>
          <table:table-cell table:formula="of:=['Raw Data + Averages'.CK5]" office:value-type="float" office:value="236.1">
            <text:p>236.1</text:p>
          </table:table-cell>
          <table:table-cell table:formula="of:=['Raw Data + Averages'.CV5]" office:value-type="float" office:value="265.6">
            <text:p>265.6</text:p>
          </table:table-cell>
          <table:table-cell table:formula="of:=['Raw Data + Averages'.DG5]" office:value-type="float" office:value="269.4">
            <text:p>269.4</text:p>
          </table:table-cell>
          <table:table-cell table:formula="of:=['Raw Data + Averages'.DR5]" office:value-type="float" office:value="256.5">
            <text:p>256.5</text:p>
          </table:table-cell>
        </table:table-row>
        <table:table-row table:style-name="ro1">
          <table:table-cell table:formula="of:=['Raw Data + Averages'.A6]" office:value-type="float" office:value="500">
            <text:p>500</text:p>
          </table:table-cell>
          <table:table-cell table:formula="of:=['Raw Data + Averages'.L6]" office:value-type="float" office:value="413.5">
            <text:p>413.5</text:p>
          </table:table-cell>
          <table:table-cell table:formula="of:=['Raw Data + Averages'.W6]" office:value-type="float" office:value="404.8">
            <text:p>404.8</text:p>
          </table:table-cell>
          <table:table-cell table:formula="of:=['Raw Data + Averages'.AH6]" office:value-type="float" office:value="406.9">
            <text:p>406.9</text:p>
          </table:table-cell>
          <table:table-cell table:formula="of:=['Raw Data + Averages'.AS6]" office:value-type="float" office:value="470.6">
            <text:p>470.6</text:p>
          </table:table-cell>
          <table:table-cell table:formula="of:=['Raw Data + Averages'.BD6]" office:value-type="float" office:value="2249.8">
            <text:p>2249.8</text:p>
          </table:table-cell>
          <table:table-cell table:formula="of:=['Raw Data + Averages'.BO6]" office:value-type="float" office:value="1361.8">
            <text:p>1361.8</text:p>
          </table:table-cell>
          <table:table-cell table:formula="of:=['Raw Data + Averages'.BZ6]" office:value-type="float" office:value="277.1">
            <text:p>277.1</text:p>
          </table:table-cell>
          <table:table-cell table:formula="of:=['Raw Data + Averages'.CK6]" office:value-type="float" office:value="320.1">
            <text:p>320.1</text:p>
          </table:table-cell>
          <table:table-cell table:formula="of:=['Raw Data + Averages'.CV6]" office:value-type="float" office:value="366.3">
            <text:p>366.3</text:p>
          </table:table-cell>
          <table:table-cell table:formula="of:=['Raw Data + Averages'.DG6]" office:value-type="float" office:value="394.5">
            <text:p>394.5</text:p>
          </table:table-cell>
          <table:table-cell table:formula="of:=['Raw Data + Averages'.DR6]" office:value-type="float" office:value="391.9">
            <text:p>391.9</text:p>
          </table:table-cell>
        </table:table-row>
        <table:table-row table:style-name="ro1">
          <table:table-cell table:formula="of:=['Raw Data + Averages'.A7]" office:value-type="float" office:value="600">
            <text:p>600</text:p>
          </table:table-cell>
          <table:table-cell table:formula="of:=['Raw Data + Averages'.L7]" office:value-type="float" office:value="553">
            <text:p>553</text:p>
          </table:table-cell>
          <table:table-cell table:formula="of:=['Raw Data + Averages'.W7]" office:value-type="float" office:value="535.9">
            <text:p>535.9</text:p>
          </table:table-cell>
          <table:table-cell table:formula="of:=['Raw Data + Averages'.AH7]" office:value-type="float" office:value="497.5">
            <text:p>497.5</text:p>
          </table:table-cell>
          <table:table-cell table:formula="of:=['Raw Data + Averages'.AS7]" office:value-type="float" office:value="542.9">
            <text:p>542.9</text:p>
          </table:table-cell>
          <table:table-cell table:formula="of:=['Raw Data + Averages'.BD7]" office:value-type="float" office:value="2878.7">
            <text:p>2878.7</text:p>
          </table:table-cell>
          <table:table-cell table:formula="of:=['Raw Data + Averages'.BO7]" office:value-type="float" office:value="1763.2">
            <text:p>1763.2</text:p>
          </table:table-cell>
          <table:table-cell table:formula="of:=['Raw Data + Averages'.BZ7]" office:value-type="float" office:value="345.9">
            <text:p>345.9</text:p>
          </table:table-cell>
          <table:table-cell table:formula="of:=['Raw Data + Averages'.CK7]" office:value-type="float" office:value="380.7">
            <text:p>380.7</text:p>
          </table:table-cell>
          <table:table-cell table:formula="of:=['Raw Data + Averages'.CV7]" office:value-type="float" office:value="455.9">
            <text:p>455.9</text:p>
          </table:table-cell>
          <table:table-cell table:formula="of:=['Raw Data + Averages'.DG7]" office:value-type="float" office:value="422.4">
            <text:p>422.4</text:p>
          </table:table-cell>
          <table:table-cell table:formula="of:=['Raw Data + Averages'.DR7]" office:value-type="float" office:value="409.5">
            <text:p>409.5</text:p>
          </table:table-cell>
        </table:table-row>
        <table:table-row table:style-name="ro1">
          <table:table-cell table:formula="of:=['Raw Data + Averages'.A8]" office:value-type="float" office:value="700">
            <text:p>700</text:p>
          </table:table-cell>
          <table:table-cell table:formula="of:=['Raw Data + Averages'.L8]" office:value-type="float" office:value="601.8">
            <text:p>601.8</text:p>
          </table:table-cell>
          <table:table-cell table:formula="of:=['Raw Data + Averages'.W8]" office:value-type="float" office:value="568.3">
            <text:p>568.3</text:p>
          </table:table-cell>
          <table:table-cell table:formula="of:=['Raw Data + Averages'.AH8]" office:value-type="float" office:value="548.6">
            <text:p>548.6</text:p>
          </table:table-cell>
          <table:table-cell table:formula="of:=['Raw Data + Averages'.AS8]" office:value-type="float" office:value="591.3">
            <text:p>591.3</text:p>
          </table:table-cell>
          <table:table-cell table:formula="of:=['Raw Data + Averages'.BD8]" office:value-type="float" office:value="3578.8">
            <text:p>3578.8</text:p>
          </table:table-cell>
          <table:table-cell table:formula="of:=['Raw Data + Averages'.BO8]" office:value-type="float" office:value="2296.4">
            <text:p>2296.4</text:p>
          </table:table-cell>
          <table:table-cell table:formula="of:=['Raw Data + Averages'.BZ8]" office:value-type="float" office:value="391.5">
            <text:p>391.5</text:p>
          </table:table-cell>
          <table:table-cell table:formula="of:=['Raw Data + Averages'.CK8]" office:value-type="float" office:value="446.4">
            <text:p>446.4</text:p>
          </table:table-cell>
          <table:table-cell table:formula="of:=['Raw Data + Averages'.CV8]" office:value-type="float" office:value="528.5">
            <text:p>528.5</text:p>
          </table:table-cell>
          <table:table-cell table:formula="of:=['Raw Data + Averages'.DG8]" office:value-type="float" office:value="503.4">
            <text:p>503.4</text:p>
          </table:table-cell>
          <table:table-cell table:formula="of:=['Raw Data + Averages'.DR8]" office:value-type="float" office:value="490.1">
            <text:p>490.1</text:p>
          </table:table-cell>
        </table:table-row>
        <table:table-row table:style-name="ro1">
          <table:table-cell table:formula="of:=['Raw Data + Averages'.A9]" office:value-type="float" office:value="800">
            <text:p>800</text:p>
          </table:table-cell>
          <table:table-cell table:formula="of:=['Raw Data + Averages'.L9]" office:value-type="float" office:value="813.8">
            <text:p>813.8</text:p>
          </table:table-cell>
          <table:table-cell table:formula="of:=['Raw Data + Averages'.W9]" office:value-type="float" office:value="769.4">
            <text:p>769.4</text:p>
          </table:table-cell>
          <table:table-cell table:formula="of:=['Raw Data + Averages'.AH9]" office:value-type="float" office:value="756.6">
            <text:p>756.6</text:p>
          </table:table-cell>
          <table:table-cell table:formula="of:=['Raw Data + Averages'.AS9]" office:value-type="float" office:value="842.6">
            <text:p>842.6</text:p>
          </table:table-cell>
          <table:table-cell table:formula="of:=['Raw Data + Averages'.BD9]" office:value-type="float" office:value="5011.8">
            <text:p>5011.8</text:p>
          </table:table-cell>
          <table:table-cell table:formula="of:=['Raw Data + Averages'.BO9]" office:value-type="float" office:value="3183.6">
            <text:p>3183.6</text:p>
          </table:table-cell>
          <table:table-cell table:formula="of:=['Raw Data + Averages'.BZ9]" office:value-type="float" office:value="506.6">
            <text:p>506.6</text:p>
          </table:table-cell>
          <table:table-cell table:formula="of:=['Raw Data + Averages'.CK9]" office:value-type="float" office:value="560.7">
            <text:p>560.7</text:p>
          </table:table-cell>
          <table:table-cell table:formula="of:=['Raw Data + Averages'.CV9]" office:value-type="float" office:value="662.6">
            <text:p>662.6</text:p>
          </table:table-cell>
          <table:table-cell table:formula="of:=['Raw Data + Averages'.DG9]" office:value-type="float" office:value="642.9">
            <text:p>642.9</text:p>
          </table:table-cell>
          <table:table-cell table:formula="of:=['Raw Data + Averages'.DR9]" office:value-type="float" office:value="632.5">
            <text:p>632.5</text:p>
          </table:table-cell>
        </table:table-row>
        <table:table-row table:style-name="ro1">
          <table:table-cell table:formula="of:=['Raw Data + Averages'.A10]" office:value-type="float" office:value="900">
            <text:p>900</text:p>
          </table:table-cell>
          <table:table-cell table:formula="of:=['Raw Data + Averages'.L10]" office:value-type="float" office:value="823.4">
            <text:p>823.4</text:p>
          </table:table-cell>
          <table:table-cell table:formula="of:=['Raw Data + Averages'.W10]" office:value-type="float" office:value="821.8">
            <text:p>821.8</text:p>
          </table:table-cell>
          <table:table-cell table:formula="of:=['Raw Data + Averages'.AH10]" office:value-type="float" office:value="787.4">
            <text:p>787.4</text:p>
          </table:table-cell>
          <table:table-cell table:formula="of:=['Raw Data + Averages'.AS10]" office:value-type="float" office:value="837">
            <text:p>837</text:p>
          </table:table-cell>
          <table:table-cell table:formula="of:=['Raw Data + Averages'.BD10]" office:value-type="float" office:value="5802.9">
            <text:p>5802.9</text:p>
          </table:table-cell>
          <table:table-cell table:formula="of:=['Raw Data + Averages'.BO10]" office:value-type="float" office:value="3706.8">
            <text:p>3706.8</text:p>
          </table:table-cell>
          <table:table-cell table:formula="of:=['Raw Data + Averages'.BZ10]" office:value-type="float" office:value="545.3">
            <text:p>545.3</text:p>
          </table:table-cell>
          <table:table-cell table:formula="of:=['Raw Data + Averages'.CK10]" office:value-type="float" office:value="613.3">
            <text:p>613.3</text:p>
          </table:table-cell>
          <table:table-cell table:formula="of:=['Raw Data + Averages'.CV10]" office:value-type="float" office:value="689.9">
            <text:p>689.9</text:p>
          </table:table-cell>
          <table:table-cell table:formula="of:=['Raw Data + Averages'.DG10]" office:value-type="float" office:value="659.5">
            <text:p>659.5</text:p>
          </table:table-cell>
          <table:table-cell table:formula="of:=['Raw Data + Averages'.DR10]" office:value-type="float" office:value="633.3">
            <text:p>633.3</text:p>
          </table:table-cell>
        </table:table-row>
        <table:table-row table:style-name="ro1">
          <table:table-cell table:formula="of:=['Raw Data + Averages'.A11]" office:value-type="float" office:value="1000">
            <text:p>1000</text:p>
          </table:table-cell>
          <table:table-cell table:formula="of:=['Raw Data + Averages'.L11]" office:value-type="float" office:value="854.9">
            <text:p>854.9</text:p>
          </table:table-cell>
          <table:table-cell table:formula="of:=['Raw Data + Averages'.W11]" office:value-type="float" office:value="884.4">
            <text:p>884.4</text:p>
          </table:table-cell>
          <table:table-cell table:formula="of:=['Raw Data + Averages'.AH11]" office:value-type="float" office:value="945.7">
            <text:p>945.7</text:p>
          </table:table-cell>
          <table:table-cell table:formula="of:=['Raw Data + Averages'.AS11]" office:value-type="float" office:value="1012.2">
            <text:p>1012.2</text:p>
          </table:table-cell>
          <table:table-cell table:formula="of:=['Raw Data + Averages'.BD11]" office:value-type="float" office:value="6856.3">
            <text:p>6856.3</text:p>
          </table:table-cell>
          <table:table-cell table:formula="of:=['Raw Data + Averages'.BO11]" office:value-type="float" office:value="4796.4">
            <text:p>4796.4</text:p>
          </table:table-cell>
          <table:table-cell table:formula="of:=['Raw Data + Averages'.BZ11]" office:value-type="float" office:value="660.1">
            <text:p>660.1</text:p>
          </table:table-cell>
          <table:table-cell table:formula="of:=['Raw Data + Averages'.CK11]" office:value-type="float" office:value="747.7">
            <text:p>747.7</text:p>
          </table:table-cell>
          <table:table-cell table:formula="of:=['Raw Data + Averages'.CV11]" office:value-type="float" office:value="831.3">
            <text:p>831.3</text:p>
          </table:table-cell>
          <table:table-cell table:formula="of:=['Raw Data + Averages'.DG11]" office:value-type="float" office:value="780.1">
            <text:p>780.1</text:p>
          </table:table-cell>
          <table:table-cell table:formula="of:=['Raw Data + Averages'.DR11]" office:value-type="float" office:value="752.3">
            <text:p>752.3</text:p>
          </table:table-cell>
        </table:table-row>
        <table:table-row table:style-name="ro1">
          <table:table-cell table:formula="of:=['Raw Data + Averages'.A12]" office:value-type="float" office:value="1100">
            <text:p>1100</text:p>
          </table:table-cell>
          <table:table-cell table:formula="of:=['Raw Data + Averages'.L12]" office:value-type="float" office:value="1085.4">
            <text:p>1085.4</text:p>
          </table:table-cell>
          <table:table-cell table:formula="of:=['Raw Data + Averages'.W12]" office:value-type="float" office:value="1066.4">
            <text:p>1066.4</text:p>
          </table:table-cell>
          <table:table-cell table:formula="of:=['Raw Data + Averages'.AH12]" office:value-type="float" office:value="972">
            <text:p>972</text:p>
          </table:table-cell>
          <table:table-cell table:formula="of:=['Raw Data + Averages'.AS12]" office:value-type="float" office:value="1092.2">
            <text:p>1092.2</text:p>
          </table:table-cell>
          <table:table-cell table:formula="of:=['Raw Data + Averages'.BD12]" office:value-type="float" office:value="8128.7">
            <text:p>8128.7</text:p>
          </table:table-cell>
          <table:table-cell table:formula="of:=['Raw Data + Averages'.BO12]" office:value-type="float" office:value="5796.5">
            <text:p>5796.5</text:p>
          </table:table-cell>
          <table:table-cell table:formula="of:=['Raw Data + Averages'.BZ12]" office:value-type="float" office:value="741.4">
            <text:p>741.4</text:p>
          </table:table-cell>
          <table:table-cell table:formula="of:=['Raw Data + Averages'.CK12]" office:value-type="float" office:value="833.1">
            <text:p>833.1</text:p>
          </table:table-cell>
          <table:table-cell table:formula="of:=['Raw Data + Averages'.CV12]" office:value-type="float" office:value="866.6">
            <text:p>866.6</text:p>
          </table:table-cell>
          <table:table-cell table:formula="of:=['Raw Data + Averages'.DG12]" office:value-type="float" office:value="851.6">
            <text:p>851.6</text:p>
          </table:table-cell>
          <table:table-cell table:formula="of:=['Raw Data + Averages'.DR12]" office:value-type="float" office:value="825.8">
            <text:p>825.8</text:p>
          </table:table-cell>
        </table:table-row>
        <table:table-row table:style-name="ro1">
          <table:table-cell table:formula="of:=['Raw Data + Averages'.A13]" office:value-type="float" office:value="1200">
            <text:p>1200</text:p>
          </table:table-cell>
          <table:table-cell table:formula="of:=['Raw Data + Averages'.L13]" office:value-type="float" office:value="1142.1">
            <text:p>1142.1</text:p>
          </table:table-cell>
          <table:table-cell table:formula="of:=['Raw Data + Averages'.W13]" office:value-type="float" office:value="1121.5">
            <text:p>1121.5</text:p>
          </table:table-cell>
          <table:table-cell table:formula="of:=['Raw Data + Averages'.AH13]" office:value-type="float" office:value="1055.7">
            <text:p>1055.7</text:p>
          </table:table-cell>
          <table:table-cell table:formula="of:=['Raw Data + Averages'.AS13]" office:value-type="float" office:value="1116.6">
            <text:p>1116.6</text:p>
          </table:table-cell>
          <table:table-cell table:formula="of:=['Raw Data + Averages'.BD13]" office:value-type="float" office:value="9344.4">
            <text:p>9344.4</text:p>
          </table:table-cell>
          <table:table-cell table:formula="of:=['Raw Data + Averages'.BO13]" office:value-type="float" office:value="6787">
            <text:p>6787</text:p>
          </table:table-cell>
          <table:table-cell table:formula="of:=['Raw Data + Averages'.BZ13]" office:value-type="float" office:value="755.4">
            <text:p>755.4</text:p>
          </table:table-cell>
          <table:table-cell table:formula="of:=['Raw Data + Averages'.CK13]" office:value-type="float" office:value="871">
            <text:p>871</text:p>
          </table:table-cell>
          <table:table-cell table:formula="of:=['Raw Data + Averages'.CV13]" office:value-type="float" office:value="1014.8">
            <text:p>1014.8</text:p>
          </table:table-cell>
          <table:table-cell table:formula="of:=['Raw Data + Averages'.DG13]" office:value-type="float" office:value="985.9">
            <text:p>985.9</text:p>
          </table:table-cell>
          <table:table-cell table:formula="of:=['Raw Data + Averages'.DR13]" office:value-type="float" office:value="945.6">
            <text:p>945.6</text:p>
          </table:table-cell>
        </table:table-row>
        <table:table-row table:style-name="ro1">
          <table:table-cell table:formula="of:=['Raw Data + Averages'.A14]" office:value-type="float" office:value="1300">
            <text:p>1300</text:p>
          </table:table-cell>
          <table:table-cell table:formula="of:=['Raw Data + Averages'.L14]" office:value-type="float" office:value="1289.6">
            <text:p>1289.6</text:p>
          </table:table-cell>
          <table:table-cell table:formula="of:=['Raw Data + Averages'.W14]" office:value-type="float" office:value="1182.4">
            <text:p>1182.4</text:p>
          </table:table-cell>
          <table:table-cell table:formula="of:=['Raw Data + Averages'.AH14]" office:value-type="float" office:value="1134.3">
            <text:p>1134.3</text:p>
          </table:table-cell>
          <table:table-cell table:formula="of:=['Raw Data + Averages'.AS14]" office:value-type="float" office:value="1309.6">
            <text:p>1309.6</text:p>
          </table:table-cell>
          <table:table-cell table:formula="of:=['Raw Data + Averages'.BD14]" office:value-type="float" office:value="11062.6">
            <text:p>11062.6</text:p>
          </table:table-cell>
          <table:table-cell table:formula="of:=['Raw Data + Averages'.BO14]" office:value-type="float" office:value="7368.4">
            <text:p>7368.4</text:p>
          </table:table-cell>
          <table:table-cell table:formula="of:=['Raw Data + Averages'.BZ14]" office:value-type="float" office:value="775">
            <text:p>775</text:p>
          </table:table-cell>
          <table:table-cell table:formula="of:=['Raw Data + Averages'.CK14]" office:value-type="float" office:value="944.8">
            <text:p>944.8</text:p>
          </table:table-cell>
          <table:table-cell table:formula="of:=['Raw Data + Averages'.CV14]" office:value-type="float" office:value="1112">
            <text:p>1112</text:p>
          </table:table-cell>
          <table:table-cell table:formula="of:=['Raw Data + Averages'.DG14]" office:value-type="float" office:value="1024.9">
            <text:p>1024.9</text:p>
          </table:table-cell>
          <table:table-cell table:formula="of:=['Raw Data + Averages'.DR14]" office:value-type="float" office:value="968.9">
            <text:p>968.9</text:p>
          </table:table-cell>
        </table:table-row>
        <table:table-row table:style-name="ro1">
          <table:table-cell table:formula="of:=['Raw Data + Averages'.A15]" office:value-type="float" office:value="1400">
            <text:p>1400</text:p>
          </table:table-cell>
          <table:table-cell table:formula="of:=['Raw Data + Averages'.L15]" office:value-type="float" office:value="1313.2">
            <text:p>1313.2</text:p>
          </table:table-cell>
          <table:table-cell table:formula="of:=['Raw Data + Averages'.W15]" office:value-type="float" office:value="1348.3">
            <text:p>1348.3</text:p>
          </table:table-cell>
          <table:table-cell table:formula="of:=['Raw Data + Averages'.AH15]" office:value-type="float" office:value="1282.3">
            <text:p>1282.3</text:p>
          </table:table-cell>
          <table:table-cell table:formula="of:=['Raw Data + Averages'.AS15]" office:value-type="float" office:value="1351.7">
            <text:p>1351.7</text:p>
          </table:table-cell>
          <table:table-cell table:formula="of:=['Raw Data + Averages'.BD15]" office:value-type="float" office:value="12354.9">
            <text:p>12354.9</text:p>
          </table:table-cell>
          <table:table-cell table:formula="of:=['Raw Data + Averages'.BO15]" office:value-type="float" office:value="9288">
            <text:p>9288</text:p>
          </table:table-cell>
          <table:table-cell table:formula="of:=['Raw Data + Averages'.BZ15]" office:value-type="float" office:value="949.5">
            <text:p>949.5</text:p>
          </table:table-cell>
          <table:table-cell table:formula="of:=['Raw Data + Averages'.CK15]" office:value-type="float" office:value="1126.2">
            <text:p>1126.2</text:p>
          </table:table-cell>
          <table:table-cell table:formula="of:=['Raw Data + Averages'.CV15]" office:value-type="float" office:value="1265.1">
            <text:p>1265.1</text:p>
          </table:table-cell>
          <table:table-cell table:formula="of:=['Raw Data + Averages'.DG15]" office:value-type="float" office:value="1223.9">
            <text:p>1223.9</text:p>
          </table:table-cell>
          <table:table-cell table:formula="of:=['Raw Data + Averages'.DR15]" office:value-type="float" office:value="1146.1">
            <text:p>1146.1</text:p>
          </table:table-cell>
        </table:table-row>
        <table:table-row table:style-name="ro1">
          <table:table-cell table:formula="of:=['Raw Data + Averages'.A16]" office:value-type="float" office:value="1500">
            <text:p>1500</text:p>
          </table:table-cell>
          <table:table-cell table:formula="of:=['Raw Data + Averages'.L16]" office:value-type="float" office:value="1586.4">
            <text:p>1586.4</text:p>
          </table:table-cell>
          <table:table-cell table:formula="of:=['Raw Data + Averages'.W16]" office:value-type="float" office:value="1524.8">
            <text:p>1524.8</text:p>
          </table:table-cell>
          <table:table-cell table:formula="of:=['Raw Data + Averages'.AH16]" office:value-type="float" office:value="1392.3">
            <text:p>1392.3</text:p>
          </table:table-cell>
          <table:table-cell table:formula="of:=['Raw Data + Averages'.AS16]" office:value-type="float" office:value="1588.6">
            <text:p>1588.6</text:p>
          </table:table-cell>
          <table:table-cell table:formula="of:=['Raw Data + Averages'.BD16]" office:value-type="float" office:value="14422.6">
            <text:p>14422.6</text:p>
          </table:table-cell>
          <table:table-cell table:formula="of:=['Raw Data + Averages'.BO16]" office:value-type="float" office:value="9971.4">
            <text:p>9971.4</text:p>
          </table:table-cell>
          <table:table-cell table:formula="of:=['Raw Data + Averages'.BZ16]" office:value-type="float" office:value="978.5">
            <text:p>978.5</text:p>
          </table:table-cell>
          <table:table-cell table:formula="of:=['Raw Data + Averages'.CK16]" office:value-type="float" office:value="1130.7">
            <text:p>1130.7</text:p>
          </table:table-cell>
          <table:table-cell table:formula="of:=['Raw Data + Averages'.CV16]" office:value-type="float" office:value="1323.6">
            <text:p>1323.6</text:p>
          </table:table-cell>
          <table:table-cell table:formula="of:=['Raw Data + Averages'.DG16]" office:value-type="float" office:value="1290.3">
            <text:p>1290.3</text:p>
          </table:table-cell>
          <table:table-cell table:formula="of:=['Raw Data + Averages'.DR16]" office:value-type="float" office:value="1288.7">
            <text:p>1288.7</text:p>
          </table:table-cell>
        </table:table-row>
        <table:table-row table:style-name="ro1">
          <table:table-cell table:formula="of:=['Raw Data + Averages'.A17]" office:value-type="float" office:value="1600">
            <text:p>1600</text:p>
          </table:table-cell>
          <table:table-cell table:formula="of:=['Raw Data + Averages'.L17]" office:value-type="float" office:value="1678.3">
            <text:p>1678.3</text:p>
          </table:table-cell>
          <table:table-cell table:formula="of:=['Raw Data + Averages'.W17]" office:value-type="float" office:value="1522.1">
            <text:p>1522.1</text:p>
          </table:table-cell>
          <table:table-cell table:formula="of:=['Raw Data + Averages'.AH17]" office:value-type="float" office:value="1457.8">
            <text:p>1457.8</text:p>
          </table:table-cell>
          <table:table-cell table:formula="of:=['Raw Data + Averages'.AS17]" office:value-type="float" office:value="1568.6">
            <text:p>1568.6</text:p>
          </table:table-cell>
          <table:table-cell table:formula="of:=['Raw Data + Averages'.BD17]" office:value-type="float" office:value="15150.6">
            <text:p>15150.6</text:p>
          </table:table-cell>
          <table:table-cell table:formula="of:=['Raw Data + Averages'.BO17]" office:value-type="float" office:value="11963.1">
            <text:p>11963.1</text:p>
          </table:table-cell>
          <table:table-cell table:formula="of:=['Raw Data + Averages'.BZ17]" office:value-type="float" office:value="1104.2">
            <text:p>1104.2</text:p>
          </table:table-cell>
          <table:table-cell table:formula="of:=['Raw Data + Averages'.CK17]" office:value-type="float" office:value="1290.3">
            <text:p>1290.3</text:p>
          </table:table-cell>
          <table:table-cell table:formula="of:=['Raw Data + Averages'.CV17]" office:value-type="float" office:value="1388.3">
            <text:p>1388.3</text:p>
          </table:table-cell>
          <table:table-cell table:formula="of:=['Raw Data + Averages'.DG17]" office:value-type="float" office:value="1296.1">
            <text:p>1296.1</text:p>
          </table:table-cell>
          <table:table-cell table:formula="of:=['Raw Data + Averages'.DR17]" office:value-type="float" office:value="1281.4">
            <text:p>1281.4</text:p>
          </table:table-cell>
        </table:table-row>
        <table:table-row table:style-name="ro1">
          <table:table-cell table:formula="of:=['Raw Data + Averages'.A18]" office:value-type="float" office:value="1700">
            <text:p>1700</text:p>
          </table:table-cell>
          <table:table-cell table:formula="of:=['Raw Data + Averages'.L18]" office:value-type="float" office:value="1749.1">
            <text:p>1749.1</text:p>
          </table:table-cell>
          <table:table-cell table:formula="of:=['Raw Data + Averages'.W18]" office:value-type="float" office:value="1718.3">
            <text:p>1718.3</text:p>
          </table:table-cell>
          <table:table-cell table:formula="of:=['Raw Data + Averages'.AH18]" office:value-type="float" office:value="1651.1">
            <text:p>1651.1</text:p>
          </table:table-cell>
          <table:table-cell table:formula="of:=['Raw Data + Averages'.AS18]" office:value-type="float" office:value="1711">
            <text:p>1711</text:p>
          </table:table-cell>
          <table:table-cell table:formula="of:=['Raw Data + Averages'.BD18]" office:value-type="float" office:value="17225.1">
            <text:p>17225.1</text:p>
          </table:table-cell>
          <table:table-cell table:formula="of:=['Raw Data + Averages'.BO18]" office:value-type="float" office:value="13091.7">
            <text:p>13091.7</text:p>
          </table:table-cell>
          <table:table-cell table:formula="of:=['Raw Data + Averages'.BZ18]" office:value-type="float" office:value="1175.1">
            <text:p>1175.1</text:p>
          </table:table-cell>
          <table:table-cell table:formula="of:=['Raw Data + Averages'.CK18]" office:value-type="float" office:value="1296.3">
            <text:p>1296.3</text:p>
          </table:table-cell>
          <table:table-cell table:formula="of:=['Raw Data + Averages'.CV18]" office:value-type="float" office:value="1527">
            <text:p>1527</text:p>
          </table:table-cell>
          <table:table-cell table:formula="of:=['Raw Data + Averages'.DG18]" office:value-type="float" office:value="1489.3">
            <text:p>1489.3</text:p>
          </table:table-cell>
          <table:table-cell table:formula="of:=['Raw Data + Averages'.DR18]" office:value-type="float" office:value="1477.2">
            <text:p>1477.2</text:p>
          </table:table-cell>
        </table:table-row>
        <table:table-row table:style-name="ro1">
          <table:table-cell table:formula="of:=['Raw Data + Averages'.A19]" office:value-type="float" office:value="1800">
            <text:p>1800</text:p>
          </table:table-cell>
          <table:table-cell table:formula="of:=['Raw Data + Averages'.L19]" office:value-type="float" office:value="1725.5">
            <text:p>1725.5</text:p>
          </table:table-cell>
          <table:table-cell table:formula="of:=['Raw Data + Averages'.W19]" office:value-type="float" office:value="1669.9">
            <text:p>1669.9</text:p>
          </table:table-cell>
          <table:table-cell table:formula="of:=['Raw Data + Averages'.AH19]" office:value-type="float" office:value="1623.2">
            <text:p>1623.2</text:p>
          </table:table-cell>
          <table:table-cell table:formula="of:=['Raw Data + Averages'.AS19]" office:value-type="float" office:value="1747.9">
            <text:p>1747.9</text:p>
          </table:table-cell>
          <table:table-cell table:formula="of:=['Raw Data + Averages'.BD19]" office:value-type="float" office:value="20147.1">
            <text:p>20147.1</text:p>
          </table:table-cell>
          <table:table-cell table:formula="of:=['Raw Data + Averages'.BO19]" office:value-type="float" office:value="14947.4">
            <text:p>14947.4</text:p>
          </table:table-cell>
          <table:table-cell table:formula="of:=['Raw Data + Averages'.BZ19]" office:value-type="float" office:value="1217.7">
            <text:p>1217.7</text:p>
          </table:table-cell>
          <table:table-cell table:formula="of:=['Raw Data + Averages'.CK19]" office:value-type="float" office:value="1339.2">
            <text:p>1339.2</text:p>
          </table:table-cell>
          <table:table-cell table:formula="of:=['Raw Data + Averages'.CV19]" office:value-type="float" office:value="1496.4">
            <text:p>1496.4</text:p>
          </table:table-cell>
          <table:table-cell table:formula="of:=['Raw Data + Averages'.DG19]" office:value-type="float" office:value="1420.5">
            <text:p>1420.5</text:p>
          </table:table-cell>
          <table:table-cell table:formula="of:=['Raw Data + Averages'.DR19]" office:value-type="float" office:value="1349.6">
            <text:p>1349.6</text:p>
          </table:table-cell>
        </table:table-row>
        <table:table-row table:style-name="ro1">
          <table:table-cell table:formula="of:=['Raw Data + Averages'.A20]" office:value-type="float" office:value="1900">
            <text:p>1900</text:p>
          </table:table-cell>
          <table:table-cell table:formula="of:=['Raw Data + Averages'.L20]" office:value-type="float" office:value="1903.2">
            <text:p>1903.2</text:p>
          </table:table-cell>
          <table:table-cell table:formula="of:=['Raw Data + Averages'.W20]" office:value-type="float" office:value="1902.2">
            <text:p>1902.2</text:p>
          </table:table-cell>
          <table:table-cell table:formula="of:=['Raw Data + Averages'.AH20]" office:value-type="float" office:value="1989.5">
            <text:p>1989.5</text:p>
          </table:table-cell>
          <table:table-cell table:formula="of:=['Raw Data + Averages'.AS20]" office:value-type="float" office:value="2013.2">
            <text:p>2013.2</text:p>
          </table:table-cell>
          <table:table-cell table:formula="of:=['Raw Data + Averages'.BD20]" office:value-type="float" office:value="20693.5">
            <text:p>20693.5</text:p>
          </table:table-cell>
          <table:table-cell table:formula="of:=['Raw Data + Averages'.BO20]" office:value-type="float" office:value="16324.3">
            <text:p>16324.3</text:p>
          </table:table-cell>
          <table:table-cell table:formula="of:=['Raw Data + Averages'.BZ20]" office:value-type="float" office:value="1309.4">
            <text:p>1309.4</text:p>
          </table:table-cell>
          <table:table-cell table:formula="of:=['Raw Data + Averages'.CK20]" office:value-type="float" office:value="1441.9">
            <text:p>1441.9</text:p>
          </table:table-cell>
          <table:table-cell table:formula="of:=['Raw Data + Averages'.CV20]" office:value-type="float" office:value="1657.5">
            <text:p>1657.5</text:p>
          </table:table-cell>
          <table:table-cell table:formula="of:=['Raw Data + Averages'.DG20]" office:value-type="float" office:value="1549.8">
            <text:p>1549.8</text:p>
          </table:table-cell>
          <table:table-cell table:formula="of:=['Raw Data + Averages'.DR20]" office:value-type="float" office:value="1503.6">
            <text:p>1503.6</text:p>
          </table:table-cell>
        </table:table-row>
        <table:table-row table:style-name="ro1">
          <table:table-cell table:formula="of:=['Raw Data + Averages'.A21]" office:value-type="float" office:value="2000">
            <text:p>2000</text:p>
          </table:table-cell>
          <table:table-cell table:formula="of:=['Raw Data + Averages'.L21]" office:value-type="float" office:value="1899.5">
            <text:p>1899.5</text:p>
          </table:table-cell>
          <table:table-cell table:formula="of:=['Raw Data + Averages'.W21]" office:value-type="float" office:value="1843.3">
            <text:p>1843.3</text:p>
          </table:table-cell>
          <table:table-cell table:formula="of:=['Raw Data + Averages'.AH21]" office:value-type="float" office:value="1834.7">
            <text:p>1834.7</text:p>
          </table:table-cell>
          <table:table-cell table:formula="of:=['Raw Data + Averages'.AS21]" office:value-type="float" office:value="1963.5">
            <text:p>1963.5</text:p>
          </table:table-cell>
          <table:table-cell table:formula="of:=['Raw Data + Averages'.BD21]" office:value-type="float" office:value="22847.4">
            <text:p>22847.4</text:p>
          </table:table-cell>
          <table:table-cell table:formula="of:=['Raw Data + Averages'.BO21]" office:value-type="float" office:value="18634.5">
            <text:p>18634.5</text:p>
          </table:table-cell>
          <table:table-cell table:formula="of:=['Raw Data + Averages'.BZ21]" office:value-type="float" office:value="1413.7">
            <text:p>1413.7</text:p>
          </table:table-cell>
          <table:table-cell table:formula="of:=['Raw Data + Averages'.CK21]" office:value-type="float" office:value="1609.7">
            <text:p>1609.7</text:p>
          </table:table-cell>
          <table:table-cell table:formula="of:=['Raw Data + Averages'.CV21]" office:value-type="float" office:value="1729.1">
            <text:p>1729.1</text:p>
          </table:table-cell>
          <table:table-cell table:formula="of:=['Raw Data + Averages'.DG21]" office:value-type="float" office:value="1698.6">
            <text:p>1698.6</text:p>
          </table:table-cell>
          <table:table-cell table:formula="of:=['Raw Data + Averages'.DR21]" office:value-type="float" office:value="1708.9">
            <text:p>1708.9</text:p>
          </table:table-cell>
        </table:table-row>
        <table:table-row table:style-name="ro1">
          <table:table-cell table:formula="of:=['Raw Data + Averages'.A22]" office:value-type="float" office:value="2100">
            <text:p>2100</text:p>
          </table:table-cell>
          <table:table-cell table:formula="of:=['Raw Data + Averages'.L22]" office:value-type="float" office:value="2512.8">
            <text:p>2512.8</text:p>
          </table:table-cell>
          <table:table-cell table:formula="of:=['Raw Data + Averages'.W22]" office:value-type="float" office:value="2222.5">
            <text:p>2222.5</text:p>
          </table:table-cell>
          <table:table-cell table:formula="of:=['Raw Data + Averages'.AH22]" office:value-type="float" office:value="2100.2">
            <text:p>2100.2</text:p>
          </table:table-cell>
          <table:table-cell table:formula="of:=['Raw Data + Averages'.AS22]" office:value-type="float" office:value="2303.4">
            <text:p>2303.4</text:p>
          </table:table-cell>
          <table:table-cell table:formula="of:=['Raw Data + Averages'.BD22]" office:value-type="float" office:value="24400.9">
            <text:p>24400.9</text:p>
          </table:table-cell>
          <table:table-cell table:formula="of:=['Raw Data + Averages'.BO22]" office:value-type="float" office:value="19456">
            <text:p>19456</text:p>
          </table:table-cell>
          <table:table-cell table:formula="of:=['Raw Data + Averages'.BZ22]" office:value-type="float" office:value="1404.9">
            <text:p>1404.9</text:p>
          </table:table-cell>
          <table:table-cell table:formula="of:=['Raw Data + Averages'.CK22]" office:value-type="float" office:value="1632.8">
            <text:p>1632.8</text:p>
          </table:table-cell>
          <table:table-cell table:formula="of:=['Raw Data + Averages'.CV22]" office:value-type="float" office:value="1779.3">
            <text:p>1779.3</text:p>
          </table:table-cell>
          <table:table-cell table:formula="of:=['Raw Data + Averages'.DG22]" office:value-type="float" office:value="1698.9">
            <text:p>1698.9</text:p>
          </table:table-cell>
          <table:table-cell table:formula="of:=['Raw Data + Averages'.DR22]" office:value-type="float" office:value="1687.2">
            <text:p>1687.2</text:p>
          </table:table-cell>
        </table:table-row>
        <table:table-row table:style-name="ro1">
          <table:table-cell table:formula="of:=['Raw Data + Averages'.A23]" office:value-type="float" office:value="2200">
            <text:p>2200</text:p>
          </table:table-cell>
          <table:table-cell table:formula="of:=['Raw Data + Averages'.L23]" office:value-type="float" office:value="2326">
            <text:p>2326</text:p>
          </table:table-cell>
          <table:table-cell table:formula="of:=['Raw Data + Averages'.W23]" office:value-type="float" office:value="2200.2">
            <text:p>2200.2</text:p>
          </table:table-cell>
          <table:table-cell table:formula="of:=['Raw Data + Averages'.AH23]" office:value-type="float" office:value="2166.5">
            <text:p>2166.5</text:p>
          </table:table-cell>
          <table:table-cell table:formula="of:=['Raw Data + Averages'.AS23]" office:value-type="float" office:value="2363.9">
            <text:p>2363.9</text:p>
          </table:table-cell>
          <table:table-cell table:formula="of:=['Raw Data + Averages'.BD23]" office:value-type="float" office:value="28527.2">
            <text:p>28527.2</text:p>
          </table:table-cell>
          <table:table-cell table:formula="of:=['Raw Data + Averages'.BO23]" office:value-type="float" office:value="21372.1">
            <text:p>21372.1</text:p>
          </table:table-cell>
          <table:table-cell table:formula="of:=['Raw Data + Averages'.BZ23]" office:value-type="float" office:value="1516.8">
            <text:p>1516.8</text:p>
          </table:table-cell>
          <table:table-cell table:formula="of:=['Raw Data + Averages'.CK23]" office:value-type="float" office:value="1750.1">
            <text:p>1750.1</text:p>
          </table:table-cell>
          <table:table-cell table:formula="of:=['Raw Data + Averages'.CV23]" office:value-type="float" office:value="1829.3">
            <text:p>1829.3</text:p>
          </table:table-cell>
          <table:table-cell table:formula="of:=['Raw Data + Averages'.DG23]" office:value-type="float" office:value="1811.3">
            <text:p>1811.3</text:p>
          </table:table-cell>
          <table:table-cell table:formula="of:=['Raw Data + Averages'.DR23]" office:value-type="float" office:value="1715.2">
            <text:p>1715.2</text:p>
          </table:table-cell>
        </table:table-row>
        <table:table-row table:style-name="ro1">
          <table:table-cell table:formula="of:=['Raw Data + Averages'.A24]" office:value-type="float" office:value="2300">
            <text:p>2300</text:p>
          </table:table-cell>
          <table:table-cell table:formula="of:=['Raw Data + Averages'.L24]" office:value-type="float" office:value="2420.7">
            <text:p>2420.7</text:p>
          </table:table-cell>
          <table:table-cell table:formula="of:=['Raw Data + Averages'.W24]" office:value-type="float" office:value="2483.5">
            <text:p>2483.5</text:p>
          </table:table-cell>
          <table:table-cell table:formula="of:=['Raw Data + Averages'.AH24]" office:value-type="float" office:value="2309.9">
            <text:p>2309.9</text:p>
          </table:table-cell>
          <table:table-cell table:formula="of:=['Raw Data + Averages'.AS24]" office:value-type="float" office:value="2483.1">
            <text:p>2483.1</text:p>
          </table:table-cell>
          <table:table-cell table:formula="of:=['Raw Data + Averages'.BD24]" office:value-type="float" office:value="29493.9">
            <text:p>29493.9</text:p>
          </table:table-cell>
          <table:table-cell table:formula="of:=['Raw Data + Averages'.BO24]" office:value-type="float" office:value="24723.4">
            <text:p>24723.4</text:p>
          </table:table-cell>
          <table:table-cell table:formula="of:=['Raw Data + Averages'.BZ24]" office:value-type="float" office:value="1577.6">
            <text:p>1577.6</text:p>
          </table:table-cell>
          <table:table-cell table:formula="of:=['Raw Data + Averages'.CK24]" office:value-type="float" office:value="1821.7">
            <text:p>1821.7</text:p>
          </table:table-cell>
          <table:table-cell table:formula="of:=['Raw Data + Averages'.CV24]" office:value-type="float" office:value="2000.4">
            <text:p>2000.4</text:p>
          </table:table-cell>
          <table:table-cell table:formula="of:=['Raw Data + Averages'.DG24]" office:value-type="float" office:value="1976.9">
            <text:p>1976.9</text:p>
          </table:table-cell>
          <table:table-cell table:formula="of:=['Raw Data + Averages'.DR24]" office:value-type="float" office:value="1854.4">
            <text:p>1854.4</text:p>
          </table:table-cell>
        </table:table-row>
        <table:table-row table:style-name="ro1">
          <table:table-cell table:formula="of:=['Raw Data + Averages'.A25]" office:value-type="float" office:value="2400">
            <text:p>2400</text:p>
          </table:table-cell>
          <table:table-cell table:formula="of:=['Raw Data + Averages'.L25]" office:value-type="float" office:value="2847.3">
            <text:p>2847.3</text:p>
          </table:table-cell>
          <table:table-cell table:formula="of:=['Raw Data + Averages'.W25]" office:value-type="float" office:value="2714.5">
            <text:p>2714.5</text:p>
          </table:table-cell>
          <table:table-cell table:formula="of:=['Raw Data + Averages'.AH25]" office:value-type="float" office:value="2543.9">
            <text:p>2543.9</text:p>
          </table:table-cell>
          <table:table-cell table:formula="of:=['Raw Data + Averages'.AS25]" office:value-type="float" office:value="2559.5">
            <text:p>2559.5</text:p>
          </table:table-cell>
          <table:table-cell table:formula="of:=['Raw Data + Averages'.BD25]" office:value-type="float" office:value="31695.3">
            <text:p>31695.3</text:p>
          </table:table-cell>
          <table:table-cell table:formula="of:=['Raw Data + Averages'.BO25]" office:value-type="float" office:value="24933.7">
            <text:p>24933.7</text:p>
          </table:table-cell>
          <table:table-cell table:formula="of:=['Raw Data + Averages'.BZ25]" office:value-type="float" office:value="1607">
            <text:p>1607</text:p>
          </table:table-cell>
          <table:table-cell table:formula="of:=['Raw Data + Averages'.CK25]" office:value-type="float" office:value="1865.4">
            <text:p>1865.4</text:p>
          </table:table-cell>
          <table:table-cell table:formula="of:=['Raw Data + Averages'.CV25]" office:value-type="float" office:value="2119.3">
            <text:p>2119.3</text:p>
          </table:table-cell>
          <table:table-cell table:formula="of:=['Raw Data + Averages'.DG25]" office:value-type="float" office:value="2204">
            <text:p>2204</text:p>
          </table:table-cell>
          <table:table-cell table:formula="of:=['Raw Data + Averages'.DR25]" office:value-type="float" office:value="1963.6">
            <text:p>1963.6</text:p>
          </table:table-cell>
        </table:table-row>
        <table:table-row table:style-name="ro1">
          <table:table-cell table:formula="of:=['Raw Data + Averages'.A26]" office:value-type="float" office:value="2500">
            <text:p>2500</text:p>
          </table:table-cell>
          <table:table-cell table:formula="of:=['Raw Data + Averages'.L26]" office:value-type="float" office:value="2720">
            <text:p>2720</text:p>
          </table:table-cell>
          <table:table-cell table:formula="of:=['Raw Data + Averages'.W26]" office:value-type="float" office:value="2538.9">
            <text:p>2538.9</text:p>
          </table:table-cell>
          <table:table-cell table:formula="of:=['Raw Data + Averages'.AH26]" office:value-type="float" office:value="2479.4">
            <text:p>2479.4</text:p>
          </table:table-cell>
          <table:table-cell table:formula="of:=['Raw Data + Averages'.AS26]" office:value-type="float" office:value="2881.7">
            <text:p>2881.7</text:p>
          </table:table-cell>
          <table:table-cell table:formula="of:=['Raw Data + Averages'.BD26]" office:value-type="float" office:value="34555.3">
            <text:p>34555.3</text:p>
          </table:table-cell>
          <table:table-cell table:formula="of:=['Raw Data + Averages'.BO26]" office:value-type="float" office:value="26877.6">
            <text:p>26877.6</text:p>
          </table:table-cell>
          <table:table-cell table:formula="of:=['Raw Data + Averages'.BZ26]" office:value-type="float" office:value="1768.5">
            <text:p>1768.5</text:p>
          </table:table-cell>
          <table:table-cell table:formula="of:=['Raw Data + Averages'.CK26]" office:value-type="float" office:value="2021.4">
            <text:p>2021.4</text:p>
          </table:table-cell>
          <table:table-cell table:formula="of:=['Raw Data + Averages'.CV26]" office:value-type="float" office:value="2253.9">
            <text:p>2253.9</text:p>
          </table:table-cell>
          <table:table-cell table:formula="of:=['Raw Data + Averages'.DG26]" office:value-type="float" office:value="2159.8">
            <text:p>2159.8</text:p>
          </table:table-cell>
          <table:table-cell table:formula="of:=['Raw Data + Averages'.DR26]" office:value-type="float" office:value="1983.4">
            <text:p>1983.4</text:p>
          </table:table-cell>
        </table:table-row>
        <table:table-row table:style-name="ro1">
          <table:table-cell table:formula="of:=['Raw Data + Averages'.A27]" office:value-type="float" office:value="2600">
            <text:p>2600</text:p>
          </table:table-cell>
          <table:table-cell table:formula="of:=['Raw Data + Averages'.L27]" office:value-type="float" office:value="3171.8">
            <text:p>3171.8</text:p>
          </table:table-cell>
          <table:table-cell table:formula="of:=['Raw Data + Averages'.W27]" office:value-type="float" office:value="3020.4">
            <text:p>3020.4</text:p>
          </table:table-cell>
          <table:table-cell table:formula="of:=['Raw Data + Averages'.AH27]" office:value-type="float" office:value="2851.4">
            <text:p>2851.4</text:p>
          </table:table-cell>
          <table:table-cell table:formula="of:=['Raw Data + Averages'.AS27]" office:value-type="float" office:value="2927.5">
            <text:p>2927.5</text:p>
          </table:table-cell>
          <table:table-cell table:formula="of:=['Raw Data + Averages'.BD27]" office:value-type="float" office:value="37180.8">
            <text:p>37180.8</text:p>
          </table:table-cell>
          <table:table-cell table:formula="of:=['Raw Data + Averages'.BO27]" office:value-type="float" office:value="28012.3">
            <text:p>28012.3</text:p>
          </table:table-cell>
          <table:table-cell table:formula="of:=['Raw Data + Averages'.BZ27]" office:value-type="float" office:value="1785.6">
            <text:p>1785.6</text:p>
          </table:table-cell>
          <table:table-cell table:formula="of:=['Raw Data + Averages'.CK27]" office:value-type="float" office:value="2138.3">
            <text:p>2138.3</text:p>
          </table:table-cell>
          <table:table-cell table:formula="of:=['Raw Data + Averages'.CV27]" office:value-type="float" office:value="2480.6">
            <text:p>2480.6</text:p>
          </table:table-cell>
          <table:table-cell table:formula="of:=['Raw Data + Averages'.DG27]" office:value-type="float" office:value="2251">
            <text:p>2251</text:p>
          </table:table-cell>
          <table:table-cell table:formula="of:=['Raw Data + Averages'.DR27]" office:value-type="float" office:value="2216.3">
            <text:p>2216.3</text:p>
          </table:table-cell>
        </table:table-row>
        <table:table-row table:style-name="ro1">
          <table:table-cell table:formula="of:=['Raw Data + Averages'.A28]" office:value-type="float" office:value="2700">
            <text:p>2700</text:p>
          </table:table-cell>
          <table:table-cell table:formula="of:=['Raw Data + Averages'.L28]" office:value-type="float" office:value="3039.6">
            <text:p>3039.6</text:p>
          </table:table-cell>
          <table:table-cell table:formula="of:=['Raw Data + Averages'.W28]" office:value-type="float" office:value="2788.1">
            <text:p>2788.1</text:p>
          </table:table-cell>
          <table:table-cell table:formula="of:=['Raw Data + Averages'.AH28]" office:value-type="float" office:value="2886.2">
            <text:p>2886.2</text:p>
          </table:table-cell>
          <table:table-cell table:formula="of:=['Raw Data + Averages'.AS28]" office:value-type="float" office:value="2969.3">
            <text:p>2969.3</text:p>
          </table:table-cell>
          <table:table-cell table:formula="of:=['Raw Data + Averages'.BD28]" office:value-type="float" office:value="40346.8">
            <text:p>40346.8</text:p>
          </table:table-cell>
          <table:table-cell table:formula="of:=['Raw Data + Averages'.BO28]" office:value-type="float" office:value="32296.3">
            <text:p>32296.3</text:p>
          </table:table-cell>
          <table:table-cell table:formula="of:=['Raw Data + Averages'.BZ28]" office:value-type="float" office:value="1987.7">
            <text:p>1987.7</text:p>
          </table:table-cell>
          <table:table-cell table:formula="of:=['Raw Data + Averages'.CK28]" office:value-type="float" office:value="2419.6">
            <text:p>2419.6</text:p>
          </table:table-cell>
          <table:table-cell table:formula="of:=['Raw Data + Averages'.CV28]" office:value-type="float" office:value="2416.1">
            <text:p>2416.1</text:p>
          </table:table-cell>
          <table:table-cell table:formula="of:=['Raw Data + Averages'.DG28]" office:value-type="float" office:value="2399.1">
            <text:p>2399.1</text:p>
          </table:table-cell>
          <table:table-cell table:formula="of:=['Raw Data + Averages'.DR28]" office:value-type="float" office:value="2293.2">
            <text:p>2293.2</text:p>
          </table:table-cell>
        </table:table-row>
        <table:table-row table:style-name="ro1">
          <table:table-cell table:formula="of:=['Raw Data + Averages'.A29]" office:value-type="float" office:value="2800">
            <text:p>2800</text:p>
          </table:table-cell>
          <table:table-cell table:formula="of:=['Raw Data + Averages'.L29]" office:value-type="float" office:value="2954.9">
            <text:p>2954.9</text:p>
          </table:table-cell>
          <table:table-cell table:formula="of:=['Raw Data + Averages'.W29]" office:value-type="float" office:value="2940.5">
            <text:p>2940.5</text:p>
          </table:table-cell>
          <table:table-cell table:formula="of:=['Raw Data + Averages'.AH29]" office:value-type="float" office:value="2768.2">
            <text:p>2768.2</text:p>
          </table:table-cell>
          <table:table-cell table:formula="of:=['Raw Data + Averages'.AS29]" office:value-type="float" office:value="2965.5">
            <text:p>2965.5</text:p>
          </table:table-cell>
          <table:table-cell table:formula="of:=['Raw Data + Averages'.BD29]" office:value-type="float" office:value="42449.6">
            <text:p>42449.6</text:p>
          </table:table-cell>
          <table:table-cell table:formula="of:=['Raw Data + Averages'.BO29]" office:value-type="float" office:value="33988.3">
            <text:p>33988.3</text:p>
          </table:table-cell>
          <table:table-cell table:formula="of:=['Raw Data + Averages'.BZ29]" office:value-type="float" office:value="2231.9">
            <text:p>2231.9</text:p>
          </table:table-cell>
          <table:table-cell table:formula="of:=['Raw Data + Averages'.CK29]" office:value-type="float" office:value="2578.7">
            <text:p>2578.7</text:p>
          </table:table-cell>
          <table:table-cell table:formula="of:=['Raw Data + Averages'.CV29]" office:value-type="float" office:value="2761.1">
            <text:p>2761.1</text:p>
          </table:table-cell>
          <table:table-cell table:formula="of:=['Raw Data + Averages'.DG29]" office:value-type="float" office:value="2690.4">
            <text:p>2690.4</text:p>
          </table:table-cell>
          <table:table-cell table:formula="of:=['Raw Data + Averages'.DR29]" office:value-type="float" office:value="2434.1">
            <text:p>2434.1</text:p>
          </table:table-cell>
        </table:table-row>
        <table:table-row table:style-name="ro1">
          <table:table-cell table:formula="of:=['Raw Data + Averages'.A30]" office:value-type="float" office:value="2900">
            <text:p>2900</text:p>
          </table:table-cell>
          <table:table-cell table:formula="of:=['Raw Data + Averages'.L30]" office:value-type="float" office:value="3421.3">
            <text:p>3421.3</text:p>
          </table:table-cell>
          <table:table-cell table:formula="of:=['Raw Data + Averages'.W30]" office:value-type="float" office:value="3311.6">
            <text:p>3311.6</text:p>
          </table:table-cell>
          <table:table-cell table:formula="of:=['Raw Data + Averages'.AH30]" office:value-type="float" office:value="3282.1">
            <text:p>3282.1</text:p>
          </table:table-cell>
          <table:table-cell table:formula="of:=['Raw Data + Averages'.AS30]" office:value-type="float" office:value="3345">
            <text:p>3345</text:p>
          </table:table-cell>
          <table:table-cell table:formula="of:=['Raw Data + Averages'.BD30]" office:value-type="float" office:value="45256.3">
            <text:p>45256.3</text:p>
          </table:table-cell>
          <table:table-cell table:formula="of:=['Raw Data + Averages'.BO30]" office:value-type="float" office:value="35584.4">
            <text:p>35584.4</text:p>
          </table:table-cell>
          <table:table-cell table:formula="of:=['Raw Data + Averages'.BZ30]" office:value-type="float" office:value="2176.4">
            <text:p>2176.4</text:p>
          </table:table-cell>
          <table:table-cell table:formula="of:=['Raw Data + Averages'.CK30]" office:value-type="float" office:value="2582.4">
            <text:p>2582.4</text:p>
          </table:table-cell>
          <table:table-cell table:formula="of:=['Raw Data + Averages'.CV30]" office:value-type="float" office:value="2866">
            <text:p>2866</text:p>
          </table:table-cell>
          <table:table-cell table:formula="of:=['Raw Data + Averages'.DG30]" office:value-type="float" office:value="2654.7">
            <text:p>2654.7</text:p>
          </table:table-cell>
          <table:table-cell table:formula="of:=['Raw Data + Averages'.DR30]" office:value-type="float" office:value="2639.1">
            <text:p>2639.1</text:p>
          </table:table-cell>
        </table:table-row>
        <table:table-row table:style-name="ro1">
          <table:table-cell table:formula="of:=['Raw Data + Averages'.A31]" office:value-type="float" office:value="3000">
            <text:p>3000</text:p>
          </table:table-cell>
          <table:table-cell table:formula="of:=['Raw Data + Averages'.L31]" office:value-type="float" office:value="3258.2">
            <text:p>3258.2</text:p>
          </table:table-cell>
          <table:table-cell table:formula="of:=['Raw Data + Averages'.W31]" office:value-type="float" office:value="3273.1">
            <text:p>3273.1</text:p>
          </table:table-cell>
          <table:table-cell table:formula="of:=['Raw Data + Averages'.AH31]" office:value-type="float" office:value="3387.3">
            <text:p>3387.3</text:p>
          </table:table-cell>
          <table:table-cell table:formula="of:=['Raw Data + Averages'.AS31]" office:value-type="float" office:value="3662.9">
            <text:p>3662.9</text:p>
          </table:table-cell>
          <table:table-cell table:formula="of:=['Raw Data + Averages'.BD31]" office:value-type="float" office:value="48404.4">
            <text:p>48404.4</text:p>
          </table:table-cell>
          <table:table-cell table:formula="of:=['Raw Data + Averages'.BO31]" office:value-type="float" office:value="38527.5">
            <text:p>38527.5</text:p>
          </table:table-cell>
          <table:table-cell table:formula="of:=['Raw Data + Averages'.BZ31]" office:value-type="float" office:value="2293.5">
            <text:p>2293.5</text:p>
          </table:table-cell>
          <table:table-cell table:formula="of:=['Raw Data + Averages'.CK31]" office:value-type="float" office:value="2494.8">
            <text:p>2494.8</text:p>
          </table:table-cell>
          <table:table-cell table:formula="of:=['Raw Data + Averages'.CV31]" office:value-type="float" office:value="2814">
            <text:p>2814</text:p>
          </table:table-cell>
          <table:table-cell table:formula="of:=['Raw Data + Averages'.DG31]" office:value-type="float" office:value="2623.4">
            <text:p>2623.4</text:p>
          </table:table-cell>
          <table:table-cell table:formula="of:=['Raw Data + Averages'.DR31]" office:value-type="float" office:value="2622.4">
            <text:p>2622.4</text:p>
          </table:table-cell>
        </table:table-row>
        <table:table-row table:style-name="ro1">
          <table:table-cell table:formula="of:=['Raw Data + Averages'.A32]" office:value-type="float" office:value="3100">
            <text:p>3100</text:p>
          </table:table-cell>
          <table:table-cell table:formula="of:=['Raw Data + Averages'.L32]" office:value-type="float" office:value="3948.1">
            <text:p>3948.1</text:p>
          </table:table-cell>
          <table:table-cell table:formula="of:=['Raw Data + Averages'.W32]" office:value-type="float" office:value="3351.4">
            <text:p>3351.4</text:p>
          </table:table-cell>
          <table:table-cell table:formula="of:=['Raw Data + Averages'.AH32]" office:value-type="float" office:value="3261.4">
            <text:p>3261.4</text:p>
          </table:table-cell>
          <table:table-cell table:formula="of:=['Raw Data + Averages'.AS32]" office:value-type="float" office:value="3511.5">
            <text:p>3511.5</text:p>
          </table:table-cell>
          <table:table-cell table:formula="of:=['Raw Data + Averages'.BD32]" office:value-type="float" office:value="51251.9">
            <text:p>51251.9</text:p>
          </table:table-cell>
          <table:table-cell table:formula="of:=['Raw Data + Averages'.BO32]" office:value-type="float" office:value="40855.6">
            <text:p>40855.6</text:p>
          </table:table-cell>
          <table:table-cell table:formula="of:=['Raw Data + Averages'.BZ32]" office:value-type="float" office:value="2208.1">
            <text:p>2208.1</text:p>
          </table:table-cell>
          <table:table-cell table:formula="of:=['Raw Data + Averages'.CK32]" office:value-type="float" office:value="2833.3">
            <text:p>2833.3</text:p>
          </table:table-cell>
          <table:table-cell table:formula="of:=['Raw Data + Averages'.CV32]" office:value-type="float" office:value="3424">
            <text:p>3424</text:p>
          </table:table-cell>
          <table:table-cell table:formula="of:=['Raw Data + Averages'.DG32]" office:value-type="float" office:value="3181.2">
            <text:p>3181.2</text:p>
          </table:table-cell>
          <table:table-cell table:formula="of:=['Raw Data + Averages'.DR32]" office:value-type="float" office:value="3023.8">
            <text:p>3023.8</text:p>
          </table:table-cell>
        </table:table-row>
        <table:table-row table:style-name="ro1">
          <table:table-cell table:formula="of:=['Raw Data + Averages'.A33]" office:value-type="float" office:value="3200">
            <text:p>3200</text:p>
          </table:table-cell>
          <table:table-cell table:formula="of:=['Raw Data + Averages'.L33]" office:value-type="float" office:value="4138.3">
            <text:p>4138.3</text:p>
          </table:table-cell>
          <table:table-cell table:formula="of:=['Raw Data + Averages'.W33]" office:value-type="float" office:value="3658.7">
            <text:p>3658.7</text:p>
          </table:table-cell>
          <table:table-cell table:formula="of:=['Raw Data + Averages'.AH33]" office:value-type="float" office:value="3743.8">
            <text:p>3743.8</text:p>
          </table:table-cell>
          <table:table-cell table:formula="of:=['Raw Data + Averages'.AS33]" office:value-type="float" office:value="3797.5">
            <text:p>3797.5</text:p>
          </table:table-cell>
          <table:table-cell table:formula="of:=['Raw Data + Averages'.BD33]" office:value-type="float" office:value="55769.5">
            <text:p>55769.5</text:p>
          </table:table-cell>
          <table:table-cell table:formula="of:=['Raw Data + Averages'.BO33]" office:value-type="float" office:value="43590.6">
            <text:p>43590.6</text:p>
          </table:table-cell>
          <table:table-cell table:formula="of:=['Raw Data + Averages'.BZ33]" office:value-type="float" office:value="2189.5">
            <text:p>2189.5</text:p>
          </table:table-cell>
          <table:table-cell table:formula="of:=['Raw Data + Averages'.CK33]" office:value-type="float" office:value="2587.1">
            <text:p>2587.1</text:p>
          </table:table-cell>
          <table:table-cell table:formula="of:=['Raw Data + Averages'.CV33]" office:value-type="float" office:value="3088.2">
            <text:p>3088.2</text:p>
          </table:table-cell>
          <table:table-cell table:formula="of:=['Raw Data + Averages'.DG33]" office:value-type="float" office:value="2858.6">
            <text:p>2858.6</text:p>
          </table:table-cell>
          <table:table-cell table:formula="of:=['Raw Data + Averages'.DR33]" office:value-type="float" office:value="3026.9">
            <text:p>3026.9</text:p>
          </table:table-cell>
        </table:table-row>
        <table:table-row table:style-name="ro1">
          <table:table-cell table:formula="of:=['Raw Data + Averages'.A34]" office:value-type="float" office:value="3300">
            <text:p>3300</text:p>
          </table:table-cell>
          <table:table-cell table:formula="of:=['Raw Data + Averages'.L34]" office:value-type="float" office:value="3736.9">
            <text:p>3736.9</text:p>
          </table:table-cell>
          <table:table-cell table:formula="of:=['Raw Data + Averages'.W34]" office:value-type="float" office:value="3727.3">
            <text:p>3727.3</text:p>
          </table:table-cell>
          <table:table-cell table:formula="of:=['Raw Data + Averages'.AH34]" office:value-type="float" office:value="3505.3">
            <text:p>3505.3</text:p>
          </table:table-cell>
          <table:table-cell table:formula="of:=['Raw Data + Averages'.AS34]" office:value-type="float" office:value="3893.5">
            <text:p>3893.5</text:p>
          </table:table-cell>
          <table:table-cell table:formula="of:=['Raw Data + Averages'.BD34]" office:value-type="float" office:value="59509.5">
            <text:p>59509.5</text:p>
          </table:table-cell>
          <table:table-cell table:formula="of:=['Raw Data + Averages'.BO34]" office:value-type="float" office:value="47207.5">
            <text:p>47207.5</text:p>
          </table:table-cell>
          <table:table-cell table:formula="of:=['Raw Data + Averages'.BZ34]" office:value-type="float" office:value="2461.7">
            <text:p>2461.7</text:p>
          </table:table-cell>
          <table:table-cell table:formula="of:=['Raw Data + Averages'.CK34]" office:value-type="float" office:value="3145.2">
            <text:p>3145.2</text:p>
          </table:table-cell>
          <table:table-cell table:formula="of:=['Raw Data + Averages'.CV34]" office:value-type="float" office:value="3371.4">
            <text:p>3371.4</text:p>
          </table:table-cell>
          <table:table-cell table:formula="of:=['Raw Data + Averages'.DG34]" office:value-type="float" office:value="3290.3">
            <text:p>3290.3</text:p>
          </table:table-cell>
          <table:table-cell table:formula="of:=['Raw Data + Averages'.DR34]" office:value-type="float" office:value="2922.7">
            <text:p>2922.7</text:p>
          </table:table-cell>
        </table:table-row>
        <table:table-row table:style-name="ro1">
          <table:table-cell table:formula="of:=['Raw Data + Averages'.A35]" office:value-type="float" office:value="3400">
            <text:p>3400</text:p>
          </table:table-cell>
          <table:table-cell table:formula="of:=['Raw Data + Averages'.L35]" office:value-type="float" office:value="3705.6">
            <text:p>3705.6</text:p>
          </table:table-cell>
          <table:table-cell table:formula="of:=['Raw Data + Averages'.W35]" office:value-type="float" office:value="3664">
            <text:p>3664</text:p>
          </table:table-cell>
          <table:table-cell table:formula="of:=['Raw Data + Averages'.AH35]" office:value-type="float" office:value="3649.4">
            <text:p>3649.4</text:p>
          </table:table-cell>
          <table:table-cell table:formula="of:=['Raw Data + Averages'.AS35]" office:value-type="float" office:value="3669.9">
            <text:p>3669.9</text:p>
          </table:table-cell>
          <table:table-cell table:formula="of:=['Raw Data + Averages'.BD35]" office:value-type="float" office:value="61433.5">
            <text:p>61433.5</text:p>
          </table:table-cell>
          <table:table-cell table:formula="of:=['Raw Data + Averages'.BO35]" office:value-type="float" office:value="51155">
            <text:p>51155</text:p>
          </table:table-cell>
          <table:table-cell table:formula="of:=['Raw Data + Averages'.BZ35]" office:value-type="float" office:value="2487.6">
            <text:p>2487.6</text:p>
          </table:table-cell>
          <table:table-cell table:formula="of:=['Raw Data + Averages'.CK35]" office:value-type="float" office:value="3055">
            <text:p>3055</text:p>
          </table:table-cell>
          <table:table-cell table:formula="of:=['Raw Data + Averages'.CV35]" office:value-type="float" office:value="3340.4">
            <text:p>3340.4</text:p>
          </table:table-cell>
          <table:table-cell table:formula="of:=['Raw Data + Averages'.DG35]" office:value-type="float" office:value="3175.4">
            <text:p>3175.4</text:p>
          </table:table-cell>
          <table:table-cell table:formula="of:=['Raw Data + Averages'.DR35]" office:value-type="float" office:value="2805.8">
            <text:p>2805.8</text:p>
          </table:table-cell>
        </table:table-row>
        <table:table-row table:style-name="ro1">
          <table:table-cell table:formula="of:=['Raw Data + Averages'.A36]" office:value-type="float" office:value="3500">
            <text:p>3500</text:p>
          </table:table-cell>
          <table:table-cell table:formula="of:=['Raw Data + Averages'.L36]" office:value-type="float" office:value="3983.6">
            <text:p>3983.6</text:p>
          </table:table-cell>
          <table:table-cell table:formula="of:=['Raw Data + Averages'.W36]" office:value-type="float" office:value="3910.2">
            <text:p>3910.2</text:p>
          </table:table-cell>
          <table:table-cell table:formula="of:=['Raw Data + Averages'.AH36]" office:value-type="float" office:value="4035">
            <text:p>4035</text:p>
          </table:table-cell>
          <table:table-cell table:formula="of:=['Raw Data + Averages'.AS36]" office:value-type="float" office:value="4341.9">
            <text:p>4341.9</text:p>
          </table:table-cell>
          <table:table-cell table:formula="of:=['Raw Data + Averages'.BD36]" office:value-type="float" office:value="64322.1">
            <text:p>64322.1</text:p>
          </table:table-cell>
          <table:table-cell table:formula="of:=['Raw Data + Averages'.BO36]" office:value-type="float" office:value="52617.3">
            <text:p>52617.3</text:p>
          </table:table-cell>
          <table:table-cell table:formula="of:=['Raw Data + Averages'.BZ36]" office:value-type="float" office:value="2354.5">
            <text:p>2354.5</text:p>
          </table:table-cell>
          <table:table-cell table:formula="of:=['Raw Data + Averages'.CK36]" office:value-type="float" office:value="2986.9">
            <text:p>2986.9</text:p>
          </table:table-cell>
          <table:table-cell table:formula="of:=['Raw Data + Averages'.CV36]" office:value-type="float" office:value="3294.7">
            <text:p>3294.7</text:p>
          </table:table-cell>
          <table:table-cell table:formula="of:=['Raw Data + Averages'.DG36]" office:value-type="float" office:value="3061.6">
            <text:p>3061.6</text:p>
          </table:table-cell>
          <table:table-cell table:formula="of:=['Raw Data + Averages'.DR36]" office:value-type="float" office:value="3012.9">
            <text:p>3012.9</text:p>
          </table:table-cell>
        </table:table-row>
        <table:table-row table:style-name="ro1">
          <table:table-cell table:formula="of:=['Raw Data + Averages'.A37]" office:value-type="float" office:value="3600">
            <text:p>3600</text:p>
          </table:table-cell>
          <table:table-cell table:formula="of:=['Raw Data + Averages'.L37]" office:value-type="float" office:value="4186">
            <text:p>4186</text:p>
          </table:table-cell>
          <table:table-cell table:formula="of:=['Raw Data + Averages'.W37]" office:value-type="float" office:value="3755.7">
            <text:p>3755.7</text:p>
          </table:table-cell>
          <table:table-cell table:formula="of:=['Raw Data + Averages'.AH37]" office:value-type="float" office:value="3965.2">
            <text:p>3965.2</text:p>
          </table:table-cell>
          <table:table-cell table:formula="of:=['Raw Data + Averages'.AS37]" office:value-type="float" office:value="4591.1">
            <text:p>4591.1</text:p>
          </table:table-cell>
          <table:table-cell table:formula="of:=['Raw Data + Averages'.BD37]" office:value-type="float" office:value="68107.8">
            <text:p>68107.8</text:p>
          </table:table-cell>
          <table:table-cell table:formula="of:=['Raw Data + Averages'.BO37]" office:value-type="float" office:value="55281.3">
            <text:p>55281.3</text:p>
          </table:table-cell>
          <table:table-cell table:formula="of:=['Raw Data + Averages'.BZ37]" office:value-type="float" office:value="2681.8">
            <text:p>2681.8</text:p>
          </table:table-cell>
          <table:table-cell table:formula="of:=['Raw Data + Averages'.CK37]" office:value-type="float" office:value="3332.8">
            <text:p>3332.8</text:p>
          </table:table-cell>
          <table:table-cell table:formula="of:=['Raw Data + Averages'.CV37]" office:value-type="float" office:value="3774.8">
            <text:p>3774.8</text:p>
          </table:table-cell>
          <table:table-cell table:formula="of:=['Raw Data + Averages'.DG37]" office:value-type="float" office:value="3431.7">
            <text:p>3431.7</text:p>
          </table:table-cell>
          <table:table-cell table:formula="of:=['Raw Data + Averages'.DR37]" office:value-type="float" office:value="3060.1">
            <text:p>3060.1</text:p>
          </table:table-cell>
        </table:table-row>
        <table:table-row table:style-name="ro1">
          <table:table-cell table:formula="of:=['Raw Data + Averages'.A38]" office:value-type="float" office:value="3700">
            <text:p>3700</text:p>
          </table:table-cell>
          <table:table-cell table:formula="of:=['Raw Data + Averages'.L38]" office:value-type="float" office:value="3916.3">
            <text:p>3916.3</text:p>
          </table:table-cell>
          <table:table-cell table:formula="of:=['Raw Data + Averages'.W38]" office:value-type="float" office:value="3983">
            <text:p>3983</text:p>
          </table:table-cell>
          <table:table-cell table:formula="of:=['Raw Data + Averages'.AH38]" office:value-type="float" office:value="3773">
            <text:p>3773</text:p>
          </table:table-cell>
          <table:table-cell table:formula="of:=['Raw Data + Averages'.AS38]" office:value-type="float" office:value="4247.4">
            <text:p>4247.4</text:p>
          </table:table-cell>
          <table:table-cell table:formula="of:=['Raw Data + Averages'.BD38]" office:value-type="float" office:value="72031.8">
            <text:p>72031.8</text:p>
          </table:table-cell>
          <table:table-cell table:formula="of:=['Raw Data + Averages'.BO38]" office:value-type="float" office:value="60567">
            <text:p>60567</text:p>
          </table:table-cell>
          <table:table-cell table:formula="of:=['Raw Data + Averages'.BZ38]" office:value-type="float" office:value="2515.9">
            <text:p>2515.9</text:p>
          </table:table-cell>
          <table:table-cell table:formula="of:=['Raw Data + Averages'.CK38]" office:value-type="float" office:value="3149.7">
            <text:p>3149.7</text:p>
          </table:table-cell>
          <table:table-cell table:formula="of:=['Raw Data + Averages'.CV38]" office:value-type="float" office:value="3810.1">
            <text:p>3810.1</text:p>
          </table:table-cell>
          <table:table-cell table:formula="of:=['Raw Data + Averages'.DG38]" office:value-type="float" office:value="3422.3">
            <text:p>3422.3</text:p>
          </table:table-cell>
          <table:table-cell table:formula="of:=['Raw Data + Averages'.DR38]" office:value-type="float" office:value="3198">
            <text:p>3198</text:p>
          </table:table-cell>
        </table:table-row>
        <table:table-row table:style-name="ro1">
          <table:table-cell table:formula="of:=['Raw Data + Averages'.A39]" office:value-type="float" office:value="3800">
            <text:p>3800</text:p>
          </table:table-cell>
          <table:table-cell table:formula="of:=['Raw Data + Averages'.L39]" office:value-type="float" office:value="4278.1">
            <text:p>4278.1</text:p>
          </table:table-cell>
          <table:table-cell table:formula="of:=['Raw Data + Averages'.W39]" office:value-type="float" office:value="4736.2">
            <text:p>4736.2</text:p>
          </table:table-cell>
          <table:table-cell table:formula="of:=['Raw Data + Averages'.AH39]" office:value-type="float" office:value="4078.6">
            <text:p>4078.6</text:p>
          </table:table-cell>
          <table:table-cell table:formula="of:=['Raw Data + Averages'.AS39]" office:value-type="float" office:value="4310.7">
            <text:p>4310.7</text:p>
          </table:table-cell>
          <table:table-cell table:formula="of:=['Raw Data + Averages'.BD39]" office:value-type="float" office:value="73408.7">
            <text:p>73408.7</text:p>
          </table:table-cell>
          <table:table-cell table:formula="of:=['Raw Data + Averages'.BO39]" office:value-type="float" office:value="62847.8">
            <text:p>62847.8</text:p>
          </table:table-cell>
          <table:table-cell table:formula="of:=['Raw Data + Averages'.BZ39]" office:value-type="float" office:value="2742.1">
            <text:p>2742.1</text:p>
          </table:table-cell>
          <table:table-cell table:formula="of:=['Raw Data + Averages'.CK39]" office:value-type="float" office:value="3215.2">
            <text:p>3215.2</text:p>
          </table:table-cell>
          <table:table-cell table:formula="of:=['Raw Data + Averages'.CV39]" office:value-type="float" office:value="3813.6">
            <text:p>3813.6</text:p>
          </table:table-cell>
          <table:table-cell table:formula="of:=['Raw Data + Averages'.DG39]" office:value-type="float" office:value="3400.5">
            <text:p>3400.5</text:p>
          </table:table-cell>
          <table:table-cell table:formula="of:=['Raw Data + Averages'.DR39]" office:value-type="float" office:value="3083.9">
            <text:p>3083.9</text:p>
          </table:table-cell>
        </table:table-row>
        <table:table-row table:style-name="ro1">
          <table:table-cell table:formula="of:=['Raw Data + Averages'.A40]" office:value-type="float" office:value="3900">
            <text:p>3900</text:p>
          </table:table-cell>
          <table:table-cell table:formula="of:=['Raw Data + Averages'.L40]" office:value-type="float" office:value="4411">
            <text:p>4411</text:p>
          </table:table-cell>
          <table:table-cell table:formula="of:=['Raw Data + Averages'.W40]" office:value-type="float" office:value="4678.8">
            <text:p>4678.8</text:p>
          </table:table-cell>
          <table:table-cell table:formula="of:=['Raw Data + Averages'.AH40]" office:value-type="float" office:value="4311.7">
            <text:p>4311.7</text:p>
          </table:table-cell>
          <table:table-cell table:formula="of:=['Raw Data + Averages'.AS40]" office:value-type="float" office:value="4950.6">
            <text:p>4950.6</text:p>
          </table:table-cell>
          <table:table-cell table:formula="of:=['Raw Data + Averages'.BD40]" office:value-type="float" office:value="76870.3">
            <text:p>76870.3</text:p>
          </table:table-cell>
          <table:table-cell table:formula="of:=['Raw Data + Averages'.BO40]" office:value-type="float" office:value="65030.7">
            <text:p>65030.7</text:p>
          </table:table-cell>
          <table:table-cell table:formula="of:=['Raw Data + Averages'.BZ40]" office:value-type="float" office:value="2969.1">
            <text:p>2969.1</text:p>
          </table:table-cell>
          <table:table-cell table:formula="of:=['Raw Data + Averages'.CK40]" office:value-type="float" office:value="4013.7">
            <text:p>4013.7</text:p>
          </table:table-cell>
          <table:table-cell table:formula="of:=['Raw Data + Averages'.CV40]" office:value-type="float" office:value="3931">
            <text:p>3931</text:p>
          </table:table-cell>
          <table:table-cell table:formula="of:=['Raw Data + Averages'.DG40]" office:value-type="float" office:value="4077">
            <text:p>4077</text:p>
          </table:table-cell>
          <table:table-cell table:formula="of:=['Raw Data + Averages'.DR40]" office:value-type="float" office:value="3421.2">
            <text:p>3421.2</text:p>
          </table:table-cell>
        </table:table-row>
        <table:table-row table:style-name="ro1">
          <table:table-cell table:formula="of:=['Raw Data + Averages'.A41]" office:value-type="float" office:value="4000">
            <text:p>4000</text:p>
          </table:table-cell>
          <table:table-cell table:formula="of:=['Raw Data + Averages'.L41]" office:value-type="float" office:value="4825.4">
            <text:p>4825.4</text:p>
          </table:table-cell>
          <table:table-cell table:formula="of:=['Raw Data + Averages'.W41]" office:value-type="float" office:value="4143.5">
            <text:p>4143.5</text:p>
          </table:table-cell>
          <table:table-cell table:formula="of:=['Raw Data + Averages'.AH41]" office:value-type="float" office:value="4292.3">
            <text:p>4292.3</text:p>
          </table:table-cell>
          <table:table-cell table:formula="of:=['Raw Data + Averages'.AS41]" office:value-type="float" office:value="4297.7">
            <text:p>4297.7</text:p>
          </table:table-cell>
          <table:table-cell table:formula="of:=['Raw Data + Averages'.BD41]" office:value-type="float" office:value="84801.9">
            <text:p>84801.9</text:p>
          </table:table-cell>
          <table:table-cell table:formula="of:=['Raw Data + Averages'.BO41]" office:value-type="float" office:value="70899.9">
            <text:p>70899.9</text:p>
          </table:table-cell>
          <table:table-cell table:formula="of:=['Raw Data + Averages'.BZ41]" office:value-type="float" office:value="2845.6">
            <text:p>2845.6</text:p>
          </table:table-cell>
          <table:table-cell table:formula="of:=['Raw Data + Averages'.CK41]" office:value-type="float" office:value="3751.1">
            <text:p>3751.1</text:p>
          </table:table-cell>
          <table:table-cell table:formula="of:=['Raw Data + Averages'.CV41]" office:value-type="float" office:value="3786.1">
            <text:p>3786.1</text:p>
          </table:table-cell>
          <table:table-cell table:formula="of:=['Raw Data + Averages'.DG41]" office:value-type="float" office:value="3567.7">
            <text:p>3567.7</text:p>
          </table:table-cell>
          <table:table-cell table:formula="of:=['Raw Data + Averages'.DR41]" office:value-type="float" office:value="3393">
            <text:p>3393</text:p>
          </table:table-cell>
        </table:table-row>
        <table:table-row table:style-name="ro1">
          <table:table-cell table:formula="of:=['Raw Data + Averages'.A42]" office:value-type="float" office:value="4100">
            <text:p>4100</text:p>
          </table:table-cell>
          <table:table-cell table:formula="of:=['Raw Data + Averages'.L42]" office:value-type="float" office:value="5998.4">
            <text:p>5998.4</text:p>
          </table:table-cell>
          <table:table-cell table:formula="of:=['Raw Data + Averages'.W42]" office:value-type="float" office:value="4780">
            <text:p>4780</text:p>
          </table:table-cell>
          <table:table-cell table:formula="of:=['Raw Data + Averages'.AH42]" office:value-type="float" office:value="4743.5">
            <text:p>4743.5</text:p>
          </table:table-cell>
          <table:table-cell table:formula="of:=['Raw Data + Averages'.AS42]" office:value-type="float" office:value="4963.6">
            <text:p>4963.6</text:p>
          </table:table-cell>
          <table:table-cell table:formula="of:=['Raw Data + Averages'.BD42]" office:value-type="float" office:value="88282.2">
            <text:p>88282.2</text:p>
          </table:table-cell>
          <table:table-cell table:formula="of:=['Raw Data + Averages'.BO42]" office:value-type="float" office:value="72033.5">
            <text:p>72033.5</text:p>
          </table:table-cell>
          <table:table-cell table:formula="of:=['Raw Data + Averages'.BZ42]" office:value-type="float" office:value="2904.6">
            <text:p>2904.6</text:p>
          </table:table-cell>
          <table:table-cell table:formula="of:=['Raw Data + Averages'.CK42]" office:value-type="float" office:value="3434.6">
            <text:p>3434.6</text:p>
          </table:table-cell>
          <table:table-cell table:formula="of:=['Raw Data + Averages'.CV42]" office:value-type="float" office:value="4499.2">
            <text:p>4499.2</text:p>
          </table:table-cell>
          <table:table-cell table:formula="of:=['Raw Data + Averages'.DG42]" office:value-type="float" office:value="4541.1">
            <text:p>4541.1</text:p>
          </table:table-cell>
          <table:table-cell table:formula="of:=['Raw Data + Averages'.DR42]" office:value-type="float" office:value="3762.7">
            <text:p>3762.7</text:p>
          </table:table-cell>
        </table:table-row>
        <table:table-row table:style-name="ro1">
          <table:table-cell table:formula="of:=['Raw Data + Averages'.A43]" office:value-type="float" office:value="4200">
            <text:p>4200</text:p>
          </table:table-cell>
          <table:table-cell table:formula="of:=['Raw Data + Averages'.L43]" office:value-type="float" office:value="5826.5">
            <text:p>5826.5</text:p>
          </table:table-cell>
          <table:table-cell table:formula="of:=['Raw Data + Averages'.W43]" office:value-type="float" office:value="5253.3">
            <text:p>5253.3</text:p>
          </table:table-cell>
          <table:table-cell table:formula="of:=['Raw Data + Averages'.AH43]" office:value-type="float" office:value="4699.2">
            <text:p>4699.2</text:p>
          </table:table-cell>
          <table:table-cell table:formula="of:=['Raw Data + Averages'.AS43]" office:value-type="float" office:value="4991">
            <text:p>4991</text:p>
          </table:table-cell>
          <table:table-cell table:formula="of:=['Raw Data + Averages'.BD43]" office:value-type="float" office:value="94666.6">
            <text:p>94666.6</text:p>
          </table:table-cell>
          <table:table-cell table:formula="of:=['Raw Data + Averages'.BO43]" office:value-type="float" office:value="79890.9">
            <text:p>79890.9</text:p>
          </table:table-cell>
          <table:table-cell table:formula="of:=['Raw Data + Averages'.BZ43]" office:value-type="float" office:value="3542.9">
            <text:p>3542.9</text:p>
          </table:table-cell>
          <table:table-cell table:formula="of:=['Raw Data + Averages'.CK43]" office:value-type="float" office:value="4003.1">
            <text:p>4003.1</text:p>
          </table:table-cell>
          <table:table-cell table:formula="of:=['Raw Data + Averages'.CV43]" office:value-type="float" office:value="4465">
            <text:p>4465</text:p>
          </table:table-cell>
          <table:table-cell table:formula="of:=['Raw Data + Averages'.DG43]" office:value-type="float" office:value="4388.1">
            <text:p>4388.1</text:p>
          </table:table-cell>
          <table:table-cell table:formula="of:=['Raw Data + Averages'.DR43]" office:value-type="float" office:value="3973.1">
            <text:p>3973.1</text:p>
          </table:table-cell>
        </table:table-row>
        <table:table-row table:style-name="ro1">
          <table:table-cell table:formula="of:=['Raw Data + Averages'.A44]" office:value-type="float" office:value="4300">
            <text:p>4300</text:p>
          </table:table-cell>
          <table:table-cell table:formula="of:=['Raw Data + Averages'.L44]" office:value-type="float" office:value="5030.3">
            <text:p>5030.3</text:p>
          </table:table-cell>
          <table:table-cell table:formula="of:=['Raw Data + Averages'.W44]" office:value-type="float" office:value="5420.7">
            <text:p>5420.7</text:p>
          </table:table-cell>
          <table:table-cell table:formula="of:=['Raw Data + Averages'.AH44]" office:value-type="float" office:value="4731.6">
            <text:p>4731.6</text:p>
          </table:table-cell>
          <table:table-cell table:formula="of:=['Raw Data + Averages'.AS44]" office:value-type="float" office:value="5887.2">
            <text:p>5887.2</text:p>
          </table:table-cell>
          <table:table-cell table:formula="of:=['Raw Data + Averages'.BD44]" office:value-type="float" office:value="101169.4">
            <text:p>101169.4</text:p>
          </table:table-cell>
          <table:table-cell table:formula="of:=['Raw Data + Averages'.BO44]" office:value-type="float" office:value="84932.6">
            <text:p>84932.6</text:p>
          </table:table-cell>
          <table:table-cell table:formula="of:=['Raw Data + Averages'.BZ44]" office:value-type="float" office:value="3433.6">
            <text:p>3433.6</text:p>
          </table:table-cell>
          <table:table-cell table:formula="of:=['Raw Data + Averages'.CK44]" office:value-type="float" office:value="4130.1">
            <text:p>4130.1</text:p>
          </table:table-cell>
          <table:table-cell table:formula="of:=['Raw Data + Averages'.CV44]" office:value-type="float" office:value="5165.2">
            <text:p>5165.2</text:p>
          </table:table-cell>
          <table:table-cell table:formula="of:=['Raw Data + Averages'.DG44]" office:value-type="float" office:value="4551">
            <text:p>4551</text:p>
          </table:table-cell>
          <table:table-cell table:formula="of:=['Raw Data + Averages'.DR44]" office:value-type="float" office:value="3886.5">
            <text:p>3886.5</text:p>
          </table:table-cell>
        </table:table-row>
        <table:table-row table:style-name="ro1">
          <table:table-cell table:formula="of:=['Raw Data + Averages'.A45]" office:value-type="float" office:value="4400">
            <text:p>4400</text:p>
          </table:table-cell>
          <table:table-cell table:formula="of:=['Raw Data + Averages'.L45]" office:value-type="float" office:value="5679.7">
            <text:p>5679.7</text:p>
          </table:table-cell>
          <table:table-cell table:formula="of:=['Raw Data + Averages'.W45]" office:value-type="float" office:value="6057.7">
            <text:p>6057.7</text:p>
          </table:table-cell>
          <table:table-cell table:formula="of:=['Raw Data + Averages'.AH45]" office:value-type="float" office:value="5078.7">
            <text:p>5078.7</text:p>
          </table:table-cell>
          <table:table-cell table:formula="of:=['Raw Data + Averages'.AS45]" office:value-type="float" office:value="5135.5">
            <text:p>5135.5</text:p>
          </table:table-cell>
          <table:table-cell table:formula="of:=['Raw Data + Averages'.BD45]" office:value-type="float" office:value="104487.7">
            <text:p>104487.7</text:p>
          </table:table-cell>
          <table:table-cell table:formula="of:=['Raw Data + Averages'.BO45]" office:value-type="float" office:value="88919.1">
            <text:p>88919.1</text:p>
          </table:table-cell>
          <table:table-cell table:formula="of:=['Raw Data + Averages'.BZ45]" office:value-type="float" office:value="3574.9">
            <text:p>3574.9</text:p>
          </table:table-cell>
          <table:table-cell table:formula="of:=['Raw Data + Averages'.CK45]" office:value-type="float" office:value="4168.6">
            <text:p>4168.6</text:p>
          </table:table-cell>
          <table:table-cell table:formula="of:=['Raw Data + Averages'.CV45]" office:value-type="float" office:value="4958.4">
            <text:p>4958.4</text:p>
          </table:table-cell>
          <table:table-cell table:formula="of:=['Raw Data + Averages'.DG45]" office:value-type="float" office:value="4511.9">
            <text:p>4511.9</text:p>
          </table:table-cell>
          <table:table-cell table:formula="of:=['Raw Data + Averages'.DR45]" office:value-type="float" office:value="4041.6">
            <text:p>4041.6</text:p>
          </table:table-cell>
        </table:table-row>
        <table:table-row table:style-name="ro1">
          <table:table-cell table:formula="of:=['Raw Data + Averages'.A46]" office:value-type="float" office:value="4500">
            <text:p>4500</text:p>
          </table:table-cell>
          <table:table-cell table:formula="of:=['Raw Data + Averages'.L46]" office:value-type="float" office:value="5008.4">
            <text:p>5008.4</text:p>
          </table:table-cell>
          <table:table-cell table:formula="of:=['Raw Data + Averages'.W46]" office:value-type="float" office:value="5176.8">
            <text:p>5176.8</text:p>
          </table:table-cell>
          <table:table-cell table:formula="of:=['Raw Data + Averages'.AH46]" office:value-type="float" office:value="6343.2">
            <text:p>6343.2</text:p>
          </table:table-cell>
          <table:table-cell table:formula="of:=['Raw Data + Averages'.AS46]" office:value-type="float" office:value="5596.5">
            <text:p>5596.5</text:p>
          </table:table-cell>
          <table:table-cell table:formula="of:=['Raw Data + Averages'.BD46]" office:value-type="float" office:value="102007.6">
            <text:p>102007.6</text:p>
          </table:table-cell>
          <table:table-cell table:formula="of:=['Raw Data + Averages'.BO46]" office:value-type="float" office:value="87334.4">
            <text:p>87334.4</text:p>
          </table:table-cell>
          <table:table-cell table:formula="of:=['Raw Data + Averages'.BZ46]" office:value-type="float" office:value="3273.7">
            <text:p>3273.7</text:p>
          </table:table-cell>
          <table:table-cell table:formula="of:=['Raw Data + Averages'.CK46]" office:value-type="float" office:value="4368.5">
            <text:p>4368.5</text:p>
          </table:table-cell>
          <table:table-cell table:formula="of:=['Raw Data + Averages'.CV46]" office:value-type="float" office:value="4354.7">
            <text:p>4354.7</text:p>
          </table:table-cell>
          <table:table-cell table:formula="of:=['Raw Data + Averages'.DG46]" office:value-type="float" office:value="4424.9">
            <text:p>4424.9</text:p>
          </table:table-cell>
          <table:table-cell table:formula="of:=['Raw Data + Averages'.DR46]" office:value-type="float" office:value="3815.3">
            <text:p>3815.3</text:p>
          </table:table-cell>
        </table:table-row>
        <table:table-row table:style-name="ro1">
          <table:table-cell table:formula="of:=['Raw Data + Averages'.A47]" office:value-type="float" office:value="4600">
            <text:p>4600</text:p>
          </table:table-cell>
          <table:table-cell table:formula="of:=['Raw Data + Averages'.L47]" office:value-type="float" office:value="6198.5">
            <text:p>6198.5</text:p>
          </table:table-cell>
          <table:table-cell table:formula="of:=['Raw Data + Averages'.W47]" office:value-type="float" office:value="5398.4">
            <text:p>5398.4</text:p>
          </table:table-cell>
          <table:table-cell table:formula="of:=['Raw Data + Averages'.AH47]" office:value-type="float" office:value="5117.7">
            <text:p>5117.7</text:p>
          </table:table-cell>
          <table:table-cell table:formula="of:=['Raw Data + Averages'.AS47]" office:value-type="float" office:value="5294.5">
            <text:p>5294.5</text:p>
          </table:table-cell>
          <table:table-cell table:formula="of:=['Raw Data + Averages'.BD47]" office:value-type="float" office:value="108297.6">
            <text:p>108297.6</text:p>
          </table:table-cell>
          <table:table-cell table:formula="of:=['Raw Data + Averages'.BO47]" office:value-type="float" office:value="90388.2">
            <text:p>90388.2</text:p>
          </table:table-cell>
          <table:table-cell table:formula="of:=['Raw Data + Averages'.BZ47]" office:value-type="float" office:value="3769.3">
            <text:p>3769.3</text:p>
          </table:table-cell>
          <table:table-cell table:formula="of:=['Raw Data + Averages'.CK47]" office:value-type="float" office:value="4747.9">
            <text:p>4747.9</text:p>
          </table:table-cell>
          <table:table-cell table:formula="of:=['Raw Data + Averages'.CV47]" office:value-type="float" office:value="4981.9">
            <text:p>4981.9</text:p>
          </table:table-cell>
          <table:table-cell table:formula="of:=['Raw Data + Averages'.DG47]" office:value-type="float" office:value="4500.9">
            <text:p>4500.9</text:p>
          </table:table-cell>
          <table:table-cell table:formula="of:=['Raw Data + Averages'.DR47]" office:value-type="float" office:value="3957.5">
            <text:p>3957.5</text:p>
          </table:table-cell>
        </table:table-row>
        <table:table-row table:style-name="ro1">
          <table:table-cell table:formula="of:=['Raw Data + Averages'.A48]" office:value-type="float" office:value="4700">
            <text:p>4700</text:p>
          </table:table-cell>
          <table:table-cell table:formula="of:=['Raw Data + Averages'.L48]" office:value-type="float" office:value="5725.6">
            <text:p>5725.6</text:p>
          </table:table-cell>
          <table:table-cell table:formula="of:=['Raw Data + Averages'.W48]" office:value-type="float" office:value="5635.7">
            <text:p>5635.7</text:p>
          </table:table-cell>
          <table:table-cell table:formula="of:=['Raw Data + Averages'.AH48]" office:value-type="float" office:value="5255.9">
            <text:p>5255.9</text:p>
          </table:table-cell>
          <table:table-cell table:formula="of:=['Raw Data + Averages'.AS48]" office:value-type="float" office:value="5600.4">
            <text:p>5600.4</text:p>
          </table:table-cell>
          <table:table-cell table:formula="of:=['Raw Data + Averages'.BD48]" office:value-type="float" office:value="112845.1">
            <text:p>112845.1</text:p>
          </table:table-cell>
          <table:table-cell table:formula="of:=['Raw Data + Averages'.BO48]" office:value-type="float" office:value="92802.7">
            <text:p>92802.7</text:p>
          </table:table-cell>
          <table:table-cell table:formula="of:=['Raw Data + Averages'.BZ48]" office:value-type="float" office:value="3918.3">
            <text:p>3918.3</text:p>
          </table:table-cell>
          <table:table-cell table:formula="of:=['Raw Data + Averages'.CK48]" office:value-type="float" office:value="4769.8">
            <text:p>4769.8</text:p>
          </table:table-cell>
          <table:table-cell table:formula="of:=['Raw Data + Averages'.CV48]" office:value-type="float" office:value="5624.3">
            <text:p>5624.3</text:p>
          </table:table-cell>
          <table:table-cell table:formula="of:=['Raw Data + Averages'.DG48]" office:value-type="float" office:value="4956.6">
            <text:p>4956.6</text:p>
          </table:table-cell>
          <table:table-cell table:formula="of:=['Raw Data + Averages'.DR48]" office:value-type="float" office:value="4059.8">
            <text:p>4059.8</text:p>
          </table:table-cell>
        </table:table-row>
        <table:table-row table:style-name="ro1">
          <table:table-cell table:formula="of:=['Raw Data + Averages'.A49]" office:value-type="float" office:value="4800">
            <text:p>4800</text:p>
          </table:table-cell>
          <table:table-cell table:formula="of:=['Raw Data + Averages'.L49]" office:value-type="float" office:value="6507.6">
            <text:p>6507.6</text:p>
          </table:table-cell>
          <table:table-cell table:formula="of:=['Raw Data + Averages'.W49]" office:value-type="float" office:value="6492.9">
            <text:p>6492.9</text:p>
          </table:table-cell>
          <table:table-cell table:formula="of:=['Raw Data + Averages'.AH49]" office:value-type="float" office:value="6146">
            <text:p>6146</text:p>
          </table:table-cell>
          <table:table-cell table:formula="of:=['Raw Data + Averages'.AS49]" office:value-type="float" office:value="5985.8">
            <text:p>5985.8</text:p>
          </table:table-cell>
          <table:table-cell table:formula="of:=['Raw Data + Averages'.BD49]" office:value-type="float" office:value="116274.6">
            <text:p>116274.6</text:p>
          </table:table-cell>
          <table:table-cell table:formula="of:=['Raw Data + Averages'.BO49]" office:value-type="float" office:value="101132.8">
            <text:p>101132.8</text:p>
          </table:table-cell>
          <table:table-cell table:formula="of:=['Raw Data + Averages'.BZ49]" office:value-type="float" office:value="3634.5">
            <text:p>3634.5</text:p>
          </table:table-cell>
          <table:table-cell table:formula="of:=['Raw Data + Averages'.CK49]" office:value-type="float" office:value="4720.9">
            <text:p>4720.9</text:p>
          </table:table-cell>
          <table:table-cell table:formula="of:=['Raw Data + Averages'.CV49]" office:value-type="float" office:value="4946.5">
            <text:p>4946.5</text:p>
          </table:table-cell>
          <table:table-cell table:formula="of:=['Raw Data + Averages'.DG49]" office:value-type="float" office:value="4661.9">
            <text:p>4661.9</text:p>
          </table:table-cell>
          <table:table-cell table:formula="of:=['Raw Data + Averages'.DR49]" office:value-type="float" office:value="4783.7">
            <text:p>4783.7</text:p>
          </table:table-cell>
        </table:table-row>
        <table:table-row table:style-name="ro1">
          <table:table-cell table:formula="of:=['Raw Data + Averages'.A50]" office:value-type="float" office:value="4900">
            <text:p>4900</text:p>
          </table:table-cell>
          <table:table-cell table:formula="of:=['Raw Data + Averages'.L50]" office:value-type="float" office:value="6390.3">
            <text:p>6390.3</text:p>
          </table:table-cell>
          <table:table-cell table:formula="of:=['Raw Data + Averages'.W50]" office:value-type="float" office:value="5622.1">
            <text:p>5622.1</text:p>
          </table:table-cell>
          <table:table-cell table:formula="of:=['Raw Data + Averages'.AH50]" office:value-type="float" office:value="5619">
            <text:p>5619</text:p>
          </table:table-cell>
          <table:table-cell table:formula="of:=['Raw Data + Averages'.AS50]" office:value-type="float" office:value="5800.1">
            <text:p>5800.1</text:p>
          </table:table-cell>
          <table:table-cell table:formula="of:=['Raw Data + Averages'.BD50]" office:value-type="float" office:value="120990.1">
            <text:p>120990.1</text:p>
          </table:table-cell>
          <table:table-cell table:formula="of:=['Raw Data + Averages'.BO50]" office:value-type="float" office:value="103564.1">
            <text:p>103564.1</text:p>
          </table:table-cell>
          <table:table-cell table:formula="of:=['Raw Data + Averages'.BZ50]" office:value-type="float" office:value="3643.3">
            <text:p>3643.3</text:p>
          </table:table-cell>
          <table:table-cell table:formula="of:=['Raw Data + Averages'.CK50]" office:value-type="float" office:value="4462.6">
            <text:p>4462.6</text:p>
          </table:table-cell>
          <table:table-cell table:formula="of:=['Raw Data + Averages'.CV50]" office:value-type="float" office:value="5367.6">
            <text:p>5367.6</text:p>
          </table:table-cell>
          <table:table-cell table:formula="of:=['Raw Data + Averages'.DG50]" office:value-type="float" office:value="5159.6">
            <text:p>5159.6</text:p>
          </table:table-cell>
          <table:table-cell table:formula="of:=['Raw Data + Averages'.DR50]" office:value-type="float" office:value="4548.2">
            <text:p>4548.2</text:p>
          </table:table-cell>
        </table:table-row>
        <table:table-row table:style-name="ro1">
          <table:table-cell table:formula="of:=['Raw Data + Averages'.A51]" office:value-type="float" office:value="5000">
            <text:p>5000</text:p>
          </table:table-cell>
          <table:table-cell table:formula="of:=['Raw Data + Averages'.L51]" office:value-type="float" office:value="6821.1">
            <text:p>6821.1</text:p>
          </table:table-cell>
          <table:table-cell table:formula="of:=['Raw Data + Averages'.W51]" office:value-type="float" office:value="6767.2">
            <text:p>6767.2</text:p>
          </table:table-cell>
          <table:table-cell table:formula="of:=['Raw Data + Averages'.AH51]" office:value-type="float" office:value="5893.8">
            <text:p>5893.8</text:p>
          </table:table-cell>
          <table:table-cell table:formula="of:=['Raw Data + Averages'.AS51]" office:value-type="float" office:value="6272.6">
            <text:p>6272.6</text:p>
          </table:table-cell>
          <table:table-cell table:formula="of:=['Raw Data + Averages'.BD51]" office:value-type="float" office:value="128873.6">
            <text:p>128873.6</text:p>
          </table:table-cell>
          <table:table-cell table:formula="of:=['Raw Data + Averages'.BO51]" office:value-type="float" office:value="109694.4">
            <text:p>109694.4</text:p>
          </table:table-cell>
          <table:table-cell table:formula="of:=['Raw Data + Averages'.BZ51]" office:value-type="float" office:value="3954.7">
            <text:p>3954.7</text:p>
          </table:table-cell>
          <table:table-cell table:formula="of:=['Raw Data + Averages'.CK51]" office:value-type="float" office:value="4753.2">
            <text:p>4753.2</text:p>
          </table:table-cell>
          <table:table-cell table:formula="of:=['Raw Data + Averages'.CV51]" office:value-type="float" office:value="4982.9">
            <text:p>4982.9</text:p>
          </table:table-cell>
          <table:table-cell table:formula="of:=['Raw Data + Averages'.DG51]" office:value-type="float" office:value="5337.9">
            <text:p>5337.9</text:p>
          </table:table-cell>
          <table:table-cell table:formula="of:=['Raw Data + Averages'.DR51]" office:value-type="float" office:value="4636.6">
            <text:p>4636.6</text:p>
          </table:table-cell>
        </table:table-row>
        <table:table-row table:style-name="ro1">
          <table:table-cell table:formula="of:=['Raw Data + Averages'.A52]" office:value-type="float" office:value="5100">
            <text:p>5100</text:p>
          </table:table-cell>
          <table:table-cell table:formula="of:=['Raw Data + Averages'.L52]" office:value-type="float" office:value="6726.8">
            <text:p>6726.8</text:p>
          </table:table-cell>
          <table:table-cell table:formula="of:=['Raw Data + Averages'.W52]" office:value-type="float" office:value="7002.2">
            <text:p>7002.2</text:p>
          </table:table-cell>
          <table:table-cell table:formula="of:=['Raw Data + Averages'.AH52]" office:value-type="float" office:value="6430.7">
            <text:p>6430.7</text:p>
          </table:table-cell>
          <table:table-cell table:formula="of:=['Raw Data + Averages'.AS52]" office:value-type="float" office:value="6657.9">
            <text:p>6657.9</text:p>
          </table:table-cell>
          <table:table-cell table:formula="of:=['Raw Data + Averages'.BD52]" office:value-type="float" office:value="135656.1">
            <text:p>135656.1</text:p>
          </table:table-cell>
          <table:table-cell table:formula="of:=['Raw Data + Averages'.BO52]" office:value-type="float" office:value="119475.2">
            <text:p>119475.2</text:p>
          </table:table-cell>
          <table:table-cell table:formula="of:=['Raw Data + Averages'.BZ52]" office:value-type="float" office:value="3669.3">
            <text:p>3669.3</text:p>
          </table:table-cell>
          <table:table-cell table:formula="of:=['Raw Data + Averages'.CK52]" office:value-type="float" office:value="4917">
            <text:p>4917</text:p>
          </table:table-cell>
          <table:table-cell table:formula="of:=['Raw Data + Averages'.CV52]" office:value-type="float" office:value="5272.6">
            <text:p>5272.6</text:p>
          </table:table-cell>
          <table:table-cell table:formula="of:=['Raw Data + Averages'.DG52]" office:value-type="float" office:value="5271.9">
            <text:p>5271.9</text:p>
          </table:table-cell>
          <table:table-cell table:formula="of:=['Raw Data + Averages'.DR52]" office:value-type="float" office:value="4611.6">
            <text:p>4611.6</text:p>
          </table:table-cell>
        </table:table-row>
        <table:table-row table:style-name="ro1">
          <table:table-cell table:formula="of:=['Raw Data + Averages'.A53]" office:value-type="float" office:value="5200">
            <text:p>5200</text:p>
          </table:table-cell>
          <table:table-cell table:formula="of:=['Raw Data + Averages'.L53]" office:value-type="float" office:value="7805.2">
            <text:p>7805.2</text:p>
          </table:table-cell>
          <table:table-cell table:formula="of:=['Raw Data + Averages'.W53]" office:value-type="float" office:value="6291.4">
            <text:p>6291.4</text:p>
          </table:table-cell>
          <table:table-cell table:formula="of:=['Raw Data + Averages'.AH53]" office:value-type="float" office:value="6054.8">
            <text:p>6054.8</text:p>
          </table:table-cell>
          <table:table-cell table:formula="of:=['Raw Data + Averages'.AS53]" office:value-type="float" office:value="6866.6">
            <text:p>6866.6</text:p>
          </table:table-cell>
          <table:table-cell table:formula="of:=['Raw Data + Averages'.BD53]" office:value-type="float" office:value="140343.1">
            <text:p>140343.1</text:p>
          </table:table-cell>
          <table:table-cell table:formula="of:=['Raw Data + Averages'.BO53]" office:value-type="float" office:value="123259.5">
            <text:p>123259.5</text:p>
          </table:table-cell>
          <table:table-cell table:formula="of:=['Raw Data + Averages'.BZ53]" office:value-type="float" office:value="3857.4">
            <text:p>3857.4</text:p>
          </table:table-cell>
          <table:table-cell table:formula="of:=['Raw Data + Averages'.CK53]" office:value-type="float" office:value="5139.8">
            <text:p>5139.8</text:p>
          </table:table-cell>
          <table:table-cell table:formula="of:=['Raw Data + Averages'.CV53]" office:value-type="float" office:value="5336.5">
            <text:p>5336.5</text:p>
          </table:table-cell>
          <table:table-cell table:formula="of:=['Raw Data + Averages'.DG53]" office:value-type="float" office:value="5755.8">
            <text:p>5755.8</text:p>
          </table:table-cell>
          <table:table-cell table:formula="of:=['Raw Data + Averages'.DR53]" office:value-type="float" office:value="4812.5">
            <text:p>4812.5</text:p>
          </table:table-cell>
        </table:table-row>
        <table:table-row table:style-name="ro1">
          <table:table-cell table:formula="of:=['Raw Data + Averages'.A54]" office:value-type="float" office:value="5300">
            <text:p>5300</text:p>
          </table:table-cell>
          <table:table-cell table:formula="of:=['Raw Data + Averages'.L54]" office:value-type="float" office:value="6506.4">
            <text:p>6506.4</text:p>
          </table:table-cell>
          <table:table-cell table:formula="of:=['Raw Data + Averages'.W54]" office:value-type="float" office:value="5943.7">
            <text:p>5943.7</text:p>
          </table:table-cell>
          <table:table-cell table:formula="of:=['Raw Data + Averages'.AH54]" office:value-type="float" office:value="6103.1">
            <text:p>6103.1</text:p>
          </table:table-cell>
          <table:table-cell table:formula="of:=['Raw Data + Averages'.AS54]" office:value-type="float" office:value="6731.4">
            <text:p>6731.4</text:p>
          </table:table-cell>
          <table:table-cell table:formula="of:=['Raw Data + Averages'.BD54]" office:value-type="float" office:value="139046.6">
            <text:p>139046.6</text:p>
          </table:table-cell>
          <table:table-cell table:formula="of:=['Raw Data + Averages'.BO54]" office:value-type="float" office:value="122209.5">
            <text:p>122209.5</text:p>
          </table:table-cell>
          <table:table-cell table:formula="of:=['Raw Data + Averages'.BZ54]" office:value-type="float" office:value="3890.7">
            <text:p>3890.7</text:p>
          </table:table-cell>
          <table:table-cell table:formula="of:=['Raw Data + Averages'.CK54]" office:value-type="float" office:value="5075.6">
            <text:p>5075.6</text:p>
          </table:table-cell>
          <table:table-cell table:formula="of:=['Raw Data + Averages'.CV54]" office:value-type="float" office:value="5628.8">
            <text:p>5628.8</text:p>
          </table:table-cell>
          <table:table-cell table:formula="of:=['Raw Data + Averages'.DG54]" office:value-type="float" office:value="5391.1">
            <text:p>5391.1</text:p>
          </table:table-cell>
          <table:table-cell table:formula="of:=['Raw Data + Averages'.DR54]" office:value-type="float" office:value="4795.6">
            <text:p>4795.6</text:p>
          </table:table-cell>
        </table:table-row>
        <table:table-row table:style-name="ro1">
          <table:table-cell table:formula="of:=['Raw Data + Averages'.A55]" office:value-type="float" office:value="5400">
            <text:p>5400</text:p>
          </table:table-cell>
          <table:table-cell table:formula="of:=['Raw Data + Averages'.L55]" office:value-type="float" office:value="6632.1">
            <text:p>6632.1</text:p>
          </table:table-cell>
          <table:table-cell table:formula="of:=['Raw Data + Averages'.W55]" office:value-type="float" office:value="6696.4">
            <text:p>6696.4</text:p>
          </table:table-cell>
          <table:table-cell table:formula="of:=['Raw Data + Averages'.AH55]" office:value-type="float" office:value="6338.3">
            <text:p>6338.3</text:p>
          </table:table-cell>
          <table:table-cell table:formula="of:=['Raw Data + Averages'.AS55]" office:value-type="float" office:value="6728.8">
            <text:p>6728.8</text:p>
          </table:table-cell>
          <table:table-cell table:formula="of:=['Raw Data + Averages'.BD55]" office:value-type="float" office:value="147139.4">
            <text:p>147139.4</text:p>
          </table:table-cell>
          <table:table-cell table:formula="of:=['Raw Data + Averages'.BO55]" office:value-type="float" office:value="126067.6">
            <text:p>126067.6</text:p>
          </table:table-cell>
          <table:table-cell table:formula="of:=['Raw Data + Averages'.BZ55]" office:value-type="float" office:value="4369.6">
            <text:p>4369.6</text:p>
          </table:table-cell>
          <table:table-cell table:formula="of:=['Raw Data + Averages'.CK55]" office:value-type="float" office:value="5514.5">
            <text:p>5514.5</text:p>
          </table:table-cell>
          <table:table-cell table:formula="of:=['Raw Data + Averages'.CV55]" office:value-type="float" office:value="5523.8">
            <text:p>5523.8</text:p>
          </table:table-cell>
          <table:table-cell table:formula="of:=['Raw Data + Averages'.DG55]" office:value-type="float" office:value="5533.8">
            <text:p>5533.8</text:p>
          </table:table-cell>
          <table:table-cell table:formula="of:=['Raw Data + Averages'.DR55]" office:value-type="float" office:value="4996.4">
            <text:p>4996.4</text:p>
          </table:table-cell>
        </table:table-row>
        <table:table-row table:style-name="ro1">
          <table:table-cell table:formula="of:=['Raw Data + Averages'.A56]" office:value-type="float" office:value="5500">
            <text:p>5500</text:p>
          </table:table-cell>
          <table:table-cell table:formula="of:=['Raw Data + Averages'.L56]" office:value-type="float" office:value="6676.2">
            <text:p>6676.2</text:p>
          </table:table-cell>
          <table:table-cell table:formula="of:=['Raw Data + Averages'.W56]" office:value-type="float" office:value="6828.3">
            <text:p>6828.3</text:p>
          </table:table-cell>
          <table:table-cell table:formula="of:=['Raw Data + Averages'.AH56]" office:value-type="float" office:value="6203.6">
            <text:p>6203.6</text:p>
          </table:table-cell>
          <table:table-cell table:formula="of:=['Raw Data + Averages'.AS56]" office:value-type="float" office:value="6643">
            <text:p>6643</text:p>
          </table:table-cell>
          <table:table-cell table:formula="of:=['Raw Data + Averages'.BD56]" office:value-type="float" office:value="148735.9">
            <text:p>148735.9</text:p>
          </table:table-cell>
          <table:table-cell table:formula="of:=['Raw Data + Averages'.BO56]" office:value-type="float" office:value="129948.2">
            <text:p>129948.2</text:p>
          </table:table-cell>
          <table:table-cell table:formula="of:=['Raw Data + Averages'.BZ56]" office:value-type="float" office:value="4064.4">
            <text:p>4064.4</text:p>
          </table:table-cell>
          <table:table-cell table:formula="of:=['Raw Data + Averages'.CK56]" office:value-type="float" office:value="4902.5">
            <text:p>4902.5</text:p>
          </table:table-cell>
          <table:table-cell table:formula="of:=['Raw Data + Averages'.CV56]" office:value-type="float" office:value="5559.1">
            <text:p>5559.1</text:p>
          </table:table-cell>
          <table:table-cell table:formula="of:=['Raw Data + Averages'.DG56]" office:value-type="float" office:value="5261.5">
            <text:p>5261.5</text:p>
          </table:table-cell>
          <table:table-cell table:formula="of:=['Raw Data + Averages'.DR56]" office:value-type="float" office:value="5044.5">
            <text:p>5044.5</text:p>
          </table:table-cell>
        </table:table-row>
        <table:table-row table:style-name="ro1">
          <table:table-cell table:formula="of:=['Raw Data + Averages'.A57]" office:value-type="float" office:value="5600">
            <text:p>5600</text:p>
          </table:table-cell>
          <table:table-cell table:formula="of:=['Raw Data + Averages'.L57]" office:value-type="float" office:value="7114.9">
            <text:p>7114.9</text:p>
          </table:table-cell>
          <table:table-cell table:formula="of:=['Raw Data + Averages'.W57]" office:value-type="float" office:value="7048.5">
            <text:p>7048.5</text:p>
          </table:table-cell>
          <table:table-cell table:formula="of:=['Raw Data + Averages'.AH57]" office:value-type="float" office:value="6455.3">
            <text:p>6455.3</text:p>
          </table:table-cell>
          <table:table-cell table:formula="of:=['Raw Data + Averages'.AS57]" office:value-type="float" office:value="6909.8">
            <text:p>6909.8</text:p>
          </table:table-cell>
          <table:table-cell table:formula="of:=['Raw Data + Averages'.BD57]" office:value-type="float" office:value="156191.1">
            <text:p>156191.1</text:p>
          </table:table-cell>
          <table:table-cell table:formula="of:=['Raw Data + Averages'.BO57]" office:value-type="float" office:value="134935.1">
            <text:p>134935.1</text:p>
          </table:table-cell>
          <table:table-cell table:formula="of:=['Raw Data + Averages'.BZ57]" office:value-type="float" office:value="4014.3">
            <text:p>4014.3</text:p>
          </table:table-cell>
          <table:table-cell table:formula="of:=['Raw Data + Averages'.CK57]" office:value-type="float" office:value="5151.9">
            <text:p>5151.9</text:p>
          </table:table-cell>
          <table:table-cell table:formula="of:=['Raw Data + Averages'.CV57]" office:value-type="float" office:value="5579.9">
            <text:p>5579.9</text:p>
          </table:table-cell>
          <table:table-cell table:formula="of:=['Raw Data + Averages'.DG57]" office:value-type="float" office:value="5420.6">
            <text:p>5420.6</text:p>
          </table:table-cell>
          <table:table-cell table:formula="of:=['Raw Data + Averages'.DR57]" office:value-type="float" office:value="5529.9">
            <text:p>5529.9</text:p>
          </table:table-cell>
        </table:table-row>
        <table:table-row table:style-name="ro1">
          <table:table-cell table:formula="of:=['Raw Data + Averages'.A58]" office:value-type="float" office:value="5700">
            <text:p>5700</text:p>
          </table:table-cell>
          <table:table-cell table:formula="of:=['Raw Data + Averages'.L58]" office:value-type="float" office:value="7274.5">
            <text:p>7274.5</text:p>
          </table:table-cell>
          <table:table-cell table:formula="of:=['Raw Data + Averages'.W58]" office:value-type="float" office:value="7014.2">
            <text:p>7014.2</text:p>
          </table:table-cell>
          <table:table-cell table:formula="of:=['Raw Data + Averages'.AH58]" office:value-type="float" office:value="6396.5">
            <text:p>6396.5</text:p>
          </table:table-cell>
          <table:table-cell table:formula="of:=['Raw Data + Averages'.AS58]" office:value-type="float" office:value="7060.6">
            <text:p>7060.6</text:p>
          </table:table-cell>
          <table:table-cell table:formula="of:=['Raw Data + Averages'.BD58]" office:value-type="float" office:value="160576.8">
            <text:p>160576.8</text:p>
          </table:table-cell>
          <table:table-cell table:formula="of:=['Raw Data + Averages'.BO58]" office:value-type="float" office:value="137582.8">
            <text:p>137582.8</text:p>
          </table:table-cell>
          <table:table-cell table:formula="of:=['Raw Data + Averages'.BZ58]" office:value-type="float" office:value="4717.7">
            <text:p>4717.7</text:p>
          </table:table-cell>
          <table:table-cell table:formula="of:=['Raw Data + Averages'.CK58]" office:value-type="float" office:value="5656.7">
            <text:p>5656.7</text:p>
          </table:table-cell>
          <table:table-cell table:formula="of:=['Raw Data + Averages'.CV58]" office:value-type="float" office:value="6138.9">
            <text:p>6138.9</text:p>
          </table:table-cell>
          <table:table-cell table:formula="of:=['Raw Data + Averages'.DG58]" office:value-type="float" office:value="5405.2">
            <text:p>5405.2</text:p>
          </table:table-cell>
          <table:table-cell table:formula="of:=['Raw Data + Averages'.DR58]" office:value-type="float" office:value="5385.5">
            <text:p>5385.5</text:p>
          </table:table-cell>
        </table:table-row>
        <table:table-row table:style-name="ro1">
          <table:table-cell table:formula="of:=['Raw Data + Averages'.A59]" office:value-type="float" office:value="5800">
            <text:p>5800</text:p>
          </table:table-cell>
          <table:table-cell table:formula="of:=['Raw Data + Averages'.L59]" office:value-type="float" office:value="7285.4">
            <text:p>7285.4</text:p>
          </table:table-cell>
          <table:table-cell table:formula="of:=['Raw Data + Averages'.W59]" office:value-type="float" office:value="7154.1">
            <text:p>7154.1</text:p>
          </table:table-cell>
          <table:table-cell table:formula="of:=['Raw Data + Averages'.AH59]" office:value-type="float" office:value="6989.5">
            <text:p>6989.5</text:p>
          </table:table-cell>
          <table:table-cell table:formula="of:=['Raw Data + Averages'.AS59]" office:value-type="float" office:value="7778.3">
            <text:p>7778.3</text:p>
          </table:table-cell>
          <table:table-cell table:formula="of:=['Raw Data + Averages'.BD59]" office:value-type="float" office:value="164429.8">
            <text:p>164429.8</text:p>
          </table:table-cell>
          <table:table-cell table:formula="of:=['Raw Data + Averages'.BO59]" office:value-type="float" office:value="143901.5">
            <text:p>143901.5</text:p>
          </table:table-cell>
          <table:table-cell table:formula="of:=['Raw Data + Averages'.BZ59]" office:value-type="float" office:value="4204.7">
            <text:p>4204.7</text:p>
          </table:table-cell>
          <table:table-cell table:formula="of:=['Raw Data + Averages'.CK59]" office:value-type="float" office:value="5293.1">
            <text:p>5293.1</text:p>
          </table:table-cell>
          <table:table-cell table:formula="of:=['Raw Data + Averages'.CV59]" office:value-type="float" office:value="5993.9">
            <text:p>5993.9</text:p>
          </table:table-cell>
          <table:table-cell table:formula="of:=['Raw Data + Averages'.DG59]" office:value-type="float" office:value="6342.4">
            <text:p>6342.4</text:p>
          </table:table-cell>
          <table:table-cell table:formula="of:=['Raw Data + Averages'.DR59]" office:value-type="float" office:value="5058.6">
            <text:p>5058.6</text:p>
          </table:table-cell>
        </table:table-row>
        <table:table-row table:style-name="ro1">
          <table:table-cell table:formula="of:=['Raw Data + Averages'.A60]" office:value-type="float" office:value="5900">
            <text:p>5900</text:p>
          </table:table-cell>
          <table:table-cell table:formula="of:=['Raw Data + Averages'.L60]" office:value-type="float" office:value="7876.6">
            <text:p>7876.6</text:p>
          </table:table-cell>
          <table:table-cell table:formula="of:=['Raw Data + Averages'.W60]" office:value-type="float" office:value="7692.4">
            <text:p>7692.4</text:p>
          </table:table-cell>
          <table:table-cell table:formula="of:=['Raw Data + Averages'.AH60]" office:value-type="float" office:value="6805.6">
            <text:p>6805.6</text:p>
          </table:table-cell>
          <table:table-cell table:formula="of:=['Raw Data + Averages'.AS60]" office:value-type="float" office:value="7591.2">
            <text:p>7591.2</text:p>
          </table:table-cell>
          <table:table-cell table:formula="of:=['Raw Data + Averages'.BD60]" office:value-type="float" office:value="174630.3">
            <text:p>174630.3</text:p>
          </table:table-cell>
          <table:table-cell table:formula="of:=['Raw Data + Averages'.BO60]" office:value-type="float" office:value="151031.6">
            <text:p>151031.6</text:p>
          </table:table-cell>
          <table:table-cell table:formula="of:=['Raw Data + Averages'.BZ60]" office:value-type="float" office:value="4700.6">
            <text:p>4700.6</text:p>
          </table:table-cell>
          <table:table-cell table:formula="of:=['Raw Data + Averages'.CK60]" office:value-type="float" office:value="6473.3">
            <text:p>6473.3</text:p>
          </table:table-cell>
          <table:table-cell table:formula="of:=['Raw Data + Averages'.CV60]" office:value-type="float" office:value="6596.8">
            <text:p>6596.8</text:p>
          </table:table-cell>
          <table:table-cell table:formula="of:=['Raw Data + Averages'.DG60]" office:value-type="float" office:value="5753.1">
            <text:p>5753.1</text:p>
          </table:table-cell>
          <table:table-cell table:formula="of:=['Raw Data + Averages'.DR60]" office:value-type="float" office:value="5213.5">
            <text:p>5213.5</text:p>
          </table:table-cell>
        </table:table-row>
        <table:table-row table:style-name="ro1">
          <table:table-cell table:formula="of:=['Raw Data + Averages'.A61]" office:value-type="float" office:value="6000">
            <text:p>6000</text:p>
          </table:table-cell>
          <table:table-cell table:formula="of:=['Raw Data + Averages'.L61]" office:value-type="float" office:value="7393.1">
            <text:p>7393.1</text:p>
          </table:table-cell>
          <table:table-cell table:formula="of:=['Raw Data + Averages'.W61]" office:value-type="float" office:value="6946.7">
            <text:p>6946.7</text:p>
          </table:table-cell>
          <table:table-cell table:formula="of:=['Raw Data + Averages'.AH61]" office:value-type="float" office:value="7375.2">
            <text:p>7375.2</text:p>
          </table:table-cell>
          <table:table-cell table:formula="of:=['Raw Data + Averages'.AS61]" office:value-type="float" office:value="7785.7">
            <text:p>7785.7</text:p>
          </table:table-cell>
          <table:table-cell table:formula="of:=['Raw Data + Averages'.BD61]" office:value-type="float" office:value="178891.5">
            <text:p>178891.5</text:p>
          </table:table-cell>
          <table:table-cell table:formula="of:=['Raw Data + Averages'.BO61]" office:value-type="float" office:value="156180.1">
            <text:p>156180.1</text:p>
          </table:table-cell>
          <table:table-cell table:formula="of:=['Raw Data + Averages'.BZ61]" office:value-type="float" office:value="4368">
            <text:p>4368</text:p>
          </table:table-cell>
          <table:table-cell table:formula="of:=['Raw Data + Averages'.CK61]" office:value-type="float" office:value="6211.4">
            <text:p>6211.4</text:p>
          </table:table-cell>
          <table:table-cell table:formula="of:=['Raw Data + Averages'.CV61]" office:value-type="float" office:value="6576.5">
            <text:p>6576.5</text:p>
          </table:table-cell>
          <table:table-cell table:formula="of:=['Raw Data + Averages'.DG61]" office:value-type="float" office:value="7064.6">
            <text:p>7064.6</text:p>
          </table:table-cell>
          <table:table-cell table:formula="of:=['Raw Data + Averages'.DR61]" office:value-type="float" office:value="5534.1">
            <text:p>5534.1</text:p>
          </table:table-cell>
        </table:table-row>
        <table:table-row table:style-name="ro1">
          <table:table-cell table:formula="of:=['Raw Data + Averages'.A62]" office:value-type="float" office:value="6100">
            <text:p>6100</text:p>
          </table:table-cell>
          <table:table-cell table:formula="of:=['Raw Data + Averages'.L62]" office:value-type="float" office:value="7681.3">
            <text:p>7681.3</text:p>
          </table:table-cell>
          <table:table-cell table:formula="of:=['Raw Data + Averages'.W62]" office:value-type="float" office:value="7028.2">
            <text:p>7028.2</text:p>
          </table:table-cell>
          <table:table-cell table:formula="of:=['Raw Data + Averages'.AH62]" office:value-type="float" office:value="6603.7">
            <text:p>6603.7</text:p>
          </table:table-cell>
          <table:table-cell table:formula="of:=['Raw Data + Averages'.AS62]" office:value-type="float" office:value="7600.8">
            <text:p>7600.8</text:p>
          </table:table-cell>
          <table:table-cell table:formula="of:=['Raw Data + Averages'.BD62]" office:value-type="float" office:value="180530.7">
            <text:p>180530.7</text:p>
          </table:table-cell>
          <table:table-cell table:formula="of:=['Raw Data + Averages'.BO62]" office:value-type="float" office:value="160161.9">
            <text:p>160161.9</text:p>
          </table:table-cell>
          <table:table-cell table:formula="of:=['Raw Data + Averages'.BZ62]" office:value-type="float" office:value="4448">
            <text:p>4448</text:p>
          </table:table-cell>
          <table:table-cell table:formula="of:=['Raw Data + Averages'.CK62]" office:value-type="float" office:value="5785">
            <text:p>5785</text:p>
          </table:table-cell>
          <table:table-cell table:formula="of:=['Raw Data + Averages'.CV62]" office:value-type="float" office:value="6436">
            <text:p>6436</text:p>
          </table:table-cell>
          <table:table-cell table:formula="of:=['Raw Data + Averages'.DG62]" office:value-type="float" office:value="6472.7">
            <text:p>6472.7</text:p>
          </table:table-cell>
          <table:table-cell table:formula="of:=['Raw Data + Averages'.DR62]" office:value-type="float" office:value="6199">
            <text:p>6199</text:p>
          </table:table-cell>
        </table:table-row>
        <table:table-row table:style-name="ro1">
          <table:table-cell table:formula="of:=['Raw Data + Averages'.A63]" office:value-type="float" office:value="6200">
            <text:p>6200</text:p>
          </table:table-cell>
          <table:table-cell table:formula="of:=['Raw Data + Averages'.L63]" office:value-type="float" office:value="8121.5">
            <text:p>8121.5</text:p>
          </table:table-cell>
          <table:table-cell table:formula="of:=['Raw Data + Averages'.W63]" office:value-type="float" office:value="7260.5">
            <text:p>7260.5</text:p>
          </table:table-cell>
          <table:table-cell table:formula="of:=['Raw Data + Averages'.AH63]" office:value-type="float" office:value="6757.3">
            <text:p>6757.3</text:p>
          </table:table-cell>
          <table:table-cell table:formula="of:=['Raw Data + Averages'.AS63]" office:value-type="float" office:value="7148">
            <text:p>7148</text:p>
          </table:table-cell>
          <table:table-cell table:formula="of:=['Raw Data + Averages'.BD63]" office:value-type="float" office:value="186434.1">
            <text:p>186434.1</text:p>
          </table:table-cell>
          <table:table-cell table:formula="of:=['Raw Data + Averages'.BO63]" office:value-type="float" office:value="165294.7">
            <text:p>165294.7</text:p>
          </table:table-cell>
          <table:table-cell table:formula="of:=['Raw Data + Averages'.BZ63]" office:value-type="float" office:value="4660.8">
            <text:p>4660.8</text:p>
          </table:table-cell>
          <table:table-cell table:formula="of:=['Raw Data + Averages'.CK63]" office:value-type="float" office:value="5668.3">
            <text:p>5668.3</text:p>
          </table:table-cell>
          <table:table-cell table:formula="of:=['Raw Data + Averages'.CV63]" office:value-type="float" office:value="5986.6">
            <text:p>5986.6</text:p>
          </table:table-cell>
          <table:table-cell table:formula="of:=['Raw Data + Averages'.DG63]" office:value-type="float" office:value="6135">
            <text:p>6135</text:p>
          </table:table-cell>
          <table:table-cell table:formula="of:=['Raw Data + Averages'.DR63]" office:value-type="float" office:value="5658.5">
            <text:p>5658.5</text:p>
          </table:table-cell>
        </table:table-row>
        <table:table-row table:style-name="ro1">
          <table:table-cell table:formula="of:=['Raw Data + Averages'.A64]" office:value-type="float" office:value="6300">
            <text:p>6300</text:p>
          </table:table-cell>
          <table:table-cell table:formula="of:=['Raw Data + Averages'.L64]" office:value-type="float" office:value="8811.2">
            <text:p>8811.2</text:p>
          </table:table-cell>
          <table:table-cell table:formula="of:=['Raw Data + Averages'.W64]" office:value-type="float" office:value="7694.2">
            <text:p>7694.2</text:p>
          </table:table-cell>
          <table:table-cell table:formula="of:=['Raw Data + Averages'.AH64]" office:value-type="float" office:value="7410.8">
            <text:p>7410.8</text:p>
          </table:table-cell>
          <table:table-cell table:formula="of:=['Raw Data + Averages'.AS64]" office:value-type="float" office:value="7941.2">
            <text:p>7941.2</text:p>
          </table:table-cell>
          <table:table-cell table:formula="of:=['Raw Data + Averages'.BD64]" office:value-type="float" office:value="195166.2">
            <text:p>195166.2</text:p>
          </table:table-cell>
          <table:table-cell table:formula="of:=['Raw Data + Averages'.BO64]" office:value-type="float" office:value="170187">
            <text:p>170187</text:p>
          </table:table-cell>
          <table:table-cell table:formula="of:=['Raw Data + Averages'.BZ64]" office:value-type="float" office:value="4990.5">
            <text:p>4990.5</text:p>
          </table:table-cell>
          <table:table-cell table:formula="of:=['Raw Data + Averages'.CK64]" office:value-type="float" office:value="6100.5">
            <text:p>6100.5</text:p>
          </table:table-cell>
          <table:table-cell table:formula="of:=['Raw Data + Averages'.CV64]" office:value-type="float" office:value="6850.8">
            <text:p>6850.8</text:p>
          </table:table-cell>
          <table:table-cell table:formula="of:=['Raw Data + Averages'.DG64]" office:value-type="float" office:value="6275">
            <text:p>6275</text:p>
          </table:table-cell>
          <table:table-cell table:formula="of:=['Raw Data + Averages'.DR64]" office:value-type="float" office:value="6232.9">
            <text:p>6232.9</text:p>
          </table:table-cell>
        </table:table-row>
        <table:table-row table:style-name="ro1">
          <table:table-cell table:formula="of:=['Raw Data + Averages'.A65]" office:value-type="float" office:value="6400">
            <text:p>6400</text:p>
          </table:table-cell>
          <table:table-cell table:formula="of:=['Raw Data + Averages'.L65]" office:value-type="float" office:value="8962">
            <text:p>8962</text:p>
          </table:table-cell>
          <table:table-cell table:formula="of:=['Raw Data + Averages'.W65]" office:value-type="float" office:value="7555.1">
            <text:p>7555.1</text:p>
          </table:table-cell>
          <table:table-cell table:formula="of:=['Raw Data + Averages'.AH65]" office:value-type="float" office:value="7373.5">
            <text:p>7373.5</text:p>
          </table:table-cell>
          <table:table-cell table:formula="of:=['Raw Data + Averages'.AS65]" office:value-type="float" office:value="8647">
            <text:p>8647</text:p>
          </table:table-cell>
          <table:table-cell table:formula="of:=['Raw Data + Averages'.BD65]" office:value-type="float" office:value="201506.1">
            <text:p>201506.1</text:p>
          </table:table-cell>
          <table:table-cell table:formula="of:=['Raw Data + Averages'.BO65]" office:value-type="float" office:value="175229.5">
            <text:p>175229.5</text:p>
          </table:table-cell>
          <table:table-cell table:formula="of:=['Raw Data + Averages'.BZ65]" office:value-type="float" office:value="4928.3">
            <text:p>4928.3</text:p>
          </table:table-cell>
          <table:table-cell table:formula="of:=['Raw Data + Averages'.CK65]" office:value-type="float" office:value="6144.7">
            <text:p>6144.7</text:p>
          </table:table-cell>
          <table:table-cell table:formula="of:=['Raw Data + Averages'.CV65]" office:value-type="float" office:value="6946.8">
            <text:p>6946.8</text:p>
          </table:table-cell>
          <table:table-cell table:formula="of:=['Raw Data + Averages'.DG65]" office:value-type="float" office:value="6333.4">
            <text:p>6333.4</text:p>
          </table:table-cell>
          <table:table-cell table:formula="of:=['Raw Data + Averages'.DR65]" office:value-type="float" office:value="6358.2">
            <text:p>6358.2</text:p>
          </table:table-cell>
        </table:table-row>
        <table:table-row table:style-name="ro1">
          <table:table-cell table:formula="of:=['Raw Data + Averages'.A66]" office:value-type="float" office:value="6500">
            <text:p>6500</text:p>
          </table:table-cell>
          <table:table-cell table:formula="of:=['Raw Data + Averages'.L66]" office:value-type="float" office:value="8503.5">
            <text:p>8503.5</text:p>
          </table:table-cell>
          <table:table-cell table:formula="of:=['Raw Data + Averages'.W66]" office:value-type="float" office:value="8215.2">
            <text:p>8215.2</text:p>
          </table:table-cell>
          <table:table-cell table:formula="of:=['Raw Data + Averages'.AH66]" office:value-type="float" office:value="7658.9">
            <text:p>7658.9</text:p>
          </table:table-cell>
          <table:table-cell table:formula="of:=['Raw Data + Averages'.AS66]" office:value-type="float" office:value="8907.9">
            <text:p>8907.9</text:p>
          </table:table-cell>
          <table:table-cell table:formula="of:=['Raw Data + Averages'.BD66]" office:value-type="float" office:value="208993.6">
            <text:p>208993.6</text:p>
          </table:table-cell>
          <table:table-cell table:formula="of:=['Raw Data + Averages'.BO66]" office:value-type="float" office:value="180884.3">
            <text:p>180884.3</text:p>
          </table:table-cell>
          <table:table-cell table:formula="of:=['Raw Data + Averages'.BZ66]" office:value-type="float" office:value="5320.6">
            <text:p>5320.6</text:p>
          </table:table-cell>
          <table:table-cell table:formula="of:=['Raw Data + Averages'.CK66]" office:value-type="float" office:value="6613.2">
            <text:p>6613.2</text:p>
          </table:table-cell>
          <table:table-cell table:formula="of:=['Raw Data + Averages'.CV66]" office:value-type="float" office:value="7562.7">
            <text:p>7562.7</text:p>
          </table:table-cell>
          <table:table-cell table:formula="of:=['Raw Data + Averages'.DG66]" office:value-type="float" office:value="6358.6">
            <text:p>6358.6</text:p>
          </table:table-cell>
          <table:table-cell table:formula="of:=['Raw Data + Averages'.DR66]" office:value-type="float" office:value="6010.8">
            <text:p>6010.8</text:p>
          </table:table-cell>
        </table:table-row>
        <table:table-row table:style-name="ro1">
          <table:table-cell table:formula="of:=['Raw Data + Averages'.A67]" office:value-type="float" office:value="6600">
            <text:p>6600</text:p>
          </table:table-cell>
          <table:table-cell table:formula="of:=['Raw Data + Averages'.L67]" office:value-type="float" office:value="7534.8">
            <text:p>7534.8</text:p>
          </table:table-cell>
          <table:table-cell table:formula="of:=['Raw Data + Averages'.W67]" office:value-type="float" office:value="8242.7">
            <text:p>8242.7</text:p>
          </table:table-cell>
          <table:table-cell table:formula="of:=['Raw Data + Averages'.AH67]" office:value-type="float" office:value="8117.5">
            <text:p>8117.5</text:p>
          </table:table-cell>
          <table:table-cell table:formula="of:=['Raw Data + Averages'.AS67]" office:value-type="float" office:value="8340.8">
            <text:p>8340.8</text:p>
          </table:table-cell>
          <table:table-cell table:formula="of:=['Raw Data + Averages'.BD67]" office:value-type="float" office:value="210250.2">
            <text:p>210250.2</text:p>
          </table:table-cell>
          <table:table-cell table:formula="of:=['Raw Data + Averages'.BO67]" office:value-type="float" office:value="185239">
            <text:p>185239</text:p>
          </table:table-cell>
          <table:table-cell table:formula="of:=['Raw Data + Averages'.BZ67]" office:value-type="float" office:value="5001.3">
            <text:p>5001.3</text:p>
          </table:table-cell>
          <table:table-cell table:formula="of:=['Raw Data + Averages'.CK67]" office:value-type="float" office:value="6311.7">
            <text:p>6311.7</text:p>
          </table:table-cell>
          <table:table-cell table:formula="of:=['Raw Data + Averages'.CV67]" office:value-type="float" office:value="7461.2">
            <text:p>7461.2</text:p>
          </table:table-cell>
          <table:table-cell table:formula="of:=['Raw Data + Averages'.DG67]" office:value-type="float" office:value="7258.1">
            <text:p>7258.1</text:p>
          </table:table-cell>
          <table:table-cell table:formula="of:=['Raw Data + Averages'.DR67]" office:value-type="float" office:value="6072.9">
            <text:p>6072.9</text:p>
          </table:table-cell>
        </table:table-row>
        <table:table-row table:style-name="ro1">
          <table:table-cell table:formula="of:=['Raw Data + Averages'.A68]" office:value-type="float" office:value="6700">
            <text:p>6700</text:p>
          </table:table-cell>
          <table:table-cell table:formula="of:=['Raw Data + Averages'.L68]" office:value-type="float" office:value="8620.7">
            <text:p>8620.7</text:p>
          </table:table-cell>
          <table:table-cell table:formula="of:=['Raw Data + Averages'.W68]" office:value-type="float" office:value="7682.3">
            <text:p>7682.3</text:p>
          </table:table-cell>
          <table:table-cell table:formula="of:=['Raw Data + Averages'.AH68]" office:value-type="float" office:value="7652.8">
            <text:p>7652.8</text:p>
          </table:table-cell>
          <table:table-cell table:formula="of:=['Raw Data + Averages'.AS68]" office:value-type="float" office:value="9048.6">
            <text:p>9048.6</text:p>
          </table:table-cell>
          <table:table-cell table:formula="of:=['Raw Data + Averages'.BD68]" office:value-type="float" office:value="215232.4">
            <text:p>215232.4</text:p>
          </table:table-cell>
          <table:table-cell table:formula="of:=['Raw Data + Averages'.BO68]" office:value-type="float" office:value="191647.4">
            <text:p>191647.4</text:p>
          </table:table-cell>
          <table:table-cell table:formula="of:=['Raw Data + Averages'.BZ68]" office:value-type="float" office:value="5380.9">
            <text:p>5380.9</text:p>
          </table:table-cell>
          <table:table-cell table:formula="of:=['Raw Data + Averages'.CK68]" office:value-type="float" office:value="6510.3">
            <text:p>6510.3</text:p>
          </table:table-cell>
          <table:table-cell table:formula="of:=['Raw Data + Averages'.CV68]" office:value-type="float" office:value="6656.8">
            <text:p>6656.8</text:p>
          </table:table-cell>
          <table:table-cell table:formula="of:=['Raw Data + Averages'.DG68]" office:value-type="float" office:value="6848.3">
            <text:p>6848.3</text:p>
          </table:table-cell>
          <table:table-cell table:formula="of:=['Raw Data + Averages'.DR68]" office:value-type="float" office:value="6870.8">
            <text:p>6870.8</text:p>
          </table:table-cell>
        </table:table-row>
        <table:table-row table:style-name="ro1">
          <table:table-cell table:formula="of:=['Raw Data + Averages'.A69]" office:value-type="float" office:value="6800">
            <text:p>6800</text:p>
          </table:table-cell>
          <table:table-cell table:formula="of:=['Raw Data + Averages'.L69]" office:value-type="float" office:value="8589.4">
            <text:p>8589.4</text:p>
          </table:table-cell>
          <table:table-cell table:formula="of:=['Raw Data + Averages'.W69]" office:value-type="float" office:value="9526.8">
            <text:p>9526.8</text:p>
          </table:table-cell>
          <table:table-cell table:formula="of:=['Raw Data + Averages'.AH69]" office:value-type="float" office:value="8253.2">
            <text:p>8253.2</text:p>
          </table:table-cell>
          <table:table-cell table:formula="of:=['Raw Data + Averages'.AS69]" office:value-type="float" office:value="8117.5">
            <text:p>8117.5</text:p>
          </table:table-cell>
          <table:table-cell table:formula="of:=['Raw Data + Averages'.BD69]" office:value-type="float" office:value="227250.2">
            <text:p>227250.2</text:p>
          </table:table-cell>
          <table:table-cell table:formula="of:=['Raw Data + Averages'.BO69]" office:value-type="float" office:value="199050.5">
            <text:p>199050.5</text:p>
          </table:table-cell>
          <table:table-cell table:formula="of:=['Raw Data + Averages'.BZ69]" office:value-type="float" office:value="5503.1">
            <text:p>5503.1</text:p>
          </table:table-cell>
          <table:table-cell table:formula="of:=['Raw Data + Averages'.CK69]" office:value-type="float" office:value="7599.2">
            <text:p>7599.2</text:p>
          </table:table-cell>
          <table:table-cell table:formula="of:=['Raw Data + Averages'.CV69]" office:value-type="float" office:value="7745.9">
            <text:p>7745.9</text:p>
          </table:table-cell>
          <table:table-cell table:formula="of:=['Raw Data + Averages'.DG69]" office:value-type="float" office:value="7245.5">
            <text:p>7245.5</text:p>
          </table:table-cell>
          <table:table-cell table:formula="of:=['Raw Data + Averages'.DR69]" office:value-type="float" office:value="6305">
            <text:p>6305</text:p>
          </table:table-cell>
        </table:table-row>
        <table:table-row table:style-name="ro1">
          <table:table-cell table:formula="of:=['Raw Data + Averages'.A70]" office:value-type="float" office:value="6900">
            <text:p>6900</text:p>
          </table:table-cell>
          <table:table-cell table:formula="of:=['Raw Data + Averages'.L70]" office:value-type="float" office:value="9040.3">
            <text:p>9040.3</text:p>
          </table:table-cell>
          <table:table-cell table:formula="of:=['Raw Data + Averages'.W70]" office:value-type="float" office:value="8934.2">
            <text:p>8934.2</text:p>
          </table:table-cell>
          <table:table-cell table:formula="of:=['Raw Data + Averages'.AH70]" office:value-type="float" office:value="8591.6">
            <text:p>8591.6</text:p>
          </table:table-cell>
          <table:table-cell table:formula="of:=['Raw Data + Averages'.AS70]" office:value-type="float" office:value="8946.4">
            <text:p>8946.4</text:p>
          </table:table-cell>
          <table:table-cell table:formula="of:=['Raw Data + Averages'.BD70]" office:value-type="float" office:value="229480.7">
            <text:p>229480.7</text:p>
          </table:table-cell>
          <table:table-cell table:formula="of:=['Raw Data + Averages'.BO70]" office:value-type="float" office:value="204825.9">
            <text:p>204825.9</text:p>
          </table:table-cell>
          <table:table-cell table:formula="of:=['Raw Data + Averages'.BZ70]" office:value-type="float" office:value="5357">
            <text:p>5357</text:p>
          </table:table-cell>
          <table:table-cell table:formula="of:=['Raw Data + Averages'.CK70]" office:value-type="float" office:value="6563.5">
            <text:p>6563.5</text:p>
          </table:table-cell>
          <table:table-cell table:formula="of:=['Raw Data + Averages'.CV70]" office:value-type="float" office:value="7515.1">
            <text:p>7515.1</text:p>
          </table:table-cell>
          <table:table-cell table:formula="of:=['Raw Data + Averages'.DG70]" office:value-type="float" office:value="7208.2">
            <text:p>7208.2</text:p>
          </table:table-cell>
          <table:table-cell table:formula="of:=['Raw Data + Averages'.DR70]" office:value-type="float" office:value="6771.9">
            <text:p>6771.9</text:p>
          </table:table-cell>
        </table:table-row>
        <table:table-row table:style-name="ro1">
          <table:table-cell table:formula="of:=['Raw Data + Averages'.A71]" office:value-type="float" office:value="7000">
            <text:p>7000</text:p>
          </table:table-cell>
          <table:table-cell table:formula="of:=['Raw Data + Averages'.L71]" office:value-type="float" office:value="8926.5">
            <text:p>8926.5</text:p>
          </table:table-cell>
          <table:table-cell table:formula="of:=['Raw Data + Averages'.W71]" office:value-type="float" office:value="9021.2">
            <text:p>9021.2</text:p>
          </table:table-cell>
          <table:table-cell table:formula="of:=['Raw Data + Averages'.AH71]" office:value-type="float" office:value="8347">
            <text:p>8347</text:p>
          </table:table-cell>
          <table:table-cell table:formula="of:=['Raw Data + Averages'.AS71]" office:value-type="float" office:value="9183.3">
            <text:p>9183.3</text:p>
          </table:table-cell>
          <table:table-cell table:formula="of:=['Raw Data + Averages'.BD71]" office:value-type="float" office:value="235202">
            <text:p>235202</text:p>
          </table:table-cell>
          <table:table-cell table:formula="of:=['Raw Data + Averages'.BO71]" office:value-type="float" office:value="207481.2">
            <text:p>207481.2</text:p>
          </table:table-cell>
          <table:table-cell table:formula="of:=['Raw Data + Averages'.BZ71]" office:value-type="float" office:value="5594.9">
            <text:p>5594.9</text:p>
          </table:table-cell>
          <table:table-cell table:formula="of:=['Raw Data + Averages'.CK71]" office:value-type="float" office:value="7388.8">
            <text:p>7388.8</text:p>
          </table:table-cell>
          <table:table-cell table:formula="of:=['Raw Data + Averages'.CV71]" office:value-type="float" office:value="7811.4">
            <text:p>7811.4</text:p>
          </table:table-cell>
          <table:table-cell table:formula="of:=['Raw Data + Averages'.DG71]" office:value-type="float" office:value="6993.5">
            <text:p>6993.5</text:p>
          </table:table-cell>
          <table:table-cell table:formula="of:=['Raw Data + Averages'.DR71]" office:value-type="float" office:value="6972.2">
            <text:p>6972.2</text:p>
          </table:table-cell>
        </table:table-row>
        <table:table-row table:style-name="ro1">
          <table:table-cell table:formula="of:=['Raw Data + Averages'.A72]" office:value-type="float" office:value="7100">
            <text:p>7100</text:p>
          </table:table-cell>
          <table:table-cell table:formula="of:=['Raw Data + Averages'.L72]" office:value-type="float" office:value="8898.6">
            <text:p>8898.6</text:p>
          </table:table-cell>
          <table:table-cell table:formula="of:=['Raw Data + Averages'.W72]" office:value-type="float" office:value="9293.4">
            <text:p>9293.4</text:p>
          </table:table-cell>
          <table:table-cell table:formula="of:=['Raw Data + Averages'.AH72]" office:value-type="float" office:value="8200.7">
            <text:p>8200.7</text:p>
          </table:table-cell>
          <table:table-cell table:formula="of:=['Raw Data + Averages'.AS72]" office:value-type="float" office:value="8977.6">
            <text:p>8977.6</text:p>
          </table:table-cell>
          <table:table-cell table:formula="of:=['Raw Data + Averages'.BD72]" office:value-type="float" office:value="244277.2">
            <text:p>244277.2</text:p>
          </table:table-cell>
          <table:table-cell table:formula="of:=['Raw Data + Averages'.BO72]" office:value-type="float" office:value="215400">
            <text:p>215400</text:p>
          </table:table-cell>
          <table:table-cell table:formula="of:=['Raw Data + Averages'.BZ72]" office:value-type="float" office:value="5915.1">
            <text:p>5915.1</text:p>
          </table:table-cell>
          <table:table-cell table:formula="of:=['Raw Data + Averages'.CK72]" office:value-type="float" office:value="7357.7">
            <text:p>7357.7</text:p>
          </table:table-cell>
          <table:table-cell table:formula="of:=['Raw Data + Averages'.CV72]" office:value-type="float" office:value="8328.6">
            <text:p>8328.6</text:p>
          </table:table-cell>
          <table:table-cell table:formula="of:=['Raw Data + Averages'.DG72]" office:value-type="float" office:value="7183">
            <text:p>7183</text:p>
          </table:table-cell>
          <table:table-cell table:formula="of:=['Raw Data + Averages'.DR72]" office:value-type="float" office:value="6766.9">
            <text:p>6766.9</text:p>
          </table:table-cell>
        </table:table-row>
        <table:table-row table:style-name="ro1">
          <table:table-cell table:formula="of:=['Raw Data + Averages'.A73]" office:value-type="float" office:value="7200">
            <text:p>7200</text:p>
          </table:table-cell>
          <table:table-cell table:formula="of:=['Raw Data + Averages'.L73]" office:value-type="float" office:value="10377.2">
            <text:p>10377.2</text:p>
          </table:table-cell>
          <table:table-cell table:formula="of:=['Raw Data + Averages'.W73]" office:value-type="float" office:value="9243.7">
            <text:p>9243.7</text:p>
          </table:table-cell>
          <table:table-cell table:formula="of:=['Raw Data + Averages'.AH73]" office:value-type="float" office:value="8824.2">
            <text:p>8824.2</text:p>
          </table:table-cell>
          <table:table-cell table:formula="of:=['Raw Data + Averages'.AS73]" office:value-type="float" office:value="8976.7">
            <text:p>8976.7</text:p>
          </table:table-cell>
          <table:table-cell table:formula="of:=['Raw Data + Averages'.BD73]" office:value-type="float" office:value="244917.4">
            <text:p>244917.4</text:p>
          </table:table-cell>
          <table:table-cell table:formula="of:=['Raw Data + Averages'.BO73]" office:value-type="float" office:value="222390.3">
            <text:p>222390.3</text:p>
          </table:table-cell>
          <table:table-cell table:formula="of:=['Raw Data + Averages'.BZ73]" office:value-type="float" office:value="6387.2">
            <text:p>6387.2</text:p>
          </table:table-cell>
          <table:table-cell table:formula="of:=['Raw Data + Averages'.CK73]" office:value-type="float" office:value="7080.4">
            <text:p>7080.4</text:p>
          </table:table-cell>
          <table:table-cell table:formula="of:=['Raw Data + Averages'.CV73]" office:value-type="float" office:value="8245.9">
            <text:p>8245.9</text:p>
          </table:table-cell>
          <table:table-cell table:formula="of:=['Raw Data + Averages'.DG73]" office:value-type="float" office:value="7250.9">
            <text:p>7250.9</text:p>
          </table:table-cell>
          <table:table-cell table:formula="of:=['Raw Data + Averages'.DR73]" office:value-type="float" office:value="6997.6">
            <text:p>6997.6</text:p>
          </table:table-cell>
        </table:table-row>
        <table:table-row table:style-name="ro1">
          <table:table-cell table:formula="of:=['Raw Data + Averages'.A74]" office:value-type="float" office:value="7300">
            <text:p>7300</text:p>
          </table:table-cell>
          <table:table-cell table:formula="of:=['Raw Data + Averages'.L74]" office:value-type="float" office:value="9439.9">
            <text:p>9439.9</text:p>
          </table:table-cell>
          <table:table-cell table:formula="of:=['Raw Data + Averages'.W74]" office:value-type="float" office:value="8645.7">
            <text:p>8645.7</text:p>
          </table:table-cell>
          <table:table-cell table:formula="of:=['Raw Data + Averages'.AH74]" office:value-type="float" office:value="8838.1">
            <text:p>8838.1</text:p>
          </table:table-cell>
          <table:table-cell table:formula="of:=['Raw Data + Averages'.AS74]" office:value-type="float" office:value="9859.8">
            <text:p>9859.8</text:p>
          </table:table-cell>
          <table:table-cell table:formula="of:=['Raw Data + Averages'.BD74]" office:value-type="float" office:value="256012.6">
            <text:p>256012.6</text:p>
          </table:table-cell>
          <table:table-cell table:formula="of:=['Raw Data + Averages'.BO74]" office:value-type="float" office:value="228976.3">
            <text:p>228976.3</text:p>
          </table:table-cell>
          <table:table-cell table:formula="of:=['Raw Data + Averages'.BZ74]" office:value-type="float" office:value="5638.1">
            <text:p>5638.1</text:p>
          </table:table-cell>
          <table:table-cell table:formula="of:=['Raw Data + Averages'.CK74]" office:value-type="float" office:value="7320.8">
            <text:p>7320.8</text:p>
          </table:table-cell>
          <table:table-cell table:formula="of:=['Raw Data + Averages'.CV74]" office:value-type="float" office:value="8435.7">
            <text:p>8435.7</text:p>
          </table:table-cell>
          <table:table-cell table:formula="of:=['Raw Data + Averages'.DG74]" office:value-type="float" office:value="7850">
            <text:p>7850</text:p>
          </table:table-cell>
          <table:table-cell table:formula="of:=['Raw Data + Averages'.DR74]" office:value-type="float" office:value="6719.9">
            <text:p>6719.9</text:p>
          </table:table-cell>
        </table:table-row>
        <table:table-row table:style-name="ro1">
          <table:table-cell table:formula="of:=['Raw Data + Averages'.A75]" office:value-type="float" office:value="7400">
            <text:p>7400</text:p>
          </table:table-cell>
          <table:table-cell table:formula="of:=['Raw Data + Averages'.L75]" office:value-type="float" office:value="9495.1">
            <text:p>9495.1</text:p>
          </table:table-cell>
          <table:table-cell table:formula="of:=['Raw Data + Averages'.W75]" office:value-type="float" office:value="9288.4">
            <text:p>9288.4</text:p>
          </table:table-cell>
          <table:table-cell table:formula="of:=['Raw Data + Averages'.AH75]" office:value-type="float" office:value="9374.1">
            <text:p>9374.1</text:p>
          </table:table-cell>
          <table:table-cell table:formula="of:=['Raw Data + Averages'.AS75]" office:value-type="float" office:value="9443.8">
            <text:p>9443.8</text:p>
          </table:table-cell>
          <table:table-cell table:formula="of:=['Raw Data + Averages'.BD75]" office:value-type="float" office:value="263109.6">
            <text:p>263109.6</text:p>
          </table:table-cell>
          <table:table-cell table:formula="of:=['Raw Data + Averages'.BO75]" office:value-type="float" office:value="233464.6">
            <text:p>233464.6</text:p>
          </table:table-cell>
          <table:table-cell table:formula="of:=['Raw Data + Averages'.BZ75]" office:value-type="float" office:value="6696.1">
            <text:p>6696.1</text:p>
          </table:table-cell>
          <table:table-cell table:formula="of:=['Raw Data + Averages'.CK75]" office:value-type="float" office:value="7435.6">
            <text:p>7435.6</text:p>
          </table:table-cell>
          <table:table-cell table:formula="of:=['Raw Data + Averages'.CV75]" office:value-type="float" office:value="8393.5">
            <text:p>8393.5</text:p>
          </table:table-cell>
          <table:table-cell table:formula="of:=['Raw Data + Averages'.DG75]" office:value-type="float" office:value="7702">
            <text:p>7702</text:p>
          </table:table-cell>
          <table:table-cell table:formula="of:=['Raw Data + Averages'.DR75]" office:value-type="float" office:value="6636">
            <text:p>6636</text:p>
          </table:table-cell>
        </table:table-row>
        <table:table-row table:style-name="ro1">
          <table:table-cell table:formula="of:=['Raw Data + Averages'.A76]" office:value-type="float" office:value="7500">
            <text:p>7500</text:p>
          </table:table-cell>
          <table:table-cell table:formula="of:=['Raw Data + Averages'.L76]" office:value-type="float" office:value="9808.3">
            <text:p>9808.3</text:p>
          </table:table-cell>
          <table:table-cell table:formula="of:=['Raw Data + Averages'.W76]" office:value-type="float" office:value="9885.7">
            <text:p>9885.7</text:p>
          </table:table-cell>
          <table:table-cell table:formula="of:=['Raw Data + Averages'.AH76]" office:value-type="float" office:value="9645.9">
            <text:p>9645.9</text:p>
          </table:table-cell>
          <table:table-cell table:formula="of:=['Raw Data + Averages'.AS76]" office:value-type="float" office:value="9596.5">
            <text:p>9596.5</text:p>
          </table:table-cell>
          <table:table-cell table:formula="of:=['Raw Data + Averages'.BD76]" office:value-type="float" office:value="271384.4">
            <text:p>271384.4</text:p>
          </table:table-cell>
          <table:table-cell table:formula="of:=['Raw Data + Averages'.BO76]" office:value-type="float" office:value="239301.4">
            <text:p>239301.4</text:p>
          </table:table-cell>
          <table:table-cell table:formula="of:=['Raw Data + Averages'.BZ76]" office:value-type="float" office:value="5758.2">
            <text:p>5758.2</text:p>
          </table:table-cell>
          <table:table-cell table:formula="of:=['Raw Data + Averages'.CK76]" office:value-type="float" office:value="7430.7">
            <text:p>7430.7</text:p>
          </table:table-cell>
          <table:table-cell table:formula="of:=['Raw Data + Averages'.CV76]" office:value-type="float" office:value="7974.8">
            <text:p>7974.8</text:p>
          </table:table-cell>
          <table:table-cell table:formula="of:=['Raw Data + Averages'.DG76]" office:value-type="float" office:value="8458">
            <text:p>8458</text:p>
          </table:table-cell>
          <table:table-cell table:formula="of:=['Raw Data + Averages'.DR76]" office:value-type="float" office:value="6565.7">
            <text:p>6565.7</text:p>
          </table:table-cell>
        </table:table-row>
        <table:table-row table:style-name="ro1">
          <table:table-cell table:formula="of:=['Raw Data + Averages'.A77]" office:value-type="float" office:value="7600">
            <text:p>7600</text:p>
          </table:table-cell>
          <table:table-cell table:formula="of:=['Raw Data + Averages'.L77]" office:value-type="float" office:value="10424.5">
            <text:p>10424.5</text:p>
          </table:table-cell>
          <table:table-cell table:formula="of:=['Raw Data + Averages'.W77]" office:value-type="float" office:value="9791.6">
            <text:p>9791.6</text:p>
          </table:table-cell>
          <table:table-cell table:formula="of:=['Raw Data + Averages'.AH77]" office:value-type="float" office:value="9164.8">
            <text:p>9164.8</text:p>
          </table:table-cell>
          <table:table-cell table:formula="of:=['Raw Data + Averages'.AS77]" office:value-type="float" office:value="9834.4">
            <text:p>9834.4</text:p>
          </table:table-cell>
          <table:table-cell table:formula="of:=['Raw Data + Averages'.BD77]" office:value-type="float" office:value="286405.3">
            <text:p>286405.3</text:p>
          </table:table-cell>
          <table:table-cell table:formula="of:=['Raw Data + Averages'.BO77]" office:value-type="float" office:value="255212.1">
            <text:p>255212.1</text:p>
          </table:table-cell>
          <table:table-cell table:formula="of:=['Raw Data + Averages'.BZ77]" office:value-type="float" office:value="6652.4">
            <text:p>6652.4</text:p>
          </table:table-cell>
          <table:table-cell table:formula="of:=['Raw Data + Averages'.CK77]" office:value-type="float" office:value="7792.4">
            <text:p>7792.4</text:p>
          </table:table-cell>
          <table:table-cell table:formula="of:=['Raw Data + Averages'.CV77]" office:value-type="float" office:value="8376.1">
            <text:p>8376.1</text:p>
          </table:table-cell>
          <table:table-cell table:formula="of:=['Raw Data + Averages'.DG77]" office:value-type="float" office:value="8589.1">
            <text:p>8589.1</text:p>
          </table:table-cell>
          <table:table-cell table:formula="of:=['Raw Data + Averages'.DR77]" office:value-type="float" office:value="7425.8">
            <text:p>7425.8</text:p>
          </table:table-cell>
        </table:table-row>
        <table:table-row table:style-name="ro1">
          <table:table-cell table:formula="of:=['Raw Data + Averages'.A78]" office:value-type="float" office:value="7700">
            <text:p>7700</text:p>
          </table:table-cell>
          <table:table-cell table:formula="of:=['Raw Data + Averages'.L78]" office:value-type="float" office:value="10692.5">
            <text:p>10692.5</text:p>
          </table:table-cell>
          <table:table-cell table:formula="of:=['Raw Data + Averages'.W78]" office:value-type="float" office:value="9664.2">
            <text:p>9664.2</text:p>
          </table:table-cell>
          <table:table-cell table:formula="of:=['Raw Data + Averages'.AH78]" office:value-type="float" office:value="9088.6">
            <text:p>9088.6</text:p>
          </table:table-cell>
          <table:table-cell table:formula="of:=['Raw Data + Averages'.AS78]" office:value-type="float" office:value="10477.2">
            <text:p>10477.2</text:p>
          </table:table-cell>
          <table:table-cell table:formula="of:=['Raw Data + Averages'.BD78]" office:value-type="float" office:value="284170.2">
            <text:p>284170.2</text:p>
          </table:table-cell>
          <table:table-cell table:formula="of:=['Raw Data + Averages'.BO78]" office:value-type="float" office:value="251719.1">
            <text:p>251719.1</text:p>
          </table:table-cell>
          <table:table-cell table:formula="of:=['Raw Data + Averages'.BZ78]" office:value-type="float" office:value="6255.6">
            <text:p>6255.6</text:p>
          </table:table-cell>
          <table:table-cell table:formula="of:=['Raw Data + Averages'.CK78]" office:value-type="float" office:value="7988.2">
            <text:p>7988.2</text:p>
          </table:table-cell>
          <table:table-cell table:formula="of:=['Raw Data + Averages'.CV78]" office:value-type="float" office:value="9086.7">
            <text:p>9086.7</text:p>
          </table:table-cell>
          <table:table-cell table:formula="of:=['Raw Data + Averages'.DG78]" office:value-type="float" office:value="8709.1">
            <text:p>8709.1</text:p>
          </table:table-cell>
          <table:table-cell table:formula="of:=['Raw Data + Averages'.DR78]" office:value-type="float" office:value="6958.5">
            <text:p>6958.5</text:p>
          </table:table-cell>
        </table:table-row>
        <table:table-row table:style-name="ro1">
          <table:table-cell table:formula="of:=['Raw Data + Averages'.A79]" office:value-type="float" office:value="7800">
            <text:p>7800</text:p>
          </table:table-cell>
          <table:table-cell table:formula="of:=['Raw Data + Averages'.L79]" office:value-type="float" office:value="9239.9">
            <text:p>9239.9</text:p>
          </table:table-cell>
          <table:table-cell table:formula="of:=['Raw Data + Averages'.W79]" office:value-type="float" office:value="9077.3">
            <text:p>9077.3</text:p>
          </table:table-cell>
          <table:table-cell table:formula="of:=['Raw Data + Averages'.AH79]" office:value-type="float" office:value="10126.9">
            <text:p>10126.9</text:p>
          </table:table-cell>
          <table:table-cell table:formula="of:=['Raw Data + Averages'.AS79]" office:value-type="float" office:value="10401.9">
            <text:p>10401.9</text:p>
          </table:table-cell>
          <table:table-cell table:formula="of:=['Raw Data + Averages'.BD79]" office:value-type="float" office:value="292043.1">
            <text:p>292043.1</text:p>
          </table:table-cell>
          <table:table-cell table:formula="of:=['Raw Data + Averages'.BO79]" office:value-type="float" office:value="257580.5">
            <text:p>257580.5</text:p>
          </table:table-cell>
          <table:table-cell table:formula="of:=['Raw Data + Averages'.BZ79]" office:value-type="float" office:value="6231.2">
            <text:p>6231.2</text:p>
          </table:table-cell>
          <table:table-cell table:formula="of:=['Raw Data + Averages'.CK79]" office:value-type="float" office:value="9094.9">
            <text:p>9094.9</text:p>
          </table:table-cell>
          <table:table-cell table:formula="of:=['Raw Data + Averages'.CV79]" office:value-type="float" office:value="8955.8">
            <text:p>8955.8</text:p>
          </table:table-cell>
          <table:table-cell table:formula="of:=['Raw Data + Averages'.DG79]" office:value-type="float" office:value="8533.5">
            <text:p>8533.5</text:p>
          </table:table-cell>
          <table:table-cell table:formula="of:=['Raw Data + Averages'.DR79]" office:value-type="float" office:value="7250">
            <text:p>7250</text:p>
          </table:table-cell>
        </table:table-row>
        <table:table-row table:style-name="ro1">
          <table:table-cell table:formula="of:=['Raw Data + Averages'.A80]" office:value-type="float" office:value="7900">
            <text:p>7900</text:p>
          </table:table-cell>
          <table:table-cell table:formula="of:=['Raw Data + Averages'.L80]" office:value-type="float" office:value="9714.9">
            <text:p>9714.9</text:p>
          </table:table-cell>
          <table:table-cell table:formula="of:=['Raw Data + Averages'.W80]" office:value-type="float" office:value="10225.5">
            <text:p>10225.5</text:p>
          </table:table-cell>
          <table:table-cell table:formula="of:=['Raw Data + Averages'.AH80]" office:value-type="float" office:value="9746.9">
            <text:p>9746.9</text:p>
          </table:table-cell>
          <table:table-cell table:formula="of:=['Raw Data + Averages'.AS80]" office:value-type="float" office:value="10008.3">
            <text:p>10008.3</text:p>
          </table:table-cell>
          <table:table-cell table:formula="of:=['Raw Data + Averages'.BD80]" office:value-type="float" office:value="298662">
            <text:p>298662</text:p>
          </table:table-cell>
          <table:table-cell table:formula="of:=['Raw Data + Averages'.BO80]" office:value-type="float" office:value="269926.6">
            <text:p>269926.6</text:p>
          </table:table-cell>
          <table:table-cell table:formula="of:=['Raw Data + Averages'.BZ80]" office:value-type="float" office:value="6030.3">
            <text:p>6030.3</text:p>
          </table:table-cell>
          <table:table-cell table:formula="of:=['Raw Data + Averages'.CK80]" office:value-type="float" office:value="8126.8">
            <text:p>8126.8</text:p>
          </table:table-cell>
          <table:table-cell table:formula="of:=['Raw Data + Averages'.CV80]" office:value-type="float" office:value="9208.3">
            <text:p>9208.3</text:p>
          </table:table-cell>
          <table:table-cell table:formula="of:=['Raw Data + Averages'.DG80]" office:value-type="float" office:value="7851.1">
            <text:p>7851.1</text:p>
          </table:table-cell>
          <table:table-cell table:formula="of:=['Raw Data + Averages'.DR80]" office:value-type="float" office:value="7373.3">
            <text:p>7373.3</text:p>
          </table:table-cell>
        </table:table-row>
        <table:table-row table:style-name="ro1">
          <table:table-cell table:formula="of:=['Raw Data + Averages'.A81]" office:value-type="float" office:value="8000">
            <text:p>8000</text:p>
          </table:table-cell>
          <table:table-cell table:formula="of:=['Raw Data + Averages'.L81]" office:value-type="float" office:value="9938.2">
            <text:p>9938.2</text:p>
          </table:table-cell>
          <table:table-cell table:formula="of:=['Raw Data + Averages'.W81]" office:value-type="float" office:value="10254.9">
            <text:p>10254.9</text:p>
          </table:table-cell>
          <table:table-cell table:formula="of:=['Raw Data + Averages'.AH81]" office:value-type="float" office:value="9461.9">
            <text:p>9461.9</text:p>
          </table:table-cell>
          <table:table-cell table:formula="of:=['Raw Data + Averages'.AS81]" office:value-type="float" office:value="10760.1">
            <text:p>10760.1</text:p>
          </table:table-cell>
          <table:table-cell table:formula="of:=['Raw Data + Averages'.BD81]" office:value-type="float" office:value="309181.3">
            <text:p>309181.3</text:p>
          </table:table-cell>
          <table:table-cell table:formula="of:=['Raw Data + Averages'.BO81]" office:value-type="float" office:value="274316.2">
            <text:p>274316.2</text:p>
          </table:table-cell>
          <table:table-cell table:formula="of:=['Raw Data + Averages'.BZ81]" office:value-type="float" office:value="6412.5">
            <text:p>6412.5</text:p>
          </table:table-cell>
          <table:table-cell table:formula="of:=['Raw Data + Averages'.CK81]" office:value-type="float" office:value="8276.2">
            <text:p>8276.2</text:p>
          </table:table-cell>
          <table:table-cell table:formula="of:=['Raw Data + Averages'.CV81]" office:value-type="float" office:value="9470.6">
            <text:p>9470.6</text:p>
          </table:table-cell>
          <table:table-cell table:formula="of:=['Raw Data + Averages'.DG81]" office:value-type="float" office:value="8080.3">
            <text:p>8080.3</text:p>
          </table:table-cell>
          <table:table-cell table:formula="of:=['Raw Data + Averages'.DR81]" office:value-type="float" office:value="7867.5">
            <text:p>7867.5</text:p>
          </table:table-cell>
        </table:table-row>
        <table:table-row table:style-name="ro1">
          <table:table-cell table:formula="of:=['Raw Data + Averages'.A82]" office:value-type="float" office:value="8100">
            <text:p>8100</text:p>
          </table:table-cell>
          <table:table-cell table:formula="of:=['Raw Data + Averages'.L82]" office:value-type="float" office:value="10916.5">
            <text:p>10916.5</text:p>
          </table:table-cell>
          <table:table-cell table:formula="of:=['Raw Data + Averages'.W82]" office:value-type="float" office:value="9897">
            <text:p>9897</text:p>
          </table:table-cell>
          <table:table-cell table:formula="of:=['Raw Data + Averages'.AH82]" office:value-type="float" office:value="9613.8">
            <text:p>9613.8</text:p>
          </table:table-cell>
          <table:table-cell table:formula="of:=['Raw Data + Averages'.AS82]" office:value-type="float" office:value="11316.6">
            <text:p>11316.6</text:p>
          </table:table-cell>
          <table:table-cell table:formula="of:=['Raw Data + Averages'.BD82]" office:value-type="float" office:value="316903.5">
            <text:p>316903.5</text:p>
          </table:table-cell>
          <table:table-cell table:formula="of:=['Raw Data + Averages'.BO82]" office:value-type="float" office:value="280258.4">
            <text:p>280258.4</text:p>
          </table:table-cell>
          <table:table-cell table:formula="of:=['Raw Data + Averages'.BZ82]" office:value-type="float" office:value="6460.2">
            <text:p>6460.2</text:p>
          </table:table-cell>
          <table:table-cell table:formula="of:=['Raw Data + Averages'.CK82]" office:value-type="float" office:value="8807.9">
            <text:p>8807.9</text:p>
          </table:table-cell>
          <table:table-cell table:formula="of:=['Raw Data + Averages'.CV82]" office:value-type="float" office:value="8992.2">
            <text:p>8992.2</text:p>
          </table:table-cell>
          <table:table-cell table:formula="of:=['Raw Data + Averages'.DG82]" office:value-type="float" office:value="7755.7">
            <text:p>7755.7</text:p>
          </table:table-cell>
          <table:table-cell table:formula="of:=['Raw Data + Averages'.DR82]" office:value-type="float" office:value="7031.2">
            <text:p>7031.2</text:p>
          </table:table-cell>
        </table:table-row>
        <table:table-row table:style-name="ro1">
          <table:table-cell table:formula="of:=['Raw Data + Averages'.A83]" office:value-type="float" office:value="8200">
            <text:p>8200</text:p>
          </table:table-cell>
          <table:table-cell table:formula="of:=['Raw Data + Averages'.L83]" office:value-type="float" office:value="13054.6">
            <text:p>13054.6</text:p>
          </table:table-cell>
          <table:table-cell table:formula="of:=['Raw Data + Averages'.W83]" office:value-type="float" office:value="10581.3">
            <text:p>10581.3</text:p>
          </table:table-cell>
          <table:table-cell table:formula="of:=['Raw Data + Averages'.AH83]" office:value-type="float" office:value="9607.1">
            <text:p>9607.1</text:p>
          </table:table-cell>
          <table:table-cell table:formula="of:=['Raw Data + Averages'.AS83]" office:value-type="float" office:value="11114.2">
            <text:p>11114.2</text:p>
          </table:table-cell>
          <table:table-cell table:formula="of:=['Raw Data + Averages'.BD83]" office:value-type="float" office:value="320177.1">
            <text:p>320177.1</text:p>
          </table:table-cell>
          <table:table-cell table:formula="of:=['Raw Data + Averages'.BO83]" office:value-type="float" office:value="282302.6">
            <text:p>282302.6</text:p>
          </table:table-cell>
          <table:table-cell table:formula="of:=['Raw Data + Averages'.BZ83]" office:value-type="float" office:value="7294.4">
            <text:p>7294.4</text:p>
          </table:table-cell>
          <table:table-cell table:formula="of:=['Raw Data + Averages'.CK83]" office:value-type="float" office:value="8453.5">
            <text:p>8453.5</text:p>
          </table:table-cell>
          <table:table-cell table:formula="of:=['Raw Data + Averages'.CV83]" office:value-type="float" office:value="9103">
            <text:p>9103</text:p>
          </table:table-cell>
          <table:table-cell table:formula="of:=['Raw Data + Averages'.DG83]" office:value-type="float" office:value="8770.7">
            <text:p>8770.7</text:p>
          </table:table-cell>
          <table:table-cell table:formula="of:=['Raw Data + Averages'.DR83]" office:value-type="float" office:value="8260.8">
            <text:p>8260.8</text:p>
          </table:table-cell>
        </table:table-row>
        <table:table-row table:style-name="ro1">
          <table:table-cell table:formula="of:=['Raw Data + Averages'.A84]" office:value-type="float" office:value="8300">
            <text:p>8300</text:p>
          </table:table-cell>
          <table:table-cell table:formula="of:=['Raw Data + Averages'.L84]" office:value-type="float" office:value="11957.3">
            <text:p>11957.3</text:p>
          </table:table-cell>
          <table:table-cell table:formula="of:=['Raw Data + Averages'.W84]" office:value-type="float" office:value="10119.6">
            <text:p>10119.6</text:p>
          </table:table-cell>
          <table:table-cell table:formula="of:=['Raw Data + Averages'.AH84]" office:value-type="float" office:value="9192.9">
            <text:p>9192.9</text:p>
          </table:table-cell>
          <table:table-cell table:formula="of:=['Raw Data + Averages'.AS84]" office:value-type="float" office:value="11481">
            <text:p>11481</text:p>
          </table:table-cell>
          <table:table-cell table:formula="of:=['Raw Data + Averages'.BD84]" office:value-type="float" office:value="327164.4">
            <text:p>327164.4</text:p>
          </table:table-cell>
          <table:table-cell table:formula="of:=['Raw Data + Averages'.BO84]" office:value-type="float" office:value="290852.6">
            <text:p>290852.6</text:p>
          </table:table-cell>
          <table:table-cell table:formula="of:=['Raw Data + Averages'.BZ84]" office:value-type="float" office:value="6616.9">
            <text:p>6616.9</text:p>
          </table:table-cell>
          <table:table-cell table:formula="of:=['Raw Data + Averages'.CK84]" office:value-type="float" office:value="9074.5">
            <text:p>9074.5</text:p>
          </table:table-cell>
          <table:table-cell table:formula="of:=['Raw Data + Averages'.CV84]" office:value-type="float" office:value="9593.6">
            <text:p>9593.6</text:p>
          </table:table-cell>
          <table:table-cell table:formula="of:=['Raw Data + Averages'.DG84]" office:value-type="float" office:value="8782.1">
            <text:p>8782.1</text:p>
          </table:table-cell>
          <table:table-cell table:formula="of:=['Raw Data + Averages'.DR84]" office:value-type="float" office:value="7136.5">
            <text:p>7136.5</text:p>
          </table:table-cell>
        </table:table-row>
        <table:table-row table:style-name="ro1">
          <table:table-cell table:formula="of:=['Raw Data + Averages'.A85]" office:value-type="float" office:value="8400">
            <text:p>8400</text:p>
          </table:table-cell>
          <table:table-cell table:formula="of:=['Raw Data + Averages'.L85]" office:value-type="float" office:value="11554.8">
            <text:p>11554.8</text:p>
          </table:table-cell>
          <table:table-cell table:formula="of:=['Raw Data + Averages'.W85]" office:value-type="float" office:value="11281.9">
            <text:p>11281.9</text:p>
          </table:table-cell>
          <table:table-cell table:formula="of:=['Raw Data + Averages'.AH85]" office:value-type="float" office:value="9971.8">
            <text:p>9971.8</text:p>
          </table:table-cell>
          <table:table-cell table:formula="of:=['Raw Data + Averages'.AS85]" office:value-type="float" office:value="11297.9">
            <text:p>11297.9</text:p>
          </table:table-cell>
          <table:table-cell table:formula="of:=['Raw Data + Averages'.BD85]" office:value-type="float" office:value="334019.5">
            <text:p>334019.5</text:p>
          </table:table-cell>
          <table:table-cell table:formula="of:=['Raw Data + Averages'.BO85]" office:value-type="float" office:value="300149.9">
            <text:p>300149.9</text:p>
          </table:table-cell>
          <table:table-cell table:formula="of:=['Raw Data + Averages'.BZ85]" office:value-type="float" office:value="6729.9">
            <text:p>6729.9</text:p>
          </table:table-cell>
          <table:table-cell table:formula="of:=['Raw Data + Averages'.CK85]" office:value-type="float" office:value="9239.5">
            <text:p>9239.5</text:p>
          </table:table-cell>
          <table:table-cell table:formula="of:=['Raw Data + Averages'.CV85]" office:value-type="float" office:value="8820.5">
            <text:p>8820.5</text:p>
          </table:table-cell>
          <table:table-cell table:formula="of:=['Raw Data + Averages'.DG85]" office:value-type="float" office:value="8484.8">
            <text:p>8484.8</text:p>
          </table:table-cell>
          <table:table-cell table:formula="of:=['Raw Data + Averages'.DR85]" office:value-type="float" office:value="7104.5">
            <text:p>7104.5</text:p>
          </table:table-cell>
        </table:table-row>
        <table:table-row table:style-name="ro1">
          <table:table-cell table:formula="of:=['Raw Data + Averages'.A86]" office:value-type="float" office:value="8500">
            <text:p>8500</text:p>
          </table:table-cell>
          <table:table-cell table:formula="of:=['Raw Data + Averages'.L86]" office:value-type="float" office:value="11825.7">
            <text:p>11825.7</text:p>
          </table:table-cell>
          <table:table-cell table:formula="of:=['Raw Data + Averages'.W86]" office:value-type="float" office:value="10886.3">
            <text:p>10886.3</text:p>
          </table:table-cell>
          <table:table-cell table:formula="of:=['Raw Data + Averages'.AH86]" office:value-type="float" office:value="10317.2">
            <text:p>10317.2</text:p>
          </table:table-cell>
          <table:table-cell table:formula="of:=['Raw Data + Averages'.AS86]" office:value-type="float" office:value="11790.4">
            <text:p>11790.4</text:p>
          </table:table-cell>
          <table:table-cell table:formula="of:=['Raw Data + Averages'.BD86]" office:value-type="float" office:value="344288.7">
            <text:p>344288.7</text:p>
          </table:table-cell>
          <table:table-cell table:formula="of:=['Raw Data + Averages'.BO86]" office:value-type="float" office:value="310893.8">
            <text:p>310893.8</text:p>
          </table:table-cell>
          <table:table-cell table:formula="of:=['Raw Data + Averages'.BZ86]" office:value-type="float" office:value="6903.4">
            <text:p>6903.4</text:p>
          </table:table-cell>
          <table:table-cell table:formula="of:=['Raw Data + Averages'.CK86]" office:value-type="float" office:value="8981">
            <text:p>8981</text:p>
          </table:table-cell>
          <table:table-cell table:formula="of:=['Raw Data + Averages'.CV86]" office:value-type="float" office:value="9642.8">
            <text:p>9642.8</text:p>
          </table:table-cell>
          <table:table-cell table:formula="of:=['Raw Data + Averages'.DG86]" office:value-type="float" office:value="9015.7">
            <text:p>9015.7</text:p>
          </table:table-cell>
          <table:table-cell table:formula="of:=['Raw Data + Averages'.DR86]" office:value-type="float" office:value="8341.3">
            <text:p>8341.3</text:p>
          </table:table-cell>
        </table:table-row>
        <table:table-row table:style-name="ro1">
          <table:table-cell table:formula="of:=['Raw Data + Averages'.A87]" office:value-type="float" office:value="8600">
            <text:p>8600</text:p>
          </table:table-cell>
          <table:table-cell table:formula="of:=['Raw Data + Averages'.L87]" office:value-type="float" office:value="11911.2">
            <text:p>11911.2</text:p>
          </table:table-cell>
          <table:table-cell table:formula="of:=['Raw Data + Averages'.W87]" office:value-type="float" office:value="12268.4">
            <text:p>12268.4</text:p>
          </table:table-cell>
          <table:table-cell table:formula="of:=['Raw Data + Averages'.AH87]" office:value-type="float" office:value="10723.1">
            <text:p>10723.1</text:p>
          </table:table-cell>
          <table:table-cell table:formula="of:=['Raw Data + Averages'.AS87]" office:value-type="float" office:value="11374">
            <text:p>11374</text:p>
          </table:table-cell>
          <table:table-cell table:formula="of:=['Raw Data + Averages'.BD87]" office:value-type="float" office:value="351017.4">
            <text:p>351017.4</text:p>
          </table:table-cell>
          <table:table-cell table:formula="of:=['Raw Data + Averages'.BO87]" office:value-type="float" office:value="312110.3">
            <text:p>312110.3</text:p>
          </table:table-cell>
          <table:table-cell table:formula="of:=['Raw Data + Averages'.BZ87]" office:value-type="float" office:value="6953.4">
            <text:p>6953.4</text:p>
          </table:table-cell>
          <table:table-cell table:formula="of:=['Raw Data + Averages'.CK87]" office:value-type="float" office:value="9211.5">
            <text:p>9211.5</text:p>
          </table:table-cell>
          <table:table-cell table:formula="of:=['Raw Data + Averages'.CV87]" office:value-type="float" office:value="9282.9">
            <text:p>9282.9</text:p>
          </table:table-cell>
          <table:table-cell table:formula="of:=['Raw Data + Averages'.DG87]" office:value-type="float" office:value="9138.9">
            <text:p>9138.9</text:p>
          </table:table-cell>
          <table:table-cell table:formula="of:=['Raw Data + Averages'.DR87]" office:value-type="float" office:value="7865">
            <text:p>7865</text:p>
          </table:table-cell>
        </table:table-row>
        <table:table-row table:style-name="ro1">
          <table:table-cell table:formula="of:=['Raw Data + Averages'.A88]" office:value-type="float" office:value="8700">
            <text:p>8700</text:p>
          </table:table-cell>
          <table:table-cell table:formula="of:=['Raw Data + Averages'.L88]" office:value-type="float" office:value="11341.5">
            <text:p>11341.5</text:p>
          </table:table-cell>
          <table:table-cell table:formula="of:=['Raw Data + Averages'.W88]" office:value-type="float" office:value="12085.6">
            <text:p>12085.6</text:p>
          </table:table-cell>
          <table:table-cell table:formula="of:=['Raw Data + Averages'.AH88]" office:value-type="float" office:value="11074">
            <text:p>11074</text:p>
          </table:table-cell>
          <table:table-cell table:formula="of:=['Raw Data + Averages'.AS88]" office:value-type="float" office:value="12002.6">
            <text:p>12002.6</text:p>
          </table:table-cell>
          <table:table-cell table:formula="of:=['Raw Data + Averages'.BD88]" office:value-type="float" office:value="352787.7">
            <text:p>352787.7</text:p>
          </table:table-cell>
          <table:table-cell table:formula="of:=['Raw Data + Averages'.BO88]" office:value-type="float" office:value="315680.8">
            <text:p>315680.8</text:p>
          </table:table-cell>
          <table:table-cell table:formula="of:=['Raw Data + Averages'.BZ88]" office:value-type="float" office:value="6592.7">
            <text:p>6592.7</text:p>
          </table:table-cell>
          <table:table-cell table:formula="of:=['Raw Data + Averages'.CK88]" office:value-type="float" office:value="8849.2">
            <text:p>8849.2</text:p>
          </table:table-cell>
          <table:table-cell table:formula="of:=['Raw Data + Averages'.CV88]" office:value-type="float" office:value="9805.4">
            <text:p>9805.4</text:p>
          </table:table-cell>
          <table:table-cell table:formula="of:=['Raw Data + Averages'.DG88]" office:value-type="float" office:value="9659.6">
            <text:p>9659.6</text:p>
          </table:table-cell>
          <table:table-cell table:formula="of:=['Raw Data + Averages'.DR88]" office:value-type="float" office:value="7885.7">
            <text:p>7885.7</text:p>
          </table:table-cell>
        </table:table-row>
        <table:table-row table:style-name="ro1">
          <table:table-cell table:formula="of:=['Raw Data + Averages'.A89]" office:value-type="float" office:value="8800">
            <text:p>8800</text:p>
          </table:table-cell>
          <table:table-cell table:formula="of:=['Raw Data + Averages'.L89]" office:value-type="float" office:value="11850.7">
            <text:p>11850.7</text:p>
          </table:table-cell>
          <table:table-cell table:formula="of:=['Raw Data + Averages'.W89]" office:value-type="float" office:value="11686.3">
            <text:p>11686.3</text:p>
          </table:table-cell>
          <table:table-cell table:formula="of:=['Raw Data + Averages'.AH89]" office:value-type="float" office:value="10721.8">
            <text:p>10721.8</text:p>
          </table:table-cell>
          <table:table-cell table:formula="of:=['Raw Data + Averages'.AS89]" office:value-type="float" office:value="11287">
            <text:p>11287</text:p>
          </table:table-cell>
          <table:table-cell table:formula="of:=['Raw Data + Averages'.BD89]" office:value-type="float" office:value="364777.8">
            <text:p>364777.8</text:p>
          </table:table-cell>
          <table:table-cell table:formula="of:=['Raw Data + Averages'.BO89]" office:value-type="float" office:value="329803.2">
            <text:p>329803.2</text:p>
          </table:table-cell>
          <table:table-cell table:formula="of:=['Raw Data + Averages'.BZ89]" office:value-type="float" office:value="7894.9">
            <text:p>7894.9</text:p>
          </table:table-cell>
          <table:table-cell table:formula="of:=['Raw Data + Averages'.CK89]" office:value-type="float" office:value="9826.5">
            <text:p>9826.5</text:p>
          </table:table-cell>
          <table:table-cell table:formula="of:=['Raw Data + Averages'.CV89]" office:value-type="float" office:value="9729.4">
            <text:p>9729.4</text:p>
          </table:table-cell>
          <table:table-cell table:formula="of:=['Raw Data + Averages'.DG89]" office:value-type="float" office:value="9597.5">
            <text:p>9597.5</text:p>
          </table:table-cell>
          <table:table-cell table:formula="of:=['Raw Data + Averages'.DR89]" office:value-type="float" office:value="7699.7">
            <text:p>7699.7</text:p>
          </table:table-cell>
        </table:table-row>
        <table:table-row table:style-name="ro1">
          <table:table-cell table:formula="of:=['Raw Data + Averages'.A90]" office:value-type="float" office:value="8900">
            <text:p>8900</text:p>
          </table:table-cell>
          <table:table-cell table:formula="of:=['Raw Data + Averages'.L90]" office:value-type="float" office:value="11708.5">
            <text:p>11708.5</text:p>
          </table:table-cell>
          <table:table-cell table:formula="of:=['Raw Data + Averages'.W90]" office:value-type="float" office:value="12183.9">
            <text:p>12183.9</text:p>
          </table:table-cell>
          <table:table-cell table:formula="of:=['Raw Data + Averages'.AH90]" office:value-type="float" office:value="11765.2">
            <text:p>11765.2</text:p>
          </table:table-cell>
          <table:table-cell table:formula="of:=['Raw Data + Averages'.AS90]" office:value-type="float" office:value="11566.8">
            <text:p>11566.8</text:p>
          </table:table-cell>
          <table:table-cell table:formula="of:=['Raw Data + Averages'.BD90]" office:value-type="float" office:value="374672">
            <text:p>374672</text:p>
          </table:table-cell>
          <table:table-cell table:formula="of:=['Raw Data + Averages'.BO90]" office:value-type="float" office:value="334340.4">
            <text:p>334340.4</text:p>
          </table:table-cell>
          <table:table-cell table:formula="of:=['Raw Data + Averages'.BZ90]" office:value-type="float" office:value="6833.1">
            <text:p>6833.1</text:p>
          </table:table-cell>
          <table:table-cell table:formula="of:=['Raw Data + Averages'.CK90]" office:value-type="float" office:value="8945.5">
            <text:p>8945.5</text:p>
          </table:table-cell>
          <table:table-cell table:formula="of:=['Raw Data + Averages'.CV90]" office:value-type="float" office:value="9961">
            <text:p>9961</text:p>
          </table:table-cell>
          <table:table-cell table:formula="of:=['Raw Data + Averages'.DG90]" office:value-type="float" office:value="10202.2">
            <text:p>10202.2</text:p>
          </table:table-cell>
          <table:table-cell table:formula="of:=['Raw Data + Averages'.DR90]" office:value-type="float" office:value="8648">
            <text:p>8648</text:p>
          </table:table-cell>
        </table:table-row>
        <table:table-row table:style-name="ro1">
          <table:table-cell table:formula="of:=['Raw Data + Averages'.A91]" office:value-type="float" office:value="9000">
            <text:p>9000</text:p>
          </table:table-cell>
          <table:table-cell table:formula="of:=['Raw Data + Averages'.L91]" office:value-type="float" office:value="12591">
            <text:p>12591</text:p>
          </table:table-cell>
          <table:table-cell table:formula="of:=['Raw Data + Averages'.W91]" office:value-type="float" office:value="11688.3">
            <text:p>11688.3</text:p>
          </table:table-cell>
          <table:table-cell table:formula="of:=['Raw Data + Averages'.AH91]" office:value-type="float" office:value="11130.5">
            <text:p>11130.5</text:p>
          </table:table-cell>
          <table:table-cell table:formula="of:=['Raw Data + Averages'.AS91]" office:value-type="float" office:value="12080.3">
            <text:p>12080.3</text:p>
          </table:table-cell>
          <table:table-cell table:formula="of:=['Raw Data + Averages'.BD91]" office:value-type="float" office:value="379829.2">
            <text:p>379829.2</text:p>
          </table:table-cell>
          <table:table-cell table:formula="of:=['Raw Data + Averages'.BO91]" office:value-type="float" office:value="343862.8">
            <text:p>343862.8</text:p>
          </table:table-cell>
          <table:table-cell table:formula="of:=['Raw Data + Averages'.BZ91]" office:value-type="float" office:value="8005.8">
            <text:p>8005.8</text:p>
          </table:table-cell>
          <table:table-cell table:formula="of:=['Raw Data + Averages'.CK91]" office:value-type="float" office:value="9729.8">
            <text:p>9729.8</text:p>
          </table:table-cell>
          <table:table-cell table:formula="of:=['Raw Data + Averages'.CV91]" office:value-type="float" office:value="9792.7">
            <text:p>9792.7</text:p>
          </table:table-cell>
          <table:table-cell table:formula="of:=['Raw Data + Averages'.DG91]" office:value-type="float" office:value="9278.5">
            <text:p>9278.5</text:p>
          </table:table-cell>
          <table:table-cell table:formula="of:=['Raw Data + Averages'.DR91]" office:value-type="float" office:value="8983.1">
            <text:p>8983.1</text:p>
          </table:table-cell>
        </table:table-row>
        <table:table-row table:style-name="ro1">
          <table:table-cell table:formula="of:=['Raw Data + Averages'.A92]" office:value-type="float" office:value="9100">
            <text:p>9100</text:p>
          </table:table-cell>
          <table:table-cell table:formula="of:=['Raw Data + Averages'.L92]" office:value-type="float" office:value="11813.1">
            <text:p>11813.1</text:p>
          </table:table-cell>
          <table:table-cell table:formula="of:=['Raw Data + Averages'.W92]" office:value-type="float" office:value="12297.7">
            <text:p>12297.7</text:p>
          </table:table-cell>
          <table:table-cell table:formula="of:=['Raw Data + Averages'.AH92]" office:value-type="float" office:value="11433.1">
            <text:p>11433.1</text:p>
          </table:table-cell>
          <table:table-cell table:formula="of:=['Raw Data + Averages'.AS92]" office:value-type="float" office:value="13093.8">
            <text:p>13093.8</text:p>
          </table:table-cell>
          <table:table-cell table:formula="of:=['Raw Data + Averages'.BD92]" office:value-type="float" office:value="391604">
            <text:p>391604</text:p>
          </table:table-cell>
          <table:table-cell table:formula="of:=['Raw Data + Averages'.BO92]" office:value-type="float" office:value="346928.7">
            <text:p>346928.7</text:p>
          </table:table-cell>
          <table:table-cell table:formula="of:=['Raw Data + Averages'.BZ92]" office:value-type="float" office:value="8073.1">
            <text:p>8073.1</text:p>
          </table:table-cell>
          <table:table-cell table:formula="of:=['Raw Data + Averages'.CK92]" office:value-type="float" office:value="9802.1">
            <text:p>9802.1</text:p>
          </table:table-cell>
          <table:table-cell table:formula="of:=['Raw Data + Averages'.CV92]" office:value-type="float" office:value="10090.5">
            <text:p>10090.5</text:p>
          </table:table-cell>
          <table:table-cell table:formula="of:=['Raw Data + Averages'.DG92]" office:value-type="float" office:value="9957.2">
            <text:p>9957.2</text:p>
          </table:table-cell>
          <table:table-cell table:formula="of:=['Raw Data + Averages'.DR92]" office:value-type="float" office:value="8241.9">
            <text:p>8241.9</text:p>
          </table:table-cell>
        </table:table-row>
        <table:table-row table:style-name="ro1">
          <table:table-cell table:formula="of:=['Raw Data + Averages'.A93]" office:value-type="float" office:value="9200">
            <text:p>9200</text:p>
          </table:table-cell>
          <table:table-cell table:formula="of:=['Raw Data + Averages'.L93]" office:value-type="float" office:value="11820.3">
            <text:p>11820.3</text:p>
          </table:table-cell>
          <table:table-cell table:formula="of:=['Raw Data + Averages'.W93]" office:value-type="float" office:value="12095.4">
            <text:p>12095.4</text:p>
          </table:table-cell>
          <table:table-cell table:formula="of:=['Raw Data + Averages'.AH93]" office:value-type="float" office:value="11205.6">
            <text:p>11205.6</text:p>
          </table:table-cell>
          <table:table-cell table:formula="of:=['Raw Data + Averages'.AS93]" office:value-type="float" office:value="12505.9">
            <text:p>12505.9</text:p>
          </table:table-cell>
          <table:table-cell table:formula="of:=['Raw Data + Averages'.BD93]" office:value-type="float" office:value="396421.7">
            <text:p>396421.7</text:p>
          </table:table-cell>
          <table:table-cell table:formula="of:=['Raw Data + Averages'.BO93]" office:value-type="float" office:value="358602.9">
            <text:p>358602.9</text:p>
          </table:table-cell>
          <table:table-cell table:formula="of:=['Raw Data + Averages'.BZ93]" office:value-type="float" office:value="7046.7">
            <text:p>7046.7</text:p>
          </table:table-cell>
          <table:table-cell table:formula="of:=['Raw Data + Averages'.CK93]" office:value-type="float" office:value="9430.7">
            <text:p>9430.7</text:p>
          </table:table-cell>
          <table:table-cell table:formula="of:=['Raw Data + Averages'.CV93]" office:value-type="float" office:value="9830.2">
            <text:p>9830.2</text:p>
          </table:table-cell>
          <table:table-cell table:formula="of:=['Raw Data + Averages'.DG93]" office:value-type="float" office:value="9902.7">
            <text:p>9902.7</text:p>
          </table:table-cell>
          <table:table-cell table:formula="of:=['Raw Data + Averages'.DR93]" office:value-type="float" office:value="8206.2">
            <text:p>8206.2</text:p>
          </table:table-cell>
        </table:table-row>
        <table:table-row table:style-name="ro1">
          <table:table-cell table:formula="of:=['Raw Data + Averages'.A94]" office:value-type="float" office:value="9300">
            <text:p>9300</text:p>
          </table:table-cell>
          <table:table-cell table:formula="of:=['Raw Data + Averages'.L94]" office:value-type="float" office:value="12813.2">
            <text:p>12813.2</text:p>
          </table:table-cell>
          <table:table-cell table:formula="of:=['Raw Data + Averages'.W94]" office:value-type="float" office:value="12261.6">
            <text:p>12261.6</text:p>
          </table:table-cell>
          <table:table-cell table:formula="of:=['Raw Data + Averages'.AH94]" office:value-type="float" office:value="12209.2">
            <text:p>12209.2</text:p>
          </table:table-cell>
          <table:table-cell table:formula="of:=['Raw Data + Averages'.AS94]" office:value-type="float" office:value="12206.8">
            <text:p>12206.8</text:p>
          </table:table-cell>
          <table:table-cell table:formula="of:=['Raw Data + Averages'.BD94]" office:value-type="float" office:value="418311.6">
            <text:p>418311.6</text:p>
          </table:table-cell>
          <table:table-cell table:formula="of:=['Raw Data + Averages'.BO94]" office:value-type="float" office:value="375527.9">
            <text:p>375527.9</text:p>
          </table:table-cell>
          <table:table-cell table:formula="of:=['Raw Data + Averages'.BZ94]" office:value-type="float" office:value="7401.5">
            <text:p>7401.5</text:p>
          </table:table-cell>
          <table:table-cell table:formula="of:=['Raw Data + Averages'.CK94]" office:value-type="float" office:value="10153.1">
            <text:p>10153.1</text:p>
          </table:table-cell>
          <table:table-cell table:formula="of:=['Raw Data + Averages'.CV94]" office:value-type="float" office:value="10686.6">
            <text:p>10686.6</text:p>
          </table:table-cell>
          <table:table-cell table:formula="of:=['Raw Data + Averages'.DG94]" office:value-type="float" office:value="11112">
            <text:p>11112</text:p>
          </table:table-cell>
          <table:table-cell table:formula="of:=['Raw Data + Averages'.DR94]" office:value-type="float" office:value="8751.3">
            <text:p>8751.3</text:p>
          </table:table-cell>
        </table:table-row>
        <table:table-row table:style-name="ro1">
          <table:table-cell table:formula="of:=['Raw Data + Averages'.A95]" office:value-type="float" office:value="9400">
            <text:p>9400</text:p>
          </table:table-cell>
          <table:table-cell table:formula="of:=['Raw Data + Averages'.L95]" office:value-type="float" office:value="13450.4">
            <text:p>13450.4</text:p>
          </table:table-cell>
          <table:table-cell table:formula="of:=['Raw Data + Averages'.W95]" office:value-type="float" office:value="12043">
            <text:p>12043</text:p>
          </table:table-cell>
          <table:table-cell table:formula="of:=['Raw Data + Averages'.AH95]" office:value-type="float" office:value="12120.1">
            <text:p>12120.1</text:p>
          </table:table-cell>
          <table:table-cell table:formula="of:=['Raw Data + Averages'.AS95]" office:value-type="float" office:value="13012.4">
            <text:p>13012.4</text:p>
          </table:table-cell>
          <table:table-cell table:formula="of:=['Raw Data + Averages'.BD95]" office:value-type="float" office:value="438279.7">
            <text:p>438279.7</text:p>
          </table:table-cell>
          <table:table-cell table:formula="of:=['Raw Data + Averages'.BO95]" office:value-type="float" office:value="389955.1">
            <text:p>389955.1</text:p>
          </table:table-cell>
          <table:table-cell table:formula="of:=['Raw Data + Averages'.BZ95]" office:value-type="float" office:value="8426.7">
            <text:p>8426.7</text:p>
          </table:table-cell>
          <table:table-cell table:formula="of:=['Raw Data + Averages'.CK95]" office:value-type="float" office:value="9802.5">
            <text:p>9802.5</text:p>
          </table:table-cell>
          <table:table-cell table:formula="of:=['Raw Data + Averages'.CV95]" office:value-type="float" office:value="10697.2">
            <text:p>10697.2</text:p>
          </table:table-cell>
          <table:table-cell table:formula="of:=['Raw Data + Averages'.DG95]" office:value-type="float" office:value="10378.1">
            <text:p>10378.1</text:p>
          </table:table-cell>
          <table:table-cell table:formula="of:=['Raw Data + Averages'.DR95]" office:value-type="float" office:value="9472.4">
            <text:p>9472.4</text:p>
          </table:table-cell>
        </table:table-row>
        <table:table-row table:style-name="ro1">
          <table:table-cell table:formula="of:=['Raw Data + Averages'.A96]" office:value-type="float" office:value="9500">
            <text:p>9500</text:p>
          </table:table-cell>
          <table:table-cell table:formula="of:=['Raw Data + Averages'.L96]" office:value-type="float" office:value="13013.8">
            <text:p>13013.8</text:p>
          </table:table-cell>
          <table:table-cell table:formula="of:=['Raw Data + Averages'.W96]" office:value-type="float" office:value="12975.8">
            <text:p>12975.8</text:p>
          </table:table-cell>
          <table:table-cell table:formula="of:=['Raw Data + Averages'.AH96]" office:value-type="float" office:value="12418.6">
            <text:p>12418.6</text:p>
          </table:table-cell>
          <table:table-cell table:formula="of:=['Raw Data + Averages'.AS96]" office:value-type="float" office:value="13194.3">
            <text:p>13194.3</text:p>
          </table:table-cell>
          <table:table-cell table:formula="of:=['Raw Data + Averages'.BD96]" office:value-type="float" office:value="440194.5">
            <text:p>440194.5</text:p>
          </table:table-cell>
          <table:table-cell table:formula="of:=['Raw Data + Averages'.BO96]" office:value-type="float" office:value="404147">
            <text:p>404147</text:p>
          </table:table-cell>
          <table:table-cell table:formula="of:=['Raw Data + Averages'.BZ96]" office:value-type="float" office:value="7626.5">
            <text:p>7626.5</text:p>
          </table:table-cell>
          <table:table-cell table:formula="of:=['Raw Data + Averages'.CK96]" office:value-type="float" office:value="9450.7">
            <text:p>9450.7</text:p>
          </table:table-cell>
          <table:table-cell table:formula="of:=['Raw Data + Averages'.CV96]" office:value-type="float" office:value="10525.9">
            <text:p>10525.9</text:p>
          </table:table-cell>
          <table:table-cell table:formula="of:=['Raw Data + Averages'.DG96]" office:value-type="float" office:value="10341.5">
            <text:p>10341.5</text:p>
          </table:table-cell>
          <table:table-cell table:formula="of:=['Raw Data + Averages'.DR96]" office:value-type="float" office:value="9322.4">
            <text:p>9322.4</text:p>
          </table:table-cell>
        </table:table-row>
        <table:table-row table:style-name="ro1">
          <table:table-cell table:formula="of:=['Raw Data + Averages'.A97]" office:value-type="float" office:value="9600">
            <text:p>9600</text:p>
          </table:table-cell>
          <table:table-cell table:formula="of:=['Raw Data + Averages'.L97]" office:value-type="float" office:value="13580.8">
            <text:p>13580.8</text:p>
          </table:table-cell>
          <table:table-cell table:formula="of:=['Raw Data + Averages'.W97]" office:value-type="float" office:value="12465.7">
            <text:p>12465.7</text:p>
          </table:table-cell>
          <table:table-cell table:formula="of:=['Raw Data + Averages'.AH97]" office:value-type="float" office:value="12090.6">
            <text:p>12090.6</text:p>
          </table:table-cell>
          <table:table-cell table:formula="of:=['Raw Data + Averages'.AS97]" office:value-type="float" office:value="13369.8">
            <text:p>13369.8</text:p>
          </table:table-cell>
          <table:table-cell table:formula="of:=['Raw Data + Averages'.BD97]" office:value-type="float" office:value="431481.3">
            <text:p>431481.3</text:p>
          </table:table-cell>
          <table:table-cell table:formula="of:=['Raw Data + Averages'.BO97]" office:value-type="float" office:value="392170.1">
            <text:p>392170.1</text:p>
          </table:table-cell>
          <table:table-cell table:formula="of:=['Raw Data + Averages'.BZ97]" office:value-type="float" office:value="8140.9">
            <text:p>8140.9</text:p>
          </table:table-cell>
          <table:table-cell table:formula="of:=['Raw Data + Averages'.CK97]" office:value-type="float" office:value="9475.6">
            <text:p>9475.6</text:p>
          </table:table-cell>
          <table:table-cell table:formula="of:=['Raw Data + Averages'.CV97]" office:value-type="float" office:value="10465.1">
            <text:p>10465.1</text:p>
          </table:table-cell>
          <table:table-cell table:formula="of:=['Raw Data + Averages'.DG97]" office:value-type="float" office:value="10323.3">
            <text:p>10323.3</text:p>
          </table:table-cell>
          <table:table-cell table:formula="of:=['Raw Data + Averages'.DR97]" office:value-type="float" office:value="8549.1">
            <text:p>8549.1</text:p>
          </table:table-cell>
        </table:table-row>
        <table:table-row table:style-name="ro1">
          <table:table-cell table:formula="of:=['Raw Data + Averages'.A98]" office:value-type="float" office:value="9700">
            <text:p>9700</text:p>
          </table:table-cell>
          <table:table-cell table:formula="of:=['Raw Data + Averages'.L98]" office:value-type="float" office:value="13216.8">
            <text:p>13216.8</text:p>
          </table:table-cell>
          <table:table-cell table:formula="of:=['Raw Data + Averages'.W98]" office:value-type="float" office:value="13066.8">
            <text:p>13066.8</text:p>
          </table:table-cell>
          <table:table-cell table:formula="of:=['Raw Data + Averages'.AH98]" office:value-type="float" office:value="12037.3">
            <text:p>12037.3</text:p>
          </table:table-cell>
          <table:table-cell table:formula="of:=['Raw Data + Averages'.AS98]" office:value-type="float" office:value="13004.5">
            <text:p>13004.5</text:p>
          </table:table-cell>
          <table:table-cell table:formula="of:=['Raw Data + Averages'.BD98]" office:value-type="float" office:value="437500">
            <text:p>437500</text:p>
          </table:table-cell>
          <table:table-cell table:formula="of:=['Raw Data + Averages'.BO98]" office:value-type="float" office:value="397719.6">
            <text:p>397719.6</text:p>
          </table:table-cell>
          <table:table-cell table:formula="of:=['Raw Data + Averages'.BZ98]" office:value-type="float" office:value="8162.9">
            <text:p>8162.9</text:p>
          </table:table-cell>
          <table:table-cell table:formula="of:=['Raw Data + Averages'.CK98]" office:value-type="float" office:value="10673.5">
            <text:p>10673.5</text:p>
          </table:table-cell>
          <table:table-cell table:formula="of:=['Raw Data + Averages'.CV98]" office:value-type="float" office:value="11059.7">
            <text:p>11059.7</text:p>
          </table:table-cell>
          <table:table-cell table:formula="of:=['Raw Data + Averages'.DG98]" office:value-type="float" office:value="9834.8">
            <text:p>9834.8</text:p>
          </table:table-cell>
          <table:table-cell table:formula="of:=['Raw Data + Averages'.DR98]" office:value-type="float" office:value="8819.6">
            <text:p>8819.6</text:p>
          </table:table-cell>
        </table:table-row>
        <table:table-row table:style-name="ro1">
          <table:table-cell table:formula="of:=['Raw Data + Averages'.A99]" office:value-type="float" office:value="9800">
            <text:p>9800</text:p>
          </table:table-cell>
          <table:table-cell table:formula="of:=['Raw Data + Averages'.L99]" office:value-type="float" office:value="12880.7">
            <text:p>12880.7</text:p>
          </table:table-cell>
          <table:table-cell table:formula="of:=['Raw Data + Averages'.W99]" office:value-type="float" office:value="12868">
            <text:p>12868</text:p>
          </table:table-cell>
          <table:table-cell table:formula="of:=['Raw Data + Averages'.AH99]" office:value-type="float" office:value="11628.2">
            <text:p>11628.2</text:p>
          </table:table-cell>
          <table:table-cell table:formula="of:=['Raw Data + Averages'.AS99]" office:value-type="float" office:value="13387.3">
            <text:p>13387.3</text:p>
          </table:table-cell>
          <table:table-cell table:formula="of:=['Raw Data + Averages'.BD99]" office:value-type="float" office:value="443183.2">
            <text:p>443183.2</text:p>
          </table:table-cell>
          <table:table-cell table:formula="of:=['Raw Data + Averages'.BO99]" office:value-type="float" office:value="403785.8">
            <text:p>403785.8</text:p>
          </table:table-cell>
          <table:table-cell table:formula="of:=['Raw Data + Averages'.BZ99]" office:value-type="float" office:value="7433.2">
            <text:p>7433.2</text:p>
          </table:table-cell>
          <table:table-cell table:formula="of:=['Raw Data + Averages'.CK99]" office:value-type="float" office:value="10265.5">
            <text:p>10265.5</text:p>
          </table:table-cell>
          <table:table-cell table:formula="of:=['Raw Data + Averages'.CV99]" office:value-type="float" office:value="10666.1">
            <text:p>10666.1</text:p>
          </table:table-cell>
          <table:table-cell table:formula="of:=['Raw Data + Averages'.DG99]" office:value-type="float" office:value="10994.9">
            <text:p>10994.9</text:p>
          </table:table-cell>
          <table:table-cell table:formula="of:=['Raw Data + Averages'.DR99]" office:value-type="float" office:value="10202.2">
            <text:p>10202.2</text:p>
          </table:table-cell>
        </table:table-row>
        <table:table-row table:style-name="ro1">
          <table:table-cell table:formula="of:=['Raw Data + Averages'.A100]" office:value-type="float" office:value="9900">
            <text:p>9900</text:p>
          </table:table-cell>
          <table:table-cell table:formula="of:=['Raw Data + Averages'.L100]" office:value-type="float" office:value="13982.2">
            <text:p>13982.2</text:p>
          </table:table-cell>
          <table:table-cell table:formula="of:=['Raw Data + Averages'.W100]" office:value-type="float" office:value="13311.3">
            <text:p>13311.3</text:p>
          </table:table-cell>
          <table:table-cell table:formula="of:=['Raw Data + Averages'.AH100]" office:value-type="float" office:value="11742.1">
            <text:p>11742.1</text:p>
          </table:table-cell>
          <table:table-cell table:formula="of:=['Raw Data + Averages'.AS100]" office:value-type="float" office:value="14163.3">
            <text:p>14163.3</text:p>
          </table:table-cell>
          <table:table-cell table:formula="of:=['Raw Data + Averages'.BD100]" office:value-type="float" office:value="470118.2">
            <text:p>470118.2</text:p>
          </table:table-cell>
          <table:table-cell table:formula="of:=['Raw Data + Averages'.BO100]" office:value-type="float" office:value="423525.2">
            <text:p>423525.2</text:p>
          </table:table-cell>
          <table:table-cell table:formula="of:=['Raw Data + Averages'.BZ100]" office:value-type="float" office:value="7663.3">
            <text:p>7663.3</text:p>
          </table:table-cell>
          <table:table-cell table:formula="of:=['Raw Data + Averages'.CK100]" office:value-type="float" office:value="10254.3">
            <text:p>10254.3</text:p>
          </table:table-cell>
          <table:table-cell table:formula="of:=['Raw Data + Averages'.CV100]" office:value-type="float" office:value="11596.7">
            <text:p>11596.7</text:p>
          </table:table-cell>
          <table:table-cell table:formula="of:=['Raw Data + Averages'.DG100]" office:value-type="float" office:value="10226.6">
            <text:p>10226.6</text:p>
          </table:table-cell>
          <table:table-cell table:formula="of:=['Raw Data + Averages'.DR100]" office:value-type="float" office:value="9903.7">
            <text:p>9903.7</text:p>
          </table:table-cell>
        </table:table-row>
        <table:table-row table:style-name="ro1">
          <table:table-cell table:formula="of:=['Raw Data + Averages'.A101]" office:value-type="float" office:value="10000">
            <text:p>10000</text:p>
          </table:table-cell>
          <table:table-cell table:formula="of:=['Raw Data + Averages'.L101]" office:value-type="float" office:value="13136.2">
            <text:p>13136.2</text:p>
          </table:table-cell>
          <table:table-cell table:formula="of:=['Raw Data + Averages'.W101]" office:value-type="float" office:value="12756.5">
            <text:p>12756.5</text:p>
          </table:table-cell>
          <table:table-cell table:formula="of:=['Raw Data + Averages'.AH101]" office:value-type="float" office:value="12469">
            <text:p>12469</text:p>
          </table:table-cell>
          <table:table-cell table:formula="of:=['Raw Data + Averages'.AS101]" office:value-type="float" office:value="13887.6">
            <text:p>13887.6</text:p>
          </table:table-cell>
          <table:table-cell table:formula="of:=['Raw Data + Averages'.BD101]" office:value-type="float" office:value="472592.8">
            <text:p>472592.8</text:p>
          </table:table-cell>
          <table:table-cell table:formula="of:=['Raw Data + Averages'.BO101]" office:value-type="float" office:value="420173.4">
            <text:p>420173.4</text:p>
          </table:table-cell>
          <table:table-cell table:formula="of:=['Raw Data + Averages'.BZ101]" office:value-type="float" office:value="8188.5">
            <text:p>8188.5</text:p>
          </table:table-cell>
          <table:table-cell table:formula="of:=['Raw Data + Averages'.CK101]" office:value-type="float" office:value="11493.6">
            <text:p>11493.6</text:p>
          </table:table-cell>
          <table:table-cell table:formula="of:=['Raw Data + Averages'.CV101]" office:value-type="float" office:value="11376.6">
            <text:p>11376.6</text:p>
          </table:table-cell>
          <table:table-cell table:formula="of:=['Raw Data + Averages'.DG101]" office:value-type="float" office:value="10869.6">
            <text:p>10869.6</text:p>
          </table:table-cell>
          <table:table-cell table:formula="of:=['Raw Data + Averages'.DR101]" office:value-type="float" office:value="9429.6">
            <text:p>9429.6</text:p>
          </table:table-cell>
        </table:table-row>
        <table:table-row table:style-name="ro1">
          <table:table-cell>
            <draw:frame table:end-cell-address="'Averages + Graph'.G136" table:end-x="1.198in" table:end-y="0.0894in" draw:z-index="0" draw:style-name="gr1" draw:text-style-name="P1" svg:width="9.6094in" svg:height="5.4354in" svg:x="0.0858in" svg:y="0.111in">
              <draw:object draw:notify-on-update-of-ranges="'Averages + Graph'.A1:'Averages + Graph'.A1 'Averages + Graph'.A2:'Averages + Graph'.A101 'Averages + Graph'.B1:'Averages + Graph'.B1 'Averages + Graph'.B2:'Averages + Graph'.B101 'Averages + Graph'.A1:'Averages + Graph'.A1 'Averages + Graph'.A2:'Averages + Graph'.A101 'Averages + Graph'.C1:'Averages + Graph'.C1 'Averages + Graph'.C2:'Averages + Graph'.C101 'Averages + Graph'.A1:'Averages + Graph'.A1 'Averages + Graph'.A2:'Averages + Graph'.A101 'Averages + Graph'.D1:'Averages + Graph'.D1 'Averages + Graph'.D2:'Averages + Graph'.D101 'Averages + Graph'.A1:'Averages + Graph'.A1 'Averages + Graph'.A2:'Averages + Graph'.A101 'Averages + Graph'.E1:'Averages + Graph'.E1 'Averages + Graph'.E2:'Averages + Graph'.E101 'Averages + Graph'.A1:'Averages + Graph'.A1 'Averages + Graph'.A2:'Averages + Graph'.A101 'Averages + Graph'.F1:'Averages + Graph'.F1 'Averages + Graph'.F2:'Averages + Graph'.F101 'Averages + Graph'.A1:'Averages + Graph'.A1 'Averages + Graph'.A2:'Averages + Graph'.A101 'Averages + Graph'.G1:'Averages + Graph'.G1 'Averages + Graph'.G2:'Averages + Graph'.G101 'Averages + Graph'.A1:'Averages + Graph'.A1 'Averages + Graph'.A2:'Averages + Graph'.A101 'Averages + Graph'.H1:'Averages + Graph'.H1 'Averages + Graph'.H2:'Averages + Graph'.H101 'Averages + Graph'.A1:'Averages + Graph'.A1 'Averages + Graph'.A2:'Averages + Graph'.A101 'Averages + Graph'.H1:'Averages + Graph'.H1 'Averages + Graph'.H2:'Averages + Graph'.H101 'Averages + Graph'.A1:'Averages + Graph'.A1 'Averages + Graph'.A2:'Averages + Graph'.A101 'Averages + Graph'.I1:'Averages + Graph'.I1 'Averages + Graph'.I2:'Averages + Graph'.I101 'Averages + Graph'.A1:'Averages + Graph'.A1 'Averages + Graph'.A2:'Averages + Graph'.A101 'Averages + Graph'.J1:'Averages + Graph'.J1 'Averages + Graph'.J2:'Averages + Graph'.J101 'Averages + Graph'.A1:'Averages + Graph'.A1 'Averages + Graph'.A2:'Averages + Graph'.A101 'Averages + Graph'.K1:'Averages + Graph'.K1 'Averages + Graph'.K2:'Averages + Graph'.K101 'Averages + Graph'.A1:'Averages + Graph'.A1 'Averages + Graph'.A2:'Averages + Graph'.A101 'Averages + Graph'.L1:'Averages + Graph'.L1 'Averages + Graph'.L2:'Averages + Graph'.L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Averages + Graph'.Q136" table:end-x="0.4807in" table:end-y="0.1429in" draw:z-index="1" draw:style-name="gr1" draw:text-style-name="P1" svg:width="13.552in" svg:height="5.5646in" svg:x="1.2244in" svg:y="0.0354in">
              <draw:object draw:notify-on-update-of-ranges="'Averages + Graph'.A1:'Averages + Graph'.A1 'Averages + Graph'.A2:'Averages + Graph'.A101 'Averages + Graph'.B1:'Averages + Graph'.B1 'Averages + Graph'.B2:'Averages + Graph'.B101 'Averages + Graph'.A1:'Averages + Graph'.A1 'Averages + Graph'.A2:'Averages + Graph'.A101 'Averages + Graph'.C1:'Averages + Graph'.C1 'Averages + Graph'.C2:'Averages + Graph'.C101 'Averages + Graph'.A1:'Averages + Graph'.A1 'Averages + Graph'.A2:'Averages + Graph'.A101 'Averages + Graph'.D1:'Averages + Graph'.D1 'Averages + Graph'.D2:'Averages + Graph'.D101 'Averages + Graph'.A1:'Averages + Graph'.A1 'Averages + Graph'.A2:'Averages + Graph'.A101 'Averages + Graph'.E1:'Averages + Graph'.E1 'Averages + Graph'.E2:'Averages + Graph'.E101 'Averages + Graph'.A1:'Averages + Graph'.A1 'Averages + Graph'.A2:'Averages + Graph'.A101 'Averages + Graph'.H1:'Averages + Graph'.H1 'Averages + Graph'.H2:'Averages + Graph'.H101 'Averages + Graph'.A1:'Averages + Graph'.A1 'Averages + Graph'.A2:'Averages + Graph'.A101 'Averages + Graph'.I1:'Averages + Graph'.I1 'Averages + Graph'.I2:'Averages + Graph'.I101 'Averages + Graph'.A1:'Averages + Graph'.A1 'Averages + Graph'.A2:'Averages + Graph'.A101 'Averages + Graph'.J1:'Averages + Graph'.J1 'Averages + Graph'.J2:'Averages + Graph'.J101 'Averages + Graph'.A1:'Averages + Graph'.A1 'Averages + Graph'.A2:'Averages + Graph'.A101 'Averages + Graph'.K1:'Averages + Graph'.K1 'Averages + Graph'.K2:'Averages + Graph'.K101 'Averages + Graph'.A1:'Averages + Graph'.A1 'Averages + Graph'.A2:'Averages + Graph'.A101 'Averages + Graph'.L1:'Averages + Graph'.L1 'Averages + Graph'.L2:'Averages + Graph'.L1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10:4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10:46:38</dc:date>
    <dc:creator>Alessandro Vinciguerra</dc:creator>
    <meta:generator>OpenOffice/4.1.5$Unix OpenOffice.org_project/415m1$Build-9789</meta:generator>
    <meta:editing-duration>PT19M45S</meta:editing-duration>
    <meta:editing-cycles>5</meta:editing-cycles>
    <meta:document-statistic meta:table-count="2" meta:cell-count="135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409cm" svg:height="13.807cm" xlink:href=".." xlink:type="simple" chart:class="chart:scatter" chart:style-name="ch1">
        <chart:title svg:x="7.375cm" svg:y="0.411cm" chart:style-name="ch2">
          <text:p>Runtime comparison: Shellsort gap sequences</text:p>
        </chart:title>
        <chart:subtitle svg:x="4.893cm" svg:y="1.476cm" chart:style-name="ch3">
          <text:p>10 Trials, Random data, x86 86 bit Intel i7 processor, macOS 10.13.5, Darwin kernel</text:p>
        </chart:subtitle>
        <chart:legend chart:legend-position="end" svg:x="17.094cm" svg:y="3.973cm" style:legend-expansion="high" chart:style-name="ch4"/>
        <chart:plot-area chart:style-name="ch5" table:cell-range-address="'Averages + Graph'.A1:'Averages + Graph'.L101" chart:data-source-has-labels="row" svg:x="1.486cm" svg:y="2.707cm" svg:width="14.632cm" svg:height="9.856cm">
          <chartooo:coordinate-region svg:x="3.118cm" svg:y="2.898cm" svg:width="12.508cm" svg:height="9.036cm"/>
          <chart:axis chart:dimension="x" chart:name="primary-x" chart:style-name="ch6">
            <chart:title svg:x="7.887cm" svg:y="12.84cm" chart:style-name="ch7">
              <text:p>Array length</text:p>
            </chart:title>
          </chart:axis>
          <chart:axis chart:dimension="y" chart:name="primary-y" chart:style-name="ch8">
            <chart:title svg:x="0.451cm" svg:y="8.606cm" chart:style-name="ch9">
              <text:p>Runtime (μs)</text:p>
            </chart:title>
            <chart:grid chart:style-name="ch10" chart:class="major"/>
          </chart:axis>
          <chart:series chart:style-name="ch11" chart:values-cell-range-address="'Averages + Graph'.B2:'Averages + Graph'.B101" chart:label-cell-address="'Averages + Graph'.B1:'Averages + Graph'.B1" chart:class="chart:scatter">
            <chart:domain table:cell-range-address="'Averages + Graph'.A2:'Averages + Graph'.A101"/>
            <chart:data-point chart:repeated="100"/>
          </chart:series>
          <chart:series chart:style-name="ch12" chart:values-cell-range-address="'Averages + Graph'.C2:'Averages + Graph'.C101" chart:label-cell-address="'Averages + Graph'.C1:'Averages + Graph'.C1" chart:class="chart:scatter">
            <chart:data-point chart:repeated="100"/>
          </chart:series>
          <chart:series chart:style-name="ch13" chart:values-cell-range-address="'Averages + Graph'.D2:'Averages + Graph'.D101" chart:label-cell-address="'Averages + Graph'.D1:'Averages + Graph'.D1" chart:class="chart:scatter">
            <chart:data-point chart:repeated="100"/>
          </chart:series>
          <chart:series chart:style-name="ch14" chart:values-cell-range-address="'Averages + Graph'.E2:'Averages + Graph'.E101" chart:label-cell-address="'Averages + Graph'.E1:'Averages + Graph'.E1" chart:class="chart:scatter">
            <chart:data-point chart:repeated="100"/>
          </chart:series>
          <chart:series chart:style-name="ch15" chart:values-cell-range-address="'Averages + Graph'.F2:'Averages + Graph'.F101" chart:label-cell-address="'Averages + Graph'.F1:'Averages + Graph'.F1" chart:class="chart:scatter">
            <chart:data-point chart:repeated="100"/>
          </chart:series>
          <chart:series chart:style-name="ch16" chart:values-cell-range-address="'Averages + Graph'.G2:'Averages + Graph'.G101" chart:label-cell-address="'Averages + Graph'.G1:'Averages + Graph'.G1" chart:class="chart:scatter">
            <chart:data-point chart:repeated="100"/>
          </chart:series>
          <chart:series chart:style-name="ch17" chart:values-cell-range-address="'Averages + Graph'.H2:'Averages + Graph'.H101" chart:label-cell-address="'Averages + Graph'.H1:'Averages + Graph'.H1" chart:class="chart:scatter">
            <chart:data-point chart:repeated="100"/>
          </chart:series>
          <chart:series chart:style-name="ch18" chart:values-cell-range-address="'Averages + Graph'.H2:'Averages + Graph'.H101" chart:label-cell-address="'Averages + Graph'.H1:'Averages + Graph'.H1" chart:class="chart:scatter">
            <chart:data-point chart:repeated="100"/>
          </chart:series>
          <chart:series chart:style-name="ch19" chart:values-cell-range-address="'Averages + Graph'.I2:'Averages + Graph'.I101" chart:label-cell-address="'Averages + Graph'.I1:'Averages + Graph'.I1" chart:class="chart:scatter">
            <chart:data-point chart:repeated="100"/>
          </chart:series>
          <chart:series chart:style-name="ch20" chart:values-cell-range-address="'Averages + Graph'.J2:'Averages + Graph'.J101" chart:label-cell-address="'Averages + Graph'.J1:'Averages + Graph'.J1" chart:class="chart:scatter">
            <chart:data-point chart:repeated="100"/>
          </chart:series>
          <chart:series chart:style-name="ch21" chart:values-cell-range-address="'Averages + Graph'.K2:'Averages + Graph'.K101" chart:label-cell-address="'Averages + Graph'.K1:'Averages + Graph'.K1" chart:class="chart:scatter">
            <chart:data-point chart:repeated="100"/>
          </chart:series>
          <chart:series chart:style-name="ch22" chart:values-cell-range-address="'Averages + Graph'.L2:'Averages + Graph'.L101" chart:label-cell-address="'Averages + Graph'.L1:'Averages + Graph'.L1" chart:class="chart:scatter">
            <chart:data-point chart:repeated="10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ell 1959 AVG</text:p>
                <draw:g>
                  <svg:desc>'Averages + Graph'.B1:'Averages + Graph'.B1</svg:desc>
                </draw:g>
              </table:table-cell>
              <table:table-cell office:value-type="string">
                <text:p>Frank &amp; Lazarus 1960 AVG</text:p>
                <draw:g>
                  <svg:desc>'Averages + Graph'.C1:'Averages + Graph'.C1</svg:desc>
                </draw:g>
              </table:table-cell>
              <table:table-cell office:value-type="string">
                <text:p>Hibbard 1963 AVG</text:p>
                <draw:g>
                  <svg:desc>'Averages + Graph'.D1:'Averages + Graph'.D1</svg:desc>
                </draw:g>
              </table:table-cell>
              <table:table-cell office:value-type="string">
                <text:p>Papernov &amp; Stasevich 1965 AVG</text:p>
                <draw:g>
                  <svg:desc>'Averages + Graph'.E1:'Averages + Graph'.E1</svg:desc>
                </draw:g>
              </table:table-cell>
              <table:table-cell office:value-type="string">
                <text:p>Pratt 1971 (3-smooth) AVG</text:p>
                <draw:g>
                  <svg:desc>'Averages + Graph'.F1:'Averages + Graph'.F1</svg:desc>
                </draw:g>
              </table:table-cell>
              <table:table-cell office:value-type="string">
                <text:p>Pratt 1971 (3^k - 1)/2 AVG</text:p>
                <draw:g>
                  <svg:desc>'Averages + Graph'.G1:'Averages + Graph'.G1</svg:desc>
                </draw:g>
              </table:table-cell>
              <table:table-cell office:value-type="string">
                <text:p>Sedgewick 1986 (single formula) AVG</text:p>
                <draw:g>
                  <svg:desc>'Averages + Graph'.H1:'Averages + Graph'.H1</svg:desc>
                </draw:g>
              </table:table-cell>
              <table:table-cell office:value-type="string">
                <text:p>Sedgewick 1986 (single formula) AVG</text:p>
                <draw:g>
                  <svg:desc>'Averages + Graph'.H1:'Averages + Graph'.H1</svg:desc>
                </draw:g>
              </table:table-cell>
              <table:table-cell office:value-type="string">
                <text:p>Sedgewick 1986 (odd/evens) AVG</text:p>
                <draw:g>
                  <svg:desc>'Averages + Graph'.I1:'Averages + Graph'.I1</svg:desc>
                </draw:g>
              </table:table-cell>
              <table:table-cell office:value-type="string">
                <text:p>Gonnet &amp; Baeza-Yates 1991 AVG</text:p>
                <draw:g>
                  <svg:desc>'Averages + Graph'.J1:'Averages + Graph'.J1</svg:desc>
                </draw:g>
              </table:table-cell>
              <table:table-cell office:value-type="string">
                <text:p>Tokuda 1992 AVG</text:p>
                <draw:g>
                  <svg:desc>'Averages + Graph'.K1:'Averages + Graph'.K1</svg:desc>
                </draw:g>
              </table:table-cell>
              <table:table-cell office:value-type="string">
                <text:p>Ciura 2001 AVG</text:p>
                <draw:g>
                  <svg:desc>'Averages + Graph'.L1:'Averages + Graph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101</svg:desc>
                </draw:g>
              </table:table-cell>
              <table:table-cell office:value-type="float" office:value="73.7">
                <text:p>73.7</text:p>
                <draw:g>
                  <svg:desc>'Averages + Graph'.B2:'Averages + Graph'.B101</svg:desc>
                </draw:g>
              </table:table-cell>
              <table:table-cell office:value-type="float" office:value="70.1">
                <text:p>70.1</text:p>
                <draw:g>
                  <svg:desc>'Averages + Graph'.C2:'Averages + Graph'.C101</svg:desc>
                </draw:g>
              </table:table-cell>
              <table:table-cell office:value-type="float" office:value="62.7">
                <text:p>62.7</text:p>
                <draw:g>
                  <svg:desc>'Averages + Graph'.D2:'Averages + Graph'.D101</svg:desc>
                </draw:g>
              </table:table-cell>
              <table:table-cell office:value-type="float" office:value="66.9">
                <text:p>66.9</text:p>
                <draw:g>
                  <svg:desc>'Averages + Graph'.E2:'Averages + Graph'.E101</svg:desc>
                </draw:g>
              </table:table-cell>
              <table:table-cell office:value-type="float" office:value="183.9">
                <text:p>183.9</text:p>
                <draw:g>
                  <svg:desc>'Averages + Graph'.F2:'Averages + Graph'.F101</svg:desc>
                </draw:g>
              </table:table-cell>
              <table:table-cell office:value-type="float" office:value="72.5">
                <text:p>72.5</text:p>
                <draw:g>
                  <svg:desc>'Averages + Graph'.G2:'Averages + Graph'.G101</svg:desc>
                </draw:g>
              </table:table-cell>
              <table:table-cell office:value-type="float" office:value="44.7">
                <text:p>44.7</text:p>
                <draw:g>
                  <svg:desc>'Averages + Graph'.H2:'Averages + Graph'.H101</svg:desc>
                </draw:g>
              </table:table-cell>
              <table:table-cell office:value-type="float" office:value="44.7">
                <text:p>44.7</text:p>
                <draw:g>
                  <svg:desc>'Averages + Graph'.H2:'Averages + Graph'.H101</svg:desc>
                </draw:g>
              </table:table-cell>
              <table:table-cell office:value-type="float" office:value="47.7">
                <text:p>47.7</text:p>
                <draw:g>
                  <svg:desc>'Averages + Graph'.I2:'Averages + Graph'.I101</svg:desc>
                </draw:g>
              </table:table-cell>
              <table:table-cell office:value-type="float" office:value="55.6">
                <text:p>55.6</text:p>
                <draw:g>
                  <svg:desc>'Averages + Graph'.J2:'Averages + Graph'.J101</svg:desc>
                </draw:g>
              </table:table-cell>
              <table:table-cell office:value-type="float" office:value="63.2">
                <text:p>63.2</text:p>
                <draw:g>
                  <svg:desc>'Averages + Graph'.K2:'Averages + Graph'.K101</svg:desc>
                </draw:g>
              </table:table-cell>
              <table:table-cell office:value-type="float" office:value="54.8">
                <text:p>54.8</text:p>
                <draw:g>
                  <svg:desc>'Averages + Graph'.L2:'Averages + Graph'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40.9">
                <text:p>140.9</text:p>
              </table:table-cell>
              <table:table-cell office:value-type="float" office:value="143">
                <text:p>143</text:p>
              </table:table-cell>
              <table:table-cell office:value-type="float" office:value="133.3">
                <text:p>133.3</text:p>
              </table:table-cell>
              <table:table-cell office:value-type="float" office:value="144.6">
                <text:p>144.6</text:p>
              </table:table-cell>
              <table:table-cell office:value-type="float" office:value="574.1">
                <text:p>574.1</text:p>
              </table:table-cell>
              <table:table-cell office:value-type="float" office:value="262.8">
                <text:p>262.8</text:p>
              </table:table-cell>
              <table:table-cell office:value-type="float" office:value="103.5">
                <text:p>103.5</text:p>
              </table:table-cell>
              <table:table-cell office:value-type="float" office:value="103.5">
                <text:p>103.5</text:p>
              </table:table-cell>
              <table:table-cell office:value-type="float" office:value="104.9">
                <text:p>104.9</text:p>
              </table:table-cell>
              <table:table-cell office:value-type="float" office:value="127.2">
                <text:p>127.2</text:p>
              </table:table-cell>
              <table:table-cell office:value-type="float" office:value="123.4">
                <text:p>123.4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40.5">
                <text:p>240.5</text:p>
              </table:table-cell>
              <table:table-cell office:value-type="float" office:value="241.1">
                <text:p>241.1</text:p>
              </table:table-cell>
              <table:table-cell office:value-type="float" office:value="211">
                <text:p>211</text:p>
              </table:table-cell>
              <table:table-cell office:value-type="float" office:value="240.4">
                <text:p>240.4</text:p>
              </table:table-cell>
              <table:table-cell office:value-type="float" office:value="966.3">
                <text:p>966.3</text:p>
              </table:table-cell>
              <table:table-cell office:value-type="float" office:value="515.2">
                <text:p>515.2</text:p>
              </table:table-cell>
              <table:table-cell office:value-type="float" office:value="160.1">
                <text:p>160.1</text:p>
              </table:table-cell>
              <table:table-cell office:value-type="float" office:value="160.1">
                <text:p>160.1</text:p>
              </table:table-cell>
              <table:table-cell office:value-type="float" office:value="179.4">
                <text:p>179.4</text:p>
              </table:table-cell>
              <table:table-cell office:value-type="float" office:value="214.1">
                <text:p>214.1</text:p>
              </table:table-cell>
              <table:table-cell office:value-type="float" office:value="201.8">
                <text:p>201.8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52.1">
                <text:p>352.1</text:p>
              </table:table-cell>
              <table:table-cell office:value-type="float" office:value="321.5">
                <text:p>321.5</text:p>
              </table:table-cell>
              <table:table-cell office:value-type="float" office:value="314">
                <text:p>314</text:p>
              </table:table-cell>
              <table:table-cell office:value-type="float" office:value="339">
                <text:p>339</text:p>
              </table:table-cell>
              <table:table-cell office:value-type="float" office:value="1488.4">
                <text:p>1488.4</text:p>
              </table:table-cell>
              <table:table-cell office:value-type="float" office:value="826.3">
                <text:p>826.3</text:p>
              </table:table-cell>
              <table:table-cell office:value-type="float" office:value="211.8">
                <text:p>211.8</text:p>
              </table:table-cell>
              <table:table-cell office:value-type="float" office:value="211.8">
                <text:p>211.8</text:p>
              </table:table-cell>
              <table:table-cell office:value-type="float" office:value="236.1">
                <text:p>236.1</text:p>
              </table:table-cell>
              <table:table-cell office:value-type="float" office:value="265.6">
                <text:p>265.6</text:p>
              </table:table-cell>
              <table:table-cell office:value-type="float" office:value="269.4">
                <text:p>269.4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13.5">
                <text:p>413.5</text:p>
              </table:table-cell>
              <table:table-cell office:value-type="float" office:value="404.8">
                <text:p>404.8</text:p>
              </table:table-cell>
              <table:table-cell office:value-type="float" office:value="406.9">
                <text:p>406.9</text:p>
              </table:table-cell>
              <table:table-cell office:value-type="float" office:value="470.6">
                <text:p>470.6</text:p>
              </table:table-cell>
              <table:table-cell office:value-type="float" office:value="2249.8">
                <text:p>2249.8</text:p>
              </table:table-cell>
              <table:table-cell office:value-type="float" office:value="1361.8">
                <text:p>1361.8</text:p>
              </table:table-cell>
              <table:table-cell office:value-type="float" office:value="277.1">
                <text:p>277.1</text:p>
              </table:table-cell>
              <table:table-cell office:value-type="float" office:value="277.1">
                <text:p>277.1</text:p>
              </table:table-cell>
              <table:table-cell office:value-type="float" office:value="320.1">
                <text:p>320.1</text:p>
              </table:table-cell>
              <table:table-cell office:value-type="float" office:value="366.3">
                <text:p>366.3</text:p>
              </table:table-cell>
              <table:table-cell office:value-type="float" office:value="394.5">
                <text:p>394.5</text:p>
              </table:table-cell>
              <table:table-cell office:value-type="float" office:value="391.9">
                <text:p>39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53">
                <text:p>553</text:p>
              </table:table-cell>
              <table:table-cell office:value-type="float" office:value="535.9">
                <text:p>535.9</text:p>
              </table:table-cell>
              <table:table-cell office:value-type="float" office:value="497.5">
                <text:p>497.5</text:p>
              </table:table-cell>
              <table:table-cell office:value-type="float" office:value="542.9">
                <text:p>542.9</text:p>
              </table:table-cell>
              <table:table-cell office:value-type="float" office:value="2878.7">
                <text:p>2878.7</text:p>
              </table:table-cell>
              <table:table-cell office:value-type="float" office:value="1763.2">
                <text:p>1763.2</text:p>
              </table:table-cell>
              <table:table-cell office:value-type="float" office:value="345.9">
                <text:p>345.9</text:p>
              </table:table-cell>
              <table:table-cell office:value-type="float" office:value="345.9">
                <text:p>345.9</text:p>
              </table:table-cell>
              <table:table-cell office:value-type="float" office:value="380.7">
                <text:p>380.7</text:p>
              </table:table-cell>
              <table:table-cell office:value-type="float" office:value="455.9">
                <text:p>455.9</text:p>
              </table:table-cell>
              <table:table-cell office:value-type="float" office:value="422.4">
                <text:p>422.4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01.8">
                <text:p>601.8</text:p>
              </table:table-cell>
              <table:table-cell office:value-type="float" office:value="568.3">
                <text:p>568.3</text:p>
              </table:table-cell>
              <table:table-cell office:value-type="float" office:value="548.6">
                <text:p>548.6</text:p>
              </table:table-cell>
              <table:table-cell office:value-type="float" office:value="591.3">
                <text:p>591.3</text:p>
              </table:table-cell>
              <table:table-cell office:value-type="float" office:value="3578.8">
                <text:p>3578.8</text:p>
              </table:table-cell>
              <table:table-cell office:value-type="float" office:value="2296.4">
                <text:p>2296.4</text:p>
              </table:table-cell>
              <table:table-cell office:value-type="float" office:value="391.5">
                <text:p>391.5</text:p>
              </table:table-cell>
              <table:table-cell office:value-type="float" office:value="391.5">
                <text:p>391.5</text:p>
              </table:table-cell>
              <table:table-cell office:value-type="float" office:value="446.4">
                <text:p>446.4</text:p>
              </table:table-cell>
              <table:table-cell office:value-type="float" office:value="528.5">
                <text:p>528.5</text:p>
              </table:table-cell>
              <table:table-cell office:value-type="float" office:value="503.4">
                <text:p>503.4</text:p>
              </table:table-cell>
              <table:table-cell office:value-type="float" office:value="490.1">
                <text:p>49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13.8">
                <text:p>813.8</text:p>
              </table:table-cell>
              <table:table-cell office:value-type="float" office:value="769.4">
                <text:p>769.4</text:p>
              </table:table-cell>
              <table:table-cell office:value-type="float" office:value="756.6">
                <text:p>756.6</text:p>
              </table:table-cell>
              <table:table-cell office:value-type="float" office:value="842.6">
                <text:p>842.6</text:p>
              </table:table-cell>
              <table:table-cell office:value-type="float" office:value="5011.8">
                <text:p>5011.8</text:p>
              </table:table-cell>
              <table:table-cell office:value-type="float" office:value="3183.6">
                <text:p>3183.6</text:p>
              </table:table-cell>
              <table:table-cell office:value-type="float" office:value="506.6">
                <text:p>506.6</text:p>
              </table:table-cell>
              <table:table-cell office:value-type="float" office:value="506.6">
                <text:p>506.6</text:p>
              </table:table-cell>
              <table:table-cell office:value-type="float" office:value="560.7">
                <text:p>560.7</text:p>
              </table:table-cell>
              <table:table-cell office:value-type="float" office:value="662.6">
                <text:p>662.6</text:p>
              </table:table-cell>
              <table:table-cell office:value-type="float" office:value="642.9">
                <text:p>642.9</text:p>
              </table:table-cell>
              <table:table-cell office:value-type="float" office:value="632.5">
                <text:p>63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23.4">
                <text:p>823.4</text:p>
              </table:table-cell>
              <table:table-cell office:value-type="float" office:value="821.8">
                <text:p>821.8</text:p>
              </table:table-cell>
              <table:table-cell office:value-type="float" office:value="787.4">
                <text:p>787.4</text:p>
              </table:table-cell>
              <table:table-cell office:value-type="float" office:value="837">
                <text:p>837</text:p>
              </table:table-cell>
              <table:table-cell office:value-type="float" office:value="5802.9">
                <text:p>5802.9</text:p>
              </table:table-cell>
              <table:table-cell office:value-type="float" office:value="3706.8">
                <text:p>3706.8</text:p>
              </table:table-cell>
              <table:table-cell office:value-type="float" office:value="545.3">
                <text:p>545.3</text:p>
              </table:table-cell>
              <table:table-cell office:value-type="float" office:value="545.3">
                <text:p>545.3</text:p>
              </table:table-cell>
              <table:table-cell office:value-type="float" office:value="613.3">
                <text:p>613.3</text:p>
              </table:table-cell>
              <table:table-cell office:value-type="float" office:value="689.9">
                <text:p>689.9</text:p>
              </table:table-cell>
              <table:table-cell office:value-type="float" office:value="659.5">
                <text:p>659.5</text:p>
              </table:table-cell>
              <table:table-cell office:value-type="float" office:value="633.3">
                <text:p>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54.9">
                <text:p>854.9</text:p>
              </table:table-cell>
              <table:table-cell office:value-type="float" office:value="884.4">
                <text:p>884.4</text:p>
              </table:table-cell>
              <table:table-cell office:value-type="float" office:value="945.7">
                <text:p>945.7</text:p>
              </table:table-cell>
              <table:table-cell office:value-type="float" office:value="1012.2">
                <text:p>1012.2</text:p>
              </table:table-cell>
              <table:table-cell office:value-type="float" office:value="6856.3">
                <text:p>6856.3</text:p>
              </table:table-cell>
              <table:table-cell office:value-type="float" office:value="4796.4">
                <text:p>4796.4</text:p>
              </table:table-cell>
              <table:table-cell office:value-type="float" office:value="660.1">
                <text:p>660.1</text:p>
              </table:table-cell>
              <table:table-cell office:value-type="float" office:value="660.1">
                <text:p>660.1</text:p>
              </table:table-cell>
              <table:table-cell office:value-type="float" office:value="747.7">
                <text:p>747.7</text:p>
              </table:table-cell>
              <table:table-cell office:value-type="float" office:value="831.3">
                <text:p>831.3</text:p>
              </table:table-cell>
              <table:table-cell office:value-type="float" office:value="780.1">
                <text:p>780.1</text:p>
              </table:table-cell>
              <table:table-cell office:value-type="float" office:value="752.3">
                <text:p>75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085.4">
                <text:p>1085.4</text:p>
              </table:table-cell>
              <table:table-cell office:value-type="float" office:value="1066.4">
                <text:p>1066.4</text:p>
              </table:table-cell>
              <table:table-cell office:value-type="float" office:value="972">
                <text:p>972</text:p>
              </table:table-cell>
              <table:table-cell office:value-type="float" office:value="1092.2">
                <text:p>1092.2</text:p>
              </table:table-cell>
              <table:table-cell office:value-type="float" office:value="8128.7">
                <text:p>8128.7</text:p>
              </table:table-cell>
              <table:table-cell office:value-type="float" office:value="5796.5">
                <text:p>5796.5</text:p>
              </table:table-cell>
              <table:table-cell office:value-type="float" office:value="741.4">
                <text:p>741.4</text:p>
              </table:table-cell>
              <table:table-cell office:value-type="float" office:value="741.4">
                <text:p>741.4</text:p>
              </table:table-cell>
              <table:table-cell office:value-type="float" office:value="833.1">
                <text:p>833.1</text:p>
              </table:table-cell>
              <table:table-cell office:value-type="float" office:value="866.6">
                <text:p>866.6</text:p>
              </table:table-cell>
              <table:table-cell office:value-type="float" office:value="851.6">
                <text:p>851.6</text:p>
              </table:table-cell>
              <table:table-cell office:value-type="float" office:value="825.8">
                <text:p>82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142.1">
                <text:p>1142.1</text:p>
              </table:table-cell>
              <table:table-cell office:value-type="float" office:value="1121.5">
                <text:p>1121.5</text:p>
              </table:table-cell>
              <table:table-cell office:value-type="float" office:value="1055.7">
                <text:p>1055.7</text:p>
              </table:table-cell>
              <table:table-cell office:value-type="float" office:value="1116.6">
                <text:p>1116.6</text:p>
              </table:table-cell>
              <table:table-cell office:value-type="float" office:value="9344.4">
                <text:p>9344.4</text:p>
              </table:table-cell>
              <table:table-cell office:value-type="float" office:value="6787">
                <text:p>6787</text:p>
              </table:table-cell>
              <table:table-cell office:value-type="float" office:value="755.4">
                <text:p>755.4</text:p>
              </table:table-cell>
              <table:table-cell office:value-type="float" office:value="755.4">
                <text:p>755.4</text:p>
              </table:table-cell>
              <table:table-cell office:value-type="float" office:value="871">
                <text:p>871</text:p>
              </table:table-cell>
              <table:table-cell office:value-type="float" office:value="1014.8">
                <text:p>1014.8</text:p>
              </table:table-cell>
              <table:table-cell office:value-type="float" office:value="985.9">
                <text:p>985.9</text:p>
              </table:table-cell>
              <table:table-cell office:value-type="float" office:value="945.6">
                <text:p>94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289.6">
                <text:p>1289.6</text:p>
              </table:table-cell>
              <table:table-cell office:value-type="float" office:value="1182.4">
                <text:p>1182.4</text:p>
              </table:table-cell>
              <table:table-cell office:value-type="float" office:value="1134.3">
                <text:p>1134.3</text:p>
              </table:table-cell>
              <table:table-cell office:value-type="float" office:value="1309.6">
                <text:p>1309.6</text:p>
              </table:table-cell>
              <table:table-cell office:value-type="float" office:value="11062.6">
                <text:p>11062.6</text:p>
              </table:table-cell>
              <table:table-cell office:value-type="float" office:value="7368.4">
                <text:p>7368.4</text:p>
              </table:table-cell>
              <table:table-cell office:value-type="float" office:value="775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944.8">
                <text:p>944.8</text:p>
              </table:table-cell>
              <table:table-cell office:value-type="float" office:value="1112">
                <text:p>1112</text:p>
              </table:table-cell>
              <table:table-cell office:value-type="float" office:value="1024.9">
                <text:p>1024.9</text:p>
              </table:table-cell>
              <table:table-cell office:value-type="float" office:value="968.9">
                <text:p>96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313.2">
                <text:p>1313.2</text:p>
              </table:table-cell>
              <table:table-cell office:value-type="float" office:value="1348.3">
                <text:p>1348.3</text:p>
              </table:table-cell>
              <table:table-cell office:value-type="float" office:value="1282.3">
                <text:p>1282.3</text:p>
              </table:table-cell>
              <table:table-cell office:value-type="float" office:value="1351.7">
                <text:p>1351.7</text:p>
              </table:table-cell>
              <table:table-cell office:value-type="float" office:value="12354.9">
                <text:p>12354.9</text:p>
              </table:table-cell>
              <table:table-cell office:value-type="float" office:value="9288">
                <text:p>9288</text:p>
              </table:table-cell>
              <table:table-cell office:value-type="float" office:value="949.5">
                <text:p>949.5</text:p>
              </table:table-cell>
              <table:table-cell office:value-type="float" office:value="949.5">
                <text:p>949.5</text:p>
              </table:table-cell>
              <table:table-cell office:value-type="float" office:value="1126.2">
                <text:p>1126.2</text:p>
              </table:table-cell>
              <table:table-cell office:value-type="float" office:value="1265.1">
                <text:p>1265.1</text:p>
              </table:table-cell>
              <table:table-cell office:value-type="float" office:value="1223.9">
                <text:p>1223.9</text:p>
              </table:table-cell>
              <table:table-cell office:value-type="float" office:value="1146.1">
                <text:p>114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86.4">
                <text:p>1586.4</text:p>
              </table:table-cell>
              <table:table-cell office:value-type="float" office:value="1524.8">
                <text:p>1524.8</text:p>
              </table:table-cell>
              <table:table-cell office:value-type="float" office:value="1392.3">
                <text:p>1392.3</text:p>
              </table:table-cell>
              <table:table-cell office:value-type="float" office:value="1588.6">
                <text:p>1588.6</text:p>
              </table:table-cell>
              <table:table-cell office:value-type="float" office:value="14422.6">
                <text:p>14422.6</text:p>
              </table:table-cell>
              <table:table-cell office:value-type="float" office:value="9971.4">
                <text:p>9971.4</text:p>
              </table:table-cell>
              <table:table-cell office:value-type="float" office:value="978.5">
                <text:p>978.5</text:p>
              </table:table-cell>
              <table:table-cell office:value-type="float" office:value="978.5">
                <text:p>978.5</text:p>
              </table:table-cell>
              <table:table-cell office:value-type="float" office:value="1130.7">
                <text:p>1130.7</text:p>
              </table:table-cell>
              <table:table-cell office:value-type="float" office:value="1323.6">
                <text:p>1323.6</text:p>
              </table:table-cell>
              <table:table-cell office:value-type="float" office:value="1290.3">
                <text:p>1290.3</text:p>
              </table:table-cell>
              <table:table-cell office:value-type="float" office:value="1288.7">
                <text:p>128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78.3">
                <text:p>1678.3</text:p>
              </table:table-cell>
              <table:table-cell office:value-type="float" office:value="1522.1">
                <text:p>1522.1</text:p>
              </table:table-cell>
              <table:table-cell office:value-type="float" office:value="1457.8">
                <text:p>1457.8</text:p>
              </table:table-cell>
              <table:table-cell office:value-type="float" office:value="1568.6">
                <text:p>1568.6</text:p>
              </table:table-cell>
              <table:table-cell office:value-type="float" office:value="15150.6">
                <text:p>15150.6</text:p>
              </table:table-cell>
              <table:table-cell office:value-type="float" office:value="11963.1">
                <text:p>11963.1</text:p>
              </table:table-cell>
              <table:table-cell office:value-type="float" office:value="1104.2">
                <text:p>1104.2</text:p>
              </table:table-cell>
              <table:table-cell office:value-type="float" office:value="1104.2">
                <text:p>1104.2</text:p>
              </table:table-cell>
              <table:table-cell office:value-type="float" office:value="1290.3">
                <text:p>1290.3</text:p>
              </table:table-cell>
              <table:table-cell office:value-type="float" office:value="1388.3">
                <text:p>1388.3</text:p>
              </table:table-cell>
              <table:table-cell office:value-type="float" office:value="1296.1">
                <text:p>1296.1</text:p>
              </table:table-cell>
              <table:table-cell office:value-type="float" office:value="1281.4">
                <text:p>128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49.1">
                <text:p>1749.1</text:p>
              </table:table-cell>
              <table:table-cell office:value-type="float" office:value="1718.3">
                <text:p>1718.3</text:p>
              </table:table-cell>
              <table:table-cell office:value-type="float" office:value="1651.1">
                <text:p>1651.1</text:p>
              </table:table-cell>
              <table:table-cell office:value-type="float" office:value="1711">
                <text:p>1711</text:p>
              </table:table-cell>
              <table:table-cell office:value-type="float" office:value="17225.1">
                <text:p>17225.1</text:p>
              </table:table-cell>
              <table:table-cell office:value-type="float" office:value="13091.7">
                <text:p>13091.7</text:p>
              </table:table-cell>
              <table:table-cell office:value-type="float" office:value="1175.1">
                <text:p>1175.1</text:p>
              </table:table-cell>
              <table:table-cell office:value-type="float" office:value="1175.1">
                <text:p>1175.1</text:p>
              </table:table-cell>
              <table:table-cell office:value-type="float" office:value="1296.3">
                <text:p>1296.3</text:p>
              </table:table-cell>
              <table:table-cell office:value-type="float" office:value="1527">
                <text:p>1527</text:p>
              </table:table-cell>
              <table:table-cell office:value-type="float" office:value="1489.3">
                <text:p>1489.3</text:p>
              </table:table-cell>
              <table:table-cell office:value-type="float" office:value="1477.2">
                <text:p>147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725.5">
                <text:p>1725.5</text:p>
              </table:table-cell>
              <table:table-cell office:value-type="float" office:value="1669.9">
                <text:p>1669.9</text:p>
              </table:table-cell>
              <table:table-cell office:value-type="float" office:value="1623.2">
                <text:p>1623.2</text:p>
              </table:table-cell>
              <table:table-cell office:value-type="float" office:value="1747.9">
                <text:p>1747.9</text:p>
              </table:table-cell>
              <table:table-cell office:value-type="float" office:value="20147.1">
                <text:p>20147.1</text:p>
              </table:table-cell>
              <table:table-cell office:value-type="float" office:value="14947.4">
                <text:p>14947.4</text:p>
              </table:table-cell>
              <table:table-cell office:value-type="float" office:value="1217.7">
                <text:p>1217.7</text:p>
              </table:table-cell>
              <table:table-cell office:value-type="float" office:value="1217.7">
                <text:p>1217.7</text:p>
              </table:table-cell>
              <table:table-cell office:value-type="float" office:value="1339.2">
                <text:p>1339.2</text:p>
              </table:table-cell>
              <table:table-cell office:value-type="float" office:value="1496.4">
                <text:p>1496.4</text:p>
              </table:table-cell>
              <table:table-cell office:value-type="float" office:value="1420.5">
                <text:p>1420.5</text:p>
              </table:table-cell>
              <table:table-cell office:value-type="float" office:value="1349.6">
                <text:p>134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03.2">
                <text:p>1903.2</text:p>
              </table:table-cell>
              <table:table-cell office:value-type="float" office:value="1902.2">
                <text:p>1902.2</text:p>
              </table:table-cell>
              <table:table-cell office:value-type="float" office:value="1989.5">
                <text:p>1989.5</text:p>
              </table:table-cell>
              <table:table-cell office:value-type="float" office:value="2013.2">
                <text:p>2013.2</text:p>
              </table:table-cell>
              <table:table-cell office:value-type="float" office:value="20693.5">
                <text:p>20693.5</text:p>
              </table:table-cell>
              <table:table-cell office:value-type="float" office:value="16324.3">
                <text:p>16324.3</text:p>
              </table:table-cell>
              <table:table-cell office:value-type="float" office:value="1309.4">
                <text:p>1309.4</text:p>
              </table:table-cell>
              <table:table-cell office:value-type="float" office:value="1309.4">
                <text:p>1309.4</text:p>
              </table:table-cell>
              <table:table-cell office:value-type="float" office:value="1441.9">
                <text:p>1441.9</text:p>
              </table:table-cell>
              <table:table-cell office:value-type="float" office:value="1657.5">
                <text:p>1657.5</text:p>
              </table:table-cell>
              <table:table-cell office:value-type="float" office:value="1549.8">
                <text:p>1549.8</text:p>
              </table:table-cell>
              <table:table-cell office:value-type="float" office:value="1503.6">
                <text:p>150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99.5">
                <text:p>1899.5</text:p>
              </table:table-cell>
              <table:table-cell office:value-type="float" office:value="1843.3">
                <text:p>1843.3</text:p>
              </table:table-cell>
              <table:table-cell office:value-type="float" office:value="1834.7">
                <text:p>1834.7</text:p>
              </table:table-cell>
              <table:table-cell office:value-type="float" office:value="1963.5">
                <text:p>1963.5</text:p>
              </table:table-cell>
              <table:table-cell office:value-type="float" office:value="22847.4">
                <text:p>22847.4</text:p>
              </table:table-cell>
              <table:table-cell office:value-type="float" office:value="18634.5">
                <text:p>18634.5</text:p>
              </table:table-cell>
              <table:table-cell office:value-type="float" office:value="1413.7">
                <text:p>1413.7</text:p>
              </table:table-cell>
              <table:table-cell office:value-type="float" office:value="1413.7">
                <text:p>1413.7</text:p>
              </table:table-cell>
              <table:table-cell office:value-type="float" office:value="1609.7">
                <text:p>1609.7</text:p>
              </table:table-cell>
              <table:table-cell office:value-type="float" office:value="1729.1">
                <text:p>1729.1</text:p>
              </table:table-cell>
              <table:table-cell office:value-type="float" office:value="1698.6">
                <text:p>1698.6</text:p>
              </table:table-cell>
              <table:table-cell office:value-type="float" office:value="1708.9">
                <text:p>170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512.8">
                <text:p>2512.8</text:p>
              </table:table-cell>
              <table:table-cell office:value-type="float" office:value="2222.5">
                <text:p>2222.5</text:p>
              </table:table-cell>
              <table:table-cell office:value-type="float" office:value="2100.2">
                <text:p>2100.2</text:p>
              </table:table-cell>
              <table:table-cell office:value-type="float" office:value="2303.4">
                <text:p>2303.4</text:p>
              </table:table-cell>
              <table:table-cell office:value-type="float" office:value="24400.9">
                <text:p>24400.9</text:p>
              </table:table-cell>
              <table:table-cell office:value-type="float" office:value="19456">
                <text:p>19456</text:p>
              </table:table-cell>
              <table:table-cell office:value-type="float" office:value="1404.9">
                <text:p>1404.9</text:p>
              </table:table-cell>
              <table:table-cell office:value-type="float" office:value="1404.9">
                <text:p>1404.9</text:p>
              </table:table-cell>
              <table:table-cell office:value-type="float" office:value="1632.8">
                <text:p>1632.8</text:p>
              </table:table-cell>
              <table:table-cell office:value-type="float" office:value="1779.3">
                <text:p>1779.3</text:p>
              </table:table-cell>
              <table:table-cell office:value-type="float" office:value="1698.9">
                <text:p>1698.9</text:p>
              </table:table-cell>
              <table:table-cell office:value-type="float" office:value="1687.2">
                <text:p>168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326">
                <text:p>2326</text:p>
              </table:table-cell>
              <table:table-cell office:value-type="float" office:value="2200.2">
                <text:p>2200.2</text:p>
              </table:table-cell>
              <table:table-cell office:value-type="float" office:value="2166.5">
                <text:p>2166.5</text:p>
              </table:table-cell>
              <table:table-cell office:value-type="float" office:value="2363.9">
                <text:p>2363.9</text:p>
              </table:table-cell>
              <table:table-cell office:value-type="float" office:value="28527.2">
                <text:p>28527.2</text:p>
              </table:table-cell>
              <table:table-cell office:value-type="float" office:value="21372.1">
                <text:p>21372.1</text:p>
              </table:table-cell>
              <table:table-cell office:value-type="float" office:value="1516.8">
                <text:p>1516.8</text:p>
              </table:table-cell>
              <table:table-cell office:value-type="float" office:value="1516.8">
                <text:p>1516.8</text:p>
              </table:table-cell>
              <table:table-cell office:value-type="float" office:value="1750.1">
                <text:p>1750.1</text:p>
              </table:table-cell>
              <table:table-cell office:value-type="float" office:value="1829.3">
                <text:p>1829.3</text:p>
              </table:table-cell>
              <table:table-cell office:value-type="float" office:value="1811.3">
                <text:p>1811.3</text:p>
              </table:table-cell>
              <table:table-cell office:value-type="float" office:value="1715.2">
                <text:p>171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420.7">
                <text:p>2420.7</text:p>
              </table:table-cell>
              <table:table-cell office:value-type="float" office:value="2483.5">
                <text:p>2483.5</text:p>
              </table:table-cell>
              <table:table-cell office:value-type="float" office:value="2309.9">
                <text:p>2309.9</text:p>
              </table:table-cell>
              <table:table-cell office:value-type="float" office:value="2483.1">
                <text:p>2483.1</text:p>
              </table:table-cell>
              <table:table-cell office:value-type="float" office:value="29493.9">
                <text:p>29493.9</text:p>
              </table:table-cell>
              <table:table-cell office:value-type="float" office:value="24723.4">
                <text:p>24723.4</text:p>
              </table:table-cell>
              <table:table-cell office:value-type="float" office:value="1577.6">
                <text:p>1577.6</text:p>
              </table:table-cell>
              <table:table-cell office:value-type="float" office:value="1577.6">
                <text:p>1577.6</text:p>
              </table:table-cell>
              <table:table-cell office:value-type="float" office:value="1821.7">
                <text:p>1821.7</text:p>
              </table:table-cell>
              <table:table-cell office:value-type="float" office:value="2000.4">
                <text:p>2000.4</text:p>
              </table:table-cell>
              <table:table-cell office:value-type="float" office:value="1976.9">
                <text:p>1976.9</text:p>
              </table:table-cell>
              <table:table-cell office:value-type="float" office:value="1854.4">
                <text:p>185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47.3">
                <text:p>2847.3</text:p>
              </table:table-cell>
              <table:table-cell office:value-type="float" office:value="2714.5">
                <text:p>2714.5</text:p>
              </table:table-cell>
              <table:table-cell office:value-type="float" office:value="2543.9">
                <text:p>2543.9</text:p>
              </table:table-cell>
              <table:table-cell office:value-type="float" office:value="2559.5">
                <text:p>2559.5</text:p>
              </table:table-cell>
              <table:table-cell office:value-type="float" office:value="31695.3">
                <text:p>31695.3</text:p>
              </table:table-cell>
              <table:table-cell office:value-type="float" office:value="24933.7">
                <text:p>24933.7</text:p>
              </table:table-cell>
              <table:table-cell office:value-type="float" office:value="1607">
                <text:p>1607</text:p>
              </table:table-cell>
              <table:table-cell office:value-type="float" office:value="1607">
                <text:p>1607</text:p>
              </table:table-cell>
              <table:table-cell office:value-type="float" office:value="1865.4">
                <text:p>1865.4</text:p>
              </table:table-cell>
              <table:table-cell office:value-type="float" office:value="2119.3">
                <text:p>2119.3</text:p>
              </table:table-cell>
              <table:table-cell office:value-type="float" office:value="2204">
                <text:p>2204</text:p>
              </table:table-cell>
              <table:table-cell office:value-type="float" office:value="1963.6">
                <text:p>196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720">
                <text:p>2720</text:p>
              </table:table-cell>
              <table:table-cell office:value-type="float" office:value="2538.9">
                <text:p>2538.9</text:p>
              </table:table-cell>
              <table:table-cell office:value-type="float" office:value="2479.4">
                <text:p>2479.4</text:p>
              </table:table-cell>
              <table:table-cell office:value-type="float" office:value="2881.7">
                <text:p>2881.7</text:p>
              </table:table-cell>
              <table:table-cell office:value-type="float" office:value="34555.3">
                <text:p>34555.3</text:p>
              </table:table-cell>
              <table:table-cell office:value-type="float" office:value="26877.6">
                <text:p>26877.6</text:p>
              </table:table-cell>
              <table:table-cell office:value-type="float" office:value="1768.5">
                <text:p>1768.5</text:p>
              </table:table-cell>
              <table:table-cell office:value-type="float" office:value="1768.5">
                <text:p>1768.5</text:p>
              </table:table-cell>
              <table:table-cell office:value-type="float" office:value="2021.4">
                <text:p>2021.4</text:p>
              </table:table-cell>
              <table:table-cell office:value-type="float" office:value="2253.9">
                <text:p>2253.9</text:p>
              </table:table-cell>
              <table:table-cell office:value-type="float" office:value="2159.8">
                <text:p>2159.8</text:p>
              </table:table-cell>
              <table:table-cell office:value-type="float" office:value="1983.4">
                <text:p>198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171.8">
                <text:p>3171.8</text:p>
              </table:table-cell>
              <table:table-cell office:value-type="float" office:value="3020.4">
                <text:p>3020.4</text:p>
              </table:table-cell>
              <table:table-cell office:value-type="float" office:value="2851.4">
                <text:p>2851.4</text:p>
              </table:table-cell>
              <table:table-cell office:value-type="float" office:value="2927.5">
                <text:p>2927.5</text:p>
              </table:table-cell>
              <table:table-cell office:value-type="float" office:value="37180.8">
                <text:p>37180.8</text:p>
              </table:table-cell>
              <table:table-cell office:value-type="float" office:value="28012.3">
                <text:p>28012.3</text:p>
              </table:table-cell>
              <table:table-cell office:value-type="float" office:value="1785.6">
                <text:p>1785.6</text:p>
              </table:table-cell>
              <table:table-cell office:value-type="float" office:value="1785.6">
                <text:p>1785.6</text:p>
              </table:table-cell>
              <table:table-cell office:value-type="float" office:value="2138.3">
                <text:p>2138.3</text:p>
              </table:table-cell>
              <table:table-cell office:value-type="float" office:value="2480.6">
                <text:p>2480.6</text:p>
              </table:table-cell>
              <table:table-cell office:value-type="float" office:value="2251">
                <text:p>2251</text:p>
              </table:table-cell>
              <table:table-cell office:value-type="float" office:value="2216.3">
                <text:p>221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039.6">
                <text:p>3039.6</text:p>
              </table:table-cell>
              <table:table-cell office:value-type="float" office:value="2788.1">
                <text:p>2788.1</text:p>
              </table:table-cell>
              <table:table-cell office:value-type="float" office:value="2886.2">
                <text:p>2886.2</text:p>
              </table:table-cell>
              <table:table-cell office:value-type="float" office:value="2969.3">
                <text:p>2969.3</text:p>
              </table:table-cell>
              <table:table-cell office:value-type="float" office:value="40346.8">
                <text:p>40346.8</text:p>
              </table:table-cell>
              <table:table-cell office:value-type="float" office:value="32296.3">
                <text:p>32296.3</text:p>
              </table:table-cell>
              <table:table-cell office:value-type="float" office:value="1987.7">
                <text:p>1987.7</text:p>
              </table:table-cell>
              <table:table-cell office:value-type="float" office:value="1987.7">
                <text:p>1987.7</text:p>
              </table:table-cell>
              <table:table-cell office:value-type="float" office:value="2419.6">
                <text:p>2419.6</text:p>
              </table:table-cell>
              <table:table-cell office:value-type="float" office:value="2416.1">
                <text:p>2416.1</text:p>
              </table:table-cell>
              <table:table-cell office:value-type="float" office:value="2399.1">
                <text:p>2399.1</text:p>
              </table:table-cell>
              <table:table-cell office:value-type="float" office:value="2293.2">
                <text:p>229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954.9">
                <text:p>2954.9</text:p>
              </table:table-cell>
              <table:table-cell office:value-type="float" office:value="2940.5">
                <text:p>2940.5</text:p>
              </table:table-cell>
              <table:table-cell office:value-type="float" office:value="2768.2">
                <text:p>2768.2</text:p>
              </table:table-cell>
              <table:table-cell office:value-type="float" office:value="2965.5">
                <text:p>2965.5</text:p>
              </table:table-cell>
              <table:table-cell office:value-type="float" office:value="42449.6">
                <text:p>42449.6</text:p>
              </table:table-cell>
              <table:table-cell office:value-type="float" office:value="33988.3">
                <text:p>33988.3</text:p>
              </table:table-cell>
              <table:table-cell office:value-type="float" office:value="2231.9">
                <text:p>2231.9</text:p>
              </table:table-cell>
              <table:table-cell office:value-type="float" office:value="2231.9">
                <text:p>2231.9</text:p>
              </table:table-cell>
              <table:table-cell office:value-type="float" office:value="2578.7">
                <text:p>2578.7</text:p>
              </table:table-cell>
              <table:table-cell office:value-type="float" office:value="2761.1">
                <text:p>2761.1</text:p>
              </table:table-cell>
              <table:table-cell office:value-type="float" office:value="2690.4">
                <text:p>2690.4</text:p>
              </table:table-cell>
              <table:table-cell office:value-type="float" office:value="2434.1">
                <text:p>243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3421.3">
                <text:p>3421.3</text:p>
              </table:table-cell>
              <table:table-cell office:value-type="float" office:value="3311.6">
                <text:p>3311.6</text:p>
              </table:table-cell>
              <table:table-cell office:value-type="float" office:value="3282.1">
                <text:p>3282.1</text:p>
              </table:table-cell>
              <table:table-cell office:value-type="float" office:value="3345">
                <text:p>3345</text:p>
              </table:table-cell>
              <table:table-cell office:value-type="float" office:value="45256.3">
                <text:p>45256.3</text:p>
              </table:table-cell>
              <table:table-cell office:value-type="float" office:value="35584.4">
                <text:p>35584.4</text:p>
              </table:table-cell>
              <table:table-cell office:value-type="float" office:value="2176.4">
                <text:p>2176.4</text:p>
              </table:table-cell>
              <table:table-cell office:value-type="float" office:value="2176.4">
                <text:p>2176.4</text:p>
              </table:table-cell>
              <table:table-cell office:value-type="float" office:value="2582.4">
                <text:p>2582.4</text:p>
              </table:table-cell>
              <table:table-cell office:value-type="float" office:value="2866">
                <text:p>2866</text:p>
              </table:table-cell>
              <table:table-cell office:value-type="float" office:value="2654.7">
                <text:p>2654.7</text:p>
              </table:table-cell>
              <table:table-cell office:value-type="float" office:value="2639.1">
                <text:p>263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258.2">
                <text:p>3258.2</text:p>
              </table:table-cell>
              <table:table-cell office:value-type="float" office:value="3273.1">
                <text:p>3273.1</text:p>
              </table:table-cell>
              <table:table-cell office:value-type="float" office:value="3387.3">
                <text:p>3387.3</text:p>
              </table:table-cell>
              <table:table-cell office:value-type="float" office:value="3662.9">
                <text:p>3662.9</text:p>
              </table:table-cell>
              <table:table-cell office:value-type="float" office:value="48404.4">
                <text:p>48404.4</text:p>
              </table:table-cell>
              <table:table-cell office:value-type="float" office:value="38527.5">
                <text:p>38527.5</text:p>
              </table:table-cell>
              <table:table-cell office:value-type="float" office:value="2293.5">
                <text:p>2293.5</text:p>
              </table:table-cell>
              <table:table-cell office:value-type="float" office:value="2293.5">
                <text:p>2293.5</text:p>
              </table:table-cell>
              <table:table-cell office:value-type="float" office:value="2494.8">
                <text:p>2494.8</text:p>
              </table:table-cell>
              <table:table-cell office:value-type="float" office:value="2814">
                <text:p>2814</text:p>
              </table:table-cell>
              <table:table-cell office:value-type="float" office:value="2623.4">
                <text:p>2623.4</text:p>
              </table:table-cell>
              <table:table-cell office:value-type="float" office:value="2622.4">
                <text:p>262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948.1">
                <text:p>3948.1</text:p>
              </table:table-cell>
              <table:table-cell office:value-type="float" office:value="3351.4">
                <text:p>3351.4</text:p>
              </table:table-cell>
              <table:table-cell office:value-type="float" office:value="3261.4">
                <text:p>3261.4</text:p>
              </table:table-cell>
              <table:table-cell office:value-type="float" office:value="3511.5">
                <text:p>3511.5</text:p>
              </table:table-cell>
              <table:table-cell office:value-type="float" office:value="51251.9">
                <text:p>51251.9</text:p>
              </table:table-cell>
              <table:table-cell office:value-type="float" office:value="40855.6">
                <text:p>40855.6</text:p>
              </table:table-cell>
              <table:table-cell office:value-type="float" office:value="2208.1">
                <text:p>2208.1</text:p>
              </table:table-cell>
              <table:table-cell office:value-type="float" office:value="2208.1">
                <text:p>2208.1</text:p>
              </table:table-cell>
              <table:table-cell office:value-type="float" office:value="2833.3">
                <text:p>2833.3</text:p>
              </table:table-cell>
              <table:table-cell office:value-type="float" office:value="3424">
                <text:p>3424</text:p>
              </table:table-cell>
              <table:table-cell office:value-type="float" office:value="3181.2">
                <text:p>3181.2</text:p>
              </table:table-cell>
              <table:table-cell office:value-type="float" office:value="3023.8">
                <text:p>302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4138.3">
                <text:p>4138.3</text:p>
              </table:table-cell>
              <table:table-cell office:value-type="float" office:value="3658.7">
                <text:p>3658.7</text:p>
              </table:table-cell>
              <table:table-cell office:value-type="float" office:value="3743.8">
                <text:p>3743.8</text:p>
              </table:table-cell>
              <table:table-cell office:value-type="float" office:value="3797.5">
                <text:p>3797.5</text:p>
              </table:table-cell>
              <table:table-cell office:value-type="float" office:value="55769.5">
                <text:p>55769.5</text:p>
              </table:table-cell>
              <table:table-cell office:value-type="float" office:value="43590.6">
                <text:p>43590.6</text:p>
              </table:table-cell>
              <table:table-cell office:value-type="float" office:value="2189.5">
                <text:p>2189.5</text:p>
              </table:table-cell>
              <table:table-cell office:value-type="float" office:value="2189.5">
                <text:p>2189.5</text:p>
              </table:table-cell>
              <table:table-cell office:value-type="float" office:value="2587.1">
                <text:p>2587.1</text:p>
              </table:table-cell>
              <table:table-cell office:value-type="float" office:value="3088.2">
                <text:p>3088.2</text:p>
              </table:table-cell>
              <table:table-cell office:value-type="float" office:value="2858.6">
                <text:p>2858.6</text:p>
              </table:table-cell>
              <table:table-cell office:value-type="float" office:value="3026.9">
                <text:p>3026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736.9">
                <text:p>3736.9</text:p>
              </table:table-cell>
              <table:table-cell office:value-type="float" office:value="3727.3">
                <text:p>3727.3</text:p>
              </table:table-cell>
              <table:table-cell office:value-type="float" office:value="3505.3">
                <text:p>3505.3</text:p>
              </table:table-cell>
              <table:table-cell office:value-type="float" office:value="3893.5">
                <text:p>3893.5</text:p>
              </table:table-cell>
              <table:table-cell office:value-type="float" office:value="59509.5">
                <text:p>59509.5</text:p>
              </table:table-cell>
              <table:table-cell office:value-type="float" office:value="47207.5">
                <text:p>47207.5</text:p>
              </table:table-cell>
              <table:table-cell office:value-type="float" office:value="2461.7">
                <text:p>2461.7</text:p>
              </table:table-cell>
              <table:table-cell office:value-type="float" office:value="2461.7">
                <text:p>2461.7</text:p>
              </table:table-cell>
              <table:table-cell office:value-type="float" office:value="3145.2">
                <text:p>3145.2</text:p>
              </table:table-cell>
              <table:table-cell office:value-type="float" office:value="3371.4">
                <text:p>3371.4</text:p>
              </table:table-cell>
              <table:table-cell office:value-type="float" office:value="3290.3">
                <text:p>3290.3</text:p>
              </table:table-cell>
              <table:table-cell office:value-type="float" office:value="2922.7">
                <text:p>292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705.6">
                <text:p>3705.6</text:p>
              </table:table-cell>
              <table:table-cell office:value-type="float" office:value="3664">
                <text:p>3664</text:p>
              </table:table-cell>
              <table:table-cell office:value-type="float" office:value="3649.4">
                <text:p>3649.4</text:p>
              </table:table-cell>
              <table:table-cell office:value-type="float" office:value="3669.9">
                <text:p>3669.9</text:p>
              </table:table-cell>
              <table:table-cell office:value-type="float" office:value="61433.5">
                <text:p>61433.5</text:p>
              </table:table-cell>
              <table:table-cell office:value-type="float" office:value="51155">
                <text:p>51155</text:p>
              </table:table-cell>
              <table:table-cell office:value-type="float" office:value="2487.6">
                <text:p>2487.6</text:p>
              </table:table-cell>
              <table:table-cell office:value-type="float" office:value="2487.6">
                <text:p>2487.6</text:p>
              </table:table-cell>
              <table:table-cell office:value-type="float" office:value="3055">
                <text:p>3055</text:p>
              </table:table-cell>
              <table:table-cell office:value-type="float" office:value="3340.4">
                <text:p>3340.4</text:p>
              </table:table-cell>
              <table:table-cell office:value-type="float" office:value="3175.4">
                <text:p>3175.4</text:p>
              </table:table-cell>
              <table:table-cell office:value-type="float" office:value="2805.8">
                <text:p>280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983.6">
                <text:p>3983.6</text:p>
              </table:table-cell>
              <table:table-cell office:value-type="float" office:value="3910.2">
                <text:p>3910.2</text:p>
              </table:table-cell>
              <table:table-cell office:value-type="float" office:value="4035">
                <text:p>4035</text:p>
              </table:table-cell>
              <table:table-cell office:value-type="float" office:value="4341.9">
                <text:p>4341.9</text:p>
              </table:table-cell>
              <table:table-cell office:value-type="float" office:value="64322.1">
                <text:p>64322.1</text:p>
              </table:table-cell>
              <table:table-cell office:value-type="float" office:value="52617.3">
                <text:p>52617.3</text:p>
              </table:table-cell>
              <table:table-cell office:value-type="float" office:value="2354.5">
                <text:p>2354.5</text:p>
              </table:table-cell>
              <table:table-cell office:value-type="float" office:value="2354.5">
                <text:p>2354.5</text:p>
              </table:table-cell>
              <table:table-cell office:value-type="float" office:value="2986.9">
                <text:p>2986.9</text:p>
              </table:table-cell>
              <table:table-cell office:value-type="float" office:value="3294.7">
                <text:p>3294.7</text:p>
              </table:table-cell>
              <table:table-cell office:value-type="float" office:value="3061.6">
                <text:p>3061.6</text:p>
              </table:table-cell>
              <table:table-cell office:value-type="float" office:value="3012.9">
                <text:p>3012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4186">
                <text:p>4186</text:p>
              </table:table-cell>
              <table:table-cell office:value-type="float" office:value="3755.7">
                <text:p>3755.7</text:p>
              </table:table-cell>
              <table:table-cell office:value-type="float" office:value="3965.2">
                <text:p>3965.2</text:p>
              </table:table-cell>
              <table:table-cell office:value-type="float" office:value="4591.1">
                <text:p>4591.1</text:p>
              </table:table-cell>
              <table:table-cell office:value-type="float" office:value="68107.8">
                <text:p>68107.8</text:p>
              </table:table-cell>
              <table:table-cell office:value-type="float" office:value="55281.3">
                <text:p>55281.3</text:p>
              </table:table-cell>
              <table:table-cell office:value-type="float" office:value="2681.8">
                <text:p>2681.8</text:p>
              </table:table-cell>
              <table:table-cell office:value-type="float" office:value="2681.8">
                <text:p>2681.8</text:p>
              </table:table-cell>
              <table:table-cell office:value-type="float" office:value="3332.8">
                <text:p>3332.8</text:p>
              </table:table-cell>
              <table:table-cell office:value-type="float" office:value="3774.8">
                <text:p>3774.8</text:p>
              </table:table-cell>
              <table:table-cell office:value-type="float" office:value="3431.7">
                <text:p>3431.7</text:p>
              </table:table-cell>
              <table:table-cell office:value-type="float" office:value="3060.1">
                <text:p>306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916.3">
                <text:p>3916.3</text:p>
              </table:table-cell>
              <table:table-cell office:value-type="float" office:value="3983">
                <text:p>3983</text:p>
              </table:table-cell>
              <table:table-cell office:value-type="float" office:value="3773">
                <text:p>3773</text:p>
              </table:table-cell>
              <table:table-cell office:value-type="float" office:value="4247.4">
                <text:p>4247.4</text:p>
              </table:table-cell>
              <table:table-cell office:value-type="float" office:value="72031.8">
                <text:p>72031.8</text:p>
              </table:table-cell>
              <table:table-cell office:value-type="float" office:value="60567">
                <text:p>60567</text:p>
              </table:table-cell>
              <table:table-cell office:value-type="float" office:value="2515.9">
                <text:p>2515.9</text:p>
              </table:table-cell>
              <table:table-cell office:value-type="float" office:value="2515.9">
                <text:p>2515.9</text:p>
              </table:table-cell>
              <table:table-cell office:value-type="float" office:value="3149.7">
                <text:p>3149.7</text:p>
              </table:table-cell>
              <table:table-cell office:value-type="float" office:value="3810.1">
                <text:p>3810.1</text:p>
              </table:table-cell>
              <table:table-cell office:value-type="float" office:value="3422.3">
                <text:p>3422.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4278.1">
                <text:p>4278.1</text:p>
              </table:table-cell>
              <table:table-cell office:value-type="float" office:value="4736.2">
                <text:p>4736.2</text:p>
              </table:table-cell>
              <table:table-cell office:value-type="float" office:value="4078.6">
                <text:p>4078.6</text:p>
              </table:table-cell>
              <table:table-cell office:value-type="float" office:value="4310.7">
                <text:p>4310.7</text:p>
              </table:table-cell>
              <table:table-cell office:value-type="float" office:value="73408.7">
                <text:p>73408.7</text:p>
              </table:table-cell>
              <table:table-cell office:value-type="float" office:value="62847.8">
                <text:p>62847.8</text:p>
              </table:table-cell>
              <table:table-cell office:value-type="float" office:value="2742.1">
                <text:p>2742.1</text:p>
              </table:table-cell>
              <table:table-cell office:value-type="float" office:value="2742.1">
                <text:p>2742.1</text:p>
              </table:table-cell>
              <table:table-cell office:value-type="float" office:value="3215.2">
                <text:p>3215.2</text:p>
              </table:table-cell>
              <table:table-cell office:value-type="float" office:value="3813.6">
                <text:p>3813.6</text:p>
              </table:table-cell>
              <table:table-cell office:value-type="float" office:value="3400.5">
                <text:p>3400.5</text:p>
              </table:table-cell>
              <table:table-cell office:value-type="float" office:value="3083.9">
                <text:p>3083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411">
                <text:p>4411</text:p>
              </table:table-cell>
              <table:table-cell office:value-type="float" office:value="4678.8">
                <text:p>4678.8</text:p>
              </table:table-cell>
              <table:table-cell office:value-type="float" office:value="4311.7">
                <text:p>4311.7</text:p>
              </table:table-cell>
              <table:table-cell office:value-type="float" office:value="4950.6">
                <text:p>4950.6</text:p>
              </table:table-cell>
              <table:table-cell office:value-type="float" office:value="76870.3">
                <text:p>76870.3</text:p>
              </table:table-cell>
              <table:table-cell office:value-type="float" office:value="65030.7">
                <text:p>65030.7</text:p>
              </table:table-cell>
              <table:table-cell office:value-type="float" office:value="2969.1">
                <text:p>2969.1</text:p>
              </table:table-cell>
              <table:table-cell office:value-type="float" office:value="2969.1">
                <text:p>2969.1</text:p>
              </table:table-cell>
              <table:table-cell office:value-type="float" office:value="4013.7">
                <text:p>4013.7</text:p>
              </table:table-cell>
              <table:table-cell office:value-type="float" office:value="3931">
                <text:p>3931</text:p>
              </table:table-cell>
              <table:table-cell office:value-type="float" office:value="4077">
                <text:p>4077</text:p>
              </table:table-cell>
              <table:table-cell office:value-type="float" office:value="3421.2">
                <text:p>342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825.4">
                <text:p>4825.4</text:p>
              </table:table-cell>
              <table:table-cell office:value-type="float" office:value="4143.5">
                <text:p>4143.5</text:p>
              </table:table-cell>
              <table:table-cell office:value-type="float" office:value="4292.3">
                <text:p>4292.3</text:p>
              </table:table-cell>
              <table:table-cell office:value-type="float" office:value="4297.7">
                <text:p>4297.7</text:p>
              </table:table-cell>
              <table:table-cell office:value-type="float" office:value="84801.9">
                <text:p>84801.9</text:p>
              </table:table-cell>
              <table:table-cell office:value-type="float" office:value="70899.9">
                <text:p>70899.9</text:p>
              </table:table-cell>
              <table:table-cell office:value-type="float" office:value="2845.6">
                <text:p>2845.6</text:p>
              </table:table-cell>
              <table:table-cell office:value-type="float" office:value="2845.6">
                <text:p>2845.6</text:p>
              </table:table-cell>
              <table:table-cell office:value-type="float" office:value="3751.1">
                <text:p>3751.1</text:p>
              </table:table-cell>
              <table:table-cell office:value-type="float" office:value="3786.1">
                <text:p>3786.1</text:p>
              </table:table-cell>
              <table:table-cell office:value-type="float" office:value="3567.7">
                <text:p>3567.7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998.4">
                <text:p>5998.4</text:p>
              </table:table-cell>
              <table:table-cell office:value-type="float" office:value="4780">
                <text:p>4780</text:p>
              </table:table-cell>
              <table:table-cell office:value-type="float" office:value="4743.5">
                <text:p>4743.5</text:p>
              </table:table-cell>
              <table:table-cell office:value-type="float" office:value="4963.6">
                <text:p>4963.6</text:p>
              </table:table-cell>
              <table:table-cell office:value-type="float" office:value="88282.2">
                <text:p>88282.2</text:p>
              </table:table-cell>
              <table:table-cell office:value-type="float" office:value="72033.5">
                <text:p>72033.5</text:p>
              </table:table-cell>
              <table:table-cell office:value-type="float" office:value="2904.6">
                <text:p>2904.6</text:p>
              </table:table-cell>
              <table:table-cell office:value-type="float" office:value="2904.6">
                <text:p>2904.6</text:p>
              </table:table-cell>
              <table:table-cell office:value-type="float" office:value="3434.6">
                <text:p>3434.6</text:p>
              </table:table-cell>
              <table:table-cell office:value-type="float" office:value="4499.2">
                <text:p>4499.2</text:p>
              </table:table-cell>
              <table:table-cell office:value-type="float" office:value="4541.1">
                <text:p>4541.1</text:p>
              </table:table-cell>
              <table:table-cell office:value-type="float" office:value="3762.7">
                <text:p>376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5826.5">
                <text:p>5826.5</text:p>
              </table:table-cell>
              <table:table-cell office:value-type="float" office:value="5253.3">
                <text:p>5253.3</text:p>
              </table:table-cell>
              <table:table-cell office:value-type="float" office:value="4699.2">
                <text:p>4699.2</text:p>
              </table:table-cell>
              <table:table-cell office:value-type="float" office:value="4991">
                <text:p>4991</text:p>
              </table:table-cell>
              <table:table-cell office:value-type="float" office:value="94666.6">
                <text:p>94666.6</text:p>
              </table:table-cell>
              <table:table-cell office:value-type="float" office:value="79890.9">
                <text:p>79890.9</text:p>
              </table:table-cell>
              <table:table-cell office:value-type="float" office:value="3542.9">
                <text:p>3542.9</text:p>
              </table:table-cell>
              <table:table-cell office:value-type="float" office:value="3542.9">
                <text:p>3542.9</text:p>
              </table:table-cell>
              <table:table-cell office:value-type="float" office:value="4003.1">
                <text:p>4003.1</text:p>
              </table:table-cell>
              <table:table-cell office:value-type="float" office:value="4465">
                <text:p>4465</text:p>
              </table:table-cell>
              <table:table-cell office:value-type="float" office:value="4388.1">
                <text:p>4388.1</text:p>
              </table:table-cell>
              <table:table-cell office:value-type="float" office:value="3973.1">
                <text:p>39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5030.3">
                <text:p>5030.3</text:p>
              </table:table-cell>
              <table:table-cell office:value-type="float" office:value="5420.7">
                <text:p>5420.7</text:p>
              </table:table-cell>
              <table:table-cell office:value-type="float" office:value="4731.6">
                <text:p>4731.6</text:p>
              </table:table-cell>
              <table:table-cell office:value-type="float" office:value="5887.2">
                <text:p>5887.2</text:p>
              </table:table-cell>
              <table:table-cell office:value-type="float" office:value="101169.4">
                <text:p>101169.4</text:p>
              </table:table-cell>
              <table:table-cell office:value-type="float" office:value="84932.6">
                <text:p>84932.6</text:p>
              </table:table-cell>
              <table:table-cell office:value-type="float" office:value="3433.6">
                <text:p>3433.6</text:p>
              </table:table-cell>
              <table:table-cell office:value-type="float" office:value="3433.6">
                <text:p>3433.6</text:p>
              </table:table-cell>
              <table:table-cell office:value-type="float" office:value="4130.1">
                <text:p>4130.1</text:p>
              </table:table-cell>
              <table:table-cell office:value-type="float" office:value="5165.2">
                <text:p>5165.2</text:p>
              </table:table-cell>
              <table:table-cell office:value-type="float" office:value="4551">
                <text:p>4551</text:p>
              </table:table-cell>
              <table:table-cell office:value-type="float" office:value="3886.5">
                <text:p>388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5679.7">
                <text:p>5679.7</text:p>
              </table:table-cell>
              <table:table-cell office:value-type="float" office:value="6057.7">
                <text:p>6057.7</text:p>
              </table:table-cell>
              <table:table-cell office:value-type="float" office:value="5078.7">
                <text:p>5078.7</text:p>
              </table:table-cell>
              <table:table-cell office:value-type="float" office:value="5135.5">
                <text:p>5135.5</text:p>
              </table:table-cell>
              <table:table-cell office:value-type="float" office:value="104487.7">
                <text:p>104487.7</text:p>
              </table:table-cell>
              <table:table-cell office:value-type="float" office:value="88919.1">
                <text:p>88919.1</text:p>
              </table:table-cell>
              <table:table-cell office:value-type="float" office:value="3574.9">
                <text:p>3574.9</text:p>
              </table:table-cell>
              <table:table-cell office:value-type="float" office:value="3574.9">
                <text:p>3574.9</text:p>
              </table:table-cell>
              <table:table-cell office:value-type="float" office:value="4168.6">
                <text:p>4168.6</text:p>
              </table:table-cell>
              <table:table-cell office:value-type="float" office:value="4958.4">
                <text:p>4958.4</text:p>
              </table:table-cell>
              <table:table-cell office:value-type="float" office:value="4511.9">
                <text:p>4511.9</text:p>
              </table:table-cell>
              <table:table-cell office:value-type="float" office:value="4041.6">
                <text:p>404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08.4">
                <text:p>5008.4</text:p>
              </table:table-cell>
              <table:table-cell office:value-type="float" office:value="5176.8">
                <text:p>5176.8</text:p>
              </table:table-cell>
              <table:table-cell office:value-type="float" office:value="6343.2">
                <text:p>6343.2</text:p>
              </table:table-cell>
              <table:table-cell office:value-type="float" office:value="5596.5">
                <text:p>5596.5</text:p>
              </table:table-cell>
              <table:table-cell office:value-type="float" office:value="102007.6">
                <text:p>102007.6</text:p>
              </table:table-cell>
              <table:table-cell office:value-type="float" office:value="87334.4">
                <text:p>87334.4</text:p>
              </table:table-cell>
              <table:table-cell office:value-type="float" office:value="3273.7">
                <text:p>3273.7</text:p>
              </table:table-cell>
              <table:table-cell office:value-type="float" office:value="3273.7">
                <text:p>3273.7</text:p>
              </table:table-cell>
              <table:table-cell office:value-type="float" office:value="4368.5">
                <text:p>4368.5</text:p>
              </table:table-cell>
              <table:table-cell office:value-type="float" office:value="4354.7">
                <text:p>4354.7</text:p>
              </table:table-cell>
              <table:table-cell office:value-type="float" office:value="4424.9">
                <text:p>4424.9</text:p>
              </table:table-cell>
              <table:table-cell office:value-type="float" office:value="3815.3">
                <text:p>3815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6198.5">
                <text:p>6198.5</text:p>
              </table:table-cell>
              <table:table-cell office:value-type="float" office:value="5398.4">
                <text:p>5398.4</text:p>
              </table:table-cell>
              <table:table-cell office:value-type="float" office:value="5117.7">
                <text:p>5117.7</text:p>
              </table:table-cell>
              <table:table-cell office:value-type="float" office:value="5294.5">
                <text:p>5294.5</text:p>
              </table:table-cell>
              <table:table-cell office:value-type="float" office:value="108297.6">
                <text:p>108297.6</text:p>
              </table:table-cell>
              <table:table-cell office:value-type="float" office:value="90388.2">
                <text:p>90388.2</text:p>
              </table:table-cell>
              <table:table-cell office:value-type="float" office:value="3769.3">
                <text:p>3769.3</text:p>
              </table:table-cell>
              <table:table-cell office:value-type="float" office:value="3769.3">
                <text:p>3769.3</text:p>
              </table:table-cell>
              <table:table-cell office:value-type="float" office:value="4747.9">
                <text:p>4747.9</text:p>
              </table:table-cell>
              <table:table-cell office:value-type="float" office:value="4981.9">
                <text:p>4981.9</text:p>
              </table:table-cell>
              <table:table-cell office:value-type="float" office:value="4500.9">
                <text:p>4500.9</text:p>
              </table:table-cell>
              <table:table-cell office:value-type="float" office:value="3957.5">
                <text:p>395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725.6">
                <text:p>5725.6</text:p>
              </table:table-cell>
              <table:table-cell office:value-type="float" office:value="5635.7">
                <text:p>5635.7</text:p>
              </table:table-cell>
              <table:table-cell office:value-type="float" office:value="5255.9">
                <text:p>5255.9</text:p>
              </table:table-cell>
              <table:table-cell office:value-type="float" office:value="5600.4">
                <text:p>5600.4</text:p>
              </table:table-cell>
              <table:table-cell office:value-type="float" office:value="112845.1">
                <text:p>112845.1</text:p>
              </table:table-cell>
              <table:table-cell office:value-type="float" office:value="92802.7">
                <text:p>92802.7</text:p>
              </table:table-cell>
              <table:table-cell office:value-type="float" office:value="3918.3">
                <text:p>3918.3</text:p>
              </table:table-cell>
              <table:table-cell office:value-type="float" office:value="3918.3">
                <text:p>3918.3</text:p>
              </table:table-cell>
              <table:table-cell office:value-type="float" office:value="4769.8">
                <text:p>4769.8</text:p>
              </table:table-cell>
              <table:table-cell office:value-type="float" office:value="5624.3">
                <text:p>5624.3</text:p>
              </table:table-cell>
              <table:table-cell office:value-type="float" office:value="4956.6">
                <text:p>4956.6</text:p>
              </table:table-cell>
              <table:table-cell office:value-type="float" office:value="4059.8">
                <text:p>4059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6507.6">
                <text:p>6507.6</text:p>
              </table:table-cell>
              <table:table-cell office:value-type="float" office:value="6492.9">
                <text:p>6492.9</text:p>
              </table:table-cell>
              <table:table-cell office:value-type="float" office:value="6146">
                <text:p>6146</text:p>
              </table:table-cell>
              <table:table-cell office:value-type="float" office:value="5985.8">
                <text:p>5985.8</text:p>
              </table:table-cell>
              <table:table-cell office:value-type="float" office:value="116274.6">
                <text:p>116274.6</text:p>
              </table:table-cell>
              <table:table-cell office:value-type="float" office:value="101132.8">
                <text:p>101132.8</text:p>
              </table:table-cell>
              <table:table-cell office:value-type="float" office:value="3634.5">
                <text:p>3634.5</text:p>
              </table:table-cell>
              <table:table-cell office:value-type="float" office:value="3634.5">
                <text:p>3634.5</text:p>
              </table:table-cell>
              <table:table-cell office:value-type="float" office:value="4720.9">
                <text:p>4720.9</text:p>
              </table:table-cell>
              <table:table-cell office:value-type="float" office:value="4946.5">
                <text:p>4946.5</text:p>
              </table:table-cell>
              <table:table-cell office:value-type="float" office:value="4661.9">
                <text:p>4661.9</text:p>
              </table:table-cell>
              <table:table-cell office:value-type="float" office:value="4783.7">
                <text:p>4783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390.3">
                <text:p>6390.3</text:p>
              </table:table-cell>
              <table:table-cell office:value-type="float" office:value="5622.1">
                <text:p>5622.1</text:p>
              </table:table-cell>
              <table:table-cell office:value-type="float" office:value="5619">
                <text:p>5619</text:p>
              </table:table-cell>
              <table:table-cell office:value-type="float" office:value="5800.1">
                <text:p>5800.1</text:p>
              </table:table-cell>
              <table:table-cell office:value-type="float" office:value="120990.1">
                <text:p>120990.1</text:p>
              </table:table-cell>
              <table:table-cell office:value-type="float" office:value="103564.1">
                <text:p>103564.1</text:p>
              </table:table-cell>
              <table:table-cell office:value-type="float" office:value="3643.3">
                <text:p>3643.3</text:p>
              </table:table-cell>
              <table:table-cell office:value-type="float" office:value="3643.3">
                <text:p>3643.3</text:p>
              </table:table-cell>
              <table:table-cell office:value-type="float" office:value="4462.6">
                <text:p>4462.6</text:p>
              </table:table-cell>
              <table:table-cell office:value-type="float" office:value="5367.6">
                <text:p>5367.6</text:p>
              </table:table-cell>
              <table:table-cell office:value-type="float" office:value="5159.6">
                <text:p>5159.6</text:p>
              </table:table-cell>
              <table:table-cell office:value-type="float" office:value="4548.2">
                <text:p>454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821.1">
                <text:p>6821.1</text:p>
              </table:table-cell>
              <table:table-cell office:value-type="float" office:value="6767.2">
                <text:p>6767.2</text:p>
              </table:table-cell>
              <table:table-cell office:value-type="float" office:value="5893.8">
                <text:p>5893.8</text:p>
              </table:table-cell>
              <table:table-cell office:value-type="float" office:value="6272.6">
                <text:p>6272.6</text:p>
              </table:table-cell>
              <table:table-cell office:value-type="float" office:value="128873.6">
                <text:p>128873.6</text:p>
              </table:table-cell>
              <table:table-cell office:value-type="float" office:value="109694.4">
                <text:p>109694.4</text:p>
              </table:table-cell>
              <table:table-cell office:value-type="float" office:value="3954.7">
                <text:p>3954.7</text:p>
              </table:table-cell>
              <table:table-cell office:value-type="float" office:value="3954.7">
                <text:p>3954.7</text:p>
              </table:table-cell>
              <table:table-cell office:value-type="float" office:value="4753.2">
                <text:p>4753.2</text:p>
              </table:table-cell>
              <table:table-cell office:value-type="float" office:value="4982.9">
                <text:p>4982.9</text:p>
              </table:table-cell>
              <table:table-cell office:value-type="float" office:value="5337.9">
                <text:p>5337.9</text:p>
              </table:table-cell>
              <table:table-cell office:value-type="float" office:value="4636.6">
                <text:p>463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726.8">
                <text:p>6726.8</text:p>
              </table:table-cell>
              <table:table-cell office:value-type="float" office:value="7002.2">
                <text:p>7002.2</text:p>
              </table:table-cell>
              <table:table-cell office:value-type="float" office:value="6430.7">
                <text:p>6430.7</text:p>
              </table:table-cell>
              <table:table-cell office:value-type="float" office:value="6657.9">
                <text:p>6657.9</text:p>
              </table:table-cell>
              <table:table-cell office:value-type="float" office:value="135656.1">
                <text:p>135656.1</text:p>
              </table:table-cell>
              <table:table-cell office:value-type="float" office:value="119475.2">
                <text:p>119475.2</text:p>
              </table:table-cell>
              <table:table-cell office:value-type="float" office:value="3669.3">
                <text:p>3669.3</text:p>
              </table:table-cell>
              <table:table-cell office:value-type="float" office:value="3669.3">
                <text:p>3669.3</text:p>
              </table:table-cell>
              <table:table-cell office:value-type="float" office:value="4917">
                <text:p>4917</text:p>
              </table:table-cell>
              <table:table-cell office:value-type="float" office:value="5272.6">
                <text:p>5272.6</text:p>
              </table:table-cell>
              <table:table-cell office:value-type="float" office:value="5271.9">
                <text:p>5271.9</text:p>
              </table:table-cell>
              <table:table-cell office:value-type="float" office:value="4611.6">
                <text:p>461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7805.2">
                <text:p>7805.2</text:p>
              </table:table-cell>
              <table:table-cell office:value-type="float" office:value="6291.4">
                <text:p>6291.4</text:p>
              </table:table-cell>
              <table:table-cell office:value-type="float" office:value="6054.8">
                <text:p>6054.8</text:p>
              </table:table-cell>
              <table:table-cell office:value-type="float" office:value="6866.6">
                <text:p>6866.6</text:p>
              </table:table-cell>
              <table:table-cell office:value-type="float" office:value="140343.1">
                <text:p>140343.1</text:p>
              </table:table-cell>
              <table:table-cell office:value-type="float" office:value="123259.5">
                <text:p>123259.5</text:p>
              </table:table-cell>
              <table:table-cell office:value-type="float" office:value="3857.4">
                <text:p>3857.4</text:p>
              </table:table-cell>
              <table:table-cell office:value-type="float" office:value="3857.4">
                <text:p>3857.4</text:p>
              </table:table-cell>
              <table:table-cell office:value-type="float" office:value="5139.8">
                <text:p>5139.8</text:p>
              </table:table-cell>
              <table:table-cell office:value-type="float" office:value="5336.5">
                <text:p>5336.5</text:p>
              </table:table-cell>
              <table:table-cell office:value-type="float" office:value="5755.8">
                <text:p>5755.8</text:p>
              </table:table-cell>
              <table:table-cell office:value-type="float" office:value="4812.5">
                <text:p>481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6506.4">
                <text:p>6506.4</text:p>
              </table:table-cell>
              <table:table-cell office:value-type="float" office:value="5943.7">
                <text:p>5943.7</text:p>
              </table:table-cell>
              <table:table-cell office:value-type="float" office:value="6103.1">
                <text:p>6103.1</text:p>
              </table:table-cell>
              <table:table-cell office:value-type="float" office:value="6731.4">
                <text:p>6731.4</text:p>
              </table:table-cell>
              <table:table-cell office:value-type="float" office:value="139046.6">
                <text:p>139046.6</text:p>
              </table:table-cell>
              <table:table-cell office:value-type="float" office:value="122209.5">
                <text:p>122209.5</text:p>
              </table:table-cell>
              <table:table-cell office:value-type="float" office:value="3890.7">
                <text:p>3890.7</text:p>
              </table:table-cell>
              <table:table-cell office:value-type="float" office:value="3890.7">
                <text:p>3890.7</text:p>
              </table:table-cell>
              <table:table-cell office:value-type="float" office:value="5075.6">
                <text:p>5075.6</text:p>
              </table:table-cell>
              <table:table-cell office:value-type="float" office:value="5628.8">
                <text:p>5628.8</text:p>
              </table:table-cell>
              <table:table-cell office:value-type="float" office:value="5391.1">
                <text:p>5391.1</text:p>
              </table:table-cell>
              <table:table-cell office:value-type="float" office:value="4795.6">
                <text:p>479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6632.1">
                <text:p>6632.1</text:p>
              </table:table-cell>
              <table:table-cell office:value-type="float" office:value="6696.4">
                <text:p>6696.4</text:p>
              </table:table-cell>
              <table:table-cell office:value-type="float" office:value="6338.3">
                <text:p>6338.3</text:p>
              </table:table-cell>
              <table:table-cell office:value-type="float" office:value="6728.8">
                <text:p>6728.8</text:p>
              </table:table-cell>
              <table:table-cell office:value-type="float" office:value="147139.4">
                <text:p>147139.4</text:p>
              </table:table-cell>
              <table:table-cell office:value-type="float" office:value="126067.6">
                <text:p>126067.6</text:p>
              </table:table-cell>
              <table:table-cell office:value-type="float" office:value="4369.6">
                <text:p>4369.6</text:p>
              </table:table-cell>
              <table:table-cell office:value-type="float" office:value="4369.6">
                <text:p>4369.6</text:p>
              </table:table-cell>
              <table:table-cell office:value-type="float" office:value="5514.5">
                <text:p>5514.5</text:p>
              </table:table-cell>
              <table:table-cell office:value-type="float" office:value="5523.8">
                <text:p>5523.8</text:p>
              </table:table-cell>
              <table:table-cell office:value-type="float" office:value="5533.8">
                <text:p>5533.8</text:p>
              </table:table-cell>
              <table:table-cell office:value-type="float" office:value="4996.4">
                <text:p>4996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676.2">
                <text:p>6676.2</text:p>
              </table:table-cell>
              <table:table-cell office:value-type="float" office:value="6828.3">
                <text:p>6828.3</text:p>
              </table:table-cell>
              <table:table-cell office:value-type="float" office:value="6203.6">
                <text:p>6203.6</text:p>
              </table:table-cell>
              <table:table-cell office:value-type="float" office:value="6643">
                <text:p>6643</text:p>
              </table:table-cell>
              <table:table-cell office:value-type="float" office:value="148735.9">
                <text:p>148735.9</text:p>
              </table:table-cell>
              <table:table-cell office:value-type="float" office:value="129948.2">
                <text:p>129948.2</text:p>
              </table:table-cell>
              <table:table-cell office:value-type="float" office:value="4064.4">
                <text:p>4064.4</text:p>
              </table:table-cell>
              <table:table-cell office:value-type="float" office:value="4064.4">
                <text:p>4064.4</text:p>
              </table:table-cell>
              <table:table-cell office:value-type="float" office:value="4902.5">
                <text:p>4902.5</text:p>
              </table:table-cell>
              <table:table-cell office:value-type="float" office:value="5559.1">
                <text:p>5559.1</text:p>
              </table:table-cell>
              <table:table-cell office:value-type="float" office:value="5261.5">
                <text:p>5261.5</text:p>
              </table:table-cell>
              <table:table-cell office:value-type="float" office:value="5044.5">
                <text:p>504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114.9">
                <text:p>7114.9</text:p>
              </table:table-cell>
              <table:table-cell office:value-type="float" office:value="7048.5">
                <text:p>7048.5</text:p>
              </table:table-cell>
              <table:table-cell office:value-type="float" office:value="6455.3">
                <text:p>6455.3</text:p>
              </table:table-cell>
              <table:table-cell office:value-type="float" office:value="6909.8">
                <text:p>6909.8</text:p>
              </table:table-cell>
              <table:table-cell office:value-type="float" office:value="156191.1">
                <text:p>156191.1</text:p>
              </table:table-cell>
              <table:table-cell office:value-type="float" office:value="134935.1">
                <text:p>134935.1</text:p>
              </table:table-cell>
              <table:table-cell office:value-type="float" office:value="4014.3">
                <text:p>4014.3</text:p>
              </table:table-cell>
              <table:table-cell office:value-type="float" office:value="4014.3">
                <text:p>4014.3</text:p>
              </table:table-cell>
              <table:table-cell office:value-type="float" office:value="5151.9">
                <text:p>5151.9</text:p>
              </table:table-cell>
              <table:table-cell office:value-type="float" office:value="5579.9">
                <text:p>5579.9</text:p>
              </table:table-cell>
              <table:table-cell office:value-type="float" office:value="5420.6">
                <text:p>5420.6</text:p>
              </table:table-cell>
              <table:table-cell office:value-type="float" office:value="5529.9">
                <text:p>552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7274.5">
                <text:p>7274.5</text:p>
              </table:table-cell>
              <table:table-cell office:value-type="float" office:value="7014.2">
                <text:p>7014.2</text:p>
              </table:table-cell>
              <table:table-cell office:value-type="float" office:value="6396.5">
                <text:p>6396.5</text:p>
              </table:table-cell>
              <table:table-cell office:value-type="float" office:value="7060.6">
                <text:p>7060.6</text:p>
              </table:table-cell>
              <table:table-cell office:value-type="float" office:value="160576.8">
                <text:p>160576.8</text:p>
              </table:table-cell>
              <table:table-cell office:value-type="float" office:value="137582.8">
                <text:p>137582.8</text:p>
              </table:table-cell>
              <table:table-cell office:value-type="float" office:value="4717.7">
                <text:p>4717.7</text:p>
              </table:table-cell>
              <table:table-cell office:value-type="float" office:value="4717.7">
                <text:p>4717.7</text:p>
              </table:table-cell>
              <table:table-cell office:value-type="float" office:value="5656.7">
                <text:p>5656.7</text:p>
              </table:table-cell>
              <table:table-cell office:value-type="float" office:value="6138.9">
                <text:p>6138.9</text:p>
              </table:table-cell>
              <table:table-cell office:value-type="float" office:value="5405.2">
                <text:p>5405.2</text:p>
              </table:table-cell>
              <table:table-cell office:value-type="float" office:value="5385.5">
                <text:p>538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7285.4">
                <text:p>7285.4</text:p>
              </table:table-cell>
              <table:table-cell office:value-type="float" office:value="7154.1">
                <text:p>7154.1</text:p>
              </table:table-cell>
              <table:table-cell office:value-type="float" office:value="6989.5">
                <text:p>6989.5</text:p>
              </table:table-cell>
              <table:table-cell office:value-type="float" office:value="7778.3">
                <text:p>7778.3</text:p>
              </table:table-cell>
              <table:table-cell office:value-type="float" office:value="164429.8">
                <text:p>164429.8</text:p>
              </table:table-cell>
              <table:table-cell office:value-type="float" office:value="143901.5">
                <text:p>143901.5</text:p>
              </table:table-cell>
              <table:table-cell office:value-type="float" office:value="4204.7">
                <text:p>4204.7</text:p>
              </table:table-cell>
              <table:table-cell office:value-type="float" office:value="4204.7">
                <text:p>4204.7</text:p>
              </table:table-cell>
              <table:table-cell office:value-type="float" office:value="5293.1">
                <text:p>5293.1</text:p>
              </table:table-cell>
              <table:table-cell office:value-type="float" office:value="5993.9">
                <text:p>5993.9</text:p>
              </table:table-cell>
              <table:table-cell office:value-type="float" office:value="6342.4">
                <text:p>6342.4</text:p>
              </table:table-cell>
              <table:table-cell office:value-type="float" office:value="5058.6">
                <text:p>505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7876.6">
                <text:p>7876.6</text:p>
              </table:table-cell>
              <table:table-cell office:value-type="float" office:value="7692.4">
                <text:p>7692.4</text:p>
              </table:table-cell>
              <table:table-cell office:value-type="float" office:value="6805.6">
                <text:p>6805.6</text:p>
              </table:table-cell>
              <table:table-cell office:value-type="float" office:value="7591.2">
                <text:p>7591.2</text:p>
              </table:table-cell>
              <table:table-cell office:value-type="float" office:value="174630.3">
                <text:p>174630.3</text:p>
              </table:table-cell>
              <table:table-cell office:value-type="float" office:value="151031.6">
                <text:p>151031.6</text:p>
              </table:table-cell>
              <table:table-cell office:value-type="float" office:value="4700.6">
                <text:p>4700.6</text:p>
              </table:table-cell>
              <table:table-cell office:value-type="float" office:value="4700.6">
                <text:p>4700.6</text:p>
              </table:table-cell>
              <table:table-cell office:value-type="float" office:value="6473.3">
                <text:p>6473.3</text:p>
              </table:table-cell>
              <table:table-cell office:value-type="float" office:value="6596.8">
                <text:p>6596.8</text:p>
              </table:table-cell>
              <table:table-cell office:value-type="float" office:value="5753.1">
                <text:p>5753.1</text:p>
              </table:table-cell>
              <table:table-cell office:value-type="float" office:value="5213.5">
                <text:p>521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7393.1">
                <text:p>7393.1</text:p>
              </table:table-cell>
              <table:table-cell office:value-type="float" office:value="6946.7">
                <text:p>6946.7</text:p>
              </table:table-cell>
              <table:table-cell office:value-type="float" office:value="7375.2">
                <text:p>7375.2</text:p>
              </table:table-cell>
              <table:table-cell office:value-type="float" office:value="7785.7">
                <text:p>7785.7</text:p>
              </table:table-cell>
              <table:table-cell office:value-type="float" office:value="178891.5">
                <text:p>178891.5</text:p>
              </table:table-cell>
              <table:table-cell office:value-type="float" office:value="156180.1">
                <text:p>156180.1</text:p>
              </table:table-cell>
              <table:table-cell office:value-type="float" office:value="4368">
                <text:p>4368</text:p>
              </table:table-cell>
              <table:table-cell office:value-type="float" office:value="4368">
                <text:p>4368</text:p>
              </table:table-cell>
              <table:table-cell office:value-type="float" office:value="6211.4">
                <text:p>6211.4</text:p>
              </table:table-cell>
              <table:table-cell office:value-type="float" office:value="6576.5">
                <text:p>6576.5</text:p>
              </table:table-cell>
              <table:table-cell office:value-type="float" office:value="7064.6">
                <text:p>7064.6</text:p>
              </table:table-cell>
              <table:table-cell office:value-type="float" office:value="5534.1">
                <text:p>5534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7681.3">
                <text:p>7681.3</text:p>
              </table:table-cell>
              <table:table-cell office:value-type="float" office:value="7028.2">
                <text:p>7028.2</text:p>
              </table:table-cell>
              <table:table-cell office:value-type="float" office:value="6603.7">
                <text:p>6603.7</text:p>
              </table:table-cell>
              <table:table-cell office:value-type="float" office:value="7600.8">
                <text:p>7600.8</text:p>
              </table:table-cell>
              <table:table-cell office:value-type="float" office:value="180530.7">
                <text:p>180530.7</text:p>
              </table:table-cell>
              <table:table-cell office:value-type="float" office:value="160161.9">
                <text:p>160161.9</text:p>
              </table:table-cell>
              <table:table-cell office:value-type="float" office:value="4448">
                <text:p>4448</text:p>
              </table:table-cell>
              <table:table-cell office:value-type="float" office:value="4448">
                <text:p>4448</text:p>
              </table:table-cell>
              <table:table-cell office:value-type="float" office:value="5785">
                <text:p>5785</text:p>
              </table:table-cell>
              <table:table-cell office:value-type="float" office:value="6436">
                <text:p>6436</text:p>
              </table:table-cell>
              <table:table-cell office:value-type="float" office:value="6472.7">
                <text:p>6472.7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8121.5">
                <text:p>8121.5</text:p>
              </table:table-cell>
              <table:table-cell office:value-type="float" office:value="7260.5">
                <text:p>7260.5</text:p>
              </table:table-cell>
              <table:table-cell office:value-type="float" office:value="6757.3">
                <text:p>6757.3</text:p>
              </table:table-cell>
              <table:table-cell office:value-type="float" office:value="7148">
                <text:p>7148</text:p>
              </table:table-cell>
              <table:table-cell office:value-type="float" office:value="186434.1">
                <text:p>186434.1</text:p>
              </table:table-cell>
              <table:table-cell office:value-type="float" office:value="165294.7">
                <text:p>165294.7</text:p>
              </table:table-cell>
              <table:table-cell office:value-type="float" office:value="4660.8">
                <text:p>4660.8</text:p>
              </table:table-cell>
              <table:table-cell office:value-type="float" office:value="4660.8">
                <text:p>4660.8</text:p>
              </table:table-cell>
              <table:table-cell office:value-type="float" office:value="5668.3">
                <text:p>5668.3</text:p>
              </table:table-cell>
              <table:table-cell office:value-type="float" office:value="5986.6">
                <text:p>5986.6</text:p>
              </table:table-cell>
              <table:table-cell office:value-type="float" office:value="6135">
                <text:p>6135</text:p>
              </table:table-cell>
              <table:table-cell office:value-type="float" office:value="5658.5">
                <text:p>565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8811.2">
                <text:p>8811.2</text:p>
              </table:table-cell>
              <table:table-cell office:value-type="float" office:value="7694.2">
                <text:p>7694.2</text:p>
              </table:table-cell>
              <table:table-cell office:value-type="float" office:value="7410.8">
                <text:p>7410.8</text:p>
              </table:table-cell>
              <table:table-cell office:value-type="float" office:value="7941.2">
                <text:p>7941.2</text:p>
              </table:table-cell>
              <table:table-cell office:value-type="float" office:value="195166.2">
                <text:p>195166.2</text:p>
              </table:table-cell>
              <table:table-cell office:value-type="float" office:value="170187">
                <text:p>170187</text:p>
              </table:table-cell>
              <table:table-cell office:value-type="float" office:value="4990.5">
                <text:p>4990.5</text:p>
              </table:table-cell>
              <table:table-cell office:value-type="float" office:value="4990.5">
                <text:p>4990.5</text:p>
              </table:table-cell>
              <table:table-cell office:value-type="float" office:value="6100.5">
                <text:p>6100.5</text:p>
              </table:table-cell>
              <table:table-cell office:value-type="float" office:value="6850.8">
                <text:p>6850.8</text:p>
              </table:table-cell>
              <table:table-cell office:value-type="float" office:value="6275">
                <text:p>6275</text:p>
              </table:table-cell>
              <table:table-cell office:value-type="float" office:value="6232.9">
                <text:p>6232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8962">
                <text:p>8962</text:p>
              </table:table-cell>
              <table:table-cell office:value-type="float" office:value="7555.1">
                <text:p>7555.1</text:p>
              </table:table-cell>
              <table:table-cell office:value-type="float" office:value="7373.5">
                <text:p>7373.5</text:p>
              </table:table-cell>
              <table:table-cell office:value-type="float" office:value="8647">
                <text:p>8647</text:p>
              </table:table-cell>
              <table:table-cell office:value-type="float" office:value="201506.1">
                <text:p>201506.1</text:p>
              </table:table-cell>
              <table:table-cell office:value-type="float" office:value="175229.5">
                <text:p>175229.5</text:p>
              </table:table-cell>
              <table:table-cell office:value-type="float" office:value="4928.3">
                <text:p>4928.3</text:p>
              </table:table-cell>
              <table:table-cell office:value-type="float" office:value="4928.3">
                <text:p>4928.3</text:p>
              </table:table-cell>
              <table:table-cell office:value-type="float" office:value="6144.7">
                <text:p>6144.7</text:p>
              </table:table-cell>
              <table:table-cell office:value-type="float" office:value="6946.8">
                <text:p>6946.8</text:p>
              </table:table-cell>
              <table:table-cell office:value-type="float" office:value="6333.4">
                <text:p>6333.4</text:p>
              </table:table-cell>
              <table:table-cell office:value-type="float" office:value="6358.2">
                <text:p>6358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8503.5">
                <text:p>8503.5</text:p>
              </table:table-cell>
              <table:table-cell office:value-type="float" office:value="8215.2">
                <text:p>8215.2</text:p>
              </table:table-cell>
              <table:table-cell office:value-type="float" office:value="7658.9">
                <text:p>7658.9</text:p>
              </table:table-cell>
              <table:table-cell office:value-type="float" office:value="8907.9">
                <text:p>8907.9</text:p>
              </table:table-cell>
              <table:table-cell office:value-type="float" office:value="208993.6">
                <text:p>208993.6</text:p>
              </table:table-cell>
              <table:table-cell office:value-type="float" office:value="180884.3">
                <text:p>180884.3</text:p>
              </table:table-cell>
              <table:table-cell office:value-type="float" office:value="5320.6">
                <text:p>5320.6</text:p>
              </table:table-cell>
              <table:table-cell office:value-type="float" office:value="5320.6">
                <text:p>5320.6</text:p>
              </table:table-cell>
              <table:table-cell office:value-type="float" office:value="6613.2">
                <text:p>6613.2</text:p>
              </table:table-cell>
              <table:table-cell office:value-type="float" office:value="7562.7">
                <text:p>7562.7</text:p>
              </table:table-cell>
              <table:table-cell office:value-type="float" office:value="6358.6">
                <text:p>6358.6</text:p>
              </table:table-cell>
              <table:table-cell office:value-type="float" office:value="6010.8">
                <text:p>601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7534.8">
                <text:p>7534.8</text:p>
              </table:table-cell>
              <table:table-cell office:value-type="float" office:value="8242.7">
                <text:p>8242.7</text:p>
              </table:table-cell>
              <table:table-cell office:value-type="float" office:value="8117.5">
                <text:p>8117.5</text:p>
              </table:table-cell>
              <table:table-cell office:value-type="float" office:value="8340.8">
                <text:p>8340.8</text:p>
              </table:table-cell>
              <table:table-cell office:value-type="float" office:value="210250.2">
                <text:p>210250.2</text:p>
              </table:table-cell>
              <table:table-cell office:value-type="float" office:value="185239">
                <text:p>185239</text:p>
              </table:table-cell>
              <table:table-cell office:value-type="float" office:value="5001.3">
                <text:p>5001.3</text:p>
              </table:table-cell>
              <table:table-cell office:value-type="float" office:value="5001.3">
                <text:p>5001.3</text:p>
              </table:table-cell>
              <table:table-cell office:value-type="float" office:value="6311.7">
                <text:p>6311.7</text:p>
              </table:table-cell>
              <table:table-cell office:value-type="float" office:value="7461.2">
                <text:p>7461.2</text:p>
              </table:table-cell>
              <table:table-cell office:value-type="float" office:value="7258.1">
                <text:p>7258.1</text:p>
              </table:table-cell>
              <table:table-cell office:value-type="float" office:value="6072.9">
                <text:p>6072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8620.7">
                <text:p>8620.7</text:p>
              </table:table-cell>
              <table:table-cell office:value-type="float" office:value="7682.3">
                <text:p>7682.3</text:p>
              </table:table-cell>
              <table:table-cell office:value-type="float" office:value="7652.8">
                <text:p>7652.8</text:p>
              </table:table-cell>
              <table:table-cell office:value-type="float" office:value="9048.6">
                <text:p>9048.6</text:p>
              </table:table-cell>
              <table:table-cell office:value-type="float" office:value="215232.4">
                <text:p>215232.4</text:p>
              </table:table-cell>
              <table:table-cell office:value-type="float" office:value="191647.4">
                <text:p>191647.4</text:p>
              </table:table-cell>
              <table:table-cell office:value-type="float" office:value="5380.9">
                <text:p>5380.9</text:p>
              </table:table-cell>
              <table:table-cell office:value-type="float" office:value="5380.9">
                <text:p>5380.9</text:p>
              </table:table-cell>
              <table:table-cell office:value-type="float" office:value="6510.3">
                <text:p>6510.3</text:p>
              </table:table-cell>
              <table:table-cell office:value-type="float" office:value="6656.8">
                <text:p>6656.8</text:p>
              </table:table-cell>
              <table:table-cell office:value-type="float" office:value="6848.3">
                <text:p>6848.3</text:p>
              </table:table-cell>
              <table:table-cell office:value-type="float" office:value="6870.8">
                <text:p>6870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8589.4">
                <text:p>8589.4</text:p>
              </table:table-cell>
              <table:table-cell office:value-type="float" office:value="9526.8">
                <text:p>9526.8</text:p>
              </table:table-cell>
              <table:table-cell office:value-type="float" office:value="8253.2">
                <text:p>8253.2</text:p>
              </table:table-cell>
              <table:table-cell office:value-type="float" office:value="8117.5">
                <text:p>8117.5</text:p>
              </table:table-cell>
              <table:table-cell office:value-type="float" office:value="227250.2">
                <text:p>227250.2</text:p>
              </table:table-cell>
              <table:table-cell office:value-type="float" office:value="199050.5">
                <text:p>199050.5</text:p>
              </table:table-cell>
              <table:table-cell office:value-type="float" office:value="5503.1">
                <text:p>5503.1</text:p>
              </table:table-cell>
              <table:table-cell office:value-type="float" office:value="5503.1">
                <text:p>5503.1</text:p>
              </table:table-cell>
              <table:table-cell office:value-type="float" office:value="7599.2">
                <text:p>7599.2</text:p>
              </table:table-cell>
              <table:table-cell office:value-type="float" office:value="7745.9">
                <text:p>7745.9</text:p>
              </table:table-cell>
              <table:table-cell office:value-type="float" office:value="7245.5">
                <text:p>7245.5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9040.3">
                <text:p>9040.3</text:p>
              </table:table-cell>
              <table:table-cell office:value-type="float" office:value="8934.2">
                <text:p>8934.2</text:p>
              </table:table-cell>
              <table:table-cell office:value-type="float" office:value="8591.6">
                <text:p>8591.6</text:p>
              </table:table-cell>
              <table:table-cell office:value-type="float" office:value="8946.4">
                <text:p>8946.4</text:p>
              </table:table-cell>
              <table:table-cell office:value-type="float" office:value="229480.7">
                <text:p>229480.7</text:p>
              </table:table-cell>
              <table:table-cell office:value-type="float" office:value="204825.9">
                <text:p>204825.9</text:p>
              </table:table-cell>
              <table:table-cell office:value-type="float" office:value="5357">
                <text:p>5357</text:p>
              </table:table-cell>
              <table:table-cell office:value-type="float" office:value="5357">
                <text:p>5357</text:p>
              </table:table-cell>
              <table:table-cell office:value-type="float" office:value="6563.5">
                <text:p>6563.5</text:p>
              </table:table-cell>
              <table:table-cell office:value-type="float" office:value="7515.1">
                <text:p>7515.1</text:p>
              </table:table-cell>
              <table:table-cell office:value-type="float" office:value="7208.2">
                <text:p>7208.2</text:p>
              </table:table-cell>
              <table:table-cell office:value-type="float" office:value="6771.9">
                <text:p>6771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8926.5">
                <text:p>8926.5</text:p>
              </table:table-cell>
              <table:table-cell office:value-type="float" office:value="9021.2">
                <text:p>9021.2</text:p>
              </table:table-cell>
              <table:table-cell office:value-type="float" office:value="8347">
                <text:p>8347</text:p>
              </table:table-cell>
              <table:table-cell office:value-type="float" office:value="9183.3">
                <text:p>9183.3</text:p>
              </table:table-cell>
              <table:table-cell office:value-type="float" office:value="235202">
                <text:p>235202</text:p>
              </table:table-cell>
              <table:table-cell office:value-type="float" office:value="207481.2">
                <text:p>207481.2</text:p>
              </table:table-cell>
              <table:table-cell office:value-type="float" office:value="5594.9">
                <text:p>5594.9</text:p>
              </table:table-cell>
              <table:table-cell office:value-type="float" office:value="5594.9">
                <text:p>5594.9</text:p>
              </table:table-cell>
              <table:table-cell office:value-type="float" office:value="7388.8">
                <text:p>7388.8</text:p>
              </table:table-cell>
              <table:table-cell office:value-type="float" office:value="7811.4">
                <text:p>7811.4</text:p>
              </table:table-cell>
              <table:table-cell office:value-type="float" office:value="6993.5">
                <text:p>6993.5</text:p>
              </table:table-cell>
              <table:table-cell office:value-type="float" office:value="6972.2">
                <text:p>6972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8898.6">
                <text:p>8898.6</text:p>
              </table:table-cell>
              <table:table-cell office:value-type="float" office:value="9293.4">
                <text:p>9293.4</text:p>
              </table:table-cell>
              <table:table-cell office:value-type="float" office:value="8200.7">
                <text:p>8200.7</text:p>
              </table:table-cell>
              <table:table-cell office:value-type="float" office:value="8977.6">
                <text:p>8977.6</text:p>
              </table:table-cell>
              <table:table-cell office:value-type="float" office:value="244277.2">
                <text:p>244277.2</text:p>
              </table:table-cell>
              <table:table-cell office:value-type="float" office:value="215400">
                <text:p>215400</text:p>
              </table:table-cell>
              <table:table-cell office:value-type="float" office:value="5915.1">
                <text:p>5915.1</text:p>
              </table:table-cell>
              <table:table-cell office:value-type="float" office:value="5915.1">
                <text:p>5915.1</text:p>
              </table:table-cell>
              <table:table-cell office:value-type="float" office:value="7357.7">
                <text:p>7357.7</text:p>
              </table:table-cell>
              <table:table-cell office:value-type="float" office:value="8328.6">
                <text:p>8328.6</text:p>
              </table:table-cell>
              <table:table-cell office:value-type="float" office:value="7183">
                <text:p>7183</text:p>
              </table:table-cell>
              <table:table-cell office:value-type="float" office:value="6766.9">
                <text:p>6766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0377.2">
                <text:p>10377.2</text:p>
              </table:table-cell>
              <table:table-cell office:value-type="float" office:value="9243.7">
                <text:p>9243.7</text:p>
              </table:table-cell>
              <table:table-cell office:value-type="float" office:value="8824.2">
                <text:p>8824.2</text:p>
              </table:table-cell>
              <table:table-cell office:value-type="float" office:value="8976.7">
                <text:p>8976.7</text:p>
              </table:table-cell>
              <table:table-cell office:value-type="float" office:value="244917.4">
                <text:p>244917.4</text:p>
              </table:table-cell>
              <table:table-cell office:value-type="float" office:value="222390.3">
                <text:p>222390.3</text:p>
              </table:table-cell>
              <table:table-cell office:value-type="float" office:value="6387.2">
                <text:p>6387.2</text:p>
              </table:table-cell>
              <table:table-cell office:value-type="float" office:value="6387.2">
                <text:p>6387.2</text:p>
              </table:table-cell>
              <table:table-cell office:value-type="float" office:value="7080.4">
                <text:p>7080.4</text:p>
              </table:table-cell>
              <table:table-cell office:value-type="float" office:value="8245.9">
                <text:p>8245.9</text:p>
              </table:table-cell>
              <table:table-cell office:value-type="float" office:value="7250.9">
                <text:p>7250.9</text:p>
              </table:table-cell>
              <table:table-cell office:value-type="float" office:value="6997.6">
                <text:p>6997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9439.9">
                <text:p>9439.9</text:p>
              </table:table-cell>
              <table:table-cell office:value-type="float" office:value="8645.7">
                <text:p>8645.7</text:p>
              </table:table-cell>
              <table:table-cell office:value-type="float" office:value="8838.1">
                <text:p>8838.1</text:p>
              </table:table-cell>
              <table:table-cell office:value-type="float" office:value="9859.8">
                <text:p>9859.8</text:p>
              </table:table-cell>
              <table:table-cell office:value-type="float" office:value="256012.6">
                <text:p>256012.6</text:p>
              </table:table-cell>
              <table:table-cell office:value-type="float" office:value="228976.3">
                <text:p>228976.3</text:p>
              </table:table-cell>
              <table:table-cell office:value-type="float" office:value="5638.1">
                <text:p>5638.1</text:p>
              </table:table-cell>
              <table:table-cell office:value-type="float" office:value="5638.1">
                <text:p>5638.1</text:p>
              </table:table-cell>
              <table:table-cell office:value-type="float" office:value="7320.8">
                <text:p>7320.8</text:p>
              </table:table-cell>
              <table:table-cell office:value-type="float" office:value="8435.7">
                <text:p>8435.7</text:p>
              </table:table-cell>
              <table:table-cell office:value-type="float" office:value="7850">
                <text:p>7850</text:p>
              </table:table-cell>
              <table:table-cell office:value-type="float" office:value="6719.9">
                <text:p>671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9495.1">
                <text:p>9495.1</text:p>
              </table:table-cell>
              <table:table-cell office:value-type="float" office:value="9288.4">
                <text:p>9288.4</text:p>
              </table:table-cell>
              <table:table-cell office:value-type="float" office:value="9374.1">
                <text:p>9374.1</text:p>
              </table:table-cell>
              <table:table-cell office:value-type="float" office:value="9443.8">
                <text:p>9443.8</text:p>
              </table:table-cell>
              <table:table-cell office:value-type="float" office:value="263109.6">
                <text:p>263109.6</text:p>
              </table:table-cell>
              <table:table-cell office:value-type="float" office:value="233464.6">
                <text:p>233464.6</text:p>
              </table:table-cell>
              <table:table-cell office:value-type="float" office:value="6696.1">
                <text:p>6696.1</text:p>
              </table:table-cell>
              <table:table-cell office:value-type="float" office:value="6696.1">
                <text:p>6696.1</text:p>
              </table:table-cell>
              <table:table-cell office:value-type="float" office:value="7435.6">
                <text:p>7435.6</text:p>
              </table:table-cell>
              <table:table-cell office:value-type="float" office:value="8393.5">
                <text:p>8393.5</text:p>
              </table:table-cell>
              <table:table-cell office:value-type="float" office:value="7702">
                <text:p>7702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9808.3">
                <text:p>9808.3</text:p>
              </table:table-cell>
              <table:table-cell office:value-type="float" office:value="9885.7">
                <text:p>9885.7</text:p>
              </table:table-cell>
              <table:table-cell office:value-type="float" office:value="9645.9">
                <text:p>9645.9</text:p>
              </table:table-cell>
              <table:table-cell office:value-type="float" office:value="9596.5">
                <text:p>9596.5</text:p>
              </table:table-cell>
              <table:table-cell office:value-type="float" office:value="271384.4">
                <text:p>271384.4</text:p>
              </table:table-cell>
              <table:table-cell office:value-type="float" office:value="239301.4">
                <text:p>239301.4</text:p>
              </table:table-cell>
              <table:table-cell office:value-type="float" office:value="5758.2">
                <text:p>5758.2</text:p>
              </table:table-cell>
              <table:table-cell office:value-type="float" office:value="5758.2">
                <text:p>5758.2</text:p>
              </table:table-cell>
              <table:table-cell office:value-type="float" office:value="7430.7">
                <text:p>7430.7</text:p>
              </table:table-cell>
              <table:table-cell office:value-type="float" office:value="7974.8">
                <text:p>7974.8</text:p>
              </table:table-cell>
              <table:table-cell office:value-type="float" office:value="8458">
                <text:p>8458</text:p>
              </table:table-cell>
              <table:table-cell office:value-type="float" office:value="6565.7">
                <text:p>6565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0424.5">
                <text:p>10424.5</text:p>
              </table:table-cell>
              <table:table-cell office:value-type="float" office:value="9791.6">
                <text:p>9791.6</text:p>
              </table:table-cell>
              <table:table-cell office:value-type="float" office:value="9164.8">
                <text:p>9164.8</text:p>
              </table:table-cell>
              <table:table-cell office:value-type="float" office:value="9834.4">
                <text:p>9834.4</text:p>
              </table:table-cell>
              <table:table-cell office:value-type="float" office:value="286405.3">
                <text:p>286405.3</text:p>
              </table:table-cell>
              <table:table-cell office:value-type="float" office:value="255212.1">
                <text:p>255212.1</text:p>
              </table:table-cell>
              <table:table-cell office:value-type="float" office:value="6652.4">
                <text:p>6652.4</text:p>
              </table:table-cell>
              <table:table-cell office:value-type="float" office:value="6652.4">
                <text:p>6652.4</text:p>
              </table:table-cell>
              <table:table-cell office:value-type="float" office:value="7792.4">
                <text:p>7792.4</text:p>
              </table:table-cell>
              <table:table-cell office:value-type="float" office:value="8376.1">
                <text:p>8376.1</text:p>
              </table:table-cell>
              <table:table-cell office:value-type="float" office:value="8589.1">
                <text:p>8589.1</text:p>
              </table:table-cell>
              <table:table-cell office:value-type="float" office:value="7425.8">
                <text:p>7425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0692.5">
                <text:p>10692.5</text:p>
              </table:table-cell>
              <table:table-cell office:value-type="float" office:value="9664.2">
                <text:p>9664.2</text:p>
              </table:table-cell>
              <table:table-cell office:value-type="float" office:value="9088.6">
                <text:p>9088.6</text:p>
              </table:table-cell>
              <table:table-cell office:value-type="float" office:value="10477.2">
                <text:p>10477.2</text:p>
              </table:table-cell>
              <table:table-cell office:value-type="float" office:value="284170.2">
                <text:p>284170.2</text:p>
              </table:table-cell>
              <table:table-cell office:value-type="float" office:value="251719.1">
                <text:p>251719.1</text:p>
              </table:table-cell>
              <table:table-cell office:value-type="float" office:value="6255.6">
                <text:p>6255.6</text:p>
              </table:table-cell>
              <table:table-cell office:value-type="float" office:value="6255.6">
                <text:p>6255.6</text:p>
              </table:table-cell>
              <table:table-cell office:value-type="float" office:value="7988.2">
                <text:p>7988.2</text:p>
              </table:table-cell>
              <table:table-cell office:value-type="float" office:value="9086.7">
                <text:p>9086.7</text:p>
              </table:table-cell>
              <table:table-cell office:value-type="float" office:value="8709.1">
                <text:p>8709.1</text:p>
              </table:table-cell>
              <table:table-cell office:value-type="float" office:value="6958.5">
                <text:p>695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9239.9">
                <text:p>9239.9</text:p>
              </table:table-cell>
              <table:table-cell office:value-type="float" office:value="9077.3">
                <text:p>9077.3</text:p>
              </table:table-cell>
              <table:table-cell office:value-type="float" office:value="10126.9">
                <text:p>10126.9</text:p>
              </table:table-cell>
              <table:table-cell office:value-type="float" office:value="10401.9">
                <text:p>10401.9</text:p>
              </table:table-cell>
              <table:table-cell office:value-type="float" office:value="292043.1">
                <text:p>292043.1</text:p>
              </table:table-cell>
              <table:table-cell office:value-type="float" office:value="257580.5">
                <text:p>257580.5</text:p>
              </table:table-cell>
              <table:table-cell office:value-type="float" office:value="6231.2">
                <text:p>6231.2</text:p>
              </table:table-cell>
              <table:table-cell office:value-type="float" office:value="6231.2">
                <text:p>6231.2</text:p>
              </table:table-cell>
              <table:table-cell office:value-type="float" office:value="9094.9">
                <text:p>9094.9</text:p>
              </table:table-cell>
              <table:table-cell office:value-type="float" office:value="8955.8">
                <text:p>8955.8</text:p>
              </table:table-cell>
              <table:table-cell office:value-type="float" office:value="8533.5">
                <text:p>8533.5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9714.9">
                <text:p>9714.9</text:p>
              </table:table-cell>
              <table:table-cell office:value-type="float" office:value="10225.5">
                <text:p>10225.5</text:p>
              </table:table-cell>
              <table:table-cell office:value-type="float" office:value="9746.9">
                <text:p>9746.9</text:p>
              </table:table-cell>
              <table:table-cell office:value-type="float" office:value="10008.3">
                <text:p>10008.3</text:p>
              </table:table-cell>
              <table:table-cell office:value-type="float" office:value="298662">
                <text:p>298662</text:p>
              </table:table-cell>
              <table:table-cell office:value-type="float" office:value="269926.6">
                <text:p>269926.6</text:p>
              </table:table-cell>
              <table:table-cell office:value-type="float" office:value="6030.3">
                <text:p>6030.3</text:p>
              </table:table-cell>
              <table:table-cell office:value-type="float" office:value="6030.3">
                <text:p>6030.3</text:p>
              </table:table-cell>
              <table:table-cell office:value-type="float" office:value="8126.8">
                <text:p>8126.8</text:p>
              </table:table-cell>
              <table:table-cell office:value-type="float" office:value="9208.3">
                <text:p>9208.3</text:p>
              </table:table-cell>
              <table:table-cell office:value-type="float" office:value="7851.1">
                <text:p>7851.1</text:p>
              </table:table-cell>
              <table:table-cell office:value-type="float" office:value="7373.3">
                <text:p>737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9938.2">
                <text:p>9938.2</text:p>
              </table:table-cell>
              <table:table-cell office:value-type="float" office:value="10254.9">
                <text:p>10254.9</text:p>
              </table:table-cell>
              <table:table-cell office:value-type="float" office:value="9461.9">
                <text:p>9461.9</text:p>
              </table:table-cell>
              <table:table-cell office:value-type="float" office:value="10760.1">
                <text:p>10760.1</text:p>
              </table:table-cell>
              <table:table-cell office:value-type="float" office:value="309181.3">
                <text:p>309181.3</text:p>
              </table:table-cell>
              <table:table-cell office:value-type="float" office:value="274316.2">
                <text:p>274316.2</text:p>
              </table:table-cell>
              <table:table-cell office:value-type="float" office:value="6412.5">
                <text:p>6412.5</text:p>
              </table:table-cell>
              <table:table-cell office:value-type="float" office:value="6412.5">
                <text:p>6412.5</text:p>
              </table:table-cell>
              <table:table-cell office:value-type="float" office:value="8276.2">
                <text:p>8276.2</text:p>
              </table:table-cell>
              <table:table-cell office:value-type="float" office:value="9470.6">
                <text:p>9470.6</text:p>
              </table:table-cell>
              <table:table-cell office:value-type="float" office:value="8080.3">
                <text:p>8080.3</text:p>
              </table:table-cell>
              <table:table-cell office:value-type="float" office:value="7867.5">
                <text:p>786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0916.5">
                <text:p>10916.5</text:p>
              </table:table-cell>
              <table:table-cell office:value-type="float" office:value="9897">
                <text:p>9897</text:p>
              </table:table-cell>
              <table:table-cell office:value-type="float" office:value="9613.8">
                <text:p>9613.8</text:p>
              </table:table-cell>
              <table:table-cell office:value-type="float" office:value="11316.6">
                <text:p>11316.6</text:p>
              </table:table-cell>
              <table:table-cell office:value-type="float" office:value="316903.5">
                <text:p>316903.5</text:p>
              </table:table-cell>
              <table:table-cell office:value-type="float" office:value="280258.4">
                <text:p>280258.4</text:p>
              </table:table-cell>
              <table:table-cell office:value-type="float" office:value="6460.2">
                <text:p>6460.2</text:p>
              </table:table-cell>
              <table:table-cell office:value-type="float" office:value="6460.2">
                <text:p>6460.2</text:p>
              </table:table-cell>
              <table:table-cell office:value-type="float" office:value="8807.9">
                <text:p>8807.9</text:p>
              </table:table-cell>
              <table:table-cell office:value-type="float" office:value="8992.2">
                <text:p>8992.2</text:p>
              </table:table-cell>
              <table:table-cell office:value-type="float" office:value="7755.7">
                <text:p>7755.7</text:p>
              </table:table-cell>
              <table:table-cell office:value-type="float" office:value="7031.2">
                <text:p>703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3054.6">
                <text:p>13054.6</text:p>
              </table:table-cell>
              <table:table-cell office:value-type="float" office:value="10581.3">
                <text:p>10581.3</text:p>
              </table:table-cell>
              <table:table-cell office:value-type="float" office:value="9607.1">
                <text:p>9607.1</text:p>
              </table:table-cell>
              <table:table-cell office:value-type="float" office:value="11114.2">
                <text:p>11114.2</text:p>
              </table:table-cell>
              <table:table-cell office:value-type="float" office:value="320177.1">
                <text:p>320177.1</text:p>
              </table:table-cell>
              <table:table-cell office:value-type="float" office:value="282302.6">
                <text:p>282302.6</text:p>
              </table:table-cell>
              <table:table-cell office:value-type="float" office:value="7294.4">
                <text:p>7294.4</text:p>
              </table:table-cell>
              <table:table-cell office:value-type="float" office:value="7294.4">
                <text:p>7294.4</text:p>
              </table:table-cell>
              <table:table-cell office:value-type="float" office:value="8453.5">
                <text:p>8453.5</text:p>
              </table:table-cell>
              <table:table-cell office:value-type="float" office:value="9103">
                <text:p>9103</text:p>
              </table:table-cell>
              <table:table-cell office:value-type="float" office:value="8770.7">
                <text:p>8770.7</text:p>
              </table:table-cell>
              <table:table-cell office:value-type="float" office:value="8260.8">
                <text:p>8260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1957.3">
                <text:p>11957.3</text:p>
              </table:table-cell>
              <table:table-cell office:value-type="float" office:value="10119.6">
                <text:p>10119.6</text:p>
              </table:table-cell>
              <table:table-cell office:value-type="float" office:value="9192.9">
                <text:p>9192.9</text:p>
              </table:table-cell>
              <table:table-cell office:value-type="float" office:value="11481">
                <text:p>11481</text:p>
              </table:table-cell>
              <table:table-cell office:value-type="float" office:value="327164.4">
                <text:p>327164.4</text:p>
              </table:table-cell>
              <table:table-cell office:value-type="float" office:value="290852.6">
                <text:p>290852.6</text:p>
              </table:table-cell>
              <table:table-cell office:value-type="float" office:value="6616.9">
                <text:p>6616.9</text:p>
              </table:table-cell>
              <table:table-cell office:value-type="float" office:value="6616.9">
                <text:p>6616.9</text:p>
              </table:table-cell>
              <table:table-cell office:value-type="float" office:value="9074.5">
                <text:p>9074.5</text:p>
              </table:table-cell>
              <table:table-cell office:value-type="float" office:value="9593.6">
                <text:p>9593.6</text:p>
              </table:table-cell>
              <table:table-cell office:value-type="float" office:value="8782.1">
                <text:p>8782.1</text:p>
              </table:table-cell>
              <table:table-cell office:value-type="float" office:value="7136.5">
                <text:p>713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1554.8">
                <text:p>11554.8</text:p>
              </table:table-cell>
              <table:table-cell office:value-type="float" office:value="11281.9">
                <text:p>11281.9</text:p>
              </table:table-cell>
              <table:table-cell office:value-type="float" office:value="9971.8">
                <text:p>9971.8</text:p>
              </table:table-cell>
              <table:table-cell office:value-type="float" office:value="11297.9">
                <text:p>11297.9</text:p>
              </table:table-cell>
              <table:table-cell office:value-type="float" office:value="334019.5">
                <text:p>334019.5</text:p>
              </table:table-cell>
              <table:table-cell office:value-type="float" office:value="300149.9">
                <text:p>300149.9</text:p>
              </table:table-cell>
              <table:table-cell office:value-type="float" office:value="6729.9">
                <text:p>6729.9</text:p>
              </table:table-cell>
              <table:table-cell office:value-type="float" office:value="6729.9">
                <text:p>6729.9</text:p>
              </table:table-cell>
              <table:table-cell office:value-type="float" office:value="9239.5">
                <text:p>9239.5</text:p>
              </table:table-cell>
              <table:table-cell office:value-type="float" office:value="8820.5">
                <text:p>8820.5</text:p>
              </table:table-cell>
              <table:table-cell office:value-type="float" office:value="8484.8">
                <text:p>8484.8</text:p>
              </table:table-cell>
              <table:table-cell office:value-type="float" office:value="7104.5">
                <text:p>710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1825.7">
                <text:p>11825.7</text:p>
              </table:table-cell>
              <table:table-cell office:value-type="float" office:value="10886.3">
                <text:p>10886.3</text:p>
              </table:table-cell>
              <table:table-cell office:value-type="float" office:value="10317.2">
                <text:p>10317.2</text:p>
              </table:table-cell>
              <table:table-cell office:value-type="float" office:value="11790.4">
                <text:p>11790.4</text:p>
              </table:table-cell>
              <table:table-cell office:value-type="float" office:value="344288.7">
                <text:p>344288.7</text:p>
              </table:table-cell>
              <table:table-cell office:value-type="float" office:value="310893.8">
                <text:p>310893.8</text:p>
              </table:table-cell>
              <table:table-cell office:value-type="float" office:value="6903.4">
                <text:p>6903.4</text:p>
              </table:table-cell>
              <table:table-cell office:value-type="float" office:value="6903.4">
                <text:p>6903.4</text:p>
              </table:table-cell>
              <table:table-cell office:value-type="float" office:value="8981">
                <text:p>8981</text:p>
              </table:table-cell>
              <table:table-cell office:value-type="float" office:value="9642.8">
                <text:p>9642.8</text:p>
              </table:table-cell>
              <table:table-cell office:value-type="float" office:value="9015.7">
                <text:p>9015.7</text:p>
              </table:table-cell>
              <table:table-cell office:value-type="float" office:value="8341.3">
                <text:p>8341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1911.2">
                <text:p>11911.2</text:p>
              </table:table-cell>
              <table:table-cell office:value-type="float" office:value="12268.4">
                <text:p>12268.4</text:p>
              </table:table-cell>
              <table:table-cell office:value-type="float" office:value="10723.1">
                <text:p>10723.1</text:p>
              </table:table-cell>
              <table:table-cell office:value-type="float" office:value="11374">
                <text:p>11374</text:p>
              </table:table-cell>
              <table:table-cell office:value-type="float" office:value="351017.4">
                <text:p>351017.4</text:p>
              </table:table-cell>
              <table:table-cell office:value-type="float" office:value="312110.3">
                <text:p>312110.3</text:p>
              </table:table-cell>
              <table:table-cell office:value-type="float" office:value="6953.4">
                <text:p>6953.4</text:p>
              </table:table-cell>
              <table:table-cell office:value-type="float" office:value="6953.4">
                <text:p>6953.4</text:p>
              </table:table-cell>
              <table:table-cell office:value-type="float" office:value="9211.5">
                <text:p>9211.5</text:p>
              </table:table-cell>
              <table:table-cell office:value-type="float" office:value="9282.9">
                <text:p>9282.9</text:p>
              </table:table-cell>
              <table:table-cell office:value-type="float" office:value="9138.9">
                <text:p>9138.9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341.5">
                <text:p>11341.5</text:p>
              </table:table-cell>
              <table:table-cell office:value-type="float" office:value="12085.6">
                <text:p>12085.6</text:p>
              </table:table-cell>
              <table:table-cell office:value-type="float" office:value="11074">
                <text:p>11074</text:p>
              </table:table-cell>
              <table:table-cell office:value-type="float" office:value="12002.6">
                <text:p>12002.6</text:p>
              </table:table-cell>
              <table:table-cell office:value-type="float" office:value="352787.7">
                <text:p>352787.7</text:p>
              </table:table-cell>
              <table:table-cell office:value-type="float" office:value="315680.8">
                <text:p>315680.8</text:p>
              </table:table-cell>
              <table:table-cell office:value-type="float" office:value="6592.7">
                <text:p>6592.7</text:p>
              </table:table-cell>
              <table:table-cell office:value-type="float" office:value="6592.7">
                <text:p>6592.7</text:p>
              </table:table-cell>
              <table:table-cell office:value-type="float" office:value="8849.2">
                <text:p>8849.2</text:p>
              </table:table-cell>
              <table:table-cell office:value-type="float" office:value="9805.4">
                <text:p>9805.4</text:p>
              </table:table-cell>
              <table:table-cell office:value-type="float" office:value="9659.6">
                <text:p>9659.6</text:p>
              </table:table-cell>
              <table:table-cell office:value-type="float" office:value="7885.7">
                <text:p>7885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1850.7">
                <text:p>11850.7</text:p>
              </table:table-cell>
              <table:table-cell office:value-type="float" office:value="11686.3">
                <text:p>11686.3</text:p>
              </table:table-cell>
              <table:table-cell office:value-type="float" office:value="10721.8">
                <text:p>10721.8</text:p>
              </table:table-cell>
              <table:table-cell office:value-type="float" office:value="11287">
                <text:p>11287</text:p>
              </table:table-cell>
              <table:table-cell office:value-type="float" office:value="364777.8">
                <text:p>364777.8</text:p>
              </table:table-cell>
              <table:table-cell office:value-type="float" office:value="329803.2">
                <text:p>329803.2</text:p>
              </table:table-cell>
              <table:table-cell office:value-type="float" office:value="7894.9">
                <text:p>7894.9</text:p>
              </table:table-cell>
              <table:table-cell office:value-type="float" office:value="7894.9">
                <text:p>7894.9</text:p>
              </table:table-cell>
              <table:table-cell office:value-type="float" office:value="9826.5">
                <text:p>9826.5</text:p>
              </table:table-cell>
              <table:table-cell office:value-type="float" office:value="9729.4">
                <text:p>9729.4</text:p>
              </table:table-cell>
              <table:table-cell office:value-type="float" office:value="9597.5">
                <text:p>9597.5</text:p>
              </table:table-cell>
              <table:table-cell office:value-type="float" office:value="7699.7">
                <text:p>7699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708.5">
                <text:p>11708.5</text:p>
              </table:table-cell>
              <table:table-cell office:value-type="float" office:value="12183.9">
                <text:p>12183.9</text:p>
              </table:table-cell>
              <table:table-cell office:value-type="float" office:value="11765.2">
                <text:p>11765.2</text:p>
              </table:table-cell>
              <table:table-cell office:value-type="float" office:value="11566.8">
                <text:p>11566.8</text:p>
              </table:table-cell>
              <table:table-cell office:value-type="float" office:value="374672">
                <text:p>374672</text:p>
              </table:table-cell>
              <table:table-cell office:value-type="float" office:value="334340.4">
                <text:p>334340.4</text:p>
              </table:table-cell>
              <table:table-cell office:value-type="float" office:value="6833.1">
                <text:p>6833.1</text:p>
              </table:table-cell>
              <table:table-cell office:value-type="float" office:value="6833.1">
                <text:p>6833.1</text:p>
              </table:table-cell>
              <table:table-cell office:value-type="float" office:value="8945.5">
                <text:p>8945.5</text:p>
              </table:table-cell>
              <table:table-cell office:value-type="float" office:value="9961">
                <text:p>9961</text:p>
              </table:table-cell>
              <table:table-cell office:value-type="float" office:value="10202.2">
                <text:p>10202.2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2591">
                <text:p>12591</text:p>
              </table:table-cell>
              <table:table-cell office:value-type="float" office:value="11688.3">
                <text:p>11688.3</text:p>
              </table:table-cell>
              <table:table-cell office:value-type="float" office:value="11130.5">
                <text:p>11130.5</text:p>
              </table:table-cell>
              <table:table-cell office:value-type="float" office:value="12080.3">
                <text:p>12080.3</text:p>
              </table:table-cell>
              <table:table-cell office:value-type="float" office:value="379829.2">
                <text:p>379829.2</text:p>
              </table:table-cell>
              <table:table-cell office:value-type="float" office:value="343862.8">
                <text:p>343862.8</text:p>
              </table:table-cell>
              <table:table-cell office:value-type="float" office:value="8005.8">
                <text:p>8005.8</text:p>
              </table:table-cell>
              <table:table-cell office:value-type="float" office:value="8005.8">
                <text:p>8005.8</text:p>
              </table:table-cell>
              <table:table-cell office:value-type="float" office:value="9729.8">
                <text:p>9729.8</text:p>
              </table:table-cell>
              <table:table-cell office:value-type="float" office:value="9792.7">
                <text:p>9792.7</text:p>
              </table:table-cell>
              <table:table-cell office:value-type="float" office:value="9278.5">
                <text:p>9278.5</text:p>
              </table:table-cell>
              <table:table-cell office:value-type="float" office:value="8983.1">
                <text:p>8983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1813.1">
                <text:p>11813.1</text:p>
              </table:table-cell>
              <table:table-cell office:value-type="float" office:value="12297.7">
                <text:p>12297.7</text:p>
              </table:table-cell>
              <table:table-cell office:value-type="float" office:value="11433.1">
                <text:p>11433.1</text:p>
              </table:table-cell>
              <table:table-cell office:value-type="float" office:value="13093.8">
                <text:p>13093.8</text:p>
              </table:table-cell>
              <table:table-cell office:value-type="float" office:value="391604">
                <text:p>391604</text:p>
              </table:table-cell>
              <table:table-cell office:value-type="float" office:value="346928.7">
                <text:p>346928.7</text:p>
              </table:table-cell>
              <table:table-cell office:value-type="float" office:value="8073.1">
                <text:p>8073.1</text:p>
              </table:table-cell>
              <table:table-cell office:value-type="float" office:value="8073.1">
                <text:p>8073.1</text:p>
              </table:table-cell>
              <table:table-cell office:value-type="float" office:value="9802.1">
                <text:p>9802.1</text:p>
              </table:table-cell>
              <table:table-cell office:value-type="float" office:value="10090.5">
                <text:p>10090.5</text:p>
              </table:table-cell>
              <table:table-cell office:value-type="float" office:value="9957.2">
                <text:p>9957.2</text:p>
              </table:table-cell>
              <table:table-cell office:value-type="float" office:value="8241.9">
                <text:p>8241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1820.3">
                <text:p>11820.3</text:p>
              </table:table-cell>
              <table:table-cell office:value-type="float" office:value="12095.4">
                <text:p>12095.4</text:p>
              </table:table-cell>
              <table:table-cell office:value-type="float" office:value="11205.6">
                <text:p>11205.6</text:p>
              </table:table-cell>
              <table:table-cell office:value-type="float" office:value="12505.9">
                <text:p>12505.9</text:p>
              </table:table-cell>
              <table:table-cell office:value-type="float" office:value="396421.7">
                <text:p>396421.7</text:p>
              </table:table-cell>
              <table:table-cell office:value-type="float" office:value="358602.9">
                <text:p>358602.9</text:p>
              </table:table-cell>
              <table:table-cell office:value-type="float" office:value="7046.7">
                <text:p>7046.7</text:p>
              </table:table-cell>
              <table:table-cell office:value-type="float" office:value="7046.7">
                <text:p>7046.7</text:p>
              </table:table-cell>
              <table:table-cell office:value-type="float" office:value="9430.7">
                <text:p>9430.7</text:p>
              </table:table-cell>
              <table:table-cell office:value-type="float" office:value="9830.2">
                <text:p>9830.2</text:p>
              </table:table-cell>
              <table:table-cell office:value-type="float" office:value="9902.7">
                <text:p>9902.7</text:p>
              </table:table-cell>
              <table:table-cell office:value-type="float" office:value="8206.2">
                <text:p>8206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2813.2">
                <text:p>12813.2</text:p>
              </table:table-cell>
              <table:table-cell office:value-type="float" office:value="12261.6">
                <text:p>12261.6</text:p>
              </table:table-cell>
              <table:table-cell office:value-type="float" office:value="12209.2">
                <text:p>12209.2</text:p>
              </table:table-cell>
              <table:table-cell office:value-type="float" office:value="12206.8">
                <text:p>12206.8</text:p>
              </table:table-cell>
              <table:table-cell office:value-type="float" office:value="418311.6">
                <text:p>418311.6</text:p>
              </table:table-cell>
              <table:table-cell office:value-type="float" office:value="375527.9">
                <text:p>375527.9</text:p>
              </table:table-cell>
              <table:table-cell office:value-type="float" office:value="7401.5">
                <text:p>7401.5</text:p>
              </table:table-cell>
              <table:table-cell office:value-type="float" office:value="7401.5">
                <text:p>7401.5</text:p>
              </table:table-cell>
              <table:table-cell office:value-type="float" office:value="10153.1">
                <text:p>10153.1</text:p>
              </table:table-cell>
              <table:table-cell office:value-type="float" office:value="10686.6">
                <text:p>10686.6</text:p>
              </table:table-cell>
              <table:table-cell office:value-type="float" office:value="11112">
                <text:p>11112</text:p>
              </table:table-cell>
              <table:table-cell office:value-type="float" office:value="8751.3">
                <text:p>875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3450.4">
                <text:p>13450.4</text:p>
              </table:table-cell>
              <table:table-cell office:value-type="float" office:value="12043">
                <text:p>12043</text:p>
              </table:table-cell>
              <table:table-cell office:value-type="float" office:value="12120.1">
                <text:p>12120.1</text:p>
              </table:table-cell>
              <table:table-cell office:value-type="float" office:value="13012.4">
                <text:p>13012.4</text:p>
              </table:table-cell>
              <table:table-cell office:value-type="float" office:value="438279.7">
                <text:p>438279.7</text:p>
              </table:table-cell>
              <table:table-cell office:value-type="float" office:value="389955.1">
                <text:p>389955.1</text:p>
              </table:table-cell>
              <table:table-cell office:value-type="float" office:value="8426.7">
                <text:p>8426.7</text:p>
              </table:table-cell>
              <table:table-cell office:value-type="float" office:value="8426.7">
                <text:p>8426.7</text:p>
              </table:table-cell>
              <table:table-cell office:value-type="float" office:value="9802.5">
                <text:p>9802.5</text:p>
              </table:table-cell>
              <table:table-cell office:value-type="float" office:value="10697.2">
                <text:p>10697.2</text:p>
              </table:table-cell>
              <table:table-cell office:value-type="float" office:value="10378.1">
                <text:p>10378.1</text:p>
              </table:table-cell>
              <table:table-cell office:value-type="float" office:value="9472.4">
                <text:p>9472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3013.8">
                <text:p>13013.8</text:p>
              </table:table-cell>
              <table:table-cell office:value-type="float" office:value="12975.8">
                <text:p>12975.8</text:p>
              </table:table-cell>
              <table:table-cell office:value-type="float" office:value="12418.6">
                <text:p>12418.6</text:p>
              </table:table-cell>
              <table:table-cell office:value-type="float" office:value="13194.3">
                <text:p>13194.3</text:p>
              </table:table-cell>
              <table:table-cell office:value-type="float" office:value="440194.5">
                <text:p>440194.5</text:p>
              </table:table-cell>
              <table:table-cell office:value-type="float" office:value="404147">
                <text:p>404147</text:p>
              </table:table-cell>
              <table:table-cell office:value-type="float" office:value="7626.5">
                <text:p>7626.5</text:p>
              </table:table-cell>
              <table:table-cell office:value-type="float" office:value="7626.5">
                <text:p>7626.5</text:p>
              </table:table-cell>
              <table:table-cell office:value-type="float" office:value="9450.7">
                <text:p>9450.7</text:p>
              </table:table-cell>
              <table:table-cell office:value-type="float" office:value="10525.9">
                <text:p>10525.9</text:p>
              </table:table-cell>
              <table:table-cell office:value-type="float" office:value="10341.5">
                <text:p>10341.5</text:p>
              </table:table-cell>
              <table:table-cell office:value-type="float" office:value="9322.4">
                <text:p>932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3580.8">
                <text:p>13580.8</text:p>
              </table:table-cell>
              <table:table-cell office:value-type="float" office:value="12465.7">
                <text:p>12465.7</text:p>
              </table:table-cell>
              <table:table-cell office:value-type="float" office:value="12090.6">
                <text:p>12090.6</text:p>
              </table:table-cell>
              <table:table-cell office:value-type="float" office:value="13369.8">
                <text:p>13369.8</text:p>
              </table:table-cell>
              <table:table-cell office:value-type="float" office:value="431481.3">
                <text:p>431481.3</text:p>
              </table:table-cell>
              <table:table-cell office:value-type="float" office:value="392170.1">
                <text:p>392170.1</text:p>
              </table:table-cell>
              <table:table-cell office:value-type="float" office:value="8140.9">
                <text:p>8140.9</text:p>
              </table:table-cell>
              <table:table-cell office:value-type="float" office:value="8140.9">
                <text:p>8140.9</text:p>
              </table:table-cell>
              <table:table-cell office:value-type="float" office:value="9475.6">
                <text:p>9475.6</text:p>
              </table:table-cell>
              <table:table-cell office:value-type="float" office:value="10465.1">
                <text:p>10465.1</text:p>
              </table:table-cell>
              <table:table-cell office:value-type="float" office:value="10323.3">
                <text:p>10323.3</text:p>
              </table:table-cell>
              <table:table-cell office:value-type="float" office:value="8549.1">
                <text:p>8549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3216.8">
                <text:p>13216.8</text:p>
              </table:table-cell>
              <table:table-cell office:value-type="float" office:value="13066.8">
                <text:p>13066.8</text:p>
              </table:table-cell>
              <table:table-cell office:value-type="float" office:value="12037.3">
                <text:p>12037.3</text:p>
              </table:table-cell>
              <table:table-cell office:value-type="float" office:value="13004.5">
                <text:p>13004.5</text:p>
              </table:table-cell>
              <table:table-cell office:value-type="float" office:value="437500">
                <text:p>437500</text:p>
              </table:table-cell>
              <table:table-cell office:value-type="float" office:value="397719.6">
                <text:p>397719.6</text:p>
              </table:table-cell>
              <table:table-cell office:value-type="float" office:value="8162.9">
                <text:p>8162.9</text:p>
              </table:table-cell>
              <table:table-cell office:value-type="float" office:value="8162.9">
                <text:p>8162.9</text:p>
              </table:table-cell>
              <table:table-cell office:value-type="float" office:value="10673.5">
                <text:p>10673.5</text:p>
              </table:table-cell>
              <table:table-cell office:value-type="float" office:value="11059.7">
                <text:p>11059.7</text:p>
              </table:table-cell>
              <table:table-cell office:value-type="float" office:value="9834.8">
                <text:p>9834.8</text:p>
              </table:table-cell>
              <table:table-cell office:value-type="float" office:value="8819.6">
                <text:p>8819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2880.7">
                <text:p>12880.7</text:p>
              </table:table-cell>
              <table:table-cell office:value-type="float" office:value="12868">
                <text:p>12868</text:p>
              </table:table-cell>
              <table:table-cell office:value-type="float" office:value="11628.2">
                <text:p>11628.2</text:p>
              </table:table-cell>
              <table:table-cell office:value-type="float" office:value="13387.3">
                <text:p>13387.3</text:p>
              </table:table-cell>
              <table:table-cell office:value-type="float" office:value="443183.2">
                <text:p>443183.2</text:p>
              </table:table-cell>
              <table:table-cell office:value-type="float" office:value="403785.8">
                <text:p>403785.8</text:p>
              </table:table-cell>
              <table:table-cell office:value-type="float" office:value="7433.2">
                <text:p>7433.2</text:p>
              </table:table-cell>
              <table:table-cell office:value-type="float" office:value="7433.2">
                <text:p>7433.2</text:p>
              </table:table-cell>
              <table:table-cell office:value-type="float" office:value="10265.5">
                <text:p>10265.5</text:p>
              </table:table-cell>
              <table:table-cell office:value-type="float" office:value="10666.1">
                <text:p>10666.1</text:p>
              </table:table-cell>
              <table:table-cell office:value-type="float" office:value="10994.9">
                <text:p>10994.9</text:p>
              </table:table-cell>
              <table:table-cell office:value-type="float" office:value="10202.2">
                <text:p>1020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3982.2">
                <text:p>13982.2</text:p>
              </table:table-cell>
              <table:table-cell office:value-type="float" office:value="13311.3">
                <text:p>13311.3</text:p>
              </table:table-cell>
              <table:table-cell office:value-type="float" office:value="11742.1">
                <text:p>11742.1</text:p>
              </table:table-cell>
              <table:table-cell office:value-type="float" office:value="14163.3">
                <text:p>14163.3</text:p>
              </table:table-cell>
              <table:table-cell office:value-type="float" office:value="470118.2">
                <text:p>470118.2</text:p>
              </table:table-cell>
              <table:table-cell office:value-type="float" office:value="423525.2">
                <text:p>423525.2</text:p>
              </table:table-cell>
              <table:table-cell office:value-type="float" office:value="7663.3">
                <text:p>7663.3</text:p>
              </table:table-cell>
              <table:table-cell office:value-type="float" office:value="7663.3">
                <text:p>7663.3</text:p>
              </table:table-cell>
              <table:table-cell office:value-type="float" office:value="10254.3">
                <text:p>10254.3</text:p>
              </table:table-cell>
              <table:table-cell office:value-type="float" office:value="11596.7">
                <text:p>11596.7</text:p>
              </table:table-cell>
              <table:table-cell office:value-type="float" office:value="10226.6">
                <text:p>10226.6</text:p>
              </table:table-cell>
              <table:table-cell office:value-type="float" office:value="9903.7">
                <text:p>990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3136.2">
                <text:p>13136.2</text:p>
              </table:table-cell>
              <table:table-cell office:value-type="float" office:value="12756.5">
                <text:p>12756.5</text:p>
              </table:table-cell>
              <table:table-cell office:value-type="float" office:value="12469">
                <text:p>12469</text:p>
              </table:table-cell>
              <table:table-cell office:value-type="float" office:value="13887.6">
                <text:p>13887.6</text:p>
              </table:table-cell>
              <table:table-cell office:value-type="float" office:value="472592.8">
                <text:p>472592.8</text:p>
              </table:table-cell>
              <table:table-cell office:value-type="float" office:value="420173.4">
                <text:p>420173.4</text:p>
              </table:table-cell>
              <table:table-cell office:value-type="float" office:value="8188.5">
                <text:p>8188.5</text:p>
              </table:table-cell>
              <table:table-cell office:value-type="float" office:value="8188.5">
                <text:p>8188.5</text:p>
              </table:table-cell>
              <table:table-cell office:value-type="float" office:value="11493.6">
                <text:p>11493.6</text:p>
              </table:table-cell>
              <table:table-cell office:value-type="float" office:value="11376.6">
                <text:p>11376.6</text:p>
              </table:table-cell>
              <table:table-cell office:value-type="float" office:value="10869.6">
                <text:p>10869.6</text:p>
              </table:table-cell>
              <table:table-cell office:value-type="float" office:value="9429.6">
                <text:p>9429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4.423cm" svg:height="14.135cm" xlink:href=".." xlink:type="simple" chart:class="chart:scatter" chart:style-name="ch1">
        <chart:title svg:x="8.895cm" svg:y="0.417cm" chart:style-name="ch2">
          <text:p>Runtime comparison: Shellsort gap sequences (excluding those by Pratt in 1971)</text:p>
        </chart:title>
        <chart:subtitle svg:x="9.9cm" svg:y="1.488cm" chart:style-name="ch3">
          <text:p>10 Trials, Random data, x86 86 bit Intel i7 processor, macOS 10.13.5, Darwin kernel</text:p>
        </chart:subtitle>
        <chart:legend chart:legend-position="end" svg:x="27.108cm" svg:y="4.857cm" style:legend-expansion="high" chart:style-name="ch4"/>
        <chart:plot-area chart:style-name="ch5" table:cell-range-address="'Averages + Graph'.A1:'Averages + Graph'.E101 'Averages + Graph'.H1:'Averages + Graph'.L101" chart:data-source-has-labels="row" svg:x="1.686cm" svg:y="2.731cm" svg:width="24.046cm" svg:height="10.154cm">
          <chartooo:coordinate-region svg:x="2.917cm" svg:y="2.921cm" svg:width="22.323cm" svg:height="9.335cm"/>
          <chart:axis chart:dimension="x" chart:name="primary-x" chart:style-name="ch6">
            <chart:title svg:x="12.794cm" svg:y="13.168cm" chart:style-name="ch7">
              <text:p>Array length</text:p>
            </chart:title>
          </chart:axis>
          <chart:axis chart:dimension="y" chart:name="primary-y" chart:style-name="ch6">
            <chart:title svg:x="0.451cm" svg:y="8.779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101" chart:label-cell-address="'Averages + Graph'.B1:'Averages + Graph'.B1" chart:class="chart:scatter">
            <chart:domain table:cell-range-address="'Averages + Graph'.A2:'Averages + Graph'.A101"/>
            <chart:data-point chart:repeated="100"/>
          </chart:series>
          <chart:series chart:style-name="ch11" chart:values-cell-range-address="'Averages + Graph'.C2:'Averages + Graph'.C101" chart:label-cell-address="'Averages + Graph'.C1:'Averages + Graph'.C1" chart:class="chart:scatter">
            <chart:data-point chart:repeated="100"/>
          </chart:series>
          <chart:series chart:style-name="ch12" chart:values-cell-range-address="'Averages + Graph'.D2:'Averages + Graph'.D101" chart:label-cell-address="'Averages + Graph'.D1:'Averages + Graph'.D1" chart:class="chart:scatter">
            <chart:data-point chart:repeated="100"/>
          </chart:series>
          <chart:series chart:style-name="ch13" chart:values-cell-range-address="'Averages + Graph'.E2:'Averages + Graph'.E101" chart:label-cell-address="'Averages + Graph'.E1:'Averages + Graph'.E1" chart:class="chart:scatter">
            <chart:data-point chart:repeated="100"/>
          </chart:series>
          <chart:series chart:style-name="ch14" chart:values-cell-range-address="'Averages + Graph'.H2:'Averages + Graph'.H101" chart:label-cell-address="'Averages + Graph'.H1:'Averages + Graph'.H1" chart:class="chart:scatter">
            <chart:data-point chart:repeated="100"/>
          </chart:series>
          <chart:series chart:style-name="ch15" chart:values-cell-range-address="'Averages + Graph'.I2:'Averages + Graph'.I101" chart:label-cell-address="'Averages + Graph'.I1:'Averages + Graph'.I1" chart:class="chart:scatter">
            <chart:data-point chart:repeated="100"/>
          </chart:series>
          <chart:series chart:style-name="ch16" chart:values-cell-range-address="'Averages + Graph'.J2:'Averages + Graph'.J101" chart:label-cell-address="'Averages + Graph'.J1:'Averages + Graph'.J1" chart:class="chart:scatter">
            <chart:data-point chart:repeated="100"/>
          </chart:series>
          <chart:series chart:style-name="ch17" chart:values-cell-range-address="'Averages + Graph'.K2:'Averages + Graph'.K101" chart:label-cell-address="'Averages + Graph'.K1:'Averages + Graph'.K1" chart:class="chart:scatter">
            <chart:data-point chart:repeated="100"/>
          </chart:series>
          <chart:series chart:style-name="ch18" chart:values-cell-range-address="'Averages + Graph'.L2:'Averages + Graph'.L101" chart:label-cell-address="'Averages + Graph'.L1:'Averages + Graph'.L1" chart:class="chart:scatter">
            <chart:data-point chart:repeated="1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hell 1959 AVG</text:p>
                <draw:g>
                  <svg:desc>'Averages + Graph'.B1:'Averages + Graph'.B1</svg:desc>
                </draw:g>
              </table:table-cell>
              <table:table-cell office:value-type="string">
                <text:p>Frank &amp; Lazarus 1960 AVG</text:p>
                <draw:g>
                  <svg:desc>'Averages + Graph'.C1:'Averages + Graph'.C1</svg:desc>
                </draw:g>
              </table:table-cell>
              <table:table-cell office:value-type="string">
                <text:p>Hibbard 1963 AVG</text:p>
                <draw:g>
                  <svg:desc>'Averages + Graph'.D1:'Averages + Graph'.D1</svg:desc>
                </draw:g>
              </table:table-cell>
              <table:table-cell office:value-type="string">
                <text:p>Papernov &amp; Stasevich 1965 AVG</text:p>
                <draw:g>
                  <svg:desc>'Averages + Graph'.E1:'Averages + Graph'.E1</svg:desc>
                </draw:g>
              </table:table-cell>
              <table:table-cell office:value-type="string">
                <text:p>Sedgewick 1986 (single formula) AVG</text:p>
                <draw:g>
                  <svg:desc>'Averages + Graph'.H1:'Averages + Graph'.H1</svg:desc>
                </draw:g>
              </table:table-cell>
              <table:table-cell office:value-type="string">
                <text:p>Sedgewick 1986 (odd/evens) AVG</text:p>
                <draw:g>
                  <svg:desc>'Averages + Graph'.I1:'Averages + Graph'.I1</svg:desc>
                </draw:g>
              </table:table-cell>
              <table:table-cell office:value-type="string">
                <text:p>Gonnet &amp; Baeza-Yates 1991 AVG</text:p>
                <draw:g>
                  <svg:desc>'Averages + Graph'.J1:'Averages + Graph'.J1</svg:desc>
                </draw:g>
              </table:table-cell>
              <table:table-cell office:value-type="string">
                <text:p>Tokuda 1992 AVG</text:p>
                <draw:g>
                  <svg:desc>'Averages + Graph'.K1:'Averages + Graph'.K1</svg:desc>
                </draw:g>
              </table:table-cell>
              <table:table-cell office:value-type="string">
                <text:p>Ciura 2001 AVG</text:p>
                <draw:g>
                  <svg:desc>'Averages + Graph'.L1:'Averages + Graph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101</svg:desc>
                </draw:g>
              </table:table-cell>
              <table:table-cell office:value-type="float" office:value="73.7">
                <text:p>73.7</text:p>
                <draw:g>
                  <svg:desc>'Averages + Graph'.B2:'Averages + Graph'.B101</svg:desc>
                </draw:g>
              </table:table-cell>
              <table:table-cell office:value-type="float" office:value="70.1">
                <text:p>70.1</text:p>
                <draw:g>
                  <svg:desc>'Averages + Graph'.C2:'Averages + Graph'.C101</svg:desc>
                </draw:g>
              </table:table-cell>
              <table:table-cell office:value-type="float" office:value="62.7">
                <text:p>62.7</text:p>
                <draw:g>
                  <svg:desc>'Averages + Graph'.D2:'Averages + Graph'.D101</svg:desc>
                </draw:g>
              </table:table-cell>
              <table:table-cell office:value-type="float" office:value="66.9">
                <text:p>66.9</text:p>
                <draw:g>
                  <svg:desc>'Averages + Graph'.E2:'Averages + Graph'.E101</svg:desc>
                </draw:g>
              </table:table-cell>
              <table:table-cell office:value-type="float" office:value="44.7">
                <text:p>44.7</text:p>
                <draw:g>
                  <svg:desc>'Averages + Graph'.H2:'Averages + Graph'.H101</svg:desc>
                </draw:g>
              </table:table-cell>
              <table:table-cell office:value-type="float" office:value="47.7">
                <text:p>47.7</text:p>
                <draw:g>
                  <svg:desc>'Averages + Graph'.I2:'Averages + Graph'.I101</svg:desc>
                </draw:g>
              </table:table-cell>
              <table:table-cell office:value-type="float" office:value="55.6">
                <text:p>55.6</text:p>
                <draw:g>
                  <svg:desc>'Averages + Graph'.J2:'Averages + Graph'.J101</svg:desc>
                </draw:g>
              </table:table-cell>
              <table:table-cell office:value-type="float" office:value="63.2">
                <text:p>63.2</text:p>
                <draw:g>
                  <svg:desc>'Averages + Graph'.K2:'Averages + Graph'.K101</svg:desc>
                </draw:g>
              </table:table-cell>
              <table:table-cell office:value-type="float" office:value="54.8">
                <text:p>54.8</text:p>
                <draw:g>
                  <svg:desc>'Averages + Graph'.L2:'Averages + Graph'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40.9">
                <text:p>140.9</text:p>
              </table:table-cell>
              <table:table-cell office:value-type="float" office:value="143">
                <text:p>143</text:p>
              </table:table-cell>
              <table:table-cell office:value-type="float" office:value="133.3">
                <text:p>133.3</text:p>
              </table:table-cell>
              <table:table-cell office:value-type="float" office:value="144.6">
                <text:p>144.6</text:p>
              </table:table-cell>
              <table:table-cell office:value-type="float" office:value="103.5">
                <text:p>103.5</text:p>
              </table:table-cell>
              <table:table-cell office:value-type="float" office:value="104.9">
                <text:p>104.9</text:p>
              </table:table-cell>
              <table:table-cell office:value-type="float" office:value="127.2">
                <text:p>127.2</text:p>
              </table:table-cell>
              <table:table-cell office:value-type="float" office:value="123.4">
                <text:p>123.4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240.5">
                <text:p>240.5</text:p>
              </table:table-cell>
              <table:table-cell office:value-type="float" office:value="241.1">
                <text:p>241.1</text:p>
              </table:table-cell>
              <table:table-cell office:value-type="float" office:value="211">
                <text:p>211</text:p>
              </table:table-cell>
              <table:table-cell office:value-type="float" office:value="240.4">
                <text:p>240.4</text:p>
              </table:table-cell>
              <table:table-cell office:value-type="float" office:value="160.1">
                <text:p>160.1</text:p>
              </table:table-cell>
              <table:table-cell office:value-type="float" office:value="179.4">
                <text:p>179.4</text:p>
              </table:table-cell>
              <table:table-cell office:value-type="float" office:value="214.1">
                <text:p>214.1</text:p>
              </table:table-cell>
              <table:table-cell office:value-type="float" office:value="201.8">
                <text:p>201.8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52.1">
                <text:p>352.1</text:p>
              </table:table-cell>
              <table:table-cell office:value-type="float" office:value="321.5">
                <text:p>321.5</text:p>
              </table:table-cell>
              <table:table-cell office:value-type="float" office:value="314">
                <text:p>314</text:p>
              </table:table-cell>
              <table:table-cell office:value-type="float" office:value="339">
                <text:p>339</text:p>
              </table:table-cell>
              <table:table-cell office:value-type="float" office:value="211.8">
                <text:p>211.8</text:p>
              </table:table-cell>
              <table:table-cell office:value-type="float" office:value="236.1">
                <text:p>236.1</text:p>
              </table:table-cell>
              <table:table-cell office:value-type="float" office:value="265.6">
                <text:p>265.6</text:p>
              </table:table-cell>
              <table:table-cell office:value-type="float" office:value="269.4">
                <text:p>269.4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13.5">
                <text:p>413.5</text:p>
              </table:table-cell>
              <table:table-cell office:value-type="float" office:value="404.8">
                <text:p>404.8</text:p>
              </table:table-cell>
              <table:table-cell office:value-type="float" office:value="406.9">
                <text:p>406.9</text:p>
              </table:table-cell>
              <table:table-cell office:value-type="float" office:value="470.6">
                <text:p>470.6</text:p>
              </table:table-cell>
              <table:table-cell office:value-type="float" office:value="277.1">
                <text:p>277.1</text:p>
              </table:table-cell>
              <table:table-cell office:value-type="float" office:value="320.1">
                <text:p>320.1</text:p>
              </table:table-cell>
              <table:table-cell office:value-type="float" office:value="366.3">
                <text:p>366.3</text:p>
              </table:table-cell>
              <table:table-cell office:value-type="float" office:value="394.5">
                <text:p>394.5</text:p>
              </table:table-cell>
              <table:table-cell office:value-type="float" office:value="391.9">
                <text:p>391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53">
                <text:p>553</text:p>
              </table:table-cell>
              <table:table-cell office:value-type="float" office:value="535.9">
                <text:p>535.9</text:p>
              </table:table-cell>
              <table:table-cell office:value-type="float" office:value="497.5">
                <text:p>497.5</text:p>
              </table:table-cell>
              <table:table-cell office:value-type="float" office:value="542.9">
                <text:p>542.9</text:p>
              </table:table-cell>
              <table:table-cell office:value-type="float" office:value="345.9">
                <text:p>345.9</text:p>
              </table:table-cell>
              <table:table-cell office:value-type="float" office:value="380.7">
                <text:p>380.7</text:p>
              </table:table-cell>
              <table:table-cell office:value-type="float" office:value="455.9">
                <text:p>455.9</text:p>
              </table:table-cell>
              <table:table-cell office:value-type="float" office:value="422.4">
                <text:p>422.4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601.8">
                <text:p>601.8</text:p>
              </table:table-cell>
              <table:table-cell office:value-type="float" office:value="568.3">
                <text:p>568.3</text:p>
              </table:table-cell>
              <table:table-cell office:value-type="float" office:value="548.6">
                <text:p>548.6</text:p>
              </table:table-cell>
              <table:table-cell office:value-type="float" office:value="591.3">
                <text:p>591.3</text:p>
              </table:table-cell>
              <table:table-cell office:value-type="float" office:value="391.5">
                <text:p>391.5</text:p>
              </table:table-cell>
              <table:table-cell office:value-type="float" office:value="446.4">
                <text:p>446.4</text:p>
              </table:table-cell>
              <table:table-cell office:value-type="float" office:value="528.5">
                <text:p>528.5</text:p>
              </table:table-cell>
              <table:table-cell office:value-type="float" office:value="503.4">
                <text:p>503.4</text:p>
              </table:table-cell>
              <table:table-cell office:value-type="float" office:value="490.1">
                <text:p>49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13.8">
                <text:p>813.8</text:p>
              </table:table-cell>
              <table:table-cell office:value-type="float" office:value="769.4">
                <text:p>769.4</text:p>
              </table:table-cell>
              <table:table-cell office:value-type="float" office:value="756.6">
                <text:p>756.6</text:p>
              </table:table-cell>
              <table:table-cell office:value-type="float" office:value="842.6">
                <text:p>842.6</text:p>
              </table:table-cell>
              <table:table-cell office:value-type="float" office:value="506.6">
                <text:p>506.6</text:p>
              </table:table-cell>
              <table:table-cell office:value-type="float" office:value="560.7">
                <text:p>560.7</text:p>
              </table:table-cell>
              <table:table-cell office:value-type="float" office:value="662.6">
                <text:p>662.6</text:p>
              </table:table-cell>
              <table:table-cell office:value-type="float" office:value="642.9">
                <text:p>642.9</text:p>
              </table:table-cell>
              <table:table-cell office:value-type="float" office:value="632.5">
                <text:p>63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823.4">
                <text:p>823.4</text:p>
              </table:table-cell>
              <table:table-cell office:value-type="float" office:value="821.8">
                <text:p>821.8</text:p>
              </table:table-cell>
              <table:table-cell office:value-type="float" office:value="787.4">
                <text:p>787.4</text:p>
              </table:table-cell>
              <table:table-cell office:value-type="float" office:value="837">
                <text:p>837</text:p>
              </table:table-cell>
              <table:table-cell office:value-type="float" office:value="545.3">
                <text:p>545.3</text:p>
              </table:table-cell>
              <table:table-cell office:value-type="float" office:value="613.3">
                <text:p>613.3</text:p>
              </table:table-cell>
              <table:table-cell office:value-type="float" office:value="689.9">
                <text:p>689.9</text:p>
              </table:table-cell>
              <table:table-cell office:value-type="float" office:value="659.5">
                <text:p>659.5</text:p>
              </table:table-cell>
              <table:table-cell office:value-type="float" office:value="633.3">
                <text:p>63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854.9">
                <text:p>854.9</text:p>
              </table:table-cell>
              <table:table-cell office:value-type="float" office:value="884.4">
                <text:p>884.4</text:p>
              </table:table-cell>
              <table:table-cell office:value-type="float" office:value="945.7">
                <text:p>945.7</text:p>
              </table:table-cell>
              <table:table-cell office:value-type="float" office:value="1012.2">
                <text:p>1012.2</text:p>
              </table:table-cell>
              <table:table-cell office:value-type="float" office:value="660.1">
                <text:p>660.1</text:p>
              </table:table-cell>
              <table:table-cell office:value-type="float" office:value="747.7">
                <text:p>747.7</text:p>
              </table:table-cell>
              <table:table-cell office:value-type="float" office:value="831.3">
                <text:p>831.3</text:p>
              </table:table-cell>
              <table:table-cell office:value-type="float" office:value="780.1">
                <text:p>780.1</text:p>
              </table:table-cell>
              <table:table-cell office:value-type="float" office:value="752.3">
                <text:p>752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1085.4">
                <text:p>1085.4</text:p>
              </table:table-cell>
              <table:table-cell office:value-type="float" office:value="1066.4">
                <text:p>1066.4</text:p>
              </table:table-cell>
              <table:table-cell office:value-type="float" office:value="972">
                <text:p>972</text:p>
              </table:table-cell>
              <table:table-cell office:value-type="float" office:value="1092.2">
                <text:p>1092.2</text:p>
              </table:table-cell>
              <table:table-cell office:value-type="float" office:value="741.4">
                <text:p>741.4</text:p>
              </table:table-cell>
              <table:table-cell office:value-type="float" office:value="833.1">
                <text:p>833.1</text:p>
              </table:table-cell>
              <table:table-cell office:value-type="float" office:value="866.6">
                <text:p>866.6</text:p>
              </table:table-cell>
              <table:table-cell office:value-type="float" office:value="851.6">
                <text:p>851.6</text:p>
              </table:table-cell>
              <table:table-cell office:value-type="float" office:value="825.8">
                <text:p>82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1142.1">
                <text:p>1142.1</text:p>
              </table:table-cell>
              <table:table-cell office:value-type="float" office:value="1121.5">
                <text:p>1121.5</text:p>
              </table:table-cell>
              <table:table-cell office:value-type="float" office:value="1055.7">
                <text:p>1055.7</text:p>
              </table:table-cell>
              <table:table-cell office:value-type="float" office:value="1116.6">
                <text:p>1116.6</text:p>
              </table:table-cell>
              <table:table-cell office:value-type="float" office:value="755.4">
                <text:p>755.4</text:p>
              </table:table-cell>
              <table:table-cell office:value-type="float" office:value="871">
                <text:p>871</text:p>
              </table:table-cell>
              <table:table-cell office:value-type="float" office:value="1014.8">
                <text:p>1014.8</text:p>
              </table:table-cell>
              <table:table-cell office:value-type="float" office:value="985.9">
                <text:p>985.9</text:p>
              </table:table-cell>
              <table:table-cell office:value-type="float" office:value="945.6">
                <text:p>945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289.6">
                <text:p>1289.6</text:p>
              </table:table-cell>
              <table:table-cell office:value-type="float" office:value="1182.4">
                <text:p>1182.4</text:p>
              </table:table-cell>
              <table:table-cell office:value-type="float" office:value="1134.3">
                <text:p>1134.3</text:p>
              </table:table-cell>
              <table:table-cell office:value-type="float" office:value="1309.6">
                <text:p>1309.6</text:p>
              </table:table-cell>
              <table:table-cell office:value-type="float" office:value="775">
                <text:p>775</text:p>
              </table:table-cell>
              <table:table-cell office:value-type="float" office:value="944.8">
                <text:p>944.8</text:p>
              </table:table-cell>
              <table:table-cell office:value-type="float" office:value="1112">
                <text:p>1112</text:p>
              </table:table-cell>
              <table:table-cell office:value-type="float" office:value="1024.9">
                <text:p>1024.9</text:p>
              </table:table-cell>
              <table:table-cell office:value-type="float" office:value="968.9">
                <text:p>968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313.2">
                <text:p>1313.2</text:p>
              </table:table-cell>
              <table:table-cell office:value-type="float" office:value="1348.3">
                <text:p>1348.3</text:p>
              </table:table-cell>
              <table:table-cell office:value-type="float" office:value="1282.3">
                <text:p>1282.3</text:p>
              </table:table-cell>
              <table:table-cell office:value-type="float" office:value="1351.7">
                <text:p>1351.7</text:p>
              </table:table-cell>
              <table:table-cell office:value-type="float" office:value="949.5">
                <text:p>949.5</text:p>
              </table:table-cell>
              <table:table-cell office:value-type="float" office:value="1126.2">
                <text:p>1126.2</text:p>
              </table:table-cell>
              <table:table-cell office:value-type="float" office:value="1265.1">
                <text:p>1265.1</text:p>
              </table:table-cell>
              <table:table-cell office:value-type="float" office:value="1223.9">
                <text:p>1223.9</text:p>
              </table:table-cell>
              <table:table-cell office:value-type="float" office:value="1146.1">
                <text:p>1146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586.4">
                <text:p>1586.4</text:p>
              </table:table-cell>
              <table:table-cell office:value-type="float" office:value="1524.8">
                <text:p>1524.8</text:p>
              </table:table-cell>
              <table:table-cell office:value-type="float" office:value="1392.3">
                <text:p>1392.3</text:p>
              </table:table-cell>
              <table:table-cell office:value-type="float" office:value="1588.6">
                <text:p>1588.6</text:p>
              </table:table-cell>
              <table:table-cell office:value-type="float" office:value="978.5">
                <text:p>978.5</text:p>
              </table:table-cell>
              <table:table-cell office:value-type="float" office:value="1130.7">
                <text:p>1130.7</text:p>
              </table:table-cell>
              <table:table-cell office:value-type="float" office:value="1323.6">
                <text:p>1323.6</text:p>
              </table:table-cell>
              <table:table-cell office:value-type="float" office:value="1290.3">
                <text:p>1290.3</text:p>
              </table:table-cell>
              <table:table-cell office:value-type="float" office:value="1288.7">
                <text:p>128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78.3">
                <text:p>1678.3</text:p>
              </table:table-cell>
              <table:table-cell office:value-type="float" office:value="1522.1">
                <text:p>1522.1</text:p>
              </table:table-cell>
              <table:table-cell office:value-type="float" office:value="1457.8">
                <text:p>1457.8</text:p>
              </table:table-cell>
              <table:table-cell office:value-type="float" office:value="1568.6">
                <text:p>1568.6</text:p>
              </table:table-cell>
              <table:table-cell office:value-type="float" office:value="1104.2">
                <text:p>1104.2</text:p>
              </table:table-cell>
              <table:table-cell office:value-type="float" office:value="1290.3">
                <text:p>1290.3</text:p>
              </table:table-cell>
              <table:table-cell office:value-type="float" office:value="1388.3">
                <text:p>1388.3</text:p>
              </table:table-cell>
              <table:table-cell office:value-type="float" office:value="1296.1">
                <text:p>1296.1</text:p>
              </table:table-cell>
              <table:table-cell office:value-type="float" office:value="1281.4">
                <text:p>128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749.1">
                <text:p>1749.1</text:p>
              </table:table-cell>
              <table:table-cell office:value-type="float" office:value="1718.3">
                <text:p>1718.3</text:p>
              </table:table-cell>
              <table:table-cell office:value-type="float" office:value="1651.1">
                <text:p>1651.1</text:p>
              </table:table-cell>
              <table:table-cell office:value-type="float" office:value="1711">
                <text:p>1711</text:p>
              </table:table-cell>
              <table:table-cell office:value-type="float" office:value="1175.1">
                <text:p>1175.1</text:p>
              </table:table-cell>
              <table:table-cell office:value-type="float" office:value="1296.3">
                <text:p>1296.3</text:p>
              </table:table-cell>
              <table:table-cell office:value-type="float" office:value="1527">
                <text:p>1527</text:p>
              </table:table-cell>
              <table:table-cell office:value-type="float" office:value="1489.3">
                <text:p>1489.3</text:p>
              </table:table-cell>
              <table:table-cell office:value-type="float" office:value="1477.2">
                <text:p>147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1725.5">
                <text:p>1725.5</text:p>
              </table:table-cell>
              <table:table-cell office:value-type="float" office:value="1669.9">
                <text:p>1669.9</text:p>
              </table:table-cell>
              <table:table-cell office:value-type="float" office:value="1623.2">
                <text:p>1623.2</text:p>
              </table:table-cell>
              <table:table-cell office:value-type="float" office:value="1747.9">
                <text:p>1747.9</text:p>
              </table:table-cell>
              <table:table-cell office:value-type="float" office:value="1217.7">
                <text:p>1217.7</text:p>
              </table:table-cell>
              <table:table-cell office:value-type="float" office:value="1339.2">
                <text:p>1339.2</text:p>
              </table:table-cell>
              <table:table-cell office:value-type="float" office:value="1496.4">
                <text:p>1496.4</text:p>
              </table:table-cell>
              <table:table-cell office:value-type="float" office:value="1420.5">
                <text:p>1420.5</text:p>
              </table:table-cell>
              <table:table-cell office:value-type="float" office:value="1349.6">
                <text:p>134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1903.2">
                <text:p>1903.2</text:p>
              </table:table-cell>
              <table:table-cell office:value-type="float" office:value="1902.2">
                <text:p>1902.2</text:p>
              </table:table-cell>
              <table:table-cell office:value-type="float" office:value="1989.5">
                <text:p>1989.5</text:p>
              </table:table-cell>
              <table:table-cell office:value-type="float" office:value="2013.2">
                <text:p>2013.2</text:p>
              </table:table-cell>
              <table:table-cell office:value-type="float" office:value="1309.4">
                <text:p>1309.4</text:p>
              </table:table-cell>
              <table:table-cell office:value-type="float" office:value="1441.9">
                <text:p>1441.9</text:p>
              </table:table-cell>
              <table:table-cell office:value-type="float" office:value="1657.5">
                <text:p>1657.5</text:p>
              </table:table-cell>
              <table:table-cell office:value-type="float" office:value="1549.8">
                <text:p>1549.8</text:p>
              </table:table-cell>
              <table:table-cell office:value-type="float" office:value="1503.6">
                <text:p>1503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1899.5">
                <text:p>1899.5</text:p>
              </table:table-cell>
              <table:table-cell office:value-type="float" office:value="1843.3">
                <text:p>1843.3</text:p>
              </table:table-cell>
              <table:table-cell office:value-type="float" office:value="1834.7">
                <text:p>1834.7</text:p>
              </table:table-cell>
              <table:table-cell office:value-type="float" office:value="1963.5">
                <text:p>1963.5</text:p>
              </table:table-cell>
              <table:table-cell office:value-type="float" office:value="1413.7">
                <text:p>1413.7</text:p>
              </table:table-cell>
              <table:table-cell office:value-type="float" office:value="1609.7">
                <text:p>1609.7</text:p>
              </table:table-cell>
              <table:table-cell office:value-type="float" office:value="1729.1">
                <text:p>1729.1</text:p>
              </table:table-cell>
              <table:table-cell office:value-type="float" office:value="1698.6">
                <text:p>1698.6</text:p>
              </table:table-cell>
              <table:table-cell office:value-type="float" office:value="1708.9">
                <text:p>170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512.8">
                <text:p>2512.8</text:p>
              </table:table-cell>
              <table:table-cell office:value-type="float" office:value="2222.5">
                <text:p>2222.5</text:p>
              </table:table-cell>
              <table:table-cell office:value-type="float" office:value="2100.2">
                <text:p>2100.2</text:p>
              </table:table-cell>
              <table:table-cell office:value-type="float" office:value="2303.4">
                <text:p>2303.4</text:p>
              </table:table-cell>
              <table:table-cell office:value-type="float" office:value="1404.9">
                <text:p>1404.9</text:p>
              </table:table-cell>
              <table:table-cell office:value-type="float" office:value="1632.8">
                <text:p>1632.8</text:p>
              </table:table-cell>
              <table:table-cell office:value-type="float" office:value="1779.3">
                <text:p>1779.3</text:p>
              </table:table-cell>
              <table:table-cell office:value-type="float" office:value="1698.9">
                <text:p>1698.9</text:p>
              </table:table-cell>
              <table:table-cell office:value-type="float" office:value="1687.2">
                <text:p>1687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2326">
                <text:p>2326</text:p>
              </table:table-cell>
              <table:table-cell office:value-type="float" office:value="2200.2">
                <text:p>2200.2</text:p>
              </table:table-cell>
              <table:table-cell office:value-type="float" office:value="2166.5">
                <text:p>2166.5</text:p>
              </table:table-cell>
              <table:table-cell office:value-type="float" office:value="2363.9">
                <text:p>2363.9</text:p>
              </table:table-cell>
              <table:table-cell office:value-type="float" office:value="1516.8">
                <text:p>1516.8</text:p>
              </table:table-cell>
              <table:table-cell office:value-type="float" office:value="1750.1">
                <text:p>1750.1</text:p>
              </table:table-cell>
              <table:table-cell office:value-type="float" office:value="1829.3">
                <text:p>1829.3</text:p>
              </table:table-cell>
              <table:table-cell office:value-type="float" office:value="1811.3">
                <text:p>1811.3</text:p>
              </table:table-cell>
              <table:table-cell office:value-type="float" office:value="1715.2">
                <text:p>1715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2420.7">
                <text:p>2420.7</text:p>
              </table:table-cell>
              <table:table-cell office:value-type="float" office:value="2483.5">
                <text:p>2483.5</text:p>
              </table:table-cell>
              <table:table-cell office:value-type="float" office:value="2309.9">
                <text:p>2309.9</text:p>
              </table:table-cell>
              <table:table-cell office:value-type="float" office:value="2483.1">
                <text:p>2483.1</text:p>
              </table:table-cell>
              <table:table-cell office:value-type="float" office:value="1577.6">
                <text:p>1577.6</text:p>
              </table:table-cell>
              <table:table-cell office:value-type="float" office:value="1821.7">
                <text:p>1821.7</text:p>
              </table:table-cell>
              <table:table-cell office:value-type="float" office:value="2000.4">
                <text:p>2000.4</text:p>
              </table:table-cell>
              <table:table-cell office:value-type="float" office:value="1976.9">
                <text:p>1976.9</text:p>
              </table:table-cell>
              <table:table-cell office:value-type="float" office:value="1854.4">
                <text:p>185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2847.3">
                <text:p>2847.3</text:p>
              </table:table-cell>
              <table:table-cell office:value-type="float" office:value="2714.5">
                <text:p>2714.5</text:p>
              </table:table-cell>
              <table:table-cell office:value-type="float" office:value="2543.9">
                <text:p>2543.9</text:p>
              </table:table-cell>
              <table:table-cell office:value-type="float" office:value="2559.5">
                <text:p>2559.5</text:p>
              </table:table-cell>
              <table:table-cell office:value-type="float" office:value="1607">
                <text:p>1607</text:p>
              </table:table-cell>
              <table:table-cell office:value-type="float" office:value="1865.4">
                <text:p>1865.4</text:p>
              </table:table-cell>
              <table:table-cell office:value-type="float" office:value="2119.3">
                <text:p>2119.3</text:p>
              </table:table-cell>
              <table:table-cell office:value-type="float" office:value="2204">
                <text:p>2204</text:p>
              </table:table-cell>
              <table:table-cell office:value-type="float" office:value="1963.6">
                <text:p>1963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2720">
                <text:p>2720</text:p>
              </table:table-cell>
              <table:table-cell office:value-type="float" office:value="2538.9">
                <text:p>2538.9</text:p>
              </table:table-cell>
              <table:table-cell office:value-type="float" office:value="2479.4">
                <text:p>2479.4</text:p>
              </table:table-cell>
              <table:table-cell office:value-type="float" office:value="2881.7">
                <text:p>2881.7</text:p>
              </table:table-cell>
              <table:table-cell office:value-type="float" office:value="1768.5">
                <text:p>1768.5</text:p>
              </table:table-cell>
              <table:table-cell office:value-type="float" office:value="2021.4">
                <text:p>2021.4</text:p>
              </table:table-cell>
              <table:table-cell office:value-type="float" office:value="2253.9">
                <text:p>2253.9</text:p>
              </table:table-cell>
              <table:table-cell office:value-type="float" office:value="2159.8">
                <text:p>2159.8</text:p>
              </table:table-cell>
              <table:table-cell office:value-type="float" office:value="1983.4">
                <text:p>198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3171.8">
                <text:p>3171.8</text:p>
              </table:table-cell>
              <table:table-cell office:value-type="float" office:value="3020.4">
                <text:p>3020.4</text:p>
              </table:table-cell>
              <table:table-cell office:value-type="float" office:value="2851.4">
                <text:p>2851.4</text:p>
              </table:table-cell>
              <table:table-cell office:value-type="float" office:value="2927.5">
                <text:p>2927.5</text:p>
              </table:table-cell>
              <table:table-cell office:value-type="float" office:value="1785.6">
                <text:p>1785.6</text:p>
              </table:table-cell>
              <table:table-cell office:value-type="float" office:value="2138.3">
                <text:p>2138.3</text:p>
              </table:table-cell>
              <table:table-cell office:value-type="float" office:value="2480.6">
                <text:p>2480.6</text:p>
              </table:table-cell>
              <table:table-cell office:value-type="float" office:value="2251">
                <text:p>2251</text:p>
              </table:table-cell>
              <table:table-cell office:value-type="float" office:value="2216.3">
                <text:p>221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3039.6">
                <text:p>3039.6</text:p>
              </table:table-cell>
              <table:table-cell office:value-type="float" office:value="2788.1">
                <text:p>2788.1</text:p>
              </table:table-cell>
              <table:table-cell office:value-type="float" office:value="2886.2">
                <text:p>2886.2</text:p>
              </table:table-cell>
              <table:table-cell office:value-type="float" office:value="2969.3">
                <text:p>2969.3</text:p>
              </table:table-cell>
              <table:table-cell office:value-type="float" office:value="1987.7">
                <text:p>1987.7</text:p>
              </table:table-cell>
              <table:table-cell office:value-type="float" office:value="2419.6">
                <text:p>2419.6</text:p>
              </table:table-cell>
              <table:table-cell office:value-type="float" office:value="2416.1">
                <text:p>2416.1</text:p>
              </table:table-cell>
              <table:table-cell office:value-type="float" office:value="2399.1">
                <text:p>2399.1</text:p>
              </table:table-cell>
              <table:table-cell office:value-type="float" office:value="2293.2">
                <text:p>2293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2954.9">
                <text:p>2954.9</text:p>
              </table:table-cell>
              <table:table-cell office:value-type="float" office:value="2940.5">
                <text:p>2940.5</text:p>
              </table:table-cell>
              <table:table-cell office:value-type="float" office:value="2768.2">
                <text:p>2768.2</text:p>
              </table:table-cell>
              <table:table-cell office:value-type="float" office:value="2965.5">
                <text:p>2965.5</text:p>
              </table:table-cell>
              <table:table-cell office:value-type="float" office:value="2231.9">
                <text:p>2231.9</text:p>
              </table:table-cell>
              <table:table-cell office:value-type="float" office:value="2578.7">
                <text:p>2578.7</text:p>
              </table:table-cell>
              <table:table-cell office:value-type="float" office:value="2761.1">
                <text:p>2761.1</text:p>
              </table:table-cell>
              <table:table-cell office:value-type="float" office:value="2690.4">
                <text:p>2690.4</text:p>
              </table:table-cell>
              <table:table-cell office:value-type="float" office:value="2434.1">
                <text:p>243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3421.3">
                <text:p>3421.3</text:p>
              </table:table-cell>
              <table:table-cell office:value-type="float" office:value="3311.6">
                <text:p>3311.6</text:p>
              </table:table-cell>
              <table:table-cell office:value-type="float" office:value="3282.1">
                <text:p>3282.1</text:p>
              </table:table-cell>
              <table:table-cell office:value-type="float" office:value="3345">
                <text:p>3345</text:p>
              </table:table-cell>
              <table:table-cell office:value-type="float" office:value="2176.4">
                <text:p>2176.4</text:p>
              </table:table-cell>
              <table:table-cell office:value-type="float" office:value="2582.4">
                <text:p>2582.4</text:p>
              </table:table-cell>
              <table:table-cell office:value-type="float" office:value="2866">
                <text:p>2866</text:p>
              </table:table-cell>
              <table:table-cell office:value-type="float" office:value="2654.7">
                <text:p>2654.7</text:p>
              </table:table-cell>
              <table:table-cell office:value-type="float" office:value="2639.1">
                <text:p>2639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3258.2">
                <text:p>3258.2</text:p>
              </table:table-cell>
              <table:table-cell office:value-type="float" office:value="3273.1">
                <text:p>3273.1</text:p>
              </table:table-cell>
              <table:table-cell office:value-type="float" office:value="3387.3">
                <text:p>3387.3</text:p>
              </table:table-cell>
              <table:table-cell office:value-type="float" office:value="3662.9">
                <text:p>3662.9</text:p>
              </table:table-cell>
              <table:table-cell office:value-type="float" office:value="2293.5">
                <text:p>2293.5</text:p>
              </table:table-cell>
              <table:table-cell office:value-type="float" office:value="2494.8">
                <text:p>2494.8</text:p>
              </table:table-cell>
              <table:table-cell office:value-type="float" office:value="2814">
                <text:p>2814</text:p>
              </table:table-cell>
              <table:table-cell office:value-type="float" office:value="2623.4">
                <text:p>2623.4</text:p>
              </table:table-cell>
              <table:table-cell office:value-type="float" office:value="2622.4">
                <text:p>262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3948.1">
                <text:p>3948.1</text:p>
              </table:table-cell>
              <table:table-cell office:value-type="float" office:value="3351.4">
                <text:p>3351.4</text:p>
              </table:table-cell>
              <table:table-cell office:value-type="float" office:value="3261.4">
                <text:p>3261.4</text:p>
              </table:table-cell>
              <table:table-cell office:value-type="float" office:value="3511.5">
                <text:p>3511.5</text:p>
              </table:table-cell>
              <table:table-cell office:value-type="float" office:value="2208.1">
                <text:p>2208.1</text:p>
              </table:table-cell>
              <table:table-cell office:value-type="float" office:value="2833.3">
                <text:p>2833.3</text:p>
              </table:table-cell>
              <table:table-cell office:value-type="float" office:value="3424">
                <text:p>3424</text:p>
              </table:table-cell>
              <table:table-cell office:value-type="float" office:value="3181.2">
                <text:p>3181.2</text:p>
              </table:table-cell>
              <table:table-cell office:value-type="float" office:value="3023.8">
                <text:p>302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4138.3">
                <text:p>4138.3</text:p>
              </table:table-cell>
              <table:table-cell office:value-type="float" office:value="3658.7">
                <text:p>3658.7</text:p>
              </table:table-cell>
              <table:table-cell office:value-type="float" office:value="3743.8">
                <text:p>3743.8</text:p>
              </table:table-cell>
              <table:table-cell office:value-type="float" office:value="3797.5">
                <text:p>3797.5</text:p>
              </table:table-cell>
              <table:table-cell office:value-type="float" office:value="2189.5">
                <text:p>2189.5</text:p>
              </table:table-cell>
              <table:table-cell office:value-type="float" office:value="2587.1">
                <text:p>2587.1</text:p>
              </table:table-cell>
              <table:table-cell office:value-type="float" office:value="3088.2">
                <text:p>3088.2</text:p>
              </table:table-cell>
              <table:table-cell office:value-type="float" office:value="2858.6">
                <text:p>2858.6</text:p>
              </table:table-cell>
              <table:table-cell office:value-type="float" office:value="3026.9">
                <text:p>3026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3736.9">
                <text:p>3736.9</text:p>
              </table:table-cell>
              <table:table-cell office:value-type="float" office:value="3727.3">
                <text:p>3727.3</text:p>
              </table:table-cell>
              <table:table-cell office:value-type="float" office:value="3505.3">
                <text:p>3505.3</text:p>
              </table:table-cell>
              <table:table-cell office:value-type="float" office:value="3893.5">
                <text:p>3893.5</text:p>
              </table:table-cell>
              <table:table-cell office:value-type="float" office:value="2461.7">
                <text:p>2461.7</text:p>
              </table:table-cell>
              <table:table-cell office:value-type="float" office:value="3145.2">
                <text:p>3145.2</text:p>
              </table:table-cell>
              <table:table-cell office:value-type="float" office:value="3371.4">
                <text:p>3371.4</text:p>
              </table:table-cell>
              <table:table-cell office:value-type="float" office:value="3290.3">
                <text:p>3290.3</text:p>
              </table:table-cell>
              <table:table-cell office:value-type="float" office:value="2922.7">
                <text:p>292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3705.6">
                <text:p>3705.6</text:p>
              </table:table-cell>
              <table:table-cell office:value-type="float" office:value="3664">
                <text:p>3664</text:p>
              </table:table-cell>
              <table:table-cell office:value-type="float" office:value="3649.4">
                <text:p>3649.4</text:p>
              </table:table-cell>
              <table:table-cell office:value-type="float" office:value="3669.9">
                <text:p>3669.9</text:p>
              </table:table-cell>
              <table:table-cell office:value-type="float" office:value="2487.6">
                <text:p>2487.6</text:p>
              </table:table-cell>
              <table:table-cell office:value-type="float" office:value="3055">
                <text:p>3055</text:p>
              </table:table-cell>
              <table:table-cell office:value-type="float" office:value="3340.4">
                <text:p>3340.4</text:p>
              </table:table-cell>
              <table:table-cell office:value-type="float" office:value="3175.4">
                <text:p>3175.4</text:p>
              </table:table-cell>
              <table:table-cell office:value-type="float" office:value="2805.8">
                <text:p>280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3983.6">
                <text:p>3983.6</text:p>
              </table:table-cell>
              <table:table-cell office:value-type="float" office:value="3910.2">
                <text:p>3910.2</text:p>
              </table:table-cell>
              <table:table-cell office:value-type="float" office:value="4035">
                <text:p>4035</text:p>
              </table:table-cell>
              <table:table-cell office:value-type="float" office:value="4341.9">
                <text:p>4341.9</text:p>
              </table:table-cell>
              <table:table-cell office:value-type="float" office:value="2354.5">
                <text:p>2354.5</text:p>
              </table:table-cell>
              <table:table-cell office:value-type="float" office:value="2986.9">
                <text:p>2986.9</text:p>
              </table:table-cell>
              <table:table-cell office:value-type="float" office:value="3294.7">
                <text:p>3294.7</text:p>
              </table:table-cell>
              <table:table-cell office:value-type="float" office:value="3061.6">
                <text:p>3061.6</text:p>
              </table:table-cell>
              <table:table-cell office:value-type="float" office:value="3012.9">
                <text:p>3012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4186">
                <text:p>4186</text:p>
              </table:table-cell>
              <table:table-cell office:value-type="float" office:value="3755.7">
                <text:p>3755.7</text:p>
              </table:table-cell>
              <table:table-cell office:value-type="float" office:value="3965.2">
                <text:p>3965.2</text:p>
              </table:table-cell>
              <table:table-cell office:value-type="float" office:value="4591.1">
                <text:p>4591.1</text:p>
              </table:table-cell>
              <table:table-cell office:value-type="float" office:value="2681.8">
                <text:p>2681.8</text:p>
              </table:table-cell>
              <table:table-cell office:value-type="float" office:value="3332.8">
                <text:p>3332.8</text:p>
              </table:table-cell>
              <table:table-cell office:value-type="float" office:value="3774.8">
                <text:p>3774.8</text:p>
              </table:table-cell>
              <table:table-cell office:value-type="float" office:value="3431.7">
                <text:p>3431.7</text:p>
              </table:table-cell>
              <table:table-cell office:value-type="float" office:value="3060.1">
                <text:p>3060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3916.3">
                <text:p>3916.3</text:p>
              </table:table-cell>
              <table:table-cell office:value-type="float" office:value="3983">
                <text:p>3983</text:p>
              </table:table-cell>
              <table:table-cell office:value-type="float" office:value="3773">
                <text:p>3773</text:p>
              </table:table-cell>
              <table:table-cell office:value-type="float" office:value="4247.4">
                <text:p>4247.4</text:p>
              </table:table-cell>
              <table:table-cell office:value-type="float" office:value="2515.9">
                <text:p>2515.9</text:p>
              </table:table-cell>
              <table:table-cell office:value-type="float" office:value="3149.7">
                <text:p>3149.7</text:p>
              </table:table-cell>
              <table:table-cell office:value-type="float" office:value="3810.1">
                <text:p>3810.1</text:p>
              </table:table-cell>
              <table:table-cell office:value-type="float" office:value="3422.3">
                <text:p>3422.3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4278.1">
                <text:p>4278.1</text:p>
              </table:table-cell>
              <table:table-cell office:value-type="float" office:value="4736.2">
                <text:p>4736.2</text:p>
              </table:table-cell>
              <table:table-cell office:value-type="float" office:value="4078.6">
                <text:p>4078.6</text:p>
              </table:table-cell>
              <table:table-cell office:value-type="float" office:value="4310.7">
                <text:p>4310.7</text:p>
              </table:table-cell>
              <table:table-cell office:value-type="float" office:value="2742.1">
                <text:p>2742.1</text:p>
              </table:table-cell>
              <table:table-cell office:value-type="float" office:value="3215.2">
                <text:p>3215.2</text:p>
              </table:table-cell>
              <table:table-cell office:value-type="float" office:value="3813.6">
                <text:p>3813.6</text:p>
              </table:table-cell>
              <table:table-cell office:value-type="float" office:value="3400.5">
                <text:p>3400.5</text:p>
              </table:table-cell>
              <table:table-cell office:value-type="float" office:value="3083.9">
                <text:p>3083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4411">
                <text:p>4411</text:p>
              </table:table-cell>
              <table:table-cell office:value-type="float" office:value="4678.8">
                <text:p>4678.8</text:p>
              </table:table-cell>
              <table:table-cell office:value-type="float" office:value="4311.7">
                <text:p>4311.7</text:p>
              </table:table-cell>
              <table:table-cell office:value-type="float" office:value="4950.6">
                <text:p>4950.6</text:p>
              </table:table-cell>
              <table:table-cell office:value-type="float" office:value="2969.1">
                <text:p>2969.1</text:p>
              </table:table-cell>
              <table:table-cell office:value-type="float" office:value="4013.7">
                <text:p>4013.7</text:p>
              </table:table-cell>
              <table:table-cell office:value-type="float" office:value="3931">
                <text:p>3931</text:p>
              </table:table-cell>
              <table:table-cell office:value-type="float" office:value="4077">
                <text:p>4077</text:p>
              </table:table-cell>
              <table:table-cell office:value-type="float" office:value="3421.2">
                <text:p>342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4825.4">
                <text:p>4825.4</text:p>
              </table:table-cell>
              <table:table-cell office:value-type="float" office:value="4143.5">
                <text:p>4143.5</text:p>
              </table:table-cell>
              <table:table-cell office:value-type="float" office:value="4292.3">
                <text:p>4292.3</text:p>
              </table:table-cell>
              <table:table-cell office:value-type="float" office:value="4297.7">
                <text:p>4297.7</text:p>
              </table:table-cell>
              <table:table-cell office:value-type="float" office:value="2845.6">
                <text:p>2845.6</text:p>
              </table:table-cell>
              <table:table-cell office:value-type="float" office:value="3751.1">
                <text:p>3751.1</text:p>
              </table:table-cell>
              <table:table-cell office:value-type="float" office:value="3786.1">
                <text:p>3786.1</text:p>
              </table:table-cell>
              <table:table-cell office:value-type="float" office:value="3567.7">
                <text:p>3567.7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5998.4">
                <text:p>5998.4</text:p>
              </table:table-cell>
              <table:table-cell office:value-type="float" office:value="4780">
                <text:p>4780</text:p>
              </table:table-cell>
              <table:table-cell office:value-type="float" office:value="4743.5">
                <text:p>4743.5</text:p>
              </table:table-cell>
              <table:table-cell office:value-type="float" office:value="4963.6">
                <text:p>4963.6</text:p>
              </table:table-cell>
              <table:table-cell office:value-type="float" office:value="2904.6">
                <text:p>2904.6</text:p>
              </table:table-cell>
              <table:table-cell office:value-type="float" office:value="3434.6">
                <text:p>3434.6</text:p>
              </table:table-cell>
              <table:table-cell office:value-type="float" office:value="4499.2">
                <text:p>4499.2</text:p>
              </table:table-cell>
              <table:table-cell office:value-type="float" office:value="4541.1">
                <text:p>4541.1</text:p>
              </table:table-cell>
              <table:table-cell office:value-type="float" office:value="3762.7">
                <text:p>376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5826.5">
                <text:p>5826.5</text:p>
              </table:table-cell>
              <table:table-cell office:value-type="float" office:value="5253.3">
                <text:p>5253.3</text:p>
              </table:table-cell>
              <table:table-cell office:value-type="float" office:value="4699.2">
                <text:p>4699.2</text:p>
              </table:table-cell>
              <table:table-cell office:value-type="float" office:value="4991">
                <text:p>4991</text:p>
              </table:table-cell>
              <table:table-cell office:value-type="float" office:value="3542.9">
                <text:p>3542.9</text:p>
              </table:table-cell>
              <table:table-cell office:value-type="float" office:value="4003.1">
                <text:p>4003.1</text:p>
              </table:table-cell>
              <table:table-cell office:value-type="float" office:value="4465">
                <text:p>4465</text:p>
              </table:table-cell>
              <table:table-cell office:value-type="float" office:value="4388.1">
                <text:p>4388.1</text:p>
              </table:table-cell>
              <table:table-cell office:value-type="float" office:value="3973.1">
                <text:p>39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5030.3">
                <text:p>5030.3</text:p>
              </table:table-cell>
              <table:table-cell office:value-type="float" office:value="5420.7">
                <text:p>5420.7</text:p>
              </table:table-cell>
              <table:table-cell office:value-type="float" office:value="4731.6">
                <text:p>4731.6</text:p>
              </table:table-cell>
              <table:table-cell office:value-type="float" office:value="5887.2">
                <text:p>5887.2</text:p>
              </table:table-cell>
              <table:table-cell office:value-type="float" office:value="3433.6">
                <text:p>3433.6</text:p>
              </table:table-cell>
              <table:table-cell office:value-type="float" office:value="4130.1">
                <text:p>4130.1</text:p>
              </table:table-cell>
              <table:table-cell office:value-type="float" office:value="5165.2">
                <text:p>5165.2</text:p>
              </table:table-cell>
              <table:table-cell office:value-type="float" office:value="4551">
                <text:p>4551</text:p>
              </table:table-cell>
              <table:table-cell office:value-type="float" office:value="3886.5">
                <text:p>3886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5679.7">
                <text:p>5679.7</text:p>
              </table:table-cell>
              <table:table-cell office:value-type="float" office:value="6057.7">
                <text:p>6057.7</text:p>
              </table:table-cell>
              <table:table-cell office:value-type="float" office:value="5078.7">
                <text:p>5078.7</text:p>
              </table:table-cell>
              <table:table-cell office:value-type="float" office:value="5135.5">
                <text:p>5135.5</text:p>
              </table:table-cell>
              <table:table-cell office:value-type="float" office:value="3574.9">
                <text:p>3574.9</text:p>
              </table:table-cell>
              <table:table-cell office:value-type="float" office:value="4168.6">
                <text:p>4168.6</text:p>
              </table:table-cell>
              <table:table-cell office:value-type="float" office:value="4958.4">
                <text:p>4958.4</text:p>
              </table:table-cell>
              <table:table-cell office:value-type="float" office:value="4511.9">
                <text:p>4511.9</text:p>
              </table:table-cell>
              <table:table-cell office:value-type="float" office:value="4041.6">
                <text:p>4041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5008.4">
                <text:p>5008.4</text:p>
              </table:table-cell>
              <table:table-cell office:value-type="float" office:value="5176.8">
                <text:p>5176.8</text:p>
              </table:table-cell>
              <table:table-cell office:value-type="float" office:value="6343.2">
                <text:p>6343.2</text:p>
              </table:table-cell>
              <table:table-cell office:value-type="float" office:value="5596.5">
                <text:p>5596.5</text:p>
              </table:table-cell>
              <table:table-cell office:value-type="float" office:value="3273.7">
                <text:p>3273.7</text:p>
              </table:table-cell>
              <table:table-cell office:value-type="float" office:value="4368.5">
                <text:p>4368.5</text:p>
              </table:table-cell>
              <table:table-cell office:value-type="float" office:value="4354.7">
                <text:p>4354.7</text:p>
              </table:table-cell>
              <table:table-cell office:value-type="float" office:value="4424.9">
                <text:p>4424.9</text:p>
              </table:table-cell>
              <table:table-cell office:value-type="float" office:value="3815.3">
                <text:p>3815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6198.5">
                <text:p>6198.5</text:p>
              </table:table-cell>
              <table:table-cell office:value-type="float" office:value="5398.4">
                <text:p>5398.4</text:p>
              </table:table-cell>
              <table:table-cell office:value-type="float" office:value="5117.7">
                <text:p>5117.7</text:p>
              </table:table-cell>
              <table:table-cell office:value-type="float" office:value="5294.5">
                <text:p>5294.5</text:p>
              </table:table-cell>
              <table:table-cell office:value-type="float" office:value="3769.3">
                <text:p>3769.3</text:p>
              </table:table-cell>
              <table:table-cell office:value-type="float" office:value="4747.9">
                <text:p>4747.9</text:p>
              </table:table-cell>
              <table:table-cell office:value-type="float" office:value="4981.9">
                <text:p>4981.9</text:p>
              </table:table-cell>
              <table:table-cell office:value-type="float" office:value="4500.9">
                <text:p>4500.9</text:p>
              </table:table-cell>
              <table:table-cell office:value-type="float" office:value="3957.5">
                <text:p>395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5725.6">
                <text:p>5725.6</text:p>
              </table:table-cell>
              <table:table-cell office:value-type="float" office:value="5635.7">
                <text:p>5635.7</text:p>
              </table:table-cell>
              <table:table-cell office:value-type="float" office:value="5255.9">
                <text:p>5255.9</text:p>
              </table:table-cell>
              <table:table-cell office:value-type="float" office:value="5600.4">
                <text:p>5600.4</text:p>
              </table:table-cell>
              <table:table-cell office:value-type="float" office:value="3918.3">
                <text:p>3918.3</text:p>
              </table:table-cell>
              <table:table-cell office:value-type="float" office:value="4769.8">
                <text:p>4769.8</text:p>
              </table:table-cell>
              <table:table-cell office:value-type="float" office:value="5624.3">
                <text:p>5624.3</text:p>
              </table:table-cell>
              <table:table-cell office:value-type="float" office:value="4956.6">
                <text:p>4956.6</text:p>
              </table:table-cell>
              <table:table-cell office:value-type="float" office:value="4059.8">
                <text:p>4059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6507.6">
                <text:p>6507.6</text:p>
              </table:table-cell>
              <table:table-cell office:value-type="float" office:value="6492.9">
                <text:p>6492.9</text:p>
              </table:table-cell>
              <table:table-cell office:value-type="float" office:value="6146">
                <text:p>6146</text:p>
              </table:table-cell>
              <table:table-cell office:value-type="float" office:value="5985.8">
                <text:p>5985.8</text:p>
              </table:table-cell>
              <table:table-cell office:value-type="float" office:value="3634.5">
                <text:p>3634.5</text:p>
              </table:table-cell>
              <table:table-cell office:value-type="float" office:value="4720.9">
                <text:p>4720.9</text:p>
              </table:table-cell>
              <table:table-cell office:value-type="float" office:value="4946.5">
                <text:p>4946.5</text:p>
              </table:table-cell>
              <table:table-cell office:value-type="float" office:value="4661.9">
                <text:p>4661.9</text:p>
              </table:table-cell>
              <table:table-cell office:value-type="float" office:value="4783.7">
                <text:p>4783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6390.3">
                <text:p>6390.3</text:p>
              </table:table-cell>
              <table:table-cell office:value-type="float" office:value="5622.1">
                <text:p>5622.1</text:p>
              </table:table-cell>
              <table:table-cell office:value-type="float" office:value="5619">
                <text:p>5619</text:p>
              </table:table-cell>
              <table:table-cell office:value-type="float" office:value="5800.1">
                <text:p>5800.1</text:p>
              </table:table-cell>
              <table:table-cell office:value-type="float" office:value="3643.3">
                <text:p>3643.3</text:p>
              </table:table-cell>
              <table:table-cell office:value-type="float" office:value="4462.6">
                <text:p>4462.6</text:p>
              </table:table-cell>
              <table:table-cell office:value-type="float" office:value="5367.6">
                <text:p>5367.6</text:p>
              </table:table-cell>
              <table:table-cell office:value-type="float" office:value="5159.6">
                <text:p>5159.6</text:p>
              </table:table-cell>
              <table:table-cell office:value-type="float" office:value="4548.2">
                <text:p>4548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6821.1">
                <text:p>6821.1</text:p>
              </table:table-cell>
              <table:table-cell office:value-type="float" office:value="6767.2">
                <text:p>6767.2</text:p>
              </table:table-cell>
              <table:table-cell office:value-type="float" office:value="5893.8">
                <text:p>5893.8</text:p>
              </table:table-cell>
              <table:table-cell office:value-type="float" office:value="6272.6">
                <text:p>6272.6</text:p>
              </table:table-cell>
              <table:table-cell office:value-type="float" office:value="3954.7">
                <text:p>3954.7</text:p>
              </table:table-cell>
              <table:table-cell office:value-type="float" office:value="4753.2">
                <text:p>4753.2</text:p>
              </table:table-cell>
              <table:table-cell office:value-type="float" office:value="4982.9">
                <text:p>4982.9</text:p>
              </table:table-cell>
              <table:table-cell office:value-type="float" office:value="5337.9">
                <text:p>5337.9</text:p>
              </table:table-cell>
              <table:table-cell office:value-type="float" office:value="4636.6">
                <text:p>463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6726.8">
                <text:p>6726.8</text:p>
              </table:table-cell>
              <table:table-cell office:value-type="float" office:value="7002.2">
                <text:p>7002.2</text:p>
              </table:table-cell>
              <table:table-cell office:value-type="float" office:value="6430.7">
                <text:p>6430.7</text:p>
              </table:table-cell>
              <table:table-cell office:value-type="float" office:value="6657.9">
                <text:p>6657.9</text:p>
              </table:table-cell>
              <table:table-cell office:value-type="float" office:value="3669.3">
                <text:p>3669.3</text:p>
              </table:table-cell>
              <table:table-cell office:value-type="float" office:value="4917">
                <text:p>4917</text:p>
              </table:table-cell>
              <table:table-cell office:value-type="float" office:value="5272.6">
                <text:p>5272.6</text:p>
              </table:table-cell>
              <table:table-cell office:value-type="float" office:value="5271.9">
                <text:p>5271.9</text:p>
              </table:table-cell>
              <table:table-cell office:value-type="float" office:value="4611.6">
                <text:p>4611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7805.2">
                <text:p>7805.2</text:p>
              </table:table-cell>
              <table:table-cell office:value-type="float" office:value="6291.4">
                <text:p>6291.4</text:p>
              </table:table-cell>
              <table:table-cell office:value-type="float" office:value="6054.8">
                <text:p>6054.8</text:p>
              </table:table-cell>
              <table:table-cell office:value-type="float" office:value="6866.6">
                <text:p>6866.6</text:p>
              </table:table-cell>
              <table:table-cell office:value-type="float" office:value="3857.4">
                <text:p>3857.4</text:p>
              </table:table-cell>
              <table:table-cell office:value-type="float" office:value="5139.8">
                <text:p>5139.8</text:p>
              </table:table-cell>
              <table:table-cell office:value-type="float" office:value="5336.5">
                <text:p>5336.5</text:p>
              </table:table-cell>
              <table:table-cell office:value-type="float" office:value="5755.8">
                <text:p>5755.8</text:p>
              </table:table-cell>
              <table:table-cell office:value-type="float" office:value="4812.5">
                <text:p>481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6506.4">
                <text:p>6506.4</text:p>
              </table:table-cell>
              <table:table-cell office:value-type="float" office:value="5943.7">
                <text:p>5943.7</text:p>
              </table:table-cell>
              <table:table-cell office:value-type="float" office:value="6103.1">
                <text:p>6103.1</text:p>
              </table:table-cell>
              <table:table-cell office:value-type="float" office:value="6731.4">
                <text:p>6731.4</text:p>
              </table:table-cell>
              <table:table-cell office:value-type="float" office:value="3890.7">
                <text:p>3890.7</text:p>
              </table:table-cell>
              <table:table-cell office:value-type="float" office:value="5075.6">
                <text:p>5075.6</text:p>
              </table:table-cell>
              <table:table-cell office:value-type="float" office:value="5628.8">
                <text:p>5628.8</text:p>
              </table:table-cell>
              <table:table-cell office:value-type="float" office:value="5391.1">
                <text:p>5391.1</text:p>
              </table:table-cell>
              <table:table-cell office:value-type="float" office:value="4795.6">
                <text:p>4795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6632.1">
                <text:p>6632.1</text:p>
              </table:table-cell>
              <table:table-cell office:value-type="float" office:value="6696.4">
                <text:p>6696.4</text:p>
              </table:table-cell>
              <table:table-cell office:value-type="float" office:value="6338.3">
                <text:p>6338.3</text:p>
              </table:table-cell>
              <table:table-cell office:value-type="float" office:value="6728.8">
                <text:p>6728.8</text:p>
              </table:table-cell>
              <table:table-cell office:value-type="float" office:value="4369.6">
                <text:p>4369.6</text:p>
              </table:table-cell>
              <table:table-cell office:value-type="float" office:value="5514.5">
                <text:p>5514.5</text:p>
              </table:table-cell>
              <table:table-cell office:value-type="float" office:value="5523.8">
                <text:p>5523.8</text:p>
              </table:table-cell>
              <table:table-cell office:value-type="float" office:value="5533.8">
                <text:p>5533.8</text:p>
              </table:table-cell>
              <table:table-cell office:value-type="float" office:value="4996.4">
                <text:p>4996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6676.2">
                <text:p>6676.2</text:p>
              </table:table-cell>
              <table:table-cell office:value-type="float" office:value="6828.3">
                <text:p>6828.3</text:p>
              </table:table-cell>
              <table:table-cell office:value-type="float" office:value="6203.6">
                <text:p>6203.6</text:p>
              </table:table-cell>
              <table:table-cell office:value-type="float" office:value="6643">
                <text:p>6643</text:p>
              </table:table-cell>
              <table:table-cell office:value-type="float" office:value="4064.4">
                <text:p>4064.4</text:p>
              </table:table-cell>
              <table:table-cell office:value-type="float" office:value="4902.5">
                <text:p>4902.5</text:p>
              </table:table-cell>
              <table:table-cell office:value-type="float" office:value="5559.1">
                <text:p>5559.1</text:p>
              </table:table-cell>
              <table:table-cell office:value-type="float" office:value="5261.5">
                <text:p>5261.5</text:p>
              </table:table-cell>
              <table:table-cell office:value-type="float" office:value="5044.5">
                <text:p>504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7114.9">
                <text:p>7114.9</text:p>
              </table:table-cell>
              <table:table-cell office:value-type="float" office:value="7048.5">
                <text:p>7048.5</text:p>
              </table:table-cell>
              <table:table-cell office:value-type="float" office:value="6455.3">
                <text:p>6455.3</text:p>
              </table:table-cell>
              <table:table-cell office:value-type="float" office:value="6909.8">
                <text:p>6909.8</text:p>
              </table:table-cell>
              <table:table-cell office:value-type="float" office:value="4014.3">
                <text:p>4014.3</text:p>
              </table:table-cell>
              <table:table-cell office:value-type="float" office:value="5151.9">
                <text:p>5151.9</text:p>
              </table:table-cell>
              <table:table-cell office:value-type="float" office:value="5579.9">
                <text:p>5579.9</text:p>
              </table:table-cell>
              <table:table-cell office:value-type="float" office:value="5420.6">
                <text:p>5420.6</text:p>
              </table:table-cell>
              <table:table-cell office:value-type="float" office:value="5529.9">
                <text:p>552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7274.5">
                <text:p>7274.5</text:p>
              </table:table-cell>
              <table:table-cell office:value-type="float" office:value="7014.2">
                <text:p>7014.2</text:p>
              </table:table-cell>
              <table:table-cell office:value-type="float" office:value="6396.5">
                <text:p>6396.5</text:p>
              </table:table-cell>
              <table:table-cell office:value-type="float" office:value="7060.6">
                <text:p>7060.6</text:p>
              </table:table-cell>
              <table:table-cell office:value-type="float" office:value="4717.7">
                <text:p>4717.7</text:p>
              </table:table-cell>
              <table:table-cell office:value-type="float" office:value="5656.7">
                <text:p>5656.7</text:p>
              </table:table-cell>
              <table:table-cell office:value-type="float" office:value="6138.9">
                <text:p>6138.9</text:p>
              </table:table-cell>
              <table:table-cell office:value-type="float" office:value="5405.2">
                <text:p>5405.2</text:p>
              </table:table-cell>
              <table:table-cell office:value-type="float" office:value="5385.5">
                <text:p>5385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7285.4">
                <text:p>7285.4</text:p>
              </table:table-cell>
              <table:table-cell office:value-type="float" office:value="7154.1">
                <text:p>7154.1</text:p>
              </table:table-cell>
              <table:table-cell office:value-type="float" office:value="6989.5">
                <text:p>6989.5</text:p>
              </table:table-cell>
              <table:table-cell office:value-type="float" office:value="7778.3">
                <text:p>7778.3</text:p>
              </table:table-cell>
              <table:table-cell office:value-type="float" office:value="4204.7">
                <text:p>4204.7</text:p>
              </table:table-cell>
              <table:table-cell office:value-type="float" office:value="5293.1">
                <text:p>5293.1</text:p>
              </table:table-cell>
              <table:table-cell office:value-type="float" office:value="5993.9">
                <text:p>5993.9</text:p>
              </table:table-cell>
              <table:table-cell office:value-type="float" office:value="6342.4">
                <text:p>6342.4</text:p>
              </table:table-cell>
              <table:table-cell office:value-type="float" office:value="5058.6">
                <text:p>505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7876.6">
                <text:p>7876.6</text:p>
              </table:table-cell>
              <table:table-cell office:value-type="float" office:value="7692.4">
                <text:p>7692.4</text:p>
              </table:table-cell>
              <table:table-cell office:value-type="float" office:value="6805.6">
                <text:p>6805.6</text:p>
              </table:table-cell>
              <table:table-cell office:value-type="float" office:value="7591.2">
                <text:p>7591.2</text:p>
              </table:table-cell>
              <table:table-cell office:value-type="float" office:value="4700.6">
                <text:p>4700.6</text:p>
              </table:table-cell>
              <table:table-cell office:value-type="float" office:value="6473.3">
                <text:p>6473.3</text:p>
              </table:table-cell>
              <table:table-cell office:value-type="float" office:value="6596.8">
                <text:p>6596.8</text:p>
              </table:table-cell>
              <table:table-cell office:value-type="float" office:value="5753.1">
                <text:p>5753.1</text:p>
              </table:table-cell>
              <table:table-cell office:value-type="float" office:value="5213.5">
                <text:p>521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7393.1">
                <text:p>7393.1</text:p>
              </table:table-cell>
              <table:table-cell office:value-type="float" office:value="6946.7">
                <text:p>6946.7</text:p>
              </table:table-cell>
              <table:table-cell office:value-type="float" office:value="7375.2">
                <text:p>7375.2</text:p>
              </table:table-cell>
              <table:table-cell office:value-type="float" office:value="7785.7">
                <text:p>7785.7</text:p>
              </table:table-cell>
              <table:table-cell office:value-type="float" office:value="4368">
                <text:p>4368</text:p>
              </table:table-cell>
              <table:table-cell office:value-type="float" office:value="6211.4">
                <text:p>6211.4</text:p>
              </table:table-cell>
              <table:table-cell office:value-type="float" office:value="6576.5">
                <text:p>6576.5</text:p>
              </table:table-cell>
              <table:table-cell office:value-type="float" office:value="7064.6">
                <text:p>7064.6</text:p>
              </table:table-cell>
              <table:table-cell office:value-type="float" office:value="5534.1">
                <text:p>5534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7681.3">
                <text:p>7681.3</text:p>
              </table:table-cell>
              <table:table-cell office:value-type="float" office:value="7028.2">
                <text:p>7028.2</text:p>
              </table:table-cell>
              <table:table-cell office:value-type="float" office:value="6603.7">
                <text:p>6603.7</text:p>
              </table:table-cell>
              <table:table-cell office:value-type="float" office:value="7600.8">
                <text:p>7600.8</text:p>
              </table:table-cell>
              <table:table-cell office:value-type="float" office:value="4448">
                <text:p>4448</text:p>
              </table:table-cell>
              <table:table-cell office:value-type="float" office:value="5785">
                <text:p>5785</text:p>
              </table:table-cell>
              <table:table-cell office:value-type="float" office:value="6436">
                <text:p>6436</text:p>
              </table:table-cell>
              <table:table-cell office:value-type="float" office:value="6472.7">
                <text:p>6472.7</text:p>
              </table:table-cell>
              <table:table-cell office:value-type="float" office:value="6199">
                <text:p>6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8121.5">
                <text:p>8121.5</text:p>
              </table:table-cell>
              <table:table-cell office:value-type="float" office:value="7260.5">
                <text:p>7260.5</text:p>
              </table:table-cell>
              <table:table-cell office:value-type="float" office:value="6757.3">
                <text:p>6757.3</text:p>
              </table:table-cell>
              <table:table-cell office:value-type="float" office:value="7148">
                <text:p>7148</text:p>
              </table:table-cell>
              <table:table-cell office:value-type="float" office:value="4660.8">
                <text:p>4660.8</text:p>
              </table:table-cell>
              <table:table-cell office:value-type="float" office:value="5668.3">
                <text:p>5668.3</text:p>
              </table:table-cell>
              <table:table-cell office:value-type="float" office:value="5986.6">
                <text:p>5986.6</text:p>
              </table:table-cell>
              <table:table-cell office:value-type="float" office:value="6135">
                <text:p>6135</text:p>
              </table:table-cell>
              <table:table-cell office:value-type="float" office:value="5658.5">
                <text:p>5658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8811.2">
                <text:p>8811.2</text:p>
              </table:table-cell>
              <table:table-cell office:value-type="float" office:value="7694.2">
                <text:p>7694.2</text:p>
              </table:table-cell>
              <table:table-cell office:value-type="float" office:value="7410.8">
                <text:p>7410.8</text:p>
              </table:table-cell>
              <table:table-cell office:value-type="float" office:value="7941.2">
                <text:p>7941.2</text:p>
              </table:table-cell>
              <table:table-cell office:value-type="float" office:value="4990.5">
                <text:p>4990.5</text:p>
              </table:table-cell>
              <table:table-cell office:value-type="float" office:value="6100.5">
                <text:p>6100.5</text:p>
              </table:table-cell>
              <table:table-cell office:value-type="float" office:value="6850.8">
                <text:p>6850.8</text:p>
              </table:table-cell>
              <table:table-cell office:value-type="float" office:value="6275">
                <text:p>6275</text:p>
              </table:table-cell>
              <table:table-cell office:value-type="float" office:value="6232.9">
                <text:p>6232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8962">
                <text:p>8962</text:p>
              </table:table-cell>
              <table:table-cell office:value-type="float" office:value="7555.1">
                <text:p>7555.1</text:p>
              </table:table-cell>
              <table:table-cell office:value-type="float" office:value="7373.5">
                <text:p>7373.5</text:p>
              </table:table-cell>
              <table:table-cell office:value-type="float" office:value="8647">
                <text:p>8647</text:p>
              </table:table-cell>
              <table:table-cell office:value-type="float" office:value="4928.3">
                <text:p>4928.3</text:p>
              </table:table-cell>
              <table:table-cell office:value-type="float" office:value="6144.7">
                <text:p>6144.7</text:p>
              </table:table-cell>
              <table:table-cell office:value-type="float" office:value="6946.8">
                <text:p>6946.8</text:p>
              </table:table-cell>
              <table:table-cell office:value-type="float" office:value="6333.4">
                <text:p>6333.4</text:p>
              </table:table-cell>
              <table:table-cell office:value-type="float" office:value="6358.2">
                <text:p>6358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8503.5">
                <text:p>8503.5</text:p>
              </table:table-cell>
              <table:table-cell office:value-type="float" office:value="8215.2">
                <text:p>8215.2</text:p>
              </table:table-cell>
              <table:table-cell office:value-type="float" office:value="7658.9">
                <text:p>7658.9</text:p>
              </table:table-cell>
              <table:table-cell office:value-type="float" office:value="8907.9">
                <text:p>8907.9</text:p>
              </table:table-cell>
              <table:table-cell office:value-type="float" office:value="5320.6">
                <text:p>5320.6</text:p>
              </table:table-cell>
              <table:table-cell office:value-type="float" office:value="6613.2">
                <text:p>6613.2</text:p>
              </table:table-cell>
              <table:table-cell office:value-type="float" office:value="7562.7">
                <text:p>7562.7</text:p>
              </table:table-cell>
              <table:table-cell office:value-type="float" office:value="6358.6">
                <text:p>6358.6</text:p>
              </table:table-cell>
              <table:table-cell office:value-type="float" office:value="6010.8">
                <text:p>601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7534.8">
                <text:p>7534.8</text:p>
              </table:table-cell>
              <table:table-cell office:value-type="float" office:value="8242.7">
                <text:p>8242.7</text:p>
              </table:table-cell>
              <table:table-cell office:value-type="float" office:value="8117.5">
                <text:p>8117.5</text:p>
              </table:table-cell>
              <table:table-cell office:value-type="float" office:value="8340.8">
                <text:p>8340.8</text:p>
              </table:table-cell>
              <table:table-cell office:value-type="float" office:value="5001.3">
                <text:p>5001.3</text:p>
              </table:table-cell>
              <table:table-cell office:value-type="float" office:value="6311.7">
                <text:p>6311.7</text:p>
              </table:table-cell>
              <table:table-cell office:value-type="float" office:value="7461.2">
                <text:p>7461.2</text:p>
              </table:table-cell>
              <table:table-cell office:value-type="float" office:value="7258.1">
                <text:p>7258.1</text:p>
              </table:table-cell>
              <table:table-cell office:value-type="float" office:value="6072.9">
                <text:p>6072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8620.7">
                <text:p>8620.7</text:p>
              </table:table-cell>
              <table:table-cell office:value-type="float" office:value="7682.3">
                <text:p>7682.3</text:p>
              </table:table-cell>
              <table:table-cell office:value-type="float" office:value="7652.8">
                <text:p>7652.8</text:p>
              </table:table-cell>
              <table:table-cell office:value-type="float" office:value="9048.6">
                <text:p>9048.6</text:p>
              </table:table-cell>
              <table:table-cell office:value-type="float" office:value="5380.9">
                <text:p>5380.9</text:p>
              </table:table-cell>
              <table:table-cell office:value-type="float" office:value="6510.3">
                <text:p>6510.3</text:p>
              </table:table-cell>
              <table:table-cell office:value-type="float" office:value="6656.8">
                <text:p>6656.8</text:p>
              </table:table-cell>
              <table:table-cell office:value-type="float" office:value="6848.3">
                <text:p>6848.3</text:p>
              </table:table-cell>
              <table:table-cell office:value-type="float" office:value="6870.8">
                <text:p>6870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8589.4">
                <text:p>8589.4</text:p>
              </table:table-cell>
              <table:table-cell office:value-type="float" office:value="9526.8">
                <text:p>9526.8</text:p>
              </table:table-cell>
              <table:table-cell office:value-type="float" office:value="8253.2">
                <text:p>8253.2</text:p>
              </table:table-cell>
              <table:table-cell office:value-type="float" office:value="8117.5">
                <text:p>8117.5</text:p>
              </table:table-cell>
              <table:table-cell office:value-type="float" office:value="5503.1">
                <text:p>5503.1</text:p>
              </table:table-cell>
              <table:table-cell office:value-type="float" office:value="7599.2">
                <text:p>7599.2</text:p>
              </table:table-cell>
              <table:table-cell office:value-type="float" office:value="7745.9">
                <text:p>7745.9</text:p>
              </table:table-cell>
              <table:table-cell office:value-type="float" office:value="7245.5">
                <text:p>7245.5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9040.3">
                <text:p>9040.3</text:p>
              </table:table-cell>
              <table:table-cell office:value-type="float" office:value="8934.2">
                <text:p>8934.2</text:p>
              </table:table-cell>
              <table:table-cell office:value-type="float" office:value="8591.6">
                <text:p>8591.6</text:p>
              </table:table-cell>
              <table:table-cell office:value-type="float" office:value="8946.4">
                <text:p>8946.4</text:p>
              </table:table-cell>
              <table:table-cell office:value-type="float" office:value="5357">
                <text:p>5357</text:p>
              </table:table-cell>
              <table:table-cell office:value-type="float" office:value="6563.5">
                <text:p>6563.5</text:p>
              </table:table-cell>
              <table:table-cell office:value-type="float" office:value="7515.1">
                <text:p>7515.1</text:p>
              </table:table-cell>
              <table:table-cell office:value-type="float" office:value="7208.2">
                <text:p>7208.2</text:p>
              </table:table-cell>
              <table:table-cell office:value-type="float" office:value="6771.9">
                <text:p>6771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8926.5">
                <text:p>8926.5</text:p>
              </table:table-cell>
              <table:table-cell office:value-type="float" office:value="9021.2">
                <text:p>9021.2</text:p>
              </table:table-cell>
              <table:table-cell office:value-type="float" office:value="8347">
                <text:p>8347</text:p>
              </table:table-cell>
              <table:table-cell office:value-type="float" office:value="9183.3">
                <text:p>9183.3</text:p>
              </table:table-cell>
              <table:table-cell office:value-type="float" office:value="5594.9">
                <text:p>5594.9</text:p>
              </table:table-cell>
              <table:table-cell office:value-type="float" office:value="7388.8">
                <text:p>7388.8</text:p>
              </table:table-cell>
              <table:table-cell office:value-type="float" office:value="7811.4">
                <text:p>7811.4</text:p>
              </table:table-cell>
              <table:table-cell office:value-type="float" office:value="6993.5">
                <text:p>6993.5</text:p>
              </table:table-cell>
              <table:table-cell office:value-type="float" office:value="6972.2">
                <text:p>6972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8898.6">
                <text:p>8898.6</text:p>
              </table:table-cell>
              <table:table-cell office:value-type="float" office:value="9293.4">
                <text:p>9293.4</text:p>
              </table:table-cell>
              <table:table-cell office:value-type="float" office:value="8200.7">
                <text:p>8200.7</text:p>
              </table:table-cell>
              <table:table-cell office:value-type="float" office:value="8977.6">
                <text:p>8977.6</text:p>
              </table:table-cell>
              <table:table-cell office:value-type="float" office:value="5915.1">
                <text:p>5915.1</text:p>
              </table:table-cell>
              <table:table-cell office:value-type="float" office:value="7357.7">
                <text:p>7357.7</text:p>
              </table:table-cell>
              <table:table-cell office:value-type="float" office:value="8328.6">
                <text:p>8328.6</text:p>
              </table:table-cell>
              <table:table-cell office:value-type="float" office:value="7183">
                <text:p>7183</text:p>
              </table:table-cell>
              <table:table-cell office:value-type="float" office:value="6766.9">
                <text:p>6766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10377.2">
                <text:p>10377.2</text:p>
              </table:table-cell>
              <table:table-cell office:value-type="float" office:value="9243.7">
                <text:p>9243.7</text:p>
              </table:table-cell>
              <table:table-cell office:value-type="float" office:value="8824.2">
                <text:p>8824.2</text:p>
              </table:table-cell>
              <table:table-cell office:value-type="float" office:value="8976.7">
                <text:p>8976.7</text:p>
              </table:table-cell>
              <table:table-cell office:value-type="float" office:value="6387.2">
                <text:p>6387.2</text:p>
              </table:table-cell>
              <table:table-cell office:value-type="float" office:value="7080.4">
                <text:p>7080.4</text:p>
              </table:table-cell>
              <table:table-cell office:value-type="float" office:value="8245.9">
                <text:p>8245.9</text:p>
              </table:table-cell>
              <table:table-cell office:value-type="float" office:value="7250.9">
                <text:p>7250.9</text:p>
              </table:table-cell>
              <table:table-cell office:value-type="float" office:value="6997.6">
                <text:p>6997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9439.9">
                <text:p>9439.9</text:p>
              </table:table-cell>
              <table:table-cell office:value-type="float" office:value="8645.7">
                <text:p>8645.7</text:p>
              </table:table-cell>
              <table:table-cell office:value-type="float" office:value="8838.1">
                <text:p>8838.1</text:p>
              </table:table-cell>
              <table:table-cell office:value-type="float" office:value="9859.8">
                <text:p>9859.8</text:p>
              </table:table-cell>
              <table:table-cell office:value-type="float" office:value="5638.1">
                <text:p>5638.1</text:p>
              </table:table-cell>
              <table:table-cell office:value-type="float" office:value="7320.8">
                <text:p>7320.8</text:p>
              </table:table-cell>
              <table:table-cell office:value-type="float" office:value="8435.7">
                <text:p>8435.7</text:p>
              </table:table-cell>
              <table:table-cell office:value-type="float" office:value="7850">
                <text:p>7850</text:p>
              </table:table-cell>
              <table:table-cell office:value-type="float" office:value="6719.9">
                <text:p>6719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9495.1">
                <text:p>9495.1</text:p>
              </table:table-cell>
              <table:table-cell office:value-type="float" office:value="9288.4">
                <text:p>9288.4</text:p>
              </table:table-cell>
              <table:table-cell office:value-type="float" office:value="9374.1">
                <text:p>9374.1</text:p>
              </table:table-cell>
              <table:table-cell office:value-type="float" office:value="9443.8">
                <text:p>9443.8</text:p>
              </table:table-cell>
              <table:table-cell office:value-type="float" office:value="6696.1">
                <text:p>6696.1</text:p>
              </table:table-cell>
              <table:table-cell office:value-type="float" office:value="7435.6">
                <text:p>7435.6</text:p>
              </table:table-cell>
              <table:table-cell office:value-type="float" office:value="8393.5">
                <text:p>8393.5</text:p>
              </table:table-cell>
              <table:table-cell office:value-type="float" office:value="7702">
                <text:p>7702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9808.3">
                <text:p>9808.3</text:p>
              </table:table-cell>
              <table:table-cell office:value-type="float" office:value="9885.7">
                <text:p>9885.7</text:p>
              </table:table-cell>
              <table:table-cell office:value-type="float" office:value="9645.9">
                <text:p>9645.9</text:p>
              </table:table-cell>
              <table:table-cell office:value-type="float" office:value="9596.5">
                <text:p>9596.5</text:p>
              </table:table-cell>
              <table:table-cell office:value-type="float" office:value="5758.2">
                <text:p>5758.2</text:p>
              </table:table-cell>
              <table:table-cell office:value-type="float" office:value="7430.7">
                <text:p>7430.7</text:p>
              </table:table-cell>
              <table:table-cell office:value-type="float" office:value="7974.8">
                <text:p>7974.8</text:p>
              </table:table-cell>
              <table:table-cell office:value-type="float" office:value="8458">
                <text:p>8458</text:p>
              </table:table-cell>
              <table:table-cell office:value-type="float" office:value="6565.7">
                <text:p>6565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10424.5">
                <text:p>10424.5</text:p>
              </table:table-cell>
              <table:table-cell office:value-type="float" office:value="9791.6">
                <text:p>9791.6</text:p>
              </table:table-cell>
              <table:table-cell office:value-type="float" office:value="9164.8">
                <text:p>9164.8</text:p>
              </table:table-cell>
              <table:table-cell office:value-type="float" office:value="9834.4">
                <text:p>9834.4</text:p>
              </table:table-cell>
              <table:table-cell office:value-type="float" office:value="6652.4">
                <text:p>6652.4</text:p>
              </table:table-cell>
              <table:table-cell office:value-type="float" office:value="7792.4">
                <text:p>7792.4</text:p>
              </table:table-cell>
              <table:table-cell office:value-type="float" office:value="8376.1">
                <text:p>8376.1</text:p>
              </table:table-cell>
              <table:table-cell office:value-type="float" office:value="8589.1">
                <text:p>8589.1</text:p>
              </table:table-cell>
              <table:table-cell office:value-type="float" office:value="7425.8">
                <text:p>7425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10692.5">
                <text:p>10692.5</text:p>
              </table:table-cell>
              <table:table-cell office:value-type="float" office:value="9664.2">
                <text:p>9664.2</text:p>
              </table:table-cell>
              <table:table-cell office:value-type="float" office:value="9088.6">
                <text:p>9088.6</text:p>
              </table:table-cell>
              <table:table-cell office:value-type="float" office:value="10477.2">
                <text:p>10477.2</text:p>
              </table:table-cell>
              <table:table-cell office:value-type="float" office:value="6255.6">
                <text:p>6255.6</text:p>
              </table:table-cell>
              <table:table-cell office:value-type="float" office:value="7988.2">
                <text:p>7988.2</text:p>
              </table:table-cell>
              <table:table-cell office:value-type="float" office:value="9086.7">
                <text:p>9086.7</text:p>
              </table:table-cell>
              <table:table-cell office:value-type="float" office:value="8709.1">
                <text:p>8709.1</text:p>
              </table:table-cell>
              <table:table-cell office:value-type="float" office:value="6958.5">
                <text:p>695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9239.9">
                <text:p>9239.9</text:p>
              </table:table-cell>
              <table:table-cell office:value-type="float" office:value="9077.3">
                <text:p>9077.3</text:p>
              </table:table-cell>
              <table:table-cell office:value-type="float" office:value="10126.9">
                <text:p>10126.9</text:p>
              </table:table-cell>
              <table:table-cell office:value-type="float" office:value="10401.9">
                <text:p>10401.9</text:p>
              </table:table-cell>
              <table:table-cell office:value-type="float" office:value="6231.2">
                <text:p>6231.2</text:p>
              </table:table-cell>
              <table:table-cell office:value-type="float" office:value="9094.9">
                <text:p>9094.9</text:p>
              </table:table-cell>
              <table:table-cell office:value-type="float" office:value="8955.8">
                <text:p>8955.8</text:p>
              </table:table-cell>
              <table:table-cell office:value-type="float" office:value="8533.5">
                <text:p>8533.5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9714.9">
                <text:p>9714.9</text:p>
              </table:table-cell>
              <table:table-cell office:value-type="float" office:value="10225.5">
                <text:p>10225.5</text:p>
              </table:table-cell>
              <table:table-cell office:value-type="float" office:value="9746.9">
                <text:p>9746.9</text:p>
              </table:table-cell>
              <table:table-cell office:value-type="float" office:value="10008.3">
                <text:p>10008.3</text:p>
              </table:table-cell>
              <table:table-cell office:value-type="float" office:value="6030.3">
                <text:p>6030.3</text:p>
              </table:table-cell>
              <table:table-cell office:value-type="float" office:value="8126.8">
                <text:p>8126.8</text:p>
              </table:table-cell>
              <table:table-cell office:value-type="float" office:value="9208.3">
                <text:p>9208.3</text:p>
              </table:table-cell>
              <table:table-cell office:value-type="float" office:value="7851.1">
                <text:p>7851.1</text:p>
              </table:table-cell>
              <table:table-cell office:value-type="float" office:value="7373.3">
                <text:p>737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9938.2">
                <text:p>9938.2</text:p>
              </table:table-cell>
              <table:table-cell office:value-type="float" office:value="10254.9">
                <text:p>10254.9</text:p>
              </table:table-cell>
              <table:table-cell office:value-type="float" office:value="9461.9">
                <text:p>9461.9</text:p>
              </table:table-cell>
              <table:table-cell office:value-type="float" office:value="10760.1">
                <text:p>10760.1</text:p>
              </table:table-cell>
              <table:table-cell office:value-type="float" office:value="6412.5">
                <text:p>6412.5</text:p>
              </table:table-cell>
              <table:table-cell office:value-type="float" office:value="8276.2">
                <text:p>8276.2</text:p>
              </table:table-cell>
              <table:table-cell office:value-type="float" office:value="9470.6">
                <text:p>9470.6</text:p>
              </table:table-cell>
              <table:table-cell office:value-type="float" office:value="8080.3">
                <text:p>8080.3</text:p>
              </table:table-cell>
              <table:table-cell office:value-type="float" office:value="7867.5">
                <text:p>786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10916.5">
                <text:p>10916.5</text:p>
              </table:table-cell>
              <table:table-cell office:value-type="float" office:value="9897">
                <text:p>9897</text:p>
              </table:table-cell>
              <table:table-cell office:value-type="float" office:value="9613.8">
                <text:p>9613.8</text:p>
              </table:table-cell>
              <table:table-cell office:value-type="float" office:value="11316.6">
                <text:p>11316.6</text:p>
              </table:table-cell>
              <table:table-cell office:value-type="float" office:value="6460.2">
                <text:p>6460.2</text:p>
              </table:table-cell>
              <table:table-cell office:value-type="float" office:value="8807.9">
                <text:p>8807.9</text:p>
              </table:table-cell>
              <table:table-cell office:value-type="float" office:value="8992.2">
                <text:p>8992.2</text:p>
              </table:table-cell>
              <table:table-cell office:value-type="float" office:value="7755.7">
                <text:p>7755.7</text:p>
              </table:table-cell>
              <table:table-cell office:value-type="float" office:value="7031.2">
                <text:p>703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13054.6">
                <text:p>13054.6</text:p>
              </table:table-cell>
              <table:table-cell office:value-type="float" office:value="10581.3">
                <text:p>10581.3</text:p>
              </table:table-cell>
              <table:table-cell office:value-type="float" office:value="9607.1">
                <text:p>9607.1</text:p>
              </table:table-cell>
              <table:table-cell office:value-type="float" office:value="11114.2">
                <text:p>11114.2</text:p>
              </table:table-cell>
              <table:table-cell office:value-type="float" office:value="7294.4">
                <text:p>7294.4</text:p>
              </table:table-cell>
              <table:table-cell office:value-type="float" office:value="8453.5">
                <text:p>8453.5</text:p>
              </table:table-cell>
              <table:table-cell office:value-type="float" office:value="9103">
                <text:p>9103</text:p>
              </table:table-cell>
              <table:table-cell office:value-type="float" office:value="8770.7">
                <text:p>8770.7</text:p>
              </table:table-cell>
              <table:table-cell office:value-type="float" office:value="8260.8">
                <text:p>8260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11957.3">
                <text:p>11957.3</text:p>
              </table:table-cell>
              <table:table-cell office:value-type="float" office:value="10119.6">
                <text:p>10119.6</text:p>
              </table:table-cell>
              <table:table-cell office:value-type="float" office:value="9192.9">
                <text:p>9192.9</text:p>
              </table:table-cell>
              <table:table-cell office:value-type="float" office:value="11481">
                <text:p>11481</text:p>
              </table:table-cell>
              <table:table-cell office:value-type="float" office:value="6616.9">
                <text:p>6616.9</text:p>
              </table:table-cell>
              <table:table-cell office:value-type="float" office:value="9074.5">
                <text:p>9074.5</text:p>
              </table:table-cell>
              <table:table-cell office:value-type="float" office:value="9593.6">
                <text:p>9593.6</text:p>
              </table:table-cell>
              <table:table-cell office:value-type="float" office:value="8782.1">
                <text:p>8782.1</text:p>
              </table:table-cell>
              <table:table-cell office:value-type="float" office:value="7136.5">
                <text:p>713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11554.8">
                <text:p>11554.8</text:p>
              </table:table-cell>
              <table:table-cell office:value-type="float" office:value="11281.9">
                <text:p>11281.9</text:p>
              </table:table-cell>
              <table:table-cell office:value-type="float" office:value="9971.8">
                <text:p>9971.8</text:p>
              </table:table-cell>
              <table:table-cell office:value-type="float" office:value="11297.9">
                <text:p>11297.9</text:p>
              </table:table-cell>
              <table:table-cell office:value-type="float" office:value="6729.9">
                <text:p>6729.9</text:p>
              </table:table-cell>
              <table:table-cell office:value-type="float" office:value="9239.5">
                <text:p>9239.5</text:p>
              </table:table-cell>
              <table:table-cell office:value-type="float" office:value="8820.5">
                <text:p>8820.5</text:p>
              </table:table-cell>
              <table:table-cell office:value-type="float" office:value="8484.8">
                <text:p>8484.8</text:p>
              </table:table-cell>
              <table:table-cell office:value-type="float" office:value="7104.5">
                <text:p>710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11825.7">
                <text:p>11825.7</text:p>
              </table:table-cell>
              <table:table-cell office:value-type="float" office:value="10886.3">
                <text:p>10886.3</text:p>
              </table:table-cell>
              <table:table-cell office:value-type="float" office:value="10317.2">
                <text:p>10317.2</text:p>
              </table:table-cell>
              <table:table-cell office:value-type="float" office:value="11790.4">
                <text:p>11790.4</text:p>
              </table:table-cell>
              <table:table-cell office:value-type="float" office:value="6903.4">
                <text:p>6903.4</text:p>
              </table:table-cell>
              <table:table-cell office:value-type="float" office:value="8981">
                <text:p>8981</text:p>
              </table:table-cell>
              <table:table-cell office:value-type="float" office:value="9642.8">
                <text:p>9642.8</text:p>
              </table:table-cell>
              <table:table-cell office:value-type="float" office:value="9015.7">
                <text:p>9015.7</text:p>
              </table:table-cell>
              <table:table-cell office:value-type="float" office:value="8341.3">
                <text:p>8341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11911.2">
                <text:p>11911.2</text:p>
              </table:table-cell>
              <table:table-cell office:value-type="float" office:value="12268.4">
                <text:p>12268.4</text:p>
              </table:table-cell>
              <table:table-cell office:value-type="float" office:value="10723.1">
                <text:p>10723.1</text:p>
              </table:table-cell>
              <table:table-cell office:value-type="float" office:value="11374">
                <text:p>11374</text:p>
              </table:table-cell>
              <table:table-cell office:value-type="float" office:value="6953.4">
                <text:p>6953.4</text:p>
              </table:table-cell>
              <table:table-cell office:value-type="float" office:value="9211.5">
                <text:p>9211.5</text:p>
              </table:table-cell>
              <table:table-cell office:value-type="float" office:value="9282.9">
                <text:p>9282.9</text:p>
              </table:table-cell>
              <table:table-cell office:value-type="float" office:value="9138.9">
                <text:p>9138.9</text:p>
              </table:table-cell>
              <table:table-cell office:value-type="float" office:value="7865">
                <text:p>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11341.5">
                <text:p>11341.5</text:p>
              </table:table-cell>
              <table:table-cell office:value-type="float" office:value="12085.6">
                <text:p>12085.6</text:p>
              </table:table-cell>
              <table:table-cell office:value-type="float" office:value="11074">
                <text:p>11074</text:p>
              </table:table-cell>
              <table:table-cell office:value-type="float" office:value="12002.6">
                <text:p>12002.6</text:p>
              </table:table-cell>
              <table:table-cell office:value-type="float" office:value="6592.7">
                <text:p>6592.7</text:p>
              </table:table-cell>
              <table:table-cell office:value-type="float" office:value="8849.2">
                <text:p>8849.2</text:p>
              </table:table-cell>
              <table:table-cell office:value-type="float" office:value="9805.4">
                <text:p>9805.4</text:p>
              </table:table-cell>
              <table:table-cell office:value-type="float" office:value="9659.6">
                <text:p>9659.6</text:p>
              </table:table-cell>
              <table:table-cell office:value-type="float" office:value="7885.7">
                <text:p>7885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11850.7">
                <text:p>11850.7</text:p>
              </table:table-cell>
              <table:table-cell office:value-type="float" office:value="11686.3">
                <text:p>11686.3</text:p>
              </table:table-cell>
              <table:table-cell office:value-type="float" office:value="10721.8">
                <text:p>10721.8</text:p>
              </table:table-cell>
              <table:table-cell office:value-type="float" office:value="11287">
                <text:p>11287</text:p>
              </table:table-cell>
              <table:table-cell office:value-type="float" office:value="7894.9">
                <text:p>7894.9</text:p>
              </table:table-cell>
              <table:table-cell office:value-type="float" office:value="9826.5">
                <text:p>9826.5</text:p>
              </table:table-cell>
              <table:table-cell office:value-type="float" office:value="9729.4">
                <text:p>9729.4</text:p>
              </table:table-cell>
              <table:table-cell office:value-type="float" office:value="9597.5">
                <text:p>9597.5</text:p>
              </table:table-cell>
              <table:table-cell office:value-type="float" office:value="7699.7">
                <text:p>7699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11708.5">
                <text:p>11708.5</text:p>
              </table:table-cell>
              <table:table-cell office:value-type="float" office:value="12183.9">
                <text:p>12183.9</text:p>
              </table:table-cell>
              <table:table-cell office:value-type="float" office:value="11765.2">
                <text:p>11765.2</text:p>
              </table:table-cell>
              <table:table-cell office:value-type="float" office:value="11566.8">
                <text:p>11566.8</text:p>
              </table:table-cell>
              <table:table-cell office:value-type="float" office:value="6833.1">
                <text:p>6833.1</text:p>
              </table:table-cell>
              <table:table-cell office:value-type="float" office:value="8945.5">
                <text:p>8945.5</text:p>
              </table:table-cell>
              <table:table-cell office:value-type="float" office:value="9961">
                <text:p>9961</text:p>
              </table:table-cell>
              <table:table-cell office:value-type="float" office:value="10202.2">
                <text:p>10202.2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12591">
                <text:p>12591</text:p>
              </table:table-cell>
              <table:table-cell office:value-type="float" office:value="11688.3">
                <text:p>11688.3</text:p>
              </table:table-cell>
              <table:table-cell office:value-type="float" office:value="11130.5">
                <text:p>11130.5</text:p>
              </table:table-cell>
              <table:table-cell office:value-type="float" office:value="12080.3">
                <text:p>12080.3</text:p>
              </table:table-cell>
              <table:table-cell office:value-type="float" office:value="8005.8">
                <text:p>8005.8</text:p>
              </table:table-cell>
              <table:table-cell office:value-type="float" office:value="9729.8">
                <text:p>9729.8</text:p>
              </table:table-cell>
              <table:table-cell office:value-type="float" office:value="9792.7">
                <text:p>9792.7</text:p>
              </table:table-cell>
              <table:table-cell office:value-type="float" office:value="9278.5">
                <text:p>9278.5</text:p>
              </table:table-cell>
              <table:table-cell office:value-type="float" office:value="8983.1">
                <text:p>8983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11813.1">
                <text:p>11813.1</text:p>
              </table:table-cell>
              <table:table-cell office:value-type="float" office:value="12297.7">
                <text:p>12297.7</text:p>
              </table:table-cell>
              <table:table-cell office:value-type="float" office:value="11433.1">
                <text:p>11433.1</text:p>
              </table:table-cell>
              <table:table-cell office:value-type="float" office:value="13093.8">
                <text:p>13093.8</text:p>
              </table:table-cell>
              <table:table-cell office:value-type="float" office:value="8073.1">
                <text:p>8073.1</text:p>
              </table:table-cell>
              <table:table-cell office:value-type="float" office:value="9802.1">
                <text:p>9802.1</text:p>
              </table:table-cell>
              <table:table-cell office:value-type="float" office:value="10090.5">
                <text:p>10090.5</text:p>
              </table:table-cell>
              <table:table-cell office:value-type="float" office:value="9957.2">
                <text:p>9957.2</text:p>
              </table:table-cell>
              <table:table-cell office:value-type="float" office:value="8241.9">
                <text:p>8241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11820.3">
                <text:p>11820.3</text:p>
              </table:table-cell>
              <table:table-cell office:value-type="float" office:value="12095.4">
                <text:p>12095.4</text:p>
              </table:table-cell>
              <table:table-cell office:value-type="float" office:value="11205.6">
                <text:p>11205.6</text:p>
              </table:table-cell>
              <table:table-cell office:value-type="float" office:value="12505.9">
                <text:p>12505.9</text:p>
              </table:table-cell>
              <table:table-cell office:value-type="float" office:value="7046.7">
                <text:p>7046.7</text:p>
              </table:table-cell>
              <table:table-cell office:value-type="float" office:value="9430.7">
                <text:p>9430.7</text:p>
              </table:table-cell>
              <table:table-cell office:value-type="float" office:value="9830.2">
                <text:p>9830.2</text:p>
              </table:table-cell>
              <table:table-cell office:value-type="float" office:value="9902.7">
                <text:p>9902.7</text:p>
              </table:table-cell>
              <table:table-cell office:value-type="float" office:value="8206.2">
                <text:p>8206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12813.2">
                <text:p>12813.2</text:p>
              </table:table-cell>
              <table:table-cell office:value-type="float" office:value="12261.6">
                <text:p>12261.6</text:p>
              </table:table-cell>
              <table:table-cell office:value-type="float" office:value="12209.2">
                <text:p>12209.2</text:p>
              </table:table-cell>
              <table:table-cell office:value-type="float" office:value="12206.8">
                <text:p>12206.8</text:p>
              </table:table-cell>
              <table:table-cell office:value-type="float" office:value="7401.5">
                <text:p>7401.5</text:p>
              </table:table-cell>
              <table:table-cell office:value-type="float" office:value="10153.1">
                <text:p>10153.1</text:p>
              </table:table-cell>
              <table:table-cell office:value-type="float" office:value="10686.6">
                <text:p>10686.6</text:p>
              </table:table-cell>
              <table:table-cell office:value-type="float" office:value="11112">
                <text:p>11112</text:p>
              </table:table-cell>
              <table:table-cell office:value-type="float" office:value="8751.3">
                <text:p>8751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13450.4">
                <text:p>13450.4</text:p>
              </table:table-cell>
              <table:table-cell office:value-type="float" office:value="12043">
                <text:p>12043</text:p>
              </table:table-cell>
              <table:table-cell office:value-type="float" office:value="12120.1">
                <text:p>12120.1</text:p>
              </table:table-cell>
              <table:table-cell office:value-type="float" office:value="13012.4">
                <text:p>13012.4</text:p>
              </table:table-cell>
              <table:table-cell office:value-type="float" office:value="8426.7">
                <text:p>8426.7</text:p>
              </table:table-cell>
              <table:table-cell office:value-type="float" office:value="9802.5">
                <text:p>9802.5</text:p>
              </table:table-cell>
              <table:table-cell office:value-type="float" office:value="10697.2">
                <text:p>10697.2</text:p>
              </table:table-cell>
              <table:table-cell office:value-type="float" office:value="10378.1">
                <text:p>10378.1</text:p>
              </table:table-cell>
              <table:table-cell office:value-type="float" office:value="9472.4">
                <text:p>9472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13013.8">
                <text:p>13013.8</text:p>
              </table:table-cell>
              <table:table-cell office:value-type="float" office:value="12975.8">
                <text:p>12975.8</text:p>
              </table:table-cell>
              <table:table-cell office:value-type="float" office:value="12418.6">
                <text:p>12418.6</text:p>
              </table:table-cell>
              <table:table-cell office:value-type="float" office:value="13194.3">
                <text:p>13194.3</text:p>
              </table:table-cell>
              <table:table-cell office:value-type="float" office:value="7626.5">
                <text:p>7626.5</text:p>
              </table:table-cell>
              <table:table-cell office:value-type="float" office:value="9450.7">
                <text:p>9450.7</text:p>
              </table:table-cell>
              <table:table-cell office:value-type="float" office:value="10525.9">
                <text:p>10525.9</text:p>
              </table:table-cell>
              <table:table-cell office:value-type="float" office:value="10341.5">
                <text:p>10341.5</text:p>
              </table:table-cell>
              <table:table-cell office:value-type="float" office:value="9322.4">
                <text:p>9322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13580.8">
                <text:p>13580.8</text:p>
              </table:table-cell>
              <table:table-cell office:value-type="float" office:value="12465.7">
                <text:p>12465.7</text:p>
              </table:table-cell>
              <table:table-cell office:value-type="float" office:value="12090.6">
                <text:p>12090.6</text:p>
              </table:table-cell>
              <table:table-cell office:value-type="float" office:value="13369.8">
                <text:p>13369.8</text:p>
              </table:table-cell>
              <table:table-cell office:value-type="float" office:value="8140.9">
                <text:p>8140.9</text:p>
              </table:table-cell>
              <table:table-cell office:value-type="float" office:value="9475.6">
                <text:p>9475.6</text:p>
              </table:table-cell>
              <table:table-cell office:value-type="float" office:value="10465.1">
                <text:p>10465.1</text:p>
              </table:table-cell>
              <table:table-cell office:value-type="float" office:value="10323.3">
                <text:p>10323.3</text:p>
              </table:table-cell>
              <table:table-cell office:value-type="float" office:value="8549.1">
                <text:p>8549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13216.8">
                <text:p>13216.8</text:p>
              </table:table-cell>
              <table:table-cell office:value-type="float" office:value="13066.8">
                <text:p>13066.8</text:p>
              </table:table-cell>
              <table:table-cell office:value-type="float" office:value="12037.3">
                <text:p>12037.3</text:p>
              </table:table-cell>
              <table:table-cell office:value-type="float" office:value="13004.5">
                <text:p>13004.5</text:p>
              </table:table-cell>
              <table:table-cell office:value-type="float" office:value="8162.9">
                <text:p>8162.9</text:p>
              </table:table-cell>
              <table:table-cell office:value-type="float" office:value="10673.5">
                <text:p>10673.5</text:p>
              </table:table-cell>
              <table:table-cell office:value-type="float" office:value="11059.7">
                <text:p>11059.7</text:p>
              </table:table-cell>
              <table:table-cell office:value-type="float" office:value="9834.8">
                <text:p>9834.8</text:p>
              </table:table-cell>
              <table:table-cell office:value-type="float" office:value="8819.6">
                <text:p>8819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12880.7">
                <text:p>12880.7</text:p>
              </table:table-cell>
              <table:table-cell office:value-type="float" office:value="12868">
                <text:p>12868</text:p>
              </table:table-cell>
              <table:table-cell office:value-type="float" office:value="11628.2">
                <text:p>11628.2</text:p>
              </table:table-cell>
              <table:table-cell office:value-type="float" office:value="13387.3">
                <text:p>13387.3</text:p>
              </table:table-cell>
              <table:table-cell office:value-type="float" office:value="7433.2">
                <text:p>7433.2</text:p>
              </table:table-cell>
              <table:table-cell office:value-type="float" office:value="10265.5">
                <text:p>10265.5</text:p>
              </table:table-cell>
              <table:table-cell office:value-type="float" office:value="10666.1">
                <text:p>10666.1</text:p>
              </table:table-cell>
              <table:table-cell office:value-type="float" office:value="10994.9">
                <text:p>10994.9</text:p>
              </table:table-cell>
              <table:table-cell office:value-type="float" office:value="10202.2">
                <text:p>10202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13982.2">
                <text:p>13982.2</text:p>
              </table:table-cell>
              <table:table-cell office:value-type="float" office:value="13311.3">
                <text:p>13311.3</text:p>
              </table:table-cell>
              <table:table-cell office:value-type="float" office:value="11742.1">
                <text:p>11742.1</text:p>
              </table:table-cell>
              <table:table-cell office:value-type="float" office:value="14163.3">
                <text:p>14163.3</text:p>
              </table:table-cell>
              <table:table-cell office:value-type="float" office:value="7663.3">
                <text:p>7663.3</text:p>
              </table:table-cell>
              <table:table-cell office:value-type="float" office:value="10254.3">
                <text:p>10254.3</text:p>
              </table:table-cell>
              <table:table-cell office:value-type="float" office:value="11596.7">
                <text:p>11596.7</text:p>
              </table:table-cell>
              <table:table-cell office:value-type="float" office:value="10226.6">
                <text:p>10226.6</text:p>
              </table:table-cell>
              <table:table-cell office:value-type="float" office:value="9903.7">
                <text:p>990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13136.2">
                <text:p>13136.2</text:p>
              </table:table-cell>
              <table:table-cell office:value-type="float" office:value="12756.5">
                <text:p>12756.5</text:p>
              </table:table-cell>
              <table:table-cell office:value-type="float" office:value="12469">
                <text:p>12469</text:p>
              </table:table-cell>
              <table:table-cell office:value-type="float" office:value="13887.6">
                <text:p>13887.6</text:p>
              </table:table-cell>
              <table:table-cell office:value-type="float" office:value="8188.5">
                <text:p>8188.5</text:p>
              </table:table-cell>
              <table:table-cell office:value-type="float" office:value="11493.6">
                <text:p>11493.6</text:p>
              </table:table-cell>
              <table:table-cell office:value-type="float" office:value="11376.6">
                <text:p>11376.6</text:p>
              </table:table-cell>
              <table:table-cell office:value-type="float" office:value="10869.6">
                <text:p>10869.6</text:p>
              </table:table-cell>
              <table:table-cell office:value-type="float" office:value="9429.6">
                <text:p>9429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